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1in"/>
    </style:style>
    <style:style style:name="co2" style:family="table-column">
      <style:table-column-properties fo:break-before="auto" style:column-width="0.6846in"/>
    </style:style>
    <style:style style:name="co3" style:family="table-column">
      <style:table-column-properties fo:break-before="auto" style:column-width="0.2909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0.8047in"/>
    </style:style>
    <style:style style:name="co7" style:family="table-column">
      <style:table-column-properties fo:break-before="auto" style:column-width="0.9929in"/>
    </style:style>
    <style:style style:name="co8" style:family="table-column">
      <style:table-column-properties fo:break-before="auto" style:column-width="0.7366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Parameters">
      <style:table-properties table:display="true" style:writing-mode="lr-tb"/>
    </style:style>
    <style:style style:name="ta2" style:family="table" style:master-page-name="PageStyle_5f_K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style:style style:name="ta4" style:family="table" style:master-page-name="PageStyle_5f_Q">
      <style:table-properties table:display="true" style:writing-mode="lr-tb"/>
    </style:style>
    <style:style style:name="ta5" style:family="table" style:master-page-name="PageStyle_5f_Profit">
      <style:table-properties table:display="true" style:writing-mode="lr-tb"/>
    </style:style>
    <style:style style:name="ta6" style:family="table" style:master-page-name="PageStyle_5f_InnDraw">
      <style:table-properties table:display="true" style:writing-mode="lr-tb"/>
    </style:style>
    <style:style style:name="ta7" style:family="table" style:master-page-name="PageStyle_5f_ImDraw">
      <style:table-properties table:display="true" style:writing-mode="lr-tb"/>
    </style:style>
    <style:style style:name="ta8" style:family="table" style:master-page-name="PageStyle_5f_s">
      <style:table-properties table:display="true" style:writing-mode="lr-tb"/>
    </style:style>
    <style:style style:name="ta9" style:family="table" style:master-page-name="PageStyle_5f_Invest">
      <style:table-properties table:display="true" style:writing-mode="lr-tb"/>
    </style:style>
    <style:style style:name="ta10" style:family="table" style:master-page-name="PageStyle_5f__5f_ProdLevel">
      <style:table-properties table:display="true" style:writing-mode="lr-tb"/>
    </style:style>
    <style:style style:name="ta11" style:family="table" style:master-page-name="PageStyle_5f__5f_Concent">
      <style:table-properties table:display="true" style:writing-mode="lr-tb"/>
    </style:style>
    <style:style style:name="ta12" style:family="table" style:master-page-name="PageStyle_5f__5f_MShare">
      <style:table-properties table:display="true" style:writing-mode="lr-tb"/>
    </style:style>
    <style:style style:name="ta13" style:family="table" style:master-page-name="PageStyle_5f__5f_Price">
      <style:table-properties table:display="true" style:writing-mode="lr-tb"/>
    </style:style>
    <style:style style:name="ta14" style:family="table" style:master-page-name="PageStyle_5f__5f_Q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37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" style:family="table-cell" style:parent-style-name="Default" style:data-style-name="N121">
      <style:table-cell-properties fo:background-color="transparent"/>
    </style:style>
    <style:style style:name="ce7" style:family="table-cell" style:parent-style-name="Default" style:data-style-name="N122">
      <style:table-cell-properties fo:background-color="transparent"/>
    </style:style>
    <style:style style:name="ce8" style:family="table-cell" style:parent-style-name="Default" style:data-style-name="N0"/>
    <style:style style:name="ce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23"/>
    <style:style style:name="ce12" style:family="table-cell" style:parent-style-name="Default" style:data-style-name="N2"/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/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arameter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NELSON WINTER BASE MODEL</text:p>
          </table:table-cell>
          <table:table-cell table:number-columns-repeated="1023"/>
        </table:table-row>
        <table:table-row table:style-name="ro1">
          <table:table-cell office:value-type="string">
            <text:p>Erol Taymaz, Department of Economics, Middle East Technical University, Ankara 96531, Turkey</text:p>
          </table:table-cell>
          <table:table-cell table:number-columns-repeated="1023"/>
        </table:table-row>
        <table:table-row table:style-name="ro1">
          <table:table-cell office:value-type="string">
            <text:p>For questions and comments, etaymaz@metu.edu.tr</text:p>
          </table:table-cell>
          <table:table-cell table:number-columns-repeated="1023"/>
        </table:table-row>
        <table:table-row table:style-name="ro1">
          <table:table-cell office:value-type="string">
            <text:p><text:a xlink:href="http://www.metu.edu.tr/~etaymaz">Visit the web page for other models: www.metu.edu.tr/~etaymaz</text:a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21 August 20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RAMET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User-set parameters</text:p>
          </table:table-cell>
          <table:table-cell table:number-columns-repeated="1023"/>
        </table:table-row>
        <table:table-row table:style-name="ro1">
          <table:table-cell office:value-type="string">
            <text:p>Innovation expenditures, rin</text:p>
          </table:table-cell>
          <table:table-cell table:style-name="ce6" office:value-type="float" office:value="0.0205">
            <text:p>0.02050</text:p>
          </table:table-cell>
          <table:table-cell table:number-columns-repeated="1022"/>
        </table:table-row>
        <table:table-row table:style-name="ro1">
          <table:table-cell office:value-type="string">
            <text:p>Imitation expenditures, rim</text:p>
          </table:table-cell>
          <table:table-cell table:style-name="ce6" office:value-type="float" office:value="0.00102">
            <text:p>0.00102</text:p>
          </table:table-cell>
          <table:table-cell table:number-columns-repeated="1022"/>
        </table:table-row>
        <table:table-row table:style-name="ro1">
          <table:table-cell office:value-type="string">
            <text:p>Cost of capital, cc</text:p>
          </table:table-cell>
          <table:table-cell table:style-name="ce7" office:value-type="float" office:value="0.16">
            <text:p>0.160</text:p>
          </table:table-cell>
          <table:table-cell table:number-columns-repeated="1022"/>
        </table:table-row>
        <table:table-row table:style-name="ro1">
          <table:table-cell office:value-type="string">
            <text:p>Innovation parameter, an</text:p>
          </table:table-cell>
          <table:table-cell table:style-name="ce7" office:value-type="float" office:value="0.125">
            <text:p>0.125</text:p>
          </table:table-cell>
          <table:table-cell table:number-columns-repeated="1022"/>
        </table:table-row>
        <table:table-row table:style-name="ro1">
          <table:table-cell office:value-type="string">
            <text:p>Imitation parameter, am</text:p>
          </table:table-cell>
          <table:table-cell table:style-name="ce7" office:value-type="float" office:value="1.25">
            <text:p>1.250</text:p>
          </table:table-cell>
          <table:table-cell table:number-columns-repeated="1022"/>
        </table:table-row>
        <table:table-row table:style-name="ro1">
          <table:table-cell office:value-type="string">
            <text:p>Depreciation rate</text:p>
          </table:table-cell>
          <table:table-cell table:style-name="ce7" office:value-type="float" office:value="0.03">
            <text:p>0.030</text:p>
          </table:table-cell>
          <table:table-cell table:number-columns-repeated="1022"/>
        </table:table-row>
        <table:table-row table:style-name="ro1">
          <table:table-cell office:value-type="string">
            <text:p>Demand level parameter</text:p>
          </table:table-cell>
          <table:table-cell table:style-name="ce7" office:value-type="float" office:value="67">
            <text:p>67.000</text:p>
          </table:table-cell>
          <table:table-cell table:number-columns-repeated="1022"/>
        </table:table-row>
        <table:table-row table:style-name="ro1">
          <table:table-cell office:value-type="string">
            <text:p>Demand shift parameter</text:p>
          </table:table-cell>
          <table:table-cell table:style-name="ce7" office:value-type="float" office:value="0.01">
            <text:p>0.010</text:p>
          </table:table-cell>
          <table:table-cell table:number-columns-repeated="1022"/>
        </table:table-row>
        <table:table-row table:style-name="ro1">
          <table:table-cell office:value-type="string">
            <text:p>Technological change parameters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<text:s text:c="2"/>Level</text:p>
          </table:table-cell>
          <table:table-cell table:style-name="ce7" office:value-type="float" office:value="0.16">
            <text:p>0.16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ate of change</text:p>
          </table:table-cell>
          <table:table-cell table:style-name="ce7" office:value-type="float" office:value="0.01">
            <text:p>0.01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td dev</text:p>
          </table:table-cell>
          <table:table-cell table:style-name="ce7" office:value-type="float" office:value="0.05">
            <text:p>0.050</text:p>
          </table:table-cell>
          <table:table-cell table:number-columns-repeated="1022"/>
        </table:table-row>
        <table:table-row table:style-name="ro1">
          <table:table-cell office:value-type="string">
            <text:p>Ban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Initial total capital stock</text:p>
          </table:table-cell>
          <table:table-cell office:value-type="float" office:value="390.8">
            <text:p>390.8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ixed parameters</text:p>
          </table:table-cell>
          <table:table-cell table:number-columns-repeated="1023"/>
        </table:table-row>
        <table:table-row table:style-name="ro1">
          <table:table-cell office:value-type="string">
            <text:p>Number of firms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Number of iteration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ote: <text:span text:style-name="T1">To increase the number of firms, copy Firm 8's column to the left.</text:span>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To increase the number of iterations, copy period 100's row to the bottom.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2" table:print="false">
        <table:table-column table:style-name="co3" table:default-cell-style-name="Default"/>
        <table:table-column table:style-name="co4" table:number-columns-repeated="1023" table:default-cell-style-name="Default"/>
        <table:table-row table:style-name="ro2">
          <table:table-cell/>
          <table:table-cell table:style-name="ce9" office:value-type="string">
            <text:p>Capital stock, K</text:p>
          </table:table-cell>
          <table:table-cell table:style-name="ce9" table:number-columns-repeated="8"/>
          <table:table-cell table:number-columns-repeated="1014"/>
        </table:table-row>
        <table:table-row table:style-name="ro2">
          <table:table-cell/>
          <table:table-cell table:style-name="ce10" office:value-type="string">
            <text:p>Total</text:p>
          </table:table-cell>
          <table:table-cell table:style-name="ce10" office:value-type="string">
            <text:p>Firm 1 <text:s text:c="3"/></text:p>
          </table:table-cell>
          <table:table-cell table:style-name="ce10" office:value-type="string">
            <text:p>Firm 2 <text:s text:c="3"/></text:p>
          </table:table-cell>
          <table:table-cell table:style-name="ce10" office:value-type="string">
            <text:p>Firm 3 <text:s text:c="3"/></text:p>
          </table:table-cell>
          <table:table-cell table:style-name="ce10" office:value-type="string">
            <text:p>Firm 4 <text:s text:c="3"/></text:p>
          </table:table-cell>
          <table:table-cell table:style-name="ce10" office:value-type="string">
            <text:p>Firm 5 <text:s text:c="3"/></text:p>
          </table:table-cell>
          <table:table-cell table:style-name="ce10" office:value-type="string">
            <text:p>Firm 6 <text:s text:c="3"/></text:p>
          </table:table-cell>
          <table:table-cell table:style-name="ce10" office:value-type="string">
            <text:p>Firm 7 <text:s text:c="3"/></text:p>
          </table:table-cell>
          <table:table-cell table:style-name="ce10" office:value-type="string">
            <text:p>Firm 8 <text:s text:c="3"/>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style-name="ce11" table:formula="of:=SUM([.C3:.J3])" office:value-type="float" office:value="390.8">
            <text:p>390.8</text:p>
          </table:table-cell>
          <table:table-cell table:style-name="ce11" table:formula="of:=Kapital/nFirms" office:value-type="float" office:value="48.85">
            <text:p>48.9</text:p>
          </table:table-cell>
          <table:table-cell table:style-name="ce11" table:formula="of:=Kapital/nFirms" office:value-type="float" office:value="48.85">
            <text:p>48.9</text:p>
          </table:table-cell>
          <table:table-cell table:style-name="ce11" table:formula="of:=Kapital/nFirms" office:value-type="float" office:value="48.85">
            <text:p>48.9</text:p>
          </table:table-cell>
          <table:table-cell table:style-name="ce11" table:formula="of:=Kapital/nFirms" office:value-type="float" office:value="48.85">
            <text:p>48.9</text:p>
          </table:table-cell>
          <table:table-cell table:style-name="ce11" table:formula="of:=Kapital/nFirms" office:value-type="float" office:value="48.85">
            <text:p>48.9</text:p>
          </table:table-cell>
          <table:table-cell table:style-name="ce11" table:formula="of:=Kapital/nFirms" office:value-type="float" office:value="48.85">
            <text:p>48.9</text:p>
          </table:table-cell>
          <table:table-cell table:style-name="ce11" table:formula="of:=Kapital/nFirms" office:value-type="float" office:value="48.85">
            <text:p>48.9</text:p>
          </table:table-cell>
          <table:table-cell table:style-name="ce11" table:formula="of:=Kapital/nFirms" office:value-type="float" office:value="48.85">
            <text:p>48.9</text:p>
          </table:table-cell>
          <table:table-cell table:number-columns-repeated="1014"/>
        </table:table-row>
        <table:table-row table:style-name="ro2">
          <table:table-cell table:style-name="ce8" table:formula="of:=1+[.A3]" office:value-type="float" office:value="1">
            <text:p>1</text:p>
          </table:table-cell>
          <table:table-cell table:style-name="ce11" table:formula="of:=SUM([.C4:.J4])" office:value-type="float" office:value="379.076">
            <text:p>379.1</text:p>
          </table:table-cell>
          <table:table-cell table:style-name="ce11" table:formula="of:=MAX(0;([$Invest.B3]+(1-dep)*[$K.C3]))" office:value-type="float" office:value="47.3845">
            <text:p>47.4</text:p>
          </table:table-cell>
          <table:table-cell table:style-name="ce11" table:formula="of:=MAX(0;([$Invest.C3]+(1-dep)*[$K.D3]))" office:value-type="float" office:value="47.3845">
            <text:p>47.4</text:p>
          </table:table-cell>
          <table:table-cell table:style-name="ce11" table:formula="of:=MAX(0;([$Invest.D3]+(1-dep)*[$K.E3]))" office:value-type="float" office:value="47.3845">
            <text:p>47.4</text:p>
          </table:table-cell>
          <table:table-cell table:style-name="ce11" table:formula="of:=MAX(0;([$Invest.E3]+(1-dep)*[$K.F3]))" office:value-type="float" office:value="47.3845">
            <text:p>47.4</text:p>
          </table:table-cell>
          <table:table-cell table:style-name="ce11" table:formula="of:=MAX(0;([$Invest.F3]+(1-dep)*[$K.G3]))" office:value-type="float" office:value="47.3845">
            <text:p>47.4</text:p>
          </table:table-cell>
          <table:table-cell table:style-name="ce11" table:formula="of:=MAX(0;([$Invest.G3]+(1-dep)*[$K.H3]))" office:value-type="float" office:value="47.3845">
            <text:p>47.4</text:p>
          </table:table-cell>
          <table:table-cell table:style-name="ce11" table:formula="of:=MAX(0;([$Invest.H3]+(1-dep)*[$K.I3]))" office:value-type="float" office:value="47.3845">
            <text:p>47.4</text:p>
          </table:table-cell>
          <table:table-cell table:style-name="ce11" table:formula="of:=MAX(0;([$Invest.I3]+(1-dep)*[$K.J3]))" office:value-type="float" office:value="47.3845">
            <text:p>47.4</text:p>
          </table:table-cell>
          <table:table-cell table:number-columns-repeated="1014"/>
        </table:table-row>
        <table:table-row table:style-name="ro2">
          <table:table-cell table:style-name="ce8" table:formula="of:=1+[.A4]" office:value-type="float" office:value="2">
            <text:p>2</text:p>
          </table:table-cell>
          <table:table-cell table:style-name="ce11" table:formula="of:=SUM([.C5:.J5])" office:value-type="float" office:value="367.70372">
            <text:p>367.7</text:p>
          </table:table-cell>
          <table:table-cell table:style-name="ce11" table:formula="of:=MAX(0;([$Invest.B4]+(1-dep)*[$K.C4]))" office:value-type="float" office:value="45.962965">
            <text:p>46.0</text:p>
          </table:table-cell>
          <table:table-cell table:style-name="ce11" table:formula="of:=MAX(0;([$Invest.C4]+(1-dep)*[$K.D4]))" office:value-type="float" office:value="45.962965">
            <text:p>46.0</text:p>
          </table:table-cell>
          <table:table-cell table:style-name="ce11" table:formula="of:=MAX(0;([$Invest.D4]+(1-dep)*[$K.E4]))" office:value-type="float" office:value="45.962965">
            <text:p>46.0</text:p>
          </table:table-cell>
          <table:table-cell table:style-name="ce11" table:formula="of:=MAX(0;([$Invest.E4]+(1-dep)*[$K.F4]))" office:value-type="float" office:value="45.962965">
            <text:p>46.0</text:p>
          </table:table-cell>
          <table:table-cell table:style-name="ce11" table:formula="of:=MAX(0;([$Invest.F4]+(1-dep)*[$K.G4]))" office:value-type="float" office:value="45.962965">
            <text:p>46.0</text:p>
          </table:table-cell>
          <table:table-cell table:style-name="ce11" table:formula="of:=MAX(0;([$Invest.G4]+(1-dep)*[$K.H4]))" office:value-type="float" office:value="45.962965">
            <text:p>46.0</text:p>
          </table:table-cell>
          <table:table-cell table:style-name="ce11" table:formula="of:=MAX(0;([$Invest.H4]+(1-dep)*[$K.I4]))" office:value-type="float" office:value="45.962965">
            <text:p>46.0</text:p>
          </table:table-cell>
          <table:table-cell table:style-name="ce11" table:formula="of:=MAX(0;([$Invest.I4]+(1-dep)*[$K.J4]))" office:value-type="float" office:value="45.962965">
            <text:p>46.0</text:p>
          </table:table-cell>
          <table:table-cell table:number-columns-repeated="1014"/>
        </table:table-row>
        <table:table-row table:style-name="ro2">
          <table:table-cell table:style-name="ce8" table:formula="of:=1+[.A5]" office:value-type="float" office:value="3">
            <text:p>3</text:p>
          </table:table-cell>
          <table:table-cell table:style-name="ce11" table:formula="of:=SUM([.C6:.J6])" office:value-type="float" office:value="359.8748498912">
            <text:p>359.9</text:p>
          </table:table-cell>
          <table:table-cell table:style-name="ce11" table:formula="of:=MAX(0;([$Invest.B5]+(1-dep)*[$K.C5]))" office:value-type="float" office:value="44.668186714957">
            <text:p>44.7</text:p>
          </table:table-cell>
          <table:table-cell table:style-name="ce11" table:formula="of:=MAX(0;([$Invest.C5]+(1-dep)*[$K.D5]))" office:value-type="float" office:value="44.668186714957">
            <text:p>44.7</text:p>
          </table:table-cell>
          <table:table-cell table:style-name="ce11" table:formula="of:=MAX(0;([$Invest.D5]+(1-dep)*[$K.E5]))" office:value-type="float" office:value="44.668186714957">
            <text:p>44.7</text:p>
          </table:table-cell>
          <table:table-cell table:style-name="ce11" table:formula="of:=MAX(0;([$Invest.E5]+(1-dep)*[$K.F5]))" office:value-type="float" office:value="44.668186714957">
            <text:p>44.7</text:p>
          </table:table-cell>
          <table:table-cell table:style-name="ce11" table:formula="of:=MAX(0;([$Invest.F5]+(1-dep)*[$K.G5]))" office:value-type="float" office:value="45.758234270829">
            <text:p>45.8</text:p>
          </table:table-cell>
          <table:table-cell table:style-name="ce11" table:formula="of:=MAX(0;([$Invest.G5]+(1-dep)*[$K.H5]))" office:value-type="float" office:value="44.85513787895">
            <text:p>44.9</text:p>
          </table:table-cell>
          <table:table-cell table:style-name="ce11" table:formula="of:=MAX(0;([$Invest.H5]+(1-dep)*[$K.I5]))" office:value-type="float" office:value="44.668186714957">
            <text:p>44.7</text:p>
          </table:table-cell>
          <table:table-cell table:style-name="ce11" table:formula="of:=MAX(0;([$Invest.I5]+(1-dep)*[$K.J5]))" office:value-type="float" office:value="45.9205441666358">
            <text:p>45.9</text:p>
          </table:table-cell>
          <table:table-cell table:number-columns-repeated="1014"/>
        </table:table-row>
        <table:table-row table:style-name="ro2">
          <table:table-cell table:style-name="ce8" table:formula="of:=1+[.A6]" office:value-type="float" office:value="4">
            <text:p>4</text:p>
          </table:table-cell>
          <table:table-cell table:style-name="ce11" table:formula="of:=SUM([.C7:.J7])" office:value-type="float" office:value="356.489972889963">
            <text:p>356.5</text:p>
          </table:table-cell>
          <table:table-cell table:style-name="ce11" table:formula="of:=MAX(0;([$Invest.B6]+(1-dep)*[$K.C6]))" office:value-type="float" office:value="43.9255176517808">
            <text:p>43.9</text:p>
          </table:table-cell>
          <table:table-cell table:style-name="ce11" table:formula="of:=MAX(0;([$Invest.C6]+(1-dep)*[$K.D6]))" office:value-type="float" office:value="43.9255176517808">
            <text:p>43.9</text:p>
          </table:table-cell>
          <table:table-cell table:style-name="ce11" table:formula="of:=MAX(0;([$Invest.D6]+(1-dep)*[$K.E6]))" office:value-type="float" office:value="43.9255176517808">
            <text:p>43.9</text:p>
          </table:table-cell>
          <table:table-cell table:style-name="ce11" table:formula="of:=MAX(0;([$Invest.E6]+(1-dep)*[$K.F6]))" office:value-type="float" office:value="43.9255176517808">
            <text:p>43.9</text:p>
          </table:table-cell>
          <table:table-cell table:style-name="ce11" table:formula="of:=MAX(0;([$Invest.F6]+(1-dep)*[$K.G6]))" office:value-type="float" office:value="46.1169669850065">
            <text:p>46.1</text:p>
          </table:table-cell>
          <table:table-cell table:style-name="ce11" table:formula="of:=MAX(0;([$Invest.G6]+(1-dep)*[$K.H6]))" office:value-type="float" office:value="44.2975778158627">
            <text:p>44.3</text:p>
          </table:table-cell>
          <table:table-cell table:style-name="ce11" table:formula="of:=MAX(0;([$Invest.H6]+(1-dep)*[$K.I6]))" office:value-type="float" office:value="43.9255176517808">
            <text:p>43.9</text:p>
          </table:table-cell>
          <table:table-cell table:style-name="ce11" table:formula="of:=MAX(0;([$Invest.I6]+(1-dep)*[$K.J6]))" office:value-type="float" office:value="46.4478398301898">
            <text:p>46.4</text:p>
          </table:table-cell>
          <table:table-cell table:number-columns-repeated="1014"/>
        </table:table-row>
        <table:table-row table:style-name="ro2">
          <table:table-cell table:style-name="ce8" table:formula="of:=1+[.A7]" office:value-type="float" office:value="5">
            <text:p>5</text:p>
          </table:table-cell>
          <table:table-cell table:style-name="ce11" table:formula="of:=SUM([.C8:.J8])" office:value-type="float" office:value="355.816091285292">
            <text:p>355.8</text:p>
          </table:table-cell>
          <table:table-cell table:style-name="ce11" table:formula="of:=MAX(0;([$Invest.B7]+(1-dep)*[$K.C7]))" office:value-type="float" office:value="43.4405073208767">
            <text:p>43.4</text:p>
          </table:table-cell>
          <table:table-cell table:style-name="ce11" table:formula="of:=MAX(0;([$Invest.C7]+(1-dep)*[$K.D7]))" office:value-type="float" office:value="43.4405073208767">
            <text:p>43.4</text:p>
          </table:table-cell>
          <table:table-cell table:style-name="ce11" table:formula="of:=MAX(0;([$Invest.D7]+(1-dep)*[$K.E7]))" office:value-type="float" office:value="43.4405073208767">
            <text:p>43.4</text:p>
          </table:table-cell>
          <table:table-cell table:style-name="ce11" table:formula="of:=MAX(0;([$Invest.E7]+(1-dep)*[$K.F7]))" office:value-type="float" office:value="43.4405073208767">
            <text:p>43.4</text:p>
          </table:table-cell>
          <table:table-cell table:style-name="ce11" table:formula="of:=MAX(0;([$Invest.F7]+(1-dep)*[$K.G7]))" office:value-type="float" office:value="46.7528016841645">
            <text:p>46.8</text:p>
          </table:table-cell>
          <table:table-cell table:style-name="ce11" table:formula="of:=MAX(0;([$Invest.G7]+(1-dep)*[$K.H7]))" office:value-type="float" office:value="44.0749472608447">
            <text:p>44.1</text:p>
          </table:table-cell>
          <table:table-cell table:style-name="ce11" table:formula="of:=MAX(0;([$Invest.H7]+(1-dep)*[$K.I7]))" office:value-type="float" office:value="43.9663546740836">
            <text:p>44.0</text:p>
          </table:table-cell>
          <table:table-cell table:style-name="ce11" table:formula="of:=MAX(0;([$Invest.I7]+(1-dep)*[$K.J7]))" office:value-type="float" office:value="47.2599583826921">
            <text:p>47.3</text:p>
          </table:table-cell>
          <table:table-cell table:number-columns-repeated="1014"/>
        </table:table-row>
        <table:table-row table:style-name="ro2">
          <table:table-cell table:style-name="ce8" table:formula="of:=1+[.A8]" office:value-type="float" office:value="6">
            <text:p>6</text:p>
          </table:table-cell>
          <table:table-cell table:style-name="ce11" table:formula="of:=SUM([.C9:.J9])" office:value-type="float" office:value="356.801481479921">
            <text:p>356.8</text:p>
          </table:table-cell>
          <table:table-cell table:style-name="ce11" table:formula="of:=MAX(0;([$Invest.B8]+(1-dep)*[$K.C8]))" office:value-type="float" office:value="42.9402252952552">
            <text:p>42.9</text:p>
          </table:table-cell>
          <table:table-cell table:style-name="ce11" table:formula="of:=MAX(0;([$Invest.C8]+(1-dep)*[$K.D8]))" office:value-type="float" office:value="42.9402252952552">
            <text:p>42.9</text:p>
          </table:table-cell>
          <table:table-cell table:style-name="ce11" table:formula="of:=MAX(0;([$Invest.D8]+(1-dep)*[$K.E8]))" office:value-type="float" office:value="44.6857831737341">
            <text:p>44.7</text:p>
          </table:table-cell>
          <table:table-cell table:style-name="ce11" table:formula="of:=MAX(0;([$Invest.E8]+(1-dep)*[$K.F8]))" office:value-type="float" office:value="42.9402252952552">
            <text:p>42.9</text:p>
          </table:table-cell>
          <table:table-cell table:style-name="ce11" table:formula="of:=MAX(0;([$Invest.F8]+(1-dep)*[$K.G8]))" office:value-type="float" office:value="47.4149859059668">
            <text:p>47.4</text:p>
          </table:table-cell>
          <table:table-cell table:style-name="ce11" table:formula="of:=MAX(0;([$Invest.G8]+(1-dep)*[$K.H8]))" office:value-type="float" office:value="43.8321777510547">
            <text:p>43.8</text:p>
          </table:table-cell>
          <table:table-cell table:style-name="ce11" table:formula="of:=MAX(0;([$Invest.H8]+(1-dep)*[$K.I8]))" office:value-type="float" office:value="43.9856987123587">
            <text:p>44.0</text:p>
          </table:table-cell>
          <table:table-cell table:style-name="ce11" table:formula="of:=MAX(0;([$Invest.I8]+(1-dep)*[$K.J8]))" office:value-type="float" office:value="48.062160051041">
            <text:p>48.1</text:p>
          </table:table-cell>
          <table:table-cell table:number-columns-repeated="1014"/>
        </table:table-row>
        <table:table-row table:style-name="ro2">
          <table:table-cell table:style-name="ce8" table:formula="of:=1+[.A9]" office:value-type="float" office:value="7">
            <text:p>7</text:p>
          </table:table-cell>
          <table:table-cell table:style-name="ce11" table:formula="of:=SUM([.C10:.J10])" office:value-type="float" office:value="358.807927379587">
            <text:p>358.8</text:p>
          </table:table-cell>
          <table:table-cell table:style-name="ce11" table:formula="of:=MAX(0;([$Invest.B9]+(1-dep)*[$K.C9]))" office:value-type="float" office:value="43.2185031894253">
            <text:p>43.2</text:p>
          </table:table-cell>
          <table:table-cell table:style-name="ce11" table:formula="of:=MAX(0;([$Invest.C9]+(1-dep)*[$K.D9]))" office:value-type="float" office:value="43.3632860852536">
            <text:p>43.4</text:p>
          </table:table-cell>
          <table:table-cell table:style-name="ce11" table:formula="of:=MAX(0;([$Invest.D9]+(1-dep)*[$K.E9]))" office:value-type="float" office:value="45.6097018649508">
            <text:p>45.6</text:p>
          </table:table-cell>
          <table:table-cell table:style-name="ce11" table:formula="of:=MAX(0;([$Invest.E9]+(1-dep)*[$K.F9]))" office:value-type="float" office:value="43.3613330380821">
            <text:p>43.4</text:p>
          </table:table-cell>
          <table:table-cell table:style-name="ce11" table:formula="of:=MAX(0;([$Invest.F9]+(1-dep)*[$K.G9]))" office:value-type="float" office:value="47.7207164715696">
            <text:p>47.7</text:p>
          </table:table-cell>
          <table:table-cell table:style-name="ce11" table:formula="of:=MAX(0;([$Invest.G9]+(1-dep)*[$K.H9]))" office:value-type="float" office:value="43.2688938559693">
            <text:p>43.3</text:p>
          </table:table-cell>
          <table:table-cell table:style-name="ce11" table:formula="of:=MAX(0;([$Invest.H9]+(1-dep)*[$K.I9]))" office:value-type="float" office:value="43.677115119525">
            <text:p>43.7</text:p>
          </table:table-cell>
          <table:table-cell table:style-name="ce11" table:formula="of:=MAX(0;([$Invest.I9]+(1-dep)*[$K.J9]))" office:value-type="float" office:value="48.588377754811">
            <text:p>48.6</text:p>
          </table:table-cell>
          <table:table-cell table:number-columns-repeated="1014"/>
        </table:table-row>
        <table:table-row table:style-name="ro2">
          <table:table-cell table:style-name="ce8" table:formula="of:=1+[.A10]" office:value-type="float" office:value="8">
            <text:p>8</text:p>
          </table:table-cell>
          <table:table-cell table:style-name="ce11" table:formula="of:=SUM([.C11:.J11])" office:value-type="float" office:value="361.448196784653">
            <text:p>361.4</text:p>
          </table:table-cell>
          <table:table-cell table:style-name="ce11" table:formula="of:=MAX(0;([$Invest.B10]+(1-dep)*[$K.C10]))" office:value-type="float" office:value="43.5022757070714">
            <text:p>43.5</text:p>
          </table:table-cell>
          <table:table-cell table:style-name="ce11" table:formula="of:=MAX(0;([$Invest.C10]+(1-dep)*[$K.D10]))" office:value-type="float" office:value="43.7942498460807">
            <text:p>43.8</text:p>
          </table:table-cell>
          <table:table-cell table:style-name="ce11" table:formula="of:=MAX(0;([$Invest.D10]+(1-dep)*[$K.E10]))" office:value-type="float" office:value="46.5567572607283">
            <text:p>46.6</text:p>
          </table:table-cell>
          <table:table-cell table:style-name="ce11" table:formula="of:=MAX(0;([$Invest.E10]+(1-dep)*[$K.F10]))" office:value-type="float" office:value="43.790304766656">
            <text:p>43.8</text:p>
          </table:table-cell>
          <table:table-cell table:style-name="ce11" table:formula="of:=MAX(0;([$Invest.F10]+(1-dep)*[$K.G10]))" office:value-type="float" office:value="48.0324937925975">
            <text:p>48.0</text:p>
          </table:table-cell>
          <table:table-cell table:style-name="ce11" table:formula="of:=MAX(0;([$Invest.G10]+(1-dep)*[$K.H10]))" office:value-type="float" office:value="43.2732615154056">
            <text:p>43.3</text:p>
          </table:table-cell>
          <table:table-cell table:style-name="ce11" table:formula="of:=MAX(0;([$Invest.H10]+(1-dep)*[$K.I10]))" office:value-type="float" office:value="43.3743007812732">
            <text:p>43.4</text:p>
          </table:table-cell>
          <table:table-cell table:style-name="ce11" table:formula="of:=MAX(0;([$Invest.I10]+(1-dep)*[$K.J10]))" office:value-type="float" office:value="49.1245531148403">
            <text:p>49.1</text:p>
          </table:table-cell>
          <table:table-cell table:number-columns-repeated="1014"/>
        </table:table-row>
        <table:table-row table:style-name="ro2">
          <table:table-cell table:style-name="ce8" table:formula="of:=1+[.A11]" office:value-type="float" office:value="9">
            <text:p>9</text:p>
          </table:table-cell>
          <table:table-cell table:style-name="ce11" table:formula="of:=SUM([.C12:.J12])" office:value-type="float" office:value="364.487396074576">
            <text:p>364.5</text:p>
          </table:table-cell>
          <table:table-cell table:style-name="ce11" table:formula="of:=MAX(0;([$Invest.B11]+(1-dep)*[$K.C11]))" office:value-type="float" office:value="43.6381167491881">
            <text:p>43.6</text:p>
          </table:table-cell>
          <table:table-cell table:style-name="ce11" table:formula="of:=MAX(0;([$Invest.C11]+(1-dep)*[$K.D11]))" office:value-type="float" office:value="44.0774239472679">
            <text:p>44.1</text:p>
          </table:table-cell>
          <table:table-cell table:style-name="ce11" table:formula="of:=MAX(0;([$Invest.D11]+(1-dep)*[$K.E11]))" office:value-type="float" office:value="47.3574691425625">
            <text:p>47.4</text:p>
          </table:table-cell>
          <table:table-cell table:style-name="ce11" table:formula="of:=MAX(0;([$Invest.E11]+(1-dep)*[$K.F11]))" office:value-type="float" office:value="44.0714783879643">
            <text:p>44.1</text:p>
          </table:table-cell>
          <table:table-cell table:style-name="ce11" table:formula="of:=MAX(0;([$Invest.F11]+(1-dep)*[$K.G11]))" office:value-type="float" office:value="48.1809276010265">
            <text:p>48.2</text:p>
          </table:table-cell>
          <table:table-cell table:style-name="ce11" table:formula="of:=MAX(0;([$Invest.G11]+(1-dep)*[$K.H11]))" office:value-type="float" office:value="43.3036085546299">
            <text:p>43.3</text:p>
          </table:table-cell>
          <table:table-cell table:style-name="ce11" table:formula="of:=MAX(0;([$Invest.H11]+(1-dep)*[$K.I11]))" office:value-type="float" office:value="44.1104590045654">
            <text:p>44.1</text:p>
          </table:table-cell>
          <table:table-cell table:style-name="ce11" table:formula="of:=MAX(0;([$Invest.I11]+(1-dep)*[$K.J11]))" office:value-type="float" office:value="49.7479126873712">
            <text:p>49.7</text:p>
          </table:table-cell>
          <table:table-cell table:number-columns-repeated="1014"/>
        </table:table-row>
        <table:table-row table:style-name="ro2">
          <table:table-cell table:style-name="ce8" table:formula="of:=1+[.A12]" office:value-type="float" office:value="10">
            <text:p>10</text:p>
          </table:table-cell>
          <table:table-cell table:style-name="ce11" table:formula="of:=SUM([.C13:.J13])" office:value-type="float" office:value="367.783096461129">
            <text:p>367.8</text:p>
          </table:table-cell>
          <table:table-cell table:style-name="ce11" table:formula="of:=MAX(0;([$Invest.B12]+(1-dep)*[$K.C12]))" office:value-type="float" office:value="43.7876739587185">
            <text:p>43.8</text:p>
          </table:table-cell>
          <table:table-cell table:style-name="ce11" table:formula="of:=MAX(0;([$Invest.C12]+(1-dep)*[$K.D12]))" office:value-type="float" office:value="44.4812405295334">
            <text:p>44.5</text:p>
          </table:table-cell>
          <table:table-cell table:style-name="ce11" table:formula="of:=MAX(0;([$Invest.D12]+(1-dep)*[$K.E12]))" office:value-type="float" office:value="48.1868895775143">
            <text:p>48.2</text:p>
          </table:table-cell>
          <table:table-cell table:style-name="ce11" table:formula="of:=MAX(0;([$Invest.E12]+(1-dep)*[$K.F12]))" office:value-type="float" office:value="44.3679931503336">
            <text:p>44.4</text:p>
          </table:table-cell>
          <table:table-cell table:style-name="ce11" table:formula="of:=MAX(0;([$Invest.F12]+(1-dep)*[$K.G12]))" office:value-type="float" office:value="48.3444946220313">
            <text:p>48.3</text:p>
          </table:table-cell>
          <table:table-cell table:style-name="ce11" table:formula="of:=MAX(0;([$Invest.G12]+(1-dep)*[$K.H12]))" office:value-type="float" office:value="43.3470863562808">
            <text:p>43.3</text:p>
          </table:table-cell>
          <table:table-cell table:style-name="ce11" table:formula="of:=MAX(0;([$Invest.H12]+(1-dep)*[$K.I12]))" office:value-type="float" office:value="44.8730170384827">
            <text:p>44.9</text:p>
          </table:table-cell>
          <table:table-cell table:style-name="ce11" table:formula="of:=MAX(0;([$Invest.I12]+(1-dep)*[$K.J12]))" office:value-type="float" office:value="50.3947012282344">
            <text:p>50.4</text:p>
          </table:table-cell>
          <table:table-cell table:number-columns-repeated="1014"/>
        </table:table-row>
        <table:table-row table:style-name="ro2">
          <table:table-cell table:style-name="ce8" table:formula="of:=1+[.A13]" office:value-type="float" office:value="11">
            <text:p>11</text:p>
          </table:table-cell>
          <table:table-cell table:style-name="ce11" table:formula="of:=SUM([.C14:.J14])" office:value-type="float" office:value="371.248993033148">
            <text:p>371.2</text:p>
          </table:table-cell>
          <table:table-cell table:style-name="ce11" table:formula="of:=MAX(0;([$Invest.B13]+(1-dep)*[$K.C13]))" office:value-type="float" office:value="43.9337303294191">
            <text:p>43.9</text:p>
          </table:table-cell>
          <table:table-cell table:style-name="ce11" table:formula="of:=MAX(0;([$Invest.C13]+(1-dep)*[$K.D13]))" office:value-type="float" office:value="45.0460825527758">
            <text:p>45.0</text:p>
          </table:table-cell>
          <table:table-cell table:style-name="ce11" table:formula="of:=MAX(0;([$Invest.D13]+(1-dep)*[$K.E13]))" office:value-type="float" office:value="49.02626296775">
            <text:p>49.0</text:p>
          </table:table-cell>
          <table:table-cell table:style-name="ce11" table:formula="of:=MAX(0;([$Invest.E13]+(1-dep)*[$K.F13]))" office:value-type="float" office:value="44.6624024263962">
            <text:p>44.7</text:p>
          </table:table-cell>
          <table:table-cell table:style-name="ce11" table:formula="of:=MAX(0;([$Invest.F13]+(1-dep)*[$K.G13]))" office:value-type="float" office:value="48.5041862267046">
            <text:p>48.5</text:p>
          </table:table-cell>
          <table:table-cell table:style-name="ce11" table:formula="of:=MAX(0;([$Invest.G13]+(1-dep)*[$K.H13]))" office:value-type="float" office:value="43.386659072536">
            <text:p>43.4</text:p>
          </table:table-cell>
          <table:table-cell table:style-name="ce11" table:formula="of:=MAX(0;([$Invest.H13]+(1-dep)*[$K.I13]))" office:value-type="float" office:value="45.6445011024441">
            <text:p>45.6</text:p>
          </table:table-cell>
          <table:table-cell table:style-name="ce11" table:formula="of:=MAX(0;([$Invest.I13]+(1-dep)*[$K.J13]))" office:value-type="float" office:value="51.0451683551226">
            <text:p>51.0</text:p>
          </table:table-cell>
          <table:table-cell table:number-columns-repeated="1014"/>
        </table:table-row>
        <table:table-row table:style-name="ro2">
          <table:table-cell table:style-name="ce8" table:formula="of:=1+[.A14]" office:value-type="float" office:value="12">
            <text:p>12</text:p>
          </table:table-cell>
          <table:table-cell table:style-name="ce11" table:formula="of:=SUM([.C15:.J15])" office:value-type="float" office:value="374.832847264552">
            <text:p>374.8</text:p>
          </table:table-cell>
          <table:table-cell table:style-name="ce11" table:formula="of:=MAX(0;([$Invest.B14]+(1-dep)*[$K.C14]))" office:value-type="float" office:value="43.9995410477338">
            <text:p>44.0</text:p>
          </table:table-cell>
          <table:table-cell table:style-name="ce11" table:formula="of:=MAX(0;([$Invest.C14]+(1-dep)*[$K.D14]))" office:value-type="float" office:value="45.5333649973953">
            <text:p>45.5</text:p>
          </table:table-cell>
          <table:table-cell table:style-name="ce11" table:formula="of:=MAX(0;([$Invest.D14]+(1-dep)*[$K.E14]))" office:value-type="float" office:value="49.7869656056537">
            <text:p>49.8</text:p>
          </table:table-cell>
          <table:table-cell table:style-name="ce11" table:formula="of:=MAX(0;([$Invest.E14]+(1-dep)*[$K.F14]))" office:value-type="float" office:value="44.8760101508158">
            <text:p>44.9</text:p>
          </table:table-cell>
          <table:table-cell table:style-name="ce11" table:formula="of:=MAX(0;([$Invest.F14]+(1-dep)*[$K.G14]))" office:value-type="float" office:value="49.305963898022">
            <text:p>49.3</text:p>
          </table:table-cell>
          <table:table-cell table:style-name="ce11" table:formula="of:=MAX(0;([$Invest.G14]+(1-dep)*[$K.H14]))" office:value-type="float" office:value="43.3470276761166">
            <text:p>43.3</text:p>
          </table:table-cell>
          <table:table-cell table:style-name="ce11" table:formula="of:=MAX(0;([$Invest.H14]+(1-dep)*[$K.I14]))" office:value-type="float" office:value="46.3424401619809">
            <text:p>46.3</text:p>
          </table:table-cell>
          <table:table-cell table:style-name="ce11" table:formula="of:=MAX(0;([$Invest.I14]+(1-dep)*[$K.J14]))" office:value-type="float" office:value="51.641533726834">
            <text:p>51.6</text:p>
          </table:table-cell>
          <table:table-cell table:number-columns-repeated="1014"/>
        </table:table-row>
        <table:table-row table:style-name="ro2">
          <table:table-cell table:style-name="ce8" table:formula="of:=1+[.A15]" office:value-type="float" office:value="13">
            <text:p>13</text:p>
          </table:table-cell>
          <table:table-cell table:style-name="ce11" table:formula="of:=SUM([.C16:.J16])" office:value-type="float" office:value="378.503099013376">
            <text:p>378.5</text:p>
          </table:table-cell>
          <table:table-cell table:style-name="ce11" table:formula="of:=MAX(0;([$Invest.B15]+(1-dep)*[$K.C15]))" office:value-type="float" office:value="44.0029928112205">
            <text:p>44.0</text:p>
          </table:table-cell>
          <table:table-cell table:style-name="ce11" table:formula="of:=MAX(0;([$Invest.C15]+(1-dep)*[$K.D15]))" office:value-type="float" office:value="45.959757022692">
            <text:p>46.0</text:p>
          </table:table-cell>
          <table:table-cell table:style-name="ce11" table:formula="of:=MAX(0;([$Invest.D15]+(1-dep)*[$K.E15]))" office:value-type="float" office:value="50.606581645294">
            <text:p>50.6</text:p>
          </table:table-cell>
          <table:table-cell table:style-name="ce11" table:formula="of:=MAX(0;([$Invest.E15]+(1-dep)*[$K.F15]))" office:value-type="float" office:value="45.0264074583559">
            <text:p>45.0</text:p>
          </table:table-cell>
          <table:table-cell table:style-name="ce11" table:formula="of:=MAX(0;([$Invest.F15]+(1-dep)*[$K.G15]))" office:value-type="float" office:value="50.0483383262493">
            <text:p>50.0</text:p>
          </table:table-cell>
          <table:table-cell table:style-name="ce11" table:formula="of:=MAX(0;([$Invest.G15]+(1-dep)*[$K.H15]))" office:value-type="float" office:value="43.2462772669953">
            <text:p>43.2</text:p>
          </table:table-cell>
          <table:table-cell table:style-name="ce11" table:formula="of:=MAX(0;([$Invest.H15]+(1-dep)*[$K.I15]))" office:value-type="float" office:value="46.9829682043339">
            <text:p>47.0</text:p>
          </table:table-cell>
          <table:table-cell table:style-name="ce11" table:formula="of:=MAX(0;([$Invest.I15]+(1-dep)*[$K.J15]))" office:value-type="float" office:value="52.6297762782354">
            <text:p>52.6</text:p>
          </table:table-cell>
          <table:table-cell table:number-columns-repeated="1014"/>
        </table:table-row>
        <table:table-row table:style-name="ro2">
          <table:table-cell table:style-name="ce8" table:formula="of:=1+[.A16]" office:value-type="float" office:value="14">
            <text:p>14</text:p>
          </table:table-cell>
          <table:table-cell table:style-name="ce11" table:formula="of:=SUM([.C17:.J17])" office:value-type="float" office:value="382.24074055522">
            <text:p>382.2</text:p>
          </table:table-cell>
          <table:table-cell table:style-name="ce11" table:formula="of:=MAX(0;([$Invest.B16]+(1-dep)*[$K.C16]))" office:value-type="float" office:value="44.923492414724">
            <text:p>44.9</text:p>
          </table:table-cell>
          <table:table-cell table:style-name="ce11" table:formula="of:=MAX(0;([$Invest.C16]+(1-dep)*[$K.D16]))" office:value-type="float" office:value="46.4879309425684">
            <text:p>46.5</text:p>
          </table:table-cell>
          <table:table-cell table:style-name="ce11" table:formula="of:=MAX(0;([$Invest.D16]+(1-dep)*[$K.E16]))" office:value-type="float" office:value="51.2612941808344">
            <text:p>51.3</text:p>
          </table:table-cell>
          <table:table-cell table:style-name="ce11" table:formula="of:=MAX(0;([$Invest.E16]+(1-dep)*[$K.F16]))" office:value-type="float" office:value="45.0236653435507">
            <text:p>45.0</text:p>
          </table:table-cell>
          <table:table-cell table:style-name="ce11" table:formula="of:=MAX(0;([$Invest.F16]+(1-dep)*[$K.G16]))" office:value-type="float" office:value="50.626067545371">
            <text:p>50.6</text:p>
          </table:table-cell>
          <table:table-cell table:style-name="ce11" table:formula="of:=MAX(0;([$Invest.G16]+(1-dep)*[$K.H16]))" office:value-type="float" office:value="43.0003048453486">
            <text:p>43.0</text:p>
          </table:table-cell>
          <table:table-cell table:style-name="ce11" table:formula="of:=MAX(0;([$Invest.H16]+(1-dep)*[$K.I16]))" office:value-type="float" office:value="47.4677948907986">
            <text:p>47.5</text:p>
          </table:table-cell>
          <table:table-cell table:style-name="ce11" table:formula="of:=MAX(0;([$Invest.I16]+(1-dep)*[$K.J16]))" office:value-type="float" office:value="53.4501903920241">
            <text:p>53.5</text:p>
          </table:table-cell>
          <table:table-cell table:number-columns-repeated="1014"/>
        </table:table-row>
        <table:table-row table:style-name="ro2">
          <table:table-cell table:style-name="ce8" table:formula="of:=1+[.A17]" office:value-type="float" office:value="15">
            <text:p>15</text:p>
          </table:table-cell>
          <table:table-cell table:style-name="ce11" table:formula="of:=SUM([.C18:.J18])" office:value-type="float" office:value="386.034384461238">
            <text:p>386.0</text:p>
          </table:table-cell>
          <table:table-cell table:style-name="ce11" table:formula="of:=MAX(0;([$Invest.B17]+(1-dep)*[$K.C17]))" office:value-type="float" office:value="45.8114760082775">
            <text:p>45.8</text:p>
          </table:table-cell>
          <table:table-cell table:style-name="ce11" table:formula="of:=MAX(0;([$Invest.C17]+(1-dep)*[$K.D17]))" office:value-type="float" office:value="47.3949890981723">
            <text:p>47.4</text:p>
          </table:table-cell>
          <table:table-cell table:style-name="ce11" table:formula="of:=MAX(0;([$Invest.D17]+(1-dep)*[$K.E17]))" office:value-type="float" office:value="51.866540052563">
            <text:p>51.9</text:p>
          </table:table-cell>
          <table:table-cell table:style-name="ce11" table:formula="of:=MAX(0;([$Invest.E17]+(1-dep)*[$K.F17]))" office:value-type="float" office:value="44.9716657035447">
            <text:p>45.0</text:p>
          </table:table-cell>
          <table:table-cell table:style-name="ce11" table:formula="of:=MAX(0;([$Invest.F17]+(1-dep)*[$K.G17]))" office:value-type="float" office:value="51.1534432662837">
            <text:p>51.2</text:p>
          </table:table-cell>
          <table:table-cell table:style-name="ce11" table:formula="of:=MAX(0;([$Invest.G17]+(1-dep)*[$K.H17]))" office:value-type="float" office:value="42.7093609828057">
            <text:p>42.7</text:p>
          </table:table-cell>
          <table:table-cell table:style-name="ce11" table:formula="of:=MAX(0;([$Invest.H17]+(1-dep)*[$K.I17]))" office:value-type="float" office:value="47.9043212168623">
            <text:p>47.9</text:p>
          </table:table-cell>
          <table:table-cell table:style-name="ce11" table:formula="of:=MAX(0;([$Invest.I17]+(1-dep)*[$K.J17]))" office:value-type="float" office:value="54.2225881327285">
            <text:p>54.2</text:p>
          </table:table-cell>
          <table:table-cell table:number-columns-repeated="1014"/>
        </table:table-row>
        <table:table-row table:style-name="ro2">
          <table:table-cell table:style-name="ce8" table:formula="of:=1+[.A18]" office:value-type="float" office:value="16">
            <text:p>16</text:p>
          </table:table-cell>
          <table:table-cell table:style-name="ce11" table:formula="of:=SUM([.C19:.J19])" office:value-type="float" office:value="389.877270012173">
            <text:p>389.9</text:p>
          </table:table-cell>
          <table:table-cell table:style-name="ce11" table:formula="of:=MAX(0;([$Invest.B18]+(1-dep)*[$K.C18]))" office:value-type="float" office:value="46.7150849998503">
            <text:p>46.7</text:p>
          </table:table-cell>
          <table:table-cell table:style-name="ce11" table:formula="of:=MAX(0;([$Invest.C18]+(1-dep)*[$K.D18]))" office:value-type="float" office:value="48.3177531185921">
            <text:p>48.3</text:p>
          </table:table-cell>
          <table:table-cell table:style-name="ce11" table:formula="of:=MAX(0;([$Invest.D18]+(1-dep)*[$K.E18]))" office:value-type="float" office:value="52.4767924785991">
            <text:p>52.5</text:p>
          </table:table-cell>
          <table:table-cell table:style-name="ce11" table:formula="of:=MAX(0;([$Invest.E18]+(1-dep)*[$K.F18]))" office:value-type="float" office:value="44.9179303210452">
            <text:p>44.9</text:p>
          </table:table-cell>
          <table:table-cell table:style-name="ce11" table:formula="of:=MAX(0;([$Invest.F18]+(1-dep)*[$K.G18]))" office:value-type="float" office:value="51.6842097355038">
            <text:p>51.7</text:p>
          </table:table-cell>
          <table:table-cell table:style-name="ce11" table:formula="of:=MAX(0;([$Invest.G18]+(1-dep)*[$K.H18]))" office:value-type="float" office:value="42.4187046304427">
            <text:p>42.4</text:p>
          </table:table-cell>
          <table:table-cell table:style-name="ce11" table:formula="of:=MAX(0;([$Invest.H18]+(1-dep)*[$K.I18]))" office:value-type="float" office:value="48.3428985214491">
            <text:p>48.3</text:p>
          </table:table-cell>
          <table:table-cell table:style-name="ce11" table:formula="of:=MAX(0;([$Invest.I18]+(1-dep)*[$K.J18]))" office:value-type="float" office:value="55.0038962066902">
            <text:p>55.0</text:p>
          </table:table-cell>
          <table:table-cell table:number-columns-repeated="1014"/>
        </table:table-row>
        <table:table-row table:style-name="ro2">
          <table:table-cell table:style-name="ce8" table:formula="of:=1+[.A19]" office:value-type="float" office:value="17">
            <text:p>17</text:p>
          </table:table-cell>
          <table:table-cell table:style-name="ce11" table:formula="of:=SUM([.C20:.J20])" office:value-type="float" office:value="393.765446226364">
            <text:p>393.8</text:p>
          </table:table-cell>
          <table:table-cell table:style-name="ce11" table:formula="of:=MAX(0;([$Invest.B19]+(1-dep)*[$K.C19]))" office:value-type="float" office:value="47.6340016434335">
            <text:p>47.6</text:p>
          </table:table-cell>
          <table:table-cell table:style-name="ce11" table:formula="of:=MAX(0;([$Invest.C19]+(1-dep)*[$K.D19]))" office:value-type="float" office:value="49.2558827440888">
            <text:p>49.3</text:p>
          </table:table-cell>
          <table:table-cell table:style-name="ce11" table:formula="of:=MAX(0;([$Invest.D19]+(1-dep)*[$K.E19]))" office:value-type="float" office:value="53.0914536517072">
            <text:p>53.1</text:p>
          </table:table-cell>
          <table:table-cell table:style-name="ce11" table:formula="of:=MAX(0;([$Invest.E19]+(1-dep)*[$K.F19]))" office:value-type="float" office:value="44.8619629161461">
            <text:p>44.9</text:p>
          </table:table-cell>
          <table:table-cell table:style-name="ce11" table:formula="of:=MAX(0;([$Invest.F19]+(1-dep)*[$K.G19]))" office:value-type="float" office:value="52.21776327556">
            <text:p>52.2</text:p>
          </table:table-cell>
          <table:table-cell table:style-name="ce11" table:formula="of:=MAX(0;([$Invest.G19]+(1-dep)*[$K.H19]))" office:value-type="float" office:value="42.1278889062589">
            <text:p>42.1</text:p>
          </table:table-cell>
          <table:table-cell table:style-name="ce11" table:formula="of:=MAX(0;([$Invest.H19]+(1-dep)*[$K.I19]))" office:value-type="float" office:value="48.7829545299293">
            <text:p>48.8</text:p>
          </table:table-cell>
          <table:table-cell table:style-name="ce11" table:formula="of:=MAX(0;([$Invest.I19]+(1-dep)*[$K.J19]))" office:value-type="float" office:value="55.7935385592402">
            <text:p>55.8</text:p>
          </table:table-cell>
          <table:table-cell table:number-columns-repeated="1014"/>
        </table:table-row>
        <table:table-row table:style-name="ro2">
          <table:table-cell table:style-name="ce8" table:formula="of:=1+[.A20]" office:value-type="float" office:value="18">
            <text:p>18</text:p>
          </table:table-cell>
          <table:table-cell table:style-name="ce11" table:formula="of:=SUM([.C21:.J21])" office:value-type="float" office:value="397.696669045527">
            <text:p>397.7</text:p>
          </table:table-cell>
          <table:table-cell table:style-name="ce11" table:formula="of:=MAX(0;([$Invest.B20]+(1-dep)*[$K.C20]))" office:value-type="float" office:value="48.5681010256992">
            <text:p>48.6</text:p>
          </table:table-cell>
          <table:table-cell table:style-name="ce11" table:formula="of:=MAX(0;([$Invest.C20]+(1-dep)*[$K.D20]))" office:value-type="float" office:value="50.2092373268722">
            <text:p>50.2</text:p>
          </table:table-cell>
          <table:table-cell table:style-name="ce11" table:formula="of:=MAX(0;([$Invest.D20]+(1-dep)*[$K.E20]))" office:value-type="float" office:value="53.7101521203732">
            <text:p>53.7</text:p>
          </table:table-cell>
          <table:table-cell table:style-name="ce11" table:formula="of:=MAX(0;([$Invest.E20]+(1-dep)*[$K.F20]))" office:value-type="float" office:value="44.8034787268986">
            <text:p>44.8</text:p>
          </table:table-cell>
          <table:table-cell table:style-name="ce11" table:formula="of:=MAX(0;([$Invest.F20]+(1-dep)*[$K.G20]))" office:value-type="float" office:value="52.7537253495314">
            <text:p>52.8</text:p>
          </table:table-cell>
          <table:table-cell table:style-name="ce11" table:formula="of:=MAX(0;([$Invest.G20]+(1-dep)*[$K.H20]))" office:value-type="float" office:value="41.8366728588141">
            <text:p>41.8</text:p>
          </table:table-cell>
          <table:table-cell table:style-name="ce11" table:formula="of:=MAX(0;([$Invest.H20]+(1-dep)*[$K.I20]))" office:value-type="float" office:value="49.2241294071293">
            <text:p>49.2</text:p>
          </table:table-cell>
          <table:table-cell table:style-name="ce11" table:formula="of:=MAX(0;([$Invest.I20]+(1-dep)*[$K.J20]))" office:value-type="float" office:value="56.5911722302092">
            <text:p>56.6</text:p>
          </table:table-cell>
          <table:table-cell table:number-columns-repeated="1014"/>
        </table:table-row>
        <table:table-row table:style-name="ro2">
          <table:table-cell table:style-name="ce8" table:formula="of:=1+[.A21]" office:value-type="float" office:value="19">
            <text:p>19</text:p>
          </table:table-cell>
          <table:table-cell table:style-name="ce11" table:formula="of:=SUM([.C22:.J22])" office:value-type="float" office:value="401.669731985886">
            <text:p>401.7</text:p>
          </table:table-cell>
          <table:table-cell table:style-name="ce11" table:formula="of:=MAX(0;([$Invest.B21]+(1-dep)*[$K.C21]))" office:value-type="float" office:value="50.1932965760673">
            <text:p>50.2</text:p>
          </table:table-cell>
          <table:table-cell table:style-name="ce11" table:formula="of:=MAX(0;([$Invest.C21]+(1-dep)*[$K.D21]))" office:value-type="float" office:value="51.0219531682166">
            <text:p>51.0</text:p>
          </table:table-cell>
          <table:table-cell table:style-name="ce11" table:formula="of:=MAX(0;([$Invest.D21]+(1-dep)*[$K.E21]))" office:value-type="float" office:value="54.5488706800052">
            <text:p>54.5</text:p>
          </table:table-cell>
          <table:table-cell table:style-name="ce11" table:formula="of:=MAX(0;([$Invest.E21]+(1-dep)*[$K.F21]))" office:value-type="float" office:value="44.6102197696086">
            <text:p>44.6</text:p>
          </table:table-cell>
          <table:table-cell table:style-name="ce11" table:formula="of:=MAX(0;([$Invest.F21]+(1-dep)*[$K.G21]))" office:value-type="float" office:value="53.1317199674321">
            <text:p>53.1</text:p>
          </table:table-cell>
          <table:table-cell table:style-name="ce11" table:formula="of:=MAX(0;([$Invest.G21]+(1-dep)*[$K.H21]))" office:value-type="float" office:value="41.4233514588352">
            <text:p>41.4</text:p>
          </table:table-cell>
          <table:table-cell table:style-name="ce11" table:formula="of:=MAX(0;([$Invest.H21]+(1-dep)*[$K.I21]))" office:value-type="float" office:value="49.5172242867843">
            <text:p>49.5</text:p>
          </table:table-cell>
          <table:table-cell table:style-name="ce11" table:formula="of:=MAX(0;([$Invest.I21]+(1-dep)*[$K.J21]))" office:value-type="float" office:value="57.223096078937">
            <text:p>57.2</text:p>
          </table:table-cell>
          <table:table-cell table:number-columns-repeated="1014"/>
        </table:table-row>
        <table:table-row table:style-name="ro2">
          <table:table-cell table:style-name="ce8" table:formula="of:=1+[.A22]" office:value-type="float" office:value="20">
            <text:p>20</text:p>
          </table:table-cell>
          <table:table-cell table:style-name="ce11" table:formula="of:=SUM([.C23:.J23])" office:value-type="float" office:value="405.684059885587">
            <text:p>405.7</text:p>
          </table:table-cell>
          <table:table-cell table:style-name="ce11" table:formula="of:=MAX(0;([$Invest.B22]+(1-dep)*[$K.C22]))" office:value-type="float" office:value="51.6944951105998">
            <text:p>51.7</text:p>
          </table:table-cell>
          <table:table-cell table:style-name="ce11" table:formula="of:=MAX(0;([$Invest.C22]+(1-dep)*[$K.D22]))" office:value-type="float" office:value="51.6738441542377">
            <text:p>51.7</text:p>
          </table:table-cell>
          <table:table-cell table:style-name="ce11" table:formula="of:=MAX(0;([$Invest.D22]+(1-dep)*[$K.E22]))" office:value-type="float" office:value="56.5085368426267">
            <text:p>56.5</text:p>
          </table:table-cell>
          <table:table-cell table:style-name="ce11" table:formula="of:=MAX(0;([$Invest.E22]+(1-dep)*[$K.F22]))" office:value-type="float" office:value="44.2732981040552">
            <text:p>44.3</text:p>
          </table:table-cell>
          <table:table-cell table:style-name="ce11" table:formula="of:=MAX(0;([$Invest.F22]+(1-dep)*[$K.G22]))" office:value-type="float" office:value="53.3352429140568">
            <text:p>53.3</text:p>
          </table:table-cell>
          <table:table-cell table:style-name="ce11" table:formula="of:=MAX(0;([$Invest.G22]+(1-dep)*[$K.H22]))" office:value-type="float" office:value="40.8818607881327">
            <text:p>40.9</text:p>
          </table:table-cell>
          <table:table-cell table:style-name="ce11" table:formula="of:=MAX(0;([$Invest.H22]+(1-dep)*[$K.I22]))" office:value-type="float" office:value="49.647437268017">
            <text:p>49.6</text:p>
          </table:table-cell>
          <table:table-cell table:style-name="ce11" table:formula="of:=MAX(0;([$Invest.I22]+(1-dep)*[$K.J22]))" office:value-type="float" office:value="57.6693447038609">
            <text:p>57.7</text:p>
          </table:table-cell>
          <table:table-cell table:number-columns-repeated="1014"/>
        </table:table-row>
        <table:table-row table:style-name="ro2">
          <table:table-cell table:style-name="ce8" table:formula="of:=1+[.A23]" office:value-type="float" office:value="21">
            <text:p>21</text:p>
          </table:table-cell>
          <table:table-cell table:style-name="ce11" table:formula="of:=SUM([.C24:.J24])" office:value-type="float" office:value="409.739462341183">
            <text:p>409.7</text:p>
          </table:table-cell>
          <table:table-cell table:style-name="ce11" table:formula="of:=MAX(0;([$Invest.B23]+(1-dep)*[$K.C23]))" office:value-type="float" office:value="52.5918428713212">
            <text:p>52.6</text:p>
          </table:table-cell>
          <table:table-cell table:style-name="ce11" table:formula="of:=MAX(0;([$Invest.C23]+(1-dep)*[$K.D23]))" office:value-type="float" office:value="52.5416665780378">
            <text:p>52.5</text:p>
          </table:table-cell>
          <table:table-cell table:style-name="ce11" table:formula="of:=MAX(0;([$Invest.D23]+(1-dep)*[$K.E23]))" office:value-type="float" office:value="57.8193519876129">
            <text:p>57.8</text:p>
          </table:table-cell>
          <table:table-cell table:style-name="ce11" table:formula="of:=MAX(0;([$Invest.E23]+(1-dep)*[$K.F23]))" office:value-type="float" office:value="43.4325169005546">
            <text:p>43.4</text:p>
          </table:table-cell>
          <table:table-cell table:style-name="ce11" table:formula="of:=MAX(0;([$Invest.F23]+(1-dep)*[$K.G23]))" office:value-type="float" office:value="52.9114751002035">
            <text:p>52.9</text:p>
          </table:table-cell>
          <table:table-cell table:style-name="ce11" table:formula="of:=MAX(0;([$Invest.G23]+(1-dep)*[$K.H23]))" office:value-type="float" office:value="42.4151662436965">
            <text:p>42.4</text:p>
          </table:table-cell>
          <table:table-cell table:style-name="ce11" table:formula="of:=MAX(0;([$Invest.H23]+(1-dep)*[$K.I23]))" office:value-type="float" office:value="49.1951185874218">
            <text:p>49.2</text:p>
          </table:table-cell>
          <table:table-cell table:style-name="ce11" table:formula="of:=MAX(0;([$Invest.I23]+(1-dep)*[$K.J23]))" office:value-type="float" office:value="58.8323240723352">
            <text:p>58.8</text:p>
          </table:table-cell>
          <table:table-cell table:number-columns-repeated="1014"/>
        </table:table-row>
        <table:table-row table:style-name="ro2">
          <table:table-cell table:style-name="ce8" table:formula="of:=1+[.A24]" office:value-type="float" office:value="22">
            <text:p>22</text:p>
          </table:table-cell>
          <table:table-cell table:style-name="ce11" table:formula="of:=SUM([.C25:.J25])" office:value-type="float" office:value="413.835984069162">
            <text:p>413.8</text:p>
          </table:table-cell>
          <table:table-cell table:style-name="ce11" table:formula="of:=MAX(0;([$Invest.B24]+(1-dep)*[$K.C24]))" office:value-type="float" office:value="55.1847442137294">
            <text:p>55.2</text:p>
          </table:table-cell>
          <table:table-cell table:style-name="ce11" table:formula="of:=MAX(0;([$Invest.C24]+(1-dep)*[$K.D24]))" office:value-type="float" office:value="53.1537240029666">
            <text:p>53.2</text:p>
          </table:table-cell>
          <table:table-cell table:style-name="ce11" table:formula="of:=MAX(0;([$Invest.D24]+(1-dep)*[$K.E24]))" office:value-type="float" office:value="58.8584319108806">
            <text:p>58.9</text:p>
          </table:table-cell>
          <table:table-cell table:style-name="ce11" table:formula="of:=MAX(0;([$Invest.E24]+(1-dep)*[$K.F24]))" office:value-type="float" office:value="42.4037445485701">
            <text:p>42.4</text:p>
          </table:table-cell>
          <table:table-cell table:style-name="ce11" table:formula="of:=MAX(0;([$Invest.F24]+(1-dep)*[$K.G24]))" office:value-type="float" office:value="52.2352659777417">
            <text:p>52.2</text:p>
          </table:table-cell>
          <table:table-cell table:style-name="ce11" table:formula="of:=MAX(0;([$Invest.G24]+(1-dep)*[$K.H24]))" office:value-type="float" office:value="43.776714481655">
            <text:p>43.8</text:p>
          </table:table-cell>
          <table:table-cell table:style-name="ce11" table:formula="of:=MAX(0;([$Invest.H24]+(1-dep)*[$K.I24]))" office:value-type="float" office:value="48.5097994622537">
            <text:p>48.5</text:p>
          </table:table-cell>
          <table:table-cell table:style-name="ce11" table:formula="of:=MAX(0;([$Invest.I24]+(1-dep)*[$K.J24]))" office:value-type="float" office:value="59.7135594713653">
            <text:p>59.7</text:p>
          </table:table-cell>
          <table:table-cell table:number-columns-repeated="1014"/>
        </table:table-row>
        <table:table-row table:style-name="ro2">
          <table:table-cell table:style-name="ce8" table:formula="of:=1+[.A25]" office:value-type="float" office:value="23">
            <text:p>23</text:p>
          </table:table-cell>
          <table:table-cell table:style-name="ce11" table:formula="of:=SUM([.C26:.J26])" office:value-type="float" office:value="418.1149642124">
            <text:p>418.1</text:p>
          </table:table-cell>
          <table:table-cell table:style-name="ce11" table:formula="of:=MAX(0;([$Invest.B25]+(1-dep)*[$K.C25]))" office:value-type="float" office:value="57.2682400099274">
            <text:p>57.3</text:p>
          </table:table-cell>
          <table:table-cell table:style-name="ce11" table:formula="of:=MAX(0;([$Invest.C25]+(1-dep)*[$K.D25]))" office:value-type="float" office:value="53.2113699804757">
            <text:p>53.2</text:p>
          </table:table-cell>
          <table:table-cell table:style-name="ce11" table:formula="of:=MAX(0;([$Invest.D25]+(1-dep)*[$K.E25]))" office:value-type="float" office:value="59.2846626851662">
            <text:p>59.3</text:p>
          </table:table-cell>
          <table:table-cell table:style-name="ce11" table:formula="of:=MAX(0;([$Invest.E25]+(1-dep)*[$K.F25]))" office:value-type="float" office:value="41.131632212113">
            <text:p>41.1</text:p>
          </table:table-cell>
          <table:table-cell table:style-name="ce11" table:formula="of:=MAX(0;([$Invest.F25]+(1-dep)*[$K.G25]))" office:value-type="float" office:value="52.9718375179945">
            <text:p>53.0</text:p>
          </table:table-cell>
          <table:table-cell table:style-name="ce11" table:formula="of:=MAX(0;([$Invest.G25]+(1-dep)*[$K.H25]))" office:value-type="float" office:value="44.6961190433112">
            <text:p>44.7</text:p>
          </table:table-cell>
          <table:table-cell table:style-name="ce11" table:formula="of:=MAX(0;([$Invest.H25]+(1-dep)*[$K.I25]))" office:value-type="float" office:value="47.8663480026082">
            <text:p>47.9</text:p>
          </table:table-cell>
          <table:table-cell table:style-name="ce11" table:formula="of:=MAX(0;([$Invest.I25]+(1-dep)*[$K.J25]))" office:value-type="float" office:value="61.6847547608038">
            <text:p>61.7</text:p>
          </table:table-cell>
          <table:table-cell table:number-columns-repeated="1014"/>
        </table:table-row>
        <table:table-row table:style-name="ro2">
          <table:table-cell table:style-name="ce8" table:formula="of:=1+[.A26]" office:value-type="float" office:value="24">
            <text:p>24</text:p>
          </table:table-cell>
          <table:table-cell table:style-name="ce11" table:formula="of:=SUM([.C27:.J27])" office:value-type="float" office:value="422.43789015689">
            <text:p>422.4</text:p>
          </table:table-cell>
          <table:table-cell table:style-name="ce11" table:formula="of:=MAX(0;([$Invest.B26]+(1-dep)*[$K.C26]))" office:value-type="float" office:value="59.326896682">
            <text:p>59.3</text:p>
          </table:table-cell>
          <table:table-cell table:style-name="ce11" table:formula="of:=MAX(0;([$Invest.C26]+(1-dep)*[$K.D26]))" office:value-type="float" office:value="53.1810953304677">
            <text:p>53.2</text:p>
          </table:table-cell>
          <table:table-cell table:style-name="ce11" table:formula="of:=MAX(0;([$Invest.D26]+(1-dep)*[$K.E26]))" office:value-type="float" office:value="59.6144235672238">
            <text:p>59.6</text:p>
          </table:table-cell>
          <table:table-cell table:style-name="ce11" table:formula="of:=MAX(0;([$Invest.E26]+(1-dep)*[$K.F26]))" office:value-type="float" office:value="39.8976832457496">
            <text:p>39.9</text:p>
          </table:table-cell>
          <table:table-cell table:style-name="ce11" table:formula="of:=MAX(0;([$Invest.F26]+(1-dep)*[$K.G26]))" office:value-type="float" office:value="53.6283157070466">
            <text:p>53.6</text:p>
          </table:table-cell>
          <table:table-cell table:style-name="ce11" table:formula="of:=MAX(0;([$Invest.G26]+(1-dep)*[$K.H26]))" office:value-type="float" office:value="46.0235427808797">
            <text:p>46.0</text:p>
          </table:table-cell>
          <table:table-cell table:style-name="ce11" table:formula="of:=MAX(0;([$Invest.H26]+(1-dep)*[$K.I26]))" office:value-type="float" office:value="47.1551676180973">
            <text:p>47.2</text:p>
          </table:table-cell>
          <table:table-cell table:style-name="ce11" table:formula="of:=MAX(0;([$Invest.I26]+(1-dep)*[$K.J26]))" office:value-type="float" office:value="63.6107652254251">
            <text:p>63.6</text:p>
          </table:table-cell>
          <table:table-cell table:number-columns-repeated="1014"/>
        </table:table-row>
        <table:table-row table:style-name="ro2">
          <table:table-cell table:style-name="ce8" table:formula="of:=1+[.A27]" office:value-type="float" office:value="25">
            <text:p>25</text:p>
          </table:table-cell>
          <table:table-cell table:style-name="ce11" table:formula="of:=SUM([.C28:.J28])" office:value-type="float" office:value="426.92940546348">
            <text:p>426.9</text:p>
          </table:table-cell>
          <table:table-cell table:style-name="ce11" table:formula="of:=MAX(0;([$Invest.B27]+(1-dep)*[$K.C27]))" office:value-type="float" office:value="61.1229046430871">
            <text:p>61.1</text:p>
          </table:table-cell>
          <table:table-cell table:style-name="ce11" table:formula="of:=MAX(0;([$Invest.C27]+(1-dep)*[$K.D27]))" office:value-type="float" office:value="52.8747480975482">
            <text:p>52.9</text:p>
          </table:table-cell>
          <table:table-cell table:style-name="ce11" table:formula="of:=MAX(0;([$Invest.D27]+(1-dep)*[$K.E27]))" office:value-type="float" office:value="59.6316953325311">
            <text:p>59.6</text:p>
          </table:table-cell>
          <table:table-cell table:style-name="ce11" table:formula="of:=MAX(0;([$Invest.E27]+(1-dep)*[$K.F27]))" office:value-type="float" office:value="38.7007527483772">
            <text:p>38.7</text:p>
          </table:table-cell>
          <table:table-cell table:style-name="ce11" table:formula="of:=MAX(0;([$Invest.F27]+(1-dep)*[$K.G27]))" office:value-type="float" office:value="54.0053231153406">
            <text:p>54.0</text:p>
          </table:table-cell>
          <table:table-cell table:style-name="ce11" table:formula="of:=MAX(0;([$Invest.G27]+(1-dep)*[$K.H27]))" office:value-type="float" office:value="47.1330314802679">
            <text:p>47.1</text:p>
          </table:table-cell>
          <table:table-cell table:style-name="ce11" table:formula="of:=MAX(0;([$Invest.H27]+(1-dep)*[$K.I27]))" office:value-type="float" office:value="48.2210241029698">
            <text:p>48.2</text:p>
          </table:table-cell>
          <table:table-cell table:style-name="ce11" table:formula="of:=MAX(0;([$Invest.I27]+(1-dep)*[$K.J27]))" office:value-type="float" office:value="65.2399259433582">
            <text:p>65.2</text:p>
          </table:table-cell>
          <table:table-cell table:number-columns-repeated="1014"/>
        </table:table-row>
        <table:table-row table:style-name="ro2">
          <table:table-cell table:style-name="ce8" table:formula="of:=1+[.A28]" office:value-type="float" office:value="26">
            <text:p>26</text:p>
          </table:table-cell>
          <table:table-cell table:style-name="ce11" table:formula="of:=SUM([.C29:.J29])" office:value-type="float" office:value="430.974959272423">
            <text:p>431.0</text:p>
          </table:table-cell>
          <table:table-cell table:style-name="ce11" table:formula="of:=MAX(0;([$Invest.B28]+(1-dep)*[$K.C28]))" office:value-type="float" office:value="62.6259731947742">
            <text:p>62.6</text:p>
          </table:table-cell>
          <table:table-cell table:style-name="ce11" table:formula="of:=MAX(0;([$Invest.C28]+(1-dep)*[$K.D28]))" office:value-type="float" office:value="52.295297288536">
            <text:p>52.3</text:p>
          </table:table-cell>
          <table:table-cell table:style-name="ce11" table:formula="of:=MAX(0;([$Invest.D28]+(1-dep)*[$K.E28]))" office:value-type="float" office:value="59.3341351715396">
            <text:p>59.3</text:p>
          </table:table-cell>
          <table:table-cell table:style-name="ce11" table:formula="of:=MAX(0;([$Invest.E28]+(1-dep)*[$K.F28]))" office:value-type="float" office:value="39.0331123020477">
            <text:p>39.0</text:p>
          </table:table-cell>
          <table:table-cell table:style-name="ce11" table:formula="of:=MAX(0;([$Invest.F28]+(1-dep)*[$K.G28]))" office:value-type="float" office:value="54.0949633197986">
            <text:p>54.1</text:p>
          </table:table-cell>
          <table:table-cell table:style-name="ce11" table:formula="of:=MAX(0;([$Invest.G28]+(1-dep)*[$K.H28]))" office:value-type="float" office:value="48.0053502974038">
            <text:p>48.0</text:p>
          </table:table-cell>
          <table:table-cell table:style-name="ce11" table:formula="of:=MAX(0;([$Invest.H28]+(1-dep)*[$K.I28]))" office:value-type="float" office:value="49.0419373004544">
            <text:p>49.0</text:p>
          </table:table-cell>
          <table:table-cell table:style-name="ce11" table:formula="of:=MAX(0;([$Invest.I28]+(1-dep)*[$K.J28]))" office:value-type="float" office:value="66.544190397869">
            <text:p>66.5</text:p>
          </table:table-cell>
          <table:table-cell table:number-columns-repeated="1014"/>
        </table:table-row>
        <table:table-row table:style-name="ro2">
          <table:table-cell table:style-name="ce8" table:formula="of:=1+[.A29]" office:value-type="float" office:value="27">
            <text:p>27</text:p>
          </table:table-cell>
          <table:table-cell table:style-name="ce11" table:formula="of:=SUM([.C30:.J30])" office:value-type="float" office:value="435.148907485623">
            <text:p>435.1</text:p>
          </table:table-cell>
          <table:table-cell table:style-name="ce11" table:formula="of:=MAX(0;([$Invest.B29]+(1-dep)*[$K.C29]))" office:value-type="float" office:value="63.7446024116516">
            <text:p>63.7</text:p>
          </table:table-cell>
          <table:table-cell table:style-name="ce11" table:formula="of:=MAX(0;([$Invest.C29]+(1-dep)*[$K.D29]))" office:value-type="float" office:value="54.0714724263517">
            <text:p>54.1</text:p>
          </table:table-cell>
          <table:table-cell table:style-name="ce11" table:formula="of:=MAX(0;([$Invest.D29]+(1-dep)*[$K.E29]))" office:value-type="float" office:value="58.8163486132488">
            <text:p>58.8</text:p>
          </table:table-cell>
          <table:table-cell table:style-name="ce11" table:formula="of:=MAX(0;([$Invest.E29]+(1-dep)*[$K.F29]))" office:value-type="float" office:value="39.1157422162142">
            <text:p>39.1</text:p>
          </table:table-cell>
          <table:table-cell table:style-name="ce11" table:formula="of:=MAX(0;([$Invest.F29]+(1-dep)*[$K.G29]))" office:value-type="float" office:value="53.8407412650642">
            <text:p>53.8</text:p>
          </table:table-cell>
          <table:table-cell table:style-name="ce11" table:formula="of:=MAX(0;([$Invest.G29]+(1-dep)*[$K.H29]))" office:value-type="float" office:value="48.5754977465968">
            <text:p>48.6</text:p>
          </table:table-cell>
          <table:table-cell table:style-name="ce11" table:formula="of:=MAX(0;([$Invest.H29]+(1-dep)*[$K.I29]))" office:value-type="float" office:value="49.5528086684646">
            <text:p>49.6</text:p>
          </table:table-cell>
          <table:table-cell table:style-name="ce11" table:formula="of:=MAX(0;([$Invest.I29]+(1-dep)*[$K.J29]))" office:value-type="float" office:value="67.4316941380306">
            <text:p>67.4</text:p>
          </table:table-cell>
          <table:table-cell table:number-columns-repeated="1014"/>
        </table:table-row>
        <table:table-row table:style-name="ro2">
          <table:table-cell table:style-name="ce8" table:formula="of:=1+[.A30]" office:value-type="float" office:value="28">
            <text:p>28</text:p>
          </table:table-cell>
          <table:table-cell table:style-name="ce11" table:formula="of:=SUM([.C31:.J31])" office:value-type="float" office:value="439.417970555162">
            <text:p>439.4</text:p>
          </table:table-cell>
          <table:table-cell table:style-name="ce11" table:formula="of:=MAX(0;([$Invest.B30]+(1-dep)*[$K.C30]))" office:value-type="float" office:value="64.8809699641186">
            <text:p>64.9</text:p>
          </table:table-cell>
          <table:table-cell table:style-name="ce11" table:formula="of:=MAX(0;([$Invest.C30]+(1-dep)*[$K.D30]))" office:value-type="float" office:value="55.9059972592808">
            <text:p>55.9</text:p>
          </table:table-cell>
          <table:table-cell table:style-name="ce11" table:formula="of:=MAX(0;([$Invest.D30]+(1-dep)*[$K.E30]))" office:value-type="float" office:value="58.3011451788626">
            <text:p>58.3</text:p>
          </table:table-cell>
          <table:table-cell table:style-name="ce11" table:formula="of:=MAX(0;([$Invest.E30]+(1-dep)*[$K.F30]))" office:value-type="float" office:value="39.1972235962842">
            <text:p>39.2</text:p>
          </table:table-cell>
          <table:table-cell table:style-name="ce11" table:formula="of:=MAX(0;([$Invest.F30]+(1-dep)*[$K.G30]))" office:value-type="float" office:value="53.5859236983592">
            <text:p>53.6</text:p>
          </table:table-cell>
          <table:table-cell table:style-name="ce11" table:formula="of:=MAX(0;([$Invest.G30]+(1-dep)*[$K.H30]))" office:value-type="float" office:value="49.1507325813606">
            <text:p>49.2</text:p>
          </table:table-cell>
          <table:table-cell table:style-name="ce11" table:formula="of:=MAX(0;([$Invest.H30]+(1-dep)*[$K.I30]))" office:value-type="float" office:value="50.0672899971782">
            <text:p>50.1</text:p>
          </table:table-cell>
          <table:table-cell table:style-name="ce11" table:formula="of:=MAX(0;([$Invest.I30]+(1-dep)*[$K.J30]))" office:value-type="float" office:value="68.3286882797181">
            <text:p>68.3</text:p>
          </table:table-cell>
          <table:table-cell table:number-columns-repeated="1014"/>
        </table:table-row>
        <table:table-row table:style-name="ro2">
          <table:table-cell table:style-name="ce8" table:formula="of:=1+[.A31]" office:value-type="float" office:value="29">
            <text:p>29</text:p>
          </table:table-cell>
          <table:table-cell table:style-name="ce11" table:formula="of:=SUM([.C32:.J32])" office:value-type="float" office:value="443.762120972527">
            <text:p>443.8</text:p>
          </table:table-cell>
          <table:table-cell table:style-name="ce11" table:formula="of:=MAX(0;([$Invest.B31]+(1-dep)*[$K.C31]))" office:value-type="float" office:value="66.0617179463327">
            <text:p>66.1</text:p>
          </table:table-cell>
          <table:table-cell table:style-name="ce11" table:formula="of:=MAX(0;([$Invest.C31]+(1-dep)*[$K.D31]))" office:value-type="float" office:value="57.4986842913213">
            <text:p>57.5</text:p>
          </table:table-cell>
          <table:table-cell table:style-name="ce11" table:formula="of:=MAX(0;([$Invest.D31]+(1-dep)*[$K.E31]))" office:value-type="float" office:value="57.5050516763273">
            <text:p>57.5</text:p>
          </table:table-cell>
          <table:table-cell table:style-name="ce11" table:formula="of:=MAX(0;([$Invest.E31]+(1-dep)*[$K.F31]))" office:value-type="float" office:value="39.8442548645176">
            <text:p>39.8</text:p>
          </table:table-cell>
          <table:table-cell table:style-name="ce11" table:formula="of:=MAX(0;([$Invest.F31]+(1-dep)*[$K.G31]))" office:value-type="float" office:value="53.0672429094199">
            <text:p>53.1</text:p>
          </table:table-cell>
          <table:table-cell table:style-name="ce11" table:formula="of:=MAX(0;([$Invest.G31]+(1-dep)*[$K.H31]))" office:value-type="float" office:value="49.4792713786872">
            <text:p>49.5</text:p>
          </table:table-cell>
          <table:table-cell table:style-name="ce11" table:formula="of:=MAX(0;([$Invest.H31]+(1-dep)*[$K.I31]))" office:value-type="float" office:value="50.3298084521494">
            <text:p>50.3</text:p>
          </table:table-cell>
          <table:table-cell table:style-name="ce11" table:formula="of:=MAX(0;([$Invest.I31]+(1-dep)*[$K.J31]))" office:value-type="float" office:value="69.9760894537716">
            <text:p>70.0</text:p>
          </table:table-cell>
          <table:table-cell table:number-columns-repeated="1014"/>
        </table:table-row>
        <table:table-row table:style-name="ro2">
          <table:table-cell table:style-name="ce8" table:formula="of:=1+[.A32]" office:value-type="float" office:value="30">
            <text:p>30</text:p>
          </table:table-cell>
          <table:table-cell table:style-name="ce11" table:formula="of:=SUM([.C33:.J33])" office:value-type="float" office:value="448.169376405494">
            <text:p>448.2</text:p>
          </table:table-cell>
          <table:table-cell table:style-name="ce11" table:formula="of:=MAX(0;([$Invest.B32]+(1-dep)*[$K.C32]))" office:value-type="float" office:value="67.0701963927966">
            <text:p>67.1</text:p>
          </table:table-cell>
          <table:table-cell table:style-name="ce11" table:formula="of:=MAX(0;([$Invest.C32]+(1-dep)*[$K.D32]))" office:value-type="float" office:value="58.9638826908588">
            <text:p>59.0</text:p>
          </table:table-cell>
          <table:table-cell table:style-name="ce11" table:formula="of:=MAX(0;([$Invest.D32]+(1-dep)*[$K.E32]))" office:value-type="float" office:value="56.5642317095761">
            <text:p>56.6</text:p>
          </table:table-cell>
          <table:table-cell table:style-name="ce11" table:formula="of:=MAX(0;([$Invest.E32]+(1-dep)*[$K.F32]))" office:value-type="float" office:value="41.5878704761229">
            <text:p>41.6</text:p>
          </table:table-cell>
          <table:table-cell table:style-name="ce11" table:formula="of:=MAX(0;([$Invest.F32]+(1-dep)*[$K.G32]))" office:value-type="float" office:value="52.4084888426566">
            <text:p>52.4</text:p>
          </table:table-cell>
          <table:table-cell table:style-name="ce11" table:formula="of:=MAX(0;([$Invest.G32]+(1-dep)*[$K.H32]))" office:value-type="float" office:value="49.6689478934565">
            <text:p>49.7</text:p>
          </table:table-cell>
          <table:table-cell table:style-name="ce11" table:formula="of:=MAX(0;([$Invest.H32]+(1-dep)*[$K.I32]))" office:value-type="float" office:value="50.4507375294239">
            <text:p>50.5</text:p>
          </table:table-cell>
          <table:table-cell table:style-name="ce11" table:formula="of:=MAX(0;([$Invest.I32]+(1-dep)*[$K.J32]))" office:value-type="float" office:value="71.4550208706029">
            <text:p>71.5</text:p>
          </table:table-cell>
          <table:table-cell table:number-columns-repeated="1014"/>
        </table:table-row>
        <table:table-row table:style-name="ro2">
          <table:table-cell table:style-name="ce8" table:formula="of:=1+[.A33]" office:value-type="float" office:value="31">
            <text:p>31</text:p>
          </table:table-cell>
          <table:table-cell table:style-name="ce11" table:formula="of:=SUM([.C34:.J34])" office:value-type="float" office:value="452.632639357688">
            <text:p>452.6</text:p>
          </table:table-cell>
          <table:table-cell table:style-name="ce11" table:formula="of:=MAX(0;([$Invest.B33]+(1-dep)*[$K.C33]))" office:value-type="float" office:value="68.0745439582925">
            <text:p>68.1</text:p>
          </table:table-cell>
          <table:table-cell table:style-name="ce11" table:formula="of:=MAX(0;([$Invest.C33]+(1-dep)*[$K.D33]))" office:value-type="float" office:value="60.4488221433524">
            <text:p>60.4</text:p>
          </table:table-cell>
          <table:table-cell table:style-name="ce11" table:formula="of:=MAX(0;([$Invest.D33]+(1-dep)*[$K.E33]))" office:value-type="float" office:value="55.6236122634013">
            <text:p>55.6</text:p>
          </table:table-cell>
          <table:table-cell table:style-name="ce11" table:formula="of:=MAX(0;([$Invest.E33]+(1-dep)*[$K.F33]))" office:value-type="float" office:value="43.3948357132316">
            <text:p>43.4</text:p>
          </table:table-cell>
          <table:table-cell table:style-name="ce11" table:formula="of:=MAX(0;([$Invest.F33]+(1-dep)*[$K.G33]))" office:value-type="float" office:value="51.7436890089629">
            <text:p>51.7</text:p>
          </table:table-cell>
          <table:table-cell table:style-name="ce11" table:formula="of:=MAX(0;([$Invest.G33]+(1-dep)*[$K.H33]))" office:value-type="float" office:value="49.8452963728978">
            <text:p>49.8</text:p>
          </table:table-cell>
          <table:table-cell table:style-name="ce11" table:formula="of:=MAX(0;([$Invest.H33]+(1-dep)*[$K.I33]))" office:value-type="float" office:value="50.5577322532951">
            <text:p>50.6</text:p>
          </table:table-cell>
          <table:table-cell table:style-name="ce11" table:formula="of:=MAX(0;([$Invest.I33]+(1-dep)*[$K.J33]))" office:value-type="float" office:value="72.9441076442547">
            <text:p>72.9</text:p>
          </table:table-cell>
          <table:table-cell table:number-columns-repeated="1014"/>
        </table:table-row>
        <table:table-row table:style-name="ro2">
          <table:table-cell table:style-name="ce8" table:formula="of:=1+[.A34]" office:value-type="float" office:value="32">
            <text:p>32</text:p>
          </table:table-cell>
          <table:table-cell table:style-name="ce11" table:formula="of:=SUM([.C35:.J35])" office:value-type="float" office:value="457.147778985698">
            <text:p>457.1</text:p>
          </table:table-cell>
          <table:table-cell table:style-name="ce11" table:formula="of:=MAX(0;([$Invest.B34]+(1-dep)*[$K.C34]))" office:value-type="float" office:value="68.7795277095352">
            <text:p>68.8</text:p>
          </table:table-cell>
          <table:table-cell table:style-name="ce11" table:formula="of:=MAX(0;([$Invest.C34]+(1-dep)*[$K.D34]))" office:value-type="float" office:value="61.6849884576741">
            <text:p>61.7</text:p>
          </table:table-cell>
          <table:table-cell table:style-name="ce11" table:formula="of:=MAX(0;([$Invest.D34]+(1-dep)*[$K.E34]))" office:value-type="float" office:value="54.4616346839023">
            <text:p>54.5</text:p>
          </table:table-cell>
          <table:table-cell table:style-name="ce11" table:formula="of:=MAX(0;([$Invest.E34]+(1-dep)*[$K.F34]))" office:value-type="float" office:value="45.0659055496193">
            <text:p>45.1</text:p>
          </table:table-cell>
          <table:table-cell table:style-name="ce11" table:formula="of:=MAX(0;([$Invest.F34]+(1-dep)*[$K.G34]))" office:value-type="float" office:value="50.8645435220752">
            <text:p>50.9</text:p>
          </table:table-cell>
          <table:table-cell table:style-name="ce11" table:formula="of:=MAX(0;([$Invest.G34]+(1-dep)*[$K.H34]))" office:value-type="float" office:value="49.7985053296222">
            <text:p>49.8</text:p>
          </table:table-cell>
          <table:table-cell table:style-name="ce11" table:formula="of:=MAX(0;([$Invest.H34]+(1-dep)*[$K.I34]))" office:value-type="float" office:value="50.4388081765207">
            <text:p>50.4</text:p>
          </table:table-cell>
          <table:table-cell table:style-name="ce11" table:formula="of:=MAX(0;([$Invest.I34]+(1-dep)*[$K.J34]))" office:value-type="float" office:value="76.0538655567488">
            <text:p>76.1</text:p>
          </table:table-cell>
          <table:table-cell table:number-columns-repeated="1014"/>
        </table:table-row>
        <table:table-row table:style-name="ro2">
          <table:table-cell table:style-name="ce8" table:formula="of:=1+[.A35]" office:value-type="float" office:value="33">
            <text:p>33</text:p>
          </table:table-cell>
          <table:table-cell table:style-name="ce11" table:formula="of:=SUM([.C36:.J36])" office:value-type="float" office:value="461.712466856326">
            <text:p>461.7</text:p>
          </table:table-cell>
          <table:table-cell table:style-name="ce11" table:formula="of:=MAX(0;([$Invest.B35]+(1-dep)*[$K.C35]))" office:value-type="float" office:value="69.1041562609881">
            <text:p>69.1</text:p>
          </table:table-cell>
          <table:table-cell table:style-name="ce11" table:formula="of:=MAX(0;([$Invest.C35]+(1-dep)*[$K.D35]))" office:value-type="float" office:value="63.2413137237827">
            <text:p>63.2</text:p>
          </table:table-cell>
          <table:table-cell table:style-name="ce11" table:formula="of:=MAX(0;([$Invest.D35]+(1-dep)*[$K.E35]))" office:value-type="float" office:value="53.0980617487491">
            <text:p>53.1</text:p>
          </table:table-cell>
          <table:table-cell table:style-name="ce11" table:formula="of:=MAX(0;([$Invest.E35]+(1-dep)*[$K.F35]))" office:value-type="float" office:value="46.5295983674652">
            <text:p>46.5</text:p>
          </table:table-cell>
          <table:table-cell table:style-name="ce11" table:formula="of:=MAX(0;([$Invest.F35]+(1-dep)*[$K.G35]))" office:value-type="float" office:value="51.3823129264108">
            <text:p>51.4</text:p>
          </table:table-cell>
          <table:table-cell table:style-name="ce11" table:formula="of:=MAX(0;([$Invest.G35]+(1-dep)*[$K.H35]))" office:value-type="float" office:value="49.4789419242543">
            <text:p>49.5</text:p>
          </table:table-cell>
          <table:table-cell table:style-name="ce11" table:formula="of:=MAX(0;([$Invest.H35]+(1-dep)*[$K.I35]))" office:value-type="float" office:value="50.044835858239">
            <text:p>50.0</text:p>
          </table:table-cell>
          <table:table-cell table:style-name="ce11" table:formula="of:=MAX(0;([$Invest.I35]+(1-dep)*[$K.J35]))" office:value-type="float" office:value="78.8332460464371">
            <text:p>78.8</text:p>
          </table:table-cell>
          <table:table-cell table:number-columns-repeated="1014"/>
        </table:table-row>
        <table:table-row table:style-name="ro2">
          <table:table-cell table:style-name="ce8" table:formula="of:=1+[.A36]" office:value-type="float" office:value="34">
            <text:p>34</text:p>
          </table:table-cell>
          <table:table-cell table:style-name="ce11" table:formula="of:=SUM([.C37:.J37])" office:value-type="float" office:value="466.325470315515">
            <text:p>466.3</text:p>
          </table:table-cell>
          <table:table-cell table:style-name="ce11" table:formula="of:=MAX(0;([$Invest.B36]+(1-dep)*[$K.C36]))" office:value-type="float" office:value="69.029001278761">
            <text:p>69.0</text:p>
          </table:table-cell>
          <table:table-cell table:style-name="ce11" table:formula="of:=MAX(0;([$Invest.C36]+(1-dep)*[$K.D36]))" office:value-type="float" office:value="64.4506995113995">
            <text:p>64.5</text:p>
          </table:table-cell>
          <table:table-cell table:style-name="ce11" table:formula="of:=MAX(0;([$Invest.D36]+(1-dep)*[$K.E36]))" office:value-type="float" office:value="54.0168054713067">
            <text:p>54.0</text:p>
          </table:table-cell>
          <table:table-cell table:style-name="ce11" table:formula="of:=MAX(0;([$Invest.E36]+(1-dep)*[$K.F36]))" office:value-type="float" office:value="47.7517562127528">
            <text:p>47.8</text:p>
          </table:table-cell>
          <table:table-cell table:style-name="ce11" table:formula="of:=MAX(0;([$Invest.F36]+(1-dep)*[$K.G36]))" office:value-type="float" office:value="51.6028593481956">
            <text:p>51.6</text:p>
          </table:table-cell>
          <table:table-cell table:style-name="ce11" table:formula="of:=MAX(0;([$Invest.G36]+(1-dep)*[$K.H36]))" office:value-type="float" office:value="48.8821304276501">
            <text:p>48.9</text:p>
          </table:table-cell>
          <table:table-cell table:style-name="ce11" table:formula="of:=MAX(0;([$Invest.H36]+(1-dep)*[$K.I36]))" office:value-type="float" office:value="49.3724660702754">
            <text:p>49.4</text:p>
          </table:table-cell>
          <table:table-cell table:style-name="ce11" table:formula="of:=MAX(0;([$Invest.I36]+(1-dep)*[$K.J36]))" office:value-type="float" office:value="81.2197519951735">
            <text:p>81.2</text:p>
          </table:table-cell>
          <table:table-cell table:number-columns-repeated="1014"/>
        </table:table-row>
        <table:table-row table:style-name="ro2">
          <table:table-cell table:style-name="ce8" table:formula="of:=1+[.A37]" office:value-type="float" office:value="35">
            <text:p>35</text:p>
          </table:table-cell>
          <table:table-cell table:style-name="ce11" table:formula="of:=SUM([.C38:.J38])" office:value-type="float" office:value="470.986223609427">
            <text:p>471.0</text:p>
          </table:table-cell>
          <table:table-cell table:style-name="ce11" table:formula="of:=MAX(0;([$Invest.B37]+(1-dep)*[$K.C37]))" office:value-type="float" office:value="68.8102033632192">
            <text:p>68.8</text:p>
          </table:table-cell>
          <table:table-cell table:style-name="ce11" table:formula="of:=MAX(0;([$Invest.C37]+(1-dep)*[$K.D37]))" office:value-type="float" office:value="65.5597051325194">
            <text:p>65.6</text:p>
          </table:table-cell>
          <table:table-cell table:style-name="ce11" table:formula="of:=MAX(0;([$Invest.D37]+(1-dep)*[$K.E37]))" office:value-type="float" office:value="54.8337011254344">
            <text:p>54.8</text:p>
          </table:table-cell>
          <table:table-cell table:style-name="ce11" table:formula="of:=MAX(0;([$Invest.E37]+(1-dep)*[$K.F37]))" office:value-type="float" office:value="48.8996534235142">
            <text:p>48.9</text:p>
          </table:table-cell>
          <table:table-cell table:style-name="ce11" table:formula="of:=MAX(0;([$Invest.F37]+(1-dep)*[$K.G37]))" office:value-type="float" office:value="51.7154358439164">
            <text:p>51.7</text:p>
          </table:table-cell>
          <table:table-cell table:style-name="ce11" table:formula="of:=MAX(0;([$Invest.G37]+(1-dep)*[$K.H37]))" office:value-type="float" office:value="48.1935902600238">
            <text:p>48.2</text:p>
          </table:table-cell>
          <table:table-cell table:style-name="ce11" table:formula="of:=MAX(0;([$Invest.H37]+(1-dep)*[$K.I37]))" office:value-type="float" office:value="48.6095703056395">
            <text:p>48.6</text:p>
          </table:table-cell>
          <table:table-cell table:style-name="ce11" table:formula="of:=MAX(0;([$Invest.I37]+(1-dep)*[$K.J37]))" office:value-type="float" office:value="84.3643641551605">
            <text:p>84.4</text:p>
          </table:table-cell>
          <table:table-cell table:number-columns-repeated="1014"/>
        </table:table-row>
        <table:table-row table:style-name="ro2">
          <table:table-cell table:style-name="ce8" table:formula="of:=1+[.A38]" office:value-type="float" office:value="36">
            <text:p>36</text:p>
          </table:table-cell>
          <table:table-cell table:style-name="ce11" table:formula="of:=SUM([.C39:.J39])" office:value-type="float" office:value="475.694567590168">
            <text:p>475.7</text:p>
          </table:table-cell>
          <table:table-cell table:style-name="ce11" table:formula="of:=MAX(0;([$Invest.B38]+(1-dep)*[$K.C38]))" office:value-type="float" office:value="68.6108212634746">
            <text:p>68.6</text:p>
          </table:table-cell>
          <table:table-cell table:style-name="ce11" table:formula="of:=MAX(0;([$Invest.C38]+(1-dep)*[$K.D38]))" office:value-type="float" office:value="66.7482135275544">
            <text:p>66.7</text:p>
          </table:table-cell>
          <table:table-cell table:style-name="ce11" table:formula="of:=MAX(0;([$Invest.D38]+(1-dep)*[$K.E38]))" office:value-type="float" office:value="55.6243901534653">
            <text:p>55.6</text:p>
          </table:table-cell>
          <table:table-cell table:style-name="ce11" table:formula="of:=MAX(0;([$Invest.E38]+(1-dep)*[$K.F38]))" office:value-type="float" office:value="50.0400060540468">
            <text:p>50.0</text:p>
          </table:table-cell>
          <table:table-cell table:style-name="ce11" table:formula="of:=MAX(0;([$Invest.F38]+(1-dep)*[$K.G38]))" office:value-type="float" office:value="51.7930433420799">
            <text:p>51.8</text:p>
          </table:table-cell>
          <table:table-cell table:style-name="ce11" table:formula="of:=MAX(0;([$Invest.G38]+(1-dep)*[$K.H38]))" office:value-type="float" office:value="47.4832829407671">
            <text:p>47.5</text:p>
          </table:table-cell>
          <table:table-cell table:style-name="ce11" table:formula="of:=MAX(0;([$Invest.H38]+(1-dep)*[$K.I38]))" office:value-type="float" office:value="47.826839769131">
            <text:p>47.8</text:p>
          </table:table-cell>
          <table:table-cell table:style-name="ce11" table:formula="of:=MAX(0;([$Invest.I38]+(1-dep)*[$K.J38]))" office:value-type="float" office:value="87.5679705396489">
            <text:p>87.6</text:p>
          </table:table-cell>
          <table:table-cell table:number-columns-repeated="1014"/>
        </table:table-row>
        <table:table-row table:style-name="ro2">
          <table:table-cell table:style-name="ce8" table:formula="of:=1+[.A39]" office:value-type="float" office:value="37">
            <text:p>37</text:p>
          </table:table-cell>
          <table:table-cell table:style-name="ce11" table:formula="of:=SUM([.C40:.J40])" office:value-type="float" office:value="480.4505917458">
            <text:p>480.5</text:p>
          </table:table-cell>
          <table:table-cell table:style-name="ce11" table:formula="of:=MAX(0;([$Invest.B39]+(1-dep)*[$K.C39]))" office:value-type="float" office:value="68.3900757993612">
            <text:p>68.4</text:p>
          </table:table-cell>
          <table:table-cell table:style-name="ce11" table:formula="of:=MAX(0;([$Invest.C39]+(1-dep)*[$K.D39]))" office:value-type="float" office:value="67.9357721380903">
            <text:p>67.9</text:p>
          </table:table-cell>
          <table:table-cell table:style-name="ce11" table:formula="of:=MAX(0;([$Invest.D39]+(1-dep)*[$K.E39]))" office:value-type="float" office:value="56.4079030143273">
            <text:p>56.4</text:p>
          </table:table-cell>
          <table:table-cell table:style-name="ce11" table:formula="of:=MAX(0;([$Invest.E39]+(1-dep)*[$K.F39]))" office:value-type="float" office:value="51.18987432091">
            <text:p>51.2</text:p>
          </table:table-cell>
          <table:table-cell table:style-name="ce11" table:formula="of:=MAX(0;([$Invest.F39]+(1-dep)*[$K.G39]))" office:value-type="float" office:value="51.8540176607087">
            <text:p>51.9</text:p>
          </table:table-cell>
          <table:table-cell table:style-name="ce11" table:formula="of:=MAX(0;([$Invest.G39]+(1-dep)*[$K.H39]))" office:value-type="float" office:value="46.7687207390004">
            <text:p>46.8</text:p>
          </table:table-cell>
          <table:table-cell table:style-name="ce11" table:formula="of:=MAX(0;([$Invest.H39]+(1-dep)*[$K.I39]))" office:value-type="float" office:value="47.0419361642814">
            <text:p>47.0</text:p>
          </table:table-cell>
          <table:table-cell table:style-name="ce11" table:formula="of:=MAX(0;([$Invest.I39]+(1-dep)*[$K.J39]))" office:value-type="float" office:value="90.8622919091209">
            <text:p>90.9</text:p>
          </table:table-cell>
          <table:table-cell table:number-columns-repeated="1014"/>
        </table:table-row>
        <table:table-row table:style-name="ro2">
          <table:table-cell table:style-name="ce8" table:formula="of:=1+[.A40]" office:value-type="float" office:value="38">
            <text:p>38</text:p>
          </table:table-cell>
          <table:table-cell table:style-name="ce11" table:formula="of:=SUM([.C41:.J41])" office:value-type="float" office:value="485.254538337315">
            <text:p>485.3</text:p>
          </table:table-cell>
          <table:table-cell table:style-name="ce11" table:formula="of:=MAX(0;([$Invest.B40]+(1-dep)*[$K.C40]))" office:value-type="float" office:value="70.3269123154925">
            <text:p>70.3</text:p>
          </table:table-cell>
          <table:table-cell table:style-name="ce11" table:formula="of:=MAX(0;([$Invest.C40]+(1-dep)*[$K.D40]))" office:value-type="float" office:value="68.7494249806936">
            <text:p>68.7</text:p>
          </table:table-cell>
          <table:table-cell table:style-name="ce11" table:formula="of:=MAX(0;([$Invest.D40]+(1-dep)*[$K.E40]))" office:value-type="float" office:value="56.8774090901239">
            <text:p>56.9</text:p>
          </table:table-cell>
          <table:table-cell table:style-name="ce11" table:formula="of:=MAX(0;([$Invest.E40]+(1-dep)*[$K.F40]))" office:value-type="float" office:value="52.0647470285574">
            <text:p>52.1</text:p>
          </table:table-cell>
          <table:table-cell table:style-name="ce11" table:formula="of:=MAX(0;([$Invest.F40]+(1-dep)*[$K.G40]))" office:value-type="float" office:value="51.6755017420903">
            <text:p>51.7</text:p>
          </table:table-cell>
          <table:table-cell table:style-name="ce11" table:formula="of:=MAX(0;([$Invest.G40]+(1-dep)*[$K.H40]))" office:value-type="float" office:value="45.8146988320339">
            <text:p>45.8</text:p>
          </table:table-cell>
          <table:table-cell table:style-name="ce11" table:formula="of:=MAX(0;([$Invest.H40]+(1-dep)*[$K.I40]))" office:value-type="float" office:value="46.0191465299444">
            <text:p>46.0</text:p>
          </table:table-cell>
          <table:table-cell table:style-name="ce11" table:formula="of:=MAX(0;([$Invest.I40]+(1-dep)*[$K.J40]))" office:value-type="float" office:value="93.7266978183795">
            <text:p>93.7</text:p>
          </table:table-cell>
          <table:table-cell table:number-columns-repeated="1014"/>
        </table:table-row>
        <table:table-row table:style-name="ro2">
          <table:table-cell table:style-name="ce8" table:formula="of:=1+[.A41]" office:value-type="float" office:value="39">
            <text:p>39</text:p>
          </table:table-cell>
          <table:table-cell table:style-name="ce11" table:formula="of:=SUM([.C42:.J42])" office:value-type="float" office:value="490.106744232214">
            <text:p>490.1</text:p>
          </table:table-cell>
          <table:table-cell table:style-name="ce11" table:formula="of:=MAX(0;([$Invest.B41]+(1-dep)*[$K.C41]))" office:value-type="float" office:value="71.9469565697381">
            <text:p>71.9</text:p>
          </table:table-cell>
          <table:table-cell table:style-name="ce11" table:formula="of:=MAX(0;([$Invest.C41]+(1-dep)*[$K.D41]))" office:value-type="float" office:value="69.089760724847">
            <text:p>69.1</text:p>
          </table:table-cell>
          <table:table-cell table:style-name="ce11" table:formula="of:=MAX(0;([$Invest.D41]+(1-dep)*[$K.E41]))" office:value-type="float" office:value="56.954783650758">
            <text:p>57.0</text:p>
          </table:table-cell>
          <table:table-cell table:style-name="ce11" table:formula="of:=MAX(0;([$Invest.E41]+(1-dep)*[$K.F41]))" office:value-type="float" office:value="52.5841242580353">
            <text:p>52.6</text:p>
          </table:table-cell>
          <table:table-cell table:style-name="ce11" table:formula="of:=MAX(0;([$Invest.F41]+(1-dep)*[$K.G41]))" office:value-type="float" office:value="52.2800268673356">
            <text:p>52.3</text:p>
          </table:table-cell>
          <table:table-cell table:style-name="ce11" table:formula="of:=MAX(0;([$Invest.G41]+(1-dep)*[$K.H41]))" office:value-type="float" office:value="46.5378721695092">
            <text:p>46.5</text:p>
          </table:table-cell>
          <table:table-cell table:style-name="ce11" table:formula="of:=MAX(0;([$Invest.H41]+(1-dep)*[$K.I41]))" office:value-type="float" office:value="44.7221646500664">
            <text:p>44.7</text:p>
          </table:table-cell>
          <table:table-cell table:style-name="ce11" table:formula="of:=MAX(0;([$Invest.I41]+(1-dep)*[$K.J41]))" office:value-type="float" office:value="95.9910553419249">
            <text:p>96.0</text:p>
          </table:table-cell>
          <table:table-cell table:number-columns-repeated="1014"/>
        </table:table-row>
        <table:table-row table:style-name="ro2">
          <table:table-cell table:style-name="ce8" table:formula="of:=1+[.A42]" office:value-type="float" office:value="40">
            <text:p>40</text:p>
          </table:table-cell>
          <table:table-cell table:style-name="ce11" table:formula="of:=SUM([.C43:.J43])" office:value-type="float" office:value="495.169567190605">
            <text:p>495.2</text:p>
          </table:table-cell>
          <table:table-cell table:style-name="ce11" table:formula="of:=MAX(0;([$Invest.B42]+(1-dep)*[$K.C42]))" office:value-type="float" office:value="73.1581499748443">
            <text:p>73.2</text:p>
          </table:table-cell>
          <table:table-cell table:style-name="ce11" table:formula="of:=MAX(0;([$Invest.C42]+(1-dep)*[$K.D42]))" office:value-type="float" office:value="70.5702847317311">
            <text:p>70.6</text:p>
          </table:table-cell>
          <table:table-cell table:style-name="ce11" table:formula="of:=MAX(0;([$Invest.D42]+(1-dep)*[$K.E42]))" office:value-type="float" office:value="56.6974654108648">
            <text:p>56.7</text:p>
          </table:table-cell>
          <table:table-cell table:style-name="ce11" table:formula="of:=MAX(0;([$Invest.E42]+(1-dep)*[$K.F42]))" office:value-type="float" office:value="52.7928245658168">
            <text:p>52.8</text:p>
          </table:table-cell>
          <table:table-cell table:style-name="ce11" table:formula="of:=MAX(0;([$Invest.F42]+(1-dep)*[$K.G42]))" office:value-type="float" office:value="53.8682171122804">
            <text:p>53.9</text:p>
          </table:table-cell>
          <table:table-cell table:style-name="ce11" table:formula="of:=MAX(0;([$Invest.G42]+(1-dep)*[$K.H42]))" office:value-type="float" office:value="46.9888913840392">
            <text:p>47.0</text:p>
          </table:table-cell>
          <table:table-cell table:style-name="ce11" table:formula="of:=MAX(0;([$Invest.H42]+(1-dep)*[$K.I42]))" office:value-type="float" office:value="43.3804997105644">
            <text:p>43.4</text:p>
          </table:table-cell>
          <table:table-cell table:style-name="ce11" table:formula="of:=MAX(0;([$Invest.I42]+(1-dep)*[$K.J42]))" office:value-type="float" office:value="97.7132343004636">
            <text:p>97.7</text:p>
          </table:table-cell>
          <table:table-cell table:number-columns-repeated="1014"/>
        </table:table-row>
        <table:table-row table:style-name="ro2">
          <table:table-cell table:style-name="ce8" table:formula="of:=1+[.A43]" office:value-type="float" office:value="41">
            <text:p>41</text:p>
          </table:table-cell>
          <table:table-cell table:style-name="ce11" table:formula="of:=SUM([.C44:.J44])" office:value-type="float" office:value="500.238240260193">
            <text:p>500.2</text:p>
          </table:table-cell>
          <table:table-cell table:style-name="ce11" table:formula="of:=MAX(0;([$Invest.B43]+(1-dep)*[$K.C43]))" office:value-type="float" office:value="74.3411216892273">
            <text:p>74.3</text:p>
          </table:table-cell>
          <table:table-cell table:style-name="ce11" table:formula="of:=MAX(0;([$Invest.C43]+(1-dep)*[$K.D43]))" office:value-type="float" office:value="72.0351172436409">
            <text:p>72.0</text:p>
          </table:table-cell>
          <table:table-cell table:style-name="ce11" table:formula="of:=MAX(0;([$Invest.D43]+(1-dep)*[$K.E43]))" office:value-type="float" office:value="56.405598449485">
            <text:p>56.4</text:p>
          </table:table-cell>
          <table:table-cell table:style-name="ce11" table:formula="of:=MAX(0;([$Invest.E43]+(1-dep)*[$K.F43]))" office:value-type="float" office:value="52.9683749248258">
            <text:p>53.0</text:p>
          </table:table-cell>
          <table:table-cell table:style-name="ce11" table:formula="of:=MAX(0;([$Invest.F43]+(1-dep)*[$K.G43]))" office:value-type="float" office:value="55.4676775154603">
            <text:p>55.5</text:p>
          </table:table-cell>
          <table:table-cell table:style-name="ce11" table:formula="of:=MAX(0;([$Invest.G43]+(1-dep)*[$K.H43]))" office:value-type="float" office:value="47.413602944138">
            <text:p>47.4</text:p>
          </table:table-cell>
          <table:table-cell table:style-name="ce11" table:formula="of:=MAX(0;([$Invest.H43]+(1-dep)*[$K.I43]))" office:value-type="float" office:value="42.0790847192475">
            <text:p>42.1</text:p>
          </table:table-cell>
          <table:table-cell table:style-name="ce11" table:formula="of:=MAX(0;([$Invest.I43]+(1-dep)*[$K.J43]))" office:value-type="float" office:value="99.527662774168">
            <text:p>99.5</text:p>
          </table:table-cell>
          <table:table-cell table:number-columns-repeated="1014"/>
        </table:table-row>
        <table:table-row table:style-name="ro2">
          <table:table-cell table:style-name="ce8" table:formula="of:=1+[.A44]" office:value-type="float" office:value="42">
            <text:p>42</text:p>
          </table:table-cell>
          <table:table-cell table:style-name="ce11" table:formula="of:=SUM([.C45:.J45])" office:value-type="float" office:value="505.416190271206">
            <text:p>505.4</text:p>
          </table:table-cell>
          <table:table-cell table:style-name="ce11" table:formula="of:=MAX(0;([$Invest.B44]+(1-dep)*[$K.C44]))" office:value-type="float" office:value="75.3178518506888">
            <text:p>75.3</text:p>
          </table:table-cell>
          <table:table-cell table:style-name="ce11" table:formula="of:=MAX(0;([$Invest.C44]+(1-dep)*[$K.D44]))" office:value-type="float" office:value="73.3095280161732">
            <text:p>73.3</text:p>
          </table:table-cell>
          <table:table-cell table:style-name="ce11" table:formula="of:=MAX(0;([$Invest.D44]+(1-dep)*[$K.E44]))" office:value-type="float" office:value="55.9531446062091">
            <text:p>56.0</text:p>
          </table:table-cell>
          <table:table-cell table:style-name="ce11" table:formula="of:=MAX(0;([$Invest.E44]+(1-dep)*[$K.F44]))" office:value-type="float" office:value="54.3048249488196">
            <text:p>54.3</text:p>
          </table:table-cell>
          <table:table-cell table:style-name="ce11" table:formula="of:=MAX(0;([$Invest.F44]+(1-dep)*[$K.G44]))" office:value-type="float" office:value="56.9409186088181">
            <text:p>56.9</text:p>
          </table:table-cell>
          <table:table-cell table:style-name="ce11" table:formula="of:=MAX(0;([$Invest.G44]+(1-dep)*[$K.H44]))" office:value-type="float" office:value="47.7009206368532">
            <text:p>47.7</text:p>
          </table:table-cell>
          <table:table-cell table:style-name="ce11" table:formula="of:=MAX(0;([$Invest.H44]+(1-dep)*[$K.I44]))" office:value-type="float" office:value="40.8167121776701">
            <text:p>40.8</text:p>
          </table:table-cell>
          <table:table-cell table:style-name="ce11" table:formula="of:=MAX(0;([$Invest.I44]+(1-dep)*[$K.J44]))" office:value-type="float" office:value="101.072289425974">
            <text:p>101.1</text:p>
          </table:table-cell>
          <table:table-cell table:number-columns-repeated="1014"/>
        </table:table-row>
        <table:table-row table:style-name="ro2">
          <table:table-cell table:style-name="ce8" table:formula="of:=1+[.A45]" office:value-type="float" office:value="43">
            <text:p>43</text:p>
          </table:table-cell>
          <table:table-cell table:style-name="ce11" table:formula="of:=SUM([.C46:.J46])" office:value-type="float" office:value="510.734345339315">
            <text:p>510.7</text:p>
          </table:table-cell>
          <table:table-cell table:style-name="ce11" table:formula="of:=MAX(0;([$Invest.B45]+(1-dep)*[$K.C45]))" office:value-type="float" office:value="75.9518248221395">
            <text:p>76.0</text:p>
          </table:table-cell>
          <table:table-cell table:style-name="ce11" table:formula="of:=MAX(0;([$Invest.C45]+(1-dep)*[$K.D45]))" office:value-type="float" office:value="74.337907783739">
            <text:p>74.3</text:p>
          </table:table-cell>
          <table:table-cell table:style-name="ce11" table:formula="of:=MAX(0;([$Invest.D45]+(1-dep)*[$K.E45]))" office:value-type="float" office:value="56.7914601749259">
            <text:p>56.8</text:p>
          </table:table-cell>
          <table:table-cell table:style-name="ce11" table:formula="of:=MAX(0;([$Invest.E45]+(1-dep)*[$K.F45]))" office:value-type="float" office:value="55.4109786703542">
            <text:p>55.4</text:p>
          </table:table-cell>
          <table:table-cell table:style-name="ce11" table:formula="of:=MAX(0;([$Invest.F45]+(1-dep)*[$K.G45]))" office:value-type="float" office:value="58.17557731394">
            <text:p>58.2</text:p>
          </table:table-cell>
          <table:table-cell table:style-name="ce11" table:formula="of:=MAX(0;([$Invest.G45]+(1-dep)*[$K.H45]))" office:value-type="float" office:value="48.3134766164279">
            <text:p>48.3</text:p>
          </table:table-cell>
          <table:table-cell table:style-name="ce11" table:formula="of:=MAX(0;([$Invest.H45]+(1-dep)*[$K.I45]))" office:value-type="float" office:value="39.59221081234">
            <text:p>39.6</text:p>
          </table:table-cell>
          <table:table-cell table:style-name="ce11" table:formula="of:=MAX(0;([$Invest.I45]+(1-dep)*[$K.J45]))" office:value-type="float" office:value="102.160909145448">
            <text:p>102.2</text:p>
          </table:table-cell>
          <table:table-cell table:number-columns-repeated="1014"/>
        </table:table-row>
        <table:table-row table:style-name="ro2">
          <table:table-cell table:style-name="ce8" table:formula="of:=1+[.A46]" office:value-type="float" office:value="44">
            <text:p>44</text:p>
          </table:table-cell>
          <table:table-cell table:style-name="ce11" table:formula="of:=SUM([.C47:.J47])" office:value-type="float" office:value="516.01742832377">
            <text:p>516.0</text:p>
          </table:table-cell>
          <table:table-cell table:style-name="ce11" table:formula="of:=MAX(0;([$Invest.B46]+(1-dep)*[$K.C46]))" office:value-type="float" office:value="76.5179137708079">
            <text:p>76.5</text:p>
          </table:table-cell>
          <table:table-cell table:style-name="ce11" table:formula="of:=MAX(0;([$Invest.C46]+(1-dep)*[$K.D46]))" office:value-type="float" office:value="75.5956532170677">
            <text:p>75.6</text:p>
          </table:table-cell>
          <table:table-cell table:style-name="ce11" table:formula="of:=MAX(0;([$Invest.D46]+(1-dep)*[$K.E46]))" office:value-type="float" office:value="57.5866913772387">
            <text:p>57.6</text:p>
          </table:table-cell>
          <table:table-cell table:style-name="ce11" table:formula="of:=MAX(0;([$Invest.E46]+(1-dep)*[$K.F46]))" office:value-type="float" office:value="56.4846554406881">
            <text:p>56.5</text:p>
          </table:table-cell>
          <table:table-cell table:style-name="ce11" table:formula="of:=MAX(0;([$Invest.F46]+(1-dep)*[$K.G46]))" office:value-type="float" office:value="59.379070675407">
            <text:p>59.4</text:p>
          </table:table-cell>
          <table:table-cell table:style-name="ce11" table:formula="of:=MAX(0;([$Invest.G46]+(1-dep)*[$K.H46]))" office:value-type="float" office:value="48.8868095226301">
            <text:p>48.9</text:p>
          </table:table-cell>
          <table:table-cell table:style-name="ce11" table:formula="of:=MAX(0;([$Invest.H46]+(1-dep)*[$K.I46]))" office:value-type="float" office:value="38.4044444879698">
            <text:p>38.4</text:p>
          </table:table-cell>
          <table:table-cell table:style-name="ce11" table:formula="of:=MAX(0;([$Invest.I46]+(1-dep)*[$K.J46]))" office:value-type="float" office:value="103.16218983196">
            <text:p>103.2</text:p>
          </table:table-cell>
          <table:table-cell table:number-columns-repeated="1014"/>
        </table:table-row>
        <table:table-row table:style-name="ro2">
          <table:table-cell table:style-name="ce8" table:formula="of:=1+[.A47]" office:value-type="float" office:value="45">
            <text:p>45</text:p>
          </table:table-cell>
          <table:table-cell table:style-name="ce11" table:formula="of:=SUM([.C48:.J48])" office:value-type="float" office:value="521.404746050488">
            <text:p>521.4</text:p>
          </table:table-cell>
          <table:table-cell table:style-name="ce11" table:formula="of:=MAX(0;([$Invest.B47]+(1-dep)*[$K.C47]))" office:value-type="float" office:value="77.688314342823">
            <text:p>77.7</text:p>
          </table:table-cell>
          <table:table-cell table:style-name="ce11" table:formula="of:=MAX(0;([$Invest.C47]+(1-dep)*[$K.D47]))" office:value-type="float" office:value="76.5547337583755">
            <text:p>76.6</text:p>
          </table:table-cell>
          <table:table-cell table:style-name="ce11" table:formula="of:=MAX(0;([$Invest.D47]+(1-dep)*[$K.E47]))" office:value-type="float" office:value="59.2100634915727">
            <text:p>59.2</text:p>
          </table:table-cell>
          <table:table-cell table:style-name="ce11" table:formula="of:=MAX(0;([$Invest.E47]+(1-dep)*[$K.F47]))" office:value-type="float" office:value="57.338642295769">
            <text:p>57.3</text:p>
          </table:table-cell>
          <table:table-cell table:style-name="ce11" table:formula="of:=MAX(0;([$Invest.F47]+(1-dep)*[$K.G47]))" office:value-type="float" office:value="60.3538399176846">
            <text:p>60.4</text:p>
          </table:table-cell>
          <table:table-cell table:style-name="ce11" table:formula="of:=MAX(0;([$Invest.G47]+(1-dep)*[$K.H47]))" office:value-type="float" office:value="49.2625913729329">
            <text:p>49.3</text:p>
          </table:table-cell>
          <table:table-cell table:style-name="ce11" table:formula="of:=MAX(0;([$Invest.H47]+(1-dep)*[$K.I47]))" office:value-type="float" office:value="37.2523111533307">
            <text:p>37.3</text:p>
          </table:table-cell>
          <table:table-cell table:style-name="ce11" table:formula="of:=MAX(0;([$Invest.I47]+(1-dep)*[$K.J47]))" office:value-type="float" office:value="103.744249718">
            <text:p>103.7</text:p>
          </table:table-cell>
          <table:table-cell table:number-columns-repeated="1014"/>
        </table:table-row>
        <table:table-row table:style-name="ro2">
          <table:table-cell table:style-name="ce8" table:formula="of:=1+[.A48]" office:value-type="float" office:value="46">
            <text:p>46</text:p>
          </table:table-cell>
          <table:table-cell table:style-name="ce11" table:formula="of:=SUM([.C49:.J49])" office:value-type="float" office:value="526.881693882885">
            <text:p>526.9</text:p>
          </table:table-cell>
          <table:table-cell table:style-name="ce11" table:formula="of:=MAX(0;([$Invest.B48]+(1-dep)*[$K.C48]))" office:value-type="float" office:value="78.5120350751198">
            <text:p>78.5</text:p>
          </table:table-cell>
          <table:table-cell table:style-name="ce11" table:formula="of:=MAX(0;([$Invest.C48]+(1-dep)*[$K.D48]))" office:value-type="float" office:value="78.3027413795256">
            <text:p>78.3</text:p>
          </table:table-cell>
          <table:table-cell table:style-name="ce11" table:formula="of:=MAX(0;([$Invest.D48]+(1-dep)*[$K.E48]))" office:value-type="float" office:value="60.5925584228579">
            <text:p>60.6</text:p>
          </table:table-cell>
          <table:table-cell table:style-name="ce11" table:formula="of:=MAX(0;([$Invest.E48]+(1-dep)*[$K.F48]))" office:value-type="float" office:value="57.9365736213044">
            <text:p>57.9</text:p>
          </table:table-cell>
          <table:table-cell table:style-name="ce11" table:formula="of:=MAX(0;([$Invest.F48]+(1-dep)*[$K.G48]))" office:value-type="float" office:value="61.060600567957">
            <text:p>61.1</text:p>
          </table:table-cell>
          <table:table-cell table:style-name="ce11" table:formula="of:=MAX(0;([$Invest.G48]+(1-dep)*[$K.H48]))" office:value-type="float" office:value="49.4143862029152">
            <text:p>49.4</text:p>
          </table:table-cell>
          <table:table-cell table:style-name="ce11" table:formula="of:=MAX(0;([$Invest.H48]+(1-dep)*[$K.I48]))" office:value-type="float" office:value="36.1347418187308">
            <text:p>36.1</text:p>
          </table:table-cell>
          <table:table-cell table:style-name="ce11" table:formula="of:=MAX(0;([$Invest.I48]+(1-dep)*[$K.J48]))" office:value-type="float" office:value="104.928056794474">
            <text:p>104.9</text:p>
          </table:table-cell>
          <table:table-cell table:number-columns-repeated="1014"/>
        </table:table-row>
        <table:table-row table:style-name="ro2">
          <table:table-cell table:style-name="ce8" table:formula="of:=1+[.A49]" office:value-type="float" office:value="47">
            <text:p>47</text:p>
          </table:table-cell>
          <table:table-cell table:style-name="ce11" table:formula="of:=SUM([.C50:.J50])" office:value-type="float" office:value="532.469318638645">
            <text:p>532.5</text:p>
          </table:table-cell>
          <table:table-cell table:style-name="ce11" table:formula="of:=MAX(0;([$Invest.B49]+(1-dep)*[$K.C49]))" office:value-type="float" office:value="78.8639614529581">
            <text:p>78.9</text:p>
          </table:table-cell>
          <table:table-cell table:style-name="ce11" table:formula="of:=MAX(0;([$Invest.C49]+(1-dep)*[$K.D49]))" office:value-type="float" office:value="79.596893428005">
            <text:p>79.6</text:p>
          </table:table-cell>
          <table:table-cell table:style-name="ce11" table:formula="of:=MAX(0;([$Invest.D49]+(1-dep)*[$K.E49]))" office:value-type="float" office:value="61.624769439027">
            <text:p>61.6</text:p>
          </table:table-cell>
          <table:table-cell table:style-name="ce11" table:formula="of:=MAX(0;([$Invest.E49]+(1-dep)*[$K.F49]))" office:value-type="float" office:value="58.1862964910938">
            <text:p>58.2</text:p>
          </table:table-cell>
          <table:table-cell table:style-name="ce11" table:formula="of:=MAX(0;([$Invest.F49]+(1-dep)*[$K.G49]))" office:value-type="float" office:value="61.4008945694224">
            <text:p>61.4</text:p>
          </table:table-cell>
          <table:table-cell table:style-name="ce11" table:formula="of:=MAX(0;([$Invest.G49]+(1-dep)*[$K.H49]))" office:value-type="float" office:value="51.6293938191019">
            <text:p>51.6</text:p>
          </table:table-cell>
          <table:table-cell table:style-name="ce11" table:formula="of:=MAX(0;([$Invest.H49]+(1-dep)*[$K.I49]))" office:value-type="float" office:value="35.0506995641688">
            <text:p>35.1</text:p>
          </table:table-cell>
          <table:table-cell table:style-name="ce11" table:formula="of:=MAX(0;([$Invest.I49]+(1-dep)*[$K.J49]))" office:value-type="float" office:value="106.116409874867">
            <text:p>106.1</text:p>
          </table:table-cell>
          <table:table-cell table:number-columns-repeated="1014"/>
        </table:table-row>
        <table:table-row table:style-name="ro2">
          <table:table-cell table:style-name="ce8" table:formula="of:=1+[.A50]" office:value-type="float" office:value="48">
            <text:p>48</text:p>
          </table:table-cell>
          <table:table-cell table:style-name="ce11" table:formula="of:=SUM([.C51:.J51])" office:value-type="float" office:value="537.968119184616">
            <text:p>538.0</text:p>
          </table:table-cell>
          <table:table-cell table:style-name="ce11" table:formula="of:=MAX(0;([$Invest.B50]+(1-dep)*[$K.C50]))" office:value-type="float" office:value="79.1744506448943">
            <text:p>79.2</text:p>
          </table:table-cell>
          <table:table-cell table:style-name="ce11" table:formula="of:=MAX(0;([$Invest.C50]+(1-dep)*[$K.D50]))" office:value-type="float" office:value="80.8677047157887">
            <text:p>80.9</text:p>
          </table:table-cell>
          <table:table-cell table:style-name="ce11" table:formula="of:=MAX(0;([$Invest.D50]+(1-dep)*[$K.E50]))" office:value-type="float" office:value="62.6398911437333">
            <text:p>62.6</text:p>
          </table:table-cell>
          <table:table-cell table:style-name="ce11" table:formula="of:=MAX(0;([$Invest.E50]+(1-dep)*[$K.F50]))" office:value-type="float" office:value="58.4053729978197">
            <text:p>58.4</text:p>
          </table:table-cell>
          <table:table-cell table:style-name="ce11" table:formula="of:=MAX(0;([$Invest.F50]+(1-dep)*[$K.G50]))" office:value-type="float" office:value="61.7095033498269">
            <text:p>61.7</text:p>
          </table:table-cell>
          <table:table-cell table:style-name="ce11" table:formula="of:=MAX(0;([$Invest.G50]+(1-dep)*[$K.H50]))" office:value-type="float" office:value="53.9126714953158">
            <text:p>53.9</text:p>
          </table:table-cell>
          <table:table-cell table:style-name="ce11" table:formula="of:=MAX(0;([$Invest.H50]+(1-dep)*[$K.I50]))" office:value-type="float" office:value="33.9991785772438">
            <text:p>34.0</text:p>
          </table:table-cell>
          <table:table-cell table:style-name="ce11" table:formula="of:=MAX(0;([$Invest.I50]+(1-dep)*[$K.J50]))" office:value-type="float" office:value="107.259346259993">
            <text:p>107.3</text:p>
          </table:table-cell>
          <table:table-cell table:number-columns-repeated="1014"/>
        </table:table-row>
        <table:table-row table:style-name="ro2">
          <table:table-cell table:style-name="ce8" table:formula="of:=1+[.A51]" office:value-type="float" office:value="49">
            <text:p>49</text:p>
          </table:table-cell>
          <table:table-cell table:style-name="ce11" table:formula="of:=SUM([.C52:.J52])" office:value-type="float" office:value="543.88547583413">
            <text:p>543.9</text:p>
          </table:table-cell>
          <table:table-cell table:style-name="ce11" table:formula="of:=MAX(0;([$Invest.B51]+(1-dep)*[$K.C51]))" office:value-type="float" office:value="79.7544707739326">
            <text:p>79.8</text:p>
          </table:table-cell>
          <table:table-cell table:style-name="ce11" table:formula="of:=MAX(0;([$Invest.C51]+(1-dep)*[$K.D51]))" office:value-type="float" office:value="80.8135695113851">
            <text:p>80.8</text:p>
          </table:table-cell>
          <table:table-cell table:style-name="ce11" table:formula="of:=MAX(0;([$Invest.D51]+(1-dep)*[$K.E51]))" office:value-type="float" office:value="65.4812938577375">
            <text:p>65.5</text:p>
          </table:table-cell>
          <table:table-cell table:style-name="ce11" table:formula="of:=MAX(0;([$Invest.E51]+(1-dep)*[$K.F51]))" office:value-type="float" office:value="58.4180661236446">
            <text:p>58.4</text:p>
          </table:table-cell>
          <table:table-cell table:style-name="ce11" table:formula="of:=MAX(0;([$Invest.F51]+(1-dep)*[$K.G51]))" office:value-type="float" office:value="61.8018338779421">
            <text:p>61.8</text:p>
          </table:table-cell>
          <table:table-cell table:style-name="ce11" table:formula="of:=MAX(0;([$Invest.G51]+(1-dep)*[$K.H51]))" office:value-type="float" office:value="55.3381235763808">
            <text:p>55.3</text:p>
          </table:table-cell>
          <table:table-cell table:style-name="ce11" table:formula="of:=MAX(0;([$Invest.H51]+(1-dep)*[$K.I51]))" office:value-type="float" office:value="32.9792032199265">
            <text:p>33.0</text:p>
          </table:table-cell>
          <table:table-cell table:style-name="ce11" table:formula="of:=MAX(0;([$Invest.I51]+(1-dep)*[$K.J51]))" office:value-type="float" office:value="109.29891489318">
            <text:p>109.3</text:p>
          </table:table-cell>
          <table:table-cell table:number-columns-repeated="1014"/>
        </table:table-row>
        <table:table-row table:style-name="ro2">
          <table:table-cell table:style-name="ce8" table:formula="of:=1+[.A52]" office:value-type="float" office:value="50">
            <text:p>50</text:p>
          </table:table-cell>
          <table:table-cell table:style-name="ce11" table:formula="of:=SUM([.C53:.J53])" office:value-type="float" office:value="549.772159166557">
            <text:p>549.8</text:p>
          </table:table-cell>
          <table:table-cell table:style-name="ce11" table:formula="of:=MAX(0;([$Invest.B52]+(1-dep)*[$K.C52]))" office:value-type="float" office:value="79.8179368470228">
            <text:p>79.8</text:p>
          </table:table-cell>
          <table:table-cell table:style-name="ce11" table:formula="of:=MAX(0;([$Invest.C52]+(1-dep)*[$K.D52]))" office:value-type="float" office:value="82.9091735762773">
            <text:p>82.9</text:p>
          </table:table-cell>
          <table:table-cell table:style-name="ce11" table:formula="of:=MAX(0;([$Invest.D52]+(1-dep)*[$K.E52]))" office:value-type="float" office:value="67.9833648511881">
            <text:p>68.0</text:p>
          </table:table-cell>
          <table:table-cell table:style-name="ce11" table:formula="of:=MAX(0;([$Invest.E52]+(1-dep)*[$K.F52]))" office:value-type="float" office:value="58.0560603823432">
            <text:p>58.1</text:p>
          </table:table-cell>
          <table:table-cell table:style-name="ce11" table:formula="of:=MAX(0;([$Invest.F52]+(1-dep)*[$K.G52]))" office:value-type="float" office:value="61.4966078453828">
            <text:p>61.5</text:p>
          </table:table-cell>
          <table:table-cell table:style-name="ce11" table:formula="of:=MAX(0;([$Invest.G52]+(1-dep)*[$K.H52]))" office:value-type="float" office:value="56.8442502093264">
            <text:p>56.8</text:p>
          </table:table-cell>
          <table:table-cell table:style-name="ce11" table:formula="of:=MAX(0;([$Invest.H52]+(1-dep)*[$K.I52]))" office:value-type="float" office:value="31.9898271233287">
            <text:p>32.0</text:p>
          </table:table-cell>
          <table:table-cell table:style-name="ce11" table:formula="of:=MAX(0;([$Invest.I52]+(1-dep)*[$K.J52]))" office:value-type="float" office:value="110.674938331688">
            <text:p>110.7</text:p>
          </table:table-cell>
          <table:table-cell table:number-columns-repeated="1014"/>
        </table:table-row>
        <table:table-row table:style-name="ro2">
          <table:table-cell table:style-name="ce8" table:formula="of:=1+[.A53]" office:value-type="float" office:value="51">
            <text:p>51</text:p>
          </table:table-cell>
          <table:table-cell table:style-name="ce11" table:formula="of:=SUM([.C54:.J54])" office:value-type="float" office:value="555.573959420145">
            <text:p>555.6</text:p>
          </table:table-cell>
          <table:table-cell table:style-name="ce11" table:formula="of:=MAX(0;([$Invest.B53]+(1-dep)*[$K.C53]))" office:value-type="float" office:value="79.6024509557819">
            <text:p>79.6</text:p>
          </table:table-cell>
          <table:table-cell table:style-name="ce11" table:formula="of:=MAX(0;([$Invest.C53]+(1-dep)*[$K.D53]))" office:value-type="float" office:value="85.0598236229221">
            <text:p>85.1</text:p>
          </table:table-cell>
          <table:table-cell table:style-name="ce11" table:formula="of:=MAX(0;([$Invest.D53]+(1-dep)*[$K.E53]))" office:value-type="float" office:value="71.1710128163662">
            <text:p>71.2</text:p>
          </table:table-cell>
          <table:table-cell table:style-name="ce11" table:formula="of:=MAX(0;([$Invest.E53]+(1-dep)*[$K.F53]))" office:value-type="float" office:value="57.4969668937506">
            <text:p>57.5</text:p>
          </table:table-cell>
          <table:table-cell table:style-name="ce11" table:formula="of:=MAX(0;([$Invest.F53]+(1-dep)*[$K.G53]))" office:value-type="float" office:value="60.9810587284187">
            <text:p>61.0</text:p>
          </table:table-cell>
          <table:table-cell table:style-name="ce11" table:formula="of:=MAX(0;([$Invest.G53]+(1-dep)*[$K.H53]))" office:value-type="float" office:value="58.5626764565029">
            <text:p>58.6</text:p>
          </table:table-cell>
          <table:table-cell table:style-name="ce11" table:formula="of:=MAX(0;([$Invest.H53]+(1-dep)*[$K.I53]))" office:value-type="float" office:value="31.0301323096288">
            <text:p>31.0</text:p>
          </table:table-cell>
          <table:table-cell table:style-name="ce11" table:formula="of:=MAX(0;([$Invest.I53]+(1-dep)*[$K.J53]))" office:value-type="float" office:value="111.669837636774">
            <text:p>111.7</text:p>
          </table:table-cell>
          <table:table-cell table:number-columns-repeated="1014"/>
        </table:table-row>
        <table:table-row table:style-name="ro2">
          <table:table-cell table:style-name="ce8" table:formula="of:=1+[.A54]" office:value-type="float" office:value="52">
            <text:p>52</text:p>
          </table:table-cell>
          <table:table-cell table:style-name="ce11" table:formula="of:=SUM([.C55:.J55])" office:value-type="float" office:value="561.285264103602">
            <text:p>561.3</text:p>
          </table:table-cell>
          <table:table-cell table:style-name="ce11" table:formula="of:=MAX(0;([$Invest.B54]+(1-dep)*[$K.C54]))" office:value-type="float" office:value="79.2888656688446">
            <text:p>79.3</text:p>
          </table:table-cell>
          <table:table-cell table:style-name="ce11" table:formula="of:=MAX(0;([$Invest.C54]+(1-dep)*[$K.D54]))" office:value-type="float" office:value="87.1530779698321">
            <text:p>87.2</text:p>
          </table:table-cell>
          <table:table-cell table:style-name="ce11" table:formula="of:=MAX(0;([$Invest.D54]+(1-dep)*[$K.E54]))" office:value-type="float" office:value="74.4086878792671">
            <text:p>74.4</text:p>
          </table:table-cell>
          <table:table-cell table:style-name="ce11" table:formula="of:=MAX(0;([$Invest.E54]+(1-dep)*[$K.F54]))" office:value-type="float" office:value="56.8732456071773">
            <text:p>56.9</text:p>
          </table:table-cell>
          <table:table-cell table:style-name="ce11" table:formula="of:=MAX(0;([$Invest.F54]+(1-dep)*[$K.G54]))" office:value-type="float" office:value="60.3953357218133">
            <text:p>60.4</text:p>
          </table:table-cell>
          <table:table-cell table:style-name="ce11" table:formula="of:=MAX(0;([$Invest.G54]+(1-dep)*[$K.H54]))" office:value-type="float" office:value="60.5357222621628">
            <text:p>60.5</text:p>
          </table:table-cell>
          <table:table-cell table:style-name="ce11" table:formula="of:=MAX(0;([$Invest.H54]+(1-dep)*[$K.I54]))" office:value-type="float" office:value="30.0992283403399">
            <text:p>30.1</text:p>
          </table:table-cell>
          <table:table-cell table:style-name="ce11" table:formula="of:=MAX(0;([$Invest.I54]+(1-dep)*[$K.J54]))" office:value-type="float" office:value="112.531100654165">
            <text:p>112.5</text:p>
          </table:table-cell>
          <table:table-cell table:number-columns-repeated="1014"/>
        </table:table-row>
        <table:table-row table:style-name="ro2">
          <table:table-cell table:style-name="ce8" table:formula="of:=1+[.A55]" office:value-type="float" office:value="53">
            <text:p>53</text:p>
          </table:table-cell>
          <table:table-cell table:style-name="ce11" table:formula="of:=SUM([.C56:.J56])" office:value-type="float" office:value="567.045687305391">
            <text:p>567.0</text:p>
          </table:table-cell>
          <table:table-cell table:style-name="ce11" table:formula="of:=MAX(0;([$Invest.B55]+(1-dep)*[$K.C55]))" office:value-type="float" office:value="78.6097281342599">
            <text:p>78.6</text:p>
          </table:table-cell>
          <table:table-cell table:style-name="ce11" table:formula="of:=MAX(0;([$Invest.C55]+(1-dep)*[$K.D55]))" office:value-type="float" office:value="90.8544054030999">
            <text:p>90.9</text:p>
          </table:table-cell>
          <table:table-cell table:style-name="ce11" table:formula="of:=MAX(0;([$Invest.D55]+(1-dep)*[$K.E55]))" office:value-type="float" office:value="77.4057092531368">
            <text:p>77.4</text:p>
          </table:table-cell>
          <table:table-cell table:style-name="ce11" table:formula="of:=MAX(0;([$Invest.E55]+(1-dep)*[$K.F55]))" office:value-type="float" office:value="55.9978679409667">
            <text:p>56.0</text:p>
          </table:table-cell>
          <table:table-cell table:style-name="ce11" table:formula="of:=MAX(0;([$Invest.F55]+(1-dep)*[$K.G55]))" office:value-type="float" office:value="59.5399199127577">
            <text:p>59.5</text:p>
          </table:table-cell>
          <table:table-cell table:style-name="ce11" table:formula="of:=MAX(0;([$Invest.G55]+(1-dep)*[$K.H55]))" office:value-type="float" office:value="62.5789527619506">
            <text:p>62.6</text:p>
          </table:table-cell>
          <table:table-cell table:style-name="ce11" table:formula="of:=MAX(0;([$Invest.H55]+(1-dep)*[$K.I55]))" office:value-type="float" office:value="29.1962514901297">
            <text:p>29.2</text:p>
          </table:table-cell>
          <table:table-cell table:style-name="ce11" table:formula="of:=MAX(0;([$Invest.I55]+(1-dep)*[$K.J55]))" office:value-type="float" office:value="112.86285240909">
            <text:p>112.9</text:p>
          </table:table-cell>
          <table:table-cell table:number-columns-repeated="1014"/>
        </table:table-row>
        <table:table-row table:style-name="ro2">
          <table:table-cell table:style-name="ce8" table:formula="of:=1+[.A56]" office:value-type="float" office:value="54">
            <text:p>54</text:p>
          </table:table-cell>
          <table:table-cell table:style-name="ce11" table:formula="of:=SUM([.C57:.J57])" office:value-type="float" office:value="572.937751476816">
            <text:p>572.9</text:p>
          </table:table-cell>
          <table:table-cell table:style-name="ce11" table:formula="of:=MAX(0;([$Invest.B56]+(1-dep)*[$K.C56]))" office:value-type="float" office:value="80.6083559173822">
            <text:p>80.6</text:p>
          </table:table-cell>
          <table:table-cell table:style-name="ce11" table:formula="of:=MAX(0;([$Invest.C56]+(1-dep)*[$K.D56]))" office:value-type="float" office:value="94.3092363869648">
            <text:p>94.3</text:p>
          </table:table-cell>
          <table:table-cell table:style-name="ce11" table:formula="of:=MAX(0;([$Invest.D56]+(1-dep)*[$K.E56]))" office:value-type="float" office:value="80.441874898779">
            <text:p>80.4</text:p>
          </table:table-cell>
          <table:table-cell table:style-name="ce11" table:formula="of:=MAX(0;([$Invest.E56]+(1-dep)*[$K.F56]))" office:value-type="float" office:value="54.6837532915884">
            <text:p>54.7</text:p>
          </table:table-cell>
          <table:table-cell table:style-name="ce11" table:formula="of:=MAX(0;([$Invest.F56]+(1-dep)*[$K.G56]))" office:value-type="float" office:value="58.2142418677406">
            <text:p>58.2</text:p>
          </table:table-cell>
          <table:table-cell table:style-name="ce11" table:formula="of:=MAX(0;([$Invest.G56]+(1-dep)*[$K.H56]))" office:value-type="float" office:value="64.1200281578885">
            <text:p>64.1</text:p>
          </table:table-cell>
          <table:table-cell table:style-name="ce11" table:formula="of:=MAX(0;([$Invest.H56]+(1-dep)*[$K.I56]))" office:value-type="float" office:value="28.3203639454258">
            <text:p>28.3</text:p>
          </table:table-cell>
          <table:table-cell table:style-name="ce11" table:formula="of:=MAX(0;([$Invest.I56]+(1-dep)*[$K.J56]))" office:value-type="float" office:value="112.239897011046">
            <text:p>112.2</text:p>
          </table:table-cell>
          <table:table-cell table:number-columns-repeated="1014"/>
        </table:table-row>
        <table:table-row table:style-name="ro2">
          <table:table-cell table:style-name="ce8" table:formula="of:=1+[.A57]" office:value-type="float" office:value="55">
            <text:p>55</text:p>
          </table:table-cell>
          <table:table-cell table:style-name="ce11" table:formula="of:=SUM([.C58:.J58])" office:value-type="float" office:value="579.03031534266">
            <text:p>579.0</text:p>
          </table:table-cell>
          <table:table-cell table:style-name="ce11" table:formula="of:=MAX(0;([$Invest.B57]+(1-dep)*[$K.C57]))" office:value-type="float" office:value="81.8926381538864">
            <text:p>81.9</text:p>
          </table:table-cell>
          <table:table-cell table:style-name="ce11" table:formula="of:=MAX(0;([$Invest.C57]+(1-dep)*[$K.D57]))" office:value-type="float" office:value="96.9732699297049">
            <text:p>97.0</text:p>
          </table:table-cell>
          <table:table-cell table:style-name="ce11" table:formula="of:=MAX(0;([$Invest.D57]+(1-dep)*[$K.E57]))" office:value-type="float" office:value="82.808371583185">
            <text:p>82.8</text:p>
          </table:table-cell>
          <table:table-cell table:style-name="ce11" table:formula="of:=MAX(0;([$Invest.E57]+(1-dep)*[$K.F57]))" office:value-type="float" office:value="53.0432406928407">
            <text:p>53.0</text:p>
          </table:table-cell>
          <table:table-cell table:style-name="ce11" table:formula="of:=MAX(0;([$Invest.F57]+(1-dep)*[$K.G57]))" office:value-type="float" office:value="59.5842675059332">
            <text:p>59.6</text:p>
          </table:table-cell>
          <table:table-cell table:style-name="ce11" table:formula="of:=MAX(0;([$Invest.G57]+(1-dep)*[$K.H57]))" office:value-type="float" office:value="66.6240265096202">
            <text:p>66.6</text:p>
          </table:table-cell>
          <table:table-cell table:style-name="ce11" table:formula="of:=MAX(0;([$Invest.H57]+(1-dep)*[$K.I57]))" office:value-type="float" office:value="27.4707530270631">
            <text:p>27.5</text:p>
          </table:table-cell>
          <table:table-cell table:style-name="ce11" table:formula="of:=MAX(0;([$Invest.I57]+(1-dep)*[$K.J57]))" office:value-type="float" office:value="110.633747940427">
            <text:p>110.6</text:p>
          </table:table-cell>
          <table:table-cell table:number-columns-repeated="1014"/>
        </table:table-row>
        <table:table-row table:style-name="ro2">
          <table:table-cell table:style-name="ce8" table:formula="of:=1+[.A58]" office:value-type="float" office:value="56">
            <text:p>56</text:p>
          </table:table-cell>
          <table:table-cell table:style-name="ce11" table:formula="of:=SUM([.C59:.J59])" office:value-type="float" office:value="583.070533045655">
            <text:p>583.1</text:p>
          </table:table-cell>
          <table:table-cell table:style-name="ce11" table:formula="of:=MAX(0;([$Invest.B58]+(1-dep)*[$K.C58]))" office:value-type="float" office:value="82.2787669552315">
            <text:p>82.3</text:p>
          </table:table-cell>
          <table:table-cell table:style-name="ce11" table:formula="of:=MAX(0;([$Invest.C58]+(1-dep)*[$K.D58]))" office:value-type="float" office:value="98.5920209314079">
            <text:p>98.6</text:p>
          </table:table-cell>
          <table:table-cell table:style-name="ce11" table:formula="of:=MAX(0;([$Invest.D58]+(1-dep)*[$K.E58]))" office:value-type="float" office:value="84.8282204892432">
            <text:p>84.8</text:p>
          </table:table-cell>
          <table:table-cell table:style-name="ce11" table:formula="of:=MAX(0;([$Invest.E58]+(1-dep)*[$K.F58]))" office:value-type="float" office:value="52.4816892398236">
            <text:p>52.5</text:p>
          </table:table-cell>
          <table:table-cell table:style-name="ce11" table:formula="of:=MAX(0;([$Invest.F58]+(1-dep)*[$K.G58]))" office:value-type="float" office:value="60.305736897069">
            <text:p>60.3</text:p>
          </table:table-cell>
          <table:table-cell table:style-name="ce11" table:formula="of:=MAX(0;([$Invest.G58]+(1-dep)*[$K.H58]))" office:value-type="float" office:value="68.4522681420164">
            <text:p>68.5</text:p>
          </table:table-cell>
          <table:table-cell table:style-name="ce11" table:formula="of:=MAX(0;([$Invest.H58]+(1-dep)*[$K.I58]))" office:value-type="float" office:value="28.2304912502828">
            <text:p>28.2</text:p>
          </table:table-cell>
          <table:table-cell table:style-name="ce11" table:formula="of:=MAX(0;([$Invest.I58]+(1-dep)*[$K.J58]))" office:value-type="float" office:value="107.901339140581">
            <text:p>107.9</text:p>
          </table:table-cell>
          <table:table-cell table:number-columns-repeated="1014"/>
        </table:table-row>
        <table:table-row table:style-name="ro2">
          <table:table-cell table:style-name="ce8" table:formula="of:=1+[.A59]" office:value-type="float" office:value="57">
            <text:p>57</text:p>
          </table:table-cell>
          <table:table-cell table:style-name="ce11" table:formula="of:=SUM([.C60:.J60])" office:value-type="float" office:value="587.839006511117">
            <text:p>587.8</text:p>
          </table:table-cell>
          <table:table-cell table:style-name="ce11" table:formula="of:=MAX(0;([$Invest.B59]+(1-dep)*[$K.C59]))" office:value-type="float" office:value="82.7117726675164">
            <text:p>82.7</text:p>
          </table:table-cell>
          <table:table-cell table:style-name="ce11" table:formula="of:=MAX(0;([$Invest.C59]+(1-dep)*[$K.D59]))" office:value-type="float" office:value="100.293408660165">
            <text:p>100.3</text:p>
          </table:table-cell>
          <table:table-cell table:style-name="ce11" table:formula="of:=MAX(0;([$Invest.D59]+(1-dep)*[$K.E59]))" office:value-type="float" office:value="86.9460876004201">
            <text:p>86.9</text:p>
          </table:table-cell>
          <table:table-cell table:style-name="ce11" table:formula="of:=MAX(0;([$Invest.E59]+(1-dep)*[$K.F59]))" office:value-type="float" office:value="51.9537163943761">
            <text:p>52.0</text:p>
          </table:table-cell>
          <table:table-cell table:style-name="ce11" table:formula="of:=MAX(0;([$Invest.F59]+(1-dep)*[$K.G59]))" office:value-type="float" office:value="61.2380371946795">
            <text:p>61.2</text:p>
          </table:table-cell>
          <table:table-cell table:style-name="ce11" table:formula="of:=MAX(0;([$Invest.G59]+(1-dep)*[$K.H59]))" office:value-type="float" office:value="70.3772594045999">
            <text:p>70.4</text:p>
          </table:table-cell>
          <table:table-cell table:style-name="ce11" table:formula="of:=MAX(0;([$Invest.H59]+(1-dep)*[$K.I59]))" office:value-type="float" office:value="29.0275917901901">
            <text:p>29.0</text:p>
          </table:table-cell>
          <table:table-cell table:style-name="ce11" table:formula="of:=MAX(0;([$Invest.I59]+(1-dep)*[$K.J59]))" office:value-type="float" office:value="105.291132799171">
            <text:p>105.3</text:p>
          </table:table-cell>
          <table:table-cell table:number-columns-repeated="1014"/>
        </table:table-row>
        <table:table-row table:style-name="ro2">
          <table:table-cell table:style-name="ce8" table:formula="of:=1+[.A60]" office:value-type="float" office:value="58">
            <text:p>58</text:p>
          </table:table-cell>
          <table:table-cell table:style-name="ce11" table:formula="of:=SUM([.C61:.J61])" office:value-type="float" office:value="593.072664323452">
            <text:p>593.1</text:p>
          </table:table-cell>
          <table:table-cell table:style-name="ce11" table:formula="of:=MAX(0;([$Invest.B60]+(1-dep)*[$K.C60]))" office:value-type="float" office:value="83.0671343357363">
            <text:p>83.1</text:p>
          </table:table-cell>
          <table:table-cell table:style-name="ce11" table:formula="of:=MAX(0;([$Invest.C60]+(1-dep)*[$K.D60]))" office:value-type="float" office:value="102.718161560311">
            <text:p>102.7</text:p>
          </table:table-cell>
          <table:table-cell table:style-name="ce11" table:formula="of:=MAX(0;([$Invest.D60]+(1-dep)*[$K.E60]))" office:value-type="float" office:value="89.0286600218461">
            <text:p>89.0</text:p>
          </table:table-cell>
          <table:table-cell table:style-name="ce11" table:formula="of:=MAX(0;([$Invest.E60]+(1-dep)*[$K.F60]))" office:value-type="float" office:value="51.382784420026">
            <text:p>51.4</text:p>
          </table:table-cell>
          <table:table-cell table:style-name="ce11" table:formula="of:=MAX(0;([$Invest.F60]+(1-dep)*[$K.G60]))" office:value-type="float" office:value="62.1240624150119">
            <text:p>62.1</text:p>
          </table:table-cell>
          <table:table-cell table:style-name="ce11" table:formula="of:=MAX(0;([$Invest.G60]+(1-dep)*[$K.H60]))" office:value-type="float" office:value="72.284477579268">
            <text:p>72.3</text:p>
          </table:table-cell>
          <table:table-cell table:style-name="ce11" table:formula="of:=MAX(0;([$Invest.H60]+(1-dep)*[$K.I60]))" office:value-type="float" office:value="29.8175322492222">
            <text:p>29.8</text:p>
          </table:table-cell>
          <table:table-cell table:style-name="ce11" table:formula="of:=MAX(0;([$Invest.I60]+(1-dep)*[$K.J60]))" office:value-type="float" office:value="102.649851742031">
            <text:p>102.6</text:p>
          </table:table-cell>
          <table:table-cell table:number-columns-repeated="1014"/>
        </table:table-row>
        <table:table-row table:style-name="ro2">
          <table:table-cell table:style-name="ce8" table:formula="of:=1+[.A61]" office:value-type="float" office:value="59">
            <text:p>59</text:p>
          </table:table-cell>
          <table:table-cell table:style-name="ce11" table:formula="of:=SUM([.C62:.J62])" office:value-type="float" office:value="598.612064278541">
            <text:p>598.6</text:p>
          </table:table-cell>
          <table:table-cell table:style-name="ce11" table:formula="of:=MAX(0;([$Invest.B61]+(1-dep)*[$K.C61]))" office:value-type="float" office:value="83.2858720558518">
            <text:p>83.3</text:p>
          </table:table-cell>
          <table:table-cell table:style-name="ce11" table:formula="of:=MAX(0;([$Invest.C61]+(1-dep)*[$K.D61]))" office:value-type="float" office:value="105.323660828238">
            <text:p>105.3</text:p>
          </table:table-cell>
          <table:table-cell table:style-name="ce11" table:formula="of:=MAX(0;([$Invest.D61]+(1-dep)*[$K.E61]))" office:value-type="float" office:value="91.0057249717012">
            <text:p>91.0</text:p>
          </table:table-cell>
          <table:table-cell table:style-name="ce11" table:formula="of:=MAX(0;([$Invest.E61]+(1-dep)*[$K.F61]))" office:value-type="float" office:value="50.7359582587898">
            <text:p>50.7</text:p>
          </table:table-cell>
          <table:table-cell table:style-name="ce11" table:formula="of:=MAX(0;([$Invest.F61]+(1-dep)*[$K.G61]))" office:value-type="float" office:value="63.6405094121097">
            <text:p>63.6</text:p>
          </table:table-cell>
          <table:table-cell table:style-name="ce11" table:formula="of:=MAX(0;([$Invest.G61]+(1-dep)*[$K.H61]))" office:value-type="float" office:value="74.1270858309556">
            <text:p>74.1</text:p>
          </table:table-cell>
          <table:table-cell table:style-name="ce11" table:formula="of:=MAX(0;([$Invest.H61]+(1-dep)*[$K.I61]))" office:value-type="float" office:value="30.5765193313922">
            <text:p>30.6</text:p>
          </table:table-cell>
          <table:table-cell table:style-name="ce11" table:formula="of:=MAX(0;([$Invest.I61]+(1-dep)*[$K.J61]))" office:value-type="float" office:value="99.916733589503">
            <text:p>99.9</text:p>
          </table:table-cell>
          <table:table-cell table:number-columns-repeated="1014"/>
        </table:table-row>
        <table:table-row table:style-name="ro2">
          <table:table-cell table:style-name="ce8" table:formula="of:=1+[.A62]" office:value-type="float" office:value="60">
            <text:p>60</text:p>
          </table:table-cell>
          <table:table-cell table:style-name="ce11" table:formula="of:=SUM([.C63:.J63])" office:value-type="float" office:value="604.36066527469">
            <text:p>604.4</text:p>
          </table:table-cell>
          <table:table-cell table:style-name="ce11" table:formula="of:=MAX(0;([$Invest.B62]+(1-dep)*[$K.C62]))" office:value-type="float" office:value="83.1092861511547">
            <text:p>83.1</text:p>
          </table:table-cell>
          <table:table-cell table:style-name="ce11" table:formula="of:=MAX(0;([$Invest.C62]+(1-dep)*[$K.D62]))" office:value-type="float" office:value="107.465829877155">
            <text:p>107.5</text:p>
          </table:table-cell>
          <table:table-cell table:style-name="ce11" table:formula="of:=MAX(0;([$Invest.D62]+(1-dep)*[$K.E62]))" office:value-type="float" office:value="92.5726984157187">
            <text:p>92.6</text:p>
          </table:table-cell>
          <table:table-cell table:style-name="ce11" table:formula="of:=MAX(0;([$Invest.E62]+(1-dep)*[$K.F62]))" office:value-type="float" office:value="50.5585554177964">
            <text:p>50.6</text:p>
          </table:table-cell>
          <table:table-cell table:style-name="ce11" table:formula="of:=MAX(0;([$Invest.F62]+(1-dep)*[$K.G62]))" office:value-type="float" office:value="64.8799242563479">
            <text:p>64.9</text:p>
          </table:table-cell>
          <table:table-cell table:style-name="ce11" table:formula="of:=MAX(0;([$Invest.G62]+(1-dep)*[$K.H62]))" office:value-type="float" office:value="75.6439450136975">
            <text:p>75.6</text:p>
          </table:table-cell>
          <table:table-cell table:style-name="ce11" table:formula="of:=MAX(0;([$Invest.H62]+(1-dep)*[$K.I62]))" office:value-type="float" office:value="31.2010973471003">
            <text:p>31.2</text:p>
          </table:table-cell>
          <table:table-cell table:style-name="ce11" table:formula="of:=MAX(0;([$Invest.I62]+(1-dep)*[$K.J62]))" office:value-type="float" office:value="98.929328795719">
            <text:p>98.9</text:p>
          </table:table-cell>
          <table:table-cell table:number-columns-repeated="1014"/>
        </table:table-row>
        <table:table-row table:style-name="ro2">
          <table:table-cell table:style-name="ce8" table:formula="of:=1+[.A63]" office:value-type="float" office:value="61">
            <text:p>61</text:p>
          </table:table-cell>
          <table:table-cell table:style-name="ce11" table:formula="of:=SUM([.C64:.J64])" office:value-type="float" office:value="610.260107002714">
            <text:p>610.3</text:p>
          </table:table-cell>
          <table:table-cell table:style-name="ce11" table:formula="of:=MAX(0;([$Invest.B63]+(1-dep)*[$K.C63]))" office:value-type="float" office:value="82.8644748917368">
            <text:p>82.9</text:p>
          </table:table-cell>
          <table:table-cell table:style-name="ce11" table:formula="of:=MAX(0;([$Invest.C63]+(1-dep)*[$K.D63]))" office:value-type="float" office:value="109.557768042448">
            <text:p>109.6</text:p>
          </table:table-cell>
          <table:table-cell table:style-name="ce11" table:formula="of:=MAX(0;([$Invest.D63]+(1-dep)*[$K.E63]))" office:value-type="float" office:value="94.3879537724653">
            <text:p>94.4</text:p>
          </table:table-cell>
          <table:table-cell table:style-name="ce11" table:formula="of:=MAX(0;([$Invest.E63]+(1-dep)*[$K.F63]))" office:value-type="float" office:value="50.5543062940568">
            <text:p>50.6</text:p>
          </table:table-cell>
          <table:table-cell table:style-name="ce11" table:formula="of:=MAX(0;([$Invest.F63]+(1-dep)*[$K.G63]))" office:value-type="float" office:value="66.0869656553251">
            <text:p>66.1</text:p>
          </table:table-cell>
          <table:table-cell table:style-name="ce11" table:formula="of:=MAX(0;([$Invest.G63]+(1-dep)*[$K.H63]))" office:value-type="float" office:value="77.1257988822138">
            <text:p>77.1</text:p>
          </table:table-cell>
          <table:table-cell table:style-name="ce11" table:formula="of:=MAX(0;([$Invest.H63]+(1-dep)*[$K.I63]))" office:value-type="float" office:value="31.8111941498302">
            <text:p>31.8</text:p>
          </table:table-cell>
          <table:table-cell table:style-name="ce11" table:formula="of:=MAX(0;([$Invest.I63]+(1-dep)*[$K.J63]))" office:value-type="float" office:value="97.8716453146377">
            <text:p>97.9</text:p>
          </table:table-cell>
          <table:table-cell table:number-columns-repeated="1014"/>
        </table:table-row>
        <table:table-row table:style-name="ro2">
          <table:table-cell table:style-name="ce8" table:formula="of:=1+[.A64]" office:value-type="float" office:value="62">
            <text:p>62</text:p>
          </table:table-cell>
          <table:table-cell table:style-name="ce11" table:formula="of:=SUM([.C65:.J65])" office:value-type="float" office:value="616.275205730031">
            <text:p>616.3</text:p>
          </table:table-cell>
          <table:table-cell table:style-name="ce11" table:formula="of:=MAX(0;([$Invest.B64]+(1-dep)*[$K.C64]))" office:value-type="float" office:value="82.5964684417706">
            <text:p>82.6</text:p>
          </table:table-cell>
          <table:table-cell table:style-name="ce11" table:formula="of:=MAX(0;([$Invest.C64]+(1-dep)*[$K.D64]))" office:value-type="float" office:value="111.656990842479">
            <text:p>111.7</text:p>
          </table:table-cell>
          <table:table-cell table:style-name="ce11" table:formula="of:=MAX(0;([$Invest.D64]+(1-dep)*[$K.E64]))" office:value-type="float" office:value="96.2099870944229">
            <text:p>96.2</text:p>
          </table:table-cell>
          <table:table-cell table:style-name="ce11" table:formula="of:=MAX(0;([$Invest.E64]+(1-dep)*[$K.F64]))" office:value-type="float" office:value="50.6811950768583">
            <text:p>50.7</text:p>
          </table:table-cell>
          <table:table-cell table:style-name="ce11" table:formula="of:=MAX(0;([$Invest.F64]+(1-dep)*[$K.G64]))" office:value-type="float" office:value="67.2963354361105">
            <text:p>67.3</text:p>
          </table:table-cell>
          <table:table-cell table:style-name="ce11" table:formula="of:=MAX(0;([$Invest.G64]+(1-dep)*[$K.H64]))" office:value-type="float" office:value="78.6131360793354">
            <text:p>78.6</text:p>
          </table:table-cell>
          <table:table-cell table:style-name="ce11" table:formula="of:=MAX(0;([$Invest.H64]+(1-dep)*[$K.I64]))" office:value-type="float" office:value="32.4235097140404">
            <text:p>32.4</text:p>
          </table:table-cell>
          <table:table-cell table:style-name="ce11" table:formula="of:=MAX(0;([$Invest.I64]+(1-dep)*[$K.J64]))" office:value-type="float" office:value="96.7975830450137">
            <text:p>96.8</text:p>
          </table:table-cell>
          <table:table-cell table:number-columns-repeated="1014"/>
        </table:table-row>
        <table:table-row table:style-name="ro2">
          <table:table-cell table:style-name="ce8" table:formula="of:=1+[.A65]" office:value-type="float" office:value="63">
            <text:p>63</text:p>
          </table:table-cell>
          <table:table-cell table:style-name="ce11" table:formula="of:=SUM([.C66:.J66])" office:value-type="float" office:value="622.384847365401">
            <text:p>622.4</text:p>
          </table:table-cell>
          <table:table-cell table:style-name="ce11" table:formula="of:=MAX(0;([$Invest.B65]+(1-dep)*[$K.C65]))" office:value-type="float" office:value="82.2172133695711">
            <text:p>82.2</text:p>
          </table:table-cell>
          <table:table-cell table:style-name="ce11" table:formula="of:=MAX(0;([$Invest.C65]+(1-dep)*[$K.D65]))" office:value-type="float" office:value="113.636167224168">
            <text:p>113.6</text:p>
          </table:table-cell>
          <table:table-cell table:style-name="ce11" table:formula="of:=MAX(0;([$Invest.D65]+(1-dep)*[$K.E65]))" office:value-type="float" office:value="97.9290473349425">
            <text:p>97.9</text:p>
          </table:table-cell>
          <table:table-cell table:style-name="ce11" table:formula="of:=MAX(0;([$Invest.E65]+(1-dep)*[$K.F65]))" office:value-type="float" office:value="50.7385945572202">
            <text:p>50.7</text:p>
          </table:table-cell>
          <table:table-cell table:style-name="ce11" table:formula="of:=MAX(0;([$Invest.F65]+(1-dep)*[$K.G65]))" office:value-type="float" office:value="68.4700977218748">
            <text:p>68.5</text:p>
          </table:table-cell>
          <table:table-cell table:style-name="ce11" table:formula="of:=MAX(0;([$Invest.G65]+(1-dep)*[$K.H65]))" office:value-type="float" office:value="80.0162829352687">
            <text:p>80.0</text:p>
          </table:table-cell>
          <table:table-cell table:style-name="ce11" table:formula="of:=MAX(0;([$Invest.H65]+(1-dep)*[$K.I65]))" office:value-type="float" office:value="33.0010616946614">
            <text:p>33.0</text:p>
          </table:table-cell>
          <table:table-cell table:style-name="ce11" table:formula="of:=MAX(0;([$Invest.I65]+(1-dep)*[$K.J65]))" office:value-type="float" office:value="96.3763825276942">
            <text:p>96.4</text:p>
          </table:table-cell>
          <table:table-cell table:number-columns-repeated="1014"/>
        </table:table-row>
        <table:table-row table:style-name="ro2">
          <table:table-cell table:style-name="ce8" table:formula="of:=1+[.A66]" office:value-type="float" office:value="64">
            <text:p>64</text:p>
          </table:table-cell>
          <table:table-cell table:style-name="ce11" table:formula="of:=SUM([.C67:.J67])" office:value-type="float" office:value="628.576459937359">
            <text:p>628.6</text:p>
          </table:table-cell>
          <table:table-cell table:style-name="ce11" table:formula="of:=MAX(0;([$Invest.B66]+(1-dep)*[$K.C66]))" office:value-type="float" office:value="81.2835837223705">
            <text:p>81.3</text:p>
          </table:table-cell>
          <table:table-cell table:style-name="ce11" table:formula="of:=MAX(0;([$Invest.C66]+(1-dep)*[$K.D66]))" office:value-type="float" office:value="114.837632605701">
            <text:p>114.8</text:p>
          </table:table-cell>
          <table:table-cell table:style-name="ce11" table:formula="of:=MAX(0;([$Invest.D66]+(1-dep)*[$K.E66]))" office:value-type="float" office:value="101.215413314393">
            <text:p>101.2</text:p>
          </table:table-cell>
          <table:table-cell table:style-name="ce11" table:formula="of:=MAX(0;([$Invest.E66]+(1-dep)*[$K.F66]))" office:value-type="float" office:value="50.447806596334">
            <text:p>50.4</text:p>
          </table:table-cell>
          <table:table-cell table:style-name="ce11" table:formula="of:=MAX(0;([$Invest.F66]+(1-dep)*[$K.G66]))" office:value-type="float" office:value="69.1749322573456">
            <text:p>69.2</text:p>
          </table:table-cell>
          <table:table-cell table:style-name="ce11" table:formula="of:=MAX(0;([$Invest.G66]+(1-dep)*[$K.H66]))" office:value-type="float" office:value="80.8719788337617">
            <text:p>80.9</text:p>
          </table:table-cell>
          <table:table-cell table:style-name="ce11" table:formula="of:=MAX(0;([$Invest.H66]+(1-dep)*[$K.I66]))" office:value-type="float" office:value="33.3528082694163">
            <text:p>33.4</text:p>
          </table:table-cell>
          <table:table-cell table:style-name="ce11" table:formula="of:=MAX(0;([$Invest.I66]+(1-dep)*[$K.J66]))" office:value-type="float" office:value="97.3923043380371">
            <text:p>97.4</text:p>
          </table:table-cell>
          <table:table-cell table:number-columns-repeated="1014"/>
        </table:table-row>
        <table:table-row table:style-name="ro2">
          <table:table-cell table:style-name="ce8" table:formula="of:=1+[.A67]" office:value-type="float" office:value="65">
            <text:p>65</text:p>
          </table:table-cell>
          <table:table-cell table:style-name="ce11" table:formula="of:=SUM([.C68:.J68])" office:value-type="float" office:value="634.84265863384">
            <text:p>634.8</text:p>
          </table:table-cell>
          <table:table-cell table:style-name="ce11" table:formula="of:=MAX(0;([$Invest.B67]+(1-dep)*[$K.C67]))" office:value-type="float" office:value="80.3110928735215">
            <text:p>80.3</text:p>
          </table:table-cell>
          <table:table-cell table:style-name="ce11" table:formula="of:=MAX(0;([$Invest.C67]+(1-dep)*[$K.D67]))" office:value-type="float" office:value="115.977904449091">
            <text:p>116.0</text:p>
          </table:table-cell>
          <table:table-cell table:style-name="ce11" table:formula="of:=MAX(0;([$Invest.D67]+(1-dep)*[$K.E67]))" office:value-type="float" office:value="104.543225276261">
            <text:p>104.5</text:p>
          </table:table-cell>
          <table:table-cell table:style-name="ce11" table:formula="of:=MAX(0;([$Invest.E67]+(1-dep)*[$K.F67]))" office:value-type="float" office:value="50.1275339894931">
            <text:p>50.1</text:p>
          </table:table-cell>
          <table:table-cell table:style-name="ce11" table:formula="of:=MAX(0;([$Invest.F67]+(1-dep)*[$K.G67]))" office:value-type="float" office:value="70.1550254259841">
            <text:p>70.2</text:p>
          </table:table-cell>
          <table:table-cell table:style-name="ce11" table:formula="of:=MAX(0;([$Invest.G67]+(1-dep)*[$K.H67]))" office:value-type="float" office:value="81.6847698779414">
            <text:p>81.7</text:p>
          </table:table-cell>
          <table:table-cell table:style-name="ce11" table:formula="of:=MAX(0;([$Invest.H67]+(1-dep)*[$K.I67]))" office:value-type="float" office:value="33.6868373272965">
            <text:p>33.7</text:p>
          </table:table-cell>
          <table:table-cell table:style-name="ce11" table:formula="of:=MAX(0;([$Invest.I67]+(1-dep)*[$K.J67]))" office:value-type="float" office:value="98.3562694142515">
            <text:p>98.4</text:p>
          </table:table-cell>
          <table:table-cell table:number-columns-repeated="1014"/>
        </table:table-row>
        <table:table-row table:style-name="ro2">
          <table:table-cell table:style-name="ce8" table:formula="of:=1+[.A68]" office:value-type="float" office:value="66">
            <text:p>66</text:p>
          </table:table-cell>
          <table:table-cell table:style-name="ce11" table:formula="of:=SUM([.C69:.J69])" office:value-type="float" office:value="641.179209499759">
            <text:p>641.2</text:p>
          </table:table-cell>
          <table:table-cell table:style-name="ce11" table:formula="of:=MAX(0;([$Invest.B68]+(1-dep)*[$K.C68]))" office:value-type="float" office:value="79.177583836062">
            <text:p>79.2</text:p>
          </table:table-cell>
          <table:table-cell table:style-name="ce11" table:formula="of:=MAX(0;([$Invest.C68]+(1-dep)*[$K.D68]))" office:value-type="float" office:value="118.153265269263">
            <text:p>118.2</text:p>
          </table:table-cell>
          <table:table-cell table:style-name="ce11" table:formula="of:=MAX(0;([$Invest.D68]+(1-dep)*[$K.E68]))" office:value-type="float" office:value="107.786784030889">
            <text:p>107.8</text:p>
          </table:table-cell>
          <table:table-cell table:style-name="ce11" table:formula="of:=MAX(0;([$Invest.E68]+(1-dep)*[$K.F68]))" office:value-type="float" office:value="49.6999421798051">
            <text:p>49.7</text:p>
          </table:table-cell>
          <table:table-cell table:style-name="ce11" table:formula="of:=MAX(0;([$Invest.F68]+(1-dep)*[$K.G68]))" office:value-type="float" office:value="70.9878426617563">
            <text:p>71.0</text:p>
          </table:table-cell>
          <table:table-cell table:style-name="ce11" table:formula="of:=MAX(0;([$Invest.G68]+(1-dep)*[$K.H68]))" office:value-type="float" office:value="82.3199787025641">
            <text:p>82.3</text:p>
          </table:table-cell>
          <table:table-cell table:style-name="ce11" table:formula="of:=MAX(0;([$Invest.H68]+(1-dep)*[$K.I68]))" office:value-type="float" office:value="33.9476145866491">
            <text:p>33.9</text:p>
          </table:table-cell>
          <table:table-cell table:style-name="ce11" table:formula="of:=MAX(0;([$Invest.I68]+(1-dep)*[$K.J68]))" office:value-type="float" office:value="99.1061982327701">
            <text:p>99.1</text:p>
          </table:table-cell>
          <table:table-cell table:number-columns-repeated="1014"/>
        </table:table-row>
        <table:table-row table:style-name="ro2">
          <table:table-cell table:style-name="ce8" table:formula="of:=1+[.A69]" office:value-type="float" office:value="67">
            <text:p>67</text:p>
          </table:table-cell>
          <table:table-cell table:style-name="ce11" table:formula="of:=SUM([.C70:.J70])" office:value-type="float" office:value="647.58379350749">
            <text:p>647.6</text:p>
          </table:table-cell>
          <table:table-cell table:style-name="ce11" table:formula="of:=MAX(0;([$Invest.B69]+(1-dep)*[$K.C69]))" office:value-type="float" office:value="77.5534339273381">
            <text:p>77.6</text:p>
          </table:table-cell>
          <table:table-cell table:style-name="ce11" table:formula="of:=MAX(0;([$Invest.C69]+(1-dep)*[$K.D69]))" office:value-type="float" office:value="119.547809250609">
            <text:p>119.5</text:p>
          </table:table-cell>
          <table:table-cell table:style-name="ce11" table:formula="of:=MAX(0;([$Invest.D69]+(1-dep)*[$K.E69]))" office:value-type="float" office:value="110.359112930825">
            <text:p>110.4</text:p>
          </table:table-cell>
          <table:table-cell table:style-name="ce11" table:formula="of:=MAX(0;([$Invest.E69]+(1-dep)*[$K.F69]))" office:value-type="float" office:value="48.9532928748556">
            <text:p>49.0</text:p>
          </table:table-cell>
          <table:table-cell table:style-name="ce11" table:formula="of:=MAX(0;([$Invest.F69]+(1-dep)*[$K.G69]))" office:value-type="float" office:value="72.2917748246604">
            <text:p>72.3</text:p>
          </table:table-cell>
          <table:table-cell table:style-name="ce11" table:formula="of:=MAX(0;([$Invest.G69]+(1-dep)*[$K.H69]))" office:value-type="float" office:value="82.4029506432789">
            <text:p>82.4</text:p>
          </table:table-cell>
          <table:table-cell table:style-name="ce11" table:formula="of:=MAX(0;([$Invest.H69]+(1-dep)*[$K.I69]))" office:value-type="float" office:value="33.9806588791774">
            <text:p>34.0</text:p>
          </table:table-cell>
          <table:table-cell table:style-name="ce11" table:formula="of:=MAX(0;([$Invest.I69]+(1-dep)*[$K.J69]))" office:value-type="float" office:value="102.494760176746">
            <text:p>102.5</text:p>
          </table:table-cell>
          <table:table-cell table:number-columns-repeated="1014"/>
        </table:table-row>
        <table:table-row table:style-name="ro2">
          <table:table-cell table:style-name="ce8" table:formula="of:=1+[.A70]" office:value-type="float" office:value="68">
            <text:p>68</text:p>
          </table:table-cell>
          <table:table-cell table:style-name="ce11" table:formula="of:=SUM([.C71:.J71])" office:value-type="float" office:value="654.055256421918">
            <text:p>654.1</text:p>
          </table:table-cell>
          <table:table-cell table:style-name="ce11" table:formula="of:=MAX(0;([$Invest.B70]+(1-dep)*[$K.C70]))" office:value-type="float" office:value="75.6887134680236">
            <text:p>75.7</text:p>
          </table:table-cell>
          <table:table-cell table:style-name="ce11" table:formula="of:=MAX(0;([$Invest.C70]+(1-dep)*[$K.D70]))" office:value-type="float" office:value="120.499995958349">
            <text:p>120.5</text:p>
          </table:table-cell>
          <table:table-cell table:style-name="ce11" table:formula="of:=MAX(0;([$Invest.D70]+(1-dep)*[$K.E70]))" office:value-type="float" office:value="113.315814837276">
            <text:p>113.3</text:p>
          </table:table-cell>
          <table:table-cell table:style-name="ce11" table:formula="of:=MAX(0;([$Invest.E70]+(1-dep)*[$K.F70]))" office:value-type="float" office:value="48.0424303901898">
            <text:p>48.0</text:p>
          </table:table-cell>
          <table:table-cell table:style-name="ce11" table:formula="of:=MAX(0;([$Invest.F70]+(1-dep)*[$K.G70]))" office:value-type="float" office:value="74.5277346563128">
            <text:p>74.5</text:p>
          </table:table-cell>
          <table:table-cell table:style-name="ce11" table:formula="of:=MAX(0;([$Invest.G70]+(1-dep)*[$K.H70]))" office:value-type="float" office:value="82.509699760089">
            <text:p>82.5</text:p>
          </table:table-cell>
          <table:table-cell table:style-name="ce11" table:formula="of:=MAX(0;([$Invest.H70]+(1-dep)*[$K.I70]))" office:value-type="float" office:value="33.8868083253698">
            <text:p>33.9</text:p>
          </table:table-cell>
          <table:table-cell table:style-name="ce11" table:formula="of:=MAX(0;([$Invest.I70]+(1-dep)*[$K.J70]))" office:value-type="float" office:value="105.584059026308">
            <text:p>105.6</text:p>
          </table:table-cell>
          <table:table-cell table:number-columns-repeated="1014"/>
        </table:table-row>
        <table:table-row table:style-name="ro2">
          <table:table-cell table:style-name="ce8" table:formula="of:=1+[.A71]" office:value-type="float" office:value="69">
            <text:p>69</text:p>
          </table:table-cell>
          <table:table-cell table:style-name="ce11" table:formula="of:=SUM([.C72:.J72])" office:value-type="float" office:value="660.618932913622">
            <text:p>660.6</text:p>
          </table:table-cell>
          <table:table-cell table:style-name="ce11" table:formula="of:=MAX(0;([$Invest.B71]+(1-dep)*[$K.C71]))" office:value-type="float" office:value="73.4180520639829">
            <text:p>73.4</text:p>
          </table:table-cell>
          <table:table-cell table:style-name="ce11" table:formula="of:=MAX(0;([$Invest.C71]+(1-dep)*[$K.D71]))" office:value-type="float" office:value="122.748560319018">
            <text:p>122.7</text:p>
          </table:table-cell>
          <table:table-cell table:style-name="ce11" table:formula="of:=MAX(0;([$Invest.D71]+(1-dep)*[$K.E71]))" office:value-type="float" office:value="115.539971901606">
            <text:p>115.5</text:p>
          </table:table-cell>
          <table:table-cell table:style-name="ce11" table:formula="of:=MAX(0;([$Invest.E71]+(1-dep)*[$K.F71]))" office:value-type="float" office:value="47.4161538064007">
            <text:p>47.4</text:p>
          </table:table-cell>
          <table:table-cell table:style-name="ce11" table:formula="of:=MAX(0;([$Invest.F71]+(1-dep)*[$K.G71]))" office:value-type="float" office:value="76.924443073222">
            <text:p>76.9</text:p>
          </table:table-cell>
          <table:table-cell table:style-name="ce11" table:formula="of:=MAX(0;([$Invest.G71]+(1-dep)*[$K.H71]))" office:value-type="float" office:value="82.0614086562188">
            <text:p>82.1</text:p>
          </table:table-cell>
          <table:table-cell table:style-name="ce11" table:formula="of:=MAX(0;([$Invest.H71]+(1-dep)*[$K.I71]))" office:value-type="float" office:value="34.4387126483683">
            <text:p>34.4</text:p>
          </table:table-cell>
          <table:table-cell table:style-name="ce11" table:formula="of:=MAX(0;([$Invest.I71]+(1-dep)*[$K.J71]))" office:value-type="float" office:value="108.071630444805">
            <text:p>108.1</text:p>
          </table:table-cell>
          <table:table-cell table:number-columns-repeated="1014"/>
        </table:table-row>
        <table:table-row table:style-name="ro2">
          <table:table-cell table:style-name="ce8" table:formula="of:=1+[.A72]" office:value-type="float" office:value="70">
            <text:p>70</text:p>
          </table:table-cell>
          <table:table-cell table:style-name="ce11" table:formula="of:=SUM([.C73:.J73])" office:value-type="float" office:value="667.282359729411">
            <text:p>667.3</text:p>
          </table:table-cell>
          <table:table-cell table:style-name="ce11" table:formula="of:=MAX(0;([$Invest.B72]+(1-dep)*[$K.C72]))" office:value-type="float" office:value="71.2155105020634">
            <text:p>71.2</text:p>
          </table:table-cell>
          <table:table-cell table:style-name="ce11" table:formula="of:=MAX(0;([$Invest.C72]+(1-dep)*[$K.D72]))" office:value-type="float" office:value="124.955137952186">
            <text:p>125.0</text:p>
          </table:table-cell>
          <table:table-cell table:style-name="ce11" table:formula="of:=MAX(0;([$Invest.D72]+(1-dep)*[$K.E72]))" office:value-type="float" office:value="117.917778373012">
            <text:p>117.9</text:p>
          </table:table-cell>
          <table:table-cell table:style-name="ce11" table:formula="of:=MAX(0;([$Invest.E72]+(1-dep)*[$K.F72]))" office:value-type="float" office:value="46.768110743577">
            <text:p>46.8</text:p>
          </table:table-cell>
          <table:table-cell table:style-name="ce11" table:formula="of:=MAX(0;([$Invest.F72]+(1-dep)*[$K.G72]))" office:value-type="float" office:value="79.3438942071629">
            <text:p>79.3</text:p>
          </table:table-cell>
          <table:table-cell table:style-name="ce11" table:formula="of:=MAX(0;([$Invest.G72]+(1-dep)*[$K.H72]))" office:value-type="float" office:value="81.5627171196736">
            <text:p>81.6</text:p>
          </table:table-cell>
          <table:table-cell table:style-name="ce11" table:formula="of:=MAX(0;([$Invest.H72]+(1-dep)*[$K.I72]))" office:value-type="float" office:value="34.9761894274628">
            <text:p>35.0</text:p>
          </table:table-cell>
          <table:table-cell table:style-name="ce11" table:formula="of:=MAX(0;([$Invest.I72]+(1-dep)*[$K.J72]))" office:value-type="float" office:value="110.543021404274">
            <text:p>110.5</text:p>
          </table:table-cell>
          <table:table-cell table:number-columns-repeated="1014"/>
        </table:table-row>
        <table:table-row table:style-name="ro2">
          <table:table-cell table:style-name="ce8" table:formula="of:=1+[.A73]" office:value-type="float" office:value="71">
            <text:p>71</text:p>
          </table:table-cell>
          <table:table-cell table:style-name="ce11" table:formula="of:=SUM([.C74:.J74])" office:value-type="float" office:value="674.221529410383">
            <text:p>674.2</text:p>
          </table:table-cell>
          <table:table-cell table:style-name="ce11" table:formula="of:=MAX(0;([$Invest.B73]+(1-dep)*[$K.C73]))" office:value-type="float" office:value="69.0790451870015">
            <text:p>69.1</text:p>
          </table:table-cell>
          <table:table-cell table:style-name="ce11" table:formula="of:=MAX(0;([$Invest.C73]+(1-dep)*[$K.D73]))" office:value-type="float" office:value="127.134320558937">
            <text:p>127.1</text:p>
          </table:table-cell>
          <table:table-cell table:style-name="ce11" table:formula="of:=MAX(0;([$Invest.D73]+(1-dep)*[$K.E73]))" office:value-type="float" office:value="121.681777551548">
            <text:p>121.7</text:p>
          </table:table-cell>
          <table:table-cell table:style-name="ce11" table:formula="of:=MAX(0;([$Invest.E73]+(1-dep)*[$K.F73]))" office:value-type="float" office:value="45.9676642331884">
            <text:p>46.0</text:p>
          </table:table-cell>
          <table:table-cell table:style-name="ce11" table:formula="of:=MAX(0;([$Invest.F73]+(1-dep)*[$K.G73]))" office:value-type="float" office:value="81.5333204632212">
            <text:p>81.5</text:p>
          </table:table-cell>
          <table:table-cell table:style-name="ce11" table:formula="of:=MAX(0;([$Invest.G73]+(1-dep)*[$K.H73]))" office:value-type="float" office:value="80.7801944688386">
            <text:p>80.8</text:p>
          </table:table-cell>
          <table:table-cell table:style-name="ce11" table:formula="of:=MAX(0;([$Invest.H73]+(1-dep)*[$K.I73]))" office:value-type="float" office:value="35.3921476325438">
            <text:p>35.4</text:p>
          </table:table-cell>
          <table:table-cell table:style-name="ce11" table:formula="of:=MAX(0;([$Invest.I73]+(1-dep)*[$K.J73]))" office:value-type="float" office:value="112.653059315105">
            <text:p>112.7</text:p>
          </table:table-cell>
          <table:table-cell table:number-columns-repeated="1014"/>
        </table:table-row>
        <table:table-row table:style-name="ro2">
          <table:table-cell table:style-name="ce8" table:formula="of:=1+[.A74]" office:value-type="float" office:value="72">
            <text:p>72</text:p>
          </table:table-cell>
          <table:table-cell table:style-name="ce11" table:formula="of:=SUM([.C75:.J75])" office:value-type="float" office:value="681.346670637674">
            <text:p>681.3</text:p>
          </table:table-cell>
          <table:table-cell table:style-name="ce11" table:formula="of:=MAX(0;([$Invest.B74]+(1-dep)*[$K.C74]))" office:value-type="float" office:value="67.0066738313914">
            <text:p>67.0</text:p>
          </table:table-cell>
          <table:table-cell table:style-name="ce11" table:formula="of:=MAX(0;([$Invest.C74]+(1-dep)*[$K.D74]))" office:value-type="float" office:value="128.860247061617">
            <text:p>128.9</text:p>
          </table:table-cell>
          <table:table-cell table:style-name="ce11" table:formula="of:=MAX(0;([$Invest.D74]+(1-dep)*[$K.E74]))" office:value-type="float" office:value="125.079147069514">
            <text:p>125.1</text:p>
          </table:table-cell>
          <table:table-cell table:style-name="ce11" table:formula="of:=MAX(0;([$Invest.E74]+(1-dep)*[$K.F74]))" office:value-type="float" office:value="45.5521360978474">
            <text:p>45.6</text:p>
          </table:table-cell>
          <table:table-cell table:style-name="ce11" table:formula="of:=MAX(0;([$Invest.F74]+(1-dep)*[$K.G74]))" office:value-type="float" office:value="83.51151939706">
            <text:p>83.5</text:p>
          </table:table-cell>
          <table:table-cell table:style-name="ce11" table:formula="of:=MAX(0;([$Invest.G74]+(1-dep)*[$K.H74]))" office:value-type="float" office:value="80.231533762204">
            <text:p>80.2</text:p>
          </table:table-cell>
          <table:table-cell table:style-name="ce11" table:formula="of:=MAX(0;([$Invest.H74]+(1-dep)*[$K.I74]))" office:value-type="float" office:value="35.6781417944005">
            <text:p>35.7</text:p>
          </table:table-cell>
          <table:table-cell table:style-name="ce11" table:formula="of:=MAX(0;([$Invest.I74]+(1-dep)*[$K.J74]))" office:value-type="float" office:value="115.42727162364">
            <text:p>115.4</text:p>
          </table:table-cell>
          <table:table-cell table:number-columns-repeated="1014"/>
        </table:table-row>
        <table:table-row table:style-name="ro2">
          <table:table-cell table:style-name="ce8" table:formula="of:=1+[.A75]" office:value-type="float" office:value="73">
            <text:p>73</text:p>
          </table:table-cell>
          <table:table-cell table:style-name="ce11" table:formula="of:=SUM([.C76:.J76])" office:value-type="float" office:value="688.704259020441">
            <text:p>688.7</text:p>
          </table:table-cell>
          <table:table-cell table:style-name="ce11" table:formula="of:=MAX(0;([$Invest.B75]+(1-dep)*[$K.C75]))" office:value-type="float" office:value="64.9964736164497">
            <text:p>65.0</text:p>
          </table:table-cell>
          <table:table-cell table:style-name="ce11" table:formula="of:=MAX(0;([$Invest.C75]+(1-dep)*[$K.D75]))" office:value-type="float" office:value="130.557966246078">
            <text:p>130.6</text:p>
          </table:table-cell>
          <table:table-cell table:style-name="ce11" table:formula="of:=MAX(0;([$Invest.D75]+(1-dep)*[$K.E75]))" office:value-type="float" office:value="127.83575306204">
            <text:p>127.8</text:p>
          </table:table-cell>
          <table:table-cell table:style-name="ce11" table:formula="of:=MAX(0;([$Invest.E75]+(1-dep)*[$K.F75]))" office:value-type="float" office:value="44.89598328175">
            <text:p>44.9</text:p>
          </table:table-cell>
          <table:table-cell table:style-name="ce11" table:formula="of:=MAX(0;([$Invest.F75]+(1-dep)*[$K.G75]))" office:value-type="float" office:value="85.050831877592">
            <text:p>85.1</text:p>
          </table:table-cell>
          <table:table-cell table:style-name="ce11" table:formula="of:=MAX(0;([$Invest.G75]+(1-dep)*[$K.H75]))" office:value-type="float" office:value="81.914978616952">
            <text:p>81.9</text:p>
          </table:table-cell>
          <table:table-cell table:style-name="ce11" table:formula="of:=MAX(0;([$Invest.H75]+(1-dep)*[$K.I75]))" office:value-type="float" office:value="35.7665049665826">
            <text:p>35.8</text:p>
          </table:table-cell>
          <table:table-cell table:style-name="ce11" table:formula="of:=MAX(0;([$Invest.I75]+(1-dep)*[$K.J75]))" office:value-type="float" office:value="117.685767352997">
            <text:p>117.7</text:p>
          </table:table-cell>
          <table:table-cell table:number-columns-repeated="1014"/>
        </table:table-row>
        <table:table-row table:style-name="ro2">
          <table:table-cell table:style-name="ce8" table:formula="of:=1+[.A76]" office:value-type="float" office:value="74">
            <text:p>74</text:p>
          </table:table-cell>
          <table:table-cell table:style-name="ce11" table:formula="of:=SUM([.C77:.J77])" office:value-type="float" office:value="696.683432136653">
            <text:p>696.7</text:p>
          </table:table-cell>
          <table:table-cell table:style-name="ce11" table:formula="of:=MAX(0;([$Invest.B76]+(1-dep)*[$K.C76]))" office:value-type="float" office:value="63.0465794079562">
            <text:p>63.0</text:p>
          </table:table-cell>
          <table:table-cell table:style-name="ce11" table:formula="of:=MAX(0;([$Invest.C76]+(1-dep)*[$K.D76]))" office:value-type="float" office:value="134.689446885791">
            <text:p>134.7</text:p>
          </table:table-cell>
          <table:table-cell table:style-name="ce11" table:formula="of:=MAX(0;([$Invest.D76]+(1-dep)*[$K.E76]))" office:value-type="float" office:value="130.698489901442">
            <text:p>130.7</text:p>
          </table:table-cell>
          <table:table-cell table:style-name="ce11" table:formula="of:=MAX(0;([$Invest.E76]+(1-dep)*[$K.F76]))" office:value-type="float" office:value="43.6555612714717">
            <text:p>43.7</text:p>
          </table:table-cell>
          <table:table-cell table:style-name="ce11" table:formula="of:=MAX(0;([$Invest.F76]+(1-dep)*[$K.G76]))" office:value-type="float" office:value="88.4906100257207">
            <text:p>88.5</text:p>
          </table:table-cell>
          <table:table-cell table:style-name="ce11" table:formula="of:=MAX(0;([$Invest.G76]+(1-dep)*[$K.H76]))" office:value-type="float" office:value="82.44923153712">
            <text:p>82.4</text:p>
          </table:table-cell>
          <table:table-cell table:style-name="ce11" table:formula="of:=MAX(0;([$Invest.H76]+(1-dep)*[$K.I76]))" office:value-type="float" office:value="35.3610100218413">
            <text:p>35.4</text:p>
          </table:table-cell>
          <table:table-cell table:style-name="ce11" table:formula="of:=MAX(0;([$Invest.I76]+(1-dep)*[$K.J76]))" office:value-type="float" office:value="118.29250308531">
            <text:p>118.3</text:p>
          </table:table-cell>
          <table:table-cell table:number-columns-repeated="1014"/>
        </table:table-row>
        <table:table-row table:style-name="ro2">
          <table:table-cell table:style-name="ce8" table:formula="of:=1+[.A77]" office:value-type="float" office:value="75">
            <text:p>75</text:p>
          </table:table-cell>
          <table:table-cell table:style-name="ce11" table:formula="of:=SUM([.C78:.J78])" office:value-type="float" office:value="704.458276398037">
            <text:p>704.5</text:p>
          </table:table-cell>
          <table:table-cell table:style-name="ce11" table:formula="of:=MAX(0;([$Invest.B77]+(1-dep)*[$K.C77]))" office:value-type="float" office:value="61.1551820257175">
            <text:p>61.2</text:p>
          </table:table-cell>
          <table:table-cell table:style-name="ce11" table:formula="of:=MAX(0;([$Invest.C77]+(1-dep)*[$K.D77]))" office:value-type="float" office:value="138.471103921124">
            <text:p>138.5</text:p>
          </table:table-cell>
          <table:table-cell table:style-name="ce11" table:formula="of:=MAX(0;([$Invest.D77]+(1-dep)*[$K.E77]))" office:value-type="float" office:value="134.67531545093">
            <text:p>134.7</text:p>
          </table:table-cell>
          <table:table-cell table:style-name="ce11" table:formula="of:=MAX(0;([$Invest.E77]+(1-dep)*[$K.F77]))" office:value-type="float" office:value="42.3458944333276">
            <text:p>42.3</text:p>
          </table:table-cell>
          <table:table-cell table:style-name="ce11" table:formula="of:=MAX(0;([$Invest.F77]+(1-dep)*[$K.G77]))" office:value-type="float" office:value="91.7472353620866">
            <text:p>91.7</text:p>
          </table:table-cell>
          <table:table-cell table:style-name="ce11" table:formula="of:=MAX(0;([$Invest.G77]+(1-dep)*[$K.H77]))" office:value-type="float" office:value="82.7101974113474">
            <text:p>82.7</text:p>
          </table:table-cell>
          <table:table-cell table:style-name="ce11" table:formula="of:=MAX(0;([$Invest.H77]+(1-dep)*[$K.I77]))" office:value-type="float" office:value="34.8467155938749">
            <text:p>34.8</text:p>
          </table:table-cell>
          <table:table-cell table:style-name="ce11" table:formula="of:=MAX(0;([$Invest.I77]+(1-dep)*[$K.J77]))" office:value-type="float" office:value="118.506632199629">
            <text:p>118.5</text:p>
          </table:table-cell>
          <table:table-cell table:number-columns-repeated="1014"/>
        </table:table-row>
        <table:table-row table:style-name="ro2">
          <table:table-cell table:style-name="ce8" table:formula="of:=1+[.A78]" office:value-type="float" office:value="76">
            <text:p>76</text:p>
          </table:table-cell>
          <table:table-cell table:style-name="ce11" table:formula="of:=SUM([.C79:.J79])" office:value-type="float" office:value="712.439230073318">
            <text:p>712.4</text:p>
          </table:table-cell>
          <table:table-cell table:style-name="ce11" table:formula="of:=MAX(0;([$Invest.B78]+(1-dep)*[$K.C78]))" office:value-type="float" office:value="59.320526564946">
            <text:p>59.3</text:p>
          </table:table-cell>
          <table:table-cell table:style-name="ce11" table:formula="of:=MAX(0;([$Invest.C78]+(1-dep)*[$K.D78]))" office:value-type="float" office:value="142.470174617032">
            <text:p>142.5</text:p>
          </table:table-cell>
          <table:table-cell table:style-name="ce11" table:formula="of:=MAX(0;([$Invest.D78]+(1-dep)*[$K.E78]))" office:value-type="float" office:value="138.495487101816">
            <text:p>138.5</text:p>
          </table:table-cell>
          <table:table-cell table:style-name="ce11" table:formula="of:=MAX(0;([$Invest.E78]+(1-dep)*[$K.F78]))" office:value-type="float" office:value="41.0755176003277">
            <text:p>41.1</text:p>
          </table:table-cell>
          <table:table-cell table:style-name="ce11" table:formula="of:=MAX(0;([$Invest.F78]+(1-dep)*[$K.G78]))" office:value-type="float" office:value="94.5551409045314">
            <text:p>94.6</text:p>
          </table:table-cell>
          <table:table-cell table:style-name="ce11" table:formula="of:=MAX(0;([$Invest.G78]+(1-dep)*[$K.H78]))" office:value-type="float" office:value="84.3261037704941">
            <text:p>84.3</text:p>
          </table:table-cell>
          <table:table-cell table:style-name="ce11" table:formula="of:=MAX(0;([$Invest.H78]+(1-dep)*[$K.I78]))" office:value-type="float" office:value="34.149747274553">
            <text:p>34.1</text:p>
          </table:table-cell>
          <table:table-cell table:style-name="ce11" table:formula="of:=MAX(0;([$Invest.I78]+(1-dep)*[$K.J78]))" office:value-type="float" office:value="118.046532239617">
            <text:p>118.0</text:p>
          </table:table-cell>
          <table:table-cell table:number-columns-repeated="1014"/>
        </table:table-row>
        <table:table-row table:style-name="ro2">
          <table:table-cell table:style-name="ce8" table:formula="of:=1+[.A79]" office:value-type="float" office:value="77">
            <text:p>77</text:p>
          </table:table-cell>
          <table:table-cell table:style-name="ce11" table:formula="of:=SUM([.C80:.J80])" office:value-type="float" office:value="720.319192644123">
            <text:p>720.3</text:p>
          </table:table-cell>
          <table:table-cell table:style-name="ce11" table:formula="of:=MAX(0;([$Invest.B79]+(1-dep)*[$K.C79]))" office:value-type="float" office:value="57.5409107679976">
            <text:p>57.5</text:p>
          </table:table-cell>
          <table:table-cell table:style-name="ce11" table:formula="of:=MAX(0;([$Invest.C79]+(1-dep)*[$K.D79]))" office:value-type="float" office:value="146.764772966613">
            <text:p>146.8</text:p>
          </table:table-cell>
          <table:table-cell table:style-name="ce11" table:formula="of:=MAX(0;([$Invest.D79]+(1-dep)*[$K.E79]))" office:value-type="float" office:value="142.716496002144">
            <text:p>142.7</text:p>
          </table:table-cell>
          <table:table-cell table:style-name="ce11" table:formula="of:=MAX(0;([$Invest.E79]+(1-dep)*[$K.F79]))" office:value-type="float" office:value="39.8432520723179">
            <text:p>39.8</text:p>
          </table:table-cell>
          <table:table-cell table:style-name="ce11" table:formula="of:=MAX(0;([$Invest.F79]+(1-dep)*[$K.G79]))" office:value-type="float" office:value="97.1799101490464">
            <text:p>97.2</text:p>
          </table:table-cell>
          <table:table-cell table:style-name="ce11" table:formula="of:=MAX(0;([$Invest.G79]+(1-dep)*[$K.H79]))" office:value-type="float" office:value="85.6926777623851">
            <text:p>85.7</text:p>
          </table:table-cell>
          <table:table-cell table:style-name="ce11" table:formula="of:=MAX(0;([$Invest.H79]+(1-dep)*[$K.I79]))" office:value-type="float" office:value="33.3638629131896">
            <text:p>33.4</text:p>
          </table:table-cell>
          <table:table-cell table:style-name="ce11" table:formula="of:=MAX(0;([$Invest.I79]+(1-dep)*[$K.J79]))" office:value-type="float" office:value="117.21731001043">
            <text:p>117.2</text:p>
          </table:table-cell>
          <table:table-cell table:number-columns-repeated="1014"/>
        </table:table-row>
        <table:table-row table:style-name="ro2">
          <table:table-cell table:style-name="ce8" table:formula="of:=1+[.A80]" office:value-type="float" office:value="78">
            <text:p>78</text:p>
          </table:table-cell>
          <table:table-cell table:style-name="ce11" table:formula="of:=SUM([.C81:.J81])" office:value-type="float" office:value="727.761064685641">
            <text:p>727.8</text:p>
          </table:table-cell>
          <table:table-cell table:style-name="ce11" table:formula="of:=MAX(0;([$Invest.B80]+(1-dep)*[$K.C80]))" office:value-type="float" office:value="55.8146834449577">
            <text:p>55.8</text:p>
          </table:table-cell>
          <table:table-cell table:style-name="ce11" table:formula="of:=MAX(0;([$Invest.C80]+(1-dep)*[$K.D80]))" office:value-type="float" office:value="150.873498789443">
            <text:p>150.9</text:p>
          </table:table-cell>
          <table:table-cell table:style-name="ce11" table:formula="of:=MAX(0;([$Invest.D80]+(1-dep)*[$K.E80]))" office:value-type="float" office:value="146.759278877369">
            <text:p>146.8</text:p>
          </table:table-cell>
          <table:table-cell table:style-name="ce11" table:formula="of:=MAX(0;([$Invest.E80]+(1-dep)*[$K.F80]))" office:value-type="float" office:value="38.6479545101484">
            <text:p>38.6</text:p>
          </table:table-cell>
          <table:table-cell table:style-name="ce11" table:formula="of:=MAX(0;([$Invest.F80]+(1-dep)*[$K.G80]))" office:value-type="float" office:value="99.669923555604">
            <text:p>99.7</text:p>
          </table:table-cell>
          <table:table-cell table:style-name="ce11" table:formula="of:=MAX(0;([$Invest.G80]+(1-dep)*[$K.H80]))" office:value-type="float" office:value="87.2981528328723">
            <text:p>87.3</text:p>
          </table:table-cell>
          <table:table-cell table:style-name="ce11" table:formula="of:=MAX(0;([$Invest.H80]+(1-dep)*[$K.I80]))" office:value-type="float" office:value="32.53338505836">
            <text:p>32.5</text:p>
          </table:table-cell>
          <table:table-cell table:style-name="ce11" table:formula="of:=MAX(0;([$Invest.I80]+(1-dep)*[$K.J80]))" office:value-type="float" office:value="116.164187616887">
            <text:p>116.2</text:p>
          </table:table-cell>
          <table:table-cell table:number-columns-repeated="1014"/>
        </table:table-row>
        <table:table-row table:style-name="ro2">
          <table:table-cell table:style-name="ce8" table:formula="of:=1+[.A81]" office:value-type="float" office:value="79">
            <text:p>79</text:p>
          </table:table-cell>
          <table:table-cell table:style-name="ce11" table:formula="of:=SUM([.C82:.J82])" office:value-type="float" office:value="735.106231021654">
            <text:p>735.1</text:p>
          </table:table-cell>
          <table:table-cell table:style-name="ce11" table:formula="of:=MAX(0;([$Invest.B81]+(1-dep)*[$K.C81]))" office:value-type="float" office:value="54.1402429416089">
            <text:p>54.1</text:p>
          </table:table-cell>
          <table:table-cell table:style-name="ce11" table:formula="of:=MAX(0;([$Invest.C81]+(1-dep)*[$K.D81]))" office:value-type="float" office:value="154.707783798574">
            <text:p>154.7</text:p>
          </table:table-cell>
          <table:table-cell table:style-name="ce11" table:formula="of:=MAX(0;([$Invest.D81]+(1-dep)*[$K.E81]))" office:value-type="float" office:value="150.434825514924">
            <text:p>150.4</text:p>
          </table:table-cell>
          <table:table-cell table:style-name="ce11" table:formula="of:=MAX(0;([$Invest.E81]+(1-dep)*[$K.F81]))" office:value-type="float" office:value="38.8473263443464">
            <text:p>38.8</text:p>
          </table:table-cell>
          <table:table-cell table:style-name="ce11" table:formula="of:=MAX(0;([$Invest.F81]+(1-dep)*[$K.G81]))" office:value-type="float" office:value="101.919150393107">
            <text:p>101.9</text:p>
          </table:table-cell>
          <table:table-cell table:style-name="ce11" table:formula="of:=MAX(0;([$Invest.G81]+(1-dep)*[$K.H81]))" office:value-type="float" office:value="88.6536621443936">
            <text:p>88.7</text:p>
          </table:table-cell>
          <table:table-cell table:style-name="ce11" table:formula="of:=MAX(0;([$Invest.H81]+(1-dep)*[$K.I81]))" office:value-type="float" office:value="31.6302720401762">
            <text:p>31.6</text:p>
          </table:table-cell>
          <table:table-cell table:style-name="ce11" table:formula="of:=MAX(0;([$Invest.I81]+(1-dep)*[$K.J81]))" office:value-type="float" office:value="114.772967844525">
            <text:p>114.8</text:p>
          </table:table-cell>
          <table:table-cell table:number-columns-repeated="1014"/>
        </table:table-row>
        <table:table-row table:style-name="ro2">
          <table:table-cell table:style-name="ce8" table:formula="of:=1+[.A82]" office:value-type="float" office:value="80">
            <text:p>80</text:p>
          </table:table-cell>
          <table:table-cell table:style-name="ce11" table:formula="of:=SUM([.C83:.J83])" office:value-type="float" office:value="742.433922647127">
            <text:p>742.4</text:p>
          </table:table-cell>
          <table:table-cell table:style-name="ce11" table:formula="of:=MAX(0;([$Invest.B82]+(1-dep)*[$K.C82]))" office:value-type="float" office:value="52.5160356533607">
            <text:p>52.5</text:p>
          </table:table-cell>
          <table:table-cell table:style-name="ce11" table:formula="of:=MAX(0;([$Invest.C82]+(1-dep)*[$K.D82]))" office:value-type="float" office:value="158.55261667189">
            <text:p>158.6</text:p>
          </table:table-cell>
          <table:table-cell table:style-name="ce11" table:formula="of:=MAX(0;([$Invest.D82]+(1-dep)*[$K.E82]))" office:value-type="float" office:value="154.118003513513">
            <text:p>154.1</text:p>
          </table:table-cell>
          <table:table-cell table:style-name="ce11" table:formula="of:=MAX(0;([$Invest.E82]+(1-dep)*[$K.F82]))" office:value-type="float" office:value="39.0269630825589">
            <text:p>39.0</text:p>
          </table:table-cell>
          <table:table-cell table:style-name="ce11" table:formula="of:=MAX(0;([$Invest.F82]+(1-dep)*[$K.G82]))" office:value-type="float" office:value="104.162278516419">
            <text:p>104.2</text:p>
          </table:table-cell>
          <table:table-cell table:style-name="ce11" table:formula="of:=MAX(0;([$Invest.G82]+(1-dep)*[$K.H82]))" office:value-type="float" office:value="89.9816003990467">
            <text:p>90.0</text:p>
          </table:table-cell>
          <table:table-cell table:style-name="ce11" table:formula="of:=MAX(0;([$Invest.H82]+(1-dep)*[$K.I82]))" office:value-type="float" office:value="30.7367205216749">
            <text:p>30.7</text:p>
          </table:table-cell>
          <table:table-cell table:style-name="ce11" table:formula="of:=MAX(0;([$Invest.I82]+(1-dep)*[$K.J82]))" office:value-type="float" office:value="113.339704288664">
            <text:p>113.3</text:p>
          </table:table-cell>
          <table:table-cell table:number-columns-repeated="1014"/>
        </table:table-row>
        <table:table-row table:style-name="ro2">
          <table:table-cell table:style-name="ce8" table:formula="of:=1+[.A83]" office:value-type="float" office:value="81">
            <text:p>81</text:p>
          </table:table-cell>
          <table:table-cell table:style-name="ce11" table:formula="of:=SUM([.C84:.J84])" office:value-type="float" office:value="749.786558516679">
            <text:p>749.8</text:p>
          </table:table-cell>
          <table:table-cell table:style-name="ce11" table:formula="of:=MAX(0;([$Invest.B83]+(1-dep)*[$K.C83]))" office:value-type="float" office:value="50.9405545837598">
            <text:p>50.9</text:p>
          </table:table-cell>
          <table:table-cell table:style-name="ce11" table:formula="of:=MAX(0;([$Invest.C83]+(1-dep)*[$K.D83]))" office:value-type="float" office:value="162.381051337943">
            <text:p>162.4</text:p>
          </table:table-cell>
          <table:table-cell table:style-name="ce11" table:formula="of:=MAX(0;([$Invest.D83]+(1-dep)*[$K.E83]))" office:value-type="float" office:value="157.782635103716">
            <text:p>157.8</text:p>
          </table:table-cell>
          <table:table-cell table:style-name="ce11" table:formula="of:=MAX(0;([$Invest.E83]+(1-dep)*[$K.F83]))" office:value-type="float" office:value="39.1812081808127">
            <text:p>39.2</text:p>
          </table:table-cell>
          <table:table-cell table:style-name="ce11" table:formula="of:=MAX(0;([$Invest.F83]+(1-dep)*[$K.G83]))" office:value-type="float" office:value="106.532782961746">
            <text:p>106.5</text:p>
          </table:table-cell>
          <table:table-cell table:style-name="ce11" table:formula="of:=MAX(0;([$Invest.G83]+(1-dep)*[$K.H83]))" office:value-type="float" office:value="91.2673966236721">
            <text:p>91.3</text:p>
          </table:table-cell>
          <table:table-cell table:style-name="ce11" table:formula="of:=MAX(0;([$Invest.H83]+(1-dep)*[$K.I83]))" office:value-type="float" office:value="29.8494669164274">
            <text:p>29.8</text:p>
          </table:table-cell>
          <table:table-cell table:style-name="ce11" table:formula="of:=MAX(0;([$Invest.I83]+(1-dep)*[$K.J83]))" office:value-type="float" office:value="111.851462808602">
            <text:p>111.9</text:p>
          </table:table-cell>
          <table:table-cell table:number-columns-repeated="1014"/>
        </table:table-row>
        <table:table-row table:style-name="ro2">
          <table:table-cell table:style-name="ce8" table:formula="of:=1+[.A84]" office:value-type="float" office:value="82">
            <text:p>82</text:p>
          </table:table-cell>
          <table:table-cell table:style-name="ce11" table:formula="of:=SUM([.C85:.J85])" office:value-type="float" office:value="757.187045567839">
            <text:p>757.2</text:p>
          </table:table-cell>
          <table:table-cell table:style-name="ce11" table:formula="of:=MAX(0;([$Invest.B84]+(1-dep)*[$K.C84]))" office:value-type="float" office:value="49.412337946247">
            <text:p>49.4</text:p>
          </table:table-cell>
          <table:table-cell table:style-name="ce11" table:formula="of:=MAX(0;([$Invest.C84]+(1-dep)*[$K.D84]))" office:value-type="float" office:value="166.174570390318">
            <text:p>166.2</text:p>
          </table:table-cell>
          <table:table-cell table:style-name="ce11" table:formula="of:=MAX(0;([$Invest.D84]+(1-dep)*[$K.E84]))" office:value-type="float" office:value="161.414636560533">
            <text:p>161.4</text:p>
          </table:table-cell>
          <table:table-cell table:style-name="ce11" table:formula="of:=MAX(0;([$Invest.E84]+(1-dep)*[$K.F84]))" office:value-type="float" office:value="39.3068200695621">
            <text:p>39.3</text:p>
          </table:table-cell>
          <table:table-cell table:style-name="ce11" table:formula="of:=MAX(0;([$Invest.F84]+(1-dep)*[$K.G84]))" office:value-type="float" office:value="109.10674146229">
            <text:p>109.1</text:p>
          </table:table-cell>
          <table:table-cell table:style-name="ce11" table:formula="of:=MAX(0;([$Invest.G84]+(1-dep)*[$K.H84]))" office:value-type="float" office:value="92.5016753226407">
            <text:p>92.5</text:p>
          </table:table-cell>
          <table:table-cell table:style-name="ce11" table:formula="of:=MAX(0;([$Invest.H84]+(1-dep)*[$K.I84]))" office:value-type="float" office:value="28.9673885729292">
            <text:p>29.0</text:p>
          </table:table-cell>
          <table:table-cell table:style-name="ce11" table:formula="of:=MAX(0;([$Invest.I84]+(1-dep)*[$K.J84]))" office:value-type="float" office:value="110.30287524332">
            <text:p>110.3</text:p>
          </table:table-cell>
          <table:table-cell table:number-columns-repeated="1014"/>
        </table:table-row>
        <table:table-row table:style-name="ro2">
          <table:table-cell table:style-name="ce8" table:formula="of:=1+[.A85]" office:value-type="float" office:value="83">
            <text:p>83</text:p>
          </table:table-cell>
          <table:table-cell table:style-name="ce11" table:formula="of:=SUM([.C86:.J86])" office:value-type="float" office:value="764.794284615711">
            <text:p>764.8</text:p>
          </table:table-cell>
          <table:table-cell table:style-name="ce11" table:formula="of:=MAX(0;([$Invest.B85]+(1-dep)*[$K.C85]))" office:value-type="float" office:value="47.9299678078596">
            <text:p>47.9</text:p>
          </table:table-cell>
          <table:table-cell table:style-name="ce11" table:formula="of:=MAX(0;([$Invest.C85]+(1-dep)*[$K.D85]))" office:value-type="float" office:value="169.557095892935">
            <text:p>169.6</text:p>
          </table:table-cell>
          <table:table-cell table:style-name="ce11" table:formula="of:=MAX(0;([$Invest.D85]+(1-dep)*[$K.E85]))" office:value-type="float" office:value="164.645336680654">
            <text:p>164.6</text:p>
          </table:table-cell>
          <table:table-cell table:style-name="ce11" table:formula="of:=MAX(0;([$Invest.E85]+(1-dep)*[$K.F85]))" office:value-type="float" office:value="39.320376021787">
            <text:p>39.3</text:p>
          </table:table-cell>
          <table:table-cell table:style-name="ce11" table:formula="of:=MAX(0;([$Invest.F85]+(1-dep)*[$K.G85]))" office:value-type="float" office:value="111.806824783367">
            <text:p>111.8</text:p>
          </table:table-cell>
          <table:table-cell table:style-name="ce11" table:formula="of:=MAX(0;([$Invest.G85]+(1-dep)*[$K.H85]))" office:value-type="float" office:value="94.9625903614523">
            <text:p>95.0</text:p>
          </table:table-cell>
          <table:table-cell table:style-name="ce11" table:formula="of:=MAX(0;([$Invest.H85]+(1-dep)*[$K.I85]))" office:value-type="float" office:value="28.0983669157413">
            <text:p>28.1</text:p>
          </table:table-cell>
          <table:table-cell table:style-name="ce11" table:formula="of:=MAX(0;([$Invest.I85]+(1-dep)*[$K.J85]))" office:value-type="float" office:value="108.473726151914">
            <text:p>108.5</text:p>
          </table:table-cell>
          <table:table-cell table:number-columns-repeated="1014"/>
        </table:table-row>
        <table:table-row table:style-name="ro2">
          <table:table-cell table:style-name="ce8" table:formula="of:=1+[.A86]" office:value-type="float" office:value="84">
            <text:p>84</text:p>
          </table:table-cell>
          <table:table-cell table:style-name="ce11" table:formula="of:=SUM([.C87:.J87])" office:value-type="float" office:value="770.239982259074">
            <text:p>770.2</text:p>
          </table:table-cell>
          <table:table-cell table:style-name="ce11" table:formula="of:=MAX(0;([$Invest.B86]+(1-dep)*[$K.C86]))" office:value-type="float" office:value="47.7230309284314">
            <text:p>47.7</text:p>
          </table:table-cell>
          <table:table-cell table:style-name="ce11" table:formula="of:=MAX(0;([$Invest.C86]+(1-dep)*[$K.D86]))" office:value-type="float" office:value="171.341935194935">
            <text:p>171.3</text:p>
          </table:table-cell>
          <table:table-cell table:style-name="ce11" table:formula="of:=MAX(0;([$Invest.D86]+(1-dep)*[$K.E86]))" office:value-type="float" office:value="166.323769472282">
            <text:p>166.3</text:p>
          </table:table-cell>
          <table:table-cell table:style-name="ce11" table:formula="of:=MAX(0;([$Invest.E86]+(1-dep)*[$K.F86]))" office:value-type="float" office:value="38.966172677285">
            <text:p>39.0</text:p>
          </table:table-cell>
          <table:table-cell table:style-name="ce11" table:formula="of:=MAX(0;([$Invest.F86]+(1-dep)*[$K.G86]))" office:value-type="float" office:value="113.638094297142">
            <text:p>113.6</text:p>
          </table:table-cell>
          <table:table-cell table:style-name="ce11" table:formula="of:=MAX(0;([$Invest.G86]+(1-dep)*[$K.H86]))" office:value-type="float" office:value="96.7916976367004">
            <text:p>96.8</text:p>
          </table:table-cell>
          <table:table-cell table:style-name="ce11" table:formula="of:=MAX(0;([$Invest.H86]+(1-dep)*[$K.I86]))" office:value-type="float" office:value="28.5700647745654">
            <text:p>28.6</text:p>
          </table:table-cell>
          <table:table-cell table:style-name="ce11" table:formula="of:=MAX(0;([$Invest.I86]+(1-dep)*[$K.J86]))" office:value-type="float" office:value="106.885217277733">
            <text:p>106.9</text:p>
          </table:table-cell>
          <table:table-cell table:number-columns-repeated="1014"/>
        </table:table-row>
        <table:table-row table:style-name="ro2">
          <table:table-cell table:style-name="ce8" table:formula="of:=1+[.A87]" office:value-type="float" office:value="85">
            <text:p>85</text:p>
          </table:table-cell>
          <table:table-cell table:style-name="ce11" table:formula="of:=SUM([.C88:.J88])" office:value-type="float" office:value="776.605707333376">
            <text:p>776.6</text:p>
          </table:table-cell>
          <table:table-cell table:style-name="ce11" table:formula="of:=MAX(0;([$Invest.B87]+(1-dep)*[$K.C87]))" office:value-type="float" office:value="47.4499546179001">
            <text:p>47.4</text:p>
          </table:table-cell>
          <table:table-cell table:style-name="ce11" table:formula="of:=MAX(0;([$Invest.C87]+(1-dep)*[$K.D87]))" office:value-type="float" office:value="172.895701324068">
            <text:p>172.9</text:p>
          </table:table-cell>
          <table:table-cell table:style-name="ce11" table:formula="of:=MAX(0;([$Invest.D87]+(1-dep)*[$K.E87]))" office:value-type="float" office:value="168.682612312782">
            <text:p>168.7</text:p>
          </table:table-cell>
          <table:table-cell table:style-name="ce11" table:formula="of:=MAX(0;([$Invest.E87]+(1-dep)*[$K.F87]))" office:value-type="float" office:value="38.561087705758">
            <text:p>38.6</text:p>
          </table:table-cell>
          <table:table-cell table:style-name="ce11" table:formula="of:=MAX(0;([$Invest.F87]+(1-dep)*[$K.G87]))" office:value-type="float" office:value="115.578463955297">
            <text:p>115.6</text:p>
          </table:table-cell>
          <table:table-cell table:style-name="ce11" table:formula="of:=MAX(0;([$Invest.G87]+(1-dep)*[$K.H87]))" office:value-type="float" office:value="98.5118334066075">
            <text:p>98.5</text:p>
          </table:table-cell>
          <table:table-cell table:style-name="ce11" table:formula="of:=MAX(0;([$Invest.H87]+(1-dep)*[$K.I87]))" office:value-type="float" office:value="29.0073722437893">
            <text:p>29.0</text:p>
          </table:table-cell>
          <table:table-cell table:style-name="ce11" table:formula="of:=MAX(0;([$Invest.I87]+(1-dep)*[$K.J87]))" office:value-type="float" office:value="105.918681767174">
            <text:p>105.9</text:p>
          </table:table-cell>
          <table:table-cell table:number-columns-repeated="1014"/>
        </table:table-row>
        <table:table-row table:style-name="ro2">
          <table:table-cell table:style-name="ce8" table:formula="of:=1+[.A88]" office:value-type="float" office:value="86">
            <text:p>86</text:p>
          </table:table-cell>
          <table:table-cell table:style-name="ce11" table:formula="of:=SUM([.C89:.J89])" office:value-type="float" office:value="783.560456301489">
            <text:p>783.6</text:p>
          </table:table-cell>
          <table:table-cell table:style-name="ce11" table:formula="of:=MAX(0;([$Invest.B88]+(1-dep)*[$K.C88]))" office:value-type="float" office:value="46.7844732789713">
            <text:p>46.8</text:p>
          </table:table-cell>
          <table:table-cell table:style-name="ce11" table:formula="of:=MAX(0;([$Invest.C88]+(1-dep)*[$K.D88]))" office:value-type="float" office:value="176.135631701485">
            <text:p>176.1</text:p>
          </table:table-cell>
          <table:table-cell table:style-name="ce11" table:formula="of:=MAX(0;([$Invest.D88]+(1-dep)*[$K.E88]))" office:value-type="float" office:value="170.140673156299">
            <text:p>170.1</text:p>
          </table:table-cell>
          <table:table-cell table:style-name="ce11" table:formula="of:=MAX(0;([$Invest.E88]+(1-dep)*[$K.F88]))" office:value-type="float" office:value="37.8439122083484">
            <text:p>37.8</text:p>
          </table:table-cell>
          <table:table-cell table:style-name="ce11" table:formula="of:=MAX(0;([$Invest.F88]+(1-dep)*[$K.G88]))" office:value-type="float" office:value="116.535857786305">
            <text:p>116.5</text:p>
          </table:table-cell>
          <table:table-cell table:style-name="ce11" table:formula="of:=MAX(0;([$Invest.G88]+(1-dep)*[$K.H88]))" office:value-type="float" office:value="100.906445043746">
            <text:p>100.9</text:p>
          </table:table-cell>
          <table:table-cell table:style-name="ce11" table:formula="of:=MAX(0;([$Invest.H88]+(1-dep)*[$K.I88]))" office:value-type="float" office:value="29.1974548451582">
            <text:p>29.2</text:p>
          </table:table-cell>
          <table:table-cell table:style-name="ce11" table:formula="of:=MAX(0;([$Invest.I88]+(1-dep)*[$K.J88]))" office:value-type="float" office:value="106.016008281176">
            <text:p>106.0</text:p>
          </table:table-cell>
          <table:table-cell table:number-columns-repeated="1014"/>
        </table:table-row>
        <table:table-row table:style-name="ro2">
          <table:table-cell table:style-name="ce8" table:formula="of:=1+[.A89]" office:value-type="float" office:value="87">
            <text:p>87</text:p>
          </table:table-cell>
          <table:table-cell table:style-name="ce11" table:formula="of:=SUM([.C90:.J90])" office:value-type="float" office:value="790.903629296959">
            <text:p>790.9</text:p>
          </table:table-cell>
          <table:table-cell table:style-name="ce11" table:formula="of:=MAX(0;([$Invest.B89]+(1-dep)*[$K.C89]))" office:value-type="float" office:value="45.808778666856">
            <text:p>45.8</text:p>
          </table:table-cell>
          <table:table-cell table:style-name="ce11" table:formula="of:=MAX(0;([$Invest.C89]+(1-dep)*[$K.D89]))" office:value-type="float" office:value="183.753965889168">
            <text:p>183.8</text:p>
          </table:table-cell>
          <table:table-cell table:style-name="ce11" table:formula="of:=MAX(0;([$Invest.D89]+(1-dep)*[$K.E89]))" office:value-type="float" office:value="170.379740785407">
            <text:p>170.4</text:p>
          </table:table-cell>
          <table:table-cell table:style-name="ce11" table:formula="of:=MAX(0;([$Invest.E89]+(1-dep)*[$K.F89]))" office:value-type="float" office:value="36.8847131873529">
            <text:p>36.9</text:p>
          </table:table-cell>
          <table:table-cell table:style-name="ce11" table:formula="of:=MAX(0;([$Invest.F89]+(1-dep)*[$K.G89]))" office:value-type="float" office:value="116.936784111973">
            <text:p>116.9</text:p>
          </table:table-cell>
          <table:table-cell table:style-name="ce11" table:formula="of:=MAX(0;([$Invest.G89]+(1-dep)*[$K.H89]))" office:value-type="float" office:value="102.600349737492">
            <text:p>102.6</text:p>
          </table:table-cell>
          <table:table-cell table:style-name="ce11" table:formula="of:=MAX(0;([$Invest.H89]+(1-dep)*[$K.I89]))" office:value-type="float" office:value="29.178531732151">
            <text:p>29.2</text:p>
          </table:table-cell>
          <table:table-cell table:style-name="ce11" table:formula="of:=MAX(0;([$Invest.I89]+(1-dep)*[$K.J89]))" office:value-type="float" office:value="105.36076518656">
            <text:p>105.4</text:p>
          </table:table-cell>
          <table:table-cell table:number-columns-repeated="1014"/>
        </table:table-row>
        <table:table-row table:style-name="ro2">
          <table:table-cell table:style-name="ce8" table:formula="of:=1+[.A90]" office:value-type="float" office:value="88">
            <text:p>88</text:p>
          </table:table-cell>
          <table:table-cell table:style-name="ce11" table:formula="of:=SUM([.C91:.J91])" office:value-type="float" office:value="798.513779325692">
            <text:p>798.5</text:p>
          </table:table-cell>
          <table:table-cell table:style-name="ce11" table:formula="of:=MAX(0;([$Invest.B90]+(1-dep)*[$K.C90]))" office:value-type="float" office:value="44.7718345019152">
            <text:p>44.8</text:p>
          </table:table-cell>
          <table:table-cell table:style-name="ce11" table:formula="of:=MAX(0;([$Invest.C90]+(1-dep)*[$K.D90]))" office:value-type="float" office:value="191.318118955061">
            <text:p>191.3</text:p>
          </table:table-cell>
          <table:table-cell table:style-name="ce11" table:formula="of:=MAX(0;([$Invest.D90]+(1-dep)*[$K.E90]))" office:value-type="float" office:value="171.680943942397">
            <text:p>171.7</text:p>
          </table:table-cell>
          <table:table-cell table:style-name="ce11" table:formula="of:=MAX(0;([$Invest.E90]+(1-dep)*[$K.F90]))" office:value-type="float" office:value="35.884917423326">
            <text:p>35.9</text:p>
          </table:table-cell>
          <table:table-cell table:style-name="ce11" table:formula="of:=MAX(0;([$Invest.F90]+(1-dep)*[$K.G90]))" office:value-type="float" office:value="117.117196781936">
            <text:p>117.1</text:p>
          </table:table-cell>
          <table:table-cell table:style-name="ce11" table:formula="of:=MAX(0;([$Invest.G90]+(1-dep)*[$K.H90]))" office:value-type="float" office:value="104.121447159196">
            <text:p>104.1</text:p>
          </table:table-cell>
          <table:table-cell table:style-name="ce11" table:formula="of:=MAX(0;([$Invest.H90]+(1-dep)*[$K.I90]))" office:value-type="float" office:value="29.1048242083729">
            <text:p>29.1</text:p>
          </table:table-cell>
          <table:table-cell table:style-name="ce11" table:formula="of:=MAX(0;([$Invest.I90]+(1-dep)*[$K.J90]))" office:value-type="float" office:value="104.514496353488">
            <text:p>104.5</text:p>
          </table:table-cell>
          <table:table-cell table:number-columns-repeated="1014"/>
        </table:table-row>
        <table:table-row table:style-name="ro2">
          <table:table-cell table:style-name="ce8" table:formula="of:=1+[.A91]" office:value-type="float" office:value="89">
            <text:p>89</text:p>
          </table:table-cell>
          <table:table-cell table:style-name="ce11" table:formula="of:=SUM([.C92:.J92])" office:value-type="float" office:value="806.504757377739">
            <text:p>806.5</text:p>
          </table:table-cell>
          <table:table-cell table:style-name="ce11" table:formula="of:=MAX(0;([$Invest.B91]+(1-dep)*[$K.C91]))" office:value-type="float" office:value="43.4286794668578">
            <text:p>43.4</text:p>
          </table:table-cell>
          <table:table-cell table:style-name="ce11" table:formula="of:=MAX(0;([$Invest.C91]+(1-dep)*[$K.D91]))" office:value-type="float" office:value="197.564412692615">
            <text:p>197.6</text:p>
          </table:table-cell>
          <table:table-cell table:style-name="ce11" table:formula="of:=MAX(0;([$Invest.D91]+(1-dep)*[$K.E91]))" office:value-type="float" office:value="175.090758160927">
            <text:p>175.1</text:p>
          </table:table-cell>
          <table:table-cell table:style-name="ce11" table:formula="of:=MAX(0;([$Invest.E91]+(1-dep)*[$K.F91]))" office:value-type="float" office:value="34.8083699006262">
            <text:p>34.8</text:p>
          </table:table-cell>
          <table:table-cell table:style-name="ce11" table:formula="of:=MAX(0;([$Invest.F91]+(1-dep)*[$K.G91]))" office:value-type="float" office:value="116.332450617346">
            <text:p>116.3</text:p>
          </table:table-cell>
          <table:table-cell table:style-name="ce11" table:formula="of:=MAX(0;([$Invest.G91]+(1-dep)*[$K.H91]))" office:value-type="float" office:value="105.339585826418">
            <text:p>105.3</text:p>
          </table:table-cell>
          <table:table-cell table:style-name="ce11" table:formula="of:=MAX(0;([$Invest.H91]+(1-dep)*[$K.I91]))" office:value-type="float" office:value="29.2304773174901">
            <text:p>29.2</text:p>
          </table:table-cell>
          <table:table-cell table:style-name="ce11" table:formula="of:=MAX(0;([$Invest.I91]+(1-dep)*[$K.J91]))" office:value-type="float" office:value="104.710023395459">
            <text:p>104.7</text:p>
          </table:table-cell>
          <table:table-cell table:number-columns-repeated="1014"/>
        </table:table-row>
        <table:table-row table:style-name="ro2">
          <table:table-cell table:style-name="ce8" table:formula="of:=1+[.A92]" office:value-type="float" office:value="90">
            <text:p>90</text:p>
          </table:table-cell>
          <table:table-cell table:style-name="ce11" table:formula="of:=SUM([.C93:.J93])" office:value-type="float" office:value="814.961792687606">
            <text:p>815.0</text:p>
          </table:table-cell>
          <table:table-cell table:style-name="ce11" table:formula="of:=MAX(0;([$Invest.B92]+(1-dep)*[$K.C92]))" office:value-type="float" office:value="42.125819082852">
            <text:p>42.1</text:p>
          </table:table-cell>
          <table:table-cell table:style-name="ce11" table:formula="of:=MAX(0;([$Invest.C92]+(1-dep)*[$K.D92]))" office:value-type="float" office:value="202.834749147353">
            <text:p>202.8</text:p>
          </table:table-cell>
          <table:table-cell table:style-name="ce11" table:formula="of:=MAX(0;([$Invest.D92]+(1-dep)*[$K.E92]))" office:value-type="float" office:value="178.784773097139">
            <text:p>178.8</text:p>
          </table:table-cell>
          <table:table-cell table:style-name="ce11" table:formula="of:=MAX(0;([$Invest.E92]+(1-dep)*[$K.F92]))" office:value-type="float" office:value="33.7641188036075">
            <text:p>33.8</text:p>
          </table:table-cell>
          <table:table-cell table:style-name="ce11" table:formula="of:=MAX(0;([$Invest.F92]+(1-dep)*[$K.G92]))" office:value-type="float" office:value="117.958999822241">
            <text:p>118.0</text:p>
          </table:table-cell>
          <table:table-cell table:style-name="ce11" table:formula="of:=MAX(0;([$Invest.G92]+(1-dep)*[$K.H92]))" office:value-type="float" office:value="105.973828867258">
            <text:p>106.0</text:p>
          </table:table-cell>
          <table:table-cell table:style-name="ce11" table:formula="of:=MAX(0;([$Invest.H92]+(1-dep)*[$K.I92]))" office:value-type="float" office:value="29.1937215322027">
            <text:p>29.2</text:p>
          </table:table-cell>
          <table:table-cell table:style-name="ce11" table:formula="of:=MAX(0;([$Invest.I92]+(1-dep)*[$K.J92]))" office:value-type="float" office:value="104.325782334952">
            <text:p>104.3</text:p>
          </table:table-cell>
          <table:table-cell table:number-columns-repeated="1014"/>
        </table:table-row>
        <table:table-row table:style-name="ro2">
          <table:table-cell table:style-name="ce8" table:formula="of:=1+[.A93]" office:value-type="float" office:value="91">
            <text:p>91</text:p>
          </table:table-cell>
          <table:table-cell table:style-name="ce11" table:formula="of:=SUM([.C94:.J94])" office:value-type="float" office:value="823.397296312213">
            <text:p>823.4</text:p>
          </table:table-cell>
          <table:table-cell table:style-name="ce11" table:formula="of:=MAX(0;([$Invest.B93]+(1-dep)*[$K.C93]))" office:value-type="float" office:value="40.8620445103665">
            <text:p>40.9</text:p>
          </table:table-cell>
          <table:table-cell table:style-name="ce11" table:formula="of:=MAX(0;([$Invest.C93]+(1-dep)*[$K.D93]))" office:value-type="float" office:value="208.021522503259">
            <text:p>208.0</text:p>
          </table:table-cell>
          <table:table-cell table:style-name="ce11" table:formula="of:=MAX(0;([$Invest.D93]+(1-dep)*[$K.E93]))" office:value-type="float" office:value="182.361770230676">
            <text:p>182.4</text:p>
          </table:table-cell>
          <table:table-cell table:style-name="ce11" table:formula="of:=MAX(0;([$Invest.E93]+(1-dep)*[$K.F93]))" office:value-type="float" office:value="32.7511952394992">
            <text:p>32.8</text:p>
          </table:table-cell>
          <table:table-cell table:style-name="ce11" table:formula="of:=MAX(0;([$Invest.F93]+(1-dep)*[$K.G93]))" office:value-type="float" office:value="119.481874815897">
            <text:p>119.5</text:p>
          </table:table-cell>
          <table:table-cell table:style-name="ce11" table:formula="of:=MAX(0;([$Invest.G93]+(1-dep)*[$K.H93]))" office:value-type="float" office:value="106.955998266342">
            <text:p>107.0</text:p>
          </table:table-cell>
          <table:table-cell table:style-name="ce11" table:formula="of:=MAX(0;([$Invest.H93]+(1-dep)*[$K.I93]))" office:value-type="float" office:value="29.1268965167535">
            <text:p>29.1</text:p>
          </table:table-cell>
          <table:table-cell table:style-name="ce11" table:formula="of:=MAX(0;([$Invest.I93]+(1-dep)*[$K.J93]))" office:value-type="float" office:value="103.83599422942">
            <text:p>103.8</text:p>
          </table:table-cell>
          <table:table-cell table:number-columns-repeated="1014"/>
        </table:table-row>
        <table:table-row table:style-name="ro2">
          <table:table-cell table:style-name="ce8" table:formula="of:=1+[.A94]" office:value-type="float" office:value="92">
            <text:p>92</text:p>
          </table:table-cell>
          <table:table-cell table:style-name="ce11" table:formula="of:=SUM([.C95:.J95])" office:value-type="float" office:value="831.900944074992">
            <text:p>831.9</text:p>
          </table:table-cell>
          <table:table-cell table:style-name="ce11" table:formula="of:=MAX(0;([$Invest.B94]+(1-dep)*[$K.C94]))" office:value-type="float" office:value="39.6361831750555">
            <text:p>39.6</text:p>
          </table:table-cell>
          <table:table-cell table:style-name="ce11" table:formula="of:=MAX(0;([$Invest.C94]+(1-dep)*[$K.D94]))" office:value-type="float" office:value="212.936058529605">
            <text:p>212.9</text:p>
          </table:table-cell>
          <table:table-cell table:style-name="ce11" table:formula="of:=MAX(0;([$Invest.D94]+(1-dep)*[$K.E94]))" office:value-type="float" office:value="185.758389404541">
            <text:p>185.8</text:p>
          </table:table-cell>
          <table:table-cell table:style-name="ce11" table:formula="of:=MAX(0;([$Invest.E94]+(1-dep)*[$K.F94]))" office:value-type="float" office:value="31.7686593823143">
            <text:p>31.8</text:p>
          </table:table-cell>
          <table:table-cell table:style-name="ce11" table:formula="of:=MAX(0;([$Invest.F94]+(1-dep)*[$K.G94]))" office:value-type="float" office:value="120.798897434233">
            <text:p>120.8</text:p>
          </table:table-cell>
          <table:table-cell table:style-name="ce11" table:formula="of:=MAX(0;([$Invest.G94]+(1-dep)*[$K.H94]))" office:value-type="float" office:value="108.834425938136">
            <text:p>108.8</text:p>
          </table:table-cell>
          <table:table-cell table:style-name="ce11" table:formula="of:=MAX(0;([$Invest.H94]+(1-dep)*[$K.I94]))" office:value-type="float" office:value="29.007307968148">
            <text:p>29.0</text:p>
          </table:table-cell>
          <table:table-cell table:style-name="ce11" table:formula="of:=MAX(0;([$Invest.I94]+(1-dep)*[$K.J94]))" office:value-type="float" office:value="103.161022242958">
            <text:p>103.2</text:p>
          </table:table-cell>
          <table:table-cell table:number-columns-repeated="1014"/>
        </table:table-row>
        <table:table-row table:style-name="ro2">
          <table:table-cell table:style-name="ce8" table:formula="of:=1+[.A95]" office:value-type="float" office:value="93">
            <text:p>93</text:p>
          </table:table-cell>
          <table:table-cell table:style-name="ce11" table:formula="of:=SUM([.C96:.J96])" office:value-type="float" office:value="840.253276267131">
            <text:p>840.3</text:p>
          </table:table-cell>
          <table:table-cell table:style-name="ce11" table:formula="of:=MAX(0;([$Invest.B95]+(1-dep)*[$K.C95]))" office:value-type="float" office:value="38.4470976798038">
            <text:p>38.4</text:p>
          </table:table-cell>
          <table:table-cell table:style-name="ce11" table:formula="of:=MAX(0;([$Invest.C95]+(1-dep)*[$K.D95]))" office:value-type="float" office:value="218.479556198754">
            <text:p>218.5</text:p>
          </table:table-cell>
          <table:table-cell table:style-name="ce11" table:formula="of:=MAX(0;([$Invest.D95]+(1-dep)*[$K.E95]))" office:value-type="float" office:value="188.758893745656">
            <text:p>188.8</text:p>
          </table:table-cell>
          <table:table-cell table:style-name="ce11" table:formula="of:=MAX(0;([$Invest.E95]+(1-dep)*[$K.F95]))" office:value-type="float" office:value="30.8155996008448">
            <text:p>30.8</text:p>
          </table:table-cell>
          <table:table-cell table:style-name="ce11" table:formula="of:=MAX(0;([$Invest.F95]+(1-dep)*[$K.G95]))" office:value-type="float" office:value="121.837219655215">
            <text:p>121.8</text:p>
          </table:table-cell>
          <table:table-cell table:style-name="ce11" table:formula="of:=MAX(0;([$Invest.G95]+(1-dep)*[$K.H95]))" office:value-type="float" office:value="110.477391937483">
            <text:p>110.5</text:p>
          </table:table-cell>
          <table:table-cell table:style-name="ce11" table:formula="of:=MAX(0;([$Invest.H95]+(1-dep)*[$K.I95]))" office:value-type="float" office:value="28.8204366176639">
            <text:p>28.8</text:p>
          </table:table-cell>
          <table:table-cell table:style-name="ce11" table:formula="of:=MAX(0;([$Invest.I95]+(1-dep)*[$K.J95]))" office:value-type="float" office:value="102.61708083171">
            <text:p>102.6</text:p>
          </table:table-cell>
          <table:table-cell table:number-columns-repeated="1014"/>
        </table:table-row>
        <table:table-row table:style-name="ro2">
          <table:table-cell table:style-name="ce8" table:formula="of:=1+[.A96]" office:value-type="float" office:value="94">
            <text:p>94</text:p>
          </table:table-cell>
          <table:table-cell table:style-name="ce11" table:formula="of:=SUM([.C97:.J97])" office:value-type="float" office:value="848.530564071119">
            <text:p>848.5</text:p>
          </table:table-cell>
          <table:table-cell table:style-name="ce11" table:formula="of:=MAX(0;([$Invest.B96]+(1-dep)*[$K.C96]))" office:value-type="float" office:value="37.2936847494097">
            <text:p>37.3</text:p>
          </table:table-cell>
          <table:table-cell table:style-name="ce11" table:formula="of:=MAX(0;([$Invest.C96]+(1-dep)*[$K.D96]))" office:value-type="float" office:value="222.017283982057">
            <text:p>222.0</text:p>
          </table:table-cell>
          <table:table-cell table:style-name="ce11" table:formula="of:=MAX(0;([$Invest.D96]+(1-dep)*[$K.E96]))" office:value-type="float" office:value="194.130677131485">
            <text:p>194.1</text:p>
          </table:table-cell>
          <table:table-cell table:style-name="ce11" table:formula="of:=MAX(0;([$Invest.E96]+(1-dep)*[$K.F96]))" office:value-type="float" office:value="31.6546471725083">
            <text:p>31.7</text:p>
          </table:table-cell>
          <table:table-cell table:style-name="ce11" table:formula="of:=MAX(0;([$Invest.F96]+(1-dep)*[$K.G96]))" office:value-type="float" office:value="121.866906583798">
            <text:p>121.9</text:p>
          </table:table-cell>
          <table:table-cell table:style-name="ce11" table:formula="of:=MAX(0;([$Invest.G96]+(1-dep)*[$K.H96]))" office:value-type="float" office:value="111.086313012199">
            <text:p>111.1</text:p>
          </table:table-cell>
          <table:table-cell table:style-name="ce11" table:formula="of:=MAX(0;([$Invest.H96]+(1-dep)*[$K.I96]))" office:value-type="float" office:value="28.3731226740741">
            <text:p>28.4</text:p>
          </table:table-cell>
          <table:table-cell table:style-name="ce11" table:formula="of:=MAX(0;([$Invest.I96]+(1-dep)*[$K.J96]))" office:value-type="float" office:value="102.107928765588">
            <text:p>102.1</text:p>
          </table:table-cell>
          <table:table-cell table:number-columns-repeated="1014"/>
        </table:table-row>
        <table:table-row table:style-name="ro2">
          <table:table-cell table:style-name="ce8" table:formula="of:=1+[.A97]" office:value-type="float" office:value="95">
            <text:p>95</text:p>
          </table:table-cell>
          <table:table-cell table:style-name="ce11" table:formula="of:=SUM([.C98:.J98])" office:value-type="float" office:value="857.047019443838">
            <text:p>857.0</text:p>
          </table:table-cell>
          <table:table-cell table:style-name="ce11" table:formula="of:=MAX(0;([$Invest.B97]+(1-dep)*[$K.C97]))" office:value-type="float" office:value="36.1748742069274">
            <text:p>36.2</text:p>
          </table:table-cell>
          <table:table-cell table:style-name="ce11" table:formula="of:=MAX(0;([$Invest.C97]+(1-dep)*[$K.D97]))" office:value-type="float" office:value="224.737028292054">
            <text:p>224.7</text:p>
          </table:table-cell>
          <table:table-cell table:style-name="ce11" table:formula="of:=MAX(0;([$Invest.D97]+(1-dep)*[$K.E97]))" office:value-type="float" office:value="198.867064270759">
            <text:p>198.9</text:p>
          </table:table-cell>
          <table:table-cell table:style-name="ce11" table:formula="of:=MAX(0;([$Invest.E97]+(1-dep)*[$K.F97]))" office:value-type="float" office:value="32.3883816646117">
            <text:p>32.4</text:p>
          </table:table-cell>
          <table:table-cell table:style-name="ce11" table:formula="of:=MAX(0;([$Invest.F97]+(1-dep)*[$K.G97]))" office:value-type="float" office:value="123.330791829025">
            <text:p>123.3</text:p>
          </table:table-cell>
          <table:table-cell table:style-name="ce11" table:formula="of:=MAX(0;([$Invest.G97]+(1-dep)*[$K.H97]))" office:value-type="float" office:value="112.499749129266">
            <text:p>112.5</text:p>
          </table:table-cell>
          <table:table-cell table:style-name="ce11" table:formula="of:=MAX(0;([$Invest.H97]+(1-dep)*[$K.I97]))" office:value-type="float" office:value="27.8295630606567">
            <text:p>27.8</text:p>
          </table:table-cell>
          <table:table-cell table:style-name="ce11" table:formula="of:=MAX(0;([$Invest.I97]+(1-dep)*[$K.J97]))" office:value-type="float" office:value="101.219566990538">
            <text:p>101.2</text:p>
          </table:table-cell>
          <table:table-cell table:number-columns-repeated="1014"/>
        </table:table-row>
        <table:table-row table:style-name="ro2">
          <table:table-cell table:style-name="ce8" table:formula="of:=1+[.A98]" office:value-type="float" office:value="96">
            <text:p>96</text:p>
          </table:table-cell>
          <table:table-cell table:style-name="ce11" table:formula="of:=SUM([.C99:.J99])" office:value-type="float" office:value="865.827405403514">
            <text:p>865.8</text:p>
          </table:table-cell>
          <table:table-cell table:style-name="ce11" table:formula="of:=MAX(0;([$Invest.B98]+(1-dep)*[$K.C98]))" office:value-type="float" office:value="35.0896279807196">
            <text:p>35.1</text:p>
          </table:table-cell>
          <table:table-cell table:style-name="ce11" table:formula="of:=MAX(0;([$Invest.C98]+(1-dep)*[$K.D98]))" office:value-type="float" office:value="228.935712398976">
            <text:p>228.9</text:p>
          </table:table-cell>
          <table:table-cell table:style-name="ce11" table:formula="of:=MAX(0;([$Invest.D98]+(1-dep)*[$K.E98]))" office:value-type="float" office:value="202.628431756017">
            <text:p>202.6</text:p>
          </table:table-cell>
          <table:table-cell table:style-name="ce11" table:formula="of:=MAX(0;([$Invest.E98]+(1-dep)*[$K.F98]))" office:value-type="float" office:value="32.9092030018986">
            <text:p>32.9</text:p>
          </table:table-cell>
          <table:table-cell table:style-name="ce11" table:formula="of:=MAX(0;([$Invest.F98]+(1-dep)*[$K.G98]))" office:value-type="float" office:value="124.627254599037">
            <text:p>124.6</text:p>
          </table:table-cell>
          <table:table-cell table:style-name="ce11" table:formula="of:=MAX(0;([$Invest.G98]+(1-dep)*[$K.H98]))" office:value-type="float" office:value="114.842795979396">
            <text:p>114.8</text:p>
          </table:table-cell>
          <table:table-cell table:style-name="ce11" table:formula="of:=MAX(0;([$Invest.H98]+(1-dep)*[$K.I98]))" office:value-type="float" office:value="27.1189536788943">
            <text:p>27.1</text:p>
          </table:table-cell>
          <table:table-cell table:style-name="ce11" table:formula="of:=MAX(0;([$Invest.I98]+(1-dep)*[$K.J98]))" office:value-type="float" office:value="99.6754260085757">
            <text:p>99.7</text:p>
          </table:table-cell>
          <table:table-cell table:number-columns-repeated="1014"/>
        </table:table-row>
        <table:table-row table:style-name="ro2">
          <table:table-cell table:style-name="ce8" table:formula="of:=1+[.A99]" office:value-type="float" office:value="97">
            <text:p>97</text:p>
          </table:table-cell>
          <table:table-cell table:style-name="ce11" table:formula="of:=SUM([.C100:.J100])" office:value-type="float" office:value="873.829180069666">
            <text:p>873.8</text:p>
          </table:table-cell>
          <table:table-cell table:style-name="ce11" table:formula="of:=MAX(0;([$Invest.B99]+(1-dep)*[$K.C99]))" office:value-type="float" office:value="35.6690953237787">
            <text:p>35.7</text:p>
          </table:table-cell>
          <table:table-cell table:style-name="ce11" table:formula="of:=MAX(0;([$Invest.C99]+(1-dep)*[$K.D99]))" office:value-type="float" office:value="232.756221377924">
            <text:p>232.8</text:p>
          </table:table-cell>
          <table:table-cell table:style-name="ce11" table:formula="of:=MAX(0;([$Invest.D99]+(1-dep)*[$K.E99]))" office:value-type="float" office:value="206.188892831724">
            <text:p>206.2</text:p>
          </table:table-cell>
          <table:table-cell table:style-name="ce11" table:formula="of:=MAX(0;([$Invest.E99]+(1-dep)*[$K.F99]))" office:value-type="float" office:value="33.2693847168923">
            <text:p>33.3</text:p>
          </table:table-cell>
          <table:table-cell table:style-name="ce11" table:formula="of:=MAX(0;([$Invest.F99]+(1-dep)*[$K.G99]))" office:value-type="float" office:value="125.305998391073">
            <text:p>125.3</text:p>
          </table:table-cell>
          <table:table-cell table:style-name="ce11" table:formula="of:=MAX(0;([$Invest.G99]+(1-dep)*[$K.H99]))" office:value-type="float" office:value="116.652063779638">
            <text:p>116.7</text:p>
          </table:table-cell>
          <table:table-cell table:style-name="ce11" table:formula="of:=MAX(0;([$Invest.H99]+(1-dep)*[$K.I99]))" office:value-type="float" office:value="26.3053850685275">
            <text:p>26.3</text:p>
          </table:table-cell>
          <table:table-cell table:style-name="ce11" table:formula="of:=MAX(0;([$Invest.I99]+(1-dep)*[$K.J99]))" office:value-type="float" office:value="97.6821385801087">
            <text:p>97.7</text:p>
          </table:table-cell>
          <table:table-cell table:number-columns-repeated="1014"/>
        </table:table-row>
        <table:table-row table:style-name="ro2">
          <table:table-cell table:style-name="ce8" table:formula="of:=1+[.A100]" office:value-type="float" office:value="98">
            <text:p>98</text:p>
          </table:table-cell>
          <table:table-cell table:style-name="ce11" table:formula="of:=SUM([.C101:.J101])" office:value-type="float" office:value="882.203907487413">
            <text:p>882.2</text:p>
          </table:table-cell>
          <table:table-cell table:style-name="ce11" table:formula="of:=MAX(0;([$Invest.B100]+(1-dep)*[$K.C100]))" office:value-type="float" office:value="36.2230649659026">
            <text:p>36.2</text:p>
          </table:table-cell>
          <table:table-cell table:style-name="ce11" table:formula="of:=MAX(0;([$Invest.C100]+(1-dep)*[$K.D100]))" office:value-type="float" office:value="237.5403126025">
            <text:p>237.5</text:p>
          </table:table-cell>
          <table:table-cell table:style-name="ce11" table:formula="of:=MAX(0;([$Invest.D100]+(1-dep)*[$K.E100]))" office:value-type="float" office:value="209.625610108287">
            <text:p>209.6</text:p>
          </table:table-cell>
          <table:table-cell table:style-name="ce11" table:formula="of:=MAX(0;([$Invest.E100]+(1-dep)*[$K.F100]))" office:value-type="float" office:value="33.5841391243301">
            <text:p>33.6</text:p>
          </table:table-cell>
          <table:table-cell table:style-name="ce11" table:formula="of:=MAX(0;([$Invest.F100]+(1-dep)*[$K.G100]))" office:value-type="float" office:value="125.805024439638">
            <text:p>125.8</text:p>
          </table:table-cell>
          <table:table-cell table:style-name="ce11" table:formula="of:=MAX(0;([$Invest.G100]+(1-dep)*[$K.H100]))" office:value-type="float" office:value="118.31467113029">
            <text:p>118.3</text:p>
          </table:table-cell>
          <table:table-cell table:style-name="ce11" table:formula="of:=MAX(0;([$Invest.H100]+(1-dep)*[$K.I100]))" office:value-type="float" office:value="25.5162235164716">
            <text:p>25.5</text:p>
          </table:table-cell>
          <table:table-cell table:style-name="ce11" table:formula="of:=MAX(0;([$Invest.I100]+(1-dep)*[$K.J100]))" office:value-type="float" office:value="95.5948615999941">
            <text:p>95.6</text:p>
          </table:table-cell>
          <table:table-cell table:number-columns-repeated="1014"/>
        </table:table-row>
        <table:table-row table:style-name="ro2">
          <table:table-cell table:style-name="ce8" table:formula="of:=1+[.A101]" office:value-type="float" office:value="99">
            <text:p>99</text:p>
          </table:table-cell>
          <table:table-cell table:style-name="ce11" table:formula="of:=SUM([.C102:.J102])" office:value-type="float" office:value="890.966155626915">
            <text:p>891.0</text:p>
          </table:table-cell>
          <table:table-cell table:style-name="ce11" table:formula="of:=MAX(0;([$Invest.B101]+(1-dep)*[$K.C101]))" office:value-type="float" office:value="36.5250593150983">
            <text:p>36.5</text:p>
          </table:table-cell>
          <table:table-cell table:style-name="ce11" table:formula="of:=MAX(0;([$Invest.C101]+(1-dep)*[$K.D101]))" office:value-type="float" office:value="242.891917936145">
            <text:p>242.9</text:p>
          </table:table-cell>
          <table:table-cell table:style-name="ce11" table:formula="of:=MAX(0;([$Invest.D101]+(1-dep)*[$K.E101]))" office:value-type="float" office:value="211.750672443837">
            <text:p>211.8</text:p>
          </table:table-cell>
          <table:table-cell table:style-name="ce11" table:formula="of:=MAX(0;([$Invest.E101]+(1-dep)*[$K.F101]))" office:value-type="float" office:value="33.7576981725225">
            <text:p>33.8</text:p>
          </table:table-cell>
          <table:table-cell table:style-name="ce11" table:formula="of:=MAX(0;([$Invest.F101]+(1-dep)*[$K.G101]))" office:value-type="float" office:value="125.426610904979">
            <text:p>125.4</text:p>
          </table:table-cell>
          <table:table-cell table:style-name="ce11" table:formula="of:=MAX(0;([$Invest.G101]+(1-dep)*[$K.H101]))" office:value-type="float" office:value="119.152514038111">
            <text:p>119.2</text:p>
          </table:table-cell>
          <table:table-cell table:style-name="ce11" table:formula="of:=MAX(0;([$Invest.H101]+(1-dep)*[$K.I101]))" office:value-type="float" office:value="24.7507368109775">
            <text:p>24.8</text:p>
          </table:table-cell>
          <table:table-cell table:style-name="ce11" table:formula="of:=MAX(0;([$Invest.I101]+(1-dep)*[$K.J101]))" office:value-type="float" office:value="96.7109460052444">
            <text:p>96.7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table:style-name="ce11" table:formula="of:=SUM([.C103:.J103])" office:value-type="float" office:value="899.941870711073">
            <text:p>899.9</text:p>
          </table:table-cell>
          <table:table-cell table:style-name="ce11" table:formula="of:=MAX(0;([$Invest.B102]+(1-dep)*[$K.C102]))" office:value-type="float" office:value="36.6455473588804">
            <text:p>36.6</text:p>
          </table:table-cell>
          <table:table-cell table:style-name="ce11" table:formula="of:=MAX(0;([$Invest.C102]+(1-dep)*[$K.D102]))" office:value-type="float" office:value="247.665716448116">
            <text:p>247.7</text:p>
          </table:table-cell>
          <table:table-cell table:style-name="ce11" table:formula="of:=MAX(0;([$Invest.D102]+(1-dep)*[$K.E102]))" office:value-type="float" office:value="214.707529078626">
            <text:p>214.7</text:p>
          </table:table-cell>
          <table:table-cell table:style-name="ce11" table:formula="of:=MAX(0;([$Invest.E102]+(1-dep)*[$K.F102]))" office:value-type="float" office:value="33.7634158086891">
            <text:p>33.8</text:p>
          </table:table-cell>
          <table:table-cell table:style-name="ce11" table:formula="of:=MAX(0;([$Invest.F102]+(1-dep)*[$K.G102]))" office:value-type="float" office:value="126.404854672351">
            <text:p>126.4</text:p>
          </table:table-cell>
          <table:table-cell table:style-name="ce11" table:formula="of:=MAX(0;([$Invest.G102]+(1-dep)*[$K.H102]))" office:value-type="float" office:value="119.39784244509">
            <text:p>119.4</text:p>
          </table:table-cell>
          <table:table-cell table:style-name="ce11" table:formula="of:=MAX(0;([$Invest.H102]+(1-dep)*[$K.I102]))" office:value-type="float" office:value="24.0082147066482">
            <text:p>24.0</text:p>
          </table:table-cell>
          <table:table-cell table:style-name="ce11" table:formula="of:=MAX(0;([$Invest.I102]+(1-dep)*[$K.J102]))" office:value-type="float" office:value="97.3487501926715">
            <text:p>97.3</text:p>
          </table:table-cell>
          <table:table-cell table:number-columns-repeated="1014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" table:style-name="ta3" table:print="false">
        <table:table-column table:style-name="co3" table:default-cell-style-name="Default"/>
        <table:table-column table:style-name="co5" table:default-cell-style-name="Default"/>
        <table:table-column table:style-name="co4" table:number-columns-repeated="1022" table:default-cell-style-name="Default"/>
        <table:table-row table:style-name="ro2">
          <table:table-cell/>
          <table:table-cell table:style-name="ce9"/>
          <table:table-cell table:style-name="ce9" office:value-type="string">
            <text:p>Productivity, A</text:p>
          </table:table-cell>
          <table:table-cell table:style-name="ce9" table:number-columns-repeated="8"/>
          <table:table-cell table:number-columns-repeated="1013"/>
        </table:table-row>
        <table:table-row table:style-name="ro2">
          <table:table-cell/>
          <table:table-cell table:style-name="ce9" office:value-type="string">
            <text:p>Frontier</text:p>
          </table:table-cell>
          <table:table-cell table:style-name="ce9" office:value-type="string">
            <text:p>Max</text:p>
          </table:table-cell>
          <table:table-cell table:style-name="ce13" office:value-type="string">
            <text:p>Firm 1 <text:s text:c="3"/></text:p>
          </table:table-cell>
          <table:table-cell table:style-name="ce13" office:value-type="string">
            <text:p>Firm 2 <text:s text:c="3"/></text:p>
          </table:table-cell>
          <table:table-cell table:style-name="ce13" office:value-type="string">
            <text:p>Firm 3 <text:s text:c="3"/></text:p>
          </table:table-cell>
          <table:table-cell table:style-name="ce13" office:value-type="string">
            <text:p>Firm 4 <text:s text:c="3"/></text:p>
          </table:table-cell>
          <table:table-cell table:style-name="ce13" office:value-type="string">
            <text:p>Firm 5 <text:s text:c="3"/></text:p>
          </table:table-cell>
          <table:table-cell table:style-name="ce13" office:value-type="string">
            <text:p>Firm 6 <text:s text:c="3"/></text:p>
          </table:table-cell>
          <table:table-cell table:style-name="ce13" office:value-type="string">
            <text:p>Firm 7 <text:s text:c="3"/></text:p>
          </table:table-cell>
          <table:table-cell table:style-name="ce13" office:value-type="string">
            <text:p>Firm 8 <text:s text:c="3"/></text:p>
          </table:table-cell>
          <table:table-cell table:number-columns-repeated="1013"/>
        </table:table-row>
        <table:table-row table:style-name="ro2">
          <table:table-cell office:value-type="float" office:value="0">
            <text:p>0</text:p>
          </table:table-cell>
          <table:table-cell table:style-name="ce12" table:formula="of:=MAX(EXP(NORMINV(RAND();tLevel+[.A3]*tGrowth;tSdev));[.C3];[.B2])" office:value-type="float" office:value="1.17351087099181">
            <text:p>1.17</text:p>
          </table:table-cell>
          <table:table-cell table:style-name="ce12" table:formula="of:=MAX([.D3:.K3])" office:value-type="float" office:value="1.17351087099181">
            <text:p>1.17</text:p>
          </table:table-cell>
          <table:table-cell table:style-name="ce12" table:formula="of:=EXP(tLevel)" office:value-type="float" office:value="1.17351087099181">
            <text:p>1.17</text:p>
          </table:table-cell>
          <table:table-cell table:style-name="ce12" table:formula="of:=EXP(tLevel)" office:value-type="float" office:value="1.17351087099181">
            <text:p>1.17</text:p>
          </table:table-cell>
          <table:table-cell table:style-name="ce12" table:formula="of:=EXP(tLevel)" office:value-type="float" office:value="1.17351087099181">
            <text:p>1.17</text:p>
          </table:table-cell>
          <table:table-cell table:style-name="ce12" table:formula="of:=EXP(tLevel)" office:value-type="float" office:value="1.17351087099181">
            <text:p>1.17</text:p>
          </table:table-cell>
          <table:table-cell table:style-name="ce12" table:formula="of:=EXP(tLevel)" office:value-type="float" office:value="1.17351087099181">
            <text:p>1.17</text:p>
          </table:table-cell>
          <table:table-cell table:style-name="ce12" table:formula="of:=EXP(tLevel)" office:value-type="float" office:value="1.17351087099181">
            <text:p>1.17</text:p>
          </table:table-cell>
          <table:table-cell table:style-name="ce12" table:formula="of:=EXP(tLevel)" office:value-type="float" office:value="1.17351087099181">
            <text:p>1.17</text:p>
          </table:table-cell>
          <table:table-cell table:style-name="ce12" table:formula="of:=EXP(tLevel)" office:value-type="float" office:value="1.17351087099181">
            <text:p>1.17</text:p>
          </table:table-cell>
          <table:table-cell table:number-columns-repeated="1013"/>
        </table:table-row>
        <table:table-row table:style-name="ro2">
          <table:table-cell table:style-name="ce8" table:formula="of:=1+[.A3]" office:value-type="float" office:value="1">
            <text:p>1</text:p>
          </table:table-cell>
          <table:table-cell table:style-name="ce12" table:formula="of:=MAX(EXP(NORMINV(RAND();tLevel+[.A4]*tGrowth;tSdev));[.C4];[.B3])" office:value-type="float" office:value="1.29919876875696">
            <text:p>1.30</text:p>
          </table:table-cell>
          <table:table-cell table:style-name="ce12" table:formula="of:=MAX([.D4:.K4])" office:value-type="float" office:value="1.17351087099181">
            <text:p>1.17</text:p>
          </table:table-cell>
          <table:table-cell table:style-name="ce12" table:formula="of:=MAX([.D3];[$InnDraw.B3]*([.D3]+RAND()*([.$B3]-[.D3]));[$ImDraw.B3]*([.D3]+RAND()*([.$C3]-[.D3])))" office:value-type="float" office:value="1.17351087099181">
            <text:p>1.17</text:p>
          </table:table-cell>
          <table:table-cell table:style-name="ce12" table:formula="of:=MAX([.E3];[$InnDraw.C3]*([.E3]+RAND()*([.$B3]-[.E3]));[$ImDraw.C3]*([.E3]+RAND()*([.$C3]-[.E3])))" office:value-type="float" office:value="1.17351087099181">
            <text:p>1.17</text:p>
          </table:table-cell>
          <table:table-cell table:style-name="ce12" table:formula="of:=MAX([.F3];[$InnDraw.D3]*([.F3]+RAND()*([.$B3]-[.F3]));[$ImDraw.D3]*([.F3]+RAND()*([.$C3]-[.F3])))" office:value-type="float" office:value="1.17351087099181">
            <text:p>1.17</text:p>
          </table:table-cell>
          <table:table-cell table:style-name="ce12" table:formula="of:=MAX([.G3];[$InnDraw.E3]*([.G3]+RAND()*([.$B3]-[.G3]));[$ImDraw.E3]*([.G3]+RAND()*([.$C3]-[.G3])))" office:value-type="float" office:value="1.17351087099181">
            <text:p>1.17</text:p>
          </table:table-cell>
          <table:table-cell table:style-name="ce12" table:formula="of:=MAX([.H3];[$InnDraw.F3]*([.H3]+RAND()*([.$B3]-[.H3]));[$ImDraw.F3]*([.H3]+RAND()*([.$C3]-[.H3])))" office:value-type="float" office:value="1.17351087099181">
            <text:p>1.17</text:p>
          </table:table-cell>
          <table:table-cell table:style-name="ce12" table:formula="of:=MAX([.I3];[$InnDraw.G3]*([.I3]+RAND()*([.$B3]-[.I3]));[$ImDraw.G3]*([.I3]+RAND()*([.$C3]-[.I3])))" office:value-type="float" office:value="1.17351087099181">
            <text:p>1.17</text:p>
          </table:table-cell>
          <table:table-cell table:style-name="ce12" table:formula="of:=MAX([.J3];[$InnDraw.H3]*([.J3]+RAND()*([.$B3]-[.J3]));[$ImDraw.H3]*([.J3]+RAND()*([.$C3]-[.J3])))" office:value-type="float" office:value="1.17351087099181">
            <text:p>1.17</text:p>
          </table:table-cell>
          <table:table-cell table:style-name="ce12" table:formula="of:=MAX([.K3];[$InnDraw.I3]*([.K3]+RAND()*([.$B3]-[.K3]));[$ImDraw.I3]*([.K3]+RAND()*([.$C3]-[.K3])))" office:value-type="float" office:value="1.17351087099181">
            <text:p>1.17</text:p>
          </table:table-cell>
          <table:table-cell table:number-columns-repeated="1013"/>
        </table:table-row>
        <table:table-row table:style-name="ro2">
          <table:table-cell table:style-name="ce8" table:formula="of:=1+[.A4]" office:value-type="float" office:value="2">
            <text:p>2</text:p>
          </table:table-cell>
          <table:table-cell table:style-name="ce12" table:formula="of:=MAX(EXP(NORMINV(RAND();tLevel+[.A5]*tGrowth;tSdev));[.C5];[.B4])" office:value-type="float" office:value="1.29919876875696">
            <text:p>1.30</text:p>
          </table:table-cell>
          <table:table-cell table:style-name="ce12" table:formula="of:=MAX([.D5:.K5])" office:value-type="float" office:value="1.26114419163273">
            <text:p>1.26</text:p>
          </table:table-cell>
          <table:table-cell table:style-name="ce12" table:formula="of:=MAX([.D4];[$InnDraw.B4]*([.D4]+RAND()*([.$B4]-[.D4]));[$ImDraw.B4]*([.D4]+RAND()*([.$C4]-[.D4])))" office:value-type="float" office:value="1.17351087099181">
            <text:p>1.17</text:p>
          </table:table-cell>
          <table:table-cell table:style-name="ce12" table:formula="of:=MAX([.E4];[$InnDraw.C4]*([.E4]+RAND()*([.$B4]-[.E4]));[$ImDraw.C4]*([.E4]+RAND()*([.$C4]-[.E4])))" office:value-type="float" office:value="1.17351087099181">
            <text:p>1.17</text:p>
          </table:table-cell>
          <table:table-cell table:style-name="ce12" table:formula="of:=MAX([.F4];[$InnDraw.D4]*([.F4]+RAND()*([.$B4]-[.F4]));[$ImDraw.D4]*([.F4]+RAND()*([.$C4]-[.F4])))" office:value-type="float" office:value="1.17351087099181">
            <text:p>1.17</text:p>
          </table:table-cell>
          <table:table-cell table:style-name="ce12" table:formula="of:=MAX([.G4];[$InnDraw.E4]*([.G4]+RAND()*([.$B4]-[.G4]));[$ImDraw.E4]*([.G4]+RAND()*([.$C4]-[.G4])))" office:value-type="float" office:value="1.17351087099181">
            <text:p>1.17</text:p>
          </table:table-cell>
          <table:table-cell table:style-name="ce12" table:formula="of:=MAX([.H4];[$InnDraw.F4]*([.H4]+RAND()*([.$B4]-[.H4]));[$ImDraw.F4]*([.H4]+RAND()*([.$C4]-[.H4])))" office:value-type="float" office:value="1.24978660748344">
            <text:p>1.25</text:p>
          </table:table-cell>
          <table:table-cell table:style-name="ce12" table:formula="of:=MAX([.I4];[$InnDraw.G4]*([.I4]+RAND()*([.$B4]-[.I4]));[$ImDraw.G4]*([.I4]+RAND()*([.$C4]-[.I4])))" office:value-type="float" office:value="1.18659272016868">
            <text:p>1.19</text:p>
          </table:table-cell>
          <table:table-cell table:style-name="ce12" table:formula="of:=MAX([.J4];[$InnDraw.H4]*([.J4]+RAND()*([.$B4]-[.J4]));[$ImDraw.H4]*([.J4]+RAND()*([.$C4]-[.J4])))" office:value-type="float" office:value="1.17351087099181">
            <text:p>1.17</text:p>
          </table:table-cell>
          <table:table-cell table:style-name="ce12" table:formula="of:=MAX([.K4];[$InnDraw.I4]*([.K4]+RAND()*([.$B4]-[.K4]));[$ImDraw.I4]*([.K4]+RAND()*([.$C4]-[.K4])))" office:value-type="float" office:value="1.26114419163273">
            <text:p>1.26</text:p>
          </table:table-cell>
          <table:table-cell table:number-columns-repeated="1013"/>
        </table:table-row>
        <table:table-row table:style-name="ro2">
          <table:table-cell table:style-name="ce8" table:formula="of:=1+[.A5]" office:value-type="float" office:value="3">
            <text:p>3</text:p>
          </table:table-cell>
          <table:table-cell table:style-name="ce12" table:formula="of:=MAX(EXP(NORMINV(RAND();tLevel+[.A6]*tGrowth;tSdev));[.C6];[.B5])" office:value-type="float" office:value="1.29919876875696">
            <text:p>1.30</text:p>
          </table:table-cell>
          <table:table-cell table:style-name="ce12" table:formula="of:=MAX([.D6:.K6])" office:value-type="float" office:value="1.26114419163273">
            <text:p>1.26</text:p>
          </table:table-cell>
          <table:table-cell table:style-name="ce12" table:formula="of:=MAX([.D5];[$InnDraw.B5]*([.D5]+RAND()*([.$B5]-[.D5]));[$ImDraw.B5]*([.D5]+RAND()*([.$C5]-[.D5])))" office:value-type="float" office:value="1.17351087099181">
            <text:p>1.17</text:p>
          </table:table-cell>
          <table:table-cell table:style-name="ce12" table:formula="of:=MAX([.E5];[$InnDraw.C5]*([.E5]+RAND()*([.$B5]-[.E5]));[$ImDraw.C5]*([.E5]+RAND()*([.$C5]-[.E5])))" office:value-type="float" office:value="1.17351087099181">
            <text:p>1.17</text:p>
          </table:table-cell>
          <table:table-cell table:style-name="ce12" table:formula="of:=MAX([.F5];[$InnDraw.D5]*([.F5]+RAND()*([.$B5]-[.F5]));[$ImDraw.D5]*([.F5]+RAND()*([.$C5]-[.F5])))" office:value-type="float" office:value="1.17351087099181">
            <text:p>1.17</text:p>
          </table:table-cell>
          <table:table-cell table:style-name="ce12" table:formula="of:=MAX([.G5];[$InnDraw.E5]*([.G5]+RAND()*([.$B5]-[.G5]));[$ImDraw.E5]*([.G5]+RAND()*([.$C5]-[.G5])))" office:value-type="float" office:value="1.17351087099181">
            <text:p>1.17</text:p>
          </table:table-cell>
          <table:table-cell table:style-name="ce12" table:formula="of:=MAX([.H5];[$InnDraw.F5]*([.H5]+RAND()*([.$B5]-[.H5]));[$ImDraw.F5]*([.H5]+RAND()*([.$C5]-[.H5])))" office:value-type="float" office:value="1.24978660748344">
            <text:p>1.25</text:p>
          </table:table-cell>
          <table:table-cell table:style-name="ce12" table:formula="of:=MAX([.I5];[$InnDraw.G5]*([.I5]+RAND()*([.$B5]-[.I5]));[$ImDraw.G5]*([.I5]+RAND()*([.$C5]-[.I5])))" office:value-type="float" office:value="1.18659272016868">
            <text:p>1.19</text:p>
          </table:table-cell>
          <table:table-cell table:style-name="ce12" table:formula="of:=MAX([.J5];[$InnDraw.H5]*([.J5]+RAND()*([.$B5]-[.J5]));[$ImDraw.H5]*([.J5]+RAND()*([.$C5]-[.J5])))" office:value-type="float" office:value="1.17351087099181">
            <text:p>1.17</text:p>
          </table:table-cell>
          <table:table-cell table:style-name="ce12" table:formula="of:=MAX([.K5];[$InnDraw.I5]*([.K5]+RAND()*([.$B5]-[.K5]));[$ImDraw.I5]*([.K5]+RAND()*([.$C5]-[.K5])))" office:value-type="float" office:value="1.26114419163273">
            <text:p>1.26</text:p>
          </table:table-cell>
          <table:table-cell table:number-columns-repeated="1013"/>
        </table:table-row>
        <table:table-row table:style-name="ro2">
          <table:table-cell table:style-name="ce8" table:formula="of:=1+[.A6]" office:value-type="float" office:value="4">
            <text:p>4</text:p>
          </table:table-cell>
          <table:table-cell table:style-name="ce12" table:formula="of:=MAX(EXP(NORMINV(RAND();tLevel+[.A7]*tGrowth;tSdev));[.C7];[.B6])" office:value-type="float" office:value="1.32213098729075">
            <text:p>1.32</text:p>
          </table:table-cell>
          <table:table-cell table:style-name="ce12" table:formula="of:=MAX([.D7:.K7])" office:value-type="float" office:value="1.26114419163273">
            <text:p>1.26</text:p>
          </table:table-cell>
          <table:table-cell table:style-name="ce12" table:formula="of:=MAX([.D6];[$InnDraw.B6]*([.D6]+RAND()*([.$B6]-[.D6]));[$ImDraw.B6]*([.D6]+RAND()*([.$C6]-[.D6])))" office:value-type="float" office:value="1.17351087099181">
            <text:p>1.17</text:p>
          </table:table-cell>
          <table:table-cell table:style-name="ce12" table:formula="of:=MAX([.E6];[$InnDraw.C6]*([.E6]+RAND()*([.$B6]-[.E6]));[$ImDraw.C6]*([.E6]+RAND()*([.$C6]-[.E6])))" office:value-type="float" office:value="1.17351087099181">
            <text:p>1.17</text:p>
          </table:table-cell>
          <table:table-cell table:style-name="ce12" table:formula="of:=MAX([.F6];[$InnDraw.D6]*([.F6]+RAND()*([.$B6]-[.F6]));[$ImDraw.D6]*([.F6]+RAND()*([.$C6]-[.F6])))" office:value-type="float" office:value="1.17351087099181">
            <text:p>1.17</text:p>
          </table:table-cell>
          <table:table-cell table:style-name="ce12" table:formula="of:=MAX([.G6];[$InnDraw.E6]*([.G6]+RAND()*([.$B6]-[.G6]));[$ImDraw.E6]*([.G6]+RAND()*([.$C6]-[.G6])))" office:value-type="float" office:value="1.17351087099181">
            <text:p>1.17</text:p>
          </table:table-cell>
          <table:table-cell table:style-name="ce12" table:formula="of:=MAX([.H6];[$InnDraw.F6]*([.H6]+RAND()*([.$B6]-[.H6]));[$ImDraw.F6]*([.H6]+RAND()*([.$C6]-[.H6])))" office:value-type="float" office:value="1.24978660748344">
            <text:p>1.25</text:p>
          </table:table-cell>
          <table:table-cell table:style-name="ce12" table:formula="of:=MAX([.I6];[$InnDraw.G6]*([.I6]+RAND()*([.$B6]-[.I6]));[$ImDraw.G6]*([.I6]+RAND()*([.$C6]-[.I6])))" office:value-type="float" office:value="1.1919917747653">
            <text:p>1.19</text:p>
          </table:table-cell>
          <table:table-cell table:style-name="ce12" table:formula="of:=MAX([.J6];[$InnDraw.H6]*([.J6]+RAND()*([.$B6]-[.J6]));[$ImDraw.H6]*([.J6]+RAND()*([.$C6]-[.J6])))" office:value-type="float" office:value="1.21028720522168">
            <text:p>1.21</text:p>
          </table:table-cell>
          <table:table-cell table:style-name="ce12" table:formula="of:=MAX([.K6];[$InnDraw.I6]*([.K6]+RAND()*([.$B6]-[.K6]));[$ImDraw.I6]*([.K6]+RAND()*([.$C6]-[.K6])))" office:value-type="float" office:value="1.26114419163273">
            <text:p>1.26</text:p>
          </table:table-cell>
          <table:table-cell table:number-columns-repeated="1013"/>
        </table:table-row>
        <table:table-row table:style-name="ro2">
          <table:table-cell table:style-name="ce8" table:formula="of:=1+[.A7]" office:value-type="float" office:value="5">
            <text:p>5</text:p>
          </table:table-cell>
          <table:table-cell table:style-name="ce12" table:formula="of:=MAX(EXP(NORMINV(RAND();tLevel+[.A8]*tGrowth;tSdev));[.C8];[.B7])" office:value-type="float" office:value="1.32213098729075">
            <text:p>1.32</text:p>
          </table:table-cell>
          <table:table-cell table:style-name="ce12" table:formula="of:=MAX([.D8:.K8])" office:value-type="float" office:value="1.29710708664407">
            <text:p>1.30</text:p>
          </table:table-cell>
          <table:table-cell table:style-name="ce12" table:formula="of:=MAX([.D7];[$InnDraw.B7]*([.D7]+RAND()*([.$B7]-[.D7]));[$ImDraw.B7]*([.D7]+RAND()*([.$C7]-[.D7])))" office:value-type="float" office:value="1.17351087099181">
            <text:p>1.17</text:p>
          </table:table-cell>
          <table:table-cell table:style-name="ce12" table:formula="of:=MAX([.E7];[$InnDraw.C7]*([.E7]+RAND()*([.$B7]-[.E7]));[$ImDraw.C7]*([.E7]+RAND()*([.$C7]-[.E7])))" office:value-type="float" office:value="1.17351087099181">
            <text:p>1.17</text:p>
          </table:table-cell>
          <table:table-cell table:style-name="ce12" table:formula="of:=MAX([.F7];[$InnDraw.D7]*([.F7]+RAND()*([.$B7]-[.F7]));[$ImDraw.D7]*([.F7]+RAND()*([.$C7]-[.F7])))" office:value-type="float" office:value="1.29710708664407">
            <text:p>1.30</text:p>
          </table:table-cell>
          <table:table-cell table:style-name="ce12" table:formula="of:=MAX([.G7];[$InnDraw.E7]*([.G7]+RAND()*([.$B7]-[.G7]));[$ImDraw.E7]*([.G7]+RAND()*([.$C7]-[.G7])))" office:value-type="float" office:value="1.17351087099181">
            <text:p>1.17</text:p>
          </table:table-cell>
          <table:table-cell table:style-name="ce12" table:formula="of:=MAX([.H7];[$InnDraw.F7]*([.H7]+RAND()*([.$B7]-[.H7]));[$ImDraw.F7]*([.H7]+RAND()*([.$C7]-[.H7])))" office:value-type="float" office:value="1.25249883766489">
            <text:p>1.25</text:p>
          </table:table-cell>
          <table:table-cell table:style-name="ce12" table:formula="of:=MAX([.I7];[$InnDraw.G7]*([.I7]+RAND()*([.$B7]-[.I7]));[$ImDraw.G7]*([.I7]+RAND()*([.$C7]-[.I7])))" office:value-type="float" office:value="1.1919917747653">
            <text:p>1.19</text:p>
          </table:table-cell>
          <table:table-cell table:style-name="ce12" table:formula="of:=MAX([.J7];[$InnDraw.H7]*([.J7]+RAND()*([.$B7]-[.J7]));[$ImDraw.H7]*([.J7]+RAND()*([.$C7]-[.J7])))" office:value-type="float" office:value="1.21028720522168">
            <text:p>1.21</text:p>
          </table:table-cell>
          <table:table-cell table:style-name="ce12" table:formula="of:=MAX([.K7];[$InnDraw.I7]*([.K7]+RAND()*([.$B7]-[.K7]));[$ImDraw.I7]*([.K7]+RAND()*([.$C7]-[.K7])))" office:value-type="float" office:value="1.26114419163273">
            <text:p>1.26</text:p>
          </table:table-cell>
          <table:table-cell table:number-columns-repeated="1013"/>
        </table:table-row>
        <table:table-row table:style-name="ro2">
          <table:table-cell table:style-name="ce8" table:formula="of:=1+[.A8]" office:value-type="float" office:value="6">
            <text:p>6</text:p>
          </table:table-cell>
          <table:table-cell table:style-name="ce12" table:formula="of:=MAX(EXP(NORMINV(RAND();tLevel+[.A9]*tGrowth;tSdev));[.C9];[.B8])" office:value-type="float" office:value="1.32213098729075">
            <text:p>1.32</text:p>
          </table:table-cell>
          <table:table-cell table:style-name="ce12" table:formula="of:=MAX([.D9:.K9])" office:value-type="float" office:value="1.29710708664407">
            <text:p>1.30</text:p>
          </table:table-cell>
          <table:table-cell table:style-name="ce12" table:formula="of:=MAX([.D8];[$InnDraw.B8]*([.D8]+RAND()*([.$B8]-[.D8]));[$ImDraw.B8]*([.D8]+RAND()*([.$C8]-[.D8])))" office:value-type="float" office:value="1.25260109201501">
            <text:p>1.25</text:p>
          </table:table-cell>
          <table:table-cell table:style-name="ce12" table:formula="of:=MAX([.E8];[$InnDraw.C8]*([.E8]+RAND()*([.$B8]-[.E8]));[$ImDraw.C8]*([.E8]+RAND()*([.$C8]-[.E8])))" office:value-type="float" office:value="1.26317234733646">
            <text:p>1.26</text:p>
          </table:table-cell>
          <table:table-cell table:style-name="ce12" table:formula="of:=MAX([.F8];[$InnDraw.D8]*([.F8]+RAND()*([.$B8]-[.F8]));[$ImDraw.D8]*([.F8]+RAND()*([.$C8]-[.F8])))" office:value-type="float" office:value="1.29710708664407">
            <text:p>1.30</text:p>
          </table:table-cell>
          <table:table-cell table:style-name="ce12" table:formula="of:=MAX([.G8];[$InnDraw.E8]*([.G8]+RAND()*([.$B8]-[.G8]));[$ImDraw.E8]*([.G8]+RAND()*([.$C8]-[.G8])))" office:value-type="float" office:value="1.26302974651206">
            <text:p>1.26</text:p>
          </table:table-cell>
          <table:table-cell table:style-name="ce12" table:formula="of:=MAX([.H8];[$InnDraw.F8]*([.H8]+RAND()*([.$B8]-[.H8]));[$ImDraw.F8]*([.H8]+RAND()*([.$C8]-[.H8])))" office:value-type="float" office:value="1.25249883766489">
            <text:p>1.25</text:p>
          </table:table-cell>
          <table:table-cell table:style-name="ce12" table:formula="of:=MAX([.I8];[$InnDraw.G8]*([.I8]+RAND()*([.$B8]-[.I8]));[$ImDraw.G8]*([.I8]+RAND()*([.$C8]-[.I8])))" office:value-type="float" office:value="1.1919917747653">
            <text:p>1.19</text:p>
          </table:table-cell>
          <table:table-cell table:style-name="ce12" table:formula="of:=MAX([.J8];[$InnDraw.H8]*([.J8]+RAND()*([.$B8]-[.J8]));[$ImDraw.H8]*([.J8]+RAND()*([.$C8]-[.J8])))" office:value-type="float" office:value="1.21028720522168">
            <text:p>1.21</text:p>
          </table:table-cell>
          <table:table-cell table:style-name="ce12" table:formula="of:=MAX([.K8];[$InnDraw.I8]*([.K8]+RAND()*([.$B8]-[.K8]));[$ImDraw.I8]*([.K8]+RAND()*([.$C8]-[.K8])))" office:value-type="float" office:value="1.26660975733166">
            <text:p>1.27</text:p>
          </table:table-cell>
          <table:table-cell table:number-columns-repeated="1013"/>
        </table:table-row>
        <table:table-row table:style-name="ro2">
          <table:table-cell table:style-name="ce8" table:formula="of:=1+[.A9]" office:value-type="float" office:value="7">
            <text:p>7</text:p>
          </table:table-cell>
          <table:table-cell table:style-name="ce12" table:formula="of:=MAX(EXP(NORMINV(RAND();tLevel+[.A10]*tGrowth;tSdev));[.C10];[.B9])" office:value-type="float" office:value="1.32213098729075">
            <text:p>1.32</text:p>
          </table:table-cell>
          <table:table-cell table:style-name="ce12" table:formula="of:=MAX([.D10:.K10])" office:value-type="float" office:value="1.29710708664407">
            <text:p>1.30</text:p>
          </table:table-cell>
          <table:table-cell table:style-name="ce12" table:formula="of:=MAX([.D9];[$InnDraw.B9]*([.D9]+RAND()*([.$B9]-[.D9]));[$ImDraw.B9]*([.D9]+RAND()*([.$C9]-[.D9])))" office:value-type="float" office:value="1.25260109201501">
            <text:p>1.25</text:p>
          </table:table-cell>
          <table:table-cell table:style-name="ce12" table:formula="of:=MAX([.E9];[$InnDraw.C9]*([.E9]+RAND()*([.$B9]-[.E9]));[$ImDraw.C9]*([.E9]+RAND()*([.$C9]-[.E9])))" office:value-type="float" office:value="1.26317234733646">
            <text:p>1.26</text:p>
          </table:table-cell>
          <table:table-cell table:style-name="ce12" table:formula="of:=MAX([.F9];[$InnDraw.D9]*([.F9]+RAND()*([.$B9]-[.F9]));[$ImDraw.D9]*([.F9]+RAND()*([.$C9]-[.F9])))" office:value-type="float" office:value="1.29710708664407">
            <text:p>1.30</text:p>
          </table:table-cell>
          <table:table-cell table:style-name="ce12" table:formula="of:=MAX([.G9];[$InnDraw.E9]*([.G9]+RAND()*([.$B9]-[.G9]));[$ImDraw.E9]*([.G9]+RAND()*([.$C9]-[.G9])))" office:value-type="float" office:value="1.26302974651206">
            <text:p>1.26</text:p>
          </table:table-cell>
          <table:table-cell table:style-name="ce12" table:formula="of:=MAX([.H9];[$InnDraw.F9]*([.H9]+RAND()*([.$B9]-[.H9]));[$ImDraw.F9]*([.H9]+RAND()*([.$C9]-[.H9])))" office:value-type="float" office:value="1.25249883766489">
            <text:p>1.25</text:p>
          </table:table-cell>
          <table:table-cell table:style-name="ce12" table:formula="of:=MAX([.I9];[$InnDraw.G9]*([.I9]+RAND()*([.$B9]-[.I9]));[$ImDraw.G9]*([.I9]+RAND()*([.$C9]-[.I9])))" office:value-type="float" office:value="1.23233579712561">
            <text:p>1.23</text:p>
          </table:table-cell>
          <table:table-cell table:style-name="ce12" table:formula="of:=MAX([.J9];[$InnDraw.H9]*([.J9]+RAND()*([.$B9]-[.J9]));[$ImDraw.H9]*([.J9]+RAND()*([.$C9]-[.J9])))" office:value-type="float" office:value="1.21028720522168">
            <text:p>1.21</text:p>
          </table:table-cell>
          <table:table-cell table:style-name="ce12" table:formula="of:=MAX([.K9];[$InnDraw.I9]*([.K9]+RAND()*([.$B9]-[.K9]));[$ImDraw.I9]*([.K9]+RAND()*([.$C9]-[.K9])))" office:value-type="float" office:value="1.26660975733166">
            <text:p>1.27</text:p>
          </table:table-cell>
          <table:table-cell table:number-columns-repeated="1013"/>
        </table:table-row>
        <table:table-row table:style-name="ro2">
          <table:table-cell table:style-name="ce8" table:formula="of:=1+[.A10]" office:value-type="float" office:value="8">
            <text:p>8</text:p>
          </table:table-cell>
          <table:table-cell table:style-name="ce12" table:formula="of:=MAX(EXP(NORMINV(RAND();tLevel+[.A11]*tGrowth;tSdev));[.C11];[.B10])" office:value-type="float" office:value="1.32213098729075">
            <text:p>1.32</text:p>
          </table:table-cell>
          <table:table-cell table:style-name="ce12" table:formula="of:=MAX([.D11:.K11])" office:value-type="float" office:value="1.29710708664407">
            <text:p>1.30</text:p>
          </table:table-cell>
          <table:table-cell table:style-name="ce12" table:formula="of:=MAX([.D10];[$InnDraw.B10]*([.D10]+RAND()*([.$B10]-[.D10]));[$ImDraw.B10]*([.D10]+RAND()*([.$C10]-[.D10])))" office:value-type="float" office:value="1.25260109201501">
            <text:p>1.25</text:p>
          </table:table-cell>
          <table:table-cell table:style-name="ce12" table:formula="of:=MAX([.E10];[$InnDraw.C10]*([.E10]+RAND()*([.$B10]-[.E10]));[$ImDraw.C10]*([.E10]+RAND()*([.$C10]-[.E10])))" office:value-type="float" office:value="1.26317234733646">
            <text:p>1.26</text:p>
          </table:table-cell>
          <table:table-cell table:style-name="ce12" table:formula="of:=MAX([.F10];[$InnDraw.D10]*([.F10]+RAND()*([.$B10]-[.F10]));[$ImDraw.D10]*([.F10]+RAND()*([.$C10]-[.F10])))" office:value-type="float" office:value="1.29710708664407">
            <text:p>1.30</text:p>
          </table:table-cell>
          <table:table-cell table:style-name="ce12" table:formula="of:=MAX([.G10];[$InnDraw.E10]*([.G10]+RAND()*([.$B10]-[.G10]));[$ImDraw.E10]*([.G10]+RAND()*([.$C10]-[.G10])))" office:value-type="float" office:value="1.26302974651206">
            <text:p>1.26</text:p>
          </table:table-cell>
          <table:table-cell table:style-name="ce12" table:formula="of:=MAX([.H10];[$InnDraw.F10]*([.H10]+RAND()*([.$B10]-[.H10]));[$ImDraw.F10]*([.H10]+RAND()*([.$C10]-[.H10])))" office:value-type="float" office:value="1.25249883766489">
            <text:p>1.25</text:p>
          </table:table-cell>
          <table:table-cell table:style-name="ce12" table:formula="of:=MAX([.I10];[$InnDraw.G10]*([.I10]+RAND()*([.$B10]-[.I10]));[$ImDraw.G10]*([.I10]+RAND()*([.$C10]-[.I10])))" office:value-type="float" office:value="1.24494524213182">
            <text:p>1.24</text:p>
          </table:table-cell>
          <table:table-cell table:style-name="ce12" table:formula="of:=MAX([.J10];[$InnDraw.H10]*([.J10]+RAND()*([.$B10]-[.J10]));[$ImDraw.H10]*([.J10]+RAND()*([.$C10]-[.J10])))" office:value-type="float" office:value="1.29639125699171">
            <text:p>1.30</text:p>
          </table:table-cell>
          <table:table-cell table:style-name="ce12" table:formula="of:=MAX([.K10];[$InnDraw.I10]*([.K10]+RAND()*([.$B10]-[.K10]));[$ImDraw.I10]*([.K10]+RAND()*([.$C10]-[.K10])))" office:value-type="float" office:value="1.28284958194464">
            <text:p>1.28</text:p>
          </table:table-cell>
          <table:table-cell table:number-columns-repeated="1013"/>
        </table:table-row>
        <table:table-row table:style-name="ro2">
          <table:table-cell table:style-name="ce8" table:formula="of:=1+[.A11]" office:value-type="float" office:value="9">
            <text:p>9</text:p>
          </table:table-cell>
          <table:table-cell table:style-name="ce12" table:formula="of:=MAX(EXP(NORMINV(RAND();tLevel+[.A12]*tGrowth;tSdev));[.C12];[.B11])" office:value-type="float" office:value="1.32213098729075">
            <text:p>1.32</text:p>
          </table:table-cell>
          <table:table-cell table:style-name="ce12" table:formula="of:=MAX([.D12:.K12])" office:value-type="float" office:value="1.29710708664407">
            <text:p>1.30</text:p>
          </table:table-cell>
          <table:table-cell table:style-name="ce12" table:formula="of:=MAX([.D11];[$InnDraw.B11]*([.D11]+RAND()*([.$B11]-[.D11]));[$ImDraw.B11]*([.D11]+RAND()*([.$C11]-[.D11])))" office:value-type="float" office:value="1.25260109201501">
            <text:p>1.25</text:p>
          </table:table-cell>
          <table:table-cell table:style-name="ce12" table:formula="of:=MAX([.E11];[$InnDraw.C11]*([.E11]+RAND()*([.$B11]-[.E11]));[$ImDraw.C11]*([.E11]+RAND()*([.$C11]-[.E11])))" office:value-type="float" office:value="1.27071811968062">
            <text:p>1.27</text:p>
          </table:table-cell>
          <table:table-cell table:style-name="ce12" table:formula="of:=MAX([.F11];[$InnDraw.D11]*([.F11]+RAND()*([.$B11]-[.F11]));[$ImDraw.D11]*([.F11]+RAND()*([.$C11]-[.F11])))" office:value-type="float" office:value="1.29710708664407">
            <text:p>1.30</text:p>
          </table:table-cell>
          <table:table-cell table:style-name="ce12" table:formula="of:=MAX([.G11];[$InnDraw.E11]*([.G11]+RAND()*([.$B11]-[.G11]));[$ImDraw.E11]*([.G11]+RAND()*([.$C11]-[.G11])))" office:value-type="float" office:value="1.26302974651206">
            <text:p>1.26</text:p>
          </table:table-cell>
          <table:table-cell table:style-name="ce12" table:formula="of:=MAX([.H11];[$InnDraw.F11]*([.H11]+RAND()*([.$B11]-[.H11]));[$ImDraw.F11]*([.H11]+RAND()*([.$C11]-[.H11])))" office:value-type="float" office:value="1.25249883766489">
            <text:p>1.25</text:p>
          </table:table-cell>
          <table:table-cell table:style-name="ce12" table:formula="of:=MAX([.I11];[$InnDraw.G11]*([.I11]+RAND()*([.$B11]-[.I11]));[$ImDraw.G11]*([.I11]+RAND()*([.$C11]-[.I11])))" office:value-type="float" office:value="1.24494524213182">
            <text:p>1.24</text:p>
          </table:table-cell>
          <table:table-cell table:style-name="ce12" table:formula="of:=MAX([.J11];[$InnDraw.H11]*([.J11]+RAND()*([.$B11]-[.J11]));[$ImDraw.H11]*([.J11]+RAND()*([.$C11]-[.J11])))" office:value-type="float" office:value="1.29639125699171">
            <text:p>1.30</text:p>
          </table:table-cell>
          <table:table-cell table:style-name="ce12" table:formula="of:=MAX([.K11];[$InnDraw.I11]*([.K11]+RAND()*([.$B11]-[.K11]));[$ImDraw.I11]*([.K11]+RAND()*([.$C11]-[.K11])))" office:value-type="float" office:value="1.28284958194464">
            <text:p>1.28</text:p>
          </table:table-cell>
          <table:table-cell table:number-columns-repeated="1013"/>
        </table:table-row>
        <table:table-row table:style-name="ro2">
          <table:table-cell table:style-name="ce8" table:formula="of:=1+[.A12]" office:value-type="float" office:value="10">
            <text:p>10</text:p>
          </table:table-cell>
          <table:table-cell table:style-name="ce12" table:formula="of:=MAX(EXP(NORMINV(RAND();tLevel+[.A13]*tGrowth;tSdev));[.C13];[.B12])" office:value-type="float" office:value="1.32213098729075">
            <text:p>1.32</text:p>
          </table:table-cell>
          <table:table-cell table:style-name="ce12" table:formula="of:=MAX([.D13:.K13])" office:value-type="float" office:value="1.29710708664407">
            <text:p>1.30</text:p>
          </table:table-cell>
          <table:table-cell table:style-name="ce12" table:formula="of:=MAX([.D12];[$InnDraw.B12]*([.D12]+RAND()*([.$B12]-[.D12]));[$ImDraw.B12]*([.D12]+RAND()*([.$C12]-[.D12])))" office:value-type="float" office:value="1.25260109201501">
            <text:p>1.25</text:p>
          </table:table-cell>
          <table:table-cell table:style-name="ce12" table:formula="of:=MAX([.E12];[$InnDraw.C12]*([.E12]+RAND()*([.$B12]-[.E12]));[$ImDraw.C12]*([.E12]+RAND()*([.$C12]-[.E12])))" office:value-type="float" office:value="1.28218905494958">
            <text:p>1.28</text:p>
          </table:table-cell>
          <table:table-cell table:style-name="ce12" table:formula="of:=MAX([.F12];[$InnDraw.D12]*([.F12]+RAND()*([.$B12]-[.F12]));[$ImDraw.D12]*([.F12]+RAND()*([.$C12]-[.F12])))" office:value-type="float" office:value="1.29710708664407">
            <text:p>1.30</text:p>
          </table:table-cell>
          <table:table-cell table:style-name="ce12" table:formula="of:=MAX([.G12];[$InnDraw.E12]*([.G12]+RAND()*([.$B12]-[.G12]));[$ImDraw.E12]*([.G12]+RAND()*([.$C12]-[.G12])))" office:value-type="float" office:value="1.26302974651206">
            <text:p>1.26</text:p>
          </table:table-cell>
          <table:table-cell table:style-name="ce12" table:formula="of:=MAX([.H12];[$InnDraw.F12]*([.H12]+RAND()*([.$B12]-[.H12]));[$ImDraw.F12]*([.H12]+RAND()*([.$C12]-[.H12])))" office:value-type="float" office:value="1.25249883766489">
            <text:p>1.25</text:p>
          </table:table-cell>
          <table:table-cell table:style-name="ce12" table:formula="of:=MAX([.I12];[$InnDraw.G12]*([.I12]+RAND()*([.$B12]-[.I12]));[$ImDraw.G12]*([.I12]+RAND()*([.$C12]-[.I12])))" office:value-type="float" office:value="1.24494524213182">
            <text:p>1.24</text:p>
          </table:table-cell>
          <table:table-cell table:style-name="ce12" table:formula="of:=MAX([.J12];[$InnDraw.H12]*([.J12]+RAND()*([.$B12]-[.J12]));[$ImDraw.H12]*([.J12]+RAND()*([.$C12]-[.J12])))" office:value-type="float" office:value="1.29639125699171">
            <text:p>1.30</text:p>
          </table:table-cell>
          <table:table-cell table:style-name="ce12" table:formula="of:=MAX([.K12];[$InnDraw.I12]*([.K12]+RAND()*([.$B12]-[.K12]));[$ImDraw.I12]*([.K12]+RAND()*([.$C12]-[.K12])))" office:value-type="float" office:value="1.28284958194464">
            <text:p>1.28</text:p>
          </table:table-cell>
          <table:table-cell table:number-columns-repeated="1013"/>
        </table:table-row>
        <table:table-row table:style-name="ro2">
          <table:table-cell table:style-name="ce8" table:formula="of:=1+[.A13]" office:value-type="float" office:value="11">
            <text:p>11</text:p>
          </table:table-cell>
          <table:table-cell table:style-name="ce12" table:formula="of:=MAX(EXP(NORMINV(RAND();tLevel+[.A14]*tGrowth;tSdev));[.C14];[.B13])" office:value-type="float" office:value="1.32213098729075">
            <text:p>1.32</text:p>
          </table:table-cell>
          <table:table-cell table:style-name="ce12" table:formula="of:=MAX([.D14:.K14])" office:value-type="float" office:value="1.30032589618158">
            <text:p>1.30</text:p>
          </table:table-cell>
          <table:table-cell table:style-name="ce12" table:formula="of:=MAX([.D13];[$InnDraw.B13]*([.D13]+RAND()*([.$B13]-[.D13]));[$ImDraw.B13]*([.D13]+RAND()*([.$C13]-[.D13])))" office:value-type="float" office:value="1.25260109201501">
            <text:p>1.25</text:p>
          </table:table-cell>
          <table:table-cell table:style-name="ce12" table:formula="of:=MAX([.E13];[$InnDraw.C13]*([.E13]+RAND()*([.$B13]-[.E13]));[$ImDraw.C13]*([.E13]+RAND()*([.$C13]-[.E13])))" office:value-type="float" office:value="1.28218905494958">
            <text:p>1.28</text:p>
          </table:table-cell>
          <table:table-cell table:style-name="ce12" table:formula="of:=MAX([.F13];[$InnDraw.D13]*([.F13]+RAND()*([.$B13]-[.F13]));[$ImDraw.D13]*([.F13]+RAND()*([.$C13]-[.F13])))" office:value-type="float" office:value="1.29710708664407">
            <text:p>1.30</text:p>
          </table:table-cell>
          <table:table-cell table:style-name="ce12" table:formula="of:=MAX([.G13];[$InnDraw.E13]*([.G13]+RAND()*([.$B13]-[.G13]));[$ImDraw.E13]*([.G13]+RAND()*([.$C13]-[.G13])))" office:value-type="float" office:value="1.26302974651206">
            <text:p>1.26</text:p>
          </table:table-cell>
          <table:table-cell table:style-name="ce12" table:formula="of:=MAX([.H13];[$InnDraw.F13]*([.H13]+RAND()*([.$B13]-[.H13]));[$ImDraw.F13]*([.H13]+RAND()*([.$C13]-[.H13])))" office:value-type="float" office:value="1.30032589618158">
            <text:p>1.30</text:p>
          </table:table-cell>
          <table:table-cell table:style-name="ce12" table:formula="of:=MAX([.I13];[$InnDraw.G13]*([.I13]+RAND()*([.$B13]-[.I13]));[$ImDraw.G13]*([.I13]+RAND()*([.$C13]-[.I13])))" office:value-type="float" office:value="1.24494524213182">
            <text:p>1.24</text:p>
          </table:table-cell>
          <table:table-cell table:style-name="ce12" table:formula="of:=MAX([.J13];[$InnDraw.H13]*([.J13]+RAND()*([.$B13]-[.J13]));[$ImDraw.H13]*([.J13]+RAND()*([.$C13]-[.J13])))" office:value-type="float" office:value="1.29639125699171">
            <text:p>1.30</text:p>
          </table:table-cell>
          <table:table-cell table:style-name="ce12" table:formula="of:=MAX([.K13];[$InnDraw.I13]*([.K13]+RAND()*([.$B13]-[.K13]));[$ImDraw.I13]*([.K13]+RAND()*([.$C13]-[.K13])))" office:value-type="float" office:value="1.28493743349234">
            <text:p>1.28</text:p>
          </table:table-cell>
          <table:table-cell table:number-columns-repeated="1013"/>
        </table:table-row>
        <table:table-row table:style-name="ro2">
          <table:table-cell table:style-name="ce8" table:formula="of:=1+[.A14]" office:value-type="float" office:value="12">
            <text:p>12</text:p>
          </table:table-cell>
          <table:table-cell table:style-name="ce12" table:formula="of:=MAX(EXP(NORMINV(RAND();tLevel+[.A15]*tGrowth;tSdev));[.C15];[.B14])" office:value-type="float" office:value="1.33737802092114">
            <text:p>1.34</text:p>
          </table:table-cell>
          <table:table-cell table:style-name="ce12" table:formula="of:=MAX([.D15:.K15])" office:value-type="float" office:value="1.31332640154087">
            <text:p>1.31</text:p>
          </table:table-cell>
          <table:table-cell table:style-name="ce12" table:formula="of:=MAX([.D14];[$InnDraw.B14]*([.D14]+RAND()*([.$B14]-[.D14]));[$ImDraw.B14]*([.D14]+RAND()*([.$C14]-[.D14])))" office:value-type="float" office:value="1.25260109201501">
            <text:p>1.25</text:p>
          </table:table-cell>
          <table:table-cell table:style-name="ce12" table:formula="of:=MAX([.E14];[$InnDraw.C14]*([.E14]+RAND()*([.$B14]-[.E14]));[$ImDraw.C14]*([.E14]+RAND()*([.$C14]-[.E14])))" office:value-type="float" office:value="1.28218905494958">
            <text:p>1.28</text:p>
          </table:table-cell>
          <table:table-cell table:style-name="ce12" table:formula="of:=MAX([.F14];[$InnDraw.D14]*([.F14]+RAND()*([.$B14]-[.F14]));[$ImDraw.D14]*([.F14]+RAND()*([.$C14]-[.F14])))" office:value-type="float" office:value="1.30480579417551">
            <text:p>1.30</text:p>
          </table:table-cell>
          <table:table-cell table:style-name="ce12" table:formula="of:=MAX([.G14];[$InnDraw.E14]*([.G14]+RAND()*([.$B14]-[.G14]));[$ImDraw.E14]*([.G14]+RAND()*([.$C14]-[.G14])))" office:value-type="float" office:value="1.26302974651206">
            <text:p>1.26</text:p>
          </table:table-cell>
          <table:table-cell table:style-name="ce12" table:formula="of:=MAX([.H14];[$InnDraw.F14]*([.H14]+RAND()*([.$B14]-[.H14]));[$ImDraw.F14]*([.H14]+RAND()*([.$C14]-[.H14])))" office:value-type="float" office:value="1.30032589618158">
            <text:p>1.30</text:p>
          </table:table-cell>
          <table:table-cell table:style-name="ce12" table:formula="of:=MAX([.I14];[$InnDraw.G14]*([.I14]+RAND()*([.$B14]-[.I14]));[$ImDraw.G14]*([.I14]+RAND()*([.$C14]-[.I14])))" office:value-type="float" office:value="1.24494524213182">
            <text:p>1.24</text:p>
          </table:table-cell>
          <table:table-cell table:style-name="ce12" table:formula="of:=MAX([.J14];[$InnDraw.H14]*([.J14]+RAND()*([.$B14]-[.J14]));[$ImDraw.H14]*([.J14]+RAND()*([.$C14]-[.J14])))" office:value-type="float" office:value="1.29639125699171">
            <text:p>1.30</text:p>
          </table:table-cell>
          <table:table-cell table:style-name="ce12" table:formula="of:=MAX([.K14];[$InnDraw.I14]*([.K14]+RAND()*([.$B14]-[.K14]));[$ImDraw.I14]*([.K14]+RAND()*([.$C14]-[.K14])))" office:value-type="float" office:value="1.31332640154087">
            <text:p>1.31</text:p>
          </table:table-cell>
          <table:table-cell table:number-columns-repeated="1013"/>
        </table:table-row>
        <table:table-row table:style-name="ro2">
          <table:table-cell table:style-name="ce8" table:formula="of:=1+[.A15]" office:value-type="float" office:value="13">
            <text:p>13</text:p>
          </table:table-cell>
          <table:table-cell table:style-name="ce12" table:formula="of:=MAX(EXP(NORMINV(RAND();tLevel+[.A16]*tGrowth;tSdev));[.C16];[.B15])" office:value-type="float" office:value="1.37406748591504">
            <text:p>1.37</text:p>
          </table:table-cell>
          <table:table-cell table:style-name="ce12" table:formula="of:=MAX([.D16:.K16])" office:value-type="float" office:value="1.33045894716796">
            <text:p>1.33</text:p>
          </table:table-cell>
          <table:table-cell table:style-name="ce12" table:formula="of:=MAX([.D15];[$InnDraw.B15]*([.D15]+RAND()*([.$B15]-[.D15]));[$ImDraw.B15]*([.D15]+RAND()*([.$C15]-[.D15])))" office:value-type="float" office:value="1.33045894716796">
            <text:p>1.33</text:p>
          </table:table-cell>
          <table:table-cell table:style-name="ce12" table:formula="of:=MAX([.E15];[$InnDraw.C15]*([.E15]+RAND()*([.$B15]-[.E15]));[$ImDraw.C15]*([.E15]+RAND()*([.$C15]-[.E15])))" office:value-type="float" office:value="1.3001609253737">
            <text:p>1.30</text:p>
          </table:table-cell>
          <table:table-cell table:style-name="ce12" table:formula="of:=MAX([.F15];[$InnDraw.D15]*([.F15]+RAND()*([.$B15]-[.F15]));[$ImDraw.D15]*([.F15]+RAND()*([.$C15]-[.F15])))" office:value-type="float" office:value="1.30480579417551">
            <text:p>1.30</text:p>
          </table:table-cell>
          <table:table-cell table:style-name="ce12" table:formula="of:=MAX([.G15];[$InnDraw.E15]*([.G15]+RAND()*([.$B15]-[.G15]));[$ImDraw.E15]*([.G15]+RAND()*([.$C15]-[.G15])))" office:value-type="float" office:value="1.26302974651206">
            <text:p>1.26</text:p>
          </table:table-cell>
          <table:table-cell table:style-name="ce12" table:formula="of:=MAX([.H15];[$InnDraw.F15]*([.H15]+RAND()*([.$B15]-[.H15]));[$ImDraw.F15]*([.H15]+RAND()*([.$C15]-[.H15])))" office:value-type="float" office:value="1.30032589618158">
            <text:p>1.30</text:p>
          </table:table-cell>
          <table:table-cell table:style-name="ce12" table:formula="of:=MAX([.I15];[$InnDraw.G15]*([.I15]+RAND()*([.$B15]-[.I15]));[$ImDraw.G15]*([.I15]+RAND()*([.$C15]-[.I15])))" office:value-type="float" office:value="1.24494524213182">
            <text:p>1.24</text:p>
          </table:table-cell>
          <table:table-cell table:style-name="ce12" table:formula="of:=MAX([.J15];[$InnDraw.H15]*([.J15]+RAND()*([.$B15]-[.J15]));[$ImDraw.H15]*([.J15]+RAND()*([.$C15]-[.J15])))" office:value-type="float" office:value="1.29639125699171">
            <text:p>1.30</text:p>
          </table:table-cell>
          <table:table-cell table:style-name="ce12" table:formula="of:=MAX([.K15];[$InnDraw.I15]*([.K15]+RAND()*([.$B15]-[.K15]));[$ImDraw.I15]*([.K15]+RAND()*([.$C15]-[.K15])))" office:value-type="float" office:value="1.31332640154087">
            <text:p>1.31</text:p>
          </table:table-cell>
          <table:table-cell table:number-columns-repeated="1013"/>
        </table:table-row>
        <table:table-row table:style-name="ro2">
          <table:table-cell table:style-name="ce8" table:formula="of:=1+[.A16]" office:value-type="float" office:value="14">
            <text:p>14</text:p>
          </table:table-cell>
          <table:table-cell table:style-name="ce12" table:formula="of:=MAX(EXP(NORMINV(RAND();tLevel+[.A17]*tGrowth;tSdev));[.C17];[.B16])" office:value-type="float" office:value="1.37406748591504">
            <text:p>1.37</text:p>
          </table:table-cell>
          <table:table-cell table:style-name="ce12" table:formula="of:=MAX([.D17:.K17])" office:value-type="float" office:value="1.33045894716796">
            <text:p>1.33</text:p>
          </table:table-cell>
          <table:table-cell table:style-name="ce12" table:formula="of:=MAX([.D16];[$InnDraw.B16]*([.D16]+RAND()*([.$B16]-[.D16]));[$ImDraw.B16]*([.D16]+RAND()*([.$C16]-[.D16])))" office:value-type="float" office:value="1.33045894716796">
            <text:p>1.33</text:p>
          </table:table-cell>
          <table:table-cell table:style-name="ce12" table:formula="of:=MAX([.E16];[$InnDraw.C16]*([.E16]+RAND()*([.$B16]-[.E16]));[$ImDraw.C16]*([.E16]+RAND()*([.$C16]-[.E16])))" office:value-type="float" office:value="1.32963746630958">
            <text:p>1.33</text:p>
          </table:table-cell>
          <table:table-cell table:style-name="ce12" table:formula="of:=MAX([.F16];[$InnDraw.D16]*([.F16]+RAND()*([.$B16]-[.F16]));[$ImDraw.D16]*([.F16]+RAND()*([.$C16]-[.F16])))" office:value-type="float" office:value="1.30480579417551">
            <text:p>1.30</text:p>
          </table:table-cell>
          <table:table-cell table:style-name="ce12" table:formula="of:=MAX([.G16];[$InnDraw.E16]*([.G16]+RAND()*([.$B16]-[.G16]));[$ImDraw.E16]*([.G16]+RAND()*([.$C16]-[.G16])))" office:value-type="float" office:value="1.26302974651206">
            <text:p>1.26</text:p>
          </table:table-cell>
          <table:table-cell table:style-name="ce12" table:formula="of:=MAX([.H16];[$InnDraw.F16]*([.H16]+RAND()*([.$B16]-[.H16]));[$ImDraw.F16]*([.H16]+RAND()*([.$C16]-[.H16])))" office:value-type="float" office:value="1.30032589618158">
            <text:p>1.30</text:p>
          </table:table-cell>
          <table:table-cell table:style-name="ce12" table:formula="of:=MAX([.I16];[$InnDraw.G16]*([.I16]+RAND()*([.$B16]-[.I16]));[$ImDraw.G16]*([.I16]+RAND()*([.$C16]-[.I16])))" office:value-type="float" office:value="1.24494524213182">
            <text:p>1.24</text:p>
          </table:table-cell>
          <table:table-cell table:style-name="ce12" table:formula="of:=MAX([.J16];[$InnDraw.H16]*([.J16]+RAND()*([.$B16]-[.J16]));[$ImDraw.H16]*([.J16]+RAND()*([.$C16]-[.J16])))" office:value-type="float" office:value="1.29639125699171">
            <text:p>1.30</text:p>
          </table:table-cell>
          <table:table-cell table:style-name="ce12" table:formula="of:=MAX([.K16];[$InnDraw.I16]*([.K16]+RAND()*([.$B16]-[.K16]));[$ImDraw.I16]*([.K16]+RAND()*([.$C16]-[.K16])))" office:value-type="float" office:value="1.31332640154087">
            <text:p>1.31</text:p>
          </table:table-cell>
          <table:table-cell table:number-columns-repeated="1013"/>
        </table:table-row>
        <table:table-row table:style-name="ro2">
          <table:table-cell table:style-name="ce8" table:formula="of:=1+[.A17]" office:value-type="float" office:value="15">
            <text:p>15</text:p>
          </table:table-cell>
          <table:table-cell table:style-name="ce12" table:formula="of:=MAX(EXP(NORMINV(RAND();tLevel+[.A18]*tGrowth;tSdev));[.C18];[.B17])" office:value-type="float" office:value="1.37406748591504">
            <text:p>1.37</text:p>
          </table:table-cell>
          <table:table-cell table:style-name="ce12" table:formula="of:=MAX([.D18:.K18])" office:value-type="float" office:value="1.33045894716796">
            <text:p>1.33</text:p>
          </table:table-cell>
          <table:table-cell table:style-name="ce12" table:formula="of:=MAX([.D17];[$InnDraw.B17]*([.D17]+RAND()*([.$B17]-[.D17]));[$ImDraw.B17]*([.D17]+RAND()*([.$C17]-[.D17])))" office:value-type="float" office:value="1.33045894716796">
            <text:p>1.33</text:p>
          </table:table-cell>
          <table:table-cell table:style-name="ce12" table:formula="of:=MAX([.E17];[$InnDraw.C17]*([.E17]+RAND()*([.$B17]-[.E17]));[$ImDraw.C17]*([.E17]+RAND()*([.$C17]-[.E17])))" office:value-type="float" office:value="1.32963746630958">
            <text:p>1.33</text:p>
          </table:table-cell>
          <table:table-cell table:style-name="ce12" table:formula="of:=MAX([.F17];[$InnDraw.D17]*([.F17]+RAND()*([.$B17]-[.F17]));[$ImDraw.D17]*([.F17]+RAND()*([.$C17]-[.F17])))" office:value-type="float" office:value="1.30480579417551">
            <text:p>1.30</text:p>
          </table:table-cell>
          <table:table-cell table:style-name="ce12" table:formula="of:=MAX([.G17];[$InnDraw.E17]*([.G17]+RAND()*([.$B17]-[.G17]));[$ImDraw.E17]*([.G17]+RAND()*([.$C17]-[.G17])))" office:value-type="float" office:value="1.26302974651206">
            <text:p>1.26</text:p>
          </table:table-cell>
          <table:table-cell table:style-name="ce12" table:formula="of:=MAX([.H17];[$InnDraw.F17]*([.H17]+RAND()*([.$B17]-[.H17]));[$ImDraw.F17]*([.H17]+RAND()*([.$C17]-[.H17])))" office:value-type="float" office:value="1.30032589618158">
            <text:p>1.30</text:p>
          </table:table-cell>
          <table:table-cell table:style-name="ce12" table:formula="of:=MAX([.I17];[$InnDraw.G17]*([.I17]+RAND()*([.$B17]-[.I17]));[$ImDraw.G17]*([.I17]+RAND()*([.$C17]-[.I17])))" office:value-type="float" office:value="1.24494524213182">
            <text:p>1.24</text:p>
          </table:table-cell>
          <table:table-cell table:style-name="ce12" table:formula="of:=MAX([.J17];[$InnDraw.H17]*([.J17]+RAND()*([.$B17]-[.J17]));[$ImDraw.H17]*([.J17]+RAND()*([.$C17]-[.J17])))" office:value-type="float" office:value="1.29639125699171">
            <text:p>1.30</text:p>
          </table:table-cell>
          <table:table-cell table:style-name="ce12" table:formula="of:=MAX([.K17];[$InnDraw.I17]*([.K17]+RAND()*([.$B17]-[.K17]));[$ImDraw.I17]*([.K17]+RAND()*([.$C17]-[.K17])))" office:value-type="float" office:value="1.31332640154087">
            <text:p>1.31</text:p>
          </table:table-cell>
          <table:table-cell table:number-columns-repeated="1013"/>
        </table:table-row>
        <table:table-row table:style-name="ro2">
          <table:table-cell table:style-name="ce8" table:formula="of:=1+[.A18]" office:value-type="float" office:value="16">
            <text:p>16</text:p>
          </table:table-cell>
          <table:table-cell table:style-name="ce12" table:formula="of:=MAX(EXP(NORMINV(RAND();tLevel+[.A19]*tGrowth;tSdev));[.C19];[.B18])" office:value-type="float" office:value="1.46005151459037">
            <text:p>1.46</text:p>
          </table:table-cell>
          <table:table-cell table:style-name="ce12" table:formula="of:=MAX([.D19:.K19])" office:value-type="float" office:value="1.33045894716796">
            <text:p>1.33</text:p>
          </table:table-cell>
          <table:table-cell table:style-name="ce12" table:formula="of:=MAX([.D18];[$InnDraw.B18]*([.D18]+RAND()*([.$B18]-[.D18]));[$ImDraw.B18]*([.D18]+RAND()*([.$C18]-[.D18])))" office:value-type="float" office:value="1.33045894716796">
            <text:p>1.33</text:p>
          </table:table-cell>
          <table:table-cell table:style-name="ce12" table:formula="of:=MAX([.E18];[$InnDraw.C18]*([.E18]+RAND()*([.$B18]-[.E18]));[$ImDraw.C18]*([.E18]+RAND()*([.$C18]-[.E18])))" office:value-type="float" office:value="1.32963746630958">
            <text:p>1.33</text:p>
          </table:table-cell>
          <table:table-cell table:style-name="ce12" table:formula="of:=MAX([.F18];[$InnDraw.D18]*([.F18]+RAND()*([.$B18]-[.F18]));[$ImDraw.D18]*([.F18]+RAND()*([.$C18]-[.F18])))" office:value-type="float" office:value="1.30480579417551">
            <text:p>1.30</text:p>
          </table:table-cell>
          <table:table-cell table:style-name="ce12" table:formula="of:=MAX([.G18];[$InnDraw.E18]*([.G18]+RAND()*([.$B18]-[.G18]));[$ImDraw.E18]*([.G18]+RAND()*([.$C18]-[.G18])))" office:value-type="float" office:value="1.26302974651206">
            <text:p>1.26</text:p>
          </table:table-cell>
          <table:table-cell table:style-name="ce12" table:formula="of:=MAX([.H18];[$InnDraw.F18]*([.H18]+RAND()*([.$B18]-[.H18]));[$ImDraw.F18]*([.H18]+RAND()*([.$C18]-[.H18])))" office:value-type="float" office:value="1.30032589618158">
            <text:p>1.30</text:p>
          </table:table-cell>
          <table:table-cell table:style-name="ce12" table:formula="of:=MAX([.I18];[$InnDraw.G18]*([.I18]+RAND()*([.$B18]-[.I18]));[$ImDraw.G18]*([.I18]+RAND()*([.$C18]-[.I18])))" office:value-type="float" office:value="1.24494524213182">
            <text:p>1.24</text:p>
          </table:table-cell>
          <table:table-cell table:style-name="ce12" table:formula="of:=MAX([.J18];[$InnDraw.H18]*([.J18]+RAND()*([.$B18]-[.J18]));[$ImDraw.H18]*([.J18]+RAND()*([.$C18]-[.J18])))" office:value-type="float" office:value="1.29639125699171">
            <text:p>1.30</text:p>
          </table:table-cell>
          <table:table-cell table:style-name="ce12" table:formula="of:=MAX([.K18];[$InnDraw.I18]*([.K18]+RAND()*([.$B18]-[.K18]));[$ImDraw.I18]*([.K18]+RAND()*([.$C18]-[.K18])))" office:value-type="float" office:value="1.31332640154087">
            <text:p>1.31</text:p>
          </table:table-cell>
          <table:table-cell table:number-columns-repeated="1013"/>
        </table:table-row>
        <table:table-row table:style-name="ro2">
          <table:table-cell table:style-name="ce8" table:formula="of:=1+[.A19]" office:value-type="float" office:value="17">
            <text:p>17</text:p>
          </table:table-cell>
          <table:table-cell table:style-name="ce12" table:formula="of:=MAX(EXP(NORMINV(RAND();tLevel+[.A20]*tGrowth;tSdev));[.C20];[.B19])" office:value-type="float" office:value="1.46005151459037">
            <text:p>1.46</text:p>
          </table:table-cell>
          <table:table-cell table:style-name="ce12" table:formula="of:=MAX([.D20:.K20])" office:value-type="float" office:value="1.33045894716796">
            <text:p>1.33</text:p>
          </table:table-cell>
          <table:table-cell table:style-name="ce12" table:formula="of:=MAX([.D19];[$InnDraw.B19]*([.D19]+RAND()*([.$B19]-[.D19]));[$ImDraw.B19]*([.D19]+RAND()*([.$C19]-[.D19])))" office:value-type="float" office:value="1.33045894716796">
            <text:p>1.33</text:p>
          </table:table-cell>
          <table:table-cell table:style-name="ce12" table:formula="of:=MAX([.E19];[$InnDraw.C19]*([.E19]+RAND()*([.$B19]-[.E19]));[$ImDraw.C19]*([.E19]+RAND()*([.$C19]-[.E19])))" office:value-type="float" office:value="1.32963746630958">
            <text:p>1.33</text:p>
          </table:table-cell>
          <table:table-cell table:style-name="ce12" table:formula="of:=MAX([.F19];[$InnDraw.D19]*([.F19]+RAND()*([.$B19]-[.F19]));[$ImDraw.D19]*([.F19]+RAND()*([.$C19]-[.F19])))" office:value-type="float" office:value="1.30480579417551">
            <text:p>1.30</text:p>
          </table:table-cell>
          <table:table-cell table:style-name="ce12" table:formula="of:=MAX([.G19];[$InnDraw.E19]*([.G19]+RAND()*([.$B19]-[.G19]));[$ImDraw.E19]*([.G19]+RAND()*([.$C19]-[.G19])))" office:value-type="float" office:value="1.26302974651206">
            <text:p>1.26</text:p>
          </table:table-cell>
          <table:table-cell table:style-name="ce12" table:formula="of:=MAX([.H19];[$InnDraw.F19]*([.H19]+RAND()*([.$B19]-[.H19]));[$ImDraw.F19]*([.H19]+RAND()*([.$C19]-[.H19])))" office:value-type="float" office:value="1.30032589618158">
            <text:p>1.30</text:p>
          </table:table-cell>
          <table:table-cell table:style-name="ce12" table:formula="of:=MAX([.I19];[$InnDraw.G19]*([.I19]+RAND()*([.$B19]-[.I19]));[$ImDraw.G19]*([.I19]+RAND()*([.$C19]-[.I19])))" office:value-type="float" office:value="1.24494524213182">
            <text:p>1.24</text:p>
          </table:table-cell>
          <table:table-cell table:style-name="ce12" table:formula="of:=MAX([.J19];[$InnDraw.H19]*([.J19]+RAND()*([.$B19]-[.J19]));[$ImDraw.H19]*([.J19]+RAND()*([.$C19]-[.J19])))" office:value-type="float" office:value="1.29639125699171">
            <text:p>1.30</text:p>
          </table:table-cell>
          <table:table-cell table:style-name="ce12" table:formula="of:=MAX([.K19];[$InnDraw.I19]*([.K19]+RAND()*([.$B19]-[.K19]));[$ImDraw.I19]*([.K19]+RAND()*([.$C19]-[.K19])))" office:value-type="float" office:value="1.31332640154087">
            <text:p>1.31</text:p>
          </table:table-cell>
          <table:table-cell table:number-columns-repeated="1013"/>
        </table:table-row>
        <table:table-row table:style-name="ro2">
          <table:table-cell table:style-name="ce8" table:formula="of:=1+[.A20]" office:value-type="float" office:value="18">
            <text:p>18</text:p>
          </table:table-cell>
          <table:table-cell table:style-name="ce12" table:formula="of:=MAX(EXP(NORMINV(RAND();tLevel+[.A21]*tGrowth;tSdev));[.C21];[.B20])" office:value-type="float" office:value="1.46005151459037">
            <text:p>1.46</text:p>
          </table:table-cell>
          <table:table-cell table:style-name="ce12" table:formula="of:=MAX([.D21:.K21])" office:value-type="float" office:value="1.38576850398469">
            <text:p>1.39</text:p>
          </table:table-cell>
          <table:table-cell table:style-name="ce12" table:formula="of:=MAX([.D20];[$InnDraw.B20]*([.D20]+RAND()*([.$B20]-[.D20]));[$ImDraw.B20]*([.D20]+RAND()*([.$C20]-[.D20])))" office:value-type="float" office:value="1.38576850398469">
            <text:p>1.39</text:p>
          </table:table-cell>
          <table:table-cell table:style-name="ce12" table:formula="of:=MAX([.E20];[$InnDraw.C20]*([.E20]+RAND()*([.$B20]-[.E20]));[$ImDraw.C20]*([.E20]+RAND()*([.$C20]-[.E20])))" office:value-type="float" office:value="1.32963746630958">
            <text:p>1.33</text:p>
          </table:table-cell>
          <table:table-cell table:style-name="ce12" table:formula="of:=MAX([.F20];[$InnDraw.D20]*([.F20]+RAND()*([.$B20]-[.F20]));[$ImDraw.D20]*([.F20]+RAND()*([.$C20]-[.F20])))" office:value-type="float" office:value="1.32778240747719">
            <text:p>1.33</text:p>
          </table:table-cell>
          <table:table-cell table:style-name="ce12" table:formula="of:=MAX([.G20];[$InnDraw.E20]*([.G20]+RAND()*([.$B20]-[.G20]));[$ImDraw.E20]*([.G20]+RAND()*([.$C20]-[.G20])))" office:value-type="float" office:value="1.26302974651206">
            <text:p>1.26</text:p>
          </table:table-cell>
          <table:table-cell table:style-name="ce12" table:formula="of:=MAX([.H20];[$InnDraw.F20]*([.H20]+RAND()*([.$B20]-[.H20]));[$ImDraw.F20]*([.H20]+RAND()*([.$C20]-[.H20])))" office:value-type="float" office:value="1.30032589618158">
            <text:p>1.30</text:p>
          </table:table-cell>
          <table:table-cell table:style-name="ce12" table:formula="of:=MAX([.I20];[$InnDraw.G20]*([.I20]+RAND()*([.$B20]-[.I20]));[$ImDraw.G20]*([.I20]+RAND()*([.$C20]-[.I20])))" office:value-type="float" office:value="1.24494524213182">
            <text:p>1.24</text:p>
          </table:table-cell>
          <table:table-cell table:style-name="ce12" table:formula="of:=MAX([.J20];[$InnDraw.H20]*([.J20]+RAND()*([.$B20]-[.J20]));[$ImDraw.H20]*([.J20]+RAND()*([.$C20]-[.J20])))" office:value-type="float" office:value="1.29639125699171">
            <text:p>1.30</text:p>
          </table:table-cell>
          <table:table-cell table:style-name="ce12" table:formula="of:=MAX([.K20];[$InnDraw.I20]*([.K20]+RAND()*([.$B20]-[.K20]));[$ImDraw.I20]*([.K20]+RAND()*([.$C20]-[.K20])))" office:value-type="float" office:value="1.31332640154087">
            <text:p>1.31</text:p>
          </table:table-cell>
          <table:table-cell table:number-columns-repeated="1013"/>
        </table:table-row>
        <table:table-row table:style-name="ro2">
          <table:table-cell table:style-name="ce8" table:formula="of:=1+[.A21]" office:value-type="float" office:value="19">
            <text:p>19</text:p>
          </table:table-cell>
          <table:table-cell table:style-name="ce12" table:formula="of:=MAX(EXP(NORMINV(RAND();tLevel+[.A22]*tGrowth;tSdev));[.C22];[.B21])" office:value-type="float" office:value="1.46005151459037">
            <text:p>1.46</text:p>
          </table:table-cell>
          <table:table-cell table:style-name="ce12" table:formula="of:=MAX([.D22:.K22])" office:value-type="float" office:value="1.4054816367113">
            <text:p>1.41</text:p>
          </table:table-cell>
          <table:table-cell table:style-name="ce12" table:formula="of:=MAX([.D21];[$InnDraw.B21]*([.D21]+RAND()*([.$B21]-[.D21]));[$ImDraw.B21]*([.D21]+RAND()*([.$C21]-[.D21])))" office:value-type="float" office:value="1.38576850398469">
            <text:p>1.39</text:p>
          </table:table-cell>
          <table:table-cell table:style-name="ce12" table:formula="of:=MAX([.E21];[$InnDraw.C21]*([.E21]+RAND()*([.$B21]-[.E21]));[$ImDraw.C21]*([.E21]+RAND()*([.$C21]-[.E21])))" office:value-type="float" office:value="1.32963746630958">
            <text:p>1.33</text:p>
          </table:table-cell>
          <table:table-cell table:style-name="ce12" table:formula="of:=MAX([.F21];[$InnDraw.D21]*([.F21]+RAND()*([.$B21]-[.F21]));[$ImDraw.D21]*([.F21]+RAND()*([.$C21]-[.F21])))" office:value-type="float" office:value="1.4054816367113">
            <text:p>1.41</text:p>
          </table:table-cell>
          <table:table-cell table:style-name="ce12" table:formula="of:=MAX([.G21];[$InnDraw.E21]*([.G21]+RAND()*([.$B21]-[.G21]));[$ImDraw.E21]*([.G21]+RAND()*([.$C21]-[.G21])))" office:value-type="float" office:value="1.26302974651206">
            <text:p>1.26</text:p>
          </table:table-cell>
          <table:table-cell table:style-name="ce12" table:formula="of:=MAX([.H21];[$InnDraw.F21]*([.H21]+RAND()*([.$B21]-[.H21]));[$ImDraw.F21]*([.H21]+RAND()*([.$C21]-[.H21])))" office:value-type="float" office:value="1.30032589618158">
            <text:p>1.30</text:p>
          </table:table-cell>
          <table:table-cell table:style-name="ce12" table:formula="of:=MAX([.I21];[$InnDraw.G21]*([.I21]+RAND()*([.$B21]-[.I21]));[$ImDraw.G21]*([.I21]+RAND()*([.$C21]-[.I21])))" office:value-type="float" office:value="1.24494524213182">
            <text:p>1.24</text:p>
          </table:table-cell>
          <table:table-cell table:style-name="ce12" table:formula="of:=MAX([.J21];[$InnDraw.H21]*([.J21]+RAND()*([.$B21]-[.J21]));[$ImDraw.H21]*([.J21]+RAND()*([.$C21]-[.J21])))" office:value-type="float" office:value="1.29639125699171">
            <text:p>1.30</text:p>
          </table:table-cell>
          <table:table-cell table:style-name="ce12" table:formula="of:=MAX([.K21];[$InnDraw.I21]*([.K21]+RAND()*([.$B21]-[.K21]));[$ImDraw.I21]*([.K21]+RAND()*([.$C21]-[.K21])))" office:value-type="float" office:value="1.31332640154087">
            <text:p>1.31</text:p>
          </table:table-cell>
          <table:table-cell table:number-columns-repeated="1013"/>
        </table:table-row>
        <table:table-row table:style-name="ro2">
          <table:table-cell table:style-name="ce8" table:formula="of:=1+[.A22]" office:value-type="float" office:value="20">
            <text:p>20</text:p>
          </table:table-cell>
          <table:table-cell table:style-name="ce12" table:formula="of:=MAX(EXP(NORMINV(RAND();tLevel+[.A23]*tGrowth;tSdev));[.C23];[.B22])" office:value-type="float" office:value="1.51266215786681">
            <text:p>1.51</text:p>
          </table:table-cell>
          <table:table-cell table:style-name="ce12" table:formula="of:=MAX([.D23:.K23])" office:value-type="float" office:value="1.45379798176002">
            <text:p>1.45</text:p>
          </table:table-cell>
          <table:table-cell table:style-name="ce12" table:formula="of:=MAX([.D22];[$InnDraw.B22]*([.D22]+RAND()*([.$B22]-[.D22]));[$ImDraw.B22]*([.D22]+RAND()*([.$C22]-[.D22])))" office:value-type="float" office:value="1.38576850398469">
            <text:p>1.39</text:p>
          </table:table-cell>
          <table:table-cell table:style-name="ce12" table:formula="of:=MAX([.E22];[$InnDraw.C22]*([.E22]+RAND()*([.$B22]-[.E22]));[$ImDraw.C22]*([.E22]+RAND()*([.$C22]-[.E22])))" office:value-type="float" office:value="1.38386258822158">
            <text:p>1.38</text:p>
          </table:table-cell>
          <table:table-cell table:style-name="ce12" table:formula="of:=MAX([.F22];[$InnDraw.D22]*([.F22]+RAND()*([.$B22]-[.F22]));[$ImDraw.D22]*([.F22]+RAND()*([.$C22]-[.F22])))" office:value-type="float" office:value="1.4054816367113">
            <text:p>1.41</text:p>
          </table:table-cell>
          <table:table-cell table:style-name="ce12" table:formula="of:=MAX([.G22];[$InnDraw.E22]*([.G22]+RAND()*([.$B22]-[.G22]));[$ImDraw.E22]*([.G22]+RAND()*([.$C22]-[.G22])))" office:value-type="float" office:value="1.26302974651206">
            <text:p>1.26</text:p>
          </table:table-cell>
          <table:table-cell table:style-name="ce12" table:formula="of:=MAX([.H22];[$InnDraw.F22]*([.H22]+RAND()*([.$B22]-[.H22]));[$ImDraw.F22]*([.H22]+RAND()*([.$C22]-[.H22])))" office:value-type="float" office:value="1.30032589618158">
            <text:p>1.30</text:p>
          </table:table-cell>
          <table:table-cell table:style-name="ce12" table:formula="of:=MAX([.I22];[$InnDraw.G22]*([.I22]+RAND()*([.$B22]-[.I22]));[$ImDraw.G22]*([.I22]+RAND()*([.$C22]-[.I22])))" office:value-type="float" office:value="1.45379798176002">
            <text:p>1.45</text:p>
          </table:table-cell>
          <table:table-cell table:style-name="ce12" table:formula="of:=MAX([.J22];[$InnDraw.H22]*([.J22]+RAND()*([.$B22]-[.J22]));[$ImDraw.H22]*([.J22]+RAND()*([.$C22]-[.J22])))" office:value-type="float" office:value="1.29639125699171">
            <text:p>1.30</text:p>
          </table:table-cell>
          <table:table-cell table:style-name="ce12" table:formula="of:=MAX([.K22];[$InnDraw.I22]*([.K22]+RAND()*([.$B22]-[.K22]));[$ImDraw.I22]*([.K22]+RAND()*([.$C22]-[.K22])))" office:value-type="float" office:value="1.39524897487157">
            <text:p>1.40</text:p>
          </table:table-cell>
          <table:table-cell table:number-columns-repeated="1013"/>
        </table:table-row>
        <table:table-row table:style-name="ro2">
          <table:table-cell table:style-name="ce8" table:formula="of:=1+[.A23]" office:value-type="float" office:value="21">
            <text:p>21</text:p>
          </table:table-cell>
          <table:table-cell table:style-name="ce12" table:formula="of:=MAX(EXP(NORMINV(RAND();tLevel+[.A24]*tGrowth;tSdev));[.C24];[.B23])" office:value-type="float" office:value="1.51266215786681">
            <text:p>1.51</text:p>
          </table:table-cell>
          <table:table-cell table:style-name="ce12" table:formula="of:=MAX([.D24:.K24])" office:value-type="float" office:value="1.51262090048159">
            <text:p>1.51</text:p>
          </table:table-cell>
          <table:table-cell table:style-name="ce12" table:formula="of:=MAX([.D23];[$InnDraw.B23]*([.D23]+RAND()*([.$B23]-[.D23]));[$ImDraw.B23]*([.D23]+RAND()*([.$C23]-[.D23])))" office:value-type="float" office:value="1.51262090048159">
            <text:p>1.51</text:p>
          </table:table-cell>
          <table:table-cell table:style-name="ce12" table:formula="of:=MAX([.E23];[$InnDraw.C23]*([.E23]+RAND()*([.$B23]-[.E23]));[$ImDraw.C23]*([.E23]+RAND()*([.$C23]-[.E23])))" office:value-type="float" office:value="1.38386258822158">
            <text:p>1.38</text:p>
          </table:table-cell>
          <table:table-cell table:style-name="ce12" table:formula="of:=MAX([.F23];[$InnDraw.D23]*([.F23]+RAND()*([.$B23]-[.F23]));[$ImDraw.D23]*([.F23]+RAND()*([.$C23]-[.F23])))" office:value-type="float" office:value="1.4054816367113">
            <text:p>1.41</text:p>
          </table:table-cell>
          <table:table-cell table:style-name="ce12" table:formula="of:=MAX([.G23];[$InnDraw.E23]*([.G23]+RAND()*([.$B23]-[.G23]));[$ImDraw.E23]*([.G23]+RAND()*([.$C23]-[.G23])))" office:value-type="float" office:value="1.26302974651206">
            <text:p>1.26</text:p>
          </table:table-cell>
          <table:table-cell table:style-name="ce12" table:formula="of:=MAX([.H23];[$InnDraw.F23]*([.H23]+RAND()*([.$B23]-[.H23]));[$ImDraw.F23]*([.H23]+RAND()*([.$C23]-[.H23])))" office:value-type="float" office:value="1.30032589618158">
            <text:p>1.30</text:p>
          </table:table-cell>
          <table:table-cell table:style-name="ce12" table:formula="of:=MAX([.I23];[$InnDraw.G23]*([.I23]+RAND()*([.$B23]-[.I23]));[$ImDraw.G23]*([.I23]+RAND()*([.$C23]-[.I23])))" office:value-type="float" office:value="1.45379798176002">
            <text:p>1.45</text:p>
          </table:table-cell>
          <table:table-cell table:style-name="ce12" table:formula="of:=MAX([.J23];[$InnDraw.H23]*([.J23]+RAND()*([.$B23]-[.J23]));[$ImDraw.H23]*([.J23]+RAND()*([.$C23]-[.J23])))" office:value-type="float" office:value="1.29639125699171">
            <text:p>1.30</text:p>
          </table:table-cell>
          <table:table-cell table:style-name="ce12" table:formula="of:=MAX([.K23];[$InnDraw.I23]*([.K23]+RAND()*([.$B23]-[.K23]));[$ImDraw.I23]*([.K23]+RAND()*([.$C23]-[.K23])))" office:value-type="float" office:value="1.39524897487157">
            <text:p>1.40</text:p>
          </table:table-cell>
          <table:table-cell table:number-columns-repeated="1013"/>
        </table:table-row>
        <table:table-row table:style-name="ro2">
          <table:table-cell table:style-name="ce8" table:formula="of:=1+[.A24]" office:value-type="float" office:value="22">
            <text:p>22</text:p>
          </table:table-cell>
          <table:table-cell table:style-name="ce12" table:formula="of:=MAX(EXP(NORMINV(RAND();tLevel+[.A25]*tGrowth;tSdev));[.C25];[.B24])" office:value-type="float" office:value="1.51266215786681">
            <text:p>1.51</text:p>
          </table:table-cell>
          <table:table-cell table:style-name="ce12" table:formula="of:=MAX([.D25:.K25])" office:value-type="float" office:value="1.51262090048159">
            <text:p>1.51</text:p>
          </table:table-cell>
          <table:table-cell table:style-name="ce12" table:formula="of:=MAX([.D24];[$InnDraw.B24]*([.D24]+RAND()*([.$B24]-[.D24]));[$ImDraw.B24]*([.D24]+RAND()*([.$C24]-[.D24])))" office:value-type="float" office:value="1.51262090048159">
            <text:p>1.51</text:p>
          </table:table-cell>
          <table:table-cell table:style-name="ce12" table:formula="of:=MAX([.E24];[$InnDraw.C24]*([.E24]+RAND()*([.$B24]-[.E24]));[$ImDraw.C24]*([.E24]+RAND()*([.$C24]-[.E24])))" office:value-type="float" office:value="1.38386258822158">
            <text:p>1.38</text:p>
          </table:table-cell>
          <table:table-cell table:style-name="ce12" table:formula="of:=MAX([.F24];[$InnDraw.D24]*([.F24]+RAND()*([.$B24]-[.F24]));[$ImDraw.D24]*([.F24]+RAND()*([.$C24]-[.F24])))" office:value-type="float" office:value="1.4054816367113">
            <text:p>1.41</text:p>
          </table:table-cell>
          <table:table-cell table:style-name="ce12" table:formula="of:=MAX([.G24];[$InnDraw.E24]*([.G24]+RAND()*([.$B24]-[.G24]));[$ImDraw.E24]*([.G24]+RAND()*([.$C24]-[.G24])))" office:value-type="float" office:value="1.26302974651206">
            <text:p>1.26</text:p>
          </table:table-cell>
          <table:table-cell table:style-name="ce12" table:formula="of:=MAX([.H24];[$InnDraw.F24]*([.H24]+RAND()*([.$B24]-[.H24]));[$ImDraw.F24]*([.H24]+RAND()*([.$C24]-[.H24])))" office:value-type="float" office:value="1.42956662659375">
            <text:p>1.43</text:p>
          </table:table-cell>
          <table:table-cell table:style-name="ce12" table:formula="of:=MAX([.I24];[$InnDraw.G24]*([.I24]+RAND()*([.$B24]-[.I24]));[$ImDraw.G24]*([.I24]+RAND()*([.$C24]-[.I24])))" office:value-type="float" office:value="1.45379798176002">
            <text:p>1.45</text:p>
          </table:table-cell>
          <table:table-cell table:style-name="ce12" table:formula="of:=MAX([.J24];[$InnDraw.H24]*([.J24]+RAND()*([.$B24]-[.J24]));[$ImDraw.H24]*([.J24]+RAND()*([.$C24]-[.J24])))" office:value-type="float" office:value="1.33348036088519">
            <text:p>1.33</text:p>
          </table:table-cell>
          <table:table-cell table:style-name="ce12" table:formula="of:=MAX([.K24];[$InnDraw.I24]*([.K24]+RAND()*([.$B24]-[.K24]));[$ImDraw.I24]*([.K24]+RAND()*([.$C24]-[.K24])))" office:value-type="float" office:value="1.4959633541835">
            <text:p>1.50</text:p>
          </table:table-cell>
          <table:table-cell table:number-columns-repeated="1013"/>
        </table:table-row>
        <table:table-row table:style-name="ro2">
          <table:table-cell table:style-name="ce8" table:formula="of:=1+[.A25]" office:value-type="float" office:value="23">
            <text:p>23</text:p>
          </table:table-cell>
          <table:table-cell table:style-name="ce12" table:formula="of:=MAX(EXP(NORMINV(RAND();tLevel+[.A26]*tGrowth;tSdev));[.C26];[.B25])" office:value-type="float" office:value="1.62106076973742">
            <text:p>1.62</text:p>
          </table:table-cell>
          <table:table-cell table:style-name="ce12" table:formula="of:=MAX([.D26:.K26])" office:value-type="float" office:value="1.51262090048159">
            <text:p>1.51</text:p>
          </table:table-cell>
          <table:table-cell table:style-name="ce12" table:formula="of:=MAX([.D25];[$InnDraw.B25]*([.D25]+RAND()*([.$B25]-[.D25]));[$ImDraw.B25]*([.D25]+RAND()*([.$C25]-[.D25])))" office:value-type="float" office:value="1.51262090048159">
            <text:p>1.51</text:p>
          </table:table-cell>
          <table:table-cell table:style-name="ce12" table:formula="of:=MAX([.E25];[$InnDraw.C25]*([.E25]+RAND()*([.$B25]-[.E25]));[$ImDraw.C25]*([.E25]+RAND()*([.$C25]-[.E25])))" office:value-type="float" office:value="1.38386258822158">
            <text:p>1.38</text:p>
          </table:table-cell>
          <table:table-cell table:style-name="ce12" table:formula="of:=MAX([.F25];[$InnDraw.D25]*([.F25]+RAND()*([.$B25]-[.F25]));[$ImDraw.D25]*([.F25]+RAND()*([.$C25]-[.F25])))" office:value-type="float" office:value="1.4054816367113">
            <text:p>1.41</text:p>
          </table:table-cell>
          <table:table-cell table:style-name="ce12" table:formula="of:=MAX([.G25];[$InnDraw.E25]*([.G25]+RAND()*([.$B25]-[.G25]));[$ImDraw.E25]*([.G25]+RAND()*([.$C25]-[.G25])))" office:value-type="float" office:value="1.26302974651206">
            <text:p>1.26</text:p>
          </table:table-cell>
          <table:table-cell table:style-name="ce12" table:formula="of:=MAX([.H25];[$InnDraw.F25]*([.H25]+RAND()*([.$B25]-[.H25]));[$ImDraw.F25]*([.H25]+RAND()*([.$C25]-[.H25])))" office:value-type="float" office:value="1.42956662659375">
            <text:p>1.43</text:p>
          </table:table-cell>
          <table:table-cell table:style-name="ce12" table:formula="of:=MAX([.I25];[$InnDraw.G25]*([.I25]+RAND()*([.$B25]-[.I25]));[$ImDraw.G25]*([.I25]+RAND()*([.$C25]-[.I25])))" office:value-type="float" office:value="1.49058763115285">
            <text:p>1.49</text:p>
          </table:table-cell>
          <table:table-cell table:style-name="ce12" table:formula="of:=MAX([.J25];[$InnDraw.H25]*([.J25]+RAND()*([.$B25]-[.J25]));[$ImDraw.H25]*([.J25]+RAND()*([.$C25]-[.J25])))" office:value-type="float" office:value="1.33348036088519">
            <text:p>1.33</text:p>
          </table:table-cell>
          <table:table-cell table:style-name="ce12" table:formula="of:=MAX([.K25];[$InnDraw.I25]*([.K25]+RAND()*([.$B25]-[.K25]));[$ImDraw.I25]*([.K25]+RAND()*([.$C25]-[.K25])))" office:value-type="float" office:value="1.4959633541835">
            <text:p>1.50</text:p>
          </table:table-cell>
          <table:table-cell table:number-columns-repeated="1013"/>
        </table:table-row>
        <table:table-row table:style-name="ro2">
          <table:table-cell table:style-name="ce8" table:formula="of:=1+[.A26]" office:value-type="float" office:value="24">
            <text:p>24</text:p>
          </table:table-cell>
          <table:table-cell table:style-name="ce12" table:formula="of:=MAX(EXP(NORMINV(RAND();tLevel+[.A27]*tGrowth;tSdev));[.C27];[.B26])" office:value-type="float" office:value="1.62106076973742">
            <text:p>1.62</text:p>
          </table:table-cell>
          <table:table-cell table:style-name="ce12" table:formula="of:=MAX([.D27:.K27])" office:value-type="float" office:value="1.51262090048159">
            <text:p>1.51</text:p>
          </table:table-cell>
          <table:table-cell table:style-name="ce12" table:formula="of:=MAX([.D26];[$InnDraw.B26]*([.D26]+RAND()*([.$B26]-[.D26]));[$ImDraw.B26]*([.D26]+RAND()*([.$C26]-[.D26])))" office:value-type="float" office:value="1.51262090048159">
            <text:p>1.51</text:p>
          </table:table-cell>
          <table:table-cell table:style-name="ce12" table:formula="of:=MAX([.E26];[$InnDraw.C26]*([.E26]+RAND()*([.$B26]-[.E26]));[$ImDraw.C26]*([.E26]+RAND()*([.$C26]-[.E26])))" office:value-type="float" office:value="1.38386258822158">
            <text:p>1.38</text:p>
          </table:table-cell>
          <table:table-cell table:style-name="ce12" table:formula="of:=MAX([.F26];[$InnDraw.D26]*([.F26]+RAND()*([.$B26]-[.F26]));[$ImDraw.D26]*([.F26]+RAND()*([.$C26]-[.F26])))" office:value-type="float" office:value="1.4054816367113">
            <text:p>1.41</text:p>
          </table:table-cell>
          <table:table-cell table:style-name="ce12" table:formula="of:=MAX([.G26];[$InnDraw.E26]*([.G26]+RAND()*([.$B26]-[.G26]));[$ImDraw.E26]*([.G26]+RAND()*([.$C26]-[.G26])))" office:value-type="float" office:value="1.26302974651206">
            <text:p>1.26</text:p>
          </table:table-cell>
          <table:table-cell table:style-name="ce12" table:formula="of:=MAX([.H26];[$InnDraw.F26]*([.H26]+RAND()*([.$B26]-[.H26]));[$ImDraw.F26]*([.H26]+RAND()*([.$C26]-[.H26])))" office:value-type="float" office:value="1.42956662659375">
            <text:p>1.43</text:p>
          </table:table-cell>
          <table:table-cell table:style-name="ce12" table:formula="of:=MAX([.I26];[$InnDraw.G26]*([.I26]+RAND()*([.$B26]-[.I26]));[$ImDraw.G26]*([.I26]+RAND()*([.$C26]-[.I26])))" office:value-type="float" office:value="1.49058763115285">
            <text:p>1.49</text:p>
          </table:table-cell>
          <table:table-cell table:style-name="ce12" table:formula="of:=MAX([.J26];[$InnDraw.H26]*([.J26]+RAND()*([.$B26]-[.J26]));[$ImDraw.H26]*([.J26]+RAND()*([.$C26]-[.J26])))" office:value-type="float" office:value="1.48521409066993">
            <text:p>1.49</text:p>
          </table:table-cell>
          <table:table-cell table:style-name="ce12" table:formula="of:=MAX([.K26];[$InnDraw.I26]*([.K26]+RAND()*([.$B26]-[.K26]));[$ImDraw.I26]*([.K26]+RAND()*([.$C26]-[.K26])))" office:value-type="float" office:value="1.4959633541835">
            <text:p>1.50</text:p>
          </table:table-cell>
          <table:table-cell table:number-columns-repeated="1013"/>
        </table:table-row>
        <table:table-row table:style-name="ro2">
          <table:table-cell table:style-name="ce8" table:formula="of:=1+[.A27]" office:value-type="float" office:value="25">
            <text:p>25</text:p>
          </table:table-cell>
          <table:table-cell table:style-name="ce12" table:formula="of:=MAX(EXP(NORMINV(RAND();tLevel+[.A28]*tGrowth;tSdev));[.C28];[.B27])" office:value-type="float" office:value="1.62106076973742">
            <text:p>1.62</text:p>
          </table:table-cell>
          <table:table-cell table:style-name="ce12" table:formula="of:=MAX([.D28:.K28])" office:value-type="float" office:value="1.51262090048159">
            <text:p>1.51</text:p>
          </table:table-cell>
          <table:table-cell table:style-name="ce12" table:formula="of:=MAX([.D27];[$InnDraw.B27]*([.D27]+RAND()*([.$B27]-[.D27]));[$ImDraw.B27]*([.D27]+RAND()*([.$C27]-[.D27])))" office:value-type="float" office:value="1.51262090048159">
            <text:p>1.51</text:p>
          </table:table-cell>
          <table:table-cell table:style-name="ce12" table:formula="of:=MAX([.E27];[$InnDraw.C27]*([.E27]+RAND()*([.$B27]-[.E27]));[$ImDraw.C27]*([.E27]+RAND()*([.$C27]-[.E27])))" office:value-type="float" office:value="1.38386258822158">
            <text:p>1.38</text:p>
          </table:table-cell>
          <table:table-cell table:style-name="ce12" table:formula="of:=MAX([.F27];[$InnDraw.D27]*([.F27]+RAND()*([.$B27]-[.F27]));[$ImDraw.D27]*([.F27]+RAND()*([.$C27]-[.F27])))" office:value-type="float" office:value="1.4054816367113">
            <text:p>1.41</text:p>
          </table:table-cell>
          <table:table-cell table:style-name="ce12" table:formula="of:=MAX([.G27];[$InnDraw.E27]*([.G27]+RAND()*([.$B27]-[.G27]));[$ImDraw.E27]*([.G27]+RAND()*([.$C27]-[.G27])))" office:value-type="float" office:value="1.45465955120107">
            <text:p>1.45</text:p>
          </table:table-cell>
          <table:table-cell table:style-name="ce12" table:formula="of:=MAX([.H27];[$InnDraw.F27]*([.H27]+RAND()*([.$B27]-[.H27]));[$ImDraw.F27]*([.H27]+RAND()*([.$C27]-[.H27])))" office:value-type="float" office:value="1.42956662659375">
            <text:p>1.43</text:p>
          </table:table-cell>
          <table:table-cell table:style-name="ce12" table:formula="of:=MAX([.I27];[$InnDraw.G27]*([.I27]+RAND()*([.$B27]-[.I27]));[$ImDraw.G27]*([.I27]+RAND()*([.$C27]-[.I27])))" office:value-type="float" office:value="1.49058763115285">
            <text:p>1.49</text:p>
          </table:table-cell>
          <table:table-cell table:style-name="ce12" table:formula="of:=MAX([.J27];[$InnDraw.H27]*([.J27]+RAND()*([.$B27]-[.J27]));[$ImDraw.H27]*([.J27]+RAND()*([.$C27]-[.J27])))" office:value-type="float" office:value="1.48521409066993">
            <text:p>1.49</text:p>
          </table:table-cell>
          <table:table-cell table:style-name="ce12" table:formula="of:=MAX([.K27];[$InnDraw.I27]*([.K27]+RAND()*([.$B27]-[.K27]));[$ImDraw.I27]*([.K27]+RAND()*([.$C27]-[.K27])))" office:value-type="float" office:value="1.4959633541835">
            <text:p>1.50</text:p>
          </table:table-cell>
          <table:table-cell table:number-columns-repeated="1013"/>
        </table:table-row>
        <table:table-row table:style-name="ro2">
          <table:table-cell table:style-name="ce8" table:formula="of:=1+[.A28]" office:value-type="float" office:value="26">
            <text:p>26</text:p>
          </table:table-cell>
          <table:table-cell table:style-name="ce12" table:formula="of:=MAX(EXP(NORMINV(RAND();tLevel+[.A29]*tGrowth;tSdev));[.C29];[.B28])" office:value-type="float" office:value="1.62106076973742">
            <text:p>1.62</text:p>
          </table:table-cell>
          <table:table-cell table:style-name="ce12" table:formula="of:=MAX([.D29:.K29])" office:value-type="float" office:value="1.57189690806827">
            <text:p>1.57</text:p>
          </table:table-cell>
          <table:table-cell table:style-name="ce12" table:formula="of:=MAX([.D28];[$InnDraw.B28]*([.D28]+RAND()*([.$B28]-[.D28]));[$ImDraw.B28]*([.D28]+RAND()*([.$C28]-[.D28])))" office:value-type="float" office:value="1.51262090048159">
            <text:p>1.51</text:p>
          </table:table-cell>
          <table:table-cell table:style-name="ce12" table:formula="of:=MAX([.E28];[$InnDraw.C28]*([.E28]+RAND()*([.$B28]-[.E28]));[$ImDraw.C28]*([.E28]+RAND()*([.$C28]-[.E28])))" office:value-type="float" office:value="1.57189690806827">
            <text:p>1.57</text:p>
          </table:table-cell>
          <table:table-cell table:style-name="ce12" table:formula="of:=MAX([.F28];[$InnDraw.D28]*([.F28]+RAND()*([.$B28]-[.F28]));[$ImDraw.D28]*([.F28]+RAND()*([.$C28]-[.F28])))" office:value-type="float" office:value="1.41474209404574">
            <text:p>1.41</text:p>
          </table:table-cell>
          <table:table-cell table:style-name="ce12" table:formula="of:=MAX([.G28];[$InnDraw.E28]*([.G28]+RAND()*([.$B28]-[.G28]));[$ImDraw.E28]*([.G28]+RAND()*([.$C28]-[.G28])))" office:value-type="float" office:value="1.45465955120107">
            <text:p>1.45</text:p>
          </table:table-cell>
          <table:table-cell table:style-name="ce12" table:formula="of:=MAX([.H28];[$InnDraw.F28]*([.H28]+RAND()*([.$B28]-[.H28]));[$ImDraw.F28]*([.H28]+RAND()*([.$C28]-[.H28])))" office:value-type="float" office:value="1.42956662659375">
            <text:p>1.43</text:p>
          </table:table-cell>
          <table:table-cell table:style-name="ce12" table:formula="of:=MAX([.I28];[$InnDraw.G28]*([.I28]+RAND()*([.$B28]-[.I28]));[$ImDraw.G28]*([.I28]+RAND()*([.$C28]-[.I28])))" office:value-type="float" office:value="1.49058763115285">
            <text:p>1.49</text:p>
          </table:table-cell>
          <table:table-cell table:style-name="ce12" table:formula="of:=MAX([.J28];[$InnDraw.H28]*([.J28]+RAND()*([.$B28]-[.J28]));[$ImDraw.H28]*([.J28]+RAND()*([.$C28]-[.J28])))" office:value-type="float" office:value="1.48521409066993">
            <text:p>1.49</text:p>
          </table:table-cell>
          <table:table-cell table:style-name="ce12" table:formula="of:=MAX([.K28];[$InnDraw.I28]*([.K28]+RAND()*([.$B28]-[.K28]));[$ImDraw.I28]*([.K28]+RAND()*([.$C28]-[.K28])))" office:value-type="float" office:value="1.4959633541835">
            <text:p>1.50</text:p>
          </table:table-cell>
          <table:table-cell table:number-columns-repeated="1013"/>
        </table:table-row>
        <table:table-row table:style-name="ro2">
          <table:table-cell table:style-name="ce8" table:formula="of:=1+[.A29]" office:value-type="float" office:value="27">
            <text:p>27</text:p>
          </table:table-cell>
          <table:table-cell table:style-name="ce12" table:formula="of:=MAX(EXP(NORMINV(RAND();tLevel+[.A30]*tGrowth;tSdev));[.C30];[.B29])" office:value-type="float" office:value="1.62106076973742">
            <text:p>1.62</text:p>
          </table:table-cell>
          <table:table-cell table:style-name="ce12" table:formula="of:=MAX([.D30:.K30])" office:value-type="float" office:value="1.57189690806827">
            <text:p>1.57</text:p>
          </table:table-cell>
          <table:table-cell table:style-name="ce12" table:formula="of:=MAX([.D29];[$InnDraw.B29]*([.D29]+RAND()*([.$B29]-[.D29]));[$ImDraw.B29]*([.D29]+RAND()*([.$C29]-[.D29])))" office:value-type="float" office:value="1.51262090048159">
            <text:p>1.51</text:p>
          </table:table-cell>
          <table:table-cell table:style-name="ce12" table:formula="of:=MAX([.E29];[$InnDraw.C29]*([.E29]+RAND()*([.$B29]-[.E29]));[$ImDraw.C29]*([.E29]+RAND()*([.$C29]-[.E29])))" office:value-type="float" office:value="1.57189690806827">
            <text:p>1.57</text:p>
          </table:table-cell>
          <table:table-cell table:style-name="ce12" table:formula="of:=MAX([.F29];[$InnDraw.D29]*([.F29]+RAND()*([.$B29]-[.F29]));[$ImDraw.D29]*([.F29]+RAND()*([.$C29]-[.F29])))" office:value-type="float" office:value="1.41474209404574">
            <text:p>1.41</text:p>
          </table:table-cell>
          <table:table-cell table:style-name="ce12" table:formula="of:=MAX([.G29];[$InnDraw.E29]*([.G29]+RAND()*([.$B29]-[.G29]));[$ImDraw.E29]*([.G29]+RAND()*([.$C29]-[.G29])))" office:value-type="float" office:value="1.45465955120107">
            <text:p>1.45</text:p>
          </table:table-cell>
          <table:table-cell table:style-name="ce12" table:formula="of:=MAX([.H29];[$InnDraw.F29]*([.H29]+RAND()*([.$B29]-[.H29]));[$ImDraw.F29]*([.H29]+RAND()*([.$C29]-[.H29])))" office:value-type="float" office:value="1.42956662659375">
            <text:p>1.43</text:p>
          </table:table-cell>
          <table:table-cell table:style-name="ce12" table:formula="of:=MAX([.I29];[$InnDraw.G29]*([.I29]+RAND()*([.$B29]-[.I29]));[$ImDraw.G29]*([.I29]+RAND()*([.$C29]-[.I29])))" office:value-type="float" office:value="1.49058763115285">
            <text:p>1.49</text:p>
          </table:table-cell>
          <table:table-cell table:style-name="ce12" table:formula="of:=MAX([.J29];[$InnDraw.H29]*([.J29]+RAND()*([.$B29]-[.J29]));[$ImDraw.H29]*([.J29]+RAND()*([.$C29]-[.J29])))" office:value-type="float" office:value="1.48521409066993">
            <text:p>1.49</text:p>
          </table:table-cell>
          <table:table-cell table:style-name="ce12" table:formula="of:=MAX([.K29];[$InnDraw.I29]*([.K29]+RAND()*([.$B29]-[.K29]));[$ImDraw.I29]*([.K29]+RAND()*([.$C29]-[.K29])))" office:value-type="float" office:value="1.4959633541835">
            <text:p>1.50</text:p>
          </table:table-cell>
          <table:table-cell table:number-columns-repeated="1013"/>
        </table:table-row>
        <table:table-row table:style-name="ro2">
          <table:table-cell table:style-name="ce8" table:formula="of:=1+[.A30]" office:value-type="float" office:value="28">
            <text:p>28</text:p>
          </table:table-cell>
          <table:table-cell table:style-name="ce12" table:formula="of:=MAX(EXP(NORMINV(RAND();tLevel+[.A31]*tGrowth;tSdev));[.C31];[.B30])" office:value-type="float" office:value="1.67643352312818">
            <text:p>1.68</text:p>
          </table:table-cell>
          <table:table-cell table:style-name="ce12" table:formula="of:=MAX([.D31:.K31])" office:value-type="float" office:value="1.57189690806827">
            <text:p>1.57</text:p>
          </table:table-cell>
          <table:table-cell table:style-name="ce12" table:formula="of:=MAX([.D30];[$InnDraw.B30]*([.D30]+RAND()*([.$B30]-[.D30]));[$ImDraw.B30]*([.D30]+RAND()*([.$C30]-[.D30])))" office:value-type="float" office:value="1.53352516191201">
            <text:p>1.53</text:p>
          </table:table-cell>
          <table:table-cell table:style-name="ce12" table:formula="of:=MAX([.E30];[$InnDraw.C30]*([.E30]+RAND()*([.$B30]-[.E30]));[$ImDraw.C30]*([.E30]+RAND()*([.$C30]-[.E30])))" office:value-type="float" office:value="1.57189690806827">
            <text:p>1.57</text:p>
          </table:table-cell>
          <table:table-cell table:style-name="ce12" table:formula="of:=MAX([.F30];[$InnDraw.D30]*([.F30]+RAND()*([.$B30]-[.F30]));[$ImDraw.D30]*([.F30]+RAND()*([.$C30]-[.F30])))" office:value-type="float" office:value="1.41474209404574">
            <text:p>1.41</text:p>
          </table:table-cell>
          <table:table-cell table:style-name="ce12" table:formula="of:=MAX([.G30];[$InnDraw.E30]*([.G30]+RAND()*([.$B30]-[.G30]));[$ImDraw.E30]*([.G30]+RAND()*([.$C30]-[.G30])))" office:value-type="float" office:value="1.52721707918669">
            <text:p>1.53</text:p>
          </table:table-cell>
          <table:table-cell table:style-name="ce12" table:formula="of:=MAX([.H30];[$InnDraw.F30]*([.H30]+RAND()*([.$B30]-[.H30]));[$ImDraw.F30]*([.H30]+RAND()*([.$C30]-[.H30])))" office:value-type="float" office:value="1.42956662659375">
            <text:p>1.43</text:p>
          </table:table-cell>
          <table:table-cell table:style-name="ce12" table:formula="of:=MAX([.I30];[$InnDraw.G30]*([.I30]+RAND()*([.$B30]-[.I30]));[$ImDraw.G30]*([.I30]+RAND()*([.$C30]-[.I30])))" office:value-type="float" office:value="1.49058763115285">
            <text:p>1.49</text:p>
          </table:table-cell>
          <table:table-cell table:style-name="ce12" table:formula="of:=MAX([.J30];[$InnDraw.H30]*([.J30]+RAND()*([.$B30]-[.J30]));[$ImDraw.H30]*([.J30]+RAND()*([.$C30]-[.J30])))" office:value-type="float" office:value="1.48521409066993">
            <text:p>1.49</text:p>
          </table:table-cell>
          <table:table-cell table:style-name="ce12" table:formula="of:=MAX([.K30];[$InnDraw.I30]*([.K30]+RAND()*([.$B30]-[.K30]));[$ImDraw.I30]*([.K30]+RAND()*([.$C30]-[.K30])))" office:value-type="float" office:value="1.5555685165824">
            <text:p>1.56</text:p>
          </table:table-cell>
          <table:table-cell table:number-columns-repeated="1013"/>
        </table:table-row>
        <table:table-row table:style-name="ro2">
          <table:table-cell table:style-name="ce8" table:formula="of:=1+[.A31]" office:value-type="float" office:value="29">
            <text:p>29</text:p>
          </table:table-cell>
          <table:table-cell table:style-name="ce12" table:formula="of:=MAX(EXP(NORMINV(RAND();tLevel+[.A32]*tGrowth;tSdev));[.C32];[.B31])" office:value-type="float" office:value="1.67643352312818">
            <text:p>1.68</text:p>
          </table:table-cell>
          <table:table-cell table:style-name="ce12" table:formula="of:=MAX([.D32:.K32])" office:value-type="float" office:value="1.64054771367299">
            <text:p>1.64</text:p>
          </table:table-cell>
          <table:table-cell table:style-name="ce12" table:formula="of:=MAX([.D31];[$InnDraw.B31]*([.D31]+RAND()*([.$B31]-[.D31]));[$ImDraw.B31]*([.D31]+RAND()*([.$C31]-[.D31])))" office:value-type="float" office:value="1.53352516191201">
            <text:p>1.53</text:p>
          </table:table-cell>
          <table:table-cell table:style-name="ce12" table:formula="of:=MAX([.E31];[$InnDraw.C31]*([.E31]+RAND()*([.$B31]-[.E31]));[$ImDraw.C31]*([.E31]+RAND()*([.$C31]-[.E31])))" office:value-type="float" office:value="1.57189690806827">
            <text:p>1.57</text:p>
          </table:table-cell>
          <table:table-cell table:style-name="ce12" table:formula="of:=MAX([.F31];[$InnDraw.D31]*([.F31]+RAND()*([.$B31]-[.F31]));[$ImDraw.D31]*([.F31]+RAND()*([.$C31]-[.F31])))" office:value-type="float" office:value="1.41474209404574">
            <text:p>1.41</text:p>
          </table:table-cell>
          <table:table-cell table:style-name="ce12" table:formula="of:=MAX([.G31];[$InnDraw.E31]*([.G31]+RAND()*([.$B31]-[.G31]));[$ImDraw.E31]*([.G31]+RAND()*([.$C31]-[.G31])))" office:value-type="float" office:value="1.64054771367299">
            <text:p>1.64</text:p>
          </table:table-cell>
          <table:table-cell table:style-name="ce12" table:formula="of:=MAX([.H31];[$InnDraw.F31]*([.H31]+RAND()*([.$B31]-[.H31]));[$ImDraw.F31]*([.H31]+RAND()*([.$C31]-[.H31])))" office:value-type="float" office:value="1.42956662659375">
            <text:p>1.43</text:p>
          </table:table-cell>
          <table:table-cell table:style-name="ce12" table:formula="of:=MAX([.I31];[$InnDraw.G31]*([.I31]+RAND()*([.$B31]-[.I31]));[$ImDraw.G31]*([.I31]+RAND()*([.$C31]-[.I31])))" office:value-type="float" office:value="1.49058763115285">
            <text:p>1.49</text:p>
          </table:table-cell>
          <table:table-cell table:style-name="ce12" table:formula="of:=MAX([.J31];[$InnDraw.H31]*([.J31]+RAND()*([.$B31]-[.J31]));[$ImDraw.H31]*([.J31]+RAND()*([.$C31]-[.J31])))" office:value-type="float" office:value="1.48521409066993">
            <text:p>1.49</text:p>
          </table:table-cell>
          <table:table-cell table:style-name="ce12" table:formula="of:=MAX([.K31];[$InnDraw.I31]*([.K31]+RAND()*([.$B31]-[.K31]));[$ImDraw.I31]*([.K31]+RAND()*([.$C31]-[.K31])))" office:value-type="float" office:value="1.5555685165824">
            <text:p>1.56</text:p>
          </table:table-cell>
          <table:table-cell table:number-columns-repeated="1013"/>
        </table:table-row>
        <table:table-row table:style-name="ro2">
          <table:table-cell table:style-name="ce8" table:formula="of:=1+[.A32]" office:value-type="float" office:value="30">
            <text:p>30</text:p>
          </table:table-cell>
          <table:table-cell table:style-name="ce12" table:formula="of:=MAX(EXP(NORMINV(RAND();tLevel+[.A33]*tGrowth;tSdev));[.C33];[.B32])" office:value-type="float" office:value="1.67643352312818">
            <text:p>1.68</text:p>
          </table:table-cell>
          <table:table-cell table:style-name="ce12" table:formula="of:=MAX([.D33:.K33])" office:value-type="float" office:value="1.64054771367299">
            <text:p>1.64</text:p>
          </table:table-cell>
          <table:table-cell table:style-name="ce12" table:formula="of:=MAX([.D32];[$InnDraw.B32]*([.D32]+RAND()*([.$B32]-[.D32]));[$ImDraw.B32]*([.D32]+RAND()*([.$C32]-[.D32])))" office:value-type="float" office:value="1.53352516191201">
            <text:p>1.53</text:p>
          </table:table-cell>
          <table:table-cell table:style-name="ce12" table:formula="of:=MAX([.E32];[$InnDraw.C32]*([.E32]+RAND()*([.$B32]-[.E32]));[$ImDraw.C32]*([.E32]+RAND()*([.$C32]-[.E32])))" office:value-type="float" office:value="1.57189690806827">
            <text:p>1.57</text:p>
          </table:table-cell>
          <table:table-cell table:style-name="ce12" table:formula="of:=MAX([.F32];[$InnDraw.D32]*([.F32]+RAND()*([.$B32]-[.F32]));[$ImDraw.D32]*([.F32]+RAND()*([.$C32]-[.F32])))" office:value-type="float" office:value="1.41474209404574">
            <text:p>1.41</text:p>
          </table:table-cell>
          <table:table-cell table:style-name="ce12" table:formula="of:=MAX([.G32];[$InnDraw.E32]*([.G32]+RAND()*([.$B32]-[.G32]));[$ImDraw.E32]*([.G32]+RAND()*([.$C32]-[.G32])))" office:value-type="float" office:value="1.64054771367299">
            <text:p>1.64</text:p>
          </table:table-cell>
          <table:table-cell table:style-name="ce12" table:formula="of:=MAX([.H32];[$InnDraw.F32]*([.H32]+RAND()*([.$B32]-[.H32]));[$ImDraw.F32]*([.H32]+RAND()*([.$C32]-[.H32])))" office:value-type="float" office:value="1.42956662659375">
            <text:p>1.43</text:p>
          </table:table-cell>
          <table:table-cell table:style-name="ce12" table:formula="of:=MAX([.I32];[$InnDraw.G32]*([.I32]+RAND()*([.$B32]-[.I32]));[$ImDraw.G32]*([.I32]+RAND()*([.$C32]-[.I32])))" office:value-type="float" office:value="1.49058763115285">
            <text:p>1.49</text:p>
          </table:table-cell>
          <table:table-cell table:style-name="ce12" table:formula="of:=MAX([.J32];[$InnDraw.H32]*([.J32]+RAND()*([.$B32]-[.J32]));[$ImDraw.H32]*([.J32]+RAND()*([.$C32]-[.J32])))" office:value-type="float" office:value="1.48521409066993">
            <text:p>1.49</text:p>
          </table:table-cell>
          <table:table-cell table:style-name="ce12" table:formula="of:=MAX([.K32];[$InnDraw.I32]*([.K32]+RAND()*([.$B32]-[.K32]));[$ImDraw.I32]*([.K32]+RAND()*([.$C32]-[.K32])))" office:value-type="float" office:value="1.5555685165824">
            <text:p>1.56</text:p>
          </table:table-cell>
          <table:table-cell table:number-columns-repeated="1013"/>
        </table:table-row>
        <table:table-row table:style-name="ro2">
          <table:table-cell table:style-name="ce8" table:formula="of:=1+[.A33]" office:value-type="float" office:value="31">
            <text:p>31</text:p>
          </table:table-cell>
          <table:table-cell table:style-name="ce12" table:formula="of:=MAX(EXP(NORMINV(RAND();tLevel+[.A34]*tGrowth;tSdev));[.C34];[.B33])" office:value-type="float" office:value="1.69900437514533">
            <text:p>1.70</text:p>
          </table:table-cell>
          <table:table-cell table:style-name="ce12" table:formula="of:=MAX([.D34:.K34])" office:value-type="float" office:value="1.65622361563781">
            <text:p>1.66</text:p>
          </table:table-cell>
          <table:table-cell table:style-name="ce12" table:formula="of:=MAX([.D33];[$InnDraw.B33]*([.D33]+RAND()*([.$B33]-[.D33]));[$ImDraw.B33]*([.D33]+RAND()*([.$C33]-[.D33])))" office:value-type="float" office:value="1.53352516191201">
            <text:p>1.53</text:p>
          </table:table-cell>
          <table:table-cell table:style-name="ce12" table:formula="of:=MAX([.E33];[$InnDraw.C33]*([.E33]+RAND()*([.$B33]-[.E33]));[$ImDraw.C33]*([.E33]+RAND()*([.$C33]-[.E33])))" office:value-type="float" office:value="1.57189690806827">
            <text:p>1.57</text:p>
          </table:table-cell>
          <table:table-cell table:style-name="ce12" table:formula="of:=MAX([.F33];[$InnDraw.D33]*([.F33]+RAND()*([.$B33]-[.F33]));[$ImDraw.D33]*([.F33]+RAND()*([.$C33]-[.F33])))" office:value-type="float" office:value="1.41474209404574">
            <text:p>1.41</text:p>
          </table:table-cell>
          <table:table-cell table:style-name="ce12" table:formula="of:=MAX([.G33];[$InnDraw.E33]*([.G33]+RAND()*([.$B33]-[.G33]));[$ImDraw.E33]*([.G33]+RAND()*([.$C33]-[.G33])))" office:value-type="float" office:value="1.64054771367299">
            <text:p>1.64</text:p>
          </table:table-cell>
          <table:table-cell table:style-name="ce12" table:formula="of:=MAX([.H33];[$InnDraw.F33]*([.H33]+RAND()*([.$B33]-[.H33]));[$ImDraw.F33]*([.H33]+RAND()*([.$C33]-[.H33])))" office:value-type="float" office:value="1.42956662659375">
            <text:p>1.43</text:p>
          </table:table-cell>
          <table:table-cell table:style-name="ce12" table:formula="of:=MAX([.I33];[$InnDraw.G33]*([.I33]+RAND()*([.$B33]-[.I33]));[$ImDraw.G33]*([.I33]+RAND()*([.$C33]-[.I33])))" office:value-type="float" office:value="1.49058763115285">
            <text:p>1.49</text:p>
          </table:table-cell>
          <table:table-cell table:style-name="ce12" table:formula="of:=MAX([.J33];[$InnDraw.H33]*([.J33]+RAND()*([.$B33]-[.J33]));[$ImDraw.H33]*([.J33]+RAND()*([.$C33]-[.J33])))" office:value-type="float" office:value="1.48521409066993">
            <text:p>1.49</text:p>
          </table:table-cell>
          <table:table-cell table:style-name="ce12" table:formula="of:=MAX([.K33];[$InnDraw.I33]*([.K33]+RAND()*([.$B33]-[.K33]));[$ImDraw.I33]*([.K33]+RAND()*([.$C33]-[.K33])))" office:value-type="float" office:value="1.65622361563781">
            <text:p>1.66</text:p>
          </table:table-cell>
          <table:table-cell table:number-columns-repeated="1013"/>
        </table:table-row>
        <table:table-row table:style-name="ro2">
          <table:table-cell table:style-name="ce8" table:formula="of:=1+[.A34]" office:value-type="float" office:value="32">
            <text:p>32</text:p>
          </table:table-cell>
          <table:table-cell table:style-name="ce12" table:formula="of:=MAX(EXP(NORMINV(RAND();tLevel+[.A35]*tGrowth;tSdev));[.C35];[.B34])" office:value-type="float" office:value="1.69900437514533">
            <text:p>1.70</text:p>
          </table:table-cell>
          <table:table-cell table:style-name="ce12" table:formula="of:=MAX([.D35:.K35])" office:value-type="float" office:value="1.65622361563781">
            <text:p>1.66</text:p>
          </table:table-cell>
          <table:table-cell table:style-name="ce12" table:formula="of:=MAX([.D34];[$InnDraw.B34]*([.D34]+RAND()*([.$B34]-[.D34]));[$ImDraw.B34]*([.D34]+RAND()*([.$C34]-[.D34])))" office:value-type="float" office:value="1.53352516191201">
            <text:p>1.53</text:p>
          </table:table-cell>
          <table:table-cell table:style-name="ce12" table:formula="of:=MAX([.E34];[$InnDraw.C34]*([.E34]+RAND()*([.$B34]-[.E34]));[$ImDraw.C34]*([.E34]+RAND()*([.$C34]-[.E34])))" office:value-type="float" office:value="1.61260093149677">
            <text:p>1.61</text:p>
          </table:table-cell>
          <table:table-cell table:style-name="ce12" table:formula="of:=MAX([.F34];[$InnDraw.D34]*([.F34]+RAND()*([.$B34]-[.F34]));[$ImDraw.D34]*([.F34]+RAND()*([.$C34]-[.F34])))" office:value-type="float" office:value="1.41879928853687">
            <text:p>1.42</text:p>
          </table:table-cell>
          <table:table-cell table:style-name="ce12" table:formula="of:=MAX([.G34];[$InnDraw.E34]*([.G34]+RAND()*([.$B34]-[.G34]));[$ImDraw.E34]*([.G34]+RAND()*([.$C34]-[.G34])))" office:value-type="float" office:value="1.64054771367299">
            <text:p>1.64</text:p>
          </table:table-cell>
          <table:table-cell table:style-name="ce12" table:formula="of:=MAX([.H34];[$InnDraw.F34]*([.H34]+RAND()*([.$B34]-[.H34]));[$ImDraw.F34]*([.H34]+RAND()*([.$C34]-[.H34])))" office:value-type="float" office:value="1.55457387908362">
            <text:p>1.55</text:p>
          </table:table-cell>
          <table:table-cell table:style-name="ce12" table:formula="of:=MAX([.I34];[$InnDraw.G34]*([.I34]+RAND()*([.$B34]-[.I34]));[$ImDraw.G34]*([.I34]+RAND()*([.$C34]-[.I34])))" office:value-type="float" office:value="1.49058763115285">
            <text:p>1.49</text:p>
          </table:table-cell>
          <table:table-cell table:style-name="ce12" table:formula="of:=MAX([.J34];[$InnDraw.H34]*([.J34]+RAND()*([.$B34]-[.J34]));[$ImDraw.H34]*([.J34]+RAND()*([.$C34]-[.J34])))" office:value-type="float" office:value="1.48521409066993">
            <text:p>1.49</text:p>
          </table:table-cell>
          <table:table-cell table:style-name="ce12" table:formula="of:=MAX([.K34];[$InnDraw.I34]*([.K34]+RAND()*([.$B34]-[.K34]));[$ImDraw.I34]*([.K34]+RAND()*([.$C34]-[.K34])))" office:value-type="float" office:value="1.65622361563781">
            <text:p>1.66</text:p>
          </table:table-cell>
          <table:table-cell table:number-columns-repeated="1013"/>
        </table:table-row>
        <table:table-row table:style-name="ro2">
          <table:table-cell table:style-name="ce8" table:formula="of:=1+[.A35]" office:value-type="float" office:value="33">
            <text:p>33</text:p>
          </table:table-cell>
          <table:table-cell table:style-name="ce12" table:formula="of:=MAX(EXP(NORMINV(RAND();tLevel+[.A36]*tGrowth;tSdev));[.C36];[.B35])" office:value-type="float" office:value="1.69900437514533">
            <text:p>1.70</text:p>
          </table:table-cell>
          <table:table-cell table:style-name="ce12" table:formula="of:=MAX([.D36:.K36])" office:value-type="float" office:value="1.65622361563781">
            <text:p>1.66</text:p>
          </table:table-cell>
          <table:table-cell table:style-name="ce12" table:formula="of:=MAX([.D35];[$InnDraw.B35]*([.D35]+RAND()*([.$B35]-[.D35]));[$ImDraw.B35]*([.D35]+RAND()*([.$C35]-[.D35])))" office:value-type="float" office:value="1.53352516191201">
            <text:p>1.53</text:p>
          </table:table-cell>
          <table:table-cell table:style-name="ce12" table:formula="of:=MAX([.E35];[$InnDraw.C35]*([.E35]+RAND()*([.$B35]-[.E35]));[$ImDraw.C35]*([.E35]+RAND()*([.$C35]-[.E35])))" office:value-type="float" office:value="1.61260093149677">
            <text:p>1.61</text:p>
          </table:table-cell>
          <table:table-cell table:style-name="ce12" table:formula="of:=MAX([.F35];[$InnDraw.D35]*([.F35]+RAND()*([.$B35]-[.F35]));[$ImDraw.D35]*([.F35]+RAND()*([.$C35]-[.F35])))" office:value-type="float" office:value="1.60547787207302">
            <text:p>1.61</text:p>
          </table:table-cell>
          <table:table-cell table:style-name="ce12" table:formula="of:=MAX([.G35];[$InnDraw.E35]*([.G35]+RAND()*([.$B35]-[.G35]));[$ImDraw.E35]*([.G35]+RAND()*([.$C35]-[.G35])))" office:value-type="float" office:value="1.64054771367299">
            <text:p>1.64</text:p>
          </table:table-cell>
          <table:table-cell table:style-name="ce12" table:formula="of:=MAX([.H35];[$InnDraw.F35]*([.H35]+RAND()*([.$B35]-[.H35]));[$ImDraw.F35]*([.H35]+RAND()*([.$C35]-[.H35])))" office:value-type="float" office:value="1.55457387908362">
            <text:p>1.55</text:p>
          </table:table-cell>
          <table:table-cell table:style-name="ce12" table:formula="of:=MAX([.I35];[$InnDraw.G35]*([.I35]+RAND()*([.$B35]-[.I35]));[$ImDraw.G35]*([.I35]+RAND()*([.$C35]-[.I35])))" office:value-type="float" office:value="1.49058763115285">
            <text:p>1.49</text:p>
          </table:table-cell>
          <table:table-cell table:style-name="ce12" table:formula="of:=MAX([.J35];[$InnDraw.H35]*([.J35]+RAND()*([.$B35]-[.J35]));[$ImDraw.H35]*([.J35]+RAND()*([.$C35]-[.J35])))" office:value-type="float" office:value="1.48521409066993">
            <text:p>1.49</text:p>
          </table:table-cell>
          <table:table-cell table:style-name="ce12" table:formula="of:=MAX([.K35];[$InnDraw.I35]*([.K35]+RAND()*([.$B35]-[.K35]));[$ImDraw.I35]*([.K35]+RAND()*([.$C35]-[.K35])))" office:value-type="float" office:value="1.65622361563781">
            <text:p>1.66</text:p>
          </table:table-cell>
          <table:table-cell table:number-columns-repeated="1013"/>
        </table:table-row>
        <table:table-row table:style-name="ro2">
          <table:table-cell table:style-name="ce8" table:formula="of:=1+[.A36]" office:value-type="float" office:value="34">
            <text:p>34</text:p>
          </table:table-cell>
          <table:table-cell table:style-name="ce12" table:formula="of:=MAX(EXP(NORMINV(RAND();tLevel+[.A37]*tGrowth;tSdev));[.C37];[.B36])" office:value-type="float" office:value="1.69900437514533">
            <text:p>1.70</text:p>
          </table:table-cell>
          <table:table-cell table:style-name="ce12" table:formula="of:=MAX([.D37:.K37])" office:value-type="float" office:value="1.69828440922346">
            <text:p>1.70</text:p>
          </table:table-cell>
          <table:table-cell table:style-name="ce12" table:formula="of:=MAX([.D36];[$InnDraw.B36]*([.D36]+RAND()*([.$B36]-[.D36]));[$ImDraw.B36]*([.D36]+RAND()*([.$C36]-[.D36])))" office:value-type="float" office:value="1.53352516191201">
            <text:p>1.53</text:p>
          </table:table-cell>
          <table:table-cell table:style-name="ce12" table:formula="of:=MAX([.E36];[$InnDraw.C36]*([.E36]+RAND()*([.$B36]-[.E36]));[$ImDraw.C36]*([.E36]+RAND()*([.$C36]-[.E36])))" office:value-type="float" office:value="1.61367531113595">
            <text:p>1.61</text:p>
          </table:table-cell>
          <table:table-cell table:style-name="ce12" table:formula="of:=MAX([.F36];[$InnDraw.D36]*([.F36]+RAND()*([.$B36]-[.F36]));[$ImDraw.D36]*([.F36]+RAND()*([.$C36]-[.F36])))" office:value-type="float" office:value="1.60547787207302">
            <text:p>1.61</text:p>
          </table:table-cell>
          <table:table-cell table:style-name="ce12" table:formula="of:=MAX([.G36];[$InnDraw.E36]*([.G36]+RAND()*([.$B36]-[.G36]));[$ImDraw.E36]*([.G36]+RAND()*([.$C36]-[.G36])))" office:value-type="float" office:value="1.64054771367299">
            <text:p>1.64</text:p>
          </table:table-cell>
          <table:table-cell table:style-name="ce12" table:formula="of:=MAX([.H36];[$InnDraw.F36]*([.H36]+RAND()*([.$B36]-[.H36]));[$ImDraw.F36]*([.H36]+RAND()*([.$C36]-[.H36])))" office:value-type="float" office:value="1.55457387908362">
            <text:p>1.55</text:p>
          </table:table-cell>
          <table:table-cell table:style-name="ce12" table:formula="of:=MAX([.I36];[$InnDraw.G36]*([.I36]+RAND()*([.$B36]-[.I36]));[$ImDraw.G36]*([.I36]+RAND()*([.$C36]-[.I36])))" office:value-type="float" office:value="1.49058763115285">
            <text:p>1.49</text:p>
          </table:table-cell>
          <table:table-cell table:style-name="ce12" table:formula="of:=MAX([.J36];[$InnDraw.H36]*([.J36]+RAND()*([.$B36]-[.J36]));[$ImDraw.H36]*([.J36]+RAND()*([.$C36]-[.J36])))" office:value-type="float" office:value="1.48521409066993">
            <text:p>1.49</text:p>
          </table:table-cell>
          <table:table-cell table:style-name="ce12" table:formula="of:=MAX([.K36];[$InnDraw.I36]*([.K36]+RAND()*([.$B36]-[.K36]));[$ImDraw.I36]*([.K36]+RAND()*([.$C36]-[.K36])))" office:value-type="float" office:value="1.69828440922346">
            <text:p>1.70</text:p>
          </table:table-cell>
          <table:table-cell table:number-columns-repeated="1013"/>
        </table:table-row>
        <table:table-row table:style-name="ro2">
          <table:table-cell table:style-name="ce8" table:formula="of:=1+[.A37]" office:value-type="float" office:value="35">
            <text:p>35</text:p>
          </table:table-cell>
          <table:table-cell table:style-name="ce12" table:formula="of:=MAX(EXP(NORMINV(RAND();tLevel+[.A38]*tGrowth;tSdev));[.C38];[.B37])" office:value-type="float" office:value="1.69900437514533">
            <text:p>1.70</text:p>
          </table:table-cell>
          <table:table-cell table:style-name="ce12" table:formula="of:=MAX([.D38:.K38])" office:value-type="float" office:value="1.69828440922346">
            <text:p>1.70</text:p>
          </table:table-cell>
          <table:table-cell table:style-name="ce12" table:formula="of:=MAX([.D37];[$InnDraw.B37]*([.D37]+RAND()*([.$B37]-[.D37]));[$ImDraw.B37]*([.D37]+RAND()*([.$C37]-[.D37])))" office:value-type="float" office:value="1.53724392017166">
            <text:p>1.54</text:p>
          </table:table-cell>
          <table:table-cell table:style-name="ce12" table:formula="of:=MAX([.E37];[$InnDraw.C37]*([.E37]+RAND()*([.$B37]-[.E37]));[$ImDraw.C37]*([.E37]+RAND()*([.$C37]-[.E37])))" office:value-type="float" office:value="1.62009163622676">
            <text:p>1.62</text:p>
          </table:table-cell>
          <table:table-cell table:style-name="ce12" table:formula="of:=MAX([.F37];[$InnDraw.D37]*([.F37]+RAND()*([.$B37]-[.F37]));[$ImDraw.D37]*([.F37]+RAND()*([.$C37]-[.F37])))" office:value-type="float" office:value="1.60547787207302">
            <text:p>1.61</text:p>
          </table:table-cell>
          <table:table-cell table:style-name="ce12" table:formula="of:=MAX([.G37];[$InnDraw.E37]*([.G37]+RAND()*([.$B37]-[.G37]));[$ImDraw.E37]*([.G37]+RAND()*([.$C37]-[.G37])))" office:value-type="float" office:value="1.64054771367299">
            <text:p>1.64</text:p>
          </table:table-cell>
          <table:table-cell table:style-name="ce12" table:formula="of:=MAX([.H37];[$InnDraw.F37]*([.H37]+RAND()*([.$B37]-[.H37]));[$ImDraw.F37]*([.H37]+RAND()*([.$C37]-[.H37])))" office:value-type="float" office:value="1.55457387908362">
            <text:p>1.55</text:p>
          </table:table-cell>
          <table:table-cell table:style-name="ce12" table:formula="of:=MAX([.I37];[$InnDraw.G37]*([.I37]+RAND()*([.$B37]-[.I37]));[$ImDraw.G37]*([.I37]+RAND()*([.$C37]-[.I37])))" office:value-type="float" office:value="1.49058763115285">
            <text:p>1.49</text:p>
          </table:table-cell>
          <table:table-cell table:style-name="ce12" table:formula="of:=MAX([.J37];[$InnDraw.H37]*([.J37]+RAND()*([.$B37]-[.J37]));[$ImDraw.H37]*([.J37]+RAND()*([.$C37]-[.J37])))" office:value-type="float" office:value="1.48521409066993">
            <text:p>1.49</text:p>
          </table:table-cell>
          <table:table-cell table:style-name="ce12" table:formula="of:=MAX([.K37];[$InnDraw.I37]*([.K37]+RAND()*([.$B37]-[.K37]));[$ImDraw.I37]*([.K37]+RAND()*([.$C37]-[.K37])))" office:value-type="float" office:value="1.69828440922346">
            <text:p>1.70</text:p>
          </table:table-cell>
          <table:table-cell table:number-columns-repeated="1013"/>
        </table:table-row>
        <table:table-row table:style-name="ro2">
          <table:table-cell table:style-name="ce8" table:formula="of:=1+[.A38]" office:value-type="float" office:value="36">
            <text:p>36</text:p>
          </table:table-cell>
          <table:table-cell table:style-name="ce12" table:formula="of:=MAX(EXP(NORMINV(RAND();tLevel+[.A39]*tGrowth;tSdev));[.C39];[.B38])" office:value-type="float" office:value="1.69900437514533">
            <text:p>1.70</text:p>
          </table:table-cell>
          <table:table-cell table:style-name="ce12" table:formula="of:=MAX([.D39:.K39])" office:value-type="float" office:value="1.69828440922346">
            <text:p>1.70</text:p>
          </table:table-cell>
          <table:table-cell table:style-name="ce12" table:formula="of:=MAX([.D38];[$InnDraw.B38]*([.D38]+RAND()*([.$B38]-[.D38]));[$ImDraw.B38]*([.D38]+RAND()*([.$C38]-[.D38])))" office:value-type="float" office:value="1.53724392017166">
            <text:p>1.54</text:p>
          </table:table-cell>
          <table:table-cell table:style-name="ce12" table:formula="of:=MAX([.E38];[$InnDraw.C38]*([.E38]+RAND()*([.$B38]-[.E38]));[$ImDraw.C38]*([.E38]+RAND()*([.$C38]-[.E38])))" office:value-type="float" office:value="1.62009163622676">
            <text:p>1.62</text:p>
          </table:table-cell>
          <table:table-cell table:style-name="ce12" table:formula="of:=MAX([.F38];[$InnDraw.D38]*([.F38]+RAND()*([.$B38]-[.F38]));[$ImDraw.D38]*([.F38]+RAND()*([.$C38]-[.F38])))" office:value-type="float" office:value="1.60547787207302">
            <text:p>1.61</text:p>
          </table:table-cell>
          <table:table-cell table:style-name="ce12" table:formula="of:=MAX([.G38];[$InnDraw.E38]*([.G38]+RAND()*([.$B38]-[.G38]));[$ImDraw.E38]*([.G38]+RAND()*([.$C38]-[.G38])))" office:value-type="float" office:value="1.64054771367299">
            <text:p>1.64</text:p>
          </table:table-cell>
          <table:table-cell table:style-name="ce12" table:formula="of:=MAX([.H38];[$InnDraw.F38]*([.H38]+RAND()*([.$B38]-[.H38]));[$ImDraw.F38]*([.H38]+RAND()*([.$C38]-[.H38])))" office:value-type="float" office:value="1.55457387908362">
            <text:p>1.55</text:p>
          </table:table-cell>
          <table:table-cell table:style-name="ce12" table:formula="of:=MAX([.I38];[$InnDraw.G38]*([.I38]+RAND()*([.$B38]-[.I38]));[$ImDraw.G38]*([.I38]+RAND()*([.$C38]-[.I38])))" office:value-type="float" office:value="1.49058763115285">
            <text:p>1.49</text:p>
          </table:table-cell>
          <table:table-cell table:style-name="ce12" table:formula="of:=MAX([.J38];[$InnDraw.H38]*([.J38]+RAND()*([.$B38]-[.J38]));[$ImDraw.H38]*([.J38]+RAND()*([.$C38]-[.J38])))" office:value-type="float" office:value="1.48521409066993">
            <text:p>1.49</text:p>
          </table:table-cell>
          <table:table-cell table:style-name="ce12" table:formula="of:=MAX([.K38];[$InnDraw.I38]*([.K38]+RAND()*([.$B38]-[.K38]));[$ImDraw.I38]*([.K38]+RAND()*([.$C38]-[.K38])))" office:value-type="float" office:value="1.69828440922346">
            <text:p>1.70</text:p>
          </table:table-cell>
          <table:table-cell table:number-columns-repeated="1013"/>
        </table:table-row>
        <table:table-row table:style-name="ro2">
          <table:table-cell table:style-name="ce8" table:formula="of:=1+[.A39]" office:value-type="float" office:value="37">
            <text:p>37</text:p>
          </table:table-cell>
          <table:table-cell table:style-name="ce12" table:formula="of:=MAX(EXP(NORMINV(RAND();tLevel+[.A40]*tGrowth;tSdev));[.C40];[.B39])" office:value-type="float" office:value="1.69900437514533">
            <text:p>1.70</text:p>
          </table:table-cell>
          <table:table-cell table:style-name="ce12" table:formula="of:=MAX([.D40:.K40])" office:value-type="float" office:value="1.69828440922346">
            <text:p>1.70</text:p>
          </table:table-cell>
          <table:table-cell table:style-name="ce12" table:formula="of:=MAX([.D39];[$InnDraw.B39]*([.D39]+RAND()*([.$B39]-[.D39]));[$ImDraw.B39]*([.D39]+RAND()*([.$C39]-[.D39])))" office:value-type="float" office:value="1.68546717094397">
            <text:p>1.69</text:p>
          </table:table-cell>
          <table:table-cell table:style-name="ce12" table:formula="of:=MAX([.E39];[$InnDraw.C39]*([.E39]+RAND()*([.$B39]-[.E39]));[$ImDraw.C39]*([.E39]+RAND()*([.$C39]-[.E39])))" office:value-type="float" office:value="1.62009163622676">
            <text:p>1.62</text:p>
          </table:table-cell>
          <table:table-cell table:style-name="ce12" table:formula="of:=MAX([.F39];[$InnDraw.D39]*([.F39]+RAND()*([.$B39]-[.F39]));[$ImDraw.D39]*([.F39]+RAND()*([.$C39]-[.F39])))" office:value-type="float" office:value="1.60547787207302">
            <text:p>1.61</text:p>
          </table:table-cell>
          <table:table-cell table:style-name="ce12" table:formula="of:=MAX([.G39];[$InnDraw.E39]*([.G39]+RAND()*([.$B39]-[.G39]));[$ImDraw.E39]*([.G39]+RAND()*([.$C39]-[.G39])))" office:value-type="float" office:value="1.64054771367299">
            <text:p>1.64</text:p>
          </table:table-cell>
          <table:table-cell table:style-name="ce12" table:formula="of:=MAX([.H39];[$InnDraw.F39]*([.H39]+RAND()*([.$B39]-[.H39]));[$ImDraw.F39]*([.H39]+RAND()*([.$C39]-[.H39])))" office:value-type="float" office:value="1.55841287082783">
            <text:p>1.56</text:p>
          </table:table-cell>
          <table:table-cell table:style-name="ce12" table:formula="of:=MAX([.I39];[$InnDraw.G39]*([.I39]+RAND()*([.$B39]-[.I39]));[$ImDraw.G39]*([.I39]+RAND()*([.$C39]-[.I39])))" office:value-type="float" office:value="1.49058763115285">
            <text:p>1.49</text:p>
          </table:table-cell>
          <table:table-cell table:style-name="ce12" table:formula="of:=MAX([.J39];[$InnDraw.H39]*([.J39]+RAND()*([.$B39]-[.J39]));[$ImDraw.H39]*([.J39]+RAND()*([.$C39]-[.J39])))" office:value-type="float" office:value="1.48521409066993">
            <text:p>1.49</text:p>
          </table:table-cell>
          <table:table-cell table:style-name="ce12" table:formula="of:=MAX([.K39];[$InnDraw.I39]*([.K39]+RAND()*([.$B39]-[.K39]));[$ImDraw.I39]*([.K39]+RAND()*([.$C39]-[.K39])))" office:value-type="float" office:value="1.69828440922346">
            <text:p>1.70</text:p>
          </table:table-cell>
          <table:table-cell table:number-columns-repeated="1013"/>
        </table:table-row>
        <table:table-row table:style-name="ro2">
          <table:table-cell table:style-name="ce8" table:formula="of:=1+[.A40]" office:value-type="float" office:value="38">
            <text:p>38</text:p>
          </table:table-cell>
          <table:table-cell table:style-name="ce12" table:formula="of:=MAX(EXP(NORMINV(RAND();tLevel+[.A41]*tGrowth;tSdev));[.C41];[.B40])" office:value-type="float" office:value="1.78265241478345">
            <text:p>1.78</text:p>
          </table:table-cell>
          <table:table-cell table:style-name="ce12" table:formula="of:=MAX([.D41:.K41])" office:value-type="float" office:value="1.69828440922346">
            <text:p>1.70</text:p>
          </table:table-cell>
          <table:table-cell table:style-name="ce12" table:formula="of:=MAX([.D40];[$InnDraw.B40]*([.D40]+RAND()*([.$B40]-[.D40]));[$ImDraw.B40]*([.D40]+RAND()*([.$C40]-[.D40])))" office:value-type="float" office:value="1.69371204095668">
            <text:p>1.69</text:p>
          </table:table-cell>
          <table:table-cell table:style-name="ce12" table:formula="of:=MAX([.E40];[$InnDraw.C40]*([.E40]+RAND()*([.$B40]-[.E40]));[$ImDraw.C40]*([.E40]+RAND()*([.$C40]-[.E40])))" office:value-type="float" office:value="1.62009163622676">
            <text:p>1.62</text:p>
          </table:table-cell>
          <table:table-cell table:style-name="ce12" table:formula="of:=MAX([.F40];[$InnDraw.D40]*([.F40]+RAND()*([.$B40]-[.F40]));[$ImDraw.D40]*([.F40]+RAND()*([.$C40]-[.F40])))" office:value-type="float" office:value="1.60547787207302">
            <text:p>1.61</text:p>
          </table:table-cell>
          <table:table-cell table:style-name="ce12" table:formula="of:=MAX([.G40];[$InnDraw.E40]*([.G40]+RAND()*([.$B40]-[.G40]));[$ImDraw.E40]*([.G40]+RAND()*([.$C40]-[.G40])))" office:value-type="float" office:value="1.64054771367299">
            <text:p>1.64</text:p>
          </table:table-cell>
          <table:table-cell table:style-name="ce12" table:formula="of:=MAX([.H40];[$InnDraw.F40]*([.H40]+RAND()*([.$B40]-[.H40]));[$ImDraw.F40]*([.H40]+RAND()*([.$C40]-[.H40])))" office:value-type="float" office:value="1.64756102040717">
            <text:p>1.65</text:p>
          </table:table-cell>
          <table:table-cell table:style-name="ce12" table:formula="of:=MAX([.I40];[$InnDraw.G40]*([.I40]+RAND()*([.$B40]-[.I40]));[$ImDraw.G40]*([.I40]+RAND()*([.$C40]-[.I40])))" office:value-type="float" office:value="1.66419487540677">
            <text:p>1.66</text:p>
          </table:table-cell>
          <table:table-cell table:style-name="ce12" table:formula="of:=MAX([.J40];[$InnDraw.H40]*([.J40]+RAND()*([.$B40]-[.J40]));[$ImDraw.H40]*([.J40]+RAND()*([.$C40]-[.J40])))" office:value-type="float" office:value="1.48521409066993">
            <text:p>1.49</text:p>
          </table:table-cell>
          <table:table-cell table:style-name="ce12" table:formula="of:=MAX([.K40];[$InnDraw.I40]*([.K40]+RAND()*([.$B40]-[.K40]));[$ImDraw.I40]*([.K40]+RAND()*([.$C40]-[.K40])))" office:value-type="float" office:value="1.69828440922346">
            <text:p>1.70</text:p>
          </table:table-cell>
          <table:table-cell table:number-columns-repeated="1013"/>
        </table:table-row>
        <table:table-row table:style-name="ro2">
          <table:table-cell table:style-name="ce8" table:formula="of:=1+[.A41]" office:value-type="float" office:value="39">
            <text:p>39</text:p>
          </table:table-cell>
          <table:table-cell table:style-name="ce12" table:formula="of:=MAX(EXP(NORMINV(RAND();tLevel+[.A42]*tGrowth;tSdev));[.C42];[.B41])" office:value-type="float" office:value="1.78265241478345">
            <text:p>1.78</text:p>
          </table:table-cell>
          <table:table-cell table:style-name="ce12" table:formula="of:=MAX([.D42:.K42])" office:value-type="float" office:value="1.74967947808671">
            <text:p>1.75</text:p>
          </table:table-cell>
          <table:table-cell table:style-name="ce12" table:formula="of:=MAX([.D41];[$InnDraw.B41]*([.D41]+RAND()*([.$B41]-[.D41]));[$ImDraw.B41]*([.D41]+RAND()*([.$C41]-[.D41])))" office:value-type="float" office:value="1.69371204095668">
            <text:p>1.69</text:p>
          </table:table-cell>
          <table:table-cell table:style-name="ce12" table:formula="of:=MAX([.E41];[$InnDraw.C41]*([.E41]+RAND()*([.$B41]-[.E41]));[$ImDraw.C41]*([.E41]+RAND()*([.$C41]-[.E41])))" office:value-type="float" office:value="1.71269758901676">
            <text:p>1.71</text:p>
          </table:table-cell>
          <table:table-cell table:style-name="ce12" table:formula="of:=MAX([.F41];[$InnDraw.D41]*([.F41]+RAND()*([.$B41]-[.F41]));[$ImDraw.D41]*([.F41]+RAND()*([.$C41]-[.F41])))" office:value-type="float" office:value="1.60547787207302">
            <text:p>1.61</text:p>
          </table:table-cell>
          <table:table-cell table:style-name="ce12" table:formula="of:=MAX([.G41];[$InnDraw.E41]*([.G41]+RAND()*([.$B41]-[.G41]));[$ImDraw.E41]*([.G41]+RAND()*([.$C41]-[.G41])))" office:value-type="float" office:value="1.64054771367299">
            <text:p>1.64</text:p>
          </table:table-cell>
          <table:table-cell table:style-name="ce12" table:formula="of:=MAX([.H41];[$InnDraw.F41]*([.H41]+RAND()*([.$B41]-[.H41]));[$ImDraw.F41]*([.H41]+RAND()*([.$C41]-[.H41])))" office:value-type="float" office:value="1.74967947808671">
            <text:p>1.75</text:p>
          </table:table-cell>
          <table:table-cell table:style-name="ce12" table:formula="of:=MAX([.I41];[$InnDraw.G41]*([.I41]+RAND()*([.$B41]-[.I41]));[$ImDraw.G41]*([.I41]+RAND()*([.$C41]-[.I41])))" office:value-type="float" office:value="1.66419487540677">
            <text:p>1.66</text:p>
          </table:table-cell>
          <table:table-cell table:style-name="ce12" table:formula="of:=MAX([.J41];[$InnDraw.H41]*([.J41]+RAND()*([.$B41]-[.J41]));[$ImDraw.H41]*([.J41]+RAND()*([.$C41]-[.J41])))" office:value-type="float" office:value="1.48521409066993">
            <text:p>1.49</text:p>
          </table:table-cell>
          <table:table-cell table:style-name="ce12" table:formula="of:=MAX([.K41];[$InnDraw.I41]*([.K41]+RAND()*([.$B41]-[.K41]));[$ImDraw.I41]*([.K41]+RAND()*([.$C41]-[.K41])))" office:value-type="float" office:value="1.69828440922346">
            <text:p>1.70</text:p>
          </table:table-cell>
          <table:table-cell table:number-columns-repeated="1013"/>
        </table:table-row>
        <table:table-row table:style-name="ro2">
          <table:table-cell table:style-name="ce8" table:formula="of:=1+[.A42]" office:value-type="float" office:value="40">
            <text:p>40</text:p>
          </table:table-cell>
          <table:table-cell table:style-name="ce12" table:formula="of:=MAX(EXP(NORMINV(RAND();tLevel+[.A43]*tGrowth;tSdev));[.C43];[.B42])" office:value-type="float" office:value="1.83005691120495">
            <text:p>1.83</text:p>
          </table:table-cell>
          <table:table-cell table:style-name="ce12" table:formula="of:=MAX([.D43:.K43])" office:value-type="float" office:value="1.74967947808671">
            <text:p>1.75</text:p>
          </table:table-cell>
          <table:table-cell table:style-name="ce12" table:formula="of:=MAX([.D42];[$InnDraw.B42]*([.D42]+RAND()*([.$B42]-[.D42]));[$ImDraw.B42]*([.D42]+RAND()*([.$C42]-[.D42])))" office:value-type="float" office:value="1.69371204095668">
            <text:p>1.69</text:p>
          </table:table-cell>
          <table:table-cell table:style-name="ce12" table:formula="of:=MAX([.E42];[$InnDraw.C42]*([.E42]+RAND()*([.$B42]-[.E42]));[$ImDraw.C42]*([.E42]+RAND()*([.$C42]-[.E42])))" office:value-type="float" office:value="1.71269758901676">
            <text:p>1.71</text:p>
          </table:table-cell>
          <table:table-cell table:style-name="ce12" table:formula="of:=MAX([.F42];[$InnDraw.D42]*([.F42]+RAND()*([.$B42]-[.F42]));[$ImDraw.D42]*([.F42]+RAND()*([.$C42]-[.F42])))" office:value-type="float" office:value="1.60547787207302">
            <text:p>1.61</text:p>
          </table:table-cell>
          <table:table-cell table:style-name="ce12" table:formula="of:=MAX([.G42];[$InnDraw.E42]*([.G42]+RAND()*([.$B42]-[.G42]));[$ImDraw.E42]*([.G42]+RAND()*([.$C42]-[.G42])))" office:value-type="float" office:value="1.64054771367299">
            <text:p>1.64</text:p>
          </table:table-cell>
          <table:table-cell table:style-name="ce12" table:formula="of:=MAX([.H42];[$InnDraw.F42]*([.H42]+RAND()*([.$B42]-[.H42]));[$ImDraw.F42]*([.H42]+RAND()*([.$C42]-[.H42])))" office:value-type="float" office:value="1.74967947808671">
            <text:p>1.75</text:p>
          </table:table-cell>
          <table:table-cell table:style-name="ce12" table:formula="of:=MAX([.I42];[$InnDraw.G42]*([.I42]+RAND()*([.$B42]-[.I42]));[$ImDraw.G42]*([.I42]+RAND()*([.$C42]-[.I42])))" office:value-type="float" office:value="1.66419487540677">
            <text:p>1.66</text:p>
          </table:table-cell>
          <table:table-cell table:style-name="ce12" table:formula="of:=MAX([.J42];[$InnDraw.H42]*([.J42]+RAND()*([.$B42]-[.J42]));[$ImDraw.H42]*([.J42]+RAND()*([.$C42]-[.J42])))" office:value-type="float" office:value="1.48521409066993">
            <text:p>1.49</text:p>
          </table:table-cell>
          <table:table-cell table:style-name="ce12" table:formula="of:=MAX([.K42];[$InnDraw.I42]*([.K42]+RAND()*([.$B42]-[.K42]));[$ImDraw.I42]*([.K42]+RAND()*([.$C42]-[.K42])))" office:value-type="float" office:value="1.70364083894108">
            <text:p>1.70</text:p>
          </table:table-cell>
          <table:table-cell table:number-columns-repeated="1013"/>
        </table:table-row>
        <table:table-row table:style-name="ro2">
          <table:table-cell table:style-name="ce8" table:formula="of:=1+[.A43]" office:value-type="float" office:value="41">
            <text:p>41</text:p>
          </table:table-cell>
          <table:table-cell table:style-name="ce12" table:formula="of:=MAX(EXP(NORMINV(RAND();tLevel+[.A44]*tGrowth;tSdev));[.C44];[.B43])" office:value-type="float" office:value="1.84174089440643">
            <text:p>1.84</text:p>
          </table:table-cell>
          <table:table-cell table:style-name="ce12" table:formula="of:=MAX([.D44:.K44])" office:value-type="float" office:value="1.74967947808671">
            <text:p>1.75</text:p>
          </table:table-cell>
          <table:table-cell table:style-name="ce12" table:formula="of:=MAX([.D43];[$InnDraw.B43]*([.D43]+RAND()*([.$B43]-[.D43]));[$ImDraw.B43]*([.D43]+RAND()*([.$C43]-[.D43])))" office:value-type="float" office:value="1.69371204095668">
            <text:p>1.69</text:p>
          </table:table-cell>
          <table:table-cell table:style-name="ce12" table:formula="of:=MAX([.E43];[$InnDraw.C43]*([.E43]+RAND()*([.$B43]-[.E43]));[$ImDraw.C43]*([.E43]+RAND()*([.$C43]-[.E43])))" office:value-type="float" office:value="1.71269758901676">
            <text:p>1.71</text:p>
          </table:table-cell>
          <table:table-cell table:style-name="ce12" table:formula="of:=MAX([.F43];[$InnDraw.D43]*([.F43]+RAND()*([.$B43]-[.F43]));[$ImDraw.D43]*([.F43]+RAND()*([.$C43]-[.F43])))" office:value-type="float" office:value="1.60547787207302">
            <text:p>1.61</text:p>
          </table:table-cell>
          <table:table-cell table:style-name="ce12" table:formula="of:=MAX([.G43];[$InnDraw.E43]*([.G43]+RAND()*([.$B43]-[.G43]));[$ImDraw.E43]*([.G43]+RAND()*([.$C43]-[.G43])))" office:value-type="float" office:value="1.74413663742871">
            <text:p>1.74</text:p>
          </table:table-cell>
          <table:table-cell table:style-name="ce12" table:formula="of:=MAX([.H43];[$InnDraw.F43]*([.H43]+RAND()*([.$B43]-[.H43]));[$ImDraw.F43]*([.H43]+RAND()*([.$C43]-[.H43])))" office:value-type="float" office:value="1.74967947808671">
            <text:p>1.75</text:p>
          </table:table-cell>
          <table:table-cell table:style-name="ce12" table:formula="of:=MAX([.I43];[$InnDraw.G43]*([.I43]+RAND()*([.$B43]-[.I43]));[$ImDraw.G43]*([.I43]+RAND()*([.$C43]-[.I43])))" office:value-type="float" office:value="1.66419487540677">
            <text:p>1.66</text:p>
          </table:table-cell>
          <table:table-cell table:style-name="ce12" table:formula="of:=MAX([.J43];[$InnDraw.H43]*([.J43]+RAND()*([.$B43]-[.J43]));[$ImDraw.H43]*([.J43]+RAND()*([.$C43]-[.J43])))" office:value-type="float" office:value="1.48521409066993">
            <text:p>1.49</text:p>
          </table:table-cell>
          <table:table-cell table:style-name="ce12" table:formula="of:=MAX([.K43];[$InnDraw.I43]*([.K43]+RAND()*([.$B43]-[.K43]));[$ImDraw.I43]*([.K43]+RAND()*([.$C43]-[.K43])))" office:value-type="float" office:value="1.70364083894108">
            <text:p>1.70</text:p>
          </table:table-cell>
          <table:table-cell table:number-columns-repeated="1013"/>
        </table:table-row>
        <table:table-row table:style-name="ro2">
          <table:table-cell table:style-name="ce8" table:formula="of:=1+[.A44]" office:value-type="float" office:value="42">
            <text:p>42</text:p>
          </table:table-cell>
          <table:table-cell table:style-name="ce12" table:formula="of:=MAX(EXP(NORMINV(RAND();tLevel+[.A45]*tGrowth;tSdev));[.C45];[.B44])" office:value-type="float" office:value="1.86786486754508">
            <text:p>1.87</text:p>
          </table:table-cell>
          <table:table-cell table:style-name="ce12" table:formula="of:=MAX([.D45:.K45])" office:value-type="float" office:value="1.74967947808671">
            <text:p>1.75</text:p>
          </table:table-cell>
          <table:table-cell table:style-name="ce12" table:formula="of:=MAX([.D44];[$InnDraw.B44]*([.D44]+RAND()*([.$B44]-[.D44]));[$ImDraw.B44]*([.D44]+RAND()*([.$C44]-[.D44])))" office:value-type="float" office:value="1.69371204095668">
            <text:p>1.69</text:p>
          </table:table-cell>
          <table:table-cell table:style-name="ce12" table:formula="of:=MAX([.E44];[$InnDraw.C44]*([.E44]+RAND()*([.$B44]-[.E44]));[$ImDraw.C44]*([.E44]+RAND()*([.$C44]-[.E44])))" office:value-type="float" office:value="1.71738271378828">
            <text:p>1.72</text:p>
          </table:table-cell>
          <table:table-cell table:style-name="ce12" table:formula="of:=MAX([.F44];[$InnDraw.D44]*([.F44]+RAND()*([.$B44]-[.F44]));[$ImDraw.D44]*([.F44]+RAND()*([.$C44]-[.F44])))" office:value-type="float" office:value="1.7214098425333">
            <text:p>1.72</text:p>
          </table:table-cell>
          <table:table-cell table:style-name="ce12" table:formula="of:=MAX([.G44];[$InnDraw.E44]*([.G44]+RAND()*([.$B44]-[.G44]));[$ImDraw.E44]*([.G44]+RAND()*([.$C44]-[.G44])))" office:value-type="float" office:value="1.74413663742871">
            <text:p>1.74</text:p>
          </table:table-cell>
          <table:table-cell table:style-name="ce12" table:formula="of:=MAX([.H44];[$InnDraw.F44]*([.H44]+RAND()*([.$B44]-[.H44]));[$ImDraw.F44]*([.H44]+RAND()*([.$C44]-[.H44])))" office:value-type="float" office:value="1.74967947808671">
            <text:p>1.75</text:p>
          </table:table-cell>
          <table:table-cell table:style-name="ce12" table:formula="of:=MAX([.I44];[$InnDraw.G44]*([.I44]+RAND()*([.$B44]-[.I44]));[$ImDraw.G44]*([.I44]+RAND()*([.$C44]-[.I44])))" office:value-type="float" office:value="1.71237774715148">
            <text:p>1.71</text:p>
          </table:table-cell>
          <table:table-cell table:style-name="ce12" table:formula="of:=MAX([.J44];[$InnDraw.H44]*([.J44]+RAND()*([.$B44]-[.J44]));[$ImDraw.H44]*([.J44]+RAND()*([.$C44]-[.J44])))" office:value-type="float" office:value="1.48521409066993">
            <text:p>1.49</text:p>
          </table:table-cell>
          <table:table-cell table:style-name="ce12" table:formula="of:=MAX([.K44];[$InnDraw.I44]*([.K44]+RAND()*([.$B44]-[.K44]));[$ImDraw.I44]*([.K44]+RAND()*([.$C44]-[.K44])))" office:value-type="float" office:value="1.70364083894108">
            <text:p>1.70</text:p>
          </table:table-cell>
          <table:table-cell table:number-columns-repeated="1013"/>
        </table:table-row>
        <table:table-row table:style-name="ro2">
          <table:table-cell table:style-name="ce8" table:formula="of:=1+[.A45]" office:value-type="float" office:value="43">
            <text:p>43</text:p>
          </table:table-cell>
          <table:table-cell table:style-name="ce12" table:formula="of:=MAX(EXP(NORMINV(RAND();tLevel+[.A46]*tGrowth;tSdev));[.C46];[.B45])" office:value-type="float" office:value="1.86786486754508">
            <text:p>1.87</text:p>
          </table:table-cell>
          <table:table-cell table:style-name="ce12" table:formula="of:=MAX([.D46:.K46])" office:value-type="float" office:value="1.74967947808671">
            <text:p>1.75</text:p>
          </table:table-cell>
          <table:table-cell table:style-name="ce12" table:formula="of:=MAX([.D45];[$InnDraw.B45]*([.D45]+RAND()*([.$B45]-[.D45]));[$ImDraw.B45]*([.D45]+RAND()*([.$C45]-[.D45])))" office:value-type="float" office:value="1.69371204095668">
            <text:p>1.69</text:p>
          </table:table-cell>
          <table:table-cell table:style-name="ce12" table:formula="of:=MAX([.E45];[$InnDraw.C45]*([.E45]+RAND()*([.$B45]-[.E45]));[$ImDraw.C45]*([.E45]+RAND()*([.$C45]-[.E45])))" office:value-type="float" office:value="1.73374452939834">
            <text:p>1.73</text:p>
          </table:table-cell>
          <table:table-cell table:style-name="ce12" table:formula="of:=MAX([.F45];[$InnDraw.D45]*([.F45]+RAND()*([.$B45]-[.F45]));[$ImDraw.D45]*([.F45]+RAND()*([.$C45]-[.F45])))" office:value-type="float" office:value="1.7214098425333">
            <text:p>1.72</text:p>
          </table:table-cell>
          <table:table-cell table:style-name="ce12" table:formula="of:=MAX([.G45];[$InnDraw.E45]*([.G45]+RAND()*([.$B45]-[.G45]));[$ImDraw.E45]*([.G45]+RAND()*([.$C45]-[.G45])))" office:value-type="float" office:value="1.74413663742871">
            <text:p>1.74</text:p>
          </table:table-cell>
          <table:table-cell table:style-name="ce12" table:formula="of:=MAX([.H45];[$InnDraw.F45]*([.H45]+RAND()*([.$B45]-[.H45]));[$ImDraw.F45]*([.H45]+RAND()*([.$C45]-[.H45])))" office:value-type="float" office:value="1.74967947808671">
            <text:p>1.75</text:p>
          </table:table-cell>
          <table:table-cell table:style-name="ce12" table:formula="of:=MAX([.I45];[$InnDraw.G45]*([.I45]+RAND()*([.$B45]-[.I45]));[$ImDraw.G45]*([.I45]+RAND()*([.$C45]-[.I45])))" office:value-type="float" office:value="1.71237774715148">
            <text:p>1.71</text:p>
          </table:table-cell>
          <table:table-cell table:style-name="ce12" table:formula="of:=MAX([.J45];[$InnDraw.H45]*([.J45]+RAND()*([.$B45]-[.J45]));[$ImDraw.H45]*([.J45]+RAND()*([.$C45]-[.J45])))" office:value-type="float" office:value="1.48521409066993">
            <text:p>1.49</text:p>
          </table:table-cell>
          <table:table-cell table:style-name="ce12" table:formula="of:=MAX([.K45];[$InnDraw.I45]*([.K45]+RAND()*([.$B45]-[.K45]));[$ImDraw.I45]*([.K45]+RAND()*([.$C45]-[.K45])))" office:value-type="float" office:value="1.70364083894108">
            <text:p>1.70</text:p>
          </table:table-cell>
          <table:table-cell table:number-columns-repeated="1013"/>
        </table:table-row>
        <table:table-row table:style-name="ro2">
          <table:table-cell table:style-name="ce8" table:formula="of:=1+[.A46]" office:value-type="float" office:value="44">
            <text:p>44</text:p>
          </table:table-cell>
          <table:table-cell table:style-name="ce12" table:formula="of:=MAX(EXP(NORMINV(RAND();tLevel+[.A47]*tGrowth;tSdev));[.C47];[.B46])" office:value-type="float" office:value="1.92544387663933">
            <text:p>1.93</text:p>
          </table:table-cell>
          <table:table-cell table:style-name="ce12" table:formula="of:=MAX([.D47:.K47])" office:value-type="float" office:value="1.79999197238688">
            <text:p>1.80</text:p>
          </table:table-cell>
          <table:table-cell table:style-name="ce12" table:formula="of:=MAX([.D46];[$InnDraw.B46]*([.D46]+RAND()*([.$B46]-[.D46]));[$ImDraw.B46]*([.D46]+RAND()*([.$C46]-[.D46])))" office:value-type="float" office:value="1.74489236838082">
            <text:p>1.74</text:p>
          </table:table-cell>
          <table:table-cell table:style-name="ce12" table:formula="of:=MAX([.E46];[$InnDraw.C46]*([.E46]+RAND()*([.$B46]-[.E46]));[$ImDraw.C46]*([.E46]+RAND()*([.$C46]-[.E46])))" office:value-type="float" office:value="1.73374452939834">
            <text:p>1.73</text:p>
          </table:table-cell>
          <table:table-cell table:style-name="ce12" table:formula="of:=MAX([.F46];[$InnDraw.D46]*([.F46]+RAND()*([.$B46]-[.F46]));[$ImDraw.D46]*([.F46]+RAND()*([.$C46]-[.F46])))" office:value-type="float" office:value="1.79999197238688">
            <text:p>1.80</text:p>
          </table:table-cell>
          <table:table-cell table:style-name="ce12" table:formula="of:=MAX([.G46];[$InnDraw.E46]*([.G46]+RAND()*([.$B46]-[.G46]));[$ImDraw.E46]*([.G46]+RAND()*([.$C46]-[.G46])))" office:value-type="float" office:value="1.74413663742871">
            <text:p>1.74</text:p>
          </table:table-cell>
          <table:table-cell table:style-name="ce12" table:formula="of:=MAX([.H46];[$InnDraw.F46]*([.H46]+RAND()*([.$B46]-[.H46]));[$ImDraw.F46]*([.H46]+RAND()*([.$C46]-[.H46])))" office:value-type="float" office:value="1.74967947808671">
            <text:p>1.75</text:p>
          </table:table-cell>
          <table:table-cell table:style-name="ce12" table:formula="of:=MAX([.I46];[$InnDraw.G46]*([.I46]+RAND()*([.$B46]-[.I46]));[$ImDraw.G46]*([.I46]+RAND()*([.$C46]-[.I46])))" office:value-type="float" office:value="1.71237774715148">
            <text:p>1.71</text:p>
          </table:table-cell>
          <table:table-cell table:style-name="ce12" table:formula="of:=MAX([.J46];[$InnDraw.H46]*([.J46]+RAND()*([.$B46]-[.J46]));[$ImDraw.H46]*([.J46]+RAND()*([.$C46]-[.J46])))" office:value-type="float" office:value="1.48521409066993">
            <text:p>1.49</text:p>
          </table:table-cell>
          <table:table-cell table:style-name="ce12" table:formula="of:=MAX([.K46];[$InnDraw.I46]*([.K46]+RAND()*([.$B46]-[.K46]));[$ImDraw.I46]*([.K46]+RAND()*([.$C46]-[.K46])))" office:value-type="float" office:value="1.70364083894108">
            <text:p>1.70</text:p>
          </table:table-cell>
          <table:table-cell table:number-columns-repeated="1013"/>
        </table:table-row>
        <table:table-row table:style-name="ro2">
          <table:table-cell table:style-name="ce8" table:formula="of:=1+[.A47]" office:value-type="float" office:value="45">
            <text:p>45</text:p>
          </table:table-cell>
          <table:table-cell table:style-name="ce12" table:formula="of:=MAX(EXP(NORMINV(RAND();tLevel+[.A48]*tGrowth;tSdev));[.C48];[.B47])" office:value-type="float" office:value="1.92544387663933">
            <text:p>1.93</text:p>
          </table:table-cell>
          <table:table-cell table:style-name="ce12" table:formula="of:=MAX([.D48:.K48])" office:value-type="float" office:value="1.79999197238688">
            <text:p>1.80</text:p>
          </table:table-cell>
          <table:table-cell table:style-name="ce12" table:formula="of:=MAX([.D47];[$InnDraw.B47]*([.D47]+RAND()*([.$B47]-[.D47]));[$ImDraw.B47]*([.D47]+RAND()*([.$C47]-[.D47])))" office:value-type="float" office:value="1.74489236838082">
            <text:p>1.74</text:p>
          </table:table-cell>
          <table:table-cell table:style-name="ce12" table:formula="of:=MAX([.E47];[$InnDraw.C47]*([.E47]+RAND()*([.$B47]-[.E47]));[$ImDraw.C47]*([.E47]+RAND()*([.$C47]-[.E47])))" office:value-type="float" office:value="1.79776332238071">
            <text:p>1.80</text:p>
          </table:table-cell>
          <table:table-cell table:style-name="ce12" table:formula="of:=MAX([.F47];[$InnDraw.D47]*([.F47]+RAND()*([.$B47]-[.F47]));[$ImDraw.D47]*([.F47]+RAND()*([.$C47]-[.F47])))" office:value-type="float" office:value="1.79999197238688">
            <text:p>1.80</text:p>
          </table:table-cell>
          <table:table-cell table:style-name="ce12" table:formula="of:=MAX([.G47];[$InnDraw.E47]*([.G47]+RAND()*([.$B47]-[.G47]));[$ImDraw.E47]*([.G47]+RAND()*([.$C47]-[.G47])))" office:value-type="float" office:value="1.74413663742871">
            <text:p>1.74</text:p>
          </table:table-cell>
          <table:table-cell table:style-name="ce12" table:formula="of:=MAX([.H47];[$InnDraw.F47]*([.H47]+RAND()*([.$B47]-[.H47]));[$ImDraw.F47]*([.H47]+RAND()*([.$C47]-[.H47])))" office:value-type="float" office:value="1.74967947808671">
            <text:p>1.75</text:p>
          </table:table-cell>
          <table:table-cell table:style-name="ce12" table:formula="of:=MAX([.I47];[$InnDraw.G47]*([.I47]+RAND()*([.$B47]-[.I47]));[$ImDraw.G47]*([.I47]+RAND()*([.$C47]-[.I47])))" office:value-type="float" office:value="1.71237774715148">
            <text:p>1.71</text:p>
          </table:table-cell>
          <table:table-cell table:style-name="ce12" table:formula="of:=MAX([.J47];[$InnDraw.H47]*([.J47]+RAND()*([.$B47]-[.J47]));[$ImDraw.H47]*([.J47]+RAND()*([.$C47]-[.J47])))" office:value-type="float" office:value="1.48521409066993">
            <text:p>1.49</text:p>
          </table:table-cell>
          <table:table-cell table:style-name="ce12" table:formula="of:=MAX([.K47];[$InnDraw.I47]*([.K47]+RAND()*([.$B47]-[.K47]));[$ImDraw.I47]*([.K47]+RAND()*([.$C47]-[.K47])))" office:value-type="float" office:value="1.74838493834476">
            <text:p>1.75</text:p>
          </table:table-cell>
          <table:table-cell table:number-columns-repeated="1013"/>
        </table:table-row>
        <table:table-row table:style-name="ro2">
          <table:table-cell table:style-name="ce8" table:formula="of:=1+[.A48]" office:value-type="float" office:value="46">
            <text:p>46</text:p>
          </table:table-cell>
          <table:table-cell table:style-name="ce12" table:formula="of:=MAX(EXP(NORMINV(RAND();tLevel+[.A49]*tGrowth;tSdev));[.C49];[.B48])" office:value-type="float" office:value="2.15008916906763">
            <text:p>2.15</text:p>
          </table:table-cell>
          <table:table-cell table:style-name="ce12" table:formula="of:=MAX([.D49:.K49])" office:value-type="float" office:value="1.92197338315943">
            <text:p>1.92</text:p>
          </table:table-cell>
          <table:table-cell table:style-name="ce12" table:formula="of:=MAX([.D48];[$InnDraw.B48]*([.D48]+RAND()*([.$B48]-[.D48]));[$ImDraw.B48]*([.D48]+RAND()*([.$C48]-[.D48])))" office:value-type="float" office:value="1.74489236838082">
            <text:p>1.74</text:p>
          </table:table-cell>
          <table:table-cell table:style-name="ce12" table:formula="of:=MAX([.E48];[$InnDraw.C48]*([.E48]+RAND()*([.$B48]-[.E48]));[$ImDraw.C48]*([.E48]+RAND()*([.$C48]-[.E48])))" office:value-type="float" office:value="1.79776332238071">
            <text:p>1.80</text:p>
          </table:table-cell>
          <table:table-cell table:style-name="ce12" table:formula="of:=MAX([.F48];[$InnDraw.D48]*([.F48]+RAND()*([.$B48]-[.F48]));[$ImDraw.D48]*([.F48]+RAND()*([.$C48]-[.F48])))" office:value-type="float" office:value="1.79999197238688">
            <text:p>1.80</text:p>
          </table:table-cell>
          <table:table-cell table:style-name="ce12" table:formula="of:=MAX([.G48];[$InnDraw.E48]*([.G48]+RAND()*([.$B48]-[.G48]));[$ImDraw.E48]*([.G48]+RAND()*([.$C48]-[.G48])))" office:value-type="float" office:value="1.74413663742871">
            <text:p>1.74</text:p>
          </table:table-cell>
          <table:table-cell table:style-name="ce12" table:formula="of:=MAX([.H48];[$InnDraw.F48]*([.H48]+RAND()*([.$B48]-[.H48]));[$ImDraw.F48]*([.H48]+RAND()*([.$C48]-[.H48])))" office:value-type="float" office:value="1.74967947808671">
            <text:p>1.75</text:p>
          </table:table-cell>
          <table:table-cell table:style-name="ce12" table:formula="of:=MAX([.I48];[$InnDraw.G48]*([.I48]+RAND()*([.$B48]-[.I48]));[$ImDraw.G48]*([.I48]+RAND()*([.$C48]-[.I48])))" office:value-type="float" office:value="1.92197338315943">
            <text:p>1.92</text:p>
          </table:table-cell>
          <table:table-cell table:style-name="ce12" table:formula="of:=MAX([.J48];[$InnDraw.H48]*([.J48]+RAND()*([.$B48]-[.J48]));[$ImDraw.H48]*([.J48]+RAND()*([.$C48]-[.J48])))" office:value-type="float" office:value="1.48521409066993">
            <text:p>1.49</text:p>
          </table:table-cell>
          <table:table-cell table:style-name="ce12" table:formula="of:=MAX([.K48];[$InnDraw.I48]*([.K48]+RAND()*([.$B48]-[.K48]));[$ImDraw.I48]*([.K48]+RAND()*([.$C48]-[.K48])))" office:value-type="float" office:value="1.77492896941205">
            <text:p>1.77</text:p>
          </table:table-cell>
          <table:table-cell table:number-columns-repeated="1013"/>
        </table:table-row>
        <table:table-row table:style-name="ro2">
          <table:table-cell table:style-name="ce8" table:formula="of:=1+[.A49]" office:value-type="float" office:value="47">
            <text:p>47</text:p>
          </table:table-cell>
          <table:table-cell table:style-name="ce12" table:formula="of:=MAX(EXP(NORMINV(RAND();tLevel+[.A50]*tGrowth;tSdev));[.C50];[.B49])" office:value-type="float" office:value="2.15008916906763">
            <text:p>2.15</text:p>
          </table:table-cell>
          <table:table-cell table:style-name="ce12" table:formula="of:=MAX([.D50:.K50])" office:value-type="float" office:value="1.92197338315943">
            <text:p>1.92</text:p>
          </table:table-cell>
          <table:table-cell table:style-name="ce12" table:formula="of:=MAX([.D49];[$InnDraw.B49]*([.D49]+RAND()*([.$B49]-[.D49]));[$ImDraw.B49]*([.D49]+RAND()*([.$C49]-[.D49])))" office:value-type="float" office:value="1.74489236838082">
            <text:p>1.74</text:p>
          </table:table-cell>
          <table:table-cell table:style-name="ce12" table:formula="of:=MAX([.E49];[$InnDraw.C49]*([.E49]+RAND()*([.$B49]-[.E49]));[$ImDraw.C49]*([.E49]+RAND()*([.$C49]-[.E49])))" office:value-type="float" office:value="1.79776332238071">
            <text:p>1.80</text:p>
          </table:table-cell>
          <table:table-cell table:style-name="ce12" table:formula="of:=MAX([.F49];[$InnDraw.D49]*([.F49]+RAND()*([.$B49]-[.F49]));[$ImDraw.D49]*([.F49]+RAND()*([.$C49]-[.F49])))" office:value-type="float" office:value="1.79999197238688">
            <text:p>1.80</text:p>
          </table:table-cell>
          <table:table-cell table:style-name="ce12" table:formula="of:=MAX([.G49];[$InnDraw.E49]*([.G49]+RAND()*([.$B49]-[.G49]));[$ImDraw.E49]*([.G49]+RAND()*([.$C49]-[.G49])))" office:value-type="float" office:value="1.74413663742871">
            <text:p>1.74</text:p>
          </table:table-cell>
          <table:table-cell table:style-name="ce12" table:formula="of:=MAX([.H49];[$InnDraw.F49]*([.H49]+RAND()*([.$B49]-[.H49]));[$ImDraw.F49]*([.H49]+RAND()*([.$C49]-[.H49])))" office:value-type="float" office:value="1.74967947808671">
            <text:p>1.75</text:p>
          </table:table-cell>
          <table:table-cell table:style-name="ce12" table:formula="of:=MAX([.I49];[$InnDraw.G49]*([.I49]+RAND()*([.$B49]-[.I49]));[$ImDraw.G49]*([.I49]+RAND()*([.$C49]-[.I49])))" office:value-type="float" office:value="1.92197338315943">
            <text:p>1.92</text:p>
          </table:table-cell>
          <table:table-cell table:style-name="ce12" table:formula="of:=MAX([.J49];[$InnDraw.H49]*([.J49]+RAND()*([.$B49]-[.J49]));[$ImDraw.H49]*([.J49]+RAND()*([.$C49]-[.J49])))" office:value-type="float" office:value="1.48521409066993">
            <text:p>1.49</text:p>
          </table:table-cell>
          <table:table-cell table:style-name="ce12" table:formula="of:=MAX([.K49];[$InnDraw.I49]*([.K49]+RAND()*([.$B49]-[.K49]));[$ImDraw.I49]*([.K49]+RAND()*([.$C49]-[.K49])))" office:value-type="float" office:value="1.77492896941205">
            <text:p>1.77</text:p>
          </table:table-cell>
          <table:table-cell table:number-columns-repeated="1013"/>
        </table:table-row>
        <table:table-row table:style-name="ro2">
          <table:table-cell table:style-name="ce8" table:formula="of:=1+[.A50]" office:value-type="float" office:value="48">
            <text:p>48</text:p>
          </table:table-cell>
          <table:table-cell table:style-name="ce12" table:formula="of:=MAX(EXP(NORMINV(RAND();tLevel+[.A51]*tGrowth;tSdev));[.C51];[.B50])" office:value-type="float" office:value="2.15008916906763">
            <text:p>2.15</text:p>
          </table:table-cell>
          <table:table-cell table:style-name="ce12" table:formula="of:=MAX([.D51:.K51])" office:value-type="float" office:value="2.00866513022585">
            <text:p>2.01</text:p>
          </table:table-cell>
          <table:table-cell table:style-name="ce12" table:formula="of:=MAX([.D50];[$InnDraw.B50]*([.D50]+RAND()*([.$B50]-[.D50]));[$ImDraw.B50]*([.D50]+RAND()*([.$C50]-[.D50])))" office:value-type="float" office:value="1.83439608829957">
            <text:p>1.83</text:p>
          </table:table-cell>
          <table:table-cell table:style-name="ce12" table:formula="of:=MAX([.E50];[$InnDraw.C50]*([.E50]+RAND()*([.$B50]-[.E50]));[$ImDraw.C50]*([.E50]+RAND()*([.$C50]-[.E50])))" office:value-type="float" office:value="1.79776332238071">
            <text:p>1.80</text:p>
          </table:table-cell>
          <table:table-cell table:style-name="ce12" table:formula="of:=MAX([.F50];[$InnDraw.D50]*([.F50]+RAND()*([.$B50]-[.F50]));[$ImDraw.D50]*([.F50]+RAND()*([.$C50]-[.F50])))" office:value-type="float" office:value="2.00866513022585">
            <text:p>2.01</text:p>
          </table:table-cell>
          <table:table-cell table:style-name="ce12" table:formula="of:=MAX([.G50];[$InnDraw.E50]*([.G50]+RAND()*([.$B50]-[.G50]));[$ImDraw.E50]*([.G50]+RAND()*([.$C50]-[.G50])))" office:value-type="float" office:value="1.80182626647663">
            <text:p>1.80</text:p>
          </table:table-cell>
          <table:table-cell table:style-name="ce12" table:formula="of:=MAX([.H50];[$InnDraw.F50]*([.H50]+RAND()*([.$B50]-[.H50]));[$ImDraw.F50]*([.H50]+RAND()*([.$C50]-[.H50])))" office:value-type="float" office:value="1.80768585857105">
            <text:p>1.81</text:p>
          </table:table-cell>
          <table:table-cell table:style-name="ce12" table:formula="of:=MAX([.I50];[$InnDraw.G50]*([.I50]+RAND()*([.$B50]-[.I50]));[$ImDraw.G50]*([.I50]+RAND()*([.$C50]-[.I50])))" office:value-type="float" office:value="1.92197338315943">
            <text:p>1.92</text:p>
          </table:table-cell>
          <table:table-cell table:style-name="ce12" table:formula="of:=MAX([.J50];[$InnDraw.H50]*([.J50]+RAND()*([.$B50]-[.J50]));[$ImDraw.H50]*([.J50]+RAND()*([.$C50]-[.J50])))" office:value-type="float" office:value="1.48521409066993">
            <text:p>1.49</text:p>
          </table:table-cell>
          <table:table-cell table:style-name="ce12" table:formula="of:=MAX([.K50];[$InnDraw.I50]*([.K50]+RAND()*([.$B50]-[.K50]));[$ImDraw.I50]*([.K50]+RAND()*([.$C50]-[.K50])))" office:value-type="float" office:value="1.88795480616058">
            <text:p>1.89</text:p>
          </table:table-cell>
          <table:table-cell table:number-columns-repeated="1013"/>
        </table:table-row>
        <table:table-row table:style-name="ro2">
          <table:table-cell table:style-name="ce8" table:formula="of:=1+[.A51]" office:value-type="float" office:value="49">
            <text:p>49</text:p>
          </table:table-cell>
          <table:table-cell table:style-name="ce12" table:formula="of:=MAX(EXP(NORMINV(RAND();tLevel+[.A52]*tGrowth;tSdev));[.C52];[.B51])" office:value-type="float" office:value="2.15008916906763">
            <text:p>2.15</text:p>
          </table:table-cell>
          <table:table-cell table:style-name="ce12" table:formula="of:=MAX([.D52:.K52])" office:value-type="float" office:value="2.00866513022585">
            <text:p>2.01</text:p>
          </table:table-cell>
          <table:table-cell table:style-name="ce12" table:formula="of:=MAX([.D51];[$InnDraw.B51]*([.D51]+RAND()*([.$B51]-[.D51]));[$ImDraw.B51]*([.D51]+RAND()*([.$C51]-[.D51])))" office:value-type="float" office:value="1.83439608829957">
            <text:p>1.83</text:p>
          </table:table-cell>
          <table:table-cell table:style-name="ce12" table:formula="of:=MAX([.E51];[$InnDraw.C51]*([.E51]+RAND()*([.$B51]-[.E51]));[$ImDraw.C51]*([.E51]+RAND()*([.$C51]-[.E51])))" office:value-type="float" office:value="1.95147177414925">
            <text:p>1.95</text:p>
          </table:table-cell>
          <table:table-cell table:style-name="ce12" table:formula="of:=MAX([.F51];[$InnDraw.D51]*([.F51]+RAND()*([.$B51]-[.F51]));[$ImDraw.D51]*([.F51]+RAND()*([.$C51]-[.F51])))" office:value-type="float" office:value="2.00866513022585">
            <text:p>2.01</text:p>
          </table:table-cell>
          <table:table-cell table:style-name="ce12" table:formula="of:=MAX([.G51];[$InnDraw.E51]*([.G51]+RAND()*([.$B51]-[.G51]));[$ImDraw.E51]*([.G51]+RAND()*([.$C51]-[.G51])))" office:value-type="float" office:value="1.80182626647663">
            <text:p>1.80</text:p>
          </table:table-cell>
          <table:table-cell table:style-name="ce12" table:formula="of:=MAX([.H51];[$InnDraw.F51]*([.H51]+RAND()*([.$B51]-[.H51]));[$ImDraw.F51]*([.H51]+RAND()*([.$C51]-[.H51])))" office:value-type="float" office:value="1.80768585857105">
            <text:p>1.81</text:p>
          </table:table-cell>
          <table:table-cell table:style-name="ce12" table:formula="of:=MAX([.I51];[$InnDraw.G51]*([.I51]+RAND()*([.$B51]-[.I51]));[$ImDraw.G51]*([.I51]+RAND()*([.$C51]-[.I51])))" office:value-type="float" office:value="1.95745915409713">
            <text:p>1.96</text:p>
          </table:table-cell>
          <table:table-cell table:style-name="ce12" table:formula="of:=MAX([.J51];[$InnDraw.H51]*([.J51]+RAND()*([.$B51]-[.J51]));[$ImDraw.H51]*([.J51]+RAND()*([.$C51]-[.J51])))" office:value-type="float" office:value="1.48521409066993">
            <text:p>1.49</text:p>
          </table:table-cell>
          <table:table-cell table:style-name="ce12" table:formula="of:=MAX([.K51];[$InnDraw.I51]*([.K51]+RAND()*([.$B51]-[.K51]));[$ImDraw.I51]*([.K51]+RAND()*([.$C51]-[.K51])))" office:value-type="float" office:value="1.88932877066288">
            <text:p>1.89</text:p>
          </table:table-cell>
          <table:table-cell table:number-columns-repeated="1013"/>
        </table:table-row>
        <table:table-row table:style-name="ro2">
          <table:table-cell table:style-name="ce8" table:formula="of:=1+[.A52]" office:value-type="float" office:value="50">
            <text:p>50</text:p>
          </table:table-cell>
          <table:table-cell table:style-name="ce12" table:formula="of:=MAX(EXP(NORMINV(RAND();tLevel+[.A53]*tGrowth;tSdev));[.C53];[.B52])" office:value-type="float" office:value="2.15824478023143">
            <text:p>2.16</text:p>
          </table:table-cell>
          <table:table-cell table:style-name="ce12" table:formula="of:=MAX([.D53:.K53])" office:value-type="float" office:value="2.06743558067992">
            <text:p>2.07</text:p>
          </table:table-cell>
          <table:table-cell table:style-name="ce12" table:formula="of:=MAX([.D52];[$InnDraw.B52]*([.D52]+RAND()*([.$B52]-[.D52]));[$ImDraw.B52]*([.D52]+RAND()*([.$C52]-[.D52])))" office:value-type="float" office:value="1.83439608829957">
            <text:p>1.83</text:p>
          </table:table-cell>
          <table:table-cell table:style-name="ce12" table:formula="of:=MAX([.E52];[$InnDraw.C52]*([.E52]+RAND()*([.$B52]-[.E52]));[$ImDraw.C52]*([.E52]+RAND()*([.$C52]-[.E52])))" office:value-type="float" office:value="1.96898706050254">
            <text:p>1.97</text:p>
          </table:table-cell>
          <table:table-cell table:style-name="ce12" table:formula="of:=MAX([.F52];[$InnDraw.D52]*([.F52]+RAND()*([.$B52]-[.F52]));[$ImDraw.D52]*([.F52]+RAND()*([.$C52]-[.F52])))" office:value-type="float" office:value="2.06743558067992">
            <text:p>2.07</text:p>
          </table:table-cell>
          <table:table-cell table:style-name="ce12" table:formula="of:=MAX([.G52];[$InnDraw.E52]*([.G52]+RAND()*([.$B52]-[.G52]));[$ImDraw.E52]*([.G52]+RAND()*([.$C52]-[.G52])))" office:value-type="float" office:value="1.80182626647663">
            <text:p>1.80</text:p>
          </table:table-cell>
          <table:table-cell table:style-name="ce12" table:formula="of:=MAX([.H52];[$InnDraw.F52]*([.H52]+RAND()*([.$B52]-[.H52]));[$ImDraw.F52]*([.H52]+RAND()*([.$C52]-[.H52])))" office:value-type="float" office:value="1.80768585857105">
            <text:p>1.81</text:p>
          </table:table-cell>
          <table:table-cell table:style-name="ce12" table:formula="of:=MAX([.I52];[$InnDraw.G52]*([.I52]+RAND()*([.$B52]-[.I52]));[$ImDraw.G52]*([.I52]+RAND()*([.$C52]-[.I52])))" office:value-type="float" office:value="1.98915064633361">
            <text:p>1.99</text:p>
          </table:table-cell>
          <table:table-cell table:style-name="ce12" table:formula="of:=MAX([.J52];[$InnDraw.H52]*([.J52]+RAND()*([.$B52]-[.J52]));[$ImDraw.H52]*([.J52]+RAND()*([.$C52]-[.J52])))" office:value-type="float" office:value="1.48521409066993">
            <text:p>1.49</text:p>
          </table:table-cell>
          <table:table-cell table:style-name="ce12" table:formula="of:=MAX([.K52];[$InnDraw.I52]*([.K52]+RAND()*([.$B52]-[.K52]));[$ImDraw.I52]*([.K52]+RAND()*([.$C52]-[.K52])))" office:value-type="float" office:value="1.88932877066288">
            <text:p>1.89</text:p>
          </table:table-cell>
          <table:table-cell table:number-columns-repeated="1013"/>
        </table:table-row>
        <table:table-row table:style-name="ro2">
          <table:table-cell table:style-name="ce8" table:formula="of:=1+[.A53]" office:value-type="float" office:value="51">
            <text:p>51</text:p>
          </table:table-cell>
          <table:table-cell table:style-name="ce12" table:formula="of:=MAX(EXP(NORMINV(RAND();tLevel+[.A54]*tGrowth;tSdev));[.C54];[.B53])" office:value-type="float" office:value="2.15824478023143">
            <text:p>2.16</text:p>
          </table:table-cell>
          <table:table-cell table:style-name="ce12" table:formula="of:=MAX([.D54:.K54])" office:value-type="float" office:value="2.06743558067992">
            <text:p>2.07</text:p>
          </table:table-cell>
          <table:table-cell table:style-name="ce12" table:formula="of:=MAX([.D53];[$InnDraw.B53]*([.D53]+RAND()*([.$B53]-[.D53]));[$ImDraw.B53]*([.D53]+RAND()*([.$C53]-[.D53])))" office:value-type="float" office:value="1.83439608829957">
            <text:p>1.83</text:p>
          </table:table-cell>
          <table:table-cell table:style-name="ce12" table:formula="of:=MAX([.E53];[$InnDraw.C53]*([.E53]+RAND()*([.$B53]-[.E53]));[$ImDraw.C53]*([.E53]+RAND()*([.$C53]-[.E53])))" office:value-type="float" office:value="1.96898706050254">
            <text:p>1.97</text:p>
          </table:table-cell>
          <table:table-cell table:style-name="ce12" table:formula="of:=MAX([.F53];[$InnDraw.D53]*([.F53]+RAND()*([.$B53]-[.F53]));[$ImDraw.D53]*([.F53]+RAND()*([.$C53]-[.F53])))" office:value-type="float" office:value="2.06743558067992">
            <text:p>2.07</text:p>
          </table:table-cell>
          <table:table-cell table:style-name="ce12" table:formula="of:=MAX([.G53];[$InnDraw.E53]*([.G53]+RAND()*([.$B53]-[.G53]));[$ImDraw.E53]*([.G53]+RAND()*([.$C53]-[.G53])))" office:value-type="float" office:value="1.80182626647663">
            <text:p>1.80</text:p>
          </table:table-cell>
          <table:table-cell table:style-name="ce12" table:formula="of:=MAX([.H53];[$InnDraw.F53]*([.H53]+RAND()*([.$B53]-[.H53]));[$ImDraw.F53]*([.H53]+RAND()*([.$C53]-[.H53])))" office:value-type="float" office:value="1.80768585857105">
            <text:p>1.81</text:p>
          </table:table-cell>
          <table:table-cell table:style-name="ce12" table:formula="of:=MAX([.I53];[$InnDraw.G53]*([.I53]+RAND()*([.$B53]-[.I53]));[$ImDraw.G53]*([.I53]+RAND()*([.$C53]-[.I53])))" office:value-type="float" office:value="2.01180362123156">
            <text:p>2.01</text:p>
          </table:table-cell>
          <table:table-cell table:style-name="ce12" table:formula="of:=MAX([.J53];[$InnDraw.H53]*([.J53]+RAND()*([.$B53]-[.J53]));[$ImDraw.H53]*([.J53]+RAND()*([.$C53]-[.J53])))" office:value-type="float" office:value="1.48521409066993">
            <text:p>1.49</text:p>
          </table:table-cell>
          <table:table-cell table:style-name="ce12" table:formula="of:=MAX([.K53];[$InnDraw.I53]*([.K53]+RAND()*([.$B53]-[.K53]));[$ImDraw.I53]*([.K53]+RAND()*([.$C53]-[.K53])))" office:value-type="float" office:value="1.88932877066288">
            <text:p>1.89</text:p>
          </table:table-cell>
          <table:table-cell table:number-columns-repeated="1013"/>
        </table:table-row>
        <table:table-row table:style-name="ro2">
          <table:table-cell table:style-name="ce8" table:formula="of:=1+[.A54]" office:value-type="float" office:value="52">
            <text:p>52</text:p>
          </table:table-cell>
          <table:table-cell table:style-name="ce12" table:formula="of:=MAX(EXP(NORMINV(RAND();tLevel+[.A55]*tGrowth;tSdev));[.C55];[.B54])" office:value-type="float" office:value="2.15824478023143">
            <text:p>2.16</text:p>
          </table:table-cell>
          <table:table-cell table:style-name="ce12" table:formula="of:=MAX([.D55:.K55])" office:value-type="float" office:value="2.07789125970566">
            <text:p>2.08</text:p>
          </table:table-cell>
          <table:table-cell table:style-name="ce12" table:formula="of:=MAX([.D54];[$InnDraw.B54]*([.D54]+RAND()*([.$B54]-[.D54]));[$ImDraw.B54]*([.D54]+RAND()*([.$C54]-[.D54])))" office:value-type="float" office:value="1.83439608829957">
            <text:p>1.83</text:p>
          </table:table-cell>
          <table:table-cell table:style-name="ce12" table:formula="of:=MAX([.E54];[$InnDraw.C54]*([.E54]+RAND()*([.$B54]-[.E54]));[$ImDraw.C54]*([.E54]+RAND()*([.$C54]-[.E54])))" office:value-type="float" office:value="2.07789125970566">
            <text:p>2.08</text:p>
          </table:table-cell>
          <table:table-cell table:style-name="ce12" table:formula="of:=MAX([.F54];[$InnDraw.D54]*([.F54]+RAND()*([.$B54]-[.F54]));[$ImDraw.D54]*([.F54]+RAND()*([.$C54]-[.F54])))" office:value-type="float" office:value="2.06743558067992">
            <text:p>2.07</text:p>
          </table:table-cell>
          <table:table-cell table:style-name="ce12" table:formula="of:=MAX([.G54];[$InnDraw.E54]*([.G54]+RAND()*([.$B54]-[.G54]));[$ImDraw.E54]*([.G54]+RAND()*([.$C54]-[.G54])))" office:value-type="float" office:value="1.80182626647663">
            <text:p>1.80</text:p>
          </table:table-cell>
          <table:table-cell table:style-name="ce12" table:formula="of:=MAX([.H54];[$InnDraw.F54]*([.H54]+RAND()*([.$B54]-[.H54]));[$ImDraw.F54]*([.H54]+RAND()*([.$C54]-[.H54])))" office:value-type="float" office:value="1.80768585857105">
            <text:p>1.81</text:p>
          </table:table-cell>
          <table:table-cell table:style-name="ce12" table:formula="of:=MAX([.I54];[$InnDraw.G54]*([.I54]+RAND()*([.$B54]-[.I54]));[$ImDraw.G54]*([.I54]+RAND()*([.$C54]-[.I54])))" office:value-type="float" office:value="2.03630191161961">
            <text:p>2.04</text:p>
          </table:table-cell>
          <table:table-cell table:style-name="ce12" table:formula="of:=MAX([.J54];[$InnDraw.H54]*([.J54]+RAND()*([.$B54]-[.J54]));[$ImDraw.H54]*([.J54]+RAND()*([.$C54]-[.J54])))" office:value-type="float" office:value="1.48521409066993">
            <text:p>1.49</text:p>
          </table:table-cell>
          <table:table-cell table:style-name="ce12" table:formula="of:=MAX([.K54];[$InnDraw.I54]*([.K54]+RAND()*([.$B54]-[.K54]));[$ImDraw.I54]*([.K54]+RAND()*([.$C54]-[.K54])))" office:value-type="float" office:value="1.88932877066288">
            <text:p>1.89</text:p>
          </table:table-cell>
          <table:table-cell table:number-columns-repeated="1013"/>
        </table:table-row>
        <table:table-row table:style-name="ro2">
          <table:table-cell table:style-name="ce8" table:formula="of:=1+[.A55]" office:value-type="float" office:value="53">
            <text:p>53</text:p>
          </table:table-cell>
          <table:table-cell table:style-name="ce12" table:formula="of:=MAX(EXP(NORMINV(RAND();tLevel+[.A56]*tGrowth;tSdev));[.C56];[.B55])" office:value-type="float" office:value="2.15824478023143">
            <text:p>2.16</text:p>
          </table:table-cell>
          <table:table-cell table:style-name="ce12" table:formula="of:=MAX([.D56:.K56])" office:value-type="float" office:value="2.10747322485407">
            <text:p>2.11</text:p>
          </table:table-cell>
          <table:table-cell table:style-name="ce12" table:formula="of:=MAX([.D55];[$InnDraw.B55]*([.D55]+RAND()*([.$B55]-[.D55]));[$ImDraw.B55]*([.D55]+RAND()*([.$C55]-[.D55])))" office:value-type="float" office:value="2.04019538181343">
            <text:p>2.04</text:p>
          </table:table-cell>
          <table:table-cell table:style-name="ce12" table:formula="of:=MAX([.E55];[$InnDraw.C55]*([.E55]+RAND()*([.$B55]-[.E55]));[$ImDraw.C55]*([.E55]+RAND()*([.$C55]-[.E55])))" office:value-type="float" office:value="2.10163227404082">
            <text:p>2.10</text:p>
          </table:table-cell>
          <table:table-cell table:style-name="ce12" table:formula="of:=MAX([.F55];[$InnDraw.D55]*([.F55]+RAND()*([.$B55]-[.F55]));[$ImDraw.D55]*([.F55]+RAND()*([.$C55]-[.F55])))" office:value-type="float" office:value="2.10747322485407">
            <text:p>2.11</text:p>
          </table:table-cell>
          <table:table-cell table:style-name="ce12" table:formula="of:=MAX([.G55];[$InnDraw.E55]*([.G55]+RAND()*([.$B55]-[.G55]));[$ImDraw.E55]*([.G55]+RAND()*([.$C55]-[.G55])))" office:value-type="float" office:value="1.80182626647663">
            <text:p>1.80</text:p>
          </table:table-cell>
          <table:table-cell table:style-name="ce12" table:formula="of:=MAX([.H55];[$InnDraw.F55]*([.H55]+RAND()*([.$B55]-[.H55]));[$ImDraw.F55]*([.H55]+RAND()*([.$C55]-[.H55])))" office:value-type="float" office:value="1.80768585857105">
            <text:p>1.81</text:p>
          </table:table-cell>
          <table:table-cell table:style-name="ce12" table:formula="of:=MAX([.I55];[$InnDraw.G55]*([.I55]+RAND()*([.$B55]-[.I55]));[$ImDraw.G55]*([.I55]+RAND()*([.$C55]-[.I55])))" office:value-type="float" office:value="2.03630191161961">
            <text:p>2.04</text:p>
          </table:table-cell>
          <table:table-cell table:style-name="ce12" table:formula="of:=MAX([.J55];[$InnDraw.H55]*([.J55]+RAND()*([.$B55]-[.J55]));[$ImDraw.H55]*([.J55]+RAND()*([.$C55]-[.J55])))" office:value-type="float" office:value="1.48521409066993">
            <text:p>1.49</text:p>
          </table:table-cell>
          <table:table-cell table:style-name="ce12" table:formula="of:=MAX([.K55];[$InnDraw.I55]*([.K55]+RAND()*([.$B55]-[.K55]));[$ImDraw.I55]*([.K55]+RAND()*([.$C55]-[.K55])))" office:value-type="float" office:value="1.88932877066288">
            <text:p>1.89</text:p>
          </table:table-cell>
          <table:table-cell table:number-columns-repeated="1013"/>
        </table:table-row>
        <table:table-row table:style-name="ro2">
          <table:table-cell table:style-name="ce8" table:formula="of:=1+[.A56]" office:value-type="float" office:value="54">
            <text:p>54</text:p>
          </table:table-cell>
          <table:table-cell table:style-name="ce12" table:formula="of:=MAX(EXP(NORMINV(RAND();tLevel+[.A57]*tGrowth;tSdev));[.C57];[.B56])" office:value-type="float" office:value="2.15824478023143">
            <text:p>2.16</text:p>
          </table:table-cell>
          <table:table-cell table:style-name="ce12" table:formula="of:=MAX([.D57:.K57])" office:value-type="float" office:value="2.15552840432746">
            <text:p>2.16</text:p>
          </table:table-cell>
          <table:table-cell table:style-name="ce12" table:formula="of:=MAX([.D56];[$InnDraw.B56]*([.D56]+RAND()*([.$B56]-[.D56]));[$ImDraw.B56]*([.D56]+RAND()*([.$C56]-[.D56])))" office:value-type="float" office:value="2.04019538181343">
            <text:p>2.04</text:p>
          </table:table-cell>
          <table:table-cell table:style-name="ce12" table:formula="of:=MAX([.E56];[$InnDraw.C56]*([.E56]+RAND()*([.$B56]-[.E56]));[$ImDraw.C56]*([.E56]+RAND()*([.$C56]-[.E56])))" office:value-type="float" office:value="2.10163227404082">
            <text:p>2.10</text:p>
          </table:table-cell>
          <table:table-cell table:style-name="ce12" table:formula="of:=MAX([.F56];[$InnDraw.D56]*([.F56]+RAND()*([.$B56]-[.F56]));[$ImDraw.D56]*([.F56]+RAND()*([.$C56]-[.F56])))" office:value-type="float" office:value="2.10747322485407">
            <text:p>2.11</text:p>
          </table:table-cell>
          <table:table-cell table:style-name="ce12" table:formula="of:=MAX([.G56];[$InnDraw.E56]*([.G56]+RAND()*([.$B56]-[.G56]));[$ImDraw.E56]*([.G56]+RAND()*([.$C56]-[.G56])))" office:value-type="float" office:value="1.80182626647663">
            <text:p>1.80</text:p>
          </table:table-cell>
          <table:table-cell table:style-name="ce12" table:formula="of:=MAX([.H56];[$InnDraw.F56]*([.H56]+RAND()*([.$B56]-[.H56]));[$ImDraw.F56]*([.H56]+RAND()*([.$C56]-[.H56])))" office:value-type="float" office:value="2.07811779017537">
            <text:p>2.08</text:p>
          </table:table-cell>
          <table:table-cell table:style-name="ce12" table:formula="of:=MAX([.I56];[$InnDraw.G56]*([.I56]+RAND()*([.$B56]-[.I56]));[$ImDraw.G56]*([.I56]+RAND()*([.$C56]-[.I56])))" office:value-type="float" office:value="2.15552840432746">
            <text:p>2.16</text:p>
          </table:table-cell>
          <table:table-cell table:style-name="ce12" table:formula="of:=MAX([.J56];[$InnDraw.H56]*([.J56]+RAND()*([.$B56]-[.J56]));[$ImDraw.H56]*([.J56]+RAND()*([.$C56]-[.J56])))" office:value-type="float" office:value="1.48521409066993">
            <text:p>1.49</text:p>
          </table:table-cell>
          <table:table-cell table:style-name="ce12" table:formula="of:=MAX([.K56];[$InnDraw.I56]*([.K56]+RAND()*([.$B56]-[.K56]));[$ImDraw.I56]*([.K56]+RAND()*([.$C56]-[.K56])))" office:value-type="float" office:value="1.88932877066288">
            <text:p>1.89</text:p>
          </table:table-cell>
          <table:table-cell table:number-columns-repeated="1013"/>
        </table:table-row>
        <table:table-row table:style-name="ro2">
          <table:table-cell table:style-name="ce8" table:formula="of:=1+[.A57]" office:value-type="float" office:value="55">
            <text:p>55</text:p>
          </table:table-cell>
          <table:table-cell table:style-name="ce12" table:formula="of:=MAX(EXP(NORMINV(RAND();tLevel+[.A58]*tGrowth;tSdev));[.C58];[.B57])" office:value-type="float" office:value="2.15824478023143">
            <text:p>2.16</text:p>
          </table:table-cell>
          <table:table-cell table:style-name="ce12" table:formula="of:=MAX([.D58:.K58])" office:value-type="float" office:value="2.15786710387285">
            <text:p>2.16</text:p>
          </table:table-cell>
          <table:table-cell table:style-name="ce12" table:formula="of:=MAX([.D57];[$InnDraw.B57]*([.D57]+RAND()*([.$B57]-[.D57]));[$ImDraw.B57]*([.D57]+RAND()*([.$C57]-[.D57])))" office:value-type="float" office:value="2.04019538181343">
            <text:p>2.04</text:p>
          </table:table-cell>
          <table:table-cell table:style-name="ce12" table:formula="of:=MAX([.E57];[$InnDraw.C57]*([.E57]+RAND()*([.$B57]-[.E57]));[$ImDraw.C57]*([.E57]+RAND()*([.$C57]-[.E57])))" office:value-type="float" office:value="2.10163227404082">
            <text:p>2.10</text:p>
          </table:table-cell>
          <table:table-cell table:style-name="ce12" table:formula="of:=MAX([.F57];[$InnDraw.D57]*([.F57]+RAND()*([.$B57]-[.F57]));[$ImDraw.D57]*([.F57]+RAND()*([.$C57]-[.F57])))" office:value-type="float" office:value="2.14112302774702">
            <text:p>2.14</text:p>
          </table:table-cell>
          <table:table-cell table:style-name="ce12" table:formula="of:=MAX([.G57];[$InnDraw.E57]*([.G57]+RAND()*([.$B57]-[.G57]));[$ImDraw.E57]*([.G57]+RAND()*([.$C57]-[.G57])))" office:value-type="float" office:value="1.96170856705569">
            <text:p>1.96</text:p>
          </table:table-cell>
          <table:table-cell table:style-name="ce12" table:formula="of:=MAX([.H57];[$InnDraw.F57]*([.H57]+RAND()*([.$B57]-[.H57]));[$ImDraw.F57]*([.H57]+RAND()*([.$C57]-[.H57])))" office:value-type="float" office:value="2.07811779017537">
            <text:p>2.08</text:p>
          </table:table-cell>
          <table:table-cell table:style-name="ce12" table:formula="of:=MAX([.I57];[$InnDraw.G57]*([.I57]+RAND()*([.$B57]-[.I57]));[$ImDraw.G57]*([.I57]+RAND()*([.$C57]-[.I57])))" office:value-type="float" office:value="2.15676389047246">
            <text:p>2.16</text:p>
          </table:table-cell>
          <table:table-cell table:style-name="ce12" table:formula="of:=MAX([.J57];[$InnDraw.H57]*([.J57]+RAND()*([.$B57]-[.J57]));[$ImDraw.H57]*([.J57]+RAND()*([.$C57]-[.J57])))" office:value-type="float" office:value="2.15786710387285">
            <text:p>2.16</text:p>
          </table:table-cell>
          <table:table-cell table:style-name="ce12" table:formula="of:=MAX([.K57];[$InnDraw.I57]*([.K57]+RAND()*([.$B57]-[.K57]));[$ImDraw.I57]*([.K57]+RAND()*([.$C57]-[.K57])))" office:value-type="float" office:value="1.88932877066288">
            <text:p>1.89</text:p>
          </table:table-cell>
          <table:table-cell table:number-columns-repeated="1013"/>
        </table:table-row>
        <table:table-row table:style-name="ro2">
          <table:table-cell table:style-name="ce8" table:formula="of:=1+[.A58]" office:value-type="float" office:value="56">
            <text:p>56</text:p>
          </table:table-cell>
          <table:table-cell table:style-name="ce12" table:formula="of:=MAX(EXP(NORMINV(RAND();tLevel+[.A59]*tGrowth;tSdev));[.C59];[.B58])" office:value-type="float" office:value="2.15824478023143">
            <text:p>2.16</text:p>
          </table:table-cell>
          <table:table-cell table:style-name="ce12" table:formula="of:=MAX([.D59:.K59])" office:value-type="float" office:value="2.15786710387285">
            <text:p>2.16</text:p>
          </table:table-cell>
          <table:table-cell table:style-name="ce12" table:formula="of:=MAX([.D58];[$InnDraw.B58]*([.D58]+RAND()*([.$B58]-[.D58]));[$ImDraw.B58]*([.D58]+RAND()*([.$C58]-[.D58])))" office:value-type="float" office:value="2.04019538181343">
            <text:p>2.04</text:p>
          </table:table-cell>
          <table:table-cell table:style-name="ce12" table:formula="of:=MAX([.E58];[$InnDraw.C58]*([.E58]+RAND()*([.$B58]-[.E58]));[$ImDraw.C58]*([.E58]+RAND()*([.$C58]-[.E58])))" office:value-type="float" office:value="2.10163227404082">
            <text:p>2.10</text:p>
          </table:table-cell>
          <table:table-cell table:style-name="ce12" table:formula="of:=MAX([.F58];[$InnDraw.D58]*([.F58]+RAND()*([.$B58]-[.F58]));[$ImDraw.D58]*([.F58]+RAND()*([.$C58]-[.F58])))" office:value-type="float" office:value="2.14112302774702">
            <text:p>2.14</text:p>
          </table:table-cell>
          <table:table-cell table:style-name="ce12" table:formula="of:=MAX([.G58];[$InnDraw.E58]*([.G58]+RAND()*([.$B58]-[.G58]));[$ImDraw.E58]*([.G58]+RAND()*([.$C58]-[.G58])))" office:value-type="float" office:value="1.96170856705569">
            <text:p>1.96</text:p>
          </table:table-cell>
          <table:table-cell table:style-name="ce12" table:formula="of:=MAX([.H58];[$InnDraw.F58]*([.H58]+RAND()*([.$B58]-[.H58]));[$ImDraw.F58]*([.H58]+RAND()*([.$C58]-[.H58])))" office:value-type="float" office:value="2.09242616372548">
            <text:p>2.09</text:p>
          </table:table-cell>
          <table:table-cell table:style-name="ce12" table:formula="of:=MAX([.I58];[$InnDraw.G58]*([.I58]+RAND()*([.$B58]-[.I58]));[$ImDraw.G58]*([.I58]+RAND()*([.$C58]-[.I58])))" office:value-type="float" office:value="2.1572842502209">
            <text:p>2.16</text:p>
          </table:table-cell>
          <table:table-cell table:style-name="ce12" table:formula="of:=MAX([.J58];[$InnDraw.H58]*([.J58]+RAND()*([.$B58]-[.J58]));[$ImDraw.H58]*([.J58]+RAND()*([.$C58]-[.J58])))" office:value-type="float" office:value="2.15786710387285">
            <text:p>2.16</text:p>
          </table:table-cell>
          <table:table-cell table:style-name="ce12" table:formula="of:=MAX([.K58];[$InnDraw.I58]*([.K58]+RAND()*([.$B58]-[.K58]));[$ImDraw.I58]*([.K58]+RAND()*([.$C58]-[.K58])))" office:value-type="float" office:value="1.88932877066288">
            <text:p>1.89</text:p>
          </table:table-cell>
          <table:table-cell table:number-columns-repeated="1013"/>
        </table:table-row>
        <table:table-row table:style-name="ro2">
          <table:table-cell table:style-name="ce8" table:formula="of:=1+[.A59]" office:value-type="float" office:value="57">
            <text:p>57</text:p>
          </table:table-cell>
          <table:table-cell table:style-name="ce12" table:formula="of:=MAX(EXP(NORMINV(RAND();tLevel+[.A60]*tGrowth;tSdev));[.C60];[.B59])" office:value-type="float" office:value="2.15824478023143">
            <text:p>2.16</text:p>
          </table:table-cell>
          <table:table-cell table:style-name="ce12" table:formula="of:=MAX([.D60:.K60])" office:value-type="float" office:value="2.15786710387285">
            <text:p>2.16</text:p>
          </table:table-cell>
          <table:table-cell table:style-name="ce12" table:formula="of:=MAX([.D59];[$InnDraw.B59]*([.D59]+RAND()*([.$B59]-[.D59]));[$ImDraw.B59]*([.D59]+RAND()*([.$C59]-[.D59])))" office:value-type="float" office:value="2.04019538181343">
            <text:p>2.04</text:p>
          </table:table-cell>
          <table:table-cell table:style-name="ce12" table:formula="of:=MAX([.E59];[$InnDraw.C59]*([.E59]+RAND()*([.$B59]-[.E59]));[$ImDraw.C59]*([.E59]+RAND()*([.$C59]-[.E59])))" office:value-type="float" office:value="2.14227389356935">
            <text:p>2.14</text:p>
          </table:table-cell>
          <table:table-cell table:style-name="ce12" table:formula="of:=MAX([.F59];[$InnDraw.D59]*([.F59]+RAND()*([.$B59]-[.F59]));[$ImDraw.D59]*([.F59]+RAND()*([.$C59]-[.F59])))" office:value-type="float" office:value="2.14112302774702">
            <text:p>2.14</text:p>
          </table:table-cell>
          <table:table-cell table:style-name="ce12" table:formula="of:=MAX([.G59];[$InnDraw.E59]*([.G59]+RAND()*([.$B59]-[.G59]));[$ImDraw.E59]*([.G59]+RAND()*([.$C59]-[.G59])))" office:value-type="float" office:value="1.96170856705569">
            <text:p>1.96</text:p>
          </table:table-cell>
          <table:table-cell table:style-name="ce12" table:formula="of:=MAX([.H59];[$InnDraw.F59]*([.H59]+RAND()*([.$B59]-[.H59]));[$ImDraw.F59]*([.H59]+RAND()*([.$C59]-[.H59])))" office:value-type="float" office:value="2.09242616372548">
            <text:p>2.09</text:p>
          </table:table-cell>
          <table:table-cell table:style-name="ce12" table:formula="of:=MAX([.I59];[$InnDraw.G59]*([.I59]+RAND()*([.$B59]-[.I59]));[$ImDraw.G59]*([.I59]+RAND()*([.$C59]-[.I59])))" office:value-type="float" office:value="2.1572842502209">
            <text:p>2.16</text:p>
          </table:table-cell>
          <table:table-cell table:style-name="ce12" table:formula="of:=MAX([.J59];[$InnDraw.H59]*([.J59]+RAND()*([.$B59]-[.J59]));[$ImDraw.H59]*([.J59]+RAND()*([.$C59]-[.J59])))" office:value-type="float" office:value="2.15786710387285">
            <text:p>2.16</text:p>
          </table:table-cell>
          <table:table-cell table:style-name="ce12" table:formula="of:=MAX([.K59];[$InnDraw.I59]*([.K59]+RAND()*([.$B59]-[.K59]));[$ImDraw.I59]*([.K59]+RAND()*([.$C59]-[.K59])))" office:value-type="float" office:value="1.88932877066288">
            <text:p>1.89</text:p>
          </table:table-cell>
          <table:table-cell table:number-columns-repeated="1013"/>
        </table:table-row>
        <table:table-row table:style-name="ro2">
          <table:table-cell table:style-name="ce8" table:formula="of:=1+[.A60]" office:value-type="float" office:value="58">
            <text:p>58</text:p>
          </table:table-cell>
          <table:table-cell table:style-name="ce12" table:formula="of:=MAX(EXP(NORMINV(RAND();tLevel+[.A61]*tGrowth;tSdev));[.C61];[.B60])" office:value-type="float" office:value="2.15824478023143">
            <text:p>2.16</text:p>
          </table:table-cell>
          <table:table-cell table:style-name="ce12" table:formula="of:=MAX([.D61:.K61])" office:value-type="float" office:value="2.15805620736319">
            <text:p>2.16</text:p>
          </table:table-cell>
          <table:table-cell table:style-name="ce12" table:formula="of:=MAX([.D60];[$InnDraw.B60]*([.D60]+RAND()*([.$B60]-[.D60]));[$ImDraw.B60]*([.D60]+RAND()*([.$C60]-[.D60])))" office:value-type="float" office:value="2.04019538181343">
            <text:p>2.04</text:p>
          </table:table-cell>
          <table:table-cell table:style-name="ce12" table:formula="of:=MAX([.E60];[$InnDraw.C60]*([.E60]+RAND()*([.$B60]-[.E60]));[$ImDraw.C60]*([.E60]+RAND()*([.$C60]-[.E60])))" office:value-type="float" office:value="2.15740885321856">
            <text:p>2.16</text:p>
          </table:table-cell>
          <table:table-cell table:style-name="ce12" table:formula="of:=MAX([.F60];[$InnDraw.D60]*([.F60]+RAND()*([.$B60]-[.F60]));[$ImDraw.D60]*([.F60]+RAND()*([.$C60]-[.F60])))" office:value-type="float" office:value="2.14112302774702">
            <text:p>2.14</text:p>
          </table:table-cell>
          <table:table-cell table:style-name="ce12" table:formula="of:=MAX([.G60];[$InnDraw.E60]*([.G60]+RAND()*([.$B60]-[.G60]));[$ImDraw.E60]*([.G60]+RAND()*([.$C60]-[.G60])))" office:value-type="float" office:value="1.96170856705569">
            <text:p>1.96</text:p>
          </table:table-cell>
          <table:table-cell table:style-name="ce12" table:formula="of:=MAX([.H60];[$InnDraw.F60]*([.H60]+RAND()*([.$B60]-[.H60]));[$ImDraw.F60]*([.H60]+RAND()*([.$C60]-[.H60])))" office:value-type="float" office:value="2.15248184319377">
            <text:p>2.15</text:p>
          </table:table-cell>
          <table:table-cell table:style-name="ce12" table:formula="of:=MAX([.I60];[$InnDraw.G60]*([.I60]+RAND()*([.$B60]-[.I60]));[$ImDraw.G60]*([.I60]+RAND()*([.$C60]-[.I60])))" office:value-type="float" office:value="2.15805620736319">
            <text:p>2.16</text:p>
          </table:table-cell>
          <table:table-cell table:style-name="ce12" table:formula="of:=MAX([.J60];[$InnDraw.H60]*([.J60]+RAND()*([.$B60]-[.J60]));[$ImDraw.H60]*([.J60]+RAND()*([.$C60]-[.J60])))" office:value-type="float" office:value="2.15786710387285">
            <text:p>2.16</text:p>
          </table:table-cell>
          <table:table-cell table:style-name="ce12" table:formula="of:=MAX([.K60];[$InnDraw.I60]*([.K60]+RAND()*([.$B60]-[.K60]));[$ImDraw.I60]*([.K60]+RAND()*([.$C60]-[.K60])))" office:value-type="float" office:value="1.88932877066288">
            <text:p>1.89</text:p>
          </table:table-cell>
          <table:table-cell table:number-columns-repeated="1013"/>
        </table:table-row>
        <table:table-row table:style-name="ro2">
          <table:table-cell table:style-name="ce8" table:formula="of:=1+[.A61]" office:value-type="float" office:value="59">
            <text:p>59</text:p>
          </table:table-cell>
          <table:table-cell table:style-name="ce12" table:formula="of:=MAX(EXP(NORMINV(RAND();tLevel+[.A62]*tGrowth;tSdev));[.C62];[.B61])" office:value-type="float" office:value="2.15824478023143">
            <text:p>2.16</text:p>
          </table:table-cell>
          <table:table-cell table:style-name="ce12" table:formula="of:=MAX([.D62:.K62])" office:value-type="float" office:value="2.15805620736319">
            <text:p>2.16</text:p>
          </table:table-cell>
          <table:table-cell table:style-name="ce12" table:formula="of:=MAX([.D61];[$InnDraw.B61]*([.D61]+RAND()*([.$B61]-[.D61]));[$ImDraw.B61]*([.D61]+RAND()*([.$C61]-[.D61])))" office:value-type="float" office:value="2.04019538181343">
            <text:p>2.04</text:p>
          </table:table-cell>
          <table:table-cell table:style-name="ce12" table:formula="of:=MAX([.E61];[$InnDraw.C61]*([.E61]+RAND()*([.$B61]-[.E61]));[$ImDraw.C61]*([.E61]+RAND()*([.$C61]-[.E61])))" office:value-type="float" office:value="2.15740885321856">
            <text:p>2.16</text:p>
          </table:table-cell>
          <table:table-cell table:style-name="ce12" table:formula="of:=MAX([.F61];[$InnDraw.D61]*([.F61]+RAND()*([.$B61]-[.F61]));[$ImDraw.D61]*([.F61]+RAND()*([.$C61]-[.F61])))" office:value-type="float" office:value="2.14112302774702">
            <text:p>2.14</text:p>
          </table:table-cell>
          <table:table-cell table:style-name="ce12" table:formula="of:=MAX([.G61];[$InnDraw.E61]*([.G61]+RAND()*([.$B61]-[.G61]));[$ImDraw.E61]*([.G61]+RAND()*([.$C61]-[.G61])))" office:value-type="float" office:value="2.03301225548651">
            <text:p>2.03</text:p>
          </table:table-cell>
          <table:table-cell table:style-name="ce12" table:formula="of:=MAX([.H61];[$InnDraw.F61]*([.H61]+RAND()*([.$B61]-[.H61]));[$ImDraw.F61]*([.H61]+RAND()*([.$C61]-[.H61])))" office:value-type="float" office:value="2.15290141632859">
            <text:p>2.15</text:p>
          </table:table-cell>
          <table:table-cell table:style-name="ce12" table:formula="of:=MAX([.I61];[$InnDraw.G61]*([.I61]+RAND()*([.$B61]-[.I61]));[$ImDraw.G61]*([.I61]+RAND()*([.$C61]-[.I61])))" office:value-type="float" office:value="2.15805620736319">
            <text:p>2.16</text:p>
          </table:table-cell>
          <table:table-cell table:style-name="ce12" table:formula="of:=MAX([.J61];[$InnDraw.H61]*([.J61]+RAND()*([.$B61]-[.J61]));[$ImDraw.H61]*([.J61]+RAND()*([.$C61]-[.J61])))" office:value-type="float" office:value="2.15786710387285">
            <text:p>2.16</text:p>
          </table:table-cell>
          <table:table-cell table:style-name="ce12" table:formula="of:=MAX([.K61];[$InnDraw.I61]*([.K61]+RAND()*([.$B61]-[.K61]));[$ImDraw.I61]*([.K61]+RAND()*([.$C61]-[.K61])))" office:value-type="float" office:value="1.99968559965766">
            <text:p>2.00</text:p>
          </table:table-cell>
          <table:table-cell table:number-columns-repeated="1013"/>
        </table:table-row>
        <table:table-row table:style-name="ro2">
          <table:table-cell table:style-name="ce8" table:formula="of:=1+[.A62]" office:value-type="float" office:value="60">
            <text:p>60</text:p>
          </table:table-cell>
          <table:table-cell table:style-name="ce12" table:formula="of:=MAX(EXP(NORMINV(RAND();tLevel+[.A63]*tGrowth;tSdev));[.C63];[.B62])" office:value-type="float" office:value="2.15824478023143">
            <text:p>2.16</text:p>
          </table:table-cell>
          <table:table-cell table:style-name="ce12" table:formula="of:=MAX([.D63:.K63])" office:value-type="float" office:value="2.15815618720847">
            <text:p>2.16</text:p>
          </table:table-cell>
          <table:table-cell table:style-name="ce12" table:formula="of:=MAX([.D62];[$InnDraw.B62]*([.D62]+RAND()*([.$B62]-[.D62]));[$ImDraw.B62]*([.D62]+RAND()*([.$C62]-[.D62])))" office:value-type="float" office:value="2.04019538181343">
            <text:p>2.04</text:p>
          </table:table-cell>
          <table:table-cell table:style-name="ce12" table:formula="of:=MAX([.E62];[$InnDraw.C62]*([.E62]+RAND()*([.$B62]-[.E62]));[$ImDraw.C62]*([.E62]+RAND()*([.$C62]-[.E62])))" office:value-type="float" office:value="2.15740885321856">
            <text:p>2.16</text:p>
          </table:table-cell>
          <table:table-cell table:style-name="ce12" table:formula="of:=MAX([.F62];[$InnDraw.D62]*([.F62]+RAND()*([.$B62]-[.F62]));[$ImDraw.D62]*([.F62]+RAND()*([.$C62]-[.F62])))" office:value-type="float" office:value="2.15815618720847">
            <text:p>2.16</text:p>
          </table:table-cell>
          <table:table-cell table:style-name="ce12" table:formula="of:=MAX([.G62];[$InnDraw.E62]*([.G62]+RAND()*([.$B62]-[.G62]));[$ImDraw.E62]*([.G62]+RAND()*([.$C62]-[.G62])))" office:value-type="float" office:value="2.05516162214195">
            <text:p>2.06</text:p>
          </table:table-cell>
          <table:table-cell table:style-name="ce12" table:formula="of:=MAX([.H62];[$InnDraw.F62]*([.H62]+RAND()*([.$B62]-[.H62]));[$ImDraw.F62]*([.H62]+RAND()*([.$C62]-[.H62])))" office:value-type="float" office:value="2.15290141632859">
            <text:p>2.15</text:p>
          </table:table-cell>
          <table:table-cell table:style-name="ce12" table:formula="of:=MAX([.I62];[$InnDraw.G62]*([.I62]+RAND()*([.$B62]-[.I62]));[$ImDraw.G62]*([.I62]+RAND()*([.$C62]-[.I62])))" office:value-type="float" office:value="2.15805620736319">
            <text:p>2.16</text:p>
          </table:table-cell>
          <table:table-cell table:style-name="ce12" table:formula="of:=MAX([.J62];[$InnDraw.H62]*([.J62]+RAND()*([.$B62]-[.J62]));[$ImDraw.H62]*([.J62]+RAND()*([.$C62]-[.J62])))" office:value-type="float" office:value="2.15786710387285">
            <text:p>2.16</text:p>
          </table:table-cell>
          <table:table-cell table:style-name="ce12" table:formula="of:=MAX([.K62];[$InnDraw.I62]*([.K62]+RAND()*([.$B62]-[.K62]));[$ImDraw.I62]*([.K62]+RAND()*([.$C62]-[.K62])))" office:value-type="float" office:value="1.99968559965766">
            <text:p>2.00</text:p>
          </table:table-cell>
          <table:table-cell table:number-columns-repeated="1013"/>
        </table:table-row>
        <table:table-row table:style-name="ro2">
          <table:table-cell table:style-name="ce8" table:formula="of:=1+[.A63]" office:value-type="float" office:value="61">
            <text:p>61</text:p>
          </table:table-cell>
          <table:table-cell table:style-name="ce12" table:formula="of:=MAX(EXP(NORMINV(RAND();tLevel+[.A64]*tGrowth;tSdev));[.C64];[.B63])" office:value-type="float" office:value="2.15824478023143">
            <text:p>2.16</text:p>
          </table:table-cell>
          <table:table-cell table:style-name="ce12" table:formula="of:=MAX([.D64:.K64])" office:value-type="float" office:value="2.15815618720847">
            <text:p>2.16</text:p>
          </table:table-cell>
          <table:table-cell table:style-name="ce12" table:formula="of:=MAX([.D63];[$InnDraw.B63]*([.D63]+RAND()*([.$B63]-[.D63]));[$ImDraw.B63]*([.D63]+RAND()*([.$C63]-[.D63])))" office:value-type="float" office:value="2.04019538181343">
            <text:p>2.04</text:p>
          </table:table-cell>
          <table:table-cell table:style-name="ce12" table:formula="of:=MAX([.E63];[$InnDraw.C63]*([.E63]+RAND()*([.$B63]-[.E63]));[$ImDraw.C63]*([.E63]+RAND()*([.$C63]-[.E63])))" office:value-type="float" office:value="2.15740885321856">
            <text:p>2.16</text:p>
          </table:table-cell>
          <table:table-cell table:style-name="ce12" table:formula="of:=MAX([.F63];[$InnDraw.D63]*([.F63]+RAND()*([.$B63]-[.F63]));[$ImDraw.D63]*([.F63]+RAND()*([.$C63]-[.F63])))" office:value-type="float" office:value="2.15815618720847">
            <text:p>2.16</text:p>
          </table:table-cell>
          <table:table-cell table:style-name="ce12" table:formula="of:=MAX([.G63];[$InnDraw.E63]*([.G63]+RAND()*([.$B63]-[.G63]));[$ImDraw.E63]*([.G63]+RAND()*([.$C63]-[.G63])))" office:value-type="float" office:value="2.07025994833092">
            <text:p>2.07</text:p>
          </table:table-cell>
          <table:table-cell table:style-name="ce12" table:formula="of:=MAX([.H63];[$InnDraw.F63]*([.H63]+RAND()*([.$B63]-[.H63]));[$ImDraw.F63]*([.H63]+RAND()*([.$C63]-[.H63])))" office:value-type="float" office:value="2.15290141632859">
            <text:p>2.15</text:p>
          </table:table-cell>
          <table:table-cell table:style-name="ce12" table:formula="of:=MAX([.I63];[$InnDraw.G63]*([.I63]+RAND()*([.$B63]-[.I63]));[$ImDraw.G63]*([.I63]+RAND()*([.$C63]-[.I63])))" office:value-type="float" office:value="2.15805620736319">
            <text:p>2.16</text:p>
          </table:table-cell>
          <table:table-cell table:style-name="ce12" table:formula="of:=MAX([.J63];[$InnDraw.H63]*([.J63]+RAND()*([.$B63]-[.J63]));[$ImDraw.H63]*([.J63]+RAND()*([.$C63]-[.J63])))" office:value-type="float" office:value="2.15786710387285">
            <text:p>2.16</text:p>
          </table:table-cell>
          <table:table-cell table:style-name="ce12" table:formula="of:=MAX([.K63];[$InnDraw.I63]*([.K63]+RAND()*([.$B63]-[.K63]));[$ImDraw.I63]*([.K63]+RAND()*([.$C63]-[.K63])))" office:value-type="float" office:value="1.99968559965766">
            <text:p>2.00</text:p>
          </table:table-cell>
          <table:table-cell table:number-columns-repeated="1013"/>
        </table:table-row>
        <table:table-row table:style-name="ro2">
          <table:table-cell table:style-name="ce8" table:formula="of:=1+[.A64]" office:value-type="float" office:value="62">
            <text:p>62</text:p>
          </table:table-cell>
          <table:table-cell table:style-name="ce12" table:formula="of:=MAX(EXP(NORMINV(RAND();tLevel+[.A65]*tGrowth;tSdev));[.C65];[.B64])" office:value-type="float" office:value="2.35283965952468">
            <text:p>2.35</text:p>
          </table:table-cell>
          <table:table-cell table:style-name="ce12" table:formula="of:=MAX([.D65:.K65])" office:value-type="float" office:value="2.15815618720847">
            <text:p>2.16</text:p>
          </table:table-cell>
          <table:table-cell table:style-name="ce12" table:formula="of:=MAX([.D64];[$InnDraw.B64]*([.D64]+RAND()*([.$B64]-[.D64]));[$ImDraw.B64]*([.D64]+RAND()*([.$C64]-[.D64])))" office:value-type="float" office:value="2.04019538181343">
            <text:p>2.04</text:p>
          </table:table-cell>
          <table:table-cell table:style-name="ce12" table:formula="of:=MAX([.E64];[$InnDraw.C64]*([.E64]+RAND()*([.$B64]-[.E64]));[$ImDraw.C64]*([.E64]+RAND()*([.$C64]-[.E64])))" office:value-type="float" office:value="2.15740885321856">
            <text:p>2.16</text:p>
          </table:table-cell>
          <table:table-cell table:style-name="ce12" table:formula="of:=MAX([.F64];[$InnDraw.D64]*([.F64]+RAND()*([.$B64]-[.F64]));[$ImDraw.D64]*([.F64]+RAND()*([.$C64]-[.F64])))" office:value-type="float" office:value="2.15815618720847">
            <text:p>2.16</text:p>
          </table:table-cell>
          <table:table-cell table:style-name="ce12" table:formula="of:=MAX([.G64];[$InnDraw.E64]*([.G64]+RAND()*([.$B64]-[.G64]));[$ImDraw.E64]*([.G64]+RAND()*([.$C64]-[.G64])))" office:value-type="float" office:value="2.07025994833092">
            <text:p>2.07</text:p>
          </table:table-cell>
          <table:table-cell table:style-name="ce12" table:formula="of:=MAX([.H64];[$InnDraw.F64]*([.H64]+RAND()*([.$B64]-[.H64]));[$ImDraw.F64]*([.H64]+RAND()*([.$C64]-[.H64])))" office:value-type="float" office:value="2.1559182537374">
            <text:p>2.16</text:p>
          </table:table-cell>
          <table:table-cell table:style-name="ce12" table:formula="of:=MAX([.I64];[$InnDraw.G64]*([.I64]+RAND()*([.$B64]-[.I64]));[$ImDraw.G64]*([.I64]+RAND()*([.$C64]-[.I64])))" office:value-type="float" office:value="2.15805620736319">
            <text:p>2.16</text:p>
          </table:table-cell>
          <table:table-cell table:style-name="ce12" table:formula="of:=MAX([.J64];[$InnDraw.H64]*([.J64]+RAND()*([.$B64]-[.J64]));[$ImDraw.H64]*([.J64]+RAND()*([.$C64]-[.J64])))" office:value-type="float" office:value="2.15786710387285">
            <text:p>2.16</text:p>
          </table:table-cell>
          <table:table-cell table:style-name="ce12" table:formula="of:=MAX([.K64];[$InnDraw.I64]*([.K64]+RAND()*([.$B64]-[.K64]));[$ImDraw.I64]*([.K64]+RAND()*([.$C64]-[.K64])))" office:value-type="float" office:value="2.04145752167201">
            <text:p>2.04</text:p>
          </table:table-cell>
          <table:table-cell table:number-columns-repeated="1013"/>
        </table:table-row>
        <table:table-row table:style-name="ro2">
          <table:table-cell table:style-name="ce8" table:formula="of:=1+[.A65]" office:value-type="float" office:value="63">
            <text:p>63</text:p>
          </table:table-cell>
          <table:table-cell table:style-name="ce12" table:formula="of:=MAX(EXP(NORMINV(RAND();tLevel+[.A66]*tGrowth;tSdev));[.C66];[.B65])" office:value-type="float" office:value="2.35283965952468">
            <text:p>2.35</text:p>
          </table:table-cell>
          <table:table-cell table:style-name="ce12" table:formula="of:=MAX([.D66:.K66])" office:value-type="float" office:value="2.28027315031089">
            <text:p>2.28</text:p>
          </table:table-cell>
          <table:table-cell table:style-name="ce12" table:formula="of:=MAX([.D65];[$InnDraw.B65]*([.D65]+RAND()*([.$B65]-[.D65]));[$ImDraw.B65]*([.D65]+RAND()*([.$C65]-[.D65])))" office:value-type="float" office:value="2.04019538181343">
            <text:p>2.04</text:p>
          </table:table-cell>
          <table:table-cell table:style-name="ce12" table:formula="of:=MAX([.E65];[$InnDraw.C65]*([.E65]+RAND()*([.$B65]-[.E65]));[$ImDraw.C65]*([.E65]+RAND()*([.$C65]-[.E65])))" office:value-type="float" office:value="2.15740885321856">
            <text:p>2.16</text:p>
          </table:table-cell>
          <table:table-cell table:style-name="ce12" table:formula="of:=MAX([.F65];[$InnDraw.D65]*([.F65]+RAND()*([.$B65]-[.F65]));[$ImDraw.D65]*([.F65]+RAND()*([.$C65]-[.F65])))" office:value-type="float" office:value="2.28027315031089">
            <text:p>2.28</text:p>
          </table:table-cell>
          <table:table-cell table:style-name="ce12" table:formula="of:=MAX([.G65];[$InnDraw.E65]*([.G65]+RAND()*([.$B65]-[.G65]));[$ImDraw.E65]*([.G65]+RAND()*([.$C65]-[.G65])))" office:value-type="float" office:value="2.07025994833092">
            <text:p>2.07</text:p>
          </table:table-cell>
          <table:table-cell table:style-name="ce12" table:formula="of:=MAX([.H65];[$InnDraw.F65]*([.H65]+RAND()*([.$B65]-[.H65]));[$ImDraw.F65]*([.H65]+RAND()*([.$C65]-[.H65])))" office:value-type="float" office:value="2.1559182537374">
            <text:p>2.16</text:p>
          </table:table-cell>
          <table:table-cell table:style-name="ce12" table:formula="of:=MAX([.I65];[$InnDraw.G65]*([.I65]+RAND()*([.$B65]-[.I65]));[$ImDraw.G65]*([.I65]+RAND()*([.$C65]-[.I65])))" office:value-type="float" office:value="2.15805620736319">
            <text:p>2.16</text:p>
          </table:table-cell>
          <table:table-cell table:style-name="ce12" table:formula="of:=MAX([.J65];[$InnDraw.H65]*([.J65]+RAND()*([.$B65]-[.J65]));[$ImDraw.H65]*([.J65]+RAND()*([.$C65]-[.J65])))" office:value-type="float" office:value="2.15786710387285">
            <text:p>2.16</text:p>
          </table:table-cell>
          <table:table-cell table:style-name="ce12" table:formula="of:=MAX([.K65];[$InnDraw.I65]*([.K65]+RAND()*([.$B65]-[.K65]));[$ImDraw.I65]*([.K65]+RAND()*([.$C65]-[.K65])))" office:value-type="float" office:value="2.15723928552285">
            <text:p>2.16</text:p>
          </table:table-cell>
          <table:table-cell table:number-columns-repeated="1013"/>
        </table:table-row>
        <table:table-row table:style-name="ro2">
          <table:table-cell table:style-name="ce8" table:formula="of:=1+[.A66]" office:value-type="float" office:value="64">
            <text:p>64</text:p>
          </table:table-cell>
          <table:table-cell table:style-name="ce12" table:formula="of:=MAX(EXP(NORMINV(RAND();tLevel+[.A67]*tGrowth;tSdev));[.C67];[.B66])" office:value-type="float" office:value="2.35283965952468">
            <text:p>2.35</text:p>
          </table:table-cell>
          <table:table-cell table:style-name="ce12" table:formula="of:=MAX([.D67:.K67])" office:value-type="float" office:value="2.28027315031089">
            <text:p>2.28</text:p>
          </table:table-cell>
          <table:table-cell table:style-name="ce12" table:formula="of:=MAX([.D66];[$InnDraw.B66]*([.D66]+RAND()*([.$B66]-[.D66]));[$ImDraw.B66]*([.D66]+RAND()*([.$C66]-[.D66])))" office:value-type="float" office:value="2.04019538181343">
            <text:p>2.04</text:p>
          </table:table-cell>
          <table:table-cell table:style-name="ce12" table:formula="of:=MAX([.E66];[$InnDraw.C66]*([.E66]+RAND()*([.$B66]-[.E66]));[$ImDraw.C66]*([.E66]+RAND()*([.$C66]-[.E66])))" office:value-type="float" office:value="2.15740885321856">
            <text:p>2.16</text:p>
          </table:table-cell>
          <table:table-cell table:style-name="ce12" table:formula="of:=MAX([.F66];[$InnDraw.D66]*([.F66]+RAND()*([.$B66]-[.F66]));[$ImDraw.D66]*([.F66]+RAND()*([.$C66]-[.F66])))" office:value-type="float" office:value="2.28027315031089">
            <text:p>2.28</text:p>
          </table:table-cell>
          <table:table-cell table:style-name="ce12" table:formula="of:=MAX([.G66];[$InnDraw.E66]*([.G66]+RAND()*([.$B66]-[.G66]));[$ImDraw.E66]*([.G66]+RAND()*([.$C66]-[.G66])))" office:value-type="float" office:value="2.07025994833092">
            <text:p>2.07</text:p>
          </table:table-cell>
          <table:table-cell table:style-name="ce12" table:formula="of:=MAX([.H66];[$InnDraw.F66]*([.H66]+RAND()*([.$B66]-[.H66]));[$ImDraw.F66]*([.H66]+RAND()*([.$C66]-[.H66])))" office:value-type="float" office:value="2.18010299334774">
            <text:p>2.18</text:p>
          </table:table-cell>
          <table:table-cell table:style-name="ce12" table:formula="of:=MAX([.I66];[$InnDraw.G66]*([.I66]+RAND()*([.$B66]-[.I66]));[$ImDraw.G66]*([.I66]+RAND()*([.$C66]-[.I66])))" office:value-type="float" office:value="2.15805620736319">
            <text:p>2.16</text:p>
          </table:table-cell>
          <table:table-cell table:style-name="ce12" table:formula="of:=MAX([.J66];[$InnDraw.H66]*([.J66]+RAND()*([.$B66]-[.J66]));[$ImDraw.H66]*([.J66]+RAND()*([.$C66]-[.J66])))" office:value-type="float" office:value="2.15786710387285">
            <text:p>2.16</text:p>
          </table:table-cell>
          <table:table-cell table:style-name="ce12" table:formula="of:=MAX([.K66];[$InnDraw.I66]*([.K66]+RAND()*([.$B66]-[.K66]));[$ImDraw.I66]*([.K66]+RAND()*([.$C66]-[.K66])))" office:value-type="float" office:value="2.15723928552285">
            <text:p>2.16</text:p>
          </table:table-cell>
          <table:table-cell table:number-columns-repeated="1013"/>
        </table:table-row>
        <table:table-row table:style-name="ro2">
          <table:table-cell table:style-name="ce8" table:formula="of:=1+[.A67]" office:value-type="float" office:value="65">
            <text:p>65</text:p>
          </table:table-cell>
          <table:table-cell table:style-name="ce12" table:formula="of:=MAX(EXP(NORMINV(RAND();tLevel+[.A68]*tGrowth;tSdev));[.C68];[.B67])" office:value-type="float" office:value="2.35283965952468">
            <text:p>2.35</text:p>
          </table:table-cell>
          <table:table-cell table:style-name="ce12" table:formula="of:=MAX([.D68:.K68])" office:value-type="float" office:value="2.28323593077791">
            <text:p>2.28</text:p>
          </table:table-cell>
          <table:table-cell table:style-name="ce12" table:formula="of:=MAX([.D67];[$InnDraw.B67]*([.D67]+RAND()*([.$B67]-[.D67]));[$ImDraw.B67]*([.D67]+RAND()*([.$C67]-[.D67])))" office:value-type="float" office:value="2.04019538181343">
            <text:p>2.04</text:p>
          </table:table-cell>
          <table:table-cell table:style-name="ce12" table:formula="of:=MAX([.E67];[$InnDraw.C67]*([.E67]+RAND()*([.$B67]-[.E67]));[$ImDraw.C67]*([.E67]+RAND()*([.$C67]-[.E67])))" office:value-type="float" office:value="2.21717602847941">
            <text:p>2.22</text:p>
          </table:table-cell>
          <table:table-cell table:style-name="ce12" table:formula="of:=MAX([.F67];[$InnDraw.D67]*([.F67]+RAND()*([.$B67]-[.F67]));[$ImDraw.D67]*([.F67]+RAND()*([.$C67]-[.F67])))" office:value-type="float" office:value="2.28323593077791">
            <text:p>2.28</text:p>
          </table:table-cell>
          <table:table-cell table:style-name="ce12" table:formula="of:=MAX([.G67];[$InnDraw.E67]*([.G67]+RAND()*([.$B67]-[.G67]));[$ImDraw.E67]*([.G67]+RAND()*([.$C67]-[.G67])))" office:value-type="float" office:value="2.07025994833092">
            <text:p>2.07</text:p>
          </table:table-cell>
          <table:table-cell table:style-name="ce12" table:formula="of:=MAX([.H67];[$InnDraw.F67]*([.H67]+RAND()*([.$B67]-[.H67]));[$ImDraw.F67]*([.H67]+RAND()*([.$C67]-[.H67])))" office:value-type="float" office:value="2.18010299334774">
            <text:p>2.18</text:p>
          </table:table-cell>
          <table:table-cell table:style-name="ce12" table:formula="of:=MAX([.I67];[$InnDraw.G67]*([.I67]+RAND()*([.$B67]-[.I67]));[$ImDraw.G67]*([.I67]+RAND()*([.$C67]-[.I67])))" office:value-type="float" office:value="2.15805620736319">
            <text:p>2.16</text:p>
          </table:table-cell>
          <table:table-cell table:style-name="ce12" table:formula="of:=MAX([.J67];[$InnDraw.H67]*([.J67]+RAND()*([.$B67]-[.J67]));[$ImDraw.H67]*([.J67]+RAND()*([.$C67]-[.J67])))" office:value-type="float" office:value="2.15786710387285">
            <text:p>2.16</text:p>
          </table:table-cell>
          <table:table-cell table:style-name="ce12" table:formula="of:=MAX([.K67];[$InnDraw.I67]*([.K67]+RAND()*([.$B67]-[.K67]));[$ImDraw.I67]*([.K67]+RAND()*([.$C67]-[.K67])))" office:value-type="float" office:value="2.15723928552285">
            <text:p>2.16</text:p>
          </table:table-cell>
          <table:table-cell table:number-columns-repeated="1013"/>
        </table:table-row>
        <table:table-row table:style-name="ro2">
          <table:table-cell table:style-name="ce8" table:formula="of:=1+[.A68]" office:value-type="float" office:value="66">
            <text:p>66</text:p>
          </table:table-cell>
          <table:table-cell table:style-name="ce12" table:formula="of:=MAX(EXP(NORMINV(RAND();tLevel+[.A69]*tGrowth;tSdev));[.C69];[.B68])" office:value-type="float" office:value="2.35283965952468">
            <text:p>2.35</text:p>
          </table:table-cell>
          <table:table-cell table:style-name="ce12" table:formula="of:=MAX([.D69:.K69])" office:value-type="float" office:value="2.3397890012762">
            <text:p>2.34</text:p>
          </table:table-cell>
          <table:table-cell table:style-name="ce12" table:formula="of:=MAX([.D68];[$InnDraw.B68]*([.D68]+RAND()*([.$B68]-[.D68]));[$ImDraw.B68]*([.D68]+RAND()*([.$C68]-[.D68])))" office:value-type="float" office:value="2.04019538181343">
            <text:p>2.04</text:p>
          </table:table-cell>
          <table:table-cell table:style-name="ce12" table:formula="of:=MAX([.E68];[$InnDraw.C68]*([.E68]+RAND()*([.$B68]-[.E68]));[$ImDraw.C68]*([.E68]+RAND()*([.$C68]-[.E68])))" office:value-type="float" office:value="2.21717602847941">
            <text:p>2.22</text:p>
          </table:table-cell>
          <table:table-cell table:style-name="ce12" table:formula="of:=MAX([.F68];[$InnDraw.D68]*([.F68]+RAND()*([.$B68]-[.F68]));[$ImDraw.D68]*([.F68]+RAND()*([.$C68]-[.F68])))" office:value-type="float" office:value="2.28323593077791">
            <text:p>2.28</text:p>
          </table:table-cell>
          <table:table-cell table:style-name="ce12" table:formula="of:=MAX([.G68];[$InnDraw.E68]*([.G68]+RAND()*([.$B68]-[.G68]));[$ImDraw.E68]*([.G68]+RAND()*([.$C68]-[.G68])))" office:value-type="float" office:value="2.07025994833092">
            <text:p>2.07</text:p>
          </table:table-cell>
          <table:table-cell table:style-name="ce12" table:formula="of:=MAX([.H68];[$InnDraw.F68]*([.H68]+RAND()*([.$B68]-[.H68]));[$ImDraw.F68]*([.H68]+RAND()*([.$C68]-[.H68])))" office:value-type="float" office:value="2.2531331305026">
            <text:p>2.25</text:p>
          </table:table-cell>
          <table:table-cell table:style-name="ce12" table:formula="of:=MAX([.I68];[$InnDraw.G68]*([.I68]+RAND()*([.$B68]-[.I68]));[$ImDraw.G68]*([.I68]+RAND()*([.$C68]-[.I68])))" office:value-type="float" office:value="2.15805620736319">
            <text:p>2.16</text:p>
          </table:table-cell>
          <table:table-cell table:style-name="ce12" table:formula="of:=MAX([.J68];[$InnDraw.H68]*([.J68]+RAND()*([.$B68]-[.J68]));[$ImDraw.H68]*([.J68]+RAND()*([.$C68]-[.J68])))" office:value-type="float" office:value="2.15786710387285">
            <text:p>2.16</text:p>
          </table:table-cell>
          <table:table-cell table:style-name="ce12" table:formula="of:=MAX([.K68];[$InnDraw.I68]*([.K68]+RAND()*([.$B68]-[.K68]));[$ImDraw.I68]*([.K68]+RAND()*([.$C68]-[.K68])))" office:value-type="float" office:value="2.3397890012762">
            <text:p>2.34</text:p>
          </table:table-cell>
          <table:table-cell table:number-columns-repeated="1013"/>
        </table:table-row>
        <table:table-row table:style-name="ro2">
          <table:table-cell table:style-name="ce8" table:formula="of:=1+[.A69]" office:value-type="float" office:value="67">
            <text:p>67</text:p>
          </table:table-cell>
          <table:table-cell table:style-name="ce12" table:formula="of:=MAX(EXP(NORMINV(RAND();tLevel+[.A70]*tGrowth;tSdev));[.C70];[.B69])" office:value-type="float" office:value="2.44283826084133">
            <text:p>2.44</text:p>
          </table:table-cell>
          <table:table-cell table:style-name="ce12" table:formula="of:=MAX([.D70:.K70])" office:value-type="float" office:value="2.34414929643437">
            <text:p>2.34</text:p>
          </table:table-cell>
          <table:table-cell table:style-name="ce12" table:formula="of:=MAX([.D69];[$InnDraw.B69]*([.D69]+RAND()*([.$B69]-[.D69]));[$ImDraw.B69]*([.D69]+RAND()*([.$C69]-[.D69])))" office:value-type="float" office:value="2.04019538181343">
            <text:p>2.04</text:p>
          </table:table-cell>
          <table:table-cell table:style-name="ce12" table:formula="of:=MAX([.E69];[$InnDraw.C69]*([.E69]+RAND()*([.$B69]-[.E69]));[$ImDraw.C69]*([.E69]+RAND()*([.$C69]-[.E69])))" office:value-type="float" office:value="2.21717602847941">
            <text:p>2.22</text:p>
          </table:table-cell>
          <table:table-cell table:style-name="ce12" table:formula="of:=MAX([.F69];[$InnDraw.D69]*([.F69]+RAND()*([.$B69]-[.F69]));[$ImDraw.D69]*([.F69]+RAND()*([.$C69]-[.F69])))" office:value-type="float" office:value="2.32127000654262">
            <text:p>2.32</text:p>
          </table:table-cell>
          <table:table-cell table:style-name="ce12" table:formula="of:=MAX([.G69];[$InnDraw.E69]*([.G69]+RAND()*([.$B69]-[.G69]));[$ImDraw.E69]*([.G69]+RAND()*([.$C69]-[.G69])))" office:value-type="float" office:value="2.07025994833092">
            <text:p>2.07</text:p>
          </table:table-cell>
          <table:table-cell table:style-name="ce12" table:formula="of:=MAX([.H69];[$InnDraw.F69]*([.H69]+RAND()*([.$B69]-[.H69]));[$ImDraw.F69]*([.H69]+RAND()*([.$C69]-[.H69])))" office:value-type="float" office:value="2.34414929643437">
            <text:p>2.34</text:p>
          </table:table-cell>
          <table:table-cell table:style-name="ce12" table:formula="of:=MAX([.I69];[$InnDraw.G69]*([.I69]+RAND()*([.$B69]-[.I69]));[$ImDraw.G69]*([.I69]+RAND()*([.$C69]-[.I69])))" office:value-type="float" office:value="2.18030030577972">
            <text:p>2.18</text:p>
          </table:table-cell>
          <table:table-cell table:style-name="ce12" table:formula="of:=MAX([.J69];[$InnDraw.H69]*([.J69]+RAND()*([.$B69]-[.J69]));[$ImDraw.H69]*([.J69]+RAND()*([.$C69]-[.J69])))" office:value-type="float" office:value="2.15786710387285">
            <text:p>2.16</text:p>
          </table:table-cell>
          <table:table-cell table:style-name="ce12" table:formula="of:=MAX([.K69];[$InnDraw.I69]*([.K69]+RAND()*([.$B69]-[.K69]));[$ImDraw.I69]*([.K69]+RAND()*([.$C69]-[.K69])))" office:value-type="float" office:value="2.3397890012762">
            <text:p>2.34</text:p>
          </table:table-cell>
          <table:table-cell table:number-columns-repeated="1013"/>
        </table:table-row>
        <table:table-row table:style-name="ro2">
          <table:table-cell table:style-name="ce8" table:formula="of:=1+[.A70]" office:value-type="float" office:value="68">
            <text:p>68</text:p>
          </table:table-cell>
          <table:table-cell table:style-name="ce12" table:formula="of:=MAX(EXP(NORMINV(RAND();tLevel+[.A71]*tGrowth;tSdev));[.C71];[.B70])" office:value-type="float" office:value="2.44283826084133">
            <text:p>2.44</text:p>
          </table:table-cell>
          <table:table-cell table:style-name="ce12" table:formula="of:=MAX([.D71:.K71])" office:value-type="float" office:value="2.39175536643884">
            <text:p>2.39</text:p>
          </table:table-cell>
          <table:table-cell table:style-name="ce12" table:formula="of:=MAX([.D70];[$InnDraw.B70]*([.D70]+RAND()*([.$B70]-[.D70]));[$ImDraw.B70]*([.D70]+RAND()*([.$C70]-[.D70])))" office:value-type="float" office:value="2.04019538181343">
            <text:p>2.04</text:p>
          </table:table-cell>
          <table:table-cell table:style-name="ce12" table:formula="of:=MAX([.E70];[$InnDraw.C70]*([.E70]+RAND()*([.$B70]-[.E70]));[$ImDraw.C70]*([.E70]+RAND()*([.$C70]-[.E70])))" office:value-type="float" office:value="2.31582686943573">
            <text:p>2.32</text:p>
          </table:table-cell>
          <table:table-cell table:style-name="ce12" table:formula="of:=MAX([.F70];[$InnDraw.D70]*([.F70]+RAND()*([.$B70]-[.F70]));[$ImDraw.D70]*([.F70]+RAND()*([.$C70]-[.F70])))" office:value-type="float" office:value="2.32127000654262">
            <text:p>2.32</text:p>
          </table:table-cell>
          <table:table-cell table:style-name="ce12" table:formula="of:=MAX([.G70];[$InnDraw.E70]*([.G70]+RAND()*([.$B70]-[.G70]));[$ImDraw.E70]*([.G70]+RAND()*([.$C70]-[.G70])))" office:value-type="float" office:value="2.13753481083735">
            <text:p>2.14</text:p>
          </table:table-cell>
          <table:table-cell table:style-name="ce12" table:formula="of:=MAX([.H70];[$InnDraw.F70]*([.H70]+RAND()*([.$B70]-[.H70]));[$ImDraw.F70]*([.H70]+RAND()*([.$C70]-[.H70])))" office:value-type="float" office:value="2.39175536643884">
            <text:p>2.39</text:p>
          </table:table-cell>
          <table:table-cell table:style-name="ce12" table:formula="of:=MAX([.I70];[$InnDraw.G70]*([.I70]+RAND()*([.$B70]-[.I70]));[$ImDraw.G70]*([.I70]+RAND()*([.$C70]-[.I70])))" office:value-type="float" office:value="2.18030030577972">
            <text:p>2.18</text:p>
          </table:table-cell>
          <table:table-cell table:style-name="ce12" table:formula="of:=MAX([.J70];[$InnDraw.H70]*([.J70]+RAND()*([.$B70]-[.J70]));[$ImDraw.H70]*([.J70]+RAND()*([.$C70]-[.J70])))" office:value-type="float" office:value="2.30247538281146">
            <text:p>2.30</text:p>
          </table:table-cell>
          <table:table-cell table:style-name="ce12" table:formula="of:=MAX([.K70];[$InnDraw.I70]*([.K70]+RAND()*([.$B70]-[.K70]));[$ImDraw.I70]*([.K70]+RAND()*([.$C70]-[.K70])))" office:value-type="float" office:value="2.34338849920526">
            <text:p>2.34</text:p>
          </table:table-cell>
          <table:table-cell table:number-columns-repeated="1013"/>
        </table:table-row>
        <table:table-row table:style-name="ro2">
          <table:table-cell table:style-name="ce8" table:formula="of:=1+[.A71]" office:value-type="float" office:value="69">
            <text:p>69</text:p>
          </table:table-cell>
          <table:table-cell table:style-name="ce12" table:formula="of:=MAX(EXP(NORMINV(RAND();tLevel+[.A72]*tGrowth;tSdev));[.C72];[.B71])" office:value-type="float" office:value="2.44283826084133">
            <text:p>2.44</text:p>
          </table:table-cell>
          <table:table-cell table:style-name="ce12" table:formula="of:=MAX([.D72:.K72])" office:value-type="float" office:value="2.39175536643884">
            <text:p>2.39</text:p>
          </table:table-cell>
          <table:table-cell table:style-name="ce12" table:formula="of:=MAX([.D71];[$InnDraw.B71]*([.D71]+RAND()*([.$B71]-[.D71]));[$ImDraw.B71]*([.D71]+RAND()*([.$C71]-[.D71])))" office:value-type="float" office:value="2.04019538181343">
            <text:p>2.04</text:p>
          </table:table-cell>
          <table:table-cell table:style-name="ce12" table:formula="of:=MAX([.E71];[$InnDraw.C71]*([.E71]+RAND()*([.$B71]-[.E71]));[$ImDraw.C71]*([.E71]+RAND()*([.$C71]-[.E71])))" office:value-type="float" office:value="2.31582686943573">
            <text:p>2.32</text:p>
          </table:table-cell>
          <table:table-cell table:style-name="ce12" table:formula="of:=MAX([.F71];[$InnDraw.D71]*([.F71]+RAND()*([.$B71]-[.F71]));[$ImDraw.D71]*([.F71]+RAND()*([.$C71]-[.F71])))" office:value-type="float" office:value="2.3304962493275">
            <text:p>2.33</text:p>
          </table:table-cell>
          <table:table-cell table:style-name="ce12" table:formula="of:=MAX([.G71];[$InnDraw.E71]*([.G71]+RAND()*([.$B71]-[.G71]));[$ImDraw.E71]*([.G71]+RAND()*([.$C71]-[.G71])))" office:value-type="float" office:value="2.13753481083735">
            <text:p>2.14</text:p>
          </table:table-cell>
          <table:table-cell table:style-name="ce12" table:formula="of:=MAX([.H71];[$InnDraw.F71]*([.H71]+RAND()*([.$B71]-[.H71]));[$ImDraw.F71]*([.H71]+RAND()*([.$C71]-[.H71])))" office:value-type="float" office:value="2.39175536643884">
            <text:p>2.39</text:p>
          </table:table-cell>
          <table:table-cell table:style-name="ce12" table:formula="of:=MAX([.I71];[$InnDraw.G71]*([.I71]+RAND()*([.$B71]-[.I71]));[$ImDraw.G71]*([.I71]+RAND()*([.$C71]-[.I71])))" office:value-type="float" office:value="2.18030030577972">
            <text:p>2.18</text:p>
          </table:table-cell>
          <table:table-cell table:style-name="ce12" table:formula="of:=MAX([.J71];[$InnDraw.H71]*([.J71]+RAND()*([.$B71]-[.J71]));[$ImDraw.H71]*([.J71]+RAND()*([.$C71]-[.J71])))" office:value-type="float" office:value="2.30247538281146">
            <text:p>2.30</text:p>
          </table:table-cell>
          <table:table-cell table:style-name="ce12" table:formula="of:=MAX([.K71];[$InnDraw.I71]*([.K71]+RAND()*([.$B71]-[.K71]));[$ImDraw.I71]*([.K71]+RAND()*([.$C71]-[.K71])))" office:value-type="float" office:value="2.34338849920526">
            <text:p>2.34</text:p>
          </table:table-cell>
          <table:table-cell table:number-columns-repeated="1013"/>
        </table:table-row>
        <table:table-row table:style-name="ro2">
          <table:table-cell table:style-name="ce8" table:formula="of:=1+[.A72]" office:value-type="float" office:value="70">
            <text:p>70</text:p>
          </table:table-cell>
          <table:table-cell table:style-name="ce12" table:formula="of:=MAX(EXP(NORMINV(RAND();tLevel+[.A73]*tGrowth;tSdev));[.C73];[.B72])" office:value-type="float" office:value="2.44283826084133">
            <text:p>2.44</text:p>
          </table:table-cell>
          <table:table-cell table:style-name="ce12" table:formula="of:=MAX([.D73:.K73])" office:value-type="float" office:value="2.41635560206151">
            <text:p>2.42</text:p>
          </table:table-cell>
          <table:table-cell table:style-name="ce12" table:formula="of:=MAX([.D72];[$InnDraw.B72]*([.D72]+RAND()*([.$B72]-[.D72]));[$ImDraw.B72]*([.D72]+RAND()*([.$C72]-[.D72])))" office:value-type="float" office:value="2.04019538181343">
            <text:p>2.04</text:p>
          </table:table-cell>
          <table:table-cell table:style-name="ce12" table:formula="of:=MAX([.E72];[$InnDraw.C72]*([.E72]+RAND()*([.$B72]-[.E72]));[$ImDraw.C72]*([.E72]+RAND()*([.$C72]-[.E72])))" office:value-type="float" office:value="2.33401663690145">
            <text:p>2.33</text:p>
          </table:table-cell>
          <table:table-cell table:style-name="ce12" table:formula="of:=MAX([.F72];[$InnDraw.D72]*([.F72]+RAND()*([.$B72]-[.F72]));[$ImDraw.D72]*([.F72]+RAND()*([.$C72]-[.F72])))" office:value-type="float" office:value="2.41635560206151">
            <text:p>2.42</text:p>
          </table:table-cell>
          <table:table-cell table:style-name="ce12" table:formula="of:=MAX([.G72];[$InnDraw.E72]*([.G72]+RAND()*([.$B72]-[.G72]));[$ImDraw.E72]*([.G72]+RAND()*([.$C72]-[.G72])))" office:value-type="float" office:value="2.13753481083735">
            <text:p>2.14</text:p>
          </table:table-cell>
          <table:table-cell table:style-name="ce12" table:formula="of:=MAX([.H72];[$InnDraw.F72]*([.H72]+RAND()*([.$B72]-[.H72]));[$ImDraw.F72]*([.H72]+RAND()*([.$C72]-[.H72])))" office:value-type="float" office:value="2.39175536643884">
            <text:p>2.39</text:p>
          </table:table-cell>
          <table:table-cell table:style-name="ce12" table:formula="of:=MAX([.I72];[$InnDraw.G72]*([.I72]+RAND()*([.$B72]-[.I72]));[$ImDraw.G72]*([.I72]+RAND()*([.$C72]-[.I72])))" office:value-type="float" office:value="2.18030030577972">
            <text:p>2.18</text:p>
          </table:table-cell>
          <table:table-cell table:style-name="ce12" table:formula="of:=MAX([.J72];[$InnDraw.H72]*([.J72]+RAND()*([.$B72]-[.J72]));[$ImDraw.H72]*([.J72]+RAND()*([.$C72]-[.J72])))" office:value-type="float" office:value="2.30247538281146">
            <text:p>2.30</text:p>
          </table:table-cell>
          <table:table-cell table:style-name="ce12" table:formula="of:=MAX([.K72];[$InnDraw.I72]*([.K72]+RAND()*([.$B72]-[.K72]));[$ImDraw.I72]*([.K72]+RAND()*([.$C72]-[.K72])))" office:value-type="float" office:value="2.34338849920526">
            <text:p>2.34</text:p>
          </table:table-cell>
          <table:table-cell table:number-columns-repeated="1013"/>
        </table:table-row>
        <table:table-row table:style-name="ro2">
          <table:table-cell table:style-name="ce8" table:formula="of:=1+[.A73]" office:value-type="float" office:value="71">
            <text:p>71</text:p>
          </table:table-cell>
          <table:table-cell table:style-name="ce12" table:formula="of:=MAX(EXP(NORMINV(RAND();tLevel+[.A74]*tGrowth;tSdev));[.C74];[.B73])" office:value-type="float" office:value="2.44283826084133">
            <text:p>2.44</text:p>
          </table:table-cell>
          <table:table-cell table:style-name="ce12" table:formula="of:=MAX([.D74:.K74])" office:value-type="float" office:value="2.41635560206151">
            <text:p>2.42</text:p>
          </table:table-cell>
          <table:table-cell table:style-name="ce12" table:formula="of:=MAX([.D73];[$InnDraw.B73]*([.D73]+RAND()*([.$B73]-[.D73]));[$ImDraw.B73]*([.D73]+RAND()*([.$C73]-[.D73])))" office:value-type="float" office:value="2.04019538181343">
            <text:p>2.04</text:p>
          </table:table-cell>
          <table:table-cell table:style-name="ce12" table:formula="of:=MAX([.E73];[$InnDraw.C73]*([.E73]+RAND()*([.$B73]-[.E73]));[$ImDraw.C73]*([.E73]+RAND()*([.$C73]-[.E73])))" office:value-type="float" office:value="2.33401663690145">
            <text:p>2.33</text:p>
          </table:table-cell>
          <table:table-cell table:style-name="ce12" table:formula="of:=MAX([.F73];[$InnDraw.D73]*([.F73]+RAND()*([.$B73]-[.F73]));[$ImDraw.D73]*([.F73]+RAND()*([.$C73]-[.F73])))" office:value-type="float" office:value="2.41635560206151">
            <text:p>2.42</text:p>
          </table:table-cell>
          <table:table-cell table:style-name="ce12" table:formula="of:=MAX([.G73];[$InnDraw.E73]*([.G73]+RAND()*([.$B73]-[.G73]));[$ImDraw.E73]*([.G73]+RAND()*([.$C73]-[.G73])))" office:value-type="float" office:value="2.20420305966556">
            <text:p>2.20</text:p>
          </table:table-cell>
          <table:table-cell table:style-name="ce12" table:formula="of:=MAX([.H73];[$InnDraw.F73]*([.H73]+RAND()*([.$B73]-[.H73]));[$ImDraw.F73]*([.H73]+RAND()*([.$C73]-[.H73])))" office:value-type="float" office:value="2.3953602620566">
            <text:p>2.40</text:p>
          </table:table-cell>
          <table:table-cell table:style-name="ce12" table:formula="of:=MAX([.I73];[$InnDraw.G73]*([.I73]+RAND()*([.$B73]-[.I73]));[$ImDraw.G73]*([.I73]+RAND()*([.$C73]-[.I73])))" office:value-type="float" office:value="2.21710426074916">
            <text:p>2.22</text:p>
          </table:table-cell>
          <table:table-cell table:style-name="ce12" table:formula="of:=MAX([.J73];[$InnDraw.H73]*([.J73]+RAND()*([.$B73]-[.J73]));[$ImDraw.H73]*([.J73]+RAND()*([.$C73]-[.J73])))" office:value-type="float" office:value="2.30247538281146">
            <text:p>2.30</text:p>
          </table:table-cell>
          <table:table-cell table:style-name="ce12" table:formula="of:=MAX([.K73];[$InnDraw.I73]*([.K73]+RAND()*([.$B73]-[.K73]));[$ImDraw.I73]*([.K73]+RAND()*([.$C73]-[.K73])))" office:value-type="float" office:value="2.39744794031539">
            <text:p>2.40</text:p>
          </table:table-cell>
          <table:table-cell table:number-columns-repeated="1013"/>
        </table:table-row>
        <table:table-row table:style-name="ro2">
          <table:table-cell table:style-name="ce8" table:formula="of:=1+[.A74]" office:value-type="float" office:value="72">
            <text:p>72</text:p>
          </table:table-cell>
          <table:table-cell table:style-name="ce12" table:formula="of:=MAX(EXP(NORMINV(RAND();tLevel+[.A75]*tGrowth;tSdev));[.C75];[.B74])" office:value-type="float" office:value="2.64619292629881">
            <text:p>2.65</text:p>
          </table:table-cell>
          <table:table-cell table:style-name="ce12" table:formula="of:=MAX([.D75:.K75])" office:value-type="float" office:value="2.41635560206151">
            <text:p>2.42</text:p>
          </table:table-cell>
          <table:table-cell table:style-name="ce12" table:formula="of:=MAX([.D74];[$InnDraw.B74]*([.D74]+RAND()*([.$B74]-[.D74]));[$ImDraw.B74]*([.D74]+RAND()*([.$C74]-[.D74])))" office:value-type="float" office:value="2.04019538181343">
            <text:p>2.04</text:p>
          </table:table-cell>
          <table:table-cell table:style-name="ce12" table:formula="of:=MAX([.E74];[$InnDraw.C74]*([.E74]+RAND()*([.$B74]-[.E74]));[$ImDraw.C74]*([.E74]+RAND()*([.$C74]-[.E74])))" office:value-type="float" office:value="2.36475434719767">
            <text:p>2.36</text:p>
          </table:table-cell>
          <table:table-cell table:style-name="ce12" table:formula="of:=MAX([.F74];[$InnDraw.D74]*([.F74]+RAND()*([.$B74]-[.F74]));[$ImDraw.D74]*([.F74]+RAND()*([.$C74]-[.F74])))" office:value-type="float" office:value="2.41635560206151">
            <text:p>2.42</text:p>
          </table:table-cell>
          <table:table-cell table:style-name="ce12" table:formula="of:=MAX([.G74];[$InnDraw.E74]*([.G74]+RAND()*([.$B74]-[.G74]));[$ImDraw.E74]*([.G74]+RAND()*([.$C74]-[.G74])))" office:value-type="float" office:value="2.20420305966556">
            <text:p>2.20</text:p>
          </table:table-cell>
          <table:table-cell table:style-name="ce12" table:formula="of:=MAX([.H74];[$InnDraw.F74]*([.H74]+RAND()*([.$B74]-[.H74]));[$ImDraw.F74]*([.H74]+RAND()*([.$C74]-[.H74])))" office:value-type="float" office:value="2.3953602620566">
            <text:p>2.40</text:p>
          </table:table-cell>
          <table:table-cell table:style-name="ce12" table:formula="of:=MAX([.I74];[$InnDraw.G74]*([.I74]+RAND()*([.$B74]-[.I74]));[$ImDraw.G74]*([.I74]+RAND()*([.$C74]-[.I74])))" office:value-type="float" office:value="2.41020490913407">
            <text:p>2.41</text:p>
          </table:table-cell>
          <table:table-cell table:style-name="ce12" table:formula="of:=MAX([.J74];[$InnDraw.H74]*([.J74]+RAND()*([.$B74]-[.J74]));[$ImDraw.H74]*([.J74]+RAND()*([.$C74]-[.J74])))" office:value-type="float" office:value="2.30247538281146">
            <text:p>2.30</text:p>
          </table:table-cell>
          <table:table-cell table:style-name="ce12" table:formula="of:=MAX([.K74];[$InnDraw.I74]*([.K74]+RAND()*([.$B74]-[.K74]));[$ImDraw.I74]*([.K74]+RAND()*([.$C74]-[.K74])))" office:value-type="float" office:value="2.4019621153866">
            <text:p>2.40</text:p>
          </table:table-cell>
          <table:table-cell table:number-columns-repeated="1013"/>
        </table:table-row>
        <table:table-row table:style-name="ro2">
          <table:table-cell table:style-name="ce8" table:formula="of:=1+[.A75]" office:value-type="float" office:value="73">
            <text:p>73</text:p>
          </table:table-cell>
          <table:table-cell table:style-name="ce12" table:formula="of:=MAX(EXP(NORMINV(RAND();tLevel+[.A76]*tGrowth;tSdev));[.C76];[.B75])" office:value-type="float" office:value="2.64619292629881">
            <text:p>2.65</text:p>
          </table:table-cell>
          <table:table-cell table:style-name="ce12" table:formula="of:=MAX([.D76:.K76])" office:value-type="float" office:value="2.61482486789905">
            <text:p>2.61</text:p>
          </table:table-cell>
          <table:table-cell table:style-name="ce12" table:formula="of:=MAX([.D75];[$InnDraw.B75]*([.D75]+RAND()*([.$B75]-[.D75]));[$ImDraw.B75]*([.D75]+RAND()*([.$C75]-[.D75])))" office:value-type="float" office:value="2.04019538181343">
            <text:p>2.04</text:p>
          </table:table-cell>
          <table:table-cell table:style-name="ce12" table:formula="of:=MAX([.E75];[$InnDraw.C75]*([.E75]+RAND()*([.$B75]-[.E75]));[$ImDraw.C75]*([.E75]+RAND()*([.$C75]-[.E75])))" office:value-type="float" office:value="2.56174831657496">
            <text:p>2.56</text:p>
          </table:table-cell>
          <table:table-cell table:style-name="ce12" table:formula="of:=MAX([.F75];[$InnDraw.D75]*([.F75]+RAND()*([.$B75]-[.F75]));[$ImDraw.D75]*([.F75]+RAND()*([.$C75]-[.F75])))" office:value-type="float" office:value="2.50594561171663">
            <text:p>2.51</text:p>
          </table:table-cell>
          <table:table-cell table:style-name="ce12" table:formula="of:=MAX([.G75];[$InnDraw.E75]*([.G75]+RAND()*([.$B75]-[.G75]));[$ImDraw.E75]*([.G75]+RAND()*([.$C75]-[.G75])))" office:value-type="float" office:value="2.20420305966556">
            <text:p>2.20</text:p>
          </table:table-cell>
          <table:table-cell table:style-name="ce12" table:formula="of:=MAX([.H75];[$InnDraw.F75]*([.H75]+RAND()*([.$B75]-[.H75]));[$ImDraw.F75]*([.H75]+RAND()*([.$C75]-[.H75])))" office:value-type="float" office:value="2.61482486789905">
            <text:p>2.61</text:p>
          </table:table-cell>
          <table:table-cell table:style-name="ce12" table:formula="of:=MAX([.I75];[$InnDraw.G75]*([.I75]+RAND()*([.$B75]-[.I75]));[$ImDraw.G75]*([.I75]+RAND()*([.$C75]-[.I75])))" office:value-type="float" office:value="2.41020490913407">
            <text:p>2.41</text:p>
          </table:table-cell>
          <table:table-cell table:style-name="ce12" table:formula="of:=MAX([.J75];[$InnDraw.H75]*([.J75]+RAND()*([.$B75]-[.J75]));[$ImDraw.H75]*([.J75]+RAND()*([.$C75]-[.J75])))" office:value-type="float" office:value="2.30247538281146">
            <text:p>2.30</text:p>
          </table:table-cell>
          <table:table-cell table:style-name="ce12" table:formula="of:=MAX([.K75];[$InnDraw.I75]*([.K75]+RAND()*([.$B75]-[.K75]));[$ImDraw.I75]*([.K75]+RAND()*([.$C75]-[.K75])))" office:value-type="float" office:value="2.4019621153866">
            <text:p>2.40</text:p>
          </table:table-cell>
          <table:table-cell table:number-columns-repeated="1013"/>
        </table:table-row>
        <table:table-row table:style-name="ro2">
          <table:table-cell table:style-name="ce8" table:formula="of:=1+[.A76]" office:value-type="float" office:value="74">
            <text:p>74</text:p>
          </table:table-cell>
          <table:table-cell table:style-name="ce12" table:formula="of:=MAX(EXP(NORMINV(RAND();tLevel+[.A77]*tGrowth;tSdev));[.C77];[.B76])" office:value-type="float" office:value="2.64619292629881">
            <text:p>2.65</text:p>
          </table:table-cell>
          <table:table-cell table:style-name="ce12" table:formula="of:=MAX([.D77:.K77])" office:value-type="float" office:value="2.61482486789905">
            <text:p>2.61</text:p>
          </table:table-cell>
          <table:table-cell table:style-name="ce12" table:formula="of:=MAX([.D76];[$InnDraw.B76]*([.D76]+RAND()*([.$B76]-[.D76]));[$ImDraw.B76]*([.D76]+RAND()*([.$C76]-[.D76])))" office:value-type="float" office:value="2.04019538181343">
            <text:p>2.04</text:p>
          </table:table-cell>
          <table:table-cell table:style-name="ce12" table:formula="of:=MAX([.E76];[$InnDraw.C76]*([.E76]+RAND()*([.$B76]-[.E76]));[$ImDraw.C76]*([.E76]+RAND()*([.$C76]-[.E76])))" office:value-type="float" office:value="2.56174831657496">
            <text:p>2.56</text:p>
          </table:table-cell>
          <table:table-cell table:style-name="ce12" table:formula="of:=MAX([.F76];[$InnDraw.D76]*([.F76]+RAND()*([.$B76]-[.F76]));[$ImDraw.D76]*([.F76]+RAND()*([.$C76]-[.F76])))" office:value-type="float" office:value="2.57604764561333">
            <text:p>2.58</text:p>
          </table:table-cell>
          <table:table-cell table:style-name="ce12" table:formula="of:=MAX([.G76];[$InnDraw.E76]*([.G76]+RAND()*([.$B76]-[.G76]));[$ImDraw.E76]*([.G76]+RAND()*([.$C76]-[.G76])))" office:value-type="float" office:value="2.20420305966556">
            <text:p>2.20</text:p>
          </table:table-cell>
          <table:table-cell table:style-name="ce12" table:formula="of:=MAX([.H76];[$InnDraw.F76]*([.H76]+RAND()*([.$B76]-[.H76]));[$ImDraw.F76]*([.H76]+RAND()*([.$C76]-[.H76])))" office:value-type="float" office:value="2.61482486789905">
            <text:p>2.61</text:p>
          </table:table-cell>
          <table:table-cell table:style-name="ce12" table:formula="of:=MAX([.I76];[$InnDraw.G76]*([.I76]+RAND()*([.$B76]-[.I76]));[$ImDraw.G76]*([.I76]+RAND()*([.$C76]-[.I76])))" office:value-type="float" office:value="2.41020490913407">
            <text:p>2.41</text:p>
          </table:table-cell>
          <table:table-cell table:style-name="ce12" table:formula="of:=MAX([.J76];[$InnDraw.H76]*([.J76]+RAND()*([.$B76]-[.J76]));[$ImDraw.H76]*([.J76]+RAND()*([.$C76]-[.J76])))" office:value-type="float" office:value="2.30247538281146">
            <text:p>2.30</text:p>
          </table:table-cell>
          <table:table-cell table:style-name="ce12" table:formula="of:=MAX([.K76];[$InnDraw.I76]*([.K76]+RAND()*([.$B76]-[.K76]));[$ImDraw.I76]*([.K76]+RAND()*([.$C76]-[.K76])))" office:value-type="float" office:value="2.4019621153866">
            <text:p>2.40</text:p>
          </table:table-cell>
          <table:table-cell table:number-columns-repeated="1013"/>
        </table:table-row>
        <table:table-row table:style-name="ro2">
          <table:table-cell table:style-name="ce8" table:formula="of:=1+[.A77]" office:value-type="float" office:value="75">
            <text:p>75</text:p>
          </table:table-cell>
          <table:table-cell table:style-name="ce12" table:formula="of:=MAX(EXP(NORMINV(RAND();tLevel+[.A78]*tGrowth;tSdev));[.C78];[.B77])" office:value-type="float" office:value="2.64619292629881">
            <text:p>2.65</text:p>
          </table:table-cell>
          <table:table-cell table:style-name="ce12" table:formula="of:=MAX([.D78:.K78])" office:value-type="float" office:value="2.61482486789905">
            <text:p>2.61</text:p>
          </table:table-cell>
          <table:table-cell table:style-name="ce12" table:formula="of:=MAX([.D77];[$InnDraw.B77]*([.D77]+RAND()*([.$B77]-[.D77]));[$ImDraw.B77]*([.D77]+RAND()*([.$C77]-[.D77])))" office:value-type="float" office:value="2.04019538181343">
            <text:p>2.04</text:p>
          </table:table-cell>
          <table:table-cell table:style-name="ce12" table:formula="of:=MAX([.E77];[$InnDraw.C77]*([.E77]+RAND()*([.$B77]-[.E77]));[$ImDraw.C77]*([.E77]+RAND()*([.$C77]-[.E77])))" office:value-type="float" office:value="2.60418017971434">
            <text:p>2.60</text:p>
          </table:table-cell>
          <table:table-cell table:style-name="ce12" table:formula="of:=MAX([.F77];[$InnDraw.D77]*([.F77]+RAND()*([.$B77]-[.F77]));[$ImDraw.D77]*([.F77]+RAND()*([.$C77]-[.F77])))" office:value-type="float" office:value="2.60100524043639">
            <text:p>2.60</text:p>
          </table:table-cell>
          <table:table-cell table:style-name="ce12" table:formula="of:=MAX([.G77];[$InnDraw.E77]*([.G77]+RAND()*([.$B77]-[.G77]));[$ImDraw.E77]*([.G77]+RAND()*([.$C77]-[.G77])))" office:value-type="float" office:value="2.20420305966556">
            <text:p>2.20</text:p>
          </table:table-cell>
          <table:table-cell table:style-name="ce12" table:formula="of:=MAX([.H77];[$InnDraw.F77]*([.H77]+RAND()*([.$B77]-[.H77]));[$ImDraw.F77]*([.H77]+RAND()*([.$C77]-[.H77])))" office:value-type="float" office:value="2.61482486789905">
            <text:p>2.61</text:p>
          </table:table-cell>
          <table:table-cell table:style-name="ce12" table:formula="of:=MAX([.I77];[$InnDraw.G77]*([.I77]+RAND()*([.$B77]-[.I77]));[$ImDraw.G77]*([.I77]+RAND()*([.$C77]-[.I77])))" office:value-type="float" office:value="2.54651188652144">
            <text:p>2.55</text:p>
          </table:table-cell>
          <table:table-cell table:style-name="ce12" table:formula="of:=MAX([.J77];[$InnDraw.H77]*([.J77]+RAND()*([.$B77]-[.J77]));[$ImDraw.H77]*([.J77]+RAND()*([.$C77]-[.J77])))" office:value-type="float" office:value="2.30247538281146">
            <text:p>2.30</text:p>
          </table:table-cell>
          <table:table-cell table:style-name="ce12" table:formula="of:=MAX([.K77];[$InnDraw.I77]*([.K77]+RAND()*([.$B77]-[.K77]));[$ImDraw.I77]*([.K77]+RAND()*([.$C77]-[.K77])))" office:value-type="float" office:value="2.4019621153866">
            <text:p>2.40</text:p>
          </table:table-cell>
          <table:table-cell table:number-columns-repeated="1013"/>
        </table:table-row>
        <table:table-row table:style-name="ro2">
          <table:table-cell table:style-name="ce8" table:formula="of:=1+[.A78]" office:value-type="float" office:value="76">
            <text:p>76</text:p>
          </table:table-cell>
          <table:table-cell table:style-name="ce12" table:formula="of:=MAX(EXP(NORMINV(RAND();tLevel+[.A79]*tGrowth;tSdev));[.C79];[.B78])" office:value-type="float" office:value="2.64619292629881">
            <text:p>2.65</text:p>
          </table:table-cell>
          <table:table-cell table:style-name="ce12" table:formula="of:=MAX([.D79:.K79])" office:value-type="float" office:value="2.6353172547185">
            <text:p>2.64</text:p>
          </table:table-cell>
          <table:table-cell table:style-name="ce12" table:formula="of:=MAX([.D78];[$InnDraw.B78]*([.D78]+RAND()*([.$B78]-[.D78]));[$ImDraw.B78]*([.D78]+RAND()*([.$C78]-[.D78])))" office:value-type="float" office:value="2.04019538181343">
            <text:p>2.04</text:p>
          </table:table-cell>
          <table:table-cell table:style-name="ce12" table:formula="of:=MAX([.E78];[$InnDraw.C78]*([.E78]+RAND()*([.$B78]-[.E78]));[$ImDraw.C78]*([.E78]+RAND()*([.$C78]-[.E78])))" office:value-type="float" office:value="2.63324051042044">
            <text:p>2.63</text:p>
          </table:table-cell>
          <table:table-cell table:style-name="ce12" table:formula="of:=MAX([.F78];[$InnDraw.D78]*([.F78]+RAND()*([.$B78]-[.F78]));[$ImDraw.D78]*([.F78]+RAND()*([.$C78]-[.F78])))" office:value-type="float" office:value="2.6353172547185">
            <text:p>2.64</text:p>
          </table:table-cell>
          <table:table-cell table:style-name="ce12" table:formula="of:=MAX([.G78];[$InnDraw.E78]*([.G78]+RAND()*([.$B78]-[.G78]));[$ImDraw.E78]*([.G78]+RAND()*([.$C78]-[.G78])))" office:value-type="float" office:value="2.20420305966556">
            <text:p>2.20</text:p>
          </table:table-cell>
          <table:table-cell table:style-name="ce12" table:formula="of:=MAX([.H78];[$InnDraw.F78]*([.H78]+RAND()*([.$B78]-[.H78]));[$ImDraw.F78]*([.H78]+RAND()*([.$C78]-[.H78])))" office:value-type="float" office:value="2.61840181405732">
            <text:p>2.62</text:p>
          </table:table-cell>
          <table:table-cell table:style-name="ce12" table:formula="of:=MAX([.I78];[$InnDraw.G78]*([.I78]+RAND()*([.$B78]-[.I78]));[$ImDraw.G78]*([.I78]+RAND()*([.$C78]-[.I78])))" office:value-type="float" office:value="2.54651188652144">
            <text:p>2.55</text:p>
          </table:table-cell>
          <table:table-cell table:style-name="ce12" table:formula="of:=MAX([.J78];[$InnDraw.H78]*([.J78]+RAND()*([.$B78]-[.J78]));[$ImDraw.H78]*([.J78]+RAND()*([.$C78]-[.J78])))" office:value-type="float" office:value="2.30247538281146">
            <text:p>2.30</text:p>
          </table:table-cell>
          <table:table-cell table:style-name="ce12" table:formula="of:=MAX([.K78];[$InnDraw.I78]*([.K78]+RAND()*([.$B78]-[.K78]));[$ImDraw.I78]*([.K78]+RAND()*([.$C78]-[.K78])))" office:value-type="float" office:value="2.4019621153866">
            <text:p>2.40</text:p>
          </table:table-cell>
          <table:table-cell table:number-columns-repeated="1013"/>
        </table:table-row>
        <table:table-row table:style-name="ro2">
          <table:table-cell table:style-name="ce8" table:formula="of:=1+[.A79]" office:value-type="float" office:value="77">
            <text:p>77</text:p>
          </table:table-cell>
          <table:table-cell table:style-name="ce12" table:formula="of:=MAX(EXP(NORMINV(RAND();tLevel+[.A80]*tGrowth;tSdev));[.C80];[.B79])" office:value-type="float" office:value="2.64619292629881">
            <text:p>2.65</text:p>
          </table:table-cell>
          <table:table-cell table:style-name="ce12" table:formula="of:=MAX([.D80:.K80])" office:value-type="float" office:value="2.6353172547185">
            <text:p>2.64</text:p>
          </table:table-cell>
          <table:table-cell table:style-name="ce12" table:formula="of:=MAX([.D79];[$InnDraw.B79]*([.D79]+RAND()*([.$B79]-[.D79]));[$ImDraw.B79]*([.D79]+RAND()*([.$C79]-[.D79])))" office:value-type="float" office:value="2.04019538181343">
            <text:p>2.04</text:p>
          </table:table-cell>
          <table:table-cell table:style-name="ce12" table:formula="of:=MAX([.E79];[$InnDraw.C79]*([.E79]+RAND()*([.$B79]-[.E79]));[$ImDraw.C79]*([.E79]+RAND()*([.$C79]-[.E79])))" office:value-type="float" office:value="2.63324051042044">
            <text:p>2.63</text:p>
          </table:table-cell>
          <table:table-cell table:style-name="ce12" table:formula="of:=MAX([.F79];[$InnDraw.D79]*([.F79]+RAND()*([.$B79]-[.F79]));[$ImDraw.D79]*([.F79]+RAND()*([.$C79]-[.F79])))" office:value-type="float" office:value="2.6353172547185">
            <text:p>2.64</text:p>
          </table:table-cell>
          <table:table-cell table:style-name="ce12" table:formula="of:=MAX([.G79];[$InnDraw.E79]*([.G79]+RAND()*([.$B79]-[.G79]));[$ImDraw.E79]*([.G79]+RAND()*([.$C79]-[.G79])))" office:value-type="float" office:value="2.2496392822676">
            <text:p>2.25</text:p>
          </table:table-cell>
          <table:table-cell table:style-name="ce12" table:formula="of:=MAX([.H79];[$InnDraw.F79]*([.H79]+RAND()*([.$B79]-[.H79]));[$ImDraw.F79]*([.H79]+RAND()*([.$C79]-[.H79])))" office:value-type="float" office:value="2.61840181405732">
            <text:p>2.62</text:p>
          </table:table-cell>
          <table:table-cell table:style-name="ce12" table:formula="of:=MAX([.I79];[$InnDraw.G79]*([.I79]+RAND()*([.$B79]-[.I79]));[$ImDraw.G79]*([.I79]+RAND()*([.$C79]-[.I79])))" office:value-type="float" office:value="2.57532628665304">
            <text:p>2.58</text:p>
          </table:table-cell>
          <table:table-cell table:style-name="ce12" table:formula="of:=MAX([.J79];[$InnDraw.H79]*([.J79]+RAND()*([.$B79]-[.J79]));[$ImDraw.H79]*([.J79]+RAND()*([.$C79]-[.J79])))" office:value-type="float" office:value="2.30247538281146">
            <text:p>2.30</text:p>
          </table:table-cell>
          <table:table-cell table:style-name="ce12" table:formula="of:=MAX([.K79];[$InnDraw.I79]*([.K79]+RAND()*([.$B79]-[.K79]));[$ImDraw.I79]*([.K79]+RAND()*([.$C79]-[.K79])))" office:value-type="float" office:value="2.4019621153866">
            <text:p>2.40</text:p>
          </table:table-cell>
          <table:table-cell table:number-columns-repeated="1013"/>
        </table:table-row>
        <table:table-row table:style-name="ro2">
          <table:table-cell table:style-name="ce8" table:formula="of:=1+[.A80]" office:value-type="float" office:value="78">
            <text:p>78</text:p>
          </table:table-cell>
          <table:table-cell table:style-name="ce12" table:formula="of:=MAX(EXP(NORMINV(RAND();tLevel+[.A81]*tGrowth;tSdev));[.C81];[.B80])" office:value-type="float" office:value="2.64619292629881">
            <text:p>2.65</text:p>
          </table:table-cell>
          <table:table-cell table:style-name="ce12" table:formula="of:=MAX([.D81:.K81])" office:value-type="float" office:value="2.63764428372849">
            <text:p>2.64</text:p>
          </table:table-cell>
          <table:table-cell table:style-name="ce12" table:formula="of:=MAX([.D80];[$InnDraw.B80]*([.D80]+RAND()*([.$B80]-[.D80]));[$ImDraw.B80]*([.D80]+RAND()*([.$C80]-[.D80])))" office:value-type="float" office:value="2.04019538181343">
            <text:p>2.04</text:p>
          </table:table-cell>
          <table:table-cell table:style-name="ce12" table:formula="of:=MAX([.E80];[$InnDraw.C80]*([.E80]+RAND()*([.$B80]-[.E80]));[$ImDraw.C80]*([.E80]+RAND()*([.$C80]-[.E80])))" office:value-type="float" office:value="2.63764428372849">
            <text:p>2.64</text:p>
          </table:table-cell>
          <table:table-cell table:style-name="ce12" table:formula="of:=MAX([.F80];[$InnDraw.D80]*([.F80]+RAND()*([.$B80]-[.F80]));[$ImDraw.D80]*([.F80]+RAND()*([.$C80]-[.F80])))" office:value-type="float" office:value="2.6353172547185">
            <text:p>2.64</text:p>
          </table:table-cell>
          <table:table-cell table:style-name="ce12" table:formula="of:=MAX([.G80];[$InnDraw.E80]*([.G80]+RAND()*([.$B80]-[.G80]));[$ImDraw.E80]*([.G80]+RAND()*([.$C80]-[.G80])))" office:value-type="float" office:value="2.50996923394135">
            <text:p>2.51</text:p>
          </table:table-cell>
          <table:table-cell table:style-name="ce12" table:formula="of:=MAX([.H80];[$InnDraw.F80]*([.H80]+RAND()*([.$B80]-[.H80]));[$ImDraw.F80]*([.H80]+RAND()*([.$C80]-[.H80])))" office:value-type="float" office:value="2.61969781306805">
            <text:p>2.62</text:p>
          </table:table-cell>
          <table:table-cell table:style-name="ce12" table:formula="of:=MAX([.I80];[$InnDraw.G80]*([.I80]+RAND()*([.$B80]-[.I80]));[$ImDraw.G80]*([.I80]+RAND()*([.$C80]-[.I80])))" office:value-type="float" office:value="2.57532628665304">
            <text:p>2.58</text:p>
          </table:table-cell>
          <table:table-cell table:style-name="ce12" table:formula="of:=MAX([.J80];[$InnDraw.H80]*([.J80]+RAND()*([.$B80]-[.J80]));[$ImDraw.H80]*([.J80]+RAND()*([.$C80]-[.J80])))" office:value-type="float" office:value="2.30247538281146">
            <text:p>2.30</text:p>
          </table:table-cell>
          <table:table-cell table:style-name="ce12" table:formula="of:=MAX([.K80];[$InnDraw.I80]*([.K80]+RAND()*([.$B80]-[.K80]));[$ImDraw.I80]*([.K80]+RAND()*([.$C80]-[.K80])))" office:value-type="float" office:value="2.4019621153866">
            <text:p>2.40</text:p>
          </table:table-cell>
          <table:table-cell table:number-columns-repeated="1013"/>
        </table:table-row>
        <table:table-row table:style-name="ro2">
          <table:table-cell table:style-name="ce8" table:formula="of:=1+[.A81]" office:value-type="float" office:value="79">
            <text:p>79</text:p>
          </table:table-cell>
          <table:table-cell table:style-name="ce12" table:formula="of:=MAX(EXP(NORMINV(RAND();tLevel+[.A82]*tGrowth;tSdev));[.C82];[.B81])" office:value-type="float" office:value="2.64619292629881">
            <text:p>2.65</text:p>
          </table:table-cell>
          <table:table-cell table:style-name="ce12" table:formula="of:=MAX([.D82:.K82])" office:value-type="float" office:value="2.63764428372849">
            <text:p>2.64</text:p>
          </table:table-cell>
          <table:table-cell table:style-name="ce12" table:formula="of:=MAX([.D81];[$InnDraw.B81]*([.D81]+RAND()*([.$B81]-[.D81]));[$ImDraw.B81]*([.D81]+RAND()*([.$C81]-[.D81])))" office:value-type="float" office:value="2.04019538181343">
            <text:p>2.04</text:p>
          </table:table-cell>
          <table:table-cell table:style-name="ce12" table:formula="of:=MAX([.E81];[$InnDraw.C81]*([.E81]+RAND()*([.$B81]-[.E81]));[$ImDraw.C81]*([.E81]+RAND()*([.$C81]-[.E81])))" office:value-type="float" office:value="2.63764428372849">
            <text:p>2.64</text:p>
          </table:table-cell>
          <table:table-cell table:style-name="ce12" table:formula="of:=MAX([.F81];[$InnDraw.D81]*([.F81]+RAND()*([.$B81]-[.F81]));[$ImDraw.D81]*([.F81]+RAND()*([.$C81]-[.F81])))" office:value-type="float" office:value="2.6353172547185">
            <text:p>2.64</text:p>
          </table:table-cell>
          <table:table-cell table:style-name="ce12" table:formula="of:=MAX([.G81];[$InnDraw.E81]*([.G81]+RAND()*([.$B81]-[.G81]));[$ImDraw.E81]*([.G81]+RAND()*([.$C81]-[.G81])))" office:value-type="float" office:value="2.50996923394135">
            <text:p>2.51</text:p>
          </table:table-cell>
          <table:table-cell table:style-name="ce12" table:formula="of:=MAX([.H81];[$InnDraw.F81]*([.H81]+RAND()*([.$B81]-[.H81]));[$ImDraw.F81]*([.H81]+RAND()*([.$C81]-[.H81])))" office:value-type="float" office:value="2.61969781306805">
            <text:p>2.62</text:p>
          </table:table-cell>
          <table:table-cell table:style-name="ce12" table:formula="of:=MAX([.I81];[$InnDraw.G81]*([.I81]+RAND()*([.$B81]-[.I81]));[$ImDraw.G81]*([.I81]+RAND()*([.$C81]-[.I81])))" office:value-type="float" office:value="2.57532628665304">
            <text:p>2.58</text:p>
          </table:table-cell>
          <table:table-cell table:style-name="ce12" table:formula="of:=MAX([.J81];[$InnDraw.H81]*([.J81]+RAND()*([.$B81]-[.J81]));[$ImDraw.H81]*([.J81]+RAND()*([.$C81]-[.J81])))" office:value-type="float" office:value="2.30247538281146">
            <text:p>2.30</text:p>
          </table:table-cell>
          <table:table-cell table:style-name="ce12" table:formula="of:=MAX([.K81];[$InnDraw.I81]*([.K81]+RAND()*([.$B81]-[.K81]));[$ImDraw.I81]*([.K81]+RAND()*([.$C81]-[.K81])))" office:value-type="float" office:value="2.4019621153866">
            <text:p>2.40</text:p>
          </table:table-cell>
          <table:table-cell table:number-columns-repeated="1013"/>
        </table:table-row>
        <table:table-row table:style-name="ro2">
          <table:table-cell table:style-name="ce8" table:formula="of:=1+[.A82]" office:value-type="float" office:value="80">
            <text:p>80</text:p>
          </table:table-cell>
          <table:table-cell table:style-name="ce12" table:formula="of:=MAX(EXP(NORMINV(RAND();tLevel+[.A83]*tGrowth;tSdev));[.C83];[.B82])" office:value-type="float" office:value="2.64619292629881">
            <text:p>2.65</text:p>
          </table:table-cell>
          <table:table-cell table:style-name="ce12" table:formula="of:=MAX([.D83:.K83])" office:value-type="float" office:value="2.63764428372849">
            <text:p>2.64</text:p>
          </table:table-cell>
          <table:table-cell table:style-name="ce12" table:formula="of:=MAX([.D82];[$InnDraw.B82]*([.D82]+RAND()*([.$B82]-[.D82]));[$ImDraw.B82]*([.D82]+RAND()*([.$C82]-[.D82])))" office:value-type="float" office:value="2.04019538181343">
            <text:p>2.04</text:p>
          </table:table-cell>
          <table:table-cell table:style-name="ce12" table:formula="of:=MAX([.E82];[$InnDraw.C82]*([.E82]+RAND()*([.$B82]-[.E82]));[$ImDraw.C82]*([.E82]+RAND()*([.$C82]-[.E82])))" office:value-type="float" office:value="2.63764428372849">
            <text:p>2.64</text:p>
          </table:table-cell>
          <table:table-cell table:style-name="ce12" table:formula="of:=MAX([.F82];[$InnDraw.D82]*([.F82]+RAND()*([.$B82]-[.F82]));[$ImDraw.D82]*([.F82]+RAND()*([.$C82]-[.F82])))" office:value-type="float" office:value="2.6353172547185">
            <text:p>2.64</text:p>
          </table:table-cell>
          <table:table-cell table:style-name="ce12" table:formula="of:=MAX([.G82];[$InnDraw.E82]*([.G82]+RAND()*([.$B82]-[.G82]));[$ImDraw.E82]*([.G82]+RAND()*([.$C82]-[.G82])))" office:value-type="float" office:value="2.50996923394135">
            <text:p>2.51</text:p>
          </table:table-cell>
          <table:table-cell table:style-name="ce12" table:formula="of:=MAX([.H82];[$InnDraw.F82]*([.H82]+RAND()*([.$B82]-[.H82]));[$ImDraw.F82]*([.H82]+RAND()*([.$C82]-[.H82])))" office:value-type="float" office:value="2.62886652377455">
            <text:p>2.63</text:p>
          </table:table-cell>
          <table:table-cell table:style-name="ce12" table:formula="of:=MAX([.I82];[$InnDraw.G82]*([.I82]+RAND()*([.$B82]-[.I82]));[$ImDraw.G82]*([.I82]+RAND()*([.$C82]-[.I82])))" office:value-type="float" office:value="2.57532628665304">
            <text:p>2.58</text:p>
          </table:table-cell>
          <table:table-cell table:style-name="ce12" table:formula="of:=MAX([.J82];[$InnDraw.H82]*([.J82]+RAND()*([.$B82]-[.J82]));[$ImDraw.H82]*([.J82]+RAND()*([.$C82]-[.J82])))" office:value-type="float" office:value="2.30247538281146">
            <text:p>2.30</text:p>
          </table:table-cell>
          <table:table-cell table:style-name="ce12" table:formula="of:=MAX([.K82];[$InnDraw.I82]*([.K82]+RAND()*([.$B82]-[.K82]));[$ImDraw.I82]*([.K82]+RAND()*([.$C82]-[.K82])))" office:value-type="float" office:value="2.4019621153866">
            <text:p>2.40</text:p>
          </table:table-cell>
          <table:table-cell table:number-columns-repeated="1013"/>
        </table:table-row>
        <table:table-row table:style-name="ro2">
          <table:table-cell table:style-name="ce8" table:formula="of:=1+[.A83]" office:value-type="float" office:value="81">
            <text:p>81</text:p>
          </table:table-cell>
          <table:table-cell table:style-name="ce12" table:formula="of:=MAX(EXP(NORMINV(RAND();tLevel+[.A84]*tGrowth;tSdev));[.C84];[.B83])" office:value-type="float" office:value="2.70951998203853">
            <text:p>2.71</text:p>
          </table:table-cell>
          <table:table-cell table:style-name="ce12" table:formula="of:=MAX([.D84:.K84])" office:value-type="float" office:value="2.64270768833396">
            <text:p>2.64</text:p>
          </table:table-cell>
          <table:table-cell table:style-name="ce12" table:formula="of:=MAX([.D83];[$InnDraw.B83]*([.D83]+RAND()*([.$B83]-[.D83]));[$ImDraw.B83]*([.D83]+RAND()*([.$C83]-[.D83])))" office:value-type="float" office:value="2.04019538181343">
            <text:p>2.04</text:p>
          </table:table-cell>
          <table:table-cell table:style-name="ce12" table:formula="of:=MAX([.E83];[$InnDraw.C83]*([.E83]+RAND()*([.$B83]-[.E83]));[$ImDraw.C83]*([.E83]+RAND()*([.$C83]-[.E83])))" office:value-type="float" office:value="2.63764428372849">
            <text:p>2.64</text:p>
          </table:table-cell>
          <table:table-cell table:style-name="ce12" table:formula="of:=MAX([.F83];[$InnDraw.D83]*([.F83]+RAND()*([.$B83]-[.F83]));[$ImDraw.D83]*([.F83]+RAND()*([.$C83]-[.F83])))" office:value-type="float" office:value="2.63547276954473">
            <text:p>2.64</text:p>
          </table:table-cell>
          <table:table-cell table:style-name="ce12" table:formula="of:=MAX([.G83];[$InnDraw.E83]*([.G83]+RAND()*([.$B83]-[.G83]));[$ImDraw.E83]*([.G83]+RAND()*([.$C83]-[.G83])))" office:value-type="float" office:value="2.50996923394135">
            <text:p>2.51</text:p>
          </table:table-cell>
          <table:table-cell table:style-name="ce12" table:formula="of:=MAX([.H83];[$InnDraw.F83]*([.H83]+RAND()*([.$B83]-[.H83]));[$ImDraw.F83]*([.H83]+RAND()*([.$C83]-[.H83])))" office:value-type="float" office:value="2.64270768833396">
            <text:p>2.64</text:p>
          </table:table-cell>
          <table:table-cell table:style-name="ce12" table:formula="of:=MAX([.I83];[$InnDraw.G83]*([.I83]+RAND()*([.$B83]-[.I83]));[$ImDraw.G83]*([.I83]+RAND()*([.$C83]-[.I83])))" office:value-type="float" office:value="2.57532628665304">
            <text:p>2.58</text:p>
          </table:table-cell>
          <table:table-cell table:style-name="ce12" table:formula="of:=MAX([.J83];[$InnDraw.H83]*([.J83]+RAND()*([.$B83]-[.J83]));[$ImDraw.H83]*([.J83]+RAND()*([.$C83]-[.J83])))" office:value-type="float" office:value="2.30247538281146">
            <text:p>2.30</text:p>
          </table:table-cell>
          <table:table-cell table:style-name="ce12" table:formula="of:=MAX([.K83];[$InnDraw.I83]*([.K83]+RAND()*([.$B83]-[.K83]));[$ImDraw.I83]*([.K83]+RAND()*([.$C83]-[.K83])))" office:value-type="float" office:value="2.4019621153866">
            <text:p>2.40</text:p>
          </table:table-cell>
          <table:table-cell table:number-columns-repeated="1013"/>
        </table:table-row>
        <table:table-row table:style-name="ro2">
          <table:table-cell table:style-name="ce8" table:formula="of:=1+[.A84]" office:value-type="float" office:value="82">
            <text:p>82</text:p>
          </table:table-cell>
          <table:table-cell table:style-name="ce12" table:formula="of:=MAX(EXP(NORMINV(RAND();tLevel+[.A85]*tGrowth;tSdev));[.C85];[.B84])" office:value-type="float" office:value="2.70951998203853">
            <text:p>2.71</text:p>
          </table:table-cell>
          <table:table-cell table:style-name="ce12" table:formula="of:=MAX([.D85:.K85])" office:value-type="float" office:value="2.67751407844375">
            <text:p>2.68</text:p>
          </table:table-cell>
          <table:table-cell table:style-name="ce12" table:formula="of:=MAX([.D84];[$InnDraw.B84]*([.D84]+RAND()*([.$B84]-[.D84]));[$ImDraw.B84]*([.D84]+RAND()*([.$C84]-[.D84])))" office:value-type="float" office:value="2.04019538181343">
            <text:p>2.04</text:p>
          </table:table-cell>
          <table:table-cell table:style-name="ce12" table:formula="of:=MAX([.E84];[$InnDraw.C84]*([.E84]+RAND()*([.$B84]-[.E84]));[$ImDraw.C84]*([.E84]+RAND()*([.$C84]-[.E84])))" office:value-type="float" office:value="2.63764428372849">
            <text:p>2.64</text:p>
          </table:table-cell>
          <table:table-cell table:style-name="ce12" table:formula="of:=MAX([.F84];[$InnDraw.D84]*([.F84]+RAND()*([.$B84]-[.F84]));[$ImDraw.D84]*([.F84]+RAND()*([.$C84]-[.F84])))" office:value-type="float" office:value="2.63547276954473">
            <text:p>2.64</text:p>
          </table:table-cell>
          <table:table-cell table:style-name="ce12" table:formula="of:=MAX([.G84];[$InnDraw.E84]*([.G84]+RAND()*([.$B84]-[.G84]));[$ImDraw.E84]*([.G84]+RAND()*([.$C84]-[.G84])))" office:value-type="float" office:value="2.50996923394135">
            <text:p>2.51</text:p>
          </table:table-cell>
          <table:table-cell table:style-name="ce12" table:formula="of:=MAX([.H84];[$InnDraw.F84]*([.H84]+RAND()*([.$B84]-[.H84]));[$ImDraw.F84]*([.H84]+RAND()*([.$C84]-[.H84])))" office:value-type="float" office:value="2.66566666484984">
            <text:p>2.67</text:p>
          </table:table-cell>
          <table:table-cell table:style-name="ce12" table:formula="of:=MAX([.I84];[$InnDraw.G84]*([.I84]+RAND()*([.$B84]-[.I84]));[$ImDraw.G84]*([.I84]+RAND()*([.$C84]-[.I84])))" office:value-type="float" office:value="2.67751407844375">
            <text:p>2.68</text:p>
          </table:table-cell>
          <table:table-cell table:style-name="ce12" table:formula="of:=MAX([.J84];[$InnDraw.H84]*([.J84]+RAND()*([.$B84]-[.J84]));[$ImDraw.H84]*([.J84]+RAND()*([.$C84]-[.J84])))" office:value-type="float" office:value="2.30247538281146">
            <text:p>2.30</text:p>
          </table:table-cell>
          <table:table-cell table:style-name="ce12" table:formula="of:=MAX([.K84];[$InnDraw.I84]*([.K84]+RAND()*([.$B84]-[.K84]));[$ImDraw.I84]*([.K84]+RAND()*([.$C84]-[.K84])))" office:value-type="float" office:value="2.4019621153866">
            <text:p>2.40</text:p>
          </table:table-cell>
          <table:table-cell table:number-columns-repeated="1013"/>
        </table:table-row>
        <table:table-row table:style-name="ro2">
          <table:table-cell table:style-name="ce8" table:formula="of:=1+[.A85]" office:value-type="float" office:value="83">
            <text:p>83</text:p>
          </table:table-cell>
          <table:table-cell table:style-name="ce12" table:formula="of:=MAX(EXP(NORMINV(RAND();tLevel+[.A86]*tGrowth;tSdev));[.C86];[.B85])" office:value-type="float" office:value="2.71477268775555">
            <text:p>2.71</text:p>
          </table:table-cell>
          <table:table-cell table:style-name="ce12" table:formula="of:=MAX([.D86:.K86])" office:value-type="float" office:value="2.69473393505118">
            <text:p>2.69</text:p>
          </table:table-cell>
          <table:table-cell table:style-name="ce12" table:formula="of:=MAX([.D85];[$InnDraw.B85]*([.D85]+RAND()*([.$B85]-[.D85]));[$ImDraw.B85]*([.D85]+RAND()*([.$C85]-[.D85])))" office:value-type="float" office:value="2.54062657252327">
            <text:p>2.54</text:p>
          </table:table-cell>
          <table:table-cell table:style-name="ce12" table:formula="of:=MAX([.E85];[$InnDraw.C85]*([.E85]+RAND()*([.$B85]-[.E85]));[$ImDraw.C85]*([.E85]+RAND()*([.$C85]-[.E85])))" office:value-type="float" office:value="2.63764428372849">
            <text:p>2.64</text:p>
          </table:table-cell>
          <table:table-cell table:style-name="ce12" table:formula="of:=MAX([.F85];[$InnDraw.D85]*([.F85]+RAND()*([.$B85]-[.F85]));[$ImDraw.D85]*([.F85]+RAND()*([.$C85]-[.F85])))" office:value-type="float" office:value="2.63547276954473">
            <text:p>2.64</text:p>
          </table:table-cell>
          <table:table-cell table:style-name="ce12" table:formula="of:=MAX([.G85];[$InnDraw.E85]*([.G85]+RAND()*([.$B85]-[.G85]));[$ImDraw.E85]*([.G85]+RAND()*([.$C85]-[.G85])))" office:value-type="float" office:value="2.50996923394135">
            <text:p>2.51</text:p>
          </table:table-cell>
          <table:table-cell table:style-name="ce12" table:formula="of:=MAX([.H85];[$InnDraw.F85]*([.H85]+RAND()*([.$B85]-[.H85]));[$ImDraw.F85]*([.H85]+RAND()*([.$C85]-[.H85])))" office:value-type="float" office:value="2.67589455116234">
            <text:p>2.68</text:p>
          </table:table-cell>
          <table:table-cell table:style-name="ce12" table:formula="of:=MAX([.I85];[$InnDraw.G85]*([.I85]+RAND()*([.$B85]-[.I85]));[$ImDraw.G85]*([.I85]+RAND()*([.$C85]-[.I85])))" office:value-type="float" office:value="2.69473393505118">
            <text:p>2.69</text:p>
          </table:table-cell>
          <table:table-cell table:style-name="ce12" table:formula="of:=MAX([.J85];[$InnDraw.H85]*([.J85]+RAND()*([.$B85]-[.J85]));[$ImDraw.H85]*([.J85]+RAND()*([.$C85]-[.J85])))" office:value-type="float" office:value="2.67856447746958">
            <text:p>2.68</text:p>
          </table:table-cell>
          <table:table-cell table:style-name="ce12" table:formula="of:=MAX([.K85];[$InnDraw.I85]*([.K85]+RAND()*([.$B85]-[.K85]));[$ImDraw.I85]*([.K85]+RAND()*([.$C85]-[.K85])))" office:value-type="float" office:value="2.47313297730177">
            <text:p>2.47</text:p>
          </table:table-cell>
          <table:table-cell table:number-columns-repeated="1013"/>
        </table:table-row>
        <table:table-row table:style-name="ro2">
          <table:table-cell table:style-name="ce8" table:formula="of:=1+[.A86]" office:value-type="float" office:value="84">
            <text:p>84</text:p>
          </table:table-cell>
          <table:table-cell table:style-name="ce12" table:formula="of:=MAX(EXP(NORMINV(RAND();tLevel+[.A87]*tGrowth;tSdev));[.C87];[.B86])" office:value-type="float" office:value="2.9897072444764">
            <text:p>2.99</text:p>
          </table:table-cell>
          <table:table-cell table:style-name="ce12" table:formula="of:=MAX([.D87:.K87])" office:value-type="float" office:value="2.69473393505118">
            <text:p>2.69</text:p>
          </table:table-cell>
          <table:table-cell table:style-name="ce12" table:formula="of:=MAX([.D86];[$InnDraw.B86]*([.D86]+RAND()*([.$B86]-[.D86]));[$ImDraw.B86]*([.D86]+RAND()*([.$C86]-[.D86])))" office:value-type="float" office:value="2.54062657252327">
            <text:p>2.54</text:p>
          </table:table-cell>
          <table:table-cell table:style-name="ce12" table:formula="of:=MAX([.E86];[$InnDraw.C86]*([.E86]+RAND()*([.$B86]-[.E86]));[$ImDraw.C86]*([.E86]+RAND()*([.$C86]-[.E86])))" office:value-type="float" office:value="2.63764428372849">
            <text:p>2.64</text:p>
          </table:table-cell>
          <table:table-cell table:style-name="ce12" table:formula="of:=MAX([.F86];[$InnDraw.D86]*([.F86]+RAND()*([.$B86]-[.F86]));[$ImDraw.D86]*([.F86]+RAND()*([.$C86]-[.F86])))" office:value-type="float" office:value="2.67118987245279">
            <text:p>2.67</text:p>
          </table:table-cell>
          <table:table-cell table:style-name="ce12" table:formula="of:=MAX([.G86];[$InnDraw.E86]*([.G86]+RAND()*([.$B86]-[.G86]));[$ImDraw.E86]*([.G86]+RAND()*([.$C86]-[.G86])))" office:value-type="float" office:value="2.50996923394135">
            <text:p>2.51</text:p>
          </table:table-cell>
          <table:table-cell table:style-name="ce12" table:formula="of:=MAX([.H86];[$InnDraw.F86]*([.H86]+RAND()*([.$B86]-[.H86]));[$ImDraw.F86]*([.H86]+RAND()*([.$C86]-[.H86])))" office:value-type="float" office:value="2.69016502693662">
            <text:p>2.69</text:p>
          </table:table-cell>
          <table:table-cell table:style-name="ce12" table:formula="of:=MAX([.I86];[$InnDraw.G86]*([.I86]+RAND()*([.$B86]-[.I86]));[$ImDraw.G86]*([.I86]+RAND()*([.$C86]-[.I86])))" office:value-type="float" office:value="2.69473393505118">
            <text:p>2.69</text:p>
          </table:table-cell>
          <table:table-cell table:style-name="ce12" table:formula="of:=MAX([.J86];[$InnDraw.H86]*([.J86]+RAND()*([.$B86]-[.J86]));[$ImDraw.H86]*([.J86]+RAND()*([.$C86]-[.J86])))" office:value-type="float" office:value="2.67856447746958">
            <text:p>2.68</text:p>
          </table:table-cell>
          <table:table-cell table:style-name="ce12" table:formula="of:=MAX([.K86];[$InnDraw.I86]*([.K86]+RAND()*([.$B86]-[.K86]));[$ImDraw.I86]*([.K86]+RAND()*([.$C86]-[.K86])))" office:value-type="float" office:value="2.51884473866671">
            <text:p>2.52</text:p>
          </table:table-cell>
          <table:table-cell table:number-columns-repeated="1013"/>
        </table:table-row>
        <table:table-row table:style-name="ro2">
          <table:table-cell table:style-name="ce8" table:formula="of:=1+[.A87]" office:value-type="float" office:value="85">
            <text:p>85</text:p>
          </table:table-cell>
          <table:table-cell table:style-name="ce12" table:formula="of:=MAX(EXP(NORMINV(RAND();tLevel+[.A88]*tGrowth;tSdev));[.C88];[.B87])" office:value-type="float" office:value="2.9897072444764">
            <text:p>2.99</text:p>
          </table:table-cell>
          <table:table-cell table:style-name="ce12" table:formula="of:=MAX([.D88:.K88])" office:value-type="float" office:value="2.79758005742524">
            <text:p>2.80</text:p>
          </table:table-cell>
          <table:table-cell table:style-name="ce12" table:formula="of:=MAX([.D87];[$InnDraw.B87]*([.D87]+RAND()*([.$B87]-[.D87]));[$ImDraw.B87]*([.D87]+RAND()*([.$C87]-[.D87])))" office:value-type="float" office:value="2.54062657252327">
            <text:p>2.54</text:p>
          </table:table-cell>
          <table:table-cell table:style-name="ce12" table:formula="of:=MAX([.E87];[$InnDraw.C87]*([.E87]+RAND()*([.$B87]-[.E87]));[$ImDraw.C87]*([.E87]+RAND()*([.$C87]-[.E87])))" office:value-type="float" office:value="2.76025217114393">
            <text:p>2.76</text:p>
          </table:table-cell>
          <table:table-cell table:style-name="ce12" table:formula="of:=MAX([.F87];[$InnDraw.D87]*([.F87]+RAND()*([.$B87]-[.F87]));[$ImDraw.D87]*([.F87]+RAND()*([.$C87]-[.F87])))" office:value-type="float" office:value="2.6925803062778">
            <text:p>2.69</text:p>
          </table:table-cell>
          <table:table-cell table:style-name="ce12" table:formula="of:=MAX([.G87];[$InnDraw.E87]*([.G87]+RAND()*([.$B87]-[.G87]));[$ImDraw.E87]*([.G87]+RAND()*([.$C87]-[.G87])))" office:value-type="float" office:value="2.50996923394135">
            <text:p>2.51</text:p>
          </table:table-cell>
          <table:table-cell table:style-name="ce12" table:formula="of:=MAX([.H87];[$InnDraw.F87]*([.H87]+RAND()*([.$B87]-[.H87]));[$ImDraw.F87]*([.H87]+RAND()*([.$C87]-[.H87])))" office:value-type="float" office:value="2.69016502693662">
            <text:p>2.69</text:p>
          </table:table-cell>
          <table:table-cell table:style-name="ce12" table:formula="of:=MAX([.I87];[$InnDraw.G87]*([.I87]+RAND()*([.$B87]-[.I87]));[$ImDraw.G87]*([.I87]+RAND()*([.$C87]-[.I87])))" office:value-type="float" office:value="2.79758005742524">
            <text:p>2.80</text:p>
          </table:table-cell>
          <table:table-cell table:style-name="ce12" table:formula="of:=MAX([.J87];[$InnDraw.H87]*([.J87]+RAND()*([.$B87]-[.J87]));[$ImDraw.H87]*([.J87]+RAND()*([.$C87]-[.J87])))" office:value-type="float" office:value="2.67856447746958">
            <text:p>2.68</text:p>
          </table:table-cell>
          <table:table-cell table:style-name="ce12" table:formula="of:=MAX([.K87];[$InnDraw.I87]*([.K87]+RAND()*([.$B87]-[.K87]));[$ImDraw.I87]*([.K87]+RAND()*([.$C87]-[.K87])))" office:value-type="float" office:value="2.64079827987639">
            <text:p>2.64</text:p>
          </table:table-cell>
          <table:table-cell table:number-columns-repeated="1013"/>
        </table:table-row>
        <table:table-row table:style-name="ro2">
          <table:table-cell table:style-name="ce8" table:formula="of:=1+[.A88]" office:value-type="float" office:value="86">
            <text:p>86</text:p>
          </table:table-cell>
          <table:table-cell table:style-name="ce12" table:formula="of:=MAX(EXP(NORMINV(RAND();tLevel+[.A89]*tGrowth;tSdev));[.C89];[.B88])" office:value-type="float" office:value="2.9897072444764">
            <text:p>2.99</text:p>
          </table:table-cell>
          <table:table-cell table:style-name="ce12" table:formula="of:=MAX([.D89:.K89])" office:value-type="float" office:value="2.97824200613769">
            <text:p>2.98</text:p>
          </table:table-cell>
          <table:table-cell table:style-name="ce12" table:formula="of:=MAX([.D88];[$InnDraw.B88]*([.D88]+RAND()*([.$B88]-[.D88]));[$ImDraw.B88]*([.D88]+RAND()*([.$C88]-[.D88])))" office:value-type="float" office:value="2.54062657252327">
            <text:p>2.54</text:p>
          </table:table-cell>
          <table:table-cell table:style-name="ce12" table:formula="of:=MAX([.E88];[$InnDraw.C88]*([.E88]+RAND()*([.$B88]-[.E88]));[$ImDraw.C88]*([.E88]+RAND()*([.$C88]-[.E88])))" office:value-type="float" office:value="2.97824200613769">
            <text:p>2.98</text:p>
          </table:table-cell>
          <table:table-cell table:style-name="ce12" table:formula="of:=MAX([.F88];[$InnDraw.D88]*([.F88]+RAND()*([.$B88]-[.F88]));[$ImDraw.D88]*([.F88]+RAND()*([.$C88]-[.F88])))" office:value-type="float" office:value="2.6925803062778">
            <text:p>2.69</text:p>
          </table:table-cell>
          <table:table-cell table:style-name="ce12" table:formula="of:=MAX([.G88];[$InnDraw.E88]*([.G88]+RAND()*([.$B88]-[.G88]));[$ImDraw.E88]*([.G88]+RAND()*([.$C88]-[.G88])))" office:value-type="float" office:value="2.50996923394135">
            <text:p>2.51</text:p>
          </table:table-cell>
          <table:table-cell table:style-name="ce12" table:formula="of:=MAX([.H88];[$InnDraw.F88]*([.H88]+RAND()*([.$B88]-[.H88]));[$ImDraw.F88]*([.H88]+RAND()*([.$C88]-[.H88])))" office:value-type="float" office:value="2.70647343709451">
            <text:p>2.71</text:p>
          </table:table-cell>
          <table:table-cell table:style-name="ce12" table:formula="of:=MAX([.I88];[$InnDraw.G88]*([.I88]+RAND()*([.$B88]-[.I88]));[$ImDraw.G88]*([.I88]+RAND()*([.$C88]-[.I88])))" office:value-type="float" office:value="2.79758005742524">
            <text:p>2.80</text:p>
          </table:table-cell>
          <table:table-cell table:style-name="ce12" table:formula="of:=MAX([.J88];[$InnDraw.H88]*([.J88]+RAND()*([.$B88]-[.J88]));[$ImDraw.H88]*([.J88]+RAND()*([.$C88]-[.J88])))" office:value-type="float" office:value="2.67856447746958">
            <text:p>2.68</text:p>
          </table:table-cell>
          <table:table-cell table:style-name="ce12" table:formula="of:=MAX([.K88];[$InnDraw.I88]*([.K88]+RAND()*([.$B88]-[.K88]));[$ImDraw.I88]*([.K88]+RAND()*([.$C88]-[.K88])))" office:value-type="float" office:value="2.64079827987639">
            <text:p>2.64</text:p>
          </table:table-cell>
          <table:table-cell table:number-columns-repeated="1013"/>
        </table:table-row>
        <table:table-row table:style-name="ro2">
          <table:table-cell table:style-name="ce8" table:formula="of:=1+[.A89]" office:value-type="float" office:value="87">
            <text:p>87</text:p>
          </table:table-cell>
          <table:table-cell table:style-name="ce12" table:formula="of:=MAX(EXP(NORMINV(RAND();tLevel+[.A90]*tGrowth;tSdev));[.C90];[.B89])" office:value-type="float" office:value="2.9897072444764">
            <text:p>2.99</text:p>
          </table:table-cell>
          <table:table-cell table:style-name="ce12" table:formula="of:=MAX([.D90:.K90])" office:value-type="float" office:value="2.97824200613769">
            <text:p>2.98</text:p>
          </table:table-cell>
          <table:table-cell table:style-name="ce12" table:formula="of:=MAX([.D89];[$InnDraw.B89]*([.D89]+RAND()*([.$B89]-[.D89]));[$ImDraw.B89]*([.D89]+RAND()*([.$C89]-[.D89])))" office:value-type="float" office:value="2.54062657252327">
            <text:p>2.54</text:p>
          </table:table-cell>
          <table:table-cell table:style-name="ce12" table:formula="of:=MAX([.E89];[$InnDraw.C89]*([.E89]+RAND()*([.$B89]-[.E89]));[$ImDraw.C89]*([.E89]+RAND()*([.$C89]-[.E89])))" office:value-type="float" office:value="2.97824200613769">
            <text:p>2.98</text:p>
          </table:table-cell>
          <table:table-cell table:style-name="ce12" table:formula="of:=MAX([.F89];[$InnDraw.D89]*([.F89]+RAND()*([.$B89]-[.F89]));[$ImDraw.D89]*([.F89]+RAND()*([.$C89]-[.F89])))" office:value-type="float" office:value="2.74827439002294">
            <text:p>2.75</text:p>
          </table:table-cell>
          <table:table-cell table:style-name="ce12" table:formula="of:=MAX([.G89];[$InnDraw.E89]*([.G89]+RAND()*([.$B89]-[.G89]));[$ImDraw.E89]*([.G89]+RAND()*([.$C89]-[.G89])))" office:value-type="float" office:value="2.50996923394135">
            <text:p>2.51</text:p>
          </table:table-cell>
          <table:table-cell table:style-name="ce12" table:formula="of:=MAX([.H89];[$InnDraw.F89]*([.H89]+RAND()*([.$B89]-[.H89]));[$ImDraw.F89]*([.H89]+RAND()*([.$C89]-[.H89])))" office:value-type="float" office:value="2.70647343709451">
            <text:p>2.71</text:p>
          </table:table-cell>
          <table:table-cell table:style-name="ce12" table:formula="of:=MAX([.I89];[$InnDraw.G89]*([.I89]+RAND()*([.$B89]-[.I89]));[$ImDraw.G89]*([.I89]+RAND()*([.$C89]-[.I89])))" office:value-type="float" office:value="2.79758005742524">
            <text:p>2.80</text:p>
          </table:table-cell>
          <table:table-cell table:style-name="ce12" table:formula="of:=MAX([.J89];[$InnDraw.H89]*([.J89]+RAND()*([.$B89]-[.J89]));[$ImDraw.H89]*([.J89]+RAND()*([.$C89]-[.J89])))" office:value-type="float" office:value="2.67856447746958">
            <text:p>2.68</text:p>
          </table:table-cell>
          <table:table-cell table:style-name="ce12" table:formula="of:=MAX([.K89];[$InnDraw.I89]*([.K89]+RAND()*([.$B89]-[.K89]));[$ImDraw.I89]*([.K89]+RAND()*([.$C89]-[.K89])))" office:value-type="float" office:value="2.64079827987639">
            <text:p>2.64</text:p>
          </table:table-cell>
          <table:table-cell table:number-columns-repeated="1013"/>
        </table:table-row>
        <table:table-row table:style-name="ro2">
          <table:table-cell table:style-name="ce8" table:formula="of:=1+[.A90]" office:value-type="float" office:value="88">
            <text:p>88</text:p>
          </table:table-cell>
          <table:table-cell table:style-name="ce12" table:formula="of:=MAX(EXP(NORMINV(RAND();tLevel+[.A91]*tGrowth;tSdev));[.C91];[.B90])" office:value-type="float" office:value="2.9897072444764">
            <text:p>2.99</text:p>
          </table:table-cell>
          <table:table-cell table:style-name="ce12" table:formula="of:=MAX([.D91:.K91])" office:value-type="float" office:value="2.98213178516696">
            <text:p>2.98</text:p>
          </table:table-cell>
          <table:table-cell table:style-name="ce12" table:formula="of:=MAX([.D90];[$InnDraw.B90]*([.D90]+RAND()*([.$B90]-[.D90]));[$ImDraw.B90]*([.D90]+RAND()*([.$C90]-[.D90])))" office:value-type="float" office:value="2.54062657252327">
            <text:p>2.54</text:p>
          </table:table-cell>
          <table:table-cell table:style-name="ce12" table:formula="of:=MAX([.E90];[$InnDraw.C90]*([.E90]+RAND()*([.$B90]-[.E90]));[$ImDraw.C90]*([.E90]+RAND()*([.$C90]-[.E90])))" office:value-type="float" office:value="2.98213178516696">
            <text:p>2.98</text:p>
          </table:table-cell>
          <table:table-cell table:style-name="ce12" table:formula="of:=MAX([.F90];[$InnDraw.D90]*([.F90]+RAND()*([.$B90]-[.F90]));[$ImDraw.D90]*([.F90]+RAND()*([.$C90]-[.F90])))" office:value-type="float" office:value="2.89255066484882">
            <text:p>2.89</text:p>
          </table:table-cell>
          <table:table-cell table:style-name="ce12" table:formula="of:=MAX([.G90];[$InnDraw.E90]*([.G90]+RAND()*([.$B90]-[.G90]));[$ImDraw.E90]*([.G90]+RAND()*([.$C90]-[.G90])))" office:value-type="float" office:value="2.50996923394135">
            <text:p>2.51</text:p>
          </table:table-cell>
          <table:table-cell table:style-name="ce12" table:formula="of:=MAX([.H90];[$InnDraw.F90]*([.H90]+RAND()*([.$B90]-[.H90]));[$ImDraw.F90]*([.H90]+RAND()*([.$C90]-[.H90])))" office:value-type="float" office:value="2.70647343709451">
            <text:p>2.71</text:p>
          </table:table-cell>
          <table:table-cell table:style-name="ce12" table:formula="of:=MAX([.I90];[$InnDraw.G90]*([.I90]+RAND()*([.$B90]-[.I90]));[$ImDraw.G90]*([.I90]+RAND()*([.$C90]-[.I90])))" office:value-type="float" office:value="2.83537142434063">
            <text:p>2.84</text:p>
          </table:table-cell>
          <table:table-cell table:style-name="ce12" table:formula="of:=MAX([.J90];[$InnDraw.H90]*([.J90]+RAND()*([.$B90]-[.J90]));[$ImDraw.H90]*([.J90]+RAND()*([.$C90]-[.J90])))" office:value-type="float" office:value="2.7836577089307">
            <text:p>2.78</text:p>
          </table:table-cell>
          <table:table-cell table:style-name="ce12" table:formula="of:=MAX([.K90];[$InnDraw.I90]*([.K90]+RAND()*([.$B90]-[.K90]));[$ImDraw.I90]*([.K90]+RAND()*([.$C90]-[.K90])))" office:value-type="float" office:value="2.7665192941936">
            <text:p>2.77</text:p>
          </table:table-cell>
          <table:table-cell table:number-columns-repeated="1013"/>
        </table:table-row>
        <table:table-row table:style-name="ro2">
          <table:table-cell table:style-name="ce8" table:formula="of:=1+[.A91]" office:value-type="float" office:value="89">
            <text:p>89</text:p>
          </table:table-cell>
          <table:table-cell table:style-name="ce12" table:formula="of:=MAX(EXP(NORMINV(RAND();tLevel+[.A92]*tGrowth;tSdev));[.C92];[.B91])" office:value-type="float" office:value="2.9897072444764">
            <text:p>2.99</text:p>
          </table:table-cell>
          <table:table-cell table:style-name="ce12" table:formula="of:=MAX([.D92:.K92])" office:value-type="float" office:value="2.98213178516696">
            <text:p>2.98</text:p>
          </table:table-cell>
          <table:table-cell table:style-name="ce12" table:formula="of:=MAX([.D91];[$InnDraw.B91]*([.D91]+RAND()*([.$B91]-[.D91]));[$ImDraw.B91]*([.D91]+RAND()*([.$C91]-[.D91])))" office:value-type="float" office:value="2.54062657252327">
            <text:p>2.54</text:p>
          </table:table-cell>
          <table:table-cell table:style-name="ce12" table:formula="of:=MAX([.E91];[$InnDraw.C91]*([.E91]+RAND()*([.$B91]-[.E91]));[$ImDraw.C91]*([.E91]+RAND()*([.$C91]-[.E91])))" office:value-type="float" office:value="2.98213178516696">
            <text:p>2.98</text:p>
          </table:table-cell>
          <table:table-cell table:style-name="ce12" table:formula="of:=MAX([.F91];[$InnDraw.D91]*([.F91]+RAND()*([.$B91]-[.F91]));[$ImDraw.D91]*([.F91]+RAND()*([.$C91]-[.F91])))" office:value-type="float" office:value="2.94249357294039">
            <text:p>2.94</text:p>
          </table:table-cell>
          <table:table-cell table:style-name="ce12" table:formula="of:=MAX([.G91];[$InnDraw.E91]*([.G91]+RAND()*([.$B91]-[.G91]));[$ImDraw.E91]*([.G91]+RAND()*([.$C91]-[.G91])))" office:value-type="float" office:value="2.50996923394135">
            <text:p>2.51</text:p>
          </table:table-cell>
          <table:table-cell table:style-name="ce12" table:formula="of:=MAX([.H91];[$InnDraw.F91]*([.H91]+RAND()*([.$B91]-[.H91]));[$ImDraw.F91]*([.H91]+RAND()*([.$C91]-[.H91])))" office:value-type="float" office:value="2.89193496282671">
            <text:p>2.89</text:p>
          </table:table-cell>
          <table:table-cell table:style-name="ce12" table:formula="of:=MAX([.I91];[$InnDraw.G91]*([.I91]+RAND()*([.$B91]-[.I91]));[$ImDraw.G91]*([.I91]+RAND()*([.$C91]-[.I91])))" office:value-type="float" office:value="2.83537142434063">
            <text:p>2.84</text:p>
          </table:table-cell>
          <table:table-cell table:style-name="ce12" table:formula="of:=MAX([.J91];[$InnDraw.H91]*([.J91]+RAND()*([.$B91]-[.J91]));[$ImDraw.H91]*([.J91]+RAND()*([.$C91]-[.J91])))" office:value-type="float" office:value="2.7836577089307">
            <text:p>2.78</text:p>
          </table:table-cell>
          <table:table-cell table:style-name="ce12" table:formula="of:=MAX([.K91];[$InnDraw.I91]*([.K91]+RAND()*([.$B91]-[.K91]));[$ImDraw.I91]*([.K91]+RAND()*([.$C91]-[.K91])))" office:value-type="float" office:value="2.7665192941936">
            <text:p>2.77</text:p>
          </table:table-cell>
          <table:table-cell table:number-columns-repeated="1013"/>
        </table:table-row>
        <table:table-row table:style-name="ro2">
          <table:table-cell table:style-name="ce8" table:formula="of:=1+[.A92]" office:value-type="float" office:value="90">
            <text:p>90</text:p>
          </table:table-cell>
          <table:table-cell table:style-name="ce12" table:formula="of:=MAX(EXP(NORMINV(RAND();tLevel+[.A93]*tGrowth;tSdev));[.C93];[.B92])" office:value-type="float" office:value="3.03205353574077">
            <text:p>3.03</text:p>
          </table:table-cell>
          <table:table-cell table:style-name="ce12" table:formula="of:=MAX([.D93:.K93])" office:value-type="float" office:value="2.98213178516696">
            <text:p>2.98</text:p>
          </table:table-cell>
          <table:table-cell table:style-name="ce12" table:formula="of:=MAX([.D92];[$InnDraw.B92]*([.D92]+RAND()*([.$B92]-[.D92]));[$ImDraw.B92]*([.D92]+RAND()*([.$C92]-[.D92])))" office:value-type="float" office:value="2.54062657252327">
            <text:p>2.54</text:p>
          </table:table-cell>
          <table:table-cell table:style-name="ce12" table:formula="of:=MAX([.E92];[$InnDraw.C92]*([.E92]+RAND()*([.$B92]-[.E92]));[$ImDraw.C92]*([.E92]+RAND()*([.$C92]-[.E92])))" office:value-type="float" office:value="2.98213178516696">
            <text:p>2.98</text:p>
          </table:table-cell>
          <table:table-cell table:style-name="ce12" table:formula="of:=MAX([.F92];[$InnDraw.D92]*([.F92]+RAND()*([.$B92]-[.F92]));[$ImDraw.D92]*([.F92]+RAND()*([.$C92]-[.F92])))" office:value-type="float" office:value="2.94249357294039">
            <text:p>2.94</text:p>
          </table:table-cell>
          <table:table-cell table:style-name="ce12" table:formula="of:=MAX([.G92];[$InnDraw.E92]*([.G92]+RAND()*([.$B92]-[.G92]));[$ImDraw.E92]*([.G92]+RAND()*([.$C92]-[.G92])))" office:value-type="float" office:value="2.50996923394135">
            <text:p>2.51</text:p>
          </table:table-cell>
          <table:table-cell table:style-name="ce12" table:formula="of:=MAX([.H92];[$InnDraw.F92]*([.H92]+RAND()*([.$B92]-[.H92]));[$ImDraw.F92]*([.H92]+RAND()*([.$C92]-[.H92])))" office:value-type="float" office:value="2.89193496282671">
            <text:p>2.89</text:p>
          </table:table-cell>
          <table:table-cell table:style-name="ce12" table:formula="of:=MAX([.I92];[$InnDraw.G92]*([.I92]+RAND()*([.$B92]-[.I92]));[$ImDraw.G92]*([.I92]+RAND()*([.$C92]-[.I92])))" office:value-type="float" office:value="2.86598863986617">
            <text:p>2.87</text:p>
          </table:table-cell>
          <table:table-cell table:style-name="ce12" table:formula="of:=MAX([.J92];[$InnDraw.H92]*([.J92]+RAND()*([.$B92]-[.J92]));[$ImDraw.H92]*([.J92]+RAND()*([.$C92]-[.J92])))" office:value-type="float" office:value="2.7836577089307">
            <text:p>2.78</text:p>
          </table:table-cell>
          <table:table-cell table:style-name="ce12" table:formula="of:=MAX([.K92];[$InnDraw.I92]*([.K92]+RAND()*([.$B92]-[.K92]));[$ImDraw.I92]*([.K92]+RAND()*([.$C92]-[.K92])))" office:value-type="float" office:value="2.7665192941936">
            <text:p>2.77</text:p>
          </table:table-cell>
          <table:table-cell table:number-columns-repeated="1013"/>
        </table:table-row>
        <table:table-row table:style-name="ro2">
          <table:table-cell table:style-name="ce8" table:formula="of:=1+[.A93]" office:value-type="float" office:value="91">
            <text:p>91</text:p>
          </table:table-cell>
          <table:table-cell table:style-name="ce12" table:formula="of:=MAX(EXP(NORMINV(RAND();tLevel+[.A94]*tGrowth;tSdev));[.C94];[.B93])" office:value-type="float" office:value="3.0598347046789">
            <text:p>3.06</text:p>
          </table:table-cell>
          <table:table-cell table:style-name="ce12" table:formula="of:=MAX([.D94:.K94])" office:value-type="float" office:value="2.98213178516696">
            <text:p>2.98</text:p>
          </table:table-cell>
          <table:table-cell table:style-name="ce12" table:formula="of:=MAX([.D93];[$InnDraw.B93]*([.D93]+RAND()*([.$B93]-[.D93]));[$ImDraw.B93]*([.D93]+RAND()*([.$C93]-[.D93])))" office:value-type="float" office:value="2.54062657252327">
            <text:p>2.54</text:p>
          </table:table-cell>
          <table:table-cell table:style-name="ce12" table:formula="of:=MAX([.E93];[$InnDraw.C93]*([.E93]+RAND()*([.$B93]-[.E93]));[$ImDraw.C93]*([.E93]+RAND()*([.$C93]-[.E93])))" office:value-type="float" office:value="2.98213178516696">
            <text:p>2.98</text:p>
          </table:table-cell>
          <table:table-cell table:style-name="ce12" table:formula="of:=MAX([.F93];[$InnDraw.D93]*([.F93]+RAND()*([.$B93]-[.F93]));[$ImDraw.D93]*([.F93]+RAND()*([.$C93]-[.F93])))" office:value-type="float" office:value="2.94635027318211">
            <text:p>2.95</text:p>
          </table:table-cell>
          <table:table-cell table:style-name="ce12" table:formula="of:=MAX([.G93];[$InnDraw.E93]*([.G93]+RAND()*([.$B93]-[.G93]));[$ImDraw.E93]*([.G93]+RAND()*([.$C93]-[.G93])))" office:value-type="float" office:value="2.50996923394135">
            <text:p>2.51</text:p>
          </table:table-cell>
          <table:table-cell table:style-name="ce12" table:formula="of:=MAX([.H93];[$InnDraw.F93]*([.H93]+RAND()*([.$B93]-[.H93]));[$ImDraw.F93]*([.H93]+RAND()*([.$C93]-[.H93])))" office:value-type="float" office:value="2.89193496282671">
            <text:p>2.89</text:p>
          </table:table-cell>
          <table:table-cell table:style-name="ce12" table:formula="of:=MAX([.I93];[$InnDraw.G93]*([.I93]+RAND()*([.$B93]-[.I93]));[$ImDraw.G93]*([.I93]+RAND()*([.$C93]-[.I93])))" office:value-type="float" office:value="2.93874152652146">
            <text:p>2.94</text:p>
          </table:table-cell>
          <table:table-cell table:style-name="ce12" table:formula="of:=MAX([.J93];[$InnDraw.H93]*([.J93]+RAND()*([.$B93]-[.J93]));[$ImDraw.H93]*([.J93]+RAND()*([.$C93]-[.J93])))" office:value-type="float" office:value="2.7836577089307">
            <text:p>2.78</text:p>
          </table:table-cell>
          <table:table-cell table:style-name="ce12" table:formula="of:=MAX([.K93];[$InnDraw.I93]*([.K93]+RAND()*([.$B93]-[.K93]));[$ImDraw.I93]*([.K93]+RAND()*([.$C93]-[.K93])))" office:value-type="float" office:value="2.7665192941936">
            <text:p>2.77</text:p>
          </table:table-cell>
          <table:table-cell table:number-columns-repeated="1013"/>
        </table:table-row>
        <table:table-row table:style-name="ro2">
          <table:table-cell table:style-name="ce8" table:formula="of:=1+[.A94]" office:value-type="float" office:value="92">
            <text:p>92</text:p>
          </table:table-cell>
          <table:table-cell table:style-name="ce12" table:formula="of:=MAX(EXP(NORMINV(RAND();tLevel+[.A95]*tGrowth;tSdev));[.C95];[.B94])" office:value-type="float" office:value="3.15667723598023">
            <text:p>3.16</text:p>
          </table:table-cell>
          <table:table-cell table:style-name="ce12" table:formula="of:=MAX([.D95:.K95])" office:value-type="float" office:value="3.01749668027122">
            <text:p>3.02</text:p>
          </table:table-cell>
          <table:table-cell table:style-name="ce12" table:formula="of:=MAX([.D94];[$InnDraw.B94]*([.D94]+RAND()*([.$B94]-[.D94]));[$ImDraw.B94]*([.D94]+RAND()*([.$C94]-[.D94])))" office:value-type="float" office:value="2.58648866768261">
            <text:p>2.59</text:p>
          </table:table-cell>
          <table:table-cell table:style-name="ce12" table:formula="of:=MAX([.E94];[$InnDraw.C94]*([.E94]+RAND()*([.$B94]-[.E94]));[$ImDraw.C94]*([.E94]+RAND()*([.$C94]-[.E94])))" office:value-type="float" office:value="3.01749668027122">
            <text:p>3.02</text:p>
          </table:table-cell>
          <table:table-cell table:style-name="ce12" table:formula="of:=MAX([.F94];[$InnDraw.D94]*([.F94]+RAND()*([.$B94]-[.F94]));[$ImDraw.D94]*([.F94]+RAND()*([.$C94]-[.F94])))" office:value-type="float" office:value="2.94635027318211">
            <text:p>2.95</text:p>
          </table:table-cell>
          <table:table-cell table:style-name="ce12" table:formula="of:=MAX([.G94];[$InnDraw.E94]*([.G94]+RAND()*([.$B94]-[.G94]));[$ImDraw.E94]*([.G94]+RAND()*([.$C94]-[.G94])))" office:value-type="float" office:value="2.50996923394135">
            <text:p>2.51</text:p>
          </table:table-cell>
          <table:table-cell table:style-name="ce12" table:formula="of:=MAX([.H94];[$InnDraw.F94]*([.H94]+RAND()*([.$B94]-[.H94]));[$ImDraw.F94]*([.H94]+RAND()*([.$C94]-[.H94])))" office:value-type="float" office:value="2.89193496282671">
            <text:p>2.89</text:p>
          </table:table-cell>
          <table:table-cell table:style-name="ce12" table:formula="of:=MAX([.I94];[$InnDraw.G94]*([.I94]+RAND()*([.$B94]-[.I94]));[$ImDraw.G94]*([.I94]+RAND()*([.$C94]-[.I94])))" office:value-type="float" office:value="2.93874152652146">
            <text:p>2.94</text:p>
          </table:table-cell>
          <table:table-cell table:style-name="ce12" table:formula="of:=MAX([.J94];[$InnDraw.H94]*([.J94]+RAND()*([.$B94]-[.J94]));[$ImDraw.H94]*([.J94]+RAND()*([.$C94]-[.J94])))" office:value-type="float" office:value="2.7836577089307">
            <text:p>2.78</text:p>
          </table:table-cell>
          <table:table-cell table:style-name="ce12" table:formula="of:=MAX([.K94];[$InnDraw.I94]*([.K94]+RAND()*([.$B94]-[.K94]));[$ImDraw.I94]*([.K94]+RAND()*([.$C94]-[.K94])))" office:value-type="float" office:value="2.79207839134333">
            <text:p>2.79</text:p>
          </table:table-cell>
          <table:table-cell table:number-columns-repeated="1013"/>
        </table:table-row>
        <table:table-row table:style-name="ro2">
          <table:table-cell table:style-name="ce8" table:formula="of:=1+[.A95]" office:value-type="float" office:value="93">
            <text:p>93</text:p>
          </table:table-cell>
          <table:table-cell table:style-name="ce12" table:formula="of:=MAX(EXP(NORMINV(RAND();tLevel+[.A96]*tGrowth;tSdev));[.C96];[.B95])" office:value-type="float" office:value="3.15667723598023">
            <text:p>3.16</text:p>
          </table:table-cell>
          <table:table-cell table:style-name="ce12" table:formula="of:=MAX([.D96:.K96])" office:value-type="float" office:value="3.10794028762698">
            <text:p>3.11</text:p>
          </table:table-cell>
          <table:table-cell table:style-name="ce12" table:formula="of:=MAX([.D95];[$InnDraw.B95]*([.D95]+RAND()*([.$B95]-[.D95]));[$ImDraw.B95]*([.D95]+RAND()*([.$C95]-[.D95])))" office:value-type="float" office:value="2.58648866768261">
            <text:p>2.59</text:p>
          </table:table-cell>
          <table:table-cell table:style-name="ce12" table:formula="of:=MAX([.E95];[$InnDraw.C95]*([.E95]+RAND()*([.$B95]-[.E95]));[$ImDraw.C95]*([.E95]+RAND()*([.$C95]-[.E95])))" office:value-type="float" office:value="3.01749668027122">
            <text:p>3.02</text:p>
          </table:table-cell>
          <table:table-cell table:style-name="ce12" table:formula="of:=MAX([.F95];[$InnDraw.D95]*([.F95]+RAND()*([.$B95]-[.F95]));[$ImDraw.D95]*([.F95]+RAND()*([.$C95]-[.F95])))" office:value-type="float" office:value="3.10794028762698">
            <text:p>3.11</text:p>
          </table:table-cell>
          <table:table-cell table:style-name="ce12" table:formula="of:=MAX([.G95];[$InnDraw.E95]*([.G95]+RAND()*([.$B95]-[.G95]));[$ImDraw.E95]*([.G95]+RAND()*([.$C95]-[.G95])))" office:value-type="float" office:value="3.0988676876476">
            <text:p>3.10</text:p>
          </table:table-cell>
          <table:table-cell table:style-name="ce12" table:formula="of:=MAX([.H95];[$InnDraw.F95]*([.H95]+RAND()*([.$B95]-[.H95]));[$ImDraw.F95]*([.H95]+RAND()*([.$C95]-[.H95])))" office:value-type="float" office:value="2.89989717944867">
            <text:p>2.90</text:p>
          </table:table-cell>
          <table:table-cell table:style-name="ce12" table:formula="of:=MAX([.I95];[$InnDraw.G95]*([.I95]+RAND()*([.$B95]-[.I95]));[$ImDraw.G95]*([.I95]+RAND()*([.$C95]-[.I95])))" office:value-type="float" office:value="2.93874152652146">
            <text:p>2.94</text:p>
          </table:table-cell>
          <table:table-cell table:style-name="ce12" table:formula="of:=MAX([.J95];[$InnDraw.H95]*([.J95]+RAND()*([.$B95]-[.J95]));[$ImDraw.H95]*([.J95]+RAND()*([.$C95]-[.J95])))" office:value-type="float" office:value="2.7836577089307">
            <text:p>2.78</text:p>
          </table:table-cell>
          <table:table-cell table:style-name="ce12" table:formula="of:=MAX([.K95];[$InnDraw.I95]*([.K95]+RAND()*([.$B95]-[.K95]));[$ImDraw.I95]*([.K95]+RAND()*([.$C95]-[.K95])))" office:value-type="float" office:value="2.86151541003586">
            <text:p>2.86</text:p>
          </table:table-cell>
          <table:table-cell table:number-columns-repeated="1013"/>
        </table:table-row>
        <table:table-row table:style-name="ro2">
          <table:table-cell table:style-name="ce8" table:formula="of:=1+[.A96]" office:value-type="float" office:value="94">
            <text:p>94</text:p>
          </table:table-cell>
          <table:table-cell table:style-name="ce12" table:formula="of:=MAX(EXP(NORMINV(RAND();tLevel+[.A97]*tGrowth;tSdev));[.C97];[.B96])" office:value-type="float" office:value="3.15667723598023">
            <text:p>3.16</text:p>
          </table:table-cell>
          <table:table-cell table:style-name="ce12" table:formula="of:=MAX([.D97:.K97])" office:value-type="float" office:value="3.10794028762698">
            <text:p>3.11</text:p>
          </table:table-cell>
          <table:table-cell table:style-name="ce12" table:formula="of:=MAX([.D96];[$InnDraw.B96]*([.D96]+RAND()*([.$B96]-[.D96]));[$ImDraw.B96]*([.D96]+RAND()*([.$C96]-[.D96])))" office:value-type="float" office:value="2.58648866768261">
            <text:p>2.59</text:p>
          </table:table-cell>
          <table:table-cell table:style-name="ce12" table:formula="of:=MAX([.E96];[$InnDraw.C96]*([.E96]+RAND()*([.$B96]-[.E96]));[$ImDraw.C96]*([.E96]+RAND()*([.$C96]-[.E96])))" office:value-type="float" office:value="3.01749668027122">
            <text:p>3.02</text:p>
          </table:table-cell>
          <table:table-cell table:style-name="ce12" table:formula="of:=MAX([.F96];[$InnDraw.D96]*([.F96]+RAND()*([.$B96]-[.F96]));[$ImDraw.D96]*([.F96]+RAND()*([.$C96]-[.F96])))" office:value-type="float" office:value="3.10794028762698">
            <text:p>3.11</text:p>
          </table:table-cell>
          <table:table-cell table:style-name="ce12" table:formula="of:=MAX([.G96];[$InnDraw.E96]*([.G96]+RAND()*([.$B96]-[.G96]));[$ImDraw.E96]*([.G96]+RAND()*([.$C96]-[.G96])))" office:value-type="float" office:value="3.0988676876476">
            <text:p>3.10</text:p>
          </table:table-cell>
          <table:table-cell table:style-name="ce12" table:formula="of:=MAX([.H96];[$InnDraw.F96]*([.H96]+RAND()*([.$B96]-[.H96]));[$ImDraw.F96]*([.H96]+RAND()*([.$C96]-[.H96])))" office:value-type="float" office:value="3.01572483180271">
            <text:p>3.02</text:p>
          </table:table-cell>
          <table:table-cell table:style-name="ce12" table:formula="of:=MAX([.I96];[$InnDraw.G96]*([.I96]+RAND()*([.$B96]-[.I96]));[$ImDraw.G96]*([.I96]+RAND()*([.$C96]-[.I96])))" office:value-type="float" office:value="3.02102289684184">
            <text:p>3.02</text:p>
          </table:table-cell>
          <table:table-cell table:style-name="ce12" table:formula="of:=MAX([.J96];[$InnDraw.H96]*([.J96]+RAND()*([.$B96]-[.J96]));[$ImDraw.H96]*([.J96]+RAND()*([.$C96]-[.J96])))" office:value-type="float" office:value="2.7836577089307">
            <text:p>2.78</text:p>
          </table:table-cell>
          <table:table-cell table:style-name="ce12" table:formula="of:=MAX([.K96];[$InnDraw.I96]*([.K96]+RAND()*([.$B96]-[.K96]));[$ImDraw.I96]*([.K96]+RAND()*([.$C96]-[.K96])))" office:value-type="float" office:value="2.86151541003586">
            <text:p>2.86</text:p>
          </table:table-cell>
          <table:table-cell table:number-columns-repeated="1013"/>
        </table:table-row>
        <table:table-row table:style-name="ro2">
          <table:table-cell table:style-name="ce8" table:formula="of:=1+[.A97]" office:value-type="float" office:value="95">
            <text:p>95</text:p>
          </table:table-cell>
          <table:table-cell table:style-name="ce12" table:formula="of:=MAX(EXP(NORMINV(RAND();tLevel+[.A98]*tGrowth;tSdev));[.C98];[.B97])" office:value-type="float" office:value="3.15667723598023">
            <text:p>3.16</text:p>
          </table:table-cell>
          <table:table-cell table:style-name="ce12" table:formula="of:=MAX([.D98:.K98])" office:value-type="float" office:value="3.13482086098874">
            <text:p>3.13</text:p>
          </table:table-cell>
          <table:table-cell table:style-name="ce12" table:formula="of:=MAX([.D97];[$InnDraw.B97]*([.D97]+RAND()*([.$B97]-[.D97]));[$ImDraw.B97]*([.D97]+RAND()*([.$C97]-[.D97])))" office:value-type="float" office:value="2.58648866768261">
            <text:p>2.59</text:p>
          </table:table-cell>
          <table:table-cell table:style-name="ce12" table:formula="of:=MAX([.E97];[$InnDraw.C97]*([.E97]+RAND()*([.$B97]-[.E97]));[$ImDraw.C97]*([.E97]+RAND()*([.$C97]-[.E97])))" office:value-type="float" office:value="3.11857761116771">
            <text:p>3.12</text:p>
          </table:table-cell>
          <table:table-cell table:style-name="ce12" table:formula="of:=MAX([.F97];[$InnDraw.D97]*([.F97]+RAND()*([.$B97]-[.F97]));[$ImDraw.D97]*([.F97]+RAND()*([.$C97]-[.F97])))" office:value-type="float" office:value="3.12032977503128">
            <text:p>3.12</text:p>
          </table:table-cell>
          <table:table-cell table:style-name="ce12" table:formula="of:=MAX([.G97];[$InnDraw.E97]*([.G97]+RAND()*([.$B97]-[.G97]));[$ImDraw.E97]*([.G97]+RAND()*([.$C97]-[.G97])))" office:value-type="float" office:value="3.0988676876476">
            <text:p>3.10</text:p>
          </table:table-cell>
          <table:table-cell table:style-name="ce12" table:formula="of:=MAX([.H97];[$InnDraw.F97]*([.H97]+RAND()*([.$B97]-[.H97]));[$ImDraw.F97]*([.H97]+RAND()*([.$C97]-[.H97])))" office:value-type="float" office:value="3.05668988637441">
            <text:p>3.06</text:p>
          </table:table-cell>
          <table:table-cell table:style-name="ce12" table:formula="of:=MAX([.I97];[$InnDraw.G97]*([.I97]+RAND()*([.$B97]-[.I97]));[$ImDraw.G97]*([.I97]+RAND()*([.$C97]-[.I97])))" office:value-type="float" office:value="3.13482086098874">
            <text:p>3.13</text:p>
          </table:table-cell>
          <table:table-cell table:style-name="ce12" table:formula="of:=MAX([.J97];[$InnDraw.H97]*([.J97]+RAND()*([.$B97]-[.J97]));[$ImDraw.H97]*([.J97]+RAND()*([.$C97]-[.J97])))" office:value-type="float" office:value="2.7836577089307">
            <text:p>2.78</text:p>
          </table:table-cell>
          <table:table-cell table:style-name="ce12" table:formula="of:=MAX([.K97];[$InnDraw.I97]*([.K97]+RAND()*([.$B97]-[.K97]));[$ImDraw.I97]*([.K97]+RAND()*([.$C97]-[.K97])))" office:value-type="float" office:value="2.86151541003586">
            <text:p>2.86</text:p>
          </table:table-cell>
          <table:table-cell table:number-columns-repeated="1013"/>
        </table:table-row>
        <table:table-row table:style-name="ro2">
          <table:table-cell table:style-name="ce8" table:formula="of:=1+[.A98]" office:value-type="float" office:value="96">
            <text:p>96</text:p>
          </table:table-cell>
          <table:table-cell table:style-name="ce12" table:formula="of:=MAX(EXP(NORMINV(RAND();tLevel+[.A99]*tGrowth;tSdev));[.C99];[.B98])" office:value-type="float" office:value="3.29957737173725">
            <text:p>3.30</text:p>
          </table:table-cell>
          <table:table-cell table:style-name="ce12" table:formula="of:=MAX([.D99:.K99])" office:value-type="float" office:value="3.14969923769485">
            <text:p>3.15</text:p>
          </table:table-cell>
          <table:table-cell table:style-name="ce12" table:formula="of:=MAX([.D98];[$InnDraw.B98]*([.D98]+RAND()*([.$B98]-[.D98]));[$ImDraw.B98]*([.D98]+RAND()*([.$C98]-[.D98])))" office:value-type="float" office:value="3.14158773232316">
            <text:p>3.14</text:p>
          </table:table-cell>
          <table:table-cell table:style-name="ce12" table:formula="of:=MAX([.E98];[$InnDraw.C98]*([.E98]+RAND()*([.$B98]-[.E98]));[$ImDraw.C98]*([.E98]+RAND()*([.$C98]-[.E98])))" office:value-type="float" office:value="3.14292404878409">
            <text:p>3.14</text:p>
          </table:table-cell>
          <table:table-cell table:style-name="ce12" table:formula="of:=MAX([.F98];[$InnDraw.D98]*([.F98]+RAND()*([.$B98]-[.F98]));[$ImDraw.D98]*([.F98]+RAND()*([.$C98]-[.F98])))" office:value-type="float" office:value="3.14969923769485">
            <text:p>3.15</text:p>
          </table:table-cell>
          <table:table-cell table:style-name="ce12" table:formula="of:=MAX([.G98];[$InnDraw.E98]*([.G98]+RAND()*([.$B98]-[.G98]));[$ImDraw.E98]*([.G98]+RAND()*([.$C98]-[.G98])))" office:value-type="float" office:value="3.0988676876476">
            <text:p>3.10</text:p>
          </table:table-cell>
          <table:table-cell table:style-name="ce12" table:formula="of:=MAX([.H98];[$InnDraw.F98]*([.H98]+RAND()*([.$B98]-[.H98]));[$ImDraw.F98]*([.H98]+RAND()*([.$C98]-[.H98])))" office:value-type="float" office:value="3.05668988637441">
            <text:p>3.06</text:p>
          </table:table-cell>
          <table:table-cell table:style-name="ce12" table:formula="of:=MAX([.I98];[$InnDraw.G98]*([.I98]+RAND()*([.$B98]-[.I98]));[$ImDraw.G98]*([.I98]+RAND()*([.$C98]-[.I98])))" office:value-type="float" office:value="3.13576086209422">
            <text:p>3.14</text:p>
          </table:table-cell>
          <table:table-cell table:style-name="ce12" table:formula="of:=MAX([.J98];[$InnDraw.H98]*([.J98]+RAND()*([.$B98]-[.J98]));[$ImDraw.H98]*([.J98]+RAND()*([.$C98]-[.J98])))" office:value-type="float" office:value="2.7836577089307">
            <text:p>2.78</text:p>
          </table:table-cell>
          <table:table-cell table:style-name="ce12" table:formula="of:=MAX([.K98];[$InnDraw.I98]*([.K98]+RAND()*([.$B98]-[.K98]));[$ImDraw.I98]*([.K98]+RAND()*([.$C98]-[.K98])))" office:value-type="float" office:value="2.86151541003586">
            <text:p>2.86</text:p>
          </table:table-cell>
          <table:table-cell table:number-columns-repeated="1013"/>
        </table:table-row>
        <table:table-row table:style-name="ro2">
          <table:table-cell table:style-name="ce8" table:formula="of:=1+[.A99]" office:value-type="float" office:value="97">
            <text:p>97</text:p>
          </table:table-cell>
          <table:table-cell table:style-name="ce12" table:formula="of:=MAX(EXP(NORMINV(RAND();tLevel+[.A100]*tGrowth;tSdev));[.C100];[.B99])" office:value-type="float" office:value="3.29957737173725">
            <text:p>3.30</text:p>
          </table:table-cell>
          <table:table-cell table:style-name="ce12" table:formula="of:=MAX([.D100:.K100])" office:value-type="float" office:value="3.184275417387">
            <text:p>3.18</text:p>
          </table:table-cell>
          <table:table-cell table:style-name="ce12" table:formula="of:=MAX([.D99];[$InnDraw.B99]*([.D99]+RAND()*([.$B99]-[.D99]));[$ImDraw.B99]*([.D99]+RAND()*([.$C99]-[.D99])))" office:value-type="float" office:value="3.14560097940002">
            <text:p>3.15</text:p>
          </table:table-cell>
          <table:table-cell table:style-name="ce12" table:formula="of:=MAX([.E99];[$InnDraw.C99]*([.E99]+RAND()*([.$B99]-[.E99]));[$ImDraw.C99]*([.E99]+RAND()*([.$C99]-[.E99])))" office:value-type="float" office:value="3.184275417387">
            <text:p>3.18</text:p>
          </table:table-cell>
          <table:table-cell table:style-name="ce12" table:formula="of:=MAX([.F99];[$InnDraw.D99]*([.F99]+RAND()*([.$B99]-[.F99]));[$ImDraw.D99]*([.F99]+RAND()*([.$C99]-[.F99])))" office:value-type="float" office:value="3.15435484671847">
            <text:p>3.15</text:p>
          </table:table-cell>
          <table:table-cell table:style-name="ce12" table:formula="of:=MAX([.G99];[$InnDraw.E99]*([.G99]+RAND()*([.$B99]-[.G99]));[$ImDraw.E99]*([.G99]+RAND()*([.$C99]-[.G99])))" office:value-type="float" office:value="3.0988676876476">
            <text:p>3.10</text:p>
          </table:table-cell>
          <table:table-cell table:style-name="ce12" table:formula="of:=MAX([.H99];[$InnDraw.F99]*([.H99]+RAND()*([.$B99]-[.H99]));[$ImDraw.F99]*([.H99]+RAND()*([.$C99]-[.H99])))" office:value-type="float" office:value="3.05668988637441">
            <text:p>3.06</text:p>
          </table:table-cell>
          <table:table-cell table:style-name="ce12" table:formula="of:=MAX([.I99];[$InnDraw.G99]*([.I99]+RAND()*([.$B99]-[.I99]));[$ImDraw.G99]*([.I99]+RAND()*([.$C99]-[.I99])))" office:value-type="float" office:value="3.13576086209422">
            <text:p>3.14</text:p>
          </table:table-cell>
          <table:table-cell table:style-name="ce12" table:formula="of:=MAX([.J99];[$InnDraw.H99]*([.J99]+RAND()*([.$B99]-[.J99]));[$ImDraw.H99]*([.J99]+RAND()*([.$C99]-[.J99])))" office:value-type="float" office:value="2.7836577089307">
            <text:p>2.78</text:p>
          </table:table-cell>
          <table:table-cell table:style-name="ce12" table:formula="of:=MAX([.K99];[$InnDraw.I99]*([.K99]+RAND()*([.$B99]-[.K99]));[$ImDraw.I99]*([.K99]+RAND()*([.$C99]-[.K99])))" office:value-type="float" office:value="2.86151541003586">
            <text:p>2.86</text:p>
          </table:table-cell>
          <table:table-cell table:number-columns-repeated="1013"/>
        </table:table-row>
        <table:table-row table:style-name="ro2">
          <table:table-cell table:style-name="ce8" table:formula="of:=1+[.A100]" office:value-type="float" office:value="98">
            <text:p>98</text:p>
          </table:table-cell>
          <table:table-cell table:style-name="ce12" table:formula="of:=MAX(EXP(NORMINV(RAND();tLevel+[.A101]*tGrowth;tSdev));[.C101];[.B100])" office:value-type="float" office:value="3.29957737173725">
            <text:p>3.30</text:p>
          </table:table-cell>
          <table:table-cell table:style-name="ce12" table:formula="of:=MAX([.D101:.K101])" office:value-type="float" office:value="3.2568253891281">
            <text:p>3.26</text:p>
          </table:table-cell>
          <table:table-cell table:style-name="ce12" table:formula="of:=MAX([.D100];[$InnDraw.B100]*([.D100]+RAND()*([.$B100]-[.D100]));[$ImDraw.B100]*([.D100]+RAND()*([.$C100]-[.D100])))" office:value-type="float" office:value="3.14560097940002">
            <text:p>3.15</text:p>
          </table:table-cell>
          <table:table-cell table:style-name="ce12" table:formula="of:=MAX([.E100];[$InnDraw.C100]*([.E100]+RAND()*([.$B100]-[.E100]));[$ImDraw.C100]*([.E100]+RAND()*([.$C100]-[.E100])))" office:value-type="float" office:value="3.2568253891281">
            <text:p>3.26</text:p>
          </table:table-cell>
          <table:table-cell table:style-name="ce12" table:formula="of:=MAX([.F100];[$InnDraw.D100]*([.F100]+RAND()*([.$B100]-[.F100]));[$ImDraw.D100]*([.F100]+RAND()*([.$C100]-[.F100])))" office:value-type="float" office:value="3.15971031657732">
            <text:p>3.16</text:p>
          </table:table-cell>
          <table:table-cell table:style-name="ce12" table:formula="of:=MAX([.G100];[$InnDraw.E100]*([.G100]+RAND()*([.$B100]-[.G100]));[$ImDraw.E100]*([.G100]+RAND()*([.$C100]-[.G100])))" office:value-type="float" office:value="3.12076399898479">
            <text:p>3.12</text:p>
          </table:table-cell>
          <table:table-cell table:style-name="ce12" table:formula="of:=MAX([.H100];[$InnDraw.F100]*([.H100]+RAND()*([.$B100]-[.H100]));[$ImDraw.F100]*([.H100]+RAND()*([.$C100]-[.H100])))" office:value-type="float" office:value="3.05668988637441">
            <text:p>3.06</text:p>
          </table:table-cell>
          <table:table-cell table:style-name="ce12" table:formula="of:=MAX([.I100];[$InnDraw.G100]*([.I100]+RAND()*([.$B100]-[.I100]));[$ImDraw.G100]*([.I100]+RAND()*([.$C100]-[.I100])))" office:value-type="float" office:value="3.13576086209422">
            <text:p>3.14</text:p>
          </table:table-cell>
          <table:table-cell table:style-name="ce12" table:formula="of:=MAX([.J100];[$InnDraw.H100]*([.J100]+RAND()*([.$B100]-[.J100]));[$ImDraw.H100]*([.J100]+RAND()*([.$C100]-[.J100])))" office:value-type="float" office:value="2.7836577089307">
            <text:p>2.78</text:p>
          </table:table-cell>
          <table:table-cell table:style-name="ce12" table:formula="of:=MAX([.K100];[$InnDraw.I100]*([.K100]+RAND()*([.$B100]-[.K100]));[$ImDraw.I100]*([.K100]+RAND()*([.$C100]-[.K100])))" office:value-type="float" office:value="3.17176156449815">
            <text:p>3.17</text:p>
          </table:table-cell>
          <table:table-cell table:number-columns-repeated="1013"/>
        </table:table-row>
        <table:table-row table:style-name="ro2">
          <table:table-cell table:style-name="ce8" table:formula="of:=1+[.A101]" office:value-type="float" office:value="99">
            <text:p>99</text:p>
          </table:table-cell>
          <table:table-cell table:style-name="ce12" table:formula="of:=MAX(EXP(NORMINV(RAND();tLevel+[.A102]*tGrowth;tSdev));[.C102];[.B101])" office:value-type="float" office:value="3.29957737173725">
            <text:p>3.30</text:p>
          </table:table-cell>
          <table:table-cell table:style-name="ce12" table:formula="of:=MAX([.D102:.K102])" office:value-type="float" office:value="3.27540663214758">
            <text:p>3.28</text:p>
          </table:table-cell>
          <table:table-cell table:style-name="ce12" table:formula="of:=MAX([.D101];[$InnDraw.B101]*([.D101]+RAND()*([.$B101]-[.D101]));[$ImDraw.B101]*([.D101]+RAND()*([.$C101]-[.D101])))" office:value-type="float" office:value="3.14560097940002">
            <text:p>3.15</text:p>
          </table:table-cell>
          <table:table-cell table:style-name="ce12" table:formula="of:=MAX([.E101];[$InnDraw.C101]*([.E101]+RAND()*([.$B101]-[.E101]));[$ImDraw.C101]*([.E101]+RAND()*([.$C101]-[.E101])))" office:value-type="float" office:value="3.27540663214758">
            <text:p>3.28</text:p>
          </table:table-cell>
          <table:table-cell table:style-name="ce12" table:formula="of:=MAX([.F101];[$InnDraw.D101]*([.F101]+RAND()*([.$B101]-[.F101]));[$ImDraw.D101]*([.F101]+RAND()*([.$C101]-[.F101])))" office:value-type="float" office:value="3.23024597058545">
            <text:p>3.23</text:p>
          </table:table-cell>
          <table:table-cell table:style-name="ce12" table:formula="of:=MAX([.G101];[$InnDraw.E101]*([.G101]+RAND()*([.$B101]-[.G101]));[$ImDraw.E101]*([.G101]+RAND()*([.$C101]-[.G101])))" office:value-type="float" office:value="3.12076399898479">
            <text:p>3.12</text:p>
          </table:table-cell>
          <table:table-cell table:style-name="ce12" table:formula="of:=MAX([.H101];[$InnDraw.F101]*([.H101]+RAND()*([.$B101]-[.H101]));[$ImDraw.F101]*([.H101]+RAND()*([.$C101]-[.H101])))" office:value-type="float" office:value="3.18132029109573">
            <text:p>3.18</text:p>
          </table:table-cell>
          <table:table-cell table:style-name="ce12" table:formula="of:=MAX([.I101];[$InnDraw.G101]*([.I101]+RAND()*([.$B101]-[.I101]));[$ImDraw.G101]*([.I101]+RAND()*([.$C101]-[.I101])))" office:value-type="float" office:value="3.13576086209422">
            <text:p>3.14</text:p>
          </table:table-cell>
          <table:table-cell table:style-name="ce12" table:formula="of:=MAX([.J101];[$InnDraw.H101]*([.J101]+RAND()*([.$B101]-[.J101]));[$ImDraw.H101]*([.J101]+RAND()*([.$C101]-[.J101])))" office:value-type="float" office:value="2.7836577089307">
            <text:p>2.78</text:p>
          </table:table-cell>
          <table:table-cell table:style-name="ce12" table:formula="of:=MAX([.K101];[$InnDraw.I101]*([.K101]+RAND()*([.$B101]-[.K101]));[$ImDraw.I101]*([.K101]+RAND()*([.$C101]-[.K101])))" office:value-type="float" office:value="3.17176156449815">
            <text:p>3.17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table:style-name="ce12" table:formula="of:=MAX(EXP(NORMINV(RAND();tLevel+[.A103]*tGrowth;tSdev));[.C103];[.B102])" office:value-type="float" office:value="3.29957737173725">
            <text:p>3.30</text:p>
          </table:table-cell>
          <table:table-cell table:style-name="ce12" table:formula="of:=MAX([.D103:.K103])" office:value-type="float" office:value="3.28317085298726">
            <text:p>3.28</text:p>
          </table:table-cell>
          <table:table-cell table:style-name="ce12" table:formula="of:=MAX([.D102];[$InnDraw.B102]*([.D102]+RAND()*([.$B102]-[.D102]));[$ImDraw.B102]*([.D102]+RAND()*([.$C102]-[.D102])))" office:value-type="float" office:value="3.14560097940002">
            <text:p>3.15</text:p>
          </table:table-cell>
          <table:table-cell table:style-name="ce12" table:formula="of:=MAX([.E102];[$InnDraw.C102]*([.E102]+RAND()*([.$B102]-[.E102]));[$ImDraw.C102]*([.E102]+RAND()*([.$C102]-[.E102])))" office:value-type="float" office:value="3.28317085298726">
            <text:p>3.28</text:p>
          </table:table-cell>
          <table:table-cell table:style-name="ce12" table:formula="of:=MAX([.F102];[$InnDraw.D102]*([.F102]+RAND()*([.$B102]-[.F102]));[$ImDraw.D102]*([.F102]+RAND()*([.$C102]-[.F102])))" office:value-type="float" office:value="3.23024597058545">
            <text:p>3.23</text:p>
          </table:table-cell>
          <table:table-cell table:style-name="ce12" table:formula="of:=MAX([.G102];[$InnDraw.E102]*([.G102]+RAND()*([.$B102]-[.G102]));[$ImDraw.E102]*([.G102]+RAND()*([.$C102]-[.G102])))" office:value-type="float" office:value="3.12076399898479">
            <text:p>3.12</text:p>
          </table:table-cell>
          <table:table-cell table:style-name="ce12" table:formula="of:=MAX([.H102];[$InnDraw.F102]*([.H102]+RAND()*([.$B102]-[.H102]));[$ImDraw.F102]*([.H102]+RAND()*([.$C102]-[.H102])))" office:value-type="float" office:value="3.18132029109573">
            <text:p>3.18</text:p>
          </table:table-cell>
          <table:table-cell table:style-name="ce12" table:formula="of:=MAX([.I102];[$InnDraw.G102]*([.I102]+RAND()*([.$B102]-[.I102]));[$ImDraw.G102]*([.I102]+RAND()*([.$C102]-[.I102])))" office:value-type="float" office:value="3.13576086209422">
            <text:p>3.14</text:p>
          </table:table-cell>
          <table:table-cell table:style-name="ce12" table:formula="of:=MAX([.J102];[$InnDraw.H102]*([.J102]+RAND()*([.$B102]-[.J102]));[$ImDraw.H102]*([.J102]+RAND()*([.$C102]-[.J102])))" office:value-type="float" office:value="2.7836577089307">
            <text:p>2.78</text:p>
          </table:table-cell>
          <table:table-cell table:style-name="ce12" table:formula="of:=MAX([.K102];[$InnDraw.I102]*([.K102]+RAND()*([.$B102]-[.K102]));[$ImDraw.I102]*([.K102]+RAND()*([.$C102]-[.K102])))" office:value-type="float" office:value="3.2196899898875">
            <text:p>3.22</text:p>
          </table:table-cell>
          <table:table-cell table:number-columns-repeated="1013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" table:style-name="ta4" table:print="false">
        <table:table-column table:style-name="co3" table:default-cell-style-name="Default"/>
        <table:table-column table:style-name="co4" table:number-columns-repeated="1023" table:default-cell-style-name="Default"/>
        <table:table-row table:style-name="ro2">
          <table:table-cell/>
          <table:table-cell table:style-name="ce9"/>
          <table:table-cell table:style-name="ce9" office:value-type="string">
            <text:p>Output</text:p>
          </table:table-cell>
          <table:table-cell table:style-name="ce9" table:number-columns-repeated="8"/>
          <table:table-cell table:number-columns-repeated="1013"/>
        </table:table-row>
        <table:table-row table:style-name="ro2">
          <table:table-cell/>
          <table:table-cell table:style-name="ce9" office:value-type="string">
            <text:p>Price</text:p>
          </table:table-cell>
          <table:table-cell table:style-name="ce9" office:value-type="string">
            <text:p>Total</text:p>
          </table:table-cell>
          <table:table-cell table:style-name="ce13" office:value-type="string">
            <text:p>Firm 1 <text:s text:c="3"/></text:p>
          </table:table-cell>
          <table:table-cell table:style-name="ce13" office:value-type="string">
            <text:p>Firm 2 <text:s text:c="3"/></text:p>
          </table:table-cell>
          <table:table-cell table:style-name="ce13" office:value-type="string">
            <text:p>Firm 3 <text:s text:c="3"/></text:p>
          </table:table-cell>
          <table:table-cell table:style-name="ce13" office:value-type="string">
            <text:p>Firm 4 <text:s text:c="3"/></text:p>
          </table:table-cell>
          <table:table-cell table:style-name="ce13" office:value-type="string">
            <text:p>Firm 5 <text:s text:c="3"/></text:p>
          </table:table-cell>
          <table:table-cell table:style-name="ce13" office:value-type="string">
            <text:p>Firm 6 <text:s text:c="3"/></text:p>
          </table:table-cell>
          <table:table-cell table:style-name="ce13" office:value-type="string">
            <text:p>Firm 7 <text:s text:c="3"/></text:p>
          </table:table-cell>
          <table:table-cell table:style-name="ce13" office:value-type="string">
            <text:p>Firm 8 <text:s text:c="3"/></text:p>
          </table:table-cell>
          <table:table-cell table:number-columns-repeated="1013"/>
        </table:table-row>
        <table:table-row table:style-name="ro2">
          <table:table-cell office:value-type="float" office:value="0">
            <text:p>0</text:p>
          </table:table-cell>
          <table:table-cell table:style-name="ce12" table:formula="of:=+(dLevel*(1+dGrowth)^[$Q.A3])/[.C3]" office:value-type="float" office:value="0.146094252458383">
            <text:p>0.15</text:p>
          </table:table-cell>
          <table:table-cell table:style-name="ce11" table:formula="of:=SUM([.D3:.K3])" office:value-type="float" office:value="458.608048383599">
            <text:p>458.6</text:p>
          </table:table-cell>
          <table:table-cell table:style-name="ce11" table:formula="of:=+[$K.C3]*[$A.D3]" office:value-type="float" office:value="57.3260060479499">
            <text:p>57.3</text:p>
          </table:table-cell>
          <table:table-cell table:style-name="ce11" table:formula="of:=+[$K.D3]*[$A.E3]" office:value-type="float" office:value="57.3260060479499">
            <text:p>57.3</text:p>
          </table:table-cell>
          <table:table-cell table:style-name="ce11" table:formula="of:=+[$K.E3]*[$A.F3]" office:value-type="float" office:value="57.3260060479499">
            <text:p>57.3</text:p>
          </table:table-cell>
          <table:table-cell table:style-name="ce11" table:formula="of:=+[$K.F3]*[$A.G3]" office:value-type="float" office:value="57.3260060479499">
            <text:p>57.3</text:p>
          </table:table-cell>
          <table:table-cell table:style-name="ce11" table:formula="of:=+[$K.G3]*[$A.H3]" office:value-type="float" office:value="57.3260060479499">
            <text:p>57.3</text:p>
          </table:table-cell>
          <table:table-cell table:style-name="ce11" table:formula="of:=+[$K.H3]*[$A.I3]" office:value-type="float" office:value="57.3260060479499">
            <text:p>57.3</text:p>
          </table:table-cell>
          <table:table-cell table:style-name="ce11" table:formula="of:=+[$K.I3]*[$A.J3]" office:value-type="float" office:value="57.3260060479499">
            <text:p>57.3</text:p>
          </table:table-cell>
          <table:table-cell table:style-name="ce11" table:formula="of:=+[$K.J3]*[$A.K3]" office:value-type="float" office:value="57.3260060479499">
            <text:p>57.3</text:p>
          </table:table-cell>
          <table:table-cell table:number-columns-repeated="1013"/>
        </table:table-row>
        <table:table-row table:style-name="ro2">
          <table:table-cell table:style-name="ce8" table:formula="of:=1+[.A3]" office:value-type="float" office:value="1">
            <text:p>1</text:p>
          </table:table-cell>
          <table:table-cell table:style-name="ce12" table:formula="of:=+(dLevel*(1+dGrowth)^[$Q.A4])/[.C4]" office:value-type="float" office:value="0.152118757714399">
            <text:p>0.15</text:p>
          </table:table-cell>
          <table:table-cell table:style-name="ce11" table:formula="of:=SUM([.D4:.K4])" office:value-type="float" office:value="444.849806932091">
            <text:p>444.8</text:p>
          </table:table-cell>
          <table:table-cell table:style-name="ce11" table:formula="of:=+[$K.C4]*[$A.D4]" office:value-type="float" office:value="55.6062258665114">
            <text:p>55.6</text:p>
          </table:table-cell>
          <table:table-cell table:style-name="ce11" table:formula="of:=+[$K.D4]*[$A.E4]" office:value-type="float" office:value="55.6062258665114">
            <text:p>55.6</text:p>
          </table:table-cell>
          <table:table-cell table:style-name="ce11" table:formula="of:=+[$K.E4]*[$A.F4]" office:value-type="float" office:value="55.6062258665114">
            <text:p>55.6</text:p>
          </table:table-cell>
          <table:table-cell table:style-name="ce11" table:formula="of:=+[$K.F4]*[$A.G4]" office:value-type="float" office:value="55.6062258665114">
            <text:p>55.6</text:p>
          </table:table-cell>
          <table:table-cell table:style-name="ce11" table:formula="of:=+[$K.G4]*[$A.H4]" office:value-type="float" office:value="55.6062258665114">
            <text:p>55.6</text:p>
          </table:table-cell>
          <table:table-cell table:style-name="ce11" table:formula="of:=+[$K.H4]*[$A.I4]" office:value-type="float" office:value="55.6062258665114">
            <text:p>55.6</text:p>
          </table:table-cell>
          <table:table-cell table:style-name="ce11" table:formula="of:=+[$K.I4]*[$A.J4]" office:value-type="float" office:value="55.6062258665114">
            <text:p>55.6</text:p>
          </table:table-cell>
          <table:table-cell table:style-name="ce11" table:formula="of:=+[$K.J4]*[$A.K4]" office:value-type="float" office:value="55.6062258665114">
            <text:p>55.6</text:p>
          </table:table-cell>
          <table:table-cell table:number-columns-repeated="1013"/>
        </table:table-row>
        <table:table-row table:style-name="ro2">
          <table:table-cell table:style-name="ce8" table:formula="of:=1+[.A4]" office:value-type="float" office:value="2">
            <text:p>2</text:p>
          </table:table-cell>
          <table:table-cell table:style-name="ce12" table:formula="of:=+(dLevel*(1+dGrowth)^[$Q.A5])/[.C5]" office:value-type="float" office:value="0.155460837669809">
            <text:p>0.16</text:p>
          </table:table-cell>
          <table:table-cell table:style-name="ce11" table:formula="of:=SUM([.D5:.K5])" office:value-type="float" office:value="439.639339556147">
            <text:p>439.6</text:p>
          </table:table-cell>
          <table:table-cell table:style-name="ce11" table:formula="of:=+[$K.C5]*[$A.D5]" office:value-type="float" office:value="53.9380390905161">
            <text:p>53.9</text:p>
          </table:table-cell>
          <table:table-cell table:style-name="ce11" table:formula="of:=+[$K.D5]*[$A.E5]" office:value-type="float" office:value="53.9380390905161">
            <text:p>53.9</text:p>
          </table:table-cell>
          <table:table-cell table:style-name="ce11" table:formula="of:=+[$K.E5]*[$A.F5]" office:value-type="float" office:value="53.9380390905161">
            <text:p>53.9</text:p>
          </table:table-cell>
          <table:table-cell table:style-name="ce11" table:formula="of:=+[$K.F5]*[$A.G5]" office:value-type="float" office:value="53.9380390905161">
            <text:p>53.9</text:p>
          </table:table-cell>
          <table:table-cell table:style-name="ce11" table:formula="of:=+[$K.G5]*[$A.H5]" office:value-type="float" office:value="57.4438980972301">
            <text:p>57.4</text:p>
          </table:table-cell>
          <table:table-cell table:style-name="ce11" table:formula="of:=+[$K.H5]*[$A.I5]" office:value-type="float" office:value="54.5393196663679">
            <text:p>54.5</text:p>
          </table:table-cell>
          <table:table-cell table:style-name="ce11" table:formula="of:=+[$K.I5]*[$A.J5]" office:value-type="float" office:value="53.9380390905161">
            <text:p>53.9</text:p>
          </table:table-cell>
          <table:table-cell table:style-name="ce11" table:formula="of:=+[$K.J5]*[$A.K5]" office:value-type="float" office:value="57.9659263399683">
            <text:p>58.0</text:p>
          </table:table-cell>
          <table:table-cell table:number-columns-repeated="1013"/>
        </table:table-row>
        <table:table-row table:style-name="ro2">
          <table:table-cell table:style-name="ce8" table:formula="of:=1+[.A5]" office:value-type="float" office:value="3">
            <text:p>3</text:p>
          </table:table-cell>
          <table:table-cell table:style-name="ce12" table:formula="of:=+(dLevel*(1+dGrowth)^[$Q.A6])/[.C6]" office:value-type="float" office:value="0.160379275467355">
            <text:p>0.16</text:p>
          </table:table-cell>
          <table:table-cell table:style-name="ce11" table:formula="of:=SUM([.D6:.K6])" office:value-type="float" office:value="430.418249482933">
            <text:p>430.4</text:p>
          </table:table-cell>
          <table:table-cell table:style-name="ce11" table:formula="of:=+[$K.C6]*[$A.D6]" office:value-type="float" office:value="52.418602697494">
            <text:p>52.4</text:p>
          </table:table-cell>
          <table:table-cell table:style-name="ce11" table:formula="of:=+[$K.D6]*[$A.E6]" office:value-type="float" office:value="52.418602697494">
            <text:p>52.4</text:p>
          </table:table-cell>
          <table:table-cell table:style-name="ce11" table:formula="of:=+[$K.E6]*[$A.F6]" office:value-type="float" office:value="52.418602697494">
            <text:p>52.4</text:p>
          </table:table-cell>
          <table:table-cell table:style-name="ce11" table:formula="of:=+[$K.F6]*[$A.G6]" office:value-type="float" office:value="52.418602697494">
            <text:p>52.4</text:p>
          </table:table-cell>
          <table:table-cell table:style-name="ce11" table:formula="of:=+[$K.G6]*[$A.H6]" office:value-type="float" office:value="57.1880283737719">
            <text:p>57.2</text:p>
          </table:table-cell>
          <table:table-cell table:style-name="ce11" table:formula="of:=+[$K.H6]*[$A.I6]" office:value-type="float" office:value="53.2247800693246">
            <text:p>53.2</text:p>
          </table:table-cell>
          <table:table-cell table:style-name="ce11" table:formula="of:=+[$K.I6]*[$A.J6]" office:value-type="float" office:value="52.418602697494">
            <text:p>52.4</text:p>
          </table:table-cell>
          <table:table-cell table:style-name="ce11" table:formula="of:=+[$K.J6]*[$A.K6]" office:value-type="float" office:value="57.9124275523668">
            <text:p>57.9</text:p>
          </table:table-cell>
          <table:table-cell table:number-columns-repeated="1013"/>
        </table:table-row>
        <table:table-row table:style-name="ro2">
          <table:table-cell table:style-name="ce8" table:formula="of:=1+[.A6]" office:value-type="float" office:value="4">
            <text:p>4</text:p>
          </table:table-cell>
          <table:table-cell table:style-name="ce12" table:formula="of:=+(dLevel*(1+dGrowth)^[$Q.A7])/[.C7]" office:value-type="float" office:value="0.162758759326373">
            <text:p>0.16</text:p>
          </table:table-cell>
          <table:table-cell table:style-name="ce11" table:formula="of:=SUM([.D7:.K7])" office:value-type="float" office:value="428.366921439801">
            <text:p>428.4</text:p>
          </table:table-cell>
          <table:table-cell table:style-name="ce11" table:formula="of:=+[$K.C7]*[$A.D7]" office:value-type="float" office:value="51.5470724783074">
            <text:p>51.5</text:p>
          </table:table-cell>
          <table:table-cell table:style-name="ce11" table:formula="of:=+[$K.D7]*[$A.E7]" office:value-type="float" office:value="51.5470724783074">
            <text:p>51.5</text:p>
          </table:table-cell>
          <table:table-cell table:style-name="ce11" table:formula="of:=+[$K.E7]*[$A.F7]" office:value-type="float" office:value="51.5470724783074">
            <text:p>51.5</text:p>
          </table:table-cell>
          <table:table-cell table:style-name="ce11" table:formula="of:=+[$K.F7]*[$A.G7]" office:value-type="float" office:value="51.5470724783074">
            <text:p>51.5</text:p>
          </table:table-cell>
          <table:table-cell table:style-name="ce11" table:formula="of:=+[$K.G7]*[$A.H7]" office:value-type="float" office:value="57.6363677156171">
            <text:p>57.6</text:p>
          </table:table-cell>
          <table:table-cell table:style-name="ce11" table:formula="of:=+[$K.H7]*[$A.I7]" office:value-type="float" office:value="52.8023483985342">
            <text:p>52.8</text:p>
          </table:table-cell>
          <table:table-cell table:style-name="ce11" table:formula="of:=+[$K.I7]*[$A.J7]" office:value-type="float" office:value="53.1624919966892">
            <text:p>53.2</text:p>
          </table:table-cell>
          <table:table-cell table:style-name="ce11" table:formula="of:=+[$K.J7]*[$A.K7]" office:value-type="float" office:value="58.5774234157311">
            <text:p>58.6</text:p>
          </table:table-cell>
          <table:table-cell table:number-columns-repeated="1013"/>
        </table:table-row>
        <table:table-row table:style-name="ro2">
          <table:table-cell table:style-name="ce8" table:formula="of:=1+[.A7]" office:value-type="float" office:value="5">
            <text:p>5</text:p>
          </table:table-cell>
          <table:table-cell table:style-name="ce12" table:formula="of:=+(dLevel*(1+dGrowth)^[$Q.A8])/[.C8]" office:value-type="float" office:value="0.162556446093544">
            <text:p>0.16</text:p>
          </table:table-cell>
          <table:table-cell table:style-name="ce11" table:formula="of:=SUM([.D8:.K8])" office:value-type="float" office:value="433.18905554922">
            <text:p>433.2</text:p>
          </table:table-cell>
          <table:table-cell table:style-name="ce11" table:formula="of:=+[$K.C8]*[$A.D8]" office:value-type="float" office:value="50.9779075824482">
            <text:p>51.0</text:p>
          </table:table-cell>
          <table:table-cell table:style-name="ce11" table:formula="of:=+[$K.D8]*[$A.E8]" office:value-type="float" office:value="50.9779075824482">
            <text:p>51.0</text:p>
          </table:table-cell>
          <table:table-cell table:style-name="ce11" table:formula="of:=+[$K.E8]*[$A.F8]" office:value-type="float" office:value="56.3469898933227">
            <text:p>56.3</text:p>
          </table:table-cell>
          <table:table-cell table:style-name="ce11" table:formula="of:=+[$K.F8]*[$A.G8]" office:value-type="float" office:value="50.9779075824482">
            <text:p>51.0</text:p>
          </table:table-cell>
          <table:table-cell table:style-name="ce11" table:formula="of:=+[$K.G8]*[$A.H8]" office:value-type="float" office:value="58.5578297669932">
            <text:p>58.6</text:p>
          </table:table-cell>
          <table:table-cell table:style-name="ce11" table:formula="of:=+[$K.H8]*[$A.I8]" office:value-type="float" office:value="52.5369746081414">
            <text:p>52.5</text:p>
          </table:table-cell>
          <table:table-cell table:style-name="ce11" table:formula="of:=+[$K.I8]*[$A.J8]" office:value-type="float" office:value="53.2119165222817">
            <text:p>53.2</text:p>
          </table:table-cell>
          <table:table-cell table:style-name="ce11" table:formula="of:=+[$K.J8]*[$A.K8]" office:value-type="float" office:value="59.6016220111365">
            <text:p>59.6</text:p>
          </table:table-cell>
          <table:table-cell table:number-columns-repeated="1013"/>
        </table:table-row>
        <table:table-row table:style-name="ro2">
          <table:table-cell table:style-name="ce8" table:formula="of:=1+[.A8]" office:value-type="float" office:value="6">
            <text:p>6</text:p>
          </table:table-cell>
          <table:table-cell table:style-name="ce12" table:formula="of:=+(dLevel*(1+dGrowth)^[$Q.A9])/[.C9]" office:value-type="float" office:value="0.159476384863039">
            <text:p>0.16</text:p>
          </table:table-cell>
          <table:table-cell table:style-name="ce11" table:formula="of:=SUM([.D9:.K9])" office:value-type="float" office:value="445.971045502115">
            <text:p>446.0</text:p>
          </table:table-cell>
          <table:table-cell table:style-name="ce11" table:formula="of:=+[$K.C9]*[$A.D9]" office:value-type="float" office:value="53.7869730962071">
            <text:p>53.8</text:p>
          </table:table-cell>
          <table:table-cell table:style-name="ce11" table:formula="of:=+[$K.D9]*[$A.E9]" office:value-type="float" office:value="54.2409051813639">
            <text:p>54.2</text:p>
          </table:table-cell>
          <table:table-cell table:style-name="ce11" table:formula="of:=+[$K.E9]*[$A.F9]" office:value-type="float" office:value="57.9622460268908">
            <text:p>58.0</text:p>
          </table:table-cell>
          <table:table-cell table:style-name="ce11" table:formula="of:=+[$K.F9]*[$A.G9]" office:value-type="float" office:value="54.2347818698367">
            <text:p>54.2</text:p>
          </table:table-cell>
          <table:table-cell table:style-name="ce11" table:formula="of:=+[$K.G9]*[$A.H9]" office:value-type="float" office:value="59.3872147351205">
            <text:p>59.4</text:p>
          </table:table-cell>
          <table:table-cell table:style-name="ce11" table:formula="of:=+[$K.H9]*[$A.I9]" office:value-type="float" office:value="52.2475953493079">
            <text:p>52.2</text:p>
          </table:table-cell>
          <table:table-cell table:style-name="ce11" table:formula="of:=+[$K.I9]*[$A.J9]" office:value-type="float" office:value="53.2353283643033">
            <text:p>53.2</text:p>
          </table:table-cell>
          <table:table-cell table:style-name="ce11" table:formula="of:=+[$K.J9]*[$A.K9]" office:value-type="float" office:value="60.8760008790846">
            <text:p>60.9</text:p>
          </table:table-cell>
          <table:table-cell table:number-columns-repeated="1013"/>
        </table:table-row>
        <table:table-row table:style-name="ro2">
          <table:table-cell table:style-name="ce8" table:formula="of:=1+[.A9]" office:value-type="float" office:value="7">
            <text:p>7</text:p>
          </table:table-cell>
          <table:table-cell table:style-name="ce12" table:formula="of:=+(dLevel*(1+dGrowth)^[$Q.A10])/[.C10]" office:value-type="float" office:value="0.159510477243906">
            <text:p>0.16</text:p>
          </table:table-cell>
          <table:table-cell table:style-name="ce11" table:formula="of:=SUM([.D10:.K10])" office:value-type="float" office:value="450.334484808357">
            <text:p>450.3</text:p>
          </table:table-cell>
          <table:table-cell table:style-name="ce11" table:formula="of:=+[$K.C10]*[$A.D10]" office:value-type="float" office:value="54.1355442903283">
            <text:p>54.1</text:p>
          </table:table-cell>
          <table:table-cell table:style-name="ce11" table:formula="of:=+[$K.D10]*[$A.E10]" office:value-type="float" office:value="54.7753038725322">
            <text:p>54.8</text:p>
          </table:table-cell>
          <table:table-cell table:style-name="ce11" table:formula="of:=+[$K.E10]*[$A.F10]" office:value-type="float" office:value="59.1606675087508">
            <text:p>59.2</text:p>
          </table:table-cell>
          <table:table-cell table:style-name="ce11" table:formula="of:=+[$K.F10]*[$A.G10]" office:value-type="float" office:value="54.7666534755138">
            <text:p>54.8</text:p>
          </table:table-cell>
          <table:table-cell table:style-name="ce11" table:formula="of:=+[$K.G10]*[$A.H10]" office:value-type="float" office:value="59.7701419131767">
            <text:p>59.8</text:p>
          </table:table-cell>
          <table:table-cell table:style-name="ce11" table:formula="of:=+[$K.H10]*[$A.I10]" office:value-type="float" office:value="53.3218068007391">
            <text:p>53.3</text:p>
          </table:table-cell>
          <table:table-cell table:style-name="ce11" table:formula="of:=+[$K.I10]*[$A.J10]" office:value-type="float" office:value="52.8618535901553">
            <text:p>52.9</text:p>
          </table:table-cell>
          <table:table-cell table:style-name="ce11" table:formula="of:=+[$K.J10]*[$A.K10]" office:value-type="float" office:value="61.5425133571603">
            <text:p>61.5</text:p>
          </table:table-cell>
          <table:table-cell table:number-columns-repeated="1013"/>
        </table:table-row>
        <table:table-row table:style-name="ro2">
          <table:table-cell table:style-name="ce8" table:formula="of:=1+[.A10]" office:value-type="float" office:value="8">
            <text:p>8</text:p>
          </table:table-cell>
          <table:table-cell table:style-name="ce12" table:formula="of:=+(dLevel*(1+dGrowth)^[$Q.A11])/[.C11]" office:value-type="float" office:value="0.158135986685096">
            <text:p>0.16</text:p>
          </table:table-cell>
          <table:table-cell table:style-name="ce11" table:formula="of:=SUM([.D11:.K11])" office:value-type="float" office:value="458.791201154969">
            <text:p>458.8</text:p>
          </table:table-cell>
          <table:table-cell table:style-name="ce11" table:formula="of:=+[$K.C11]*[$A.D11]" office:value-type="float" office:value="54.4909980558156">
            <text:p>54.5</text:p>
          </table:table-cell>
          <table:table-cell table:style-name="ce11" table:formula="of:=+[$K.D11]*[$A.E11]" office:value-type="float" office:value="55.3196853779132">
            <text:p>55.3</text:p>
          </table:table-cell>
          <table:table-cell table:style-name="ce11" table:formula="of:=+[$K.E11]*[$A.F11]" office:value-type="float" office:value="60.3890997740584">
            <text:p>60.4</text:p>
          </table:table-cell>
          <table:table-cell table:style-name="ce11" table:formula="of:=+[$K.F11]*[$A.G11]" office:value-type="float" office:value="55.3084575291153">
            <text:p>55.3</text:p>
          </table:table-cell>
          <table:table-cell table:style-name="ce11" table:formula="of:=+[$K.G11]*[$A.H11]" office:value-type="float" office:value="60.1606426453745">
            <text:p>60.2</text:p>
          </table:table-cell>
          <table:table-cell table:style-name="ce11" table:formula="of:=+[$K.H11]*[$A.I11]" office:value-type="float" office:value="53.8728410351303">
            <text:p>53.9</text:p>
          </table:table-cell>
          <table:table-cell table:style-name="ce11" table:formula="of:=+[$K.I11]*[$A.J11]" office:value-type="float" office:value="56.2300643109715">
            <text:p>56.2</text:p>
          </table:table-cell>
          <table:table-cell table:style-name="ce11" table:formula="of:=+[$K.J11]*[$A.K11]" office:value-type="float" office:value="63.0194124265902">
            <text:p>63.0</text:p>
          </table:table-cell>
          <table:table-cell table:number-columns-repeated="1013"/>
        </table:table-row>
        <table:table-row table:style-name="ro2">
          <table:table-cell table:style-name="ce8" table:formula="of:=1+[.A11]" office:value-type="float" office:value="9">
            <text:p>9</text:p>
          </table:table-cell>
          <table:table-cell table:style-name="ce12" table:formula="of:=+(dLevel*(1+dGrowth)^[$Q.A12])/[.C12]" office:value-type="float" office:value="0.158257572005841">
            <text:p>0.16</text:p>
          </table:table-cell>
          <table:table-cell table:style-name="ce11" table:formula="of:=SUM([.D12:.K12])" office:value-type="float" office:value="463.023110623407">
            <text:p>463.0</text:p>
          </table:table-cell>
          <table:table-cell table:style-name="ce11" table:formula="of:=+[$K.C12]*[$A.D12]" office:value-type="float" office:value="54.6611526935115">
            <text:p>54.7</text:p>
          </table:table-cell>
          <table:table-cell table:style-name="ce11" table:formula="of:=+[$K.D12]*[$A.E12]" office:value-type="float" office:value="56.0099812786377">
            <text:p>56.0</text:p>
          </table:table-cell>
          <table:table-cell table:style-name="ce11" table:formula="of:=+[$K.E12]*[$A.F12]" office:value-type="float" office:value="61.4277088303456">
            <text:p>61.4</text:p>
          </table:table-cell>
          <table:table-cell table:style-name="ce11" table:formula="of:=+[$K.F12]*[$A.G12]" office:value-type="float" office:value="55.6635881767621">
            <text:p>55.7</text:p>
          </table:table-cell>
          <table:table-cell table:style-name="ce11" table:formula="of:=+[$K.G12]*[$A.H12]" office:value-type="float" office:value="60.3465558179019">
            <text:p>60.3</text:p>
          </table:table-cell>
          <table:table-cell table:style-name="ce11" table:formula="of:=+[$K.H12]*[$A.I12]" office:value-type="float" office:value="53.9106214372254">
            <text:p>53.9</text:p>
          </table:table-cell>
          <table:table-cell table:style-name="ce11" table:formula="of:=+[$K.I12]*[$A.J12]" office:value-type="float" office:value="57.1844133954099">
            <text:p>57.2</text:p>
          </table:table-cell>
          <table:table-cell table:style-name="ce11" table:formula="of:=+[$K.J12]*[$A.K12]" office:value-type="float" office:value="63.8190889936126">
            <text:p>63.8</text:p>
          </table:table-cell>
          <table:table-cell table:number-columns-repeated="1013"/>
        </table:table-row>
        <table:table-row table:style-name="ro2">
          <table:table-cell table:style-name="ce8" table:formula="of:=1+[.A12]" office:value-type="float" office:value="10">
            <text:p>10</text:p>
          </table:table-cell>
          <table:table-cell table:style-name="ce12" table:formula="of:=+(dLevel*(1+dGrowth)^[$Q.A13])/[.C13]" office:value-type="float" office:value="0.158220985732669">
            <text:p>0.16</text:p>
          </table:table-cell>
          <table:table-cell table:style-name="ce11" table:formula="of:=SUM([.D13:.K13])" office:value-type="float" office:value="467.761479678793">
            <text:p>467.8</text:p>
          </table:table-cell>
          <table:table-cell table:style-name="ce11" table:formula="of:=+[$K.C13]*[$A.D13]" office:value-type="float" office:value="54.848488217488">
            <text:p>54.8</text:p>
          </table:table-cell>
          <table:table-cell table:style-name="ce11" table:formula="of:=+[$K.D13]*[$A.E13]" office:value-type="float" office:value="57.0333597575473">
            <text:p>57.0</text:p>
          </table:table-cell>
          <table:table-cell table:style-name="ce11" table:formula="of:=+[$K.E13]*[$A.F13]" office:value-type="float" office:value="62.5035559543289">
            <text:p>62.5</text:p>
          </table:table-cell>
          <table:table-cell table:style-name="ce11" table:formula="of:=+[$K.F13]*[$A.G13]" office:value-type="float" office:value="56.0380951419146">
            <text:p>56.0</text:p>
          </table:table-cell>
          <table:table-cell table:style-name="ce11" table:formula="of:=+[$K.G13]*[$A.H13]" office:value-type="float" office:value="60.5514233215907">
            <text:p>60.6</text:p>
          </table:table-cell>
          <table:table-cell table:style-name="ce11" table:formula="of:=+[$K.H13]*[$A.I13]" office:value-type="float" office:value="53.964748919529">
            <text:p>54.0</text:p>
          </table:table-cell>
          <table:table-cell table:style-name="ce11" table:formula="of:=+[$K.I13]*[$A.J13]" office:value-type="float" office:value="58.1729869635291">
            <text:p>58.2</text:p>
          </table:table-cell>
          <table:table-cell table:style-name="ce11" table:formula="of:=+[$K.J13]*[$A.K13]" office:value-type="float" office:value="64.6488214028656">
            <text:p>64.6</text:p>
          </table:table-cell>
          <table:table-cell table:number-columns-repeated="1013"/>
        </table:table-row>
        <table:table-row table:style-name="ro2">
          <table:table-cell table:style-name="ce8" table:formula="of:=1+[.A13]" office:value-type="float" office:value="11">
            <text:p>11</text:p>
          </table:table-cell>
          <table:table-cell table:style-name="ce12" table:formula="of:=+(dLevel*(1+dGrowth)^[$Q.A14])/[.C14]" office:value-type="float" office:value="0.157487470181348">
            <text:p>0.16</text:p>
          </table:table-cell>
          <table:table-cell table:style-name="ce11" table:formula="of:=SUM([.D14:.K14])" office:value-type="float" office:value="474.639532532342">
            <text:p>474.6</text:p>
          </table:table-cell>
          <table:table-cell table:style-name="ce11" table:formula="of:=+[$K.C14]*[$A.D14]" office:value-type="float" office:value="55.0314385869233">
            <text:p>55.0</text:p>
          </table:table-cell>
          <table:table-cell table:style-name="ce11" table:formula="of:=+[$K.D14]*[$A.E14]" office:value-type="float" office:value="57.7575940175243">
            <text:p>57.8</text:p>
          </table:table-cell>
          <table:table-cell table:style-name="ce11" table:formula="of:=+[$K.E14]*[$A.F14]" office:value-type="float" office:value="63.5923131271442">
            <text:p>63.6</text:p>
          </table:table-cell>
          <table:table-cell table:style-name="ce11" table:formula="of:=+[$K.F14]*[$A.G14]" office:value-type="float" office:value="56.4099428152306">
            <text:p>56.4</text:p>
          </table:table-cell>
          <table:table-cell table:style-name="ce11" table:formula="of:=+[$K.G14]*[$A.H14]" office:value-type="float" office:value="63.0712494237977">
            <text:p>63.1</text:p>
          </table:table-cell>
          <table:table-cell table:style-name="ce11" table:formula="of:=+[$K.H14]*[$A.I14]" office:value-type="float" office:value="54.0140147843491">
            <text:p>54.0</text:p>
          </table:table-cell>
          <table:table-cell table:style-name="ce11" table:formula="of:=+[$K.I14]*[$A.J14]" office:value-type="float" office:value="59.1731321589571">
            <text:p>59.2</text:p>
          </table:table-cell>
          <table:table-cell table:style-name="ce11" table:formula="of:=+[$K.J14]*[$A.K14]" office:value-type="float" office:value="65.5898476184158">
            <text:p>65.6</text:p>
          </table:table-cell>
          <table:table-cell table:number-columns-repeated="1013"/>
        </table:table-row>
        <table:table-row table:style-name="ro2">
          <table:table-cell table:style-name="ce8" table:formula="of:=1+[.A14]" office:value-type="float" office:value="12">
            <text:p>12</text:p>
          </table:table-cell>
          <table:table-cell table:style-name="ce12" table:formula="of:=+(dLevel*(1+dGrowth)^[$Q.A15])/[.C15]" office:value-type="float" office:value="0.156920847544548">
            <text:p>0.16</text:p>
          </table:table-cell>
          <table:table-cell table:style-name="ce11" table:formula="of:=SUM([.D15:.K15])" office:value-type="float" office:value="481.116933793064">
            <text:p>481.1</text:p>
          </table:table-cell>
          <table:table-cell table:style-name="ce11" table:formula="of:=+[$K.C15]*[$A.D15]" office:value-type="float" office:value="55.1138731645505">
            <text:p>55.1</text:p>
          </table:table-cell>
          <table:table-cell table:style-name="ce11" table:formula="of:=+[$K.D15]*[$A.E15]" office:value-type="float" office:value="58.3823822346846">
            <text:p>58.4</text:p>
          </table:table-cell>
          <table:table-cell table:style-name="ce11" table:formula="of:=+[$K.E15]*[$A.F15]" office:value-type="float" office:value="64.9623211966738">
            <text:p>65.0</text:p>
          </table:table-cell>
          <table:table-cell table:style-name="ce11" table:formula="of:=+[$K.F15]*[$A.G15]" office:value-type="float" office:value="56.6797357252574">
            <text:p>56.7</text:p>
          </table:table-cell>
          <table:table-cell table:style-name="ce11" table:formula="of:=+[$K.G15]*[$A.H15]" office:value-type="float" office:value="64.1138216927919">
            <text:p>64.1</text:p>
          </table:table-cell>
          <table:table-cell table:style-name="ce11" table:formula="of:=+[$K.H15]*[$A.I15]" office:value-type="float" office:value="53.9646758659378">
            <text:p>54.0</text:p>
          </table:table-cell>
          <table:table-cell table:style-name="ce11" table:formula="of:=+[$K.I15]*[$A.J15]" office:value-type="float" office:value="60.0779342536537">
            <text:p>60.1</text:p>
          </table:table-cell>
          <table:table-cell table:style-name="ce11" table:formula="of:=+[$K.J15]*[$A.K15]" office:value-type="float" office:value="67.8221896595145">
            <text:p>67.8</text:p>
          </table:table-cell>
          <table:table-cell table:number-columns-repeated="1013"/>
        </table:table-row>
        <table:table-row table:style-name="ro2">
          <table:table-cell table:style-name="ce8" table:formula="of:=1+[.A15]" office:value-type="float" office:value="13">
            <text:p>13</text:p>
          </table:table-cell>
          <table:table-cell table:style-name="ce12" table:formula="of:=+(dLevel*(1+dGrowth)^[$Q.A16])/[.C16]" office:value-type="float" office:value="0.155570009708345">
            <text:p>0.16</text:p>
          </table:table-cell>
          <table:table-cell table:style-name="ce11" table:formula="of:=SUM([.D16:.K16])" office:value-type="float" office:value="490.147490072054">
            <text:p>490.1</text:p>
          </table:table-cell>
          <table:table-cell table:style-name="ce11" table:formula="of:=+[$K.C16]*[$A.D16]" office:value-type="float" office:value="58.5441754878559">
            <text:p>58.5</text:p>
          </table:table-cell>
          <table:table-cell table:style-name="ce11" table:formula="of:=+[$K.D16]*[$A.E16]" office:value-type="float" office:value="59.7550802205738">
            <text:p>59.8</text:p>
          </table:table-cell>
          <table:table-cell table:style-name="ce11" table:formula="of:=+[$K.E16]*[$A.F16]" office:value-type="float" office:value="66.0317609541957">
            <text:p>66.0</text:p>
          </table:table-cell>
          <table:table-cell table:style-name="ce11" table:formula="of:=+[$K.F16]*[$A.G16]" office:value-type="float" office:value="56.8696919984759">
            <text:p>56.9</text:p>
          </table:table-cell>
          <table:table-cell table:style-name="ce11" table:formula="of:=+[$K.G16]*[$A.H16]" office:value-type="float" office:value="65.0791503864789">
            <text:p>65.1</text:p>
          </table:table-cell>
          <table:table-cell table:style-name="ce11" table:formula="of:=+[$K.H16]*[$A.I16]" office:value-type="float" office:value="53.8392471234594">
            <text:p>53.8</text:p>
          </table:table-cell>
          <table:table-cell table:style-name="ce11" table:formula="of:=+[$K.I16]*[$A.J16]" office:value-type="float" office:value="60.9083092076181">
            <text:p>60.9</text:p>
          </table:table-cell>
          <table:table-cell table:style-name="ce11" table:formula="of:=+[$K.J16]*[$A.K16]" office:value-type="float" office:value="69.1200746933961">
            <text:p>69.1</text:p>
          </table:table-cell>
          <table:table-cell table:number-columns-repeated="1013"/>
        </table:table-row>
        <table:table-row table:style-name="ro2">
          <table:table-cell table:style-name="ce8" table:formula="of:=1+[.A16]" office:value-type="float" office:value="14">
            <text:p>14</text:p>
          </table:table-cell>
          <table:table-cell table:style-name="ce12" table:formula="of:=+(dLevel*(1+dGrowth)^[$Q.A17])/[.C17]" office:value-type="float" office:value="0.155136908257922">
            <text:p>0.16</text:p>
          </table:table-cell>
          <table:table-cell table:style-name="ce11" table:formula="of:=SUM([.D17:.K17])" office:value-type="float" office:value="496.431011496507">
            <text:p>496.4</text:p>
          </table:table-cell>
          <table:table-cell table:style-name="ce11" table:formula="of:=+[$K.C17]*[$A.D17]" office:value-type="float" office:value="59.7688624212017">
            <text:p>59.8</text:p>
          </table:table-cell>
          <table:table-cell table:style-name="ce11" table:formula="of:=+[$K.D17]*[$A.E17]" office:value-type="float" office:value="61.8120947124512">
            <text:p>61.8</text:p>
          </table:table-cell>
          <table:table-cell table:style-name="ce11" table:formula="of:=+[$K.E17]*[$A.F17]" office:value-type="float" office:value="66.8860336640881">
            <text:p>66.9</text:p>
          </table:table-cell>
          <table:table-cell table:style-name="ce11" table:formula="of:=+[$K.F17]*[$A.G17]" office:value-type="float" office:value="56.8662286259086">
            <text:p>56.9</text:p>
          </table:table-cell>
          <table:table-cell table:style-name="ce11" table:formula="of:=+[$K.G17]*[$A.H17]" office:value-type="float" office:value="65.8303866510836">
            <text:p>65.8</text:p>
          </table:table-cell>
          <table:table-cell table:style-name="ce11" table:formula="of:=+[$K.H17]*[$A.I17]" office:value-type="float" office:value="53.5330249274347">
            <text:p>53.5</text:p>
          </table:table-cell>
          <table:table-cell table:style-name="ce11" table:formula="of:=+[$K.I17]*[$A.J17]" office:value-type="float" office:value="61.5368342851072">
            <text:p>61.5</text:p>
          </table:table-cell>
          <table:table-cell table:style-name="ce11" table:formula="of:=+[$K.J17]*[$A.K17]" office:value-type="float" office:value="70.1975462092315">
            <text:p>70.2</text:p>
          </table:table-cell>
          <table:table-cell table:number-columns-repeated="1013"/>
        </table:table-row>
        <table:table-row table:style-name="ro2">
          <table:table-cell table:style-name="ce8" table:formula="of:=1+[.A17]" office:value-type="float" office:value="15">
            <text:p>15</text:p>
          </table:table-cell>
          <table:table-cell table:style-name="ce12" table:formula="of:=+(dLevel*(1+dGrowth)^[$Q.A18])/[.C18]" office:value-type="float" office:value="0.155121100321921">
            <text:p>0.16</text:p>
          </table:table-cell>
          <table:table-cell table:style-name="ce11" table:formula="of:=SUM([.D18:.K18])" office:value-type="float" office:value="501.446417336931">
            <text:p>501.4</text:p>
          </table:table-cell>
          <table:table-cell table:style-name="ce11" table:formula="of:=+[$K.C18]*[$A.D18]" office:value-type="float" office:value="60.9502881381833">
            <text:p>61.0</text:p>
          </table:table-cell>
          <table:table-cell table:style-name="ce11" table:formula="of:=+[$K.D18]*[$A.E18]" office:value-type="float" office:value="63.0181532202638">
            <text:p>63.0</text:p>
          </table:table-cell>
          <table:table-cell table:style-name="ce11" table:formula="of:=+[$K.E18]*[$A.F18]" office:value-type="float" office:value="67.6757619844204">
            <text:p>67.7</text:p>
          </table:table-cell>
          <table:table-cell table:style-name="ce11" table:formula="of:=+[$K.F18]*[$A.G18]" office:value-type="float" office:value="56.800551533773">
            <text:p>56.8</text:p>
          </table:table-cell>
          <table:table-cell table:style-name="ce11" table:formula="of:=+[$K.G18]*[$A.H18]" office:value-type="float" office:value="66.5161469580037">
            <text:p>66.5</text:p>
          </table:table-cell>
          <table:table-cell table:style-name="ce11" table:formula="of:=+[$K.H18]*[$A.I18]" office:value-type="float" office:value="53.1708157500345">
            <text:p>53.2</text:p>
          </table:table-cell>
          <table:table-cell table:style-name="ce11" table:formula="of:=+[$K.I18]*[$A.J18]" office:value-type="float" office:value="62.1027431976629">
            <text:p>62.1</text:p>
          </table:table-cell>
          <table:table-cell table:style-name="ce11" table:formula="of:=+[$K.J18]*[$A.K18]" office:value-type="float" office:value="71.2119565545891">
            <text:p>71.2</text:p>
          </table:table-cell>
          <table:table-cell table:number-columns-repeated="1013"/>
        </table:table-row>
        <table:table-row table:style-name="ro2">
          <table:table-cell table:style-name="ce8" table:formula="of:=1+[.A18]" office:value-type="float" office:value="16">
            <text:p>16</text:p>
          </table:table-cell>
          <table:table-cell table:style-name="ce12" table:formula="of:=+(dLevel*(1+dGrowth)^[$Q.A19])/[.C19]" office:value-type="float" office:value="0.155100863051139">
            <text:p>0.16</text:p>
          </table:table-cell>
          <table:table-cell table:style-name="ce11" table:formula="of:=SUM([.D19:.K19])" office:value-type="float" office:value="506.526963579722">
            <text:p>506.5</text:p>
          </table:table-cell>
          <table:table-cell table:style-name="ce11" table:formula="of:=+[$K.C19]*[$A.D19]" office:value-type="float" office:value="62.1525028057628">
            <text:p>62.2</text:p>
          </table:table-cell>
          <table:table-cell table:style-name="ce11" table:formula="of:=+[$K.D19]*[$A.E19]" office:value-type="float" office:value="64.2450948343765">
            <text:p>64.2</text:p>
          </table:table-cell>
          <table:table-cell table:style-name="ce11" table:formula="of:=+[$K.E19]*[$A.F19]" office:value-type="float" office:value="68.472022885822">
            <text:p>68.5</text:p>
          </table:table-cell>
          <table:table-cell table:style-name="ce11" table:formula="of:=+[$K.F19]*[$A.G19]" office:value-type="float" office:value="56.7326821472359">
            <text:p>56.7</text:p>
          </table:table-cell>
          <table:table-cell table:style-name="ce11" table:formula="of:=+[$K.G19]*[$A.H19]" office:value-type="float" office:value="67.2063163427555">
            <text:p>67.2</text:p>
          </table:table-cell>
          <table:table-cell table:style-name="ce11" table:formula="of:=+[$K.H19]*[$A.I19]" office:value-type="float" office:value="52.8089645070647">
            <text:p>52.8</text:p>
          </table:table-cell>
          <table:table-cell table:style-name="ce11" table:formula="of:=+[$K.I19]*[$A.J19]" office:value-type="float" office:value="62.6713109808442">
            <text:p>62.7</text:p>
          </table:table-cell>
          <table:table-cell table:style-name="ce11" table:formula="of:=+[$K.J19]*[$A.K19]" office:value-type="float" office:value="72.2380690758601">
            <text:p>72.2</text:p>
          </table:table-cell>
          <table:table-cell table:number-columns-repeated="1013"/>
        </table:table-row>
        <table:table-row table:style-name="ro2">
          <table:table-cell table:style-name="ce8" table:formula="of:=1+[.A19]" office:value-type="float" office:value="17">
            <text:p>17</text:p>
          </table:table-cell>
          <table:table-cell table:style-name="ce12" table:formula="of:=+(dLevel*(1+dGrowth)^[$Q.A20])/[.C20]" office:value-type="float" office:value="0.155078038939691">
            <text:p>0.16</text:p>
          </table:table-cell>
          <table:table-cell table:style-name="ce11" table:formula="of:=SUM([.D20:.K20])" office:value-type="float" office:value="511.667528455431">
            <text:p>511.7</text:p>
          </table:table-cell>
          <table:table-cell table:style-name="ce11" table:formula="of:=+[$K.C20]*[$A.D20]" office:value-type="float" office:value="63.3750836759195">
            <text:p>63.4</text:p>
          </table:table-cell>
          <table:table-cell table:style-name="ce11" table:formula="of:=+[$K.D20]*[$A.E20]" office:value-type="float" office:value="65.4924671326919">
            <text:p>65.5</text:p>
          </table:table-cell>
          <table:table-cell table:style-name="ce11" table:formula="of:=+[$K.E20]*[$A.F20]" office:value-type="float" office:value="69.2740363459482">
            <text:p>69.3</text:p>
          </table:table-cell>
          <table:table-cell table:style-name="ce11" table:formula="of:=+[$K.F20]*[$A.G20]" office:value-type="float" office:value="56.6619936500133">
            <text:p>56.7</text:p>
          </table:table-cell>
          <table:table-cell table:style-name="ce11" table:formula="of:=+[$K.G20]*[$A.H20]" office:value-type="float" office:value="67.9001098278899">
            <text:p>67.9</text:p>
          </table:table-cell>
          <table:table-cell table:style-name="ce11" table:formula="of:=+[$K.H20]*[$A.I20]" office:value-type="float" office:value="52.446914854905">
            <text:p>52.4</text:p>
          </table:table-cell>
          <table:table-cell table:style-name="ce11" table:formula="of:=+[$K.I20]*[$A.J20]" office:value-type="float" office:value="63.2417957428246">
            <text:p>63.2</text:p>
          </table:table-cell>
          <table:table-cell table:style-name="ce11" table:formula="of:=+[$K.J20]*[$A.K20]" office:value-type="float" office:value="73.2751272252388">
            <text:p>73.3</text:p>
          </table:table-cell>
          <table:table-cell table:number-columns-repeated="1013"/>
        </table:table-row>
        <table:table-row table:style-name="ro2">
          <table:table-cell table:style-name="ce8" table:formula="of:=1+[.A20]" office:value-type="float" office:value="18">
            <text:p>18</text:p>
          </table:table-cell>
          <table:table-cell table:style-name="ce12" table:formula="of:=+(dLevel*(1+dGrowth)^[$Q.A21])/[.C21]" office:value-type="float" office:value="0.153886525636085">
            <text:p>0.15</text:p>
          </table:table-cell>
          <table:table-cell table:style-name="ce11" table:formula="of:=SUM([.D21:.K21])" office:value-type="float" office:value="520.785562866811">
            <text:p>520.8</text:p>
          </table:table-cell>
          <table:table-cell table:style-name="ce11" table:formula="of:=+[$K.C21]*[$A.D21]" office:value-type="float" office:value="67.3041446997603">
            <text:p>67.3</text:p>
          </table:table-cell>
          <table:table-cell table:style-name="ce11" table:formula="of:=+[$K.D21]*[$A.E21]" office:value-type="float" office:value="66.7600831046385">
            <text:p>66.8</text:p>
          </table:table-cell>
          <table:table-cell table:style-name="ce11" table:formula="of:=+[$K.E21]*[$A.F21]" office:value-type="float" office:value="71.3153950883555">
            <text:p>71.3</text:p>
          </table:table-cell>
          <table:table-cell table:style-name="ce11" table:formula="of:=+[$K.F21]*[$A.G21]" office:value-type="float" office:value="56.5881263792931">
            <text:p>56.6</text:p>
          </table:table-cell>
          <table:table-cell table:style-name="ce11" table:formula="of:=+[$K.G21]*[$A.H21]" office:value-type="float" office:value="68.5970351920462">
            <text:p>68.6</text:p>
          </table:table-cell>
          <table:table-cell table:style-name="ce11" table:formula="of:=+[$K.H21]*[$A.I21]" office:value-type="float" office:value="52.0843668222062">
            <text:p>52.1</text:p>
          </table:table-cell>
          <table:table-cell table:style-name="ce11" table:formula="of:=+[$K.I21]*[$A.J21]" office:value-type="float" office:value="63.8137309964311">
            <text:p>63.8</text:p>
          </table:table-cell>
          <table:table-cell table:style-name="ce11" table:formula="of:=+[$K.J21]*[$A.K21]" office:value-type="float" office:value="74.3226805840803">
            <text:p>74.3</text:p>
          </table:table-cell>
          <table:table-cell table:number-columns-repeated="1013"/>
        </table:table-row>
        <table:table-row table:style-name="ro2">
          <table:table-cell table:style-name="ce8" table:formula="of:=1+[.A21]" office:value-type="float" office:value="19">
            <text:p>19</text:p>
          </table:table-cell>
          <table:table-cell table:style-name="ce12" table:formula="of:=+(dLevel*(1+dGrowth)^[$Q.A22])/[.C22]" office:value-type="float" office:value="0.152604257440115">
            <text:p>0.15</text:p>
          </table:table-cell>
          <table:table-cell table:style-name="ce11" table:formula="of:=SUM([.D22:.K22])" office:value-type="float" office:value="530.413115842986">
            <text:p>530.4</text:p>
          </table:table-cell>
          <table:table-cell table:style-name="ce11" table:formula="of:=+[$K.C22]*[$A.D22]" office:value-type="float" office:value="69.5562895062764">
            <text:p>69.6</text:p>
          </table:table-cell>
          <table:table-cell table:style-name="ce11" table:formula="of:=+[$K.D22]*[$A.E22]" office:value-type="float" office:value="67.8407005367534">
            <text:p>67.8</text:p>
          </table:table-cell>
          <table:table-cell table:style-name="ce11" table:formula="of:=+[$K.E22]*[$A.F22]" office:value-type="float" office:value="76.6674360440868">
            <text:p>76.7</text:p>
          </table:table-cell>
          <table:table-cell table:style-name="ce11" table:formula="of:=+[$K.F22]*[$A.G22]" office:value-type="float" office:value="56.3440345674559">
            <text:p>56.3</text:p>
          </table:table-cell>
          <table:table-cell table:style-name="ce11" table:formula="of:=+[$K.G22]*[$A.H22]" office:value-type="float" office:value="69.0885513823197">
            <text:p>69.1</text:p>
          </table:table-cell>
          <table:table-cell table:style-name="ce11" table:formula="of:=+[$K.H22]*[$A.I22]" office:value-type="float" office:value="51.5698043118312">
            <text:p>51.6</text:p>
          </table:table-cell>
          <table:table-cell table:style-name="ce11" table:formula="of:=+[$K.I22]*[$A.J22]" office:value-type="float" office:value="64.1936966358849">
            <text:p>64.2</text:p>
          </table:table-cell>
          <table:table-cell table:style-name="ce11" table:formula="of:=+[$K.J22]*[$A.K22]" office:value-type="float" office:value="75.152602858378">
            <text:p>75.2</text:p>
          </table:table-cell>
          <table:table-cell table:number-columns-repeated="1013"/>
        </table:table-row>
        <table:table-row table:style-name="ro2">
          <table:table-cell table:style-name="ce8" table:formula="of:=1+[.A22]" office:value-type="float" office:value="20">
            <text:p>20</text:p>
          </table:table-cell>
          <table:table-cell table:style-name="ce12" table:formula="of:=+(dLevel*(1+dGrowth)^[$Q.A23])/[.C23]" office:value-type="float" office:value="0.148076201166916">
            <text:p>0.15</text:p>
          </table:table-cell>
          <table:table-cell table:style-name="ce11" table:formula="of:=SUM([.D23:.K23])" office:value-type="float" office:value="552.099068130198">
            <text:p>552.1</text:p>
          </table:table-cell>
          <table:table-cell table:style-name="ce11" table:formula="of:=+[$K.C23]*[$A.D23]" office:value-type="float" office:value="71.6366031536595">
            <text:p>71.6</text:p>
          </table:table-cell>
          <table:table-cell table:style-name="ce11" table:formula="of:=+[$K.D23]*[$A.E23]" office:value-type="float" office:value="71.5094997146421">
            <text:p>71.5</text:p>
          </table:table-cell>
          <table:table-cell table:style-name="ce11" table:formula="of:=+[$K.E23]*[$A.F23]" office:value-type="float" office:value="79.4217108497358">
            <text:p>79.4</text:p>
          </table:table-cell>
          <table:table-cell table:style-name="ce11" table:formula="of:=+[$K.F23]*[$A.G23]" office:value-type="float" office:value="55.9184924816176">
            <text:p>55.9</text:p>
          </table:table-cell>
          <table:table-cell table:style-name="ce11" table:formula="of:=+[$K.G23]*[$A.H23]" office:value-type="float" office:value="69.353197540283">
            <text:p>69.4</text:p>
          </table:table-cell>
          <table:table-cell table:style-name="ce11" table:formula="of:=+[$K.H23]*[$A.I23]" office:value-type="float" office:value="59.4339667043814">
            <text:p>59.4</text:p>
          </table:table-cell>
          <table:table-cell table:style-name="ce11" table:formula="of:=+[$K.I23]*[$A.J23]" office:value-type="float" office:value="64.3625036063018">
            <text:p>64.4</text:p>
          </table:table-cell>
          <table:table-cell table:style-name="ce11" table:formula="of:=+[$K.J23]*[$A.K23]" office:value-type="float" office:value="80.4630940795769">
            <text:p>80.5</text:p>
          </table:table-cell>
          <table:table-cell table:number-columns-repeated="1013"/>
        </table:table-row>
        <table:table-row table:style-name="ro2">
          <table:table-cell table:style-name="ce8" table:formula="of:=1+[.A23]" office:value-type="float" office:value="21">
            <text:p>21</text:p>
          </table:table-cell>
          <table:table-cell table:style-name="ce12" table:formula="of:=+(dLevel*(1+dGrowth)^[$Q.A24])/[.C24]" office:value-type="float" office:value="0.146217187637732">
            <text:p>0.15</text:p>
          </table:table-cell>
          <table:table-cell table:style-name="ce11" table:formula="of:=SUM([.D24:.K24])" office:value-type="float" office:value="564.709671532292">
            <text:p>564.7</text:p>
          </table:table-cell>
          <table:table-cell table:style-name="ce11" table:formula="of:=+[$K.C24]*[$A.D24]" office:value-type="float" office:value="79.551520722004">
            <text:p>79.6</text:p>
          </table:table-cell>
          <table:table-cell table:style-name="ce11" table:formula="of:=+[$K.D24]*[$A.E24]" office:value-type="float" office:value="72.7104467001588">
            <text:p>72.7</text:p>
          </table:table-cell>
          <table:table-cell table:style-name="ce11" table:formula="of:=+[$K.E24]*[$A.F24]" office:value-type="float" office:value="81.2640374651369">
            <text:p>81.3</text:p>
          </table:table-cell>
          <table:table-cell table:style-name="ce11" table:formula="of:=+[$K.F24]*[$A.G24]" office:value-type="float" office:value="54.8565608112882">
            <text:p>54.9</text:p>
          </table:table-cell>
          <table:table-cell table:style-name="ce11" table:formula="of:=+[$K.G24]*[$A.H24]" office:value-type="float" office:value="68.8021612779612">
            <text:p>68.8</text:p>
          </table:table-cell>
          <table:table-cell table:style-name="ce11" table:formula="of:=+[$K.H24]*[$A.I24]" office:value-type="float" office:value="61.6630830811017">
            <text:p>61.7</text:p>
          </table:table-cell>
          <table:table-cell table:style-name="ce11" table:formula="of:=+[$K.I24]*[$A.J24]" office:value-type="float" office:value="63.7761216234041">
            <text:p>63.8</text:p>
          </table:table-cell>
          <table:table-cell table:style-name="ce11" table:formula="of:=+[$K.J24]*[$A.K24]" office:value-type="float" office:value="82.0857398512374">
            <text:p>82.1</text:p>
          </table:table-cell>
          <table:table-cell table:number-columns-repeated="1013"/>
        </table:table-row>
        <table:table-row table:style-name="ro2">
          <table:table-cell table:style-name="ce8" table:formula="of:=1+[.A24]" office:value-type="float" office:value="22">
            <text:p>22</text:p>
          </table:table-cell>
          <table:table-cell table:style-name="ce12" table:formula="of:=+(dLevel*(1+dGrowth)^[$Q.A25])/[.C25]" office:value-type="float" office:value="0.142400162315487">
            <text:p>0.14</text:p>
          </table:table-cell>
          <table:table-cell table:style-name="ce11" table:formula="of:=SUM([.D25:.K25])" office:value-type="float" office:value="585.645137247442">
            <text:p>585.6</text:p>
          </table:table-cell>
          <table:table-cell table:style-name="ce11" table:formula="of:=+[$K.C25]*[$A.D25]" office:value-type="float" office:value="83.4735974854175">
            <text:p>83.5</text:p>
          </table:table-cell>
          <table:table-cell table:style-name="ce11" table:formula="of:=+[$K.D25]*[$A.E25]" office:value-type="float" office:value="73.557450072361">
            <text:p>73.6</text:p>
          </table:table-cell>
          <table:table-cell table:style-name="ce11" table:formula="of:=+[$K.E25]*[$A.F25]" office:value-type="float" office:value="82.7244452163651">
            <text:p>82.7</text:p>
          </table:table-cell>
          <table:table-cell table:style-name="ce11" table:formula="of:=+[$K.F25]*[$A.G25]" office:value-type="float" office:value="53.5571907283426">
            <text:p>53.6</text:p>
          </table:table-cell>
          <table:table-cell table:style-name="ce11" table:formula="of:=+[$K.G25]*[$A.H25]" office:value-type="float" office:value="74.6737929730274">
            <text:p>74.7</text:p>
          </table:table-cell>
          <table:table-cell table:style-name="ce11" table:formula="of:=+[$K.H25]*[$A.I25]" office:value-type="float" office:value="63.6424991615146">
            <text:p>63.6</text:p>
          </table:table-cell>
          <table:table-cell table:style-name="ce11" table:formula="of:=+[$K.I25]*[$A.J25]" office:value-type="float" office:value="64.6868648933942">
            <text:p>64.7</text:p>
          </table:table-cell>
          <table:table-cell table:style-name="ce11" table:formula="of:=+[$K.J25]*[$A.K25]" office:value-type="float" office:value="89.3292967170198">
            <text:p>89.3</text:p>
          </table:table-cell>
          <table:table-cell table:number-columns-repeated="1013"/>
        </table:table-row>
        <table:table-row table:style-name="ro2">
          <table:table-cell table:style-name="ce8" table:formula="of:=1+[.A25]" office:value-type="float" office:value="23">
            <text:p>23</text:p>
          </table:table-cell>
          <table:table-cell table:style-name="ce12" table:formula="of:=+(dLevel*(1+dGrowth)^[$Q.A26])/[.C26]" office:value-type="float" office:value="0.141802752877644">
            <text:p>0.14</text:p>
          </table:table-cell>
          <table:table-cell table:style-name="ce11" table:formula="of:=SUM([.D26:.K26])" office:value-type="float" office:value="593.993561620226">
            <text:p>594.0</text:p>
          </table:table-cell>
          <table:table-cell table:style-name="ce11" table:formula="of:=+[$K.C26]*[$A.D26]" office:value-type="float" office:value="86.6251367728122">
            <text:p>86.6</text:p>
          </table:table-cell>
          <table:table-cell table:style-name="ce11" table:formula="of:=+[$K.D26]*[$A.E26]" office:value-type="float" office:value="73.6372241839974">
            <text:p>73.6</text:p>
          </table:table-cell>
          <table:table-cell table:style-name="ce11" table:formula="of:=+[$K.E26]*[$A.F26]" office:value-type="float" office:value="83.3235047426247">
            <text:p>83.3</text:p>
          </table:table-cell>
          <table:table-cell table:style-name="ce11" table:formula="of:=+[$K.F26]*[$A.G26]" office:value-type="float" office:value="51.9504750064923">
            <text:p>52.0</text:p>
          </table:table-cell>
          <table:table-cell table:style-name="ce11" table:formula="of:=+[$K.G26]*[$A.H26]" office:value-type="float" office:value="75.7267710650716">
            <text:p>75.7</text:p>
          </table:table-cell>
          <table:table-cell table:style-name="ce11" table:formula="of:=+[$K.H26]*[$A.I26]" office:value-type="float" office:value="66.623482206495">
            <text:p>66.6</text:p>
          </table:table-cell>
          <table:table-cell table:style-name="ce11" table:formula="of:=+[$K.I26]*[$A.J26]" office:value-type="float" office:value="63.8288350087741">
            <text:p>63.8</text:p>
          </table:table-cell>
          <table:table-cell table:style-name="ce11" table:formula="of:=+[$K.J26]*[$A.K26]" office:value-type="float" office:value="92.278132633959">
            <text:p>92.3</text:p>
          </table:table-cell>
          <table:table-cell table:number-columns-repeated="1013"/>
        </table:table-row>
        <table:table-row table:style-name="ro2">
          <table:table-cell table:style-name="ce8" table:formula="of:=1+[.A26]" office:value-type="float" office:value="24">
            <text:p>24</text:p>
          </table:table-cell>
          <table:table-cell table:style-name="ce12" table:formula="of:=+(dLevel*(1+dGrowth)^[$Q.A27])/[.C27]" office:value-type="float" office:value="0.139927023708804">
            <text:p>0.14</text:p>
          </table:table-cell>
          <table:table-cell table:style-name="ce11" table:formula="of:=SUM([.D27:.K27])" office:value-type="float" office:value="607.975637562892">
            <text:p>608.0</text:p>
          </table:table-cell>
          <table:table-cell table:style-name="ce11" table:formula="of:=+[$K.C27]*[$A.D27]" office:value-type="float" office:value="89.739103881905">
            <text:p>89.7</text:p>
          </table:table-cell>
          <table:table-cell table:style-name="ce11" table:formula="of:=+[$K.D27]*[$A.E27]" office:value-type="float" office:value="73.5953282284798">
            <text:p>73.6</text:p>
          </table:table-cell>
          <table:table-cell table:style-name="ce11" table:formula="of:=+[$K.E27]*[$A.F27]" office:value-type="float" office:value="83.7869776068623">
            <text:p>83.8</text:p>
          </table:table-cell>
          <table:table-cell table:style-name="ce11" table:formula="of:=+[$K.F27]*[$A.G27]" office:value-type="float" office:value="50.3919607562975">
            <text:p>50.4</text:p>
          </table:table-cell>
          <table:table-cell table:style-name="ce11" table:formula="of:=+[$K.G27]*[$A.H27]" office:value-type="float" office:value="76.6652503752271">
            <text:p>76.7</text:p>
          </table:table-cell>
          <table:table-cell table:style-name="ce11" table:formula="of:=+[$K.H27]*[$A.I27]" office:value-type="float" office:value="68.6021236110133">
            <text:p>68.6</text:p>
          </table:table-cell>
          <table:table-cell table:style-name="ce11" table:formula="of:=+[$K.I27]*[$A.J27]" office:value-type="float" office:value="70.0355193943006">
            <text:p>70.0</text:p>
          </table:table-cell>
          <table:table-cell table:style-name="ce11" table:formula="of:=+[$K.J27]*[$A.K27]" office:value-type="float" office:value="95.1593737088063">
            <text:p>95.2</text:p>
          </table:table-cell>
          <table:table-cell table:number-columns-repeated="1013"/>
        </table:table-row>
        <table:table-row table:style-name="ro2">
          <table:table-cell table:style-name="ce8" table:formula="of:=1+[.A27]" office:value-type="float" office:value="25">
            <text:p>25</text:p>
          </table:table-cell>
          <table:table-cell table:style-name="ce12" table:formula="of:=+(dLevel*(1+dGrowth)^[$Q.A28])/[.C28]" office:value-type="float" office:value="0.138048773951153">
            <text:p>0.14</text:p>
          </table:table-cell>
          <table:table-cell table:style-name="ce11" table:formula="of:=SUM([.D28:.K28])" office:value-type="float" office:value="622.41004542755">
            <text:p>622.4</text:p>
          </table:table-cell>
          <table:table-cell table:style-name="ce11" table:formula="of:=+[$K.C28]*[$A.D28]" office:value-type="float" office:value="92.4557830612767">
            <text:p>92.5</text:p>
          </table:table-cell>
          <table:table-cell table:style-name="ce11" table:formula="of:=+[$K.D28]*[$A.E28]" office:value-type="float" office:value="73.1713857538372">
            <text:p>73.2</text:p>
          </table:table-cell>
          <table:table-cell table:style-name="ce11" table:formula="of:=+[$K.E28]*[$A.F28]" office:value-type="float" office:value="83.8112527558354">
            <text:p>83.8</text:p>
          </table:table-cell>
          <table:table-cell table:style-name="ce11" table:formula="of:=+[$K.F28]*[$A.G28]" office:value-type="float" office:value="56.296419624098">
            <text:p>56.3</text:p>
          </table:table-cell>
          <table:table-cell table:style-name="ce11" table:formula="of:=+[$K.G28]*[$A.H28]" office:value-type="float" office:value="77.2042075841029">
            <text:p>77.2</text:p>
          </table:table-cell>
          <table:table-cell table:style-name="ce11" table:formula="of:=+[$K.H28]*[$A.I28]" office:value-type="float" office:value="70.2559137432253">
            <text:p>70.3</text:p>
          </table:table-cell>
          <table:table-cell table:style-name="ce11" table:formula="of:=+[$K.I28]*[$A.J28]" office:value-type="float" office:value="71.6185444642651">
            <text:p>71.6</text:p>
          </table:table-cell>
          <table:table-cell table:style-name="ce11" table:formula="of:=+[$K.J28]*[$A.K28]" office:value-type="float" office:value="97.5965384409095">
            <text:p>97.6</text:p>
          </table:table-cell>
          <table:table-cell table:number-columns-repeated="1013"/>
        </table:table-row>
        <table:table-row table:style-name="ro2">
          <table:table-cell table:style-name="ce8" table:formula="of:=1+[.A28]" office:value-type="float" office:value="26">
            <text:p>26</text:p>
          </table:table-cell>
          <table:table-cell table:style-name="ce12" table:formula="of:=+(dLevel*(1+dGrowth)^[$Q.A29])/[.C29]" office:value-type="float" office:value="0.135824536430941">
            <text:p>0.14</text:p>
          </table:table-cell>
          <table:table-cell table:style-name="ce11" table:formula="of:=SUM([.D29:.K29])" office:value-type="float" office:value="638.928542538706">
            <text:p>638.9</text:p>
          </table:table-cell>
          <table:table-cell table:style-name="ce11" table:formula="of:=+[$K.C29]*[$A.D29]" office:value-type="float" office:value="94.7293559674152">
            <text:p>94.7</text:p>
          </table:table-cell>
          <table:table-cell table:style-name="ce11" table:formula="of:=+[$K.D29]*[$A.E29]" office:value-type="float" office:value="82.2028161143609">
            <text:p>82.2</text:p>
          </table:table-cell>
          <table:table-cell table:style-name="ce11" table:formula="of:=+[$K.E29]*[$A.F29]" office:value-type="float" office:value="83.9424986409768">
            <text:p>83.9</text:p>
          </table:table-cell>
          <table:table-cell table:style-name="ce11" table:formula="of:=+[$K.F29]*[$A.G29]" office:value-type="float" office:value="56.7798896232778">
            <text:p>56.8</text:p>
          </table:table-cell>
          <table:table-cell table:style-name="ce11" table:formula="of:=+[$K.G29]*[$A.H29]" office:value-type="float" office:value="77.332354228797">
            <text:p>77.3</text:p>
          </table:table-cell>
          <table:table-cell table:style-name="ce11" table:formula="of:=+[$K.H29]*[$A.I29]" office:value-type="float" office:value="71.5561813824699">
            <text:p>71.6</text:p>
          </table:table-cell>
          <table:table-cell table:style-name="ce11" table:formula="of:=+[$K.I29]*[$A.J29]" office:value-type="float" office:value="72.8377763123862">
            <text:p>72.8</text:p>
          </table:table-cell>
          <table:table-cell table:style-name="ce11" table:formula="of:=+[$K.J29]*[$A.K29]" office:value-type="float" office:value="99.5476702690218">
            <text:p>99.5</text:p>
          </table:table-cell>
          <table:table-cell table:number-columns-repeated="1013"/>
        </table:table-row>
        <table:table-row table:style-name="ro2">
          <table:table-cell table:style-name="ce8" table:formula="of:=1+[.A29]" office:value-type="float" office:value="27">
            <text:p>27</text:p>
          </table:table-cell>
          <table:table-cell table:style-name="ce12" table:formula="of:=+(dLevel*(1+dGrowth)^[$Q.A30])/[.C30]" office:value-type="float" office:value="0.135812906792661">
            <text:p>0.14</text:p>
          </table:table-cell>
          <table:table-cell table:style-name="ce11" table:formula="of:=SUM([.D30:.K30])" office:value-type="float" office:value="645.373086430255">
            <text:p>645.4</text:p>
          </table:table-cell>
          <table:table-cell table:style-name="ce11" table:formula="of:=+[$K.C30]*[$A.D30]" office:value-type="float" office:value="96.4214179007533">
            <text:p>96.4</text:p>
          </table:table-cell>
          <table:table-cell table:style-name="ce11" table:formula="of:=+[$K.D30]*[$A.E30]" office:value-type="float" office:value="84.9947803216811">
            <text:p>85.0</text:p>
          </table:table-cell>
          <table:table-cell table:style-name="ce11" table:formula="of:=+[$K.E30]*[$A.F30]" office:value-type="float" office:value="83.2099642012317">
            <text:p>83.2</text:p>
          </table:table-cell>
          <table:table-cell table:style-name="ce11" table:formula="of:=+[$K.F30]*[$A.G30]" office:value-type="float" office:value="56.9000880171351">
            <text:p>56.9</text:p>
          </table:table-cell>
          <table:table-cell table:style-name="ce11" table:formula="of:=+[$K.G30]*[$A.H30]" office:value-type="float" office:value="76.9689268636046">
            <text:p>77.0</text:p>
          </table:table-cell>
          <table:table-cell table:style-name="ce11" table:formula="of:=+[$K.H30]*[$A.I30]" office:value-type="float" office:value="72.4060361181703">
            <text:p>72.4</text:p>
          </table:table-cell>
          <table:table-cell table:style-name="ce11" table:formula="of:=+[$K.I30]*[$A.J30]" office:value-type="float" office:value="73.5965296666748">
            <text:p>73.6</text:p>
          </table:table-cell>
          <table:table-cell table:style-name="ce11" table:formula="of:=+[$K.J30]*[$A.K30]" office:value-type="float" office:value="100.875343341004">
            <text:p>100.9</text:p>
          </table:table-cell>
          <table:table-cell table:number-columns-repeated="1013"/>
        </table:table-row>
        <table:table-row table:style-name="ro2">
          <table:table-cell table:style-name="ce8" table:formula="of:=1+[.A30]" office:value-type="float" office:value="28">
            <text:p>28</text:p>
          </table:table-cell>
          <table:table-cell table:style-name="ce12" table:formula="of:=+(dLevel*(1+dGrowth)^[$Q.A31])/[.C31]" office:value-type="float" office:value="0.134082794915414">
            <text:p>0.13</text:p>
          </table:table-cell>
          <table:table-cell table:style-name="ce11" table:formula="of:=SUM([.D31:.K31])" office:value-type="float" office:value="660.237540827143">
            <text:p>660.2</text:p>
          </table:table-cell>
          <table:table-cell table:style-name="ce11" table:formula="of:=+[$K.C31]*[$A.D31]" office:value-type="float" office:value="99.4965999692331">
            <text:p>99.5</text:p>
          </table:table-cell>
          <table:table-cell table:style-name="ce11" table:formula="of:=+[$K.D31]*[$A.E31]" office:value-type="float" office:value="87.8784642343369">
            <text:p>87.9</text:p>
          </table:table-cell>
          <table:table-cell table:style-name="ce11" table:formula="of:=+[$K.E31]*[$A.F31]" office:value-type="float" office:value="82.4810842156087">
            <text:p>82.5</text:p>
          </table:table-cell>
          <table:table-cell table:style-name="ce11" table:formula="of:=+[$K.F31]*[$A.G31]" office:value-type="float" office:value="59.8626693329448">
            <text:p>59.9</text:p>
          </table:table-cell>
          <table:table-cell table:style-name="ce11" table:formula="of:=+[$K.G31]*[$A.H31]" office:value-type="float" office:value="76.6046481743733">
            <text:p>76.6</text:p>
          </table:table-cell>
          <table:table-cell table:style-name="ce11" table:formula="of:=+[$K.H31]*[$A.I31]" office:value-type="float" office:value="73.2634740478775">
            <text:p>73.3</text:p>
          </table:table-cell>
          <table:table-cell table:style-name="ce11" table:formula="of:=+[$K.I31]*[$A.J31]" office:value-type="float" office:value="74.3606445854667">
            <text:p>74.4</text:p>
          </table:table-cell>
          <table:table-cell table:style-name="ce11" table:formula="of:=+[$K.J31]*[$A.K31]" office:value-type="float" office:value="106.289956267302">
            <text:p>106.3</text:p>
          </table:table-cell>
          <table:table-cell table:number-columns-repeated="1013"/>
        </table:table-row>
        <table:table-row table:style-name="ro2">
          <table:table-cell table:style-name="ce8" table:formula="of:=1+[.A31]" office:value-type="float" office:value="29">
            <text:p>29</text:p>
          </table:table-cell>
          <table:table-cell table:style-name="ce12" table:formula="of:=+(dLevel*(1+dGrowth)^[$Q.A32])/[.C32]" office:value-type="float" office:value="0.133126508561459">
            <text:p>0.13</text:p>
          </table:table-cell>
          <table:table-cell table:style-name="ce11" table:formula="of:=SUM([.D32:.K32])" office:value-type="float" office:value="671.630020918989">
            <text:p>671.6</text:p>
          </table:table-cell>
          <table:table-cell table:style-name="ce11" table:formula="of:=+[$K.C32]*[$A.D32]" office:value-type="float" office:value="101.307306709835">
            <text:p>101.3</text:p>
          </table:table-cell>
          <table:table-cell table:style-name="ce11" table:formula="of:=+[$K.D32]*[$A.E32]" office:value-type="float" office:value="90.3820040555218">
            <text:p>90.4</text:p>
          </table:table-cell>
          <table:table-cell table:style-name="ce11" table:formula="of:=+[$K.E32]*[$A.F32]" office:value-type="float" office:value="81.3548172267756">
            <text:p>81.4</text:p>
          </table:table-cell>
          <table:table-cell table:style-name="ce11" table:formula="of:=+[$K.F32]*[$A.G32]" office:value-type="float" office:value="65.3664012209882">
            <text:p>65.4</text:p>
          </table:table-cell>
          <table:table-cell table:style-name="ce11" table:formula="of:=+[$K.G32]*[$A.H32]" office:value-type="float" office:value="75.8631594286504">
            <text:p>75.9</text:p>
          </table:table-cell>
          <table:table-cell table:style-name="ce11" table:formula="of:=+[$K.H32]*[$A.I32]" office:value-type="float" office:value="73.7531899155264">
            <text:p>73.8</text:p>
          </table:table-cell>
          <table:table-cell table:style-name="ce11" table:formula="of:=+[$K.I32]*[$A.J32]" office:value-type="float" office:value="74.7505406938509">
            <text:p>74.8</text:p>
          </table:table-cell>
          <table:table-cell table:style-name="ce11" table:formula="of:=+[$K.J32]*[$A.K32]" office:value-type="float" office:value="108.85260166784">
            <text:p>108.9</text:p>
          </table:table-cell>
          <table:table-cell table:number-columns-repeated="1013"/>
        </table:table-row>
        <table:table-row table:style-name="ro2">
          <table:table-cell table:style-name="ce8" table:formula="of:=1+[.A32]" office:value-type="float" office:value="30">
            <text:p>30</text:p>
          </table:table-cell>
          <table:table-cell table:style-name="ce12" table:formula="of:=+(dLevel*(1+dGrowth)^[$Q.A33])/[.C33]" office:value-type="float" office:value="0.133031587395796">
            <text:p>0.13</text:p>
          </table:table-cell>
          <table:table-cell table:style-name="ce11" table:formula="of:=SUM([.D33:.K33])" office:value-type="float" office:value="678.830337178694">
            <text:p>678.8</text:p>
          </table:table-cell>
          <table:table-cell table:style-name="ce11" table:formula="of:=+[$K.C33]*[$A.D33]" office:value-type="float" office:value="102.853833782734">
            <text:p>102.9</text:p>
          </table:table-cell>
          <table:table-cell table:style-name="ce11" table:formula="of:=+[$K.D33]*[$A.E33]" office:value-type="float" office:value="92.6851448894614">
            <text:p>92.7</text:p>
          </table:table-cell>
          <table:table-cell table:style-name="ce11" table:formula="of:=+[$K.E33]*[$A.F33]" office:value-type="float" office:value="80.0237996168941">
            <text:p>80.0</text:p>
          </table:table-cell>
          <table:table-cell table:style-name="ce11" table:formula="of:=+[$K.F33]*[$A.G33]" office:value-type="float" office:value="68.2268858261318">
            <text:p>68.2</text:p>
          </table:table-cell>
          <table:table-cell table:style-name="ce11" table:formula="of:=+[$K.G33]*[$A.H33]" office:value-type="float" office:value="74.9214265996727">
            <text:p>74.9</text:p>
          </table:table-cell>
          <table:table-cell table:style-name="ce11" table:formula="of:=+[$K.H33]*[$A.I33]" office:value-type="float" office:value="74.0359193823616">
            <text:p>74.0</text:p>
          </table:table-cell>
          <table:table-cell table:style-name="ce11" table:formula="of:=+[$K.I33]*[$A.J33]" office:value-type="float" office:value="74.9301462633907">
            <text:p>74.9</text:p>
          </table:table-cell>
          <table:table-cell table:style-name="ce11" table:formula="of:=+[$K.J33]*[$A.K33]" office:value-type="float" office:value="111.153180818048">
            <text:p>111.2</text:p>
          </table:table-cell>
          <table:table-cell table:number-columns-repeated="1013"/>
        </table:table-row>
        <table:table-row table:style-name="ro2">
          <table:table-cell table:style-name="ce8" table:formula="of:=1+[.A33]" office:value-type="float" office:value="31">
            <text:p>31</text:p>
          </table:table-cell>
          <table:table-cell table:style-name="ce12" table:formula="of:=+(dLevel*(1+dGrowth)^[$Q.A34])/[.C34]" office:value-type="float" office:value="0.131525737385497">
            <text:p>0.13</text:p>
          </table:table-cell>
          <table:table-cell table:style-name="ce11" table:formula="of:=SUM([.D34:.K34])" office:value-type="float" office:value="693.468350101302">
            <text:p>693.5</text:p>
          </table:table-cell>
          <table:table-cell table:style-name="ce11" table:formula="of:=+[$K.C34]*[$A.D34]" office:value-type="float" office:value="104.394026045727">
            <text:p>104.4</text:p>
          </table:table-cell>
          <table:table-cell table:style-name="ce11" table:formula="of:=+[$K.D34]*[$A.E34]" office:value-type="float" office:value="95.0193166235047">
            <text:p>95.0</text:p>
          </table:table-cell>
          <table:table-cell table:style-name="ce11" table:formula="of:=+[$K.E34]*[$A.F34]" office:value-type="float" office:value="78.6930656919125">
            <text:p>78.7</text:p>
          </table:table-cell>
          <table:table-cell table:style-name="ce11" table:formula="of:=+[$K.F34]*[$A.G34]" office:value-type="float" office:value="71.1912985145571">
            <text:p>71.2</text:p>
          </table:table-cell>
          <table:table-cell table:style-name="ce11" table:formula="of:=+[$K.G34]*[$A.H34]" office:value-type="float" office:value="73.9710509440591">
            <text:p>74.0</text:p>
          </table:table-cell>
          <table:table-cell table:style-name="ce11" table:formula="of:=+[$K.H34]*[$A.I34]" office:value-type="float" office:value="74.2987822445894">
            <text:p>74.3</text:p>
          </table:table-cell>
          <table:table-cell table:style-name="ce11" table:formula="of:=+[$K.I34]*[$A.J34]" office:value-type="float" office:value="75.0890563349116">
            <text:p>75.1</text:p>
          </table:table-cell>
          <table:table-cell table:style-name="ce11" table:formula="of:=+[$K.J34]*[$A.K34]" office:value-type="float" office:value="120.811753702041">
            <text:p>120.8</text:p>
          </table:table-cell>
          <table:table-cell table:number-columns-repeated="1013"/>
        </table:table-row>
        <table:table-row table:style-name="ro2">
          <table:table-cell table:style-name="ce8" table:formula="of:=1+[.A34]" office:value-type="float" office:value="32">
            <text:p>32</text:p>
          </table:table-cell>
          <table:table-cell table:style-name="ce12" table:formula="of:=+(dLevel*(1+dGrowth)^[$Q.A35])/[.C35]" office:value-type="float" office:value="0.129688071827746">
            <text:p>0.13</text:p>
          </table:table-cell>
          <table:table-cell table:style-name="ce11" table:formula="of:=SUM([.D35:.K35])" office:value-type="float" office:value="710.327666710477">
            <text:p>710.3</text:p>
          </table:table-cell>
          <table:table-cell table:style-name="ce11" table:formula="of:=+[$K.C35]*[$A.D35]" office:value-type="float" office:value="105.475136366996">
            <text:p>105.5</text:p>
          </table:table-cell>
          <table:table-cell table:style-name="ce11" table:formula="of:=+[$K.D35]*[$A.E35]" office:value-type="float" office:value="99.4732698462131">
            <text:p>99.5</text:p>
          </table:table-cell>
          <table:table-cell table:style-name="ce11" table:formula="of:=+[$K.E35]*[$A.F35]" office:value-type="float" office:value="77.2701285420757">
            <text:p>77.3</text:p>
          </table:table-cell>
          <table:table-cell table:style-name="ce11" table:formula="of:=+[$K.F35]*[$A.G35]" office:value-type="float" office:value="73.9327683140309">
            <text:p>73.9</text:p>
          </table:table-cell>
          <table:table-cell table:style-name="ce11" table:formula="of:=+[$K.G35]*[$A.H35]" office:value-type="float" office:value="79.0726907309301">
            <text:p>79.1</text:p>
          </table:table-cell>
          <table:table-cell table:style-name="ce11" table:formula="of:=+[$K.H35]*[$A.I35]" office:value-type="float" office:value="74.2290360942341">
            <text:p>74.2</text:p>
          </table:table-cell>
          <table:table-cell table:style-name="ce11" table:formula="of:=+[$K.I35]*[$A.J35]" office:value-type="float" office:value="74.9124286203663">
            <text:p>74.9</text:p>
          </table:table-cell>
          <table:table-cell table:style-name="ce11" table:formula="of:=+[$K.J35]*[$A.K35]" office:value-type="float" office:value="125.96220819563">
            <text:p>126.0</text:p>
          </table:table-cell>
          <table:table-cell table:number-columns-repeated="1013"/>
        </table:table-row>
        <table:table-row table:style-name="ro2">
          <table:table-cell table:style-name="ce8" table:formula="of:=1+[.A35]" office:value-type="float" office:value="33">
            <text:p>33</text:p>
          </table:table-cell>
          <table:table-cell table:style-name="ce12" table:formula="of:=+(dLevel*(1+dGrowth)^[$Q.A36])/[.C36]" office:value-type="float" office:value="0.127794590131014">
            <text:p>0.13</text:p>
          </table:table-cell>
          <table:table-cell table:style-name="ce11" table:formula="of:=SUM([.D36:.K36])" office:value-type="float" office:value="728.060832784965">
            <text:p>728.1</text:p>
          </table:table-cell>
          <table:table-cell table:style-name="ce11" table:formula="of:=+[$K.C36]*[$A.D36]" office:value-type="float" office:value="105.972962418925">
            <text:p>106.0</text:p>
          </table:table-cell>
          <table:table-cell table:style-name="ce11" table:formula="of:=+[$K.D36]*[$A.E36]" office:value-type="float" office:value="101.983001420052">
            <text:p>102.0</text:p>
          </table:table-cell>
          <table:table-cell table:style-name="ce11" table:formula="of:=+[$K.E36]*[$A.F36]" office:value-type="float" office:value="85.2477631875833">
            <text:p>85.2</text:p>
          </table:table-cell>
          <table:table-cell table:style-name="ce11" table:formula="of:=+[$K.F36]*[$A.G36]" office:value-type="float" office:value="76.3340262198676">
            <text:p>76.3</text:p>
          </table:table-cell>
          <table:table-cell table:style-name="ce11" table:formula="of:=+[$K.G36]*[$A.H36]" office:value-type="float" office:value="79.8776015222989">
            <text:p>79.9</text:p>
          </table:table-cell>
          <table:table-cell table:style-name="ce11" table:formula="of:=+[$K.H36]*[$A.I36]" office:value-type="float" office:value="73.7526988348236">
            <text:p>73.8</text:p>
          </table:table-cell>
          <table:table-cell table:style-name="ce11" table:formula="of:=+[$K.I36]*[$A.J36]" office:value-type="float" office:value="74.3272953819203">
            <text:p>74.3</text:p>
          </table:table-cell>
          <table:table-cell table:style-name="ce11" table:formula="of:=+[$K.J36]*[$A.K36]" office:value-type="float" office:value="130.565483799495">
            <text:p>130.6</text:p>
          </table:table-cell>
          <table:table-cell table:number-columns-repeated="1013"/>
        </table:table-row>
        <table:table-row table:style-name="ro2">
          <table:table-cell table:style-name="ce8" table:formula="of:=1+[.A36]" office:value-type="float" office:value="34">
            <text:p>34</text:p>
          </table:table-cell>
          <table:table-cell table:style-name="ce12" table:formula="of:=+(dLevel*(1+dGrowth)^[$Q.A37])/[.C37]" office:value-type="float" office:value="0.127115732311179">
            <text:p>0.13</text:p>
          </table:table-cell>
          <table:table-cell table:style-name="ce11" table:formula="of:=SUM([.D37:.K37])" office:value-type="float" office:value="739.268510394262">
            <text:p>739.3</text:p>
          </table:table-cell>
          <table:table-cell table:style-name="ce11" table:formula="of:=+[$K.C37]*[$A.D37]" office:value-type="float" office:value="105.857710362636">
            <text:p>105.9</text:p>
          </table:table-cell>
          <table:table-cell table:style-name="ce11" table:formula="of:=+[$K.D37]*[$A.E37]" office:value-type="float" office:value="104.002502586987">
            <text:p>104.0</text:p>
          </table:table-cell>
          <table:table-cell table:style-name="ce11" table:formula="of:=+[$K.E37]*[$A.F37]" office:value-type="float" office:value="86.7227859042555">
            <text:p>86.7</text:p>
          </table:table-cell>
          <table:table-cell table:style-name="ce11" table:formula="of:=+[$K.F37]*[$A.G37]" office:value-type="float" office:value="78.3390344787016">
            <text:p>78.3</text:p>
          </table:table-cell>
          <table:table-cell table:style-name="ce11" table:formula="of:=+[$K.G37]*[$A.H37]" office:value-type="float" office:value="80.220457228731">
            <text:p>80.2</text:p>
          </table:table-cell>
          <table:table-cell table:style-name="ce11" table:formula="of:=+[$K.H37]*[$A.I37]" office:value-type="float" office:value="72.8630989998556">
            <text:p>72.9</text:p>
          </table:table-cell>
          <table:table-cell table:style-name="ce11" table:formula="of:=+[$K.I37]*[$A.J37]" office:value-type="float" office:value="73.3286822986961">
            <text:p>73.3</text:p>
          </table:table-cell>
          <table:table-cell table:style-name="ce11" table:formula="of:=+[$K.J37]*[$A.K37]" office:value-type="float" office:value="137.934238534399">
            <text:p>137.9</text:p>
          </table:table-cell>
          <table:table-cell table:number-columns-repeated="1013"/>
        </table:table-row>
        <table:table-row table:style-name="ro2">
          <table:table-cell table:style-name="ce8" table:formula="of:=1+[.A37]" office:value-type="float" office:value="35">
            <text:p>35</text:p>
          </table:table-cell>
          <table:table-cell table:style-name="ce12" table:formula="of:=+(dLevel*(1+dGrowth)^[$Q.A38])/[.C38]" office:value-type="float" office:value="0.126896723729845">
            <text:p>0.13</text:p>
          </table:table-cell>
          <table:table-cell table:style-name="ce11" table:formula="of:=SUM([.D38:.K38])" office:value-type="float" office:value="747.949843497592">
            <text:p>747.9</text:p>
          </table:table-cell>
          <table:table-cell table:style-name="ce11" table:formula="of:=+[$K.C38]*[$A.D38]" office:value-type="float" office:value="105.778066765884">
            <text:p>105.8</text:p>
          </table:table-cell>
          <table:table-cell table:style-name="ce11" table:formula="of:=+[$K.D38]*[$A.E38]" office:value-type="float" office:value="106.212729958687">
            <text:p>106.2</text:p>
          </table:table-cell>
          <table:table-cell table:style-name="ce11" table:formula="of:=+[$K.E38]*[$A.F38]" office:value-type="float" office:value="88.0342938007502">
            <text:p>88.0</text:p>
          </table:table-cell>
          <table:table-cell table:style-name="ce11" table:formula="of:=+[$K.F38]*[$A.G38]" office:value-type="float" office:value="80.2222146233478">
            <text:p>80.2</text:p>
          </table:table-cell>
          <table:table-cell table:style-name="ce11" table:formula="of:=+[$K.G38]*[$A.H38]" office:value-type="float" office:value="80.3954657083772">
            <text:p>80.4</text:p>
          </table:table-cell>
          <table:table-cell table:style-name="ce11" table:formula="of:=+[$K.H38]*[$A.I38]" office:value-type="float" office:value="71.8367695424399">
            <text:p>71.8</text:p>
          </table:table-cell>
          <table:table-cell table:style-name="ce11" table:formula="of:=+[$K.I38]*[$A.J38]" office:value-type="float" office:value="72.1956187593464">
            <text:p>72.2</text:p>
          </table:table-cell>
          <table:table-cell table:style-name="ce11" table:formula="of:=+[$K.J38]*[$A.K38]" office:value-type="float" office:value="143.27468433876">
            <text:p>143.3</text:p>
          </table:table-cell>
          <table:table-cell table:number-columns-repeated="1013"/>
        </table:table-row>
        <table:table-row table:style-name="ro2">
          <table:table-cell table:style-name="ce8" table:formula="of:=1+[.A38]" office:value-type="float" office:value="36">
            <text:p>36</text:p>
          </table:table-cell>
          <table:table-cell table:style-name="ce12" table:formula="of:=+(dLevel*(1+dGrowth)^[$Q.A39])/[.C39]" office:value-type="float" office:value="0.126792709503107">
            <text:p>0.13</text:p>
          </table:table-cell>
          <table:table-cell table:style-name="ce11" table:formula="of:=SUM([.D39:.K39])" office:value-type="float" office:value="756.049057365456">
            <text:p>756.0</text:p>
          </table:table-cell>
          <table:table-cell table:style-name="ce11" table:formula="of:=+[$K.C39]*[$A.D39]" office:value-type="float" office:value="105.47156784526">
            <text:p>105.5</text:p>
          </table:table-cell>
          <table:table-cell table:style-name="ce11" table:formula="of:=+[$K.D39]*[$A.E39]" office:value-type="float" office:value="108.138222469069">
            <text:p>108.1</text:p>
          </table:table-cell>
          <table:table-cell table:style-name="ce11" table:formula="of:=+[$K.E39]*[$A.F39]" office:value-type="float" office:value="89.3037275389447">
            <text:p>89.3</text:p>
          </table:table-cell>
          <table:table-cell table:style-name="ce11" table:formula="of:=+[$K.F39]*[$A.G39]" office:value-type="float" office:value="82.0930175241491">
            <text:p>82.1</text:p>
          </table:table-cell>
          <table:table-cell table:style-name="ce11" table:formula="of:=+[$K.G39]*[$A.H39]" office:value-type="float" office:value="80.5161122978432">
            <text:p>80.5</text:p>
          </table:table-cell>
          <table:table-cell table:style-name="ce11" table:formula="of:=+[$K.H39]*[$A.I39]" office:value-type="float" office:value="70.7779942380386">
            <text:p>70.8</text:p>
          </table:table-cell>
          <table:table-cell table:style-name="ce11" table:formula="of:=+[$K.I39]*[$A.J39]" office:value-type="float" office:value="71.0330963373263">
            <text:p>71.0</text:p>
          </table:table-cell>
          <table:table-cell table:style-name="ce11" table:formula="of:=+[$K.J39]*[$A.K39]" office:value-type="float" office:value="148.715319114825">
            <text:p>148.7</text:p>
          </table:table-cell>
          <table:table-cell table:number-columns-repeated="1013"/>
        </table:table-row>
        <table:table-row table:style-name="ro2">
          <table:table-cell table:style-name="ce8" table:formula="of:=1+[.A39]" office:value-type="float" office:value="37">
            <text:p>37</text:p>
          </table:table-cell>
          <table:table-cell table:style-name="ce12" table:formula="of:=+(dLevel*(1+dGrowth)^[$Q.A40])/[.C40]" office:value-type="float" office:value="0.124998113172764">
            <text:p>0.12</text:p>
          </table:table-cell>
          <table:table-cell table:style-name="ce11" table:formula="of:=SUM([.D40:.K40])" office:value-type="float" office:value="774.572680563775">
            <text:p>774.6</text:p>
          </table:table-cell>
          <table:table-cell table:style-name="ce11" table:formula="of:=+[$K.C40]*[$A.D40]" office:value-type="float" office:value="115.269227578193">
            <text:p>115.3</text:p>
          </table:table-cell>
          <table:table-cell table:style-name="ce11" table:formula="of:=+[$K.D40]*[$A.E40]" office:value-type="float" office:value="110.062176241527">
            <text:p>110.1</text:p>
          </table:table-cell>
          <table:table-cell table:style-name="ce11" table:formula="of:=+[$K.E40]*[$A.F40]" office:value-type="float" office:value="90.5616400995433">
            <text:p>90.6</text:p>
          </table:table-cell>
          <table:table-cell table:style-name="ce11" table:formula="of:=+[$K.F40]*[$A.G40]" office:value-type="float" office:value="83.9794312803766">
            <text:p>84.0</text:p>
          </table:table-cell>
          <table:table-cell table:style-name="ce11" table:formula="of:=+[$K.G40]*[$A.H40]" office:value-type="float" office:value="80.8099685265823">
            <text:p>80.8</text:p>
          </table:table-cell>
          <table:table-cell table:style-name="ce11" table:formula="of:=+[$K.H40]*[$A.I40]" office:value-type="float" office:value="69.7128766583957">
            <text:p>69.7</text:p>
          </table:table-cell>
          <table:table-cell table:style-name="ce11" table:formula="of:=+[$K.I40]*[$A.J40]" office:value-type="float" office:value="69.8673464435861">
            <text:p>69.9</text:p>
          </table:table-cell>
          <table:table-cell table:style-name="ce11" table:formula="of:=+[$K.J40]*[$A.K40]" office:value-type="float" office:value="154.310013735571">
            <text:p>154.3</text:p>
          </table:table-cell>
          <table:table-cell table:number-columns-repeated="1013"/>
        </table:table-row>
        <table:table-row table:style-name="ro2">
          <table:table-cell table:style-name="ce8" table:formula="of:=1+[.A40]" office:value-type="float" office:value="38">
            <text:p>38</text:p>
          </table:table-cell>
          <table:table-cell table:style-name="ce12" table:formula="of:=+(dLevel*(1+dGrowth)^[$Q.A41])/[.C41]" office:value-type="float" office:value="0.122829588957163">
            <text:p>0.12</text:p>
          </table:table-cell>
          <table:table-cell table:style-name="ce11" table:formula="of:=SUM([.D41:.K41])" office:value-type="float" office:value="796.130033909032">
            <text:p>796.1</text:p>
          </table:table-cell>
          <table:table-cell table:style-name="ce11" table:formula="of:=+[$K.C41]*[$A.D41]" office:value-type="float" office:value="119.113538192054">
            <text:p>119.1</text:p>
          </table:table-cell>
          <table:table-cell table:style-name="ce11" table:formula="of:=+[$K.D41]*[$A.E41]" office:value-type="float" office:value="111.380368406621">
            <text:p>111.4</text:p>
          </table:table-cell>
          <table:table-cell table:style-name="ce11" table:formula="of:=+[$K.E41]*[$A.F41]" office:value-type="float" office:value="91.3154217150385">
            <text:p>91.3</text:p>
          </table:table-cell>
          <table:table-cell table:style-name="ce11" table:formula="of:=+[$K.F41]*[$A.G41]" office:value-type="float" office:value="85.4147017006624">
            <text:p>85.4</text:p>
          </table:table-cell>
          <table:table-cell table:style-name="ce11" table:formula="of:=+[$K.G41]*[$A.H41]" office:value-type="float" office:value="85.1385423802509">
            <text:p>85.1</text:p>
          </table:table-cell>
          <table:table-cell table:style-name="ce11" table:formula="of:=+[$K.H41]*[$A.I41]" office:value-type="float" office:value="76.2445870145753">
            <text:p>76.2</text:p>
          </table:table-cell>
          <table:table-cell table:style-name="ce11" table:formula="of:=+[$K.I41]*[$A.J41]" office:value-type="float" office:value="68.3482848668777">
            <text:p>68.3</text:p>
          </table:table-cell>
          <table:table-cell table:style-name="ce11" table:formula="of:=+[$K.J41]*[$A.K41]" office:value-type="float" office:value="159.174589632952">
            <text:p>159.2</text:p>
          </table:table-cell>
          <table:table-cell table:number-columns-repeated="1013"/>
        </table:table-row>
        <table:table-row table:style-name="ro2">
          <table:table-cell table:style-name="ce8" table:formula="of:=1+[.A41]" office:value-type="float" office:value="39">
            <text:p>39</text:p>
          </table:table-cell>
          <table:table-cell table:style-name="ce12" table:formula="of:=+(dLevel*(1+dGrowth)^[$Q.A42])/[.C42]" office:value-type="float" office:value="0.120998883799696">
            <text:p>0.12</text:p>
          </table:table-cell>
          <table:table-cell table:style-name="ce11" table:formula="of:=SUM([.D42:.K42])" office:value-type="float" office:value="816.257183274625">
            <text:p>816.3</text:p>
          </table:table-cell>
          <table:table-cell table:style-name="ce11" table:formula="of:=+[$K.C42]*[$A.D42]" office:value-type="float" office:value="121.857426652353">
            <text:p>121.9</text:p>
          </table:table-cell>
          <table:table-cell table:style-name="ce11" table:formula="of:=+[$K.D42]*[$A.E42]" office:value-type="float" office:value="118.329866619191">
            <text:p>118.3</text:p>
          </table:table-cell>
          <table:table-cell table:style-name="ce11" table:formula="of:=+[$K.E42]*[$A.F42]" office:value-type="float" office:value="91.4396448599979">
            <text:p>91.4</text:p>
          </table:table-cell>
          <table:table-cell table:style-name="ce11" table:formula="of:=+[$K.F42]*[$A.G42]" office:value-type="float" office:value="86.2667648270162">
            <text:p>86.3</text:p>
          </table:table-cell>
          <table:table-cell table:style-name="ce11" table:formula="of:=+[$K.G42]*[$A.H42]" office:value-type="float" office:value="91.4732901235988">
            <text:p>91.5</text:p>
          </table:table-cell>
          <table:table-cell table:style-name="ce11" table:formula="of:=+[$K.H42]*[$A.I42]" office:value-type="float" office:value="77.4480883768324">
            <text:p>77.4</text:p>
          </table:table-cell>
          <table:table-cell table:style-name="ce11" table:formula="of:=+[$K.I42]*[$A.J42]" office:value-type="float" office:value="66.4219891035394">
            <text:p>66.4</text:p>
          </table:table-cell>
          <table:table-cell table:style-name="ce11" table:formula="of:=+[$K.J42]*[$A.K42]" office:value-type="float" office:value="163.020112712097">
            <text:p>163.0</text:p>
          </table:table-cell>
          <table:table-cell table:number-columns-repeated="1013"/>
        </table:table-row>
        <table:table-row table:style-name="ro2">
          <table:table-cell table:style-name="ce8" table:formula="of:=1+[.A42]" office:value-type="float" office:value="40">
            <text:p>40</text:p>
          </table:table-cell>
          <table:table-cell table:style-name="ce12" table:formula="of:=+(dLevel*(1+dGrowth)^[$Q.A43])/[.C43]" office:value-type="float" office:value="0.120802725212043">
            <text:p>0.12</text:p>
          </table:table-cell>
          <table:table-cell table:style-name="ce11" table:formula="of:=SUM([.D43:.K43])" office:value-type="float" office:value="825.758441916891">
            <text:p>825.8</text:p>
          </table:table-cell>
          <table:table-cell table:style-name="ce11" table:formula="of:=+[$K.C43]*[$A.D43]" office:value-type="float" office:value="123.908839506509">
            <text:p>123.9</text:p>
          </table:table-cell>
          <table:table-cell table:style-name="ce11" table:formula="of:=+[$K.D43]*[$A.E43]" office:value-type="float" office:value="120.865556516262">
            <text:p>120.9</text:p>
          </table:table-cell>
          <table:table-cell table:style-name="ce11" table:formula="of:=+[$K.E43]*[$A.F43]" office:value-type="float" office:value="91.0265261197686">
            <text:p>91.0</text:p>
          </table:table-cell>
          <table:table-cell table:style-name="ce11" table:formula="of:=+[$K.F43]*[$A.G43]" office:value-type="float" office:value="86.60914763979">
            <text:p>86.6</text:p>
          </table:table-cell>
          <table:table-cell table:style-name="ce11" table:formula="of:=+[$K.G43]*[$A.H43]" office:value-type="float" office:value="94.2521140024763">
            <text:p>94.3</text:p>
          </table:table-cell>
          <table:table-cell table:style-name="ce11" table:formula="of:=+[$K.H43]*[$A.I43]" office:value-type="float" office:value="78.1986722423632">
            <text:p>78.2</text:p>
          </table:table-cell>
          <table:table-cell table:style-name="ce11" table:formula="of:=+[$K.I43]*[$A.J43]" office:value-type="float" office:value="64.4293294304332">
            <text:p>64.4</text:p>
          </table:table-cell>
          <table:table-cell table:style-name="ce11" table:formula="of:=+[$K.J43]*[$A.K43]" office:value-type="float" office:value="166.468256459288">
            <text:p>166.5</text:p>
          </table:table-cell>
          <table:table-cell table:number-columns-repeated="1013"/>
        </table:table-row>
        <table:table-row table:style-name="ro2">
          <table:table-cell table:style-name="ce8" table:formula="of:=1+[.A43]" office:value-type="float" office:value="41">
            <text:p>41</text:p>
          </table:table-cell>
          <table:table-cell table:style-name="ce12" table:formula="of:=+(dLevel*(1+dGrowth)^[$Q.A44])/[.C44]" office:value-type="float" office:value="0.119907776889233">
            <text:p>0.12</text:p>
          </table:table-cell>
          <table:table-cell table:style-name="ce11" table:formula="of:=SUM([.D44:.K44])" office:value-type="float" office:value="840.240820618214">
            <text:p>840.2</text:p>
          </table:table-cell>
          <table:table-cell table:style-name="ce11" table:formula="of:=+[$K.C44]*[$A.D44]" office:value-type="float" office:value="125.91245294327">
            <text:p>125.9</text:p>
          </table:table-cell>
          <table:table-cell table:style-name="ce11" table:formula="of:=+[$K.D44]*[$A.E44]" office:value-type="float" office:value="123.374371627724">
            <text:p>123.4</text:p>
          </table:table-cell>
          <table:table-cell table:style-name="ce11" table:formula="of:=+[$K.E44]*[$A.F44]" office:value-type="float" office:value="90.5579401716841">
            <text:p>90.6</text:p>
          </table:table-cell>
          <table:table-cell table:style-name="ce11" table:formula="of:=+[$K.F44]*[$A.G44]" office:value-type="float" office:value="92.3840833314486">
            <text:p>92.4</text:p>
          </table:table-cell>
          <table:table-cell table:style-name="ce11" table:formula="of:=+[$K.G44]*[$A.H44]" office:value-type="float" office:value="97.0506570459325">
            <text:p>97.1</text:p>
          </table:table-cell>
          <table:table-cell table:style-name="ce11" table:formula="of:=+[$K.H44]*[$A.I44]" office:value-type="float" office:value="78.9054750442058">
            <text:p>78.9</text:p>
          </table:table-cell>
          <table:table-cell table:style-name="ce11" table:formula="of:=+[$K.I44]*[$A.J44]" office:value-type="float" office:value="62.4964495475202">
            <text:p>62.5</text:p>
          </table:table-cell>
          <table:table-cell table:style-name="ce11" table:formula="of:=+[$K.J44]*[$A.K44]" office:value-type="float" office:value="169.559390906429">
            <text:p>169.6</text:p>
          </table:table-cell>
          <table:table-cell table:number-columns-repeated="1013"/>
        </table:table-row>
        <table:table-row table:style-name="ro2">
          <table:table-cell table:style-name="ce8" table:formula="of:=1+[.A44]" office:value-type="float" office:value="42">
            <text:p>42</text:p>
          </table:table-cell>
          <table:table-cell table:style-name="ce12" table:formula="of:=+(dLevel*(1+dGrowth)^[$Q.A45])/[.C45]" office:value-type="float" office:value="0.118514036187595">
            <text:p>0.12</text:p>
          </table:table-cell>
          <table:table-cell table:style-name="ce11" table:formula="of:=SUM([.D45:.K45])" office:value-type="float" office:value="858.623385160559">
            <text:p>858.6</text:p>
          </table:table-cell>
          <table:table-cell table:style-name="ce11" table:formula="of:=+[$K.C45]*[$A.D45]" office:value-type="float" office:value="127.566752578503">
            <text:p>127.6</text:p>
          </table:table-cell>
          <table:table-cell table:style-name="ce11" table:formula="of:=+[$K.D45]*[$A.E45]" office:value-type="float" office:value="125.900516170953">
            <text:p>125.9</text:p>
          </table:table-cell>
          <table:table-cell table:style-name="ce11" table:formula="of:=+[$K.E45]*[$A.F45]" office:value-type="float" office:value="96.3182938458172">
            <text:p>96.3</text:p>
          </table:table-cell>
          <table:table-cell table:style-name="ce11" table:formula="of:=+[$K.F45]*[$A.G45]" office:value-type="float" office:value="94.7150347823886">
            <text:p>94.7</text:p>
          </table:table-cell>
          <table:table-cell table:style-name="ce11" table:formula="of:=+[$K.G45]*[$A.H45]" office:value-type="float" office:value="99.6283567532546">
            <text:p>99.6</text:p>
          </table:table-cell>
          <table:table-cell table:style-name="ce11" table:formula="of:=+[$K.H45]*[$A.I45]" office:value-type="float" office:value="81.6819950171861">
            <text:p>81.7</text:p>
          </table:table-cell>
          <table:table-cell table:style-name="ce11" table:formula="of:=+[$K.I45]*[$A.J45]" office:value-type="float" office:value="60.6215560610946">
            <text:p>60.6</text:p>
          </table:table-cell>
          <table:table-cell table:style-name="ce11" table:formula="of:=+[$K.J45]*[$A.K45]" office:value-type="float" office:value="172.190879951362">
            <text:p>172.2</text:p>
          </table:table-cell>
          <table:table-cell table:number-columns-repeated="1013"/>
        </table:table-row>
        <table:table-row table:style-name="ro2">
          <table:table-cell table:style-name="ce8" table:formula="of:=1+[.A45]" office:value-type="float" office:value="43">
            <text:p>43</text:p>
          </table:table-cell>
          <table:table-cell table:style-name="ce12" table:formula="of:=+(dLevel*(1+dGrowth)^[$Q.A46])/[.C46]" office:value-type="float" office:value="0.11822944326351">
            <text:p>0.12</text:p>
          </table:table-cell>
          <table:table-cell table:style-name="ce11" table:formula="of:=SUM([.D46:.K46])" office:value-type="float" office:value="869.297100052905">
            <text:p>869.3</text:p>
          </table:table-cell>
          <table:table-cell table:style-name="ce11" table:formula="of:=+[$K.C46]*[$A.D46]" office:value-type="float" office:value="128.64052023389">
            <text:p>128.6</text:p>
          </table:table-cell>
          <table:table-cell table:style-name="ce11" table:formula="of:=+[$K.D46]*[$A.E46]" office:value-type="float" office:value="128.882940946975">
            <text:p>128.9</text:p>
          </table:table-cell>
          <table:table-cell table:style-name="ce11" table:formula="of:=+[$K.E46]*[$A.F46]" office:value-type="float" office:value="97.7613785169553">
            <text:p>97.8</text:p>
          </table:table-cell>
          <table:table-cell table:style-name="ce11" table:formula="of:=+[$K.F46]*[$A.G46]" office:value-type="float" office:value="96.6443180147454">
            <text:p>96.6</text:p>
          </table:table-cell>
          <table:table-cell table:style-name="ce11" table:formula="of:=+[$K.G46]*[$A.H46]" office:value-type="float" office:value="101.788613752047">
            <text:p>101.8</text:p>
          </table:table-cell>
          <table:table-cell table:style-name="ce11" table:formula="of:=+[$K.H46]*[$A.I46]" office:value-type="float" office:value="82.7309222454945">
            <text:p>82.7</text:p>
          </table:table-cell>
          <table:table-cell table:style-name="ce11" table:formula="of:=+[$K.I46]*[$A.J46]" office:value-type="float" office:value="58.8029093792617">
            <text:p>58.8</text:p>
          </table:table-cell>
          <table:table-cell table:style-name="ce11" table:formula="of:=+[$K.J46]*[$A.K46]" office:value-type="float" office:value="174.045496963535">
            <text:p>174.0</text:p>
          </table:table-cell>
          <table:table-cell table:number-columns-repeated="1013"/>
        </table:table-row>
        <table:table-row table:style-name="ro2">
          <table:table-cell table:style-name="ce8" table:formula="of:=1+[.A46]" office:value-type="float" office:value="44">
            <text:p>44</text:p>
          </table:table-cell>
          <table:table-cell table:style-name="ce12" table:formula="of:=+(dLevel*(1+dGrowth)^[$Q.A47])/[.C47]" office:value-type="float" office:value="0.117008871010576">
            <text:p>0.12</text:p>
          </table:table-cell>
          <table:table-cell table:style-name="ce11" table:formula="of:=SUM([.D47:.K47])" office:value-type="float" office:value="887.148781071089">
            <text:p>887.1</text:p>
          </table:table-cell>
          <table:table-cell table:style-name="ce11" table:formula="of:=+[$K.C47]*[$A.D47]" office:value-type="float" office:value="133.515523783104">
            <text:p>133.5</text:p>
          </table:table-cell>
          <table:table-cell table:style-name="ce11" table:formula="of:=+[$K.D47]*[$A.E47]" office:value-type="float" office:value="131.063550211385">
            <text:p>131.1</text:p>
          </table:table-cell>
          <table:table-cell table:style-name="ce11" table:formula="of:=+[$K.E47]*[$A.F47]" office:value-type="float" office:value="103.655582195351">
            <text:p>103.7</text:p>
          </table:table-cell>
          <table:table-cell table:style-name="ce11" table:formula="of:=+[$K.F47]*[$A.G47]" office:value-type="float" office:value="98.5169570066407">
            <text:p>98.5</text:p>
          </table:table-cell>
          <table:table-cell table:style-name="ce11" table:formula="of:=+[$K.G47]*[$A.H47]" office:value-type="float" office:value="103.89434138862">
            <text:p>103.9</text:p>
          </table:table-cell>
          <table:table-cell table:style-name="ce11" table:formula="of:=+[$K.H47]*[$A.I47]" office:value-type="float" office:value="83.7126847557848">
            <text:p>83.7</text:p>
          </table:table-cell>
          <table:table-cell table:style-name="ce11" table:formula="of:=+[$K.I47]*[$A.J47]" office:value-type="float" office:value="57.0388220978839">
            <text:p>57.0</text:p>
          </table:table-cell>
          <table:table-cell table:style-name="ce11" table:formula="of:=+[$K.J47]*[$A.K47]" office:value-type="float" office:value="175.751319632321">
            <text:p>175.8</text:p>
          </table:table-cell>
          <table:table-cell table:number-columns-repeated="1013"/>
        </table:table-row>
        <table:table-row table:style-name="ro2">
          <table:table-cell table:style-name="ce8" table:formula="of:=1+[.A47]" office:value-type="float" office:value="45">
            <text:p>45</text:p>
          </table:table-cell>
          <table:table-cell table:style-name="ce12" table:formula="of:=+(dLevel*(1+dGrowth)^[$Q.A48])/[.C48]" office:value-type="float" office:value="0.115664123001934">
            <text:p>0.12</text:p>
          </table:table-cell>
          <table:table-cell table:style-name="ce11" table:formula="of:=SUM([.D48:.K48])" office:value-type="float" office:value="906.437686495914">
            <text:p>906.4</text:p>
          </table:table-cell>
          <table:table-cell table:style-name="ce11" table:formula="of:=+[$K.C48]*[$A.D48]" office:value-type="float" office:value="135.557746809162">
            <text:p>135.6</text:p>
          </table:table-cell>
          <table:table-cell table:style-name="ce11" table:formula="of:=+[$K.D48]*[$A.E48]" office:value-type="float" office:value="137.627292505428">
            <text:p>137.6</text:p>
          </table:table-cell>
          <table:table-cell table:style-name="ce11" table:formula="of:=+[$K.E48]*[$A.F48]" office:value-type="float" office:value="106.577638969349">
            <text:p>106.6</text:p>
          </table:table-cell>
          <table:table-cell table:style-name="ce11" table:formula="of:=+[$K.F48]*[$A.G48]" office:value-type="float" office:value="100.00642676847">
            <text:p>100.0</text:p>
          </table:table-cell>
          <table:table-cell table:style-name="ce11" table:formula="of:=+[$K.G48]*[$A.H48]" office:value-type="float" office:value="105.599875127703">
            <text:p>105.6</text:p>
          </table:table-cell>
          <table:table-cell table:style-name="ce11" table:formula="of:=+[$K.H48]*[$A.I48]" office:value-type="float" office:value="84.3561652340266">
            <text:p>84.4</text:p>
          </table:table-cell>
          <table:table-cell table:style-name="ce11" table:formula="of:=+[$K.I48]*[$A.J48]" office:value-type="float" office:value="55.3276574349474">
            <text:p>55.3</text:p>
          </table:table-cell>
          <table:table-cell table:style-name="ce11" table:formula="of:=+[$K.J48]*[$A.K48]" office:value-type="float" office:value="181.384883646829">
            <text:p>181.4</text:p>
          </table:table-cell>
          <table:table-cell table:number-columns-repeated="1013"/>
        </table:table-row>
        <table:table-row table:style-name="ro2">
          <table:table-cell table:style-name="ce8" table:formula="of:=1+[.A48]" office:value-type="float" office:value="46">
            <text:p>46</text:p>
          </table:table-cell>
          <table:table-cell table:style-name="ce12" table:formula="of:=+(dLevel*(1+dGrowth)^[$Q.A49])/[.C49]" office:value-type="float" office:value="0.113910307178931">
            <text:p>0.11</text:p>
          </table:table-cell>
          <table:table-cell table:style-name="ce11" table:formula="of:=SUM([.D49:.K49])" office:value-type="float" office:value="929.597556951217">
            <text:p>929.6</text:p>
          </table:table-cell>
          <table:table-cell table:style-name="ce11" table:formula="of:=+[$K.C49]*[$A.D49]" office:value-type="float" office:value="136.995050828623">
            <text:p>137.0</text:p>
          </table:table-cell>
          <table:table-cell table:style-name="ce11" table:formula="of:=+[$K.D49]*[$A.E49]" office:value-type="float" office:value="140.769796493973">
            <text:p>140.8</text:p>
          </table:table-cell>
          <table:table-cell table:style-name="ce11" table:formula="of:=+[$K.E49]*[$A.F49]" office:value-type="float" office:value="109.066118747528">
            <text:p>109.1</text:p>
          </table:table-cell>
          <table:table-cell table:style-name="ce11" table:formula="of:=+[$K.F49]*[$A.G49]" office:value-type="float" office:value="101.049300700003">
            <text:p>101.0</text:p>
          </table:table-cell>
          <table:table-cell table:style-name="ce11" table:formula="of:=+[$K.G49]*[$A.H49]" office:value-type="float" office:value="106.836479733404">
            <text:p>106.8</text:p>
          </table:table-cell>
          <table:table-cell table:style-name="ce11" table:formula="of:=+[$K.H49]*[$A.I49]" office:value-type="float" office:value="94.9731350271634">
            <text:p>95.0</text:p>
          </table:table-cell>
          <table:table-cell table:style-name="ce11" table:formula="of:=+[$K.I49]*[$A.J49]" office:value-type="float" office:value="53.6678277118989">
            <text:p>53.7</text:p>
          </table:table-cell>
          <table:table-cell table:style-name="ce11" table:formula="of:=+[$K.J49]*[$A.K49]" office:value-type="float" office:value="186.239847708624">
            <text:p>186.2</text:p>
          </table:table-cell>
          <table:table-cell table:number-columns-repeated="1013"/>
        </table:table-row>
        <table:table-row table:style-name="ro2">
          <table:table-cell table:style-name="ce8" table:formula="of:=1+[.A49]" office:value-type="float" office:value="47">
            <text:p>47</text:p>
          </table:table-cell>
          <table:table-cell table:style-name="ce12" table:formula="of:=+(dLevel*(1+dGrowth)^[$Q.A50])/[.C50]" office:value-type="float" office:value="0.113754014204416">
            <text:p>0.11</text:p>
          </table:table-cell>
          <table:table-cell table:style-name="ce11" table:formula="of:=SUM([.D50:.K50])" office:value-type="float" office:value="940.183530627407">
            <text:p>940.2</text:p>
          </table:table-cell>
          <table:table-cell table:style-name="ce11" table:formula="of:=+[$K.C50]*[$A.D50]" office:value-type="float" office:value="137.609124479545">
            <text:p>137.6</text:p>
          </table:table-cell>
          <table:table-cell table:style-name="ce11" table:formula="of:=+[$K.D50]*[$A.E50]" office:value-type="float" office:value="143.096375580314">
            <text:p>143.1</text:p>
          </table:table-cell>
          <table:table-cell table:style-name="ce11" table:formula="of:=+[$K.E50]*[$A.F50]" office:value-type="float" office:value="110.924090290441">
            <text:p>110.9</text:p>
          </table:table-cell>
          <table:table-cell table:style-name="ce11" table:formula="of:=+[$K.F50]*[$A.G50]" office:value-type="float" office:value="101.484851506406">
            <text:p>101.5</text:p>
          </table:table-cell>
          <table:table-cell table:style-name="ce11" table:formula="of:=+[$K.G50]*[$A.H50]" office:value-type="float" office:value="107.431885164284">
            <text:p>107.4</text:p>
          </table:table-cell>
          <table:table-cell table:style-name="ce11" table:formula="of:=+[$K.H50]*[$A.I50]" office:value-type="float" office:value="99.2303207089697">
            <text:p>99.2</text:p>
          </table:table-cell>
          <table:table-cell table:style-name="ce11" table:formula="of:=+[$K.I50]*[$A.J50]" office:value-type="float" office:value="52.057792880542">
            <text:p>52.1</text:p>
          </table:table-cell>
          <table:table-cell table:style-name="ce11" table:formula="of:=+[$K.J50]*[$A.K50]" office:value-type="float" office:value="188.349090016905">
            <text:p>188.3</text:p>
          </table:table-cell>
          <table:table-cell table:number-columns-repeated="1013"/>
        </table:table-row>
        <table:table-row table:style-name="ro2">
          <table:table-cell table:style-name="ce8" table:formula="of:=1+[.A50]" office:value-type="float" office:value="48">
            <text:p>48</text:p>
          </table:table-cell>
          <table:table-cell table:style-name="ce12" table:formula="of:=+(dLevel*(1+dGrowth)^[$Q.A51])/[.C51]" office:value-type="float" office:value="0.109127426813191">
            <text:p>0.11</text:p>
          </table:table-cell>
          <table:table-cell table:style-name="ce11" table:formula="of:=SUM([.D51:.K51])" office:value-type="float" office:value="989.844169877079">
            <text:p>989.8</text:p>
          </table:table-cell>
          <table:table-cell table:style-name="ce11" table:formula="of:=+[$K.C51]*[$A.D51]" office:value-type="float" office:value="145.237302556262">
            <text:p>145.2</text:p>
          </table:table-cell>
          <table:table-cell table:style-name="ce11" table:formula="of:=+[$K.D51]*[$A.E51]" office:value-type="float" office:value="145.380993503158">
            <text:p>145.4</text:p>
          </table:table-cell>
          <table:table-cell table:style-name="ce11" table:formula="of:=+[$K.E51]*[$A.F51]" office:value-type="float" office:value="125.82256510156">
            <text:p>125.8</text:p>
          </table:table-cell>
          <table:table-cell table:style-name="ce11" table:formula="of:=+[$K.F51]*[$A.G51]" office:value-type="float" office:value="105.236335170837">
            <text:p>105.2</text:p>
          </table:table-cell>
          <table:table-cell table:style-name="ce11" table:formula="of:=+[$K.G51]*[$A.H51]" office:value-type="float" office:value="111.551396544925">
            <text:p>111.6</text:p>
          </table:table-cell>
          <table:table-cell table:style-name="ce11" table:formula="of:=+[$K.H51]*[$A.I51]" office:value-type="float" office:value="103.618719629015">
            <text:p>103.6</text:p>
          </table:table-cell>
          <table:table-cell table:style-name="ce11" table:formula="of:=+[$K.I51]*[$A.J51]" office:value-type="float" office:value="50.4960590941257">
            <text:p>50.5</text:p>
          </table:table-cell>
          <table:table-cell table:style-name="ce11" table:formula="of:=+[$K.J51]*[$A.K51]" office:value-type="float" office:value="202.500798277196">
            <text:p>202.5</text:p>
          </table:table-cell>
          <table:table-cell table:number-columns-repeated="1013"/>
        </table:table-row>
        <table:table-row table:style-name="ro2">
          <table:table-cell table:style-name="ce8" table:formula="of:=1+[.A51]" office:value-type="float" office:value="49">
            <text:p>49</text:p>
          </table:table-cell>
          <table:table-cell table:style-name="ce12" table:formula="of:=+(dLevel*(1+dGrowth)^[$Q.A52])/[.C52]" office:value-type="float" office:value="0.107347527267989">
            <text:p>0.11</text:p>
          </table:table-cell>
          <table:table-cell table:style-name="ce11" table:formula="of:=SUM([.D52:.K52])" office:value-type="float" office:value="1016.31906624556">
            <text:p>1016.3</text:p>
          </table:table-cell>
          <table:table-cell table:style-name="ce11" table:formula="of:=+[$K.C52]*[$A.D52]" office:value-type="float" office:value="146.301289212105">
            <text:p>146.3</text:p>
          </table:table-cell>
          <table:table-cell table:style-name="ce11" table:formula="of:=+[$K.D52]*[$A.E52]" office:value-type="float" office:value="157.705399869717">
            <text:p>157.7</text:p>
          </table:table-cell>
          <table:table-cell table:style-name="ce11" table:formula="of:=+[$K.E52]*[$A.F52]" office:value-type="float" office:value="131.52999165411">
            <text:p>131.5</text:p>
          </table:table-cell>
          <table:table-cell table:style-name="ce11" table:formula="of:=+[$K.F52]*[$A.G52]" office:value-type="float" office:value="105.259205978351">
            <text:p>105.3</text:p>
          </table:table-cell>
          <table:table-cell table:style-name="ce11" table:formula="of:=+[$K.G52]*[$A.H52]" office:value-type="float" office:value="111.718301134913">
            <text:p>111.7</text:p>
          </table:table-cell>
          <table:table-cell table:style-name="ce11" table:formula="of:=+[$K.H52]*[$A.I52]" office:value-type="float" office:value="108.322116565145">
            <text:p>108.3</text:p>
          </table:table-cell>
          <table:table-cell table:style-name="ce11" table:formula="of:=+[$K.I52]*[$A.J52]" office:value-type="float" office:value="48.9811773213019">
            <text:p>49.0</text:p>
          </table:table-cell>
          <table:table-cell table:style-name="ce11" table:formula="of:=+[$K.J52]*[$A.K52]" office:value-type="float" office:value="206.501584509919">
            <text:p>206.5</text:p>
          </table:table-cell>
          <table:table-cell table:number-columns-repeated="1013"/>
        </table:table-row>
        <table:table-row table:style-name="ro2">
          <table:table-cell table:style-name="ce8" table:formula="of:=1+[.A52]" office:value-type="float" office:value="50">
            <text:p>50</text:p>
          </table:table-cell>
          <table:table-cell table:style-name="ce12" table:formula="of:=+(dLevel*(1+dGrowth)^[$Q.A53])/[.C53]" office:value-type="float" office:value="0.10639476524738">
            <text:p>0.11</text:p>
          </table:table-cell>
          <table:table-cell table:style-name="ce11" table:formula="of:=SUM([.D53:.K53])" office:value-type="float" office:value="1035.6743755892">
            <text:p>1035.7</text:p>
          </table:table-cell>
          <table:table-cell table:style-name="ce11" table:formula="of:=+[$K.C53]*[$A.D53]" office:value-type="float" office:value="146.417711128321">
            <text:p>146.4</text:p>
          </table:table-cell>
          <table:table-cell table:style-name="ce11" table:formula="of:=+[$K.D53]*[$A.E53]" office:value-type="float" office:value="163.247089968649">
            <text:p>163.2</text:p>
          </table:table-cell>
          <table:table-cell table:style-name="ce11" table:formula="of:=+[$K.E53]*[$A.F53]" office:value-type="float" office:value="140.551227387691">
            <text:p>140.6</text:p>
          </table:table-cell>
          <table:table-cell table:style-name="ce11" table:formula="of:=+[$K.F53]*[$A.G53]" office:value-type="float" office:value="104.606934525059">
            <text:p>104.6</text:p>
          </table:table-cell>
          <table:table-cell table:style-name="ce11" table:formula="of:=+[$K.G53]*[$A.H53]" office:value-type="float" office:value="111.166548352188">
            <text:p>111.2</text:p>
          </table:table-cell>
          <table:table-cell table:style-name="ce11" table:formula="of:=+[$K.H53]*[$A.I53]" office:value-type="float" office:value="113.071777044231">
            <text:p>113.1</text:p>
          </table:table-cell>
          <table:table-cell table:style-name="ce11" table:formula="of:=+[$K.I53]*[$A.J53]" office:value-type="float" office:value="47.5117420016629">
            <text:p>47.5</text:p>
          </table:table-cell>
          <table:table-cell table:style-name="ce11" table:formula="of:=+[$K.J53]*[$A.K53]" office:value-type="float" office:value="209.101345181397">
            <text:p>209.1</text:p>
          </table:table-cell>
          <table:table-cell table:number-columns-repeated="1013"/>
        </table:table-row>
        <table:table-row table:style-name="ro2">
          <table:table-cell table:style-name="ce8" table:formula="of:=1+[.A53]" office:value-type="float" office:value="51">
            <text:p>51</text:p>
          </table:table-cell>
          <table:table-cell table:style-name="ce12" table:formula="of:=+(dLevel*(1+dGrowth)^[$Q.A54])/[.C54]" office:value-type="float" office:value="0.106056868013477">
            <text:p>0.11</text:p>
          </table:table-cell>
          <table:table-cell table:style-name="ce11" table:formula="of:=SUM([.D54:.K54])" office:value-type="float" office:value="1049.36377500827">
            <text:p>1049.4</text:p>
          </table:table-cell>
          <table:table-cell table:style-name="ce11" table:formula="of:=+[$K.C54]*[$A.D54]" office:value-type="float" office:value="146.022424652345">
            <text:p>146.0</text:p>
          </table:table-cell>
          <table:table-cell table:style-name="ce11" table:formula="of:=+[$K.D54]*[$A.E54]" office:value-type="float" office:value="167.481692082162">
            <text:p>167.5</text:p>
          </table:table-cell>
          <table:table-cell table:style-name="ce11" table:formula="of:=+[$K.E54]*[$A.F54]" office:value-type="float" office:value="147.141484209582">
            <text:p>147.1</text:p>
          </table:table-cell>
          <table:table-cell table:style-name="ce11" table:formula="of:=+[$K.F54]*[$A.G54]" office:value-type="float" office:value="103.599545191897">
            <text:p>103.6</text:p>
          </table:table-cell>
          <table:table-cell table:style-name="ce11" table:formula="of:=+[$K.G54]*[$A.H54]" office:value-type="float" office:value="110.234597504053">
            <text:p>110.2</text:p>
          </table:table-cell>
          <table:table-cell table:style-name="ce11" table:formula="of:=+[$K.H54]*[$A.I54]" office:value-type="float" office:value="117.816604564205">
            <text:p>117.8</text:p>
          </table:table-cell>
          <table:table-cell table:style-name="ce11" table:formula="of:=+[$K.I54]*[$A.J54]" office:value-type="float" office:value="46.086389741613">
            <text:p>46.1</text:p>
          </table:table-cell>
          <table:table-cell table:style-name="ce11" table:formula="of:=+[$K.J54]*[$A.K54]" office:value-type="float" office:value="210.981037062409">
            <text:p>211.0</text:p>
          </table:table-cell>
          <table:table-cell table:number-columns-repeated="1013"/>
        </table:table-row>
        <table:table-row table:style-name="ro2">
          <table:table-cell table:style-name="ce8" table:formula="of:=1+[.A54]" office:value-type="float" office:value="52">
            <text:p>52</text:p>
          </table:table-cell>
          <table:table-cell table:style-name="ce12" table:formula="of:=+(dLevel*(1+dGrowth)^[$Q.A55])/[.C55]" office:value-type="float" office:value="0.104795971891431">
            <text:p>0.10</text:p>
          </table:table-cell>
          <table:table-cell table:style-name="ce11" table:formula="of:=SUM([.D55:.K55])" office:value-type="float" office:value="1072.60952600802">
            <text:p>1072.6</text:p>
          </table:table-cell>
          <table:table-cell table:style-name="ce11" table:formula="of:=+[$K.C55]*[$A.D55]" office:value-type="float" office:value="145.447185028639">
            <text:p>145.4</text:p>
          </table:table-cell>
          <table:table-cell table:style-name="ce11" table:formula="of:=+[$K.D55]*[$A.E55]" office:value-type="float" office:value="181.09461896996">
            <text:p>181.1</text:p>
          </table:table-cell>
          <table:table-cell table:style-name="ce11" table:formula="of:=+[$K.E55]*[$A.F55]" office:value-type="float" office:value="153.835168833304">
            <text:p>153.8</text:p>
          </table:table-cell>
          <table:table-cell table:style-name="ce11" table:formula="of:=+[$K.F55]*[$A.G55]" office:value-type="float" office:value="102.475707794789">
            <text:p>102.5</text:p>
          </table:table-cell>
          <table:table-cell table:style-name="ce11" table:formula="of:=+[$K.G55]*[$A.H55]" office:value-type="float" office:value="109.175794307973">
            <text:p>109.2</text:p>
          </table:table-cell>
          <table:table-cell table:style-name="ce11" table:formula="of:=+[$K.H55]*[$A.I55]" office:value-type="float" office:value="123.269006963716">
            <text:p>123.3</text:p>
          </table:table-cell>
          <table:table-cell table:style-name="ce11" table:formula="of:=+[$K.I55]*[$A.J55]" office:value-type="float" office:value="44.7037980493646">
            <text:p>44.7</text:p>
          </table:table-cell>
          <table:table-cell table:style-name="ce11" table:formula="of:=+[$K.J55]*[$A.K55]" office:value-type="float" office:value="212.608246060274">
            <text:p>212.6</text:p>
          </table:table-cell>
          <table:table-cell table:number-columns-repeated="1013"/>
        </table:table-row>
        <table:table-row table:style-name="ro2">
          <table:table-cell table:style-name="ce8" table:formula="of:=1+[.A55]" office:value-type="float" office:value="53">
            <text:p>53</text:p>
          </table:table-cell>
          <table:table-cell table:style-name="ce12" table:formula="of:=+(dLevel*(1+dGrowth)^[$Q.A56])/[.C56]" office:value-type="float" office:value="0.102555052170066">
            <text:p>0.10</text:p>
          </table:table-cell>
          <table:table-cell table:style-name="ce11" table:formula="of:=SUM([.D56:.K56])" office:value-type="float" office:value="1107.00747465013">
            <text:p>1107.0</text:p>
          </table:table-cell>
          <table:table-cell table:style-name="ce11" table:formula="of:=+[$K.C56]*[$A.D56]" office:value-type="float" office:value="160.379204305126">
            <text:p>160.4</text:p>
          </table:table-cell>
          <table:table-cell table:style-name="ce11" table:formula="of:=+[$K.D56]*[$A.E56]" office:value-type="float" office:value="190.942550633944">
            <text:p>190.9</text:p>
          </table:table-cell>
          <table:table-cell table:style-name="ce11" table:formula="of:=+[$K.E56]*[$A.F56]" office:value-type="float" office:value="163.130459701825">
            <text:p>163.1</text:p>
          </table:table-cell>
          <table:table-cell table:style-name="ce11" table:formula="of:=+[$K.F56]*[$A.G56]" office:value-type="float" office:value="100.898429322723">
            <text:p>100.9</text:p>
          </table:table-cell>
          <table:table-cell table:style-name="ce11" table:formula="of:=+[$K.G56]*[$A.H56]" office:value-type="float" office:value="107.629471246745">
            <text:p>107.6</text:p>
          </table:table-cell>
          <table:table-cell table:style-name="ce11" table:formula="of:=+[$K.H56]*[$A.I56]" office:value-type="float" office:value="127.429641136314">
            <text:p>127.4</text:p>
          </table:table-cell>
          <table:table-cell table:style-name="ce11" table:formula="of:=+[$K.I56]*[$A.J56]" office:value-type="float" office:value="43.3626841078837">
            <text:p>43.4</text:p>
          </table:table-cell>
          <table:table-cell table:style-name="ce11" table:formula="of:=+[$K.J56]*[$A.K56]" office:value-type="float" office:value="213.235034195571">
            <text:p>213.2</text:p>
          </table:table-cell>
          <table:table-cell table:number-columns-repeated="1013"/>
        </table:table-row>
        <table:table-row table:style-name="ro2">
          <table:table-cell table:style-name="ce8" table:formula="of:=1+[.A56]" office:value-type="float" office:value="54">
            <text:p>54</text:p>
          </table:table-cell>
          <table:table-cell table:style-name="ce12" table:formula="of:=+(dLevel*(1+dGrowth)^[$Q.A57])/[.C57]" office:value-type="float" office:value="0.100228726792378">
            <text:p>0.10</text:p>
          </table:table-cell>
          <table:table-cell table:style-name="ce11" table:formula="of:=SUM([.D57:.K57])" office:value-type="float" office:value="1144.02831481714">
            <text:p>1144.0</text:p>
          </table:table-cell>
          <table:table-cell table:style-name="ce11" table:formula="of:=+[$K.C57]*[$A.D57]" office:value-type="float" office:value="164.456795478216">
            <text:p>164.5</text:p>
          </table:table-cell>
          <table:table-cell table:style-name="ce11" table:formula="of:=+[$K.D57]*[$A.E57]" office:value-type="float" office:value="198.20333493099">
            <text:p>198.2</text:p>
          </table:table-cell>
          <table:table-cell table:style-name="ce11" table:formula="of:=+[$K.E57]*[$A.F57]" office:value-type="float" office:value="169.529097506238">
            <text:p>169.5</text:p>
          </table:table-cell>
          <table:table-cell table:style-name="ce11" table:formula="of:=+[$K.F57]*[$A.G57]" office:value-type="float" office:value="98.5306230303118">
            <text:p>98.5</text:p>
          </table:table-cell>
          <table:table-cell table:style-name="ce11" table:formula="of:=+[$K.G57]*[$A.H57]" office:value-type="float" office:value="120.976051666924">
            <text:p>121.0</text:p>
          </table:table-cell>
          <table:table-cell table:style-name="ce11" table:formula="of:=+[$K.H57]*[$A.I57]" office:value-type="float" office:value="138.212541980605">
            <text:p>138.2</text:p>
          </table:table-cell>
          <table:table-cell table:style-name="ce11" table:formula="of:=+[$K.I57]*[$A.J57]" office:value-type="float" office:value="42.0618035846472">
            <text:p>42.1</text:p>
          </table:table-cell>
          <table:table-cell table:style-name="ce11" table:formula="of:=+[$K.J57]*[$A.K57]" office:value-type="float" office:value="212.058066639208">
            <text:p>212.1</text:p>
          </table:table-cell>
          <table:table-cell table:number-columns-repeated="1013"/>
        </table:table-row>
        <table:table-row table:style-name="ro2">
          <table:table-cell table:style-name="ce8" table:formula="of:=1+[.A57]" office:value-type="float" office:value="55">
            <text:p>55</text:p>
          </table:table-cell>
          <table:table-cell table:style-name="ce12" table:formula="of:=+(dLevel*(1+dGrowth)^[$Q.A58])/[.C58]" office:value-type="float" office:value="0.0974796494377972">
            <text:p>0.10</text:p>
          </table:table-cell>
          <table:table-cell table:style-name="ce11" table:formula="of:=SUM([.D58:.K58])" office:value-type="float" office:value="1188.05460514645">
            <text:p>1188.1</text:p>
          </table:table-cell>
          <table:table-cell table:style-name="ce11" table:formula="of:=+[$K.C58]*[$A.D58]" office:value-type="float" office:value="167.076982166077">
            <text:p>167.1</text:p>
          </table:table-cell>
          <table:table-cell table:style-name="ce11" table:formula="of:=+[$K.D58]*[$A.E58]" office:value-type="float" office:value="203.80215380354">
            <text:p>203.8</text:p>
          </table:table-cell>
          <table:table-cell table:style-name="ce11" table:formula="of:=+[$K.E58]*[$A.F58]" office:value-type="float" office:value="177.302911286989">
            <text:p>177.3</text:p>
          </table:table-cell>
          <table:table-cell table:style-name="ce11" table:formula="of:=+[$K.F58]*[$A.G58]" office:value-type="float" office:value="104.055379691543">
            <text:p>104.1</text:p>
          </table:table-cell>
          <table:table-cell table:style-name="ce11" table:formula="of:=+[$K.G58]*[$A.H58]" office:value-type="float" office:value="123.823126318648">
            <text:p>123.8</text:p>
          </table:table-cell>
          <table:table-cell table:style-name="ce11" table:formula="of:=+[$K.H58]*[$A.I58]" office:value-type="float" office:value="143.692294613828">
            <text:p>143.7</text:p>
          </table:table-cell>
          <table:table-cell table:style-name="ce11" table:formula="of:=+[$K.I58]*[$A.J58]" office:value-type="float" office:value="59.278234275715">
            <text:p>59.3</text:p>
          </table:table-cell>
          <table:table-cell table:style-name="ce11" table:formula="of:=+[$K.J58]*[$A.K58]" office:value-type="float" office:value="209.023522990113">
            <text:p>209.0</text:p>
          </table:table-cell>
          <table:table-cell table:number-columns-repeated="1013"/>
        </table:table-row>
        <table:table-row table:style-name="ro2">
          <table:table-cell table:style-name="ce8" table:formula="of:=1+[.A58]" office:value-type="float" office:value="56">
            <text:p>56</text:p>
          </table:table-cell>
          <table:table-cell table:style-name="ce12" table:formula="of:=+(dLevel*(1+dGrowth)^[$Q.A59])/[.C59]" office:value-type="float" office:value="0.0976138535730487">
            <text:p>0.10</text:p>
          </table:table-cell>
          <table:table-cell table:style-name="ce11" table:formula="of:=SUM([.D59:.K59])" office:value-type="float" office:value="1198.28542369071">
            <text:p>1198.3</text:p>
          </table:table-cell>
          <table:table-cell table:style-name="ce11" table:formula="of:=+[$K.C59]*[$A.D59]" office:value-type="float" office:value="167.864760363366">
            <text:p>167.9</text:p>
          </table:table-cell>
          <table:table-cell table:style-name="ce11" table:formula="of:=+[$K.D59]*[$A.E59]" office:value-type="float" office:value="207.204173152355">
            <text:p>207.2</text:p>
          </table:table-cell>
          <table:table-cell table:style-name="ce11" table:formula="of:=+[$K.E59]*[$A.F59]" office:value-type="float" office:value="181.62765629232">
            <text:p>181.6</text:p>
          </table:table-cell>
          <table:table-cell table:style-name="ce11" table:formula="of:=+[$K.F59]*[$A.G59]" office:value-type="float" office:value="102.953779395317">
            <text:p>103.0</text:p>
          </table:table-cell>
          <table:table-cell table:style-name="ce11" table:formula="of:=+[$K.G59]*[$A.H59]" office:value-type="float" office:value="126.185301706172">
            <text:p>126.2</text:p>
          </table:table-cell>
          <table:table-cell table:style-name="ce11" table:formula="of:=+[$K.H59]*[$A.I59]" office:value-type="float" office:value="147.67099995467">
            <text:p>147.7</text:p>
          </table:table-cell>
          <table:table-cell table:style-name="ce11" table:formula="of:=+[$K.I59]*[$A.J59]" office:value-type="float" office:value="60.9176483951558">
            <text:p>60.9</text:p>
          </table:table-cell>
          <table:table-cell table:style-name="ce11" table:formula="of:=+[$K.J59]*[$A.K59]" office:value-type="float" office:value="203.861104431352">
            <text:p>203.9</text:p>
          </table:table-cell>
          <table:table-cell table:number-columns-repeated="1013"/>
        </table:table-row>
        <table:table-row table:style-name="ro2">
          <table:table-cell table:style-name="ce8" table:formula="of:=1+[.A59]" office:value-type="float" office:value="57">
            <text:p>57</text:p>
          </table:table-cell>
          <table:table-cell table:style-name="ce12" table:formula="of:=+(dLevel*(1+dGrowth)^[$Q.A60])/[.C60]" office:value-type="float" office:value="0.0973770426920884">
            <text:p>0.10</text:p>
          </table:table-cell>
          <table:table-cell table:style-name="ce11" table:formula="of:=SUM([.D60:.K60])" office:value-type="float" office:value="1213.21152501308">
            <text:p>1213.2</text:p>
          </table:table-cell>
          <table:table-cell table:style-name="ce11" table:formula="of:=+[$K.C60]*[$A.D60]" office:value-type="float" office:value="168.748176617869">
            <text:p>168.7</text:p>
          </table:table-cell>
          <table:table-cell table:style-name="ce11" table:formula="of:=+[$K.D60]*[$A.E60]" office:value-type="float" office:value="214.855951069753">
            <text:p>214.9</text:p>
          </table:table-cell>
          <table:table-cell table:style-name="ce11" table:formula="of:=+[$K.E60]*[$A.F60]" office:value-type="float" office:value="186.162270333769">
            <text:p>186.2</text:p>
          </table:table-cell>
          <table:table-cell table:style-name="ce11" table:formula="of:=+[$K.F60]*[$A.G60]" office:value-type="float" office:value="101.918050541229">
            <text:p>101.9</text:p>
          </table:table-cell>
          <table:table-cell table:style-name="ce11" table:formula="of:=+[$K.G60]*[$A.H60]" office:value-type="float" office:value="128.136071241342">
            <text:p>128.1</text:p>
          </table:table-cell>
          <table:table-cell table:style-name="ce11" table:formula="of:=+[$K.H60]*[$A.I60]" office:value-type="float" office:value="151.823753287254">
            <text:p>151.8</text:p>
          </table:table-cell>
          <table:table-cell table:style-name="ce11" table:formula="of:=+[$K.I60]*[$A.J60]" office:value-type="float" office:value="62.6376854287009">
            <text:p>62.6</text:p>
          </table:table-cell>
          <table:table-cell table:style-name="ce11" table:formula="of:=+[$K.J60]*[$A.K60]" office:value-type="float" office:value="198.929566493159">
            <text:p>198.9</text:p>
          </table:table-cell>
          <table:table-cell table:number-columns-repeated="1013"/>
        </table:table-row>
        <table:table-row table:style-name="ro2">
          <table:table-cell table:style-name="ce8" table:formula="of:=1+[.A60]" office:value-type="float" office:value="58">
            <text:p>58</text:p>
          </table:table-cell>
          <table:table-cell table:style-name="ce12" table:formula="of:=+(dLevel*(1+dGrowth)^[$Q.A61])/[.C61]" office:value-type="float" office:value="0.0969694539641409">
            <text:p>0.10</text:p>
          </table:table-cell>
          <table:table-cell table:style-name="ce11" table:formula="of:=SUM([.D61:.K61])" office:value-type="float" office:value="1230.49408955643">
            <text:p>1230.5</text:p>
          </table:table-cell>
          <table:table-cell table:style-name="ce11" table:formula="of:=+[$K.C61]*[$A.D61]" office:value-type="float" office:value="169.473183852245">
            <text:p>169.5</text:p>
          </table:table-cell>
          <table:table-cell table:style-name="ce11" table:formula="of:=+[$K.D61]*[$A.E61]" office:value-type="float" office:value="221.605071136548">
            <text:p>221.6</text:p>
          </table:table-cell>
          <table:table-cell table:style-name="ce11" table:formula="of:=+[$K.E61]*[$A.F61]" office:value-type="float" office:value="190.621314102235">
            <text:p>190.6</text:p>
          </table:table-cell>
          <table:table-cell table:style-name="ce11" table:formula="of:=+[$K.F61]*[$A.G61]" office:value-type="float" office:value="100.798048395941">
            <text:p>100.8</text:p>
          </table:table-cell>
          <table:table-cell table:style-name="ce11" table:formula="of:=+[$K.G61]*[$A.H61]" office:value-type="float" office:value="133.720916373749">
            <text:p>133.7</text:p>
          </table:table-cell>
          <table:table-cell table:style-name="ce11" table:formula="of:=+[$K.H61]*[$A.I61]" office:value-type="float" office:value="155.993965535945">
            <text:p>156.0</text:p>
          </table:table-cell>
          <table:table-cell table:style-name="ce11" table:formula="of:=+[$K.I61]*[$A.J61]" office:value-type="float" office:value="64.3422719592645">
            <text:p>64.3</text:p>
          </table:table-cell>
          <table:table-cell table:style-name="ce11" table:formula="of:=+[$K.J61]*[$A.K61]" office:value-type="float" office:value="193.939318200498">
            <text:p>193.9</text:p>
          </table:table-cell>
          <table:table-cell table:number-columns-repeated="1013"/>
        </table:table-row>
        <table:table-row table:style-name="ro2">
          <table:table-cell table:style-name="ce8" table:formula="of:=1+[.A61]" office:value-type="float" office:value="59">
            <text:p>59</text:p>
          </table:table-cell>
          <table:table-cell table:style-name="ce12" table:formula="of:=+(dLevel*(1+dGrowth)^[$Q.A62])/[.C62]" office:value-type="float" office:value="0.0958044913437374">
            <text:p>0.10</text:p>
          </table:table-cell>
          <table:table-cell table:style-name="ce11" table:formula="of:=SUM([.D62:.K62])" office:value-type="float" office:value="1257.91120729092">
            <text:p>1257.9</text:p>
          </table:table-cell>
          <table:table-cell table:style-name="ce11" table:formula="of:=+[$K.C62]*[$A.D62]" office:value-type="float" office:value="169.919451538653">
            <text:p>169.9</text:p>
          </table:table-cell>
          <table:table-cell table:style-name="ce11" table:formula="of:=+[$K.D62]*[$A.E62]" office:value-type="float" office:value="227.226198324228">
            <text:p>227.2</text:p>
          </table:table-cell>
          <table:table-cell table:style-name="ce11" table:formula="of:=+[$K.E62]*[$A.F62]" office:value-type="float" office:value="194.854453393722">
            <text:p>194.9</text:p>
          </table:table-cell>
          <table:table-cell table:style-name="ce11" table:formula="of:=+[$K.F62]*[$A.G62]" office:value-type="float" office:value="103.146824933972">
            <text:p>103.1</text:p>
          </table:table-cell>
          <table:table-cell table:style-name="ce11" table:formula="of:=+[$K.G62]*[$A.H62]" office:value-type="float" office:value="137.011742849204">
            <text:p>137.0</text:p>
          </table:table-cell>
          <table:table-cell table:style-name="ce11" table:formula="of:=+[$K.H62]*[$A.I62]" office:value-type="float" office:value="159.970417711238">
            <text:p>160.0</text:p>
          </table:table-cell>
          <table:table-cell table:style-name="ce11" table:formula="of:=+[$K.I62]*[$A.J62]" office:value-type="float" office:value="65.9800652161435">
            <text:p>66.0</text:p>
          </table:table-cell>
          <table:table-cell table:style-name="ce11" table:formula="of:=+[$K.J62]*[$A.K62]" office:value-type="float" office:value="199.80205332376">
            <text:p>199.8</text:p>
          </table:table-cell>
          <table:table-cell table:number-columns-repeated="1013"/>
        </table:table-row>
        <table:table-row table:style-name="ro2">
          <table:table-cell table:style-name="ce8" table:formula="of:=1+[.A62]" office:value-type="float" office:value="60">
            <text:p>60</text:p>
          </table:table-cell>
          <table:table-cell table:style-name="ce12" table:formula="of:=+(dLevel*(1+dGrowth)^[$Q.A63])/[.C63]" office:value-type="float" office:value="0.0956022028029066">
            <text:p>0.10</text:p>
          </table:table-cell>
          <table:table-cell table:style-name="ce11" table:formula="of:=SUM([.D63:.K63])" office:value-type="float" office:value="1273.17860086058">
            <text:p>1273.2</text:p>
          </table:table-cell>
          <table:table-cell table:style-name="ce11" table:formula="of:=+[$K.C63]*[$A.D63]" office:value-type="float" office:value="169.559181791396">
            <text:p>169.6</text:p>
          </table:table-cell>
          <table:table-cell table:style-name="ce11" table:formula="of:=+[$K.D63]*[$A.E63]" office:value-type="float" office:value="231.847732795453">
            <text:p>231.8</text:p>
          </table:table-cell>
          <table:table-cell table:style-name="ce11" table:formula="of:=+[$K.E63]*[$A.F63]" office:value-type="float" office:value="199.786341852467">
            <text:p>199.8</text:p>
          </table:table-cell>
          <table:table-cell table:style-name="ce11" table:formula="of:=+[$K.F63]*[$A.G63]" office:value-type="float" office:value="103.906002765592">
            <text:p>103.9</text:p>
          </table:table-cell>
          <table:table-cell table:style-name="ce11" table:formula="of:=+[$K.G63]*[$A.H63]" office:value-type="float" office:value="139.680080822783">
            <text:p>139.7</text:p>
          </table:table-cell>
          <table:table-cell table:style-name="ce11" table:formula="of:=+[$K.H63]*[$A.I63]" office:value-type="float" office:value="163.24388508625">
            <text:p>163.2</text:p>
          </table:table-cell>
          <table:table-cell table:style-name="ce11" table:formula="of:=+[$K.I63]*[$A.J63]" office:value-type="float" office:value="67.3278215700423">
            <text:p>67.3</text:p>
          </table:table-cell>
          <table:table-cell table:style-name="ce11" table:formula="of:=+[$K.J63]*[$A.K63]" office:value-type="float" office:value="197.827554176597">
            <text:p>197.8</text:p>
          </table:table-cell>
          <table:table-cell table:number-columns-repeated="1013"/>
        </table:table-row>
        <table:table-row table:style-name="ro2">
          <table:table-cell table:style-name="ce8" table:formula="of:=1+[.A63]" office:value-type="float" office:value="61">
            <text:p>61</text:p>
          </table:table-cell>
          <table:table-cell table:style-name="ce12" table:formula="of:=+(dLevel*(1+dGrowth)^[$Q.A64])/[.C64]" office:value-type="float" office:value="0.0955314694545721">
            <text:p>0.10</text:p>
          </table:table-cell>
          <table:table-cell table:style-name="ce11" table:formula="of:=SUM([.D64:.K64])" office:value-type="float" office:value="1286.86249979952">
            <text:p>1286.9</text:p>
          </table:table-cell>
          <table:table-cell table:style-name="ce11" table:formula="of:=+[$K.C64]*[$A.D64]" office:value-type="float" office:value="169.059718990516">
            <text:p>169.1</text:p>
          </table:table-cell>
          <table:table-cell table:style-name="ce11" table:formula="of:=+[$K.D64]*[$A.E64]" office:value-type="float" office:value="236.360898713643">
            <text:p>236.4</text:p>
          </table:table-cell>
          <table:table-cell table:style-name="ce11" table:formula="of:=+[$K.E64]*[$A.F64]" office:value-type="float" office:value="203.703946431993">
            <text:p>203.7</text:p>
          </table:table-cell>
          <table:table-cell table:style-name="ce11" table:formula="of:=+[$K.F64]*[$A.G64]" office:value-type="float" office:value="104.660555536239">
            <text:p>104.7</text:p>
          </table:table-cell>
          <table:table-cell table:style-name="ce11" table:formula="of:=+[$K.G64]*[$A.H64]" office:value-type="float" office:value="142.278721960208">
            <text:p>142.3</text:p>
          </table:table-cell>
          <table:table-cell table:style-name="ce11" table:formula="of:=+[$K.H64]*[$A.I64]" office:value-type="float" office:value="166.441809025606">
            <text:p>166.4</text:p>
          </table:table-cell>
          <table:table-cell table:style-name="ce11" table:formula="of:=+[$K.I64]*[$A.J64]" office:value-type="float" office:value="68.6443293908311">
            <text:p>68.6</text:p>
          </table:table-cell>
          <table:table-cell table:style-name="ce11" table:formula="of:=+[$K.J64]*[$A.K64]" office:value-type="float" office:value="195.712519750483">
            <text:p>195.7</text:p>
          </table:table-cell>
          <table:table-cell table:number-columns-repeated="1013"/>
        </table:table-row>
        <table:table-row table:style-name="ro2">
          <table:table-cell table:style-name="ce8" table:formula="of:=1+[.A64]" office:value-type="float" office:value="62">
            <text:p>62</text:p>
          </table:table-cell>
          <table:table-cell table:style-name="ce12" table:formula="of:=+(dLevel*(1+dGrowth)^[$Q.A65])/[.C65]" office:value-type="float" office:value="0.0951988082566272">
            <text:p>0.10</text:p>
          </table:table-cell>
          <table:table-cell table:style-name="ce11" table:formula="of:=SUM([.D65:.K65])" office:value-type="float" office:value="1304.27288452014">
            <text:p>1304.3</text:p>
          </table:table-cell>
          <table:table-cell table:style-name="ce11" table:formula="of:=+[$K.C65]*[$A.D65]" office:value-type="float" office:value="168.512933468999">
            <text:p>168.5</text:p>
          </table:table-cell>
          <table:table-cell table:style-name="ce11" table:formula="of:=+[$K.D65]*[$A.E65]" office:value-type="float" office:value="240.889780567308">
            <text:p>240.9</text:p>
          </table:table-cell>
          <table:table-cell table:style-name="ce11" table:formula="of:=+[$K.E65]*[$A.F65]" office:value-type="float" office:value="207.636178919075">
            <text:p>207.6</text:p>
          </table:table-cell>
          <table:table-cell table:style-name="ce11" table:formula="of:=+[$K.F65]*[$A.G65]" office:value-type="float" office:value="104.923248301166">
            <text:p>104.9</text:p>
          </table:table-cell>
          <table:table-cell table:style-name="ce11" table:formula="of:=+[$K.G65]*[$A.H65]" office:value-type="float" office:value="145.085397976346">
            <text:p>145.1</text:p>
          </table:table-cell>
          <table:table-cell table:style-name="ce11" table:formula="of:=+[$K.H65]*[$A.I65]" office:value-type="float" office:value="169.651566296297">
            <text:p>169.7</text:p>
          </table:table-cell>
          <table:table-cell table:style-name="ce11" table:formula="of:=+[$K.I65]*[$A.J65]" office:value-type="float" office:value="69.9656250040298">
            <text:p>70.0</text:p>
          </table:table-cell>
          <table:table-cell table:style-name="ce11" table:formula="of:=+[$K.J65]*[$A.K65]" office:value-type="float" office:value="197.608153986915">
            <text:p>197.6</text:p>
          </table:table-cell>
          <table:table-cell table:number-columns-repeated="1013"/>
        </table:table-row>
        <table:table-row table:style-name="ro2">
          <table:table-cell table:style-name="ce8" table:formula="of:=1+[.A65]" office:value-type="float" office:value="63">
            <text:p>63</text:p>
          </table:table-cell>
          <table:table-cell table:style-name="ce12" table:formula="of:=+(dLevel*(1+dGrowth)^[$Q.A66])/[.C66]" office:value-type="float" office:value="0.0935411275961604">
            <text:p>0.09</text:p>
          </table:table-cell>
          <table:table-cell table:style-name="ce11" table:formula="of:=SUM([.D66:.K66])" office:value-type="float" office:value="1340.66030325869">
            <text:p>1340.7</text:p>
          </table:table-cell>
          <table:table-cell table:style-name="ce11" table:formula="of:=+[$K.C66]*[$A.D66]" office:value-type="float" office:value="167.739179022168">
            <text:p>167.7</text:p>
          </table:table-cell>
          <table:table-cell table:style-name="ce11" table:formula="of:=+[$K.D66]*[$A.E66]" office:value-type="float" office:value="245.159673215244">
            <text:p>245.2</text:p>
          </table:table-cell>
          <table:table-cell table:style-name="ce11" table:formula="of:=+[$K.E66]*[$A.F66]" office:value-type="float" office:value="223.304977273393">
            <text:p>223.3</text:p>
          </table:table-cell>
          <table:table-cell table:style-name="ce11" table:formula="of:=+[$K.F66]*[$A.G66]" office:value-type="float" office:value="105.042080146414">
            <text:p>105.0</text:p>
          </table:table-cell>
          <table:table-cell table:style-name="ce11" table:formula="of:=+[$K.G66]*[$A.H66]" office:value-type="float" office:value="147.615933513774">
            <text:p>147.6</text:p>
          </table:table-cell>
          <table:table-cell table:style-name="ce11" table:formula="of:=+[$K.H66]*[$A.I66]" office:value-type="float" office:value="172.679636078586">
            <text:p>172.7</text:p>
          </table:table-cell>
          <table:table-cell table:style-name="ce11" table:formula="of:=+[$K.I66]*[$A.J66]" office:value-type="float" office:value="71.2119054237884">
            <text:p>71.2</text:p>
          </table:table-cell>
          <table:table-cell table:style-name="ce11" table:formula="of:=+[$K.J66]*[$A.K66]" office:value-type="float" office:value="207.90691858532">
            <text:p>207.9</text:p>
          </table:table-cell>
          <table:table-cell table:number-columns-repeated="1013"/>
        </table:table-row>
        <table:table-row table:style-name="ro2">
          <table:table-cell table:style-name="ce8" table:formula="of:=1+[.A66]" office:value-type="float" office:value="64">
            <text:p>64</text:p>
          </table:table-cell>
          <table:table-cell table:style-name="ce12" table:formula="of:=+(dLevel*(1+dGrowth)^[$Q.A67])/[.C67]" office:value-type="float" office:value="0.0933919933615253">
            <text:p>0.09</text:p>
          </table:table-cell>
          <table:table-cell table:style-name="ce11" table:formula="of:=SUM([.D67:.K67])" office:value-type="float" office:value="1356.22916586456">
            <text:p>1356.2</text:p>
          </table:table-cell>
          <table:table-cell table:style-name="ce11" table:formula="of:=+[$K.C67]*[$A.D67]" office:value-type="float" office:value="165.834392127625">
            <text:p>165.8</text:p>
          </table:table-cell>
          <table:table-cell table:style-name="ce11" table:formula="of:=+[$K.D67]*[$A.E67]" office:value-type="float" office:value="247.751725266199">
            <text:p>247.8</text:p>
          </table:table-cell>
          <table:table-cell table:style-name="ce11" table:formula="of:=+[$K.E67]*[$A.F67]" office:value-type="float" office:value="230.79878937843">
            <text:p>230.8</text:p>
          </table:table-cell>
          <table:table-cell table:style-name="ce11" table:formula="of:=+[$K.F67]*[$A.G67]" office:value-type="float" office:value="104.440073477534">
            <text:p>104.4</text:p>
          </table:table-cell>
          <table:table-cell table:style-name="ce11" table:formula="of:=+[$K.G67]*[$A.H67]" office:value-type="float" office:value="150.808476878866">
            <text:p>150.8</text:p>
          </table:table-cell>
          <table:table-cell table:style-name="ce11" table:formula="of:=+[$K.H67]*[$A.I67]" office:value-type="float" office:value="174.526275923944">
            <text:p>174.5</text:p>
          </table:table-cell>
          <table:table-cell table:style-name="ce11" table:formula="of:=+[$K.I67]*[$A.J67]" office:value-type="float" office:value="71.9709277863519">
            <text:p>72.0</text:p>
          </table:table-cell>
          <table:table-cell table:style-name="ce11" table:formula="of:=+[$K.J67]*[$A.K67]" office:value-type="float" office:value="210.098505025611">
            <text:p>210.1</text:p>
          </table:table-cell>
          <table:table-cell table:number-columns-repeated="1013"/>
        </table:table-row>
        <table:table-row table:style-name="ro2">
          <table:table-cell table:style-name="ce8" table:formula="of:=1+[.A67]" office:value-type="float" office:value="65">
            <text:p>65</text:p>
          </table:table-cell>
          <table:table-cell table:style-name="ce12" table:formula="of:=+(dLevel*(1+dGrowth)^[$Q.A68])/[.C68]" office:value-type="float" office:value="0.0928651306845723">
            <text:p>0.09</text:p>
          </table:table-cell>
          <table:table-cell table:style-name="ce11" table:formula="of:=SUM([.D68:.K68])" office:value-type="float" office:value="1377.56285663564">
            <text:p>1377.6</text:p>
          </table:table-cell>
          <table:table-cell table:style-name="ce11" table:formula="of:=+[$K.C68]*[$A.D68]" office:value-type="float" office:value="163.850320788948">
            <text:p>163.9</text:p>
          </table:table-cell>
          <table:table-cell table:style-name="ce11" table:formula="of:=+[$K.D68]*[$A.E68]" office:value-type="float" office:value="257.1434295778">
            <text:p>257.1</text:p>
          </table:table-cell>
          <table:table-cell table:style-name="ce11" table:formula="of:=+[$K.E68]*[$A.F68]" office:value-type="float" office:value="238.696848270168">
            <text:p>238.7</text:p>
          </table:table-cell>
          <table:table-cell table:style-name="ce11" table:formula="of:=+[$K.F68]*[$A.G68]" office:value-type="float" office:value="103.777025927044">
            <text:p>103.8</text:p>
          </table:table-cell>
          <table:table-cell table:style-name="ce11" table:formula="of:=+[$K.G68]*[$A.H68]" office:value-type="float" office:value="152.945180929575">
            <text:p>152.9</text:p>
          </table:table-cell>
          <table:table-cell table:style-name="ce11" table:formula="of:=+[$K.H68]*[$A.I68]" office:value-type="float" office:value="176.280324682125">
            <text:p>176.3</text:p>
          </table:table-cell>
          <table:table-cell table:style-name="ce11" table:formula="of:=+[$K.I68]*[$A.J68]" office:value-type="float" office:value="72.6917181020892">
            <text:p>72.7</text:p>
          </table:table-cell>
          <table:table-cell table:style-name="ce11" table:formula="of:=+[$K.J68]*[$A.K68]" office:value-type="float" office:value="212.178008357893">
            <text:p>212.2</text:p>
          </table:table-cell>
          <table:table-cell table:number-columns-repeated="1013"/>
        </table:table-row>
        <table:table-row table:style-name="ro2">
          <table:table-cell table:style-name="ce8" table:formula="of:=1+[.A68]" office:value-type="float" office:value="66">
            <text:p>66</text:p>
          </table:table-cell>
          <table:table-cell table:style-name="ce12" table:formula="of:=+(dLevel*(1+dGrowth)^[$Q.A69])/[.C69]" office:value-type="float" office:value="0.0912969547565753">
            <text:p>0.09</text:p>
          </table:table-cell>
          <table:table-cell table:style-name="ce11" table:formula="of:=SUM([.D69:.K69])" office:value-type="float" office:value="1415.2370207666">
            <text:p>1415.2</text:p>
          </table:table-cell>
          <table:table-cell table:style-name="ce11" table:formula="of:=+[$K.C69]*[$A.D69]" office:value-type="float" office:value="161.537740885479">
            <text:p>161.5</text:p>
          </table:table-cell>
          <table:table-cell table:style-name="ce11" table:formula="of:=+[$K.D69]*[$A.E69]" office:value-type="float" office:value="261.966587441579">
            <text:p>262.0</text:p>
          </table:table-cell>
          <table:table-cell table:style-name="ce11" table:formula="of:=+[$K.E69]*[$A.F69]" office:value-type="float" office:value="246.102658162323">
            <text:p>246.1</text:p>
          </table:table-cell>
          <table:table-cell table:style-name="ce11" table:formula="of:=+[$K.F69]*[$A.G69]" office:value-type="float" office:value="102.891799729213">
            <text:p>102.9</text:p>
          </table:table-cell>
          <table:table-cell table:style-name="ce11" table:formula="of:=+[$K.G69]*[$A.H69]" office:value-type="float" office:value="159.945060164109">
            <text:p>159.9</text:p>
          </table:table-cell>
          <table:table-cell table:style-name="ce11" table:formula="of:=+[$K.H69]*[$A.I69]" office:value-type="float" office:value="177.651141029074">
            <text:p>177.7</text:p>
          </table:table-cell>
          <table:table-cell table:style-name="ce11" table:formula="of:=+[$K.I69]*[$A.J69]" office:value-type="float" office:value="73.2544407714843">
            <text:p>73.3</text:p>
          </table:table-cell>
          <table:table-cell table:style-name="ce11" table:formula="of:=+[$K.J69]*[$A.K69]" office:value-type="float" office:value="231.887592583334">
            <text:p>231.9</text:p>
          </table:table-cell>
          <table:table-cell table:number-columns-repeated="1013"/>
        </table:table-row>
        <table:table-row table:style-name="ro2">
          <table:table-cell table:style-name="ce8" table:formula="of:=1+[.A69]" office:value-type="float" office:value="67">
            <text:p>67</text:p>
          </table:table-cell>
          <table:table-cell table:style-name="ce12" table:formula="of:=+(dLevel*(1+dGrowth)^[$Q.A70])/[.C70]" office:value-type="float" office:value="0.0904314537672868">
            <text:p>0.09</text:p>
          </table:table-cell>
          <table:table-cell table:style-name="ce11" table:formula="of:=SUM([.D70:.K70])" office:value-type="float" office:value="1443.06978513391">
            <text:p>1443.1</text:p>
          </table:table-cell>
          <table:table-cell table:style-name="ce11" table:formula="of:=+[$K.C70]*[$A.D70]" office:value-type="float" office:value="158.224157742328">
            <text:p>158.2</text:p>
          </table:table-cell>
          <table:table-cell table:style-name="ce11" table:formula="of:=+[$K.D70]*[$A.E70]" office:value-type="float" office:value="265.058536927678">
            <text:p>265.1</text:p>
          </table:table-cell>
          <table:table-cell table:style-name="ce11" table:formula="of:=+[$K.E70]*[$A.F70]" office:value-type="float" office:value="256.173298794974">
            <text:p>256.2</text:p>
          </table:table-cell>
          <table:table-cell table:style-name="ce11" table:formula="of:=+[$K.F70]*[$A.G70]" office:value-type="float" office:value="101.346041577727">
            <text:p>101.3</text:p>
          </table:table-cell>
          <table:table-cell table:style-name="ce11" table:formula="of:=+[$K.G70]*[$A.H70]" office:value-type="float" office:value="169.46271309322">
            <text:p>169.5</text:p>
          </table:table-cell>
          <table:table-cell table:style-name="ce11" table:formula="of:=+[$K.H70]*[$A.I70]" office:value-type="float" office:value="179.663178484692">
            <text:p>179.7</text:p>
          </table:table-cell>
          <table:table-cell table:style-name="ce11" table:formula="of:=+[$K.I70]*[$A.J70]" office:value-type="float" office:value="73.3257459633019">
            <text:p>73.3</text:p>
          </table:table-cell>
          <table:table-cell table:style-name="ce11" table:formula="of:=+[$K.J70]*[$A.K70]" office:value-type="float" office:value="239.816112549992">
            <text:p>239.8</text:p>
          </table:table-cell>
          <table:table-cell table:number-columns-repeated="1013"/>
        </table:table-row>
        <table:table-row table:style-name="ro2">
          <table:table-cell table:style-name="ce8" table:formula="of:=1+[.A70]" office:value-type="float" office:value="68">
            <text:p>68</text:p>
          </table:table-cell>
          <table:table-cell table:style-name="ce12" table:formula="of:=+(dLevel*(1+dGrowth)^[$Q.A71])/[.C71]" office:value-type="float" office:value="0.0888883990444786">
            <text:p>0.09</text:p>
          </table:table-cell>
          <table:table-cell table:style-name="ce11" table:formula="of:=SUM([.D71:.K71])" office:value-type="float" office:value="1482.80190620742">
            <text:p>1482.8</text:p>
          </table:table-cell>
          <table:table-cell table:style-name="ce11" table:formula="of:=+[$K.C71]*[$A.D71]" office:value-type="float" office:value="154.419763672861">
            <text:p>154.4</text:p>
          </table:table-cell>
          <table:table-cell table:style-name="ce11" table:formula="of:=+[$K.D71]*[$A.E71]" office:value-type="float" office:value="279.057128407242">
            <text:p>279.1</text:p>
          </table:table-cell>
          <table:table-cell table:style-name="ce11" table:formula="of:=+[$K.E71]*[$A.F71]" office:value-type="float" office:value="263.036602248705">
            <text:p>263.0</text:p>
          </table:table-cell>
          <table:table-cell table:style-name="ce11" table:formula="of:=+[$K.F71]*[$A.G71]" office:value-type="float" office:value="102.692367356261">
            <text:p>102.7</text:p>
          </table:table-cell>
          <table:table-cell table:style-name="ce11" table:formula="of:=+[$K.G71]*[$A.H71]" office:value-type="float" office:value="178.252109312766">
            <text:p>178.3</text:p>
          </table:table-cell>
          <table:table-cell table:style-name="ce11" table:formula="of:=+[$K.H71]*[$A.I71]" office:value-type="float" office:value="179.895923616715">
            <text:p>179.9</text:p>
          </table:table-cell>
          <table:table-cell table:style-name="ce11" table:formula="of:=+[$K.I71]*[$A.J71]" office:value-type="float" office:value="78.0235419712144">
            <text:p>78.0</text:p>
          </table:table-cell>
          <table:table-cell table:style-name="ce11" table:formula="of:=+[$K.J71]*[$A.K71]" office:value-type="float" office:value="247.424469621659">
            <text:p>247.4</text:p>
          </table:table-cell>
          <table:table-cell table:number-columns-repeated="1013"/>
        </table:table-row>
        <table:table-row table:style-name="ro2">
          <table:table-cell table:style-name="ce8" table:formula="of:=1+[.A71]" office:value-type="float" office:value="69">
            <text:p>69</text:p>
          </table:table-cell>
          <table:table-cell table:style-name="ce12" table:formula="of:=+(dLevel*(1+dGrowth)^[$Q.A72])/[.C72]" office:value-type="float" office:value="0.0887407449997339">
            <text:p>0.09</text:p>
          </table:table-cell>
          <table:table-cell table:style-name="ce11" table:formula="of:=SUM([.D72:.K72])" office:value-type="float" office:value="1500.12180333518">
            <text:p>1500.1</text:p>
          </table:table-cell>
          <table:table-cell table:style-name="ce11" table:formula="of:=+[$K.C72]*[$A.D72]" office:value-type="float" office:value="149.787170762675">
            <text:p>149.8</text:p>
          </table:table-cell>
          <table:table-cell table:style-name="ce11" table:formula="of:=+[$K.D72]*[$A.E72]" office:value-type="float" office:value="284.264414171335">
            <text:p>284.3</text:p>
          </table:table-cell>
          <table:table-cell table:style-name="ce11" table:formula="of:=+[$K.E72]*[$A.F72]" office:value-type="float" office:value="269.265471164098">
            <text:p>269.3</text:p>
          </table:table-cell>
          <table:table-cell table:style-name="ce11" table:formula="of:=+[$K.F72]*[$A.G72]" office:value-type="float" office:value="101.3536793572">
            <text:p>101.4</text:p>
          </table:table-cell>
          <table:table-cell table:style-name="ce11" table:formula="of:=+[$K.G72]*[$A.H72]" office:value-type="float" office:value="183.984449530698">
            <text:p>184.0</text:p>
          </table:table-cell>
          <table:table-cell table:style-name="ce11" table:formula="of:=+[$K.H72]*[$A.I72]" office:value-type="float" office:value="178.918514385868">
            <text:p>178.9</text:p>
          </table:table-cell>
          <table:table-cell table:style-name="ce11" table:formula="of:=+[$K.I72]*[$A.J72]" office:value-type="float" office:value="79.2942880885857">
            <text:p>79.3</text:p>
          </table:table-cell>
          <table:table-cell table:style-name="ce11" table:formula="of:=+[$K.J72]*[$A.K72]" office:value-type="float" office:value="253.253815874716">
            <text:p>253.3</text:p>
          </table:table-cell>
          <table:table-cell table:number-columns-repeated="1013"/>
        </table:table-row>
        <table:table-row table:style-name="ro2">
          <table:table-cell table:style-name="ce8" table:formula="of:=1+[.A72]" office:value-type="float" office:value="70">
            <text:p>70</text:p>
          </table:table-cell>
          <table:table-cell table:style-name="ce12" table:formula="of:=+(dLevel*(1+dGrowth)^[$Q.A73])/[.C73]" office:value-type="float" office:value="0.0879341889463417">
            <text:p>0.09</text:p>
          </table:table-cell>
          <table:table-cell table:style-name="ce11" table:formula="of:=SUM([.D73:.K73])" office:value-type="float" office:value="1529.02013760013">
            <text:p>1529.0</text:p>
          </table:table-cell>
          <table:table-cell table:style-name="ce11" table:formula="of:=+[$K.C73]*[$A.D73]" office:value-type="float" office:value="145.293555639795">
            <text:p>145.3</text:p>
          </table:table-cell>
          <table:table-cell table:style-name="ce11" table:formula="of:=+[$K.D73]*[$A.E73]" office:value-type="float" office:value="291.647370846717">
            <text:p>291.6</text:p>
          </table:table-cell>
          <table:table-cell table:style-name="ce11" table:formula="of:=+[$K.E73]*[$A.F73]" office:value-type="float" office:value="284.931284354274">
            <text:p>284.9</text:p>
          </table:table-cell>
          <table:table-cell table:style-name="ce11" table:formula="of:=+[$K.F73]*[$A.G73]" office:value-type="float" office:value="99.9684647514924">
            <text:p>100.0</text:p>
          </table:table-cell>
          <table:table-cell table:style-name="ce11" table:formula="of:=+[$K.G73]*[$A.H73]" office:value-type="float" office:value="189.771184764138">
            <text:p>189.8</text:p>
          </table:table-cell>
          <table:table-cell table:style-name="ce11" table:formula="of:=+[$K.H73]*[$A.I73]" office:value-type="float" office:value="177.831217076249">
            <text:p>177.8</text:p>
          </table:table-cell>
          <table:table-cell table:style-name="ce11" table:formula="of:=+[$K.I73]*[$A.J73]" office:value-type="float" office:value="80.5318151412836">
            <text:p>80.5</text:p>
          </table:table-cell>
          <table:table-cell table:style-name="ce11" table:formula="of:=+[$K.J73]*[$A.K73]" office:value-type="float" office:value="259.045245026177">
            <text:p>259.0</text:p>
          </table:table-cell>
          <table:table-cell table:number-columns-repeated="1013"/>
        </table:table-row>
        <table:table-row table:style-name="ro2">
          <table:table-cell table:style-name="ce8" table:formula="of:=1+[.A73]" office:value-type="float" office:value="71">
            <text:p>71</text:p>
          </table:table-cell>
          <table:table-cell table:style-name="ce12" table:formula="of:=+(dLevel*(1+dGrowth)^[$Q.A74])/[.C74]" office:value-type="float" office:value="0.0871064087313687">
            <text:p>0.09</text:p>
          </table:table-cell>
          <table:table-cell table:style-name="ce11" table:formula="of:=SUM([.D74:.K74])" office:value-type="float" office:value="1558.9860621864">
            <text:p>1559.0</text:p>
          </table:table-cell>
          <table:table-cell table:style-name="ce11" table:formula="of:=+[$K.C74]*[$A.D74]" office:value-type="float" office:value="140.934748970601">
            <text:p>140.9</text:p>
          </table:table-cell>
          <table:table-cell table:style-name="ce11" table:formula="of:=+[$K.D74]*[$A.E74]" office:value-type="float" office:value="296.73361930572">
            <text:p>296.7</text:p>
          </table:table-cell>
          <table:table-cell table:style-name="ce11" table:formula="of:=+[$K.E74]*[$A.F74]" office:value-type="float" office:value="294.026444855486">
            <text:p>294.0</text:p>
          </table:table-cell>
          <table:table-cell table:style-name="ce11" table:formula="of:=+[$K.F74]*[$A.G74]" office:value-type="float" office:value="101.322066148473">
            <text:p>101.3</text:p>
          </table:table-cell>
          <table:table-cell table:style-name="ce11" table:formula="of:=+[$K.G74]*[$A.H74]" office:value-type="float" office:value="195.301675871126">
            <text:p>195.3</text:p>
          </table:table-cell>
          <table:table-cell table:style-name="ce11" table:formula="of:=+[$K.H74]*[$A.I74]" office:value-type="float" office:value="179.098113341008">
            <text:p>179.1</text:p>
          </table:table-cell>
          <table:table-cell table:style-name="ce11" table:formula="of:=+[$K.I74]*[$A.J74]" office:value-type="float" office:value="81.4895486687611">
            <text:p>81.5</text:p>
          </table:table-cell>
          <table:table-cell table:style-name="ce11" table:formula="of:=+[$K.J74]*[$A.K74]" office:value-type="float" office:value="270.079845025225">
            <text:p>270.1</text:p>
          </table:table-cell>
          <table:table-cell table:number-columns-repeated="1013"/>
        </table:table-row>
        <table:table-row table:style-name="ro2">
          <table:table-cell table:style-name="ce8" table:formula="of:=1+[.A74]" office:value-type="float" office:value="72">
            <text:p>72</text:p>
          </table:table-cell>
          <table:table-cell table:style-name="ce12" table:formula="of:=+(dLevel*(1+dGrowth)^[$Q.A75])/[.C75]" office:value-type="float" office:value="0.0858894471234783">
            <text:p>0.09</text:p>
          </table:table-cell>
          <table:table-cell table:style-name="ce11" table:formula="of:=SUM([.D75:.K75])" office:value-type="float" office:value="1596.88597964227">
            <text:p>1596.9</text:p>
          </table:table-cell>
          <table:table-cell table:style-name="ce11" table:formula="of:=+[$K.C75]*[$A.D75]" office:value-type="float" office:value="136.706706501483">
            <text:p>136.7</text:p>
          </table:table-cell>
          <table:table-cell table:style-name="ce11" table:formula="of:=+[$K.D75]*[$A.E75]" office:value-type="float" office:value="304.722829419925">
            <text:p>304.7</text:p>
          </table:table-cell>
          <table:table-cell table:style-name="ce11" table:formula="of:=+[$K.E75]*[$A.F75]" office:value-type="float" office:value="302.235697722496">
            <text:p>302.2</text:p>
          </table:table-cell>
          <table:table-cell table:style-name="ce11" table:formula="of:=+[$K.F75]*[$A.G75]" office:value-type="float" office:value="100.406157761177">
            <text:p>100.4</text:p>
          </table:table-cell>
          <table:table-cell table:style-name="ce11" table:formula="of:=+[$K.G75]*[$A.H75]" office:value-type="float" office:value="200.040174987687">
            <text:p>200.0</text:p>
          </table:table-cell>
          <table:table-cell table:style-name="ce11" table:formula="of:=+[$K.H75]*[$A.I75]" office:value-type="float" office:value="193.37443654102">
            <text:p>193.4</text:p>
          </table:table-cell>
          <table:table-cell table:style-name="ce11" table:formula="of:=+[$K.I75]*[$A.J75]" office:value-type="float" office:value="82.1480431860639">
            <text:p>82.1</text:p>
          </table:table-cell>
          <table:table-cell table:style-name="ce11" table:formula="of:=+[$K.J75]*[$A.K75]" office:value-type="float" office:value="277.251933522422">
            <text:p>277.3</text:p>
          </table:table-cell>
          <table:table-cell table:number-columns-repeated="1013"/>
        </table:table-row>
        <table:table-row table:style-name="ro2">
          <table:table-cell table:style-name="ce8" table:formula="of:=1+[.A75]" office:value-type="float" office:value="73">
            <text:p>73</text:p>
          </table:table-cell>
          <table:table-cell table:style-name="ce12" table:formula="of:=+(dLevel*(1+dGrowth)^[$Q.A76])/[.C76]" office:value-type="float" office:value="0.0828896415308727">
            <text:p>0.08</text:p>
          </table:table-cell>
          <table:table-cell table:style-name="ce11" table:formula="of:=SUM([.D76:.K76])" office:value-type="float" office:value="1671.2246294155">
            <text:p>1671.2</text:p>
          </table:table-cell>
          <table:table-cell table:style-name="ce11" table:formula="of:=+[$K.C76]*[$A.D76]" office:value-type="float" office:value="132.605505306439">
            <text:p>132.6</text:p>
          </table:table-cell>
          <table:table-cell table:style-name="ce11" table:formula="of:=+[$K.D76]*[$A.E76]" office:value-type="float" office:value="334.45665024634">
            <text:p>334.5</text:p>
          </table:table-cell>
          <table:table-cell table:style-name="ce11" table:formula="of:=+[$K.E76]*[$A.F76]" office:value-type="float" office:value="320.34944440631">
            <text:p>320.3</text:p>
          </table:table-cell>
          <table:table-cell table:style-name="ce11" table:formula="of:=+[$K.F76]*[$A.G76]" office:value-type="float" office:value="98.9598637163273">
            <text:p>99.0</text:p>
          </table:table-cell>
          <table:table-cell table:style-name="ce11" table:formula="of:=+[$K.G76]*[$A.H76]" office:value-type="float" office:value="222.393030229029">
            <text:p>222.4</text:p>
          </table:table-cell>
          <table:table-cell table:style-name="ce11" table:formula="of:=+[$K.H76]*[$A.I76]" office:value-type="float" office:value="197.43188359419">
            <text:p>197.4</text:p>
          </table:table-cell>
          <table:table-cell table:style-name="ce11" table:formula="of:=+[$K.I76]*[$A.J76]" office:value-type="float" office:value="82.3514972147603">
            <text:p>82.4</text:p>
          </table:table-cell>
          <table:table-cell table:style-name="ce11" table:formula="of:=+[$K.J76]*[$A.K76]" office:value-type="float" office:value="282.6767547021">
            <text:p>282.7</text:p>
          </table:table-cell>
          <table:table-cell table:number-columns-repeated="1013"/>
        </table:table-row>
        <table:table-row table:style-name="ro2">
          <table:table-cell table:style-name="ce8" table:formula="of:=1+[.A76]" office:value-type="float" office:value="74">
            <text:p>74</text:p>
          </table:table-cell>
          <table:table-cell table:style-name="ce12" table:formula="of:=+(dLevel*(1+dGrowth)^[$Q.A77])/[.C77]" office:value-type="float" office:value="0.0821932543959545">
            <text:p>0.08</text:p>
          </table:table-cell>
          <table:table-cell table:style-name="ce11" table:formula="of:=SUM([.D77:.K77])" office:value-type="float" office:value="1702.23801919687">
            <text:p>1702.2</text:p>
          </table:table-cell>
          <table:table-cell table:style-name="ce11" table:formula="of:=+[$K.C77]*[$A.D77]" office:value-type="float" office:value="128.627340147246">
            <text:p>128.6</text:p>
          </table:table-cell>
          <table:table-cell table:style-name="ce11" table:formula="of:=+[$K.D77]*[$A.E77]" office:value-type="float" office:value="345.040463820086">
            <text:p>345.0</text:p>
          </table:table-cell>
          <table:table-cell table:style-name="ce11" table:formula="of:=+[$K.E77]*[$A.F77]" office:value-type="float" office:value="336.685537195829">
            <text:p>336.7</text:p>
          </table:table-cell>
          <table:table-cell table:style-name="ce11" table:formula="of:=+[$K.F77]*[$A.G77]" office:value-type="float" office:value="96.2257217259955">
            <text:p>96.2</text:p>
          </table:table-cell>
          <table:table-cell table:style-name="ce11" table:formula="of:=+[$K.G77]*[$A.H77]" office:value-type="float" office:value="231.387447670811">
            <text:p>231.4</text:p>
          </table:table-cell>
          <table:table-cell table:style-name="ce11" table:formula="of:=+[$K.H77]*[$A.I77]" office:value-type="float" office:value="198.719542605098">
            <text:p>198.7</text:p>
          </table:table-cell>
          <table:table-cell table:style-name="ce11" table:formula="of:=+[$K.I77]*[$A.J77]" office:value-type="float" office:value="81.4178550866389">
            <text:p>81.4</text:p>
          </table:table-cell>
          <table:table-cell table:style-name="ce11" table:formula="of:=+[$K.J77]*[$A.K77]" office:value-type="float" office:value="284.134110945168">
            <text:p>284.1</text:p>
          </table:table-cell>
          <table:table-cell table:number-columns-repeated="1013"/>
        </table:table-row>
        <table:table-row table:style-name="ro2">
          <table:table-cell table:style-name="ce8" table:formula="of:=1+[.A77]" office:value-type="float" office:value="75">
            <text:p>75</text:p>
          </table:table-cell>
          <table:table-cell table:style-name="ce12" table:formula="of:=+(dLevel*(1+dGrowth)^[$Q.A78])/[.C78]" office:value-type="float" office:value="0.081008254609253">
            <text:p>0.08</text:p>
          </table:table-cell>
          <table:table-cell table:style-name="ce11" table:formula="of:=SUM([.D78:.K78])" office:value-type="float" office:value="1744.40997477949">
            <text:p>1744.4</text:p>
          </table:table-cell>
          <table:table-cell table:style-name="ce11" table:formula="of:=+[$K.C78]*[$A.D78]" office:value-type="float" office:value="124.768519942828">
            <text:p>124.8</text:p>
          </table:table-cell>
          <table:table-cell table:style-name="ce11" table:formula="of:=+[$K.D78]*[$A.E78]" office:value-type="float" office:value="360.603704294557">
            <text:p>360.6</text:p>
          </table:table-cell>
          <table:table-cell table:style-name="ce11" table:formula="of:=+[$K.E78]*[$A.F78]" office:value-type="float" office:value="350.291201245293">
            <text:p>350.3</text:p>
          </table:table-cell>
          <table:table-cell table:style-name="ce11" table:formula="of:=+[$K.F78]*[$A.G78]" office:value-type="float" office:value="93.3389500742156">
            <text:p>93.3</text:p>
          </table:table-cell>
          <table:table-cell table:style-name="ce11" table:formula="of:=+[$K.G78]*[$A.H78]" office:value-type="float" office:value="239.902952585771">
            <text:p>239.9</text:p>
          </table:table-cell>
          <table:table-cell table:style-name="ce11" table:formula="of:=+[$K.H78]*[$A.I78]" office:value-type="float" office:value="210.622500844531">
            <text:p>210.6</text:p>
          </table:table-cell>
          <table:table-cell table:style-name="ce11" table:formula="of:=+[$K.I78]*[$A.J78]" office:value-type="float" office:value="80.2337048267292">
            <text:p>80.2</text:p>
          </table:table-cell>
          <table:table-cell table:style-name="ce11" table:formula="of:=+[$K.J78]*[$A.K78]" office:value-type="float" office:value="284.648440965563">
            <text:p>284.6</text:p>
          </table:table-cell>
          <table:table-cell table:number-columns-repeated="1013"/>
        </table:table-row>
        <table:table-row table:style-name="ro2">
          <table:table-cell table:style-name="ce8" table:formula="of:=1+[.A78]" office:value-type="float" office:value="76">
            <text:p>76</text:p>
          </table:table-cell>
          <table:table-cell table:style-name="ce12" table:formula="of:=+(dLevel*(1+dGrowth)^[$Q.A79])/[.C79]" office:value-type="float" office:value="0.0803541947150747">
            <text:p>0.08</text:p>
          </table:table-cell>
          <table:table-cell table:style-name="ce11" table:formula="of:=SUM([.D79:.K79])" office:value-type="float" office:value="1776.19505689452">
            <text:p>1776.2</text:p>
          </table:table-cell>
          <table:table-cell table:style-name="ce11" table:formula="of:=+[$K.C79]*[$A.D79]" office:value-type="float" office:value="121.025464344543">
            <text:p>121.0</text:p>
          </table:table-cell>
          <table:table-cell table:style-name="ce11" table:formula="of:=+[$K.D79]*[$A.E79]" office:value-type="float" office:value="375.158235328243">
            <text:p>375.2</text:p>
          </table:table-cell>
          <table:table-cell table:style-name="ce11" table:formula="of:=+[$K.E79]*[$A.F79]" office:value-type="float" office:value="364.97954686006">
            <text:p>365.0</text:p>
          </table:table-cell>
          <table:table-cell table:style-name="ce11" table:formula="of:=+[$K.F79]*[$A.G79]" office:value-type="float" office:value="90.5387815719891">
            <text:p>90.5</text:p>
          </table:table-cell>
          <table:table-cell table:style-name="ce11" table:formula="of:=+[$K.G79]*[$A.H79]" office:value-type="float" office:value="247.58335247287">
            <text:p>247.6</text:p>
          </table:table-cell>
          <table:table-cell table:style-name="ce11" table:formula="of:=+[$K.H79]*[$A.I79]" office:value-type="float" office:value="214.737425595604">
            <text:p>214.7</text:p>
          </table:table-cell>
          <table:table-cell table:style-name="ce11" table:formula="of:=+[$K.I79]*[$A.J79]" office:value-type="float" office:value="78.628952428891">
            <text:p>78.6</text:p>
          </table:table-cell>
          <table:table-cell table:style-name="ce11" table:formula="of:=+[$K.J79]*[$A.K79]" office:value-type="float" office:value="283.543298292324">
            <text:p>283.5</text:p>
          </table:table-cell>
          <table:table-cell table:number-columns-repeated="1013"/>
        </table:table-row>
        <table:table-row table:style-name="ro2">
          <table:table-cell table:style-name="ce8" table:formula="of:=1+[.A79]" office:value-type="float" office:value="77">
            <text:p>77</text:p>
          </table:table-cell>
          <table:table-cell table:style-name="ce12" table:formula="of:=+(dLevel*(1+dGrowth)^[$Q.A80])/[.C80]" office:value-type="float" office:value="0.0799462319877905">
            <text:p>0.08</text:p>
          </table:table-cell>
          <table:table-cell table:style-name="ce11" table:formula="of:=SUM([.D80:.K80])" office:value-type="float" office:value="1803.11150512019">
            <text:p>1803.1</text:p>
          </table:table-cell>
          <table:table-cell table:style-name="ce11" table:formula="of:=+[$K.C80]*[$A.D80]" office:value-type="float" office:value="117.394700414207">
            <text:p>117.4</text:p>
          </table:table-cell>
          <table:table-cell table:style-name="ce11" table:formula="of:=+[$K.D80]*[$A.E80]" office:value-type="float" office:value="386.466945678343">
            <text:p>386.5</text:p>
          </table:table-cell>
          <table:table-cell table:style-name="ce11" table:formula="of:=+[$K.E80]*[$A.F80]" office:value-type="float" office:value="376.103244447415">
            <text:p>376.1</text:p>
          </table:table-cell>
          <table:table-cell table:style-name="ce11" table:formula="of:=+[$K.F80]*[$A.G80]" office:value-type="float" office:value="89.6329449951763">
            <text:p>89.6</text:p>
          </table:table-cell>
          <table:table-cell table:style-name="ce11" table:formula="of:=+[$K.G80]*[$A.H80]" office:value-type="float" office:value="254.45605302419">
            <text:p>254.5</text:p>
          </table:table-cell>
          <table:table-cell table:style-name="ce11" table:formula="of:=+[$K.H80]*[$A.I80]" office:value-type="float" office:value="220.686605615159">
            <text:p>220.7</text:p>
          </table:table-cell>
          <table:table-cell table:style-name="ce11" table:formula="of:=+[$K.I80]*[$A.J80]" office:value-type="float" office:value="76.8194730331152">
            <text:p>76.8</text:p>
          </table:table-cell>
          <table:table-cell table:style-name="ce11" table:formula="of:=+[$K.J80]*[$A.K80]" office:value-type="float" office:value="281.55153791258">
            <text:p>281.6</text:p>
          </table:table-cell>
          <table:table-cell table:number-columns-repeated="1013"/>
        </table:table-row>
        <table:table-row table:style-name="ro2">
          <table:table-cell table:style-name="ce8" table:formula="of:=1+[.A80]" office:value-type="float" office:value="78">
            <text:p>78</text:p>
          </table:table-cell>
          <table:table-cell table:style-name="ce12" table:formula="of:=+(dLevel*(1+dGrowth)^[$Q.A81])/[.C81]" office:value-type="float" office:value="0.0793234154426862">
            <text:p>0.08</text:p>
          </table:table-cell>
          <table:table-cell table:style-name="ce11" table:formula="of:=SUM([.D81:.K81])" office:value-type="float" office:value="1835.44152231153">
            <text:p>1835.4</text:p>
          </table:table-cell>
          <table:table-cell table:style-name="ce11" table:formula="of:=+[$K.C81]*[$A.D81]" office:value-type="float" office:value="113.872859401781">
            <text:p>113.9</text:p>
          </table:table-cell>
          <table:table-cell table:style-name="ce11" table:formula="of:=+[$K.D81]*[$A.E81]" office:value-type="float" office:value="397.950621648091">
            <text:p>398.0</text:p>
          </table:table-cell>
          <table:table-cell table:style-name="ce11" table:formula="of:=+[$K.E81]*[$A.F81]" office:value-type="float" office:value="386.757259915575">
            <text:p>386.8</text:p>
          </table:table-cell>
          <table:table-cell table:style-name="ce11" table:formula="of:=+[$K.F81]*[$A.G81]" office:value-type="float" office:value="97.0051767752371">
            <text:p>97.0</text:p>
          </table:table-cell>
          <table:table-cell table:style-name="ce11" table:formula="of:=+[$K.G81]*[$A.H81]" office:value-type="float" office:value="261.105080767276">
            <text:p>261.1</text:p>
          </table:table-cell>
          <table:table-cell table:style-name="ce11" table:formula="of:=+[$K.H81]*[$A.I81]" office:value-type="float" office:value="224.82122776675">
            <text:p>224.8</text:p>
          </table:table-cell>
          <table:table-cell table:style-name="ce11" table:formula="of:=+[$K.I81]*[$A.J81]" office:value-type="float" office:value="74.9073182164001">
            <text:p>74.9</text:p>
          </table:table-cell>
          <table:table-cell table:style-name="ce11" table:formula="of:=+[$K.J81]*[$A.K81]" office:value-type="float" office:value="279.021977820424">
            <text:p>279.0</text:p>
          </table:table-cell>
          <table:table-cell table:number-columns-repeated="1013"/>
        </table:table-row>
        <table:table-row table:style-name="ro2">
          <table:table-cell table:style-name="ce8" table:formula="of:=1+[.A81]" office:value-type="float" office:value="79">
            <text:p>79</text:p>
          </table:table-cell>
          <table:table-cell table:style-name="ce12" table:formula="of:=+(dLevel*(1+dGrowth)^[$Q.A82])/[.C82]" office:value-type="float" office:value="0.0792169416109521">
            <text:p>0.08</text:p>
          </table:table-cell>
          <table:table-cell table:style-name="ce11" table:formula="of:=SUM([.D82:.K82])" office:value-type="float" office:value="1856.28758581983">
            <text:p>1856.3</text:p>
          </table:table-cell>
          <table:table-cell table:style-name="ce11" table:formula="of:=+[$K.C82]*[$A.D82]" office:value-type="float" office:value="110.456673619727">
            <text:p>110.5</text:p>
          </table:table-cell>
          <table:table-cell table:style-name="ce11" table:formula="of:=+[$K.D82]*[$A.E82]" office:value-type="float" office:value="408.064101584611">
            <text:p>408.1</text:p>
          </table:table-cell>
          <table:table-cell table:style-name="ce11" table:formula="of:=+[$K.E82]*[$A.F82]" office:value-type="float" office:value="396.443491390047">
            <text:p>396.4</text:p>
          </table:table-cell>
          <table:table-cell table:style-name="ce11" table:formula="of:=+[$K.F82]*[$A.G82]" office:value-type="float" office:value="97.5055939451885">
            <text:p>97.5</text:p>
          </table:table-cell>
          <table:table-cell table:style-name="ce11" table:formula="of:=+[$K.G82]*[$A.H82]" office:value-type="float" office:value="266.997375394576">
            <text:p>267.0</text:p>
          </table:table-cell>
          <table:table-cell table:style-name="ce11" table:formula="of:=+[$K.H82]*[$A.I82]" office:value-type="float" office:value="228.312106528514">
            <text:p>228.3</text:p>
          </table:table-cell>
          <table:table-cell table:style-name="ce11" table:formula="of:=+[$K.I82]*[$A.J82]" office:value-type="float" office:value="72.8279227241353">
            <text:p>72.8</text:p>
          </table:table-cell>
          <table:table-cell table:style-name="ce11" table:formula="of:=+[$K.J82]*[$A.K82]" office:value-type="float" office:value="275.680320633033">
            <text:p>275.7</text:p>
          </table:table-cell>
          <table:table-cell table:number-columns-repeated="1013"/>
        </table:table-row>
        <table:table-row table:style-name="ro2">
          <table:table-cell table:style-name="ce8" table:formula="of:=1+[.A82]" office:value-type="float" office:value="80">
            <text:p>80</text:p>
          </table:table-cell>
          <table:table-cell table:style-name="ce12" table:formula="of:=+(dLevel*(1+dGrowth)^[$Q.A83])/[.C83]" office:value-type="float" office:value="0.0790830948653087">
            <text:p>0.08</text:p>
          </table:table-cell>
          <table:table-cell table:style-name="ce11" table:formula="of:=SUM([.D83:.K83])" office:value-type="float" office:value="1878.02361307393">
            <text:p>1878.0</text:p>
          </table:table-cell>
          <table:table-cell table:style-name="ce11" table:formula="of:=+[$K.C83]*[$A.D83]" office:value-type="float" office:value="107.142973411136">
            <text:p>107.1</text:p>
          </table:table-cell>
          <table:table-cell table:style-name="ce11" table:formula="of:=+[$K.D83]*[$A.E83]" office:value-type="float" office:value="418.205403034805">
            <text:p>418.2</text:p>
          </table:table-cell>
          <table:table-cell table:style-name="ce11" table:formula="of:=+[$K.E83]*[$A.F83]" office:value-type="float" office:value="406.149833921927">
            <text:p>406.1</text:p>
          </table:table-cell>
          <table:table-cell table:style-name="ce11" table:formula="of:=+[$K.F83]*[$A.G83]" office:value-type="float" office:value="97.9564766313875">
            <text:p>98.0</text:p>
          </table:table-cell>
          <table:table-cell table:style-name="ce11" table:formula="of:=+[$K.G83]*[$A.H83]" office:value-type="float" office:value="273.828727031896">
            <text:p>273.8</text:p>
          </table:table-cell>
          <table:table-cell table:style-name="ce11" table:formula="of:=+[$K.H83]*[$A.I83]" office:value-type="float" office:value="231.731980822775">
            <text:p>231.7</text:p>
          </table:table-cell>
          <table:table-cell table:style-name="ce11" table:formula="of:=+[$K.I83]*[$A.J83]" office:value-type="float" office:value="70.7705423495122">
            <text:p>70.8</text:p>
          </table:table-cell>
          <table:table-cell table:style-name="ce11" table:formula="of:=+[$K.J83]*[$A.K83]" office:value-type="float" office:value="272.237675870491">
            <text:p>272.2</text:p>
          </table:table-cell>
          <table:table-cell table:number-columns-repeated="1013"/>
        </table:table-row>
        <table:table-row table:style-name="ro2">
          <table:table-cell table:style-name="ce8" table:formula="of:=1+[.A83]" office:value-type="float" office:value="81">
            <text:p>81</text:p>
          </table:table-cell>
          <table:table-cell table:style-name="ce12" table:formula="of:=+(dLevel*(1+dGrowth)^[$Q.A84])/[.C84]" office:value-type="float" office:value="0.0789344180844237">
            <text:p>0.08</text:p>
          </table:table-cell>
          <table:table-cell table:style-name="ce11" table:formula="of:=SUM([.D84:.K84])" office:value-type="float" office:value="1900.3765706754">
            <text:p>1900.4</text:p>
          </table:table-cell>
          <table:table-cell table:style-name="ce11" table:formula="of:=+[$K.C84]*[$A.D84]" office:value-type="float" office:value="103.928684208802">
            <text:p>103.9</text:p>
          </table:table-cell>
          <table:table-cell table:style-name="ce11" table:formula="of:=+[$K.D84]*[$A.E84]" office:value-type="float" office:value="428.303451847347">
            <text:p>428.3</text:p>
          </table:table-cell>
          <table:table-cell table:style-name="ce11" table:formula="of:=+[$K.E84]*[$A.F84]" office:value-type="float" office:value="415.831838322856">
            <text:p>415.8</text:p>
          </table:table-cell>
          <table:table-cell table:style-name="ce11" table:formula="of:=+[$K.F84]*[$A.G84]" office:value-type="float" office:value="98.343627082491">
            <text:p>98.3</text:p>
          </table:table-cell>
          <table:table-cell table:style-name="ce11" table:formula="of:=+[$K.G84]*[$A.H84]" office:value-type="float" office:value="281.53500459262">
            <text:p>281.5</text:p>
          </table:table-cell>
          <table:table-cell table:style-name="ce11" table:formula="of:=+[$K.H84]*[$A.I84]" office:value-type="float" office:value="235.043325639332">
            <text:p>235.0</text:p>
          </table:table-cell>
          <table:table-cell table:style-name="ce11" table:formula="of:=+[$K.I84]*[$A.J84]" office:value-type="float" office:value="68.7276627651192">
            <text:p>68.7</text:p>
          </table:table-cell>
          <table:table-cell table:style-name="ce11" table:formula="of:=+[$K.J84]*[$A.K84]" office:value-type="float" office:value="268.662976216835">
            <text:p>268.7</text:p>
          </table:table-cell>
          <table:table-cell table:number-columns-repeated="1013"/>
        </table:table-row>
        <table:table-row table:style-name="ro2">
          <table:table-cell table:style-name="ce8" table:formula="of:=1+[.A84]" office:value-type="float" office:value="82">
            <text:p>82</text:p>
          </table:table-cell>
          <table:table-cell table:style-name="ce12" table:formula="of:=+(dLevel*(1+dGrowth)^[$Q.A85])/[.C85]" office:value-type="float" office:value="0.078364481524778">
            <text:p>0.08</text:p>
          </table:table-cell>
          <table:table-cell table:style-name="ce11" table:formula="of:=SUM([.D85:.K85])" office:value-type="float" office:value="1933.3397859221">
            <text:p>1933.3</text:p>
          </table:table-cell>
          <table:table-cell table:style-name="ce11" table:formula="of:=+[$K.C85]*[$A.D85]" office:value-type="float" office:value="100.810823682538">
            <text:p>100.8</text:p>
          </table:table-cell>
          <table:table-cell table:style-name="ce11" table:formula="of:=+[$K.D85]*[$A.E85]" office:value-type="float" office:value="438.309405691061">
            <text:p>438.3</text:p>
          </table:table-cell>
          <table:table-cell table:style-name="ce11" table:formula="of:=+[$K.E85]*[$A.F85]" office:value-type="float" office:value="425.403879261244">
            <text:p>425.4</text:p>
          </table:table-cell>
          <table:table-cell table:style-name="ce11" table:formula="of:=+[$K.F85]*[$A.G85]" office:value-type="float" office:value="98.658909058669">
            <text:p>98.7</text:p>
          </table:table-cell>
          <table:table-cell table:style-name="ce11" table:formula="of:=+[$K.G85]*[$A.H85]" office:value-type="float" office:value="290.842203626416">
            <text:p>290.8</text:p>
          </table:table-cell>
          <table:table-cell table:style-name="ce11" table:formula="of:=+[$K.H85]*[$A.I85]" office:value-type="float" office:value="247.674537956003">
            <text:p>247.7</text:p>
          </table:table-cell>
          <table:table-cell table:style-name="ce11" table:formula="of:=+[$K.I85]*[$A.J85]" office:value-type="float" office:value="66.6966990935034">
            <text:p>66.7</text:p>
          </table:table-cell>
          <table:table-cell table:style-name="ce11" table:formula="of:=+[$K.J85]*[$A.K85]" office:value-type="float" office:value="264.943327552669">
            <text:p>264.9</text:p>
          </table:table-cell>
          <table:table-cell table:number-columns-repeated="1013"/>
        </table:table-row>
        <table:table-row table:style-name="ro2">
          <table:table-cell table:style-name="ce8" table:formula="of:=1+[.A85]" office:value-type="float" office:value="83">
            <text:p>83</text:p>
          </table:table-cell>
          <table:table-cell table:style-name="ce12" table:formula="of:=+(dLevel*(1+dGrowth)^[$Q.A86])/[.C86]" office:value-type="float" office:value="0.0765013087694926">
            <text:p>0.08</text:p>
          </table:table-cell>
          <table:table-cell table:style-name="ce11" table:formula="of:=SUM([.D86:.K86])" office:value-type="float" office:value="2000.23011495697">
            <text:p>2000.2</text:p>
          </table:table-cell>
          <table:table-cell table:style-name="ce11" table:formula="of:=+[$K.C86]*[$A.D86]" office:value-type="float" office:value="121.772149832833">
            <text:p>121.8</text:p>
          </table:table-cell>
          <table:table-cell table:style-name="ce11" table:formula="of:=+[$K.D86]*[$A.E86]" office:value-type="float" office:value="447.231304747604">
            <text:p>447.2</text:p>
          </table:table-cell>
          <table:table-cell table:style-name="ce11" table:formula="of:=+[$K.E86]*[$A.F86]" office:value-type="float" office:value="433.918301454389">
            <text:p>433.9</text:p>
          </table:table-cell>
          <table:table-cell table:style-name="ce11" table:formula="of:=+[$K.F86]*[$A.G86]" office:value-type="float" office:value="98.6929340816905">
            <text:p>98.7</text:p>
          </table:table-cell>
          <table:table-cell table:style-name="ce11" table:formula="of:=+[$K.G86]*[$A.H86]" office:value-type="float" office:value="299.183273220575">
            <text:p>299.2</text:p>
          </table:table-cell>
          <table:table-cell table:style-name="ce11" table:formula="of:=+[$K.H86]*[$A.I86]" office:value-type="float" office:value="255.89891480737">
            <text:p>255.9</text:p>
          </table:table-cell>
          <table:table-cell table:style-name="ce11" table:formula="of:=+[$K.I86]*[$A.J86]" office:value-type="float" office:value="75.2632874954111">
            <text:p>75.3</text:p>
          </table:table-cell>
          <table:table-cell table:style-name="ce11" table:formula="of:=+[$K.J86]*[$A.K86]" office:value-type="float" office:value="268.269949317099">
            <text:p>268.3</text:p>
          </table:table-cell>
          <table:table-cell table:number-columns-repeated="1013"/>
        </table:table-row>
        <table:table-row table:style-name="ro2">
          <table:table-cell table:style-name="ce8" table:formula="of:=1+[.A86]" office:value-type="float" office:value="84">
            <text:p>84</text:p>
          </table:table-cell>
          <table:table-cell table:style-name="ce12" table:formula="of:=+(dLevel*(1+dGrowth)^[$Q.A87])/[.C87]" office:value-type="float" office:value="0.0762248763247433">
            <text:p>0.08</text:p>
          </table:table-cell>
          <table:table-cell table:style-name="ce11" table:formula="of:=SUM([.D87:.K87])" office:value-type="float" office:value="2027.55886663913">
            <text:p>2027.6</text:p>
          </table:table-cell>
          <table:table-cell table:style-name="ce11" table:formula="of:=+[$K.C87]*[$A.D87]" office:value-type="float" office:value="121.246400498123">
            <text:p>121.2</text:p>
          </table:table-cell>
          <table:table-cell table:style-name="ce11" table:formula="of:=+[$K.D87]*[$A.E87]" office:value-type="float" office:value="451.939075929898">
            <text:p>451.9</text:p>
          </table:table-cell>
          <table:table-cell table:style-name="ce11" table:formula="of:=+[$K.E87]*[$A.F87]" office:value-type="float" office:value="444.282368562532">
            <text:p>444.3</text:p>
          </table:table-cell>
          <table:table-cell table:style-name="ce11" table:formula="of:=+[$K.F87]*[$A.G87]" office:value-type="float" office:value="97.8038945844313">
            <text:p>97.8</text:p>
          </table:table-cell>
          <table:table-cell table:style-name="ce11" table:formula="of:=+[$K.G87]*[$A.H87]" office:value-type="float" office:value="305.705227005897">
            <text:p>305.7</text:p>
          </table:table-cell>
          <table:table-cell table:style-name="ce11" table:formula="of:=+[$K.H87]*[$A.I87]" office:value-type="float" office:value="260.82787225283">
            <text:p>260.8</text:p>
          </table:table-cell>
          <table:table-cell table:style-name="ce11" table:formula="of:=+[$K.I87]*[$A.J87]" office:value-type="float" office:value="76.5267606241558">
            <text:p>76.5</text:p>
          </table:table-cell>
          <table:table-cell table:style-name="ce11" table:formula="of:=+[$K.J87]*[$A.K87]" office:value-type="float" office:value="269.227267181265">
            <text:p>269.2</text:p>
          </table:table-cell>
          <table:table-cell table:number-columns-repeated="1013"/>
        </table:table-row>
        <table:table-row table:style-name="ro2">
          <table:table-cell table:style-name="ce8" table:formula="of:=1+[.A87]" office:value-type="float" office:value="85">
            <text:p>85</text:p>
          </table:table-cell>
          <table:table-cell table:style-name="ce12" table:formula="of:=+(dLevel*(1+dGrowth)^[$Q.A88])/[.C88]" office:value-type="float" office:value="0.0745908694700063">
            <text:p>0.07</text:p>
          </table:table-cell>
          <table:table-cell table:style-name="ce11" table:formula="of:=SUM([.D88:.K88])" office:value-type="float" office:value="2092.69484587493">
            <text:p>2092.7</text:p>
          </table:table-cell>
          <table:table-cell table:style-name="ce11" table:formula="of:=+[$K.C88]*[$A.D88]" office:value-type="float" office:value="120.55261556726">
            <text:p>120.6</text:p>
          </table:table-cell>
          <table:table-cell table:style-name="ce11" table:formula="of:=+[$K.D88]*[$A.E88]" office:value-type="float" office:value="477.235734961212">
            <text:p>477.2</text:p>
          </table:table-cell>
          <table:table-cell table:style-name="ce11" table:formula="of:=+[$K.E88]*[$A.F88]" office:value-type="float" office:value="454.191479924891">
            <text:p>454.2</text:p>
          </table:table-cell>
          <table:table-cell table:style-name="ce11" table:formula="of:=+[$K.F88]*[$A.G88]" office:value-type="float" office:value="96.7871437687663">
            <text:p>96.8</text:p>
          </table:table-cell>
          <table:table-cell table:style-name="ce11" table:formula="of:=+[$K.G88]*[$A.H88]" office:value-type="float" office:value="310.925141599596">
            <text:p>310.9</text:p>
          </table:table-cell>
          <table:table-cell table:style-name="ce11" table:formula="of:=+[$K.H88]*[$A.I88]" office:value-type="float" office:value="275.594740558723">
            <text:p>275.6</text:p>
          </table:table-cell>
          <table:table-cell table:style-name="ce11" table:formula="of:=+[$K.I88]*[$A.J88]" office:value-type="float" office:value="77.6981168769509">
            <text:p>77.7</text:p>
          </table:table-cell>
          <table:table-cell table:style-name="ce11" table:formula="of:=+[$K.J88]*[$A.K88]" office:value-type="float" office:value="279.709872617527">
            <text:p>279.7</text:p>
          </table:table-cell>
          <table:table-cell table:number-columns-repeated="1013"/>
        </table:table-row>
        <table:table-row table:style-name="ro2">
          <table:table-cell table:style-name="ce8" table:formula="of:=1+[.A88]" office:value-type="float" office:value="86">
            <text:p>86</text:p>
          </table:table-cell>
          <table:table-cell table:style-name="ce12" table:formula="of:=+(dLevel*(1+dGrowth)^[$Q.A89])/[.C89]" office:value-type="float" office:value="0.0732466765303359">
            <text:p>0.07</text:p>
          </table:table-cell>
          <table:table-cell table:style-name="ce11" table:formula="of:=SUM([.D89:.K89])" office:value-type="float" office:value="2152.41011385422">
            <text:p>2152.4</text:p>
          </table:table-cell>
          <table:table-cell table:style-name="ce11" table:formula="of:=+[$K.C89]*[$A.D89]" office:value-type="float" office:value="118.861875994059">
            <text:p>118.9</text:p>
          </table:table-cell>
          <table:table-cell table:style-name="ce11" table:formula="of:=+[$K.D89]*[$A.E89]" office:value-type="float" office:value="524.57453711096">
            <text:p>524.6</text:p>
          </table:table-cell>
          <table:table-cell table:style-name="ce11" table:formula="of:=+[$K.E89]*[$A.F89]" office:value-type="float" office:value="458.1174258375">
            <text:p>458.1</text:p>
          </table:table-cell>
          <table:table-cell table:style-name="ce11" table:formula="of:=+[$K.F89]*[$A.G89]" office:value-type="float" office:value="94.9870553349318">
            <text:p>95.0</text:p>
          </table:table-cell>
          <table:table-cell table:style-name="ce11" table:formula="of:=+[$K.G89]*[$A.H89]" office:value-type="float" office:value="315.401203567657">
            <text:p>315.4</text:p>
          </table:table-cell>
          <table:table-cell table:style-name="ce11" table:formula="of:=+[$K.H89]*[$A.I89]" office:value-type="float" office:value="282.293858320061">
            <text:p>282.3</text:p>
          </table:table-cell>
          <table:table-cell table:style-name="ce11" table:formula="of:=+[$K.I89]*[$A.J89]" office:value-type="float" office:value="78.2072653807628">
            <text:p>78.2</text:p>
          </table:table-cell>
          <table:table-cell table:style-name="ce11" table:formula="of:=+[$K.J89]*[$A.K89]" office:value-type="float" office:value="279.96689230829">
            <text:p>280.0</text:p>
          </table:table-cell>
          <table:table-cell table:number-columns-repeated="1013"/>
        </table:table-row>
        <table:table-row table:style-name="ro2">
          <table:table-cell table:style-name="ce8" table:formula="of:=1+[.A89]" office:value-type="float" office:value="87">
            <text:p>87</text:p>
          </table:table-cell>
          <table:table-cell table:style-name="ce12" table:formula="of:=+(dLevel*(1+dGrowth)^[$Q.A90])/[.C90]" office:value-type="float" office:value="0.0728961195076422">
            <text:p>0.07</text:p>
          </table:table-cell>
          <table:table-cell table:style-name="ce11" table:formula="of:=SUM([.D90:.K90])" office:value-type="float" office:value="2184.38865222601">
            <text:p>2184.4</text:p>
          </table:table-cell>
          <table:table-cell table:style-name="ce11" table:formula="of:=+[$K.C90]*[$A.D90]" office:value-type="float" office:value="116.383000335851">
            <text:p>116.4</text:p>
          </table:table-cell>
          <table:table-cell table:style-name="ce11" table:formula="of:=+[$K.D90]*[$A.E90]" office:value-type="float" office:value="547.263780005512">
            <text:p>547.3</text:p>
          </table:table-cell>
          <table:table-cell table:style-name="ce11" table:formula="of:=+[$K.E90]*[$A.F90]" office:value-type="float" office:value="468.250278179279">
            <text:p>468.3</text:p>
          </table:table-cell>
          <table:table-cell table:style-name="ce11" table:formula="of:=+[$K.F90]*[$A.G90]" office:value-type="float" office:value="92.5794953030064">
            <text:p>92.6</text:p>
          </table:table-cell>
          <table:table-cell table:style-name="ce11" table:formula="of:=+[$K.G90]*[$A.H90]" office:value-type="float" office:value="316.48630001831">
            <text:p>316.5</text:p>
          </table:table-cell>
          <table:table-cell table:style-name="ce11" table:formula="of:=+[$K.H90]*[$A.I90]" office:value-type="float" office:value="287.032692310464">
            <text:p>287.0</text:p>
          </table:table-cell>
          <table:table-cell table:style-name="ce11" table:formula="of:=+[$K.I90]*[$A.J90]" office:value-type="float" office:value="78.1565786024585">
            <text:p>78.2</text:p>
          </table:table-cell>
          <table:table-cell table:style-name="ce11" table:formula="of:=+[$K.J90]*[$A.K90]" office:value-type="float" office:value="278.236527471128">
            <text:p>278.2</text:p>
          </table:table-cell>
          <table:table-cell table:number-columns-repeated="1013"/>
        </table:table-row>
        <table:table-row table:style-name="ro2">
          <table:table-cell table:style-name="ce8" table:formula="of:=1+[.A90]" office:value-type="float" office:value="88">
            <text:p>88</text:p>
          </table:table-cell>
          <table:table-cell table:style-name="ce12" table:formula="of:=+(dLevel*(1+dGrowth)^[$Q.A91])/[.C91]" office:value-type="float" office:value="0.0713732258220018">
            <text:p>0.07</text:p>
          </table:table-cell>
          <table:table-cell table:style-name="ce11" table:formula="of:=SUM([.D91:.K91])" office:value-type="float" office:value="2253.30702030097">
            <text:p>2253.3</text:p>
          </table:table-cell>
          <table:table-cell table:style-name="ce11" table:formula="of:=+[$K.C91]*[$A.D91]" office:value-type="float" office:value="113.74851243618">
            <text:p>113.7</text:p>
          </table:table-cell>
          <table:table-cell table:style-name="ce11" table:formula="of:=+[$K.D91]*[$A.E91]" office:value-type="float" office:value="570.53584361424">
            <text:p>570.5</text:p>
          </table:table-cell>
          <table:table-cell table:style-name="ce11" table:formula="of:=+[$K.E91]*[$A.F91]" office:value-type="float" office:value="496.595828542455">
            <text:p>496.6</text:p>
          </table:table-cell>
          <table:table-cell table:style-name="ce11" table:formula="of:=+[$K.F91]*[$A.G91]" office:value-type="float" office:value="90.0700386950741">
            <text:p>90.1</text:p>
          </table:table-cell>
          <table:table-cell table:style-name="ce11" table:formula="of:=+[$K.G91]*[$A.H91]" office:value-type="float" office:value="316.974582117279">
            <text:p>317.0</text:p>
          </table:table-cell>
          <table:table-cell table:style-name="ce11" table:formula="of:=+[$K.H91]*[$A.I91]" office:value-type="float" office:value="295.222975936177">
            <text:p>295.2</text:p>
          </table:table-cell>
          <table:table-cell table:style-name="ce11" table:formula="of:=+[$K.I91]*[$A.J91]" office:value-type="float" office:value="81.0178682747101">
            <text:p>81.0</text:p>
          </table:table-cell>
          <table:table-cell table:style-name="ce11" table:formula="of:=+[$K.J91]*[$A.K91]" office:value-type="float" office:value="289.141370684851">
            <text:p>289.1</text:p>
          </table:table-cell>
          <table:table-cell table:number-columns-repeated="1013"/>
        </table:table-row>
        <table:table-row table:style-name="ro2">
          <table:table-cell table:style-name="ce8" table:formula="of:=1+[.A91]" office:value-type="float" office:value="89">
            <text:p>89</text:p>
          </table:table-cell>
          <table:table-cell table:style-name="ce12" table:formula="of:=+(dLevel*(1+dGrowth)^[$Q.A92])/[.C92]" office:value-type="float" office:value="0.0703718979933703">
            <text:p>0.07</text:p>
          </table:table-cell>
          <table:table-cell table:style-name="ce11" table:formula="of:=SUM([.D92:.K92])" office:value-type="float" office:value="2308.22321617087">
            <text:p>2308.2</text:p>
          </table:table-cell>
          <table:table-cell table:style-name="ce11" table:formula="of:=+[$K.C92]*[$A.D92]" office:value-type="float" office:value="110.336057063094">
            <text:p>110.3</text:p>
          </table:table-cell>
          <table:table-cell table:style-name="ce11" table:formula="of:=+[$K.D92]*[$A.E92]" office:value-type="float" office:value="589.163114708488">
            <text:p>589.2</text:p>
          </table:table-cell>
          <table:table-cell table:style-name="ce11" table:formula="of:=+[$K.E92]*[$A.F92]" office:value-type="float" office:value="515.203430569788">
            <text:p>515.2</text:p>
          </table:table-cell>
          <table:table-cell table:style-name="ce11" table:formula="of:=+[$K.F92]*[$A.G92]" office:value-type="float" office:value="87.3679375342219">
            <text:p>87.4</text:p>
          </table:table-cell>
          <table:table-cell table:style-name="ce11" table:formula="of:=+[$K.G92]*[$A.H92]" office:value-type="float" office:value="336.425881251616">
            <text:p>336.4</text:p>
          </table:table-cell>
          <table:table-cell table:style-name="ce11" table:formula="of:=+[$K.H92]*[$A.I92]" office:value-type="float" office:value="298.676851504103">
            <text:p>298.7</text:p>
          </table:table-cell>
          <table:table-cell table:style-name="ce11" table:formula="of:=+[$K.I92]*[$A.J92]" office:value-type="float" office:value="81.3676435205555">
            <text:p>81.4</text:p>
          </table:table-cell>
          <table:table-cell table:style-name="ce11" table:formula="of:=+[$K.J92]*[$A.K92]" office:value-type="float" office:value="289.682300019">
            <text:p>289.7</text:p>
          </table:table-cell>
          <table:table-cell table:number-columns-repeated="1013"/>
        </table:table-row>
        <table:table-row table:style-name="ro2">
          <table:table-cell table:style-name="ce8" table:formula="of:=1+[.A92]" office:value-type="float" office:value="90">
            <text:p>90</text:p>
          </table:table-cell>
          <table:table-cell table:style-name="ce12" table:formula="of:=+(dLevel*(1+dGrowth)^[$Q.A93])/[.C93]" office:value-type="float" office:value="0.0701866071112181">
            <text:p>0.07</text:p>
          </table:table-cell>
          <table:table-cell table:style-name="ce11" table:formula="of:=SUM([.D93:.K93])" office:value-type="float" office:value="2337.46003623569">
            <text:p>2337.5</text:p>
          </table:table-cell>
          <table:table-cell table:style-name="ce11" table:formula="of:=+[$K.C93]*[$A.D93]" office:value-type="float" office:value="107.025975351202">
            <text:p>107.0</text:p>
          </table:table-cell>
          <table:table-cell table:style-name="ce11" table:formula="of:=+[$K.D93]*[$A.E93]" office:value-type="float" office:value="604.879952568689">
            <text:p>604.9</text:p>
          </table:table-cell>
          <table:table-cell table:style-name="ce11" table:formula="of:=+[$K.E93]*[$A.F93]" office:value-type="float" office:value="526.073045777938">
            <text:p>526.1</text:p>
          </table:table-cell>
          <table:table-cell table:style-name="ce11" table:formula="of:=+[$K.F93]*[$A.G93]" office:value-type="float" office:value="84.7468994081952">
            <text:p>84.7</text:p>
          </table:table-cell>
          <table:table-cell table:style-name="ce11" table:formula="of:=+[$K.G93]*[$A.H93]" office:value-type="float" office:value="341.12975576601">
            <text:p>341.1</text:p>
          </table:table-cell>
          <table:table-cell table:style-name="ce11" table:formula="of:=+[$K.H93]*[$A.I93]" office:value-type="float" office:value="303.719789656684">
            <text:p>303.7</text:p>
          </table:table-cell>
          <table:table-cell table:style-name="ce11" table:formula="of:=+[$K.I93]*[$A.J93]" office:value-type="float" office:value="81.2653279954924">
            <text:p>81.3</text:p>
          </table:table-cell>
          <table:table-cell table:style-name="ce11" table:formula="of:=+[$K.J93]*[$A.K93]" office:value-type="float" office:value="288.619289711486">
            <text:p>288.6</text:p>
          </table:table-cell>
          <table:table-cell table:number-columns-repeated="1013"/>
        </table:table-row>
        <table:table-row table:style-name="ro2">
          <table:table-cell table:style-name="ce8" table:formula="of:=1+[.A93]" office:value-type="float" office:value="91">
            <text:p>91</text:p>
          </table:table-cell>
          <table:table-cell table:style-name="ce12" table:formula="of:=+(dLevel*(1+dGrowth)^[$Q.A94])/[.C94]" office:value-type="float" office:value="0.0698602815853651">
            <text:p>0.07</text:p>
          </table:table-cell>
          <table:table-cell table:style-name="ce11" table:formula="of:=SUM([.D94:.K94])" office:value-type="float" office:value="2371.86237062312">
            <text:p>2371.9</text:p>
          </table:table-cell>
          <table:table-cell table:style-name="ce11" table:formula="of:=+[$K.C94]*[$A.D94]" office:value-type="float" office:value="103.815196090666">
            <text:p>103.8</text:p>
          </table:table-cell>
          <table:table-cell table:style-name="ce11" table:formula="of:=+[$K.D94]*[$A.E94]" office:value-type="float" office:value="620.347594255793">
            <text:p>620.3</text:p>
          </table:table-cell>
          <table:table-cell table:style-name="ce11" table:formula="of:=+[$K.E94]*[$A.F94]" office:value-type="float" office:value="537.301651537124">
            <text:p>537.3</text:p>
          </table:table-cell>
          <table:table-cell table:style-name="ce11" table:formula="of:=+[$K.F94]*[$A.G94]" office:value-type="float" office:value="82.2044924259494">
            <text:p>82.2</text:p>
          </table:table-cell>
          <table:table-cell table:style-name="ce11" table:formula="of:=+[$K.G94]*[$A.H94]" office:value-type="float" office:value="345.533811204177">
            <text:p>345.5</text:p>
          </table:table-cell>
          <table:table-cell table:style-name="ce11" table:formula="of:=+[$K.H94]*[$A.I94]" office:value-type="float" office:value="314.316033615856">
            <text:p>314.3</text:p>
          </table:table-cell>
          <table:table-cell table:style-name="ce11" table:formula="of:=+[$K.I94]*[$A.J94]" office:value-type="float" office:value="81.0793100260879">
            <text:p>81.1</text:p>
          </table:table-cell>
          <table:table-cell table:style-name="ce11" table:formula="of:=+[$K.J94]*[$A.K94]" office:value-type="float" office:value="287.264281467466">
            <text:p>287.3</text:p>
          </table:table-cell>
          <table:table-cell table:number-columns-repeated="1013"/>
        </table:table-row>
        <table:table-row table:style-name="ro2">
          <table:table-cell table:style-name="ce8" table:formula="of:=1+[.A94]" office:value-type="float" office:value="92">
            <text:p>92</text:p>
          </table:table-cell>
          <table:table-cell table:style-name="ce12" table:formula="of:=+(dLevel*(1+dGrowth)^[$Q.A95])/[.C95]" office:value-type="float" office:value="0.0694406109126217">
            <text:p>0.07</text:p>
          </table:table-cell>
          <table:table-cell table:style-name="ce11" table:formula="of:=SUM([.D95:.K95])" office:value-type="float" office:value="2410.05890681152">
            <text:p>2410.1</text:p>
          </table:table-cell>
          <table:table-cell table:style-name="ce11" table:formula="of:=+[$K.C95]*[$A.D95]" office:value-type="float" office:value="102.518538612473">
            <text:p>102.5</text:p>
          </table:table-cell>
          <table:table-cell table:style-name="ce11" table:formula="of:=+[$K.D95]*[$A.E95]" office:value-type="float" office:value="642.533849723123">
            <text:p>642.5</text:p>
          </table:table-cell>
          <table:table-cell table:style-name="ce11" table:formula="of:=+[$K.E95]*[$A.F95]" office:value-type="float" office:value="547.309281367939">
            <text:p>547.3</text:p>
          </table:table-cell>
          <table:table-cell table:style-name="ce11" table:formula="of:=+[$K.F95]*[$A.G95]" office:value-type="float" office:value="79.7383576531709">
            <text:p>79.7</text:p>
          </table:table-cell>
          <table:table-cell table:style-name="ce11" table:formula="of:=+[$K.G95]*[$A.H95]" office:value-type="float" office:value="349.342554960977">
            <text:p>349.3</text:p>
          </table:table-cell>
          <table:table-cell table:style-name="ce11" table:formula="of:=+[$K.H95]*[$A.I95]" office:value-type="float" office:value="319.836247019525">
            <text:p>319.8</text:p>
          </table:table-cell>
          <table:table-cell table:style-name="ce11" table:formula="of:=+[$K.I95]*[$A.J95]" office:value-type="float" office:value="80.7464164408622">
            <text:p>80.7</text:p>
          </table:table-cell>
          <table:table-cell table:style-name="ce11" table:formula="of:=+[$K.J95]*[$A.K95]" office:value-type="float" office:value="288.033661033453">
            <text:p>288.0</text:p>
          </table:table-cell>
          <table:table-cell table:number-columns-repeated="1013"/>
        </table:table-row>
        <table:table-row table:style-name="ro2">
          <table:table-cell table:style-name="ce8" table:formula="of:=1+[.A95]" office:value-type="float" office:value="93">
            <text:p>93</text:p>
          </table:table-cell>
          <table:table-cell table:style-name="ce12" table:formula="of:=+(dLevel*(1+dGrowth)^[$Q.A96])/[.C96]" office:value-type="float" office:value="0.0678099319133067">
            <text:p>0.07</text:p>
          </table:table-cell>
          <table:table-cell table:style-name="ce11" table:formula="of:=SUM([.D96:.K96])" office:value-type="float" office:value="2492.69565214638">
            <text:p>2492.7</text:p>
          </table:table-cell>
          <table:table-cell table:style-name="ce11" table:formula="of:=+[$K.C96]*[$A.D96]" office:value-type="float" office:value="99.4429824540989">
            <text:p>99.4</text:p>
          </table:table-cell>
          <table:table-cell table:style-name="ce11" table:formula="of:=+[$K.D96]*[$A.E96]" office:value-type="float" office:value="659.26133553687">
            <text:p>659.3</text:p>
          </table:table-cell>
          <table:table-cell table:style-name="ce11" table:formula="of:=+[$K.E96]*[$A.F96]" office:value-type="float" office:value="586.651370520024">
            <text:p>586.7</text:p>
          </table:table-cell>
          <table:table-cell table:style-name="ce11" table:formula="of:=+[$K.F96]*[$A.G96]" office:value-type="float" office:value="95.4934658785442">
            <text:p>95.5</text:p>
          </table:table-cell>
          <table:table-cell table:style-name="ce11" table:formula="of:=+[$K.G96]*[$A.H96]" office:value-type="float" office:value="353.315409630027">
            <text:p>353.3</text:p>
          </table:table-cell>
          <table:table-cell table:style-name="ce11" table:formula="of:=+[$K.H96]*[$A.I96]" office:value-type="float" office:value="324.664499428469">
            <text:p>324.7</text:p>
          </table:table-cell>
          <table:table-cell table:style-name="ce11" table:formula="of:=+[$K.I96]*[$A.J96]" office:value-type="float" office:value="80.226230565509">
            <text:p>80.2</text:p>
          </table:table-cell>
          <table:table-cell table:style-name="ce11" table:formula="of:=+[$K.J96]*[$A.K96]" office:value-type="float" office:value="293.640358132834">
            <text:p>293.6</text:p>
          </table:table-cell>
          <table:table-cell table:number-columns-repeated="1013"/>
        </table:table-row>
        <table:table-row table:style-name="ro2">
          <table:table-cell table:style-name="ce8" table:formula="of:=1+[.A96]" office:value-type="float" office:value="94">
            <text:p>94</text:p>
          </table:table-cell>
          <table:table-cell table:style-name="ce12" table:formula="of:=+(dLevel*(1+dGrowth)^[$Q.A97])/[.C97]" office:value-type="float" office:value="0.0671566847779236">
            <text:p>0.07</text:p>
          </table:table-cell>
          <table:table-cell table:style-name="ce11" table:formula="of:=SUM([.D97:.K97])" office:value-type="float" office:value="2542.11205097022">
            <text:p>2542.1</text:p>
          </table:table-cell>
          <table:table-cell table:style-name="ce11" table:formula="of:=+[$K.C97]*[$A.D97]" office:value-type="float" office:value="96.4596929804759">
            <text:p>96.5</text:p>
          </table:table-cell>
          <table:table-cell table:style-name="ce11" table:formula="of:=+[$K.D97]*[$A.E97]" office:value-type="float" office:value="669.936417378692">
            <text:p>669.9</text:p>
          </table:table-cell>
          <table:table-cell table:style-name="ce11" table:formula="of:=+[$K.E97]*[$A.F97]" office:value-type="float" office:value="603.346552521248">
            <text:p>603.3</text:p>
          </table:table-cell>
          <table:table-cell table:style-name="ce11" table:formula="of:=+[$K.F97]*[$A.G97]" office:value-type="float" office:value="98.0935632867713">
            <text:p>98.1</text:p>
          </table:table-cell>
          <table:table-cell table:style-name="ce11" table:formula="of:=+[$K.G97]*[$A.H97]" office:value-type="float" office:value="367.517056359739">
            <text:p>367.5</text:p>
          </table:table-cell>
          <table:table-cell table:style-name="ce11" table:formula="of:=+[$K.H97]*[$A.I97]" office:value-type="float" office:value="335.594295135595">
            <text:p>335.6</text:p>
          </table:table-cell>
          <table:table-cell table:style-name="ce11" table:formula="of:=+[$K.I97]*[$A.J97]" office:value-type="float" office:value="78.981061658123">
            <text:p>79.0</text:p>
          </table:table-cell>
          <table:table-cell table:style-name="ce11" table:formula="of:=+[$K.J97]*[$A.K97]" office:value-type="float" office:value="292.183411649573">
            <text:p>292.2</text:p>
          </table:table-cell>
          <table:table-cell table:number-columns-repeated="1013"/>
        </table:table-row>
        <table:table-row table:style-name="ro2">
          <table:table-cell table:style-name="ce8" table:formula="of:=1+[.A97]" office:value-type="float" office:value="95">
            <text:p>95</text:p>
          </table:table-cell>
          <table:table-cell table:style-name="ce12" table:formula="of:=+(dLevel*(1+dGrowth)^[$Q.A98])/[.C98]" office:value-type="float" office:value="0.0660112886682528">
            <text:p>0.07</text:p>
          </table:table-cell>
          <table:table-cell table:style-name="ce11" table:formula="of:=SUM([.D98:.K98])" office:value-type="float" office:value="2612.0837713151">
            <text:p>2612.1</text:p>
          </table:table-cell>
          <table:table-cell table:style-name="ce11" table:formula="of:=+[$K.C98]*[$A.D98]" office:value-type="float" office:value="93.5659021910616">
            <text:p>93.6</text:p>
          </table:table-cell>
          <table:table-cell table:style-name="ce11" table:formula="of:=+[$K.D98]*[$A.E98]" office:value-type="float" office:value="700.859864831965">
            <text:p>700.9</text:p>
          </table:table-cell>
          <table:table-cell table:style-name="ce11" table:formula="of:=+[$K.E98]*[$A.F98]" office:value-type="float" office:value="620.530821917108">
            <text:p>620.5</text:p>
          </table:table-cell>
          <table:table-cell table:style-name="ce11" table:formula="of:=+[$K.F98]*[$A.G98]" office:value-type="float" office:value="100.367309395663">
            <text:p>100.4</text:p>
          </table:table-cell>
          <table:table-cell table:style-name="ce11" table:formula="of:=+[$K.G98]*[$A.H98]" office:value-type="float" office:value="376.983984062328">
            <text:p>377.0</text:p>
          </table:table-cell>
          <table:table-cell table:style-name="ce11" table:formula="of:=+[$K.H98]*[$A.I98]" office:value-type="float" office:value="352.666560426422">
            <text:p>352.7</text:p>
          </table:table-cell>
          <table:table-cell table:style-name="ce11" table:formula="of:=+[$K.I98]*[$A.J98]" office:value-type="float" office:value="77.4679777499701">
            <text:p>77.5</text:p>
          </table:table-cell>
          <table:table-cell table:style-name="ce11" table:formula="of:=+[$K.J98]*[$A.K98]" office:value-type="float" office:value="289.641350740583">
            <text:p>289.6</text:p>
          </table:table-cell>
          <table:table-cell table:number-columns-repeated="1013"/>
        </table:table-row>
        <table:table-row table:style-name="ro2">
          <table:table-cell table:style-name="ce8" table:formula="of:=1+[.A98]" office:value-type="float" office:value="96">
            <text:p>96</text:p>
          </table:table-cell>
          <table:table-cell table:style-name="ce12" table:formula="of:=+(dLevel*(1+dGrowth)^[$Q.A99])/[.C99]" office:value-type="float" office:value="0.0651826330915685">
            <text:p>0.07</text:p>
          </table:table-cell>
          <table:table-cell table:style-name="ce11" table:formula="of:=SUM([.D99:.K99])" office:value-type="float" office:value="2671.74364938328">
            <text:p>2671.7</text:p>
          </table:table-cell>
          <table:table-cell table:style-name="ce11" table:formula="of:=+[$K.C99]*[$A.D99]" office:value-type="float" office:value="110.237144796012">
            <text:p>110.2</text:p>
          </table:table-cell>
          <table:table-cell table:style-name="ce11" table:formula="of:=+[$K.D99]*[$A.E99]" office:value-type="float" office:value="719.52755612426">
            <text:p>719.5</text:p>
          </table:table-cell>
          <table:table-cell table:style-name="ce11" table:formula="of:=+[$K.E99]*[$A.F99]" office:value-type="float" office:value="638.218617037228">
            <text:p>638.2</text:p>
          </table:table-cell>
          <table:table-cell table:style-name="ce11" table:formula="of:=+[$K.F99]*[$A.G99]" office:value-type="float" office:value="101.981265808819">
            <text:p>102.0</text:p>
          </table:table-cell>
          <table:table-cell table:style-name="ce11" table:formula="of:=+[$K.G99]*[$A.H99]" office:value-type="float" office:value="380.946868699487">
            <text:p>380.9</text:p>
          </table:table-cell>
          <table:table-cell table:style-name="ce11" table:formula="of:=+[$K.H99]*[$A.I99]" office:value-type="float" office:value="360.119544925661">
            <text:p>360.1</text:p>
          </table:table-cell>
          <table:table-cell table:style-name="ce11" table:formula="of:=+[$K.I99]*[$A.J99]" office:value-type="float" office:value="75.4898844663888">
            <text:p>75.5</text:p>
          </table:table-cell>
          <table:table-cell table:style-name="ce11" table:formula="of:=+[$K.J99]*[$A.K99]" office:value-type="float" office:value="285.222767525429">
            <text:p>285.2</text:p>
          </table:table-cell>
          <table:table-cell table:number-columns-repeated="1013"/>
        </table:table-row>
        <table:table-row table:style-name="ro2">
          <table:table-cell table:style-name="ce8" table:formula="of:=1+[.A99]" office:value-type="float" office:value="97">
            <text:p>97</text:p>
          </table:table-cell>
          <table:table-cell table:style-name="ce12" table:formula="of:=+(dLevel*(1+dGrowth)^[$Q.A100])/[.C100]" office:value-type="float" office:value="0.0649432023099564">
            <text:p>0.06</text:p>
          </table:table-cell>
          <table:table-cell table:style-name="ce11" table:formula="of:=SUM([.D100:.K100])" office:value-type="float" office:value="2708.40969672414">
            <text:p>2708.4</text:p>
          </table:table-cell>
          <table:table-cell table:style-name="ce11" table:formula="of:=+[$K.C100]*[$A.D100]" office:value-type="float" office:value="112.200741184791">
            <text:p>112.2</text:p>
          </table:table-cell>
          <table:table-cell table:style-name="ce11" table:formula="of:=+[$K.D100]*[$A.E100]" office:value-type="float" office:value="741.159913977608">
            <text:p>741.2</text:p>
          </table:table-cell>
          <table:table-cell table:style-name="ce11" table:formula="of:=+[$K.E100]*[$A.F100]" office:value-type="float" office:value="650.392933443264">
            <text:p>650.4</text:p>
          </table:table-cell>
          <table:table-cell table:style-name="ce11" table:formula="of:=+[$K.F100]*[$A.G100]" office:value-type="float" office:value="103.097421287094">
            <text:p>103.1</text:p>
          </table:table-cell>
          <table:table-cell table:style-name="ce11" table:formula="of:=+[$K.G100]*[$A.H100]" office:value-type="float" office:value="383.021577984041">
            <text:p>383.0</text:p>
          </table:table-cell>
          <table:table-cell table:style-name="ce11" table:formula="of:=+[$K.H100]*[$A.I100]" office:value-type="float" office:value="365.792976082708">
            <text:p>365.8</text:p>
          </table:table-cell>
          <table:table-cell table:style-name="ce11" table:formula="of:=+[$K.I100]*[$A.J100]" office:value-type="float" office:value="73.2251879323971">
            <text:p>73.2</text:p>
          </table:table-cell>
          <table:table-cell table:style-name="ce11" table:formula="of:=+[$K.J100]*[$A.K100]" office:value-type="float" office:value="279.51894483224">
            <text:p>279.5</text:p>
          </table:table-cell>
          <table:table-cell table:number-columns-repeated="1013"/>
        </table:table-row>
        <table:table-row table:style-name="ro2">
          <table:table-cell table:style-name="ce8" table:formula="of:=1+[.A100]" office:value-type="float" office:value="98">
            <text:p>98</text:p>
          </table:table-cell>
          <table:table-cell table:style-name="ce12" table:formula="of:=+(dLevel*(1+dGrowth)^[$Q.A101])/[.C101]" office:value-type="float" office:value="0.0637997438276292">
            <text:p>0.06</text:p>
          </table:table-cell>
          <table:table-cell table:style-name="ce11" table:formula="of:=SUM([.D101:.K101])" office:value-type="float" office:value="2784.52100593538">
            <text:p>2784.5</text:p>
          </table:table-cell>
          <table:table-cell table:style-name="ce11" table:formula="of:=+[$K.C101]*[$A.D101]" office:value-type="float" office:value="113.943308633614">
            <text:p>113.9</text:p>
          </table:table-cell>
          <table:table-cell table:style-name="ce11" table:formula="of:=+[$K.D101]*[$A.E101]" office:value-type="float" office:value="773.627321025248">
            <text:p>773.6</text:p>
          </table:table-cell>
          <table:table-cell table:style-name="ce11" table:formula="of:=+[$K.E101]*[$A.F101]" office:value-type="float" office:value="662.356202877968">
            <text:p>662.4</text:p>
          </table:table-cell>
          <table:table-cell table:style-name="ce11" table:formula="of:=+[$K.F101]*[$A.G101]" office:value-type="float" office:value="104.808172316106">
            <text:p>104.8</text:p>
          </table:table-cell>
          <table:table-cell table:style-name="ce11" table:formula="of:=+[$K.G101]*[$A.H101]" office:value-type="float" office:value="384.546945859728">
            <text:p>384.5</text:p>
          </table:table-cell>
          <table:table-cell table:style-name="ce11" table:formula="of:=+[$K.H101]*[$A.I101]" office:value-type="float" office:value="371.006515141912">
            <text:p>371.0</text:p>
          </table:table-cell>
          <table:table-cell table:style-name="ce11" table:formula="of:=+[$K.I101]*[$A.J101]" office:value-type="float" office:value="71.0284322944252">
            <text:p>71.0</text:p>
          </table:table-cell>
          <table:table-cell table:style-name="ce11" table:formula="of:=+[$K.J101]*[$A.K101]" office:value-type="float" office:value="303.204107786381">
            <text:p>303.2</text:p>
          </table:table-cell>
          <table:table-cell table:number-columns-repeated="1013"/>
        </table:table-row>
        <table:table-row table:style-name="ro2">
          <table:table-cell table:style-name="ce8" table:formula="of:=1+[.A101]" office:value-type="float" office:value="99">
            <text:p>99</text:p>
          </table:table-cell>
          <table:table-cell table:style-name="ce12" table:formula="of:=+(dLevel*(1+dGrowth)^[$Q.A102])/[.C102]" office:value-type="float" office:value="0.0629988959333304">
            <text:p>0.06</text:p>
          </table:table-cell>
          <table:table-cell table:style-name="ce11" table:formula="of:=SUM([.D102:.K102])" office:value-type="float" office:value="2848.11728002068">
            <text:p>2848.1</text:p>
          </table:table-cell>
          <table:table-cell table:style-name="ce11" table:formula="of:=+[$K.C102]*[$A.D102]" office:value-type="float" office:value="114.893262354217">
            <text:p>114.9</text:p>
          </table:table-cell>
          <table:table-cell table:style-name="ce11" table:formula="of:=+[$K.D102]*[$A.E102]" office:value-type="float" office:value="795.569798903097">
            <text:p>795.6</text:p>
          </table:table-cell>
          <table:table-cell table:style-name="ce11" table:formula="of:=+[$K.E102]*[$A.F102]" office:value-type="float" office:value="684.006756430464">
            <text:p>684.0</text:p>
          </table:table-cell>
          <table:table-cell table:style-name="ce11" table:formula="of:=+[$K.F102]*[$A.G102]" office:value-type="float" office:value="105.349809145403">
            <text:p>105.3</text:p>
          </table:table-cell>
          <table:table-cell table:style-name="ce11" table:formula="of:=+[$K.G102]*[$A.H102]" office:value-type="float" office:value="399.022222315378">
            <text:p>399.0</text:p>
          </table:table-cell>
          <table:table-cell table:style-name="ce11" table:formula="of:=+[$K.H102]*[$A.I102]" office:value-type="float" office:value="373.633790140842">
            <text:p>373.6</text:p>
          </table:table-cell>
          <table:table-cell table:style-name="ce11" table:formula="of:=+[$K.I102]*[$A.J102]" office:value-type="float" office:value="68.8975793255925">
            <text:p>68.9</text:p>
          </table:table-cell>
          <table:table-cell table:style-name="ce11" table:formula="of:=+[$K.J102]*[$A.K102]" office:value-type="float" office:value="306.74406140569">
            <text:p>306.7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table:style-name="ce12" table:formula="of:=+(dLevel*(1+dGrowth)^[$Q.A103])/[.C103]" office:value-type="float" office:value="0.0628344306553693">
            <text:p>0.06</text:p>
          </table:table-cell>
          <table:table-cell table:style-name="ce11" table:formula="of:=SUM([.D103:.K103])" office:value-type="float" office:value="2884.1277732777">
            <text:p>2884.1</text:p>
          </table:table-cell>
          <table:table-cell table:style-name="ce11" table:formula="of:=+[$K.C103]*[$A.D103]" office:value-type="float" office:value="115.272269662744">
            <text:p>115.3</text:p>
          </table:table-cell>
          <table:table-cell table:style-name="ce11" table:formula="of:=+[$K.D103]*[$A.E103]" office:value-type="float" office:value="813.128861526664">
            <text:p>813.1</text:p>
          </table:table-cell>
          <table:table-cell table:style-name="ce11" table:formula="of:=+[$K.E103]*[$A.F103]" office:value-type="float" office:value="693.558130660592">
            <text:p>693.6</text:p>
          </table:table-cell>
          <table:table-cell table:style-name="ce11" table:formula="of:=+[$K.F103]*[$A.G103]" office:value-type="float" office:value="105.367652538511">
            <text:p>105.4</text:p>
          </table:table-cell>
          <table:table-cell table:style-name="ce11" table:formula="of:=+[$K.G103]*[$A.H103]" office:value-type="float" office:value="402.134329062158">
            <text:p>402.1</text:p>
          </table:table-cell>
          <table:table-cell table:style-name="ce11" table:formula="of:=+[$K.H103]*[$A.I103]" office:value-type="float" office:value="374.403081357804">
            <text:p>374.4</text:p>
          </table:table-cell>
          <table:table-cell table:style-name="ce11" table:formula="of:=+[$K.I103]*[$A.J103]" office:value-type="float" office:value="66.8306519458247">
            <text:p>66.8</text:p>
          </table:table-cell>
          <table:table-cell table:style-name="ce11" table:formula="of:=+[$K.J103]*[$A.K103]" office:value-type="float" office:value="313.432796523403">
            <text:p>313.4</text:p>
          </table:table-cell>
          <table:table-cell table:number-columns-repeated="1013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t" table:style-name="ta5" table:print="false">
        <table:table-column table:style-name="co3" table:default-cell-style-name="Default"/>
        <table:table-column table:style-name="co4" table:number-columns-repeated="1023" table:default-cell-style-name="Default"/>
        <table:table-row table:style-name="ro2">
          <table:table-cell table:style-name="ce9"/>
          <table:table-cell table:style-name="ce9" office:value-type="string">
            <text:p>Profit</text:p>
          </table:table-cell>
          <table:table-cell table:style-name="ce9" table:number-columns-repeated="7"/>
          <table:table-cell table:number-columns-repeated="1015"/>
        </table:table-row>
        <table:table-row table:style-name="ro2">
          <table:table-cell table:style-name="ce9"/>
          <table:table-cell table:style-name="ce13" office:value-type="string">
            <text:p>Firm 1 <text:s text:c="3"/></text:p>
          </table:table-cell>
          <table:table-cell table:style-name="ce13" office:value-type="string">
            <text:p>Firm 2 <text:s text:c="3"/></text:p>
          </table:table-cell>
          <table:table-cell table:style-name="ce13" office:value-type="string">
            <text:p>Firm 3 <text:s text:c="3"/></text:p>
          </table:table-cell>
          <table:table-cell table:style-name="ce13" office:value-type="string">
            <text:p>Firm 4 <text:s text:c="3"/></text:p>
          </table:table-cell>
          <table:table-cell table:style-name="ce13" office:value-type="string">
            <text:p>Firm 5 <text:s text:c="3"/></text:p>
          </table:table-cell>
          <table:table-cell table:style-name="ce13" office:value-type="string">
            <text:p>Firm 6 <text:s text:c="3"/></text:p>
          </table:table-cell>
          <table:table-cell table:style-name="ce13" office:value-type="string">
            <text:p>Firm 7 <text:s text:c="3"/></text:p>
          </table:table-cell>
          <table:table-cell table:style-name="ce13" office:value-type="string">
            <text:p>Firm 8 <text:s text:c="3"/></text:p>
          </table:table-cell>
          <table:table-cell table:number-columns-repeated="1015"/>
        </table:table-row>
        <table:table-row table:style-name="ro2">
          <table:table-cell office:value-type="float" office:value="0">
            <text:p>0</text:p>
          </table:table-cell>
          <table:table-cell table:style-name="ce12" table:formula="of:=+[$A.D3]*[$Q.$B3]-cc-rin-rim" office:value-type="float" office:value="-0.0100768065506653">
            <text:p>-0.01</text:p>
          </table:table-cell>
          <table:table-cell table:style-name="ce12" table:formula="of:=+[$A.E3]*[$Q.$B3]-cc-rin-rim" office:value-type="float" office:value="-0.0100768065506653">
            <text:p>-0.01</text:p>
          </table:table-cell>
          <table:table-cell table:style-name="ce12" table:formula="of:=+[$A.F3]*[$Q.$B3]-cc-rin-rim" office:value-type="float" office:value="-0.0100768065506653">
            <text:p>-0.01</text:p>
          </table:table-cell>
          <table:table-cell table:style-name="ce12" table:formula="of:=+[$A.G3]*[$Q.$B3]-cc-rin-rim" office:value-type="float" office:value="-0.0100768065506653">
            <text:p>-0.01</text:p>
          </table:table-cell>
          <table:table-cell table:style-name="ce12" table:formula="of:=+[$A.H3]*[$Q.$B3]-cc-rin-rim" office:value-type="float" office:value="-0.0100768065506653">
            <text:p>-0.01</text:p>
          </table:table-cell>
          <table:table-cell table:style-name="ce12" table:formula="of:=+[$A.I3]*[$Q.$B3]-cc-rin-rim" office:value-type="float" office:value="-0.0100768065506653">
            <text:p>-0.01</text:p>
          </table:table-cell>
          <table:table-cell table:style-name="ce12" table:formula="of:=+[$A.J3]*[$Q.$B3]-cc-rin-rim" office:value-type="float" office:value="-0.0100768065506653">
            <text:p>-0.01</text:p>
          </table:table-cell>
          <table:table-cell table:style-name="ce12" table:formula="of:=+[$A.K3]*[$Q.$B3]-cc-rin-rim" office:value-type="float" office:value="-0.0100768065506653">
            <text:p>-0.01</text:p>
          </table:table-cell>
          <table:table-cell table:number-columns-repeated="1015"/>
        </table:table-row>
        <table:table-row table:style-name="ro2">
          <table:table-cell table:style-name="ce8" table:formula="of:=1+[.A3]" office:value-type="float" office:value="1">
            <text:p>1</text:p>
          </table:table-cell>
          <table:table-cell table:style-name="ce12" table:formula="of:=+[$A.D4]*[$Q.$B4]-cc-rin-rim" office:value-type="float" office:value="-0.00300698414038343">
            <text:p>0.00</text:p>
          </table:table-cell>
          <table:table-cell table:style-name="ce12" table:formula="of:=+[$A.E4]*[$Q.$B4]-cc-rin-rim" office:value-type="float" office:value="-0.00300698414038343">
            <text:p>0.00</text:p>
          </table:table-cell>
          <table:table-cell table:style-name="ce12" table:formula="of:=+[$A.F4]*[$Q.$B4]-cc-rin-rim" office:value-type="float" office:value="-0.00300698414038343">
            <text:p>0.00</text:p>
          </table:table-cell>
          <table:table-cell table:style-name="ce12" table:formula="of:=+[$A.G4]*[$Q.$B4]-cc-rin-rim" office:value-type="float" office:value="-0.00300698414038343">
            <text:p>0.00</text:p>
          </table:table-cell>
          <table:table-cell table:style-name="ce12" table:formula="of:=+[$A.H4]*[$Q.$B4]-cc-rin-rim" office:value-type="float" office:value="-0.00300698414038343">
            <text:p>0.00</text:p>
          </table:table-cell>
          <table:table-cell table:style-name="ce12" table:formula="of:=+[$A.I4]*[$Q.$B4]-cc-rin-rim" office:value-type="float" office:value="-0.00300698414038343">
            <text:p>0.00</text:p>
          </table:table-cell>
          <table:table-cell table:style-name="ce12" table:formula="of:=+[$A.J4]*[$Q.$B4]-cc-rin-rim" office:value-type="float" office:value="-0.00300698414038343">
            <text:p>0.00</text:p>
          </table:table-cell>
          <table:table-cell table:style-name="ce12" table:formula="of:=+[$A.K4]*[$Q.$B4]-cc-rin-rim" office:value-type="float" office:value="-0.00300698414038343">
            <text:p>0.00</text:p>
          </table:table-cell>
          <table:table-cell table:number-columns-repeated="1015"/>
        </table:table-row>
        <table:table-row table:style-name="ro2">
          <table:table-cell table:style-name="ce8" table:formula="of:=1+[.A4]" office:value-type="float" office:value="2">
            <text:p>2</text:p>
          </table:table-cell>
          <table:table-cell table:style-name="ce12" table:formula="of:=+[$A.D5]*[$Q.$B5]-cc-rin-rim" office:value-type="float" office:value="0.000914983019013532">
            <text:p>0.00</text:p>
          </table:table-cell>
          <table:table-cell table:style-name="ce12" table:formula="of:=+[$A.E5]*[$Q.$B5]-cc-rin-rim" office:value-type="float" office:value="0.000914983019013532">
            <text:p>0.00</text:p>
          </table:table-cell>
          <table:table-cell table:style-name="ce12" table:formula="of:=+[$A.F5]*[$Q.$B5]-cc-rin-rim" office:value-type="float" office:value="0.000914983019013532">
            <text:p>0.00</text:p>
          </table:table-cell>
          <table:table-cell table:style-name="ce12" table:formula="of:=+[$A.G5]*[$Q.$B5]-cc-rin-rim" office:value-type="float" office:value="0.000914983019013532">
            <text:p>0.00</text:p>
          </table:table-cell>
          <table:table-cell table:style-name="ce12" table:formula="of:=+[$A.H5]*[$Q.$B5]-cc-rin-rim" office:value-type="float" office:value="0.0127728729078839">
            <text:p>0.01</text:p>
          </table:table-cell>
          <table:table-cell table:style-name="ce12" table:formula="of:=+[$A.I5]*[$Q.$B5]-cc-rin-rim" office:value-type="float" office:value="0.00294869825032002">
            <text:p>0.00</text:p>
          </table:table-cell>
          <table:table-cell table:style-name="ce12" table:formula="of:=+[$A.J5]*[$Q.$B5]-cc-rin-rim" office:value-type="float" office:value="0.000914983019013532">
            <text:p>0.00</text:p>
          </table:table-cell>
          <table:table-cell table:style-name="ce12" table:formula="of:=+[$A.K5]*[$Q.$B5]-cc-rin-rim" office:value-type="float" office:value="0.0145385324536373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5]" office:value-type="float" office:value="3">
            <text:p>3</text:p>
          </table:table-cell>
          <table:table-cell table:style-name="ce12" table:formula="of:=+[$A.D6]*[$Q.$B6]-cc-rin-rim" office:value-type="float" office:value="0.00668682324273094">
            <text:p>0.01</text:p>
          </table:table-cell>
          <table:table-cell table:style-name="ce12" table:formula="of:=+[$A.E6]*[$Q.$B6]-cc-rin-rim" office:value-type="float" office:value="0.00668682324273094">
            <text:p>0.01</text:p>
          </table:table-cell>
          <table:table-cell table:style-name="ce12" table:formula="of:=+[$A.F6]*[$Q.$B6]-cc-rin-rim" office:value-type="float" office:value="0.00668682324273094">
            <text:p>0.01</text:p>
          </table:table-cell>
          <table:table-cell table:style-name="ce12" table:formula="of:=+[$A.G6]*[$Q.$B6]-cc-rin-rim" office:value-type="float" office:value="0.00668682324273094">
            <text:p>0.01</text:p>
          </table:table-cell>
          <table:table-cell table:style-name="ce12" table:formula="of:=+[$A.H6]*[$Q.$B6]-cc-rin-rim" office:value-type="float" office:value="0.0189198705969974">
            <text:p>0.02</text:p>
          </table:table-cell>
          <table:table-cell table:style-name="ce12" table:formula="of:=+[$A.I6]*[$Q.$B6]-cc-rin-rim" office:value-type="float" office:value="0.00878488073549076">
            <text:p>0.01</text:p>
          </table:table-cell>
          <table:table-cell table:style-name="ce12" table:formula="of:=+[$A.J6]*[$Q.$B6]-cc-rin-rim" office:value-type="float" office:value="0.00668682324273094">
            <text:p>0.01</text:p>
          </table:table-cell>
          <table:table-cell table:style-name="ce12" table:formula="of:=+[$A.K6]*[$Q.$B6]-cc-rin-rim" office:value-type="float" office:value="0.0207413917139195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6]" office:value-type="float" office:value="4">
            <text:p>4</text:p>
          </table:table-cell>
          <table:table-cell table:style-name="ce12" table:formula="of:=+[$A.D7]*[$Q.$B7]-cc-rin-rim" office:value-type="float" office:value="0.00947917341863864">
            <text:p>0.01</text:p>
          </table:table-cell>
          <table:table-cell table:style-name="ce12" table:formula="of:=+[$A.E7]*[$Q.$B7]-cc-rin-rim" office:value-type="float" office:value="0.00947917341863864">
            <text:p>0.01</text:p>
          </table:table-cell>
          <table:table-cell table:style-name="ce12" table:formula="of:=+[$A.F7]*[$Q.$B7]-cc-rin-rim" office:value-type="float" office:value="0.00947917341863864">
            <text:p>0.01</text:p>
          </table:table-cell>
          <table:table-cell table:style-name="ce12" table:formula="of:=+[$A.G7]*[$Q.$B7]-cc-rin-rim" office:value-type="float" office:value="0.00947917341863864">
            <text:p>0.01</text:p>
          </table:table-cell>
          <table:table-cell table:style-name="ce12" table:formula="of:=+[$A.H7]*[$Q.$B7]-cc-rin-rim" office:value-type="float" office:value="0.0218937176567217">
            <text:p>0.02</text:p>
          </table:table-cell>
          <table:table-cell table:style-name="ce12" table:formula="of:=+[$A.I7]*[$Q.$B7]-cc-rin-rim" office:value-type="float" office:value="0.0124871023880423">
            <text:p>0.01</text:p>
          </table:table-cell>
          <table:table-cell table:style-name="ce12" table:formula="of:=+[$A.J7]*[$Q.$B7]-cc-rin-rim" office:value-type="float" office:value="0.0154648439504639">
            <text:p>0.02</text:p>
          </table:table-cell>
          <table:table-cell table:style-name="ce12" table:formula="of:=+[$A.K7]*[$Q.$B7]-cc-rin-rim" office:value-type="float" office:value="0.0237422639618044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7]" office:value-type="float" office:value="5">
            <text:p>5</text:p>
          </table:table-cell>
          <table:table-cell table:style-name="ce12" table:formula="of:=+[$A.D8]*[$Q.$B8]-cc-rin-rim" office:value-type="float" office:value="0.00924175664056804">
            <text:p>0.01</text:p>
          </table:table-cell>
          <table:table-cell table:style-name="ce12" table:formula="of:=+[$A.E8]*[$Q.$B8]-cc-rin-rim" office:value-type="float" office:value="0.00924175664056804">
            <text:p>0.01</text:p>
          </table:table-cell>
          <table:table-cell table:style-name="ce12" table:formula="of:=+[$A.F8]*[$Q.$B8]-cc-rin-rim" office:value-type="float" office:value="0.0293331182076103">
            <text:p>0.03</text:p>
          </table:table-cell>
          <table:table-cell table:style-name="ce12" table:formula="of:=+[$A.G8]*[$Q.$B8]-cc-rin-rim" office:value-type="float" office:value="0.00924175664056804">
            <text:p>0.01</text:p>
          </table:table-cell>
          <table:table-cell table:style-name="ce12" table:formula="of:=+[$A.H8]*[$Q.$B8]-cc-rin-rim" office:value-type="float" office:value="0.0220817597870992">
            <text:p>0.02</text:p>
          </table:table-cell>
          <table:table-cell table:style-name="ce12" table:formula="of:=+[$A.I8]*[$Q.$B8]-cc-rin-rim" office:value-type="float" office:value="0.0122459466785837">
            <text:p>0.01</text:p>
          </table:table-cell>
          <table:table-cell table:style-name="ce12" table:formula="of:=+[$A.J8]*[$Q.$B8]-cc-rin-rim" office:value-type="float" office:value="0.0152199868333236">
            <text:p>0.02</text:p>
          </table:table-cell>
          <table:table-cell table:style-name="ce12" table:formula="of:=+[$A.K8]*[$Q.$B8]-cc-rin-rim" office:value-type="float" office:value="0.0234871178033314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8]" office:value-type="float" office:value="6">
            <text:p>6</text:p>
          </table:table-cell>
          <table:table-cell table:style-name="ce12" table:formula="of:=+[$A.D9]*[$Q.$B9]-cc-rin-rim" office:value-type="float" office:value="0.018240293830048">
            <text:p>0.02</text:p>
          </table:table-cell>
          <table:table-cell table:style-name="ce12" table:formula="of:=+[$A.E9]*[$Q.$B9]-cc-rin-rim" office:value-type="float" office:value="0.0199261594121772">
            <text:p>0.02</text:p>
          </table:table-cell>
          <table:table-cell table:style-name="ce12" table:formula="of:=+[$A.F9]*[$Q.$B9]-cc-rin-rim" office:value-type="float" office:value="0.0253379489582243">
            <text:p>0.03</text:p>
          </table:table-cell>
          <table:table-cell table:style-name="ce12" table:formula="of:=+[$A.G9]*[$Q.$B9]-cc-rin-rim" office:value-type="float" office:value="0.019903417948223">
            <text:p>0.02</text:p>
          </table:table-cell>
          <table:table-cell table:style-name="ce12" table:formula="of:=+[$A.H9]*[$Q.$B9]-cc-rin-rim" office:value-type="float" office:value="0.0182239866759547">
            <text:p>0.02</text:p>
          </table:table-cell>
          <table:table-cell table:style-name="ce12" table:formula="of:=+[$A.I9]*[$Q.$B9]-cc-rin-rim" office:value-type="float" office:value="0.00857453902604789">
            <text:p>0.01</text:p>
          </table:table-cell>
          <table:table-cell table:style-name="ce12" table:formula="of:=+[$A.J9]*[$Q.$B9]-cc-rin-rim" office:value-type="float" office:value="0.0114922281347437">
            <text:p>0.01</text:p>
          </table:table-cell>
          <table:table-cell table:style-name="ce12" table:formula="of:=+[$A.K9]*[$Q.$B9]-cc-rin-rim" office:value-type="float" office:value="0.0204743451315044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9]" office:value-type="float" office:value="7">
            <text:p>7</text:p>
          </table:table-cell>
          <table:table-cell table:style-name="ce12" table:formula="of:=+[$A.D10]*[$Q.$B10]-cc-rin-rim" office:value-type="float" office:value="0.0182829979835523">
            <text:p>0.02</text:p>
          </table:table-cell>
          <table:table-cell table:style-name="ce12" table:formula="of:=+[$A.E10]*[$Q.$B10]-cc-rin-rim" office:value-type="float" office:value="0.0199692239649441">
            <text:p>0.02</text:p>
          </table:table-cell>
          <table:table-cell table:style-name="ce12" table:formula="of:=+[$A.F10]*[$Q.$B10]-cc-rin-rim" office:value-type="float" office:value="0.0253821704270483">
            <text:p>0.03</text:p>
          </table:table-cell>
          <table:table-cell table:style-name="ce12" table:formula="of:=+[$A.G10]*[$Q.$B10]-cc-rin-rim" office:value-type="float" office:value="0.0199464776393883">
            <text:p>0.02</text:p>
          </table:table-cell>
          <table:table-cell table:style-name="ce12" table:formula="of:=+[$A.H10]*[$Q.$B10]-cc-rin-rim" office:value-type="float" office:value="0.0182666873433647">
            <text:p>0.02</text:p>
          </table:table-cell>
          <table:table-cell table:style-name="ce12" table:formula="of:=+[$A.I10]*[$Q.$B10]-cc-rin-rim" office:value-type="float" office:value="0.0150504711242551">
            <text:p>0.02</text:p>
          </table:table-cell>
          <table:table-cell table:style-name="ce12" table:formula="of:=+[$A.J10]*[$Q.$B10]-cc-rin-rim" office:value-type="float" office:value="0.0115334897071035">
            <text:p>0.01</text:p>
          </table:table-cell>
          <table:table-cell table:style-name="ce12" table:formula="of:=+[$A.K10]*[$Q.$B10]-cc-rin-rim" office:value-type="float" office:value="0.0205175268737621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10]" office:value-type="float" office:value="8">
            <text:p>8</text:p>
          </table:table-cell>
          <table:table-cell table:style-name="ce12" table:formula="of:=+[$A.D11]*[$Q.$B11]-cc-rin-rim" office:value-type="float" office:value="0.0165613096086221">
            <text:p>0.02</text:p>
          </table:table-cell>
          <table:table-cell table:style-name="ce12" table:formula="of:=+[$A.E11]*[$Q.$B11]-cc-rin-rim" office:value-type="float" office:value="0.0182330054993799">
            <text:p>0.02</text:p>
          </table:table-cell>
          <table:table-cell table:style-name="ce12" table:formula="of:=+[$A.F11]*[$Q.$B11]-cc-rin-rim" office:value-type="float" office:value="0.02359930898269">
            <text:p>0.02</text:p>
          </table:table-cell>
          <table:table-cell table:style-name="ce12" table:formula="of:=+[$A.G11]*[$Q.$B11]-cc-rin-rim" office:value-type="float" office:value="0.0182104551773109">
            <text:p>0.02</text:p>
          </table:table-cell>
          <table:table-cell table:style-name="ce12" table:formula="of:=+[$A.H11]*[$Q.$B11]-cc-rin-rim" office:value-type="float" office:value="0.0165451395160733">
            <text:p>0.02</text:p>
          </table:table-cell>
          <table:table-cell table:style-name="ce12" table:formula="of:=+[$A.I11]*[$Q.$B11]-cc-rin-rim" office:value-type="float" office:value="0.0153506442334314">
            <text:p>0.02</text:p>
          </table:table-cell>
          <table:table-cell table:style-name="ce12" table:formula="of:=+[$A.J11]*[$Q.$B11]-cc-rin-rim" office:value-type="float" office:value="0.0234861105543165">
            <text:p>0.02</text:p>
          </table:table-cell>
          <table:table-cell table:style-name="ce12" table:formula="of:=+[$A.K11]*[$Q.$B11]-cc-rin-rim" office:value-type="float" office:value="0.0213446844093788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11]" office:value-type="float" office:value="9">
            <text:p>9</text:p>
          </table:table-cell>
          <table:table-cell table:style-name="ce12" table:formula="of:=+[$A.D12]*[$Q.$B12]-cc-rin-rim" office:value-type="float" office:value="0.01671360751416">
            <text:p>0.02</text:p>
          </table:table-cell>
          <table:table-cell table:style-name="ce12" table:formula="of:=+[$A.E12]*[$Q.$B12]-cc-rin-rim" office:value-type="float" office:value="0.0195807643244819">
            <text:p>0.02</text:p>
          </table:table-cell>
          <table:table-cell table:style-name="ce12" table:formula="of:=+[$A.F12]*[$Q.$B12]-cc-rin-rim" office:value-type="float" office:value="0.0237570181638599">
            <text:p>0.02</text:p>
          </table:table-cell>
          <table:table-cell table:style-name="ce12" table:formula="of:=+[$A.G12]*[$Q.$B12]-cc-rin-rim" office:value-type="float" office:value="0.0183640210541507">
            <text:p>0.02</text:p>
          </table:table-cell>
          <table:table-cell table:style-name="ce12" table:formula="of:=+[$A.H12]*[$Q.$B12]-cc-rin-rim" office:value-type="float" office:value="0.0166974249889833">
            <text:p>0.02</text:p>
          </table:table-cell>
          <table:table-cell table:style-name="ce12" table:formula="of:=+[$A.I12]*[$Q.$B12]-cc-rin-rim" office:value-type="float" office:value="0.0155020113000057">
            <text:p>0.02</text:p>
          </table:table-cell>
          <table:table-cell table:style-name="ce12" table:formula="of:=+[$A.J12]*[$Q.$B12]-cc-rin-rim" office:value-type="float" office:value="0.0236437327011085">
            <text:p>0.02</text:p>
          </table:table-cell>
          <table:table-cell table:style-name="ce12" table:formula="of:=+[$A.K12]*[$Q.$B12]-cc-rin-rim" office:value-type="float" office:value="0.0215006600872668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12]" office:value-type="float" office:value="10">
            <text:p>10</text:p>
          </table:table-cell>
          <table:table-cell table:style-name="ce12" table:formula="of:=+[$A.D13]*[$Q.$B13]-cc-rin-rim" office:value-type="float" office:value="0.0166677795084329">
            <text:p>0.02</text:p>
          </table:table-cell>
          <table:table-cell table:style-name="ce12" table:formula="of:=+[$A.E13]*[$Q.$B13]-cc-rin-rim" office:value-type="float" office:value="0.0213492161697625">
            <text:p>0.02</text:p>
          </table:table-cell>
          <table:table-cell table:style-name="ce12" table:formula="of:=+[$A.F13]*[$Q.$B13]-cc-rin-rim" office:value-type="float" office:value="0.0237095618496555">
            <text:p>0.02</text:p>
          </table:table-cell>
          <table:table-cell table:style-name="ce12" table:formula="of:=+[$A.G13]*[$Q.$B13]-cc-rin-rim" office:value-type="float" office:value="0.0183178115028214">
            <text:p>0.02</text:p>
          </table:table-cell>
          <table:table-cell table:style-name="ce12" table:formula="of:=+[$A.H13]*[$Q.$B13]-cc-rin-rim" office:value-type="float" office:value="0.0166516007243617">
            <text:p>0.02</text:p>
          </table:table-cell>
          <table:table-cell table:style-name="ce12" table:formula="of:=+[$A.I13]*[$Q.$B13]-cc-rin-rim" office:value-type="float" office:value="0.0154564633932937">
            <text:p>0.02</text:p>
          </table:table-cell>
          <table:table-cell table:style-name="ce12" table:formula="of:=+[$A.J13]*[$Q.$B13]-cc-rin-rim" office:value-type="float" office:value="0.0235963025764433">
            <text:p>0.02</text:p>
          </table:table-cell>
          <table:table-cell table:style-name="ce12" table:formula="of:=+[$A.K13]*[$Q.$B13]-cc-rin-rim" office:value-type="float" office:value="0.0214537254020241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13]" office:value-type="float" office:value="11">
            <text:p>11</text:p>
          </table:table-cell>
          <table:table-cell table:style-name="ce12" table:formula="of:=+[$A.D14]*[$Q.$B14]-cc-rin-rim" office:value-type="float" office:value="0.0157489771278376">
            <text:p>0.02</text:p>
          </table:table-cell>
          <table:table-cell table:style-name="ce12" table:formula="of:=+[$A.E14]*[$Q.$B14]-cc-rin-rim" office:value-type="float" office:value="0.0204087105582228">
            <text:p>0.02</text:p>
          </table:table-cell>
          <table:table-cell table:style-name="ce12" table:formula="of:=+[$A.F14]*[$Q.$B14]-cc-rin-rim" office:value-type="float" office:value="0.0227581136298729">
            <text:p>0.02</text:p>
          </table:table-cell>
          <table:table-cell table:style-name="ce12" table:formula="of:=+[$A.G14]*[$Q.$B14]-cc-rin-rim" office:value-type="float" office:value="0.0173913595419732">
            <text:p>0.02</text:p>
          </table:table-cell>
          <table:table-cell table:style-name="ce12" table:formula="of:=+[$A.H14]*[$Q.$B14]-cc-rin-rim" office:value-type="float" office:value="0.0232650358009306">
            <text:p>0.02</text:p>
          </table:table-cell>
          <table:table-cell table:style-name="ce12" table:formula="of:=+[$A.I14]*[$Q.$B14]-cc-rin-rim" office:value-type="float" office:value="0.0145432766976464">
            <text:p>0.01</text:p>
          </table:table-cell>
          <table:table-cell table:style-name="ce12" table:formula="of:=+[$A.J14]*[$Q.$B14]-cc-rin-rim" office:value-type="float" office:value="0.0226453794288427">
            <text:p>0.02</text:p>
          </table:table-cell>
          <table:table-cell table:style-name="ce12" table:formula="of:=+[$A.K14]*[$Q.$B14]-cc-rin-rim" office:value-type="float" office:value="0.0208415457420234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14]" office:value-type="float" office:value="12">
            <text:p>12</text:p>
          </table:table-cell>
          <table:table-cell table:style-name="ce12" table:formula="of:=+[$A.D15]*[$Q.$B15]-cc-rin-rim" office:value-type="float" office:value="0.0150392249942219">
            <text:p>0.02</text:p>
          </table:table-cell>
          <table:table-cell table:style-name="ce12" table:formula="of:=+[$A.E15]*[$Q.$B15]-cc-rin-rim" office:value-type="float" office:value="0.0196821932150316">
            <text:p>0.02</text:p>
          </table:table-cell>
          <table:table-cell table:style-name="ce12" table:formula="of:=+[$A.F15]*[$Q.$B15]-cc-rin-rim" office:value-type="float" office:value="0.0232312311030588">
            <text:p>0.02</text:p>
          </table:table-cell>
          <table:table-cell table:style-name="ce12" table:formula="of:=+[$A.G15]*[$Q.$B15]-cc-rin-rim" office:value-type="float" office:value="0.0166756982966481">
            <text:p>0.02</text:p>
          </table:table-cell>
          <table:table-cell table:style-name="ce12" table:formula="of:=+[$A.H15]*[$Q.$B15]-cc-rin-rim" office:value-type="float" office:value="0.0225282417129372">
            <text:p>0.02</text:p>
          </table:table-cell>
          <table:table-cell table:style-name="ce12" table:formula="of:=+[$A.I15]*[$Q.$B15]-cc-rin-rim" office:value-type="float" office:value="0.0138378625418784">
            <text:p>0.01</text:p>
          </table:table-cell>
          <table:table-cell table:style-name="ce12" table:formula="of:=+[$A.J15]*[$Q.$B15]-cc-rin-rim" office:value-type="float" office:value="0.021910814796482">
            <text:p>0.02</text:p>
          </table:table-cell>
          <table:table-cell table:style-name="ce12" table:formula="of:=+[$A.K15]*[$Q.$B15]-cc-rin-rim" office:value-type="float" office:value="0.0245682920324255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15]" office:value-type="float" office:value="13">
            <text:p>13</text:p>
          </table:table-cell>
          <table:table-cell table:style-name="ce12" table:formula="of:=+[$A.D16]*[$Q.$B16]-cc-rin-rim" office:value-type="float" office:value="0.0254595113274747">
            <text:p>0.03</text:p>
          </table:table-cell>
          <table:table-cell table:style-name="ce12" table:formula="of:=+[$A.E16]*[$Q.$B16]-cc-rin-rim" office:value-type="float" office:value="0.0207460477827979">
            <text:p>0.02</text:p>
          </table:table-cell>
          <table:table-cell table:style-name="ce12" table:formula="of:=+[$A.F16]*[$Q.$B16]-cc-rin-rim" office:value-type="float" office:value="0.0214686500673893">
            <text:p>0.02</text:p>
          </table:table-cell>
          <table:table-cell table:style-name="ce12" table:formula="of:=+[$A.G16]*[$Q.$B16]-cc-rin-rim" office:value-type="float" office:value="0.0149695499268094">
            <text:p>0.01</text:p>
          </table:table-cell>
          <table:table-cell table:style-name="ce12" table:formula="of:=+[$A.H16]*[$Q.$B16]-cc-rin-rim" office:value-type="float" office:value="0.0207717122929803">
            <text:p>0.02</text:p>
          </table:table-cell>
          <table:table-cell table:style-name="ce12" table:formula="of:=+[$A.I16]*[$Q.$B16]-cc-rin-rim" office:value-type="float" office:value="0.0121561434048056">
            <text:p>0.01</text:p>
          </table:table-cell>
          <table:table-cell table:style-name="ce12" table:formula="of:=+[$A.J16]*[$Q.$B16]-cc-rin-rim" office:value-type="float" office:value="0.0201596004360146">
            <text:p>0.02</text:p>
          </table:table-cell>
          <table:table-cell table:style-name="ce12" table:formula="of:=+[$A.K16]*[$Q.$B16]-cc-rin-rim" office:value-type="float" office:value="0.0227942010379395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16]" office:value-type="float" office:value="14">
            <text:p>14</text:p>
          </table:table-cell>
          <table:table-cell table:style-name="ce12" table:formula="of:=+[$A.D17]*[$Q.$B17]-cc-rin-rim" office:value-type="float" office:value="0.0248832876277272">
            <text:p>0.02</text:p>
          </table:table-cell>
          <table:table-cell table:style-name="ce12" table:formula="of:=+[$A.E17]*[$Q.$B17]-cc-rin-rim" office:value-type="float" office:value="0.024755845627164">
            <text:p>0.02</text:p>
          </table:table-cell>
          <table:table-cell table:style-name="ce12" table:formula="of:=+[$A.F17]*[$Q.$B17]-cc-rin-rim" office:value-type="float" office:value="0.0209035367854107">
            <text:p>0.02</text:p>
          </table:table-cell>
          <table:table-cell table:style-name="ce12" table:formula="of:=+[$A.G17]*[$Q.$B17]-cc-rin-rim" office:value-type="float" office:value="0.0144225299116669">
            <text:p>0.01</text:p>
          </table:table-cell>
          <table:table-cell table:style-name="ce12" table:formula="of:=+[$A.H17]*[$Q.$B17]-cc-rin-rim" office:value-type="float" office:value="0.0202085392613206">
            <text:p>0.02</text:p>
          </table:table-cell>
          <table:table-cell table:style-name="ce12" table:formula="of:=+[$A.I17]*[$Q.$B17]-cc-rin-rim" office:value-type="float" office:value="0.0116169558147403">
            <text:p>0.01</text:p>
          </table:table-cell>
          <table:table-cell table:style-name="ce12" table:formula="of:=+[$A.J17]*[$Q.$B17]-cc-rin-rim" office:value-type="float" office:value="0.0195981315022949">
            <text:p>0.02</text:p>
          </table:table-cell>
          <table:table-cell table:style-name="ce12" table:formula="of:=+[$A.K17]*[$Q.$B17]-cc-rin-rim" office:value-type="float" office:value="0.0222253974685525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17]" office:value-type="float" office:value="15">
            <text:p>15</text:p>
          </table:table-cell>
          <table:table-cell table:style-name="ce12" table:formula="of:=+[$A.D18]*[$Q.$B18]-cc-rin-rim" office:value-type="float" office:value="0.0248622558178391">
            <text:p>0.02</text:p>
          </table:table-cell>
          <table:table-cell table:style-name="ce12" table:formula="of:=+[$A.E18]*[$Q.$B18]-cc-rin-rim" office:value-type="float" office:value="0.0247348268031927">
            <text:p>0.02</text:p>
          </table:table-cell>
          <table:table-cell table:style-name="ce12" table:formula="of:=+[$A.F18]*[$Q.$B18]-cc-rin-rim" office:value-type="float" office:value="0.0208829104989233">
            <text:p>0.02</text:p>
          </table:table-cell>
          <table:table-cell table:style-name="ce12" table:formula="of:=+[$A.G18]*[$Q.$B18]-cc-rin-rim" office:value-type="float" office:value="0.0144025640182673">
            <text:p>0.01</text:p>
          </table:table-cell>
          <table:table-cell table:style-name="ce12" table:formula="of:=+[$A.H18]*[$Q.$B18]-cc-rin-rim" office:value-type="float" office:value="0.020187983792774">
            <text:p>0.02</text:p>
          </table:table-cell>
          <table:table-cell table:style-name="ce12" table:formula="of:=+[$A.I18]*[$Q.$B18]-cc-rin-rim" office:value-type="float" office:value="0.0115972758000286">
            <text:p>0.01</text:p>
          </table:table-cell>
          <table:table-cell table:style-name="ce12" table:formula="of:=+[$A.J18]*[$Q.$B18]-cc-rin-rim" office:value-type="float" office:value="0.0195776382322728">
            <text:p>0.02</text:p>
          </table:table-cell>
          <table:table-cell table:style-name="ce12" table:formula="of:=+[$A.K18]*[$Q.$B18]-cc-rin-rim" office:value-type="float" office:value="0.0222046364888492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18]" office:value-type="float" office:value="16">
            <text:p>16</text:p>
          </table:table-cell>
          <table:table-cell table:style-name="ce12" table:formula="of:=+[$A.D19]*[$Q.$B19]-cc-rin-rim" office:value-type="float" office:value="0.0248353309598612">
            <text:p>0.02</text:p>
          </table:table-cell>
          <table:table-cell table:style-name="ce12" table:formula="of:=+[$A.E19]*[$Q.$B19]-cc-rin-rim" office:value-type="float" office:value="0.0247079185697454">
            <text:p>0.02</text:p>
          </table:table-cell>
          <table:table-cell table:style-name="ce12" table:formula="of:=+[$A.F19]*[$Q.$B19]-cc-rin-rim" office:value-type="float" office:value="0.020856504790749">
            <text:p>0.02</text:p>
          </table:table-cell>
          <table:table-cell table:style-name="ce12" table:formula="of:=+[$A.G19]*[$Q.$B19]-cc-rin-rim" office:value-type="float" office:value="0.0143770037432817">
            <text:p>0.01</text:p>
          </table:table-cell>
          <table:table-cell table:style-name="ce12" table:formula="of:=+[$A.H19]*[$Q.$B19]-cc-rin-rim" office:value-type="float" office:value="0.0201616687455085">
            <text:p>0.02</text:p>
          </table:table-cell>
          <table:table-cell table:style-name="ce12" table:formula="of:=+[$A.I19]*[$Q.$B19]-cc-rin-rim" office:value-type="float" office:value="0.0115720815060551">
            <text:p>0.01</text:p>
          </table:table-cell>
          <table:table-cell table:style-name="ce12" table:formula="of:=+[$A.J19]*[$Q.$B19]-cc-rin-rim" office:value-type="float" office:value="0.019551402811366">
            <text:p>0.02</text:p>
          </table:table-cell>
          <table:table-cell table:style-name="ce12" table:formula="of:=+[$A.K19]*[$Q.$B19]-cc-rin-rim" office:value-type="float" office:value="0.0221780583468364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19]" office:value-type="float" office:value="17">
            <text:p>17</text:p>
          </table:table-cell>
          <table:table-cell table:style-name="ce12" table:formula="of:=+[$A.D20]*[$Q.$B20]-cc-rin-rim" office:value-type="float" office:value="0.0248049644165734">
            <text:p>0.02</text:p>
          </table:table-cell>
          <table:table-cell table:style-name="ce12" table:formula="of:=+[$A.E20]*[$Q.$B20]-cc-rin-rim" office:value-type="float" office:value="0.0246775707760283">
            <text:p>0.02</text:p>
          </table:table-cell>
          <table:table-cell table:style-name="ce12" table:formula="of:=+[$A.F20]*[$Q.$B20]-cc-rin-rim" office:value-type="float" office:value="0.0208267237578841">
            <text:p>0.02</text:p>
          </table:table-cell>
          <table:table-cell table:style-name="ce12" table:formula="of:=+[$A.G20]*[$Q.$B20]-cc-rin-rim" office:value-type="float" office:value="0.0143481762115846">
            <text:p>0.01</text:p>
          </table:table-cell>
          <table:table-cell table:style-name="ce12" table:formula="of:=+[$A.H20]*[$Q.$B20]-cc-rin-rim" office:value-type="float" office:value="0.0201319899623347">
            <text:p>0.02</text:p>
          </table:table-cell>
          <table:table-cell table:style-name="ce12" table:formula="of:=+[$A.I20]*[$Q.$B20]-cc-rin-rim" office:value-type="float" office:value="0.0115436667371014">
            <text:p>0.01</text:p>
          </table:table-cell>
          <table:table-cell table:style-name="ce12" table:formula="of:=+[$A.J20]*[$Q.$B20]-cc-rin-rim" office:value-type="float" office:value="0.0195218138328355">
            <text:p>0.02</text:p>
          </table:table-cell>
          <table:table-cell table:style-name="ce12" table:formula="of:=+[$A.K20]*[$Q.$B20]-cc-rin-rim" office:value-type="float" office:value="0.0221480828386793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20]" office:value-type="float" office:value="18">
            <text:p>18</text:p>
          </table:table-cell>
          <table:table-cell table:style-name="ce12" table:formula="of:=+[$A.D21]*[$Q.$B21]-cc-rin-rim" office:value-type="float" office:value="0.0317311004141188">
            <text:p>0.03</text:p>
          </table:table-cell>
          <table:table-cell table:style-name="ce12" table:formula="of:=+[$A.E21]*[$Q.$B21]-cc-rin-rim" office:value-type="float" office:value="0.023093290045948">
            <text:p>0.02</text:p>
          </table:table-cell>
          <table:table-cell table:style-name="ce12" table:formula="of:=+[$A.F21]*[$Q.$B21]-cc-rin-rim" office:value-type="float" office:value="0.0228078214873821">
            <text:p>0.02</text:p>
          </table:table-cell>
          <table:table-cell table:style-name="ce12" table:formula="of:=+[$A.G21]*[$Q.$B21]-cc-rin-rim" office:value-type="float" office:value="0.0128432594657658">
            <text:p>0.01</text:p>
          </table:table-cell>
          <table:table-cell table:style-name="ce12" table:formula="of:=+[$A.H21]*[$Q.$B21]-cc-rin-rim" office:value-type="float" office:value="0.0185826343580115">
            <text:p>0.02</text:p>
          </table:table-cell>
          <table:table-cell table:style-name="ce12" table:formula="of:=+[$A.I21]*[$Q.$B21]-cc-rin-rim" office:value-type="float" office:value="0.0100602979188409">
            <text:p>0.01</text:p>
          </table:table-cell>
          <table:table-cell table:style-name="ce12" table:formula="of:=+[$A.J21]*[$Q.$B21]-cc-rin-rim" office:value-type="float" office:value="0.017977146403452">
            <text:p>0.02</text:p>
          </table:table-cell>
          <table:table-cell table:style-name="ce12" table:formula="of:=+[$A.K21]*[$Q.$B21]-cc-rin-rim" office:value-type="float" office:value="0.0205832369592669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21]" office:value-type="float" office:value="19">
            <text:p>19</text:p>
          </table:table-cell>
          <table:table-cell table:style-name="ce12" table:formula="of:=+[$A.D22]*[$Q.$B22]-cc-rin-rim" office:value-type="float" office:value="0.0299541735344821">
            <text:p>0.03</text:p>
          </table:table-cell>
          <table:table-cell table:style-name="ce12" table:formula="of:=+[$A.E22]*[$Q.$B22]-cc-rin-rim" office:value-type="float" office:value="0.0213883382107289">
            <text:p>0.02</text:p>
          </table:table-cell>
          <table:table-cell table:style-name="ce12" table:formula="of:=+[$A.F22]*[$Q.$B22]-cc-rin-rim" office:value-type="float" office:value="0.0329624815160454">
            <text:p>0.03</text:p>
          </table:table-cell>
          <table:table-cell table:style-name="ce12" table:formula="of:=+[$A.G22]*[$Q.$B22]-cc-rin-rim" office:value-type="float" office:value="0.0112237165912492">
            <text:p>0.01</text:p>
          </table:table-cell>
          <table:table-cell table:style-name="ce12" table:formula="of:=+[$A.H22]*[$Q.$B22]-cc-rin-rim" office:value-type="float" office:value="0.0169152678169415">
            <text:p>0.02</text:p>
          </table:table-cell>
          <table:table-cell table:style-name="ce12" table:formula="of:=+[$A.I22]*[$Q.$B22]-cc-rin-rim" office:value-type="float" office:value="0.00846394422913092">
            <text:p>0.01</text:p>
          </table:table-cell>
          <table:table-cell table:style-name="ce12" table:formula="of:=+[$A.J22]*[$Q.$B22]-cc-rin-rim" office:value-type="float" office:value="0.0163148251250777">
            <text:p>0.02</text:p>
          </table:table-cell>
          <table:table-cell table:style-name="ce12" table:formula="of:=+[$A.K22]*[$Q.$B22]-cc-rin-rim" office:value-type="float" office:value="0.0188992002836432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22]" office:value-type="float" office:value="20">
            <text:p>20</text:p>
          </table:table-cell>
          <table:table-cell table:style-name="ce12" table:formula="of:=+[$A.D23]*[$Q.$B23]-cc-rin-rim" office:value-type="float" office:value="0.0236793357668119">
            <text:p>0.02</text:p>
          </table:table-cell>
          <table:table-cell table:style-name="ce12" table:formula="of:=+[$A.E23]*[$Q.$B23]-cc-rin-rim" office:value-type="float" office:value="0.0233971150008675">
            <text:p>0.02</text:p>
          </table:table-cell>
          <table:table-cell table:style-name="ce12" table:formula="of:=+[$A.F23]*[$Q.$B23]-cc-rin-rim" office:value-type="float" office:value="0.0265983815740681">
            <text:p>0.03</text:p>
          </table:table-cell>
          <table:table-cell table:style-name="ce12" table:formula="of:=+[$A.G23]*[$Q.$B23]-cc-rin-rim" office:value-type="float" office:value="0.00550464682431768">
            <text:p>0.01</text:p>
          </table:table-cell>
          <table:table-cell table:style-name="ce12" table:formula="of:=+[$A.H23]*[$Q.$B23]-cc-rin-rim" office:value-type="float" office:value="0.0110273189855326">
            <text:p>0.01</text:p>
          </table:table-cell>
          <table:table-cell table:style-name="ce12" table:formula="of:=+[$A.I23]*[$Q.$B23]-cc-rin-rim" office:value-type="float" office:value="0.0337528824031524">
            <text:p>0.03</text:p>
          </table:table-cell>
          <table:table-cell table:style-name="ce12" table:formula="of:=+[$A.J23]*[$Q.$B23]-cc-rin-rim" office:value-type="float" office:value="0.0104446925613354">
            <text:p>0.01</text:p>
          </table:table-cell>
          <table:table-cell table:style-name="ce12" table:formula="of:=+[$A.K23]*[$Q.$B23]-cc-rin-rim" office:value-type="float" office:value="0.0250831678810146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23]" office:value-type="float" office:value="21">
            <text:p>21</text:p>
          </table:table-cell>
          <table:table-cell table:style-name="ce12" table:formula="of:=+[$A.D24]*[$Q.$B24]-cc-rin-rim" office:value-type="float" office:value="0.0396511740304709">
            <text:p>0.04</text:p>
          </table:table-cell>
          <table:table-cell table:style-name="ce12" table:formula="of:=+[$A.E24]*[$Q.$B24]-cc-rin-rim" office:value-type="float" office:value="0.020824495726832">
            <text:p>0.02</text:p>
          </table:table-cell>
          <table:table-cell table:style-name="ce12" table:formula="of:=+[$A.F24]*[$Q.$B24]-cc-rin-rim" office:value-type="float" office:value="0.0239855721964022">
            <text:p>0.02</text:p>
          </table:table-cell>
          <table:table-cell table:style-name="ce12" table:formula="of:=+[$A.G24]*[$Q.$B24]-cc-rin-rim" office:value-type="float" office:value="0.00315665743778999">
            <text:p>0.00</text:p>
          </table:table-cell>
          <table:table-cell table:style-name="ce12" table:formula="of:=+[$A.H24]*[$Q.$B24]-cc-rin-rim" office:value-type="float" office:value="0.00860999555218288">
            <text:p>0.01</text:p>
          </table:table-cell>
          <table:table-cell table:style-name="ce12" table:formula="of:=+[$A.I24]*[$Q.$B24]-cc-rin-rim" office:value-type="float" office:value="0.0310502522863602">
            <text:p>0.03</text:p>
          </table:table-cell>
          <table:table-cell table:style-name="ce12" table:formula="of:=+[$A.J24]*[$Q.$B24]-cc-rin-rim" office:value-type="float" office:value="0.00803468367547198">
            <text:p>0.01</text:p>
          </table:table-cell>
          <table:table-cell table:style-name="ce12" table:formula="of:=+[$A.K24]*[$Q.$B24]-cc-rin-rim" office:value-type="float" office:value="0.0224893811601483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24]" office:value-type="float" office:value="22">
            <text:p>22</text:p>
          </table:table-cell>
          <table:table-cell table:style-name="ce12" table:formula="of:=+[$A.D25]*[$Q.$B25]-cc-rin-rim" office:value-type="float" office:value="0.033877461750377">
            <text:p>0.03</text:p>
          </table:table-cell>
          <table:table-cell table:style-name="ce12" table:formula="of:=+[$A.E25]*[$Q.$B25]-cc-rin-rim" office:value-type="float" office:value="0.015542257185084">
            <text:p>0.02</text:p>
          </table:table-cell>
          <table:table-cell table:style-name="ce12" table:formula="of:=+[$A.F25]*[$Q.$B25]-cc-rin-rim" office:value-type="float" office:value="0.018620813199126">
            <text:p>0.02</text:p>
          </table:table-cell>
          <table:table-cell table:style-name="ce12" table:formula="of:=+[$A.G25]*[$Q.$B25]-cc-rin-rim" office:value-type="float" office:value="-0.00166435908739406">
            <text:p>0.00</text:p>
          </table:table-cell>
          <table:table-cell table:style-name="ce12" table:formula="of:=+[$A.H25]*[$Q.$B25]-cc-rin-rim" office:value-type="float" office:value="0.0220505196677535">
            <text:p>0.02</text:p>
          </table:table-cell>
          <table:table-cell table:style-name="ce12" table:formula="of:=+[$A.I25]*[$Q.$B25]-cc-rin-rim" office:value-type="float" office:value="0.0255010685765549">
            <text:p>0.03</text:p>
          </table:table-cell>
          <table:table-cell table:style-name="ce12" table:formula="of:=+[$A.J25]*[$Q.$B25]-cc-rin-rim" office:value-type="float" office:value="0.00836781983456598">
            <text:p>0.01</text:p>
          </table:table-cell>
          <table:table-cell table:style-name="ce12" table:formula="of:=+[$A.K25]*[$Q.$B25]-cc-rin-rim" office:value-type="float" office:value="0.031505424453752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25]" office:value-type="float" office:value="23">
            <text:p>23</text:p>
          </table:table-cell>
          <table:table-cell table:style-name="ce12" table:formula="of:=+[$A.D26]*[$Q.$B26]-cc-rin-rim" office:value-type="float" office:value="0.0329738077485507">
            <text:p>0.03</text:p>
          </table:table-cell>
          <table:table-cell table:style-name="ce12" table:formula="of:=+[$A.E26]*[$Q.$B26]-cc-rin-rim" office:value-type="float" office:value="0.0147155246142026">
            <text:p>0.01</text:p>
          </table:table-cell>
          <table:table-cell table:style-name="ce12" table:formula="of:=+[$A.F26]*[$Q.$B26]-cc-rin-rim" office:value-type="float" office:value="0.0177811652046397">
            <text:p>0.02</text:p>
          </table:table-cell>
          <table:table-cell table:style-name="ce12" table:formula="of:=+[$A.G26]*[$Q.$B26]-cc-rin-rim" office:value-type="float" office:value="-0.00241890497823679">
            <text:p>0.00</text:p>
          </table:table-cell>
          <table:table-cell table:style-name="ce12" table:formula="of:=+[$A.H26]*[$Q.$B26]-cc-rin-rim" office:value-type="float" office:value="0.0211964830730011">
            <text:p>0.02</text:p>
          </table:table-cell>
          <table:table-cell table:style-name="ce12" table:formula="of:=+[$A.I26]*[$Q.$B26]-cc-rin-rim" office:value-type="float" office:value="0.029849429502841">
            <text:p>0.03</text:p>
          </table:table-cell>
          <table:table-cell table:style-name="ce12" table:formula="of:=+[$A.J26]*[$Q.$B26]-cc-rin-rim" office:value-type="float" office:value="0.00757118608179489">
            <text:p>0.01</text:p>
          </table:table-cell>
          <table:table-cell table:style-name="ce12" table:formula="of:=+[$A.K26]*[$Q.$B26]-cc-rin-rim" office:value-type="float" office:value="0.0306117218272955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26]" office:value-type="float" office:value="24">
            <text:p>24</text:p>
          </table:table-cell>
          <table:table-cell table:style-name="ce12" table:formula="of:=+[$A.D27]*[$Q.$B27]-cc-rin-rim" office:value-type="float" office:value="0.0301365406041204">
            <text:p>0.03</text:p>
          </table:table-cell>
          <table:table-cell table:style-name="ce12" table:formula="of:=+[$A.E27]*[$Q.$B27]-cc-rin-rim" office:value-type="float" office:value="0.0121197731918089">
            <text:p>0.01</text:p>
          </table:table-cell>
          <table:table-cell table:style-name="ce12" table:formula="of:=+[$A.F27]*[$Q.$B27]-cc-rin-rim" office:value-type="float" office:value="0.0151448623023913">
            <text:p>0.02</text:p>
          </table:table-cell>
          <table:table-cell table:style-name="ce12" table:formula="of:=+[$A.G27]*[$Q.$B27]-cc-rin-rim" office:value-type="float" office:value="-0.00478800671488207">
            <text:p>0.00</text:p>
          </table:table-cell>
          <table:table-cell table:style-name="ce12" table:formula="of:=+[$A.H27]*[$Q.$B27]-cc-rin-rim" office:value-type="float" office:value="0.018515003252699">
            <text:p>0.02</text:p>
          </table:table-cell>
          <table:table-cell table:style-name="ce12" table:formula="of:=+[$A.I27]*[$Q.$B27]-cc-rin-rim" office:value-type="float" office:value="0.0270534908043754">
            <text:p>0.03</text:p>
          </table:table-cell>
          <table:table-cell table:style-name="ce12" table:formula="of:=+[$A.J27]*[$Q.$B27]-cc-rin-rim" office:value-type="float" office:value="0.0263015872778219">
            <text:p>0.03</text:p>
          </table:table-cell>
          <table:table-cell table:style-name="ce12" table:formula="of:=+[$A.K27]*[$Q.$B27]-cc-rin-rim" office:value-type="float" office:value="0.0278056997283378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27]" office:value-type="float" office:value="25">
            <text:p>25</text:p>
          </table:table-cell>
          <table:table-cell table:style-name="ce12" table:formula="of:=+[$A.D28]*[$Q.$B28]-cc-rin-rim" office:value-type="float" office:value="0.0272954607643722">
            <text:p>0.03</text:p>
          </table:table-cell>
          <table:table-cell table:style-name="ce12" table:formula="of:=+[$A.E28]*[$Q.$B28]-cc-rin-rim" office:value-type="float" office:value="0.00952053362085871">
            <text:p>0.01</text:p>
          </table:table-cell>
          <table:table-cell table:style-name="ce12" table:formula="of:=+[$A.F28]*[$Q.$B28]-cc-rin-rim" office:value-type="float" office:value="0.0125050167588546">
            <text:p>0.01</text:p>
          </table:table-cell>
          <table:table-cell table:style-name="ce12" table:formula="of:=+[$A.G28]*[$Q.$B28]-cc-rin-rim" office:value-type="float" office:value="0.0192939675596424">
            <text:p>0.02</text:p>
          </table:table-cell>
          <table:table-cell table:style-name="ce12" table:formula="of:=+[$A.H28]*[$Q.$B28]-cc-rin-rim" office:value-type="float" office:value="0.0158299200827525">
            <text:p>0.02</text:p>
          </table:table-cell>
          <table:table-cell table:style-name="ce12" table:formula="of:=+[$A.I28]*[$Q.$B28]-cc-rin-rim" office:value-type="float" office:value="0.0242537949474042">
            <text:p>0.02</text:p>
          </table:table-cell>
          <table:table-cell table:style-name="ce12" table:formula="of:=+[$A.J28]*[$Q.$B28]-cc-rin-rim" office:value-type="float" office:value="0.0235119842719604">
            <text:p>0.02</text:p>
          </table:table-cell>
          <table:table-cell table:style-name="ce12" table:formula="of:=+[$A.K28]*[$Q.$B28]-cc-rin-rim" office:value-type="float" office:value="0.024995906920887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28]" office:value-type="float" office:value="26">
            <text:p>26</text:p>
          </table:table-cell>
          <table:table-cell table:style-name="ce12" table:formula="of:=+[$A.D29]*[$Q.$B29]-cc-rin-rim" office:value-type="float" office:value="0.0239310326036638">
            <text:p>0.02</text:p>
          </table:table-cell>
          <table:table-cell table:style-name="ce12" table:formula="of:=+[$A.E29]*[$Q.$B29]-cc-rin-rim" office:value-type="float" office:value="0.0319821688556023">
            <text:p>0.03</text:p>
          </table:table-cell>
          <table:table-cell table:style-name="ce12" table:formula="of:=+[$A.F29]*[$Q.$B29]-cc-rin-rim" office:value-type="float" office:value="0.0106366890931007">
            <text:p>0.01</text:p>
          </table:table-cell>
          <table:table-cell table:style-name="ce12" table:formula="of:=+[$A.G29]*[$Q.$B29]-cc-rin-rim" office:value-type="float" office:value="0.016058459206726">
            <text:p>0.02</text:p>
          </table:table-cell>
          <table:table-cell table:style-name="ce12" table:formula="of:=+[$A.H29]*[$Q.$B29]-cc-rin-rim" office:value-type="float" office:value="0.0126502243542395">
            <text:p>0.01</text:p>
          </table:table-cell>
          <table:table-cell table:style-name="ce12" table:formula="of:=+[$A.I29]*[$Q.$B29]-cc-rin-rim" office:value-type="float" office:value="0.0209383740110298">
            <text:p>0.02</text:p>
          </table:table-cell>
          <table:table-cell table:style-name="ce12" table:formula="of:=+[$A.J29]*[$Q.$B29]-cc-rin-rim" office:value-type="float" office:value="0.0202085153659445">
            <text:p>0.02</text:p>
          </table:table-cell>
          <table:table-cell table:style-name="ce12" table:formula="of:=+[$A.K29]*[$Q.$B29]-cc-rin-rim" office:value-type="float" office:value="0.0216685290996495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29]" office:value-type="float" office:value="27">
            <text:p>27</text:p>
          </table:table-cell>
          <table:table-cell table:style-name="ce12" table:formula="of:=+[$A.D30]*[$Q.$B30]-cc-rin-rim" office:value-type="float" office:value="0.0239134413697373">
            <text:p>0.02</text:p>
          </table:table-cell>
          <table:table-cell table:style-name="ce12" table:formula="of:=+[$A.E30]*[$Q.$B30]-cc-rin-rim" office:value-type="float" office:value="0.0319638882631489">
            <text:p>0.03</text:p>
          </table:table-cell>
          <table:table-cell table:style-name="ce12" table:formula="of:=+[$A.F30]*[$Q.$B30]-cc-rin-rim" office:value-type="float" office:value="0.0106202361542883">
            <text:p>0.01</text:p>
          </table:table-cell>
          <table:table-cell table:style-name="ce12" table:formula="of:=+[$A.G30]*[$Q.$B30]-cc-rin-rim" office:value-type="float" office:value="0.0160415420423258">
            <text:p>0.02</text:p>
          </table:table-cell>
          <table:table-cell table:style-name="ce12" table:formula="of:=+[$A.H30]*[$Q.$B30]-cc-rin-rim" office:value-type="float" office:value="0.0126335990114759">
            <text:p>0.01</text:p>
          </table:table-cell>
          <table:table-cell table:style-name="ce12" table:formula="of:=+[$A.I30]*[$Q.$B30]-cc-rin-rim" office:value-type="float" office:value="0.0209210390160557">
            <text:p>0.02</text:p>
          </table:table-cell>
          <table:table-cell table:style-name="ce12" table:formula="of:=+[$A.J30]*[$Q.$B30]-cc-rin-rim" office:value-type="float" office:value="0.0201912428633025">
            <text:p>0.02</text:p>
          </table:table-cell>
          <table:table-cell table:style-name="ce12" table:formula="of:=+[$A.K30]*[$Q.$B30]-cc-rin-rim" office:value-type="float" office:value="0.0216511315869611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30]" office:value-type="float" office:value="28">
            <text:p>28</text:p>
          </table:table-cell>
          <table:table-cell table:style-name="ce12" table:formula="of:=+[$A.D31]*[$Q.$B31]-cc-rin-rim" office:value-type="float" office:value="0.0240993397822743">
            <text:p>0.02</text:p>
          </table:table-cell>
          <table:table-cell table:style-name="ce12" table:formula="of:=+[$A.E31]*[$Q.$B31]-cc-rin-rim" office:value-type="float" office:value="0.0292443307526911">
            <text:p>0.03</text:p>
          </table:table-cell>
          <table:table-cell table:style-name="ce12" table:formula="of:=+[$A.F31]*[$Q.$B31]-cc-rin-rim" office:value-type="float" office:value="0.00817257405413744">
            <text:p>0.01</text:p>
          </table:table-cell>
          <table:table-cell table:style-name="ce12" table:formula="of:=+[$A.G31]*[$Q.$B31]-cc-rin-rim" office:value-type="float" office:value="0.0232535344199063">
            <text:p>0.02</text:p>
          </table:table-cell>
          <table:table-cell table:style-name="ce12" table:formula="of:=+[$A.H31]*[$Q.$B31]-cc-rin-rim" office:value-type="float" office:value="0.0101602888114891">
            <text:p>0.01</text:p>
          </table:table-cell>
          <table:table-cell table:style-name="ce12" table:formula="of:=+[$A.I31]*[$Q.$B31]-cc-rin-rim" office:value-type="float" office:value="0.0183421556513196">
            <text:p>0.02</text:p>
          </table:table-cell>
          <table:table-cell table:style-name="ce12" table:formula="of:=+[$A.J31]*[$Q.$B31]-cc-rin-rim" office:value-type="float" office:value="0.0176216563247788">
            <text:p>0.02</text:p>
          </table:table-cell>
          <table:table-cell table:style-name="ce12" table:formula="of:=+[$A.K31]*[$Q.$B31]-cc-rin-rim" office:value-type="float" office:value="0.0270549743857914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31]" office:value-type="float" office:value="29">
            <text:p>29</text:p>
          </table:table-cell>
          <table:table-cell table:style-name="ce12" table:formula="of:=+[$A.D32]*[$Q.$B32]-cc-rin-rim" office:value-type="float" office:value="0.0226328505964919">
            <text:p>0.02</text:p>
          </table:table-cell>
          <table:table-cell table:style-name="ce12" table:formula="of:=+[$A.E32]*[$Q.$B32]-cc-rin-rim" office:value-type="float" office:value="0.027741147189682">
            <text:p>0.03</text:p>
          </table:table-cell>
          <table:table-cell table:style-name="ce12" table:formula="of:=+[$A.F32]*[$Q.$B32]-cc-rin-rim" office:value-type="float" office:value="0.00681967549523636">
            <text:p>0.01</text:p>
          </table:table-cell>
          <table:table-cell table:style-name="ce12" table:formula="of:=+[$A.G32]*[$Q.$B32]-cc-rin-rim" office:value-type="float" office:value="0.0368803892497692">
            <text:p>0.04</text:p>
          </table:table-cell>
          <table:table-cell table:style-name="ce12" table:formula="of:=+[$A.H32]*[$Q.$B32]-cc-rin-rim" office:value-type="float" office:value="0.00879321375440862">
            <text:p>0.01</text:p>
          </table:table-cell>
          <table:table-cell table:style-name="ce12" table:formula="of:=+[$A.I32]*[$Q.$B32]-cc-rin-rim" office:value-type="float" office:value="0.0169167270402747">
            <text:p>0.02</text:p>
          </table:table-cell>
          <table:table-cell table:style-name="ce12" table:formula="of:=+[$A.J32]*[$Q.$B32]-cc-rin-rim" office:value-type="float" office:value="0.0162013663571701">
            <text:p>0.02</text:p>
          </table:table-cell>
          <table:table-cell table:style-name="ce12" table:formula="of:=+[$A.K32]*[$Q.$B32]-cc-rin-rim" office:value-type="float" office:value="0.0255674054407423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32]" office:value-type="float" office:value="30">
            <text:p>30</text:p>
          </table:table-cell>
          <table:table-cell table:style-name="ce12" table:formula="of:=+[$A.D33]*[$Q.$B33]-cc-rin-rim" office:value-type="float" office:value="0.0224872866005489">
            <text:p>0.02</text:p>
          </table:table-cell>
          <table:table-cell table:style-name="ce12" table:formula="of:=+[$A.E33]*[$Q.$B33]-cc-rin-rim" office:value-type="float" office:value="0.0275919409028654">
            <text:p>0.03</text:p>
          </table:table-cell>
          <table:table-cell table:style-name="ce12" table:formula="of:=+[$A.F33]*[$Q.$B33]-cc-rin-rim" office:value-type="float" office:value="0.00668538652655635">
            <text:p>0.01</text:p>
          </table:table-cell>
          <table:table-cell table:style-name="ce12" table:formula="of:=+[$A.G33]*[$Q.$B33]-cc-rin-rim" office:value-type="float" office:value="0.0367246665484608">
            <text:p>0.04</text:p>
          </table:table-cell>
          <table:table-cell table:style-name="ce12" table:formula="of:=+[$A.H33]*[$Q.$B33]-cc-rin-rim" office:value-type="float" office:value="0.00865751762381873">
            <text:p>0.01</text:p>
          </table:table-cell>
          <table:table-cell table:style-name="ce12" table:formula="of:=+[$A.I33]*[$Q.$B33]-cc-rin-rim" office:value-type="float" office:value="0.0167752387248021">
            <text:p>0.02</text:p>
          </table:table-cell>
          <table:table-cell table:style-name="ce12" table:formula="of:=+[$A.J33]*[$Q.$B33]-cc-rin-rim" office:value-type="float" office:value="0.0160603881044239">
            <text:p>0.02</text:p>
          </table:table-cell>
          <table:table-cell table:style-name="ce12" table:formula="of:=+[$A.K33]*[$Q.$B33]-cc-rin-rim" office:value-type="float" office:value="0.0254197490638789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33]" office:value-type="float" office:value="31">
            <text:p>31</text:p>
          </table:table-cell>
          <table:table-cell table:style-name="ce12" table:formula="of:=+[$A.D34]*[$Q.$B34]-cc-rin-rim" office:value-type="float" office:value="0.0201780277196907">
            <text:p>0.02</text:p>
          </table:table-cell>
          <table:table-cell table:style-name="ce12" table:formula="of:=+[$A.E34]*[$Q.$B34]-cc-rin-rim" office:value-type="float" office:value="0.0252248999276626">
            <text:p>0.03</text:p>
          </table:table-cell>
          <table:table-cell table:style-name="ce12" table:formula="of:=+[$A.F34]*[$Q.$B34]-cc-rin-rim" office:value-type="float" office:value="0.00455499712966788">
            <text:p>0.00</text:p>
          </table:table-cell>
          <table:table-cell table:style-name="ce12" table:formula="of:=+[$A.G34]*[$Q.$B34]-cc-rin-rim" office:value-type="float" office:value="0.0342542477569312">
            <text:p>0.03</text:p>
          </table:table-cell>
          <table:table-cell table:style-name="ce12" table:formula="of:=+[$A.H34]*[$Q.$B34]-cc-rin-rim" office:value-type="float" office:value="0.00650480470444016">
            <text:p>0.01</text:p>
          </table:table-cell>
          <table:table-cell table:style-name="ce12" table:formula="of:=+[$A.I34]*[$Q.$B34]-cc-rin-rim" office:value-type="float" office:value="0.0145306373250798">
            <text:p>0.01</text:p>
          </table:table-cell>
          <table:table-cell table:style-name="ce12" table:formula="of:=+[$A.J34]*[$Q.$B34]-cc-rin-rim" office:value-type="float" office:value="0.0138238784506931">
            <text:p>0.01</text:p>
          </table:table-cell>
          <table:table-cell table:style-name="ce12" table:formula="of:=+[$A.K34]*[$Q.$B34]-cc-rin-rim" office:value-type="float" office:value="0.0363160323220368">
            <text:p>0.04</text:p>
          </table:table-cell>
          <table:table-cell table:number-columns-repeated="1015"/>
        </table:table-row>
        <table:table-row table:style-name="ro2">
          <table:table-cell table:style-name="ce8" table:formula="of:=1+[.A34]" office:value-type="float" office:value="32">
            <text:p>32</text:p>
          </table:table-cell>
          <table:table-cell table:style-name="ce12" table:formula="of:=+[$A.D35]*[$Q.$B35]-cc-rin-rim" office:value-type="float" office:value="0.0173599213477004">
            <text:p>0.02</text:p>
          </table:table-cell>
          <table:table-cell table:style-name="ce12" table:formula="of:=+[$A.E35]*[$Q.$B35]-cc-rin-rim" office:value-type="float" office:value="0.0276151054334438">
            <text:p>0.03</text:p>
          </table:table-cell>
          <table:table-cell table:style-name="ce12" table:formula="of:=+[$A.F35]*[$Q.$B35]-cc-rin-rim" office:value-type="float" office:value="0.0024813440409248">
            <text:p>0.00</text:p>
          </table:table-cell>
          <table:table-cell table:style-name="ce12" table:formula="of:=+[$A.G35]*[$Q.$B35]-cc-rin-rim" office:value-type="float" office:value="0.0312394697276671">
            <text:p>0.03</text:p>
          </table:table-cell>
          <table:table-cell table:style-name="ce12" table:formula="of:=+[$A.H35]*[$Q.$B35]-cc-rin-rim" office:value-type="float" office:value="0.0200896888921344">
            <text:p>0.02</text:p>
          </table:table-cell>
          <table:table-cell table:style-name="ce12" table:formula="of:=+[$A.I35]*[$Q.$B35]-cc-rin-rim" office:value-type="float" office:value="0.0117914357745005">
            <text:p>0.01</text:p>
          </table:table-cell>
          <table:table-cell table:style-name="ce12" table:formula="of:=+[$A.J35]*[$Q.$B35]-cc-rin-rim" office:value-type="float" office:value="0.0110945516703824">
            <text:p>0.01</text:p>
          </table:table-cell>
          <table:table-cell table:style-name="ce12" table:formula="of:=+[$A.K35]*[$Q.$B35]-cc-rin-rim" office:value-type="float" office:value="0.0332724472276453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35]" office:value-type="float" office:value="33">
            <text:p>33</text:p>
          </table:table-cell>
          <table:table-cell table:style-name="ce12" table:formula="of:=+[$A.D36]*[$Q.$B36]-cc-rin-rim" office:value-type="float" office:value="0.0144562195221422">
            <text:p>0.01</text:p>
          </table:table-cell>
          <table:table-cell table:style-name="ce12" table:formula="of:=+[$A.E36]*[$Q.$B36]-cc-rin-rim" office:value-type="float" office:value="0.0245616750855218">
            <text:p>0.02</text:p>
          </table:table-cell>
          <table:table-cell table:style-name="ce12" table:formula="of:=+[$A.F36]*[$Q.$B36]-cc-rin-rim" office:value-type="float" office:value="0.0236513866259836">
            <text:p>0.02</text:p>
          </table:table-cell>
          <table:table-cell table:style-name="ce12" table:formula="of:=+[$A.G36]*[$Q.$B36]-cc-rin-rim" office:value-type="float" office:value="0.0281331226592119">
            <text:p>0.03</text:p>
          </table:table-cell>
          <table:table-cell table:style-name="ce12" table:formula="of:=+[$A.H36]*[$Q.$B36]-cc-rin-rim" office:value-type="float" office:value="0.017146131705872">
            <text:p>0.02</text:p>
          </table:table-cell>
          <table:table-cell table:style-name="ce12" table:formula="of:=+[$A.I36]*[$Q.$B36]-cc-rin-rim" office:value-type="float" office:value="0.00896903537753753">
            <text:p>0.01</text:p>
          </table:table-cell>
          <table:table-cell table:style-name="ce12" table:formula="of:=+[$A.J36]*[$Q.$B36]-cc-rin-rim" office:value-type="float" office:value="0.00828232597397059">
            <text:p>0.01</text:p>
          </table:table-cell>
          <table:table-cell table:style-name="ce12" table:formula="of:=+[$A.K36]*[$Q.$B36]-cc-rin-rim" office:value-type="float" office:value="0.0301364181257399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36]" office:value-type="float" office:value="34">
            <text:p>34</text:p>
          </table:table-cell>
          <table:table-cell table:style-name="ce12" table:formula="of:=+[$A.D37]*[$Q.$B37]-cc-rin-rim" office:value-type="float" office:value="0.013415173974065">
            <text:p>0.01</text:p>
          </table:table-cell>
          <table:table-cell table:style-name="ce12" table:formula="of:=+[$A.E37]*[$Q.$B37]-cc-rin-rim" office:value-type="float" office:value="0.0236035188875164">
            <text:p>0.02</text:p>
          </table:table-cell>
          <table:table-cell table:style-name="ce12" table:formula="of:=+[$A.F37]*[$Q.$B37]-cc-rin-rim" office:value-type="float" office:value="0.0225614954179554">
            <text:p>0.02</text:p>
          </table:table-cell>
          <table:table-cell table:style-name="ce12" table:formula="of:=+[$A.G37]*[$Q.$B37]-cc-rin-rim" office:value-type="float" office:value="0.0270194240149732">
            <text:p>0.03</text:p>
          </table:table-cell>
          <table:table-cell table:style-name="ce12" table:formula="of:=+[$A.H37]*[$Q.$B37]-cc-rin-rim" office:value-type="float" office:value="0.0160907970715454">
            <text:p>0.02</text:p>
          </table:table-cell>
          <table:table-cell table:style-name="ce12" table:formula="of:=+[$A.I37]*[$Q.$B37]-cc-rin-rim" office:value-type="float" office:value="0.00795713830798065">
            <text:p>0.01</text:p>
          </table:table-cell>
          <table:table-cell table:style-name="ce12" table:formula="of:=+[$A.J37]*[$Q.$B37]-cc-rin-rim" office:value-type="float" office:value="0.00727407677439072">
            <text:p>0.01</text:p>
          </table:table-cell>
          <table:table-cell table:style-name="ce12" table:formula="of:=+[$A.K37]*[$Q.$B37]-cc-rin-rim" office:value-type="float" office:value="0.0343586663510986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37]" office:value-type="float" office:value="35">
            <text:p>35</text:p>
          </table:table-cell>
          <table:table-cell table:style-name="ce12" table:formula="of:=+[$A.D38]*[$Q.$B38]-cc-rin-rim" office:value-type="float" office:value="0.013551217043407">
            <text:p>0.01</text:p>
          </table:table-cell>
          <table:table-cell table:style-name="ce12" table:formula="of:=+[$A.E38]*[$Q.$B38]-cc-rin-rim" office:value-type="float" office:value="0.0240643207793">
            <text:p>0.02</text:p>
          </table:table-cell>
          <table:table-cell table:style-name="ce12" table:formula="of:=+[$A.F38]*[$Q.$B38]-cc-rin-rim" office:value-type="float" office:value="0.0222098819868293">
            <text:p>0.02</text:p>
          </table:table-cell>
          <table:table-cell table:style-name="ce12" table:formula="of:=+[$A.G38]*[$Q.$B38]-cc-rin-rim" office:value-type="float" office:value="0.0266601299875906">
            <text:p>0.03</text:p>
          </table:table-cell>
          <table:table-cell table:style-name="ce12" table:formula="of:=+[$A.H38]*[$Q.$B38]-cc-rin-rim" office:value-type="float" office:value="0.0157503320517081">
            <text:p>0.02</text:p>
          </table:table-cell>
          <table:table-cell table:style-name="ce12" table:formula="of:=+[$A.I38]*[$Q.$B38]-cc-rin-rim" office:value-type="float" office:value="0.00763068682552757">
            <text:p>0.01</text:p>
          </table:table-cell>
          <table:table-cell table:style-name="ce12" table:formula="of:=+[$A.J38]*[$Q.$B38]-cc-rin-rim" office:value-type="float" office:value="0.00694880214341554">
            <text:p>0.01</text:p>
          </table:table-cell>
          <table:table-cell table:style-name="ce12" table:formula="of:=+[$A.K38]*[$Q.$B38]-cc-rin-rim" office:value-type="float" office:value="0.0339867274919326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38]" office:value-type="float" office:value="36">
            <text:p>36</text:p>
          </table:table-cell>
          <table:table-cell table:style-name="ce12" table:formula="of:=+[$A.D39]*[$Q.$B39]-cc-rin-rim" office:value-type="float" office:value="0.0133913218057418">
            <text:p>0.01</text:p>
          </table:table-cell>
          <table:table-cell table:style-name="ce12" table:formula="of:=+[$A.E39]*[$Q.$B39]-cc-rin-rim" office:value-type="float" office:value="0.0238958082005124">
            <text:p>0.02</text:p>
          </table:table-cell>
          <table:table-cell table:style-name="ce12" table:formula="of:=+[$A.F39]*[$Q.$B39]-cc-rin-rim" office:value-type="float" office:value="0.0220428894474198">
            <text:p>0.02</text:p>
          </table:table-cell>
          <table:table-cell table:style-name="ce12" table:formula="of:=+[$A.G39]*[$Q.$B39]-cc-rin-rim" office:value-type="float" office:value="0.0264894896857253">
            <text:p>0.03</text:p>
          </table:table-cell>
          <table:table-cell table:style-name="ce12" table:formula="of:=+[$A.H39]*[$Q.$B39]-cc-rin-rim" office:value-type="float" office:value="0.0155886342517674">
            <text:p>0.02</text:p>
          </table:table-cell>
          <table:table-cell table:style-name="ce12" table:formula="of:=+[$A.I39]*[$Q.$B39]-cc-rin-rim" office:value-type="float" office:value="0.00747564450568723">
            <text:p>0.01</text:p>
          </table:table-cell>
          <table:table-cell table:style-name="ce12" table:formula="of:=+[$A.J39]*[$Q.$B39]-cc-rin-rim" office:value-type="float" office:value="0.0067943187482334">
            <text:p>0.01</text:p>
          </table:table-cell>
          <table:table-cell table:style-name="ce12" table:formula="of:=+[$A.K39]*[$Q.$B39]-cc-rin-rim" office:value-type="float" office:value="0.0338100817523252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39]" office:value-type="float" office:value="37">
            <text:p>37</text:p>
          </table:table-cell>
          <table:table-cell table:style-name="ce12" table:formula="of:=+[$A.D40]*[$Q.$B40]-cc-rin-rim" office:value-type="float" office:value="0.029160216182634">
            <text:p>0.03</text:p>
          </table:table-cell>
          <table:table-cell table:style-name="ce12" table:formula="of:=+[$A.E40]*[$Q.$B40]-cc-rin-rim" office:value-type="float" office:value="0.0209883976953217">
            <text:p>0.02</text:p>
          </table:table-cell>
          <table:table-cell table:style-name="ce12" table:formula="of:=+[$A.F40]*[$Q.$B40]-cc-rin-rim" office:value-type="float" office:value="0.0191617047497519">
            <text:p>0.02</text:p>
          </table:table-cell>
          <table:table-cell table:style-name="ce12" table:formula="of:=+[$A.G40]*[$Q.$B40]-cc-rin-rim" office:value-type="float" office:value="0.0235453687790163">
            <text:p>0.02</text:p>
          </table:table-cell>
          <table:table-cell table:style-name="ce12" table:formula="of:=+[$A.H40]*[$Q.$B40]-cc-rin-rim" office:value-type="float" office:value="0.0132786683976304">
            <text:p>0.01</text:p>
          </table:table-cell>
          <table:table-cell table:style-name="ce12" table:formula="of:=+[$A.I40]*[$Q.$B40]-cc-rin-rim" office:value-type="float" office:value="0.00480064141276677">
            <text:p>0.00</text:p>
          </table:table-cell>
          <table:table-cell table:style-name="ce12" table:formula="of:=+[$A.J40]*[$Q.$B40]-cc-rin-rim" office:value-type="float" office:value="0.00412895899134451">
            <text:p>0.00</text:p>
          </table:table-cell>
          <table:table-cell table:style-name="ce12" table:formula="of:=+[$A.K40]*[$Q.$B40]-cc-rin-rim" office:value-type="float" office:value="0.0307623467836553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40]" office:value-type="float" office:value="38">
            <text:p>38</text:p>
          </table:table-cell>
          <table:table-cell table:style-name="ce12" table:formula="of:=+[$A.D41]*[$Q.$B41]-cc-rin-rim" office:value-type="float" office:value="0.0265179538025069">
            <text:p>0.03</text:p>
          </table:table-cell>
          <table:table-cell table:style-name="ce12" table:formula="of:=+[$A.E41]*[$Q.$B41]-cc-rin-rim" office:value-type="float" office:value="0.0174751897506707">
            <text:p>0.02</text:p>
          </table:table-cell>
          <table:table-cell table:style-name="ce12" table:formula="of:=+[$A.F41]*[$Q.$B41]-cc-rin-rim" office:value-type="float" office:value="0.0156801871065493">
            <text:p>0.02</text:p>
          </table:table-cell>
          <table:table-cell table:style-name="ce12" table:formula="of:=+[$A.G41]*[$Q.$B41]-cc-rin-rim" office:value-type="float" office:value="0.019987801335067">
            <text:p>0.02</text:p>
          </table:table-cell>
          <table:table-cell table:style-name="ce12" table:formula="of:=+[$A.H41]*[$Q.$B41]-cc-rin-rim" office:value-type="float" office:value="0.0208492429184572">
            <text:p>0.02</text:p>
          </table:table-cell>
          <table:table-cell table:style-name="ce12" table:formula="of:=+[$A.I41]*[$Q.$B41]-cc-rin-rim" office:value-type="float" office:value="0.0228923724908305">
            <text:p>0.02</text:p>
          </table:table-cell>
          <table:table-cell table:style-name="ce12" table:formula="of:=+[$A.J41]*[$Q.$B41]-cc-rin-rim" office:value-type="float" office:value="0.000908236270374379">
            <text:p>0.00</text:p>
          </table:table-cell>
          <table:table-cell table:style-name="ce12" table:formula="of:=+[$A.K41]*[$Q.$B41]-cc-rin-rim" office:value-type="float" office:value="0.0270795759172759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41]" office:value-type="float" office:value="39">
            <text:p>39</text:p>
          </table:table-cell>
          <table:table-cell table:style-name="ce12" table:formula="of:=+[$A.D42]*[$Q.$B42]-cc-rin-rim" office:value-type="float" office:value="0.0234172664338637">
            <text:p>0.02</text:p>
          </table:table-cell>
          <table:table-cell table:style-name="ce12" table:formula="of:=+[$A.E42]*[$Q.$B42]-cc-rin-rim" office:value-type="float" office:value="0.0257144965574593">
            <text:p>0.03</text:p>
          </table:table-cell>
          <table:table-cell table:style-name="ce12" table:formula="of:=+[$A.F42]*[$Q.$B42]-cc-rin-rim" office:value-type="float" office:value="0.0127410304859463">
            <text:p>0.01</text:p>
          </table:table-cell>
          <table:table-cell table:style-name="ce12" table:formula="of:=+[$A.G42]*[$Q.$B42]-cc-rin-rim" office:value-type="float" office:value="0.0169844421745753">
            <text:p>0.02</text:p>
          </table:table-cell>
          <table:table-cell table:style-name="ce12" table:formula="of:=+[$A.H42]*[$Q.$B42]-cc-rin-rim" office:value-type="float" office:value="0.0301892638557267">
            <text:p>0.03</text:p>
          </table:table-cell>
          <table:table-cell table:style-name="ce12" table:formula="of:=+[$A.I42]*[$Q.$B42]-cc-rin-rim" office:value-type="float" office:value="0.0198457223493934">
            <text:p>0.02</text:p>
          </table:table-cell>
          <table:table-cell table:style-name="ce12" table:formula="of:=+[$A.J42]*[$Q.$B42]-cc-rin-rim" office:value-type="float" office:value="-0.00181075282535758">
            <text:p>0.00</text:p>
          </table:table-cell>
          <table:table-cell table:style-name="ce12" table:formula="of:=+[$A.K42]*[$Q.$B42]-cc-rin-rim" office:value-type="float" office:value="0.0239705178904649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42]" office:value-type="float" office:value="40">
            <text:p>40</text:p>
          </table:table-cell>
          <table:table-cell table:style-name="ce12" table:formula="of:=+[$A.D43]*[$Q.$B43]-cc-rin-rim" office:value-type="float" office:value="0.0230850302720183">
            <text:p>0.02</text:p>
          </table:table-cell>
          <table:table-cell table:style-name="ce12" table:formula="of:=+[$A.E43]*[$Q.$B43]-cc-rin-rim" office:value-type="float" office:value="0.0253785362173206">
            <text:p>0.03</text:p>
          </table:table-cell>
          <table:table-cell table:style-name="ce12" table:formula="of:=+[$A.F43]*[$Q.$B43]-cc-rin-rim" office:value-type="float" office:value="0.0124261022140519">
            <text:p>0.01</text:p>
          </table:table-cell>
          <table:table-cell table:style-name="ce12" table:formula="of:=+[$A.G43]*[$Q.$B43]-cc-rin-rim" office:value-type="float" office:value="0.0166626346520834">
            <text:p>0.02</text:p>
          </table:table-cell>
          <table:table-cell table:style-name="ce12" table:formula="of:=+[$A.H43]*[$Q.$B43]-cc-rin-rim" office:value-type="float" office:value="0.0298460492004593">
            <text:p>0.03</text:p>
          </table:table-cell>
          <table:table-cell table:style-name="ce12" table:formula="of:=+[$A.I43]*[$Q.$B43]-cc-rin-rim" office:value-type="float" office:value="0.0195192762330538">
            <text:p>0.02</text:p>
          </table:table-cell>
          <table:table-cell table:style-name="ce12" table:formula="of:=+[$A.J43]*[$Q.$B43]-cc-rin-rim" office:value-type="float" office:value="-0.00210209032374613">
            <text:p>0.00</text:p>
          </table:table-cell>
          <table:table-cell table:style-name="ce12" table:formula="of:=+[$A.K43]*[$Q.$B43]-cc-rin-rim" office:value-type="float" office:value="0.024284456126614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43]" office:value-type="float" office:value="41">
            <text:p>41</text:p>
          </table:table-cell>
          <table:table-cell table:style-name="ce12" table:formula="of:=+[$A.D44]*[$Q.$B44]-cc-rin-rim" office:value-type="float" office:value="0.0215692455216414">
            <text:p>0.02</text:p>
          </table:table-cell>
          <table:table-cell table:style-name="ce12" table:formula="of:=+[$A.E44]*[$Q.$B44]-cc-rin-rim" office:value-type="float" office:value="0.0238457603825497">
            <text:p>0.02</text:p>
          </table:table-cell>
          <table:table-cell table:style-name="ce12" table:formula="of:=+[$A.F44]*[$Q.$B44]-cc-rin-rim" office:value-type="float" office:value="0.0109892824851319">
            <text:p>0.01</text:p>
          </table:table-cell>
          <table:table-cell table:style-name="ce12" table:formula="of:=+[$A.G44]*[$Q.$B44]-cc-rin-rim" office:value-type="float" office:value="0.0276155467851385">
            <text:p>0.03</text:p>
          </table:table-cell>
          <table:table-cell table:style-name="ce12" table:formula="of:=+[$A.H44]*[$Q.$B44]-cc-rin-rim" office:value-type="float" office:value="0.0282801764860909">
            <text:p>0.03</text:p>
          </table:table-cell>
          <table:table-cell table:style-name="ce12" table:formula="of:=+[$A.I44]*[$Q.$B44]-cc-rin-rim" office:value-type="float" office:value="0.0180299078204799">
            <text:p>0.02</text:p>
          </table:table-cell>
          <table:table-cell table:style-name="ce12" table:formula="of:=+[$A.J44]*[$Q.$B44]-cc-rin-rim" office:value-type="float" office:value="-0.00343128018320462">
            <text:p>0.00</text:p>
          </table:table-cell>
          <table:table-cell table:style-name="ce12" table:formula="of:=+[$A.K44]*[$Q.$B44]-cc-rin-rim" office:value-type="float" office:value="0.0227597856151335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44]" office:value-type="float" office:value="42">
            <text:p>42</text:p>
          </table:table-cell>
          <table:table-cell table:style-name="ce12" table:formula="of:=+[$A.D45]*[$Q.$B45]-cc-rin-rim" office:value-type="float" office:value="0.019208650113306">
            <text:p>0.02</text:p>
          </table:table-cell>
          <table:table-cell table:style-name="ce12" table:formula="of:=+[$A.E45]*[$Q.$B45]-cc-rin-rim" office:value-type="float" office:value="0.0220139570898547">
            <text:p>0.02</text:p>
          </table:table-cell>
          <table:table-cell table:style-name="ce12" table:formula="of:=+[$A.F45]*[$Q.$B45]-cc-rin-rim" office:value-type="float" office:value="0.0224912283716741">
            <text:p>0.02</text:p>
          </table:table-cell>
          <table:table-cell table:style-name="ce12" table:formula="of:=+[$A.G45]*[$Q.$B45]-cc-rin-rim" office:value-type="float" office:value="0.0251846725643364">
            <text:p>0.03</text:p>
          </table:table-cell>
          <table:table-cell table:style-name="ce12" table:formula="of:=+[$A.H45]*[$Q.$B45]-cc-rin-rim" office:value-type="float" office:value="0.0258415769826611">
            <text:p>0.03</text:p>
          </table:table-cell>
          <table:table-cell table:style-name="ce12" table:formula="of:=+[$A.I45]*[$Q.$B45]-cc-rin-rim" office:value-type="float" office:value="0.0214207982927431">
            <text:p>0.02</text:p>
          </table:table-cell>
          <table:table-cell table:style-name="ce12" table:formula="of:=+[$A.J45]*[$Q.$B45]-cc-rin-rim" office:value-type="float" office:value="-0.0055012835120173">
            <text:p>-0.01</text:p>
          </table:table-cell>
          <table:table-cell table:style-name="ce12" table:formula="of:=+[$A.K45]*[$Q.$B45]-cc-rin-rim" office:value-type="float" office:value="0.0203853520369289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45]" office:value-type="float" office:value="43">
            <text:p>43</text:p>
          </table:table-cell>
          <table:table-cell table:style-name="ce12" table:formula="of:=+[$A.D46]*[$Q.$B46]-cc-rin-rim" office:value-type="float" office:value="0.0187266316510111">
            <text:p>0.02</text:p>
          </table:table-cell>
          <table:table-cell table:style-name="ce12" table:formula="of:=+[$A.E46]*[$Q.$B46]-cc-rin-rim" office:value-type="float" office:value="0.0234596504719207">
            <text:p>0.02</text:p>
          </table:table-cell>
          <table:table-cell table:style-name="ce12" table:formula="of:=+[$A.F46]*[$Q.$B46]-cc-rin-rim" office:value-type="float" office:value="0.0220013273110377">
            <text:p>0.02</text:p>
          </table:table-cell>
          <table:table-cell table:style-name="ce12" table:formula="of:=+[$A.G46]*[$Q.$B46]-cc-rin-rim" office:value-type="float" office:value="0.0246883036186857">
            <text:p>0.02</text:p>
          </table:table-cell>
          <table:table-cell table:style-name="ce12" table:formula="of:=+[$A.H46]*[$Q.$B46]-cc-rin-rim" office:value-type="float" office:value="0.0253436305837797">
            <text:p>0.03</text:p>
          </table:table-cell>
          <table:table-cell table:style-name="ce12" table:formula="of:=+[$A.I46]*[$Q.$B46]-cc-rin-rim" office:value-type="float" office:value="0.0209334677025421">
            <text:p>0.02</text:p>
          </table:table-cell>
          <table:table-cell table:style-name="ce12" table:formula="of:=+[$A.J46]*[$Q.$B46]-cc-rin-rim" office:value-type="float" office:value="-0.00592396493297427">
            <text:p>-0.01</text:p>
          </table:table-cell>
          <table:table-cell table:style-name="ce12" table:formula="of:=+[$A.K46]*[$Q.$B46]-cc-rin-rim" office:value-type="float" office:value="0.0199005079089829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46]" office:value-type="float" office:value="44">
            <text:p>44</text:p>
          </table:table-cell>
          <table:table-cell table:style-name="ce12" table:formula="of:=+[$A.D47]*[$Q.$B47]-cc-rin-rim" office:value-type="float" office:value="0.0226478860592093">
            <text:p>0.02</text:p>
          </table:table-cell>
          <table:table-cell table:style-name="ce12" table:formula="of:=+[$A.E47]*[$Q.$B47]-cc-rin-rim" office:value-type="float" office:value="0.0213434900056616">
            <text:p>0.02</text:p>
          </table:table-cell>
          <table:table-cell table:style-name="ce12" table:formula="of:=+[$A.F47]*[$Q.$B47]-cc-rin-rim" office:value-type="float" office:value="0.0290950285170891">
            <text:p>0.03</text:p>
          </table:table-cell>
          <table:table-cell table:style-name="ce12" table:formula="of:=+[$A.G47]*[$Q.$B47]-cc-rin-rim" office:value-type="float" office:value="0.0225594588337152">
            <text:p>0.02</text:p>
          </table:table-cell>
          <table:table-cell table:style-name="ce12" table:formula="of:=+[$A.H47]*[$Q.$B47]-cc-rin-rim" office:value-type="float" office:value="0.0232080203612996">
            <text:p>0.02</text:p>
          </table:table-cell>
          <table:table-cell table:style-name="ce12" table:formula="of:=+[$A.I47]*[$Q.$B47]-cc-rin-rim" office:value-type="float" office:value="0.018843386937828">
            <text:p>0.02</text:p>
          </table:table-cell>
          <table:table-cell table:style-name="ce12" table:formula="of:=+[$A.J47]*[$Q.$B47]-cc-rin-rim" office:value-type="float" office:value="-0.00773677604171207">
            <text:p>-0.01</text:p>
          </table:table-cell>
          <table:table-cell table:style-name="ce12" table:formula="of:=+[$A.K47]*[$Q.$B47]-cc-rin-rim" office:value-type="float" office:value="0.0178210911720068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47]" office:value-type="float" office:value="45">
            <text:p>45</text:p>
          </table:table-cell>
          <table:table-cell table:style-name="ce12" table:formula="of:=+[$A.D48]*[$Q.$B48]-cc-rin-rim" office:value-type="float" office:value="0.0203014455215352">
            <text:p>0.02</text:p>
          </table:table-cell>
          <table:table-cell table:style-name="ce12" table:formula="of:=+[$A.E48]*[$Q.$B48]-cc-rin-rim" office:value-type="float" office:value="0.0264167180482086">
            <text:p>0.03</text:p>
          </table:table-cell>
          <table:table-cell table:style-name="ce12" table:formula="of:=+[$A.F48]*[$Q.$B48]-cc-rin-rim" office:value-type="float" office:value="0.0266744928966509">
            <text:p>0.03</text:p>
          </table:table-cell>
          <table:table-cell table:style-name="ce12" table:formula="of:=+[$A.G48]*[$Q.$B48]-cc-rin-rim" office:value-type="float" office:value="0.0202140345637341">
            <text:p>0.02</text:p>
          </table:table-cell>
          <table:table-cell table:style-name="ce12" table:formula="of:=+[$A.H48]*[$Q.$B48]-cc-rin-rim" office:value-type="float" office:value="0.0208551423673814">
            <text:p>0.02</text:p>
          </table:table-cell>
          <table:table-cell table:style-name="ce12" table:formula="of:=+[$A.I48]*[$Q.$B48]-cc-rin-rim" office:value-type="float" office:value="0.0165406703723038">
            <text:p>0.02</text:p>
          </table:table-cell>
          <table:table-cell table:style-name="ce12" table:formula="of:=+[$A.J48]*[$Q.$B48]-cc-rin-rim" office:value-type="float" office:value="-0.00973401473254694">
            <text:p>-0.01</text:p>
          </table:table-cell>
          <table:table-cell table:style-name="ce12" table:formula="of:=+[$A.K48]*[$Q.$B48]-cc-rin-rim" office:value-type="float" office:value="0.0207054105634374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48]" office:value-type="float" office:value="46">
            <text:p>46</text:p>
          </table:table-cell>
          <table:table-cell table:style-name="ce12" table:formula="of:=+[$A.D49]*[$Q.$B49]-cc-rin-rim" office:value-type="float" office:value="0.0172412256764306">
            <text:p>0.02</text:p>
          </table:table-cell>
          <table:table-cell table:style-name="ce12" table:formula="of:=+[$A.E49]*[$Q.$B49]-cc-rin-rim" office:value-type="float" office:value="0.0232637722874017">
            <text:p>0.02</text:p>
          </table:table-cell>
          <table:table-cell table:style-name="ce12" table:formula="of:=+[$A.F49]*[$Q.$B49]-cc-rin-rim" office:value-type="float" office:value="0.0235176384941992">
            <text:p>0.02</text:p>
          </table:table-cell>
          <table:table-cell table:style-name="ce12" table:formula="of:=+[$A.G49]*[$Q.$B49]-cc-rin-rim" office:value-type="float" office:value="0.0171551401315311">
            <text:p>0.02</text:p>
          </table:table-cell>
          <table:table-cell table:style-name="ce12" table:formula="of:=+[$A.H49]*[$Q.$B49]-cc-rin-rim" office:value-type="float" office:value="0.0177865268135281">
            <text:p>0.02</text:p>
          </table:table-cell>
          <table:table-cell table:style-name="ce12" table:formula="of:=+[$A.I49]*[$Q.$B49]-cc-rin-rim" office:value-type="float" office:value="0.0374125784654189">
            <text:p>0.04</text:p>
          </table:table-cell>
          <table:table-cell table:style-name="ce12" table:formula="of:=+[$A.J49]*[$Q.$B49]-cc-rin-rim" office:value-type="float" office:value="-0.0123388067053119">
            <text:p>-0.01</text:p>
          </table:table-cell>
          <table:table-cell table:style-name="ce12" table:formula="of:=+[$A.K49]*[$Q.$B49]-cc-rin-rim" office:value-type="float" office:value="0.0206627041265091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49]" office:value-type="float" office:value="47">
            <text:p>47</text:p>
          </table:table-cell>
          <table:table-cell table:style-name="ce12" table:formula="of:=+[$A.D50]*[$Q.$B50]-cc-rin-rim" office:value-type="float" office:value="0.0169685112579678">
            <text:p>0.02</text:p>
          </table:table-cell>
          <table:table-cell table:style-name="ce12" table:formula="of:=+[$A.E50]*[$Q.$B50]-cc-rin-rim" office:value-type="float" office:value="0.0229827945102727">
            <text:p>0.02</text:p>
          </table:table-cell>
          <table:table-cell table:style-name="ce12" table:formula="of:=+[$A.F50]*[$Q.$B50]-cc-rin-rim" office:value-type="float" office:value="0.0232363123947317">
            <text:p>0.02</text:p>
          </table:table-cell>
          <table:table-cell table:style-name="ce12" table:formula="of:=+[$A.G50]*[$Q.$B50]-cc-rin-rim" office:value-type="float" office:value="0.0168825438285067">
            <text:p>0.02</text:p>
          </table:table-cell>
          <table:table-cell table:style-name="ce12" table:formula="of:=+[$A.H50]*[$Q.$B50]-cc-rin-rim" office:value-type="float" office:value="0.01751306420345">
            <text:p>0.02</text:p>
          </table:table-cell>
          <table:table-cell table:style-name="ce12" table:formula="of:=+[$A.I50]*[$Q.$B50]-cc-rin-rim" office:value-type="float" office:value="0.0371121875284261">
            <text:p>0.04</text:p>
          </table:table-cell>
          <table:table-cell table:style-name="ce12" table:formula="of:=+[$A.J50]*[$Q.$B50]-cc-rin-rim" office:value-type="float" office:value="-0.0125709352333343">
            <text:p>-0.01</text:p>
          </table:table-cell>
          <table:table-cell table:style-name="ce12" table:formula="of:=+[$A.K50]*[$Q.$B50]-cc-rin-rim" office:value-type="float" office:value="0.0203852951983267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50]" office:value-type="float" office:value="48">
            <text:p>48</text:p>
          </table:table-cell>
          <table:table-cell table:style-name="ce12" table:formula="of:=+[$A.D51]*[$Q.$B51]-cc-rin-rim" office:value-type="float" office:value="0.0186629248723164">
            <text:p>0.02</text:p>
          </table:table-cell>
          <table:table-cell table:style-name="ce12" table:formula="of:=+[$A.E51]*[$Q.$B51]-cc-rin-rim" office:value-type="float" office:value="0.0146652853905408">
            <text:p>0.01</text:p>
          </table:table-cell>
          <table:table-cell table:style-name="ce12" table:formula="of:=+[$A.F51]*[$Q.$B51]-cc-rin-rim" office:value-type="float" office:value="0.0376804569909315">
            <text:p>0.04</text:p>
          </table:table-cell>
          <table:table-cell table:style-name="ce12" table:formula="of:=+[$A.G51]*[$Q.$B51]-cc-rin-rim" office:value-type="float" office:value="0.0151086640250145">
            <text:p>0.02</text:p>
          </table:table-cell>
          <table:table-cell table:style-name="ce12" table:formula="of:=+[$A.H51]*[$Q.$B51]-cc-rin-rim" office:value-type="float" office:value="0.0157481062324537">
            <text:p>0.02</text:p>
          </table:table-cell>
          <table:table-cell table:style-name="ce12" table:formula="of:=+[$A.I51]*[$Q.$B51]-cc-rin-rim" office:value-type="float" office:value="0.0282200097076323">
            <text:p>0.03</text:p>
          </table:table-cell>
          <table:table-cell table:style-name="ce12" table:formula="of:=+[$A.J51]*[$Q.$B51]-cc-rin-rim" office:value-type="float" office:value="-0.0194424080184964">
            <text:p>-0.02</text:p>
          </table:table-cell>
          <table:table-cell table:style-name="ce12" table:formula="of:=+[$A.K51]*[$Q.$B51]-cc-rin-rim" office:value-type="float" office:value="0.0245076499359023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51]" office:value-type="float" office:value="49">
            <text:p>49</text:p>
          </table:table-cell>
          <table:table-cell table:style-name="ce12" table:formula="of:=+[$A.D52]*[$Q.$B52]-cc-rin-rim" office:value-type="float" office:value="0.0153978841090305">
            <text:p>0.02</text:p>
          </table:table-cell>
          <table:table-cell table:style-name="ce12" table:formula="of:=+[$A.E52]*[$Q.$B52]-cc-rin-rim" office:value-type="float" office:value="0.0279656694881975">
            <text:p>0.03</text:p>
          </table:table-cell>
          <table:table-cell table:style-name="ce12" table:formula="of:=+[$A.F52]*[$Q.$B52]-cc-rin-rim" office:value-type="float" office:value="0.0341052348391782">
            <text:p>0.03</text:p>
          </table:table-cell>
          <table:table-cell table:style-name="ce12" table:formula="of:=+[$A.G52]*[$Q.$B52]-cc-rin-rim" office:value-type="float" office:value="0.0119015942727787">
            <text:p>0.01</text:p>
          </table:table-cell>
          <table:table-cell table:style-name="ce12" table:formula="of:=+[$A.H52]*[$Q.$B52]-cc-rin-rim" office:value-type="float" office:value="0.0125306069949139">
            <text:p>0.01</text:p>
          </table:table-cell>
          <table:table-cell table:style-name="ce12" table:formula="of:=+[$A.I52]*[$Q.$B52]-cc-rin-rim" office:value-type="float" office:value="0.0286083999204165">
            <text:p>0.03</text:p>
          </table:table-cell>
          <table:table-cell table:style-name="ce12" table:formula="of:=+[$A.J52]*[$Q.$B52]-cc-rin-rim" office:value-type="float" office:value="-0.0220859399030082">
            <text:p>-0.02</text:p>
          </table:table-cell>
          <table:table-cell table:style-name="ce12" table:formula="of:=+[$A.K52]*[$Q.$B52]-cc-rin-rim" office:value-type="float" office:value="0.0212947717269293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52]" office:value-type="float" office:value="50">
            <text:p>50</text:p>
          </table:table-cell>
          <table:table-cell table:style-name="ce12" table:formula="of:=+[$A.D53]*[$Q.$B53]-cc-rin-rim" office:value-type="float" office:value="0.0136501411853459">
            <text:p>0.01</text:p>
          </table:table-cell>
          <table:table-cell table:style-name="ce12" table:formula="of:=+[$A.E53]*[$Q.$B53]-cc-rin-rim" office:value-type="float" office:value="0.0279699160772976">
            <text:p>0.03</text:p>
          </table:table-cell>
          <table:table-cell table:style-name="ce12" table:formula="of:=+[$A.F53]*[$Q.$B53]-cc-rin-rim" office:value-type="float" office:value="0.0384443232705216">
            <text:p>0.04</text:p>
          </table:table-cell>
          <table:table-cell table:style-name="ce12" table:formula="of:=+[$A.G53]*[$Q.$B53]-cc-rin-rim" office:value-type="float" office:value="0.0101848826383449">
            <text:p>0.01</text:p>
          </table:table-cell>
          <table:table-cell table:style-name="ce12" table:formula="of:=+[$A.H53]*[$Q.$B53]-cc-rin-rim" office:value-type="float" office:value="0.0108083125636763">
            <text:p>0.01</text:p>
          </table:table-cell>
          <table:table-cell table:style-name="ce12" table:formula="of:=+[$A.I53]*[$Q.$B53]-cc-rin-rim" office:value-type="float" office:value="0.0301152160583396">
            <text:p>0.03</text:p>
          </table:table-cell>
          <table:table-cell table:style-name="ce12" table:formula="of:=+[$A.J53]*[$Q.$B53]-cc-rin-rim" office:value-type="float" office:value="-0.0235009954810712">
            <text:p>-0.02</text:p>
          </table:table-cell>
          <table:table-cell table:style-name="ce12" table:formula="of:=+[$A.K53]*[$Q.$B53]-cc-rin-rim" office:value-type="float" office:value="0.0194946910297988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53]" office:value-type="float" office:value="51">
            <text:p>51</text:p>
          </table:table-cell>
          <table:table-cell table:style-name="ce12" table:formula="of:=+[$A.D54]*[$Q.$B54]-cc-rin-rim" office:value-type="float" office:value="0.0130303038212261">
            <text:p>0.01</text:p>
          </table:table-cell>
          <table:table-cell table:style-name="ce12" table:formula="of:=+[$A.E54]*[$Q.$B54]-cc-rin-rim" office:value-type="float" office:value="0.027304600795962">
            <text:p>0.03</text:p>
          </table:table-cell>
          <table:table-cell table:style-name="ce12" table:formula="of:=+[$A.F54]*[$Q.$B54]-cc-rin-rim" office:value-type="float" office:value="0.0377457425065362">
            <text:p>0.04</text:p>
          </table:table-cell>
          <table:table-cell table:style-name="ce12" table:formula="of:=+[$A.G54]*[$Q.$B54]-cc-rin-rim" office:value-type="float" office:value="0.00957605052692779">
            <text:p>0.01</text:p>
          </table:table-cell>
          <table:table-cell table:style-name="ce12" table:formula="of:=+[$A.H54]*[$Q.$B54]-cc-rin-rim" office:value-type="float" office:value="0.0101975005122987">
            <text:p>0.01</text:p>
          </table:table-cell>
          <table:table-cell table:style-name="ce12" table:formula="of:=+[$A.I54]*[$Q.$B54]-cc-rin-rim" office:value-type="float" office:value="0.0318455911259904">
            <text:p>0.03</text:p>
          </table:table-cell>
          <table:table-cell table:style-name="ce12" table:formula="of:=+[$A.J54]*[$Q.$B54]-cc-rin-rim" office:value-type="float" office:value="-0.024002845214063">
            <text:p>-0.02</text:p>
          </table:table-cell>
          <table:table-cell table:style-name="ce12" table:formula="of:=+[$A.K54]*[$Q.$B54]-cc-rin-rim" office:value-type="float" office:value="0.0188562920642575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54]" office:value-type="float" office:value="52">
            <text:p>52</text:p>
          </table:table-cell>
          <table:table-cell table:style-name="ce12" table:formula="of:=+[$A.D55]*[$Q.$B55]-cc-rin-rim" office:value-type="float" office:value="0.0107173209071927">
            <text:p>0.01</text:p>
          </table:table-cell>
          <table:table-cell table:style-name="ce12" table:formula="of:=+[$A.E55]*[$Q.$B55]-cc-rin-rim" office:value-type="float" office:value="0.0362346340455644">
            <text:p>0.04</text:p>
          </table:table-cell>
          <table:table-cell table:style-name="ce12" table:formula="of:=+[$A.F55]*[$Q.$B55]-cc-rin-rim" office:value-type="float" office:value="0.0351389210002769">
            <text:p>0.04</text:p>
          </table:table-cell>
          <table:table-cell table:style-name="ce12" table:formula="of:=+[$A.G55]*[$Q.$B55]-cc-rin-rim" office:value-type="float" office:value="0.00730413477492671">
            <text:p>0.01</text:p>
          </table:table-cell>
          <table:table-cell table:style-name="ce12" table:formula="of:=+[$A.H55]*[$Q.$B55]-cc-rin-rim" office:value-type="float" office:value="0.00791819642334897">
            <text:p>0.01</text:p>
          </table:table-cell>
          <table:table-cell table:style-name="ce12" table:formula="of:=+[$A.I55]*[$Q.$B55]-cc-rin-rim" office:value-type="float" office:value="0.0318762378925558">
            <text:p>0.03</text:p>
          </table:table-cell>
          <table:table-cell table:style-name="ce12" table:formula="of:=+[$A.J55]*[$Q.$B55]-cc-rin-rim" office:value-type="float" office:value="-0.0258755459013969">
            <text:p>-0.03</text:p>
          </table:table-cell>
          <table:table-cell table:style-name="ce12" table:formula="of:=+[$A.K55]*[$Q.$B55]-cc-rin-rim" office:value-type="float" office:value="0.0164740447440586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55]" office:value-type="float" office:value="53">
            <text:p>53</text:p>
          </table:table-cell>
          <table:table-cell table:style-name="ce12" table:formula="of:=+[$A.D56]*[$Q.$B56]-cc-rin-rim" office:value-type="float" office:value="0.027712343819004">
            <text:p>0.03</text:p>
          </table:table-cell>
          <table:table-cell table:style-name="ce12" table:formula="of:=+[$A.E56]*[$Q.$B56]-cc-rin-rim" office:value-type="float" office:value="0.0340130075065514">
            <text:p>0.03</text:p>
          </table:table-cell>
          <table:table-cell table:style-name="ce12" table:formula="of:=+[$A.F56]*[$Q.$B56]-cc-rin-rim" office:value-type="float" office:value="0.0346120265219271">
            <text:p>0.03</text:p>
          </table:table-cell>
          <table:table-cell table:style-name="ce12" table:formula="of:=+[$A.G56]*[$Q.$B56]-cc-rin-rim" office:value-type="float" office:value="0.00326638675990641">
            <text:p>0.00</text:p>
          </table:table-cell>
          <table:table-cell table:style-name="ce12" table:formula="of:=+[$A.H56]*[$Q.$B56]-cc-rin-rim" office:value-type="float" office:value="0.00386731753284509">
            <text:p>0.00</text:p>
          </table:table-cell>
          <table:table-cell table:style-name="ce12" table:formula="of:=+[$A.I56]*[$Q.$B56]-cc-rin-rim" office:value-type="float" office:value="0.0273130487801549">
            <text:p>0.03</text:p>
          </table:table-cell>
          <table:table-cell table:style-name="ce12" table:formula="of:=+[$A.J56]*[$Q.$B56]-cc-rin-rim" office:value-type="float" office:value="-0.0292037914476278">
            <text:p>-0.03</text:p>
          </table:table-cell>
          <table:table-cell table:style-name="ce12" table:formula="of:=+[$A.K56]*[$Q.$B56]-cc-rin-rim" office:value-type="float" office:value="0.0122402106417386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56]" office:value-type="float" office:value="54">
            <text:p>54</text:p>
          </table:table-cell>
          <table:table-cell table:style-name="ce12" table:formula="of:=+[$A.D57]*[$Q.$B57]-cc-rin-rim" office:value-type="float" office:value="0.0229661855268488">
            <text:p>0.02</text:p>
          </table:table-cell>
          <table:table-cell table:style-name="ce12" table:formula="of:=+[$A.E57]*[$Q.$B57]-cc-rin-rim" office:value-type="float" office:value="0.0291239270128813">
            <text:p>0.03</text:p>
          </table:table-cell>
          <table:table-cell table:style-name="ce12" table:formula="of:=+[$A.F57]*[$Q.$B57]-cc-rin-rim" office:value-type="float" office:value="0.0297093580761502">
            <text:p>0.03</text:p>
          </table:table-cell>
          <table:table-cell table:style-name="ce12" table:formula="of:=+[$A.G57]*[$Q.$B57]-cc-rin-rim" office:value-type="float" office:value="-0.000925247409983721">
            <text:p>0.00</text:p>
          </table:table-cell>
          <table:table-cell table:style-name="ce12" table:formula="of:=+[$A.H57]*[$Q.$B57]-cc-rin-rim" office:value-type="float" office:value="0.026767100233867">
            <text:p>0.03</text:p>
          </table:table-cell>
          <table:table-cell table:style-name="ce12" table:formula="of:=+[$A.I57]*[$Q.$B57]-cc-rin-rim" office:value-type="float" office:value="0.0345258675305467">
            <text:p>0.03</text:p>
          </table:table-cell>
          <table:table-cell table:style-name="ce12" table:formula="of:=+[$A.J57]*[$Q.$B57]-cc-rin-rim" office:value-type="float" office:value="-0.0326588826780537">
            <text:p>-0.03</text:p>
          </table:table-cell>
          <table:table-cell table:style-name="ce12" table:formula="of:=+[$A.K57]*[$Q.$B57]-cc-rin-rim" office:value-type="float" office:value="0.00784501717574869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57]" office:value-type="float" office:value="55">
            <text:p>55</text:p>
          </table:table-cell>
          <table:table-cell table:style-name="ce12" table:formula="of:=+[$A.D58]*[$Q.$B58]-cc-rin-rim" office:value-type="float" office:value="0.0173575306037856">
            <text:p>0.02</text:p>
          </table:table-cell>
          <table:table-cell table:style-name="ce12" table:formula="of:=+[$A.E58]*[$Q.$B58]-cc-rin-rim" office:value-type="float" office:value="0.02334637732066">
            <text:p>0.02</text:p>
          </table:table-cell>
          <table:table-cell table:style-name="ce12" table:formula="of:=+[$A.F58]*[$Q.$B58]-cc-rin-rim" office:value-type="float" office:value="0.0271959221479746">
            <text:p>0.03</text:p>
          </table:table-cell>
          <table:table-cell table:style-name="ce12" table:formula="of:=+[$A.G58]*[$Q.$B58]-cc-rin-rim" office:value-type="float" office:value="0.00970666341571259">
            <text:p>0.01</text:p>
          </table:table-cell>
          <table:table-cell table:style-name="ce12" table:formula="of:=+[$A.H58]*[$Q.$B58]-cc-rin-rim" office:value-type="float" office:value="0.0210541936767448">
            <text:p>0.02</text:p>
          </table:table-cell>
          <table:table-cell table:style-name="ce12" table:formula="of:=+[$A.I58]*[$Q.$B58]-cc-rin-rim" office:value-type="float" office:value="0.0287205879633547">
            <text:p>0.03</text:p>
          </table:table-cell>
          <table:table-cell table:style-name="ce12" table:formula="of:=+[$A.J58]*[$Q.$B58]-cc-rin-rim" office:value-type="float" office:value="0.0288281288188805">
            <text:p>0.03</text:p>
          </table:table-cell>
          <table:table-cell table:style-name="ce12" table:formula="of:=+[$A.K58]*[$Q.$B58]-cc-rin-rim" office:value-type="float" office:value="0.00265110623696181">
            <text:p>0.00</text:p>
          </table:table-cell>
          <table:table-cell table:number-columns-repeated="1015"/>
        </table:table-row>
        <table:table-row table:style-name="ro2">
          <table:table-cell table:style-name="ce8" table:formula="of:=1+[.A58]" office:value-type="float" office:value="56">
            <text:p>56</text:p>
          </table:table-cell>
          <table:table-cell table:style-name="ce12" table:formula="of:=+[$A.D59]*[$Q.$B59]-cc-rin-rim" office:value-type="float" office:value="0.017631333260746">
            <text:p>0.02</text:p>
          </table:table-cell>
          <table:table-cell table:style-name="ce12" table:formula="of:=+[$A.E59]*[$Q.$B59]-cc-rin-rim" office:value-type="float" office:value="0.0236284250626142">
            <text:p>0.02</text:p>
          </table:table-cell>
          <table:table-cell table:style-name="ce12" table:formula="of:=+[$A.F59]*[$Q.$B59]-cc-rin-rim" office:value-type="float" office:value="0.0274832697123804">
            <text:p>0.03</text:p>
          </table:table-cell>
          <table:table-cell table:style-name="ce12" table:formula="of:=+[$A.G59]*[$Q.$B59]-cc-rin-rim" office:value-type="float" office:value="0.00996993281756973">
            <text:p>0.01</text:p>
          </table:table-cell>
          <table:table-cell table:style-name="ce12" table:formula="of:=+[$A.H59]*[$Q.$B59]-cc-rin-rim" office:value-type="float" office:value="0.0227297811583153">
            <text:p>0.02</text:p>
          </table:table-cell>
          <table:table-cell table:style-name="ce12" table:formula="of:=+[$A.I59]*[$Q.$B59]-cc-rin-rim" office:value-type="float" office:value="0.0290608289165069">
            <text:p>0.03</text:p>
          </table:table-cell>
          <table:table-cell table:style-name="ce12" table:formula="of:=+[$A.J59]*[$Q.$B59]-cc-rin-rim" office:value-type="float" office:value="0.0291177235075434">
            <text:p>0.03</text:p>
          </table:table-cell>
          <table:table-cell table:style-name="ce12" table:formula="of:=+[$A.K59]*[$Q.$B59]-cc-rin-rim" office:value-type="float" office:value="0.00290466197083437">
            <text:p>0.00</text:p>
          </table:table-cell>
          <table:table-cell table:number-columns-repeated="1015"/>
        </table:table-row>
        <table:table-row table:style-name="ro2">
          <table:table-cell table:style-name="ce8" table:formula="of:=1+[.A59]" office:value-type="float" office:value="57">
            <text:p>57</text:p>
          </table:table-cell>
          <table:table-cell table:style-name="ce12" table:formula="of:=+[$A.D60]*[$Q.$B60]-cc-rin-rim" office:value-type="float" office:value="0.0171481927950476">
            <text:p>0.02</text:p>
          </table:table-cell>
          <table:table-cell table:style-name="ce12" table:formula="of:=+[$A.E60]*[$Q.$B60]-cc-rin-rim" office:value-type="float" office:value="0.0270882963922491">
            <text:p>0.03</text:p>
          </table:table-cell>
          <table:table-cell table:style-name="ce12" table:formula="of:=+[$A.F60]*[$Q.$B60]-cc-rin-rim" office:value-type="float" office:value="0.0269762284819353">
            <text:p>0.03</text:p>
          </table:table-cell>
          <table:table-cell table:style-name="ce12" table:formula="of:=+[$A.G60]*[$Q.$B60]-cc-rin-rim" office:value-type="float" office:value="0.00950537888361792">
            <text:p>0.01</text:p>
          </table:table-cell>
          <table:table-cell table:style-name="ce12" table:formula="of:=+[$A.H60]*[$Q.$B60]-cc-rin-rim" office:value-type="float" office:value="0.0222342718751391">
            <text:p>0.02</text:p>
          </table:table-cell>
          <table:table-cell table:style-name="ce12" table:formula="of:=+[$A.I60]*[$Q.$B60]-cc-rin-rim" office:value-type="float" office:value="0.0285499605327303">
            <text:p>0.03</text:p>
          </table:table-cell>
          <table:table-cell table:style-name="ce12" table:formula="of:=+[$A.J60]*[$Q.$B60]-cc-rin-rim" office:value-type="float" office:value="0.0286067170976801">
            <text:p>0.03</text:p>
          </table:table-cell>
          <table:table-cell table:style-name="ce12" table:formula="of:=+[$A.K60]*[$Q.$B60]-cc-rin-rim" office:value-type="float" office:value="0.00245724836023007">
            <text:p>0.00</text:p>
          </table:table-cell>
          <table:table-cell table:number-columns-repeated="1015"/>
        </table:table-row>
        <table:table-row table:style-name="ro2">
          <table:table-cell table:style-name="ce8" table:formula="of:=1+[.A60]" office:value-type="float" office:value="58">
            <text:p>58</text:p>
          </table:table-cell>
          <table:table-cell table:style-name="ce12" table:formula="of:=+[$A.D61]*[$Q.$B61]-cc-rin-rim" office:value-type="float" office:value="0.01631663215461">
            <text:p>0.02</text:p>
          </table:table-cell>
          <table:table-cell table:style-name="ce12" table:formula="of:=+[$A.E61]*[$Q.$B61]-cc-rin-rim" office:value-type="float" office:value="0.0276827584740071">
            <text:p>0.03</text:p>
          </table:table-cell>
          <table:table-cell table:style-name="ce12" table:formula="of:=+[$A.F61]*[$Q.$B61]-cc-rin-rim" office:value-type="float" office:value="0.0261035308706768">
            <text:p>0.03</text:p>
          </table:table-cell>
          <table:table-cell table:style-name="ce12" table:formula="of:=+[$A.G61]*[$Q.$B61]-cc-rin-rim" office:value-type="float" office:value="0.00870580858416804">
            <text:p>0.01</text:p>
          </table:table-cell>
          <table:table-cell table:style-name="ce12" table:formula="of:=+[$A.H61]*[$Q.$B61]-cc-rin-rim" office:value-type="float" office:value="0.0272049890022271">
            <text:p>0.03</text:p>
          </table:table-cell>
          <table:table-cell table:style-name="ce12" table:formula="of:=+[$A.I61]*[$Q.$B61]-cc-rin-rim" office:value-type="float" office:value="0.0277455320519333">
            <text:p>0.03</text:p>
          </table:table-cell>
          <table:table-cell table:style-name="ce12" table:formula="of:=+[$A.J61]*[$Q.$B61]-cc-rin-rim" office:value-type="float" office:value="0.0277271947897329">
            <text:p>0.03</text:p>
          </table:table-cell>
          <table:table-cell table:style-name="ce12" table:formula="of:=+[$A.K61]*[$Q.$B61]-cc-rin-rim" office:value-type="float" office:value="0.00168717924992105">
            <text:p>0.00</text:p>
          </table:table-cell>
          <table:table-cell table:number-columns-repeated="1015"/>
        </table:table-row>
        <table:table-row table:style-name="ro2">
          <table:table-cell table:style-name="ce8" table:formula="of:=1+[.A61]" office:value-type="float" office:value="59">
            <text:p>59</text:p>
          </table:table-cell>
          <table:table-cell table:style-name="ce12" table:formula="of:=+[$A.D62]*[$Q.$B62]-cc-rin-rim" office:value-type="float" office:value="0.0139398807964774">
            <text:p>0.01</text:p>
          </table:table-cell>
          <table:table-cell table:style-name="ce12" table:formula="of:=+[$A.E62]*[$Q.$B62]-cc-rin-rim" office:value-type="float" office:value="0.0251694578030798">
            <text:p>0.03</text:p>
          </table:table-cell>
          <table:table-cell table:style-name="ce12" table:formula="of:=+[$A.F62]*[$Q.$B62]-cc-rin-rim" office:value-type="float" office:value="0.0236092025776663">
            <text:p>0.02</text:p>
          </table:table-cell>
          <table:table-cell table:style-name="ce12" table:formula="of:=+[$A.G62]*[$Q.$B62]-cc-rin-rim" office:value-type="float" office:value="0.0132517050324692">
            <text:p>0.01</text:p>
          </table:table-cell>
          <table:table-cell table:style-name="ce12" table:formula="of:=+[$A.H62]*[$Q.$B62]-cc-rin-rim" office:value-type="float" office:value="0.0247376251045723">
            <text:p>0.02</text:p>
          </table:table-cell>
          <table:table-cell table:style-name="ce12" table:formula="of:=+[$A.I62]*[$Q.$B62]-cc-rin-rim" office:value-type="float" office:value="0.0252314772376253">
            <text:p>0.03</text:p>
          </table:table-cell>
          <table:table-cell table:style-name="ce12" table:formula="of:=+[$A.J62]*[$Q.$B62]-cc-rin-rim" office:value-type="float" office:value="0.0252133602739225">
            <text:p>0.03</text:p>
          </table:table-cell>
          <table:table-cell table:style-name="ce12" table:formula="of:=+[$A.K62]*[$Q.$B62]-cc-rin-rim" office:value-type="float" office:value="0.0100588617225987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62]" office:value-type="float" office:value="60">
            <text:p>60</text:p>
          </table:table-cell>
          <table:table-cell table:style-name="ce12" table:formula="of:=+[$A.D63]*[$Q.$B63]-cc-rin-rim" office:value-type="float" office:value="0.0135271726496806">
            <text:p>0.01</text:p>
          </table:table-cell>
          <table:table-cell table:style-name="ce12" table:formula="of:=+[$A.E63]*[$Q.$B63]-cc-rin-rim" office:value-type="float" office:value="0.0247330387141867">
            <text:p>0.02</text:p>
          </table:table-cell>
          <table:table-cell table:style-name="ce12" table:formula="of:=+[$A.F63]*[$Q.$B63]-cc-rin-rim" office:value-type="float" office:value="0.0248044854898513">
            <text:p>0.02</text:p>
          </table:table-cell>
          <table:table-cell table:style-name="ce12" table:formula="of:=+[$A.G63]*[$Q.$B63]-cc-rin-rim" office:value-type="float" office:value="0.0149579781927653">
            <text:p>0.01</text:p>
          </table:table-cell>
          <table:table-cell table:style-name="ce12" table:formula="of:=+[$A.H63]*[$Q.$B63]-cc-rin-rim" office:value-type="float" office:value="0.0243021178185106">
            <text:p>0.02</text:p>
          </table:table-cell>
          <table:table-cell table:style-name="ce12" table:formula="of:=+[$A.I63]*[$Q.$B63]-cc-rin-rim" office:value-type="float" office:value="0.024794927196407">
            <text:p>0.02</text:p>
          </table:table-cell>
          <table:table-cell table:style-name="ce12" table:formula="of:=+[$A.J63]*[$Q.$B63]-cc-rin-rim" office:value-type="float" office:value="0.0247768484861733">
            <text:p>0.02</text:p>
          </table:table-cell>
          <table:table-cell table:style-name="ce12" table:formula="of:=+[$A.K63]*[$Q.$B63]-cc-rin-rim" office:value-type="float" office:value="0.00965434824052362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63]" office:value-type="float" office:value="61">
            <text:p>61</text:p>
          </table:table-cell>
          <table:table-cell table:style-name="ce12" table:formula="of:=+[$A.D64]*[$Q.$B64]-cc-rin-rim" office:value-type="float" office:value="0.0133828627990683">
            <text:p>0.01</text:p>
          </table:table-cell>
          <table:table-cell table:style-name="ce12" table:formula="of:=+[$A.E64]*[$Q.$B64]-cc-rin-rim" office:value-type="float" office:value="0.0245804379622721">
            <text:p>0.02</text:p>
          </table:table-cell>
          <table:table-cell table:style-name="ce12" table:formula="of:=+[$A.F64]*[$Q.$B64]-cc-rin-rim" office:value-type="float" office:value="0.0246518318765012">
            <text:p>0.02</text:p>
          </table:table-cell>
          <table:table-cell table:style-name="ce12" table:formula="of:=+[$A.G64]*[$Q.$B64]-cc-rin-rim" office:value-type="float" office:value="0.0162549750169988">
            <text:p>0.02</text:p>
          </table:table-cell>
          <table:table-cell table:style-name="ce12" table:formula="of:=+[$A.H64]*[$Q.$B64]-cc-rin-rim" office:value-type="float" office:value="0.0241498358926996">
            <text:p>0.02</text:p>
          </table:table-cell>
          <table:table-cell table:style-name="ce12" table:formula="of:=+[$A.I64]*[$Q.$B64]-cc-rin-rim" office:value-type="float" office:value="0.0246422806549661">
            <text:p>0.02</text:p>
          </table:table-cell>
          <table:table-cell table:style-name="ce12" table:formula="of:=+[$A.J64]*[$Q.$B64]-cc-rin-rim" office:value-type="float" office:value="0.0246242153206555">
            <text:p>0.02</text:p>
          </table:table-cell>
          <table:table-cell table:style-name="ce12" table:formula="of:=+[$A.K64]*[$Q.$B64]-cc-rin-rim" office:value-type="float" office:value="0.00951290378244353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64]" office:value-type="float" office:value="62">
            <text:p>62</text:p>
          </table:table-cell>
          <table:table-cell table:style-name="ce12" table:formula="of:=+[$A.D65]*[$Q.$B65]-cc-rin-rim" office:value-type="float" office:value="0.0127041689593126">
            <text:p>0.01</text:p>
          </table:table-cell>
          <table:table-cell table:style-name="ce12" table:formula="of:=+[$A.E65]*[$Q.$B65]-cc-rin-rim" office:value-type="float" office:value="0.0238627517487034">
            <text:p>0.02</text:p>
          </table:table-cell>
          <table:table-cell table:style-name="ce12" table:formula="of:=+[$A.F65]*[$Q.$B65]-cc-rin-rim" office:value-type="float" office:value="0.0239338970539123">
            <text:p>0.02</text:p>
          </table:table-cell>
          <table:table-cell table:style-name="ce12" table:formula="of:=+[$A.G65]*[$Q.$B65]-cc-rin-rim" office:value-type="float" office:value="0.0155662798625297">
            <text:p>0.02</text:p>
          </table:table-cell>
          <table:table-cell table:style-name="ce12" table:formula="of:=+[$A.H65]*[$Q.$B65]-cc-rin-rim" office:value-type="float" office:value="0.0237208484545095">
            <text:p>0.02</text:p>
          </table:table-cell>
          <table:table-cell table:style-name="ce12" table:formula="of:=+[$A.I65]*[$Q.$B65]-cc-rin-rim" office:value-type="float" office:value="0.0239243790917922">
            <text:p>0.02</text:p>
          </table:table-cell>
          <table:table-cell table:style-name="ce12" table:formula="of:=+[$A.J65]*[$Q.$B65]-cc-rin-rim" office:value-type="float" office:value="0.0239063766648752">
            <text:p>0.02</text:p>
          </table:table-cell>
          <table:table-cell table:style-name="ce12" table:formula="of:=+[$A.K65]*[$Q.$B65]-cc-rin-rim" office:value-type="float" office:value="0.0128243231697033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65]" office:value-type="float" office:value="63">
            <text:p>63</text:p>
          </table:table-cell>
          <table:table-cell table:style-name="ce12" table:formula="of:=+[$A.D66]*[$Q.$B66]-cc-rin-rim" office:value-type="float" office:value="0.0093221765313068">
            <text:p>0.01</text:p>
          </table:table-cell>
          <table:table-cell table:style-name="ce12" table:formula="of:=+[$A.E66]*[$Q.$B66]-cc-rin-rim" office:value-type="float" office:value="0.0202864568160032">
            <text:p>0.02</text:p>
          </table:table-cell>
          <table:table-cell table:style-name="ce12" table:formula="of:=+[$A.F66]*[$Q.$B66]-cc-rin-rim" office:value-type="float" office:value="0.0317793217073293">
            <text:p>0.03</text:p>
          </table:table-cell>
          <table:table-cell table:style-name="ce12" table:formula="of:=+[$A.G66]*[$Q.$B66]-cc-rin-rim" office:value-type="float" office:value="0.0121344499840425">
            <text:p>0.01</text:p>
          </table:table-cell>
          <table:table-cell table:style-name="ce12" table:formula="of:=+[$A.H66]*[$Q.$B66]-cc-rin-rim" office:value-type="float" office:value="0.0201470244597417">
            <text:p>0.02</text:p>
          </table:table-cell>
          <table:table-cell table:style-name="ce12" table:formula="of:=+[$A.I66]*[$Q.$B66]-cc-rin-rim" office:value-type="float" office:value="0.0203470110526459">
            <text:p>0.02</text:p>
          </table:table-cell>
          <table:table-cell table:style-name="ce12" table:formula="of:=+[$A.J66]*[$Q.$B66]-cc-rin-rim" office:value-type="float" office:value="0.0203293220989277">
            <text:p>0.02</text:p>
          </table:table-cell>
          <table:table-cell table:style-name="ce12" table:formula="of:=+[$A.K66]*[$Q.$B66]-cc-rin-rim" office:value-type="float" office:value="0.0202705952625426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66]" office:value-type="float" office:value="64">
            <text:p>64</text:p>
          </table:table-cell>
          <table:table-cell table:style-name="ce12" table:formula="of:=+[$A.D67]*[$Q.$B67]-cc-rin-rim" office:value-type="float" office:value="0.00901791355453411">
            <text:p>0.01</text:p>
          </table:table-cell>
          <table:table-cell table:style-name="ce12" table:formula="of:=+[$A.E67]*[$Q.$B67]-cc-rin-rim" office:value-type="float" office:value="0.0199647132978836">
            <text:p>0.02</text:p>
          </table:table-cell>
          <table:table-cell table:style-name="ce12" table:formula="of:=+[$A.F67]*[$Q.$B67]-cc-rin-rim" office:value-type="float" office:value="0.0314392549162989">
            <text:p>0.03</text:p>
          </table:table-cell>
          <table:table-cell table:style-name="ce12" table:formula="of:=+[$A.G67]*[$Q.$B67]-cc-rin-rim" office:value-type="float" office:value="0.0118257033511526">
            <text:p>0.01</text:p>
          </table:table-cell>
          <table:table-cell table:style-name="ce12" table:formula="of:=+[$A.H67]*[$Q.$B67]-cc-rin-rim" office:value-type="float" office:value="0.0220841642821735">
            <text:p>0.02</text:p>
          </table:table-cell>
          <table:table-cell table:style-name="ce12" table:formula="of:=+[$A.I67]*[$Q.$B67]-cc-rin-rim" office:value-type="float" office:value="0.0200251709918614">
            <text:p>0.02</text:p>
          </table:table-cell>
          <table:table-cell table:style-name="ce12" table:formula="of:=+[$A.J67]*[$Q.$B67]-cc-rin-rim" office:value-type="float" office:value="0.0200075102399474">
            <text:p>0.02</text:p>
          </table:table-cell>
          <table:table-cell table:style-name="ce12" table:formula="of:=+[$A.K67]*[$Q.$B67]-cc-rin-rim" office:value-type="float" office:value="0.0199488770327715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67]" office:value-type="float" office:value="65">
            <text:p>65</text:p>
          </table:table-cell>
          <table:table-cell table:style-name="ce12" table:formula="of:=+[$A.D68]*[$Q.$B68]-cc-rin-rim" office:value-type="float" office:value="0.00794301075416457">
            <text:p>0.01</text:p>
          </table:table-cell>
          <table:table-cell table:style-name="ce12" table:formula="of:=+[$A.E68]*[$Q.$B68]-cc-rin-rim" office:value-type="float" office:value="0.0243783416354412">
            <text:p>0.02</text:p>
          </table:table-cell>
          <table:table-cell table:style-name="ce12" table:formula="of:=+[$A.F68]*[$Q.$B68]-cc-rin-rim" office:value-type="float" office:value="0.0305130030954012">
            <text:p>0.03</text:p>
          </table:table-cell>
          <table:table-cell table:style-name="ce12" table:formula="of:=+[$A.G68]*[$Q.$B68]-cc-rin-rim" office:value-type="float" office:value="0.0107349606527862">
            <text:p>0.01</text:p>
          </table:table-cell>
          <table:table-cell table:style-name="ce12" table:formula="of:=+[$A.H68]*[$Q.$B68]-cc-rin-rim" office:value-type="float" office:value="0.0209355493830649">
            <text:p>0.02</text:p>
          </table:table-cell>
          <table:table-cell table:style-name="ce12" table:formula="of:=+[$A.I68]*[$Q.$B68]-cc-rin-rim" office:value-type="float" office:value="0.0188881717214348">
            <text:p>0.02</text:p>
          </table:table-cell>
          <table:table-cell table:style-name="ce12" table:formula="of:=+[$A.J68]*[$Q.$B68]-cc-rin-rim" office:value-type="float" office:value="0.018870610601092">
            <text:p>0.02</text:p>
          </table:table-cell>
          <table:table-cell table:style-name="ce12" table:formula="of:=+[$A.K68]*[$Q.$B68]-cc-rin-rim" office:value-type="float" office:value="0.0188123081679726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68]" office:value-type="float" office:value="66">
            <text:p>66</text:p>
          </table:table-cell>
          <table:table-cell table:style-name="ce12" table:formula="of:=+[$A.D69]*[$Q.$B69]-cc-rin-rim" office:value-type="float" office:value="0.00474362546799418">
            <text:p>0.00</text:p>
          </table:table-cell>
          <table:table-cell table:style-name="ce12" table:formula="of:=+[$A.E69]*[$Q.$B69]-cc-rin-rim" office:value-type="float" office:value="0.0209014195594479">
            <text:p>0.02</text:p>
          </table:table-cell>
          <table:table-cell table:style-name="ce12" table:formula="of:=+[$A.F69]*[$Q.$B69]-cc-rin-rim" office:value-type="float" office:value="0.0269324874708176">
            <text:p>0.03</text:p>
          </table:table-cell>
          <table:table-cell table:style-name="ce12" table:formula="of:=+[$A.G69]*[$Q.$B69]-cc-rin-rim" office:value-type="float" office:value="0.00748842883711746">
            <text:p>0.01</text:p>
          </table:table-cell>
          <table:table-cell table:style-name="ce12" table:formula="of:=+[$A.H69]*[$Q.$B69]-cc-rin-rim" office:value-type="float" office:value="0.0241841934760368">
            <text:p>0.02</text:p>
          </table:table-cell>
          <table:table-cell table:style-name="ce12" table:formula="of:=+[$A.I69]*[$Q.$B69]-cc-rin-rim" office:value-type="float" office:value="0.0155039599257835">
            <text:p>0.02</text:p>
          </table:table-cell>
          <table:table-cell table:style-name="ce12" table:formula="of:=+[$A.J69]*[$Q.$B69]-cc-rin-rim" office:value-type="float" office:value="0.0154866953529821">
            <text:p>0.02</text:p>
          </table:table-cell>
          <table:table-cell table:style-name="ce12" table:formula="of:=+[$A.K69]*[$Q.$B69]-cc-rin-rim" office:value-type="float" office:value="0.032095610589446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69]" office:value-type="float" office:value="67">
            <text:p>67</text:p>
          </table:table-cell>
          <table:table-cell table:style-name="ce12" table:formula="of:=+[$A.D70]*[$Q.$B70]-cc-rin-rim" office:value-type="float" office:value="0.00297783434669284">
            <text:p>0.00</text:p>
          </table:table-cell>
          <table:table-cell table:style-name="ce12" table:formula="of:=+[$A.E70]*[$Q.$B70]-cc-rin-rim" office:value-type="float" office:value="0.0189824515133722">
            <text:p>0.02</text:p>
          </table:table-cell>
          <table:table-cell table:style-name="ce12" table:formula="of:=+[$A.F70]*[$Q.$B70]-cc-rin-rim" office:value-type="float" office:value="0.0283958212780481">
            <text:p>0.03</text:p>
          </table:table-cell>
          <table:table-cell table:style-name="ce12" table:formula="of:=+[$A.G70]*[$Q.$B70]-cc-rin-rim" office:value-type="float" office:value="0.00569661680375267">
            <text:p>0.01</text:p>
          </table:table-cell>
          <table:table-cell table:style-name="ce12" table:formula="of:=+[$A.H70]*[$Q.$B70]-cc-rin-rim" office:value-type="float" office:value="0.0304648287241227">
            <text:p>0.03</text:p>
          </table:table-cell>
          <table:table-cell table:style-name="ce12" table:formula="of:=+[$A.I70]*[$Q.$B70]-cc-rin-rim" office:value-type="float" office:value="0.0156477263009197">
            <text:p>0.02</text:p>
          </table:table-cell>
          <table:table-cell table:style-name="ce12" table:formula="of:=+[$A.J70]*[$Q.$B70]-cc-rin-rim" office:value-type="float" office:value="0.013619059239827">
            <text:p>0.01</text:p>
          </table:table-cell>
          <table:table-cell table:style-name="ce12" table:formula="of:=+[$A.K70]*[$Q.$B70]-cc-rin-rim" office:value-type="float" office:value="0.0300705208941151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70]" office:value-type="float" office:value="68">
            <text:p>68</text:p>
          </table:table-cell>
          <table:table-cell table:style-name="ce12" table:formula="of:=+[$A.D71]*[$Q.$B71]-cc-rin-rim" office:value-type="float" office:value="-0.000170298772665878">
            <text:p>0.00</text:p>
          </table:table-cell>
          <table:table-cell table:style-name="ce12" table:formula="of:=+[$A.E71]*[$Q.$B71]-cc-rin-rim" office:value-type="float" office:value="0.0243301428883286">
            <text:p>0.02</text:p>
          </table:table-cell>
          <table:table-cell table:style-name="ce12" table:formula="of:=+[$A.F71]*[$Q.$B71]-cc-rin-rim" office:value-type="float" office:value="0.0248139746315394">
            <text:p>0.02</text:p>
          </table:table-cell>
          <table:table-cell table:style-name="ce12" table:formula="of:=+[$A.G71]*[$Q.$B71]-cc-rin-rim" office:value-type="float" office:value="0.00848204723717481">
            <text:p>0.01</text:p>
          </table:table-cell>
          <table:table-cell table:style-name="ce12" table:formula="of:=+[$A.H71]*[$Q.$B71]-cc-rin-rim" office:value-type="float" office:value="0.0310793054287887">
            <text:p>0.03</text:p>
          </table:table-cell>
          <table:table-cell table:style-name="ce12" table:formula="of:=+[$A.I71]*[$Q.$B71]-cc-rin-rim" office:value-type="float" office:value="0.0122834036169461">
            <text:p>0.01</text:p>
          </table:table-cell>
          <table:table-cell table:style-name="ce12" table:formula="of:=+[$A.J71]*[$Q.$B71]-cc-rin-rim" office:value-type="float" office:value="0.0231433506174335">
            <text:p>0.02</text:p>
          </table:table-cell>
          <table:table-cell table:style-name="ce12" table:formula="of:=+[$A.K71]*[$Q.$B71]-cc-rin-rim" office:value-type="float" office:value="0.0267800520335987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71]" office:value-type="float" office:value="69">
            <text:p>69</text:p>
          </table:table-cell>
          <table:table-cell table:style-name="ce12" table:formula="of:=+[$A.D72]*[$Q.$B72]-cc-rin-rim" office:value-type="float" office:value="-0.000471541872860099">
            <text:p>0.00</text:p>
          </table:table-cell>
          <table:table-cell table:style-name="ce12" table:formula="of:=+[$A.E72]*[$Q.$B72]-cc-rin-rim" office:value-type="float" office:value="0.023988201684128">
            <text:p>0.02</text:p>
          </table:table-cell>
          <table:table-cell table:style-name="ce12" table:formula="of:=+[$A.F72]*[$Q.$B72]-cc-rin-rim" office:value-type="float" office:value="0.025289973384408">
            <text:p>0.03</text:p>
          </table:table-cell>
          <table:table-cell table:style-name="ce12" table:formula="of:=+[$A.G72]*[$Q.$B72]-cc-rin-rim" office:value-type="float" office:value="0.00816643157657208">
            <text:p>0.01</text:p>
          </table:table-cell>
          <table:table-cell table:style-name="ce12" table:formula="of:=+[$A.H72]*[$Q.$B72]-cc-rin-rim" office:value-type="float" office:value="0.0307261530748942">
            <text:p>0.03</text:p>
          </table:table-cell>
          <table:table-cell table:style-name="ce12" table:formula="of:=+[$A.I72]*[$Q.$B72]-cc-rin-rim" office:value-type="float" office:value="0.0119614734580396">
            <text:p>0.01</text:p>
          </table:table-cell>
          <table:table-cell table:style-name="ce12" table:formula="of:=+[$A.J72]*[$Q.$B72]-cc-rin-rim" office:value-type="float" office:value="0.0228033808142363">
            <text:p>0.02</text:p>
          </table:table-cell>
          <table:table-cell table:style-name="ce12" table:formula="of:=+[$A.K72]*[$Q.$B72]-cc-rin-rim" office:value-type="float" office:value="0.0264340412432829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72]" office:value-type="float" office:value="70">
            <text:p>70</text:p>
          </table:table-cell>
          <table:table-cell table:style-name="ce12" table:formula="of:=+[$A.D73]*[$Q.$B73]-cc-rin-rim" office:value-type="float" office:value="-0.00211707380816444">
            <text:p>0.00</text:p>
          </table:table-cell>
          <table:table-cell table:style-name="ce12" table:formula="of:=+[$A.E73]*[$Q.$B73]-cc-rin-rim" office:value-type="float" office:value="0.0237198599531972">
            <text:p>0.02</text:p>
          </table:table-cell>
          <table:table-cell table:style-name="ce12" table:formula="of:=+[$A.F73]*[$Q.$B73]-cc-rin-rim" office:value-type="float" office:value="0.0309602700732279">
            <text:p>0.03</text:p>
          </table:table-cell>
          <table:table-cell table:style-name="ce12" table:formula="of:=+[$A.G73]*[$Q.$B73]-cc-rin-rim" office:value-type="float" office:value="0.00644238993555478">
            <text:p>0.01</text:p>
          </table:table-cell>
          <table:table-cell table:style-name="ce12" table:formula="of:=+[$A.H73]*[$Q.$B73]-cc-rin-rim" office:value-type="float" office:value="0.0287970683058598">
            <text:p>0.03</text:p>
          </table:table-cell>
          <table:table-cell table:style-name="ce12" table:formula="of:=+[$A.I73]*[$Q.$B73]-cc-rin-rim" office:value-type="float" office:value="0.0102029390482002">
            <text:p>0.01</text:p>
          </table:table-cell>
          <table:table-cell table:style-name="ce12" table:formula="of:=+[$A.J73]*[$Q.$B73]-cc-rin-rim" office:value-type="float" office:value="0.0209463053564433">
            <text:p>0.02</text:p>
          </table:table-cell>
          <table:table-cell table:style-name="ce12" table:formula="of:=+[$A.K73]*[$Q.$B73]-cc-rin-rim" office:value-type="float" office:value="0.0245439670637993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73]" office:value-type="float" office:value="71">
            <text:p>71</text:p>
          </table:table-cell>
          <table:table-cell table:style-name="ce12" table:formula="of:=+[$A.D74]*[$Q.$B74]-cc-rin-rim" office:value-type="float" office:value="-0.00380590717990891">
            <text:p>0.00</text:p>
          </table:table-cell>
          <table:table-cell table:style-name="ce12" table:formula="of:=+[$A.E74]*[$Q.$B74]-cc-rin-rim" office:value-type="float" office:value="0.0217878071597524">
            <text:p>0.02</text:p>
          </table:table-cell>
          <table:table-cell table:style-name="ce12" table:formula="of:=+[$A.F74]*[$Q.$B74]-cc-rin-rim" office:value-type="float" office:value="0.0289600587135022">
            <text:p>0.03</text:p>
          </table:table-cell>
          <table:table-cell table:style-name="ce12" table:formula="of:=+[$A.G74]*[$Q.$B74]-cc-rin-rim" office:value-type="float" office:value="0.0104802126421621">
            <text:p>0.01</text:p>
          </table:table-cell>
          <table:table-cell table:style-name="ce12" table:formula="of:=+[$A.H74]*[$Q.$B74]-cc-rin-rim" office:value-type="float" office:value="0.0271312300455809">
            <text:p>0.03</text:p>
          </table:table-cell>
          <table:table-cell table:style-name="ce12" table:formula="of:=+[$A.I74]*[$Q.$B74]-cc-rin-rim" office:value-type="float" office:value="0.0116039899368756">
            <text:p>0.01</text:p>
          </table:table-cell>
          <table:table-cell table:style-name="ce12" table:formula="of:=+[$A.J74]*[$Q.$B74]-cc-rin-rim" office:value-type="float" office:value="0.0190403617890896">
            <text:p>0.02</text:p>
          </table:table-cell>
          <table:table-cell table:style-name="ce12" table:formula="of:=+[$A.K74]*[$Q.$B74]-cc-rin-rim" office:value-type="float" office:value="0.0273130802012906">
            <text:p>0.03</text:p>
          </table:table-cell>
          <table:table-cell table:number-columns-repeated="1015"/>
        </table:table-row>
        <table:table-row table:style-name="ro2">
          <table:table-cell table:style-name="ce8" table:formula="of:=1+[.A74]" office:value-type="float" office:value="72">
            <text:p>72</text:p>
          </table:table-cell>
          <table:table-cell table:style-name="ce12" table:formula="of:=+[$A.D75]*[$Q.$B75]-cc-rin-rim" office:value-type="float" office:value="-0.00628874663217118">
            <text:p>-0.01</text:p>
          </table:table-cell>
          <table:table-cell table:style-name="ce12" table:formula="of:=+[$A.E75]*[$Q.$B75]-cc-rin-rim" office:value-type="float" office:value="0.0215874434636496">
            <text:p>0.02</text:p>
          </table:table-cell>
          <table:table-cell table:style-name="ce12" table:formula="of:=+[$A.F75]*[$Q.$B75]-cc-rin-rim" office:value-type="float" office:value="0.0260194467147824">
            <text:p>0.03</text:p>
          </table:table-cell>
          <table:table-cell table:style-name="ce12" table:formula="of:=+[$A.G75]*[$Q.$B75]-cc-rin-rim" office:value-type="float" office:value="0.00779778214255451">
            <text:p>0.01</text:p>
          </table:table-cell>
          <table:table-cell table:style-name="ce12" table:formula="of:=+[$A.H75]*[$Q.$B75]-cc-rin-rim" office:value-type="float" office:value="0.0242161685695916">
            <text:p>0.02</text:p>
          </table:table-cell>
          <table:table-cell table:style-name="ce12" table:formula="of:=+[$A.I75]*[$Q.$B75]-cc-rin-rim" office:value-type="float" office:value="0.0254911670998184">
            <text:p>0.03</text:p>
          </table:table-cell>
          <table:table-cell table:style-name="ce12" table:formula="of:=+[$A.J75]*[$Q.$B75]-cc-rin-rim" office:value-type="float" office:value="0.0162383376450952">
            <text:p>0.02</text:p>
          </table:table-cell>
          <table:table-cell table:style-name="ce12" table:formula="of:=+[$A.K75]*[$Q.$B75]-cc-rin-rim" office:value-type="float" office:value="0.0247831981020958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75]" office:value-type="float" office:value="73">
            <text:p>73</text:p>
          </table:table-cell>
          <table:table-cell table:style-name="ce12" table:formula="of:=+[$A.D76]*[$Q.$B76]-cc-rin-rim" office:value-type="float" office:value="-0.0124089361485431">
            <text:p>-0.01</text:p>
          </table:table-cell>
          <table:table-cell table:style-name="ce12" table:formula="of:=+[$A.E76]*[$Q.$B76]-cc-rin-rim" office:value-type="float" office:value="0.030822399653215">
            <text:p>0.03</text:p>
          </table:table-cell>
          <table:table-cell table:style-name="ce12" table:formula="of:=+[$A.F76]*[$Q.$B76]-cc-rin-rim" office:value-type="float" office:value="0.0261969334510552">
            <text:p>0.03</text:p>
          </table:table-cell>
          <table:table-cell table:style-name="ce12" table:formula="of:=+[$A.G76]*[$Q.$B76]-cc-rin-rim" office:value-type="float" office:value="0.00118560147693143">
            <text:p>0.00</text:p>
          </table:table-cell>
          <table:table-cell table:style-name="ce12" table:formula="of:=+[$A.H76]*[$Q.$B76]-cc-rin-rim" office:value-type="float" office:value="0.0352218959661635">
            <text:p>0.04</text:p>
          </table:table-cell>
          <table:table-cell table:style-name="ce12" table:formula="of:=+[$A.I76]*[$Q.$B76]-cc-rin-rim" office:value-type="float" office:value="0.0182610209340726">
            <text:p>0.02</text:p>
          </table:table-cell>
          <table:table-cell table:style-name="ce12" table:formula="of:=+[$A.J76]*[$Q.$B76]-cc-rin-rim" office:value-type="float" office:value="0.00933135911490075">
            <text:p>0.01</text:p>
          </table:table-cell>
          <table:table-cell table:style-name="ce12" table:formula="of:=+[$A.K76]*[$Q.$B76]-cc-rin-rim" office:value-type="float" office:value="0.0175777787151324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76]" office:value-type="float" office:value="74">
            <text:p>74</text:p>
          </table:table-cell>
          <table:table-cell table:style-name="ce12" table:formula="of:=+[$A.D77]*[$Q.$B77]-cc-rin-rim" office:value-type="float" office:value="-0.0138297019651576">
            <text:p>-0.01</text:p>
          </table:table-cell>
          <table:table-cell table:style-name="ce12" table:formula="of:=+[$A.E77]*[$Q.$B77]-cc-rin-rim" office:value-type="float" office:value="0.0290384310826538">
            <text:p>0.03</text:p>
          </table:table-cell>
          <table:table-cell table:style-name="ce12" table:formula="of:=+[$A.F77]*[$Q.$B77]-cc-rin-rim" office:value-type="float" office:value="0.0302137394719963">
            <text:p>0.03</text:p>
          </table:table-cell>
          <table:table-cell table:style-name="ce12" table:formula="of:=+[$A.G77]*[$Q.$B77]-cc-rin-rim" office:value-type="float" office:value="-0.00034937717656704">
            <text:p>0.00</text:p>
          </table:table-cell>
          <table:table-cell table:style-name="ce12" table:formula="of:=+[$A.H77]*[$Q.$B77]-cc-rin-rim" office:value-type="float" office:value="0.0334009655680943">
            <text:p>0.03</text:p>
          </table:table-cell>
          <table:table-cell table:style-name="ce12" table:formula="of:=+[$A.I77]*[$Q.$B77]-cc-rin-rim" office:value-type="float" office:value="0.0165825852428349">
            <text:p>0.02</text:p>
          </table:table-cell>
          <table:table-cell table:style-name="ce12" table:formula="of:=+[$A.J77]*[$Q.$B77]-cc-rin-rim" office:value-type="float" office:value="0.00772794487984494">
            <text:p>0.01</text:p>
          </table:table-cell>
          <table:table-cell table:style-name="ce12" table:formula="of:=+[$A.K77]*[$Q.$B77]-cc-rin-rim" office:value-type="float" office:value="0.0159050831994162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77]" office:value-type="float" office:value="75">
            <text:p>75</text:p>
          </table:table-cell>
          <table:table-cell table:style-name="ce12" table:formula="of:=+[$A.D78]*[$Q.$B78]-cc-rin-rim" office:value-type="float" office:value="-0.0162473330574359">
            <text:p>-0.02</text:p>
          </table:table-cell>
          <table:table-cell table:style-name="ce12" table:formula="of:=+[$A.E78]*[$Q.$B78]-cc-rin-rim" office:value-type="float" office:value="0.0294400910466694">
            <text:p>0.03</text:p>
          </table:table-cell>
          <table:table-cell table:style-name="ce12" table:formula="of:=+[$A.F78]*[$Q.$B78]-cc-rin-rim" office:value-type="float" office:value="0.0291828947572723">
            <text:p>0.03</text:p>
          </table:table-cell>
          <table:table-cell table:style-name="ce12" table:formula="of:=+[$A.G78]*[$Q.$B78]-cc-rin-rim" office:value-type="float" office:value="-0.00296135733211754">
            <text:p>0.00</text:p>
          </table:table-cell>
          <table:table-cell table:style-name="ce12" table:formula="of:=+[$A.H78]*[$Q.$B78]-cc-rin-rim" office:value-type="float" office:value="0.0303023986573722">
            <text:p>0.03</text:p>
          </table:table-cell>
          <table:table-cell table:style-name="ce12" table:formula="of:=+[$A.I78]*[$Q.$B78]-cc-rin-rim" office:value-type="float" office:value="0.0247684832688178">
            <text:p>0.02</text:p>
          </table:table-cell>
          <table:table-cell table:style-name="ce12" table:formula="of:=+[$A.J78]*[$Q.$B78]-cc-rin-rim" office:value-type="float" office:value="0.00499951204232791">
            <text:p>0.00</text:p>
          </table:table-cell>
          <table:table-cell table:style-name="ce12" table:formula="of:=+[$A.K78]*[$Q.$B78]-cc-rin-rim" office:value-type="float" office:value="0.013058758605018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78]" office:value-type="float" office:value="76">
            <text:p>76</text:p>
          </table:table-cell>
          <table:table-cell table:style-name="ce12" table:formula="of:=+[$A.D79]*[$Q.$B79]-cc-rin-rim" office:value-type="float" office:value="-0.0175817430329677">
            <text:p>-0.02</text:p>
          </table:table-cell>
          <table:table-cell table:style-name="ce12" table:formula="of:=+[$A.E79]*[$Q.$B79]-cc-rin-rim" office:value-type="float" office:value="0.0300719207059469">
            <text:p>0.03</text:p>
          </table:table-cell>
          <table:table-cell table:style-name="ce12" table:formula="of:=+[$A.F79]*[$Q.$B79]-cc-rin-rim" office:value-type="float" office:value="0.0302387958216467">
            <text:p>0.03</text:p>
          </table:table-cell>
          <table:table-cell table:style-name="ce12" table:formula="of:=+[$A.G79]*[$Q.$B79]-cc-rin-rim" office:value-type="float" office:value="-0.00440303815206976">
            <text:p>0.00</text:p>
          </table:table-cell>
          <table:table-cell table:style-name="ce12" table:formula="of:=+[$A.H79]*[$Q.$B79]-cc-rin-rim" office:value-type="float" office:value="0.0288795692090666">
            <text:p>0.03</text:p>
          </table:table-cell>
          <table:table-cell table:style-name="ce12" table:formula="of:=+[$A.I79]*[$Q.$B79]-cc-rin-rim" office:value-type="float" office:value="0.0231029119737959">
            <text:p>0.02</text:p>
          </table:table-cell>
          <table:table-cell table:style-name="ce12" table:formula="of:=+[$A.J79]*[$Q.$B79]-cc-rin-rim" office:value-type="float" office:value="0.00349355523709825">
            <text:p>0.00</text:p>
          </table:table-cell>
          <table:table-cell table:style-name="ce12" table:formula="of:=+[$A.K79]*[$Q.$B79]-cc-rin-rim" office:value-type="float" office:value="0.0114877315180081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79]" office:value-type="float" office:value="77">
            <text:p>77</text:p>
          </table:table-cell>
          <table:table-cell table:style-name="ce12" table:formula="of:=+[$A.D80]*[$Q.$B80]-cc-rin-rim" office:value-type="float" office:value="-0.0184140667051251">
            <text:p>-0.02</text:p>
          </table:table-cell>
          <table:table-cell table:style-name="ce12" table:formula="of:=+[$A.E80]*[$Q.$B80]-cc-rin-rim" office:value-type="float" office:value="0.0289976567257204">
            <text:p>0.03</text:p>
          </table:table-cell>
          <table:table-cell table:style-name="ce12" table:formula="of:=+[$A.F80]*[$Q.$B80]-cc-rin-rim" office:value-type="float" office:value="0.0291636846071524">
            <text:p>0.03</text:p>
          </table:table-cell>
          <table:table-cell table:style-name="ce12" table:formula="of:=+[$A.G80]*[$Q.$B80]-cc-rin-rim" office:value-type="float" office:value="-0.00166981605098811">
            <text:p>0.00</text:p>
          </table:table-cell>
          <table:table-cell table:style-name="ce12" table:formula="of:=+[$A.H80]*[$Q.$B80]-cc-rin-rim" office:value-type="float" office:value="0.0278113588638777">
            <text:p>0.03</text:p>
          </table:table-cell>
          <table:table-cell table:style-name="ce12" table:formula="of:=+[$A.I80]*[$Q.$B80]-cc-rin-rim" office:value-type="float" office:value="0.0243676327570188">
            <text:p>0.02</text:p>
          </table:table-cell>
          <table:table-cell table:style-name="ce12" table:formula="of:=+[$A.J80]*[$Q.$B80]-cc-rin-rim" office:value-type="float" office:value="0.00255423110042159">
            <text:p>0.00</text:p>
          </table:table-cell>
          <table:table-cell table:style-name="ce12" table:formula="of:=+[$A.K80]*[$Q.$B80]-cc-rin-rim" office:value-type="float" office:value="0.0105078205025814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80]" office:value-type="float" office:value="78">
            <text:p>78</text:p>
          </table:table-cell>
          <table:table-cell table:style-name="ce12" table:formula="of:=+[$A.D81]*[$Q.$B81]-cc-rin-rim" office:value-type="float" office:value="-0.0196847341441637">
            <text:p>-0.02</text:p>
          </table:table-cell>
          <table:table-cell table:style-name="ce12" table:formula="of:=+[$A.E81]*[$Q.$B81]-cc-rin-rim" office:value-type="float" office:value="0.027706953308222">
            <text:p>0.03</text:p>
          </table:table-cell>
          <table:table-cell table:style-name="ce12" table:formula="of:=+[$A.F81]*[$Q.$B81]-cc-rin-rim" office:value-type="float" office:value="0.0275223654193151">
            <text:p>0.03</text:p>
          </table:table-cell>
          <table:table-cell table:style-name="ce12" table:formula="of:=+[$A.G81]*[$Q.$B81]-cc-rin-rim" office:value-type="float" office:value="0.0175793322922903">
            <text:p>0.02</text:p>
          </table:table-cell>
          <table:table-cell table:style-name="ce12" table:formula="of:=+[$A.H81]*[$Q.$B81]-cc-rin-rim" office:value-type="float" office:value="0.0262833779602939">
            <text:p>0.03</text:p>
          </table:table-cell>
          <table:table-cell table:style-name="ce12" table:formula="of:=+[$A.I81]*[$Q.$B81]-cc-rin-rim" office:value-type="float" office:value="0.0227636769366495">
            <text:p>0.02</text:p>
          </table:table-cell>
          <table:table-cell table:style-name="ce12" table:formula="of:=+[$A.J81]*[$Q.$B81]-cc-rin-rim" office:value-type="float" office:value="0.00112021133731142">
            <text:p>0.00</text:p>
          </table:table-cell>
          <table:table-cell table:style-name="ce12" table:formula="of:=+[$A.K81]*[$Q.$B81]-cc-rin-rim" office:value-type="float" office:value="0.00901183875640514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81]" office:value-type="float" office:value="79">
            <text:p>79</text:p>
          </table:table-cell>
          <table:table-cell table:style-name="ce12" table:formula="of:=+[$A.D82]*[$Q.$B82]-cc-rin-rim" office:value-type="float" office:value="-0.0199019615639517">
            <text:p>-0.02</text:p>
          </table:table-cell>
          <table:table-cell table:style-name="ce12" table:formula="of:=+[$A.E82]*[$Q.$B82]-cc-rin-rim" office:value-type="float" office:value="0.0274261132145818">
            <text:p>0.03</text:p>
          </table:table-cell>
          <table:table-cell table:style-name="ce12" table:formula="of:=+[$A.F82]*[$Q.$B82]-cc-rin-rim" office:value-type="float" office:value="0.0272417730933702">
            <text:p>0.03</text:p>
          </table:table-cell>
          <table:table-cell table:style-name="ce12" table:formula="of:=+[$A.G82]*[$Q.$B82]-cc-rin-rim" office:value-type="float" office:value="0.0173120862504178">
            <text:p>0.02</text:p>
          </table:table-cell>
          <table:table-cell table:style-name="ce12" table:formula="of:=+[$A.H82]*[$Q.$B82]-cc-rin-rim" office:value-type="float" office:value="0.0260044486961511">
            <text:p>0.03</text:p>
          </table:table-cell>
          <table:table-cell table:style-name="ce12" table:formula="of:=+[$A.I82]*[$Q.$B82]-cc-rin-rim" office:value-type="float" office:value="0.0224894720789439">
            <text:p>0.02</text:p>
          </table:table-cell>
          <table:table-cell table:style-name="ce12" table:formula="of:=+[$A.J82]*[$Q.$B82]-cc-rin-rim" office:value-type="float" office:value="0.000875057960829994">
            <text:p>0.00</text:p>
          </table:table-cell>
          <table:table-cell table:style-name="ce12" table:formula="of:=+[$A.K82]*[$Q.$B82]-cc-rin-rim" office:value-type="float" office:value="0.00875609264629971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82]" office:value-type="float" office:value="80">
            <text:p>80</text:p>
          </table:table-cell>
          <table:table-cell table:style-name="ce12" table:formula="of:=+[$A.D83]*[$Q.$B83]-cc-rin-rim" office:value-type="float" office:value="-0.0201750350762842">
            <text:p>-0.02</text:p>
          </table:table-cell>
          <table:table-cell table:style-name="ce12" table:formula="of:=+[$A.E83]*[$Q.$B83]-cc-rin-rim" office:value-type="float" office:value="0.0270730731110397">
            <text:p>0.03</text:p>
          </table:table-cell>
          <table:table-cell table:style-name="ce12" table:formula="of:=+[$A.F83]*[$Q.$B83]-cc-rin-rim" office:value-type="float" office:value="0.0268890444550881">
            <text:p>0.03</text:p>
          </table:table-cell>
          <table:table-cell table:style-name="ce12" table:formula="of:=+[$A.G83]*[$Q.$B83]-cc-rin-rim" office:value-type="float" office:value="0.0169761350367896">
            <text:p>0.02</text:p>
          </table:table-cell>
          <table:table-cell table:style-name="ce12" table:formula="of:=+[$A.H83]*[$Q.$B83]-cc-rin-rim" office:value-type="float" office:value="0.0263789006878969">
            <text:p>0.03</text:p>
          </table:table-cell>
          <table:table-cell table:style-name="ce12" table:formula="of:=+[$A.I83]*[$Q.$B83]-cc-rin-rim" office:value-type="float" office:value="0.0221447730365053">
            <text:p>0.02</text:p>
          </table:table-cell>
          <table:table-cell table:style-name="ce12" table:formula="of:=+[$A.J83]*[$Q.$B83]-cc-rin-rim" office:value-type="float" office:value="0.000566879123916519">
            <text:p>0.00</text:p>
          </table:table-cell>
          <table:table-cell table:style-name="ce12" table:formula="of:=+[$A.K83]*[$Q.$B83]-cc-rin-rim" office:value-type="float" office:value="0.00843459783399634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83]" office:value-type="float" office:value="81">
            <text:p>81</text:p>
          </table:table-cell>
          <table:table-cell table:style-name="ce12" table:formula="of:=+[$A.D84]*[$Q.$B84]-cc-rin-rim" office:value-type="float" office:value="-0.0204783647580287">
            <text:p>-0.02</text:p>
          </table:table-cell>
          <table:table-cell table:style-name="ce12" table:formula="of:=+[$A.E84]*[$Q.$B84]-cc-rin-rim" office:value-type="float" office:value="0.0266809166498152">
            <text:p>0.03</text:p>
          </table:table-cell>
          <table:table-cell table:style-name="ce12" table:formula="of:=+[$A.F84]*[$Q.$B84]-cc-rin-rim" office:value-type="float" office:value="0.0265095094413575">
            <text:p>0.03</text:p>
          </table:table-cell>
          <table:table-cell table:style-name="ce12" table:formula="of:=+[$A.G84]*[$Q.$B84]-cc-rin-rim" office:value-type="float" office:value="0.0166029608909668">
            <text:p>0.02</text:p>
          </table:table-cell>
          <table:table-cell table:style-name="ce12" table:formula="of:=+[$A.H84]*[$Q.$B84]-cc-rin-rim" office:value-type="float" office:value="0.0270805935458736">
            <text:p>0.03</text:p>
          </table:table-cell>
          <table:table-cell table:style-name="ce12" table:formula="of:=+[$A.I84]*[$Q.$B84]-cc-rin-rim" office:value-type="float" office:value="0.0217618818144772">
            <text:p>0.02</text:p>
          </table:table-cell>
          <table:table-cell table:style-name="ce12" table:formula="of:=+[$A.J84]*[$Q.$B84]-cc-rin-rim" office:value-type="float" office:value="0.000224554495933126">
            <text:p>0.00</text:p>
          </table:table-cell>
          <table:table-cell table:style-name="ce12" table:formula="of:=+[$A.K84]*[$Q.$B84]-cc-rin-rim" office:value-type="float" office:value="0.00807748183887292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84]" office:value-type="float" office:value="82">
            <text:p>82</text:p>
          </table:table-cell>
          <table:table-cell table:style-name="ce12" table:formula="of:=+[$A.D85]*[$Q.$B85]-cc-rin-rim" office:value-type="float" office:value="-0.0216411466949444">
            <text:p>-0.02</text:p>
          </table:table-cell>
          <table:table-cell table:style-name="ce12" table:formula="of:=+[$A.E85]*[$Q.$B85]-cc-rin-rim" office:value-type="float" office:value="0.0251776267411779">
            <text:p>0.03</text:p>
          </table:table-cell>
          <table:table-cell table:style-name="ce12" table:formula="of:=+[$A.F85]*[$Q.$B85]-cc-rin-rim" office:value-type="float" office:value="0.0250074571580434">
            <text:p>0.03</text:p>
          </table:table-cell>
          <table:table-cell table:style-name="ce12" table:formula="of:=+[$A.G85]*[$Q.$B85]-cc-rin-rim" office:value-type="float" office:value="0.0151724376609578">
            <text:p>0.02</text:p>
          </table:table-cell>
          <table:table-cell table:style-name="ce12" table:formula="of:=+[$A.H85]*[$Q.$B85]-cc-rin-rim" office:value-type="float" office:value="0.0273735861088423">
            <text:p>0.03</text:p>
          </table:table-cell>
          <table:table-cell table:style-name="ce12" table:formula="of:=+[$A.I85]*[$Q.$B85]-cc-rin-rim" office:value-type="float" office:value="0.0283020025325384">
            <text:p>0.03</text:p>
          </table:table-cell>
          <table:table-cell table:style-name="ce12" table:formula="of:=+[$A.J85]*[$Q.$B85]-cc-rin-rim" office:value-type="float" office:value="-0.00108771040241525">
            <text:p>0.00</text:p>
          </table:table-cell>
          <table:table-cell table:style-name="ce12" table:formula="of:=+[$A.K85]*[$Q.$B85]-cc-rin-rim" office:value-type="float" office:value="0.00670851581443028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85]" office:value-type="float" office:value="83">
            <text:p>83</text:p>
          </table:table-cell>
          <table:table-cell table:style-name="ce12" table:formula="of:=+[$A.D86]*[$Q.$B86]-cc-rin-rim" office:value-type="float" office:value="0.0128412578925801">
            <text:p>0.01</text:p>
          </table:table-cell>
          <table:table-cell table:style-name="ce12" table:formula="of:=+[$A.E86]*[$Q.$B86]-cc-rin-rim" office:value-type="float" office:value="0.0202632397736008">
            <text:p>0.02</text:p>
          </table:table-cell>
          <table:table-cell table:style-name="ce12" table:formula="of:=+[$A.F86]*[$Q.$B86]-cc-rin-rim" office:value-type="float" office:value="0.0200971160965312">
            <text:p>0.02</text:p>
          </table:table-cell>
          <table:table-cell table:style-name="ce12" table:formula="of:=+[$A.G86]*[$Q.$B86]-cc-rin-rim" office:value-type="float" office:value="0.0104959313676738">
            <text:p>0.01</text:p>
          </table:table-cell>
          <table:table-cell table:style-name="ce12" table:formula="of:=+[$A.H86]*[$Q.$B86]-cc-rin-rim" office:value-type="float" office:value="0.0231894352930732">
            <text:p>0.02</text:p>
          </table:table-cell>
          <table:table-cell table:style-name="ce12" table:formula="of:=+[$A.I86]*[$Q.$B86]-cc-rin-rim" office:value-type="float" office:value="0.0246306728169802">
            <text:p>0.02</text:p>
          </table:table-cell>
          <table:table-cell table:style-name="ce12" table:formula="of:=+[$A.J86]*[$Q.$B86]-cc-rin-rim" office:value-type="float" office:value="0.0233936881498949">
            <text:p>0.02</text:p>
          </table:table-cell>
          <table:table-cell table:style-name="ce12" table:formula="of:=+[$A.K86]*[$Q.$B86]-cc-rin-rim" office:value-type="float" office:value="0.00767790952457704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86]" office:value-type="float" office:value="84">
            <text:p>84</text:p>
          </table:table-cell>
          <table:table-cell table:style-name="ce12" table:formula="of:=+[$A.D87]*[$Q.$B87]-cc-rin-rim" office:value-type="float" office:value="0.0121389462779425">
            <text:p>0.01</text:p>
          </table:table-cell>
          <table:table-cell table:style-name="ce12" table:formula="of:=+[$A.E87]*[$Q.$B87]-cc-rin-rim" office:value-type="float" office:value="0.0195341093158708">
            <text:p>0.02</text:p>
          </table:table-cell>
          <table:table-cell table:style-name="ce12" table:formula="of:=+[$A.F87]*[$Q.$B87]-cc-rin-rim" office:value-type="float" office:value="0.0220911176676209">
            <text:p>0.02</text:p>
          </table:table-cell>
          <table:table-cell table:style-name="ce12" table:formula="of:=+[$A.G87]*[$Q.$B87]-cc-rin-rim" office:value-type="float" office:value="0.00980209443608985">
            <text:p>0.01</text:p>
          </table:table-cell>
          <table:table-cell table:style-name="ce12" table:formula="of:=+[$A.H87]*[$Q.$B87]-cc-rin-rim" office:value-type="float" office:value="0.0235374964713937">
            <text:p>0.02</text:p>
          </table:table-cell>
          <table:table-cell table:style-name="ce12" table:formula="of:=+[$A.I87]*[$Q.$B87]-cc-rin-rim" office:value-type="float" office:value="0.0238857609273651">
            <text:p>0.02</text:p>
          </table:table-cell>
          <table:table-cell table:style-name="ce12" table:formula="of:=+[$A.J87]*[$Q.$B87]-cc-rin-rim" office:value-type="float" office:value="0.0226532460229694">
            <text:p>0.02</text:p>
          </table:table-cell>
          <table:table-cell table:style-name="ce12" table:formula="of:=+[$A.K87]*[$Q.$B87]-cc-rin-rim" office:value-type="float" office:value="0.0104786286861004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87]" office:value-type="float" office:value="85">
            <text:p>85</text:p>
          </table:table-cell>
          <table:table-cell table:style-name="ce12" table:formula="of:=+[$A.D88]*[$Q.$B88]-cc-rin-rim" office:value-type="float" office:value="0.00798754504311237">
            <text:p>0.01</text:p>
          </table:table-cell>
          <table:table-cell table:style-name="ce12" table:formula="of:=+[$A.E88]*[$Q.$B88]-cc-rin-rim" office:value-type="float" office:value="0.0243696094020987">
            <text:p>0.02</text:p>
          </table:table-cell>
          <table:table-cell table:style-name="ce12" table:formula="of:=+[$A.F88]*[$Q.$B88]-cc-rin-rim" office:value-type="float" office:value="0.0193219061630769">
            <text:p>0.02</text:p>
          </table:table-cell>
          <table:table-cell table:style-name="ce12" table:formula="of:=+[$A.G88]*[$Q.$B88]-cc-rin-rim" office:value-type="float" office:value="0.00570078750265064">
            <text:p>0.01</text:p>
          </table:table-cell>
          <table:table-cell table:style-name="ce12" table:formula="of:=+[$A.H88]*[$Q.$B88]-cc-rin-rim" office:value-type="float" office:value="0.0191417483770054">
            <text:p>0.02</text:p>
          </table:table-cell>
          <table:table-cell table:style-name="ce12" table:formula="of:=+[$A.I88]*[$Q.$B88]-cc-rin-rim" office:value-type="float" office:value="0.027153928895299">
            <text:p>0.03</text:p>
          </table:table-cell>
          <table:table-cell table:style-name="ce12" table:formula="of:=+[$A.J88]*[$Q.$B88]-cc-rin-rim" office:value-type="float" office:value="0.018276453305929">
            <text:p>0.02</text:p>
          </table:table-cell>
          <table:table-cell table:style-name="ce12" table:formula="of:=+[$A.K88]*[$Q.$B88]-cc-rin-rim" office:value-type="float" office:value="0.0154594397908768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88]" office:value-type="float" office:value="86">
            <text:p>86</text:p>
          </table:table-cell>
          <table:table-cell table:style-name="ce12" table:formula="of:=+[$A.D89]*[$Q.$B89]-cc-rin-rim" office:value-type="float" office:value="0.00457245274198768">
            <text:p>0.00</text:p>
          </table:table-cell>
          <table:table-cell table:style-name="ce12" table:formula="of:=+[$A.E89]*[$Q.$B89]-cc-rin-rim" office:value-type="float" office:value="0.0366263288526264">
            <text:p>0.04</text:p>
          </table:table-cell>
          <table:table-cell table:style-name="ce12" table:formula="of:=+[$A.F89]*[$Q.$B89]-cc-rin-rim" office:value-type="float" office:value="0.0157025587258828">
            <text:p>0.02</text:p>
          </table:table-cell>
          <table:table-cell table:style-name="ce12" table:formula="of:=+[$A.G89]*[$Q.$B89]-cc-rin-rim" office:value-type="float" office:value="0.00232690457959684">
            <text:p>0.00</text:p>
          </table:table-cell>
          <table:table-cell table:style-name="ce12" table:formula="of:=+[$A.H89]*[$Q.$B89]-cc-rin-rim" office:value-type="float" office:value="0.016720184384808">
            <text:p>0.02</text:p>
          </table:table-cell>
          <table:table-cell table:style-name="ce12" table:formula="of:=+[$A.I89]*[$Q.$B89]-cc-rin-rim" office:value-type="float" office:value="0.0233934415339454">
            <text:p>0.02</text:p>
          </table:table-cell>
          <table:table-cell table:style-name="ce12" table:formula="of:=+[$A.J89]*[$Q.$B89]-cc-rin-rim" office:value-type="float" office:value="0.0146759458468625">
            <text:p>0.01</text:p>
          </table:table-cell>
          <table:table-cell table:style-name="ce12" table:formula="of:=+[$A.K89]*[$Q.$B89]-cc-rin-rim" office:value-type="float" office:value="0.0119096973879734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89]" office:value-type="float" office:value="87">
            <text:p>87</text:p>
          </table:table-cell>
          <table:table-cell table:style-name="ce12" table:formula="of:=+[$A.D90]*[$Q.$B90]-cc-rin-rim" office:value-type="float" office:value="0.00368181825494744">
            <text:p>0.00</text:p>
          </table:table-cell>
          <table:table-cell table:style-name="ce12" table:formula="of:=+[$A.E90]*[$Q.$B90]-cc-rin-rim" office:value-type="float" office:value="0.0355822852020935">
            <text:p>0.04</text:p>
          </table:table-cell>
          <table:table-cell table:style-name="ce12" table:formula="of:=+[$A.F90]*[$Q.$B90]-cc-rin-rim" office:value-type="float" office:value="0.0188185383749047">
            <text:p>0.02</text:p>
          </table:table-cell>
          <table:table-cell table:style-name="ce12" table:formula="of:=+[$A.G90]*[$Q.$B90]-cc-rin-rim" office:value-type="float" office:value="0.0014470172378936">
            <text:p>0.00</text:p>
          </table:table-cell>
          <table:table-cell table:style-name="ce12" table:formula="of:=+[$A.H90]*[$Q.$B90]-cc-rin-rim" office:value-type="float" office:value="0.0157714111147006">
            <text:p>0.02</text:p>
          </table:table-cell>
          <table:table-cell table:style-name="ce12" table:formula="of:=+[$A.I90]*[$Q.$B90]-cc-rin-rim" office:value-type="float" office:value="0.0224127301982672">
            <text:p>0.02</text:p>
          </table:table-cell>
          <table:table-cell table:style-name="ce12" table:formula="of:=+[$A.J90]*[$Q.$B90]-cc-rin-rim" office:value-type="float" office:value="0.0137369562585477">
            <text:p>0.01</text:p>
          </table:table-cell>
          <table:table-cell table:style-name="ce12" table:formula="of:=+[$A.K90]*[$Q.$B90]-cc-rin-rim" office:value-type="float" office:value="0.0109839470054453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90]" office:value-type="float" office:value="88">
            <text:p>88</text:p>
          </table:table-cell>
          <table:table-cell table:style-name="ce12" table:formula="of:=+[$A.D91]*[$Q.$B91]-cc-rin-rim" office:value-type="float" office:value="-0.000187285909918556">
            <text:p>0.00</text:p>
          </table:table-cell>
          <table:table-cell table:style-name="ce12" table:formula="of:=+[$A.E91]*[$Q.$B91]-cc-rin-rim" office:value-type="float" office:value="0.0313243653336906">
            <text:p>0.03</text:p>
          </table:table-cell>
          <table:table-cell table:style-name="ce12" table:formula="of:=+[$A.F91]*[$Q.$B91]-cc-rin-rim" office:value-type="float" office:value="0.0249306718038364">
            <text:p>0.02</text:p>
          </table:table-cell>
          <table:table-cell table:style-name="ce12" table:formula="of:=+[$A.G91]*[$Q.$B91]-cc-rin-rim" office:value-type="float" office:value="-0.00237539905962746">
            <text:p>0.00</text:p>
          </table:table-cell>
          <table:table-cell table:style-name="ce12" table:formula="of:=+[$A.H91]*[$Q.$B91]-cc-rin-rim" office:value-type="float" office:value="0.0116497398069958">
            <text:p>0.01</text:p>
          </table:table-cell>
          <table:table-cell table:style-name="ce12" table:formula="of:=+[$A.I91]*[$Q.$B91]-cc-rin-rim" office:value-type="float" office:value="0.0208496049587146">
            <text:p>0.02</text:p>
          </table:table-cell>
          <table:table-cell table:style-name="ce12" table:formula="of:=+[$A.J91]*[$Q.$B91]-cc-rin-rim" office:value-type="float" office:value="0.0171586302706673">
            <text:p>0.02</text:p>
          </table:table-cell>
          <table:table-cell table:style-name="ce12" table:formula="of:=+[$A.K91]*[$Q.$B91]-cc-rin-rim" office:value-type="float" office:value="0.0159354063254048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91]" office:value-type="float" office:value="89">
            <text:p>89</text:p>
          </table:table-cell>
          <table:table-cell table:style-name="ce12" table:formula="of:=+[$A.D92]*[$Q.$B92]-cc-rin-rim" office:value-type="float" office:value="-0.00273128599914684">
            <text:p>0.00</text:p>
          </table:table-cell>
          <table:table-cell table:style-name="ce12" table:formula="of:=+[$A.E92]*[$Q.$B92]-cc-rin-rim" office:value-type="float" office:value="0.0283382737885563">
            <text:p>0.03</text:p>
          </table:table-cell>
          <table:table-cell table:style-name="ce12" table:formula="of:=+[$A.F92]*[$Q.$B92]-cc-rin-rim" office:value-type="float" office:value="0.0255488575611089">
            <text:p>0.03</text:p>
          </table:table-cell>
          <table:table-cell table:style-name="ce12" table:formula="of:=+[$A.G92]*[$Q.$B92]-cc-rin-rim" office:value-type="float" office:value="-0.00488870110258187">
            <text:p>0.00</text:p>
          </table:table-cell>
          <table:table-cell table:style-name="ce12" table:formula="of:=+[$A.H92]*[$Q.$B92]-cc-rin-rim" office:value-type="float" office:value="0.0219909522075026">
            <text:p>0.02</text:p>
          </table:table-cell>
          <table:table-cell table:style-name="ce12" table:formula="of:=+[$A.I92]*[$Q.$B92]-cc-rin-rim" office:value-type="float" office:value="0.0180104686470157">
            <text:p>0.02</text:p>
          </table:table-cell>
          <table:table-cell table:style-name="ce12" table:formula="of:=+[$A.J92]*[$Q.$B92]-cc-rin-rim" office:value-type="float" office:value="0.0143712763413304">
            <text:p>0.01</text:p>
          </table:table-cell>
          <table:table-cell table:style-name="ce12" table:formula="of:=+[$A.K92]*[$Q.$B92]-cc-rin-rim" office:value-type="float" office:value="0.0131652135676828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92]" office:value-type="float" office:value="90">
            <text:p>90</text:p>
          </table:table-cell>
          <table:table-cell table:style-name="ce12" table:formula="of:=+[$A.D93]*[$Q.$B93]-cc-rin-rim" office:value-type="float" office:value="-0.00320204093798894">
            <text:p>0.00</text:p>
          </table:table-cell>
          <table:table-cell table:style-name="ce12" table:formula="of:=+[$A.E93]*[$Q.$B93]-cc-rin-rim" office:value-type="float" office:value="0.0277857119593886">
            <text:p>0.03</text:p>
          </table:table-cell>
          <table:table-cell table:style-name="ce12" table:formula="of:=+[$A.F93]*[$Q.$B93]-cc-rin-rim" office:value-type="float" office:value="0.0250036403312516">
            <text:p>0.03</text:p>
          </table:table-cell>
          <table:table-cell table:style-name="ce12" table:formula="of:=+[$A.G93]*[$Q.$B93]-cc-rin-rim" office:value-type="float" office:value="-0.00535377551611373">
            <text:p>-0.01</text:p>
          </table:table-cell>
          <table:table-cell table:style-name="ce12" table:formula="of:=+[$A.H93]*[$Q.$B93]-cc-rin-rim" office:value-type="float" office:value="0.0214551030271137">
            <text:p>0.02</text:p>
          </table:table-cell>
          <table:table-cell table:style-name="ce12" table:formula="of:=+[$A.I93]*[$Q.$B93]-cc-rin-rim" office:value-type="float" office:value="0.0196340186515014">
            <text:p>0.02</text:p>
          </table:table-cell>
          <table:table-cell table:style-name="ce12" table:formula="of:=+[$A.J93]*[$Q.$B93]-cc-rin-rim" office:value-type="float" office:value="0.0138554899488329">
            <text:p>0.01</text:p>
          </table:table-cell>
          <table:table-cell table:style-name="ce12" table:formula="of:=+[$A.K93]*[$Q.$B93]-cc-rin-rim" office:value-type="float" office:value="0.0126526027671706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93]" office:value-type="float" office:value="91">
            <text:p>91</text:p>
          </table:table-cell>
          <table:table-cell table:style-name="ce12" table:formula="of:=+[$A.D94]*[$Q.$B94]-cc-rin-rim" office:value-type="float" office:value="-0.00403111224026361">
            <text:p>0.00</text:p>
          </table:table-cell>
          <table:table-cell table:style-name="ce12" table:formula="of:=+[$A.E94]*[$Q.$B94]-cc-rin-rim" office:value-type="float" office:value="0.0268125662364312">
            <text:p>0.03</text:p>
          </table:table-cell>
          <table:table-cell table:style-name="ce12" table:formula="of:=+[$A.F94]*[$Q.$B94]-cc-rin-rim" office:value-type="float" office:value="0.0243128597336197">
            <text:p>0.02</text:p>
          </table:table-cell>
          <table:table-cell table:style-name="ce12" table:formula="of:=+[$A.G94]*[$Q.$B94]-cc-rin-rim" office:value-type="float" office:value="-0.0061728425462544">
            <text:p>-0.01</text:p>
          </table:table-cell>
          <table:table-cell table:style-name="ce12" table:formula="of:=+[$A.H94]*[$Q.$B94]-cc-rin-rim" office:value-type="float" office:value="0.0205113908296367">
            <text:p>0.02</text:p>
          </table:table-cell>
          <table:table-cell table:style-name="ce12" table:formula="of:=+[$A.I94]*[$Q.$B94]-cc-rin-rim" office:value-type="float" office:value="0.0237813105493947">
            <text:p>0.02</text:p>
          </table:table-cell>
          <table:table-cell table:style-name="ce12" table:formula="of:=+[$A.J94]*[$Q.$B94]-cc-rin-rim" office:value-type="float" office:value="0.0129471113831714">
            <text:p>0.01</text:p>
          </table:table-cell>
          <table:table-cell table:style-name="ce12" table:formula="of:=+[$A.K94]*[$Q.$B94]-cc-rin-rim" office:value-type="float" office:value="0.0117498169037105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94]" office:value-type="float" office:value="92">
            <text:p>92</text:p>
          </table:table-cell>
          <table:table-cell table:style-name="ce12" table:formula="of:=+[$A.D95]*[$Q.$B95]-cc-rin-rim" office:value-type="float" office:value="-0.0019126467975467">
            <text:p>0.00</text:p>
          </table:table-cell>
          <table:table-cell table:style-name="ce12" table:formula="of:=+[$A.E95]*[$Q.$B95]-cc-rin-rim" office:value-type="float" office:value="0.0280168129048417">
            <text:p>0.03</text:p>
          </table:table-cell>
          <table:table-cell table:style-name="ce12" table:formula="of:=+[$A.F95]*[$Q.$B95]-cc-rin-rim" office:value-type="float" office:value="0.0230763629323356">
            <text:p>0.02</text:p>
          </table:table-cell>
          <table:table-cell table:style-name="ce12" table:formula="of:=+[$A.G95]*[$Q.$B95]-cc-rin-rim" office:value-type="float" office:value="-0.0072262030232279">
            <text:p>-0.01</text:p>
          </table:table-cell>
          <table:table-cell table:style-name="ce12" table:formula="of:=+[$A.H95]*[$Q.$B95]-cc-rin-rim" office:value-type="float" office:value="0.019297730538257">
            <text:p>0.02</text:p>
          </table:table-cell>
          <table:table-cell table:style-name="ce12" table:formula="of:=+[$A.I95]*[$Q.$B95]-cc-rin-rim" office:value-type="float" office:value="0.0225480069159404">
            <text:p>0.02</text:p>
          </table:table-cell>
          <table:table-cell table:style-name="ce12" table:formula="of:=+[$A.J95]*[$Q.$B95]-cc-rin-rim" office:value-type="float" office:value="0.011778891879777">
            <text:p>0.01</text:p>
          </table:table-cell>
          <table:table-cell table:style-name="ce12" table:formula="of:=+[$A.K95]*[$Q.$B95]-cc-rin-rim" office:value-type="float" office:value="0.0123636292108111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95]" office:value-type="float" office:value="93">
            <text:p>93</text:p>
          </table:table-cell>
          <table:table-cell table:style-name="ce12" table:formula="of:=+[$A.D96]*[$Q.$B96]-cc-rin-rim" office:value-type="float" office:value="-0.00613037954990294">
            <text:p>-0.01</text:p>
          </table:table-cell>
          <table:table-cell table:style-name="ce12" table:formula="of:=+[$A.E96]*[$Q.$B96]-cc-rin-rim" office:value-type="float" office:value="0.0230962444378207">
            <text:p>0.02</text:p>
          </table:table-cell>
          <table:table-cell table:style-name="ce12" table:formula="of:=+[$A.F96]*[$Q.$B96]-cc-rin-rim" office:value-type="float" office:value="0.0292292192946085">
            <text:p>0.03</text:p>
          </table:table-cell>
          <table:table-cell table:style-name="ce12" table:formula="of:=+[$A.G96]*[$Q.$B96]-cc-rin-rim" office:value-type="float" office:value="0.0286140069077297">
            <text:p>0.03</text:p>
          </table:table-cell>
          <table:table-cell table:style-name="ce12" table:formula="of:=+[$A.H96]*[$Q.$B96]-cc-rin-rim" office:value-type="float" office:value="0.0151218302940048">
            <text:p>0.02</text:p>
          </table:table-cell>
          <table:table-cell table:style-name="ce12" table:formula="of:=+[$A.I96]*[$Q.$B96]-cc-rin-rim" office:value-type="float" office:value="0.017755862824227">
            <text:p>0.02</text:p>
          </table:table-cell>
          <table:table-cell table:style-name="ce12" table:formula="of:=+[$A.J96]*[$Q.$B96]-cc-rin-rim" office:value-type="float" office:value="0.00723963971254239">
            <text:p>0.01</text:p>
          </table:table-cell>
          <table:table-cell table:style-name="ce12" table:formula="of:=+[$A.K96]*[$Q.$B96]-cc-rin-rim" office:value-type="float" office:value="0.0125191651234098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96]" office:value-type="float" office:value="94">
            <text:p>94</text:p>
          </table:table-cell>
          <table:table-cell table:style-name="ce12" table:formula="of:=+[$A.D97]*[$Q.$B97]-cc-rin-rim" office:value-type="float" office:value="-0.00781999586276737">
            <text:p>-0.01</text:p>
          </table:table-cell>
          <table:table-cell table:style-name="ce12" table:formula="of:=+[$A.E97]*[$Q.$B97]-cc-rin-rim" office:value-type="float" office:value="0.0211250733754056">
            <text:p>0.02</text:p>
          </table:table-cell>
          <table:table-cell table:style-name="ce12" table:formula="of:=+[$A.F97]*[$Q.$B97]-cc-rin-rim" office:value-type="float" office:value="0.0271989662047746">
            <text:p>0.03</text:p>
          </table:table-cell>
          <table:table-cell table:style-name="ce12" table:formula="of:=+[$A.G97]*[$Q.$B97]-cc-rin-rim" office:value-type="float" office:value="0.0265896804678428">
            <text:p>0.03</text:p>
          </table:table-cell>
          <table:table-cell table:style-name="ce12" table:formula="of:=+[$A.H97]*[$Q.$B97]-cc-rin-rim" office:value-type="float" office:value="0.0210060819063312">
            <text:p>0.02</text:p>
          </table:table-cell>
          <table:table-cell table:style-name="ce12" table:formula="of:=+[$A.I97]*[$Q.$B97]-cc-rin-rim" office:value-type="float" office:value="0.0213618823900975">
            <text:p>0.02</text:p>
          </table:table-cell>
          <table:table-cell table:style-name="ce12" table:formula="of:=+[$A.J97]*[$Q.$B97]-cc-rin-rim" office:value-type="float" office:value="0.00542122328829643">
            <text:p>0.01</text:p>
          </table:table-cell>
          <table:table-cell table:style-name="ce12" table:formula="of:=+[$A.K97]*[$Q.$B97]-cc-rin-rim" office:value-type="float" office:value="0.0106498883789494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97]" office:value-type="float" office:value="95">
            <text:p>95</text:p>
          </table:table-cell>
          <table:table-cell table:style-name="ce12" table:formula="of:=+[$A.D98]*[$Q.$B98]-cc-rin-rim" office:value-type="float" office:value="-0.0107825499204387">
            <text:p>-0.01</text:p>
          </table:table-cell>
          <table:table-cell table:style-name="ce12" table:formula="of:=+[$A.E98]*[$Q.$B98]-cc-rin-rim" office:value-type="float" office:value="0.0243413269251422">
            <text:p>0.02</text:p>
          </table:table-cell>
          <table:table-cell table:style-name="ce12" table:formula="of:=+[$A.F98]*[$Q.$B98]-cc-rin-rim" office:value-type="float" office:value="0.0244569895197339">
            <text:p>0.02</text:p>
          </table:table-cell>
          <table:table-cell table:style-name="ce12" table:formula="of:=+[$A.G98]*[$Q.$B98]-cc-rin-rim" office:value-type="float" office:value="0.0230402494740266">
            <text:p>0.02</text:p>
          </table:table-cell>
          <table:table-cell table:style-name="ce12" table:formula="of:=+[$A.H98]*[$Q.$B98]-cc-rin-rim" office:value-type="float" office:value="0.0202560384587903">
            <text:p>0.02</text:p>
          </table:table-cell>
          <table:table-cell table:style-name="ce12" table:formula="of:=+[$A.I98]*[$Q.$B98]-cc-rin-rim" office:value-type="float" office:value="0.0254135647779883">
            <text:p>0.03</text:p>
          </table:table-cell>
          <table:table-cell table:style-name="ce12" table:formula="of:=+[$A.J98]*[$Q.$B98]-cc-rin-rim" office:value-type="float" office:value="0.00223283257783198">
            <text:p>0.00</text:p>
          </table:table-cell>
          <table:table-cell table:style-name="ce12" table:formula="of:=+[$A.K98]*[$Q.$B98]-cc-rin-rim" office:value-type="float" office:value="0.00737231976053122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98]" office:value-type="float" office:value="96">
            <text:p>96</text:p>
          </table:table-cell>
          <table:table-cell table:style-name="ce12" table:formula="of:=+[$A.D99]*[$Q.$B99]-cc-rin-rim" office:value-type="float" office:value="0.0232569604809933">
            <text:p>0.02</text:p>
          </table:table-cell>
          <table:table-cell table:style-name="ce12" table:formula="of:=+[$A.E99]*[$Q.$B99]-cc-rin-rim" office:value-type="float" office:value="0.0233440651065604">
            <text:p>0.02</text:p>
          </table:table-cell>
          <table:table-cell table:style-name="ce12" table:formula="of:=+[$A.F99]*[$Q.$B99]-cc-rin-rim" office:value-type="float" office:value="0.0237856897594563">
            <text:p>0.02</text:p>
          </table:table-cell>
          <table:table-cell table:style-name="ce12" table:formula="of:=+[$A.G99]*[$Q.$B99]-cc-rin-rim" office:value-type="float" office:value="0.0204723554832506">
            <text:p>0.02</text:p>
          </table:table-cell>
          <table:table-cell table:style-name="ce12" table:formula="of:=+[$A.H99]*[$Q.$B99]-cc-rin-rim" office:value-type="float" office:value="0.0177230953382517">
            <text:p>0.02</text:p>
          </table:table-cell>
          <table:table-cell table:style-name="ce12" table:formula="of:=+[$A.I99]*[$Q.$B99]-cc-rin-rim" office:value-type="float" office:value="0.022877149736788">
            <text:p>0.02</text:p>
          </table:table-cell>
          <table:table-cell table:style-name="ce12" table:formula="of:=+[$A.J99]*[$Q.$B99]-cc-rin-rim" office:value-type="float" office:value="-0.0000738609062536817">
            <text:p>0.00</text:p>
          </table:table-cell>
          <table:table-cell table:style-name="ce12" table:formula="of:=+[$A.K99]*[$Q.$B99]-cc-rin-rim" office:value-type="float" office:value="0.00500110905823693">
            <text:p>0.01</text:p>
          </table:table-cell>
          <table:table-cell table:number-columns-repeated="1015"/>
        </table:table-row>
        <table:table-row table:style-name="ro2">
          <table:table-cell table:style-name="ce8" table:formula="of:=1+[.A99]" office:value-type="float" office:value="97">
            <text:p>97</text:p>
          </table:table-cell>
          <table:table-cell table:style-name="ce12" table:formula="of:=+[$A.D100]*[$Q.$B100]-cc-rin-rim" office:value-type="float" office:value="0.0227654007915727">
            <text:p>0.02</text:p>
          </table:table-cell>
          <table:table-cell table:style-name="ce12" table:formula="of:=+[$A.E100]*[$Q.$B100]-cc-rin-rim" office:value-type="float" office:value="0.0252770426419845">
            <text:p>0.03</text:p>
          </table:table-cell>
          <table:table-cell table:style-name="ce12" table:formula="of:=+[$A.F100]*[$Q.$B100]-cc-rin-rim" office:value-type="float" office:value="0.0233339049678294">
            <text:p>0.02</text:p>
          </table:table-cell>
          <table:table-cell table:style-name="ce12" table:formula="of:=+[$A.G100]*[$Q.$B100]-cc-rin-rim" office:value-type="float" office:value="0.0197303911706847">
            <text:p>0.02</text:p>
          </table:table-cell>
          <table:table-cell table:style-name="ce12" table:formula="of:=+[$A.H100]*[$Q.$B100]-cc-rin-rim" office:value-type="float" office:value="0.0169912296896112">
            <text:p>0.02</text:p>
          </table:table-cell>
          <table:table-cell table:style-name="ce12" table:formula="of:=+[$A.I100]*[$Q.$B100]-cc-rin-rim" office:value-type="float" office:value="0.0221263520626282">
            <text:p>0.02</text:p>
          </table:table-cell>
          <table:table-cell table:style-name="ce12" table:formula="of:=+[$A.J100]*[$Q.$B100]-cc-rin-rim" office:value-type="float" office:value="-0.000740354247243519">
            <text:p>0.00</text:p>
          </table:table-cell>
          <table:table-cell table:style-name="ce12" table:formula="of:=+[$A.K100]*[$Q.$B100]-cc-rin-rim" office:value-type="float" office:value="0.00431597418701697">
            <text:p>0.00</text:p>
          </table:table-cell>
          <table:table-cell table:number-columns-repeated="1015"/>
        </table:table-row>
        <table:table-row table:style-name="ro2">
          <table:table-cell table:style-name="ce8" table:formula="of:=1+[.A100]" office:value-type="float" office:value="98">
            <text:p>98</text:p>
          </table:table-cell>
          <table:table-cell table:style-name="ce12" table:formula="of:=+[$A.D101]*[$Q.$B101]-cc-rin-rim" office:value-type="float" office:value="0.019168536669661">
            <text:p>0.02</text:p>
          </table:table-cell>
          <table:table-cell table:style-name="ce12" table:formula="of:=+[$A.E101]*[$Q.$B101]-cc-rin-rim" office:value-type="float" office:value="0.0262646255176916">
            <text:p>0.03</text:p>
          </table:table-cell>
          <table:table-cell table:style-name="ce12" table:formula="of:=+[$A.F101]*[$Q.$B101]-cc-rin-rim" office:value-type="float" office:value="0.02006870876715">
            <text:p>0.02</text:p>
          </table:table-cell>
          <table:table-cell table:style-name="ce12" table:formula="of:=+[$A.G101]*[$Q.$B101]-cc-rin-rim" office:value-type="float" office:value="0.0175839436817169">
            <text:p>0.02</text:p>
          </table:table-cell>
          <table:table-cell table:style-name="ce12" table:formula="of:=+[$A.H101]*[$Q.$B101]-cc-rin-rim" office:value-type="float" office:value="0.0134960317111926">
            <text:p>0.01</text:p>
          </table:table-cell>
          <table:table-cell table:style-name="ce12" table:formula="of:=+[$A.I101]*[$Q.$B101]-cc-rin-rim" office:value-type="float" office:value="0.0185407397063168">
            <text:p>0.02</text:p>
          </table:table-cell>
          <table:table-cell table:style-name="ce12" table:formula="of:=+[$A.J101]*[$Q.$B101]-cc-rin-rim" office:value-type="float" office:value="-0.0039233512664159">
            <text:p>0.00</text:p>
          </table:table-cell>
          <table:table-cell table:style-name="ce12" table:formula="of:=+[$A.K101]*[$Q.$B101]-cc-rin-rim" office:value-type="float" office:value="0.0208375752973022">
            <text:p>0.02</text:p>
          </table:table-cell>
          <table:table-cell table:number-columns-repeated="1015"/>
        </table:table-row>
        <table:table-row table:style-name="ro2">
          <table:table-cell table:style-name="ce8" table:formula="of:=1+[.A101]" office:value-type="float" office:value="99">
            <text:p>99</text:p>
          </table:table-cell>
          <table:table-cell table:style-name="ce12" table:formula="of:=+[$A.D102]*[$Q.$B102]-cc-rin-rim" office:value-type="float" office:value="0.0166493887490043">
            <text:p>0.02</text:p>
          </table:table-cell>
          <table:table-cell table:style-name="ce12" table:formula="of:=+[$A.E102]*[$Q.$B102]-cc-rin-rim" office:value-type="float" office:value="0.0248270015580059">
            <text:p>0.02</text:p>
          </table:table-cell>
          <table:table-cell table:style-name="ce12" table:formula="of:=+[$A.F102]*[$Q.$B102]-cc-rin-rim" office:value-type="float" office:value="0.0219819297399727">
            <text:p>0.02</text:p>
          </table:table-cell>
          <table:table-cell table:style-name="ce12" table:formula="of:=+[$A.G102]*[$Q.$B102]-cc-rin-rim" office:value-type="float" office:value="0.0150846864045265">
            <text:p>0.02</text:p>
          </table:table-cell>
          <table:table-cell table:style-name="ce12" table:formula="of:=+[$A.H102]*[$Q.$B102]-cc-rin-rim" office:value-type="float" office:value="0.0188996659493326">
            <text:p>0.02</text:p>
          </table:table-cell>
          <table:table-cell table:style-name="ce12" table:formula="of:=+[$A.I102]*[$Q.$B102]-cc-rin-rim" office:value-type="float" office:value="0.0160294722228841">
            <text:p>0.02</text:p>
          </table:table-cell>
          <table:table-cell table:style-name="ce12" table:formula="of:=+[$A.J102]*[$Q.$B102]-cc-rin-rim" office:value-type="float" office:value="-0.00615263768106163">
            <text:p>-0.01</text:p>
          </table:table-cell>
          <table:table-cell table:style-name="ce12" table:formula="of:=+[$A.K102]*[$Q.$B102]-cc-rin-rim" office:value-type="float" office:value="0.0182974767271561">
            <text:p>0.02</text:p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table:style-name="ce12" table:formula="of:=+[$A.D103]*[$Q.$B103]-cc-rin-rim" office:value-type="float" office:value="0.0161320466095726">
            <text:p>0.02</text:p>
          </table:table-cell>
          <table:table-cell table:style-name="ce12" table:formula="of:=+[$A.E103]*[$Q.$B103]-cc-rin-rim" office:value-type="float" office:value="0.024776171291758">
            <text:p>0.02</text:p>
          </table:table-cell>
          <table:table-cell table:style-name="ce12" table:formula="of:=+[$A.F103]*[$Q.$B103]-cc-rin-rim" office:value-type="float" office:value="0.0214506664385377">
            <text:p>0.02</text:p>
          </table:table-cell>
          <table:table-cell table:style-name="ce12" table:formula="of:=+[$A.G103]*[$Q.$B103]-cc-rin-rim" office:value-type="float" office:value="0.0145714290859826">
            <text:p>0.01</text:p>
          </table:table-cell>
          <table:table-cell table:style-name="ce12" table:formula="of:=+[$A.H103]*[$Q.$B103]-cc-rin-rim" office:value-type="float" office:value="0.0183764492233743">
            <text:p>0.02</text:p>
          </table:table-cell>
          <table:table-cell table:style-name="ce12" table:formula="of:=+[$A.I103]*[$Q.$B103]-cc-rin-rim" office:value-type="float" office:value="0.0155137484410804">
            <text:p>0.02</text:p>
          </table:table-cell>
          <table:table-cell table:style-name="ce12" table:formula="of:=+[$A.J103]*[$Q.$B103]-cc-rin-rim" office:value-type="float" office:value="-0.00661045271990939">
            <text:p>-0.01</text:p>
          </table:table-cell>
          <table:table-cell table:style-name="ce12" table:formula="of:=+[$A.K103]*[$Q.$B103]-cc-rin-rim" office:value-type="float" office:value="0.020787387401373">
            <text:p>0.02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1" table:number-columns-repeated="8"/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nDraw" table:style-name="ta6" table:print="false">
        <table:table-column table:style-name="co3" table:default-cell-style-name="Default"/>
        <table:table-column table:style-name="co4" table:number-columns-repeated="1023" table:default-cell-style-name="Default"/>
        <table:table-row table:style-name="ro2">
          <table:table-cell table:style-name="ce9"/>
          <table:table-cell table:style-name="ce9" office:value-type="string">
            <text:p>Innovation draw</text:p>
          </table:table-cell>
          <table:table-cell table:style-name="ce9" table:number-columns-repeated="7"/>
          <table:table-cell table:number-columns-repeated="1015"/>
        </table:table-row>
        <table:table-row table:style-name="ro2">
          <table:table-cell table:style-name="ce9"/>
          <table:table-cell table:style-name="ce13" office:value-type="string">
            <text:p>Firm 1 <text:s text:c="3"/></text:p>
          </table:table-cell>
          <table:table-cell table:style-name="ce13" office:value-type="string">
            <text:p>Firm 2 <text:s text:c="3"/></text:p>
          </table:table-cell>
          <table:table-cell table:style-name="ce13" office:value-type="string">
            <text:p>Firm 3 <text:s text:c="3"/></text:p>
          </table:table-cell>
          <table:table-cell table:style-name="ce13" office:value-type="string">
            <text:p>Firm 4 <text:s text:c="3"/></text:p>
          </table:table-cell>
          <table:table-cell table:style-name="ce13" office:value-type="string">
            <text:p>Firm 5 <text:s text:c="3"/></text:p>
          </table:table-cell>
          <table:table-cell table:style-name="ce13" office:value-type="string">
            <text:p>Firm 6 <text:s text:c="3"/></text:p>
          </table:table-cell>
          <table:table-cell table:style-name="ce13" office:value-type="string">
            <text:p>Firm 7 <text:s text:c="3"/></text:p>
          </table:table-cell>
          <table:table-cell table:style-name="ce13" office:value-type="string">
            <text:p>Firm 8 <text:s text:c="3"/></text:p>
          </table:table-cell>
          <table:table-cell table:number-columns-repeated="1015"/>
        </table:table-row>
        <table:table-row table:style-name="ro2">
          <table:table-cell office:value-type="float" office:value="0">
            <text:p>0</text:p>
          </table:table-cell>
          <table:table-cell table:style-name="ce8" table:formula="of:=IF(rin*an*[$K.C3]&gt;RAND();1;0)" office:value-type="float" office:value="0">
            <text:p>0</text:p>
          </table:table-cell>
          <table:table-cell table:style-name="ce8" table:formula="of:=IF(rin*an*[$K.D3]&gt;RAND();1;0)" office:value-type="float" office:value="0">
            <text:p>0</text:p>
          </table:table-cell>
          <table:table-cell table:style-name="ce8" table:formula="of:=IF(rin*an*[$K.E3]&gt;RAND();1;0)" office:value-type="float" office:value="0">
            <text:p>0</text:p>
          </table:table-cell>
          <table:table-cell table:style-name="ce8" table:formula="of:=IF(rin*an*[$K.F3]&gt;RAND();1;0)" office:value-type="float" office:value="0">
            <text:p>0</text:p>
          </table:table-cell>
          <table:table-cell table:style-name="ce8" table:formula="of:=IF(rin*an*[$K.G3]&gt;RAND();1;0)" office:value-type="float" office:value="0">
            <text:p>0</text:p>
          </table:table-cell>
          <table:table-cell table:style-name="ce8" table:formula="of:=IF(rin*an*[$K.H3]&gt;RAND();1;0)" office:value-type="float" office:value="0">
            <text:p>0</text:p>
          </table:table-cell>
          <table:table-cell table:style-name="ce8" table:formula="of:=IF(rin*an*[$K.I3]&gt;RAND();1;0)" office:value-type="float" office:value="0">
            <text:p>0</text:p>
          </table:table-cell>
          <table:table-cell table:style-name="ce8" table:formula="of:=IF(rin*an*[$K.J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]" office:value-type="float" office:value="1">
            <text:p>1</text:p>
          </table:table-cell>
          <table:table-cell table:style-name="ce8" table:formula="of:=IF(rin*an*[$K.C4]&gt;RAND();1;0)" office:value-type="float" office:value="0">
            <text:p>0</text:p>
          </table:table-cell>
          <table:table-cell table:style-name="ce8" table:formula="of:=IF(rin*an*[$K.D4]&gt;RAND();1;0)" office:value-type="float" office:value="0">
            <text:p>0</text:p>
          </table:table-cell>
          <table:table-cell table:style-name="ce8" table:formula="of:=IF(rin*an*[$K.E4]&gt;RAND();1;0)" office:value-type="float" office:value="0">
            <text:p>0</text:p>
          </table:table-cell>
          <table:table-cell table:style-name="ce8" table:formula="of:=IF(rin*an*[$K.F4]&gt;RAND();1;0)" office:value-type="float" office:value="0">
            <text:p>0</text:p>
          </table:table-cell>
          <table:table-cell table:style-name="ce8" table:formula="of:=IF(rin*an*[$K.G4]&gt;RAND();1;0)" office:value-type="float" office:value="1">
            <text:p>1</text:p>
          </table:table-cell>
          <table:table-cell table:style-name="ce8" table:formula="of:=IF(rin*an*[$K.H4]&gt;RAND();1;0)" office:value-type="float" office:value="1">
            <text:p>1</text:p>
          </table:table-cell>
          <table:table-cell table:style-name="ce8" table:formula="of:=IF(rin*an*[$K.I4]&gt;RAND();1;0)" office:value-type="float" office:value="0">
            <text:p>0</text:p>
          </table:table-cell>
          <table:table-cell table:style-name="ce8" table:formula="of:=IF(rin*an*[$K.J4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4]" office:value-type="float" office:value="2">
            <text:p>2</text:p>
          </table:table-cell>
          <table:table-cell table:style-name="ce8" table:formula="of:=IF(rin*an*[$K.C5]&gt;RAND();1;0)" office:value-type="float" office:value="0">
            <text:p>0</text:p>
          </table:table-cell>
          <table:table-cell table:style-name="ce8" table:formula="of:=IF(rin*an*[$K.D5]&gt;RAND();1;0)" office:value-type="float" office:value="0">
            <text:p>0</text:p>
          </table:table-cell>
          <table:table-cell table:style-name="ce8" table:formula="of:=IF(rin*an*[$K.E5]&gt;RAND();1;0)" office:value-type="float" office:value="0">
            <text:p>0</text:p>
          </table:table-cell>
          <table:table-cell table:style-name="ce8" table:formula="of:=IF(rin*an*[$K.F5]&gt;RAND();1;0)" office:value-type="float" office:value="0">
            <text:p>0</text:p>
          </table:table-cell>
          <table:table-cell table:style-name="ce8" table:formula="of:=IF(rin*an*[$K.G5]&gt;RAND();1;0)" office:value-type="float" office:value="0">
            <text:p>0</text:p>
          </table:table-cell>
          <table:table-cell table:style-name="ce8" table:formula="of:=IF(rin*an*[$K.H5]&gt;RAND();1;0)" office:value-type="float" office:value="0">
            <text:p>0</text:p>
          </table:table-cell>
          <table:table-cell table:style-name="ce8" table:formula="of:=IF(rin*an*[$K.I5]&gt;RAND();1;0)" office:value-type="float" office:value="0">
            <text:p>0</text:p>
          </table:table-cell>
          <table:table-cell table:style-name="ce8" table:formula="of:=IF(rin*an*[$K.J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]" office:value-type="float" office:value="3">
            <text:p>3</text:p>
          </table:table-cell>
          <table:table-cell table:style-name="ce8" table:formula="of:=IF(rin*an*[$K.C6]&gt;RAND();1;0)" office:value-type="float" office:value="0">
            <text:p>0</text:p>
          </table:table-cell>
          <table:table-cell table:style-name="ce8" table:formula="of:=IF(rin*an*[$K.D6]&gt;RAND();1;0)" office:value-type="float" office:value="0">
            <text:p>0</text:p>
          </table:table-cell>
          <table:table-cell table:style-name="ce8" table:formula="of:=IF(rin*an*[$K.E6]&gt;RAND();1;0)" office:value-type="float" office:value="0">
            <text:p>0</text:p>
          </table:table-cell>
          <table:table-cell table:style-name="ce8" table:formula="of:=IF(rin*an*[$K.F6]&gt;RAND();1;0)" office:value-type="float" office:value="0">
            <text:p>0</text:p>
          </table:table-cell>
          <table:table-cell table:style-name="ce8" table:formula="of:=IF(rin*an*[$K.G6]&gt;RAND();1;0)" office:value-type="float" office:value="0">
            <text:p>0</text:p>
          </table:table-cell>
          <table:table-cell table:style-name="ce8" table:formula="of:=IF(rin*an*[$K.H6]&gt;RAND();1;0)" office:value-type="float" office:value="1">
            <text:p>1</text:p>
          </table:table-cell>
          <table:table-cell table:style-name="ce8" table:formula="of:=IF(rin*an*[$K.I6]&gt;RAND();1;0)" office:value-type="float" office:value="1">
            <text:p>1</text:p>
          </table:table-cell>
          <table:table-cell table:style-name="ce8" table:formula="of:=IF(rin*an*[$K.J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]" office:value-type="float" office:value="4">
            <text:p>4</text:p>
          </table:table-cell>
          <table:table-cell table:style-name="ce8" table:formula="of:=IF(rin*an*[$K.C7]&gt;RAND();1;0)" office:value-type="float" office:value="0">
            <text:p>0</text:p>
          </table:table-cell>
          <table:table-cell table:style-name="ce8" table:formula="of:=IF(rin*an*[$K.D7]&gt;RAND();1;0)" office:value-type="float" office:value="0">
            <text:p>0</text:p>
          </table:table-cell>
          <table:table-cell table:style-name="ce8" table:formula="of:=IF(rin*an*[$K.E7]&gt;RAND();1;0)" office:value-type="float" office:value="1">
            <text:p>1</text:p>
          </table:table-cell>
          <table:table-cell table:style-name="ce8" table:formula="of:=IF(rin*an*[$K.F7]&gt;RAND();1;0)" office:value-type="float" office:value="0">
            <text:p>0</text:p>
          </table:table-cell>
          <table:table-cell table:style-name="ce8" table:formula="of:=IF(rin*an*[$K.G7]&gt;RAND();1;0)" office:value-type="float" office:value="1">
            <text:p>1</text:p>
          </table:table-cell>
          <table:table-cell table:style-name="ce8" table:formula="of:=IF(rin*an*[$K.H7]&gt;RAND();1;0)" office:value-type="float" office:value="0">
            <text:p>0</text:p>
          </table:table-cell>
          <table:table-cell table:style-name="ce8" table:formula="of:=IF(rin*an*[$K.I7]&gt;RAND();1;0)" office:value-type="float" office:value="0">
            <text:p>0</text:p>
          </table:table-cell>
          <table:table-cell table:style-name="ce8" table:formula="of:=IF(rin*an*[$K.J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]" office:value-type="float" office:value="5">
            <text:p>5</text:p>
          </table:table-cell>
          <table:table-cell table:style-name="ce8" table:formula="of:=IF(rin*an*[$K.C8]&gt;RAND();1;0)" office:value-type="float" office:value="0">
            <text:p>0</text:p>
          </table:table-cell>
          <table:table-cell table:style-name="ce8" table:formula="of:=IF(rin*an*[$K.D8]&gt;RAND();1;0)" office:value-type="float" office:value="1">
            <text:p>1</text:p>
          </table:table-cell>
          <table:table-cell table:style-name="ce8" table:formula="of:=IF(rin*an*[$K.E8]&gt;RAND();1;0)" office:value-type="float" office:value="0">
            <text:p>0</text:p>
          </table:table-cell>
          <table:table-cell table:style-name="ce8" table:formula="of:=IF(rin*an*[$K.F8]&gt;RAND();1;0)" office:value-type="float" office:value="1">
            <text:p>1</text:p>
          </table:table-cell>
          <table:table-cell table:style-name="ce8" table:formula="of:=IF(rin*an*[$K.G8]&gt;RAND();1;0)" office:value-type="float" office:value="0">
            <text:p>0</text:p>
          </table:table-cell>
          <table:table-cell table:style-name="ce8" table:formula="of:=IF(rin*an*[$K.H8]&gt;RAND();1;0)" office:value-type="float" office:value="0">
            <text:p>0</text:p>
          </table:table-cell>
          <table:table-cell table:style-name="ce8" table:formula="of:=IF(rin*an*[$K.I8]&gt;RAND();1;0)" office:value-type="float" office:value="0">
            <text:p>0</text:p>
          </table:table-cell>
          <table:table-cell table:style-name="ce8" table:formula="of:=IF(rin*an*[$K.J8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8]" office:value-type="float" office:value="6">
            <text:p>6</text:p>
          </table:table-cell>
          <table:table-cell table:style-name="ce8" table:formula="of:=IF(rin*an*[$K.C9]&gt;RAND();1;0)" office:value-type="float" office:value="0">
            <text:p>0</text:p>
          </table:table-cell>
          <table:table-cell table:style-name="ce8" table:formula="of:=IF(rin*an*[$K.D9]&gt;RAND();1;0)" office:value-type="float" office:value="0">
            <text:p>0</text:p>
          </table:table-cell>
          <table:table-cell table:style-name="ce8" table:formula="of:=IF(rin*an*[$K.E9]&gt;RAND();1;0)" office:value-type="float" office:value="0">
            <text:p>0</text:p>
          </table:table-cell>
          <table:table-cell table:style-name="ce8" table:formula="of:=IF(rin*an*[$K.F9]&gt;RAND();1;0)" office:value-type="float" office:value="0">
            <text:p>0</text:p>
          </table:table-cell>
          <table:table-cell table:style-name="ce8" table:formula="of:=IF(rin*an*[$K.G9]&gt;RAND();1;0)" office:value-type="float" office:value="0">
            <text:p>0</text:p>
          </table:table-cell>
          <table:table-cell table:style-name="ce8" table:formula="of:=IF(rin*an*[$K.H9]&gt;RAND();1;0)" office:value-type="float" office:value="1">
            <text:p>1</text:p>
          </table:table-cell>
          <table:table-cell table:style-name="ce8" table:formula="of:=IF(rin*an*[$K.I9]&gt;RAND();1;0)" office:value-type="float" office:value="0">
            <text:p>0</text:p>
          </table:table-cell>
          <table:table-cell table:style-name="ce8" table:formula="of:=IF(rin*an*[$K.J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]" office:value-type="float" office:value="7">
            <text:p>7</text:p>
          </table:table-cell>
          <table:table-cell table:style-name="ce8" table:formula="of:=IF(rin*an*[$K.C10]&gt;RAND();1;0)" office:value-type="float" office:value="0">
            <text:p>0</text:p>
          </table:table-cell>
          <table:table-cell table:style-name="ce8" table:formula="of:=IF(rin*an*[$K.D10]&gt;RAND();1;0)" office:value-type="float" office:value="0">
            <text:p>0</text:p>
          </table:table-cell>
          <table:table-cell table:style-name="ce8" table:formula="of:=IF(rin*an*[$K.E10]&gt;RAND();1;0)" office:value-type="float" office:value="0">
            <text:p>0</text:p>
          </table:table-cell>
          <table:table-cell table:style-name="ce8" table:formula="of:=IF(rin*an*[$K.F10]&gt;RAND();1;0)" office:value-type="float" office:value="0">
            <text:p>0</text:p>
          </table:table-cell>
          <table:table-cell table:style-name="ce8" table:formula="of:=IF(rin*an*[$K.G10]&gt;RAND();1;0)" office:value-type="float" office:value="0">
            <text:p>0</text:p>
          </table:table-cell>
          <table:table-cell table:style-name="ce8" table:formula="of:=IF(rin*an*[$K.H10]&gt;RAND();1;0)" office:value-type="float" office:value="0">
            <text:p>0</text:p>
          </table:table-cell>
          <table:table-cell table:style-name="ce8" table:formula="of:=IF(rin*an*[$K.I10]&gt;RAND();1;0)" office:value-type="float" office:value="0">
            <text:p>0</text:p>
          </table:table-cell>
          <table:table-cell table:style-name="ce8" table:formula="of:=IF(rin*an*[$K.J10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0]" office:value-type="float" office:value="8">
            <text:p>8</text:p>
          </table:table-cell>
          <table:table-cell table:style-name="ce8" table:formula="of:=IF(rin*an*[$K.C11]&gt;RAND();1;0)" office:value-type="float" office:value="0">
            <text:p>0</text:p>
          </table:table-cell>
          <table:table-cell table:style-name="ce8" table:formula="of:=IF(rin*an*[$K.D11]&gt;RAND();1;0)" office:value-type="float" office:value="1">
            <text:p>1</text:p>
          </table:table-cell>
          <table:table-cell table:style-name="ce8" table:formula="of:=IF(rin*an*[$K.E11]&gt;RAND();1;0)" office:value-type="float" office:value="0">
            <text:p>0</text:p>
          </table:table-cell>
          <table:table-cell table:style-name="ce8" table:formula="of:=IF(rin*an*[$K.F11]&gt;RAND();1;0)" office:value-type="float" office:value="0">
            <text:p>0</text:p>
          </table:table-cell>
          <table:table-cell table:style-name="ce8" table:formula="of:=IF(rin*an*[$K.G11]&gt;RAND();1;0)" office:value-type="float" office:value="0">
            <text:p>0</text:p>
          </table:table-cell>
          <table:table-cell table:style-name="ce8" table:formula="of:=IF(rin*an*[$K.H11]&gt;RAND();1;0)" office:value-type="float" office:value="0">
            <text:p>0</text:p>
          </table:table-cell>
          <table:table-cell table:style-name="ce8" table:formula="of:=IF(rin*an*[$K.I11]&gt;RAND();1;0)" office:value-type="float" office:value="0">
            <text:p>0</text:p>
          </table:table-cell>
          <table:table-cell table:style-name="ce8" table:formula="of:=IF(rin*an*[$K.J1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1]" office:value-type="float" office:value="9">
            <text:p>9</text:p>
          </table:table-cell>
          <table:table-cell table:style-name="ce8" table:formula="of:=IF(rin*an*[$K.C12]&gt;RAND();1;0)" office:value-type="float" office:value="0">
            <text:p>0</text:p>
          </table:table-cell>
          <table:table-cell table:style-name="ce8" table:formula="of:=IF(rin*an*[$K.D12]&gt;RAND();1;0)" office:value-type="float" office:value="1">
            <text:p>1</text:p>
          </table:table-cell>
          <table:table-cell table:style-name="ce8" table:formula="of:=IF(rin*an*[$K.E12]&gt;RAND();1;0)" office:value-type="float" office:value="0">
            <text:p>0</text:p>
          </table:table-cell>
          <table:table-cell table:style-name="ce8" table:formula="of:=IF(rin*an*[$K.F12]&gt;RAND();1;0)" office:value-type="float" office:value="0">
            <text:p>0</text:p>
          </table:table-cell>
          <table:table-cell table:style-name="ce8" table:formula="of:=IF(rin*an*[$K.G12]&gt;RAND();1;0)" office:value-type="float" office:value="0">
            <text:p>0</text:p>
          </table:table-cell>
          <table:table-cell table:style-name="ce8" table:formula="of:=IF(rin*an*[$K.H12]&gt;RAND();1;0)" office:value-type="float" office:value="0">
            <text:p>0</text:p>
          </table:table-cell>
          <table:table-cell table:style-name="ce8" table:formula="of:=IF(rin*an*[$K.I12]&gt;RAND();1;0)" office:value-type="float" office:value="0">
            <text:p>0</text:p>
          </table:table-cell>
          <table:table-cell table:style-name="ce8" table:formula="of:=IF(rin*an*[$K.J1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2]" office:value-type="float" office:value="10">
            <text:p>10</text:p>
          </table:table-cell>
          <table:table-cell table:style-name="ce8" table:formula="of:=IF(rin*an*[$K.C13]&gt;RAND();1;0)" office:value-type="float" office:value="0">
            <text:p>0</text:p>
          </table:table-cell>
          <table:table-cell table:style-name="ce8" table:formula="of:=IF(rin*an*[$K.D13]&gt;RAND();1;0)" office:value-type="float" office:value="0">
            <text:p>0</text:p>
          </table:table-cell>
          <table:table-cell table:style-name="ce8" table:formula="of:=IF(rin*an*[$K.E13]&gt;RAND();1;0)" office:value-type="float" office:value="0">
            <text:p>0</text:p>
          </table:table-cell>
          <table:table-cell table:style-name="ce8" table:formula="of:=IF(rin*an*[$K.F13]&gt;RAND();1;0)" office:value-type="float" office:value="0">
            <text:p>0</text:p>
          </table:table-cell>
          <table:table-cell table:style-name="ce8" table:formula="of:=IF(rin*an*[$K.G13]&gt;RAND();1;0)" office:value-type="float" office:value="1">
            <text:p>1</text:p>
          </table:table-cell>
          <table:table-cell table:style-name="ce8" table:formula="of:=IF(rin*an*[$K.H13]&gt;RAND();1;0)" office:value-type="float" office:value="0">
            <text:p>0</text:p>
          </table:table-cell>
          <table:table-cell table:style-name="ce8" table:formula="of:=IF(rin*an*[$K.I13]&gt;RAND();1;0)" office:value-type="float" office:value="0">
            <text:p>0</text:p>
          </table:table-cell>
          <table:table-cell table:style-name="ce8" table:formula="of:=IF(rin*an*[$K.J13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13]" office:value-type="float" office:value="11">
            <text:p>11</text:p>
          </table:table-cell>
          <table:table-cell table:style-name="ce8" table:formula="of:=IF(rin*an*[$K.C14]&gt;RAND();1;0)" office:value-type="float" office:value="0">
            <text:p>0</text:p>
          </table:table-cell>
          <table:table-cell table:style-name="ce8" table:formula="of:=IF(rin*an*[$K.D14]&gt;RAND();1;0)" office:value-type="float" office:value="0">
            <text:p>0</text:p>
          </table:table-cell>
          <table:table-cell table:style-name="ce8" table:formula="of:=IF(rin*an*[$K.E14]&gt;RAND();1;0)" office:value-type="float" office:value="1">
            <text:p>1</text:p>
          </table:table-cell>
          <table:table-cell table:style-name="ce8" table:formula="of:=IF(rin*an*[$K.F14]&gt;RAND();1;0)" office:value-type="float" office:value="0">
            <text:p>0</text:p>
          </table:table-cell>
          <table:table-cell table:style-name="ce8" table:formula="of:=IF(rin*an*[$K.G14]&gt;RAND();1;0)" office:value-type="float" office:value="0">
            <text:p>0</text:p>
          </table:table-cell>
          <table:table-cell table:style-name="ce8" table:formula="of:=IF(rin*an*[$K.H14]&gt;RAND();1;0)" office:value-type="float" office:value="0">
            <text:p>0</text:p>
          </table:table-cell>
          <table:table-cell table:style-name="ce8" table:formula="of:=IF(rin*an*[$K.I14]&gt;RAND();1;0)" office:value-type="float" office:value="0">
            <text:p>0</text:p>
          </table:table-cell>
          <table:table-cell table:style-name="ce8" table:formula="of:=IF(rin*an*[$K.J14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14]" office:value-type="float" office:value="12">
            <text:p>12</text:p>
          </table:table-cell>
          <table:table-cell table:style-name="ce8" table:formula="of:=IF(rin*an*[$K.C15]&gt;RAND();1;0)" office:value-type="float" office:value="1">
            <text:p>1</text:p>
          </table:table-cell>
          <table:table-cell table:style-name="ce8" table:formula="of:=IF(rin*an*[$K.D15]&gt;RAND();1;0)" office:value-type="float" office:value="0">
            <text:p>0</text:p>
          </table:table-cell>
          <table:table-cell table:style-name="ce8" table:formula="of:=IF(rin*an*[$K.E15]&gt;RAND();1;0)" office:value-type="float" office:value="0">
            <text:p>0</text:p>
          </table:table-cell>
          <table:table-cell table:style-name="ce8" table:formula="of:=IF(rin*an*[$K.F15]&gt;RAND();1;0)" office:value-type="float" office:value="0">
            <text:p>0</text:p>
          </table:table-cell>
          <table:table-cell table:style-name="ce8" table:formula="of:=IF(rin*an*[$K.G15]&gt;RAND();1;0)" office:value-type="float" office:value="0">
            <text:p>0</text:p>
          </table:table-cell>
          <table:table-cell table:style-name="ce8" table:formula="of:=IF(rin*an*[$K.H15]&gt;RAND();1;0)" office:value-type="float" office:value="0">
            <text:p>0</text:p>
          </table:table-cell>
          <table:table-cell table:style-name="ce8" table:formula="of:=IF(rin*an*[$K.I15]&gt;RAND();1;0)" office:value-type="float" office:value="0">
            <text:p>0</text:p>
          </table:table-cell>
          <table:table-cell table:style-name="ce8" table:formula="of:=IF(rin*an*[$K.J1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5]" office:value-type="float" office:value="13">
            <text:p>13</text:p>
          </table:table-cell>
          <table:table-cell table:style-name="ce8" table:formula="of:=IF(rin*an*[$K.C16]&gt;RAND();1;0)" office:value-type="float" office:value="0">
            <text:p>0</text:p>
          </table:table-cell>
          <table:table-cell table:style-name="ce8" table:formula="of:=IF(rin*an*[$K.D16]&gt;RAND();1;0)" office:value-type="float" office:value="0">
            <text:p>0</text:p>
          </table:table-cell>
          <table:table-cell table:style-name="ce8" table:formula="of:=IF(rin*an*[$K.E16]&gt;RAND();1;0)" office:value-type="float" office:value="0">
            <text:p>0</text:p>
          </table:table-cell>
          <table:table-cell table:style-name="ce8" table:formula="of:=IF(rin*an*[$K.F16]&gt;RAND();1;0)" office:value-type="float" office:value="0">
            <text:p>0</text:p>
          </table:table-cell>
          <table:table-cell table:style-name="ce8" table:formula="of:=IF(rin*an*[$K.G16]&gt;RAND();1;0)" office:value-type="float" office:value="0">
            <text:p>0</text:p>
          </table:table-cell>
          <table:table-cell table:style-name="ce8" table:formula="of:=IF(rin*an*[$K.H16]&gt;RAND();1;0)" office:value-type="float" office:value="0">
            <text:p>0</text:p>
          </table:table-cell>
          <table:table-cell table:style-name="ce8" table:formula="of:=IF(rin*an*[$K.I16]&gt;RAND();1;0)" office:value-type="float" office:value="0">
            <text:p>0</text:p>
          </table:table-cell>
          <table:table-cell table:style-name="ce8" table:formula="of:=IF(rin*an*[$K.J1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6]" office:value-type="float" office:value="14">
            <text:p>14</text:p>
          </table:table-cell>
          <table:table-cell table:style-name="ce8" table:formula="of:=IF(rin*an*[$K.C17]&gt;RAND();1;0)" office:value-type="float" office:value="0">
            <text:p>0</text:p>
          </table:table-cell>
          <table:table-cell table:style-name="ce8" table:formula="of:=IF(rin*an*[$K.D17]&gt;RAND();1;0)" office:value-type="float" office:value="0">
            <text:p>0</text:p>
          </table:table-cell>
          <table:table-cell table:style-name="ce8" table:formula="of:=IF(rin*an*[$K.E17]&gt;RAND();1;0)" office:value-type="float" office:value="0">
            <text:p>0</text:p>
          </table:table-cell>
          <table:table-cell table:style-name="ce8" table:formula="of:=IF(rin*an*[$K.F17]&gt;RAND();1;0)" office:value-type="float" office:value="0">
            <text:p>0</text:p>
          </table:table-cell>
          <table:table-cell table:style-name="ce8" table:formula="of:=IF(rin*an*[$K.G17]&gt;RAND();1;0)" office:value-type="float" office:value="0">
            <text:p>0</text:p>
          </table:table-cell>
          <table:table-cell table:style-name="ce8" table:formula="of:=IF(rin*an*[$K.H17]&gt;RAND();1;0)" office:value-type="float" office:value="0">
            <text:p>0</text:p>
          </table:table-cell>
          <table:table-cell table:style-name="ce8" table:formula="of:=IF(rin*an*[$K.I17]&gt;RAND();1;0)" office:value-type="float" office:value="0">
            <text:p>0</text:p>
          </table:table-cell>
          <table:table-cell table:style-name="ce8" table:formula="of:=IF(rin*an*[$K.J1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7]" office:value-type="float" office:value="15">
            <text:p>15</text:p>
          </table:table-cell>
          <table:table-cell table:style-name="ce8" table:formula="of:=IF(rin*an*[$K.C18]&gt;RAND();1;0)" office:value-type="float" office:value="0">
            <text:p>0</text:p>
          </table:table-cell>
          <table:table-cell table:style-name="ce8" table:formula="of:=IF(rin*an*[$K.D18]&gt;RAND();1;0)" office:value-type="float" office:value="0">
            <text:p>0</text:p>
          </table:table-cell>
          <table:table-cell table:style-name="ce8" table:formula="of:=IF(rin*an*[$K.E18]&gt;RAND();1;0)" office:value-type="float" office:value="0">
            <text:p>0</text:p>
          </table:table-cell>
          <table:table-cell table:style-name="ce8" table:formula="of:=IF(rin*an*[$K.F18]&gt;RAND();1;0)" office:value-type="float" office:value="0">
            <text:p>0</text:p>
          </table:table-cell>
          <table:table-cell table:style-name="ce8" table:formula="of:=IF(rin*an*[$K.G18]&gt;RAND();1;0)" office:value-type="float" office:value="0">
            <text:p>0</text:p>
          </table:table-cell>
          <table:table-cell table:style-name="ce8" table:formula="of:=IF(rin*an*[$K.H18]&gt;RAND();1;0)" office:value-type="float" office:value="0">
            <text:p>0</text:p>
          </table:table-cell>
          <table:table-cell table:style-name="ce8" table:formula="of:=IF(rin*an*[$K.I18]&gt;RAND();1;0)" office:value-type="float" office:value="0">
            <text:p>0</text:p>
          </table:table-cell>
          <table:table-cell table:style-name="ce8" table:formula="of:=IF(rin*an*[$K.J1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8]" office:value-type="float" office:value="16">
            <text:p>16</text:p>
          </table:table-cell>
          <table:table-cell table:style-name="ce8" table:formula="of:=IF(rin*an*[$K.C19]&gt;RAND();1;0)" office:value-type="float" office:value="0">
            <text:p>0</text:p>
          </table:table-cell>
          <table:table-cell table:style-name="ce8" table:formula="of:=IF(rin*an*[$K.D19]&gt;RAND();1;0)" office:value-type="float" office:value="0">
            <text:p>0</text:p>
          </table:table-cell>
          <table:table-cell table:style-name="ce8" table:formula="of:=IF(rin*an*[$K.E19]&gt;RAND();1;0)" office:value-type="float" office:value="0">
            <text:p>0</text:p>
          </table:table-cell>
          <table:table-cell table:style-name="ce8" table:formula="of:=IF(rin*an*[$K.F19]&gt;RAND();1;0)" office:value-type="float" office:value="0">
            <text:p>0</text:p>
          </table:table-cell>
          <table:table-cell table:style-name="ce8" table:formula="of:=IF(rin*an*[$K.G19]&gt;RAND();1;0)" office:value-type="float" office:value="0">
            <text:p>0</text:p>
          </table:table-cell>
          <table:table-cell table:style-name="ce8" table:formula="of:=IF(rin*an*[$K.H19]&gt;RAND();1;0)" office:value-type="float" office:value="0">
            <text:p>0</text:p>
          </table:table-cell>
          <table:table-cell table:style-name="ce8" table:formula="of:=IF(rin*an*[$K.I19]&gt;RAND();1;0)" office:value-type="float" office:value="0">
            <text:p>0</text:p>
          </table:table-cell>
          <table:table-cell table:style-name="ce8" table:formula="of:=IF(rin*an*[$K.J1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9]" office:value-type="float" office:value="17">
            <text:p>17</text:p>
          </table:table-cell>
          <table:table-cell table:style-name="ce8" table:formula="of:=IF(rin*an*[$K.C20]&gt;RAND();1;0)" office:value-type="float" office:value="1">
            <text:p>1</text:p>
          </table:table-cell>
          <table:table-cell table:style-name="ce8" table:formula="of:=IF(rin*an*[$K.D20]&gt;RAND();1;0)" office:value-type="float" office:value="0">
            <text:p>0</text:p>
          </table:table-cell>
          <table:table-cell table:style-name="ce8" table:formula="of:=IF(rin*an*[$K.E20]&gt;RAND();1;0)" office:value-type="float" office:value="0">
            <text:p>0</text:p>
          </table:table-cell>
          <table:table-cell table:style-name="ce8" table:formula="of:=IF(rin*an*[$K.F20]&gt;RAND();1;0)" office:value-type="float" office:value="0">
            <text:p>0</text:p>
          </table:table-cell>
          <table:table-cell table:style-name="ce8" table:formula="of:=IF(rin*an*[$K.G20]&gt;RAND();1;0)" office:value-type="float" office:value="0">
            <text:p>0</text:p>
          </table:table-cell>
          <table:table-cell table:style-name="ce8" table:formula="of:=IF(rin*an*[$K.H20]&gt;RAND();1;0)" office:value-type="float" office:value="0">
            <text:p>0</text:p>
          </table:table-cell>
          <table:table-cell table:style-name="ce8" table:formula="of:=IF(rin*an*[$K.I20]&gt;RAND();1;0)" office:value-type="float" office:value="0">
            <text:p>0</text:p>
          </table:table-cell>
          <table:table-cell table:style-name="ce8" table:formula="of:=IF(rin*an*[$K.J20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0]" office:value-type="float" office:value="18">
            <text:p>18</text:p>
          </table:table-cell>
          <table:table-cell table:style-name="ce8" table:formula="of:=IF(rin*an*[$K.C21]&gt;RAND();1;0)" office:value-type="float" office:value="0">
            <text:p>0</text:p>
          </table:table-cell>
          <table:table-cell table:style-name="ce8" table:formula="of:=IF(rin*an*[$K.D21]&gt;RAND();1;0)" office:value-type="float" office:value="0">
            <text:p>0</text:p>
          </table:table-cell>
          <table:table-cell table:style-name="ce8" table:formula="of:=IF(rin*an*[$K.E21]&gt;RAND();1;0)" office:value-type="float" office:value="1">
            <text:p>1</text:p>
          </table:table-cell>
          <table:table-cell table:style-name="ce8" table:formula="of:=IF(rin*an*[$K.F21]&gt;RAND();1;0)" office:value-type="float" office:value="0">
            <text:p>0</text:p>
          </table:table-cell>
          <table:table-cell table:style-name="ce8" table:formula="of:=IF(rin*an*[$K.G21]&gt;RAND();1;0)" office:value-type="float" office:value="0">
            <text:p>0</text:p>
          </table:table-cell>
          <table:table-cell table:style-name="ce8" table:formula="of:=IF(rin*an*[$K.H21]&gt;RAND();1;0)" office:value-type="float" office:value="0">
            <text:p>0</text:p>
          </table:table-cell>
          <table:table-cell table:style-name="ce8" table:formula="of:=IF(rin*an*[$K.I21]&gt;RAND();1;0)" office:value-type="float" office:value="0">
            <text:p>0</text:p>
          </table:table-cell>
          <table:table-cell table:style-name="ce8" table:formula="of:=IF(rin*an*[$K.J2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1]" office:value-type="float" office:value="19">
            <text:p>19</text:p>
          </table:table-cell>
          <table:table-cell table:style-name="ce8" table:formula="of:=IF(rin*an*[$K.C22]&gt;RAND();1;0)" office:value-type="float" office:value="0">
            <text:p>0</text:p>
          </table:table-cell>
          <table:table-cell table:style-name="ce8" table:formula="of:=IF(rin*an*[$K.D22]&gt;RAND();1;0)" office:value-type="float" office:value="1">
            <text:p>1</text:p>
          </table:table-cell>
          <table:table-cell table:style-name="ce8" table:formula="of:=IF(rin*an*[$K.E22]&gt;RAND();1;0)" office:value-type="float" office:value="0">
            <text:p>0</text:p>
          </table:table-cell>
          <table:table-cell table:style-name="ce8" table:formula="of:=IF(rin*an*[$K.F22]&gt;RAND();1;0)" office:value-type="float" office:value="0">
            <text:p>0</text:p>
          </table:table-cell>
          <table:table-cell table:style-name="ce8" table:formula="of:=IF(rin*an*[$K.G22]&gt;RAND();1;0)" office:value-type="float" office:value="0">
            <text:p>0</text:p>
          </table:table-cell>
          <table:table-cell table:style-name="ce8" table:formula="of:=IF(rin*an*[$K.H22]&gt;RAND();1;0)" office:value-type="float" office:value="1">
            <text:p>1</text:p>
          </table:table-cell>
          <table:table-cell table:style-name="ce8" table:formula="of:=IF(rin*an*[$K.I22]&gt;RAND();1;0)" office:value-type="float" office:value="0">
            <text:p>0</text:p>
          </table:table-cell>
          <table:table-cell table:style-name="ce8" table:formula="of:=IF(rin*an*[$K.J2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2]" office:value-type="float" office:value="20">
            <text:p>20</text:p>
          </table:table-cell>
          <table:table-cell table:style-name="ce8" table:formula="of:=IF(rin*an*[$K.C23]&gt;RAND();1;0)" office:value-type="float" office:value="1">
            <text:p>1</text:p>
          </table:table-cell>
          <table:table-cell table:style-name="ce8" table:formula="of:=IF(rin*an*[$K.D23]&gt;RAND();1;0)" office:value-type="float" office:value="0">
            <text:p>0</text:p>
          </table:table-cell>
          <table:table-cell table:style-name="ce8" table:formula="of:=IF(rin*an*[$K.E23]&gt;RAND();1;0)" office:value-type="float" office:value="0">
            <text:p>0</text:p>
          </table:table-cell>
          <table:table-cell table:style-name="ce8" table:formula="of:=IF(rin*an*[$K.F23]&gt;RAND();1;0)" office:value-type="float" office:value="0">
            <text:p>0</text:p>
          </table:table-cell>
          <table:table-cell table:style-name="ce8" table:formula="of:=IF(rin*an*[$K.G23]&gt;RAND();1;0)" office:value-type="float" office:value="0">
            <text:p>0</text:p>
          </table:table-cell>
          <table:table-cell table:style-name="ce8" table:formula="of:=IF(rin*an*[$K.H23]&gt;RAND();1;0)" office:value-type="float" office:value="0">
            <text:p>0</text:p>
          </table:table-cell>
          <table:table-cell table:style-name="ce8" table:formula="of:=IF(rin*an*[$K.I23]&gt;RAND();1;0)" office:value-type="float" office:value="0">
            <text:p>0</text:p>
          </table:table-cell>
          <table:table-cell table:style-name="ce8" table:formula="of:=IF(rin*an*[$K.J2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3]" office:value-type="float" office:value="21">
            <text:p>21</text:p>
          </table:table-cell>
          <table:table-cell table:style-name="ce8" table:formula="of:=IF(rin*an*[$K.C24]&gt;RAND();1;0)" office:value-type="float" office:value="0">
            <text:p>0</text:p>
          </table:table-cell>
          <table:table-cell table:style-name="ce8" table:formula="of:=IF(rin*an*[$K.D24]&gt;RAND();1;0)" office:value-type="float" office:value="0">
            <text:p>0</text:p>
          </table:table-cell>
          <table:table-cell table:style-name="ce8" table:formula="of:=IF(rin*an*[$K.E24]&gt;RAND();1;0)" office:value-type="float" office:value="0">
            <text:p>0</text:p>
          </table:table-cell>
          <table:table-cell table:style-name="ce8" table:formula="of:=IF(rin*an*[$K.F24]&gt;RAND();1;0)" office:value-type="float" office:value="0">
            <text:p>0</text:p>
          </table:table-cell>
          <table:table-cell table:style-name="ce8" table:formula="of:=IF(rin*an*[$K.G24]&gt;RAND();1;0)" office:value-type="float" office:value="1">
            <text:p>1</text:p>
          </table:table-cell>
          <table:table-cell table:style-name="ce8" table:formula="of:=IF(rin*an*[$K.H24]&gt;RAND();1;0)" office:value-type="float" office:value="0">
            <text:p>0</text:p>
          </table:table-cell>
          <table:table-cell table:style-name="ce8" table:formula="of:=IF(rin*an*[$K.I24]&gt;RAND();1;0)" office:value-type="float" office:value="1">
            <text:p>1</text:p>
          </table:table-cell>
          <table:table-cell table:style-name="ce8" table:formula="of:=IF(rin*an*[$K.J24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24]" office:value-type="float" office:value="22">
            <text:p>22</text:p>
          </table:table-cell>
          <table:table-cell table:style-name="ce8" table:formula="of:=IF(rin*an*[$K.C25]&gt;RAND();1;0)" office:value-type="float" office:value="0">
            <text:p>0</text:p>
          </table:table-cell>
          <table:table-cell table:style-name="ce8" table:formula="of:=IF(rin*an*[$K.D25]&gt;RAND();1;0)" office:value-type="float" office:value="0">
            <text:p>0</text:p>
          </table:table-cell>
          <table:table-cell table:style-name="ce8" table:formula="of:=IF(rin*an*[$K.E25]&gt;RAND();1;0)" office:value-type="float" office:value="0">
            <text:p>0</text:p>
          </table:table-cell>
          <table:table-cell table:style-name="ce8" table:formula="of:=IF(rin*an*[$K.F25]&gt;RAND();1;0)" office:value-type="float" office:value="0">
            <text:p>0</text:p>
          </table:table-cell>
          <table:table-cell table:style-name="ce8" table:formula="of:=IF(rin*an*[$K.G25]&gt;RAND();1;0)" office:value-type="float" office:value="0">
            <text:p>0</text:p>
          </table:table-cell>
          <table:table-cell table:style-name="ce8" table:formula="of:=IF(rin*an*[$K.H25]&gt;RAND();1;0)" office:value-type="float" office:value="1">
            <text:p>1</text:p>
          </table:table-cell>
          <table:table-cell table:style-name="ce8" table:formula="of:=IF(rin*an*[$K.I25]&gt;RAND();1;0)" office:value-type="float" office:value="0">
            <text:p>0</text:p>
          </table:table-cell>
          <table:table-cell table:style-name="ce8" table:formula="of:=IF(rin*an*[$K.J2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5]" office:value-type="float" office:value="23">
            <text:p>23</text:p>
          </table:table-cell>
          <table:table-cell table:style-name="ce8" table:formula="of:=IF(rin*an*[$K.C26]&gt;RAND();1;0)" office:value-type="float" office:value="0">
            <text:p>0</text:p>
          </table:table-cell>
          <table:table-cell table:style-name="ce8" table:formula="of:=IF(rin*an*[$K.D26]&gt;RAND();1;0)" office:value-type="float" office:value="0">
            <text:p>0</text:p>
          </table:table-cell>
          <table:table-cell table:style-name="ce8" table:formula="of:=IF(rin*an*[$K.E26]&gt;RAND();1;0)" office:value-type="float" office:value="0">
            <text:p>0</text:p>
          </table:table-cell>
          <table:table-cell table:style-name="ce8" table:formula="of:=IF(rin*an*[$K.F26]&gt;RAND();1;0)" office:value-type="float" office:value="0">
            <text:p>0</text:p>
          </table:table-cell>
          <table:table-cell table:style-name="ce8" table:formula="of:=IF(rin*an*[$K.G26]&gt;RAND();1;0)" office:value-type="float" office:value="0">
            <text:p>0</text:p>
          </table:table-cell>
          <table:table-cell table:style-name="ce8" table:formula="of:=IF(rin*an*[$K.H26]&gt;RAND();1;0)" office:value-type="float" office:value="0">
            <text:p>0</text:p>
          </table:table-cell>
          <table:table-cell table:style-name="ce8" table:formula="of:=IF(rin*an*[$K.I26]&gt;RAND();1;0)" office:value-type="float" office:value="0">
            <text:p>0</text:p>
          </table:table-cell>
          <table:table-cell table:style-name="ce8" table:formula="of:=IF(rin*an*[$K.J2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6]" office:value-type="float" office:value="24">
            <text:p>24</text:p>
          </table:table-cell>
          <table:table-cell table:style-name="ce8" table:formula="of:=IF(rin*an*[$K.C27]&gt;RAND();1;0)" office:value-type="float" office:value="0">
            <text:p>0</text:p>
          </table:table-cell>
          <table:table-cell table:style-name="ce8" table:formula="of:=IF(rin*an*[$K.D27]&gt;RAND();1;0)" office:value-type="float" office:value="0">
            <text:p>0</text:p>
          </table:table-cell>
          <table:table-cell table:style-name="ce8" table:formula="of:=IF(rin*an*[$K.E27]&gt;RAND();1;0)" office:value-type="float" office:value="0">
            <text:p>0</text:p>
          </table:table-cell>
          <table:table-cell table:style-name="ce8" table:formula="of:=IF(rin*an*[$K.F27]&gt;RAND();1;0)" office:value-type="float" office:value="1">
            <text:p>1</text:p>
          </table:table-cell>
          <table:table-cell table:style-name="ce8" table:formula="of:=IF(rin*an*[$K.G27]&gt;RAND();1;0)" office:value-type="float" office:value="0">
            <text:p>0</text:p>
          </table:table-cell>
          <table:table-cell table:style-name="ce8" table:formula="of:=IF(rin*an*[$K.H27]&gt;RAND();1;0)" office:value-type="float" office:value="0">
            <text:p>0</text:p>
          </table:table-cell>
          <table:table-cell table:style-name="ce8" table:formula="of:=IF(rin*an*[$K.I27]&gt;RAND();1;0)" office:value-type="float" office:value="0">
            <text:p>0</text:p>
          </table:table-cell>
          <table:table-cell table:style-name="ce8" table:formula="of:=IF(rin*an*[$K.J2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7]" office:value-type="float" office:value="25">
            <text:p>25</text:p>
          </table:table-cell>
          <table:table-cell table:style-name="ce8" table:formula="of:=IF(rin*an*[$K.C28]&gt;RAND();1;0)" office:value-type="float" office:value="0">
            <text:p>0</text:p>
          </table:table-cell>
          <table:table-cell table:style-name="ce8" table:formula="of:=IF(rin*an*[$K.D28]&gt;RAND();1;0)" office:value-type="float" office:value="1">
            <text:p>1</text:p>
          </table:table-cell>
          <table:table-cell table:style-name="ce8" table:formula="of:=IF(rin*an*[$K.E28]&gt;RAND();1;0)" office:value-type="float" office:value="1">
            <text:p>1</text:p>
          </table:table-cell>
          <table:table-cell table:style-name="ce8" table:formula="of:=IF(rin*an*[$K.F28]&gt;RAND();1;0)" office:value-type="float" office:value="0">
            <text:p>0</text:p>
          </table:table-cell>
          <table:table-cell table:style-name="ce8" table:formula="of:=IF(rin*an*[$K.G28]&gt;RAND();1;0)" office:value-type="float" office:value="0">
            <text:p>0</text:p>
          </table:table-cell>
          <table:table-cell table:style-name="ce8" table:formula="of:=IF(rin*an*[$K.H28]&gt;RAND();1;0)" office:value-type="float" office:value="0">
            <text:p>0</text:p>
          </table:table-cell>
          <table:table-cell table:style-name="ce8" table:formula="of:=IF(rin*an*[$K.I28]&gt;RAND();1;0)" office:value-type="float" office:value="0">
            <text:p>0</text:p>
          </table:table-cell>
          <table:table-cell table:style-name="ce8" table:formula="of:=IF(rin*an*[$K.J2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8]" office:value-type="float" office:value="26">
            <text:p>26</text:p>
          </table:table-cell>
          <table:table-cell table:style-name="ce8" table:formula="of:=IF(rin*an*[$K.C29]&gt;RAND();1;0)" office:value-type="float" office:value="0">
            <text:p>0</text:p>
          </table:table-cell>
          <table:table-cell table:style-name="ce8" table:formula="of:=IF(rin*an*[$K.D29]&gt;RAND();1;0)" office:value-type="float" office:value="0">
            <text:p>0</text:p>
          </table:table-cell>
          <table:table-cell table:style-name="ce8" table:formula="of:=IF(rin*an*[$K.E29]&gt;RAND();1;0)" office:value-type="float" office:value="0">
            <text:p>0</text:p>
          </table:table-cell>
          <table:table-cell table:style-name="ce8" table:formula="of:=IF(rin*an*[$K.F29]&gt;RAND();1;0)" office:value-type="float" office:value="0">
            <text:p>0</text:p>
          </table:table-cell>
          <table:table-cell table:style-name="ce8" table:formula="of:=IF(rin*an*[$K.G29]&gt;RAND();1;0)" office:value-type="float" office:value="0">
            <text:p>0</text:p>
          </table:table-cell>
          <table:table-cell table:style-name="ce8" table:formula="of:=IF(rin*an*[$K.H29]&gt;RAND();1;0)" office:value-type="float" office:value="0">
            <text:p>0</text:p>
          </table:table-cell>
          <table:table-cell table:style-name="ce8" table:formula="of:=IF(rin*an*[$K.I29]&gt;RAND();1;0)" office:value-type="float" office:value="0">
            <text:p>0</text:p>
          </table:table-cell>
          <table:table-cell table:style-name="ce8" table:formula="of:=IF(rin*an*[$K.J2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9]" office:value-type="float" office:value="27">
            <text:p>27</text:p>
          </table:table-cell>
          <table:table-cell table:style-name="ce8" table:formula="of:=IF(rin*an*[$K.C30]&gt;RAND();1;0)" office:value-type="float" office:value="1">
            <text:p>1</text:p>
          </table:table-cell>
          <table:table-cell table:style-name="ce8" table:formula="of:=IF(rin*an*[$K.D30]&gt;RAND();1;0)" office:value-type="float" office:value="0">
            <text:p>0</text:p>
          </table:table-cell>
          <table:table-cell table:style-name="ce8" table:formula="of:=IF(rin*an*[$K.E30]&gt;RAND();1;0)" office:value-type="float" office:value="0">
            <text:p>0</text:p>
          </table:table-cell>
          <table:table-cell table:style-name="ce8" table:formula="of:=IF(rin*an*[$K.F30]&gt;RAND();1;0)" office:value-type="float" office:value="1">
            <text:p>1</text:p>
          </table:table-cell>
          <table:table-cell table:style-name="ce8" table:formula="of:=IF(rin*an*[$K.G30]&gt;RAND();1;0)" office:value-type="float" office:value="0">
            <text:p>0</text:p>
          </table:table-cell>
          <table:table-cell table:style-name="ce8" table:formula="of:=IF(rin*an*[$K.H30]&gt;RAND();1;0)" office:value-type="float" office:value="0">
            <text:p>0</text:p>
          </table:table-cell>
          <table:table-cell table:style-name="ce8" table:formula="of:=IF(rin*an*[$K.I30]&gt;RAND();1;0)" office:value-type="float" office:value="0">
            <text:p>0</text:p>
          </table:table-cell>
          <table:table-cell table:style-name="ce8" table:formula="of:=IF(rin*an*[$K.J30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30]" office:value-type="float" office:value="28">
            <text:p>28</text:p>
          </table:table-cell>
          <table:table-cell table:style-name="ce8" table:formula="of:=IF(rin*an*[$K.C31]&gt;RAND();1;0)" office:value-type="float" office:value="0">
            <text:p>0</text:p>
          </table:table-cell>
          <table:table-cell table:style-name="ce8" table:formula="of:=IF(rin*an*[$K.D31]&gt;RAND();1;0)" office:value-type="float" office:value="0">
            <text:p>0</text:p>
          </table:table-cell>
          <table:table-cell table:style-name="ce8" table:formula="of:=IF(rin*an*[$K.E31]&gt;RAND();1;0)" office:value-type="float" office:value="0">
            <text:p>0</text:p>
          </table:table-cell>
          <table:table-cell table:style-name="ce8" table:formula="of:=IF(rin*an*[$K.F31]&gt;RAND();1;0)" office:value-type="float" office:value="1">
            <text:p>1</text:p>
          </table:table-cell>
          <table:table-cell table:style-name="ce8" table:formula="of:=IF(rin*an*[$K.G31]&gt;RAND();1;0)" office:value-type="float" office:value="0">
            <text:p>0</text:p>
          </table:table-cell>
          <table:table-cell table:style-name="ce8" table:formula="of:=IF(rin*an*[$K.H31]&gt;RAND();1;0)" office:value-type="float" office:value="0">
            <text:p>0</text:p>
          </table:table-cell>
          <table:table-cell table:style-name="ce8" table:formula="of:=IF(rin*an*[$K.I31]&gt;RAND();1;0)" office:value-type="float" office:value="0">
            <text:p>0</text:p>
          </table:table-cell>
          <table:table-cell table:style-name="ce8" table:formula="of:=IF(rin*an*[$K.J3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1]" office:value-type="float" office:value="29">
            <text:p>29</text:p>
          </table:table-cell>
          <table:table-cell table:style-name="ce8" table:formula="of:=IF(rin*an*[$K.C32]&gt;RAND();1;0)" office:value-type="float" office:value="0">
            <text:p>0</text:p>
          </table:table-cell>
          <table:table-cell table:style-name="ce8" table:formula="of:=IF(rin*an*[$K.D32]&gt;RAND();1;0)" office:value-type="float" office:value="0">
            <text:p>0</text:p>
          </table:table-cell>
          <table:table-cell table:style-name="ce8" table:formula="of:=IF(rin*an*[$K.E32]&gt;RAND();1;0)" office:value-type="float" office:value="0">
            <text:p>0</text:p>
          </table:table-cell>
          <table:table-cell table:style-name="ce8" table:formula="of:=IF(rin*an*[$K.F32]&gt;RAND();1;0)" office:value-type="float" office:value="0">
            <text:p>0</text:p>
          </table:table-cell>
          <table:table-cell table:style-name="ce8" table:formula="of:=IF(rin*an*[$K.G32]&gt;RAND();1;0)" office:value-type="float" office:value="0">
            <text:p>0</text:p>
          </table:table-cell>
          <table:table-cell table:style-name="ce8" table:formula="of:=IF(rin*an*[$K.H32]&gt;RAND();1;0)" office:value-type="float" office:value="0">
            <text:p>0</text:p>
          </table:table-cell>
          <table:table-cell table:style-name="ce8" table:formula="of:=IF(rin*an*[$K.I32]&gt;RAND();1;0)" office:value-type="float" office:value="0">
            <text:p>0</text:p>
          </table:table-cell>
          <table:table-cell table:style-name="ce8" table:formula="of:=IF(rin*an*[$K.J3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2]" office:value-type="float" office:value="30">
            <text:p>30</text:p>
          </table:table-cell>
          <table:table-cell table:style-name="ce8" table:formula="of:=IF(rin*an*[$K.C33]&gt;RAND();1;0)" office:value-type="float" office:value="0">
            <text:p>0</text:p>
          </table:table-cell>
          <table:table-cell table:style-name="ce8" table:formula="of:=IF(rin*an*[$K.D33]&gt;RAND();1;0)" office:value-type="float" office:value="0">
            <text:p>0</text:p>
          </table:table-cell>
          <table:table-cell table:style-name="ce8" table:formula="of:=IF(rin*an*[$K.E33]&gt;RAND();1;0)" office:value-type="float" office:value="0">
            <text:p>0</text:p>
          </table:table-cell>
          <table:table-cell table:style-name="ce8" table:formula="of:=IF(rin*an*[$K.F33]&gt;RAND();1;0)" office:value-type="float" office:value="0">
            <text:p>0</text:p>
          </table:table-cell>
          <table:table-cell table:style-name="ce8" table:formula="of:=IF(rin*an*[$K.G33]&gt;RAND();1;0)" office:value-type="float" office:value="0">
            <text:p>0</text:p>
          </table:table-cell>
          <table:table-cell table:style-name="ce8" table:formula="of:=IF(rin*an*[$K.H33]&gt;RAND();1;0)" office:value-type="float" office:value="0">
            <text:p>0</text:p>
          </table:table-cell>
          <table:table-cell table:style-name="ce8" table:formula="of:=IF(rin*an*[$K.I33]&gt;RAND();1;0)" office:value-type="float" office:value="0">
            <text:p>0</text:p>
          </table:table-cell>
          <table:table-cell table:style-name="ce8" table:formula="of:=IF(rin*an*[$K.J33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33]" office:value-type="float" office:value="31">
            <text:p>31</text:p>
          </table:table-cell>
          <table:table-cell table:style-name="ce8" table:formula="of:=IF(rin*an*[$K.C34]&gt;RAND();1;0)" office:value-type="float" office:value="0">
            <text:p>0</text:p>
          </table:table-cell>
          <table:table-cell table:style-name="ce8" table:formula="of:=IF(rin*an*[$K.D34]&gt;RAND();1;0)" office:value-type="float" office:value="0">
            <text:p>0</text:p>
          </table:table-cell>
          <table:table-cell table:style-name="ce8" table:formula="of:=IF(rin*an*[$K.E34]&gt;RAND();1;0)" office:value-type="float" office:value="0">
            <text:p>0</text:p>
          </table:table-cell>
          <table:table-cell table:style-name="ce8" table:formula="of:=IF(rin*an*[$K.F34]&gt;RAND();1;0)" office:value-type="float" office:value="0">
            <text:p>0</text:p>
          </table:table-cell>
          <table:table-cell table:style-name="ce8" table:formula="of:=IF(rin*an*[$K.G34]&gt;RAND();1;0)" office:value-type="float" office:value="1">
            <text:p>1</text:p>
          </table:table-cell>
          <table:table-cell table:style-name="ce8" table:formula="of:=IF(rin*an*[$K.H34]&gt;RAND();1;0)" office:value-type="float" office:value="0">
            <text:p>0</text:p>
          </table:table-cell>
          <table:table-cell table:style-name="ce8" table:formula="of:=IF(rin*an*[$K.I34]&gt;RAND();1;0)" office:value-type="float" office:value="0">
            <text:p>0</text:p>
          </table:table-cell>
          <table:table-cell table:style-name="ce8" table:formula="of:=IF(rin*an*[$K.J3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4]" office:value-type="float" office:value="32">
            <text:p>32</text:p>
          </table:table-cell>
          <table:table-cell table:style-name="ce8" table:formula="of:=IF(rin*an*[$K.C35]&gt;RAND();1;0)" office:value-type="float" office:value="0">
            <text:p>0</text:p>
          </table:table-cell>
          <table:table-cell table:style-name="ce8" table:formula="of:=IF(rin*an*[$K.D35]&gt;RAND();1;0)" office:value-type="float" office:value="0">
            <text:p>0</text:p>
          </table:table-cell>
          <table:table-cell table:style-name="ce8" table:formula="of:=IF(rin*an*[$K.E35]&gt;RAND();1;0)" office:value-type="float" office:value="1">
            <text:p>1</text:p>
          </table:table-cell>
          <table:table-cell table:style-name="ce8" table:formula="of:=IF(rin*an*[$K.F35]&gt;RAND();1;0)" office:value-type="float" office:value="0">
            <text:p>0</text:p>
          </table:table-cell>
          <table:table-cell table:style-name="ce8" table:formula="of:=IF(rin*an*[$K.G35]&gt;RAND();1;0)" office:value-type="float" office:value="0">
            <text:p>0</text:p>
          </table:table-cell>
          <table:table-cell table:style-name="ce8" table:formula="of:=IF(rin*an*[$K.H35]&gt;RAND();1;0)" office:value-type="float" office:value="0">
            <text:p>0</text:p>
          </table:table-cell>
          <table:table-cell table:style-name="ce8" table:formula="of:=IF(rin*an*[$K.I35]&gt;RAND();1;0)" office:value-type="float" office:value="0">
            <text:p>0</text:p>
          </table:table-cell>
          <table:table-cell table:style-name="ce8" table:formula="of:=IF(rin*an*[$K.J3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5]" office:value-type="float" office:value="33">
            <text:p>33</text:p>
          </table:table-cell>
          <table:table-cell table:style-name="ce8" table:formula="of:=IF(rin*an*[$K.C36]&gt;RAND();1;0)" office:value-type="float" office:value="0">
            <text:p>0</text:p>
          </table:table-cell>
          <table:table-cell table:style-name="ce8" table:formula="of:=IF(rin*an*[$K.D36]&gt;RAND();1;0)" office:value-type="float" office:value="0">
            <text:p>0</text:p>
          </table:table-cell>
          <table:table-cell table:style-name="ce8" table:formula="of:=IF(rin*an*[$K.E36]&gt;RAND();1;0)" office:value-type="float" office:value="0">
            <text:p>0</text:p>
          </table:table-cell>
          <table:table-cell table:style-name="ce8" table:formula="of:=IF(rin*an*[$K.F36]&gt;RAND();1;0)" office:value-type="float" office:value="0">
            <text:p>0</text:p>
          </table:table-cell>
          <table:table-cell table:style-name="ce8" table:formula="of:=IF(rin*an*[$K.G36]&gt;RAND();1;0)" office:value-type="float" office:value="0">
            <text:p>0</text:p>
          </table:table-cell>
          <table:table-cell table:style-name="ce8" table:formula="of:=IF(rin*an*[$K.H36]&gt;RAND();1;0)" office:value-type="float" office:value="0">
            <text:p>0</text:p>
          </table:table-cell>
          <table:table-cell table:style-name="ce8" table:formula="of:=IF(rin*an*[$K.I36]&gt;RAND();1;0)" office:value-type="float" office:value="0">
            <text:p>0</text:p>
          </table:table-cell>
          <table:table-cell table:style-name="ce8" table:formula="of:=IF(rin*an*[$K.J36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36]" office:value-type="float" office:value="34">
            <text:p>34</text:p>
          </table:table-cell>
          <table:table-cell table:style-name="ce8" table:formula="of:=IF(rin*an*[$K.C37]&gt;RAND();1;0)" office:value-type="float" office:value="1">
            <text:p>1</text:p>
          </table:table-cell>
          <table:table-cell table:style-name="ce8" table:formula="of:=IF(rin*an*[$K.D37]&gt;RAND();1;0)" office:value-type="float" office:value="1">
            <text:p>1</text:p>
          </table:table-cell>
          <table:table-cell table:style-name="ce8" table:formula="of:=IF(rin*an*[$K.E37]&gt;RAND();1;0)" office:value-type="float" office:value="0">
            <text:p>0</text:p>
          </table:table-cell>
          <table:table-cell table:style-name="ce8" table:formula="of:=IF(rin*an*[$K.F37]&gt;RAND();1;0)" office:value-type="float" office:value="0">
            <text:p>0</text:p>
          </table:table-cell>
          <table:table-cell table:style-name="ce8" table:formula="of:=IF(rin*an*[$K.G37]&gt;RAND();1;0)" office:value-type="float" office:value="0">
            <text:p>0</text:p>
          </table:table-cell>
          <table:table-cell table:style-name="ce8" table:formula="of:=IF(rin*an*[$K.H37]&gt;RAND();1;0)" office:value-type="float" office:value="0">
            <text:p>0</text:p>
          </table:table-cell>
          <table:table-cell table:style-name="ce8" table:formula="of:=IF(rin*an*[$K.I37]&gt;RAND();1;0)" office:value-type="float" office:value="0">
            <text:p>0</text:p>
          </table:table-cell>
          <table:table-cell table:style-name="ce8" table:formula="of:=IF(rin*an*[$K.J3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7]" office:value-type="float" office:value="35">
            <text:p>35</text:p>
          </table:table-cell>
          <table:table-cell table:style-name="ce8" table:formula="of:=IF(rin*an*[$K.C38]&gt;RAND();1;0)" office:value-type="float" office:value="0">
            <text:p>0</text:p>
          </table:table-cell>
          <table:table-cell table:style-name="ce8" table:formula="of:=IF(rin*an*[$K.D38]&gt;RAND();1;0)" office:value-type="float" office:value="0">
            <text:p>0</text:p>
          </table:table-cell>
          <table:table-cell table:style-name="ce8" table:formula="of:=IF(rin*an*[$K.E38]&gt;RAND();1;0)" office:value-type="float" office:value="0">
            <text:p>0</text:p>
          </table:table-cell>
          <table:table-cell table:style-name="ce8" table:formula="of:=IF(rin*an*[$K.F38]&gt;RAND();1;0)" office:value-type="float" office:value="0">
            <text:p>0</text:p>
          </table:table-cell>
          <table:table-cell table:style-name="ce8" table:formula="of:=IF(rin*an*[$K.G38]&gt;RAND();1;0)" office:value-type="float" office:value="0">
            <text:p>0</text:p>
          </table:table-cell>
          <table:table-cell table:style-name="ce8" table:formula="of:=IF(rin*an*[$K.H38]&gt;RAND();1;0)" office:value-type="float" office:value="0">
            <text:p>0</text:p>
          </table:table-cell>
          <table:table-cell table:style-name="ce8" table:formula="of:=IF(rin*an*[$K.I38]&gt;RAND();1;0)" office:value-type="float" office:value="0">
            <text:p>0</text:p>
          </table:table-cell>
          <table:table-cell table:style-name="ce8" table:formula="of:=IF(rin*an*[$K.J3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8]" office:value-type="float" office:value="36">
            <text:p>36</text:p>
          </table:table-cell>
          <table:table-cell table:style-name="ce8" table:formula="of:=IF(rin*an*[$K.C39]&gt;RAND();1;0)" office:value-type="float" office:value="0">
            <text:p>0</text:p>
          </table:table-cell>
          <table:table-cell table:style-name="ce8" table:formula="of:=IF(rin*an*[$K.D39]&gt;RAND();1;0)" office:value-type="float" office:value="0">
            <text:p>0</text:p>
          </table:table-cell>
          <table:table-cell table:style-name="ce8" table:formula="of:=IF(rin*an*[$K.E39]&gt;RAND();1;0)" office:value-type="float" office:value="0">
            <text:p>0</text:p>
          </table:table-cell>
          <table:table-cell table:style-name="ce8" table:formula="of:=IF(rin*an*[$K.F39]&gt;RAND();1;0)" office:value-type="float" office:value="0">
            <text:p>0</text:p>
          </table:table-cell>
          <table:table-cell table:style-name="ce8" table:formula="of:=IF(rin*an*[$K.G39]&gt;RAND();1;0)" office:value-type="float" office:value="0">
            <text:p>0</text:p>
          </table:table-cell>
          <table:table-cell table:style-name="ce8" table:formula="of:=IF(rin*an*[$K.H39]&gt;RAND();1;0)" office:value-type="float" office:value="0">
            <text:p>0</text:p>
          </table:table-cell>
          <table:table-cell table:style-name="ce8" table:formula="of:=IF(rin*an*[$K.I39]&gt;RAND();1;0)" office:value-type="float" office:value="0">
            <text:p>0</text:p>
          </table:table-cell>
          <table:table-cell table:style-name="ce8" table:formula="of:=IF(rin*an*[$K.J3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9]" office:value-type="float" office:value="37">
            <text:p>37</text:p>
          </table:table-cell>
          <table:table-cell table:style-name="ce8" table:formula="of:=IF(rin*an*[$K.C40]&gt;RAND();1;0)" office:value-type="float" office:value="1">
            <text:p>1</text:p>
          </table:table-cell>
          <table:table-cell table:style-name="ce8" table:formula="of:=IF(rin*an*[$K.D40]&gt;RAND();1;0)" office:value-type="float" office:value="0">
            <text:p>0</text:p>
          </table:table-cell>
          <table:table-cell table:style-name="ce8" table:formula="of:=IF(rin*an*[$K.E40]&gt;RAND();1;0)" office:value-type="float" office:value="0">
            <text:p>0</text:p>
          </table:table-cell>
          <table:table-cell table:style-name="ce8" table:formula="of:=IF(rin*an*[$K.F40]&gt;RAND();1;0)" office:value-type="float" office:value="0">
            <text:p>0</text:p>
          </table:table-cell>
          <table:table-cell table:style-name="ce8" table:formula="of:=IF(rin*an*[$K.G40]&gt;RAND();1;0)" office:value-type="float" office:value="1">
            <text:p>1</text:p>
          </table:table-cell>
          <table:table-cell table:style-name="ce8" table:formula="of:=IF(rin*an*[$K.H40]&gt;RAND();1;0)" office:value-type="float" office:value="1">
            <text:p>1</text:p>
          </table:table-cell>
          <table:table-cell table:style-name="ce8" table:formula="of:=IF(rin*an*[$K.I40]&gt;RAND();1;0)" office:value-type="float" office:value="0">
            <text:p>0</text:p>
          </table:table-cell>
          <table:table-cell table:style-name="ce8" table:formula="of:=IF(rin*an*[$K.J40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0]" office:value-type="float" office:value="38">
            <text:p>38</text:p>
          </table:table-cell>
          <table:table-cell table:style-name="ce8" table:formula="of:=IF(rin*an*[$K.C41]&gt;RAND();1;0)" office:value-type="float" office:value="0">
            <text:p>0</text:p>
          </table:table-cell>
          <table:table-cell table:style-name="ce8" table:formula="of:=IF(rin*an*[$K.D41]&gt;RAND();1;0)" office:value-type="float" office:value="1">
            <text:p>1</text:p>
          </table:table-cell>
          <table:table-cell table:style-name="ce8" table:formula="of:=IF(rin*an*[$K.E41]&gt;RAND();1;0)" office:value-type="float" office:value="0">
            <text:p>0</text:p>
          </table:table-cell>
          <table:table-cell table:style-name="ce8" table:formula="of:=IF(rin*an*[$K.F41]&gt;RAND();1;0)" office:value-type="float" office:value="0">
            <text:p>0</text:p>
          </table:table-cell>
          <table:table-cell table:style-name="ce8" table:formula="of:=IF(rin*an*[$K.G41]&gt;RAND();1;0)" office:value-type="float" office:value="1">
            <text:p>1</text:p>
          </table:table-cell>
          <table:table-cell table:style-name="ce8" table:formula="of:=IF(rin*an*[$K.H41]&gt;RAND();1;0)" office:value-type="float" office:value="0">
            <text:p>0</text:p>
          </table:table-cell>
          <table:table-cell table:style-name="ce8" table:formula="of:=IF(rin*an*[$K.I41]&gt;RAND();1;0)" office:value-type="float" office:value="0">
            <text:p>0</text:p>
          </table:table-cell>
          <table:table-cell table:style-name="ce8" table:formula="of:=IF(rin*an*[$K.J4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1]" office:value-type="float" office:value="39">
            <text:p>39</text:p>
          </table:table-cell>
          <table:table-cell table:style-name="ce8" table:formula="of:=IF(rin*an*[$K.C42]&gt;RAND();1;0)" office:value-type="float" office:value="0">
            <text:p>0</text:p>
          </table:table-cell>
          <table:table-cell table:style-name="ce8" table:formula="of:=IF(rin*an*[$K.D42]&gt;RAND();1;0)" office:value-type="float" office:value="0">
            <text:p>0</text:p>
          </table:table-cell>
          <table:table-cell table:style-name="ce8" table:formula="of:=IF(rin*an*[$K.E42]&gt;RAND();1;0)" office:value-type="float" office:value="0">
            <text:p>0</text:p>
          </table:table-cell>
          <table:table-cell table:style-name="ce8" table:formula="of:=IF(rin*an*[$K.F42]&gt;RAND();1;0)" office:value-type="float" office:value="0">
            <text:p>0</text:p>
          </table:table-cell>
          <table:table-cell table:style-name="ce8" table:formula="of:=IF(rin*an*[$K.G42]&gt;RAND();1;0)" office:value-type="float" office:value="0">
            <text:p>0</text:p>
          </table:table-cell>
          <table:table-cell table:style-name="ce8" table:formula="of:=IF(rin*an*[$K.H42]&gt;RAND();1;0)" office:value-type="float" office:value="0">
            <text:p>0</text:p>
          </table:table-cell>
          <table:table-cell table:style-name="ce8" table:formula="of:=IF(rin*an*[$K.I42]&gt;RAND();1;0)" office:value-type="float" office:value="0">
            <text:p>0</text:p>
          </table:table-cell>
          <table:table-cell table:style-name="ce8" table:formula="of:=IF(rin*an*[$K.J4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2]" office:value-type="float" office:value="40">
            <text:p>40</text:p>
          </table:table-cell>
          <table:table-cell table:style-name="ce8" table:formula="of:=IF(rin*an*[$K.C43]&gt;RAND();1;0)" office:value-type="float" office:value="0">
            <text:p>0</text:p>
          </table:table-cell>
          <table:table-cell table:style-name="ce8" table:formula="of:=IF(rin*an*[$K.D43]&gt;RAND();1;0)" office:value-type="float" office:value="0">
            <text:p>0</text:p>
          </table:table-cell>
          <table:table-cell table:style-name="ce8" table:formula="of:=IF(rin*an*[$K.E43]&gt;RAND();1;0)" office:value-type="float" office:value="0">
            <text:p>0</text:p>
          </table:table-cell>
          <table:table-cell table:style-name="ce8" table:formula="of:=IF(rin*an*[$K.F43]&gt;RAND();1;0)" office:value-type="float" office:value="0">
            <text:p>0</text:p>
          </table:table-cell>
          <table:table-cell table:style-name="ce8" table:formula="of:=IF(rin*an*[$K.G43]&gt;RAND();1;0)" office:value-type="float" office:value="0">
            <text:p>0</text:p>
          </table:table-cell>
          <table:table-cell table:style-name="ce8" table:formula="of:=IF(rin*an*[$K.H43]&gt;RAND();1;0)" office:value-type="float" office:value="0">
            <text:p>0</text:p>
          </table:table-cell>
          <table:table-cell table:style-name="ce8" table:formula="of:=IF(rin*an*[$K.I43]&gt;RAND();1;0)" office:value-type="float" office:value="0">
            <text:p>0</text:p>
          </table:table-cell>
          <table:table-cell table:style-name="ce8" table:formula="of:=IF(rin*an*[$K.J4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3]" office:value-type="float" office:value="41">
            <text:p>41</text:p>
          </table:table-cell>
          <table:table-cell table:style-name="ce8" table:formula="of:=IF(rin*an*[$K.C44]&gt;RAND();1;0)" office:value-type="float" office:value="0">
            <text:p>0</text:p>
          </table:table-cell>
          <table:table-cell table:style-name="ce8" table:formula="of:=IF(rin*an*[$K.D44]&gt;RAND();1;0)" office:value-type="float" office:value="0">
            <text:p>0</text:p>
          </table:table-cell>
          <table:table-cell table:style-name="ce8" table:formula="of:=IF(rin*an*[$K.E44]&gt;RAND();1;0)" office:value-type="float" office:value="0">
            <text:p>0</text:p>
          </table:table-cell>
          <table:table-cell table:style-name="ce8" table:formula="of:=IF(rin*an*[$K.F44]&gt;RAND();1;0)" office:value-type="float" office:value="0">
            <text:p>0</text:p>
          </table:table-cell>
          <table:table-cell table:style-name="ce8" table:formula="of:=IF(rin*an*[$K.G44]&gt;RAND();1;0)" office:value-type="float" office:value="0">
            <text:p>0</text:p>
          </table:table-cell>
          <table:table-cell table:style-name="ce8" table:formula="of:=IF(rin*an*[$K.H44]&gt;RAND();1;0)" office:value-type="float" office:value="1">
            <text:p>1</text:p>
          </table:table-cell>
          <table:table-cell table:style-name="ce8" table:formula="of:=IF(rin*an*[$K.I44]&gt;RAND();1;0)" office:value-type="float" office:value="0">
            <text:p>0</text:p>
          </table:table-cell>
          <table:table-cell table:style-name="ce8" table:formula="of:=IF(rin*an*[$K.J4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4]" office:value-type="float" office:value="42">
            <text:p>42</text:p>
          </table:table-cell>
          <table:table-cell table:style-name="ce8" table:formula="of:=IF(rin*an*[$K.C45]&gt;RAND();1;0)" office:value-type="float" office:value="0">
            <text:p>0</text:p>
          </table:table-cell>
          <table:table-cell table:style-name="ce8" table:formula="of:=IF(rin*an*[$K.D45]&gt;RAND();1;0)" office:value-type="float" office:value="1">
            <text:p>1</text:p>
          </table:table-cell>
          <table:table-cell table:style-name="ce8" table:formula="of:=IF(rin*an*[$K.E45]&gt;RAND();1;0)" office:value-type="float" office:value="0">
            <text:p>0</text:p>
          </table:table-cell>
          <table:table-cell table:style-name="ce8" table:formula="of:=IF(rin*an*[$K.F45]&gt;RAND();1;0)" office:value-type="float" office:value="0">
            <text:p>0</text:p>
          </table:table-cell>
          <table:table-cell table:style-name="ce8" table:formula="of:=IF(rin*an*[$K.G45]&gt;RAND();1;0)" office:value-type="float" office:value="0">
            <text:p>0</text:p>
          </table:table-cell>
          <table:table-cell table:style-name="ce8" table:formula="of:=IF(rin*an*[$K.H45]&gt;RAND();1;0)" office:value-type="float" office:value="0">
            <text:p>0</text:p>
          </table:table-cell>
          <table:table-cell table:style-name="ce8" table:formula="of:=IF(rin*an*[$K.I45]&gt;RAND();1;0)" office:value-type="float" office:value="0">
            <text:p>0</text:p>
          </table:table-cell>
          <table:table-cell table:style-name="ce8" table:formula="of:=IF(rin*an*[$K.J4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5]" office:value-type="float" office:value="43">
            <text:p>43</text:p>
          </table:table-cell>
          <table:table-cell table:style-name="ce8" table:formula="of:=IF(rin*an*[$K.C46]&gt;RAND();1;0)" office:value-type="float" office:value="1">
            <text:p>1</text:p>
          </table:table-cell>
          <table:table-cell table:style-name="ce8" table:formula="of:=IF(rin*an*[$K.D46]&gt;RAND();1;0)" office:value-type="float" office:value="0">
            <text:p>0</text:p>
          </table:table-cell>
          <table:table-cell table:style-name="ce8" table:formula="of:=IF(rin*an*[$K.E46]&gt;RAND();1;0)" office:value-type="float" office:value="1">
            <text:p>1</text:p>
          </table:table-cell>
          <table:table-cell table:style-name="ce8" table:formula="of:=IF(rin*an*[$K.F46]&gt;RAND();1;0)" office:value-type="float" office:value="0">
            <text:p>0</text:p>
          </table:table-cell>
          <table:table-cell table:style-name="ce8" table:formula="of:=IF(rin*an*[$K.G46]&gt;RAND();1;0)" office:value-type="float" office:value="0">
            <text:p>0</text:p>
          </table:table-cell>
          <table:table-cell table:style-name="ce8" table:formula="of:=IF(rin*an*[$K.H46]&gt;RAND();1;0)" office:value-type="float" office:value="0">
            <text:p>0</text:p>
          </table:table-cell>
          <table:table-cell table:style-name="ce8" table:formula="of:=IF(rin*an*[$K.I46]&gt;RAND();1;0)" office:value-type="float" office:value="0">
            <text:p>0</text:p>
          </table:table-cell>
          <table:table-cell table:style-name="ce8" table:formula="of:=IF(rin*an*[$K.J4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6]" office:value-type="float" office:value="44">
            <text:p>44</text:p>
          </table:table-cell>
          <table:table-cell table:style-name="ce8" table:formula="of:=IF(rin*an*[$K.C47]&gt;RAND();1;0)" office:value-type="float" office:value="0">
            <text:p>0</text:p>
          </table:table-cell>
          <table:table-cell table:style-name="ce8" table:formula="of:=IF(rin*an*[$K.D47]&gt;RAND();1;0)" office:value-type="float" office:value="1">
            <text:p>1</text:p>
          </table:table-cell>
          <table:table-cell table:style-name="ce8" table:formula="of:=IF(rin*an*[$K.E47]&gt;RAND();1;0)" office:value-type="float" office:value="0">
            <text:p>0</text:p>
          </table:table-cell>
          <table:table-cell table:style-name="ce8" table:formula="of:=IF(rin*an*[$K.F47]&gt;RAND();1;0)" office:value-type="float" office:value="0">
            <text:p>0</text:p>
          </table:table-cell>
          <table:table-cell table:style-name="ce8" table:formula="of:=IF(rin*an*[$K.G47]&gt;RAND();1;0)" office:value-type="float" office:value="0">
            <text:p>0</text:p>
          </table:table-cell>
          <table:table-cell table:style-name="ce8" table:formula="of:=IF(rin*an*[$K.H47]&gt;RAND();1;0)" office:value-type="float" office:value="0">
            <text:p>0</text:p>
          </table:table-cell>
          <table:table-cell table:style-name="ce8" table:formula="of:=IF(rin*an*[$K.I47]&gt;RAND();1;0)" office:value-type="float" office:value="0">
            <text:p>0</text:p>
          </table:table-cell>
          <table:table-cell table:style-name="ce8" table:formula="of:=IF(rin*an*[$K.J4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7]" office:value-type="float" office:value="45">
            <text:p>45</text:p>
          </table:table-cell>
          <table:table-cell table:style-name="ce8" table:formula="of:=IF(rin*an*[$K.C48]&gt;RAND();1;0)" office:value-type="float" office:value="0">
            <text:p>0</text:p>
          </table:table-cell>
          <table:table-cell table:style-name="ce8" table:formula="of:=IF(rin*an*[$K.D48]&gt;RAND();1;0)" office:value-type="float" office:value="0">
            <text:p>0</text:p>
          </table:table-cell>
          <table:table-cell table:style-name="ce8" table:formula="of:=IF(rin*an*[$K.E48]&gt;RAND();1;0)" office:value-type="float" office:value="0">
            <text:p>0</text:p>
          </table:table-cell>
          <table:table-cell table:style-name="ce8" table:formula="of:=IF(rin*an*[$K.F48]&gt;RAND();1;0)" office:value-type="float" office:value="0">
            <text:p>0</text:p>
          </table:table-cell>
          <table:table-cell table:style-name="ce8" table:formula="of:=IF(rin*an*[$K.G48]&gt;RAND();1;0)" office:value-type="float" office:value="0">
            <text:p>0</text:p>
          </table:table-cell>
          <table:table-cell table:style-name="ce8" table:formula="of:=IF(rin*an*[$K.H48]&gt;RAND();1;0)" office:value-type="float" office:value="1">
            <text:p>1</text:p>
          </table:table-cell>
          <table:table-cell table:style-name="ce8" table:formula="of:=IF(rin*an*[$K.I48]&gt;RAND();1;0)" office:value-type="float" office:value="0">
            <text:p>0</text:p>
          </table:table-cell>
          <table:table-cell table:style-name="ce8" table:formula="of:=IF(rin*an*[$K.J48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48]" office:value-type="float" office:value="46">
            <text:p>46</text:p>
          </table:table-cell>
          <table:table-cell table:style-name="ce8" table:formula="of:=IF(rin*an*[$K.C49]&gt;RAND();1;0)" office:value-type="float" office:value="0">
            <text:p>0</text:p>
          </table:table-cell>
          <table:table-cell table:style-name="ce8" table:formula="of:=IF(rin*an*[$K.D49]&gt;RAND();1;0)" office:value-type="float" office:value="0">
            <text:p>0</text:p>
          </table:table-cell>
          <table:table-cell table:style-name="ce8" table:formula="of:=IF(rin*an*[$K.E49]&gt;RAND();1;0)" office:value-type="float" office:value="0">
            <text:p>0</text:p>
          </table:table-cell>
          <table:table-cell table:style-name="ce8" table:formula="of:=IF(rin*an*[$K.F49]&gt;RAND();1;0)" office:value-type="float" office:value="0">
            <text:p>0</text:p>
          </table:table-cell>
          <table:table-cell table:style-name="ce8" table:formula="of:=IF(rin*an*[$K.G49]&gt;RAND();1;0)" office:value-type="float" office:value="0">
            <text:p>0</text:p>
          </table:table-cell>
          <table:table-cell table:style-name="ce8" table:formula="of:=IF(rin*an*[$K.H49]&gt;RAND();1;0)" office:value-type="float" office:value="0">
            <text:p>0</text:p>
          </table:table-cell>
          <table:table-cell table:style-name="ce8" table:formula="of:=IF(rin*an*[$K.I49]&gt;RAND();1;0)" office:value-type="float" office:value="0">
            <text:p>0</text:p>
          </table:table-cell>
          <table:table-cell table:style-name="ce8" table:formula="of:=IF(rin*an*[$K.J4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9]" office:value-type="float" office:value="47">
            <text:p>47</text:p>
          </table:table-cell>
          <table:table-cell table:style-name="ce8" table:formula="of:=IF(rin*an*[$K.C50]&gt;RAND();1;0)" office:value-type="float" office:value="0">
            <text:p>0</text:p>
          </table:table-cell>
          <table:table-cell table:style-name="ce8" table:formula="of:=IF(rin*an*[$K.D50]&gt;RAND();1;0)" office:value-type="float" office:value="0">
            <text:p>0</text:p>
          </table:table-cell>
          <table:table-cell table:style-name="ce8" table:formula="of:=IF(rin*an*[$K.E50]&gt;RAND();1;0)" office:value-type="float" office:value="1">
            <text:p>1</text:p>
          </table:table-cell>
          <table:table-cell table:style-name="ce8" table:formula="of:=IF(rin*an*[$K.F50]&gt;RAND();1;0)" office:value-type="float" office:value="0">
            <text:p>0</text:p>
          </table:table-cell>
          <table:table-cell table:style-name="ce8" table:formula="of:=IF(rin*an*[$K.G50]&gt;RAND();1;0)" office:value-type="float" office:value="1">
            <text:p>1</text:p>
          </table:table-cell>
          <table:table-cell table:style-name="ce8" table:formula="of:=IF(rin*an*[$K.H50]&gt;RAND();1;0)" office:value-type="float" office:value="0">
            <text:p>0</text:p>
          </table:table-cell>
          <table:table-cell table:style-name="ce8" table:formula="of:=IF(rin*an*[$K.I50]&gt;RAND();1;0)" office:value-type="float" office:value="0">
            <text:p>0</text:p>
          </table:table-cell>
          <table:table-cell table:style-name="ce8" table:formula="of:=IF(rin*an*[$K.J50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50]" office:value-type="float" office:value="48">
            <text:p>48</text:p>
          </table:table-cell>
          <table:table-cell table:style-name="ce8" table:formula="of:=IF(rin*an*[$K.C51]&gt;RAND();1;0)" office:value-type="float" office:value="0">
            <text:p>0</text:p>
          </table:table-cell>
          <table:table-cell table:style-name="ce8" table:formula="of:=IF(rin*an*[$K.D51]&gt;RAND();1;0)" office:value-type="float" office:value="0">
            <text:p>0</text:p>
          </table:table-cell>
          <table:table-cell table:style-name="ce8" table:formula="of:=IF(rin*an*[$K.E51]&gt;RAND();1;0)" office:value-type="float" office:value="0">
            <text:p>0</text:p>
          </table:table-cell>
          <table:table-cell table:style-name="ce8" table:formula="of:=IF(rin*an*[$K.F51]&gt;RAND();1;0)" office:value-type="float" office:value="0">
            <text:p>0</text:p>
          </table:table-cell>
          <table:table-cell table:style-name="ce8" table:formula="of:=IF(rin*an*[$K.G51]&gt;RAND();1;0)" office:value-type="float" office:value="0">
            <text:p>0</text:p>
          </table:table-cell>
          <table:table-cell table:style-name="ce8" table:formula="of:=IF(rin*an*[$K.H51]&gt;RAND();1;0)" office:value-type="float" office:value="0">
            <text:p>0</text:p>
          </table:table-cell>
          <table:table-cell table:style-name="ce8" table:formula="of:=IF(rin*an*[$K.I51]&gt;RAND();1;0)" office:value-type="float" office:value="0">
            <text:p>0</text:p>
          </table:table-cell>
          <table:table-cell table:style-name="ce8" table:formula="of:=IF(rin*an*[$K.J51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51]" office:value-type="float" office:value="49">
            <text:p>49</text:p>
          </table:table-cell>
          <table:table-cell table:style-name="ce8" table:formula="of:=IF(rin*an*[$K.C52]&gt;RAND();1;0)" office:value-type="float" office:value="0">
            <text:p>0</text:p>
          </table:table-cell>
          <table:table-cell table:style-name="ce8" table:formula="of:=IF(rin*an*[$K.D52]&gt;RAND();1;0)" office:value-type="float" office:value="1">
            <text:p>1</text:p>
          </table:table-cell>
          <table:table-cell table:style-name="ce8" table:formula="of:=IF(rin*an*[$K.E52]&gt;RAND();1;0)" office:value-type="float" office:value="1">
            <text:p>1</text:p>
          </table:table-cell>
          <table:table-cell table:style-name="ce8" table:formula="of:=IF(rin*an*[$K.F52]&gt;RAND();1;0)" office:value-type="float" office:value="0">
            <text:p>0</text:p>
          </table:table-cell>
          <table:table-cell table:style-name="ce8" table:formula="of:=IF(rin*an*[$K.G52]&gt;RAND();1;0)" office:value-type="float" office:value="0">
            <text:p>0</text:p>
          </table:table-cell>
          <table:table-cell table:style-name="ce8" table:formula="of:=IF(rin*an*[$K.H52]&gt;RAND();1;0)" office:value-type="float" office:value="1">
            <text:p>1</text:p>
          </table:table-cell>
          <table:table-cell table:style-name="ce8" table:formula="of:=IF(rin*an*[$K.I52]&gt;RAND();1;0)" office:value-type="float" office:value="0">
            <text:p>0</text:p>
          </table:table-cell>
          <table:table-cell table:style-name="ce8" table:formula="of:=IF(rin*an*[$K.J5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2]" office:value-type="float" office:value="50">
            <text:p>50</text:p>
          </table:table-cell>
          <table:table-cell table:style-name="ce8" table:formula="of:=IF(rin*an*[$K.C53]&gt;RAND();1;0)" office:value-type="float" office:value="0">
            <text:p>0</text:p>
          </table:table-cell>
          <table:table-cell table:style-name="ce8" table:formula="of:=IF(rin*an*[$K.D53]&gt;RAND();1;0)" office:value-type="float" office:value="0">
            <text:p>0</text:p>
          </table:table-cell>
          <table:table-cell table:style-name="ce8" table:formula="of:=IF(rin*an*[$K.E53]&gt;RAND();1;0)" office:value-type="float" office:value="0">
            <text:p>0</text:p>
          </table:table-cell>
          <table:table-cell table:style-name="ce8" table:formula="of:=IF(rin*an*[$K.F53]&gt;RAND();1;0)" office:value-type="float" office:value="0">
            <text:p>0</text:p>
          </table:table-cell>
          <table:table-cell table:style-name="ce8" table:formula="of:=IF(rin*an*[$K.G53]&gt;RAND();1;0)" office:value-type="float" office:value="0">
            <text:p>0</text:p>
          </table:table-cell>
          <table:table-cell table:style-name="ce8" table:formula="of:=IF(rin*an*[$K.H53]&gt;RAND();1;0)" office:value-type="float" office:value="0">
            <text:p>0</text:p>
          </table:table-cell>
          <table:table-cell table:style-name="ce8" table:formula="of:=IF(rin*an*[$K.I53]&gt;RAND();1;0)" office:value-type="float" office:value="0">
            <text:p>0</text:p>
          </table:table-cell>
          <table:table-cell table:style-name="ce8" table:formula="of:=IF(rin*an*[$K.J5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3]" office:value-type="float" office:value="51">
            <text:p>51</text:p>
          </table:table-cell>
          <table:table-cell table:style-name="ce8" table:formula="of:=IF(rin*an*[$K.C54]&gt;RAND();1;0)" office:value-type="float" office:value="0">
            <text:p>0</text:p>
          </table:table-cell>
          <table:table-cell table:style-name="ce8" table:formula="of:=IF(rin*an*[$K.D54]&gt;RAND();1;0)" office:value-type="float" office:value="1">
            <text:p>1</text:p>
          </table:table-cell>
          <table:table-cell table:style-name="ce8" table:formula="of:=IF(rin*an*[$K.E54]&gt;RAND();1;0)" office:value-type="float" office:value="0">
            <text:p>0</text:p>
          </table:table-cell>
          <table:table-cell table:style-name="ce8" table:formula="of:=IF(rin*an*[$K.F54]&gt;RAND();1;0)" office:value-type="float" office:value="0">
            <text:p>0</text:p>
          </table:table-cell>
          <table:table-cell table:style-name="ce8" table:formula="of:=IF(rin*an*[$K.G54]&gt;RAND();1;0)" office:value-type="float" office:value="0">
            <text:p>0</text:p>
          </table:table-cell>
          <table:table-cell table:style-name="ce8" table:formula="of:=IF(rin*an*[$K.H54]&gt;RAND();1;0)" office:value-type="float" office:value="1">
            <text:p>1</text:p>
          </table:table-cell>
          <table:table-cell table:style-name="ce8" table:formula="of:=IF(rin*an*[$K.I54]&gt;RAND();1;0)" office:value-type="float" office:value="0">
            <text:p>0</text:p>
          </table:table-cell>
          <table:table-cell table:style-name="ce8" table:formula="of:=IF(rin*an*[$K.J5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4]" office:value-type="float" office:value="52">
            <text:p>52</text:p>
          </table:table-cell>
          <table:table-cell table:style-name="ce8" table:formula="of:=IF(rin*an*[$K.C55]&gt;RAND();1;0)" office:value-type="float" office:value="1">
            <text:p>1</text:p>
          </table:table-cell>
          <table:table-cell table:style-name="ce8" table:formula="of:=IF(rin*an*[$K.D55]&gt;RAND();1;0)" office:value-type="float" office:value="1">
            <text:p>1</text:p>
          </table:table-cell>
          <table:table-cell table:style-name="ce8" table:formula="of:=IF(rin*an*[$K.E55]&gt;RAND();1;0)" office:value-type="float" office:value="1">
            <text:p>1</text:p>
          </table:table-cell>
          <table:table-cell table:style-name="ce8" table:formula="of:=IF(rin*an*[$K.F55]&gt;RAND();1;0)" office:value-type="float" office:value="0">
            <text:p>0</text:p>
          </table:table-cell>
          <table:table-cell table:style-name="ce8" table:formula="of:=IF(rin*an*[$K.G55]&gt;RAND();1;0)" office:value-type="float" office:value="0">
            <text:p>0</text:p>
          </table:table-cell>
          <table:table-cell table:style-name="ce8" table:formula="of:=IF(rin*an*[$K.H55]&gt;RAND();1;0)" office:value-type="float" office:value="0">
            <text:p>0</text:p>
          </table:table-cell>
          <table:table-cell table:style-name="ce8" table:formula="of:=IF(rin*an*[$K.I55]&gt;RAND();1;0)" office:value-type="float" office:value="0">
            <text:p>0</text:p>
          </table:table-cell>
          <table:table-cell table:style-name="ce8" table:formula="of:=IF(rin*an*[$K.J5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5]" office:value-type="float" office:value="53">
            <text:p>53</text:p>
          </table:table-cell>
          <table:table-cell table:style-name="ce8" table:formula="of:=IF(rin*an*[$K.C56]&gt;RAND();1;0)" office:value-type="float" office:value="0">
            <text:p>0</text:p>
          </table:table-cell>
          <table:table-cell table:style-name="ce8" table:formula="of:=IF(rin*an*[$K.D56]&gt;RAND();1;0)" office:value-type="float" office:value="0">
            <text:p>0</text:p>
          </table:table-cell>
          <table:table-cell table:style-name="ce8" table:formula="of:=IF(rin*an*[$K.E56]&gt;RAND();1;0)" office:value-type="float" office:value="0">
            <text:p>0</text:p>
          </table:table-cell>
          <table:table-cell table:style-name="ce8" table:formula="of:=IF(rin*an*[$K.F56]&gt;RAND();1;0)" office:value-type="float" office:value="0">
            <text:p>0</text:p>
          </table:table-cell>
          <table:table-cell table:style-name="ce8" table:formula="of:=IF(rin*an*[$K.G56]&gt;RAND();1;0)" office:value-type="float" office:value="0">
            <text:p>0</text:p>
          </table:table-cell>
          <table:table-cell table:style-name="ce8" table:formula="of:=IF(rin*an*[$K.H56]&gt;RAND();1;0)" office:value-type="float" office:value="1">
            <text:p>1</text:p>
          </table:table-cell>
          <table:table-cell table:style-name="ce8" table:formula="of:=IF(rin*an*[$K.I56]&gt;RAND();1;0)" office:value-type="float" office:value="0">
            <text:p>0</text:p>
          </table:table-cell>
          <table:table-cell table:style-name="ce8" table:formula="of:=IF(rin*an*[$K.J5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6]" office:value-type="float" office:value="54">
            <text:p>54</text:p>
          </table:table-cell>
          <table:table-cell table:style-name="ce8" table:formula="of:=IF(rin*an*[$K.C57]&gt;RAND();1;0)" office:value-type="float" office:value="0">
            <text:p>0</text:p>
          </table:table-cell>
          <table:table-cell table:style-name="ce8" table:formula="of:=IF(rin*an*[$K.D57]&gt;RAND();1;0)" office:value-type="float" office:value="0">
            <text:p>0</text:p>
          </table:table-cell>
          <table:table-cell table:style-name="ce8" table:formula="of:=IF(rin*an*[$K.E57]&gt;RAND();1;0)" office:value-type="float" office:value="1">
            <text:p>1</text:p>
          </table:table-cell>
          <table:table-cell table:style-name="ce8" table:formula="of:=IF(rin*an*[$K.F57]&gt;RAND();1;0)" office:value-type="float" office:value="1">
            <text:p>1</text:p>
          </table:table-cell>
          <table:table-cell table:style-name="ce8" table:formula="of:=IF(rin*an*[$K.G57]&gt;RAND();1;0)" office:value-type="float" office:value="0">
            <text:p>0</text:p>
          </table:table-cell>
          <table:table-cell table:style-name="ce8" table:formula="of:=IF(rin*an*[$K.H57]&gt;RAND();1;0)" office:value-type="float" office:value="1">
            <text:p>1</text:p>
          </table:table-cell>
          <table:table-cell table:style-name="ce8" table:formula="of:=IF(rin*an*[$K.I57]&gt;RAND();1;0)" office:value-type="float" office:value="1">
            <text:p>1</text:p>
          </table:table-cell>
          <table:table-cell table:style-name="ce8" table:formula="of:=IF(rin*an*[$K.J5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7]" office:value-type="float" office:value="55">
            <text:p>55</text:p>
          </table:table-cell>
          <table:table-cell table:style-name="ce8" table:formula="of:=IF(rin*an*[$K.C58]&gt;RAND();1;0)" office:value-type="float" office:value="0">
            <text:p>0</text:p>
          </table:table-cell>
          <table:table-cell table:style-name="ce8" table:formula="of:=IF(rin*an*[$K.D58]&gt;RAND();1;0)" office:value-type="float" office:value="0">
            <text:p>0</text:p>
          </table:table-cell>
          <table:table-cell table:style-name="ce8" table:formula="of:=IF(rin*an*[$K.E58]&gt;RAND();1;0)" office:value-type="float" office:value="0">
            <text:p>0</text:p>
          </table:table-cell>
          <table:table-cell table:style-name="ce8" table:formula="of:=IF(rin*an*[$K.F58]&gt;RAND();1;0)" office:value-type="float" office:value="0">
            <text:p>0</text:p>
          </table:table-cell>
          <table:table-cell table:style-name="ce8" table:formula="of:=IF(rin*an*[$K.G58]&gt;RAND();1;0)" office:value-type="float" office:value="1">
            <text:p>1</text:p>
          </table:table-cell>
          <table:table-cell table:style-name="ce8" table:formula="of:=IF(rin*an*[$K.H58]&gt;RAND();1;0)" office:value-type="float" office:value="1">
            <text:p>1</text:p>
          </table:table-cell>
          <table:table-cell table:style-name="ce8" table:formula="of:=IF(rin*an*[$K.I58]&gt;RAND();1;0)" office:value-type="float" office:value="0">
            <text:p>0</text:p>
          </table:table-cell>
          <table:table-cell table:style-name="ce8" table:formula="of:=IF(rin*an*[$K.J5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8]" office:value-type="float" office:value="56">
            <text:p>56</text:p>
          </table:table-cell>
          <table:table-cell table:style-name="ce8" table:formula="of:=IF(rin*an*[$K.C59]&gt;RAND();1;0)" office:value-type="float" office:value="0">
            <text:p>0</text:p>
          </table:table-cell>
          <table:table-cell table:style-name="ce8" table:formula="of:=IF(rin*an*[$K.D59]&gt;RAND();1;0)" office:value-type="float" office:value="1">
            <text:p>1</text:p>
          </table:table-cell>
          <table:table-cell table:style-name="ce8" table:formula="of:=IF(rin*an*[$K.E59]&gt;RAND();1;0)" office:value-type="float" office:value="0">
            <text:p>0</text:p>
          </table:table-cell>
          <table:table-cell table:style-name="ce8" table:formula="of:=IF(rin*an*[$K.F59]&gt;RAND();1;0)" office:value-type="float" office:value="0">
            <text:p>0</text:p>
          </table:table-cell>
          <table:table-cell table:style-name="ce8" table:formula="of:=IF(rin*an*[$K.G59]&gt;RAND();1;0)" office:value-type="float" office:value="0">
            <text:p>0</text:p>
          </table:table-cell>
          <table:table-cell table:style-name="ce8" table:formula="of:=IF(rin*an*[$K.H59]&gt;RAND();1;0)" office:value-type="float" office:value="0">
            <text:p>0</text:p>
          </table:table-cell>
          <table:table-cell table:style-name="ce8" table:formula="of:=IF(rin*an*[$K.I59]&gt;RAND();1;0)" office:value-type="float" office:value="0">
            <text:p>0</text:p>
          </table:table-cell>
          <table:table-cell table:style-name="ce8" table:formula="of:=IF(rin*an*[$K.J5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9]" office:value-type="float" office:value="57">
            <text:p>57</text:p>
          </table:table-cell>
          <table:table-cell table:style-name="ce8" table:formula="of:=IF(rin*an*[$K.C60]&gt;RAND();1;0)" office:value-type="float" office:value="0">
            <text:p>0</text:p>
          </table:table-cell>
          <table:table-cell table:style-name="ce8" table:formula="of:=IF(rin*an*[$K.D60]&gt;RAND();1;0)" office:value-type="float" office:value="1">
            <text:p>1</text:p>
          </table:table-cell>
          <table:table-cell table:style-name="ce8" table:formula="of:=IF(rin*an*[$K.E60]&gt;RAND();1;0)" office:value-type="float" office:value="0">
            <text:p>0</text:p>
          </table:table-cell>
          <table:table-cell table:style-name="ce8" table:formula="of:=IF(rin*an*[$K.F60]&gt;RAND();1;0)" office:value-type="float" office:value="0">
            <text:p>0</text:p>
          </table:table-cell>
          <table:table-cell table:style-name="ce8" table:formula="of:=IF(rin*an*[$K.G60]&gt;RAND();1;0)" office:value-type="float" office:value="1">
            <text:p>1</text:p>
          </table:table-cell>
          <table:table-cell table:style-name="ce8" table:formula="of:=IF(rin*an*[$K.H60]&gt;RAND();1;0)" office:value-type="float" office:value="1">
            <text:p>1</text:p>
          </table:table-cell>
          <table:table-cell table:style-name="ce8" table:formula="of:=IF(rin*an*[$K.I60]&gt;RAND();1;0)" office:value-type="float" office:value="0">
            <text:p>0</text:p>
          </table:table-cell>
          <table:table-cell table:style-name="ce8" table:formula="of:=IF(rin*an*[$K.J60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0]" office:value-type="float" office:value="58">
            <text:p>58</text:p>
          </table:table-cell>
          <table:table-cell table:style-name="ce8" table:formula="of:=IF(rin*an*[$K.C61]&gt;RAND();1;0)" office:value-type="float" office:value="0">
            <text:p>0</text:p>
          </table:table-cell>
          <table:table-cell table:style-name="ce8" table:formula="of:=IF(rin*an*[$K.D61]&gt;RAND();1;0)" office:value-type="float" office:value="0">
            <text:p>0</text:p>
          </table:table-cell>
          <table:table-cell table:style-name="ce8" table:formula="of:=IF(rin*an*[$K.E61]&gt;RAND();1;0)" office:value-type="float" office:value="0">
            <text:p>0</text:p>
          </table:table-cell>
          <table:table-cell table:style-name="ce8" table:formula="of:=IF(rin*an*[$K.F61]&gt;RAND();1;0)" office:value-type="float" office:value="1">
            <text:p>1</text:p>
          </table:table-cell>
          <table:table-cell table:style-name="ce8" table:formula="of:=IF(rin*an*[$K.G61]&gt;RAND();1;0)" office:value-type="float" office:value="1">
            <text:p>1</text:p>
          </table:table-cell>
          <table:table-cell table:style-name="ce8" table:formula="of:=IF(rin*an*[$K.H61]&gt;RAND();1;0)" office:value-type="float" office:value="0">
            <text:p>0</text:p>
          </table:table-cell>
          <table:table-cell table:style-name="ce8" table:formula="of:=IF(rin*an*[$K.I61]&gt;RAND();1;0)" office:value-type="float" office:value="0">
            <text:p>0</text:p>
          </table:table-cell>
          <table:table-cell table:style-name="ce8" table:formula="of:=IF(rin*an*[$K.J6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1]" office:value-type="float" office:value="59">
            <text:p>59</text:p>
          </table:table-cell>
          <table:table-cell table:style-name="ce8" table:formula="of:=IF(rin*an*[$K.C62]&gt;RAND();1;0)" office:value-type="float" office:value="0">
            <text:p>0</text:p>
          </table:table-cell>
          <table:table-cell table:style-name="ce8" table:formula="of:=IF(rin*an*[$K.D62]&gt;RAND();1;0)" office:value-type="float" office:value="0">
            <text:p>0</text:p>
          </table:table-cell>
          <table:table-cell table:style-name="ce8" table:formula="of:=IF(rin*an*[$K.E62]&gt;RAND();1;0)" office:value-type="float" office:value="1">
            <text:p>1</text:p>
          </table:table-cell>
          <table:table-cell table:style-name="ce8" table:formula="of:=IF(rin*an*[$K.F62]&gt;RAND();1;0)" office:value-type="float" office:value="0">
            <text:p>0</text:p>
          </table:table-cell>
          <table:table-cell table:style-name="ce8" table:formula="of:=IF(rin*an*[$K.G62]&gt;RAND();1;0)" office:value-type="float" office:value="0">
            <text:p>0</text:p>
          </table:table-cell>
          <table:table-cell table:style-name="ce8" table:formula="of:=IF(rin*an*[$K.H62]&gt;RAND();1;0)" office:value-type="float" office:value="0">
            <text:p>0</text:p>
          </table:table-cell>
          <table:table-cell table:style-name="ce8" table:formula="of:=IF(rin*an*[$K.I62]&gt;RAND();1;0)" office:value-type="float" office:value="0">
            <text:p>0</text:p>
          </table:table-cell>
          <table:table-cell table:style-name="ce8" table:formula="of:=IF(rin*an*[$K.J6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2]" office:value-type="float" office:value="60">
            <text:p>60</text:p>
          </table:table-cell>
          <table:table-cell table:style-name="ce8" table:formula="of:=IF(rin*an*[$K.C63]&gt;RAND();1;0)" office:value-type="float" office:value="0">
            <text:p>0</text:p>
          </table:table-cell>
          <table:table-cell table:style-name="ce8" table:formula="of:=IF(rin*an*[$K.D63]&gt;RAND();1;0)" office:value-type="float" office:value="0">
            <text:p>0</text:p>
          </table:table-cell>
          <table:table-cell table:style-name="ce8" table:formula="of:=IF(rin*an*[$K.E63]&gt;RAND();1;0)" office:value-type="float" office:value="0">
            <text:p>0</text:p>
          </table:table-cell>
          <table:table-cell table:style-name="ce8" table:formula="of:=IF(rin*an*[$K.F63]&gt;RAND();1;0)" office:value-type="float" office:value="0">
            <text:p>0</text:p>
          </table:table-cell>
          <table:table-cell table:style-name="ce8" table:formula="of:=IF(rin*an*[$K.G63]&gt;RAND();1;0)" office:value-type="float" office:value="0">
            <text:p>0</text:p>
          </table:table-cell>
          <table:table-cell table:style-name="ce8" table:formula="of:=IF(rin*an*[$K.H63]&gt;RAND();1;0)" office:value-type="float" office:value="0">
            <text:p>0</text:p>
          </table:table-cell>
          <table:table-cell table:style-name="ce8" table:formula="of:=IF(rin*an*[$K.I63]&gt;RAND();1;0)" office:value-type="float" office:value="0">
            <text:p>0</text:p>
          </table:table-cell>
          <table:table-cell table:style-name="ce8" table:formula="of:=IF(rin*an*[$K.J6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3]" office:value-type="float" office:value="61">
            <text:p>61</text:p>
          </table:table-cell>
          <table:table-cell table:style-name="ce8" table:formula="of:=IF(rin*an*[$K.C64]&gt;RAND();1;0)" office:value-type="float" office:value="0">
            <text:p>0</text:p>
          </table:table-cell>
          <table:table-cell table:style-name="ce8" table:formula="of:=IF(rin*an*[$K.D64]&gt;RAND();1;0)" office:value-type="float" office:value="0">
            <text:p>0</text:p>
          </table:table-cell>
          <table:table-cell table:style-name="ce8" table:formula="of:=IF(rin*an*[$K.E64]&gt;RAND();1;0)" office:value-type="float" office:value="0">
            <text:p>0</text:p>
          </table:table-cell>
          <table:table-cell table:style-name="ce8" table:formula="of:=IF(rin*an*[$K.F64]&gt;RAND();1;0)" office:value-type="float" office:value="0">
            <text:p>0</text:p>
          </table:table-cell>
          <table:table-cell table:style-name="ce8" table:formula="of:=IF(rin*an*[$K.G64]&gt;RAND();1;0)" office:value-type="float" office:value="0">
            <text:p>0</text:p>
          </table:table-cell>
          <table:table-cell table:style-name="ce8" table:formula="of:=IF(rin*an*[$K.H64]&gt;RAND();1;0)" office:value-type="float" office:value="0">
            <text:p>0</text:p>
          </table:table-cell>
          <table:table-cell table:style-name="ce8" table:formula="of:=IF(rin*an*[$K.I64]&gt;RAND();1;0)" office:value-type="float" office:value="0">
            <text:p>0</text:p>
          </table:table-cell>
          <table:table-cell table:style-name="ce8" table:formula="of:=IF(rin*an*[$K.J64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64]" office:value-type="float" office:value="62">
            <text:p>62</text:p>
          </table:table-cell>
          <table:table-cell table:style-name="ce8" table:formula="of:=IF(rin*an*[$K.C65]&gt;RAND();1;0)" office:value-type="float" office:value="0">
            <text:p>0</text:p>
          </table:table-cell>
          <table:table-cell table:style-name="ce8" table:formula="of:=IF(rin*an*[$K.D65]&gt;RAND();1;0)" office:value-type="float" office:value="0">
            <text:p>0</text:p>
          </table:table-cell>
          <table:table-cell table:style-name="ce8" table:formula="of:=IF(rin*an*[$K.E65]&gt;RAND();1;0)" office:value-type="float" office:value="1">
            <text:p>1</text:p>
          </table:table-cell>
          <table:table-cell table:style-name="ce8" table:formula="of:=IF(rin*an*[$K.F65]&gt;RAND();1;0)" office:value-type="float" office:value="0">
            <text:p>0</text:p>
          </table:table-cell>
          <table:table-cell table:style-name="ce8" table:formula="of:=IF(rin*an*[$K.G65]&gt;RAND();1;0)" office:value-type="float" office:value="0">
            <text:p>0</text:p>
          </table:table-cell>
          <table:table-cell table:style-name="ce8" table:formula="of:=IF(rin*an*[$K.H65]&gt;RAND();1;0)" office:value-type="float" office:value="0">
            <text:p>0</text:p>
          </table:table-cell>
          <table:table-cell table:style-name="ce8" table:formula="of:=IF(rin*an*[$K.I65]&gt;RAND();1;0)" office:value-type="float" office:value="0">
            <text:p>0</text:p>
          </table:table-cell>
          <table:table-cell table:style-name="ce8" table:formula="of:=IF(rin*an*[$K.J6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5]" office:value-type="float" office:value="63">
            <text:p>63</text:p>
          </table:table-cell>
          <table:table-cell table:style-name="ce8" table:formula="of:=IF(rin*an*[$K.C66]&gt;RAND();1;0)" office:value-type="float" office:value="0">
            <text:p>0</text:p>
          </table:table-cell>
          <table:table-cell table:style-name="ce8" table:formula="of:=IF(rin*an*[$K.D66]&gt;RAND();1;0)" office:value-type="float" office:value="0">
            <text:p>0</text:p>
          </table:table-cell>
          <table:table-cell table:style-name="ce8" table:formula="of:=IF(rin*an*[$K.E66]&gt;RAND();1;0)" office:value-type="float" office:value="0">
            <text:p>0</text:p>
          </table:table-cell>
          <table:table-cell table:style-name="ce8" table:formula="of:=IF(rin*an*[$K.F66]&gt;RAND();1;0)" office:value-type="float" office:value="0">
            <text:p>0</text:p>
          </table:table-cell>
          <table:table-cell table:style-name="ce8" table:formula="of:=IF(rin*an*[$K.G66]&gt;RAND();1;0)" office:value-type="float" office:value="0">
            <text:p>0</text:p>
          </table:table-cell>
          <table:table-cell table:style-name="ce8" table:formula="of:=IF(rin*an*[$K.H66]&gt;RAND();1;0)" office:value-type="float" office:value="0">
            <text:p>0</text:p>
          </table:table-cell>
          <table:table-cell table:style-name="ce8" table:formula="of:=IF(rin*an*[$K.I66]&gt;RAND();1;0)" office:value-type="float" office:value="0">
            <text:p>0</text:p>
          </table:table-cell>
          <table:table-cell table:style-name="ce8" table:formula="of:=IF(rin*an*[$K.J6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6]" office:value-type="float" office:value="64">
            <text:p>64</text:p>
          </table:table-cell>
          <table:table-cell table:style-name="ce8" table:formula="of:=IF(rin*an*[$K.C67]&gt;RAND();1;0)" office:value-type="float" office:value="0">
            <text:p>0</text:p>
          </table:table-cell>
          <table:table-cell table:style-name="ce8" table:formula="of:=IF(rin*an*[$K.D67]&gt;RAND();1;0)" office:value-type="float" office:value="1">
            <text:p>1</text:p>
          </table:table-cell>
          <table:table-cell table:style-name="ce8" table:formula="of:=IF(rin*an*[$K.E67]&gt;RAND();1;0)" office:value-type="float" office:value="1">
            <text:p>1</text:p>
          </table:table-cell>
          <table:table-cell table:style-name="ce8" table:formula="of:=IF(rin*an*[$K.F67]&gt;RAND();1;0)" office:value-type="float" office:value="0">
            <text:p>0</text:p>
          </table:table-cell>
          <table:table-cell table:style-name="ce8" table:formula="of:=IF(rin*an*[$K.G67]&gt;RAND();1;0)" office:value-type="float" office:value="0">
            <text:p>0</text:p>
          </table:table-cell>
          <table:table-cell table:style-name="ce8" table:formula="of:=IF(rin*an*[$K.H67]&gt;RAND();1;0)" office:value-type="float" office:value="0">
            <text:p>0</text:p>
          </table:table-cell>
          <table:table-cell table:style-name="ce8" table:formula="of:=IF(rin*an*[$K.I67]&gt;RAND();1;0)" office:value-type="float" office:value="0">
            <text:p>0</text:p>
          </table:table-cell>
          <table:table-cell table:style-name="ce8" table:formula="of:=IF(rin*an*[$K.J6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7]" office:value-type="float" office:value="65">
            <text:p>65</text:p>
          </table:table-cell>
          <table:table-cell table:style-name="ce8" table:formula="of:=IF(rin*an*[$K.C68]&gt;RAND();1;0)" office:value-type="float" office:value="0">
            <text:p>0</text:p>
          </table:table-cell>
          <table:table-cell table:style-name="ce8" table:formula="of:=IF(rin*an*[$K.D68]&gt;RAND();1;0)" office:value-type="float" office:value="0">
            <text:p>0</text:p>
          </table:table-cell>
          <table:table-cell table:style-name="ce8" table:formula="of:=IF(rin*an*[$K.E68]&gt;RAND();1;0)" office:value-type="float" office:value="0">
            <text:p>0</text:p>
          </table:table-cell>
          <table:table-cell table:style-name="ce8" table:formula="of:=IF(rin*an*[$K.F68]&gt;RAND();1;0)" office:value-type="float" office:value="0">
            <text:p>0</text:p>
          </table:table-cell>
          <table:table-cell table:style-name="ce8" table:formula="of:=IF(rin*an*[$K.G68]&gt;RAND();1;0)" office:value-type="float" office:value="0">
            <text:p>0</text:p>
          </table:table-cell>
          <table:table-cell table:style-name="ce8" table:formula="of:=IF(rin*an*[$K.H68]&gt;RAND();1;0)" office:value-type="float" office:value="0">
            <text:p>0</text:p>
          </table:table-cell>
          <table:table-cell table:style-name="ce8" table:formula="of:=IF(rin*an*[$K.I68]&gt;RAND();1;0)" office:value-type="float" office:value="0">
            <text:p>0</text:p>
          </table:table-cell>
          <table:table-cell table:style-name="ce8" table:formula="of:=IF(rin*an*[$K.J68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68]" office:value-type="float" office:value="66">
            <text:p>66</text:p>
          </table:table-cell>
          <table:table-cell table:style-name="ce8" table:formula="of:=IF(rin*an*[$K.C69]&gt;RAND();1;0)" office:value-type="float" office:value="0">
            <text:p>0</text:p>
          </table:table-cell>
          <table:table-cell table:style-name="ce8" table:formula="of:=IF(rin*an*[$K.D69]&gt;RAND();1;0)" office:value-type="float" office:value="0">
            <text:p>0</text:p>
          </table:table-cell>
          <table:table-cell table:style-name="ce8" table:formula="of:=IF(rin*an*[$K.E69]&gt;RAND();1;0)" office:value-type="float" office:value="1">
            <text:p>1</text:p>
          </table:table-cell>
          <table:table-cell table:style-name="ce8" table:formula="of:=IF(rin*an*[$K.F69]&gt;RAND();1;0)" office:value-type="float" office:value="0">
            <text:p>0</text:p>
          </table:table-cell>
          <table:table-cell table:style-name="ce8" table:formula="of:=IF(rin*an*[$K.G69]&gt;RAND();1;0)" office:value-type="float" office:value="1">
            <text:p>1</text:p>
          </table:table-cell>
          <table:table-cell table:style-name="ce8" table:formula="of:=IF(rin*an*[$K.H69]&gt;RAND();1;0)" office:value-type="float" office:value="0">
            <text:p>0</text:p>
          </table:table-cell>
          <table:table-cell table:style-name="ce8" table:formula="of:=IF(rin*an*[$K.I69]&gt;RAND();1;0)" office:value-type="float" office:value="0">
            <text:p>0</text:p>
          </table:table-cell>
          <table:table-cell table:style-name="ce8" table:formula="of:=IF(rin*an*[$K.J6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9]" office:value-type="float" office:value="67">
            <text:p>67</text:p>
          </table:table-cell>
          <table:table-cell table:style-name="ce8" table:formula="of:=IF(rin*an*[$K.C70]&gt;RAND();1;0)" office:value-type="float" office:value="0">
            <text:p>0</text:p>
          </table:table-cell>
          <table:table-cell table:style-name="ce8" table:formula="of:=IF(rin*an*[$K.D70]&gt;RAND();1;0)" office:value-type="float" office:value="0">
            <text:p>0</text:p>
          </table:table-cell>
          <table:table-cell table:style-name="ce8" table:formula="of:=IF(rin*an*[$K.E70]&gt;RAND();1;0)" office:value-type="float" office:value="0">
            <text:p>0</text:p>
          </table:table-cell>
          <table:table-cell table:style-name="ce8" table:formula="of:=IF(rin*an*[$K.F70]&gt;RAND();1;0)" office:value-type="float" office:value="0">
            <text:p>0</text:p>
          </table:table-cell>
          <table:table-cell table:style-name="ce8" table:formula="of:=IF(rin*an*[$K.G70]&gt;RAND();1;0)" office:value-type="float" office:value="1">
            <text:p>1</text:p>
          </table:table-cell>
          <table:table-cell table:style-name="ce8" table:formula="of:=IF(rin*an*[$K.H70]&gt;RAND();1;0)" office:value-type="float" office:value="0">
            <text:p>0</text:p>
          </table:table-cell>
          <table:table-cell table:style-name="ce8" table:formula="of:=IF(rin*an*[$K.I70]&gt;RAND();1;0)" office:value-type="float" office:value="0">
            <text:p>0</text:p>
          </table:table-cell>
          <table:table-cell table:style-name="ce8" table:formula="of:=IF(rin*an*[$K.J70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0]" office:value-type="float" office:value="68">
            <text:p>68</text:p>
          </table:table-cell>
          <table:table-cell table:style-name="ce8" table:formula="of:=IF(rin*an*[$K.C71]&gt;RAND();1;0)" office:value-type="float" office:value="0">
            <text:p>0</text:p>
          </table:table-cell>
          <table:table-cell table:style-name="ce8" table:formula="of:=IF(rin*an*[$K.D71]&gt;RAND();1;0)" office:value-type="float" office:value="0">
            <text:p>0</text:p>
          </table:table-cell>
          <table:table-cell table:style-name="ce8" table:formula="of:=IF(rin*an*[$K.E71]&gt;RAND();1;0)" office:value-type="float" office:value="1">
            <text:p>1</text:p>
          </table:table-cell>
          <table:table-cell table:style-name="ce8" table:formula="of:=IF(rin*an*[$K.F71]&gt;RAND();1;0)" office:value-type="float" office:value="0">
            <text:p>0</text:p>
          </table:table-cell>
          <table:table-cell table:style-name="ce8" table:formula="of:=IF(rin*an*[$K.G71]&gt;RAND();1;0)" office:value-type="float" office:value="0">
            <text:p>0</text:p>
          </table:table-cell>
          <table:table-cell table:style-name="ce8" table:formula="of:=IF(rin*an*[$K.H71]&gt;RAND();1;0)" office:value-type="float" office:value="0">
            <text:p>0</text:p>
          </table:table-cell>
          <table:table-cell table:style-name="ce8" table:formula="of:=IF(rin*an*[$K.I71]&gt;RAND();1;0)" office:value-type="float" office:value="0">
            <text:p>0</text:p>
          </table:table-cell>
          <table:table-cell table:style-name="ce8" table:formula="of:=IF(rin*an*[$K.J7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1]" office:value-type="float" office:value="69">
            <text:p>69</text:p>
          </table:table-cell>
          <table:table-cell table:style-name="ce8" table:formula="of:=IF(rin*an*[$K.C72]&gt;RAND();1;0)" office:value-type="float" office:value="0">
            <text:p>0</text:p>
          </table:table-cell>
          <table:table-cell table:style-name="ce8" table:formula="of:=IF(rin*an*[$K.D72]&gt;RAND();1;0)" office:value-type="float" office:value="1">
            <text:p>1</text:p>
          </table:table-cell>
          <table:table-cell table:style-name="ce8" table:formula="of:=IF(rin*an*[$K.E72]&gt;RAND();1;0)" office:value-type="float" office:value="1">
            <text:p>1</text:p>
          </table:table-cell>
          <table:table-cell table:style-name="ce8" table:formula="of:=IF(rin*an*[$K.F72]&gt;RAND();1;0)" office:value-type="float" office:value="0">
            <text:p>0</text:p>
          </table:table-cell>
          <table:table-cell table:style-name="ce8" table:formula="of:=IF(rin*an*[$K.G72]&gt;RAND();1;0)" office:value-type="float" office:value="0">
            <text:p>0</text:p>
          </table:table-cell>
          <table:table-cell table:style-name="ce8" table:formula="of:=IF(rin*an*[$K.H72]&gt;RAND();1;0)" office:value-type="float" office:value="0">
            <text:p>0</text:p>
          </table:table-cell>
          <table:table-cell table:style-name="ce8" table:formula="of:=IF(rin*an*[$K.I72]&gt;RAND();1;0)" office:value-type="float" office:value="0">
            <text:p>0</text:p>
          </table:table-cell>
          <table:table-cell table:style-name="ce8" table:formula="of:=IF(rin*an*[$K.J7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2]" office:value-type="float" office:value="70">
            <text:p>70</text:p>
          </table:table-cell>
          <table:table-cell table:style-name="ce8" table:formula="of:=IF(rin*an*[$K.C73]&gt;RAND();1;0)" office:value-type="float" office:value="0">
            <text:p>0</text:p>
          </table:table-cell>
          <table:table-cell table:style-name="ce8" table:formula="of:=IF(rin*an*[$K.D73]&gt;RAND();1;0)" office:value-type="float" office:value="0">
            <text:p>0</text:p>
          </table:table-cell>
          <table:table-cell table:style-name="ce8" table:formula="of:=IF(rin*an*[$K.E73]&gt;RAND();1;0)" office:value-type="float" office:value="0">
            <text:p>0</text:p>
          </table:table-cell>
          <table:table-cell table:style-name="ce8" table:formula="of:=IF(rin*an*[$K.F73]&gt;RAND();1;0)" office:value-type="float" office:value="1">
            <text:p>1</text:p>
          </table:table-cell>
          <table:table-cell table:style-name="ce8" table:formula="of:=IF(rin*an*[$K.G73]&gt;RAND();1;0)" office:value-type="float" office:value="1">
            <text:p>1</text:p>
          </table:table-cell>
          <table:table-cell table:style-name="ce8" table:formula="of:=IF(rin*an*[$K.H73]&gt;RAND();1;0)" office:value-type="float" office:value="1">
            <text:p>1</text:p>
          </table:table-cell>
          <table:table-cell table:style-name="ce8" table:formula="of:=IF(rin*an*[$K.I73]&gt;RAND();1;0)" office:value-type="float" office:value="0">
            <text:p>0</text:p>
          </table:table-cell>
          <table:table-cell table:style-name="ce8" table:formula="of:=IF(rin*an*[$K.J7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3]" office:value-type="float" office:value="71">
            <text:p>71</text:p>
          </table:table-cell>
          <table:table-cell table:style-name="ce8" table:formula="of:=IF(rin*an*[$K.C74]&gt;RAND();1;0)" office:value-type="float" office:value="0">
            <text:p>0</text:p>
          </table:table-cell>
          <table:table-cell table:style-name="ce8" table:formula="of:=IF(rin*an*[$K.D74]&gt;RAND();1;0)" office:value-type="float" office:value="0">
            <text:p>0</text:p>
          </table:table-cell>
          <table:table-cell table:style-name="ce8" table:formula="of:=IF(rin*an*[$K.E74]&gt;RAND();1;0)" office:value-type="float" office:value="0">
            <text:p>0</text:p>
          </table:table-cell>
          <table:table-cell table:style-name="ce8" table:formula="of:=IF(rin*an*[$K.F74]&gt;RAND();1;0)" office:value-type="float" office:value="0">
            <text:p>0</text:p>
          </table:table-cell>
          <table:table-cell table:style-name="ce8" table:formula="of:=IF(rin*an*[$K.G74]&gt;RAND();1;0)" office:value-type="float" office:value="0">
            <text:p>0</text:p>
          </table:table-cell>
          <table:table-cell table:style-name="ce8" table:formula="of:=IF(rin*an*[$K.H74]&gt;RAND();1;0)" office:value-type="float" office:value="0">
            <text:p>0</text:p>
          </table:table-cell>
          <table:table-cell table:style-name="ce8" table:formula="of:=IF(rin*an*[$K.I74]&gt;RAND();1;0)" office:value-type="float" office:value="0">
            <text:p>0</text:p>
          </table:table-cell>
          <table:table-cell table:style-name="ce8" table:formula="of:=IF(rin*an*[$K.J74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74]" office:value-type="float" office:value="72">
            <text:p>72</text:p>
          </table:table-cell>
          <table:table-cell table:style-name="ce8" table:formula="of:=IF(rin*an*[$K.C75]&gt;RAND();1;0)" office:value-type="float" office:value="0">
            <text:p>0</text:p>
          </table:table-cell>
          <table:table-cell table:style-name="ce8" table:formula="of:=IF(rin*an*[$K.D75]&gt;RAND();1;0)" office:value-type="float" office:value="1">
            <text:p>1</text:p>
          </table:table-cell>
          <table:table-cell table:style-name="ce8" table:formula="of:=IF(rin*an*[$K.E75]&gt;RAND();1;0)" office:value-type="float" office:value="1">
            <text:p>1</text:p>
          </table:table-cell>
          <table:table-cell table:style-name="ce8" table:formula="of:=IF(rin*an*[$K.F75]&gt;RAND();1;0)" office:value-type="float" office:value="0">
            <text:p>0</text:p>
          </table:table-cell>
          <table:table-cell table:style-name="ce8" table:formula="of:=IF(rin*an*[$K.G75]&gt;RAND();1;0)" office:value-type="float" office:value="1">
            <text:p>1</text:p>
          </table:table-cell>
          <table:table-cell table:style-name="ce8" table:formula="of:=IF(rin*an*[$K.H75]&gt;RAND();1;0)" office:value-type="float" office:value="0">
            <text:p>0</text:p>
          </table:table-cell>
          <table:table-cell table:style-name="ce8" table:formula="of:=IF(rin*an*[$K.I75]&gt;RAND();1;0)" office:value-type="float" office:value="0">
            <text:p>0</text:p>
          </table:table-cell>
          <table:table-cell table:style-name="ce8" table:formula="of:=IF(rin*an*[$K.J7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5]" office:value-type="float" office:value="73">
            <text:p>73</text:p>
          </table:table-cell>
          <table:table-cell table:style-name="ce8" table:formula="of:=IF(rin*an*[$K.C76]&gt;RAND();1;0)" office:value-type="float" office:value="0">
            <text:p>0</text:p>
          </table:table-cell>
          <table:table-cell table:style-name="ce8" table:formula="of:=IF(rin*an*[$K.D76]&gt;RAND();1;0)" office:value-type="float" office:value="0">
            <text:p>0</text:p>
          </table:table-cell>
          <table:table-cell table:style-name="ce8" table:formula="of:=IF(rin*an*[$K.E76]&gt;RAND();1;0)" office:value-type="float" office:value="1">
            <text:p>1</text:p>
          </table:table-cell>
          <table:table-cell table:style-name="ce8" table:formula="of:=IF(rin*an*[$K.F76]&gt;RAND();1;0)" office:value-type="float" office:value="0">
            <text:p>0</text:p>
          </table:table-cell>
          <table:table-cell table:style-name="ce8" table:formula="of:=IF(rin*an*[$K.G76]&gt;RAND();1;0)" office:value-type="float" office:value="0">
            <text:p>0</text:p>
          </table:table-cell>
          <table:table-cell table:style-name="ce8" table:formula="of:=IF(rin*an*[$K.H76]&gt;RAND();1;0)" office:value-type="float" office:value="0">
            <text:p>0</text:p>
          </table:table-cell>
          <table:table-cell table:style-name="ce8" table:formula="of:=IF(rin*an*[$K.I76]&gt;RAND();1;0)" office:value-type="float" office:value="0">
            <text:p>0</text:p>
          </table:table-cell>
          <table:table-cell table:style-name="ce8" table:formula="of:=IF(rin*an*[$K.J7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6]" office:value-type="float" office:value="74">
            <text:p>74</text:p>
          </table:table-cell>
          <table:table-cell table:style-name="ce8" table:formula="of:=IF(rin*an*[$K.C77]&gt;RAND();1;0)" office:value-type="float" office:value="0">
            <text:p>0</text:p>
          </table:table-cell>
          <table:table-cell table:style-name="ce8" table:formula="of:=IF(rin*an*[$K.D77]&gt;RAND();1;0)" office:value-type="float" office:value="1">
            <text:p>1</text:p>
          </table:table-cell>
          <table:table-cell table:style-name="ce8" table:formula="of:=IF(rin*an*[$K.E77]&gt;RAND();1;0)" office:value-type="float" office:value="0">
            <text:p>0</text:p>
          </table:table-cell>
          <table:table-cell table:style-name="ce8" table:formula="of:=IF(rin*an*[$K.F77]&gt;RAND();1;0)" office:value-type="float" office:value="0">
            <text:p>0</text:p>
          </table:table-cell>
          <table:table-cell table:style-name="ce8" table:formula="of:=IF(rin*an*[$K.G77]&gt;RAND();1;0)" office:value-type="float" office:value="0">
            <text:p>0</text:p>
          </table:table-cell>
          <table:table-cell table:style-name="ce8" table:formula="of:=IF(rin*an*[$K.H77]&gt;RAND();1;0)" office:value-type="float" office:value="1">
            <text:p>1</text:p>
          </table:table-cell>
          <table:table-cell table:style-name="ce8" table:formula="of:=IF(rin*an*[$K.I77]&gt;RAND();1;0)" office:value-type="float" office:value="0">
            <text:p>0</text:p>
          </table:table-cell>
          <table:table-cell table:style-name="ce8" table:formula="of:=IF(rin*an*[$K.J7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7]" office:value-type="float" office:value="75">
            <text:p>75</text:p>
          </table:table-cell>
          <table:table-cell table:style-name="ce8" table:formula="of:=IF(rin*an*[$K.C78]&gt;RAND();1;0)" office:value-type="float" office:value="0">
            <text:p>0</text:p>
          </table:table-cell>
          <table:table-cell table:style-name="ce8" table:formula="of:=IF(rin*an*[$K.D78]&gt;RAND();1;0)" office:value-type="float" office:value="1">
            <text:p>1</text:p>
          </table:table-cell>
          <table:table-cell table:style-name="ce8" table:formula="of:=IF(rin*an*[$K.E78]&gt;RAND();1;0)" office:value-type="float" office:value="1">
            <text:p>1</text:p>
          </table:table-cell>
          <table:table-cell table:style-name="ce8" table:formula="of:=IF(rin*an*[$K.F78]&gt;RAND();1;0)" office:value-type="float" office:value="0">
            <text:p>0</text:p>
          </table:table-cell>
          <table:table-cell table:style-name="ce8" table:formula="of:=IF(rin*an*[$K.G78]&gt;RAND();1;0)" office:value-type="float" office:value="1">
            <text:p>1</text:p>
          </table:table-cell>
          <table:table-cell table:style-name="ce8" table:formula="of:=IF(rin*an*[$K.H78]&gt;RAND();1;0)" office:value-type="float" office:value="0">
            <text:p>0</text:p>
          </table:table-cell>
          <table:table-cell table:style-name="ce8" table:formula="of:=IF(rin*an*[$K.I78]&gt;RAND();1;0)" office:value-type="float" office:value="0">
            <text:p>0</text:p>
          </table:table-cell>
          <table:table-cell table:style-name="ce8" table:formula="of:=IF(rin*an*[$K.J7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8]" office:value-type="float" office:value="76">
            <text:p>76</text:p>
          </table:table-cell>
          <table:table-cell table:style-name="ce8" table:formula="of:=IF(rin*an*[$K.C79]&gt;RAND();1;0)" office:value-type="float" office:value="0">
            <text:p>0</text:p>
          </table:table-cell>
          <table:table-cell table:style-name="ce8" table:formula="of:=IF(rin*an*[$K.D79]&gt;RAND();1;0)" office:value-type="float" office:value="0">
            <text:p>0</text:p>
          </table:table-cell>
          <table:table-cell table:style-name="ce8" table:formula="of:=IF(rin*an*[$K.E79]&gt;RAND();1;0)" office:value-type="float" office:value="0">
            <text:p>0</text:p>
          </table:table-cell>
          <table:table-cell table:style-name="ce8" table:formula="of:=IF(rin*an*[$K.F79]&gt;RAND();1;0)" office:value-type="float" office:value="0">
            <text:p>0</text:p>
          </table:table-cell>
          <table:table-cell table:style-name="ce8" table:formula="of:=IF(rin*an*[$K.G79]&gt;RAND();1;0)" office:value-type="float" office:value="0">
            <text:p>0</text:p>
          </table:table-cell>
          <table:table-cell table:style-name="ce8" table:formula="of:=IF(rin*an*[$K.H79]&gt;RAND();1;0)" office:value-type="float" office:value="1">
            <text:p>1</text:p>
          </table:table-cell>
          <table:table-cell table:style-name="ce8" table:formula="of:=IF(rin*an*[$K.I79]&gt;RAND();1;0)" office:value-type="float" office:value="0">
            <text:p>0</text:p>
          </table:table-cell>
          <table:table-cell table:style-name="ce8" table:formula="of:=IF(rin*an*[$K.J7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9]" office:value-type="float" office:value="77">
            <text:p>77</text:p>
          </table:table-cell>
          <table:table-cell table:style-name="ce8" table:formula="of:=IF(rin*an*[$K.C80]&gt;RAND();1;0)" office:value-type="float" office:value="0">
            <text:p>0</text:p>
          </table:table-cell>
          <table:table-cell table:style-name="ce8" table:formula="of:=IF(rin*an*[$K.D80]&gt;RAND();1;0)" office:value-type="float" office:value="1">
            <text:p>1</text:p>
          </table:table-cell>
          <table:table-cell table:style-name="ce8" table:formula="of:=IF(rin*an*[$K.E80]&gt;RAND();1;0)" office:value-type="float" office:value="0">
            <text:p>0</text:p>
          </table:table-cell>
          <table:table-cell table:style-name="ce8" table:formula="of:=IF(rin*an*[$K.F80]&gt;RAND();1;0)" office:value-type="float" office:value="1">
            <text:p>1</text:p>
          </table:table-cell>
          <table:table-cell table:style-name="ce8" table:formula="of:=IF(rin*an*[$K.G80]&gt;RAND();1;0)" office:value-type="float" office:value="1">
            <text:p>1</text:p>
          </table:table-cell>
          <table:table-cell table:style-name="ce8" table:formula="of:=IF(rin*an*[$K.H80]&gt;RAND();1;0)" office:value-type="float" office:value="0">
            <text:p>0</text:p>
          </table:table-cell>
          <table:table-cell table:style-name="ce8" table:formula="of:=IF(rin*an*[$K.I80]&gt;RAND();1;0)" office:value-type="float" office:value="0">
            <text:p>0</text:p>
          </table:table-cell>
          <table:table-cell table:style-name="ce8" table:formula="of:=IF(rin*an*[$K.J80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0]" office:value-type="float" office:value="78">
            <text:p>78</text:p>
          </table:table-cell>
          <table:table-cell table:style-name="ce8" table:formula="of:=IF(rin*an*[$K.C81]&gt;RAND();1;0)" office:value-type="float" office:value="0">
            <text:p>0</text:p>
          </table:table-cell>
          <table:table-cell table:style-name="ce8" table:formula="of:=IF(rin*an*[$K.D81]&gt;RAND();1;0)" office:value-type="float" office:value="0">
            <text:p>0</text:p>
          </table:table-cell>
          <table:table-cell table:style-name="ce8" table:formula="of:=IF(rin*an*[$K.E81]&gt;RAND();1;0)" office:value-type="float" office:value="0">
            <text:p>0</text:p>
          </table:table-cell>
          <table:table-cell table:style-name="ce8" table:formula="of:=IF(rin*an*[$K.F81]&gt;RAND();1;0)" office:value-type="float" office:value="0">
            <text:p>0</text:p>
          </table:table-cell>
          <table:table-cell table:style-name="ce8" table:formula="of:=IF(rin*an*[$K.G81]&gt;RAND();1;0)" office:value-type="float" office:value="0">
            <text:p>0</text:p>
          </table:table-cell>
          <table:table-cell table:style-name="ce8" table:formula="of:=IF(rin*an*[$K.H81]&gt;RAND();1;0)" office:value-type="float" office:value="0">
            <text:p>0</text:p>
          </table:table-cell>
          <table:table-cell table:style-name="ce8" table:formula="of:=IF(rin*an*[$K.I81]&gt;RAND();1;0)" office:value-type="float" office:value="0">
            <text:p>0</text:p>
          </table:table-cell>
          <table:table-cell table:style-name="ce8" table:formula="of:=IF(rin*an*[$K.J8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1]" office:value-type="float" office:value="79">
            <text:p>79</text:p>
          </table:table-cell>
          <table:table-cell table:style-name="ce8" table:formula="of:=IF(rin*an*[$K.C82]&gt;RAND();1;0)" office:value-type="float" office:value="0">
            <text:p>0</text:p>
          </table:table-cell>
          <table:table-cell table:style-name="ce8" table:formula="of:=IF(rin*an*[$K.D82]&gt;RAND();1;0)" office:value-type="float" office:value="0">
            <text:p>0</text:p>
          </table:table-cell>
          <table:table-cell table:style-name="ce8" table:formula="of:=IF(rin*an*[$K.E82]&gt;RAND();1;0)" office:value-type="float" office:value="0">
            <text:p>0</text:p>
          </table:table-cell>
          <table:table-cell table:style-name="ce8" table:formula="of:=IF(rin*an*[$K.F82]&gt;RAND();1;0)" office:value-type="float" office:value="0">
            <text:p>0</text:p>
          </table:table-cell>
          <table:table-cell table:style-name="ce8" table:formula="of:=IF(rin*an*[$K.G82]&gt;RAND();1;0)" office:value-type="float" office:value="1">
            <text:p>1</text:p>
          </table:table-cell>
          <table:table-cell table:style-name="ce8" table:formula="of:=IF(rin*an*[$K.H82]&gt;RAND();1;0)" office:value-type="float" office:value="0">
            <text:p>0</text:p>
          </table:table-cell>
          <table:table-cell table:style-name="ce8" table:formula="of:=IF(rin*an*[$K.I82]&gt;RAND();1;0)" office:value-type="float" office:value="0">
            <text:p>0</text:p>
          </table:table-cell>
          <table:table-cell table:style-name="ce8" table:formula="of:=IF(rin*an*[$K.J8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2]" office:value-type="float" office:value="80">
            <text:p>80</text:p>
          </table:table-cell>
          <table:table-cell table:style-name="ce8" table:formula="of:=IF(rin*an*[$K.C83]&gt;RAND();1;0)" office:value-type="float" office:value="0">
            <text:p>0</text:p>
          </table:table-cell>
          <table:table-cell table:style-name="ce8" table:formula="of:=IF(rin*an*[$K.D83]&gt;RAND();1;0)" office:value-type="float" office:value="0">
            <text:p>0</text:p>
          </table:table-cell>
          <table:table-cell table:style-name="ce8" table:formula="of:=IF(rin*an*[$K.E83]&gt;RAND();1;0)" office:value-type="float" office:value="0">
            <text:p>0</text:p>
          </table:table-cell>
          <table:table-cell table:style-name="ce8" table:formula="of:=IF(rin*an*[$K.F83]&gt;RAND();1;0)" office:value-type="float" office:value="0">
            <text:p>0</text:p>
          </table:table-cell>
          <table:table-cell table:style-name="ce8" table:formula="of:=IF(rin*an*[$K.G83]&gt;RAND();1;0)" office:value-type="float" office:value="1">
            <text:p>1</text:p>
          </table:table-cell>
          <table:table-cell table:style-name="ce8" table:formula="of:=IF(rin*an*[$K.H83]&gt;RAND();1;0)" office:value-type="float" office:value="0">
            <text:p>0</text:p>
          </table:table-cell>
          <table:table-cell table:style-name="ce8" table:formula="of:=IF(rin*an*[$K.I83]&gt;RAND();1;0)" office:value-type="float" office:value="0">
            <text:p>0</text:p>
          </table:table-cell>
          <table:table-cell table:style-name="ce8" table:formula="of:=IF(rin*an*[$K.J8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3]" office:value-type="float" office:value="81">
            <text:p>81</text:p>
          </table:table-cell>
          <table:table-cell table:style-name="ce8" table:formula="of:=IF(rin*an*[$K.C84]&gt;RAND();1;0)" office:value-type="float" office:value="0">
            <text:p>0</text:p>
          </table:table-cell>
          <table:table-cell table:style-name="ce8" table:formula="of:=IF(rin*an*[$K.D84]&gt;RAND();1;0)" office:value-type="float" office:value="0">
            <text:p>0</text:p>
          </table:table-cell>
          <table:table-cell table:style-name="ce8" table:formula="of:=IF(rin*an*[$K.E84]&gt;RAND();1;0)" office:value-type="float" office:value="0">
            <text:p>0</text:p>
          </table:table-cell>
          <table:table-cell table:style-name="ce8" table:formula="of:=IF(rin*an*[$K.F84]&gt;RAND();1;0)" office:value-type="float" office:value="0">
            <text:p>0</text:p>
          </table:table-cell>
          <table:table-cell table:style-name="ce8" table:formula="of:=IF(rin*an*[$K.G84]&gt;RAND();1;0)" office:value-type="float" office:value="1">
            <text:p>1</text:p>
          </table:table-cell>
          <table:table-cell table:style-name="ce8" table:formula="of:=IF(rin*an*[$K.H84]&gt;RAND();1;0)" office:value-type="float" office:value="1">
            <text:p>1</text:p>
          </table:table-cell>
          <table:table-cell table:style-name="ce8" table:formula="of:=IF(rin*an*[$K.I84]&gt;RAND();1;0)" office:value-type="float" office:value="0">
            <text:p>0</text:p>
          </table:table-cell>
          <table:table-cell table:style-name="ce8" table:formula="of:=IF(rin*an*[$K.J8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4]" office:value-type="float" office:value="82">
            <text:p>82</text:p>
          </table:table-cell>
          <table:table-cell table:style-name="ce8" table:formula="of:=IF(rin*an*[$K.C85]&gt;RAND();1;0)" office:value-type="float" office:value="1">
            <text:p>1</text:p>
          </table:table-cell>
          <table:table-cell table:style-name="ce8" table:formula="of:=IF(rin*an*[$K.D85]&gt;RAND();1;0)" office:value-type="float" office:value="0">
            <text:p>0</text:p>
          </table:table-cell>
          <table:table-cell table:style-name="ce8" table:formula="of:=IF(rin*an*[$K.E85]&gt;RAND();1;0)" office:value-type="float" office:value="0">
            <text:p>0</text:p>
          </table:table-cell>
          <table:table-cell table:style-name="ce8" table:formula="of:=IF(rin*an*[$K.F85]&gt;RAND();1;0)" office:value-type="float" office:value="0">
            <text:p>0</text:p>
          </table:table-cell>
          <table:table-cell table:style-name="ce8" table:formula="of:=IF(rin*an*[$K.G85]&gt;RAND();1;0)" office:value-type="float" office:value="1">
            <text:p>1</text:p>
          </table:table-cell>
          <table:table-cell table:style-name="ce8" table:formula="of:=IF(rin*an*[$K.H85]&gt;RAND();1;0)" office:value-type="float" office:value="1">
            <text:p>1</text:p>
          </table:table-cell>
          <table:table-cell table:style-name="ce8" table:formula="of:=IF(rin*an*[$K.I85]&gt;RAND();1;0)" office:value-type="float" office:value="1">
            <text:p>1</text:p>
          </table:table-cell>
          <table:table-cell table:style-name="ce8" table:formula="of:=IF(rin*an*[$K.J8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5]" office:value-type="float" office:value="83">
            <text:p>83</text:p>
          </table:table-cell>
          <table:table-cell table:style-name="ce8" table:formula="of:=IF(rin*an*[$K.C86]&gt;RAND();1;0)" office:value-type="float" office:value="0">
            <text:p>0</text:p>
          </table:table-cell>
          <table:table-cell table:style-name="ce8" table:formula="of:=IF(rin*an*[$K.D86]&gt;RAND();1;0)" office:value-type="float" office:value="0">
            <text:p>0</text:p>
          </table:table-cell>
          <table:table-cell table:style-name="ce8" table:formula="of:=IF(rin*an*[$K.E86]&gt;RAND();1;0)" office:value-type="float" office:value="1">
            <text:p>1</text:p>
          </table:table-cell>
          <table:table-cell table:style-name="ce8" table:formula="of:=IF(rin*an*[$K.F86]&gt;RAND();1;0)" office:value-type="float" office:value="0">
            <text:p>0</text:p>
          </table:table-cell>
          <table:table-cell table:style-name="ce8" table:formula="of:=IF(rin*an*[$K.G86]&gt;RAND();1;0)" office:value-type="float" office:value="1">
            <text:p>1</text:p>
          </table:table-cell>
          <table:table-cell table:style-name="ce8" table:formula="of:=IF(rin*an*[$K.H86]&gt;RAND();1;0)" office:value-type="float" office:value="0">
            <text:p>0</text:p>
          </table:table-cell>
          <table:table-cell table:style-name="ce8" table:formula="of:=IF(rin*an*[$K.I86]&gt;RAND();1;0)" office:value-type="float" office:value="0">
            <text:p>0</text:p>
          </table:table-cell>
          <table:table-cell table:style-name="ce8" table:formula="of:=IF(rin*an*[$K.J86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86]" office:value-type="float" office:value="84">
            <text:p>84</text:p>
          </table:table-cell>
          <table:table-cell table:style-name="ce8" table:formula="of:=IF(rin*an*[$K.C87]&gt;RAND();1;0)" office:value-type="float" office:value="0">
            <text:p>0</text:p>
          </table:table-cell>
          <table:table-cell table:style-name="ce8" table:formula="of:=IF(rin*an*[$K.D87]&gt;RAND();1;0)" office:value-type="float" office:value="1">
            <text:p>1</text:p>
          </table:table-cell>
          <table:table-cell table:style-name="ce8" table:formula="of:=IF(rin*an*[$K.E87]&gt;RAND();1;0)" office:value-type="float" office:value="0">
            <text:p>0</text:p>
          </table:table-cell>
          <table:table-cell table:style-name="ce8" table:formula="of:=IF(rin*an*[$K.F87]&gt;RAND();1;0)" office:value-type="float" office:value="0">
            <text:p>0</text:p>
          </table:table-cell>
          <table:table-cell table:style-name="ce8" table:formula="of:=IF(rin*an*[$K.G87]&gt;RAND();1;0)" office:value-type="float" office:value="0">
            <text:p>0</text:p>
          </table:table-cell>
          <table:table-cell table:style-name="ce8" table:formula="of:=IF(rin*an*[$K.H87]&gt;RAND();1;0)" office:value-type="float" office:value="1">
            <text:p>1</text:p>
          </table:table-cell>
          <table:table-cell table:style-name="ce8" table:formula="of:=IF(rin*an*[$K.I87]&gt;RAND();1;0)" office:value-type="float" office:value="0">
            <text:p>0</text:p>
          </table:table-cell>
          <table:table-cell table:style-name="ce8" table:formula="of:=IF(rin*an*[$K.J87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87]" office:value-type="float" office:value="85">
            <text:p>85</text:p>
          </table:table-cell>
          <table:table-cell table:style-name="ce8" table:formula="of:=IF(rin*an*[$K.C88]&gt;RAND();1;0)" office:value-type="float" office:value="0">
            <text:p>0</text:p>
          </table:table-cell>
          <table:table-cell table:style-name="ce8" table:formula="of:=IF(rin*an*[$K.D88]&gt;RAND();1;0)" office:value-type="float" office:value="1">
            <text:p>1</text:p>
          </table:table-cell>
          <table:table-cell table:style-name="ce8" table:formula="of:=IF(rin*an*[$K.E88]&gt;RAND();1;0)" office:value-type="float" office:value="0">
            <text:p>0</text:p>
          </table:table-cell>
          <table:table-cell table:style-name="ce8" table:formula="of:=IF(rin*an*[$K.F88]&gt;RAND();1;0)" office:value-type="float" office:value="0">
            <text:p>0</text:p>
          </table:table-cell>
          <table:table-cell table:style-name="ce8" table:formula="of:=IF(rin*an*[$K.G88]&gt;RAND();1;0)" office:value-type="float" office:value="0">
            <text:p>0</text:p>
          </table:table-cell>
          <table:table-cell table:style-name="ce8" table:formula="of:=IF(rin*an*[$K.H88]&gt;RAND();1;0)" office:value-type="float" office:value="0">
            <text:p>0</text:p>
          </table:table-cell>
          <table:table-cell table:style-name="ce8" table:formula="of:=IF(rin*an*[$K.I88]&gt;RAND();1;0)" office:value-type="float" office:value="0">
            <text:p>0</text:p>
          </table:table-cell>
          <table:table-cell table:style-name="ce8" table:formula="of:=IF(rin*an*[$K.J8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8]" office:value-type="float" office:value="86">
            <text:p>86</text:p>
          </table:table-cell>
          <table:table-cell table:style-name="ce8" table:formula="of:=IF(rin*an*[$K.C89]&gt;RAND();1;0)" office:value-type="float" office:value="0">
            <text:p>0</text:p>
          </table:table-cell>
          <table:table-cell table:style-name="ce8" table:formula="of:=IF(rin*an*[$K.D89]&gt;RAND();1;0)" office:value-type="float" office:value="0">
            <text:p>0</text:p>
          </table:table-cell>
          <table:table-cell table:style-name="ce8" table:formula="of:=IF(rin*an*[$K.E89]&gt;RAND();1;0)" office:value-type="float" office:value="1">
            <text:p>1</text:p>
          </table:table-cell>
          <table:table-cell table:style-name="ce8" table:formula="of:=IF(rin*an*[$K.F89]&gt;RAND();1;0)" office:value-type="float" office:value="0">
            <text:p>0</text:p>
          </table:table-cell>
          <table:table-cell table:style-name="ce8" table:formula="of:=IF(rin*an*[$K.G89]&gt;RAND();1;0)" office:value-type="float" office:value="0">
            <text:p>0</text:p>
          </table:table-cell>
          <table:table-cell table:style-name="ce8" table:formula="of:=IF(rin*an*[$K.H89]&gt;RAND();1;0)" office:value-type="float" office:value="0">
            <text:p>0</text:p>
          </table:table-cell>
          <table:table-cell table:style-name="ce8" table:formula="of:=IF(rin*an*[$K.I89]&gt;RAND();1;0)" office:value-type="float" office:value="0">
            <text:p>0</text:p>
          </table:table-cell>
          <table:table-cell table:style-name="ce8" table:formula="of:=IF(rin*an*[$K.J8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9]" office:value-type="float" office:value="87">
            <text:p>87</text:p>
          </table:table-cell>
          <table:table-cell table:style-name="ce8" table:formula="of:=IF(rin*an*[$K.C90]&gt;RAND();1;0)" office:value-type="float" office:value="0">
            <text:p>0</text:p>
          </table:table-cell>
          <table:table-cell table:style-name="ce8" table:formula="of:=IF(rin*an*[$K.D90]&gt;RAND();1;0)" office:value-type="float" office:value="1">
            <text:p>1</text:p>
          </table:table-cell>
          <table:table-cell table:style-name="ce8" table:formula="of:=IF(rin*an*[$K.E90]&gt;RAND();1;0)" office:value-type="float" office:value="1">
            <text:p>1</text:p>
          </table:table-cell>
          <table:table-cell table:style-name="ce8" table:formula="of:=IF(rin*an*[$K.F90]&gt;RAND();1;0)" office:value-type="float" office:value="0">
            <text:p>0</text:p>
          </table:table-cell>
          <table:table-cell table:style-name="ce8" table:formula="of:=IF(rin*an*[$K.G90]&gt;RAND();1;0)" office:value-type="float" office:value="0">
            <text:p>0</text:p>
          </table:table-cell>
          <table:table-cell table:style-name="ce8" table:formula="of:=IF(rin*an*[$K.H90]&gt;RAND();1;0)" office:value-type="float" office:value="1">
            <text:p>1</text:p>
          </table:table-cell>
          <table:table-cell table:style-name="ce8" table:formula="of:=IF(rin*an*[$K.I90]&gt;RAND();1;0)" office:value-type="float" office:value="0">
            <text:p>0</text:p>
          </table:table-cell>
          <table:table-cell table:style-name="ce8" table:formula="of:=IF(rin*an*[$K.J90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90]" office:value-type="float" office:value="88">
            <text:p>88</text:p>
          </table:table-cell>
          <table:table-cell table:style-name="ce8" table:formula="of:=IF(rin*an*[$K.C91]&gt;RAND();1;0)" office:value-type="float" office:value="0">
            <text:p>0</text:p>
          </table:table-cell>
          <table:table-cell table:style-name="ce8" table:formula="of:=IF(rin*an*[$K.D91]&gt;RAND();1;0)" office:value-type="float" office:value="0">
            <text:p>0</text:p>
          </table:table-cell>
          <table:table-cell table:style-name="ce8" table:formula="of:=IF(rin*an*[$K.E91]&gt;RAND();1;0)" office:value-type="float" office:value="1">
            <text:p>1</text:p>
          </table:table-cell>
          <table:table-cell table:style-name="ce8" table:formula="of:=IF(rin*an*[$K.F91]&gt;RAND();1;0)" office:value-type="float" office:value="0">
            <text:p>0</text:p>
          </table:table-cell>
          <table:table-cell table:style-name="ce8" table:formula="of:=IF(rin*an*[$K.G91]&gt;RAND();1;0)" office:value-type="float" office:value="1">
            <text:p>1</text:p>
          </table:table-cell>
          <table:table-cell table:style-name="ce8" table:formula="of:=IF(rin*an*[$K.H91]&gt;RAND();1;0)" office:value-type="float" office:value="0">
            <text:p>0</text:p>
          </table:table-cell>
          <table:table-cell table:style-name="ce8" table:formula="of:=IF(rin*an*[$K.I91]&gt;RAND();1;0)" office:value-type="float" office:value="0">
            <text:p>0</text:p>
          </table:table-cell>
          <table:table-cell table:style-name="ce8" table:formula="of:=IF(rin*an*[$K.J9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1]" office:value-type="float" office:value="89">
            <text:p>89</text:p>
          </table:table-cell>
          <table:table-cell table:style-name="ce8" table:formula="of:=IF(rin*an*[$K.C92]&gt;RAND();1;0)" office:value-type="float" office:value="0">
            <text:p>0</text:p>
          </table:table-cell>
          <table:table-cell table:style-name="ce8" table:formula="of:=IF(rin*an*[$K.D92]&gt;RAND();1;0)" office:value-type="float" office:value="0">
            <text:p>0</text:p>
          </table:table-cell>
          <table:table-cell table:style-name="ce8" table:formula="of:=IF(rin*an*[$K.E92]&gt;RAND();1;0)" office:value-type="float" office:value="0">
            <text:p>0</text:p>
          </table:table-cell>
          <table:table-cell table:style-name="ce8" table:formula="of:=IF(rin*an*[$K.F92]&gt;RAND();1;0)" office:value-type="float" office:value="0">
            <text:p>0</text:p>
          </table:table-cell>
          <table:table-cell table:style-name="ce8" table:formula="of:=IF(rin*an*[$K.G92]&gt;RAND();1;0)" office:value-type="float" office:value="0">
            <text:p>0</text:p>
          </table:table-cell>
          <table:table-cell table:style-name="ce8" table:formula="of:=IF(rin*an*[$K.H92]&gt;RAND();1;0)" office:value-type="float" office:value="1">
            <text:p>1</text:p>
          </table:table-cell>
          <table:table-cell table:style-name="ce8" table:formula="of:=IF(rin*an*[$K.I92]&gt;RAND();1;0)" office:value-type="float" office:value="0">
            <text:p>0</text:p>
          </table:table-cell>
          <table:table-cell table:style-name="ce8" table:formula="of:=IF(rin*an*[$K.J9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2]" office:value-type="float" office:value="90">
            <text:p>90</text:p>
          </table:table-cell>
          <table:table-cell table:style-name="ce8" table:formula="of:=IF(rin*an*[$K.C93]&gt;RAND();1;0)" office:value-type="float" office:value="0">
            <text:p>0</text:p>
          </table:table-cell>
          <table:table-cell table:style-name="ce8" table:formula="of:=IF(rin*an*[$K.D93]&gt;RAND();1;0)" office:value-type="float" office:value="0">
            <text:p>0</text:p>
          </table:table-cell>
          <table:table-cell table:style-name="ce8" table:formula="of:=IF(rin*an*[$K.E93]&gt;RAND();1;0)" office:value-type="float" office:value="0">
            <text:p>0</text:p>
          </table:table-cell>
          <table:table-cell table:style-name="ce8" table:formula="of:=IF(rin*an*[$K.F93]&gt;RAND();1;0)" office:value-type="float" office:value="0">
            <text:p>0</text:p>
          </table:table-cell>
          <table:table-cell table:style-name="ce8" table:formula="of:=IF(rin*an*[$K.G93]&gt;RAND();1;0)" office:value-type="float" office:value="0">
            <text:p>0</text:p>
          </table:table-cell>
          <table:table-cell table:style-name="ce8" table:formula="of:=IF(rin*an*[$K.H93]&gt;RAND();1;0)" office:value-type="float" office:value="0">
            <text:p>0</text:p>
          </table:table-cell>
          <table:table-cell table:style-name="ce8" table:formula="of:=IF(rin*an*[$K.I93]&gt;RAND();1;0)" office:value-type="float" office:value="0">
            <text:p>0</text:p>
          </table:table-cell>
          <table:table-cell table:style-name="ce8" table:formula="of:=IF(rin*an*[$K.J9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3]" office:value-type="float" office:value="91">
            <text:p>91</text:p>
          </table:table-cell>
          <table:table-cell table:style-name="ce8" table:formula="of:=IF(rin*an*[$K.C94]&gt;RAND();1;0)" office:value-type="float" office:value="1">
            <text:p>1</text:p>
          </table:table-cell>
          <table:table-cell table:style-name="ce8" table:formula="of:=IF(rin*an*[$K.D94]&gt;RAND();1;0)" office:value-type="float" office:value="1">
            <text:p>1</text:p>
          </table:table-cell>
          <table:table-cell table:style-name="ce8" table:formula="of:=IF(rin*an*[$K.E94]&gt;RAND();1;0)" office:value-type="float" office:value="0">
            <text:p>0</text:p>
          </table:table-cell>
          <table:table-cell table:style-name="ce8" table:formula="of:=IF(rin*an*[$K.F94]&gt;RAND();1;0)" office:value-type="float" office:value="0">
            <text:p>0</text:p>
          </table:table-cell>
          <table:table-cell table:style-name="ce8" table:formula="of:=IF(rin*an*[$K.G94]&gt;RAND();1;0)" office:value-type="float" office:value="0">
            <text:p>0</text:p>
          </table:table-cell>
          <table:table-cell table:style-name="ce8" table:formula="of:=IF(rin*an*[$K.H94]&gt;RAND();1;0)" office:value-type="float" office:value="0">
            <text:p>0</text:p>
          </table:table-cell>
          <table:table-cell table:style-name="ce8" table:formula="of:=IF(rin*an*[$K.I94]&gt;RAND();1;0)" office:value-type="float" office:value="0">
            <text:p>0</text:p>
          </table:table-cell>
          <table:table-cell table:style-name="ce8" table:formula="of:=IF(rin*an*[$K.J94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94]" office:value-type="float" office:value="92">
            <text:p>92</text:p>
          </table:table-cell>
          <table:table-cell table:style-name="ce8" table:formula="of:=IF(rin*an*[$K.C95]&gt;RAND();1;0)" office:value-type="float" office:value="0">
            <text:p>0</text:p>
          </table:table-cell>
          <table:table-cell table:style-name="ce8" table:formula="of:=IF(rin*an*[$K.D95]&gt;RAND();1;0)" office:value-type="float" office:value="0">
            <text:p>0</text:p>
          </table:table-cell>
          <table:table-cell table:style-name="ce8" table:formula="of:=IF(rin*an*[$K.E95]&gt;RAND();1;0)" office:value-type="float" office:value="1">
            <text:p>1</text:p>
          </table:table-cell>
          <table:table-cell table:style-name="ce8" table:formula="of:=IF(rin*an*[$K.F95]&gt;RAND();1;0)" office:value-type="float" office:value="1">
            <text:p>1</text:p>
          </table:table-cell>
          <table:table-cell table:style-name="ce8" table:formula="of:=IF(rin*an*[$K.G95]&gt;RAND();1;0)" office:value-type="float" office:value="0">
            <text:p>0</text:p>
          </table:table-cell>
          <table:table-cell table:style-name="ce8" table:formula="of:=IF(rin*an*[$K.H95]&gt;RAND();1;0)" office:value-type="float" office:value="0">
            <text:p>0</text:p>
          </table:table-cell>
          <table:table-cell table:style-name="ce8" table:formula="of:=IF(rin*an*[$K.I95]&gt;RAND();1;0)" office:value-type="float" office:value="0">
            <text:p>0</text:p>
          </table:table-cell>
          <table:table-cell table:style-name="ce8" table:formula="of:=IF(rin*an*[$K.J9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5]" office:value-type="float" office:value="93">
            <text:p>93</text:p>
          </table:table-cell>
          <table:table-cell table:style-name="ce8" table:formula="of:=IF(rin*an*[$K.C96]&gt;RAND();1;0)" office:value-type="float" office:value="0">
            <text:p>0</text:p>
          </table:table-cell>
          <table:table-cell table:style-name="ce8" table:formula="of:=IF(rin*an*[$K.D96]&gt;RAND();1;0)" office:value-type="float" office:value="0">
            <text:p>0</text:p>
          </table:table-cell>
          <table:table-cell table:style-name="ce8" table:formula="of:=IF(rin*an*[$K.E96]&gt;RAND();1;0)" office:value-type="float" office:value="0">
            <text:p>0</text:p>
          </table:table-cell>
          <table:table-cell table:style-name="ce8" table:formula="of:=IF(rin*an*[$K.F96]&gt;RAND();1;0)" office:value-type="float" office:value="0">
            <text:p>0</text:p>
          </table:table-cell>
          <table:table-cell table:style-name="ce8" table:formula="of:=IF(rin*an*[$K.G96]&gt;RAND();1;0)" office:value-type="float" office:value="1">
            <text:p>1</text:p>
          </table:table-cell>
          <table:table-cell table:style-name="ce8" table:formula="of:=IF(rin*an*[$K.H96]&gt;RAND();1;0)" office:value-type="float" office:value="1">
            <text:p>1</text:p>
          </table:table-cell>
          <table:table-cell table:style-name="ce8" table:formula="of:=IF(rin*an*[$K.I96]&gt;RAND();1;0)" office:value-type="float" office:value="0">
            <text:p>0</text:p>
          </table:table-cell>
          <table:table-cell table:style-name="ce8" table:formula="of:=IF(rin*an*[$K.J9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6]" office:value-type="float" office:value="94">
            <text:p>94</text:p>
          </table:table-cell>
          <table:table-cell table:style-name="ce8" table:formula="of:=IF(rin*an*[$K.C97]&gt;RAND();1;0)" office:value-type="float" office:value="0">
            <text:p>0</text:p>
          </table:table-cell>
          <table:table-cell table:style-name="ce8" table:formula="of:=IF(rin*an*[$K.D97]&gt;RAND();1;0)" office:value-type="float" office:value="1">
            <text:p>1</text:p>
          </table:table-cell>
          <table:table-cell table:style-name="ce8" table:formula="of:=IF(rin*an*[$K.E97]&gt;RAND();1;0)" office:value-type="float" office:value="1">
            <text:p>1</text:p>
          </table:table-cell>
          <table:table-cell table:style-name="ce8" table:formula="of:=IF(rin*an*[$K.F97]&gt;RAND();1;0)" office:value-type="float" office:value="0">
            <text:p>0</text:p>
          </table:table-cell>
          <table:table-cell table:style-name="ce8" table:formula="of:=IF(rin*an*[$K.G97]&gt;RAND();1;0)" office:value-type="float" office:value="0">
            <text:p>0</text:p>
          </table:table-cell>
          <table:table-cell table:style-name="ce8" table:formula="of:=IF(rin*an*[$K.H97]&gt;RAND();1;0)" office:value-type="float" office:value="1">
            <text:p>1</text:p>
          </table:table-cell>
          <table:table-cell table:style-name="ce8" table:formula="of:=IF(rin*an*[$K.I97]&gt;RAND();1;0)" office:value-type="float" office:value="0">
            <text:p>0</text:p>
          </table:table-cell>
          <table:table-cell table:style-name="ce8" table:formula="of:=IF(rin*an*[$K.J9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7]" office:value-type="float" office:value="95">
            <text:p>95</text:p>
          </table:table-cell>
          <table:table-cell table:style-name="ce8" table:formula="of:=IF(rin*an*[$K.C98]&gt;RAND();1;0)" office:value-type="float" office:value="1">
            <text:p>1</text:p>
          </table:table-cell>
          <table:table-cell table:style-name="ce8" table:formula="of:=IF(rin*an*[$K.D98]&gt;RAND();1;0)" office:value-type="float" office:value="1">
            <text:p>1</text:p>
          </table:table-cell>
          <table:table-cell table:style-name="ce8" table:formula="of:=IF(rin*an*[$K.E98]&gt;RAND();1;0)" office:value-type="float" office:value="1">
            <text:p>1</text:p>
          </table:table-cell>
          <table:table-cell table:style-name="ce8" table:formula="of:=IF(rin*an*[$K.F98]&gt;RAND();1;0)" office:value-type="float" office:value="0">
            <text:p>0</text:p>
          </table:table-cell>
          <table:table-cell table:style-name="ce8" table:formula="of:=IF(rin*an*[$K.G98]&gt;RAND();1;0)" office:value-type="float" office:value="0">
            <text:p>0</text:p>
          </table:table-cell>
          <table:table-cell table:style-name="ce8" table:formula="of:=IF(rin*an*[$K.H98]&gt;RAND();1;0)" office:value-type="float" office:value="1">
            <text:p>1</text:p>
          </table:table-cell>
          <table:table-cell table:style-name="ce8" table:formula="of:=IF(rin*an*[$K.I98]&gt;RAND();1;0)" office:value-type="float" office:value="0">
            <text:p>0</text:p>
          </table:table-cell>
          <table:table-cell table:style-name="ce8" table:formula="of:=IF(rin*an*[$K.J9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8]" office:value-type="float" office:value="96">
            <text:p>96</text:p>
          </table:table-cell>
          <table:table-cell table:style-name="ce8" table:formula="of:=IF(rin*an*[$K.C99]&gt;RAND();1;0)" office:value-type="float" office:value="0">
            <text:p>0</text:p>
          </table:table-cell>
          <table:table-cell table:style-name="ce8" table:formula="of:=IF(rin*an*[$K.D99]&gt;RAND();1;0)" office:value-type="float" office:value="1">
            <text:p>1</text:p>
          </table:table-cell>
          <table:table-cell table:style-name="ce8" table:formula="of:=IF(rin*an*[$K.E99]&gt;RAND();1;0)" office:value-type="float" office:value="1">
            <text:p>1</text:p>
          </table:table-cell>
          <table:table-cell table:style-name="ce8" table:formula="of:=IF(rin*an*[$K.F99]&gt;RAND();1;0)" office:value-type="float" office:value="0">
            <text:p>0</text:p>
          </table:table-cell>
          <table:table-cell table:style-name="ce8" table:formula="of:=IF(rin*an*[$K.G99]&gt;RAND();1;0)" office:value-type="float" office:value="0">
            <text:p>0</text:p>
          </table:table-cell>
          <table:table-cell table:style-name="ce8" table:formula="of:=IF(rin*an*[$K.H99]&gt;RAND();1;0)" office:value-type="float" office:value="0">
            <text:p>0</text:p>
          </table:table-cell>
          <table:table-cell table:style-name="ce8" table:formula="of:=IF(rin*an*[$K.I99]&gt;RAND();1;0)" office:value-type="float" office:value="0">
            <text:p>0</text:p>
          </table:table-cell>
          <table:table-cell table:style-name="ce8" table:formula="of:=IF(rin*an*[$K.J9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9]" office:value-type="float" office:value="97">
            <text:p>97</text:p>
          </table:table-cell>
          <table:table-cell table:style-name="ce8" table:formula="of:=IF(rin*an*[$K.C100]&gt;RAND();1;0)" office:value-type="float" office:value="0">
            <text:p>0</text:p>
          </table:table-cell>
          <table:table-cell table:style-name="ce8" table:formula="of:=IF(rin*an*[$K.D100]&gt;RAND();1;0)" office:value-type="float" office:value="1">
            <text:p>1</text:p>
          </table:table-cell>
          <table:table-cell table:style-name="ce8" table:formula="of:=IF(rin*an*[$K.E100]&gt;RAND();1;0)" office:value-type="float" office:value="0">
            <text:p>0</text:p>
          </table:table-cell>
          <table:table-cell table:style-name="ce8" table:formula="of:=IF(rin*an*[$K.F100]&gt;RAND();1;0)" office:value-type="float" office:value="1">
            <text:p>1</text:p>
          </table:table-cell>
          <table:table-cell table:style-name="ce8" table:formula="of:=IF(rin*an*[$K.G100]&gt;RAND();1;0)" office:value-type="float" office:value="0">
            <text:p>0</text:p>
          </table:table-cell>
          <table:table-cell table:style-name="ce8" table:formula="of:=IF(rin*an*[$K.H100]&gt;RAND();1;0)" office:value-type="float" office:value="0">
            <text:p>0</text:p>
          </table:table-cell>
          <table:table-cell table:style-name="ce8" table:formula="of:=IF(rin*an*[$K.I100]&gt;RAND();1;0)" office:value-type="float" office:value="0">
            <text:p>0</text:p>
          </table:table-cell>
          <table:table-cell table:style-name="ce8" table:formula="of:=IF(rin*an*[$K.J100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100]" office:value-type="float" office:value="98">
            <text:p>98</text:p>
          </table:table-cell>
          <table:table-cell table:style-name="ce8" table:formula="of:=IF(rin*an*[$K.C101]&gt;RAND();1;0)" office:value-type="float" office:value="0">
            <text:p>0</text:p>
          </table:table-cell>
          <table:table-cell table:style-name="ce8" table:formula="of:=IF(rin*an*[$K.D101]&gt;RAND();1;0)" office:value-type="float" office:value="1">
            <text:p>1</text:p>
          </table:table-cell>
          <table:table-cell table:style-name="ce8" table:formula="of:=IF(rin*an*[$K.E101]&gt;RAND();1;0)" office:value-type="float" office:value="1">
            <text:p>1</text:p>
          </table:table-cell>
          <table:table-cell table:style-name="ce8" table:formula="of:=IF(rin*an*[$K.F101]&gt;RAND();1;0)" office:value-type="float" office:value="0">
            <text:p>0</text:p>
          </table:table-cell>
          <table:table-cell table:style-name="ce8" table:formula="of:=IF(rin*an*[$K.G101]&gt;RAND();1;0)" office:value-type="float" office:value="1">
            <text:p>1</text:p>
          </table:table-cell>
          <table:table-cell table:style-name="ce8" table:formula="of:=IF(rin*an*[$K.H101]&gt;RAND();1;0)" office:value-type="float" office:value="0">
            <text:p>0</text:p>
          </table:table-cell>
          <table:table-cell table:style-name="ce8" table:formula="of:=IF(rin*an*[$K.I101]&gt;RAND();1;0)" office:value-type="float" office:value="0">
            <text:p>0</text:p>
          </table:table-cell>
          <table:table-cell table:style-name="ce8" table:formula="of:=IF(rin*an*[$K.J10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01]" office:value-type="float" office:value="99">
            <text:p>99</text:p>
          </table:table-cell>
          <table:table-cell table:style-name="ce8" table:formula="of:=IF(rin*an*[$K.C102]&gt;RAND();1;0)" office:value-type="float" office:value="0">
            <text:p>0</text:p>
          </table:table-cell>
          <table:table-cell table:style-name="ce8" table:formula="of:=IF(rin*an*[$K.D102]&gt;RAND();1;0)" office:value-type="float" office:value="1">
            <text:p>1</text:p>
          </table:table-cell>
          <table:table-cell table:style-name="ce8" table:formula="of:=IF(rin*an*[$K.E102]&gt;RAND();1;0)" office:value-type="float" office:value="0">
            <text:p>0</text:p>
          </table:table-cell>
          <table:table-cell table:style-name="ce8" table:formula="of:=IF(rin*an*[$K.F102]&gt;RAND();1;0)" office:value-type="float" office:value="0">
            <text:p>0</text:p>
          </table:table-cell>
          <table:table-cell table:style-name="ce8" table:formula="of:=IF(rin*an*[$K.G102]&gt;RAND();1;0)" office:value-type="float" office:value="0">
            <text:p>0</text:p>
          </table:table-cell>
          <table:table-cell table:style-name="ce8" table:formula="of:=IF(rin*an*[$K.H102]&gt;RAND();1;0)" office:value-type="float" office:value="0">
            <text:p>0</text:p>
          </table:table-cell>
          <table:table-cell table:style-name="ce8" table:formula="of:=IF(rin*an*[$K.I102]&gt;RAND();1;0)" office:value-type="float" office:value="0">
            <text:p>0</text:p>
          </table:table-cell>
          <table:table-cell table:style-name="ce8" table:formula="of:=IF(rin*an*[$K.J10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table:style-name="ce8" table:formula="of:=IF(rin*an*[$K.C103]&gt;RAND();1;0)" office:value-type="float" office:value="0">
            <text:p>0</text:p>
          </table:table-cell>
          <table:table-cell table:style-name="ce8" table:formula="of:=IF(rin*an*[$K.D103]&gt;RAND();1;0)" office:value-type="float" office:value="1">
            <text:p>1</text:p>
          </table:table-cell>
          <table:table-cell table:style-name="ce8" table:formula="of:=IF(rin*an*[$K.E103]&gt;RAND();1;0)" office:value-type="float" office:value="0">
            <text:p>0</text:p>
          </table:table-cell>
          <table:table-cell table:style-name="ce8" table:formula="of:=IF(rin*an*[$K.F103]&gt;RAND();1;0)" office:value-type="float" office:value="0">
            <text:p>0</text:p>
          </table:table-cell>
          <table:table-cell table:style-name="ce8" table:formula="of:=IF(rin*an*[$K.G103]&gt;RAND();1;0)" office:value-type="float" office:value="0">
            <text:p>0</text:p>
          </table:table-cell>
          <table:table-cell table:style-name="ce8" table:formula="of:=IF(rin*an*[$K.H103]&gt;RAND();1;0)" office:value-type="float" office:value="1">
            <text:p>1</text:p>
          </table:table-cell>
          <table:table-cell table:style-name="ce8" table:formula="of:=IF(rin*an*[$K.I103]&gt;RAND();1;0)" office:value-type="float" office:value="0">
            <text:p>0</text:p>
          </table:table-cell>
          <table:table-cell table:style-name="ce8" table:formula="of:=IF(rin*an*[$K.J103]&gt;RAND();1;0)" office:value-type="float" office:value="1">
            <text:p>1</text:p>
          </table:table-cell>
          <table:table-cell table:number-columns-repeated="1015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Draw" table:style-name="ta7" table:print="false">
        <table:table-column table:style-name="co3" table:default-cell-style-name="Default"/>
        <table:table-column table:style-name="co4" table:number-columns-repeated="1023" table:default-cell-style-name="Default"/>
        <table:table-row table:style-name="ro2">
          <table:table-cell table:style-name="ce9"/>
          <table:table-cell table:style-name="ce9" office:value-type="string">
            <text:p>Imitation draw</text:p>
          </table:table-cell>
          <table:table-cell table:style-name="ce9" table:number-columns-repeated="7"/>
          <table:table-cell table:number-columns-repeated="1015"/>
        </table:table-row>
        <table:table-row table:style-name="ro2">
          <table:table-cell table:style-name="ce9"/>
          <table:table-cell table:style-name="ce13" office:value-type="string">
            <text:p>Firm 1 <text:s text:c="3"/></text:p>
          </table:table-cell>
          <table:table-cell table:style-name="ce13" office:value-type="string">
            <text:p>Firm 2 <text:s text:c="3"/></text:p>
          </table:table-cell>
          <table:table-cell table:style-name="ce13" office:value-type="string">
            <text:p>Firm 3 <text:s text:c="3"/></text:p>
          </table:table-cell>
          <table:table-cell table:style-name="ce13" office:value-type="string">
            <text:p>Firm 4 <text:s text:c="3"/></text:p>
          </table:table-cell>
          <table:table-cell table:style-name="ce13" office:value-type="string">
            <text:p>Firm 5 <text:s text:c="3"/></text:p>
          </table:table-cell>
          <table:table-cell table:style-name="ce13" office:value-type="string">
            <text:p>Firm 6 <text:s text:c="3"/></text:p>
          </table:table-cell>
          <table:table-cell table:style-name="ce13" office:value-type="string">
            <text:p>Firm 7 <text:s text:c="3"/></text:p>
          </table:table-cell>
          <table:table-cell table:style-name="ce13" office:value-type="string">
            <text:p>Firm 8 <text:s text:c="3"/></text:p>
          </table:table-cell>
          <table:table-cell table:number-columns-repeated="1015"/>
        </table:table-row>
        <table:table-row table:style-name="ro2">
          <table:table-cell office:value-type="float" office:value="0">
            <text:p>0</text:p>
          </table:table-cell>
          <table:table-cell table:style-name="ce14" table:formula="of:=IF(rim*am*[$K.C3]&gt;RAND();1;0)" office:value-type="float" office:value="0">
            <text:p>0</text:p>
          </table:table-cell>
          <table:table-cell table:style-name="ce14" table:formula="of:=IF(rim*am*[$K.D3]&gt;RAND();1;0)" office:value-type="float" office:value="1">
            <text:p>1</text:p>
          </table:table-cell>
          <table:table-cell table:style-name="ce14" table:formula="of:=IF(rim*am*[$K.E3]&gt;RAND();1;0)" office:value-type="float" office:value="0">
            <text:p>0</text:p>
          </table:table-cell>
          <table:table-cell table:style-name="ce14" table:formula="of:=IF(rim*am*[$K.F3]&gt;RAND();1;0)" office:value-type="float" office:value="0">
            <text:p>0</text:p>
          </table:table-cell>
          <table:table-cell table:style-name="ce14" table:formula="of:=IF(rim*am*[$K.G3]&gt;RAND();1;0)" office:value-type="float" office:value="0">
            <text:p>0</text:p>
          </table:table-cell>
          <table:table-cell table:style-name="ce14" table:formula="of:=IF(rim*am*[$K.H3]&gt;RAND();1;0)" office:value-type="float" office:value="0">
            <text:p>0</text:p>
          </table:table-cell>
          <table:table-cell table:style-name="ce14" table:formula="of:=IF(rim*am*[$K.I3]&gt;RAND();1;0)" office:value-type="float" office:value="0">
            <text:p>0</text:p>
          </table:table-cell>
          <table:table-cell table:style-name="ce14" table:formula="of:=IF(rim*am*[$K.J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]" office:value-type="float" office:value="1">
            <text:p>1</text:p>
          </table:table-cell>
          <table:table-cell table:style-name="ce14" table:formula="of:=IF(rim*am*[$K.C4]&gt;RAND();1;0)" office:value-type="float" office:value="0">
            <text:p>0</text:p>
          </table:table-cell>
          <table:table-cell table:style-name="ce14" table:formula="of:=IF(rim*am*[$K.D4]&gt;RAND();1;0)" office:value-type="float" office:value="0">
            <text:p>0</text:p>
          </table:table-cell>
          <table:table-cell table:style-name="ce14" table:formula="of:=IF(rim*am*[$K.E4]&gt;RAND();1;0)" office:value-type="float" office:value="0">
            <text:p>0</text:p>
          </table:table-cell>
          <table:table-cell table:style-name="ce14" table:formula="of:=IF(rim*am*[$K.F4]&gt;RAND();1;0)" office:value-type="float" office:value="0">
            <text:p>0</text:p>
          </table:table-cell>
          <table:table-cell table:style-name="ce14" table:formula="of:=IF(rim*am*[$K.G4]&gt;RAND();1;0)" office:value-type="float" office:value="0">
            <text:p>0</text:p>
          </table:table-cell>
          <table:table-cell table:style-name="ce14" table:formula="of:=IF(rim*am*[$K.H4]&gt;RAND();1;0)" office:value-type="float" office:value="0">
            <text:p>0</text:p>
          </table:table-cell>
          <table:table-cell table:style-name="ce14" table:formula="of:=IF(rim*am*[$K.I4]&gt;RAND();1;0)" office:value-type="float" office:value="0">
            <text:p>0</text:p>
          </table:table-cell>
          <table:table-cell table:style-name="ce14" table:formula="of:=IF(rim*am*[$K.J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]" office:value-type="float" office:value="2">
            <text:p>2</text:p>
          </table:table-cell>
          <table:table-cell table:style-name="ce14" table:formula="of:=IF(rim*am*[$K.C5]&gt;RAND();1;0)" office:value-type="float" office:value="0">
            <text:p>0</text:p>
          </table:table-cell>
          <table:table-cell table:style-name="ce14" table:formula="of:=IF(rim*am*[$K.D5]&gt;RAND();1;0)" office:value-type="float" office:value="0">
            <text:p>0</text:p>
          </table:table-cell>
          <table:table-cell table:style-name="ce14" table:formula="of:=IF(rim*am*[$K.E5]&gt;RAND();1;0)" office:value-type="float" office:value="0">
            <text:p>0</text:p>
          </table:table-cell>
          <table:table-cell table:style-name="ce14" table:formula="of:=IF(rim*am*[$K.F5]&gt;RAND();1;0)" office:value-type="float" office:value="0">
            <text:p>0</text:p>
          </table:table-cell>
          <table:table-cell table:style-name="ce14" table:formula="of:=IF(rim*am*[$K.G5]&gt;RAND();1;0)" office:value-type="float" office:value="0">
            <text:p>0</text:p>
          </table:table-cell>
          <table:table-cell table:style-name="ce14" table:formula="of:=IF(rim*am*[$K.H5]&gt;RAND();1;0)" office:value-type="float" office:value="0">
            <text:p>0</text:p>
          </table:table-cell>
          <table:table-cell table:style-name="ce14" table:formula="of:=IF(rim*am*[$K.I5]&gt;RAND();1;0)" office:value-type="float" office:value="0">
            <text:p>0</text:p>
          </table:table-cell>
          <table:table-cell table:style-name="ce14" table:formula="of:=IF(rim*am*[$K.J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]" office:value-type="float" office:value="3">
            <text:p>3</text:p>
          </table:table-cell>
          <table:table-cell table:style-name="ce14" table:formula="of:=IF(rim*am*[$K.C6]&gt;RAND();1;0)" office:value-type="float" office:value="0">
            <text:p>0</text:p>
          </table:table-cell>
          <table:table-cell table:style-name="ce14" table:formula="of:=IF(rim*am*[$K.D6]&gt;RAND();1;0)" office:value-type="float" office:value="0">
            <text:p>0</text:p>
          </table:table-cell>
          <table:table-cell table:style-name="ce14" table:formula="of:=IF(rim*am*[$K.E6]&gt;RAND();1;0)" office:value-type="float" office:value="0">
            <text:p>0</text:p>
          </table:table-cell>
          <table:table-cell table:style-name="ce14" table:formula="of:=IF(rim*am*[$K.F6]&gt;RAND();1;0)" office:value-type="float" office:value="0">
            <text:p>0</text:p>
          </table:table-cell>
          <table:table-cell table:style-name="ce14" table:formula="of:=IF(rim*am*[$K.G6]&gt;RAND();1;0)" office:value-type="float" office:value="0">
            <text:p>0</text:p>
          </table:table-cell>
          <table:table-cell table:style-name="ce14" table:formula="of:=IF(rim*am*[$K.H6]&gt;RAND();1;0)" office:value-type="float" office:value="0">
            <text:p>0</text:p>
          </table:table-cell>
          <table:table-cell table:style-name="ce14" table:formula="of:=IF(rim*am*[$K.I6]&gt;RAND();1;0)" office:value-type="float" office:value="0">
            <text:p>0</text:p>
          </table:table-cell>
          <table:table-cell table:style-name="ce14" table:formula="of:=IF(rim*am*[$K.J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]" office:value-type="float" office:value="4">
            <text:p>4</text:p>
          </table:table-cell>
          <table:table-cell table:style-name="ce14" table:formula="of:=IF(rim*am*[$K.C7]&gt;RAND();1;0)" office:value-type="float" office:value="0">
            <text:p>0</text:p>
          </table:table-cell>
          <table:table-cell table:style-name="ce14" table:formula="of:=IF(rim*am*[$K.D7]&gt;RAND();1;0)" office:value-type="float" office:value="0">
            <text:p>0</text:p>
          </table:table-cell>
          <table:table-cell table:style-name="ce14" table:formula="of:=IF(rim*am*[$K.E7]&gt;RAND();1;0)" office:value-type="float" office:value="0">
            <text:p>0</text:p>
          </table:table-cell>
          <table:table-cell table:style-name="ce14" table:formula="of:=IF(rim*am*[$K.F7]&gt;RAND();1;0)" office:value-type="float" office:value="0">
            <text:p>0</text:p>
          </table:table-cell>
          <table:table-cell table:style-name="ce14" table:formula="of:=IF(rim*am*[$K.G7]&gt;RAND();1;0)" office:value-type="float" office:value="0">
            <text:p>0</text:p>
          </table:table-cell>
          <table:table-cell table:style-name="ce14" table:formula="of:=IF(rim*am*[$K.H7]&gt;RAND();1;0)" office:value-type="float" office:value="0">
            <text:p>0</text:p>
          </table:table-cell>
          <table:table-cell table:style-name="ce14" table:formula="of:=IF(rim*am*[$K.I7]&gt;RAND();1;0)" office:value-type="float" office:value="0">
            <text:p>0</text:p>
          </table:table-cell>
          <table:table-cell table:style-name="ce14" table:formula="of:=IF(rim*am*[$K.J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]" office:value-type="float" office:value="5">
            <text:p>5</text:p>
          </table:table-cell>
          <table:table-cell table:style-name="ce14" table:formula="of:=IF(rim*am*[$K.C8]&gt;RAND();1;0)" office:value-type="float" office:value="1">
            <text:p>1</text:p>
          </table:table-cell>
          <table:table-cell table:style-name="ce14" table:formula="of:=IF(rim*am*[$K.D8]&gt;RAND();1;0)" office:value-type="float" office:value="0">
            <text:p>0</text:p>
          </table:table-cell>
          <table:table-cell table:style-name="ce14" table:formula="of:=IF(rim*am*[$K.E8]&gt;RAND();1;0)" office:value-type="float" office:value="0">
            <text:p>0</text:p>
          </table:table-cell>
          <table:table-cell table:style-name="ce14" table:formula="of:=IF(rim*am*[$K.F8]&gt;RAND();1;0)" office:value-type="float" office:value="0">
            <text:p>0</text:p>
          </table:table-cell>
          <table:table-cell table:style-name="ce14" table:formula="of:=IF(rim*am*[$K.G8]&gt;RAND();1;0)" office:value-type="float" office:value="0">
            <text:p>0</text:p>
          </table:table-cell>
          <table:table-cell table:style-name="ce14" table:formula="of:=IF(rim*am*[$K.H8]&gt;RAND();1;0)" office:value-type="float" office:value="0">
            <text:p>0</text:p>
          </table:table-cell>
          <table:table-cell table:style-name="ce14" table:formula="of:=IF(rim*am*[$K.I8]&gt;RAND();1;0)" office:value-type="float" office:value="0">
            <text:p>0</text:p>
          </table:table-cell>
          <table:table-cell table:style-name="ce14" table:formula="of:=IF(rim*am*[$K.J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]" office:value-type="float" office:value="6">
            <text:p>6</text:p>
          </table:table-cell>
          <table:table-cell table:style-name="ce14" table:formula="of:=IF(rim*am*[$K.C9]&gt;RAND();1;0)" office:value-type="float" office:value="0">
            <text:p>0</text:p>
          </table:table-cell>
          <table:table-cell table:style-name="ce14" table:formula="of:=IF(rim*am*[$K.D9]&gt;RAND();1;0)" office:value-type="float" office:value="0">
            <text:p>0</text:p>
          </table:table-cell>
          <table:table-cell table:style-name="ce14" table:formula="of:=IF(rim*am*[$K.E9]&gt;RAND();1;0)" office:value-type="float" office:value="0">
            <text:p>0</text:p>
          </table:table-cell>
          <table:table-cell table:style-name="ce14" table:formula="of:=IF(rim*am*[$K.F9]&gt;RAND();1;0)" office:value-type="float" office:value="0">
            <text:p>0</text:p>
          </table:table-cell>
          <table:table-cell table:style-name="ce14" table:formula="of:=IF(rim*am*[$K.G9]&gt;RAND();1;0)" office:value-type="float" office:value="0">
            <text:p>0</text:p>
          </table:table-cell>
          <table:table-cell table:style-name="ce14" table:formula="of:=IF(rim*am*[$K.H9]&gt;RAND();1;0)" office:value-type="float" office:value="0">
            <text:p>0</text:p>
          </table:table-cell>
          <table:table-cell table:style-name="ce14" table:formula="of:=IF(rim*am*[$K.I9]&gt;RAND();1;0)" office:value-type="float" office:value="0">
            <text:p>0</text:p>
          </table:table-cell>
          <table:table-cell table:style-name="ce14" table:formula="of:=IF(rim*am*[$K.J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]" office:value-type="float" office:value="7">
            <text:p>7</text:p>
          </table:table-cell>
          <table:table-cell table:style-name="ce14" table:formula="of:=IF(rim*am*[$K.C10]&gt;RAND();1;0)" office:value-type="float" office:value="0">
            <text:p>0</text:p>
          </table:table-cell>
          <table:table-cell table:style-name="ce14" table:formula="of:=IF(rim*am*[$K.D10]&gt;RAND();1;0)" office:value-type="float" office:value="0">
            <text:p>0</text:p>
          </table:table-cell>
          <table:table-cell table:style-name="ce14" table:formula="of:=IF(rim*am*[$K.E10]&gt;RAND();1;0)" office:value-type="float" office:value="0">
            <text:p>0</text:p>
          </table:table-cell>
          <table:table-cell table:style-name="ce14" table:formula="of:=IF(rim*am*[$K.F10]&gt;RAND();1;0)" office:value-type="float" office:value="0">
            <text:p>0</text:p>
          </table:table-cell>
          <table:table-cell table:style-name="ce14" table:formula="of:=IF(rim*am*[$K.G10]&gt;RAND();1;0)" office:value-type="float" office:value="0">
            <text:p>0</text:p>
          </table:table-cell>
          <table:table-cell table:style-name="ce14" table:formula="of:=IF(rim*am*[$K.H10]&gt;RAND();1;0)" office:value-type="float" office:value="1">
            <text:p>1</text:p>
          </table:table-cell>
          <table:table-cell table:style-name="ce14" table:formula="of:=IF(rim*am*[$K.I10]&gt;RAND();1;0)" office:value-type="float" office:value="1">
            <text:p>1</text:p>
          </table:table-cell>
          <table:table-cell table:style-name="ce14" table:formula="of:=IF(rim*am*[$K.J10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10]" office:value-type="float" office:value="8">
            <text:p>8</text:p>
          </table:table-cell>
          <table:table-cell table:style-name="ce14" table:formula="of:=IF(rim*am*[$K.C11]&gt;RAND();1;0)" office:value-type="float" office:value="0">
            <text:p>0</text:p>
          </table:table-cell>
          <table:table-cell table:style-name="ce14" table:formula="of:=IF(rim*am*[$K.D11]&gt;RAND();1;0)" office:value-type="float" office:value="0">
            <text:p>0</text:p>
          </table:table-cell>
          <table:table-cell table:style-name="ce14" table:formula="of:=IF(rim*am*[$K.E11]&gt;RAND();1;0)" office:value-type="float" office:value="0">
            <text:p>0</text:p>
          </table:table-cell>
          <table:table-cell table:style-name="ce14" table:formula="of:=IF(rim*am*[$K.F11]&gt;RAND();1;0)" office:value-type="float" office:value="0">
            <text:p>0</text:p>
          </table:table-cell>
          <table:table-cell table:style-name="ce14" table:formula="of:=IF(rim*am*[$K.G11]&gt;RAND();1;0)" office:value-type="float" office:value="0">
            <text:p>0</text:p>
          </table:table-cell>
          <table:table-cell table:style-name="ce14" table:formula="of:=IF(rim*am*[$K.H11]&gt;RAND();1;0)" office:value-type="float" office:value="0">
            <text:p>0</text:p>
          </table:table-cell>
          <table:table-cell table:style-name="ce14" table:formula="of:=IF(rim*am*[$K.I11]&gt;RAND();1;0)" office:value-type="float" office:value="0">
            <text:p>0</text:p>
          </table:table-cell>
          <table:table-cell table:style-name="ce14" table:formula="of:=IF(rim*am*[$K.J1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1]" office:value-type="float" office:value="9">
            <text:p>9</text:p>
          </table:table-cell>
          <table:table-cell table:style-name="ce14" table:formula="of:=IF(rim*am*[$K.C12]&gt;RAND();1;0)" office:value-type="float" office:value="0">
            <text:p>0</text:p>
          </table:table-cell>
          <table:table-cell table:style-name="ce14" table:formula="of:=IF(rim*am*[$K.D12]&gt;RAND();1;0)" office:value-type="float" office:value="0">
            <text:p>0</text:p>
          </table:table-cell>
          <table:table-cell table:style-name="ce14" table:formula="of:=IF(rim*am*[$K.E12]&gt;RAND();1;0)" office:value-type="float" office:value="0">
            <text:p>0</text:p>
          </table:table-cell>
          <table:table-cell table:style-name="ce14" table:formula="of:=IF(rim*am*[$K.F12]&gt;RAND();1;0)" office:value-type="float" office:value="0">
            <text:p>0</text:p>
          </table:table-cell>
          <table:table-cell table:style-name="ce14" table:formula="of:=IF(rim*am*[$K.G12]&gt;RAND();1;0)" office:value-type="float" office:value="0">
            <text:p>0</text:p>
          </table:table-cell>
          <table:table-cell table:style-name="ce14" table:formula="of:=IF(rim*am*[$K.H12]&gt;RAND();1;0)" office:value-type="float" office:value="0">
            <text:p>0</text:p>
          </table:table-cell>
          <table:table-cell table:style-name="ce14" table:formula="of:=IF(rim*am*[$K.I12]&gt;RAND();1;0)" office:value-type="float" office:value="0">
            <text:p>0</text:p>
          </table:table-cell>
          <table:table-cell table:style-name="ce14" table:formula="of:=IF(rim*am*[$K.J1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2]" office:value-type="float" office:value="10">
            <text:p>10</text:p>
          </table:table-cell>
          <table:table-cell table:style-name="ce14" table:formula="of:=IF(rim*am*[$K.C13]&gt;RAND();1;0)" office:value-type="float" office:value="0">
            <text:p>0</text:p>
          </table:table-cell>
          <table:table-cell table:style-name="ce14" table:formula="of:=IF(rim*am*[$K.D13]&gt;RAND();1;0)" office:value-type="float" office:value="0">
            <text:p>0</text:p>
          </table:table-cell>
          <table:table-cell table:style-name="ce14" table:formula="of:=IF(rim*am*[$K.E13]&gt;RAND();1;0)" office:value-type="float" office:value="0">
            <text:p>0</text:p>
          </table:table-cell>
          <table:table-cell table:style-name="ce14" table:formula="of:=IF(rim*am*[$K.F13]&gt;RAND();1;0)" office:value-type="float" office:value="0">
            <text:p>0</text:p>
          </table:table-cell>
          <table:table-cell table:style-name="ce14" table:formula="of:=IF(rim*am*[$K.G13]&gt;RAND();1;0)" office:value-type="float" office:value="0">
            <text:p>0</text:p>
          </table:table-cell>
          <table:table-cell table:style-name="ce14" table:formula="of:=IF(rim*am*[$K.H13]&gt;RAND();1;0)" office:value-type="float" office:value="0">
            <text:p>0</text:p>
          </table:table-cell>
          <table:table-cell table:style-name="ce14" table:formula="of:=IF(rim*am*[$K.I13]&gt;RAND();1;0)" office:value-type="float" office:value="0">
            <text:p>0</text:p>
          </table:table-cell>
          <table:table-cell table:style-name="ce14" table:formula="of:=IF(rim*am*[$K.J1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3]" office:value-type="float" office:value="11">
            <text:p>11</text:p>
          </table:table-cell>
          <table:table-cell table:style-name="ce14" table:formula="of:=IF(rim*am*[$K.C14]&gt;RAND();1;0)" office:value-type="float" office:value="0">
            <text:p>0</text:p>
          </table:table-cell>
          <table:table-cell table:style-name="ce14" table:formula="of:=IF(rim*am*[$K.D14]&gt;RAND();1;0)" office:value-type="float" office:value="0">
            <text:p>0</text:p>
          </table:table-cell>
          <table:table-cell table:style-name="ce14" table:formula="of:=IF(rim*am*[$K.E14]&gt;RAND();1;0)" office:value-type="float" office:value="0">
            <text:p>0</text:p>
          </table:table-cell>
          <table:table-cell table:style-name="ce14" table:formula="of:=IF(rim*am*[$K.F14]&gt;RAND();1;0)" office:value-type="float" office:value="0">
            <text:p>0</text:p>
          </table:table-cell>
          <table:table-cell table:style-name="ce14" table:formula="of:=IF(rim*am*[$K.G14]&gt;RAND();1;0)" office:value-type="float" office:value="0">
            <text:p>0</text:p>
          </table:table-cell>
          <table:table-cell table:style-name="ce14" table:formula="of:=IF(rim*am*[$K.H14]&gt;RAND();1;0)" office:value-type="float" office:value="0">
            <text:p>0</text:p>
          </table:table-cell>
          <table:table-cell table:style-name="ce14" table:formula="of:=IF(rim*am*[$K.I14]&gt;RAND();1;0)" office:value-type="float" office:value="0">
            <text:p>0</text:p>
          </table:table-cell>
          <table:table-cell table:style-name="ce14" table:formula="of:=IF(rim*am*[$K.J1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4]" office:value-type="float" office:value="12">
            <text:p>12</text:p>
          </table:table-cell>
          <table:table-cell table:style-name="ce14" table:formula="of:=IF(rim*am*[$K.C15]&gt;RAND();1;0)" office:value-type="float" office:value="0">
            <text:p>0</text:p>
          </table:table-cell>
          <table:table-cell table:style-name="ce14" table:formula="of:=IF(rim*am*[$K.D15]&gt;RAND();1;0)" office:value-type="float" office:value="1">
            <text:p>1</text:p>
          </table:table-cell>
          <table:table-cell table:style-name="ce14" table:formula="of:=IF(rim*am*[$K.E15]&gt;RAND();1;0)" office:value-type="float" office:value="0">
            <text:p>0</text:p>
          </table:table-cell>
          <table:table-cell table:style-name="ce14" table:formula="of:=IF(rim*am*[$K.F15]&gt;RAND();1;0)" office:value-type="float" office:value="0">
            <text:p>0</text:p>
          </table:table-cell>
          <table:table-cell table:style-name="ce14" table:formula="of:=IF(rim*am*[$K.G15]&gt;RAND();1;0)" office:value-type="float" office:value="0">
            <text:p>0</text:p>
          </table:table-cell>
          <table:table-cell table:style-name="ce14" table:formula="of:=IF(rim*am*[$K.H15]&gt;RAND();1;0)" office:value-type="float" office:value="0">
            <text:p>0</text:p>
          </table:table-cell>
          <table:table-cell table:style-name="ce14" table:formula="of:=IF(rim*am*[$K.I15]&gt;RAND();1;0)" office:value-type="float" office:value="0">
            <text:p>0</text:p>
          </table:table-cell>
          <table:table-cell table:style-name="ce14" table:formula="of:=IF(rim*am*[$K.J1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5]" office:value-type="float" office:value="13">
            <text:p>13</text:p>
          </table:table-cell>
          <table:table-cell table:style-name="ce14" table:formula="of:=IF(rim*am*[$K.C16]&gt;RAND();1;0)" office:value-type="float" office:value="0">
            <text:p>0</text:p>
          </table:table-cell>
          <table:table-cell table:style-name="ce14" table:formula="of:=IF(rim*am*[$K.D16]&gt;RAND();1;0)" office:value-type="float" office:value="1">
            <text:p>1</text:p>
          </table:table-cell>
          <table:table-cell table:style-name="ce14" table:formula="of:=IF(rim*am*[$K.E16]&gt;RAND();1;0)" office:value-type="float" office:value="0">
            <text:p>0</text:p>
          </table:table-cell>
          <table:table-cell table:style-name="ce14" table:formula="of:=IF(rim*am*[$K.F16]&gt;RAND();1;0)" office:value-type="float" office:value="0">
            <text:p>0</text:p>
          </table:table-cell>
          <table:table-cell table:style-name="ce14" table:formula="of:=IF(rim*am*[$K.G16]&gt;RAND();1;0)" office:value-type="float" office:value="0">
            <text:p>0</text:p>
          </table:table-cell>
          <table:table-cell table:style-name="ce14" table:formula="of:=IF(rim*am*[$K.H16]&gt;RAND();1;0)" office:value-type="float" office:value="0">
            <text:p>0</text:p>
          </table:table-cell>
          <table:table-cell table:style-name="ce14" table:formula="of:=IF(rim*am*[$K.I16]&gt;RAND();1;0)" office:value-type="float" office:value="0">
            <text:p>0</text:p>
          </table:table-cell>
          <table:table-cell table:style-name="ce14" table:formula="of:=IF(rim*am*[$K.J1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6]" office:value-type="float" office:value="14">
            <text:p>14</text:p>
          </table:table-cell>
          <table:table-cell table:style-name="ce14" table:formula="of:=IF(rim*am*[$K.C17]&gt;RAND();1;0)" office:value-type="float" office:value="0">
            <text:p>0</text:p>
          </table:table-cell>
          <table:table-cell table:style-name="ce14" table:formula="of:=IF(rim*am*[$K.D17]&gt;RAND();1;0)" office:value-type="float" office:value="0">
            <text:p>0</text:p>
          </table:table-cell>
          <table:table-cell table:style-name="ce14" table:formula="of:=IF(rim*am*[$K.E17]&gt;RAND();1;0)" office:value-type="float" office:value="0">
            <text:p>0</text:p>
          </table:table-cell>
          <table:table-cell table:style-name="ce14" table:formula="of:=IF(rim*am*[$K.F17]&gt;RAND();1;0)" office:value-type="float" office:value="0">
            <text:p>0</text:p>
          </table:table-cell>
          <table:table-cell table:style-name="ce14" table:formula="of:=IF(rim*am*[$K.G17]&gt;RAND();1;0)" office:value-type="float" office:value="0">
            <text:p>0</text:p>
          </table:table-cell>
          <table:table-cell table:style-name="ce14" table:formula="of:=IF(rim*am*[$K.H17]&gt;RAND();1;0)" office:value-type="float" office:value="0">
            <text:p>0</text:p>
          </table:table-cell>
          <table:table-cell table:style-name="ce14" table:formula="of:=IF(rim*am*[$K.I17]&gt;RAND();1;0)" office:value-type="float" office:value="0">
            <text:p>0</text:p>
          </table:table-cell>
          <table:table-cell table:style-name="ce14" table:formula="of:=IF(rim*am*[$K.J1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7]" office:value-type="float" office:value="15">
            <text:p>15</text:p>
          </table:table-cell>
          <table:table-cell table:style-name="ce14" table:formula="of:=IF(rim*am*[$K.C18]&gt;RAND();1;0)" office:value-type="float" office:value="0">
            <text:p>0</text:p>
          </table:table-cell>
          <table:table-cell table:style-name="ce14" table:formula="of:=IF(rim*am*[$K.D18]&gt;RAND();1;0)" office:value-type="float" office:value="0">
            <text:p>0</text:p>
          </table:table-cell>
          <table:table-cell table:style-name="ce14" table:formula="of:=IF(rim*am*[$K.E18]&gt;RAND();1;0)" office:value-type="float" office:value="0">
            <text:p>0</text:p>
          </table:table-cell>
          <table:table-cell table:style-name="ce14" table:formula="of:=IF(rim*am*[$K.F18]&gt;RAND();1;0)" office:value-type="float" office:value="0">
            <text:p>0</text:p>
          </table:table-cell>
          <table:table-cell table:style-name="ce14" table:formula="of:=IF(rim*am*[$K.G18]&gt;RAND();1;0)" office:value-type="float" office:value="0">
            <text:p>0</text:p>
          </table:table-cell>
          <table:table-cell table:style-name="ce14" table:formula="of:=IF(rim*am*[$K.H18]&gt;RAND();1;0)" office:value-type="float" office:value="0">
            <text:p>0</text:p>
          </table:table-cell>
          <table:table-cell table:style-name="ce14" table:formula="of:=IF(rim*am*[$K.I18]&gt;RAND();1;0)" office:value-type="float" office:value="0">
            <text:p>0</text:p>
          </table:table-cell>
          <table:table-cell table:style-name="ce14" table:formula="of:=IF(rim*am*[$K.J1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8]" office:value-type="float" office:value="16">
            <text:p>16</text:p>
          </table:table-cell>
          <table:table-cell table:style-name="ce14" table:formula="of:=IF(rim*am*[$K.C19]&gt;RAND();1;0)" office:value-type="float" office:value="0">
            <text:p>0</text:p>
          </table:table-cell>
          <table:table-cell table:style-name="ce14" table:formula="of:=IF(rim*am*[$K.D19]&gt;RAND();1;0)" office:value-type="float" office:value="0">
            <text:p>0</text:p>
          </table:table-cell>
          <table:table-cell table:style-name="ce14" table:formula="of:=IF(rim*am*[$K.E19]&gt;RAND();1;0)" office:value-type="float" office:value="0">
            <text:p>0</text:p>
          </table:table-cell>
          <table:table-cell table:style-name="ce14" table:formula="of:=IF(rim*am*[$K.F19]&gt;RAND();1;0)" office:value-type="float" office:value="0">
            <text:p>0</text:p>
          </table:table-cell>
          <table:table-cell table:style-name="ce14" table:formula="of:=IF(rim*am*[$K.G19]&gt;RAND();1;0)" office:value-type="float" office:value="0">
            <text:p>0</text:p>
          </table:table-cell>
          <table:table-cell table:style-name="ce14" table:formula="of:=IF(rim*am*[$K.H19]&gt;RAND();1;0)" office:value-type="float" office:value="0">
            <text:p>0</text:p>
          </table:table-cell>
          <table:table-cell table:style-name="ce14" table:formula="of:=IF(rim*am*[$K.I19]&gt;RAND();1;0)" office:value-type="float" office:value="0">
            <text:p>0</text:p>
          </table:table-cell>
          <table:table-cell table:style-name="ce14" table:formula="of:=IF(rim*am*[$K.J1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9]" office:value-type="float" office:value="17">
            <text:p>17</text:p>
          </table:table-cell>
          <table:table-cell table:style-name="ce14" table:formula="of:=IF(rim*am*[$K.C20]&gt;RAND();1;0)" office:value-type="float" office:value="0">
            <text:p>0</text:p>
          </table:table-cell>
          <table:table-cell table:style-name="ce14" table:formula="of:=IF(rim*am*[$K.D20]&gt;RAND();1;0)" office:value-type="float" office:value="0">
            <text:p>0</text:p>
          </table:table-cell>
          <table:table-cell table:style-name="ce14" table:formula="of:=IF(rim*am*[$K.E20]&gt;RAND();1;0)" office:value-type="float" office:value="1">
            <text:p>1</text:p>
          </table:table-cell>
          <table:table-cell table:style-name="ce14" table:formula="of:=IF(rim*am*[$K.F20]&gt;RAND();1;0)" office:value-type="float" office:value="0">
            <text:p>0</text:p>
          </table:table-cell>
          <table:table-cell table:style-name="ce14" table:formula="of:=IF(rim*am*[$K.G20]&gt;RAND();1;0)" office:value-type="float" office:value="0">
            <text:p>0</text:p>
          </table:table-cell>
          <table:table-cell table:style-name="ce14" table:formula="of:=IF(rim*am*[$K.H20]&gt;RAND();1;0)" office:value-type="float" office:value="0">
            <text:p>0</text:p>
          </table:table-cell>
          <table:table-cell table:style-name="ce14" table:formula="of:=IF(rim*am*[$K.I20]&gt;RAND();1;0)" office:value-type="float" office:value="0">
            <text:p>0</text:p>
          </table:table-cell>
          <table:table-cell table:style-name="ce14" table:formula="of:=IF(rim*am*[$K.J20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0]" office:value-type="float" office:value="18">
            <text:p>18</text:p>
          </table:table-cell>
          <table:table-cell table:style-name="ce14" table:formula="of:=IF(rim*am*[$K.C21]&gt;RAND();1;0)" office:value-type="float" office:value="0">
            <text:p>0</text:p>
          </table:table-cell>
          <table:table-cell table:style-name="ce14" table:formula="of:=IF(rim*am*[$K.D21]&gt;RAND();1;0)" office:value-type="float" office:value="0">
            <text:p>0</text:p>
          </table:table-cell>
          <table:table-cell table:style-name="ce14" table:formula="of:=IF(rim*am*[$K.E21]&gt;RAND();1;0)" office:value-type="float" office:value="0">
            <text:p>0</text:p>
          </table:table-cell>
          <table:table-cell table:style-name="ce14" table:formula="of:=IF(rim*am*[$K.F21]&gt;RAND();1;0)" office:value-type="float" office:value="0">
            <text:p>0</text:p>
          </table:table-cell>
          <table:table-cell table:style-name="ce14" table:formula="of:=IF(rim*am*[$K.G21]&gt;RAND();1;0)" office:value-type="float" office:value="0">
            <text:p>0</text:p>
          </table:table-cell>
          <table:table-cell table:style-name="ce14" table:formula="of:=IF(rim*am*[$K.H21]&gt;RAND();1;0)" office:value-type="float" office:value="0">
            <text:p>0</text:p>
          </table:table-cell>
          <table:table-cell table:style-name="ce14" table:formula="of:=IF(rim*am*[$K.I21]&gt;RAND();1;0)" office:value-type="float" office:value="0">
            <text:p>0</text:p>
          </table:table-cell>
          <table:table-cell table:style-name="ce14" table:formula="of:=IF(rim*am*[$K.J2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1]" office:value-type="float" office:value="19">
            <text:p>19</text:p>
          </table:table-cell>
          <table:table-cell table:style-name="ce14" table:formula="of:=IF(rim*am*[$K.C22]&gt;RAND();1;0)" office:value-type="float" office:value="0">
            <text:p>0</text:p>
          </table:table-cell>
          <table:table-cell table:style-name="ce14" table:formula="of:=IF(rim*am*[$K.D22]&gt;RAND();1;0)" office:value-type="float" office:value="0">
            <text:p>0</text:p>
          </table:table-cell>
          <table:table-cell table:style-name="ce14" table:formula="of:=IF(rim*am*[$K.E22]&gt;RAND();1;0)" office:value-type="float" office:value="0">
            <text:p>0</text:p>
          </table:table-cell>
          <table:table-cell table:style-name="ce14" table:formula="of:=IF(rim*am*[$K.F22]&gt;RAND();1;0)" office:value-type="float" office:value="0">
            <text:p>0</text:p>
          </table:table-cell>
          <table:table-cell table:style-name="ce14" table:formula="of:=IF(rim*am*[$K.G22]&gt;RAND();1;0)" office:value-type="float" office:value="0">
            <text:p>0</text:p>
          </table:table-cell>
          <table:table-cell table:style-name="ce14" table:formula="of:=IF(rim*am*[$K.H22]&gt;RAND();1;0)" office:value-type="float" office:value="0">
            <text:p>0</text:p>
          </table:table-cell>
          <table:table-cell table:style-name="ce14" table:formula="of:=IF(rim*am*[$K.I22]&gt;RAND();1;0)" office:value-type="float" office:value="0">
            <text:p>0</text:p>
          </table:table-cell>
          <table:table-cell table:style-name="ce14" table:formula="of:=IF(rim*am*[$K.J22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22]" office:value-type="float" office:value="20">
            <text:p>20</text:p>
          </table:table-cell>
          <table:table-cell table:style-name="ce14" table:formula="of:=IF(rim*am*[$K.C23]&gt;RAND();1;0)" office:value-type="float" office:value="0">
            <text:p>0</text:p>
          </table:table-cell>
          <table:table-cell table:style-name="ce14" table:formula="of:=IF(rim*am*[$K.D23]&gt;RAND();1;0)" office:value-type="float" office:value="0">
            <text:p>0</text:p>
          </table:table-cell>
          <table:table-cell table:style-name="ce14" table:formula="of:=IF(rim*am*[$K.E23]&gt;RAND();1;0)" office:value-type="float" office:value="0">
            <text:p>0</text:p>
          </table:table-cell>
          <table:table-cell table:style-name="ce14" table:formula="of:=IF(rim*am*[$K.F23]&gt;RAND();1;0)" office:value-type="float" office:value="0">
            <text:p>0</text:p>
          </table:table-cell>
          <table:table-cell table:style-name="ce14" table:formula="of:=IF(rim*am*[$K.G23]&gt;RAND();1;0)" office:value-type="float" office:value="0">
            <text:p>0</text:p>
          </table:table-cell>
          <table:table-cell table:style-name="ce14" table:formula="of:=IF(rim*am*[$K.H23]&gt;RAND();1;0)" office:value-type="float" office:value="0">
            <text:p>0</text:p>
          </table:table-cell>
          <table:table-cell table:style-name="ce14" table:formula="of:=IF(rim*am*[$K.I23]&gt;RAND();1;0)" office:value-type="float" office:value="0">
            <text:p>0</text:p>
          </table:table-cell>
          <table:table-cell table:style-name="ce14" table:formula="of:=IF(rim*am*[$K.J2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3]" office:value-type="float" office:value="21">
            <text:p>21</text:p>
          </table:table-cell>
          <table:table-cell table:style-name="ce14" table:formula="of:=IF(rim*am*[$K.C24]&gt;RAND();1;0)" office:value-type="float" office:value="0">
            <text:p>0</text:p>
          </table:table-cell>
          <table:table-cell table:style-name="ce14" table:formula="of:=IF(rim*am*[$K.D24]&gt;RAND();1;0)" office:value-type="float" office:value="0">
            <text:p>0</text:p>
          </table:table-cell>
          <table:table-cell table:style-name="ce14" table:formula="of:=IF(rim*am*[$K.E24]&gt;RAND();1;0)" office:value-type="float" office:value="0">
            <text:p>0</text:p>
          </table:table-cell>
          <table:table-cell table:style-name="ce14" table:formula="of:=IF(rim*am*[$K.F24]&gt;RAND();1;0)" office:value-type="float" office:value="0">
            <text:p>0</text:p>
          </table:table-cell>
          <table:table-cell table:style-name="ce14" table:formula="of:=IF(rim*am*[$K.G24]&gt;RAND();1;0)" office:value-type="float" office:value="0">
            <text:p>0</text:p>
          </table:table-cell>
          <table:table-cell table:style-name="ce14" table:formula="of:=IF(rim*am*[$K.H24]&gt;RAND();1;0)" office:value-type="float" office:value="0">
            <text:p>0</text:p>
          </table:table-cell>
          <table:table-cell table:style-name="ce14" table:formula="of:=IF(rim*am*[$K.I24]&gt;RAND();1;0)" office:value-type="float" office:value="0">
            <text:p>0</text:p>
          </table:table-cell>
          <table:table-cell table:style-name="ce14" table:formula="of:=IF(rim*am*[$K.J2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4]" office:value-type="float" office:value="22">
            <text:p>22</text:p>
          </table:table-cell>
          <table:table-cell table:style-name="ce14" table:formula="of:=IF(rim*am*[$K.C25]&gt;RAND();1;0)" office:value-type="float" office:value="0">
            <text:p>0</text:p>
          </table:table-cell>
          <table:table-cell table:style-name="ce14" table:formula="of:=IF(rim*am*[$K.D25]&gt;RAND();1;0)" office:value-type="float" office:value="0">
            <text:p>0</text:p>
          </table:table-cell>
          <table:table-cell table:style-name="ce14" table:formula="of:=IF(rim*am*[$K.E25]&gt;RAND();1;0)" office:value-type="float" office:value="0">
            <text:p>0</text:p>
          </table:table-cell>
          <table:table-cell table:style-name="ce14" table:formula="of:=IF(rim*am*[$K.F25]&gt;RAND();1;0)" office:value-type="float" office:value="0">
            <text:p>0</text:p>
          </table:table-cell>
          <table:table-cell table:style-name="ce14" table:formula="of:=IF(rim*am*[$K.G25]&gt;RAND();1;0)" office:value-type="float" office:value="0">
            <text:p>0</text:p>
          </table:table-cell>
          <table:table-cell table:style-name="ce14" table:formula="of:=IF(rim*am*[$K.H25]&gt;RAND();1;0)" office:value-type="float" office:value="1">
            <text:p>1</text:p>
          </table:table-cell>
          <table:table-cell table:style-name="ce14" table:formula="of:=IF(rim*am*[$K.I25]&gt;RAND();1;0)" office:value-type="float" office:value="0">
            <text:p>0</text:p>
          </table:table-cell>
          <table:table-cell table:style-name="ce14" table:formula="of:=IF(rim*am*[$K.J2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5]" office:value-type="float" office:value="23">
            <text:p>23</text:p>
          </table:table-cell>
          <table:table-cell table:style-name="ce14" table:formula="of:=IF(rim*am*[$K.C26]&gt;RAND();1;0)" office:value-type="float" office:value="0">
            <text:p>0</text:p>
          </table:table-cell>
          <table:table-cell table:style-name="ce14" table:formula="of:=IF(rim*am*[$K.D26]&gt;RAND();1;0)" office:value-type="float" office:value="0">
            <text:p>0</text:p>
          </table:table-cell>
          <table:table-cell table:style-name="ce14" table:formula="of:=IF(rim*am*[$K.E26]&gt;RAND();1;0)" office:value-type="float" office:value="0">
            <text:p>0</text:p>
          </table:table-cell>
          <table:table-cell table:style-name="ce14" table:formula="of:=IF(rim*am*[$K.F26]&gt;RAND();1;0)" office:value-type="float" office:value="0">
            <text:p>0</text:p>
          </table:table-cell>
          <table:table-cell table:style-name="ce14" table:formula="of:=IF(rim*am*[$K.G26]&gt;RAND();1;0)" office:value-type="float" office:value="0">
            <text:p>0</text:p>
          </table:table-cell>
          <table:table-cell table:style-name="ce14" table:formula="of:=IF(rim*am*[$K.H26]&gt;RAND();1;0)" office:value-type="float" office:value="0">
            <text:p>0</text:p>
          </table:table-cell>
          <table:table-cell table:style-name="ce14" table:formula="of:=IF(rim*am*[$K.I26]&gt;RAND();1;0)" office:value-type="float" office:value="1">
            <text:p>1</text:p>
          </table:table-cell>
          <table:table-cell table:style-name="ce14" table:formula="of:=IF(rim*am*[$K.J2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6]" office:value-type="float" office:value="24">
            <text:p>24</text:p>
          </table:table-cell>
          <table:table-cell table:style-name="ce14" table:formula="of:=IF(rim*am*[$K.C27]&gt;RAND();1;0)" office:value-type="float" office:value="0">
            <text:p>0</text:p>
          </table:table-cell>
          <table:table-cell table:style-name="ce14" table:formula="of:=IF(rim*am*[$K.D27]&gt;RAND();1;0)" office:value-type="float" office:value="0">
            <text:p>0</text:p>
          </table:table-cell>
          <table:table-cell table:style-name="ce14" table:formula="of:=IF(rim*am*[$K.E27]&gt;RAND();1;0)" office:value-type="float" office:value="0">
            <text:p>0</text:p>
          </table:table-cell>
          <table:table-cell table:style-name="ce14" table:formula="of:=IF(rim*am*[$K.F27]&gt;RAND();1;0)" office:value-type="float" office:value="0">
            <text:p>0</text:p>
          </table:table-cell>
          <table:table-cell table:style-name="ce14" table:formula="of:=IF(rim*am*[$K.G27]&gt;RAND();1;0)" office:value-type="float" office:value="0">
            <text:p>0</text:p>
          </table:table-cell>
          <table:table-cell table:style-name="ce14" table:formula="of:=IF(rim*am*[$K.H27]&gt;RAND();1;0)" office:value-type="float" office:value="0">
            <text:p>0</text:p>
          </table:table-cell>
          <table:table-cell table:style-name="ce14" table:formula="of:=IF(rim*am*[$K.I27]&gt;RAND();1;0)" office:value-type="float" office:value="0">
            <text:p>0</text:p>
          </table:table-cell>
          <table:table-cell table:style-name="ce14" table:formula="of:=IF(rim*am*[$K.J2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7]" office:value-type="float" office:value="25">
            <text:p>25</text:p>
          </table:table-cell>
          <table:table-cell table:style-name="ce14" table:formula="of:=IF(rim*am*[$K.C28]&gt;RAND();1;0)" office:value-type="float" office:value="0">
            <text:p>0</text:p>
          </table:table-cell>
          <table:table-cell table:style-name="ce14" table:formula="of:=IF(rim*am*[$K.D28]&gt;RAND();1;0)" office:value-type="float" office:value="0">
            <text:p>0</text:p>
          </table:table-cell>
          <table:table-cell table:style-name="ce14" table:formula="of:=IF(rim*am*[$K.E28]&gt;RAND();1;0)" office:value-type="float" office:value="0">
            <text:p>0</text:p>
          </table:table-cell>
          <table:table-cell table:style-name="ce14" table:formula="of:=IF(rim*am*[$K.F28]&gt;RAND();1;0)" office:value-type="float" office:value="0">
            <text:p>0</text:p>
          </table:table-cell>
          <table:table-cell table:style-name="ce14" table:formula="of:=IF(rim*am*[$K.G28]&gt;RAND();1;0)" office:value-type="float" office:value="0">
            <text:p>0</text:p>
          </table:table-cell>
          <table:table-cell table:style-name="ce14" table:formula="of:=IF(rim*am*[$K.H28]&gt;RAND();1;0)" office:value-type="float" office:value="0">
            <text:p>0</text:p>
          </table:table-cell>
          <table:table-cell table:style-name="ce14" table:formula="of:=IF(rim*am*[$K.I28]&gt;RAND();1;0)" office:value-type="float" office:value="0">
            <text:p>0</text:p>
          </table:table-cell>
          <table:table-cell table:style-name="ce14" table:formula="of:=IF(rim*am*[$K.J2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8]" office:value-type="float" office:value="26">
            <text:p>26</text:p>
          </table:table-cell>
          <table:table-cell table:style-name="ce14" table:formula="of:=IF(rim*am*[$K.C29]&gt;RAND();1;0)" office:value-type="float" office:value="0">
            <text:p>0</text:p>
          </table:table-cell>
          <table:table-cell table:style-name="ce14" table:formula="of:=IF(rim*am*[$K.D29]&gt;RAND();1;0)" office:value-type="float" office:value="0">
            <text:p>0</text:p>
          </table:table-cell>
          <table:table-cell table:style-name="ce14" table:formula="of:=IF(rim*am*[$K.E29]&gt;RAND();1;0)" office:value-type="float" office:value="0">
            <text:p>0</text:p>
          </table:table-cell>
          <table:table-cell table:style-name="ce14" table:formula="of:=IF(rim*am*[$K.F29]&gt;RAND();1;0)" office:value-type="float" office:value="0">
            <text:p>0</text:p>
          </table:table-cell>
          <table:table-cell table:style-name="ce14" table:formula="of:=IF(rim*am*[$K.G29]&gt;RAND();1;0)" office:value-type="float" office:value="0">
            <text:p>0</text:p>
          </table:table-cell>
          <table:table-cell table:style-name="ce14" table:formula="of:=IF(rim*am*[$K.H29]&gt;RAND();1;0)" office:value-type="float" office:value="0">
            <text:p>0</text:p>
          </table:table-cell>
          <table:table-cell table:style-name="ce14" table:formula="of:=IF(rim*am*[$K.I29]&gt;RAND();1;0)" office:value-type="float" office:value="0">
            <text:p>0</text:p>
          </table:table-cell>
          <table:table-cell table:style-name="ce14" table:formula="of:=IF(rim*am*[$K.J2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29]" office:value-type="float" office:value="27">
            <text:p>27</text:p>
          </table:table-cell>
          <table:table-cell table:style-name="ce14" table:formula="of:=IF(rim*am*[$K.C30]&gt;RAND();1;0)" office:value-type="float" office:value="0">
            <text:p>0</text:p>
          </table:table-cell>
          <table:table-cell table:style-name="ce14" table:formula="of:=IF(rim*am*[$K.D30]&gt;RAND();1;0)" office:value-type="float" office:value="0">
            <text:p>0</text:p>
          </table:table-cell>
          <table:table-cell table:style-name="ce14" table:formula="of:=IF(rim*am*[$K.E30]&gt;RAND();1;0)" office:value-type="float" office:value="0">
            <text:p>0</text:p>
          </table:table-cell>
          <table:table-cell table:style-name="ce14" table:formula="of:=IF(rim*am*[$K.F30]&gt;RAND();1;0)" office:value-type="float" office:value="0">
            <text:p>0</text:p>
          </table:table-cell>
          <table:table-cell table:style-name="ce14" table:formula="of:=IF(rim*am*[$K.G30]&gt;RAND();1;0)" office:value-type="float" office:value="0">
            <text:p>0</text:p>
          </table:table-cell>
          <table:table-cell table:style-name="ce14" table:formula="of:=IF(rim*am*[$K.H30]&gt;RAND();1;0)" office:value-type="float" office:value="0">
            <text:p>0</text:p>
          </table:table-cell>
          <table:table-cell table:style-name="ce14" table:formula="of:=IF(rim*am*[$K.I30]&gt;RAND();1;0)" office:value-type="float" office:value="0">
            <text:p>0</text:p>
          </table:table-cell>
          <table:table-cell table:style-name="ce14" table:formula="of:=IF(rim*am*[$K.J30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0]" office:value-type="float" office:value="28">
            <text:p>28</text:p>
          </table:table-cell>
          <table:table-cell table:style-name="ce14" table:formula="of:=IF(rim*am*[$K.C31]&gt;RAND();1;0)" office:value-type="float" office:value="0">
            <text:p>0</text:p>
          </table:table-cell>
          <table:table-cell table:style-name="ce14" table:formula="of:=IF(rim*am*[$K.D31]&gt;RAND();1;0)" office:value-type="float" office:value="0">
            <text:p>0</text:p>
          </table:table-cell>
          <table:table-cell table:style-name="ce14" table:formula="of:=IF(rim*am*[$K.E31]&gt;RAND();1;0)" office:value-type="float" office:value="0">
            <text:p>0</text:p>
          </table:table-cell>
          <table:table-cell table:style-name="ce14" table:formula="of:=IF(rim*am*[$K.F31]&gt;RAND();1;0)" office:value-type="float" office:value="0">
            <text:p>0</text:p>
          </table:table-cell>
          <table:table-cell table:style-name="ce14" table:formula="of:=IF(rim*am*[$K.G31]&gt;RAND();1;0)" office:value-type="float" office:value="0">
            <text:p>0</text:p>
          </table:table-cell>
          <table:table-cell table:style-name="ce14" table:formula="of:=IF(rim*am*[$K.H31]&gt;RAND();1;0)" office:value-type="float" office:value="0">
            <text:p>0</text:p>
          </table:table-cell>
          <table:table-cell table:style-name="ce14" table:formula="of:=IF(rim*am*[$K.I31]&gt;RAND();1;0)" office:value-type="float" office:value="0">
            <text:p>0</text:p>
          </table:table-cell>
          <table:table-cell table:style-name="ce14" table:formula="of:=IF(rim*am*[$K.J3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1]" office:value-type="float" office:value="29">
            <text:p>29</text:p>
          </table:table-cell>
          <table:table-cell table:style-name="ce14" table:formula="of:=IF(rim*am*[$K.C32]&gt;RAND();1;0)" office:value-type="float" office:value="0">
            <text:p>0</text:p>
          </table:table-cell>
          <table:table-cell table:style-name="ce14" table:formula="of:=IF(rim*am*[$K.D32]&gt;RAND();1;0)" office:value-type="float" office:value="0">
            <text:p>0</text:p>
          </table:table-cell>
          <table:table-cell table:style-name="ce14" table:formula="of:=IF(rim*am*[$K.E32]&gt;RAND();1;0)" office:value-type="float" office:value="0">
            <text:p>0</text:p>
          </table:table-cell>
          <table:table-cell table:style-name="ce14" table:formula="of:=IF(rim*am*[$K.F32]&gt;RAND();1;0)" office:value-type="float" office:value="0">
            <text:p>0</text:p>
          </table:table-cell>
          <table:table-cell table:style-name="ce14" table:formula="of:=IF(rim*am*[$K.G32]&gt;RAND();1;0)" office:value-type="float" office:value="0">
            <text:p>0</text:p>
          </table:table-cell>
          <table:table-cell table:style-name="ce14" table:formula="of:=IF(rim*am*[$K.H32]&gt;RAND();1;0)" office:value-type="float" office:value="0">
            <text:p>0</text:p>
          </table:table-cell>
          <table:table-cell table:style-name="ce14" table:formula="of:=IF(rim*am*[$K.I32]&gt;RAND();1;0)" office:value-type="float" office:value="0">
            <text:p>0</text:p>
          </table:table-cell>
          <table:table-cell table:style-name="ce14" table:formula="of:=IF(rim*am*[$K.J3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2]" office:value-type="float" office:value="30">
            <text:p>30</text:p>
          </table:table-cell>
          <table:table-cell table:style-name="ce14" table:formula="of:=IF(rim*am*[$K.C33]&gt;RAND();1;0)" office:value-type="float" office:value="0">
            <text:p>0</text:p>
          </table:table-cell>
          <table:table-cell table:style-name="ce14" table:formula="of:=IF(rim*am*[$K.D33]&gt;RAND();1;0)" office:value-type="float" office:value="0">
            <text:p>0</text:p>
          </table:table-cell>
          <table:table-cell table:style-name="ce14" table:formula="of:=IF(rim*am*[$K.E33]&gt;RAND();1;0)" office:value-type="float" office:value="0">
            <text:p>0</text:p>
          </table:table-cell>
          <table:table-cell table:style-name="ce14" table:formula="of:=IF(rim*am*[$K.F33]&gt;RAND();1;0)" office:value-type="float" office:value="0">
            <text:p>0</text:p>
          </table:table-cell>
          <table:table-cell table:style-name="ce14" table:formula="of:=IF(rim*am*[$K.G33]&gt;RAND();1;0)" office:value-type="float" office:value="0">
            <text:p>0</text:p>
          </table:table-cell>
          <table:table-cell table:style-name="ce14" table:formula="of:=IF(rim*am*[$K.H33]&gt;RAND();1;0)" office:value-type="float" office:value="0">
            <text:p>0</text:p>
          </table:table-cell>
          <table:table-cell table:style-name="ce14" table:formula="of:=IF(rim*am*[$K.I33]&gt;RAND();1;0)" office:value-type="float" office:value="0">
            <text:p>0</text:p>
          </table:table-cell>
          <table:table-cell table:style-name="ce14" table:formula="of:=IF(rim*am*[$K.J3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3]" office:value-type="float" office:value="31">
            <text:p>31</text:p>
          </table:table-cell>
          <table:table-cell table:style-name="ce14" table:formula="of:=IF(rim*am*[$K.C34]&gt;RAND();1;0)" office:value-type="float" office:value="0">
            <text:p>0</text:p>
          </table:table-cell>
          <table:table-cell table:style-name="ce14" table:formula="of:=IF(rim*am*[$K.D34]&gt;RAND();1;0)" office:value-type="float" office:value="1">
            <text:p>1</text:p>
          </table:table-cell>
          <table:table-cell table:style-name="ce14" table:formula="of:=IF(rim*am*[$K.E34]&gt;RAND();1;0)" office:value-type="float" office:value="1">
            <text:p>1</text:p>
          </table:table-cell>
          <table:table-cell table:style-name="ce14" table:formula="of:=IF(rim*am*[$K.F34]&gt;RAND();1;0)" office:value-type="float" office:value="0">
            <text:p>0</text:p>
          </table:table-cell>
          <table:table-cell table:style-name="ce14" table:formula="of:=IF(rim*am*[$K.G34]&gt;RAND();1;0)" office:value-type="float" office:value="0">
            <text:p>0</text:p>
          </table:table-cell>
          <table:table-cell table:style-name="ce14" table:formula="of:=IF(rim*am*[$K.H34]&gt;RAND();1;0)" office:value-type="float" office:value="0">
            <text:p>0</text:p>
          </table:table-cell>
          <table:table-cell table:style-name="ce14" table:formula="of:=IF(rim*am*[$K.I34]&gt;RAND();1;0)" office:value-type="float" office:value="0">
            <text:p>0</text:p>
          </table:table-cell>
          <table:table-cell table:style-name="ce14" table:formula="of:=IF(rim*am*[$K.J3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4]" office:value-type="float" office:value="32">
            <text:p>32</text:p>
          </table:table-cell>
          <table:table-cell table:style-name="ce14" table:formula="of:=IF(rim*am*[$K.C35]&gt;RAND();1;0)" office:value-type="float" office:value="0">
            <text:p>0</text:p>
          </table:table-cell>
          <table:table-cell table:style-name="ce14" table:formula="of:=IF(rim*am*[$K.D35]&gt;RAND();1;0)" office:value-type="float" office:value="0">
            <text:p>0</text:p>
          </table:table-cell>
          <table:table-cell table:style-name="ce14" table:formula="of:=IF(rim*am*[$K.E35]&gt;RAND();1;0)" office:value-type="float" office:value="0">
            <text:p>0</text:p>
          </table:table-cell>
          <table:table-cell table:style-name="ce14" table:formula="of:=IF(rim*am*[$K.F35]&gt;RAND();1;0)" office:value-type="float" office:value="0">
            <text:p>0</text:p>
          </table:table-cell>
          <table:table-cell table:style-name="ce14" table:formula="of:=IF(rim*am*[$K.G35]&gt;RAND();1;0)" office:value-type="float" office:value="0">
            <text:p>0</text:p>
          </table:table-cell>
          <table:table-cell table:style-name="ce14" table:formula="of:=IF(rim*am*[$K.H35]&gt;RAND();1;0)" office:value-type="float" office:value="0">
            <text:p>0</text:p>
          </table:table-cell>
          <table:table-cell table:style-name="ce14" table:formula="of:=IF(rim*am*[$K.I35]&gt;RAND();1;0)" office:value-type="float" office:value="0">
            <text:p>0</text:p>
          </table:table-cell>
          <table:table-cell table:style-name="ce14" table:formula="of:=IF(rim*am*[$K.J3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5]" office:value-type="float" office:value="33">
            <text:p>33</text:p>
          </table:table-cell>
          <table:table-cell table:style-name="ce14" table:formula="of:=IF(rim*am*[$K.C36]&gt;RAND();1;0)" office:value-type="float" office:value="0">
            <text:p>0</text:p>
          </table:table-cell>
          <table:table-cell table:style-name="ce14" table:formula="of:=IF(rim*am*[$K.D36]&gt;RAND();1;0)" office:value-type="float" office:value="1">
            <text:p>1</text:p>
          </table:table-cell>
          <table:table-cell table:style-name="ce14" table:formula="of:=IF(rim*am*[$K.E36]&gt;RAND();1;0)" office:value-type="float" office:value="0">
            <text:p>0</text:p>
          </table:table-cell>
          <table:table-cell table:style-name="ce14" table:formula="of:=IF(rim*am*[$K.F36]&gt;RAND();1;0)" office:value-type="float" office:value="0">
            <text:p>0</text:p>
          </table:table-cell>
          <table:table-cell table:style-name="ce14" table:formula="of:=IF(rim*am*[$K.G36]&gt;RAND();1;0)" office:value-type="float" office:value="0">
            <text:p>0</text:p>
          </table:table-cell>
          <table:table-cell table:style-name="ce14" table:formula="of:=IF(rim*am*[$K.H36]&gt;RAND();1;0)" office:value-type="float" office:value="0">
            <text:p>0</text:p>
          </table:table-cell>
          <table:table-cell table:style-name="ce14" table:formula="of:=IF(rim*am*[$K.I36]&gt;RAND();1;0)" office:value-type="float" office:value="0">
            <text:p>0</text:p>
          </table:table-cell>
          <table:table-cell table:style-name="ce14" table:formula="of:=IF(rim*am*[$K.J3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6]" office:value-type="float" office:value="34">
            <text:p>34</text:p>
          </table:table-cell>
          <table:table-cell table:style-name="ce14" table:formula="of:=IF(rim*am*[$K.C37]&gt;RAND();1;0)" office:value-type="float" office:value="0">
            <text:p>0</text:p>
          </table:table-cell>
          <table:table-cell table:style-name="ce14" table:formula="of:=IF(rim*am*[$K.D37]&gt;RAND();1;0)" office:value-type="float" office:value="0">
            <text:p>0</text:p>
          </table:table-cell>
          <table:table-cell table:style-name="ce14" table:formula="of:=IF(rim*am*[$K.E37]&gt;RAND();1;0)" office:value-type="float" office:value="0">
            <text:p>0</text:p>
          </table:table-cell>
          <table:table-cell table:style-name="ce14" table:formula="of:=IF(rim*am*[$K.F37]&gt;RAND();1;0)" office:value-type="float" office:value="0">
            <text:p>0</text:p>
          </table:table-cell>
          <table:table-cell table:style-name="ce14" table:formula="of:=IF(rim*am*[$K.G37]&gt;RAND();1;0)" office:value-type="float" office:value="0">
            <text:p>0</text:p>
          </table:table-cell>
          <table:table-cell table:style-name="ce14" table:formula="of:=IF(rim*am*[$K.H37]&gt;RAND();1;0)" office:value-type="float" office:value="0">
            <text:p>0</text:p>
          </table:table-cell>
          <table:table-cell table:style-name="ce14" table:formula="of:=IF(rim*am*[$K.I37]&gt;RAND();1;0)" office:value-type="float" office:value="0">
            <text:p>0</text:p>
          </table:table-cell>
          <table:table-cell table:style-name="ce14" table:formula="of:=IF(rim*am*[$K.J37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37]" office:value-type="float" office:value="35">
            <text:p>35</text:p>
          </table:table-cell>
          <table:table-cell table:style-name="ce14" table:formula="of:=IF(rim*am*[$K.C38]&gt;RAND();1;0)" office:value-type="float" office:value="0">
            <text:p>0</text:p>
          </table:table-cell>
          <table:table-cell table:style-name="ce14" table:formula="of:=IF(rim*am*[$K.D38]&gt;RAND();1;0)" office:value-type="float" office:value="0">
            <text:p>0</text:p>
          </table:table-cell>
          <table:table-cell table:style-name="ce14" table:formula="of:=IF(rim*am*[$K.E38]&gt;RAND();1;0)" office:value-type="float" office:value="0">
            <text:p>0</text:p>
          </table:table-cell>
          <table:table-cell table:style-name="ce14" table:formula="of:=IF(rim*am*[$K.F38]&gt;RAND();1;0)" office:value-type="float" office:value="0">
            <text:p>0</text:p>
          </table:table-cell>
          <table:table-cell table:style-name="ce14" table:formula="of:=IF(rim*am*[$K.G38]&gt;RAND();1;0)" office:value-type="float" office:value="0">
            <text:p>0</text:p>
          </table:table-cell>
          <table:table-cell table:style-name="ce14" table:formula="of:=IF(rim*am*[$K.H38]&gt;RAND();1;0)" office:value-type="float" office:value="0">
            <text:p>0</text:p>
          </table:table-cell>
          <table:table-cell table:style-name="ce14" table:formula="of:=IF(rim*am*[$K.I38]&gt;RAND();1;0)" office:value-type="float" office:value="0">
            <text:p>0</text:p>
          </table:table-cell>
          <table:table-cell table:style-name="ce14" table:formula="of:=IF(rim*am*[$K.J3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8]" office:value-type="float" office:value="36">
            <text:p>36</text:p>
          </table:table-cell>
          <table:table-cell table:style-name="ce14" table:formula="of:=IF(rim*am*[$K.C39]&gt;RAND();1;0)" office:value-type="float" office:value="1">
            <text:p>1</text:p>
          </table:table-cell>
          <table:table-cell table:style-name="ce14" table:formula="of:=IF(rim*am*[$K.D39]&gt;RAND();1;0)" office:value-type="float" office:value="0">
            <text:p>0</text:p>
          </table:table-cell>
          <table:table-cell table:style-name="ce14" table:formula="of:=IF(rim*am*[$K.E39]&gt;RAND();1;0)" office:value-type="float" office:value="0">
            <text:p>0</text:p>
          </table:table-cell>
          <table:table-cell table:style-name="ce14" table:formula="of:=IF(rim*am*[$K.F39]&gt;RAND();1;0)" office:value-type="float" office:value="0">
            <text:p>0</text:p>
          </table:table-cell>
          <table:table-cell table:style-name="ce14" table:formula="of:=IF(rim*am*[$K.G39]&gt;RAND();1;0)" office:value-type="float" office:value="1">
            <text:p>1</text:p>
          </table:table-cell>
          <table:table-cell table:style-name="ce14" table:formula="of:=IF(rim*am*[$K.H39]&gt;RAND();1;0)" office:value-type="float" office:value="0">
            <text:p>0</text:p>
          </table:table-cell>
          <table:table-cell table:style-name="ce14" table:formula="of:=IF(rim*am*[$K.I39]&gt;RAND();1;0)" office:value-type="float" office:value="0">
            <text:p>0</text:p>
          </table:table-cell>
          <table:table-cell table:style-name="ce14" table:formula="of:=IF(rim*am*[$K.J3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39]" office:value-type="float" office:value="37">
            <text:p>37</text:p>
          </table:table-cell>
          <table:table-cell table:style-name="ce14" table:formula="of:=IF(rim*am*[$K.C40]&gt;RAND();1;0)" office:value-type="float" office:value="0">
            <text:p>0</text:p>
          </table:table-cell>
          <table:table-cell table:style-name="ce14" table:formula="of:=IF(rim*am*[$K.D40]&gt;RAND();1;0)" office:value-type="float" office:value="0">
            <text:p>0</text:p>
          </table:table-cell>
          <table:table-cell table:style-name="ce14" table:formula="of:=IF(rim*am*[$K.E40]&gt;RAND();1;0)" office:value-type="float" office:value="0">
            <text:p>0</text:p>
          </table:table-cell>
          <table:table-cell table:style-name="ce14" table:formula="of:=IF(rim*am*[$K.F40]&gt;RAND();1;0)" office:value-type="float" office:value="0">
            <text:p>0</text:p>
          </table:table-cell>
          <table:table-cell table:style-name="ce14" table:formula="of:=IF(rim*am*[$K.G40]&gt;RAND();1;0)" office:value-type="float" office:value="0">
            <text:p>0</text:p>
          </table:table-cell>
          <table:table-cell table:style-name="ce14" table:formula="of:=IF(rim*am*[$K.H40]&gt;RAND();1;0)" office:value-type="float" office:value="0">
            <text:p>0</text:p>
          </table:table-cell>
          <table:table-cell table:style-name="ce14" table:formula="of:=IF(rim*am*[$K.I40]&gt;RAND();1;0)" office:value-type="float" office:value="0">
            <text:p>0</text:p>
          </table:table-cell>
          <table:table-cell table:style-name="ce14" table:formula="of:=IF(rim*am*[$K.J40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0]" office:value-type="float" office:value="38">
            <text:p>38</text:p>
          </table:table-cell>
          <table:table-cell table:style-name="ce14" table:formula="of:=IF(rim*am*[$K.C41]&gt;RAND();1;0)" office:value-type="float" office:value="0">
            <text:p>0</text:p>
          </table:table-cell>
          <table:table-cell table:style-name="ce14" table:formula="of:=IF(rim*am*[$K.D41]&gt;RAND();1;0)" office:value-type="float" office:value="0">
            <text:p>0</text:p>
          </table:table-cell>
          <table:table-cell table:style-name="ce14" table:formula="of:=IF(rim*am*[$K.E41]&gt;RAND();1;0)" office:value-type="float" office:value="0">
            <text:p>0</text:p>
          </table:table-cell>
          <table:table-cell table:style-name="ce14" table:formula="of:=IF(rim*am*[$K.F41]&gt;RAND();1;0)" office:value-type="float" office:value="0">
            <text:p>0</text:p>
          </table:table-cell>
          <table:table-cell table:style-name="ce14" table:formula="of:=IF(rim*am*[$K.G41]&gt;RAND();1;0)" office:value-type="float" office:value="0">
            <text:p>0</text:p>
          </table:table-cell>
          <table:table-cell table:style-name="ce14" table:formula="of:=IF(rim*am*[$K.H41]&gt;RAND();1;0)" office:value-type="float" office:value="0">
            <text:p>0</text:p>
          </table:table-cell>
          <table:table-cell table:style-name="ce14" table:formula="of:=IF(rim*am*[$K.I41]&gt;RAND();1;0)" office:value-type="float" office:value="0">
            <text:p>0</text:p>
          </table:table-cell>
          <table:table-cell table:style-name="ce14" table:formula="of:=IF(rim*am*[$K.J4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1]" office:value-type="float" office:value="39">
            <text:p>39</text:p>
          </table:table-cell>
          <table:table-cell table:style-name="ce14" table:formula="of:=IF(rim*am*[$K.C42]&gt;RAND();1;0)" office:value-type="float" office:value="0">
            <text:p>0</text:p>
          </table:table-cell>
          <table:table-cell table:style-name="ce14" table:formula="of:=IF(rim*am*[$K.D42]&gt;RAND();1;0)" office:value-type="float" office:value="0">
            <text:p>0</text:p>
          </table:table-cell>
          <table:table-cell table:style-name="ce14" table:formula="of:=IF(rim*am*[$K.E42]&gt;RAND();1;0)" office:value-type="float" office:value="0">
            <text:p>0</text:p>
          </table:table-cell>
          <table:table-cell table:style-name="ce14" table:formula="of:=IF(rim*am*[$K.F42]&gt;RAND();1;0)" office:value-type="float" office:value="0">
            <text:p>0</text:p>
          </table:table-cell>
          <table:table-cell table:style-name="ce14" table:formula="of:=IF(rim*am*[$K.G42]&gt;RAND();1;0)" office:value-type="float" office:value="0">
            <text:p>0</text:p>
          </table:table-cell>
          <table:table-cell table:style-name="ce14" table:formula="of:=IF(rim*am*[$K.H42]&gt;RAND();1;0)" office:value-type="float" office:value="0">
            <text:p>0</text:p>
          </table:table-cell>
          <table:table-cell table:style-name="ce14" table:formula="of:=IF(rim*am*[$K.I42]&gt;RAND();1;0)" office:value-type="float" office:value="0">
            <text:p>0</text:p>
          </table:table-cell>
          <table:table-cell table:style-name="ce14" table:formula="of:=IF(rim*am*[$K.J42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42]" office:value-type="float" office:value="40">
            <text:p>40</text:p>
          </table:table-cell>
          <table:table-cell table:style-name="ce14" table:formula="of:=IF(rim*am*[$K.C43]&gt;RAND();1;0)" office:value-type="float" office:value="0">
            <text:p>0</text:p>
          </table:table-cell>
          <table:table-cell table:style-name="ce14" table:formula="of:=IF(rim*am*[$K.D43]&gt;RAND();1;0)" office:value-type="float" office:value="0">
            <text:p>0</text:p>
          </table:table-cell>
          <table:table-cell table:style-name="ce14" table:formula="of:=IF(rim*am*[$K.E43]&gt;RAND();1;0)" office:value-type="float" office:value="0">
            <text:p>0</text:p>
          </table:table-cell>
          <table:table-cell table:style-name="ce14" table:formula="of:=IF(rim*am*[$K.F43]&gt;RAND();1;0)" office:value-type="float" office:value="1">
            <text:p>1</text:p>
          </table:table-cell>
          <table:table-cell table:style-name="ce14" table:formula="of:=IF(rim*am*[$K.G43]&gt;RAND();1;0)" office:value-type="float" office:value="0">
            <text:p>0</text:p>
          </table:table-cell>
          <table:table-cell table:style-name="ce14" table:formula="of:=IF(rim*am*[$K.H43]&gt;RAND();1;0)" office:value-type="float" office:value="0">
            <text:p>0</text:p>
          </table:table-cell>
          <table:table-cell table:style-name="ce14" table:formula="of:=IF(rim*am*[$K.I43]&gt;RAND();1;0)" office:value-type="float" office:value="0">
            <text:p>0</text:p>
          </table:table-cell>
          <table:table-cell table:style-name="ce14" table:formula="of:=IF(rim*am*[$K.J4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3]" office:value-type="float" office:value="41">
            <text:p>41</text:p>
          </table:table-cell>
          <table:table-cell table:style-name="ce14" table:formula="of:=IF(rim*am*[$K.C44]&gt;RAND();1;0)" office:value-type="float" office:value="0">
            <text:p>0</text:p>
          </table:table-cell>
          <table:table-cell table:style-name="ce14" table:formula="of:=IF(rim*am*[$K.D44]&gt;RAND();1;0)" office:value-type="float" office:value="1">
            <text:p>1</text:p>
          </table:table-cell>
          <table:table-cell table:style-name="ce14" table:formula="of:=IF(rim*am*[$K.E44]&gt;RAND();1;0)" office:value-type="float" office:value="1">
            <text:p>1</text:p>
          </table:table-cell>
          <table:table-cell table:style-name="ce14" table:formula="of:=IF(rim*am*[$K.F44]&gt;RAND();1;0)" office:value-type="float" office:value="0">
            <text:p>0</text:p>
          </table:table-cell>
          <table:table-cell table:style-name="ce14" table:formula="of:=IF(rim*am*[$K.G44]&gt;RAND();1;0)" office:value-type="float" office:value="0">
            <text:p>0</text:p>
          </table:table-cell>
          <table:table-cell table:style-name="ce14" table:formula="of:=IF(rim*am*[$K.H44]&gt;RAND();1;0)" office:value-type="float" office:value="0">
            <text:p>0</text:p>
          </table:table-cell>
          <table:table-cell table:style-name="ce14" table:formula="of:=IF(rim*am*[$K.I44]&gt;RAND();1;0)" office:value-type="float" office:value="0">
            <text:p>0</text:p>
          </table:table-cell>
          <table:table-cell table:style-name="ce14" table:formula="of:=IF(rim*am*[$K.J4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4]" office:value-type="float" office:value="42">
            <text:p>42</text:p>
          </table:table-cell>
          <table:table-cell table:style-name="ce14" table:formula="of:=IF(rim*am*[$K.C45]&gt;RAND();1;0)" office:value-type="float" office:value="0">
            <text:p>0</text:p>
          </table:table-cell>
          <table:table-cell table:style-name="ce14" table:formula="of:=IF(rim*am*[$K.D45]&gt;RAND();1;0)" office:value-type="float" office:value="0">
            <text:p>0</text:p>
          </table:table-cell>
          <table:table-cell table:style-name="ce14" table:formula="of:=IF(rim*am*[$K.E45]&gt;RAND();1;0)" office:value-type="float" office:value="0">
            <text:p>0</text:p>
          </table:table-cell>
          <table:table-cell table:style-name="ce14" table:formula="of:=IF(rim*am*[$K.F45]&gt;RAND();1;0)" office:value-type="float" office:value="0">
            <text:p>0</text:p>
          </table:table-cell>
          <table:table-cell table:style-name="ce14" table:formula="of:=IF(rim*am*[$K.G45]&gt;RAND();1;0)" office:value-type="float" office:value="0">
            <text:p>0</text:p>
          </table:table-cell>
          <table:table-cell table:style-name="ce14" table:formula="of:=IF(rim*am*[$K.H45]&gt;RAND();1;0)" office:value-type="float" office:value="0">
            <text:p>0</text:p>
          </table:table-cell>
          <table:table-cell table:style-name="ce14" table:formula="of:=IF(rim*am*[$K.I45]&gt;RAND();1;0)" office:value-type="float" office:value="0">
            <text:p>0</text:p>
          </table:table-cell>
          <table:table-cell table:style-name="ce14" table:formula="of:=IF(rim*am*[$K.J4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5]" office:value-type="float" office:value="43">
            <text:p>43</text:p>
          </table:table-cell>
          <table:table-cell table:style-name="ce14" table:formula="of:=IF(rim*am*[$K.C46]&gt;RAND();1;0)" office:value-type="float" office:value="0">
            <text:p>0</text:p>
          </table:table-cell>
          <table:table-cell table:style-name="ce14" table:formula="of:=IF(rim*am*[$K.D46]&gt;RAND();1;0)" office:value-type="float" office:value="0">
            <text:p>0</text:p>
          </table:table-cell>
          <table:table-cell table:style-name="ce14" table:formula="of:=IF(rim*am*[$K.E46]&gt;RAND();1;0)" office:value-type="float" office:value="0">
            <text:p>0</text:p>
          </table:table-cell>
          <table:table-cell table:style-name="ce14" table:formula="of:=IF(rim*am*[$K.F46]&gt;RAND();1;0)" office:value-type="float" office:value="0">
            <text:p>0</text:p>
          </table:table-cell>
          <table:table-cell table:style-name="ce14" table:formula="of:=IF(rim*am*[$K.G46]&gt;RAND();1;0)" office:value-type="float" office:value="0">
            <text:p>0</text:p>
          </table:table-cell>
          <table:table-cell table:style-name="ce14" table:formula="of:=IF(rim*am*[$K.H46]&gt;RAND();1;0)" office:value-type="float" office:value="0">
            <text:p>0</text:p>
          </table:table-cell>
          <table:table-cell table:style-name="ce14" table:formula="of:=IF(rim*am*[$K.I46]&gt;RAND();1;0)" office:value-type="float" office:value="0">
            <text:p>0</text:p>
          </table:table-cell>
          <table:table-cell table:style-name="ce14" table:formula="of:=IF(rim*am*[$K.J4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6]" office:value-type="float" office:value="44">
            <text:p>44</text:p>
          </table:table-cell>
          <table:table-cell table:style-name="ce14" table:formula="of:=IF(rim*am*[$K.C47]&gt;RAND();1;0)" office:value-type="float" office:value="0">
            <text:p>0</text:p>
          </table:table-cell>
          <table:table-cell table:style-name="ce14" table:formula="of:=IF(rim*am*[$K.D47]&gt;RAND();1;0)" office:value-type="float" office:value="0">
            <text:p>0</text:p>
          </table:table-cell>
          <table:table-cell table:style-name="ce14" table:formula="of:=IF(rim*am*[$K.E47]&gt;RAND();1;0)" office:value-type="float" office:value="1">
            <text:p>1</text:p>
          </table:table-cell>
          <table:table-cell table:style-name="ce14" table:formula="of:=IF(rim*am*[$K.F47]&gt;RAND();1;0)" office:value-type="float" office:value="0">
            <text:p>0</text:p>
          </table:table-cell>
          <table:table-cell table:style-name="ce14" table:formula="of:=IF(rim*am*[$K.G47]&gt;RAND();1;0)" office:value-type="float" office:value="0">
            <text:p>0</text:p>
          </table:table-cell>
          <table:table-cell table:style-name="ce14" table:formula="of:=IF(rim*am*[$K.H47]&gt;RAND();1;0)" office:value-type="float" office:value="0">
            <text:p>0</text:p>
          </table:table-cell>
          <table:table-cell table:style-name="ce14" table:formula="of:=IF(rim*am*[$K.I47]&gt;RAND();1;0)" office:value-type="float" office:value="0">
            <text:p>0</text:p>
          </table:table-cell>
          <table:table-cell table:style-name="ce14" table:formula="of:=IF(rim*am*[$K.J47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47]" office:value-type="float" office:value="45">
            <text:p>45</text:p>
          </table:table-cell>
          <table:table-cell table:style-name="ce14" table:formula="of:=IF(rim*am*[$K.C48]&gt;RAND();1;0)" office:value-type="float" office:value="0">
            <text:p>0</text:p>
          </table:table-cell>
          <table:table-cell table:style-name="ce14" table:formula="of:=IF(rim*am*[$K.D48]&gt;RAND();1;0)" office:value-type="float" office:value="0">
            <text:p>0</text:p>
          </table:table-cell>
          <table:table-cell table:style-name="ce14" table:formula="of:=IF(rim*am*[$K.E48]&gt;RAND();1;0)" office:value-type="float" office:value="0">
            <text:p>0</text:p>
          </table:table-cell>
          <table:table-cell table:style-name="ce14" table:formula="of:=IF(rim*am*[$K.F48]&gt;RAND();1;0)" office:value-type="float" office:value="0">
            <text:p>0</text:p>
          </table:table-cell>
          <table:table-cell table:style-name="ce14" table:formula="of:=IF(rim*am*[$K.G48]&gt;RAND();1;0)" office:value-type="float" office:value="0">
            <text:p>0</text:p>
          </table:table-cell>
          <table:table-cell table:style-name="ce14" table:formula="of:=IF(rim*am*[$K.H48]&gt;RAND();1;0)" office:value-type="float" office:value="0">
            <text:p>0</text:p>
          </table:table-cell>
          <table:table-cell table:style-name="ce14" table:formula="of:=IF(rim*am*[$K.I48]&gt;RAND();1;0)" office:value-type="float" office:value="0">
            <text:p>0</text:p>
          </table:table-cell>
          <table:table-cell table:style-name="ce14" table:formula="of:=IF(rim*am*[$K.J4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8]" office:value-type="float" office:value="46">
            <text:p>46</text:p>
          </table:table-cell>
          <table:table-cell table:style-name="ce14" table:formula="of:=IF(rim*am*[$K.C49]&gt;RAND();1;0)" office:value-type="float" office:value="0">
            <text:p>0</text:p>
          </table:table-cell>
          <table:table-cell table:style-name="ce14" table:formula="of:=IF(rim*am*[$K.D49]&gt;RAND();1;0)" office:value-type="float" office:value="0">
            <text:p>0</text:p>
          </table:table-cell>
          <table:table-cell table:style-name="ce14" table:formula="of:=IF(rim*am*[$K.E49]&gt;RAND();1;0)" office:value-type="float" office:value="0">
            <text:p>0</text:p>
          </table:table-cell>
          <table:table-cell table:style-name="ce14" table:formula="of:=IF(rim*am*[$K.F49]&gt;RAND();1;0)" office:value-type="float" office:value="0">
            <text:p>0</text:p>
          </table:table-cell>
          <table:table-cell table:style-name="ce14" table:formula="of:=IF(rim*am*[$K.G49]&gt;RAND();1;0)" office:value-type="float" office:value="0">
            <text:p>0</text:p>
          </table:table-cell>
          <table:table-cell table:style-name="ce14" table:formula="of:=IF(rim*am*[$K.H49]&gt;RAND();1;0)" office:value-type="float" office:value="0">
            <text:p>0</text:p>
          </table:table-cell>
          <table:table-cell table:style-name="ce14" table:formula="of:=IF(rim*am*[$K.I49]&gt;RAND();1;0)" office:value-type="float" office:value="0">
            <text:p>0</text:p>
          </table:table-cell>
          <table:table-cell table:style-name="ce14" table:formula="of:=IF(rim*am*[$K.J4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49]" office:value-type="float" office:value="47">
            <text:p>47</text:p>
          </table:table-cell>
          <table:table-cell table:style-name="ce14" table:formula="of:=IF(rim*am*[$K.C50]&gt;RAND();1;0)" office:value-type="float" office:value="1">
            <text:p>1</text:p>
          </table:table-cell>
          <table:table-cell table:style-name="ce14" table:formula="of:=IF(rim*am*[$K.D50]&gt;RAND();1;0)" office:value-type="float" office:value="0">
            <text:p>0</text:p>
          </table:table-cell>
          <table:table-cell table:style-name="ce14" table:formula="of:=IF(rim*am*[$K.E50]&gt;RAND();1;0)" office:value-type="float" office:value="0">
            <text:p>0</text:p>
          </table:table-cell>
          <table:table-cell table:style-name="ce14" table:formula="of:=IF(rim*am*[$K.F50]&gt;RAND();1;0)" office:value-type="float" office:value="1">
            <text:p>1</text:p>
          </table:table-cell>
          <table:table-cell table:style-name="ce14" table:formula="of:=IF(rim*am*[$K.G50]&gt;RAND();1;0)" office:value-type="float" office:value="0">
            <text:p>0</text:p>
          </table:table-cell>
          <table:table-cell table:style-name="ce14" table:formula="of:=IF(rim*am*[$K.H50]&gt;RAND();1;0)" office:value-type="float" office:value="0">
            <text:p>0</text:p>
          </table:table-cell>
          <table:table-cell table:style-name="ce14" table:formula="of:=IF(rim*am*[$K.I50]&gt;RAND();1;0)" office:value-type="float" office:value="0">
            <text:p>0</text:p>
          </table:table-cell>
          <table:table-cell table:style-name="ce14" table:formula="of:=IF(rim*am*[$K.J50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0]" office:value-type="float" office:value="48">
            <text:p>48</text:p>
          </table:table-cell>
          <table:table-cell table:style-name="ce14" table:formula="of:=IF(rim*am*[$K.C51]&gt;RAND();1;0)" office:value-type="float" office:value="0">
            <text:p>0</text:p>
          </table:table-cell>
          <table:table-cell table:style-name="ce14" table:formula="of:=IF(rim*am*[$K.D51]&gt;RAND();1;0)" office:value-type="float" office:value="1">
            <text:p>1</text:p>
          </table:table-cell>
          <table:table-cell table:style-name="ce14" table:formula="of:=IF(rim*am*[$K.E51]&gt;RAND();1;0)" office:value-type="float" office:value="0">
            <text:p>0</text:p>
          </table:table-cell>
          <table:table-cell table:style-name="ce14" table:formula="of:=IF(rim*am*[$K.F51]&gt;RAND();1;0)" office:value-type="float" office:value="0">
            <text:p>0</text:p>
          </table:table-cell>
          <table:table-cell table:style-name="ce14" table:formula="of:=IF(rim*am*[$K.G51]&gt;RAND();1;0)" office:value-type="float" office:value="0">
            <text:p>0</text:p>
          </table:table-cell>
          <table:table-cell table:style-name="ce14" table:formula="of:=IF(rim*am*[$K.H51]&gt;RAND();1;0)" office:value-type="float" office:value="1">
            <text:p>1</text:p>
          </table:table-cell>
          <table:table-cell table:style-name="ce14" table:formula="of:=IF(rim*am*[$K.I51]&gt;RAND();1;0)" office:value-type="float" office:value="0">
            <text:p>0</text:p>
          </table:table-cell>
          <table:table-cell table:style-name="ce14" table:formula="of:=IF(rim*am*[$K.J5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1]" office:value-type="float" office:value="49">
            <text:p>49</text:p>
          </table:table-cell>
          <table:table-cell table:style-name="ce14" table:formula="of:=IF(rim*am*[$K.C52]&gt;RAND();1;0)" office:value-type="float" office:value="0">
            <text:p>0</text:p>
          </table:table-cell>
          <table:table-cell table:style-name="ce14" table:formula="of:=IF(rim*am*[$K.D52]&gt;RAND();1;0)" office:value-type="float" office:value="0">
            <text:p>0</text:p>
          </table:table-cell>
          <table:table-cell table:style-name="ce14" table:formula="of:=IF(rim*am*[$K.E52]&gt;RAND();1;0)" office:value-type="float" office:value="0">
            <text:p>0</text:p>
          </table:table-cell>
          <table:table-cell table:style-name="ce14" table:formula="of:=IF(rim*am*[$K.F52]&gt;RAND();1;0)" office:value-type="float" office:value="0">
            <text:p>0</text:p>
          </table:table-cell>
          <table:table-cell table:style-name="ce14" table:formula="of:=IF(rim*am*[$K.G52]&gt;RAND();1;0)" office:value-type="float" office:value="0">
            <text:p>0</text:p>
          </table:table-cell>
          <table:table-cell table:style-name="ce14" table:formula="of:=IF(rim*am*[$K.H52]&gt;RAND();1;0)" office:value-type="float" office:value="0">
            <text:p>0</text:p>
          </table:table-cell>
          <table:table-cell table:style-name="ce14" table:formula="of:=IF(rim*am*[$K.I52]&gt;RAND();1;0)" office:value-type="float" office:value="0">
            <text:p>0</text:p>
          </table:table-cell>
          <table:table-cell table:style-name="ce14" table:formula="of:=IF(rim*am*[$K.J5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2]" office:value-type="float" office:value="50">
            <text:p>50</text:p>
          </table:table-cell>
          <table:table-cell table:style-name="ce14" table:formula="of:=IF(rim*am*[$K.C53]&gt;RAND();1;0)" office:value-type="float" office:value="0">
            <text:p>0</text:p>
          </table:table-cell>
          <table:table-cell table:style-name="ce14" table:formula="of:=IF(rim*am*[$K.D53]&gt;RAND();1;0)" office:value-type="float" office:value="0">
            <text:p>0</text:p>
          </table:table-cell>
          <table:table-cell table:style-name="ce14" table:formula="of:=IF(rim*am*[$K.E53]&gt;RAND();1;0)" office:value-type="float" office:value="0">
            <text:p>0</text:p>
          </table:table-cell>
          <table:table-cell table:style-name="ce14" table:formula="of:=IF(rim*am*[$K.F53]&gt;RAND();1;0)" office:value-type="float" office:value="0">
            <text:p>0</text:p>
          </table:table-cell>
          <table:table-cell table:style-name="ce14" table:formula="of:=IF(rim*am*[$K.G53]&gt;RAND();1;0)" office:value-type="float" office:value="0">
            <text:p>0</text:p>
          </table:table-cell>
          <table:table-cell table:style-name="ce14" table:formula="of:=IF(rim*am*[$K.H53]&gt;RAND();1;0)" office:value-type="float" office:value="1">
            <text:p>1</text:p>
          </table:table-cell>
          <table:table-cell table:style-name="ce14" table:formula="of:=IF(rim*am*[$K.I53]&gt;RAND();1;0)" office:value-type="float" office:value="0">
            <text:p>0</text:p>
          </table:table-cell>
          <table:table-cell table:style-name="ce14" table:formula="of:=IF(rim*am*[$K.J5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3]" office:value-type="float" office:value="51">
            <text:p>51</text:p>
          </table:table-cell>
          <table:table-cell table:style-name="ce14" table:formula="of:=IF(rim*am*[$K.C54]&gt;RAND();1;0)" office:value-type="float" office:value="0">
            <text:p>0</text:p>
          </table:table-cell>
          <table:table-cell table:style-name="ce14" table:formula="of:=IF(rim*am*[$K.D54]&gt;RAND();1;0)" office:value-type="float" office:value="0">
            <text:p>0</text:p>
          </table:table-cell>
          <table:table-cell table:style-name="ce14" table:formula="of:=IF(rim*am*[$K.E54]&gt;RAND();1;0)" office:value-type="float" office:value="0">
            <text:p>0</text:p>
          </table:table-cell>
          <table:table-cell table:style-name="ce14" table:formula="of:=IF(rim*am*[$K.F54]&gt;RAND();1;0)" office:value-type="float" office:value="0">
            <text:p>0</text:p>
          </table:table-cell>
          <table:table-cell table:style-name="ce14" table:formula="of:=IF(rim*am*[$K.G54]&gt;RAND();1;0)" office:value-type="float" office:value="0">
            <text:p>0</text:p>
          </table:table-cell>
          <table:table-cell table:style-name="ce14" table:formula="of:=IF(rim*am*[$K.H54]&gt;RAND();1;0)" office:value-type="float" office:value="0">
            <text:p>0</text:p>
          </table:table-cell>
          <table:table-cell table:style-name="ce14" table:formula="of:=IF(rim*am*[$K.I54]&gt;RAND();1;0)" office:value-type="float" office:value="0">
            <text:p>0</text:p>
          </table:table-cell>
          <table:table-cell table:style-name="ce14" table:formula="of:=IF(rim*am*[$K.J5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4]" office:value-type="float" office:value="52">
            <text:p>52</text:p>
          </table:table-cell>
          <table:table-cell table:style-name="ce14" table:formula="of:=IF(rim*am*[$K.C55]&gt;RAND();1;0)" office:value-type="float" office:value="0">
            <text:p>0</text:p>
          </table:table-cell>
          <table:table-cell table:style-name="ce14" table:formula="of:=IF(rim*am*[$K.D55]&gt;RAND();1;0)" office:value-type="float" office:value="0">
            <text:p>0</text:p>
          </table:table-cell>
          <table:table-cell table:style-name="ce14" table:formula="of:=IF(rim*am*[$K.E55]&gt;RAND();1;0)" office:value-type="float" office:value="0">
            <text:p>0</text:p>
          </table:table-cell>
          <table:table-cell table:style-name="ce14" table:formula="of:=IF(rim*am*[$K.F55]&gt;RAND();1;0)" office:value-type="float" office:value="0">
            <text:p>0</text:p>
          </table:table-cell>
          <table:table-cell table:style-name="ce14" table:formula="of:=IF(rim*am*[$K.G55]&gt;RAND();1;0)" office:value-type="float" office:value="0">
            <text:p>0</text:p>
          </table:table-cell>
          <table:table-cell table:style-name="ce14" table:formula="of:=IF(rim*am*[$K.H55]&gt;RAND();1;0)" office:value-type="float" office:value="0">
            <text:p>0</text:p>
          </table:table-cell>
          <table:table-cell table:style-name="ce14" table:formula="of:=IF(rim*am*[$K.I55]&gt;RAND();1;0)" office:value-type="float" office:value="0">
            <text:p>0</text:p>
          </table:table-cell>
          <table:table-cell table:style-name="ce14" table:formula="of:=IF(rim*am*[$K.J5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5]" office:value-type="float" office:value="53">
            <text:p>53</text:p>
          </table:table-cell>
          <table:table-cell table:style-name="ce14" table:formula="of:=IF(rim*am*[$K.C56]&gt;RAND();1;0)" office:value-type="float" office:value="0">
            <text:p>0</text:p>
          </table:table-cell>
          <table:table-cell table:style-name="ce14" table:formula="of:=IF(rim*am*[$K.D56]&gt;RAND();1;0)" office:value-type="float" office:value="0">
            <text:p>0</text:p>
          </table:table-cell>
          <table:table-cell table:style-name="ce14" table:formula="of:=IF(rim*am*[$K.E56]&gt;RAND();1;0)" office:value-type="float" office:value="1">
            <text:p>1</text:p>
          </table:table-cell>
          <table:table-cell table:style-name="ce14" table:formula="of:=IF(rim*am*[$K.F56]&gt;RAND();1;0)" office:value-type="float" office:value="0">
            <text:p>0</text:p>
          </table:table-cell>
          <table:table-cell table:style-name="ce14" table:formula="of:=IF(rim*am*[$K.G56]&gt;RAND();1;0)" office:value-type="float" office:value="1">
            <text:p>1</text:p>
          </table:table-cell>
          <table:table-cell table:style-name="ce14" table:formula="of:=IF(rim*am*[$K.H56]&gt;RAND();1;0)" office:value-type="float" office:value="0">
            <text:p>0</text:p>
          </table:table-cell>
          <table:table-cell table:style-name="ce14" table:formula="of:=IF(rim*am*[$K.I56]&gt;RAND();1;0)" office:value-type="float" office:value="0">
            <text:p>0</text:p>
          </table:table-cell>
          <table:table-cell table:style-name="ce14" table:formula="of:=IF(rim*am*[$K.J5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6]" office:value-type="float" office:value="54">
            <text:p>54</text:p>
          </table:table-cell>
          <table:table-cell table:style-name="ce14" table:formula="of:=IF(rim*am*[$K.C57]&gt;RAND();1;0)" office:value-type="float" office:value="0">
            <text:p>0</text:p>
          </table:table-cell>
          <table:table-cell table:style-name="ce14" table:formula="of:=IF(rim*am*[$K.D57]&gt;RAND();1;0)" office:value-type="float" office:value="0">
            <text:p>0</text:p>
          </table:table-cell>
          <table:table-cell table:style-name="ce14" table:formula="of:=IF(rim*am*[$K.E57]&gt;RAND();1;0)" office:value-type="float" office:value="0">
            <text:p>0</text:p>
          </table:table-cell>
          <table:table-cell table:style-name="ce14" table:formula="of:=IF(rim*am*[$K.F57]&gt;RAND();1;0)" office:value-type="float" office:value="0">
            <text:p>0</text:p>
          </table:table-cell>
          <table:table-cell table:style-name="ce14" table:formula="of:=IF(rim*am*[$K.G57]&gt;RAND();1;0)" office:value-type="float" office:value="0">
            <text:p>0</text:p>
          </table:table-cell>
          <table:table-cell table:style-name="ce14" table:formula="of:=IF(rim*am*[$K.H57]&gt;RAND();1;0)" office:value-type="float" office:value="0">
            <text:p>0</text:p>
          </table:table-cell>
          <table:table-cell table:style-name="ce14" table:formula="of:=IF(rim*am*[$K.I57]&gt;RAND();1;0)" office:value-type="float" office:value="0">
            <text:p>0</text:p>
          </table:table-cell>
          <table:table-cell table:style-name="ce14" table:formula="of:=IF(rim*am*[$K.J5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7]" office:value-type="float" office:value="55">
            <text:p>55</text:p>
          </table:table-cell>
          <table:table-cell table:style-name="ce14" table:formula="of:=IF(rim*am*[$K.C58]&gt;RAND();1;0)" office:value-type="float" office:value="0">
            <text:p>0</text:p>
          </table:table-cell>
          <table:table-cell table:style-name="ce14" table:formula="of:=IF(rim*am*[$K.D58]&gt;RAND();1;0)" office:value-type="float" office:value="0">
            <text:p>0</text:p>
          </table:table-cell>
          <table:table-cell table:style-name="ce14" table:formula="of:=IF(rim*am*[$K.E58]&gt;RAND();1;0)" office:value-type="float" office:value="0">
            <text:p>0</text:p>
          </table:table-cell>
          <table:table-cell table:style-name="ce14" table:formula="of:=IF(rim*am*[$K.F58]&gt;RAND();1;0)" office:value-type="float" office:value="0">
            <text:p>0</text:p>
          </table:table-cell>
          <table:table-cell table:style-name="ce14" table:formula="of:=IF(rim*am*[$K.G58]&gt;RAND();1;0)" office:value-type="float" office:value="0">
            <text:p>0</text:p>
          </table:table-cell>
          <table:table-cell table:style-name="ce14" table:formula="of:=IF(rim*am*[$K.H58]&gt;RAND();1;0)" office:value-type="float" office:value="0">
            <text:p>0</text:p>
          </table:table-cell>
          <table:table-cell table:style-name="ce14" table:formula="of:=IF(rim*am*[$K.I58]&gt;RAND();1;0)" office:value-type="float" office:value="0">
            <text:p>0</text:p>
          </table:table-cell>
          <table:table-cell table:style-name="ce14" table:formula="of:=IF(rim*am*[$K.J5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8]" office:value-type="float" office:value="56">
            <text:p>56</text:p>
          </table:table-cell>
          <table:table-cell table:style-name="ce14" table:formula="of:=IF(rim*am*[$K.C59]&gt;RAND();1;0)" office:value-type="float" office:value="0">
            <text:p>0</text:p>
          </table:table-cell>
          <table:table-cell table:style-name="ce14" table:formula="of:=IF(rim*am*[$K.D59]&gt;RAND();1;0)" office:value-type="float" office:value="0">
            <text:p>0</text:p>
          </table:table-cell>
          <table:table-cell table:style-name="ce14" table:formula="of:=IF(rim*am*[$K.E59]&gt;RAND();1;0)" office:value-type="float" office:value="0">
            <text:p>0</text:p>
          </table:table-cell>
          <table:table-cell table:style-name="ce14" table:formula="of:=IF(rim*am*[$K.F59]&gt;RAND();1;0)" office:value-type="float" office:value="0">
            <text:p>0</text:p>
          </table:table-cell>
          <table:table-cell table:style-name="ce14" table:formula="of:=IF(rim*am*[$K.G59]&gt;RAND();1;0)" office:value-type="float" office:value="0">
            <text:p>0</text:p>
          </table:table-cell>
          <table:table-cell table:style-name="ce14" table:formula="of:=IF(rim*am*[$K.H59]&gt;RAND();1;0)" office:value-type="float" office:value="0">
            <text:p>0</text:p>
          </table:table-cell>
          <table:table-cell table:style-name="ce14" table:formula="of:=IF(rim*am*[$K.I59]&gt;RAND();1;0)" office:value-type="float" office:value="0">
            <text:p>0</text:p>
          </table:table-cell>
          <table:table-cell table:style-name="ce14" table:formula="of:=IF(rim*am*[$K.J5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59]" office:value-type="float" office:value="57">
            <text:p>57</text:p>
          </table:table-cell>
          <table:table-cell table:style-name="ce14" table:formula="of:=IF(rim*am*[$K.C60]&gt;RAND();1;0)" office:value-type="float" office:value="0">
            <text:p>0</text:p>
          </table:table-cell>
          <table:table-cell table:style-name="ce14" table:formula="of:=IF(rim*am*[$K.D60]&gt;RAND();1;0)" office:value-type="float" office:value="0">
            <text:p>0</text:p>
          </table:table-cell>
          <table:table-cell table:style-name="ce14" table:formula="of:=IF(rim*am*[$K.E60]&gt;RAND();1;0)" office:value-type="float" office:value="0">
            <text:p>0</text:p>
          </table:table-cell>
          <table:table-cell table:style-name="ce14" table:formula="of:=IF(rim*am*[$K.F60]&gt;RAND();1;0)" office:value-type="float" office:value="0">
            <text:p>0</text:p>
          </table:table-cell>
          <table:table-cell table:style-name="ce14" table:formula="of:=IF(rim*am*[$K.G60]&gt;RAND();1;0)" office:value-type="float" office:value="0">
            <text:p>0</text:p>
          </table:table-cell>
          <table:table-cell table:style-name="ce14" table:formula="of:=IF(rim*am*[$K.H60]&gt;RAND();1;0)" office:value-type="float" office:value="0">
            <text:p>0</text:p>
          </table:table-cell>
          <table:table-cell table:style-name="ce14" table:formula="of:=IF(rim*am*[$K.I60]&gt;RAND();1;0)" office:value-type="float" office:value="0">
            <text:p>0</text:p>
          </table:table-cell>
          <table:table-cell table:style-name="ce14" table:formula="of:=IF(rim*am*[$K.J60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0]" office:value-type="float" office:value="58">
            <text:p>58</text:p>
          </table:table-cell>
          <table:table-cell table:style-name="ce14" table:formula="of:=IF(rim*am*[$K.C61]&gt;RAND();1;0)" office:value-type="float" office:value="0">
            <text:p>0</text:p>
          </table:table-cell>
          <table:table-cell table:style-name="ce14" table:formula="of:=IF(rim*am*[$K.D61]&gt;RAND();1;0)" office:value-type="float" office:value="0">
            <text:p>0</text:p>
          </table:table-cell>
          <table:table-cell table:style-name="ce14" table:formula="of:=IF(rim*am*[$K.E61]&gt;RAND();1;0)" office:value-type="float" office:value="0">
            <text:p>0</text:p>
          </table:table-cell>
          <table:table-cell table:style-name="ce14" table:formula="of:=IF(rim*am*[$K.F61]&gt;RAND();1;0)" office:value-type="float" office:value="0">
            <text:p>0</text:p>
          </table:table-cell>
          <table:table-cell table:style-name="ce14" table:formula="of:=IF(rim*am*[$K.G61]&gt;RAND();1;0)" office:value-type="float" office:value="0">
            <text:p>0</text:p>
          </table:table-cell>
          <table:table-cell table:style-name="ce14" table:formula="of:=IF(rim*am*[$K.H61]&gt;RAND();1;0)" office:value-type="float" office:value="0">
            <text:p>0</text:p>
          </table:table-cell>
          <table:table-cell table:style-name="ce14" table:formula="of:=IF(rim*am*[$K.I61]&gt;RAND();1;0)" office:value-type="float" office:value="0">
            <text:p>0</text:p>
          </table:table-cell>
          <table:table-cell table:style-name="ce14" table:formula="of:=IF(rim*am*[$K.J61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61]" office:value-type="float" office:value="59">
            <text:p>59</text:p>
          </table:table-cell>
          <table:table-cell table:style-name="ce14" table:formula="of:=IF(rim*am*[$K.C62]&gt;RAND();1;0)" office:value-type="float" office:value="0">
            <text:p>0</text:p>
          </table:table-cell>
          <table:table-cell table:style-name="ce14" table:formula="of:=IF(rim*am*[$K.D62]&gt;RAND();1;0)" office:value-type="float" office:value="0">
            <text:p>0</text:p>
          </table:table-cell>
          <table:table-cell table:style-name="ce14" table:formula="of:=IF(rim*am*[$K.E62]&gt;RAND();1;0)" office:value-type="float" office:value="1">
            <text:p>1</text:p>
          </table:table-cell>
          <table:table-cell table:style-name="ce14" table:formula="of:=IF(rim*am*[$K.F62]&gt;RAND();1;0)" office:value-type="float" office:value="1">
            <text:p>1</text:p>
          </table:table-cell>
          <table:table-cell table:style-name="ce14" table:formula="of:=IF(rim*am*[$K.G62]&gt;RAND();1;0)" office:value-type="float" office:value="0">
            <text:p>0</text:p>
          </table:table-cell>
          <table:table-cell table:style-name="ce14" table:formula="of:=IF(rim*am*[$K.H62]&gt;RAND();1;0)" office:value-type="float" office:value="0">
            <text:p>0</text:p>
          </table:table-cell>
          <table:table-cell table:style-name="ce14" table:formula="of:=IF(rim*am*[$K.I62]&gt;RAND();1;0)" office:value-type="float" office:value="0">
            <text:p>0</text:p>
          </table:table-cell>
          <table:table-cell table:style-name="ce14" table:formula="of:=IF(rim*am*[$K.J6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2]" office:value-type="float" office:value="60">
            <text:p>60</text:p>
          </table:table-cell>
          <table:table-cell table:style-name="ce14" table:formula="of:=IF(rim*am*[$K.C63]&gt;RAND();1;0)" office:value-type="float" office:value="0">
            <text:p>0</text:p>
          </table:table-cell>
          <table:table-cell table:style-name="ce14" table:formula="of:=IF(rim*am*[$K.D63]&gt;RAND();1;0)" office:value-type="float" office:value="0">
            <text:p>0</text:p>
          </table:table-cell>
          <table:table-cell table:style-name="ce14" table:formula="of:=IF(rim*am*[$K.E63]&gt;RAND();1;0)" office:value-type="float" office:value="0">
            <text:p>0</text:p>
          </table:table-cell>
          <table:table-cell table:style-name="ce14" table:formula="of:=IF(rim*am*[$K.F63]&gt;RAND();1;0)" office:value-type="float" office:value="1">
            <text:p>1</text:p>
          </table:table-cell>
          <table:table-cell table:style-name="ce14" table:formula="of:=IF(rim*am*[$K.G63]&gt;RAND();1;0)" office:value-type="float" office:value="0">
            <text:p>0</text:p>
          </table:table-cell>
          <table:table-cell table:style-name="ce14" table:formula="of:=IF(rim*am*[$K.H63]&gt;RAND();1;0)" office:value-type="float" office:value="0">
            <text:p>0</text:p>
          </table:table-cell>
          <table:table-cell table:style-name="ce14" table:formula="of:=IF(rim*am*[$K.I63]&gt;RAND();1;0)" office:value-type="float" office:value="0">
            <text:p>0</text:p>
          </table:table-cell>
          <table:table-cell table:style-name="ce14" table:formula="of:=IF(rim*am*[$K.J6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3]" office:value-type="float" office:value="61">
            <text:p>61</text:p>
          </table:table-cell>
          <table:table-cell table:style-name="ce14" table:formula="of:=IF(rim*am*[$K.C64]&gt;RAND();1;0)" office:value-type="float" office:value="0">
            <text:p>0</text:p>
          </table:table-cell>
          <table:table-cell table:style-name="ce14" table:formula="of:=IF(rim*am*[$K.D64]&gt;RAND();1;0)" office:value-type="float" office:value="0">
            <text:p>0</text:p>
          </table:table-cell>
          <table:table-cell table:style-name="ce14" table:formula="of:=IF(rim*am*[$K.E64]&gt;RAND();1;0)" office:value-type="float" office:value="0">
            <text:p>0</text:p>
          </table:table-cell>
          <table:table-cell table:style-name="ce14" table:formula="of:=IF(rim*am*[$K.F64]&gt;RAND();1;0)" office:value-type="float" office:value="0">
            <text:p>0</text:p>
          </table:table-cell>
          <table:table-cell table:style-name="ce14" table:formula="of:=IF(rim*am*[$K.G64]&gt;RAND();1;0)" office:value-type="float" office:value="1">
            <text:p>1</text:p>
          </table:table-cell>
          <table:table-cell table:style-name="ce14" table:formula="of:=IF(rim*am*[$K.H64]&gt;RAND();1;0)" office:value-type="float" office:value="0">
            <text:p>0</text:p>
          </table:table-cell>
          <table:table-cell table:style-name="ce14" table:formula="of:=IF(rim*am*[$K.I64]&gt;RAND();1;0)" office:value-type="float" office:value="0">
            <text:p>0</text:p>
          </table:table-cell>
          <table:table-cell table:style-name="ce14" table:formula="of:=IF(rim*am*[$K.J6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4]" office:value-type="float" office:value="62">
            <text:p>62</text:p>
          </table:table-cell>
          <table:table-cell table:style-name="ce14" table:formula="of:=IF(rim*am*[$K.C65]&gt;RAND();1;0)" office:value-type="float" office:value="0">
            <text:p>0</text:p>
          </table:table-cell>
          <table:table-cell table:style-name="ce14" table:formula="of:=IF(rim*am*[$K.D65]&gt;RAND();1;0)" office:value-type="float" office:value="0">
            <text:p>0</text:p>
          </table:table-cell>
          <table:table-cell table:style-name="ce14" table:formula="of:=IF(rim*am*[$K.E65]&gt;RAND();1;0)" office:value-type="float" office:value="0">
            <text:p>0</text:p>
          </table:table-cell>
          <table:table-cell table:style-name="ce14" table:formula="of:=IF(rim*am*[$K.F65]&gt;RAND();1;0)" office:value-type="float" office:value="0">
            <text:p>0</text:p>
          </table:table-cell>
          <table:table-cell table:style-name="ce14" table:formula="of:=IF(rim*am*[$K.G65]&gt;RAND();1;0)" office:value-type="float" office:value="0">
            <text:p>0</text:p>
          </table:table-cell>
          <table:table-cell table:style-name="ce14" table:formula="of:=IF(rim*am*[$K.H65]&gt;RAND();1;0)" office:value-type="float" office:value="0">
            <text:p>0</text:p>
          </table:table-cell>
          <table:table-cell table:style-name="ce14" table:formula="of:=IF(rim*am*[$K.I65]&gt;RAND();1;0)" office:value-type="float" office:value="0">
            <text:p>0</text:p>
          </table:table-cell>
          <table:table-cell table:style-name="ce14" table:formula="of:=IF(rim*am*[$K.J65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65]" office:value-type="float" office:value="63">
            <text:p>63</text:p>
          </table:table-cell>
          <table:table-cell table:style-name="ce14" table:formula="of:=IF(rim*am*[$K.C66]&gt;RAND();1;0)" office:value-type="float" office:value="0">
            <text:p>0</text:p>
          </table:table-cell>
          <table:table-cell table:style-name="ce14" table:formula="of:=IF(rim*am*[$K.D66]&gt;RAND();1;0)" office:value-type="float" office:value="0">
            <text:p>0</text:p>
          </table:table-cell>
          <table:table-cell table:style-name="ce14" table:formula="of:=IF(rim*am*[$K.E66]&gt;RAND();1;0)" office:value-type="float" office:value="0">
            <text:p>0</text:p>
          </table:table-cell>
          <table:table-cell table:style-name="ce14" table:formula="of:=IF(rim*am*[$K.F66]&gt;RAND();1;0)" office:value-type="float" office:value="0">
            <text:p>0</text:p>
          </table:table-cell>
          <table:table-cell table:style-name="ce14" table:formula="of:=IF(rim*am*[$K.G66]&gt;RAND();1;0)" office:value-type="float" office:value="1">
            <text:p>1</text:p>
          </table:table-cell>
          <table:table-cell table:style-name="ce14" table:formula="of:=IF(rim*am*[$K.H66]&gt;RAND();1;0)" office:value-type="float" office:value="0">
            <text:p>0</text:p>
          </table:table-cell>
          <table:table-cell table:style-name="ce14" table:formula="of:=IF(rim*am*[$K.I66]&gt;RAND();1;0)" office:value-type="float" office:value="0">
            <text:p>0</text:p>
          </table:table-cell>
          <table:table-cell table:style-name="ce14" table:formula="of:=IF(rim*am*[$K.J6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6]" office:value-type="float" office:value="64">
            <text:p>64</text:p>
          </table:table-cell>
          <table:table-cell table:style-name="ce14" table:formula="of:=IF(rim*am*[$K.C67]&gt;RAND();1;0)" office:value-type="float" office:value="0">
            <text:p>0</text:p>
          </table:table-cell>
          <table:table-cell table:style-name="ce14" table:formula="of:=IF(rim*am*[$K.D67]&gt;RAND();1;0)" office:value-type="float" office:value="1">
            <text:p>1</text:p>
          </table:table-cell>
          <table:table-cell table:style-name="ce14" table:formula="of:=IF(rim*am*[$K.E67]&gt;RAND();1;0)" office:value-type="float" office:value="0">
            <text:p>0</text:p>
          </table:table-cell>
          <table:table-cell table:style-name="ce14" table:formula="of:=IF(rim*am*[$K.F67]&gt;RAND();1;0)" office:value-type="float" office:value="0">
            <text:p>0</text:p>
          </table:table-cell>
          <table:table-cell table:style-name="ce14" table:formula="of:=IF(rim*am*[$K.G67]&gt;RAND();1;0)" office:value-type="float" office:value="0">
            <text:p>0</text:p>
          </table:table-cell>
          <table:table-cell table:style-name="ce14" table:formula="of:=IF(rim*am*[$K.H67]&gt;RAND();1;0)" office:value-type="float" office:value="0">
            <text:p>0</text:p>
          </table:table-cell>
          <table:table-cell table:style-name="ce14" table:formula="of:=IF(rim*am*[$K.I67]&gt;RAND();1;0)" office:value-type="float" office:value="0">
            <text:p>0</text:p>
          </table:table-cell>
          <table:table-cell table:style-name="ce14" table:formula="of:=IF(rim*am*[$K.J6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7]" office:value-type="float" office:value="65">
            <text:p>65</text:p>
          </table:table-cell>
          <table:table-cell table:style-name="ce14" table:formula="of:=IF(rim*am*[$K.C68]&gt;RAND();1;0)" office:value-type="float" office:value="0">
            <text:p>0</text:p>
          </table:table-cell>
          <table:table-cell table:style-name="ce14" table:formula="of:=IF(rim*am*[$K.D68]&gt;RAND();1;0)" office:value-type="float" office:value="0">
            <text:p>0</text:p>
          </table:table-cell>
          <table:table-cell table:style-name="ce14" table:formula="of:=IF(rim*am*[$K.E68]&gt;RAND();1;0)" office:value-type="float" office:value="0">
            <text:p>0</text:p>
          </table:table-cell>
          <table:table-cell table:style-name="ce14" table:formula="of:=IF(rim*am*[$K.F68]&gt;RAND();1;0)" office:value-type="float" office:value="0">
            <text:p>0</text:p>
          </table:table-cell>
          <table:table-cell table:style-name="ce14" table:formula="of:=IF(rim*am*[$K.G68]&gt;RAND();1;0)" office:value-type="float" office:value="1">
            <text:p>1</text:p>
          </table:table-cell>
          <table:table-cell table:style-name="ce14" table:formula="of:=IF(rim*am*[$K.H68]&gt;RAND();1;0)" office:value-type="float" office:value="0">
            <text:p>0</text:p>
          </table:table-cell>
          <table:table-cell table:style-name="ce14" table:formula="of:=IF(rim*am*[$K.I68]&gt;RAND();1;0)" office:value-type="float" office:value="0">
            <text:p>0</text:p>
          </table:table-cell>
          <table:table-cell table:style-name="ce14" table:formula="of:=IF(rim*am*[$K.J6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8]" office:value-type="float" office:value="66">
            <text:p>66</text:p>
          </table:table-cell>
          <table:table-cell table:style-name="ce14" table:formula="of:=IF(rim*am*[$K.C69]&gt;RAND();1;0)" office:value-type="float" office:value="0">
            <text:p>0</text:p>
          </table:table-cell>
          <table:table-cell table:style-name="ce14" table:formula="of:=IF(rim*am*[$K.D69]&gt;RAND();1;0)" office:value-type="float" office:value="0">
            <text:p>0</text:p>
          </table:table-cell>
          <table:table-cell table:style-name="ce14" table:formula="of:=IF(rim*am*[$K.E69]&gt;RAND();1;0)" office:value-type="float" office:value="0">
            <text:p>0</text:p>
          </table:table-cell>
          <table:table-cell table:style-name="ce14" table:formula="of:=IF(rim*am*[$K.F69]&gt;RAND();1;0)" office:value-type="float" office:value="0">
            <text:p>0</text:p>
          </table:table-cell>
          <table:table-cell table:style-name="ce14" table:formula="of:=IF(rim*am*[$K.G69]&gt;RAND();1;0)" office:value-type="float" office:value="0">
            <text:p>0</text:p>
          </table:table-cell>
          <table:table-cell table:style-name="ce14" table:formula="of:=IF(rim*am*[$K.H69]&gt;RAND();1;0)" office:value-type="float" office:value="1">
            <text:p>1</text:p>
          </table:table-cell>
          <table:table-cell table:style-name="ce14" table:formula="of:=IF(rim*am*[$K.I69]&gt;RAND();1;0)" office:value-type="float" office:value="0">
            <text:p>0</text:p>
          </table:table-cell>
          <table:table-cell table:style-name="ce14" table:formula="of:=IF(rim*am*[$K.J6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69]" office:value-type="float" office:value="67">
            <text:p>67</text:p>
          </table:table-cell>
          <table:table-cell table:style-name="ce14" table:formula="of:=IF(rim*am*[$K.C70]&gt;RAND();1;0)" office:value-type="float" office:value="0">
            <text:p>0</text:p>
          </table:table-cell>
          <table:table-cell table:style-name="ce14" table:formula="of:=IF(rim*am*[$K.D70]&gt;RAND();1;0)" office:value-type="float" office:value="1">
            <text:p>1</text:p>
          </table:table-cell>
          <table:table-cell table:style-name="ce14" table:formula="of:=IF(rim*am*[$K.E70]&gt;RAND();1;0)" office:value-type="float" office:value="0">
            <text:p>0</text:p>
          </table:table-cell>
          <table:table-cell table:style-name="ce14" table:formula="of:=IF(rim*am*[$K.F70]&gt;RAND();1;0)" office:value-type="float" office:value="1">
            <text:p>1</text:p>
          </table:table-cell>
          <table:table-cell table:style-name="ce14" table:formula="of:=IF(rim*am*[$K.G70]&gt;RAND();1;0)" office:value-type="float" office:value="0">
            <text:p>0</text:p>
          </table:table-cell>
          <table:table-cell table:style-name="ce14" table:formula="of:=IF(rim*am*[$K.H70]&gt;RAND();1;0)" office:value-type="float" office:value="0">
            <text:p>0</text:p>
          </table:table-cell>
          <table:table-cell table:style-name="ce14" table:formula="of:=IF(rim*am*[$K.I70]&gt;RAND();1;0)" office:value-type="float" office:value="1">
            <text:p>1</text:p>
          </table:table-cell>
          <table:table-cell table:style-name="ce14" table:formula="of:=IF(rim*am*[$K.J70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70]" office:value-type="float" office:value="68">
            <text:p>68</text:p>
          </table:table-cell>
          <table:table-cell table:style-name="ce14" table:formula="of:=IF(rim*am*[$K.C71]&gt;RAND();1;0)" office:value-type="float" office:value="0">
            <text:p>0</text:p>
          </table:table-cell>
          <table:table-cell table:style-name="ce14" table:formula="of:=IF(rim*am*[$K.D71]&gt;RAND();1;0)" office:value-type="float" office:value="0">
            <text:p>0</text:p>
          </table:table-cell>
          <table:table-cell table:style-name="ce14" table:formula="of:=IF(rim*am*[$K.E71]&gt;RAND();1;0)" office:value-type="float" office:value="0">
            <text:p>0</text:p>
          </table:table-cell>
          <table:table-cell table:style-name="ce14" table:formula="of:=IF(rim*am*[$K.F71]&gt;RAND();1;0)" office:value-type="float" office:value="0">
            <text:p>0</text:p>
          </table:table-cell>
          <table:table-cell table:style-name="ce14" table:formula="of:=IF(rim*am*[$K.G71]&gt;RAND();1;0)" office:value-type="float" office:value="0">
            <text:p>0</text:p>
          </table:table-cell>
          <table:table-cell table:style-name="ce14" table:formula="of:=IF(rim*am*[$K.H71]&gt;RAND();1;0)" office:value-type="float" office:value="0">
            <text:p>0</text:p>
          </table:table-cell>
          <table:table-cell table:style-name="ce14" table:formula="of:=IF(rim*am*[$K.I71]&gt;RAND();1;0)" office:value-type="float" office:value="0">
            <text:p>0</text:p>
          </table:table-cell>
          <table:table-cell table:style-name="ce14" table:formula="of:=IF(rim*am*[$K.J7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1]" office:value-type="float" office:value="69">
            <text:p>69</text:p>
          </table:table-cell>
          <table:table-cell table:style-name="ce14" table:formula="of:=IF(rim*am*[$K.C72]&gt;RAND();1;0)" office:value-type="float" office:value="0">
            <text:p>0</text:p>
          </table:table-cell>
          <table:table-cell table:style-name="ce14" table:formula="of:=IF(rim*am*[$K.D72]&gt;RAND();1;0)" office:value-type="float" office:value="0">
            <text:p>0</text:p>
          </table:table-cell>
          <table:table-cell table:style-name="ce14" table:formula="of:=IF(rim*am*[$K.E72]&gt;RAND();1;0)" office:value-type="float" office:value="0">
            <text:p>0</text:p>
          </table:table-cell>
          <table:table-cell table:style-name="ce14" table:formula="of:=IF(rim*am*[$K.F72]&gt;RAND();1;0)" office:value-type="float" office:value="0">
            <text:p>0</text:p>
          </table:table-cell>
          <table:table-cell table:style-name="ce14" table:formula="of:=IF(rim*am*[$K.G72]&gt;RAND();1;0)" office:value-type="float" office:value="0">
            <text:p>0</text:p>
          </table:table-cell>
          <table:table-cell table:style-name="ce14" table:formula="of:=IF(rim*am*[$K.H72]&gt;RAND();1;0)" office:value-type="float" office:value="0">
            <text:p>0</text:p>
          </table:table-cell>
          <table:table-cell table:style-name="ce14" table:formula="of:=IF(rim*am*[$K.I72]&gt;RAND();1;0)" office:value-type="float" office:value="0">
            <text:p>0</text:p>
          </table:table-cell>
          <table:table-cell table:style-name="ce14" table:formula="of:=IF(rim*am*[$K.J7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2]" office:value-type="float" office:value="70">
            <text:p>70</text:p>
          </table:table-cell>
          <table:table-cell table:style-name="ce14" table:formula="of:=IF(rim*am*[$K.C73]&gt;RAND();1;0)" office:value-type="float" office:value="0">
            <text:p>0</text:p>
          </table:table-cell>
          <table:table-cell table:style-name="ce14" table:formula="of:=IF(rim*am*[$K.D73]&gt;RAND();1;0)" office:value-type="float" office:value="0">
            <text:p>0</text:p>
          </table:table-cell>
          <table:table-cell table:style-name="ce14" table:formula="of:=IF(rim*am*[$K.E73]&gt;RAND();1;0)" office:value-type="float" office:value="0">
            <text:p>0</text:p>
          </table:table-cell>
          <table:table-cell table:style-name="ce14" table:formula="of:=IF(rim*am*[$K.F73]&gt;RAND();1;0)" office:value-type="float" office:value="0">
            <text:p>0</text:p>
          </table:table-cell>
          <table:table-cell table:style-name="ce14" table:formula="of:=IF(rim*am*[$K.G73]&gt;RAND();1;0)" office:value-type="float" office:value="0">
            <text:p>0</text:p>
          </table:table-cell>
          <table:table-cell table:style-name="ce14" table:formula="of:=IF(rim*am*[$K.H73]&gt;RAND();1;0)" office:value-type="float" office:value="0">
            <text:p>0</text:p>
          </table:table-cell>
          <table:table-cell table:style-name="ce14" table:formula="of:=IF(rim*am*[$K.I73]&gt;RAND();1;0)" office:value-type="float" office:value="0">
            <text:p>0</text:p>
          </table:table-cell>
          <table:table-cell table:style-name="ce14" table:formula="of:=IF(rim*am*[$K.J73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73]" office:value-type="float" office:value="71">
            <text:p>71</text:p>
          </table:table-cell>
          <table:table-cell table:style-name="ce14" table:formula="of:=IF(rim*am*[$K.C74]&gt;RAND();1;0)" office:value-type="float" office:value="0">
            <text:p>0</text:p>
          </table:table-cell>
          <table:table-cell table:style-name="ce14" table:formula="of:=IF(rim*am*[$K.D74]&gt;RAND();1;0)" office:value-type="float" office:value="1">
            <text:p>1</text:p>
          </table:table-cell>
          <table:table-cell table:style-name="ce14" table:formula="of:=IF(rim*am*[$K.E74]&gt;RAND();1;0)" office:value-type="float" office:value="0">
            <text:p>0</text:p>
          </table:table-cell>
          <table:table-cell table:style-name="ce14" table:formula="of:=IF(rim*am*[$K.F74]&gt;RAND();1;0)" office:value-type="float" office:value="0">
            <text:p>0</text:p>
          </table:table-cell>
          <table:table-cell table:style-name="ce14" table:formula="of:=IF(rim*am*[$K.G74]&gt;RAND();1;0)" office:value-type="float" office:value="0">
            <text:p>0</text:p>
          </table:table-cell>
          <table:table-cell table:style-name="ce14" table:formula="of:=IF(rim*am*[$K.H74]&gt;RAND();1;0)" office:value-type="float" office:value="1">
            <text:p>1</text:p>
          </table:table-cell>
          <table:table-cell table:style-name="ce14" table:formula="of:=IF(rim*am*[$K.I74]&gt;RAND();1;0)" office:value-type="float" office:value="0">
            <text:p>0</text:p>
          </table:table-cell>
          <table:table-cell table:style-name="ce14" table:formula="of:=IF(rim*am*[$K.J7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4]" office:value-type="float" office:value="72">
            <text:p>72</text:p>
          </table:table-cell>
          <table:table-cell table:style-name="ce14" table:formula="of:=IF(rim*am*[$K.C75]&gt;RAND();1;0)" office:value-type="float" office:value="0">
            <text:p>0</text:p>
          </table:table-cell>
          <table:table-cell table:style-name="ce14" table:formula="of:=IF(rim*am*[$K.D75]&gt;RAND();1;0)" office:value-type="float" office:value="0">
            <text:p>0</text:p>
          </table:table-cell>
          <table:table-cell table:style-name="ce14" table:formula="of:=IF(rim*am*[$K.E75]&gt;RAND();1;0)" office:value-type="float" office:value="1">
            <text:p>1</text:p>
          </table:table-cell>
          <table:table-cell table:style-name="ce14" table:formula="of:=IF(rim*am*[$K.F75]&gt;RAND();1;0)" office:value-type="float" office:value="0">
            <text:p>0</text:p>
          </table:table-cell>
          <table:table-cell table:style-name="ce14" table:formula="of:=IF(rim*am*[$K.G75]&gt;RAND();1;0)" office:value-type="float" office:value="0">
            <text:p>0</text:p>
          </table:table-cell>
          <table:table-cell table:style-name="ce14" table:formula="of:=IF(rim*am*[$K.H75]&gt;RAND();1;0)" office:value-type="float" office:value="0">
            <text:p>0</text:p>
          </table:table-cell>
          <table:table-cell table:style-name="ce14" table:formula="of:=IF(rim*am*[$K.I75]&gt;RAND();1;0)" office:value-type="float" office:value="0">
            <text:p>0</text:p>
          </table:table-cell>
          <table:table-cell table:style-name="ce14" table:formula="of:=IF(rim*am*[$K.J75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5]" office:value-type="float" office:value="73">
            <text:p>73</text:p>
          </table:table-cell>
          <table:table-cell table:style-name="ce14" table:formula="of:=IF(rim*am*[$K.C76]&gt;RAND();1;0)" office:value-type="float" office:value="0">
            <text:p>0</text:p>
          </table:table-cell>
          <table:table-cell table:style-name="ce14" table:formula="of:=IF(rim*am*[$K.D76]&gt;RAND();1;0)" office:value-type="float" office:value="0">
            <text:p>0</text:p>
          </table:table-cell>
          <table:table-cell table:style-name="ce14" table:formula="of:=IF(rim*am*[$K.E76]&gt;RAND();1;0)" office:value-type="float" office:value="0">
            <text:p>0</text:p>
          </table:table-cell>
          <table:table-cell table:style-name="ce14" table:formula="of:=IF(rim*am*[$K.F76]&gt;RAND();1;0)" office:value-type="float" office:value="0">
            <text:p>0</text:p>
          </table:table-cell>
          <table:table-cell table:style-name="ce14" table:formula="of:=IF(rim*am*[$K.G76]&gt;RAND();1;0)" office:value-type="float" office:value="0">
            <text:p>0</text:p>
          </table:table-cell>
          <table:table-cell table:style-name="ce14" table:formula="of:=IF(rim*am*[$K.H76]&gt;RAND();1;0)" office:value-type="float" office:value="0">
            <text:p>0</text:p>
          </table:table-cell>
          <table:table-cell table:style-name="ce14" table:formula="of:=IF(rim*am*[$K.I76]&gt;RAND();1;0)" office:value-type="float" office:value="0">
            <text:p>0</text:p>
          </table:table-cell>
          <table:table-cell table:style-name="ce14" table:formula="of:=IF(rim*am*[$K.J7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6]" office:value-type="float" office:value="74">
            <text:p>74</text:p>
          </table:table-cell>
          <table:table-cell table:style-name="ce14" table:formula="of:=IF(rim*am*[$K.C77]&gt;RAND();1;0)" office:value-type="float" office:value="0">
            <text:p>0</text:p>
          </table:table-cell>
          <table:table-cell table:style-name="ce14" table:formula="of:=IF(rim*am*[$K.D77]&gt;RAND();1;0)" office:value-type="float" office:value="0">
            <text:p>0</text:p>
          </table:table-cell>
          <table:table-cell table:style-name="ce14" table:formula="of:=IF(rim*am*[$K.E77]&gt;RAND();1;0)" office:value-type="float" office:value="1">
            <text:p>1</text:p>
          </table:table-cell>
          <table:table-cell table:style-name="ce14" table:formula="of:=IF(rim*am*[$K.F77]&gt;RAND();1;0)" office:value-type="float" office:value="0">
            <text:p>0</text:p>
          </table:table-cell>
          <table:table-cell table:style-name="ce14" table:formula="of:=IF(rim*am*[$K.G77]&gt;RAND();1;0)" office:value-type="float" office:value="0">
            <text:p>0</text:p>
          </table:table-cell>
          <table:table-cell table:style-name="ce14" table:formula="of:=IF(rim*am*[$K.H77]&gt;RAND();1;0)" office:value-type="float" office:value="0">
            <text:p>0</text:p>
          </table:table-cell>
          <table:table-cell table:style-name="ce14" table:formula="of:=IF(rim*am*[$K.I77]&gt;RAND();1;0)" office:value-type="float" office:value="0">
            <text:p>0</text:p>
          </table:table-cell>
          <table:table-cell table:style-name="ce14" table:formula="of:=IF(rim*am*[$K.J7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7]" office:value-type="float" office:value="75">
            <text:p>75</text:p>
          </table:table-cell>
          <table:table-cell table:style-name="ce14" table:formula="of:=IF(rim*am*[$K.C78]&gt;RAND();1;0)" office:value-type="float" office:value="0">
            <text:p>0</text:p>
          </table:table-cell>
          <table:table-cell table:style-name="ce14" table:formula="of:=IF(rim*am*[$K.D78]&gt;RAND();1;0)" office:value-type="float" office:value="0">
            <text:p>0</text:p>
          </table:table-cell>
          <table:table-cell table:style-name="ce14" table:formula="of:=IF(rim*am*[$K.E78]&gt;RAND();1;0)" office:value-type="float" office:value="0">
            <text:p>0</text:p>
          </table:table-cell>
          <table:table-cell table:style-name="ce14" table:formula="of:=IF(rim*am*[$K.F78]&gt;RAND();1;0)" office:value-type="float" office:value="0">
            <text:p>0</text:p>
          </table:table-cell>
          <table:table-cell table:style-name="ce14" table:formula="of:=IF(rim*am*[$K.G78]&gt;RAND();1;0)" office:value-type="float" office:value="0">
            <text:p>0</text:p>
          </table:table-cell>
          <table:table-cell table:style-name="ce14" table:formula="of:=IF(rim*am*[$K.H78]&gt;RAND();1;0)" office:value-type="float" office:value="0">
            <text:p>0</text:p>
          </table:table-cell>
          <table:table-cell table:style-name="ce14" table:formula="of:=IF(rim*am*[$K.I78]&gt;RAND();1;0)" office:value-type="float" office:value="0">
            <text:p>0</text:p>
          </table:table-cell>
          <table:table-cell table:style-name="ce14" table:formula="of:=IF(rim*am*[$K.J7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8]" office:value-type="float" office:value="76">
            <text:p>76</text:p>
          </table:table-cell>
          <table:table-cell table:style-name="ce14" table:formula="of:=IF(rim*am*[$K.C79]&gt;RAND();1;0)" office:value-type="float" office:value="0">
            <text:p>0</text:p>
          </table:table-cell>
          <table:table-cell table:style-name="ce14" table:formula="of:=IF(rim*am*[$K.D79]&gt;RAND();1;0)" office:value-type="float" office:value="0">
            <text:p>0</text:p>
          </table:table-cell>
          <table:table-cell table:style-name="ce14" table:formula="of:=IF(rim*am*[$K.E79]&gt;RAND();1;0)" office:value-type="float" office:value="0">
            <text:p>0</text:p>
          </table:table-cell>
          <table:table-cell table:style-name="ce14" table:formula="of:=IF(rim*am*[$K.F79]&gt;RAND();1;0)" office:value-type="float" office:value="1">
            <text:p>1</text:p>
          </table:table-cell>
          <table:table-cell table:style-name="ce14" table:formula="of:=IF(rim*am*[$K.G79]&gt;RAND();1;0)" office:value-type="float" office:value="0">
            <text:p>0</text:p>
          </table:table-cell>
          <table:table-cell table:style-name="ce14" table:formula="of:=IF(rim*am*[$K.H79]&gt;RAND();1;0)" office:value-type="float" office:value="0">
            <text:p>0</text:p>
          </table:table-cell>
          <table:table-cell table:style-name="ce14" table:formula="of:=IF(rim*am*[$K.I79]&gt;RAND();1;0)" office:value-type="float" office:value="0">
            <text:p>0</text:p>
          </table:table-cell>
          <table:table-cell table:style-name="ce14" table:formula="of:=IF(rim*am*[$K.J7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79]" office:value-type="float" office:value="77">
            <text:p>77</text:p>
          </table:table-cell>
          <table:table-cell table:style-name="ce14" table:formula="of:=IF(rim*am*[$K.C80]&gt;RAND();1;0)" office:value-type="float" office:value="0">
            <text:p>0</text:p>
          </table:table-cell>
          <table:table-cell table:style-name="ce14" table:formula="of:=IF(rim*am*[$K.D80]&gt;RAND();1;0)" office:value-type="float" office:value="0">
            <text:p>0</text:p>
          </table:table-cell>
          <table:table-cell table:style-name="ce14" table:formula="of:=IF(rim*am*[$K.E80]&gt;RAND();1;0)" office:value-type="float" office:value="0">
            <text:p>0</text:p>
          </table:table-cell>
          <table:table-cell table:style-name="ce14" table:formula="of:=IF(rim*am*[$K.F80]&gt;RAND();1;0)" office:value-type="float" office:value="1">
            <text:p>1</text:p>
          </table:table-cell>
          <table:table-cell table:style-name="ce14" table:formula="of:=IF(rim*am*[$K.G80]&gt;RAND();1;0)" office:value-type="float" office:value="0">
            <text:p>0</text:p>
          </table:table-cell>
          <table:table-cell table:style-name="ce14" table:formula="of:=IF(rim*am*[$K.H80]&gt;RAND();1;0)" office:value-type="float" office:value="0">
            <text:p>0</text:p>
          </table:table-cell>
          <table:table-cell table:style-name="ce14" table:formula="of:=IF(rim*am*[$K.I80]&gt;RAND();1;0)" office:value-type="float" office:value="0">
            <text:p>0</text:p>
          </table:table-cell>
          <table:table-cell table:style-name="ce14" table:formula="of:=IF(rim*am*[$K.J80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0]" office:value-type="float" office:value="78">
            <text:p>78</text:p>
          </table:table-cell>
          <table:table-cell table:style-name="ce14" table:formula="of:=IF(rim*am*[$K.C81]&gt;RAND();1;0)" office:value-type="float" office:value="0">
            <text:p>0</text:p>
          </table:table-cell>
          <table:table-cell table:style-name="ce14" table:formula="of:=IF(rim*am*[$K.D81]&gt;RAND();1;0)" office:value-type="float" office:value="0">
            <text:p>0</text:p>
          </table:table-cell>
          <table:table-cell table:style-name="ce14" table:formula="of:=IF(rim*am*[$K.E81]&gt;RAND();1;0)" office:value-type="float" office:value="0">
            <text:p>0</text:p>
          </table:table-cell>
          <table:table-cell table:style-name="ce14" table:formula="of:=IF(rim*am*[$K.F81]&gt;RAND();1;0)" office:value-type="float" office:value="0">
            <text:p>0</text:p>
          </table:table-cell>
          <table:table-cell table:style-name="ce14" table:formula="of:=IF(rim*am*[$K.G81]&gt;RAND();1;0)" office:value-type="float" office:value="0">
            <text:p>0</text:p>
          </table:table-cell>
          <table:table-cell table:style-name="ce14" table:formula="of:=IF(rim*am*[$K.H81]&gt;RAND();1;0)" office:value-type="float" office:value="0">
            <text:p>0</text:p>
          </table:table-cell>
          <table:table-cell table:style-name="ce14" table:formula="of:=IF(rim*am*[$K.I81]&gt;RAND();1;0)" office:value-type="float" office:value="0">
            <text:p>0</text:p>
          </table:table-cell>
          <table:table-cell table:style-name="ce14" table:formula="of:=IF(rim*am*[$K.J8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1]" office:value-type="float" office:value="79">
            <text:p>79</text:p>
          </table:table-cell>
          <table:table-cell table:style-name="ce14" table:formula="of:=IF(rim*am*[$K.C82]&gt;RAND();1;0)" office:value-type="float" office:value="0">
            <text:p>0</text:p>
          </table:table-cell>
          <table:table-cell table:style-name="ce14" table:formula="of:=IF(rim*am*[$K.D82]&gt;RAND();1;0)" office:value-type="float" office:value="0">
            <text:p>0</text:p>
          </table:table-cell>
          <table:table-cell table:style-name="ce14" table:formula="of:=IF(rim*am*[$K.E82]&gt;RAND();1;0)" office:value-type="float" office:value="0">
            <text:p>0</text:p>
          </table:table-cell>
          <table:table-cell table:style-name="ce14" table:formula="of:=IF(rim*am*[$K.F82]&gt;RAND();1;0)" office:value-type="float" office:value="0">
            <text:p>0</text:p>
          </table:table-cell>
          <table:table-cell table:style-name="ce14" table:formula="of:=IF(rim*am*[$K.G82]&gt;RAND();1;0)" office:value-type="float" office:value="0">
            <text:p>0</text:p>
          </table:table-cell>
          <table:table-cell table:style-name="ce14" table:formula="of:=IF(rim*am*[$K.H82]&gt;RAND();1;0)" office:value-type="float" office:value="0">
            <text:p>0</text:p>
          </table:table-cell>
          <table:table-cell table:style-name="ce14" table:formula="of:=IF(rim*am*[$K.I82]&gt;RAND();1;0)" office:value-type="float" office:value="0">
            <text:p>0</text:p>
          </table:table-cell>
          <table:table-cell table:style-name="ce14" table:formula="of:=IF(rim*am*[$K.J8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2]" office:value-type="float" office:value="80">
            <text:p>80</text:p>
          </table:table-cell>
          <table:table-cell table:style-name="ce14" table:formula="of:=IF(rim*am*[$K.C83]&gt;RAND();1;0)" office:value-type="float" office:value="0">
            <text:p>0</text:p>
          </table:table-cell>
          <table:table-cell table:style-name="ce14" table:formula="of:=IF(rim*am*[$K.D83]&gt;RAND();1;0)" office:value-type="float" office:value="1">
            <text:p>1</text:p>
          </table:table-cell>
          <table:table-cell table:style-name="ce14" table:formula="of:=IF(rim*am*[$K.E83]&gt;RAND();1;0)" office:value-type="float" office:value="1">
            <text:p>1</text:p>
          </table:table-cell>
          <table:table-cell table:style-name="ce14" table:formula="of:=IF(rim*am*[$K.F83]&gt;RAND();1;0)" office:value-type="float" office:value="0">
            <text:p>0</text:p>
          </table:table-cell>
          <table:table-cell table:style-name="ce14" table:formula="of:=IF(rim*am*[$K.G83]&gt;RAND();1;0)" office:value-type="float" office:value="1">
            <text:p>1</text:p>
          </table:table-cell>
          <table:table-cell table:style-name="ce14" table:formula="of:=IF(rim*am*[$K.H83]&gt;RAND();1;0)" office:value-type="float" office:value="0">
            <text:p>0</text:p>
          </table:table-cell>
          <table:table-cell table:style-name="ce14" table:formula="of:=IF(rim*am*[$K.I83]&gt;RAND();1;0)" office:value-type="float" office:value="0">
            <text:p>0</text:p>
          </table:table-cell>
          <table:table-cell table:style-name="ce14" table:formula="of:=IF(rim*am*[$K.J8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3]" office:value-type="float" office:value="81">
            <text:p>81</text:p>
          </table:table-cell>
          <table:table-cell table:style-name="ce14" table:formula="of:=IF(rim*am*[$K.C84]&gt;RAND();1;0)" office:value-type="float" office:value="0">
            <text:p>0</text:p>
          </table:table-cell>
          <table:table-cell table:style-name="ce14" table:formula="of:=IF(rim*am*[$K.D84]&gt;RAND();1;0)" office:value-type="float" office:value="0">
            <text:p>0</text:p>
          </table:table-cell>
          <table:table-cell table:style-name="ce14" table:formula="of:=IF(rim*am*[$K.E84]&gt;RAND();1;0)" office:value-type="float" office:value="0">
            <text:p>0</text:p>
          </table:table-cell>
          <table:table-cell table:style-name="ce14" table:formula="of:=IF(rim*am*[$K.F84]&gt;RAND();1;0)" office:value-type="float" office:value="0">
            <text:p>0</text:p>
          </table:table-cell>
          <table:table-cell table:style-name="ce14" table:formula="of:=IF(rim*am*[$K.G84]&gt;RAND();1;0)" office:value-type="float" office:value="0">
            <text:p>0</text:p>
          </table:table-cell>
          <table:table-cell table:style-name="ce14" table:formula="of:=IF(rim*am*[$K.H84]&gt;RAND();1;0)" office:value-type="float" office:value="0">
            <text:p>0</text:p>
          </table:table-cell>
          <table:table-cell table:style-name="ce14" table:formula="of:=IF(rim*am*[$K.I84]&gt;RAND();1;0)" office:value-type="float" office:value="0">
            <text:p>0</text:p>
          </table:table-cell>
          <table:table-cell table:style-name="ce14" table:formula="of:=IF(rim*am*[$K.J8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4]" office:value-type="float" office:value="82">
            <text:p>82</text:p>
          </table:table-cell>
          <table:table-cell table:style-name="ce14" table:formula="of:=IF(rim*am*[$K.C85]&gt;RAND();1;0)" office:value-type="float" office:value="0">
            <text:p>0</text:p>
          </table:table-cell>
          <table:table-cell table:style-name="ce14" table:formula="of:=IF(rim*am*[$K.D85]&gt;RAND();1;0)" office:value-type="float" office:value="0">
            <text:p>0</text:p>
          </table:table-cell>
          <table:table-cell table:style-name="ce14" table:formula="of:=IF(rim*am*[$K.E85]&gt;RAND();1;0)" office:value-type="float" office:value="0">
            <text:p>0</text:p>
          </table:table-cell>
          <table:table-cell table:style-name="ce14" table:formula="of:=IF(rim*am*[$K.F85]&gt;RAND();1;0)" office:value-type="float" office:value="0">
            <text:p>0</text:p>
          </table:table-cell>
          <table:table-cell table:style-name="ce14" table:formula="of:=IF(rim*am*[$K.G85]&gt;RAND();1;0)" office:value-type="float" office:value="0">
            <text:p>0</text:p>
          </table:table-cell>
          <table:table-cell table:style-name="ce14" table:formula="of:=IF(rim*am*[$K.H85]&gt;RAND();1;0)" office:value-type="float" office:value="0">
            <text:p>0</text:p>
          </table:table-cell>
          <table:table-cell table:style-name="ce14" table:formula="of:=IF(rim*am*[$K.I85]&gt;RAND();1;0)" office:value-type="float" office:value="0">
            <text:p>0</text:p>
          </table:table-cell>
          <table:table-cell table:style-name="ce14" table:formula="of:=IF(rim*am*[$K.J85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85]" office:value-type="float" office:value="83">
            <text:p>83</text:p>
          </table:table-cell>
          <table:table-cell table:style-name="ce14" table:formula="of:=IF(rim*am*[$K.C86]&gt;RAND();1;0)" office:value-type="float" office:value="0">
            <text:p>0</text:p>
          </table:table-cell>
          <table:table-cell table:style-name="ce14" table:formula="of:=IF(rim*am*[$K.D86]&gt;RAND();1;0)" office:value-type="float" office:value="0">
            <text:p>0</text:p>
          </table:table-cell>
          <table:table-cell table:style-name="ce14" table:formula="of:=IF(rim*am*[$K.E86]&gt;RAND();1;0)" office:value-type="float" office:value="0">
            <text:p>0</text:p>
          </table:table-cell>
          <table:table-cell table:style-name="ce14" table:formula="of:=IF(rim*am*[$K.F86]&gt;RAND();1;0)" office:value-type="float" office:value="0">
            <text:p>0</text:p>
          </table:table-cell>
          <table:table-cell table:style-name="ce14" table:formula="of:=IF(rim*am*[$K.G86]&gt;RAND();1;0)" office:value-type="float" office:value="0">
            <text:p>0</text:p>
          </table:table-cell>
          <table:table-cell table:style-name="ce14" table:formula="of:=IF(rim*am*[$K.H86]&gt;RAND();1;0)" office:value-type="float" office:value="1">
            <text:p>1</text:p>
          </table:table-cell>
          <table:table-cell table:style-name="ce14" table:formula="of:=IF(rim*am*[$K.I86]&gt;RAND();1;0)" office:value-type="float" office:value="0">
            <text:p>0</text:p>
          </table:table-cell>
          <table:table-cell table:style-name="ce14" table:formula="of:=IF(rim*am*[$K.J8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6]" office:value-type="float" office:value="84">
            <text:p>84</text:p>
          </table:table-cell>
          <table:table-cell table:style-name="ce14" table:formula="of:=IF(rim*am*[$K.C87]&gt;RAND();1;0)" office:value-type="float" office:value="0">
            <text:p>0</text:p>
          </table:table-cell>
          <table:table-cell table:style-name="ce14" table:formula="of:=IF(rim*am*[$K.D87]&gt;RAND();1;0)" office:value-type="float" office:value="0">
            <text:p>0</text:p>
          </table:table-cell>
          <table:table-cell table:style-name="ce14" table:formula="of:=IF(rim*am*[$K.E87]&gt;RAND();1;0)" office:value-type="float" office:value="1">
            <text:p>1</text:p>
          </table:table-cell>
          <table:table-cell table:style-name="ce14" table:formula="of:=IF(rim*am*[$K.F87]&gt;RAND();1;0)" office:value-type="float" office:value="0">
            <text:p>0</text:p>
          </table:table-cell>
          <table:table-cell table:style-name="ce14" table:formula="of:=IF(rim*am*[$K.G87]&gt;RAND();1;0)" office:value-type="float" office:value="0">
            <text:p>0</text:p>
          </table:table-cell>
          <table:table-cell table:style-name="ce14" table:formula="of:=IF(rim*am*[$K.H87]&gt;RAND();1;0)" office:value-type="float" office:value="0">
            <text:p>0</text:p>
          </table:table-cell>
          <table:table-cell table:style-name="ce14" table:formula="of:=IF(rim*am*[$K.I87]&gt;RAND();1;0)" office:value-type="float" office:value="0">
            <text:p>0</text:p>
          </table:table-cell>
          <table:table-cell table:style-name="ce14" table:formula="of:=IF(rim*am*[$K.J8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7]" office:value-type="float" office:value="85">
            <text:p>85</text:p>
          </table:table-cell>
          <table:table-cell table:style-name="ce14" table:formula="of:=IF(rim*am*[$K.C88]&gt;RAND();1;0)" office:value-type="float" office:value="0">
            <text:p>0</text:p>
          </table:table-cell>
          <table:table-cell table:style-name="ce14" table:formula="of:=IF(rim*am*[$K.D88]&gt;RAND();1;0)" office:value-type="float" office:value="0">
            <text:p>0</text:p>
          </table:table-cell>
          <table:table-cell table:style-name="ce14" table:formula="of:=IF(rim*am*[$K.E88]&gt;RAND();1;0)" office:value-type="float" office:value="0">
            <text:p>0</text:p>
          </table:table-cell>
          <table:table-cell table:style-name="ce14" table:formula="of:=IF(rim*am*[$K.F88]&gt;RAND();1;0)" office:value-type="float" office:value="0">
            <text:p>0</text:p>
          </table:table-cell>
          <table:table-cell table:style-name="ce14" table:formula="of:=IF(rim*am*[$K.G88]&gt;RAND();1;0)" office:value-type="float" office:value="1">
            <text:p>1</text:p>
          </table:table-cell>
          <table:table-cell table:style-name="ce14" table:formula="of:=IF(rim*am*[$K.H88]&gt;RAND();1;0)" office:value-type="float" office:value="0">
            <text:p>0</text:p>
          </table:table-cell>
          <table:table-cell table:style-name="ce14" table:formula="of:=IF(rim*am*[$K.I88]&gt;RAND();1;0)" office:value-type="float" office:value="0">
            <text:p>0</text:p>
          </table:table-cell>
          <table:table-cell table:style-name="ce14" table:formula="of:=IF(rim*am*[$K.J8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8]" office:value-type="float" office:value="86">
            <text:p>86</text:p>
          </table:table-cell>
          <table:table-cell table:style-name="ce14" table:formula="of:=IF(rim*am*[$K.C89]&gt;RAND();1;0)" office:value-type="float" office:value="0">
            <text:p>0</text:p>
          </table:table-cell>
          <table:table-cell table:style-name="ce14" table:formula="of:=IF(rim*am*[$K.D89]&gt;RAND();1;0)" office:value-type="float" office:value="0">
            <text:p>0</text:p>
          </table:table-cell>
          <table:table-cell table:style-name="ce14" table:formula="of:=IF(rim*am*[$K.E89]&gt;RAND();1;0)" office:value-type="float" office:value="0">
            <text:p>0</text:p>
          </table:table-cell>
          <table:table-cell table:style-name="ce14" table:formula="of:=IF(rim*am*[$K.F89]&gt;RAND();1;0)" office:value-type="float" office:value="0">
            <text:p>0</text:p>
          </table:table-cell>
          <table:table-cell table:style-name="ce14" table:formula="of:=IF(rim*am*[$K.G89]&gt;RAND();1;0)" office:value-type="float" office:value="0">
            <text:p>0</text:p>
          </table:table-cell>
          <table:table-cell table:style-name="ce14" table:formula="of:=IF(rim*am*[$K.H89]&gt;RAND();1;0)" office:value-type="float" office:value="0">
            <text:p>0</text:p>
          </table:table-cell>
          <table:table-cell table:style-name="ce14" table:formula="of:=IF(rim*am*[$K.I89]&gt;RAND();1;0)" office:value-type="float" office:value="0">
            <text:p>0</text:p>
          </table:table-cell>
          <table:table-cell table:style-name="ce14" table:formula="of:=IF(rim*am*[$K.J8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89]" office:value-type="float" office:value="87">
            <text:p>87</text:p>
          </table:table-cell>
          <table:table-cell table:style-name="ce14" table:formula="of:=IF(rim*am*[$K.C90]&gt;RAND();1;0)" office:value-type="float" office:value="0">
            <text:p>0</text:p>
          </table:table-cell>
          <table:table-cell table:style-name="ce14" table:formula="of:=IF(rim*am*[$K.D90]&gt;RAND();1;0)" office:value-type="float" office:value="0">
            <text:p>0</text:p>
          </table:table-cell>
          <table:table-cell table:style-name="ce14" table:formula="of:=IF(rim*am*[$K.E90]&gt;RAND();1;0)" office:value-type="float" office:value="0">
            <text:p>0</text:p>
          </table:table-cell>
          <table:table-cell table:style-name="ce14" table:formula="of:=IF(rim*am*[$K.F90]&gt;RAND();1;0)" office:value-type="float" office:value="0">
            <text:p>0</text:p>
          </table:table-cell>
          <table:table-cell table:style-name="ce14" table:formula="of:=IF(rim*am*[$K.G90]&gt;RAND();1;0)" office:value-type="float" office:value="0">
            <text:p>0</text:p>
          </table:table-cell>
          <table:table-cell table:style-name="ce14" table:formula="of:=IF(rim*am*[$K.H90]&gt;RAND();1;0)" office:value-type="float" office:value="0">
            <text:p>0</text:p>
          </table:table-cell>
          <table:table-cell table:style-name="ce14" table:formula="of:=IF(rim*am*[$K.I90]&gt;RAND();1;0)" office:value-type="float" office:value="1">
            <text:p>1</text:p>
          </table:table-cell>
          <table:table-cell table:style-name="ce14" table:formula="of:=IF(rim*am*[$K.J90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90]" office:value-type="float" office:value="88">
            <text:p>88</text:p>
          </table:table-cell>
          <table:table-cell table:style-name="ce14" table:formula="of:=IF(rim*am*[$K.C91]&gt;RAND();1;0)" office:value-type="float" office:value="0">
            <text:p>0</text:p>
          </table:table-cell>
          <table:table-cell table:style-name="ce14" table:formula="of:=IF(rim*am*[$K.D91]&gt;RAND();1;0)" office:value-type="float" office:value="1">
            <text:p>1</text:p>
          </table:table-cell>
          <table:table-cell table:style-name="ce14" table:formula="of:=IF(rim*am*[$K.E91]&gt;RAND();1;0)" office:value-type="float" office:value="0">
            <text:p>0</text:p>
          </table:table-cell>
          <table:table-cell table:style-name="ce14" table:formula="of:=IF(rim*am*[$K.F91]&gt;RAND();1;0)" office:value-type="float" office:value="0">
            <text:p>0</text:p>
          </table:table-cell>
          <table:table-cell table:style-name="ce14" table:formula="of:=IF(rim*am*[$K.G91]&gt;RAND();1;0)" office:value-type="float" office:value="0">
            <text:p>0</text:p>
          </table:table-cell>
          <table:table-cell table:style-name="ce14" table:formula="of:=IF(rim*am*[$K.H91]&gt;RAND();1;0)" office:value-type="float" office:value="0">
            <text:p>0</text:p>
          </table:table-cell>
          <table:table-cell table:style-name="ce14" table:formula="of:=IF(rim*am*[$K.I91]&gt;RAND();1;0)" office:value-type="float" office:value="0">
            <text:p>0</text:p>
          </table:table-cell>
          <table:table-cell table:style-name="ce14" table:formula="of:=IF(rim*am*[$K.J9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1]" office:value-type="float" office:value="89">
            <text:p>89</text:p>
          </table:table-cell>
          <table:table-cell table:style-name="ce14" table:formula="of:=IF(rim*am*[$K.C92]&gt;RAND();1;0)" office:value-type="float" office:value="0">
            <text:p>0</text:p>
          </table:table-cell>
          <table:table-cell table:style-name="ce14" table:formula="of:=IF(rim*am*[$K.D92]&gt;RAND();1;0)" office:value-type="float" office:value="1">
            <text:p>1</text:p>
          </table:table-cell>
          <table:table-cell table:style-name="ce14" table:formula="of:=IF(rim*am*[$K.E92]&gt;RAND();1;0)" office:value-type="float" office:value="0">
            <text:p>0</text:p>
          </table:table-cell>
          <table:table-cell table:style-name="ce14" table:formula="of:=IF(rim*am*[$K.F92]&gt;RAND();1;0)" office:value-type="float" office:value="0">
            <text:p>0</text:p>
          </table:table-cell>
          <table:table-cell table:style-name="ce14" table:formula="of:=IF(rim*am*[$K.G92]&gt;RAND();1;0)" office:value-type="float" office:value="0">
            <text:p>0</text:p>
          </table:table-cell>
          <table:table-cell table:style-name="ce14" table:formula="of:=IF(rim*am*[$K.H92]&gt;RAND();1;0)" office:value-type="float" office:value="0">
            <text:p>0</text:p>
          </table:table-cell>
          <table:table-cell table:style-name="ce14" table:formula="of:=IF(rim*am*[$K.I92]&gt;RAND();1;0)" office:value-type="float" office:value="0">
            <text:p>0</text:p>
          </table:table-cell>
          <table:table-cell table:style-name="ce14" table:formula="of:=IF(rim*am*[$K.J92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2]" office:value-type="float" office:value="90">
            <text:p>90</text:p>
          </table:table-cell>
          <table:table-cell table:style-name="ce14" table:formula="of:=IF(rim*am*[$K.C93]&gt;RAND();1;0)" office:value-type="float" office:value="0">
            <text:p>0</text:p>
          </table:table-cell>
          <table:table-cell table:style-name="ce14" table:formula="of:=IF(rim*am*[$K.D93]&gt;RAND();1;0)" office:value-type="float" office:value="0">
            <text:p>0</text:p>
          </table:table-cell>
          <table:table-cell table:style-name="ce14" table:formula="of:=IF(rim*am*[$K.E93]&gt;RAND();1;0)" office:value-type="float" office:value="1">
            <text:p>1</text:p>
          </table:table-cell>
          <table:table-cell table:style-name="ce14" table:formula="of:=IF(rim*am*[$K.F93]&gt;RAND();1;0)" office:value-type="float" office:value="0">
            <text:p>0</text:p>
          </table:table-cell>
          <table:table-cell table:style-name="ce14" table:formula="of:=IF(rim*am*[$K.G93]&gt;RAND();1;0)" office:value-type="float" office:value="0">
            <text:p>0</text:p>
          </table:table-cell>
          <table:table-cell table:style-name="ce14" table:formula="of:=IF(rim*am*[$K.H93]&gt;RAND();1;0)" office:value-type="float" office:value="1">
            <text:p>1</text:p>
          </table:table-cell>
          <table:table-cell table:style-name="ce14" table:formula="of:=IF(rim*am*[$K.I93]&gt;RAND();1;0)" office:value-type="float" office:value="0">
            <text:p>0</text:p>
          </table:table-cell>
          <table:table-cell table:style-name="ce14" table:formula="of:=IF(rim*am*[$K.J93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3]" office:value-type="float" office:value="91">
            <text:p>91</text:p>
          </table:table-cell>
          <table:table-cell table:style-name="ce14" table:formula="of:=IF(rim*am*[$K.C94]&gt;RAND();1;0)" office:value-type="float" office:value="0">
            <text:p>0</text:p>
          </table:table-cell>
          <table:table-cell table:style-name="ce14" table:formula="of:=IF(rim*am*[$K.D94]&gt;RAND();1;0)" office:value-type="float" office:value="1">
            <text:p>1</text:p>
          </table:table-cell>
          <table:table-cell table:style-name="ce14" table:formula="of:=IF(rim*am*[$K.E94]&gt;RAND();1;0)" office:value-type="float" office:value="0">
            <text:p>0</text:p>
          </table:table-cell>
          <table:table-cell table:style-name="ce14" table:formula="of:=IF(rim*am*[$K.F94]&gt;RAND();1;0)" office:value-type="float" office:value="0">
            <text:p>0</text:p>
          </table:table-cell>
          <table:table-cell table:style-name="ce14" table:formula="of:=IF(rim*am*[$K.G94]&gt;RAND();1;0)" office:value-type="float" office:value="0">
            <text:p>0</text:p>
          </table:table-cell>
          <table:table-cell table:style-name="ce14" table:formula="of:=IF(rim*am*[$K.H94]&gt;RAND();1;0)" office:value-type="float" office:value="0">
            <text:p>0</text:p>
          </table:table-cell>
          <table:table-cell table:style-name="ce14" table:formula="of:=IF(rim*am*[$K.I94]&gt;RAND();1;0)" office:value-type="float" office:value="0">
            <text:p>0</text:p>
          </table:table-cell>
          <table:table-cell table:style-name="ce14" table:formula="of:=IF(rim*am*[$K.J94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4]" office:value-type="float" office:value="92">
            <text:p>92</text:p>
          </table:table-cell>
          <table:table-cell table:style-name="ce14" table:formula="of:=IF(rim*am*[$K.C95]&gt;RAND();1;0)" office:value-type="float" office:value="0">
            <text:p>0</text:p>
          </table:table-cell>
          <table:table-cell table:style-name="ce14" table:formula="of:=IF(rim*am*[$K.D95]&gt;RAND();1;0)" office:value-type="float" office:value="0">
            <text:p>0</text:p>
          </table:table-cell>
          <table:table-cell table:style-name="ce14" table:formula="of:=IF(rim*am*[$K.E95]&gt;RAND();1;0)" office:value-type="float" office:value="0">
            <text:p>0</text:p>
          </table:table-cell>
          <table:table-cell table:style-name="ce14" table:formula="of:=IF(rim*am*[$K.F95]&gt;RAND();1;0)" office:value-type="float" office:value="0">
            <text:p>0</text:p>
          </table:table-cell>
          <table:table-cell table:style-name="ce14" table:formula="of:=IF(rim*am*[$K.G95]&gt;RAND();1;0)" office:value-type="float" office:value="1">
            <text:p>1</text:p>
          </table:table-cell>
          <table:table-cell table:style-name="ce14" table:formula="of:=IF(rim*am*[$K.H95]&gt;RAND();1;0)" office:value-type="float" office:value="0">
            <text:p>0</text:p>
          </table:table-cell>
          <table:table-cell table:style-name="ce14" table:formula="of:=IF(rim*am*[$K.I95]&gt;RAND();1;0)" office:value-type="float" office:value="0">
            <text:p>0</text:p>
          </table:table-cell>
          <table:table-cell table:style-name="ce14" table:formula="of:=IF(rim*am*[$K.J95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" table:formula="of:=1+[.A95]" office:value-type="float" office:value="93">
            <text:p>93</text:p>
          </table:table-cell>
          <table:table-cell table:style-name="ce14" table:formula="of:=IF(rim*am*[$K.C96]&gt;RAND();1;0)" office:value-type="float" office:value="0">
            <text:p>0</text:p>
          </table:table-cell>
          <table:table-cell table:style-name="ce14" table:formula="of:=IF(rim*am*[$K.D96]&gt;RAND();1;0)" office:value-type="float" office:value="0">
            <text:p>0</text:p>
          </table:table-cell>
          <table:table-cell table:style-name="ce14" table:formula="of:=IF(rim*am*[$K.E96]&gt;RAND();1;0)" office:value-type="float" office:value="0">
            <text:p>0</text:p>
          </table:table-cell>
          <table:table-cell table:style-name="ce14" table:formula="of:=IF(rim*am*[$K.F96]&gt;RAND();1;0)" office:value-type="float" office:value="0">
            <text:p>0</text:p>
          </table:table-cell>
          <table:table-cell table:style-name="ce14" table:formula="of:=IF(rim*am*[$K.G96]&gt;RAND();1;0)" office:value-type="float" office:value="0">
            <text:p>0</text:p>
          </table:table-cell>
          <table:table-cell table:style-name="ce14" table:formula="of:=IF(rim*am*[$K.H96]&gt;RAND();1;0)" office:value-type="float" office:value="0">
            <text:p>0</text:p>
          </table:table-cell>
          <table:table-cell table:style-name="ce14" table:formula="of:=IF(rim*am*[$K.I96]&gt;RAND();1;0)" office:value-type="float" office:value="0">
            <text:p>0</text:p>
          </table:table-cell>
          <table:table-cell table:style-name="ce14" table:formula="of:=IF(rim*am*[$K.J96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6]" office:value-type="float" office:value="94">
            <text:p>94</text:p>
          </table:table-cell>
          <table:table-cell table:style-name="ce14" table:formula="of:=IF(rim*am*[$K.C97]&gt;RAND();1;0)" office:value-type="float" office:value="0">
            <text:p>0</text:p>
          </table:table-cell>
          <table:table-cell table:style-name="ce14" table:formula="of:=IF(rim*am*[$K.D97]&gt;RAND();1;0)" office:value-type="float" office:value="0">
            <text:p>0</text:p>
          </table:table-cell>
          <table:table-cell table:style-name="ce14" table:formula="of:=IF(rim*am*[$K.E97]&gt;RAND();1;0)" office:value-type="float" office:value="0">
            <text:p>0</text:p>
          </table:table-cell>
          <table:table-cell table:style-name="ce14" table:formula="of:=IF(rim*am*[$K.F97]&gt;RAND();1;0)" office:value-type="float" office:value="0">
            <text:p>0</text:p>
          </table:table-cell>
          <table:table-cell table:style-name="ce14" table:formula="of:=IF(rim*am*[$K.G97]&gt;RAND();1;0)" office:value-type="float" office:value="1">
            <text:p>1</text:p>
          </table:table-cell>
          <table:table-cell table:style-name="ce14" table:formula="of:=IF(rim*am*[$K.H97]&gt;RAND();1;0)" office:value-type="float" office:value="0">
            <text:p>0</text:p>
          </table:table-cell>
          <table:table-cell table:style-name="ce14" table:formula="of:=IF(rim*am*[$K.I97]&gt;RAND();1;0)" office:value-type="float" office:value="0">
            <text:p>0</text:p>
          </table:table-cell>
          <table:table-cell table:style-name="ce14" table:formula="of:=IF(rim*am*[$K.J97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7]" office:value-type="float" office:value="95">
            <text:p>95</text:p>
          </table:table-cell>
          <table:table-cell table:style-name="ce14" table:formula="of:=IF(rim*am*[$K.C98]&gt;RAND();1;0)" office:value-type="float" office:value="0">
            <text:p>0</text:p>
          </table:table-cell>
          <table:table-cell table:style-name="ce14" table:formula="of:=IF(rim*am*[$K.D98]&gt;RAND();1;0)" office:value-type="float" office:value="0">
            <text:p>0</text:p>
          </table:table-cell>
          <table:table-cell table:style-name="ce14" table:formula="of:=IF(rim*am*[$K.E98]&gt;RAND();1;0)" office:value-type="float" office:value="0">
            <text:p>0</text:p>
          </table:table-cell>
          <table:table-cell table:style-name="ce14" table:formula="of:=IF(rim*am*[$K.F98]&gt;RAND();1;0)" office:value-type="float" office:value="0">
            <text:p>0</text:p>
          </table:table-cell>
          <table:table-cell table:style-name="ce14" table:formula="of:=IF(rim*am*[$K.G98]&gt;RAND();1;0)" office:value-type="float" office:value="0">
            <text:p>0</text:p>
          </table:table-cell>
          <table:table-cell table:style-name="ce14" table:formula="of:=IF(rim*am*[$K.H98]&gt;RAND();1;0)" office:value-type="float" office:value="0">
            <text:p>0</text:p>
          </table:table-cell>
          <table:table-cell table:style-name="ce14" table:formula="of:=IF(rim*am*[$K.I98]&gt;RAND();1;0)" office:value-type="float" office:value="0">
            <text:p>0</text:p>
          </table:table-cell>
          <table:table-cell table:style-name="ce14" table:formula="of:=IF(rim*am*[$K.J98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8]" office:value-type="float" office:value="96">
            <text:p>96</text:p>
          </table:table-cell>
          <table:table-cell table:style-name="ce14" table:formula="of:=IF(rim*am*[$K.C99]&gt;RAND();1;0)" office:value-type="float" office:value="1">
            <text:p>1</text:p>
          </table:table-cell>
          <table:table-cell table:style-name="ce14" table:formula="of:=IF(rim*am*[$K.D99]&gt;RAND();1;0)" office:value-type="float" office:value="0">
            <text:p>0</text:p>
          </table:table-cell>
          <table:table-cell table:style-name="ce14" table:formula="of:=IF(rim*am*[$K.E99]&gt;RAND();1;0)" office:value-type="float" office:value="0">
            <text:p>0</text:p>
          </table:table-cell>
          <table:table-cell table:style-name="ce14" table:formula="of:=IF(rim*am*[$K.F99]&gt;RAND();1;0)" office:value-type="float" office:value="0">
            <text:p>0</text:p>
          </table:table-cell>
          <table:table-cell table:style-name="ce14" table:formula="of:=IF(rim*am*[$K.G99]&gt;RAND();1;0)" office:value-type="float" office:value="0">
            <text:p>0</text:p>
          </table:table-cell>
          <table:table-cell table:style-name="ce14" table:formula="of:=IF(rim*am*[$K.H99]&gt;RAND();1;0)" office:value-type="float" office:value="0">
            <text:p>0</text:p>
          </table:table-cell>
          <table:table-cell table:style-name="ce14" table:formula="of:=IF(rim*am*[$K.I99]&gt;RAND();1;0)" office:value-type="float" office:value="0">
            <text:p>0</text:p>
          </table:table-cell>
          <table:table-cell table:style-name="ce14" table:formula="of:=IF(rim*am*[$K.J99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99]" office:value-type="float" office:value="97">
            <text:p>97</text:p>
          </table:table-cell>
          <table:table-cell table:style-name="ce14" table:formula="of:=IF(rim*am*[$K.C100]&gt;RAND();1;0)" office:value-type="float" office:value="0">
            <text:p>0</text:p>
          </table:table-cell>
          <table:table-cell table:style-name="ce14" table:formula="of:=IF(rim*am*[$K.D100]&gt;RAND();1;0)" office:value-type="float" office:value="0">
            <text:p>0</text:p>
          </table:table-cell>
          <table:table-cell table:style-name="ce14" table:formula="of:=IF(rim*am*[$K.E100]&gt;RAND();1;0)" office:value-type="float" office:value="1">
            <text:p>1</text:p>
          </table:table-cell>
          <table:table-cell table:style-name="ce14" table:formula="of:=IF(rim*am*[$K.F100]&gt;RAND();1;0)" office:value-type="float" office:value="0">
            <text:p>0</text:p>
          </table:table-cell>
          <table:table-cell table:style-name="ce14" table:formula="of:=IF(rim*am*[$K.G100]&gt;RAND();1;0)" office:value-type="float" office:value="0">
            <text:p>0</text:p>
          </table:table-cell>
          <table:table-cell table:style-name="ce14" table:formula="of:=IF(rim*am*[$K.H100]&gt;RAND();1;0)" office:value-type="float" office:value="0">
            <text:p>0</text:p>
          </table:table-cell>
          <table:table-cell table:style-name="ce14" table:formula="of:=IF(rim*am*[$K.I100]&gt;RAND();1;0)" office:value-type="float" office:value="0">
            <text:p>0</text:p>
          </table:table-cell>
          <table:table-cell table:style-name="ce14" table:formula="of:=IF(rim*am*[$K.J100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00]" office:value-type="float" office:value="98">
            <text:p>98</text:p>
          </table:table-cell>
          <table:table-cell table:style-name="ce14" table:formula="of:=IF(rim*am*[$K.C101]&gt;RAND();1;0)" office:value-type="float" office:value="0">
            <text:p>0</text:p>
          </table:table-cell>
          <table:table-cell table:style-name="ce14" table:formula="of:=IF(rim*am*[$K.D101]&gt;RAND();1;0)" office:value-type="float" office:value="0">
            <text:p>0</text:p>
          </table:table-cell>
          <table:table-cell table:style-name="ce14" table:formula="of:=IF(rim*am*[$K.E101]&gt;RAND();1;0)" office:value-type="float" office:value="0">
            <text:p>0</text:p>
          </table:table-cell>
          <table:table-cell table:style-name="ce14" table:formula="of:=IF(rim*am*[$K.F101]&gt;RAND();1;0)" office:value-type="float" office:value="0">
            <text:p>0</text:p>
          </table:table-cell>
          <table:table-cell table:style-name="ce14" table:formula="of:=IF(rim*am*[$K.G101]&gt;RAND();1;0)" office:value-type="float" office:value="0">
            <text:p>0</text:p>
          </table:table-cell>
          <table:table-cell table:style-name="ce14" table:formula="of:=IF(rim*am*[$K.H101]&gt;RAND();1;0)" office:value-type="float" office:value="0">
            <text:p>0</text:p>
          </table:table-cell>
          <table:table-cell table:style-name="ce14" table:formula="of:=IF(rim*am*[$K.I101]&gt;RAND();1;0)" office:value-type="float" office:value="0">
            <text:p>0</text:p>
          </table:table-cell>
          <table:table-cell table:style-name="ce14" table:formula="of:=IF(rim*am*[$K.J101]&gt;RAND();1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8" table:formula="of:=1+[.A101]" office:value-type="float" office:value="99">
            <text:p>99</text:p>
          </table:table-cell>
          <table:table-cell table:style-name="ce14" table:formula="of:=IF(rim*am*[$K.C102]&gt;RAND();1;0)" office:value-type="float" office:value="0">
            <text:p>0</text:p>
          </table:table-cell>
          <table:table-cell table:style-name="ce14" table:formula="of:=IF(rim*am*[$K.D102]&gt;RAND();1;0)" office:value-type="float" office:value="0">
            <text:p>0</text:p>
          </table:table-cell>
          <table:table-cell table:style-name="ce14" table:formula="of:=IF(rim*am*[$K.E102]&gt;RAND();1;0)" office:value-type="float" office:value="0">
            <text:p>0</text:p>
          </table:table-cell>
          <table:table-cell table:style-name="ce14" table:formula="of:=IF(rim*am*[$K.F102]&gt;RAND();1;0)" office:value-type="float" office:value="0">
            <text:p>0</text:p>
          </table:table-cell>
          <table:table-cell table:style-name="ce14" table:formula="of:=IF(rim*am*[$K.G102]&gt;RAND();1;0)" office:value-type="float" office:value="0">
            <text:p>0</text:p>
          </table:table-cell>
          <table:table-cell table:style-name="ce14" table:formula="of:=IF(rim*am*[$K.H102]&gt;RAND();1;0)" office:value-type="float" office:value="0">
            <text:p>0</text:p>
          </table:table-cell>
          <table:table-cell table:style-name="ce14" table:formula="of:=IF(rim*am*[$K.I102]&gt;RAND();1;0)" office:value-type="float" office:value="0">
            <text:p>0</text:p>
          </table:table-cell>
          <table:table-cell table:style-name="ce14" table:formula="of:=IF(rim*am*[$K.J102]&gt;RAND();1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table:style-name="ce14" table:formula="of:=IF(rim*am*[$K.C103]&gt;RAND();1;0)" office:value-type="float" office:value="0">
            <text:p>0</text:p>
          </table:table-cell>
          <table:table-cell table:style-name="ce14" table:formula="of:=IF(rim*am*[$K.D103]&gt;RAND();1;0)" office:value-type="float" office:value="0">
            <text:p>0</text:p>
          </table:table-cell>
          <table:table-cell table:style-name="ce14" table:formula="of:=IF(rim*am*[$K.E103]&gt;RAND();1;0)" office:value-type="float" office:value="1">
            <text:p>1</text:p>
          </table:table-cell>
          <table:table-cell table:style-name="ce14" table:formula="of:=IF(rim*am*[$K.F103]&gt;RAND();1;0)" office:value-type="float" office:value="0">
            <text:p>0</text:p>
          </table:table-cell>
          <table:table-cell table:style-name="ce14" table:formula="of:=IF(rim*am*[$K.G103]&gt;RAND();1;0)" office:value-type="float" office:value="0">
            <text:p>0</text:p>
          </table:table-cell>
          <table:table-cell table:style-name="ce14" table:formula="of:=IF(rim*am*[$K.H103]&gt;RAND();1;0)" office:value-type="float" office:value="0">
            <text:p>0</text:p>
          </table:table-cell>
          <table:table-cell table:style-name="ce14" table:formula="of:=IF(rim*am*[$K.I103]&gt;RAND();1;0)" office:value-type="float" office:value="0">
            <text:p>0</text:p>
          </table:table-cell>
          <table:table-cell table:style-name="ce14" table:formula="of:=IF(rim*am*[$K.J103]&gt;RAND();1;0)" office:value-type="float" office:value="0">
            <text:p>0</text:p>
          </table:table-cell>
          <table:table-cell table:number-columns-repeated="1015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" table:style-name="ta8" table:print="false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2">
          <table:table-cell/>
          <table:table-cell table:style-name="ce9" table:number-columns-repeated="2"/>
          <table:table-cell table:style-name="ce9" office:value-type="string">
            <text:p>Market share</text:p>
          </table:table-cell>
          <table:table-cell table:style-name="ce9" table:number-columns-repeated="7"/>
          <table:table-cell table:number-columns-repeated="1013"/>
        </table:table-row>
        <table:table-row table:style-name="ro2">
          <table:table-cell/>
          <table:table-cell table:style-name="ce9" office:value-type="string">
            <text:p>N-equal</text:p>
          </table:table-cell>
          <table:table-cell table:style-name="ce9" office:value-type="string">
            <text:p>Concentration</text:p>
          </table:table-cell>
          <table:table-cell table:style-name="ce13" office:value-type="string">
            <text:p>Firm 1 <text:s text:c="3"/></text:p>
          </table:table-cell>
          <table:table-cell table:style-name="ce13" office:value-type="string">
            <text:p>Firm 2 <text:s text:c="3"/></text:p>
          </table:table-cell>
          <table:table-cell table:style-name="ce13" office:value-type="string">
            <text:p>Firm 3 <text:s text:c="3"/></text:p>
          </table:table-cell>
          <table:table-cell table:style-name="ce13" office:value-type="string">
            <text:p>Firm 4 <text:s text:c="3"/></text:p>
          </table:table-cell>
          <table:table-cell table:style-name="ce13" office:value-type="string">
            <text:p>Firm 5 <text:s text:c="3"/></text:p>
          </table:table-cell>
          <table:table-cell table:style-name="ce13" office:value-type="string">
            <text:p>Firm 6 <text:s text:c="3"/></text:p>
          </table:table-cell>
          <table:table-cell table:style-name="ce13" office:value-type="string">
            <text:p>Firm 7 <text:s text:c="3"/></text:p>
          </table:table-cell>
          <table:table-cell table:style-name="ce13" office:value-type="string">
            <text:p>Firm 8 <text:s text:c="3"/></text:p>
          </table:table-cell>
          <table:table-cell table:number-columns-repeated="1013"/>
        </table:table-row>
        <table:table-row table:style-name="ro2">
          <table:table-cell office:value-type="float" office:value="0">
            <text:p>0</text:p>
          </table:table-cell>
          <table:table-cell table:style-name="ce11" table:formula="of:=1/[.C3]" office:value-type="float" office:value="8">
            <text:p>8.0</text:p>
          </table:table-cell>
          <table:table-cell table:style-name="ce15" table:formula="of:=+[.D3]*[.D3]+[.E3]*[.E3]+[.F3]*[.F3]+[.G3]*[.G3]+[.H3]*[.H3]+[.I3]*[.I3]+[.J3]*[.J3]+[.K3]*[.K3]" office:value-type="float" office:value="0.125">
            <text:p>0.125</text:p>
          </table:table-cell>
          <table:table-cell table:style-name="ce15" table:formula="of:=+[$Q.D3]/[$Q.$C3]" office:value-type="float" office:value="0.125">
            <text:p>0.125</text:p>
          </table:table-cell>
          <table:table-cell table:style-name="ce15" table:formula="of:=+[$Q.E3]/[$Q.$C3]" office:value-type="float" office:value="0.125">
            <text:p>0.125</text:p>
          </table:table-cell>
          <table:table-cell table:style-name="ce15" table:formula="of:=+[$Q.F3]/[$Q.$C3]" office:value-type="float" office:value="0.125">
            <text:p>0.125</text:p>
          </table:table-cell>
          <table:table-cell table:style-name="ce15" table:formula="of:=+[$Q.G3]/[$Q.$C3]" office:value-type="float" office:value="0.125">
            <text:p>0.125</text:p>
          </table:table-cell>
          <table:table-cell table:style-name="ce15" table:formula="of:=+[$Q.H3]/[$Q.$C3]" office:value-type="float" office:value="0.125">
            <text:p>0.125</text:p>
          </table:table-cell>
          <table:table-cell table:style-name="ce15" table:formula="of:=+[$Q.I3]/[$Q.$C3]" office:value-type="float" office:value="0.125">
            <text:p>0.125</text:p>
          </table:table-cell>
          <table:table-cell table:style-name="ce15" table:formula="of:=+[$Q.J3]/[$Q.$C3]" office:value-type="float" office:value="0.125">
            <text:p>0.125</text:p>
          </table:table-cell>
          <table:table-cell table:style-name="ce15" table:formula="of:=+[$Q.K3]/[$Q.$C3]" office:value-type="float" office:value="0.125">
            <text:p>0.125</text:p>
          </table:table-cell>
          <table:table-cell table:number-columns-repeated="1013"/>
        </table:table-row>
        <table:table-row table:style-name="ro2">
          <table:table-cell table:style-name="ce8" table:formula="of:=1+[.A3]" office:value-type="float" office:value="1">
            <text:p>1</text:p>
          </table:table-cell>
          <table:table-cell table:style-name="ce11" table:formula="of:=1/[.C4]" office:value-type="float" office:value="8">
            <text:p>8.0</text:p>
          </table:table-cell>
          <table:table-cell table:style-name="ce15" table:formula="of:=+[.D4]*[.D4]+[.E4]*[.E4]+[.F4]*[.F4]+[.G4]*[.G4]+[.H4]*[.H4]+[.I4]*[.I4]+[.J4]*[.J4]+[.K4]*[.K4]" office:value-type="float" office:value="0.125">
            <text:p>0.125</text:p>
          </table:table-cell>
          <table:table-cell table:style-name="ce15" table:formula="of:=+[$Q.D4]/[$Q.$C4]" office:value-type="float" office:value="0.125">
            <text:p>0.125</text:p>
          </table:table-cell>
          <table:table-cell table:style-name="ce15" table:formula="of:=+[$Q.E4]/[$Q.$C4]" office:value-type="float" office:value="0.125">
            <text:p>0.125</text:p>
          </table:table-cell>
          <table:table-cell table:style-name="ce15" table:formula="of:=+[$Q.F4]/[$Q.$C4]" office:value-type="float" office:value="0.125">
            <text:p>0.125</text:p>
          </table:table-cell>
          <table:table-cell table:style-name="ce15" table:formula="of:=+[$Q.G4]/[$Q.$C4]" office:value-type="float" office:value="0.125">
            <text:p>0.125</text:p>
          </table:table-cell>
          <table:table-cell table:style-name="ce15" table:formula="of:=+[$Q.H4]/[$Q.$C4]" office:value-type="float" office:value="0.125">
            <text:p>0.125</text:p>
          </table:table-cell>
          <table:table-cell table:style-name="ce15" table:formula="of:=+[$Q.I4]/[$Q.$C4]" office:value-type="float" office:value="0.125">
            <text:p>0.125</text:p>
          </table:table-cell>
          <table:table-cell table:style-name="ce15" table:formula="of:=+[$Q.J4]/[$Q.$C4]" office:value-type="float" office:value="0.125">
            <text:p>0.125</text:p>
          </table:table-cell>
          <table:table-cell table:style-name="ce15" table:formula="of:=+[$Q.K4]/[$Q.$C4]" office:value-type="float" office:value="0.125">
            <text:p>0.125</text:p>
          </table:table-cell>
          <table:table-cell table:number-columns-repeated="1013"/>
        </table:table-row>
        <table:table-row table:style-name="ro2">
          <table:table-cell table:style-name="ce8" table:formula="of:=1+[.A4]" office:value-type="float" office:value="2">
            <text:p>2</text:p>
          </table:table-cell>
          <table:table-cell table:style-name="ce11" table:formula="of:=1/[.C5]" office:value-type="float" office:value="7.99318335114818">
            <text:p>8.0</text:p>
          </table:table-cell>
          <table:table-cell table:style-name="ce15" table:formula="of:=+[.D5]*[.D5]+[.E5]*[.E5]+[.F5]*[.F5]+[.G5]*[.G5]+[.H5]*[.H5]+[.I5]*[.I5]+[.J5]*[.J5]+[.K5]*[.K5]" office:value-type="float" office:value="0.125106600970983">
            <text:p>0.125</text:p>
          </table:table-cell>
          <table:table-cell table:style-name="ce15" table:formula="of:=+[$Q.D5]/[$Q.$C5]" office:value-type="float" office:value="0.122687016919303">
            <text:p>0.123</text:p>
          </table:table-cell>
          <table:table-cell table:style-name="ce15" table:formula="of:=+[$Q.E5]/[$Q.$C5]" office:value-type="float" office:value="0.122687016919303">
            <text:p>0.123</text:p>
          </table:table-cell>
          <table:table-cell table:style-name="ce15" table:formula="of:=+[$Q.F5]/[$Q.$C5]" office:value-type="float" office:value="0.122687016919303">
            <text:p>0.123</text:p>
          </table:table-cell>
          <table:table-cell table:style-name="ce15" table:formula="of:=+[$Q.G5]/[$Q.$C5]" office:value-type="float" office:value="0.122687016919303">
            <text:p>0.123</text:p>
          </table:table-cell>
          <table:table-cell table:style-name="ce15" table:formula="of:=+[$Q.H5]/[$Q.$C5]" office:value-type="float" office:value="0.130661414775176">
            <text:p>0.131</text:p>
          </table:table-cell>
          <table:table-cell table:style-name="ce15" table:formula="of:=+[$Q.I5]/[$Q.$C5]" office:value-type="float" office:value="0.124054684736425">
            <text:p>0.124</text:p>
          </table:table-cell>
          <table:table-cell table:style-name="ce15" table:formula="of:=+[$Q.J5]/[$Q.$C5]" office:value-type="float" office:value="0.122687016919303">
            <text:p>0.123</text:p>
          </table:table-cell>
          <table:table-cell table:style-name="ce15" table:formula="of:=+[$Q.K5]/[$Q.$C5]" office:value-type="float" office:value="0.131848815891885">
            <text:p>0.132</text:p>
          </table:table-cell>
          <table:table-cell table:number-columns-repeated="1013"/>
        </table:table-row>
        <table:table-row table:style-name="ro2">
          <table:table-cell table:style-name="ce8" table:formula="of:=1+[.A5]" office:value-type="float" office:value="3">
            <text:p>3</text:p>
          </table:table-cell>
          <table:table-cell table:style-name="ce11" table:formula="of:=1/[.C6]" office:value-type="float" office:value="7.98680346835966">
            <text:p>8.0</text:p>
          </table:table-cell>
          <table:table-cell table:style-name="ce15" table:formula="of:=+[.D6]*[.D6]+[.E6]*[.E6]+[.F6]*[.F6]+[.G6]*[.G6]+[.H6]*[.H6]+[.I6]*[.I6]+[.J6]*[.J6]+[.K6]*[.K6]" office:value-type="float" office:value="0.125206536502567">
            <text:p>0.125</text:p>
          </table:table-cell>
          <table:table-cell table:style-name="ce15" table:formula="of:=+[$Q.D6]/[$Q.$C6]" office:value-type="float" office:value="0.121785269933292">
            <text:p>0.122</text:p>
          </table:table-cell>
          <table:table-cell table:style-name="ce15" table:formula="of:=+[$Q.E6]/[$Q.$C6]" office:value-type="float" office:value="0.121785269933292">
            <text:p>0.122</text:p>
          </table:table-cell>
          <table:table-cell table:style-name="ce15" table:formula="of:=+[$Q.F6]/[$Q.$C6]" office:value-type="float" office:value="0.121785269933292">
            <text:p>0.122</text:p>
          </table:table-cell>
          <table:table-cell table:style-name="ce15" table:formula="of:=+[$Q.G6]/[$Q.$C6]" office:value-type="float" office:value="0.121785269933292">
            <text:p>0.122</text:p>
          </table:table-cell>
          <table:table-cell table:style-name="ce15" table:formula="of:=+[$Q.H6]/[$Q.$C6]" office:value-type="float" office:value="0.132866179448647">
            <text:p>0.133</text:p>
          </table:table-cell>
          <table:table-cell table:style-name="ce15" table:formula="of:=+[$Q.I6]/[$Q.$C6]" office:value-type="float" office:value="0.123658279204621">
            <text:p>0.124</text:p>
          </table:table-cell>
          <table:table-cell table:style-name="ce15" table:formula="of:=+[$Q.J6]/[$Q.$C6]" office:value-type="float" office:value="0.121785269933292">
            <text:p>0.122</text:p>
          </table:table-cell>
          <table:table-cell table:style-name="ce15" table:formula="of:=+[$Q.K6]/[$Q.$C6]" office:value-type="float" office:value="0.134549191680273">
            <text:p>0.135</text:p>
          </table:table-cell>
          <table:table-cell table:number-columns-repeated="1013"/>
        </table:table-row>
        <table:table-row table:style-name="ro2">
          <table:table-cell table:style-name="ce8" table:formula="of:=1+[.A6]" office:value-type="float" office:value="4">
            <text:p>4</text:p>
          </table:table-cell>
          <table:table-cell table:style-name="ce11" table:formula="of:=1/[.C7]" office:value-type="float" office:value="7.97956888034847">
            <text:p>8.0</text:p>
          </table:table-cell>
          <table:table-cell table:style-name="ce15" table:formula="of:=+[.D7]*[.D7]+[.E7]*[.E7]+[.F7]*[.F7]+[.G7]*[.G7]+[.H7]*[.H7]+[.I7]*[.I7]+[.J7]*[.J7]+[.K7]*[.K7]" office:value-type="float" office:value="0.125320053626297">
            <text:p>0.125</text:p>
          </table:table-cell>
          <table:table-cell table:style-name="ce15" table:formula="of:=+[$Q.D7]/[$Q.$C7]" office:value-type="float" office:value="0.120333923789098">
            <text:p>0.120</text:p>
          </table:table-cell>
          <table:table-cell table:style-name="ce15" table:formula="of:=+[$Q.E7]/[$Q.$C7]" office:value-type="float" office:value="0.120333923789098">
            <text:p>0.120</text:p>
          </table:table-cell>
          <table:table-cell table:style-name="ce15" table:formula="of:=+[$Q.F7]/[$Q.$C7]" office:value-type="float" office:value="0.120333923789098">
            <text:p>0.120</text:p>
          </table:table-cell>
          <table:table-cell table:style-name="ce15" table:formula="of:=+[$Q.G7]/[$Q.$C7]" office:value-type="float" office:value="0.120333923789098">
            <text:p>0.120</text:p>
          </table:table-cell>
          <table:table-cell table:style-name="ce15" table:formula="of:=+[$Q.H7]/[$Q.$C7]" office:value-type="float" office:value="0.134549062569755">
            <text:p>0.135</text:p>
          </table:table-cell>
          <table:table-cell table:style-name="ce15" table:formula="of:=+[$Q.I7]/[$Q.$C7]" office:value-type="float" office:value="0.123264299262553">
            <text:p>0.123</text:p>
          </table:table-cell>
          <table:table-cell table:style-name="ce15" table:formula="of:=+[$Q.J7]/[$Q.$C7]" office:value-type="float" office:value="0.124105035510218">
            <text:p>0.124</text:p>
          </table:table-cell>
          <table:table-cell table:style-name="ce15" table:formula="of:=+[$Q.K7]/[$Q.$C7]" office:value-type="float" office:value="0.136745907501084">
            <text:p>0.137</text:p>
          </table:table-cell>
          <table:table-cell table:number-columns-repeated="1013"/>
        </table:table-row>
        <table:table-row table:style-name="ro2">
          <table:table-cell table:style-name="ce8" table:formula="of:=1+[.A7]" office:value-type="float" office:value="5">
            <text:p>5</text:p>
          </table:table-cell>
          <table:table-cell table:style-name="ce11" table:formula="of:=1/[.C8]" office:value-type="float" office:value="7.97021971857834">
            <text:p>8.0</text:p>
          </table:table-cell>
          <table:table-cell table:style-name="ce15" table:formula="of:=+[.D8]*[.D8]+[.E8]*[.E8]+[.F8]*[.F8]+[.G8]*[.G8]+[.H8]*[.H8]+[.I8]*[.I8]+[.J8]*[.J8]+[.K8]*[.K8]" office:value-type="float" office:value="0.125467055527846">
            <text:p>0.125</text:p>
          </table:table-cell>
          <table:table-cell table:style-name="ce15" table:formula="of:=+[$Q.D8]/[$Q.$C8]" office:value-type="float" office:value="0.117680506765841">
            <text:p>0.118</text:p>
          </table:table-cell>
          <table:table-cell table:style-name="ce15" table:formula="of:=+[$Q.E8]/[$Q.$C8]" office:value-type="float" office:value="0.117680506765841">
            <text:p>0.118</text:p>
          </table:table-cell>
          <table:table-cell table:style-name="ce15" table:formula="of:=+[$Q.F8]/[$Q.$C8]" office:value-type="float" office:value="0.130074823386023">
            <text:p>0.130</text:p>
          </table:table-cell>
          <table:table-cell table:style-name="ce15" table:formula="of:=+[$Q.G8]/[$Q.$C8]" office:value-type="float" office:value="0.117680506765841">
            <text:p>0.118</text:p>
          </table:table-cell>
          <table:table-cell table:style-name="ce15" table:formula="of:=+[$Q.H8]/[$Q.$C8]" office:value-type="float" office:value="0.135178460805642">
            <text:p>0.135</text:p>
          </table:table-cell>
          <table:table-cell table:style-name="ce15" table:formula="of:=+[$Q.I8]/[$Q.$C8]" office:value-type="float" office:value="0.121279552045774">
            <text:p>0.121</text:p>
          </table:table-cell>
          <table:table-cell table:style-name="ce15" table:formula="of:=+[$Q.J8]/[$Q.$C8]" office:value-type="float" office:value="0.122837629068945">
            <text:p>0.123</text:p>
          </table:table-cell>
          <table:table-cell table:style-name="ce15" table:formula="of:=+[$Q.K8]/[$Q.$C8]" office:value-type="float" office:value="0.137588014396094">
            <text:p>0.138</text:p>
          </table:table-cell>
          <table:table-cell table:number-columns-repeated="1013"/>
        </table:table-row>
        <table:table-row table:style-name="ro2">
          <table:table-cell table:style-name="ce8" table:formula="of:=1+[.A8]" office:value-type="float" office:value="6">
            <text:p>6</text:p>
          </table:table-cell>
          <table:table-cell table:style-name="ce11" table:formula="of:=1/[.C9]" office:value-type="float" office:value="7.97708509138167">
            <text:p>8.0</text:p>
          </table:table-cell>
          <table:table-cell table:style-name="ce15" table:formula="of:=+[.D9]*[.D9]+[.E9]*[.E9]+[.F9]*[.F9]+[.G9]*[.G9]+[.H9]*[.H9]+[.I9]*[.I9]+[.J9]*[.J9]+[.K9]*[.K9]" office:value-type="float" office:value="0.12535907396555">
            <text:p>0.125</text:p>
          </table:table-cell>
          <table:table-cell table:style-name="ce15" table:formula="of:=+[$Q.D9]/[$Q.$C9]" office:value-type="float" office:value="0.120606424203277">
            <text:p>0.121</text:p>
          </table:table-cell>
          <table:table-cell table:style-name="ce15" table:formula="of:=+[$Q.E9]/[$Q.$C9]" office:value-type="float" office:value="0.121624275226869">
            <text:p>0.122</text:p>
          </table:table-cell>
          <table:table-cell table:style-name="ce15" table:formula="of:=+[$Q.F9]/[$Q.$C9]" office:value-type="float" office:value="0.129968630500735">
            <text:p>0.130</text:p>
          </table:table-cell>
          <table:table-cell table:style-name="ce15" table:formula="of:=+[$Q.G9]/[$Q.$C9]" office:value-type="float" office:value="0.121610544937451">
            <text:p>0.122</text:p>
          </table:table-cell>
          <table:table-cell table:style-name="ce15" table:formula="of:=+[$Q.H9]/[$Q.$C9]" office:value-type="float" office:value="0.133163835038342">
            <text:p>0.133</text:p>
          </table:table-cell>
          <table:table-cell table:style-name="ce15" table:formula="of:=+[$Q.I9]/[$Q.$C9]" office:value-type="float" office:value="0.117154680502818">
            <text:p>0.117</text:p>
          </table:table-cell>
          <table:table-cell table:style-name="ce15" table:formula="of:=+[$Q.J9]/[$Q.$C9]" office:value-type="float" office:value="0.11936947230367">
            <text:p>0.119</text:p>
          </table:table-cell>
          <table:table-cell table:style-name="ce15" table:formula="of:=+[$Q.K9]/[$Q.$C9]" office:value-type="float" office:value="0.136502137286838">
            <text:p>0.137</text:p>
          </table:table-cell>
          <table:table-cell table:number-columns-repeated="1013"/>
        </table:table-row>
        <table:table-row table:style-name="ro2">
          <table:table-cell table:style-name="ce8" table:formula="of:=1+[.A9]" office:value-type="float" office:value="7">
            <text:p>7</text:p>
          </table:table-cell>
          <table:table-cell table:style-name="ce11" table:formula="of:=1/[.C10]" office:value-type="float" office:value="7.9755355631991">
            <text:p>8.0</text:p>
          </table:table-cell>
          <table:table-cell table:style-name="ce15" table:formula="of:=+[.D10]*[.D10]+[.E10]*[.E10]+[.F10]*[.F10]+[.G10]*[.G10]+[.H10]*[.H10]+[.I10]*[.I10]+[.J10]*[.J10]+[.K10]*[.K10]" office:value-type="float" office:value="0.125383429372972">
            <text:p>0.125</text:p>
          </table:table-cell>
          <table:table-cell table:style-name="ce15" table:formula="of:=+[$Q.D10]/[$Q.$C10]" office:value-type="float" office:value="0.120211856112609">
            <text:p>0.120</text:p>
          </table:table-cell>
          <table:table-cell table:style-name="ce15" table:formula="of:=+[$Q.E10]/[$Q.$C10]" office:value-type="float" office:value="0.121632488117898">
            <text:p>0.122</text:p>
          </table:table-cell>
          <table:table-cell table:style-name="ce15" table:formula="of:=+[$Q.F10]/[$Q.$C10]" office:value-type="float" office:value="0.131370502380974">
            <text:p>0.131</text:p>
          </table:table-cell>
          <table:table-cell table:style-name="ce15" table:formula="of:=+[$Q.G10]/[$Q.$C10]" office:value-type="float" office:value="0.121613279291325">
            <text:p>0.122</text:p>
          </table:table-cell>
          <table:table-cell table:style-name="ce15" table:formula="of:=+[$Q.H10]/[$Q.$C10]" office:value-type="float" office:value="0.1327238839784">
            <text:p>0.133</text:p>
          </table:table-cell>
          <table:table-cell table:style-name="ce15" table:formula="of:=+[$Q.I10]/[$Q.$C10]" office:value-type="float" office:value="0.118404893694585">
            <text:p>0.118</text:p>
          </table:table-cell>
          <table:table-cell table:style-name="ce15" table:formula="of:=+[$Q.J10]/[$Q.$C10]" office:value-type="float" office:value="0.117383534624605">
            <text:p>0.117</text:p>
          </table:table-cell>
          <table:table-cell table:style-name="ce15" table:formula="of:=+[$Q.K10]/[$Q.$C10]" office:value-type="float" office:value="0.136659561799604">
            <text:p>0.137</text:p>
          </table:table-cell>
          <table:table-cell table:number-columns-repeated="1013"/>
        </table:table-row>
        <table:table-row table:style-name="ro2">
          <table:table-cell table:style-name="ce8" table:formula="of:=1+[.A10]" office:value-type="float" office:value="8">
            <text:p>8</text:p>
          </table:table-cell>
          <table:table-cell table:style-name="ce11" table:formula="of:=1/[.C11]" office:value-type="float" office:value="7.97602541857899">
            <text:p>8.0</text:p>
          </table:table-cell>
          <table:table-cell table:style-name="ce15" table:formula="of:=+[.D11]*[.D11]+[.E11]*[.E11]+[.F11]*[.F11]+[.G11]*[.G11]+[.H11]*[.H11]+[.I11]*[.I11]+[.J11]*[.J11]+[.K11]*[.K11]" office:value-type="float" office:value="0.125375728827374">
            <text:p>0.125</text:p>
          </table:table-cell>
          <table:table-cell table:style-name="ce15" table:formula="of:=+[$Q.D11]/[$Q.$C11]" office:value-type="float" office:value="0.118770800134438">
            <text:p>0.119</text:p>
          </table:table-cell>
          <table:table-cell table:style-name="ce15" table:formula="of:=+[$Q.E11]/[$Q.$C11]" office:value-type="float" office:value="0.120577040794702">
            <text:p>0.121</text:p>
          </table:table-cell>
          <table:table-cell table:style-name="ce15" table:formula="of:=+[$Q.F11]/[$Q.$C11]" office:value-type="float" office:value="0.13162654301572">
            <text:p>0.132</text:p>
          </table:table-cell>
          <table:table-cell table:style-name="ce15" table:formula="of:=+[$Q.G11]/[$Q.$C11]" office:value-type="float" office:value="0.120552568117873">
            <text:p>0.121</text:p>
          </table:table-cell>
          <table:table-cell table:style-name="ce15" table:formula="of:=+[$Q.H11]/[$Q.$C11]" office:value-type="float" office:value="0.131128588547307">
            <text:p>0.131</text:p>
          </table:table-cell>
          <table:table-cell table:style-name="ce15" table:formula="of:=+[$Q.I11]/[$Q.$C11]" office:value-type="float" office:value="0.117423439899261">
            <text:p>0.117</text:p>
          </table:table-cell>
          <table:table-cell table:style-name="ce15" table:formula="of:=+[$Q.J11]/[$Q.$C11]" office:value-type="float" office:value="0.122561339819545">
            <text:p>0.123</text:p>
          </table:table-cell>
          <table:table-cell table:style-name="ce15" table:formula="of:=+[$Q.K11]/[$Q.$C11]" office:value-type="float" office:value="0.137359679671153">
            <text:p>0.137</text:p>
          </table:table-cell>
          <table:table-cell table:number-columns-repeated="1013"/>
        </table:table-row>
        <table:table-row table:style-name="ro2">
          <table:table-cell table:style-name="ce8" table:formula="of:=1+[.A11]" office:value-type="float" office:value="9">
            <text:p>9</text:p>
          </table:table-cell>
          <table:table-cell table:style-name="ce11" table:formula="of:=1/[.C12]" office:value-type="float" office:value="7.97353349282677">
            <text:p>8.0</text:p>
          </table:table-cell>
          <table:table-cell table:style-name="ce15" table:formula="of:=+[.D12]*[.D12]+[.E12]*[.E12]+[.F12]*[.F12]+[.G12]*[.G12]+[.H12]*[.H12]+[.I12]*[.I12]+[.J12]*[.J12]+[.K12]*[.K12]" office:value-type="float" office:value="0.125414911832957">
            <text:p>0.125</text:p>
          </table:table-cell>
          <table:table-cell table:style-name="ce15" table:formula="of:=+[$Q.D12]/[$Q.$C12]" office:value-type="float" office:value="0.118052752528738">
            <text:p>0.118</text:p>
          </table:table-cell>
          <table:table-cell table:style-name="ce15" table:formula="of:=+[$Q.E12]/[$Q.$C12]" office:value-type="float" office:value="0.12096584380686">
            <text:p>0.121</text:p>
          </table:table-cell>
          <table:table-cell table:style-name="ce15" table:formula="of:=+[$Q.F12]/[$Q.$C12]" office:value-type="float" office:value="0.132666615166661">
            <text:p>0.133</text:p>
          </table:table-cell>
          <table:table-cell table:style-name="ce15" table:formula="of:=+[$Q.G12]/[$Q.$C12]" office:value-type="float" office:value="0.12021773190072">
            <text:p>0.120</text:p>
          </table:table-cell>
          <table:table-cell table:style-name="ce15" table:formula="of:=+[$Q.H12]/[$Q.$C12]" office:value-type="float" office:value="0.130331628018853">
            <text:p>0.130</text:p>
          </table:table-cell>
          <table:table-cell table:style-name="ce15" table:formula="of:=+[$Q.I12]/[$Q.$C12]" office:value-type="float" office:value="0.116431815605577">
            <text:p>0.116</text:p>
          </table:table-cell>
          <table:table-cell table:style-name="ce15" table:formula="of:=+[$Q.J12]/[$Q.$C12]" office:value-type="float" office:value="0.123502287646977">
            <text:p>0.124</text:p>
          </table:table-cell>
          <table:table-cell table:style-name="ce15" table:formula="of:=+[$Q.K12]/[$Q.$C12]" office:value-type="float" office:value="0.137831325325614">
            <text:p>0.138</text:p>
          </table:table-cell>
          <table:table-cell table:number-columns-repeated="1013"/>
        </table:table-row>
        <table:table-row table:style-name="ro2">
          <table:table-cell table:style-name="ce8" table:formula="of:=1+[.A12]" office:value-type="float" office:value="10">
            <text:p>10</text:p>
          </table:table-cell>
          <table:table-cell table:style-name="ce11" table:formula="of:=1/[.C13]" office:value-type="float" office:value="7.97078109507762">
            <text:p>8.0</text:p>
          </table:table-cell>
          <table:table-cell table:style-name="ce15" table:formula="of:=+[.D13]*[.D13]+[.E13]*[.E13]+[.F13]*[.F13]+[.G13]*[.G13]+[.H13]*[.H13]+[.I13]*[.I13]+[.J13]*[.J13]+[.K13]*[.K13]" office:value-type="float" office:value="0.125458218971482">
            <text:p>0.125</text:p>
          </table:table-cell>
          <table:table-cell table:style-name="ce15" table:formula="of:=+[$Q.D13]/[$Q.$C13]" office:value-type="float" office:value="0.117257385655509">
            <text:p>0.117</text:p>
          </table:table-cell>
          <table:table-cell table:style-name="ce15" table:formula="of:=+[$Q.E13]/[$Q.$C13]" office:value-type="float" office:value="0.12192829515742">
            <text:p>0.122</text:p>
          </table:table-cell>
          <table:table-cell table:style-name="ce15" table:formula="of:=+[$Q.F13]/[$Q.$C13]" office:value-type="float" office:value="0.133622708730205">
            <text:p>0.134</text:p>
          </table:table-cell>
          <table:table-cell table:style-name="ce15" table:formula="of:=+[$Q.G13]/[$Q.$C13]" office:value-type="float" office:value="0.119800576953013">
            <text:p>0.120</text:p>
          </table:table-cell>
          <table:table-cell table:style-name="ce15" table:formula="of:=+[$Q.H13]/[$Q.$C13]" office:value-type="float" office:value="0.129449358171115">
            <text:p>0.129</text:p>
          </table:table-cell>
          <table:table-cell table:style-name="ce15" table:formula="of:=+[$Q.I13]/[$Q.$C13]" office:value-type="float" office:value="0.115368090926568">
            <text:p>0.115</text:p>
          </table:table-cell>
          <table:table-cell table:style-name="ce15" table:formula="of:=+[$Q.J13]/[$Q.$C13]" office:value-type="float" office:value="0.124364637728348">
            <text:p>0.124</text:p>
          </table:table-cell>
          <table:table-cell table:style-name="ce15" table:formula="of:=+[$Q.K13]/[$Q.$C13]" office:value-type="float" office:value="0.138208946677822">
            <text:p>0.138</text:p>
          </table:table-cell>
          <table:table-cell table:number-columns-repeated="1013"/>
        </table:table-row>
        <table:table-row table:style-name="ro2">
          <table:table-cell table:style-name="ce8" table:formula="of:=1+[.A13]" office:value-type="float" office:value="11">
            <text:p>11</text:p>
          </table:table-cell>
          <table:table-cell table:style-name="ce11" table:formula="of:=1/[.C14]" office:value-type="float" office:value="7.96348855187937">
            <text:p>8.0</text:p>
          </table:table-cell>
          <table:table-cell table:style-name="ce15" table:formula="of:=+[.D14]*[.D14]+[.E14]*[.E14]+[.F14]*[.F14]+[.G14]*[.G14]+[.H14]*[.H14]+[.I14]*[.I14]+[.J14]*[.J14]+[.K14]*[.K14]" office:value-type="float" office:value="0.125573106997687">
            <text:p>0.126</text:p>
          </table:table-cell>
          <table:table-cell table:style-name="ce15" table:formula="of:=+[$Q.D14]/[$Q.$C14]" office:value-type="float" office:value="0.115943647368171">
            <text:p>0.116</text:p>
          </table:table-cell>
          <table:table-cell table:style-name="ce15" table:formula="of:=+[$Q.E14]/[$Q.$C14]" office:value-type="float" office:value="0.121687280680921">
            <text:p>0.122</text:p>
          </table:table-cell>
          <table:table-cell table:style-name="ce15" table:formula="of:=+[$Q.F14]/[$Q.$C14]" office:value-type="float" office:value="0.133980228717697">
            <text:p>0.134</text:p>
          </table:table-cell>
          <table:table-cell table:style-name="ce15" table:formula="of:=+[$Q.G14]/[$Q.$C14]" office:value-type="float" office:value="0.118847965558762">
            <text:p>0.119</text:p>
          </table:table-cell>
          <table:table-cell table:style-name="ce15" table:formula="of:=+[$Q.H14]/[$Q.$C14]" office:value-type="float" office:value="0.132882419395818">
            <text:p>0.133</text:p>
          </table:table-cell>
          <table:table-cell table:style-name="ce15" table:formula="of:=+[$Q.I14]/[$Q.$C14]" office:value-type="float" office:value="0.113800075809464">
            <text:p>0.114</text:p>
          </table:table-cell>
          <table:table-cell table:style-name="ce15" table:formula="of:=+[$Q.J14]/[$Q.$C14]" office:value-type="float" office:value="0.124669624216194">
            <text:p>0.125</text:p>
          </table:table-cell>
          <table:table-cell table:style-name="ce15" table:formula="of:=+[$Q.K14]/[$Q.$C14]" office:value-type="float" office:value="0.138188758252973">
            <text:p>0.138</text:p>
          </table:table-cell>
          <table:table-cell table:number-columns-repeated="1013"/>
        </table:table-row>
        <table:table-row table:style-name="ro2">
          <table:table-cell table:style-name="ce8" table:formula="of:=1+[.A14]" office:value-type="float" office:value="12">
            <text:p>12</text:p>
          </table:table-cell>
          <table:table-cell table:style-name="ce11" table:formula="of:=1/[.C15]" office:value-type="float" office:value="7.95148860647688">
            <text:p>8.0</text:p>
          </table:table-cell>
          <table:table-cell table:style-name="ce15" table:formula="of:=+[.D15]*[.D15]+[.E15]*[.E15]+[.F15]*[.F15]+[.G15]*[.G15]+[.H15]*[.H15]+[.I15]*[.I15]+[.J15]*[.J15]+[.K15]*[.K15]" office:value-type="float" office:value="0.125762614963122">
            <text:p>0.126</text:p>
          </table:table-cell>
          <table:table-cell table:style-name="ce15" table:formula="of:=+[$Q.D15]/[$Q.$C15]" office:value-type="float" office:value="0.114554008170196">
            <text:p>0.115</text:p>
          </table:table-cell>
          <table:table-cell table:style-name="ce15" table:formula="of:=+[$Q.E15]/[$Q.$C15]" office:value-type="float" office:value="0.121347593763548">
            <text:p>0.121</text:p>
          </table:table-cell>
          <table:table-cell table:style-name="ce15" table:formula="of:=+[$Q.F15]/[$Q.$C15]" office:value-type="float" office:value="0.135023975740199">
            <text:p>0.135</text:p>
          </table:table-cell>
          <table:table-cell table:style-name="ce15" table:formula="of:=+[$Q.G15]/[$Q.$C15]" office:value-type="float" office:value="0.117808648468059">
            <text:p>0.118</text:p>
          </table:table-cell>
          <table:table-cell table:style-name="ce15" table:formula="of:=+[$Q.H15]/[$Q.$C15]" office:value-type="float" office:value="0.133260372249479">
            <text:p>0.133</text:p>
          </table:table-cell>
          <table:table-cell table:style-name="ce15" table:formula="of:=+[$Q.I15]/[$Q.$C15]" office:value-type="float" office:value="0.112165405279933">
            <text:p>0.112</text:p>
          </table:table-cell>
          <table:table-cell table:style-name="ce15" table:formula="of:=+[$Q.J15]/[$Q.$C15]" office:value-type="float" office:value="0.12487179318343">
            <text:p>0.125</text:p>
          </table:table-cell>
          <table:table-cell table:style-name="ce15" table:formula="of:=+[$Q.K15]/[$Q.$C15]" office:value-type="float" office:value="0.140968203145155">
            <text:p>0.141</text:p>
          </table:table-cell>
          <table:table-cell table:number-columns-repeated="1013"/>
        </table:table-row>
        <table:table-row table:style-name="ro2">
          <table:table-cell table:style-name="ce8" table:formula="of:=1+[.A15]" office:value-type="float" office:value="13">
            <text:p>13</text:p>
          </table:table-cell>
          <table:table-cell table:style-name="ce11" table:formula="of:=1/[.C16]" office:value-type="float" office:value="7.95148116664593">
            <text:p>8.0</text:p>
          </table:table-cell>
          <table:table-cell table:style-name="ce15" table:formula="of:=+[.D16]*[.D16]+[.E16]*[.E16]+[.F16]*[.F16]+[.G16]*[.G16]+[.H16]*[.H16]+[.I16]*[.I16]+[.J16]*[.J16]+[.K16]*[.K16]" office:value-type="float" office:value="0.125762732633349">
            <text:p>0.126</text:p>
          </table:table-cell>
          <table:table-cell table:style-name="ce15" table:formula="of:=+[$Q.D16]/[$Q.$C16]" office:value-type="float" office:value="0.119441957112235">
            <text:p>0.119</text:p>
          </table:table-cell>
          <table:table-cell table:style-name="ce15" table:formula="of:=+[$Q.E16]/[$Q.$C16]" office:value-type="float" office:value="0.121912447642626">
            <text:p>0.122</text:p>
          </table:table-cell>
          <table:table-cell table:style-name="ce15" table:formula="of:=+[$Q.F16]/[$Q.$C16]" office:value-type="float" office:value="0.134718145643241">
            <text:p>0.135</text:p>
          </table:table-cell>
          <table:table-cell table:style-name="ce15" table:formula="of:=+[$Q.G16]/[$Q.$C16]" office:value-type="float" office:value="0.116025672170872">
            <text:p>0.116</text:p>
          </table:table-cell>
          <table:table-cell table:style-name="ce15" table:formula="of:=+[$Q.H16]/[$Q.$C16]" office:value-type="float" office:value="0.132774627443082">
            <text:p>0.133</text:p>
          </table:table-cell>
          <table:table-cell table:style-name="ce15" table:formula="of:=+[$Q.I16]/[$Q.$C16]" office:value-type="float" office:value="0.10984295179303">
            <text:p>0.110</text:p>
          </table:table-cell>
          <table:table-cell table:style-name="ce15" table:formula="of:=+[$Q.J16]/[$Q.$C16]" office:value-type="float" office:value="0.124265267988344">
            <text:p>0.124</text:p>
          </table:table-cell>
          <table:table-cell table:style-name="ce15" table:formula="of:=+[$Q.K16]/[$Q.$C16]" office:value-type="float" office:value="0.141018930206569">
            <text:p>0.141</text:p>
          </table:table-cell>
          <table:table-cell table:number-columns-repeated="1013"/>
        </table:table-row>
        <table:table-row table:style-name="ro2">
          <table:table-cell table:style-name="ce8" table:formula="of:=1+[.A16]" office:value-type="float" office:value="14">
            <text:p>14</text:p>
          </table:table-cell>
          <table:table-cell table:style-name="ce11" table:formula="of:=1/[.C17]" office:value-type="float" office:value="7.94609100729748">
            <text:p>7.9</text:p>
          </table:table-cell>
          <table:table-cell table:style-name="ce15" table:formula="of:=+[.D17]*[.D17]+[.E17]*[.E17]+[.F17]*[.F17]+[.G17]*[.G17]+[.H17]*[.H17]+[.I17]*[.I17]+[.J17]*[.J17]+[.K17]*[.K17]" office:value-type="float" office:value="0.125848042651617">
            <text:p>0.126</text:p>
          </table:table-cell>
          <table:table-cell table:style-name="ce15" table:formula="of:=+[$Q.D17]/[$Q.$C17]" office:value-type="float" office:value="0.120397116693066">
            <text:p>0.120</text:p>
          </table:table-cell>
          <table:table-cell table:style-name="ce15" table:formula="of:=+[$Q.E17]/[$Q.$C17]" office:value-type="float" office:value="0.124512960070961">
            <text:p>0.125</text:p>
          </table:table-cell>
          <table:table-cell table:style-name="ce15" table:formula="of:=+[$Q.F17]/[$Q.$C17]" office:value-type="float" office:value="0.134733794052185">
            <text:p>0.135</text:p>
          </table:table-cell>
          <table:table-cell table:style-name="ce15" table:formula="of:=+[$Q.G17]/[$Q.$C17]" office:value-type="float" office:value="0.114550113326892">
            <text:p>0.115</text:p>
          </table:table-cell>
          <table:table-cell table:style-name="ce15" table:formula="of:=+[$Q.H17]/[$Q.$C17]" office:value-type="float" office:value="0.132607321312655">
            <text:p>0.133</text:p>
          </table:table-cell>
          <table:table-cell table:style-name="ce15" table:formula="of:=+[$Q.I17]/[$Q.$C17]" office:value-type="float" office:value="0.107835779167095">
            <text:p>0.108</text:p>
          </table:table-cell>
          <table:table-cell table:style-name="ce15" table:formula="of:=+[$Q.J17]/[$Q.$C17]" office:value-type="float" office:value="0.123958481359983">
            <text:p>0.124</text:p>
          </table:table-cell>
          <table:table-cell table:style-name="ce15" table:formula="of:=+[$Q.K17]/[$Q.$C17]" office:value-type="float" office:value="0.141404434017164">
            <text:p>0.141</text:p>
          </table:table-cell>
          <table:table-cell table:number-columns-repeated="1013"/>
        </table:table-row>
        <table:table-row table:style-name="ro2">
          <table:table-cell table:style-name="ce8" table:formula="of:=1+[.A17]" office:value-type="float" office:value="15">
            <text:p>15</text:p>
          </table:table-cell>
          <table:table-cell table:style-name="ce11" table:formula="of:=1/[.C18]" office:value-type="float" office:value="7.93915125254255">
            <text:p>7.9</text:p>
          </table:table-cell>
          <table:table-cell table:style-name="ce15" table:formula="of:=+[.D18]*[.D18]+[.E18]*[.E18]+[.F18]*[.F18]+[.G18]*[.G18]+[.H18]*[.H18]+[.I18]*[.I18]+[.J18]*[.J18]+[.K18]*[.K18]" office:value-type="float" office:value="0.125958048686847">
            <text:p>0.126</text:p>
          </table:table-cell>
          <table:table-cell table:style-name="ce15" table:formula="of:=+[$Q.D18]/[$Q.$C18]" office:value-type="float" office:value="0.121548955244065">
            <text:p>0.122</text:p>
          </table:table-cell>
          <table:table-cell table:style-name="ce15" table:formula="of:=+[$Q.E18]/[$Q.$C18]" office:value-type="float" office:value="0.1256727559346">
            <text:p>0.126</text:p>
          </table:table-cell>
          <table:table-cell table:style-name="ce15" table:formula="of:=+[$Q.F18]/[$Q.$C18]" office:value-type="float" office:value="0.134961103808122">
            <text:p>0.135</text:p>
          </table:table-cell>
          <table:table-cell table:style-name="ce15" table:formula="of:=+[$Q.G18]/[$Q.$C18]" office:value-type="float" office:value="0.113273421785378">
            <text:p>0.113</text:p>
          </table:table-cell>
          <table:table-cell table:style-name="ce15" table:formula="of:=+[$Q.H18]/[$Q.$C18]" office:value-type="float" office:value="0.132648563551927">
            <text:p>0.133</text:p>
          </table:table-cell>
          <table:table-cell table:style-name="ce15" table:formula="of:=+[$Q.I18]/[$Q.$C18]" office:value-type="float" office:value="0.106034890093368">
            <text:p>0.106</text:p>
          </table:table-cell>
          <table:table-cell table:style-name="ce15" table:formula="of:=+[$Q.J18]/[$Q.$C18]" office:value-type="float" office:value="0.123847216872097">
            <text:p>0.124</text:p>
          </table:table-cell>
          <table:table-cell table:style-name="ce15" table:formula="of:=+[$Q.K18]/[$Q.$C18]" office:value-type="float" office:value="0.142013092710443">
            <text:p>0.142</text:p>
          </table:table-cell>
          <table:table-cell table:number-columns-repeated="1013"/>
        </table:table-row>
        <table:table-row table:style-name="ro2">
          <table:table-cell table:style-name="ce8" table:formula="of:=1+[.A18]" office:value-type="float" office:value="16">
            <text:p>16</text:p>
          </table:table-cell>
          <table:table-cell table:style-name="ce11" table:formula="of:=1/[.C19]" office:value-type="float" office:value="7.93132552039064">
            <text:p>7.9</text:p>
          </table:table-cell>
          <table:table-cell table:style-name="ce15" table:formula="of:=+[.D19]*[.D19]+[.E19]*[.E19]+[.F19]*[.F19]+[.G19]*[.G19]+[.H19]*[.H19]+[.I19]*[.I19]+[.J19]*[.J19]+[.K19]*[.K19]" office:value-type="float" office:value="0.126082329798355">
            <text:p>0.126</text:p>
          </table:table-cell>
          <table:table-cell table:style-name="ce15" table:formula="of:=+[$Q.D19]/[$Q.$C19]" office:value-type="float" office:value="0.122703246371169">
            <text:p>0.123</text:p>
          </table:table-cell>
          <table:table-cell table:style-name="ce15" table:formula="of:=+[$Q.E19]/[$Q.$C19]" office:value-type="float" office:value="0.126834501327124">
            <text:p>0.127</text:p>
          </table:table-cell>
          <table:table-cell table:style-name="ce15" table:formula="of:=+[$Q.F19]/[$Q.$C19]" office:value-type="float" office:value="0.135179423424801">
            <text:p>0.135</text:p>
          </table:table-cell>
          <table:table-cell table:style-name="ce15" table:formula="of:=+[$Q.G19]/[$Q.$C19]" office:value-type="float" office:value="0.112003281614656">
            <text:p>0.112</text:p>
          </table:table-cell>
          <table:table-cell table:style-name="ce15" table:formula="of:=+[$Q.H19]/[$Q.$C19]" office:value-type="float" office:value="0.132680629413676">
            <text:p>0.133</text:p>
          </table:table-cell>
          <table:table-cell table:style-name="ce15" table:formula="of:=+[$Q.I19]/[$Q.$C19]" office:value-type="float" office:value="0.104256966171857">
            <text:p>0.104</text:p>
          </table:table-cell>
          <table:table-cell table:style-name="ce15" table:formula="of:=+[$Q.J19]/[$Q.$C19]" office:value-type="float" office:value="0.123727492289718">
            <text:p>0.124</text:p>
          </table:table-cell>
          <table:table-cell table:style-name="ce15" table:formula="of:=+[$Q.K19]/[$Q.$C19]" office:value-type="float" office:value="0.142614459386999">
            <text:p>0.143</text:p>
          </table:table-cell>
          <table:table-cell table:number-columns-repeated="1013"/>
        </table:table-row>
        <table:table-row table:style-name="ro2">
          <table:table-cell table:style-name="ce8" table:formula="of:=1+[.A19]" office:value-type="float" office:value="17">
            <text:p>17</text:p>
          </table:table-cell>
          <table:table-cell table:style-name="ce11" table:formula="of:=1/[.C20]" office:value-type="float" office:value="7.92263801622181">
            <text:p>7.9</text:p>
          </table:table-cell>
          <table:table-cell table:style-name="ce15" table:formula="of:=+[.D20]*[.D20]+[.E20]*[.E20]+[.F20]*[.F20]+[.G20]*[.G20]+[.H20]*[.H20]+[.I20]*[.I20]+[.J20]*[.J20]+[.K20]*[.K20]" office:value-type="float" office:value="0.126220584349869">
            <text:p>0.126</text:p>
          </table:table-cell>
          <table:table-cell table:style-name="ce15" table:formula="of:=+[$Q.D20]/[$Q.$C20]" office:value-type="float" office:value="0.123859889774967">
            <text:p>0.124</text:p>
          </table:table-cell>
          <table:table-cell table:style-name="ce15" table:formula="of:=+[$Q.E20]/[$Q.$C20]" office:value-type="float" office:value="0.12799809151539">
            <text:p>0.128</text:p>
          </table:table-cell>
          <table:table-cell table:style-name="ce15" table:formula="of:=+[$Q.F20]/[$Q.$C20]" office:value-type="float" office:value="0.135388768083575">
            <text:p>0.135</text:p>
          </table:table-cell>
          <table:table-cell table:style-name="ce15" table:formula="of:=+[$Q.G20]/[$Q.$C20]" office:value-type="float" office:value="0.110739866219493">
            <text:p>0.111</text:p>
          </table:table-cell>
          <table:table-cell table:style-name="ce15" table:formula="of:=+[$Q.H20]/[$Q.$C20]" office:value-type="float" office:value="0.132703574199558">
            <text:p>0.133</text:p>
          </table:table-cell>
          <table:table-cell table:style-name="ce15" table:formula="of:=+[$Q.I20]/[$Q.$C20]" office:value-type="float" office:value="0.102501941081206">
            <text:p>0.103</text:p>
          </table:table-cell>
          <table:table-cell table:style-name="ce15" table:formula="of:=+[$Q.J20]/[$Q.$C20]" office:value-type="float" office:value="0.123599392624606">
            <text:p>0.124</text:p>
          </table:table-cell>
          <table:table-cell table:style-name="ce15" table:formula="of:=+[$Q.K20]/[$Q.$C20]" office:value-type="float" office:value="0.143208476501204">
            <text:p>0.143</text:p>
          </table:table-cell>
          <table:table-cell table:number-columns-repeated="1013"/>
        </table:table-row>
        <table:table-row table:style-name="ro2">
          <table:table-cell table:style-name="ce8" table:formula="of:=1+[.A20]" office:value-type="float" office:value="18">
            <text:p>18</text:p>
          </table:table-cell>
          <table:table-cell table:style-name="ce11" table:formula="of:=1/[.C21]" office:value-type="float" office:value="7.90969868009943">
            <text:p>7.9</text:p>
          </table:table-cell>
          <table:table-cell table:style-name="ce15" table:formula="of:=+[.D21]*[.D21]+[.E21]*[.E21]+[.F21]*[.F21]+[.G21]*[.G21]+[.H21]*[.H21]+[.I21]*[.I21]+[.J21]*[.J21]+[.K21]*[.K21]" office:value-type="float" office:value="0.126427066370552">
            <text:p>0.126</text:p>
          </table:table-cell>
          <table:table-cell table:style-name="ce15" table:formula="of:=+[$Q.D21]/[$Q.$C21]" office:value-type="float" office:value="0.129235811241129">
            <text:p>0.129</text:p>
          </table:table-cell>
          <table:table-cell table:style-name="ce15" table:formula="of:=+[$Q.E21]/[$Q.$C21]" office:value-type="float" office:value="0.12819111715989">
            <text:p>0.128</text:p>
          </table:table-cell>
          <table:table-cell table:style-name="ce15" table:formula="of:=+[$Q.F21]/[$Q.$C21]" office:value-type="float" office:value="0.136938118437423">
            <text:p>0.137</text:p>
          </table:table-cell>
          <table:table-cell table:style-name="ce15" table:formula="of:=+[$Q.G21]/[$Q.$C21]" office:value-type="float" office:value="0.108659168790678">
            <text:p>0.109</text:p>
          </table:table-cell>
          <table:table-cell table:style-name="ce15" table:formula="of:=+[$Q.H21]/[$Q.$C21]" office:value-type="float" office:value="0.131718388686573">
            <text:p>0.132</text:p>
          </table:table-cell>
          <table:table-cell table:style-name="ce15" table:formula="of:=+[$Q.I21]/[$Q.$C21]" office:value-type="float" office:value="0.100011157251543">
            <text:p>0.100</text:p>
          </table:table-cell>
          <table:table-cell table:style-name="ce15" table:formula="of:=+[$Q.J21]/[$Q.$C21]" office:value-type="float" office:value="0.122533602208845">
            <text:p>0.123</text:p>
          </table:table-cell>
          <table:table-cell table:style-name="ce15" table:formula="of:=+[$Q.K21]/[$Q.$C21]" office:value-type="float" office:value="0.142712636223919">
            <text:p>0.143</text:p>
          </table:table-cell>
          <table:table-cell table:number-columns-repeated="1013"/>
        </table:table-row>
        <table:table-row table:style-name="ro2">
          <table:table-cell table:style-name="ce8" table:formula="of:=1+[.A21]" office:value-type="float" office:value="19">
            <text:p>19</text:p>
          </table:table-cell>
          <table:table-cell table:style-name="ce11" table:formula="of:=1/[.C22]" office:value-type="float" office:value="7.88185443213023">
            <text:p>7.9</text:p>
          </table:table-cell>
          <table:table-cell table:style-name="ce15" table:formula="of:=+[.D22]*[.D22]+[.E22]*[.E22]+[.F22]*[.F22]+[.G22]*[.G22]+[.H22]*[.H22]+[.I22]*[.I22]+[.J22]*[.J22]+[.K22]*[.K22]" office:value-type="float" office:value="0.126873695601827">
            <text:p>0.127</text:p>
          </table:table-cell>
          <table:table-cell table:style-name="ce15" table:formula="of:=+[$Q.D22]/[$Q.$C22]" office:value-type="float" office:value="0.131136066263615">
            <text:p>0.131</text:p>
          </table:table-cell>
          <table:table-cell table:style-name="ce15" table:formula="of:=+[$Q.E22]/[$Q.$C22]" office:value-type="float" office:value="0.1279016270722">
            <text:p>0.128</text:p>
          </table:table-cell>
          <table:table-cell table:style-name="ce15" table:formula="of:=+[$Q.F22]/[$Q.$C22]" office:value-type="float" office:value="0.144542873760275">
            <text:p>0.145</text:p>
          </table:table-cell>
          <table:table-cell table:style-name="ce15" table:formula="of:=+[$Q.G22]/[$Q.$C22]" office:value-type="float" office:value="0.106226699311363">
            <text:p>0.106</text:p>
          </table:table-cell>
          <table:table-cell table:style-name="ce15" table:formula="of:=+[$Q.H22]/[$Q.$C22]" office:value-type="float" office:value="0.130254228861813">
            <text:p>0.130</text:p>
          </table:table-cell>
          <table:table-cell table:style-name="ce15" table:formula="of:=+[$Q.I22]/[$Q.$C22]" office:value-type="float" office:value="0.0972257336243868">
            <text:p>0.097</text:p>
          </table:table-cell>
          <table:table-cell table:style-name="ce15" table:formula="of:=+[$Q.J22]/[$Q.$C22]" office:value-type="float" office:value="0.121025847058593">
            <text:p>0.121</text:p>
          </table:table-cell>
          <table:table-cell table:style-name="ce15" table:formula="of:=+[$Q.K22]/[$Q.$C22]" office:value-type="float" office:value="0.141686924047755">
            <text:p>0.142</text:p>
          </table:table-cell>
          <table:table-cell table:number-columns-repeated="1013"/>
        </table:table-row>
        <table:table-row table:style-name="ro2">
          <table:table-cell table:style-name="ce8" table:formula="of:=1+[.A22]" office:value-type="float" office:value="20">
            <text:p>20</text:p>
          </table:table-cell>
          <table:table-cell table:style-name="ce11" table:formula="of:=1/[.C23]" office:value-type="float" office:value="7.88870813937322">
            <text:p>7.9</text:p>
          </table:table-cell>
          <table:table-cell table:style-name="ce15" table:formula="of:=+[.D23]*[.D23]+[.E23]*[.E23]+[.F23]*[.F23]+[.G23]*[.G23]+[.H23]*[.H23]+[.I23]*[.I23]+[.J23]*[.J23]+[.K23]*[.K23]" office:value-type="float" office:value="0.126763467773502">
            <text:p>0.127</text:p>
          </table:table-cell>
          <table:table-cell table:style-name="ce15" table:formula="of:=+[$Q.D23]/[$Q.$C23]" office:value-type="float" office:value="0.12975316802521">
            <text:p>0.130</text:p>
          </table:table-cell>
          <table:table-cell table:style-name="ce15" table:formula="of:=+[$Q.E23]/[$Q.$C23]" office:value-type="float" office:value="0.129522949489526">
            <text:p>0.130</text:p>
          </table:table-cell>
          <table:table-cell table:style-name="ce15" table:formula="of:=+[$Q.F23]/[$Q.$C23]" office:value-type="float" office:value="0.143854093285675">
            <text:p>0.144</text:p>
          </table:table-cell>
          <table:table-cell table:style-name="ce15" table:formula="of:=+[$Q.G23]/[$Q.$C23]" office:value-type="float" office:value="0.101283439349024">
            <text:p>0.101</text:p>
          </table:table-cell>
          <table:table-cell table:style-name="ce15" table:formula="of:=+[$Q.H23]/[$Q.$C23]" office:value-type="float" office:value="0.125617305921494">
            <text:p>0.126</text:p>
          </table:table-cell>
          <table:table-cell table:style-name="ce15" table:formula="of:=+[$Q.I23]/[$Q.$C23]" office:value-type="float" office:value="0.10765090929363">
            <text:p>0.108</text:p>
          </table:table-cell>
          <table:table-cell table:style-name="ce15" table:formula="of:=+[$Q.J23]/[$Q.$C23]" office:value-type="float" office:value="0.116577816050803">
            <text:p>0.117</text:p>
          </table:table-cell>
          <table:table-cell table:style-name="ce15" table:formula="of:=+[$Q.K23]/[$Q.$C23]" office:value-type="float" office:value="0.145740318584638">
            <text:p>0.146</text:p>
          </table:table-cell>
          <table:table-cell table:number-columns-repeated="1013"/>
        </table:table-row>
        <table:table-row table:style-name="ro2">
          <table:table-cell table:style-name="ce8" table:formula="of:=1+[.A23]" office:value-type="float" office:value="21">
            <text:p>21</text:p>
          </table:table-cell>
          <table:table-cell table:style-name="ce11" table:formula="of:=1/[.C24]" office:value-type="float" office:value="7.86043861308836">
            <text:p>7.9</text:p>
          </table:table-cell>
          <table:table-cell table:style-name="ce15" table:formula="of:=+[.D24]*[.D24]+[.E24]*[.E24]+[.F24]*[.F24]+[.G24]*[.G24]+[.H24]*[.H24]+[.I24]*[.I24]+[.J24]*[.J24]+[.K24]*[.K24]" office:value-type="float" office:value="0.127219363857751">
            <text:p>0.127</text:p>
          </table:table-cell>
          <table:table-cell table:style-name="ce15" table:formula="of:=+[$Q.D24]/[$Q.$C24]" office:value-type="float" office:value="0.140871539363134">
            <text:p>0.141</text:p>
          </table:table-cell>
          <table:table-cell table:style-name="ce15" table:formula="of:=+[$Q.E24]/[$Q.$C24]" office:value-type="float" office:value="0.128757218736603">
            <text:p>0.129</text:p>
          </table:table-cell>
          <table:table-cell table:style-name="ce15" table:formula="of:=+[$Q.F24]/[$Q.$C24]" office:value-type="float" office:value="0.143904100747263">
            <text:p>0.144</text:p>
          </table:table-cell>
          <table:table-cell table:style-name="ce15" table:formula="of:=+[$Q.G24]/[$Q.$C24]" office:value-type="float" office:value="0.097141174618879">
            <text:p>0.097</text:p>
          </table:table-cell>
          <table:table-cell table:style-name="ce15" table:formula="of:=+[$Q.H24]/[$Q.$C24]" office:value-type="float" office:value="0.121836343073906">
            <text:p>0.122</text:p>
          </table:table-cell>
          <table:table-cell table:style-name="ce15" table:formula="of:=+[$Q.I24]/[$Q.$C24]" office:value-type="float" office:value="0.109194310261739">
            <text:p>0.109</text:p>
          </table:table-cell>
          <table:table-cell table:style-name="ce15" table:formula="of:=+[$Q.J24]/[$Q.$C24]" office:value-type="float" office:value="0.112936124239475">
            <text:p>0.113</text:p>
          </table:table-cell>
          <table:table-cell table:style-name="ce15" table:formula="of:=+[$Q.K24]/[$Q.$C24]" office:value-type="float" office:value="0.145359188959">
            <text:p>0.145</text:p>
          </table:table-cell>
          <table:table-cell table:number-columns-repeated="1013"/>
        </table:table-row>
        <table:table-row table:style-name="ro2">
          <table:table-cell table:style-name="ce8" table:formula="of:=1+[.A24]" office:value-type="float" office:value="22">
            <text:p>22</text:p>
          </table:table-cell>
          <table:table-cell table:style-name="ce11" table:formula="of:=1/[.C25]" office:value-type="float" office:value="7.81616150459065">
            <text:p>7.8</text:p>
          </table:table-cell>
          <table:table-cell table:style-name="ce15" table:formula="of:=+[.D25]*[.D25]+[.E25]*[.E25]+[.F25]*[.F25]+[.G25]*[.G25]+[.H25]*[.H25]+[.I25]*[.I25]+[.J25]*[.J25]+[.K25]*[.K25]" office:value-type="float" office:value="0.127940038011327">
            <text:p>0.128</text:p>
          </table:table-cell>
          <table:table-cell table:style-name="ce15" table:formula="of:=+[$Q.D25]/[$Q.$C25]" office:value-type="float" office:value="0.142532725325352">
            <text:p>0.143</text:p>
          </table:table-cell>
          <table:table-cell table:style-name="ce15" table:formula="of:=+[$Q.E25]/[$Q.$C25]" office:value-type="float" office:value="0.125600718582048">
            <text:p>0.126</text:p>
          </table:table-cell>
          <table:table-cell table:style-name="ce15" table:formula="of:=+[$Q.F25]/[$Q.$C25]" office:value-type="float" office:value="0.141253533846748">
            <text:p>0.141</text:p>
          </table:table-cell>
          <table:table-cell table:style-name="ce15" table:formula="of:=+[$Q.G25]/[$Q.$C25]" office:value-type="float" office:value="0.0914499025468968">
            <text:p>0.091</text:p>
          </table:table-cell>
          <table:table-cell table:style-name="ce15" table:formula="of:=+[$Q.H25]/[$Q.$C25]" office:value-type="float" office:value="0.127506894915917">
            <text:p>0.128</text:p>
          </table:table-cell>
          <table:table-cell table:style-name="ce15" table:formula="of:=+[$Q.I25]/[$Q.$C25]" office:value-type="float" office:value="0.108670754888595">
            <text:p>0.109</text:p>
          </table:table-cell>
          <table:table-cell table:style-name="ce15" table:formula="of:=+[$Q.J25]/[$Q.$C25]" office:value-type="float" office:value="0.110454028863665">
            <text:p>0.110</text:p>
          </table:table-cell>
          <table:table-cell table:style-name="ce15" table:formula="of:=+[$Q.K25]/[$Q.$C25]" office:value-type="float" office:value="0.152531441030777">
            <text:p>0.153</text:p>
          </table:table-cell>
          <table:table-cell table:number-columns-repeated="1013"/>
        </table:table-row>
        <table:table-row table:style-name="ro2">
          <table:table-cell table:style-name="ce8" table:formula="of:=1+[.A25]" office:value-type="float" office:value="23">
            <text:p>23</text:p>
          </table:table-cell>
          <table:table-cell table:style-name="ce11" table:formula="of:=1/[.C26]" office:value-type="float" office:value="7.78344427034238">
            <text:p>7.8</text:p>
          </table:table-cell>
          <table:table-cell table:style-name="ce15" table:formula="of:=+[.D26]*[.D26]+[.E26]*[.E26]+[.F26]*[.F26]+[.G26]*[.G26]+[.H26]*[.H26]+[.I26]*[.I26]+[.J26]*[.J26]+[.K26]*[.K26]" office:value-type="float" office:value="0.128477826173992">
            <text:p>0.128</text:p>
          </table:table-cell>
          <table:table-cell table:style-name="ce15" table:formula="of:=+[$Q.D26]/[$Q.$C26]" office:value-type="float" office:value="0.145835144301104">
            <text:p>0.146</text:p>
          </table:table-cell>
          <table:table-cell table:style-name="ce15" table:formula="of:=+[$Q.E26]/[$Q.$C26]" office:value-type="float" office:value="0.123969734592978">
            <text:p>0.124</text:p>
          </table:table-cell>
          <table:table-cell table:style-name="ce15" table:formula="of:=+[$Q.F26]/[$Q.$C26]" office:value-type="float" office:value="0.140276780972751">
            <text:p>0.140</text:p>
          </table:table-cell>
          <table:table-cell table:style-name="ce15" table:formula="of:=+[$Q.G26]/[$Q.$C26]" office:value-type="float" office:value="0.0874596601094259">
            <text:p>0.087</text:p>
          </table:table-cell>
          <table:table-cell table:style-name="ce15" table:formula="of:=+[$Q.H26]/[$Q.$C26]" office:value-type="float" office:value="0.127487528414471">
            <text:p>0.127</text:p>
          </table:table-cell>
          <table:table-cell table:style-name="ce15" table:formula="of:=+[$Q.I26]/[$Q.$C26]" office:value-type="float" office:value="0.112161960181466">
            <text:p>0.112</text:p>
          </table:table-cell>
          <table:table-cell table:style-name="ce15" table:formula="of:=+[$Q.J26]/[$Q.$C26]" office:value-type="float" office:value="0.107457115923394">
            <text:p>0.107</text:p>
          </table:table-cell>
          <table:table-cell table:style-name="ce15" table:formula="of:=+[$Q.K26]/[$Q.$C26]" office:value-type="float" office:value="0.15535207550441">
            <text:p>0.155</text:p>
          </table:table-cell>
          <table:table-cell table:number-columns-repeated="1013"/>
        </table:table-row>
        <table:table-row table:style-name="ro2">
          <table:table-cell table:style-name="ce8" table:formula="of:=1+[.A26]" office:value-type="float" office:value="24">
            <text:p>24</text:p>
          </table:table-cell>
          <table:table-cell table:style-name="ce11" table:formula="of:=1/[.C27]" office:value-type="float" office:value="7.76982245596563">
            <text:p>7.8</text:p>
          </table:table-cell>
          <table:table-cell table:style-name="ce15" table:formula="of:=+[.D27]*[.D27]+[.E27]*[.E27]+[.F27]*[.F27]+[.G27]*[.G27]+[.H27]*[.H27]+[.I27]*[.I27]+[.J27]*[.J27]+[.K27]*[.K27]" office:value-type="float" office:value="0.128703069557555">
            <text:p>0.129</text:p>
          </table:table-cell>
          <table:table-cell table:style-name="ce15" table:formula="of:=+[$Q.D27]/[$Q.$C27]" office:value-type="float" office:value="0.147603124759455">
            <text:p>0.148</text:p>
          </table:table-cell>
          <table:table-cell table:style-name="ce15" table:formula="of:=+[$Q.E27]/[$Q.$C27]" office:value-type="float" office:value="0.121049798185156">
            <text:p>0.121</text:p>
          </table:table-cell>
          <table:table-cell table:style-name="ce15" table:formula="of:=+[$Q.F27]/[$Q.$C27]" office:value-type="float" office:value="0.137813051099757">
            <text:p>0.138</text:p>
          </table:table-cell>
          <table:table-cell table:style-name="ce15" table:formula="of:=+[$Q.G27]/[$Q.$C27]" office:value-type="float" office:value="0.0828848355804138">
            <text:p>0.083</text:p>
          </table:table-cell>
          <table:table-cell table:style-name="ce15" table:formula="of:=+[$Q.H27]/[$Q.$C27]" office:value-type="float" office:value="0.1260992145714">
            <text:p>0.126</text:p>
          </table:table-cell>
          <table:table-cell table:style-name="ce15" table:formula="of:=+[$Q.I27]/[$Q.$C27]" office:value-type="float" office:value="0.112836961503933">
            <text:p>0.113</text:p>
          </table:table-cell>
          <table:table-cell table:style-name="ce15" table:formula="of:=+[$Q.J27]/[$Q.$C27]" office:value-type="float" office:value="0.115194614828716">
            <text:p>0.115</text:p>
          </table:table-cell>
          <table:table-cell table:style-name="ce15" table:formula="of:=+[$Q.K27]/[$Q.$C27]" office:value-type="float" office:value="0.156518399471167">
            <text:p>0.157</text:p>
          </table:table-cell>
          <table:table-cell table:number-columns-repeated="1013"/>
        </table:table-row>
        <table:table-row table:style-name="ro2">
          <table:table-cell table:style-name="ce8" table:formula="of:=1+[.A27]" office:value-type="float" office:value="25">
            <text:p>25</text:p>
          </table:table-cell>
          <table:table-cell table:style-name="ce11" table:formula="of:=1/[.C28]" office:value-type="float" office:value="7.80306548566977">
            <text:p>7.8</text:p>
          </table:table-cell>
          <table:table-cell table:style-name="ce15" table:formula="of:=+[.D28]*[.D28]+[.E28]*[.E28]+[.F28]*[.F28]+[.G28]*[.G28]+[.H28]*[.H28]+[.I28]*[.I28]+[.J28]*[.J28]+[.K28]*[.K28]" office:value-type="float" office:value="0.128154761976109">
            <text:p>0.128</text:p>
          </table:table-cell>
          <table:table-cell table:style-name="ce15" table:formula="of:=+[$Q.D28]/[$Q.$C28]" office:value-type="float" office:value="0.148544811801304">
            <text:p>0.149</text:p>
          </table:table-cell>
          <table:table-cell table:style-name="ce15" table:formula="of:=+[$Q.E28]/[$Q.$C28]" office:value-type="float" office:value="0.117561383032586">
            <text:p>0.118</text:p>
          </table:table-cell>
          <table:table-cell table:style-name="ce15" table:formula="of:=+[$Q.F28]/[$Q.$C28]" office:value-type="float" office:value="0.134656009123798">
            <text:p>0.135</text:p>
          </table:table-cell>
          <table:table-cell table:style-name="ce15" table:formula="of:=+[$Q.G28]/[$Q.$C28]" office:value-type="float" office:value="0.0904490858360528">
            <text:p>0.090</text:p>
          </table:table-cell>
          <table:table-cell table:style-name="ce15" table:formula="of:=+[$Q.H28]/[$Q.$C28]" office:value-type="float" office:value="0.124040747978399">
            <text:p>0.124</text:p>
          </table:table-cell>
          <table:table-cell table:style-name="ce15" table:formula="of:=+[$Q.I28]/[$Q.$C28]" office:value-type="float" office:value="0.112877216971915">
            <text:p>0.113</text:p>
          </table:table-cell>
          <table:table-cell table:style-name="ce15" table:formula="of:=+[$Q.J28]/[$Q.$C28]" office:value-type="float" office:value="0.115066498348478">
            <text:p>0.115</text:p>
          </table:table-cell>
          <table:table-cell table:style-name="ce15" table:formula="of:=+[$Q.K28]/[$Q.$C28]" office:value-type="float" office:value="0.156804246907467">
            <text:p>0.157</text:p>
          </table:table-cell>
          <table:table-cell table:number-columns-repeated="1013"/>
        </table:table-row>
        <table:table-row table:style-name="ro2">
          <table:table-cell table:style-name="ce8" table:formula="of:=1+[.A28]" office:value-type="float" office:value="26">
            <text:p>26</text:p>
          </table:table-cell>
          <table:table-cell table:style-name="ce11" table:formula="of:=1/[.C29]" office:value-type="float" office:value="7.80301545585438">
            <text:p>7.8</text:p>
          </table:table-cell>
          <table:table-cell table:style-name="ce15" table:formula="of:=+[.D29]*[.D29]+[.E29]*[.E29]+[.F29]*[.F29]+[.G29]*[.G29]+[.H29]*[.H29]+[.I29]*[.I29]+[.J29]*[.J29]+[.K29]*[.K29]" office:value-type="float" office:value="0.128155583653205">
            <text:p>0.128</text:p>
          </table:table-cell>
          <table:table-cell table:style-name="ce15" table:formula="of:=+[$Q.D29]/[$Q.$C29]" office:value-type="float" office:value="0.148262833259913">
            <text:p>0.148</text:p>
          </table:table-cell>
          <table:table-cell table:style-name="ce15" table:formula="of:=+[$Q.E29]/[$Q.$C29]" office:value-type="float" office:value="0.128657292077981">
            <text:p>0.129</text:p>
          </table:table-cell>
          <table:table-cell table:style-name="ce15" table:formula="of:=+[$Q.F29]/[$Q.$C29]" office:value-type="float" office:value="0.131380104428332">
            <text:p>0.131</text:p>
          </table:table-cell>
          <table:table-cell table:style-name="ce15" table:formula="of:=+[$Q.G29]/[$Q.$C29]" office:value-type="float" office:value="0.0888673550216895">
            <text:p>0.089</text:p>
          </table:table-cell>
          <table:table-cell table:style-name="ce15" table:formula="of:=+[$Q.H29]/[$Q.$C29]" office:value-type="float" office:value="0.121034433555787">
            <text:p>0.121</text:p>
          </table:table-cell>
          <table:table-cell table:style-name="ce15" table:formula="of:=+[$Q.I29]/[$Q.$C29]" office:value-type="float" office:value="0.111994028468583">
            <text:p>0.112</text:p>
          </table:table-cell>
          <table:table-cell table:style-name="ce15" table:formula="of:=+[$Q.J29]/[$Q.$C29]" office:value-type="float" office:value="0.11399987864523">
            <text:p>0.114</text:p>
          </table:table-cell>
          <table:table-cell table:style-name="ce15" table:formula="of:=+[$Q.K29]/[$Q.$C29]" office:value-type="float" office:value="0.155804074542485">
            <text:p>0.156</text:p>
          </table:table-cell>
          <table:table-cell table:number-columns-repeated="1013"/>
        </table:table-row>
        <table:table-row table:style-name="ro2">
          <table:table-cell table:style-name="ce8" table:formula="of:=1+[.A29]" office:value-type="float" office:value="27">
            <text:p>27</text:p>
          </table:table-cell>
          <table:table-cell table:style-name="ce11" table:formula="of:=1/[.C30]" office:value-type="float" office:value="7.79363711245712">
            <text:p>7.8</text:p>
          </table:table-cell>
          <table:table-cell table:style-name="ce15" table:formula="of:=+[.D30]*[.D30]+[.E30]*[.E30]+[.F30]*[.F30]+[.G30]*[.G30]+[.H30]*[.H30]+[.I30]*[.I30]+[.J30]*[.J30]+[.K30]*[.K30]" office:value-type="float" office:value="0.128309797540051">
            <text:p>0.128</text:p>
          </table:table-cell>
          <table:table-cell table:style-name="ce15" table:formula="of:=+[$Q.D30]/[$Q.$C30]" office:value-type="float" office:value="0.149404150758886">
            <text:p>0.149</text:p>
          </table:table-cell>
          <table:table-cell table:style-name="ce15" table:formula="of:=+[$Q.E30]/[$Q.$C30]" office:value-type="float" office:value="0.131698674935163">
            <text:p>0.132</text:p>
          </table:table-cell>
          <table:table-cell table:style-name="ce15" table:formula="of:=+[$Q.F30]/[$Q.$C30]" office:value-type="float" office:value="0.128933117836522">
            <text:p>0.129</text:p>
          </table:table-cell>
          <table:table-cell table:style-name="ce15" table:formula="of:=+[$Q.G30]/[$Q.$C30]" office:value-type="float" office:value="0.0881661928790149">
            <text:p>0.088</text:p>
          </table:table-cell>
          <table:table-cell table:style-name="ce15" table:formula="of:=+[$Q.H30]/[$Q.$C30]" office:value-type="float" office:value="0.11926268461138">
            <text:p>0.119</text:p>
          </table:table-cell>
          <table:table-cell table:style-name="ce15" table:formula="of:=+[$Q.I30]/[$Q.$C30]" office:value-type="float" office:value="0.112192524976009">
            <text:p>0.112</text:p>
          </table:table-cell>
          <table:table-cell table:style-name="ce15" table:formula="of:=+[$Q.J30]/[$Q.$C30]" office:value-type="float" office:value="0.114037184404076">
            <text:p>0.114</text:p>
          </table:table-cell>
          <table:table-cell table:style-name="ce15" table:formula="of:=+[$Q.K30]/[$Q.$C30]" office:value-type="float" office:value="0.156305469598949">
            <text:p>0.156</text:p>
          </table:table-cell>
          <table:table-cell table:number-columns-repeated="1013"/>
        </table:table-row>
        <table:table-row table:style-name="ro2">
          <table:table-cell table:style-name="ce8" table:formula="of:=1+[.A30]" office:value-type="float" office:value="28">
            <text:p>28</text:p>
          </table:table-cell>
          <table:table-cell table:style-name="ce11" table:formula="of:=1/[.C31]" office:value-type="float" office:value="7.77421293868597">
            <text:p>7.8</text:p>
          </table:table-cell>
          <table:table-cell table:style-name="ce15" table:formula="of:=+[.D31]*[.D31]+[.E31]*[.E31]+[.F31]*[.F31]+[.G31]*[.G31]+[.H31]*[.H31]+[.I31]*[.I31]+[.J31]*[.J31]+[.K31]*[.K31]" office:value-type="float" office:value="0.128630384565852">
            <text:p>0.129</text:p>
          </table:table-cell>
          <table:table-cell table:style-name="ce15" table:formula="of:=+[$Q.D31]/[$Q.$C31]" office:value-type="float" office:value="0.150698186359691">
            <text:p>0.151</text:p>
          </table:table-cell>
          <table:table-cell table:style-name="ce15" table:formula="of:=+[$Q.E31]/[$Q.$C31]" office:value-type="float" office:value="0.133101283705018">
            <text:p>0.133</text:p>
          </table:table-cell>
          <table:table-cell table:style-name="ce15" table:formula="of:=+[$Q.F31]/[$Q.$C31]" office:value-type="float" office:value="0.124926377425126">
            <text:p>0.125</text:p>
          </table:table-cell>
          <table:table-cell table:style-name="ce15" table:formula="of:=+[$Q.G31]/[$Q.$C31]" office:value-type="float" office:value="0.0906683816523809">
            <text:p>0.091</text:p>
          </table:table-cell>
          <table:table-cell table:style-name="ce15" table:formula="of:=+[$Q.H31]/[$Q.$C31]" office:value-type="float" office:value="0.11602588983111">
            <text:p>0.116</text:p>
          </table:table-cell>
          <table:table-cell table:style-name="ce15" table:formula="of:=+[$Q.I31]/[$Q.$C31]" office:value-type="float" office:value="0.110965326140185">
            <text:p>0.111</text:p>
          </table:table-cell>
          <table:table-cell table:style-name="ce15" table:formula="of:=+[$Q.J31]/[$Q.$C31]" office:value-type="float" office:value="0.112627107650237">
            <text:p>0.113</text:p>
          </table:table-cell>
          <table:table-cell table:style-name="ce15" table:formula="of:=+[$Q.K31]/[$Q.$C31]" office:value-type="float" office:value="0.160987447236251">
            <text:p>0.161</text:p>
          </table:table-cell>
          <table:table-cell table:number-columns-repeated="1013"/>
        </table:table-row>
        <table:table-row table:style-name="ro2">
          <table:table-cell table:style-name="ce8" table:formula="of:=1+[.A31]" office:value-type="float" office:value="29">
            <text:p>29</text:p>
          </table:table-cell>
          <table:table-cell table:style-name="ce11" table:formula="of:=1/[.C32]" office:value-type="float" office:value="7.78343466112966">
            <text:p>7.8</text:p>
          </table:table-cell>
          <table:table-cell table:style-name="ce15" table:formula="of:=+[.D32]*[.D32]+[.E32]*[.E32]+[.F32]*[.F32]+[.G32]*[.G32]+[.H32]*[.H32]+[.I32]*[.I32]+[.J32]*[.J32]+[.K32]*[.K32]" office:value-type="float" office:value="0.128477984789155">
            <text:p>0.128</text:p>
          </table:table-cell>
          <table:table-cell table:style-name="ce15" table:formula="of:=+[$Q.D32]/[$Q.$C32]" office:value-type="float" office:value="0.150837966669829">
            <text:p>0.151</text:p>
          </table:table-cell>
          <table:table-cell table:style-name="ce15" table:formula="of:=+[$Q.E32]/[$Q.$C32]" office:value-type="float" office:value="0.134571119873189">
            <text:p>0.135</text:p>
          </table:table-cell>
          <table:table-cell table:style-name="ce15" table:formula="of:=+[$Q.F32]/[$Q.$C32]" office:value-type="float" office:value="0.121130406165374">
            <text:p>0.121</text:p>
          </table:table-cell>
          <table:table-cell table:style-name="ce15" table:formula="of:=+[$Q.G32]/[$Q.$C32]" office:value-type="float" office:value="0.0973250140479837">
            <text:p>0.097</text:p>
          </table:table-cell>
          <table:table-cell table:style-name="ce15" table:formula="of:=+[$Q.H32]/[$Q.$C32]" office:value-type="float" office:value="0.112953794597876">
            <text:p>0.113</text:p>
          </table:table-cell>
          <table:table-cell table:style-name="ce15" table:formula="of:=+[$Q.I32]/[$Q.$C32]" office:value-type="float" office:value="0.109812229379816">
            <text:p>0.110</text:p>
          </table:table-cell>
          <table:table-cell table:style-name="ce15" table:formula="of:=+[$Q.J32]/[$Q.$C32]" office:value-type="float" office:value="0.111297199895219">
            <text:p>0.111</text:p>
          </table:table-cell>
          <table:table-cell table:style-name="ce15" table:formula="of:=+[$Q.K32]/[$Q.$C32]" office:value-type="float" office:value="0.162072269370714">
            <text:p>0.162</text:p>
          </table:table-cell>
          <table:table-cell table:number-columns-repeated="1013"/>
        </table:table-row>
        <table:table-row table:style-name="ro2">
          <table:table-cell table:style-name="ce8" table:formula="of:=1+[.A32]" office:value-type="float" office:value="30">
            <text:p>30</text:p>
          </table:table-cell>
          <table:table-cell table:style-name="ce11" table:formula="of:=1/[.C33]" office:value-type="float" office:value="7.77185159167783">
            <text:p>7.8</text:p>
          </table:table-cell>
          <table:table-cell table:style-name="ce15" table:formula="of:=+[.D33]*[.D33]+[.E33]*[.E33]+[.F33]*[.F33]+[.G33]*[.G33]+[.H33]*[.H33]+[.I33]*[.I33]+[.J33]*[.J33]+[.K33]*[.K33]" office:value-type="float" office:value="0.128669466754976">
            <text:p>0.129</text:p>
          </table:table-cell>
          <table:table-cell table:style-name="ce15" table:formula="of:=+[$Q.D33]/[$Q.$C33]" office:value-type="float" office:value="0.151516259880499">
            <text:p>0.152</text:p>
          </table:table-cell>
          <table:table-cell table:style-name="ce15" table:formula="of:=+[$Q.E33]/[$Q.$C33]" office:value-type="float" office:value="0.136536539122092">
            <text:p>0.137</text:p>
          </table:table-cell>
          <table:table-cell table:style-name="ce15" table:formula="of:=+[$Q.F33]/[$Q.$C33]" office:value-type="float" office:value="0.117884831060267">
            <text:p>0.118</text:p>
          </table:table-cell>
          <table:table-cell table:style-name="ce15" table:formula="of:=+[$Q.G33]/[$Q.$C33]" office:value-type="float" office:value="0.100506536154073">
            <text:p>0.101</text:p>
          </table:table-cell>
          <table:table-cell table:style-name="ce15" table:formula="of:=+[$Q.H33]/[$Q.$C33]" office:value-type="float" office:value="0.110368412394555">
            <text:p>0.110</text:p>
          </table:table-cell>
          <table:table-cell table:style-name="ce15" table:formula="of:=+[$Q.I33]/[$Q.$C33]" office:value-type="float" office:value="0.109063952106302">
            <text:p>0.109</text:p>
          </table:table-cell>
          <table:table-cell table:style-name="ce15" table:formula="of:=+[$Q.J33]/[$Q.$C33]" office:value-type="float" office:value="0.110381257524244">
            <text:p>0.110</text:p>
          </table:table-cell>
          <table:table-cell table:style-name="ce15" table:formula="of:=+[$Q.K33]/[$Q.$C33]" office:value-type="float" office:value="0.16374221175797">
            <text:p>0.164</text:p>
          </table:table-cell>
          <table:table-cell table:number-columns-repeated="1013"/>
        </table:table-row>
        <table:table-row table:style-name="ro2">
          <table:table-cell table:style-name="ce8" table:formula="of:=1+[.A33]" office:value-type="float" office:value="31">
            <text:p>31</text:p>
          </table:table-cell>
          <table:table-cell table:style-name="ce11" table:formula="of:=1/[.C34]" office:value-type="float" office:value="7.70504304111002">
            <text:p>7.7</text:p>
          </table:table-cell>
          <table:table-cell table:style-name="ce15" table:formula="of:=+[.D34]*[.D34]+[.E34]*[.E34]+[.F34]*[.F34]+[.G34]*[.G34]+[.H34]*[.H34]+[.I34]*[.I34]+[.J34]*[.J34]+[.K34]*[.K34]" office:value-type="float" office:value="0.129785128345751">
            <text:p>0.130</text:p>
          </table:table-cell>
          <table:table-cell table:style-name="ce15" table:formula="of:=+[$Q.D34]/[$Q.$C34]" office:value-type="float" office:value="0.150538991477371">
            <text:p>0.151</text:p>
          </table:table-cell>
          <table:table-cell table:style-name="ce15" table:formula="of:=+[$Q.E34]/[$Q.$C34]" office:value-type="float" office:value="0.137020408515579">
            <text:p>0.137</text:p>
          </table:table-cell>
          <table:table-cell table:style-name="ce15" table:formula="of:=+[$Q.F34]/[$Q.$C34]" office:value-type="float" office:value="0.113477515852623">
            <text:p>0.113</text:p>
          </table:table-cell>
          <table:table-cell table:style-name="ce15" table:formula="of:=+[$Q.G34]/[$Q.$C34]" office:value-type="float" office:value="0.10265976594917">
            <text:p>0.103</text:p>
          </table:table-cell>
          <table:table-cell table:style-name="ce15" table:formula="of:=+[$Q.H34]/[$Q.$C34]" office:value-type="float" office:value="0.106668243667146">
            <text:p>0.107</text:p>
          </table:table-cell>
          <table:table-cell table:style-name="ce15" table:formula="of:=+[$Q.I34]/[$Q.$C34]" office:value-type="float" office:value="0.107140841011325">
            <text:p>0.107</text:p>
          </table:table-cell>
          <table:table-cell table:style-name="ce15" table:formula="of:=+[$Q.J34]/[$Q.$C34]" office:value-type="float" office:value="0.108280437490684">
            <text:p>0.108</text:p>
          </table:table-cell>
          <table:table-cell table:style-name="ce15" table:formula="of:=+[$Q.K34]/[$Q.$C34]" office:value-type="float" office:value="0.174213796036103">
            <text:p>0.174</text:p>
          </table:table-cell>
          <table:table-cell table:number-columns-repeated="1013"/>
        </table:table-row>
        <table:table-row table:style-name="ro2">
          <table:table-cell table:style-name="ce8" table:formula="of:=1+[.A34]" office:value-type="float" office:value="32">
            <text:p>32</text:p>
          </table:table-cell>
          <table:table-cell table:style-name="ce11" table:formula="of:=1/[.C35]" office:value-type="float" office:value="7.68013632206503">
            <text:p>7.7</text:p>
          </table:table-cell>
          <table:table-cell table:style-name="ce15" table:formula="of:=+[.D35]*[.D35]+[.E35]*[.E35]+[.F35]*[.F35]+[.G35]*[.G35]+[.H35]*[.H35]+[.I35]*[.I35]+[.J35]*[.J35]+[.K35]*[.K35]" office:value-type="float" office:value="0.13020602214143">
            <text:p>0.130</text:p>
          </table:table-cell>
          <table:table-cell table:style-name="ce15" table:formula="of:=+[$Q.D35]/[$Q.$C35]" office:value-type="float" office:value="0.148488002523471">
            <text:p>0.148</text:p>
          </table:table-cell>
          <table:table-cell table:style-name="ce15" table:formula="of:=+[$Q.E35]/[$Q.$C35]" office:value-type="float" office:value="0.140038568829612">
            <text:p>0.140</text:p>
          </table:table-cell>
          <table:table-cell table:style-name="ce15" table:formula="of:=+[$Q.F35]/[$Q.$C35]" office:value-type="float" office:value="0.108780964283586">
            <text:p>0.109</text:p>
          </table:table-cell>
          <table:table-cell table:style-name="ce15" table:formula="of:=+[$Q.G35]/[$Q.$C35]" office:value-type="float" office:value="0.104082625214942">
            <text:p>0.104</text:p>
          </table:table-cell>
          <table:table-cell table:style-name="ce15" table:formula="of:=+[$Q.H35]/[$Q.$C35]" office:value-type="float" office:value="0.111318613136829">
            <text:p>0.111</text:p>
          </table:table-cell>
          <table:table-cell table:style-name="ce15" table:formula="of:=+[$Q.I35]/[$Q.$C35]" office:value-type="float" office:value="0.104499711292379">
            <text:p>0.104</text:p>
          </table:table-cell>
          <table:table-cell table:style-name="ce15" table:formula="of:=+[$Q.J35]/[$Q.$C35]" office:value-type="float" office:value="0.10546179197452">
            <text:p>0.105</text:p>
          </table:table-cell>
          <table:table-cell table:style-name="ce15" table:formula="of:=+[$Q.K35]/[$Q.$C35]" office:value-type="float" office:value="0.17732972274466">
            <text:p>0.177</text:p>
          </table:table-cell>
          <table:table-cell table:number-columns-repeated="1013"/>
        </table:table-row>
        <table:table-row table:style-name="ro2">
          <table:table-cell table:style-name="ce8" table:formula="of:=1+[.A35]" office:value-type="float" office:value="33">
            <text:p>33</text:p>
          </table:table-cell>
          <table:table-cell table:style-name="ce11" table:formula="of:=1/[.C36]" office:value-type="float" office:value="7.66924575197998">
            <text:p>7.7</text:p>
          </table:table-cell>
          <table:table-cell table:style-name="ce15" table:formula="of:=+[.D36]*[.D36]+[.E36]*[.E36]+[.F36]*[.F36]+[.G36]*[.G36]+[.H36]*[.H36]+[.I36]*[.I36]+[.J36]*[.J36]+[.K36]*[.K36]" office:value-type="float" office:value="0.130390918786483">
            <text:p>0.130</text:p>
          </table:table-cell>
          <table:table-cell table:style-name="ce15" table:formula="of:=+[$Q.D36]/[$Q.$C36]" office:value-type="float" office:value="0.145555093265433">
            <text:p>0.146</text:p>
          </table:table-cell>
          <table:table-cell table:style-name="ce15" table:formula="of:=+[$Q.E36]/[$Q.$C36]" office:value-type="float" office:value="0.140074835546294">
            <text:p>0.140</text:p>
          </table:table-cell>
          <table:table-cell table:style-name="ce15" table:formula="of:=+[$Q.F36]/[$Q.$C36]" office:value-type="float" office:value="0.117088791689968">
            <text:p>0.117</text:p>
          </table:table-cell>
          <table:table-cell table:style-name="ce15" table:formula="of:=+[$Q.G36]/[$Q.$C36]" office:value-type="float" office:value="0.10484567055733">
            <text:p>0.105</text:p>
          </table:table-cell>
          <table:table-cell table:style-name="ce15" table:formula="of:=+[$Q.H36]/[$Q.$C36]" office:value-type="float" office:value="0.109712812343925">
            <text:p>0.110</text:p>
          </table:table-cell>
          <table:table-cell table:style-name="ce15" table:formula="of:=+[$Q.I36]/[$Q.$C36]" office:value-type="float" office:value="0.101300187448219">
            <text:p>0.101</text:p>
          </table:table-cell>
          <table:table-cell table:style-name="ce15" table:formula="of:=+[$Q.J36]/[$Q.$C36]" office:value-type="float" office:value="0.102089402471501">
            <text:p>0.102</text:p>
          </table:table-cell>
          <table:table-cell table:style-name="ce15" table:formula="of:=+[$Q.K36]/[$Q.$C36]" office:value-type="float" office:value="0.17933320667733">
            <text:p>0.179</text:p>
          </table:table-cell>
          <table:table-cell table:number-columns-repeated="1013"/>
        </table:table-row>
        <table:table-row table:style-name="ro2">
          <table:table-cell table:style-name="ce8" table:formula="of:=1+[.A36]" office:value-type="float" office:value="34">
            <text:p>34</text:p>
          </table:table-cell>
          <table:table-cell table:style-name="ce11" table:formula="of:=1/[.C37]" office:value-type="float" office:value="7.60875357403683">
            <text:p>7.6</text:p>
          </table:table-cell>
          <table:table-cell table:style-name="ce15" table:formula="of:=+[.D37]*[.D37]+[.E37]*[.E37]+[.F37]*[.F37]+[.G37]*[.G37]+[.H37]*[.H37]+[.I37]*[.I37]+[.J37]*[.J37]+[.K37]*[.K37]" office:value-type="float" office:value="0.131427570924662">
            <text:p>0.131</text:p>
          </table:table-cell>
          <table:table-cell table:style-name="ce15" table:formula="of:=+[$Q.D37]/[$Q.$C37]" office:value-type="float" office:value="0.143192505665067">
            <text:p>0.143</text:p>
          </table:table-cell>
          <table:table-cell table:style-name="ce15" table:formula="of:=+[$Q.E37]/[$Q.$C37]" office:value-type="float" office:value="0.14068298747301">
            <text:p>0.141</text:p>
          </table:table-cell>
          <table:table-cell table:style-name="ce15" table:formula="of:=+[$Q.F37]/[$Q.$C37]" office:value-type="float" office:value="0.117308913723385">
            <text:p>0.117</text:p>
          </table:table-cell>
          <table:table-cell table:style-name="ce15" table:formula="of:=+[$Q.G37]/[$Q.$C37]" office:value-type="float" office:value="0.105968309724057">
            <text:p>0.106</text:p>
          </table:table-cell>
          <table:table-cell table:style-name="ce15" table:formula="of:=+[$Q.H37]/[$Q.$C37]" office:value-type="float" office:value="0.108513288610045">
            <text:p>0.109</text:p>
          </table:table-cell>
          <table:table-cell table:style-name="ce15" table:formula="of:=+[$Q.I37]/[$Q.$C37]" office:value-type="float" office:value="0.0985610748670963">
            <text:p>0.099</text:p>
          </table:table-cell>
          <table:table-cell table:style-name="ce15" table:formula="of:=+[$Q.J37]/[$Q.$C37]" office:value-type="float" office:value="0.0991908640334063">
            <text:p>0.099</text:p>
          </table:table-cell>
          <table:table-cell table:style-name="ce15" table:formula="of:=+[$Q.K37]/[$Q.$C37]" office:value-type="float" office:value="0.186582055903932">
            <text:p>0.187</text:p>
          </table:table-cell>
          <table:table-cell table:number-columns-repeated="1013"/>
        </table:table-row>
        <table:table-row table:style-name="ro2">
          <table:table-cell table:style-name="ce8" table:formula="of:=1+[.A37]" office:value-type="float" office:value="35">
            <text:p>35</text:p>
          </table:table-cell>
          <table:table-cell table:style-name="ce11" table:formula="of:=1/[.C38]" office:value-type="float" office:value="7.55785126754258">
            <text:p>7.6</text:p>
          </table:table-cell>
          <table:table-cell table:style-name="ce15" table:formula="of:=+[.D38]*[.D38]+[.E38]*[.E38]+[.F38]*[.F38]+[.G38]*[.G38]+[.H38]*[.H38]+[.I38]*[.I38]+[.J38]*[.J38]+[.K38]*[.K38]" office:value-type="float" office:value="0.132312738713784">
            <text:p>0.132</text:p>
          </table:table-cell>
          <table:table-cell table:style-name="ce15" table:formula="of:=+[$Q.D38]/[$Q.$C38]" office:value-type="float" office:value="0.141424010828374">
            <text:p>0.141</text:p>
          </table:table-cell>
          <table:table-cell table:style-name="ce15" table:formula="of:=+[$Q.E38]/[$Q.$C38]" office:value-type="float" office:value="0.142005150321325">
            <text:p>0.142</text:p>
          </table:table-cell>
          <table:table-cell table:style-name="ce15" table:formula="of:=+[$Q.F38]/[$Q.$C38]" office:value-type="float" office:value="0.11770079847745">
            <text:p>0.118</text:p>
          </table:table-cell>
          <table:table-cell table:style-name="ce15" table:formula="of:=+[$Q.G38]/[$Q.$C38]" office:value-type="float" office:value="0.107256142000391">
            <text:p>0.107</text:p>
          </table:table-cell>
          <table:table-cell table:style-name="ce15" table:formula="of:=+[$Q.H38]/[$Q.$C38]" office:value-type="float" office:value="0.107487776630086">
            <text:p>0.107</text:p>
          </table:table-cell>
          <table:table-cell table:style-name="ce15" table:formula="of:=+[$Q.I38]/[$Q.$C38]" office:value-type="float" office:value="0.0960449021641798">
            <text:p>0.096</text:p>
          </table:table-cell>
          <table:table-cell table:style-name="ce15" table:formula="of:=+[$Q.J38]/[$Q.$C38]" office:value-type="float" office:value="0.0965246792776136">
            <text:p>0.097</text:p>
          </table:table-cell>
          <table:table-cell table:style-name="ce15" table:formula="of:=+[$Q.K38]/[$Q.$C38]" office:value-type="float" office:value="0.191556540300581">
            <text:p>0.192</text:p>
          </table:table-cell>
          <table:table-cell table:number-columns-repeated="1013"/>
        </table:table-row>
        <table:table-row table:style-name="ro2">
          <table:table-cell table:style-name="ce8" table:formula="of:=1+[.A38]" office:value-type="float" office:value="36">
            <text:p>36</text:p>
          </table:table-cell>
          <table:table-cell table:style-name="ce11" table:formula="of:=1/[.C39]" office:value-type="float" office:value="7.5027394981319">
            <text:p>7.5</text:p>
          </table:table-cell>
          <table:table-cell table:style-name="ce15" table:formula="of:=+[.D39]*[.D39]+[.E39]*[.E39]+[.F39]*[.F39]+[.G39]*[.G39]+[.H39]*[.H39]+[.I39]*[.I39]+[.J39]*[.J39]+[.K39]*[.K39]" office:value-type="float" office:value="0.1332846489271">
            <text:p>0.133</text:p>
          </table:table-cell>
          <table:table-cell table:style-name="ce15" table:formula="of:=+[$Q.D39]/[$Q.$C39]" office:value-type="float" office:value="0.139503603394188">
            <text:p>0.140</text:p>
          </table:table-cell>
          <table:table-cell table:style-name="ce15" table:formula="of:=+[$Q.E39]/[$Q.$C39]" office:value-type="float" office:value="0.143030695449697">
            <text:p>0.143</text:p>
          </table:table-cell>
          <table:table-cell table:style-name="ce15" table:formula="of:=+[$Q.F39]/[$Q.$C39]" office:value-type="float" office:value="0.118118958907421">
            <text:p>0.118</text:p>
          </table:table-cell>
          <table:table-cell table:style-name="ce15" table:formula="of:=+[$Q.G39]/[$Q.$C39]" office:value-type="float" office:value="0.10858160158312">
            <text:p>0.109</text:p>
          </table:table-cell>
          <table:table-cell table:style-name="ce15" table:formula="of:=+[$Q.H39]/[$Q.$C39]" office:value-type="float" office:value="0.106495883452869">
            <text:p>0.106</text:p>
          </table:table-cell>
          <table:table-cell table:style-name="ce15" table:formula="of:=+[$Q.I39]/[$Q.$C39]" office:value-type="float" office:value="0.0936156107180042">
            <text:p>0.094</text:p>
          </table:table-cell>
          <table:table-cell table:style-name="ce15" table:formula="of:=+[$Q.J39]/[$Q.$C39]" office:value-type="float" office:value="0.0939530254621965">
            <text:p>0.094</text:p>
          </table:table-cell>
          <table:table-cell table:style-name="ce15" table:formula="of:=+[$Q.K39]/[$Q.$C39]" office:value-type="float" office:value="0.196700621032505">
            <text:p>0.197</text:p>
          </table:table-cell>
          <table:table-cell table:number-columns-repeated="1013"/>
        </table:table-row>
        <table:table-row table:style-name="ro2">
          <table:table-cell table:style-name="ce8" table:formula="of:=1+[.A39]" office:value-type="float" office:value="37">
            <text:p>37</text:p>
          </table:table-cell>
          <table:table-cell table:style-name="ce11" table:formula="of:=1/[.C40]" office:value-type="float" office:value="7.43100344559148">
            <text:p>7.4</text:p>
          </table:table-cell>
          <table:table-cell table:style-name="ce15" table:formula="of:=+[.D40]*[.D40]+[.E40]*[.E40]+[.F40]*[.F40]+[.G40]*[.G40]+[.H40]*[.H40]+[.I40]*[.I40]+[.J40]*[.J40]+[.K40]*[.K40]" office:value-type="float" office:value="0.134571327724691">
            <text:p>0.135</text:p>
          </table:table-cell>
          <table:table-cell table:style-name="ce15" table:formula="of:=+[$Q.D40]/[$Q.$C40]" office:value-type="float" office:value="0.148816541650158">
            <text:p>0.149</text:p>
          </table:table-cell>
          <table:table-cell table:style-name="ce15" table:formula="of:=+[$Q.E40]/[$Q.$C40]" office:value-type="float" office:value="0.142094059089998">
            <text:p>0.142</text:p>
          </table:table-cell>
          <table:table-cell table:style-name="ce15" table:formula="of:=+[$Q.F40]/[$Q.$C40]" office:value-type="float" office:value="0.116918195505718">
            <text:p>0.117</text:p>
          </table:table-cell>
          <table:table-cell table:style-name="ce15" table:formula="of:=+[$Q.G40]/[$Q.$C40]" office:value-type="float" office:value="0.10842033728746">
            <text:p>0.108</text:p>
          </table:table-cell>
          <table:table-cell table:style-name="ce15" table:formula="of:=+[$Q.H40]/[$Q.$C40]" office:value-type="float" office:value="0.104328451744211">
            <text:p>0.104</text:p>
          </table:table-cell>
          <table:table-cell table:style-name="ce15" table:formula="of:=+[$Q.I40]/[$Q.$C40]" office:value-type="float" office:value="0.0900017240572634">
            <text:p>0.090</text:p>
          </table:table-cell>
          <table:table-cell table:style-name="ce15" table:formula="of:=+[$Q.J40]/[$Q.$C40]" office:value-type="float" office:value="0.0902011498685093">
            <text:p>0.090</text:p>
          </table:table-cell>
          <table:table-cell table:style-name="ce15" table:formula="of:=+[$Q.K40]/[$Q.$C40]" office:value-type="float" office:value="0.199219540796683">
            <text:p>0.199</text:p>
          </table:table-cell>
          <table:table-cell table:number-columns-repeated="1013"/>
        </table:table-row>
        <table:table-row table:style-name="ro2">
          <table:table-cell table:style-name="ce8" table:formula="of:=1+[.A40]" office:value-type="float" office:value="38">
            <text:p>38</text:p>
          </table:table-cell>
          <table:table-cell table:style-name="ce11" table:formula="of:=1/[.C41]" office:value-type="float" office:value="7.43072130153036">
            <text:p>7.4</text:p>
          </table:table-cell>
          <table:table-cell table:style-name="ce15" table:formula="of:=+[.D41]*[.D41]+[.E41]*[.E41]+[.F41]*[.F41]+[.G41]*[.G41]+[.H41]*[.H41]+[.I41]*[.I41]+[.J41]*[.J41]+[.K41]*[.K41]" office:value-type="float" office:value="0.134576437390277">
            <text:p>0.135</text:p>
          </table:table-cell>
          <table:table-cell table:style-name="ce15" table:formula="of:=+[$Q.D41]/[$Q.$C41]" office:value-type="float" office:value="0.149615682261354">
            <text:p>0.150</text:p>
          </table:table-cell>
          <table:table-cell table:style-name="ce15" table:formula="of:=+[$Q.E41]/[$Q.$C41]" office:value-type="float" office:value="0.13990223162382">
            <text:p>0.140</text:p>
          </table:table-cell>
          <table:table-cell table:style-name="ce15" table:formula="of:=+[$Q.F41]/[$Q.$C41]" office:value-type="float" office:value="0.114699129320214">
            <text:p>0.115</text:p>
          </table:table-cell>
          <table:table-cell table:style-name="ce15" table:formula="of:=+[$Q.G41]/[$Q.$C41]" office:value-type="float" office:value="0.107287375256116">
            <text:p>0.107</text:p>
          </table:table-cell>
          <table:table-cell table:style-name="ce15" table:formula="of:=+[$Q.H41]/[$Q.$C41]" office:value-type="float" office:value="0.106940498102071">
            <text:p>0.107</text:p>
          </table:table-cell>
          <table:table-cell table:style-name="ce15" table:formula="of:=+[$Q.I41]/[$Q.$C41]" office:value-type="float" office:value="0.095769012305956">
            <text:p>0.096</text:p>
          </table:table-cell>
          <table:table-cell table:style-name="ce15" table:formula="of:=+[$Q.J41]/[$Q.$C41]" office:value-type="float" office:value="0.0858506549882119">
            <text:p>0.086</text:p>
          </table:table-cell>
          <table:table-cell table:style-name="ce15" table:formula="of:=+[$Q.K41]/[$Q.$C41]" office:value-type="float" office:value="0.199935416142258">
            <text:p>0.200</text:p>
          </table:table-cell>
          <table:table-cell table:number-columns-repeated="1013"/>
        </table:table-row>
        <table:table-row table:style-name="ro2">
          <table:table-cell table:style-name="ce8" table:formula="of:=1+[.A41]" office:value-type="float" office:value="39">
            <text:p>39</text:p>
          </table:table-cell>
          <table:table-cell table:style-name="ce11" table:formula="of:=1/[.C42]" office:value-type="float" office:value="7.40245895889456">
            <text:p>7.4</text:p>
          </table:table-cell>
          <table:table-cell table:style-name="ce15" table:formula="of:=+[.D42]*[.D42]+[.E42]*[.E42]+[.F42]*[.F42]+[.G42]*[.G42]+[.H42]*[.H42]+[.I42]*[.I42]+[.J42]*[.J42]+[.K42]*[.K42]" office:value-type="float" office:value="0.135090245761975">
            <text:p>0.135</text:p>
          </table:table-cell>
          <table:table-cell table:style-name="ce15" table:formula="of:=+[$Q.D42]/[$Q.$C42]" office:value-type="float" office:value="0.149288029740198">
            <text:p>0.149</text:p>
          </table:table-cell>
          <table:table-cell table:style-name="ce15" table:formula="of:=+[$Q.E42]/[$Q.$C42]" office:value-type="float" office:value="0.144966401575151">
            <text:p>0.145</text:p>
          </table:table-cell>
          <table:table-cell table:style-name="ce15" table:formula="of:=+[$Q.F42]/[$Q.$C42]" office:value-type="float" office:value="0.112023081368992">
            <text:p>0.112</text:p>
          </table:table-cell>
          <table:table-cell table:style-name="ce15" table:formula="of:=+[$Q.G42]/[$Q.$C42]" office:value-type="float" office:value="0.105685764970466">
            <text:p>0.106</text:p>
          </table:table-cell>
          <table:table-cell table:style-name="ce15" table:formula="of:=+[$Q.H42]/[$Q.$C42]" office:value-type="float" office:value="0.112064300318473">
            <text:p>0.112</text:p>
          </table:table-cell>
          <table:table-cell table:style-name="ce15" table:formula="of:=+[$Q.I42]/[$Q.$C42]" office:value-type="float" office:value="0.0948819685312042">
            <text:p>0.095</text:p>
          </table:table-cell>
          <table:table-cell table:style-name="ce15" table:formula="of:=+[$Q.J42]/[$Q.$C42]" office:value-type="float" office:value="0.0813738494001002">
            <text:p>0.081</text:p>
          </table:table-cell>
          <table:table-cell table:style-name="ce15" table:formula="of:=+[$Q.K42]/[$Q.$C42]" office:value-type="float" office:value="0.199716604095415">
            <text:p>0.200</text:p>
          </table:table-cell>
          <table:table-cell table:number-columns-repeated="1013"/>
        </table:table-row>
        <table:table-row table:style-name="ro2">
          <table:table-cell table:style-name="ce8" table:formula="of:=1+[.A42]" office:value-type="float" office:value="40">
            <text:p>40</text:p>
          </table:table-cell>
          <table:table-cell table:style-name="ce11" table:formula="of:=1/[.C43]" office:value-type="float" office:value="7.36287403568448">
            <text:p>7.4</text:p>
          </table:table-cell>
          <table:table-cell table:style-name="ce15" table:formula="of:=+[.D43]*[.D43]+[.E43]*[.E43]+[.F43]*[.F43]+[.G43]*[.G43]+[.H43]*[.H43]+[.I43]*[.I43]+[.J43]*[.J43]+[.K43]*[.K43]" office:value-type="float" office:value="0.13581652968032">
            <text:p>0.136</text:p>
          </table:table-cell>
          <table:table-cell table:style-name="ce15" table:formula="of:=+[$Q.D43]/[$Q.$C43]" office:value-type="float" office:value="0.15005458402444">
            <text:p>0.150</text:p>
          </table:table-cell>
          <table:table-cell table:style-name="ce15" table:formula="of:=+[$Q.E43]/[$Q.$C43]" office:value-type="float" office:value="0.146369144268981">
            <text:p>0.146</text:p>
          </table:table-cell>
          <table:table-cell table:style-name="ce15" table:formula="of:=+[$Q.F43]/[$Q.$C43]" office:value-type="float" office:value="0.110233842609544">
            <text:p>0.110</text:p>
          </table:table-cell>
          <table:table-cell table:style-name="ce15" table:formula="of:=+[$Q.G43]/[$Q.$C43]" office:value-type="float" office:value="0.104884362355095">
            <text:p>0.105</text:p>
          </table:table-cell>
          <table:table-cell table:style-name="ce15" table:formula="of:=+[$Q.H43]/[$Q.$C43]" office:value-type="float" office:value="0.114140055030721">
            <text:p>0.114</text:p>
          </table:table-cell>
          <table:table-cell table:style-name="ce15" table:formula="of:=+[$Q.I43]/[$Q.$C43]" office:value-type="float" office:value="0.0946992101719665">
            <text:p>0.095</text:p>
          </table:table-cell>
          <table:table-cell table:style-name="ce15" table:formula="of:=+[$Q.J43]/[$Q.$C43]" office:value-type="float" office:value="0.0780244271931013">
            <text:p>0.078</text:p>
          </table:table-cell>
          <table:table-cell table:style-name="ce15" table:formula="of:=+[$Q.K43]/[$Q.$C43]" office:value-type="float" office:value="0.201594374346151">
            <text:p>0.202</text:p>
          </table:table-cell>
          <table:table-cell table:number-columns-repeated="1013"/>
        </table:table-row>
        <table:table-row table:style-name="ro2">
          <table:table-cell table:style-name="ce8" table:formula="of:=1+[.A43]" office:value-type="float" office:value="41">
            <text:p>41</text:p>
          </table:table-cell>
          <table:table-cell table:style-name="ce11" table:formula="of:=1/[.C44]" office:value-type="float" office:value="7.34565742419777">
            <text:p>7.3</text:p>
          </table:table-cell>
          <table:table-cell table:style-name="ce15" table:formula="of:=+[.D44]*[.D44]+[.E44]*[.E44]+[.F44]*[.F44]+[.G44]*[.G44]+[.H44]*[.H44]+[.I44]*[.I44]+[.J44]*[.J44]+[.K44]*[.K44]" office:value-type="float" office:value="0.136134853866972">
            <text:p>0.136</text:p>
          </table:table-cell>
          <table:table-cell table:style-name="ce15" table:formula="of:=+[$Q.D44]/[$Q.$C44]" office:value-type="float" office:value="0.149852815828002">
            <text:p>0.150</text:p>
          </table:table-cell>
          <table:table-cell table:style-name="ce15" table:formula="of:=+[$Q.E44]/[$Q.$C44]" office:value-type="float" office:value="0.14683215644885">
            <text:p>0.147</text:p>
          </table:table-cell>
          <table:table-cell table:style-name="ce15" table:formula="of:=+[$Q.F44]/[$Q.$C44]" office:value-type="float" office:value="0.107776173151235">
            <text:p>0.108</text:p>
          </table:table-cell>
          <table:table-cell table:style-name="ce15" table:formula="of:=+[$Q.G44]/[$Q.$C44]" office:value-type="float" office:value="0.10994953002102">
            <text:p>0.110</text:p>
          </table:table-cell>
          <table:table-cell table:style-name="ce15" table:formula="of:=+[$Q.H44]/[$Q.$C44]" office:value-type="float" office:value="0.115503382678464">
            <text:p>0.116</text:p>
          </table:table-cell>
          <table:table-cell table:style-name="ce15" table:formula="of:=+[$Q.I44]/[$Q.$C44]" office:value-type="float" office:value="0.0939081666921996">
            <text:p>0.094</text:p>
          </table:table-cell>
          <table:table-cell table:style-name="ce15" table:formula="of:=+[$Q.J44]/[$Q.$C44]" office:value-type="float" office:value="0.0743792113093695">
            <text:p>0.074</text:p>
          </table:table-cell>
          <table:table-cell table:style-name="ce15" table:formula="of:=+[$Q.K44]/[$Q.$C44]" office:value-type="float" office:value="0.20179856387086">
            <text:p>0.202</text:p>
          </table:table-cell>
          <table:table-cell table:number-columns-repeated="1013"/>
        </table:table-row>
        <table:table-row table:style-name="ro2">
          <table:table-cell table:style-name="ce8" table:formula="of:=1+[.A44]" office:value-type="float" office:value="42">
            <text:p>42</text:p>
          </table:table-cell>
          <table:table-cell table:style-name="ce11" table:formula="of:=1/[.C45]" office:value-type="float" office:value="7.3506715533219">
            <text:p>7.4</text:p>
          </table:table-cell>
          <table:table-cell table:style-name="ce15" table:formula="of:=+[.D45]*[.D45]+[.E45]*[.E45]+[.F45]*[.F45]+[.G45]*[.G45]+[.H45]*[.H45]+[.I45]*[.I45]+[.J45]*[.J45]+[.K45]*[.K45]" office:value-type="float" office:value="0.136041991911349">
            <text:p>0.136</text:p>
          </table:table-cell>
          <table:table-cell table:style-name="ce15" table:formula="of:=+[$Q.D45]/[$Q.$C45]" office:value-type="float" office:value="0.148571253454329">
            <text:p>0.149</text:p>
          </table:table-cell>
          <table:table-cell table:style-name="ce15" table:formula="of:=+[$Q.E45]/[$Q.$C45]" office:value-type="float" office:value="0.146630662927274">
            <text:p>0.147</text:p>
          </table:table-cell>
          <table:table-cell table:style-name="ce15" table:formula="of:=+[$Q.F45]/[$Q.$C45]" office:value-type="float" office:value="0.112177580427542">
            <text:p>0.112</text:p>
          </table:table-cell>
          <table:table-cell table:style-name="ce15" table:formula="of:=+[$Q.G45]/[$Q.$C45]" office:value-type="float" office:value="0.110310336777838">
            <text:p>0.110</text:p>
          </table:table-cell>
          <table:table-cell table:style-name="ce15" table:formula="of:=+[$Q.H45]/[$Q.$C45]" office:value-type="float" office:value="0.116032661671129">
            <text:p>0.116</text:p>
          </table:table-cell>
          <table:table-cell table:style-name="ce15" table:formula="of:=+[$Q.I45]/[$Q.$C45]" office:value-type="float" office:value="0.0951313421330958">
            <text:p>0.095</text:p>
          </table:table-cell>
          <table:table-cell table:style-name="ce15" table:formula="of:=+[$Q.J45]/[$Q.$C45]" office:value-type="float" office:value="0.070603197057996">
            <text:p>0.071</text:p>
          </table:table-cell>
          <table:table-cell table:style-name="ce15" table:formula="of:=+[$Q.K45]/[$Q.$C45]" office:value-type="float" office:value="0.200542965550796">
            <text:p>0.201</text:p>
          </table:table-cell>
          <table:table-cell table:number-columns-repeated="1013"/>
        </table:table-row>
        <table:table-row table:style-name="ro2">
          <table:table-cell table:style-name="ce8" table:formula="of:=1+[.A45]" office:value-type="float" office:value="43">
            <text:p>43</text:p>
          </table:table-cell>
          <table:table-cell table:style-name="ce11" table:formula="of:=1/[.C46]" office:value-type="float" office:value="7.33585151351166">
            <text:p>7.3</text:p>
          </table:table-cell>
          <table:table-cell table:style-name="ce15" table:formula="of:=+[.D46]*[.D46]+[.E46]*[.E46]+[.F46]*[.F46]+[.G46]*[.G46]+[.H46]*[.H46]+[.I46]*[.I46]+[.J46]*[.J46]+[.K46]*[.K46]" office:value-type="float" office:value="0.136316826773025">
            <text:p>0.136</text:p>
          </table:table-cell>
          <table:table-cell table:style-name="ce15" table:formula="of:=+[$Q.D46]/[$Q.$C46]" office:value-type="float" office:value="0.147982226359735">
            <text:p>0.148</text:p>
          </table:table-cell>
          <table:table-cell table:style-name="ce15" table:formula="of:=+[$Q.E46]/[$Q.$C46]" office:value-type="float" office:value="0.148261096165087">
            <text:p>0.148</text:p>
          </table:table-cell>
          <table:table-cell table:style-name="ce15" table:formula="of:=+[$Q.F46]/[$Q.$C46]" office:value-type="float" office:value="0.112460260722146">
            <text:p>0.112</text:p>
          </table:table-cell>
          <table:table-cell table:style-name="ce15" table:formula="of:=+[$Q.G46]/[$Q.$C46]" office:value-type="float" office:value="0.111175244929338">
            <text:p>0.111</text:p>
          </table:table-cell>
          <table:table-cell table:style-name="ce15" table:formula="of:=+[$Q.H46]/[$Q.$C46]" office:value-type="float" office:value="0.11709300968087">
            <text:p>0.117</text:p>
          </table:table-cell>
          <table:table-cell table:style-name="ce15" table:formula="of:=+[$Q.I46]/[$Q.$C46]" office:value-type="float" office:value="0.0951699047891216">
            <text:p>0.095</text:p>
          </table:table-cell>
          <table:table-cell table:style-name="ce15" table:formula="of:=+[$Q.J46]/[$Q.$C46]" office:value-type="float" office:value="0.0676442028573235">
            <text:p>0.068</text:p>
          </table:table-cell>
          <table:table-cell table:style-name="ce15" table:formula="of:=+[$Q.K46]/[$Q.$C46]" office:value-type="float" office:value="0.200214054496377">
            <text:p>0.200</text:p>
          </table:table-cell>
          <table:table-cell table:number-columns-repeated="1013"/>
        </table:table-row>
        <table:table-row table:style-name="ro2">
          <table:table-cell table:style-name="ce8" table:formula="of:=1+[.A46]" office:value-type="float" office:value="44">
            <text:p>44</text:p>
          </table:table-cell>
          <table:table-cell table:style-name="ce11" table:formula="of:=1/[.C47]" office:value-type="float" office:value="7.32819547369987">
            <text:p>7.3</text:p>
          </table:table-cell>
          <table:table-cell table:style-name="ce15" table:formula="of:=+[.D47]*[.D47]+[.E47]*[.E47]+[.F47]*[.F47]+[.G47]*[.G47]+[.H47]*[.H47]+[.I47]*[.I47]+[.J47]*[.J47]+[.K47]*[.K47]" office:value-type="float" office:value="0.136459242058825">
            <text:p>0.136</text:p>
          </table:table-cell>
          <table:table-cell table:style-name="ce15" table:formula="of:=+[$Q.D47]/[$Q.$C47]" office:value-type="float" office:value="0.15049958544936">
            <text:p>0.150</text:p>
          </table:table-cell>
          <table:table-cell table:style-name="ce15" table:formula="of:=+[$Q.E47]/[$Q.$C47]" office:value-type="float" office:value="0.147735704549068">
            <text:p>0.148</text:p>
          </table:table-cell>
          <table:table-cell table:style-name="ce15" table:formula="of:=+[$Q.F47]/[$Q.$C47]" office:value-type="float" office:value="0.116841260910265">
            <text:p>0.117</text:p>
          </table:table-cell>
          <table:table-cell table:style-name="ce15" table:formula="of:=+[$Q.G47]/[$Q.$C47]" office:value-type="float" office:value="0.111048968457915">
            <text:p>0.111</text:p>
          </table:table-cell>
          <table:table-cell table:style-name="ce15" table:formula="of:=+[$Q.H47]/[$Q.$C47]" office:value-type="float" office:value="0.11711039185917">
            <text:p>0.117</text:p>
          </table:table-cell>
          <table:table-cell table:style-name="ce15" table:formula="of:=+[$Q.I47]/[$Q.$C47]" office:value-type="float" office:value="0.0943614944211671">
            <text:p>0.094</text:p>
          </table:table-cell>
          <table:table-cell table:style-name="ce15" table:formula="of:=+[$Q.J47]/[$Q.$C47]" office:value-type="float" office:value="0.0642945392192488">
            <text:p>0.064</text:p>
          </table:table-cell>
          <table:table-cell table:style-name="ce15" table:formula="of:=+[$Q.K47]/[$Q.$C47]" office:value-type="float" office:value="0.198108055133806">
            <text:p>0.198</text:p>
          </table:table-cell>
          <table:table-cell table:number-columns-repeated="1013"/>
        </table:table-row>
        <table:table-row table:style-name="ro2">
          <table:table-cell table:style-name="ce8" table:formula="of:=1+[.A47]" office:value-type="float" office:value="45">
            <text:p>45</text:p>
          </table:table-cell>
          <table:table-cell table:style-name="ce11" table:formula="of:=1/[.C48]" office:value-type="float" office:value="7.277097827656">
            <text:p>7.3</text:p>
          </table:table-cell>
          <table:table-cell table:style-name="ce15" table:formula="of:=+[.D48]*[.D48]+[.E48]*[.E48]+[.F48]*[.F48]+[.G48]*[.G48]+[.H48]*[.H48]+[.I48]*[.I48]+[.J48]*[.J48]+[.K48]*[.K48]" office:value-type="float" office:value="0.137417418823145">
            <text:p>0.137</text:p>
          </table:table-cell>
          <table:table-cell table:style-name="ce15" table:formula="of:=+[$Q.D48]/[$Q.$C48]" office:value-type="float" office:value="0.149549989843425">
            <text:p>0.150</text:p>
          </table:table-cell>
          <table:table-cell table:style-name="ce15" table:formula="of:=+[$Q.E48]/[$Q.$C48]" office:value-type="float" office:value="0.151833153625225">
            <text:p>0.152</text:p>
          </table:table-cell>
          <table:table-cell table:style-name="ce15" table:formula="of:=+[$Q.F48]/[$Q.$C48]" office:value-type="float" office:value="0.117578561170988">
            <text:p>0.118</text:p>
          </table:table-cell>
          <table:table-cell table:style-name="ce15" table:formula="of:=+[$Q.G48]/[$Q.$C48]" office:value-type="float" office:value="0.110329069784237">
            <text:p>0.110</text:p>
          </table:table-cell>
          <table:table-cell table:style-name="ce15" table:formula="of:=+[$Q.H48]/[$Q.$C48]" office:value-type="float" office:value="0.116499872744622">
            <text:p>0.116</text:p>
          </table:table-cell>
          <table:table-cell table:style-name="ce15" table:formula="of:=+[$Q.I48]/[$Q.$C48]" office:value-type="float" office:value="0.0930633914396573">
            <text:p>0.093</text:p>
          </table:table-cell>
          <table:table-cell table:style-name="ce15" table:formula="of:=+[$Q.J48]/[$Q.$C48]" office:value-type="float" office:value="0.0610385669740099">
            <text:p>0.061</text:p>
          </table:table-cell>
          <table:table-cell table:style-name="ce15" table:formula="of:=+[$Q.K48]/[$Q.$C48]" office:value-type="float" office:value="0.200107394417836">
            <text:p>0.200</text:p>
          </table:table-cell>
          <table:table-cell table:number-columns-repeated="1013"/>
        </table:table-row>
        <table:table-row table:style-name="ro2">
          <table:table-cell table:style-name="ce8" table:formula="of:=1+[.A48]" office:value-type="float" office:value="46">
            <text:p>46</text:p>
          </table:table-cell>
          <table:table-cell table:style-name="ce11" table:formula="of:=1/[.C49]" office:value-type="float" office:value="7.28076915567877">
            <text:p>7.3</text:p>
          </table:table-cell>
          <table:table-cell table:style-name="ce15" table:formula="of:=+[.D49]*[.D49]+[.E49]*[.E49]+[.F49]*[.F49]+[.G49]*[.G49]+[.H49]*[.H49]+[.I49]*[.I49]+[.J49]*[.J49]+[.K49]*[.K49]" office:value-type="float" office:value="0.137348126086381">
            <text:p>0.137</text:p>
          </table:table-cell>
          <table:table-cell table:style-name="ce15" table:formula="of:=+[$Q.D49]/[$Q.$C49]" office:value-type="float" office:value="0.147370278465364">
            <text:p>0.147</text:p>
          </table:table-cell>
          <table:table-cell table:style-name="ce15" table:formula="of:=+[$Q.E49]/[$Q.$C49]" office:value-type="float" office:value="0.151430901943905">
            <text:p>0.151</text:p>
          </table:table-cell>
          <table:table-cell table:style-name="ce15" table:formula="of:=+[$Q.F49]/[$Q.$C49]" office:value-type="float" office:value="0.117326167578613">
            <text:p>0.117</text:p>
          </table:table-cell>
          <table:table-cell table:style-name="ce15" table:formula="of:=+[$Q.G49]/[$Q.$C49]" office:value-type="float" office:value="0.108702201231479">
            <text:p>0.109</text:p>
          </table:table-cell>
          <table:table-cell table:style-name="ce15" table:formula="of:=+[$Q.H49]/[$Q.$C49]" office:value-type="float" office:value="0.114927668359837">
            <text:p>0.115</text:p>
          </table:table-cell>
          <table:table-cell table:style-name="ce15" table:formula="of:=+[$Q.I49]/[$Q.$C49]" office:value-type="float" office:value="0.102165861255751">
            <text:p>0.102</text:p>
          </table:table-cell>
          <table:table-cell table:style-name="ce15" table:formula="of:=+[$Q.J49]/[$Q.$C49]" office:value-type="float" office:value="0.0577323243919791">
            <text:p>0.058</text:p>
          </table:table-cell>
          <table:table-cell table:style-name="ce15" table:formula="of:=+[$Q.K49]/[$Q.$C49]" office:value-type="float" office:value="0.200344596773072">
            <text:p>0.200</text:p>
          </table:table-cell>
          <table:table-cell table:number-columns-repeated="1013"/>
        </table:table-row>
        <table:table-row table:style-name="ro2">
          <table:table-cell table:style-name="ce8" table:formula="of:=1+[.A49]" office:value-type="float" office:value="47">
            <text:p>47</text:p>
          </table:table-cell>
          <table:table-cell table:style-name="ce11" table:formula="of:=1/[.C50]" office:value-type="float" office:value="7.26989297800792">
            <text:p>7.3</text:p>
          </table:table-cell>
          <table:table-cell table:style-name="ce15" table:formula="of:=+[.D50]*[.D50]+[.E50]*[.E50]+[.F50]*[.F50]+[.G50]*[.G50]+[.H50]*[.H50]+[.I50]*[.I50]+[.J50]*[.J50]+[.K50]*[.K50]" office:value-type="float" office:value="0.137553606775931">
            <text:p>0.138</text:p>
          </table:table-cell>
          <table:table-cell table:style-name="ce15" table:formula="of:=+[$Q.D50]/[$Q.$C50]" office:value-type="float" office:value="0.146364108705154">
            <text:p>0.146</text:p>
          </table:table-cell>
          <table:table-cell table:style-name="ce15" table:formula="of:=+[$Q.E50]/[$Q.$C50]" office:value-type="float" office:value="0.152200470353721">
            <text:p>0.152</text:p>
          </table:table-cell>
          <table:table-cell table:style-name="ce15" table:formula="of:=+[$Q.F50]/[$Q.$C50]" office:value-type="float" office:value="0.11798131606966">
            <text:p>0.118</text:p>
          </table:table-cell>
          <table:table-cell table:style-name="ce15" table:formula="of:=+[$Q.G50]/[$Q.$C50]" office:value-type="float" office:value="0.10794153290335">
            <text:p>0.108</text:p>
          </table:table-cell>
          <table:table-cell table:style-name="ce15" table:formula="of:=+[$Q.H50]/[$Q.$C50]" office:value-type="float" office:value="0.114266929450032">
            <text:p>0.114</text:p>
          </table:table-cell>
          <table:table-cell table:style-name="ce15" table:formula="of:=+[$Q.I50]/[$Q.$C50]" office:value-type="float" office:value="0.105543564077059">
            <text:p>0.106</text:p>
          </table:table-cell>
          <table:table-cell table:style-name="ce15" table:formula="of:=+[$Q.J50]/[$Q.$C50]" office:value-type="float" office:value="0.0553698200241846">
            <text:p>0.055</text:p>
          </table:table-cell>
          <table:table-cell table:style-name="ce15" table:formula="of:=+[$Q.K50]/[$Q.$C50]" office:value-type="float" office:value="0.200332258416838">
            <text:p>0.200</text:p>
          </table:table-cell>
          <table:table-cell table:number-columns-repeated="1013"/>
        </table:table-row>
        <table:table-row table:style-name="ro2">
          <table:table-cell table:style-name="ce8" table:formula="of:=1+[.A50]" office:value-type="float" office:value="48">
            <text:p>48</text:p>
          </table:table-cell>
          <table:table-cell table:style-name="ce11" table:formula="of:=1/[.C51]" office:value-type="float" office:value="7.21111007515003">
            <text:p>7.2</text:p>
          </table:table-cell>
          <table:table-cell table:style-name="ce15" table:formula="of:=+[.D51]*[.D51]+[.E51]*[.E51]+[.F51]*[.F51]+[.G51]*[.G51]+[.H51]*[.H51]+[.I51]*[.I51]+[.J51]*[.J51]+[.K51]*[.K51]" office:value-type="float" office:value="0.13867490435988">
            <text:p>0.139</text:p>
          </table:table-cell>
          <table:table-cell table:style-name="ce15" table:formula="of:=+[$Q.D51]/[$Q.$C51]" office:value-type="float" office:value="0.146727441526779">
            <text:p>0.147</text:p>
          </table:table-cell>
          <table:table-cell table:style-name="ce15" table:formula="of:=+[$Q.E51]/[$Q.$C51]" office:value-type="float" office:value="0.146872606746992">
            <text:p>0.147</text:p>
          </table:table-cell>
          <table:table-cell table:style-name="ce15" table:formula="of:=+[$Q.F51]/[$Q.$C51]" office:value-type="float" office:value="0.127113508298165">
            <text:p>0.127</text:p>
          </table:table-cell>
          <table:table-cell table:style-name="ce15" table:formula="of:=+[$Q.G51]/[$Q.$C51]" office:value-type="float" office:value="0.106316063046474">
            <text:p>0.106</text:p>
          </table:table-cell>
          <table:table-cell table:style-name="ce15" table:formula="of:=+[$Q.H51]/[$Q.$C51]" office:value-type="float" office:value="0.112695917134894">
            <text:p>0.113</text:p>
          </table:table-cell>
          <table:table-cell table:style-name="ce15" table:formula="of:=+[$Q.I51]/[$Q.$C51]" office:value-type="float" office:value="0.1046818507219">
            <text:p>0.105</text:p>
          </table:table-cell>
          <table:table-cell table:style-name="ce15" table:formula="of:=+[$Q.J51]/[$Q.$C51]" office:value-type="float" office:value="0.0510141501367801">
            <text:p>0.051</text:p>
          </table:table-cell>
          <table:table-cell table:style-name="ce15" table:formula="of:=+[$Q.K51]/[$Q.$C51]" office:value-type="float" office:value="0.204578462388017">
            <text:p>0.205</text:p>
          </table:table-cell>
          <table:table-cell table:number-columns-repeated="1013"/>
        </table:table-row>
        <table:table-row table:style-name="ro2">
          <table:table-cell table:style-name="ce8" table:formula="of:=1+[.A51]" office:value-type="float" office:value="49">
            <text:p>49</text:p>
          </table:table-cell>
          <table:table-cell table:style-name="ce11" table:formula="of:=1/[.C52]" office:value-type="float" office:value="7.17736263526602">
            <text:p>7.2</text:p>
          </table:table-cell>
          <table:table-cell table:style-name="ce15" table:formula="of:=+[.D52]*[.D52]+[.E52]*[.E52]+[.F52]*[.F52]+[.G52]*[.G52]+[.H52]*[.H52]+[.I52]*[.I52]+[.J52]*[.J52]+[.K52]*[.K52]" office:value-type="float" office:value="0.139326943728117">
            <text:p>0.139</text:p>
          </table:table-cell>
          <table:table-cell table:style-name="ce15" table:formula="of:=+[$Q.D52]/[$Q.$C52]" office:value-type="float" office:value="0.143952124948875">
            <text:p>0.144</text:p>
          </table:table-cell>
          <table:table-cell table:style-name="ce15" table:formula="of:=+[$Q.E52]/[$Q.$C52]" office:value-type="float" office:value="0.155173119453819">
            <text:p>0.155</text:p>
          </table:table-cell>
          <table:table-cell table:style-name="ce15" table:formula="of:=+[$Q.F52]/[$Q.$C52]" office:value-type="float" office:value="0.129418010566309">
            <text:p>0.129</text:p>
          </table:table-cell>
          <table:table-cell table:style-name="ce15" table:formula="of:=+[$Q.G52]/[$Q.$C52]" office:value-type="float" office:value="0.103569055697435">
            <text:p>0.104</text:p>
          </table:table-cell>
          <table:table-cell table:style-name="ce15" table:formula="of:=+[$Q.H52]/[$Q.$C52]" office:value-type="float" office:value="0.109924436966058">
            <text:p>0.110</text:p>
          </table:table-cell>
          <table:table-cell table:style-name="ce15" table:formula="of:=+[$Q.I52]/[$Q.$C52]" office:value-type="float" office:value="0.106582785035514">
            <text:p>0.107</text:p>
          </table:table-cell>
          <table:table-cell table:style-name="ce15" table:formula="of:=+[$Q.J52]/[$Q.$C52]" office:value-type="float" office:value="0.0481946850630737">
            <text:p>0.048</text:p>
          </table:table-cell>
          <table:table-cell table:style-name="ce15" table:formula="of:=+[$Q.K52]/[$Q.$C52]" office:value-type="float" office:value="0.203185782268916">
            <text:p>0.203</text:p>
          </table:table-cell>
          <table:table-cell table:number-columns-repeated="1013"/>
        </table:table-row>
        <table:table-row table:style-name="ro2">
          <table:table-cell table:style-name="ce8" table:formula="of:=1+[.A52]" office:value-type="float" office:value="50">
            <text:p>50</text:p>
          </table:table-cell>
          <table:table-cell table:style-name="ce11" table:formula="of:=1/[.C53]" office:value-type="float" office:value="7.1551510076497">
            <text:p>7.2</text:p>
          </table:table-cell>
          <table:table-cell table:style-name="ce15" table:formula="of:=+[.D53]*[.D53]+[.E53]*[.E53]+[.F53]*[.F53]+[.G53]*[.G53]+[.H53]*[.H53]+[.I53]*[.I53]+[.J53]*[.J53]+[.K53]*[.K53]" office:value-type="float" office:value="0.139759454263213">
            <text:p>0.140</text:p>
          </table:table-cell>
          <table:table-cell table:style-name="ce15" table:formula="of:=+[$Q.D53]/[$Q.$C53]" office:value-type="float" office:value="0.14137427224172">
            <text:p>0.141</text:p>
          </table:table-cell>
          <table:table-cell table:style-name="ce15" table:formula="of:=+[$Q.E53]/[$Q.$C53]" office:value-type="float" office:value="0.157623953837592">
            <text:p>0.158</text:p>
          </table:table-cell>
          <table:table-cell table:style-name="ce15" table:formula="of:=+[$Q.F53]/[$Q.$C53]" office:value-type="float" office:value="0.135709862772004">
            <text:p>0.136</text:p>
          </table:table-cell>
          <table:table-cell table:style-name="ce15" table:formula="of:=+[$Q.G53]/[$Q.$C53]" office:value-type="float" office:value="0.101003690919308">
            <text:p>0.101</text:p>
          </table:table-cell>
          <table:table-cell table:style-name="ce15" table:formula="of:=+[$Q.H53]/[$Q.$C53]" office:value-type="float" office:value="0.107337355227066">
            <text:p>0.107</text:p>
          </table:table-cell>
          <table:table-cell table:style-name="ce15" table:formula="of:=+[$Q.I53]/[$Q.$C53]" office:value-type="float" office:value="0.109176957265071">
            <text:p>0.109</text:p>
          </table:table-cell>
          <table:table-cell table:style-name="ce15" table:formula="of:=+[$Q.J53]/[$Q.$C53]" office:value-type="float" office:value="0.0458751738205681">
            <text:p>0.046</text:p>
          </table:table-cell>
          <table:table-cell table:style-name="ce15" table:formula="of:=+[$Q.K53]/[$Q.$C53]" office:value-type="float" office:value="0.20189873391667">
            <text:p>0.202</text:p>
          </table:table-cell>
          <table:table-cell table:number-columns-repeated="1013"/>
        </table:table-row>
        <table:table-row table:style-name="ro2">
          <table:table-cell table:style-name="ce8" table:formula="of:=1+[.A53]" office:value-type="float" office:value="51">
            <text:p>51</text:p>
          </table:table-cell>
          <table:table-cell table:style-name="ce11" table:formula="of:=1/[.C54]" office:value-type="float" office:value="7.13071474664653">
            <text:p>7.1</text:p>
          </table:table-cell>
          <table:table-cell table:style-name="ce15" table:formula="of:=+[.D54]*[.D54]+[.E54]*[.E54]+[.F54]*[.F54]+[.G54]*[.G54]+[.H54]*[.H54]+[.I54]*[.I54]+[.J54]*[.J54]+[.K54]*[.K54]" office:value-type="float" office:value="0.140238396223925">
            <text:p>0.140</text:p>
          </table:table-cell>
          <table:table-cell table:style-name="ce15" table:formula="of:=+[$Q.D54]/[$Q.$C54]" office:value-type="float" office:value="0.139153292814205">
            <text:p>0.139</text:p>
          </table:table-cell>
          <table:table-cell table:style-name="ce15" table:formula="of:=+[$Q.E54]/[$Q.$C54]" office:value-type="float" office:value="0.159603081477482">
            <text:p>0.160</text:p>
          </table:table-cell>
          <table:table-cell table:style-name="ce15" table:formula="of:=+[$Q.F54]/[$Q.$C54]" office:value-type="float" office:value="0.140219709993727">
            <text:p>0.140</text:p>
          </table:table-cell>
          <table:table-cell table:style-name="ce15" table:formula="of:=+[$Q.G54]/[$Q.$C54]" office:value-type="float" office:value="0.0987260544524523">
            <text:p>0.099</text:p>
          </table:table-cell>
          <table:table-cell table:style-name="ce15" table:formula="of:=+[$Q.H54]/[$Q.$C54]" office:value-type="float" office:value="0.105048983135696">
            <text:p>0.105</text:p>
          </table:table-cell>
          <table:table-cell table:style-name="ce15" table:formula="of:=+[$Q.I54]/[$Q.$C54]" office:value-type="float" office:value="0.112274320278758">
            <text:p>0.112</text:p>
          </table:table-cell>
          <table:table-cell table:style-name="ce15" table:formula="of:=+[$Q.J54]/[$Q.$C54]" office:value-type="float" office:value="0.0439184111737133">
            <text:p>0.044</text:p>
          </table:table-cell>
          <table:table-cell table:style-name="ce15" table:formula="of:=+[$Q.K54]/[$Q.$C54]" office:value-type="float" office:value="0.201056146673966">
            <text:p>0.201</text:p>
          </table:table-cell>
          <table:table-cell table:number-columns-repeated="1013"/>
        </table:table-row>
        <table:table-row table:style-name="ro2">
          <table:table-cell table:style-name="ce8" table:formula="of:=1+[.A54]" office:value-type="float" office:value="52">
            <text:p>52</text:p>
          </table:table-cell>
          <table:table-cell table:style-name="ce11" table:formula="of:=1/[.C55]" office:value-type="float" office:value="7.08291094140388">
            <text:p>7.1</text:p>
          </table:table-cell>
          <table:table-cell table:style-name="ce15" table:formula="of:=+[.D55]*[.D55]+[.E55]*[.E55]+[.F55]*[.F55]+[.G55]*[.G55]+[.H55]*[.H55]+[.I55]*[.I55]+[.J55]*[.J55]+[.K55]*[.K55]" office:value-type="float" office:value="0.141184889697596">
            <text:p>0.141</text:p>
          </table:table-cell>
          <table:table-cell table:style-name="ce15" table:formula="of:=+[$Q.D55]/[$Q.$C55]" office:value-type="float" office:value="0.13560124304504">
            <text:p>0.136</text:p>
          </table:table-cell>
          <table:table-cell table:style-name="ce15" table:formula="of:=+[$Q.E55]/[$Q.$C55]" office:value-type="float" office:value="0.16883554973071">
            <text:p>0.169</text:p>
          </table:table-cell>
          <table:table-cell table:style-name="ce15" table:formula="of:=+[$Q.F55]/[$Q.$C55]" office:value-type="float" office:value="0.143421408353363">
            <text:p>0.143</text:p>
          </table:table-cell>
          <table:table-cell table:style-name="ce15" table:formula="of:=+[$Q.G55]/[$Q.$C55]" office:value-type="float" office:value="0.095538688879799">
            <text:p>0.096</text:p>
          </table:table-cell>
          <table:table-cell table:style-name="ce15" table:formula="of:=+[$Q.H55]/[$Q.$C55]" office:value-type="float" office:value="0.101785217882875">
            <text:p>0.102</text:p>
          </table:table-cell>
          <table:table-cell table:style-name="ce15" table:formula="of:=+[$Q.I55]/[$Q.$C55]" office:value-type="float" office:value="0.114924400701989">
            <text:p>0.115</text:p>
          </table:table-cell>
          <table:table-cell table:style-name="ce15" table:formula="of:=+[$Q.J55]/[$Q.$C55]" office:value-type="float" office:value="0.0416776067761964">
            <text:p>0.042</text:p>
          </table:table-cell>
          <table:table-cell table:style-name="ce15" table:formula="of:=+[$Q.K55]/[$Q.$C55]" office:value-type="float" office:value="0.198215884630028">
            <text:p>0.198</text:p>
          </table:table-cell>
          <table:table-cell table:number-columns-repeated="1013"/>
        </table:table-row>
        <table:table-row table:style-name="ro2">
          <table:table-cell table:style-name="ce8" table:formula="of:=1+[.A55]" office:value-type="float" office:value="53">
            <text:p>53</text:p>
          </table:table-cell>
          <table:table-cell table:style-name="ce11" table:formula="of:=1/[.C56]" office:value-type="float" office:value="7.03706123732593">
            <text:p>7.0</text:p>
          </table:table-cell>
          <table:table-cell table:style-name="ce15" table:formula="of:=+[.D56]*[.D56]+[.E56]*[.E56]+[.F56]*[.F56]+[.G56]*[.G56]+[.H56]*[.H56]+[.I56]*[.I56]+[.J56]*[.J56]+[.K56]*[.K56]" office:value-type="float" office:value="0.142104774461221">
            <text:p>0.142</text:p>
          </table:table-cell>
          <table:table-cell table:style-name="ce15" table:formula="of:=+[$Q.D56]/[$Q.$C56]" office:value-type="float" office:value="0.14487635176611">
            <text:p>0.145</text:p>
          </table:table-cell>
          <table:table-cell table:style-name="ce15" table:formula="of:=+[$Q.E56]/[$Q.$C56]" office:value-type="float" office:value="0.172485330954329">
            <text:p>0.172</text:p>
          </table:table-cell>
          <table:table-cell table:style-name="ce15" table:formula="of:=+[$Q.F56]/[$Q.$C56]" office:value-type="float" office:value="0.147361660546495">
            <text:p>0.147</text:p>
          </table:table-cell>
          <table:table-cell table:style-name="ce15" table:formula="of:=+[$Q.G56]/[$Q.$C56]" office:value-type="float" office:value="0.0911452105186663">
            <text:p>0.091</text:p>
          </table:table-cell>
          <table:table-cell table:style-name="ce15" table:formula="of:=+[$Q.H56]/[$Q.$C56]" office:value-type="float" office:value="0.0972256048052081">
            <text:p>0.097</text:p>
          </table:table-cell>
          <table:table-cell table:style-name="ce15" table:formula="of:=+[$Q.I56]/[$Q.$C56]" office:value-type="float" office:value="0.115111816364734">
            <text:p>0.115</text:p>
          </table:table-cell>
          <table:table-cell table:style-name="ce15" table:formula="of:=+[$Q.J56]/[$Q.$C56]" office:value-type="float" office:value="0.0391710852011983">
            <text:p>0.039</text:p>
          </table:table-cell>
          <table:table-cell table:style-name="ce15" table:formula="of:=+[$Q.K56]/[$Q.$C56]" office:value-type="float" office:value="0.19262293984326">
            <text:p>0.193</text:p>
          </table:table-cell>
          <table:table-cell table:number-columns-repeated="1013"/>
        </table:table-row>
        <table:table-row table:style-name="ro2">
          <table:table-cell table:style-name="ce8" table:formula="of:=1+[.A56]" office:value-type="float" office:value="54">
            <text:p>54</text:p>
          </table:table-cell>
          <table:table-cell table:style-name="ce11" table:formula="of:=1/[.C57]" office:value-type="float" office:value="7.06487112500612">
            <text:p>7.1</text:p>
          </table:table-cell>
          <table:table-cell table:style-name="ce15" table:formula="of:=+[.D57]*[.D57]+[.E57]*[.E57]+[.F57]*[.F57]+[.G57]*[.G57]+[.H57]*[.H57]+[.I57]*[.I57]+[.J57]*[.J57]+[.K57]*[.K57]" office:value-type="float" office:value="0.141545398678328">
            <text:p>0.142</text:p>
          </table:table-cell>
          <table:table-cell table:style-name="ce15" table:formula="of:=+[$Q.D57]/[$Q.$C57]" office:value-type="float" office:value="0.143752382129198">
            <text:p>0.144</text:p>
          </table:table-cell>
          <table:table-cell table:style-name="ce15" table:formula="of:=+[$Q.E57]/[$Q.$C57]" office:value-type="float" office:value="0.173250375330676">
            <text:p>0.173</text:p>
          </table:table-cell>
          <table:table-cell table:style-name="ce15" table:formula="of:=+[$Q.F57]/[$Q.$C57]" office:value-type="float" office:value="0.148186102835519">
            <text:p>0.148</text:p>
          </table:table-cell>
          <table:table-cell table:style-name="ce15" table:formula="of:=+[$Q.G57]/[$Q.$C57]" office:value-type="float" office:value="0.0861260353036462">
            <text:p>0.086</text:p>
          </table:table-cell>
          <table:table-cell table:style-name="ce15" table:formula="of:=+[$Q.H57]/[$Q.$C57]" office:value-type="float" office:value="0.105745679630543">
            <text:p>0.106</text:p>
          </table:table-cell>
          <table:table-cell table:style-name="ce15" table:formula="of:=+[$Q.I57]/[$Q.$C57]" office:value-type="float" office:value="0.120812168886481">
            <text:p>0.121</text:p>
          </table:table-cell>
          <table:table-cell table:style-name="ce15" table:formula="of:=+[$Q.J57]/[$Q.$C57]" office:value-type="float" office:value="0.0367664008310583">
            <text:p>0.037</text:p>
          </table:table-cell>
          <table:table-cell table:style-name="ce15" table:formula="of:=+[$Q.K57]/[$Q.$C57]" office:value-type="float" office:value="0.185360855052878">
            <text:p>0.185</text:p>
          </table:table-cell>
          <table:table-cell table:number-columns-repeated="1013"/>
        </table:table-row>
        <table:table-row table:style-name="ro2">
          <table:table-cell table:style-name="ce8" table:formula="of:=1+[.A57]" office:value-type="float" office:value="55">
            <text:p>55</text:p>
          </table:table-cell>
          <table:table-cell table:style-name="ce11" table:formula="of:=1/[.C58]" office:value-type="float" office:value="7.24210524675383">
            <text:p>7.2</text:p>
          </table:table-cell>
          <table:table-cell table:style-name="ce15" table:formula="of:=+[.D58]*[.D58]+[.E58]*[.E58]+[.F58]*[.F58]+[.G58]*[.G58]+[.H58]*[.H58]+[.I58]*[.I58]+[.J58]*[.J58]+[.K58]*[.K58]" office:value-type="float" office:value="0.138081395661605">
            <text:p>0.138</text:p>
          </table:table-cell>
          <table:table-cell table:style-name="ce15" table:formula="of:=+[$Q.D58]/[$Q.$C58]" office:value-type="float" office:value="0.140630726434902">
            <text:p>0.141</text:p>
          </table:table-cell>
          <table:table-cell table:style-name="ce15" table:formula="of:=+[$Q.E58]/[$Q.$C58]" office:value-type="float" office:value="0.171542749736168">
            <text:p>0.172</text:p>
          </table:table-cell>
          <table:table-cell table:style-name="ce15" table:formula="of:=+[$Q.F58]/[$Q.$C58]" office:value-type="float" office:value="0.149238015255311">
            <text:p>0.149</text:p>
          </table:table-cell>
          <table:table-cell table:style-name="ce15" table:formula="of:=+[$Q.G58]/[$Q.$C58]" office:value-type="float" office:value="0.0875846777082403">
            <text:p>0.088</text:p>
          </table:table-cell>
          <table:table-cell table:style-name="ce15" table:formula="of:=+[$Q.H58]/[$Q.$C58]" office:value-type="float" office:value="0.104223430288698">
            <text:p>0.104</text:p>
          </table:table-cell>
          <table:table-cell table:style-name="ce15" table:formula="of:=+[$Q.I58]/[$Q.$C58]" office:value-type="float" office:value="0.120947550719788">
            <text:p>0.121</text:p>
          </table:table-cell>
          <table:table-cell table:style-name="ce15" table:formula="of:=+[$Q.J58]/[$Q.$C58]" office:value-type="float" office:value="0.0498952102192371">
            <text:p>0.050</text:p>
          </table:table-cell>
          <table:table-cell table:style-name="ce15" table:formula="of:=+[$Q.K58]/[$Q.$C58]" office:value-type="float" office:value="0.175937639637655">
            <text:p>0.176</text:p>
          </table:table-cell>
          <table:table-cell table:number-columns-repeated="1013"/>
        </table:table-row>
        <table:table-row table:style-name="ro2">
          <table:table-cell table:style-name="ce8" table:formula="of:=1+[.A58]" office:value-type="float" office:value="56">
            <text:p>56</text:p>
          </table:table-cell>
          <table:table-cell table:style-name="ce11" table:formula="of:=1/[.C59]" office:value-type="float" office:value="7.26296395043613">
            <text:p>7.3</text:p>
          </table:table-cell>
          <table:table-cell table:style-name="ce15" table:formula="of:=+[.D59]*[.D59]+[.E59]*[.E59]+[.F59]*[.F59]+[.G59]*[.G59]+[.H59]*[.H59]+[.I59]*[.I59]+[.J59]*[.J59]+[.K59]*[.K59]" office:value-type="float" office:value="0.137684835946343">
            <text:p>0.138</text:p>
          </table:table-cell>
          <table:table-cell table:style-name="ce15" table:formula="of:=+[$Q.D59]/[$Q.$C59]" office:value-type="float" office:value="0.140087459168405">
            <text:p>0.140</text:p>
          </table:table-cell>
          <table:table-cell table:style-name="ce15" table:formula="of:=+[$Q.E59]/[$Q.$C59]" office:value-type="float" office:value="0.172917210754486">
            <text:p>0.173</text:p>
          </table:table-cell>
          <table:table-cell table:style-name="ce15" table:formula="of:=+[$Q.F59]/[$Q.$C59]" office:value-type="float" office:value="0.15157294973422">
            <text:p>0.152</text:p>
          </table:table-cell>
          <table:table-cell table:style-name="ce15" table:formula="of:=+[$Q.G59]/[$Q.$C59]" office:value-type="float" office:value="0.0859175763635845">
            <text:p>0.086</text:p>
          </table:table-cell>
          <table:table-cell table:style-name="ce15" table:formula="of:=+[$Q.H59]/[$Q.$C59]" office:value-type="float" office:value="0.105304879130986">
            <text:p>0.105</text:p>
          </table:table-cell>
          <table:table-cell table:style-name="ce15" table:formula="of:=+[$Q.I59]/[$Q.$C59]" office:value-type="float" office:value="0.123235246824454">
            <text:p>0.123</text:p>
          </table:table-cell>
          <table:table-cell table:style-name="ce15" table:formula="of:=+[$Q.J59]/[$Q.$C59]" office:value-type="float" office:value="0.0508373440841248">
            <text:p>0.051</text:p>
          </table:table-cell>
          <table:table-cell table:style-name="ce15" table:formula="of:=+[$Q.K59]/[$Q.$C59]" office:value-type="float" office:value="0.17012733393974">
            <text:p>0.170</text:p>
          </table:table-cell>
          <table:table-cell table:number-columns-repeated="1013"/>
        </table:table-row>
        <table:table-row table:style-name="ro2">
          <table:table-cell table:style-name="ce8" table:formula="of:=1+[.A59]" office:value-type="float" office:value="57">
            <text:p>57</text:p>
          </table:table-cell>
          <table:table-cell table:style-name="ce11" table:formula="of:=1/[.C60]" office:value-type="float" office:value="7.26322903282576">
            <text:p>7.3</text:p>
          </table:table-cell>
          <table:table-cell table:style-name="ce15" table:formula="of:=+[.D60]*[.D60]+[.E60]*[.E60]+[.F60]*[.F60]+[.G60]*[.G60]+[.H60]*[.H60]+[.I60]*[.I60]+[.J60]*[.J60]+[.K60]*[.K60]" office:value-type="float" office:value="0.137679810932652">
            <text:p>0.138</text:p>
          </table:table-cell>
          <table:table-cell table:style-name="ce15" table:formula="of:=+[$Q.D60]/[$Q.$C60]" office:value-type="float" office:value="0.139092131206098">
            <text:p>0.139</text:p>
          </table:table-cell>
          <table:table-cell table:style-name="ce15" table:formula="of:=+[$Q.E60]/[$Q.$C60]" office:value-type="float" office:value="0.177096859566544">
            <text:p>0.177</text:p>
          </table:table-cell>
          <table:table-cell table:style-name="ce15" table:formula="of:=+[$Q.F60]/[$Q.$C60]" office:value-type="float" office:value="0.153445847237367">
            <text:p>0.153</text:p>
          </table:table-cell>
          <table:table-cell table:style-name="ce15" table:formula="of:=+[$Q.G60]/[$Q.$C60]" office:value-type="float" office:value="0.0840068268722809">
            <text:p>0.084</text:p>
          </table:table-cell>
          <table:table-cell table:style-name="ce15" table:formula="of:=+[$Q.H60]/[$Q.$C60]" office:value-type="float" office:value="0.10561725519378">
            <text:p>0.106</text:p>
          </table:table-cell>
          <table:table-cell table:style-name="ce15" table:formula="of:=+[$Q.I60]/[$Q.$C60]" office:value-type="float" office:value="0.125142030187702">
            <text:p>0.125</text:p>
          </table:table-cell>
          <table:table-cell table:style-name="ce15" table:formula="of:=+[$Q.J60]/[$Q.$C60]" office:value-type="float" office:value="0.0516296491891847">
            <text:p>0.052</text:p>
          </table:table-cell>
          <table:table-cell table:style-name="ce15" table:formula="of:=+[$Q.K60]/[$Q.$C60]" office:value-type="float" office:value="0.163969400547044">
            <text:p>0.164</text:p>
          </table:table-cell>
          <table:table-cell table:number-columns-repeated="1013"/>
        </table:table-row>
        <table:table-row table:style-name="ro2">
          <table:table-cell table:style-name="ce8" table:formula="of:=1+[.A60]" office:value-type="float" office:value="58">
            <text:p>58</text:p>
          </table:table-cell>
          <table:table-cell table:style-name="ce11" table:formula="of:=1/[.C61]" office:value-type="float" office:value="7.26911078269926">
            <text:p>7.3</text:p>
          </table:table-cell>
          <table:table-cell table:style-name="ce15" table:formula="of:=+[.D61]*[.D61]+[.E61]*[.E61]+[.F61]*[.F61]+[.G61]*[.G61]+[.H61]*[.H61]+[.I61]*[.I61]+[.J61]*[.J61]+[.K61]*[.K61]" office:value-type="float" office:value="0.137568408281799">
            <text:p>0.138</text:p>
          </table:table-cell>
          <table:table-cell table:style-name="ce15" table:formula="of:=+[$Q.D61]/[$Q.$C61]" office:value-type="float" office:value="0.137727751226613">
            <text:p>0.138</text:p>
          </table:table-cell>
          <table:table-cell table:style-name="ce15" table:formula="of:=+[$Q.E61]/[$Q.$C61]" office:value-type="float" office:value="0.180094380799857">
            <text:p>0.180</text:p>
          </table:table-cell>
          <table:table-cell table:style-name="ce15" table:formula="of:=+[$Q.F61]/[$Q.$C61]" office:value-type="float" office:value="0.154914449179477">
            <text:p>0.155</text:p>
          </table:table-cell>
          <table:table-cell table:style-name="ce15" table:formula="of:=+[$Q.G61]/[$Q.$C61]" office:value-type="float" office:value="0.0819167269891373">
            <text:p>0.082</text:p>
          </table:table-cell>
          <table:table-cell table:style-name="ce15" table:formula="of:=+[$Q.H61]/[$Q.$C61]" office:value-type="float" office:value="0.10867253854259">
            <text:p>0.109</text:p>
          </table:table-cell>
          <table:table-cell table:style-name="ce15" table:formula="of:=+[$Q.I61]/[$Q.$C61]" office:value-type="float" office:value="0.126773437483294">
            <text:p>0.127</text:p>
          </table:table-cell>
          <table:table-cell table:style-name="ce15" table:formula="of:=+[$Q.J61]/[$Q.$C61]" office:value-type="float" office:value="0.052289785465332">
            <text:p>0.052</text:p>
          </table:table-cell>
          <table:table-cell table:style-name="ce15" table:formula="of:=+[$Q.K61]/[$Q.$C61]" office:value-type="float" office:value="0.1576109303137">
            <text:p>0.158</text:p>
          </table:table-cell>
          <table:table-cell table:number-columns-repeated="1013"/>
        </table:table-row>
        <table:table-row table:style-name="ro2">
          <table:table-cell table:style-name="ce8" table:formula="of:=1+[.A61]" office:value-type="float" office:value="59">
            <text:p>59</text:p>
          </table:table-cell>
          <table:table-cell table:style-name="ce11" table:formula="of:=1/[.C62]" office:value-type="float" office:value="7.26681423225526">
            <text:p>7.3</text:p>
          </table:table-cell>
          <table:table-cell table:style-name="ce15" table:formula="of:=+[.D62]*[.D62]+[.E62]*[.E62]+[.F62]*[.F62]+[.G62]*[.G62]+[.H62]*[.H62]+[.I62]*[.I62]+[.J62]*[.J62]+[.K62]*[.K62]" office:value-type="float" office:value="0.13761188438825">
            <text:p>0.138</text:p>
          </table:table-cell>
          <table:table-cell table:style-name="ce15" table:formula="of:=+[$Q.D62]/[$Q.$C62]" office:value-type="float" office:value="0.135080640472706">
            <text:p>0.135</text:p>
          </table:table-cell>
          <table:table-cell table:style-name="ce15" table:formula="of:=+[$Q.E62]/[$Q.$C62]" office:value-type="float" office:value="0.180637708772458">
            <text:p>0.181</text:p>
          </table:table-cell>
          <table:table-cell table:style-name="ce15" table:formula="of:=+[$Q.F62]/[$Q.$C62]" office:value-type="float" office:value="0.154903185745015">
            <text:p>0.155</text:p>
          </table:table-cell>
          <table:table-cell table:style-name="ce15" table:formula="of:=+[$Q.G62]/[$Q.$C62]" office:value-type="float" office:value="0.0819984942785526">
            <text:p>0.082</text:p>
          </table:table-cell>
          <table:table-cell table:style-name="ce15" table:formula="of:=+[$Q.H62]/[$Q.$C62]" office:value-type="float" office:value="0.10892004304841">
            <text:p>0.109</text:p>
          </table:table-cell>
          <table:table-cell table:style-name="ce15" table:formula="of:=+[$Q.I62]/[$Q.$C62]" office:value-type="float" office:value="0.127171470278697">
            <text:p>0.127</text:p>
          </table:table-cell>
          <table:table-cell table:style-name="ce15" table:formula="of:=+[$Q.J62]/[$Q.$C62]" office:value-type="float" office:value="0.0524520847208607">
            <text:p>0.052</text:p>
          </table:table-cell>
          <table:table-cell table:style-name="ce15" table:formula="of:=+[$Q.K62]/[$Q.$C62]" office:value-type="float" office:value="0.1588363726833">
            <text:p>0.159</text:p>
          </table:table-cell>
          <table:table-cell table:number-columns-repeated="1013"/>
        </table:table-row>
        <table:table-row table:style-name="ro2">
          <table:table-cell table:style-name="ce8" table:formula="of:=1+[.A62]" office:value-type="float" office:value="60">
            <text:p>60</text:p>
          </table:table-cell>
          <table:table-cell table:style-name="ce11" table:formula="of:=1/[.C63]" office:value-type="float" office:value="7.26759725229563">
            <text:p>7.3</text:p>
          </table:table-cell>
          <table:table-cell table:style-name="ce15" table:formula="of:=+[.D63]*[.D63]+[.E63]*[.E63]+[.F63]*[.F63]+[.G63]*[.G63]+[.H63]*[.H63]+[.I63]*[.I63]+[.J63]*[.J63]+[.K63]*[.K63]" office:value-type="float" office:value="0.137597057911283">
            <text:p>0.138</text:p>
          </table:table-cell>
          <table:table-cell table:style-name="ce15" table:formula="of:=+[$Q.D63]/[$Q.$C63]" office:value-type="float" office:value="0.133177844551256">
            <text:p>0.133</text:p>
          </table:table-cell>
          <table:table-cell table:style-name="ce15" table:formula="of:=+[$Q.E63]/[$Q.$C63]" office:value-type="float" office:value="0.182101499851427">
            <text:p>0.182</text:p>
          </table:table-cell>
          <table:table-cell table:style-name="ce15" table:formula="of:=+[$Q.F63]/[$Q.$C63]" office:value-type="float" office:value="0.156919336939393">
            <text:p>0.157</text:p>
          </table:table-cell>
          <table:table-cell table:style-name="ce15" table:formula="of:=+[$Q.G63]/[$Q.$C63]" office:value-type="float" office:value="0.0816114900889466">
            <text:p>0.082</text:p>
          </table:table-cell>
          <table:table-cell table:style-name="ce15" table:formula="of:=+[$Q.H63]/[$Q.$C63]" office:value-type="float" office:value="0.109709730220386">
            <text:p>0.110</text:p>
          </table:table-cell>
          <table:table-cell table:style-name="ce15" table:formula="of:=+[$Q.I63]/[$Q.$C63]" office:value-type="float" office:value="0.128217584693858">
            <text:p>0.128</text:p>
          </table:table-cell>
          <table:table-cell table:style-name="ce15" table:formula="of:=+[$Q.J63]/[$Q.$C63]" office:value-type="float" office:value="0.0528816785991638">
            <text:p>0.053</text:p>
          </table:table-cell>
          <table:table-cell table:style-name="ce15" table:formula="of:=+[$Q.K63]/[$Q.$C63]" office:value-type="float" office:value="0.155380835055568">
            <text:p>0.155</text:p>
          </table:table-cell>
          <table:table-cell table:number-columns-repeated="1013"/>
        </table:table-row>
        <table:table-row table:style-name="ro2">
          <table:table-cell table:style-name="ce8" table:formula="of:=1+[.A63]" office:value-type="float" office:value="61">
            <text:p>61</text:p>
          </table:table-cell>
          <table:table-cell table:style-name="ce11" table:formula="of:=1/[.C64]" office:value-type="float" office:value="7.26773973298251">
            <text:p>7.3</text:p>
          </table:table-cell>
          <table:table-cell table:style-name="ce15" table:formula="of:=+[.D64]*[.D64]+[.E64]*[.E64]+[.F64]*[.F64]+[.G64]*[.G64]+[.H64]*[.H64]+[.I64]*[.I64]+[.J64]*[.J64]+[.K64]*[.K64]" office:value-type="float" office:value="0.137594360384398">
            <text:p>0.138</text:p>
          </table:table-cell>
          <table:table-cell table:style-name="ce15" table:formula="of:=+[$Q.D64]/[$Q.$C64]" office:value-type="float" office:value="0.131373568673307">
            <text:p>0.131</text:p>
          </table:table-cell>
          <table:table-cell table:style-name="ce15" table:formula="of:=+[$Q.E64]/[$Q.$C64]" office:value-type="float" office:value="0.183672225082684">
            <text:p>0.184</text:p>
          </table:table-cell>
          <table:table-cell table:style-name="ce15" table:formula="of:=+[$Q.F64]/[$Q.$C64]" office:value-type="float" office:value="0.15829503654332">
            <text:p>0.158</text:p>
          </table:table-cell>
          <table:table-cell table:style-name="ce15" table:formula="of:=+[$Q.G64]/[$Q.$C64]" office:value-type="float" office:value="0.0813300220905841">
            <text:p>0.081</text:p>
          </table:table-cell>
          <table:table-cell table:style-name="ce15" table:formula="of:=+[$Q.H64]/[$Q.$C64]" office:value-type="float" office:value="0.110562489762794">
            <text:p>0.111</text:p>
          </table:table-cell>
          <table:table-cell table:style-name="ce15" table:formula="of:=+[$Q.I64]/[$Q.$C64]" office:value-type="float" office:value="0.12933923325261">
            <text:p>0.129</text:p>
          </table:table-cell>
          <table:table-cell table:style-name="ce15" table:formula="of:=+[$Q.J64]/[$Q.$C64]" office:value-type="float" office:value="0.0533423962556413">
            <text:p>0.053</text:p>
          </table:table-cell>
          <table:table-cell table:style-name="ce15" table:formula="of:=+[$Q.K64]/[$Q.$C64]" office:value-type="float" office:value="0.15208502833906">
            <text:p>0.152</text:p>
          </table:table-cell>
          <table:table-cell table:number-columns-repeated="1013"/>
        </table:table-row>
        <table:table-row table:style-name="ro2">
          <table:table-cell table:style-name="ce8" table:formula="of:=1+[.A64]" office:value-type="float" office:value="62">
            <text:p>62</text:p>
          </table:table-cell>
          <table:table-cell table:style-name="ce11" table:formula="of:=1/[.C65]" office:value-type="float" office:value="7.2597940950764">
            <text:p>7.3</text:p>
          </table:table-cell>
          <table:table-cell table:style-name="ce15" table:formula="of:=+[.D65]*[.D65]+[.E65]*[.E65]+[.F65]*[.F65]+[.G65]*[.G65]+[.H65]*[.H65]+[.I65]*[.I65]+[.J65]*[.J65]+[.K65]*[.K65]" office:value-type="float" office:value="0.137744953493681">
            <text:p>0.138</text:p>
          </table:table-cell>
          <table:table-cell table:style-name="ce15" table:formula="of:=+[$Q.D65]/[$Q.$C65]" office:value-type="float" office:value="0.129200672243522">
            <text:p>0.129</text:p>
          </table:table-cell>
          <table:table-cell table:style-name="ce15" table:formula="of:=+[$Q.E65]/[$Q.$C65]" office:value-type="float" office:value="0.184692776662252">
            <text:p>0.185</text:p>
          </table:table-cell>
          <table:table-cell table:style-name="ce15" table:formula="of:=+[$Q.F65]/[$Q.$C65]" office:value-type="float" office:value="0.159196883860288">
            <text:p>0.159</text:p>
          </table:table-cell>
          <table:table-cell table:style-name="ce15" table:formula="of:=+[$Q.G65]/[$Q.$C65]" office:value-type="float" office:value="0.0804457790593176">
            <text:p>0.080</text:p>
          </table:table-cell>
          <table:table-cell table:style-name="ce15" table:formula="of:=+[$Q.H65]/[$Q.$C65]" office:value-type="float" office:value="0.111238529680639">
            <text:p>0.111</text:p>
          </table:table-cell>
          <table:table-cell table:style-name="ce15" table:formula="of:=+[$Q.I65]/[$Q.$C65]" office:value-type="float" office:value="0.130073674236289">
            <text:p>0.130</text:p>
          </table:table-cell>
          <table:table-cell table:style-name="ce15" table:formula="of:=+[$Q.J65]/[$Q.$C65]" office:value-type="float" office:value="0.0536433945951206">
            <text:p>0.054</text:p>
          </table:table-cell>
          <table:table-cell table:style-name="ce15" table:formula="of:=+[$Q.K65]/[$Q.$C65]" office:value-type="float" office:value="0.151508289662572">
            <text:p>0.152</text:p>
          </table:table-cell>
          <table:table-cell table:number-columns-repeated="1013"/>
        </table:table-row>
        <table:table-row table:style-name="ro2">
          <table:table-cell table:style-name="ce8" table:formula="of:=1+[.A65]" office:value-type="float" office:value="63">
            <text:p>63</text:p>
          </table:table-cell>
          <table:table-cell table:style-name="ce11" table:formula="of:=1/[.C66]" office:value-type="float" office:value="7.21708433467232">
            <text:p>7.2</text:p>
          </table:table-cell>
          <table:table-cell table:style-name="ce15" table:formula="of:=+[.D66]*[.D66]+[.E66]*[.E66]+[.F66]*[.F66]+[.G66]*[.G66]+[.H66]*[.H66]+[.I66]*[.I66]+[.J66]*[.J66]+[.K66]*[.K66]" office:value-type="float" office:value="0.138560110098174">
            <text:p>0.139</text:p>
          </table:table-cell>
          <table:table-cell table:style-name="ce15" table:formula="of:=+[$Q.D66]/[$Q.$C66]" office:value-type="float" office:value="0.125116838780451">
            <text:p>0.125</text:p>
          </table:table-cell>
          <table:table-cell table:style-name="ce15" table:formula="of:=+[$Q.E66]/[$Q.$C66]" office:value-type="float" office:value="0.182864870854567">
            <text:p>0.183</text:p>
          </table:table-cell>
          <table:table-cell table:style-name="ce15" table:formula="of:=+[$Q.F66]/[$Q.$C66]" office:value-type="float" office:value="0.166563429028677">
            <text:p>0.167</text:p>
          </table:table-cell>
          <table:table-cell table:style-name="ce15" table:formula="of:=+[$Q.G66]/[$Q.$C66]" office:value-type="float" office:value="0.0783510035249739">
            <text:p>0.078</text:p>
          </table:table-cell>
          <table:table-cell table:style-name="ce15" table:formula="of:=+[$Q.H66]/[$Q.$C66]" office:value-type="float" office:value="0.110106887744024">
            <text:p>0.110</text:p>
          </table:table-cell>
          <table:table-cell table:style-name="ce15" table:formula="of:=+[$Q.I66]/[$Q.$C66]" office:value-type="float" office:value="0.128801931152031">
            <text:p>0.129</text:p>
          </table:table-cell>
          <table:table-cell table:style-name="ce15" table:formula="of:=+[$Q.J66]/[$Q.$C66]" office:value-type="float" office:value="0.0531170388581631">
            <text:p>0.053</text:p>
          </table:table-cell>
          <table:table-cell table:style-name="ce15" table:formula="of:=+[$Q.K66]/[$Q.$C66]" office:value-type="float" office:value="0.155078000057113">
            <text:p>0.155</text:p>
          </table:table-cell>
          <table:table-cell table:number-columns-repeated="1013"/>
        </table:table-row>
        <table:table-row table:style-name="ro2">
          <table:table-cell table:style-name="ce8" table:formula="of:=1+[.A66]" office:value-type="float" office:value="64">
            <text:p>64</text:p>
          </table:table-cell>
          <table:table-cell table:style-name="ce11" table:formula="of:=1/[.C67]" office:value-type="float" office:value="7.19675298801412">
            <text:p>7.2</text:p>
          </table:table-cell>
          <table:table-cell table:style-name="ce15" table:formula="of:=+[.D67]*[.D67]+[.E67]*[.E67]+[.F67]*[.F67]+[.G67]*[.G67]+[.H67]*[.H67]+[.I67]*[.I67]+[.J67]*[.J67]+[.K67]*[.K67]" office:value-type="float" office:value="0.138951552410574">
            <text:p>0.139</text:p>
          </table:table-cell>
          <table:table-cell table:style-name="ce15" table:formula="of:=+[$Q.D67]/[$Q.$C67]" office:value-type="float" office:value="0.122276084530235">
            <text:p>0.122</text:p>
          </table:table-cell>
          <table:table-cell table:style-name="ce15" table:formula="of:=+[$Q.E67]/[$Q.$C67]" office:value-type="float" office:value="0.182676889350233">
            <text:p>0.183</text:p>
          </table:table-cell>
          <table:table-cell table:style-name="ce15" table:formula="of:=+[$Q.F67]/[$Q.$C67]" office:value-type="float" office:value="0.170176836767333">
            <text:p>0.170</text:p>
          </table:table-cell>
          <table:table-cell table:style-name="ce15" table:formula="of:=+[$Q.G67]/[$Q.$C67]" office:value-type="float" office:value="0.0770076887492362">
            <text:p>0.077</text:p>
          </table:table-cell>
          <table:table-cell table:style-name="ce15" table:formula="of:=+[$Q.H67]/[$Q.$C67]" office:value-type="float" office:value="0.111196898484873">
            <text:p>0.111</text:p>
          </table:table-cell>
          <table:table-cell table:style-name="ce15" table:formula="of:=+[$Q.I67]/[$Q.$C67]" office:value-type="float" office:value="0.12868494522656">
            <text:p>0.129</text:p>
          </table:table-cell>
          <table:table-cell table:style-name="ce15" table:formula="of:=+[$Q.J67]/[$Q.$C67]" office:value-type="float" office:value="0.0530669370618293">
            <text:p>0.053</text:p>
          </table:table-cell>
          <table:table-cell table:style-name="ce15" table:formula="of:=+[$Q.K67]/[$Q.$C67]" office:value-type="float" office:value="0.1549137198297">
            <text:p>0.155</text:p>
          </table:table-cell>
          <table:table-cell table:number-columns-repeated="1013"/>
        </table:table-row>
        <table:table-row table:style-name="ro2">
          <table:table-cell table:style-name="ce8" table:formula="of:=1+[.A67]" office:value-type="float" office:value="65">
            <text:p>65</text:p>
          </table:table-cell>
          <table:table-cell table:style-name="ce11" table:formula="of:=1/[.C68]" office:value-type="float" office:value="7.14794262629882">
            <text:p>7.1</text:p>
          </table:table-cell>
          <table:table-cell table:style-name="ce15" table:formula="of:=+[.D68]*[.D68]+[.E68]*[.E68]+[.F68]*[.F68]+[.G68]*[.G68]+[.H68]*[.H68]+[.I68]*[.I68]+[.J68]*[.J68]+[.K68]*[.K68]" office:value-type="float" office:value="0.139900395439771">
            <text:p>0.140</text:p>
          </table:table-cell>
          <table:table-cell table:style-name="ce15" table:formula="of:=+[$Q.D68]/[$Q.$C68]" office:value-type="float" office:value="0.118942173854129">
            <text:p>0.119</text:p>
          </table:table-cell>
          <table:table-cell table:style-name="ce15" table:formula="of:=+[$Q.E68]/[$Q.$C68]" office:value-type="float" office:value="0.186665478340356">
            <text:p>0.187</text:p>
          </table:table-cell>
          <table:table-cell table:style-name="ce15" table:formula="of:=+[$Q.F68]/[$Q.$C68]" office:value-type="float" office:value="0.173274741780659">
            <text:p>0.173</text:p>
          </table:table-cell>
          <table:table-cell table:style-name="ce15" table:formula="of:=+[$Q.G68]/[$Q.$C68]" office:value-type="float" office:value="0.0753337863511318">
            <text:p>0.075</text:p>
          </table:table-cell>
          <table:table-cell table:style-name="ce15" table:formula="of:=+[$Q.H68]/[$Q.$C68]" office:value-type="float" office:value="0.111025918122608">
            <text:p>0.111</text:p>
          </table:table-cell>
          <table:table-cell table:style-name="ce15" table:formula="of:=+[$Q.I68]/[$Q.$C68]" office:value-type="float" office:value="0.127965358410321">
            <text:p>0.128</text:p>
          </table:table-cell>
          <table:table-cell table:style-name="ce15" table:formula="of:=+[$Q.J68]/[$Q.$C68]" office:value-type="float" office:value="0.0527683493729069">
            <text:p>0.053</text:p>
          </table:table-cell>
          <table:table-cell table:style-name="ce15" table:formula="of:=+[$Q.K68]/[$Q.$C68]" office:value-type="float" office:value="0.154024193767888">
            <text:p>0.154</text:p>
          </table:table-cell>
          <table:table-cell table:number-columns-repeated="1013"/>
        </table:table-row>
        <table:table-row table:style-name="ro2">
          <table:table-cell table:style-name="ce8" table:formula="of:=1+[.A68]" office:value-type="float" office:value="66">
            <text:p>66</text:p>
          </table:table-cell>
          <table:table-cell table:style-name="ce11" table:formula="of:=1/[.C69]" office:value-type="float" office:value="7.09857597619861">
            <text:p>7.1</text:p>
          </table:table-cell>
          <table:table-cell table:style-name="ce15" table:formula="of:=+[.D69]*[.D69]+[.E69]*[.E69]+[.F69]*[.F69]+[.G69]*[.G69]+[.H69]*[.H69]+[.I69]*[.I69]+[.J69]*[.J69]+[.K69]*[.K69]" office:value-type="float" office:value="0.140873324925024">
            <text:p>0.141</text:p>
          </table:table-cell>
          <table:table-cell table:style-name="ce15" table:formula="of:=+[$Q.D69]/[$Q.$C69]" office:value-type="float" office:value="0.114141828199193">
            <text:p>0.114</text:p>
          </table:table-cell>
          <table:table-cell table:style-name="ce15" table:formula="of:=+[$Q.E69]/[$Q.$C69]" office:value-type="float" office:value="0.185104391418251">
            <text:p>0.185</text:p>
          </table:table-cell>
          <table:table-cell table:style-name="ce15" table:formula="of:=+[$Q.F69]/[$Q.$C69]" office:value-type="float" office:value="0.173895011613684">
            <text:p>0.174</text:p>
          </table:table-cell>
          <table:table-cell table:style-name="ce15" table:formula="of:=+[$Q.G69]/[$Q.$C69]" office:value-type="float" office:value="0.072702874655921">
            <text:p>0.073</text:p>
          </table:table-cell>
          <table:table-cell table:style-name="ce15" table:formula="of:=+[$Q.H69]/[$Q.$C69]" office:value-type="float" office:value="0.113016447292674">
            <text:p>0.113</text:p>
          </table:table-cell>
          <table:table-cell table:style-name="ce15" table:formula="of:=+[$Q.I69]/[$Q.$C69]" office:value-type="float" office:value="0.125527482974438">
            <text:p>0.126</text:p>
          </table:table-cell>
          <table:table-cell table:style-name="ce15" table:formula="of:=+[$Q.J69]/[$Q.$C69]" office:value-type="float" office:value="0.0517612524945146">
            <text:p>0.052</text:p>
          </table:table-cell>
          <table:table-cell table:style-name="ce15" table:formula="of:=+[$Q.K69]/[$Q.$C69]" office:value-type="float" office:value="0.163850711351324">
            <text:p>0.164</text:p>
          </table:table-cell>
          <table:table-cell table:number-columns-repeated="1013"/>
        </table:table-row>
        <table:table-row table:style-name="ro2">
          <table:table-cell table:style-name="ce8" table:formula="of:=1+[.A69]" office:value-type="float" office:value="67">
            <text:p>67</text:p>
          </table:table-cell>
          <table:table-cell table:style-name="ce11" table:formula="of:=1/[.C70]" office:value-type="float" office:value="7.05744115860638">
            <text:p>7.1</text:p>
          </table:table-cell>
          <table:table-cell table:style-name="ce15" table:formula="of:=+[.D70]*[.D70]+[.E70]*[.E70]+[.F70]*[.F70]+[.G70]*[.G70]+[.H70]*[.H70]+[.I70]*[.I70]+[.J70]*[.J70]+[.K70]*[.K70]" office:value-type="float" office:value="0.141694415514967">
            <text:p>0.142</text:p>
          </table:table-cell>
          <table:table-cell table:style-name="ce15" table:formula="of:=+[$Q.D70]/[$Q.$C70]" office:value-type="float" office:value="0.109644148448195">
            <text:p>0.110</text:p>
          </table:table-cell>
          <table:table-cell table:style-name="ce15" table:formula="of:=+[$Q.E70]/[$Q.$C70]" office:value-type="float" office:value="0.183676866952822">
            <text:p>0.184</text:p>
          </table:table-cell>
          <table:table-cell table:style-name="ce15" table:formula="of:=+[$Q.F70]/[$Q.$C70]" office:value-type="float" office:value="0.177519688537586">
            <text:p>0.178</text:p>
          </table:table-cell>
          <table:table-cell table:style-name="ce15" table:formula="of:=+[$Q.G70]/[$Q.$C70]" office:value-type="float" office:value="0.0702294806680622">
            <text:p>0.070</text:p>
          </table:table-cell>
          <table:table-cell table:style-name="ce15" table:formula="of:=+[$Q.H70]/[$Q.$C70]" office:value-type="float" office:value="0.117432098460501">
            <text:p>0.117</text:p>
          </table:table-cell>
          <table:table-cell table:style-name="ce15" table:formula="of:=+[$Q.I70]/[$Q.$C70]" office:value-type="float" office:value="0.124500686200716">
            <text:p>0.125</text:p>
          </table:table-cell>
          <table:table-cell table:style-name="ce15" table:formula="of:=+[$Q.J70]/[$Q.$C70]" office:value-type="float" office:value="0.0508123354245806">
            <text:p>0.051</text:p>
          </table:table-cell>
          <table:table-cell table:style-name="ce15" table:formula="of:=+[$Q.K70]/[$Q.$C70]" office:value-type="float" office:value="0.166184695307537">
            <text:p>0.166</text:p>
          </table:table-cell>
          <table:table-cell table:number-columns-repeated="1013"/>
        </table:table-row>
        <table:table-row table:style-name="ro2">
          <table:table-cell table:style-name="ce8" table:formula="of:=1+[.A70]" office:value-type="float" office:value="68">
            <text:p>68</text:p>
          </table:table-cell>
          <table:table-cell table:style-name="ce11" table:formula="of:=1/[.C71]" office:value-type="float" office:value="7.02695775975385">
            <text:p>7.0</text:p>
          </table:table-cell>
          <table:table-cell table:style-name="ce15" table:formula="of:=+[.D71]*[.D71]+[.E71]*[.E71]+[.F71]*[.F71]+[.G71]*[.G71]+[.H71]*[.H71]+[.I71]*[.I71]+[.J71]*[.J71]+[.K71]*[.K71]" office:value-type="float" office:value="0.142309095086268">
            <text:p>0.142</text:p>
          </table:table-cell>
          <table:table-cell table:style-name="ce15" table:formula="of:=+[$Q.D71]/[$Q.$C71]" office:value-type="float" office:value="0.10414052141855">
            <text:p>0.104</text:p>
          </table:table-cell>
          <table:table-cell table:style-name="ce15" table:formula="of:=+[$Q.E71]/[$Q.$C71]" office:value-type="float" office:value="0.188195825240736">
            <text:p>0.188</text:p>
          </table:table-cell>
          <table:table-cell table:style-name="ce15" table:formula="of:=+[$Q.F71]/[$Q.$C71]" office:value-type="float" office:value="0.177391599746102">
            <text:p>0.177</text:p>
          </table:table-cell>
          <table:table-cell table:style-name="ce15" table:formula="of:=+[$Q.G71]/[$Q.$C71]" office:value-type="float" office:value="0.0692556213519569">
            <text:p>0.069</text:p>
          </table:table-cell>
          <table:table-cell table:style-name="ce15" table:formula="of:=+[$Q.H71]/[$Q.$C71]" office:value-type="float" office:value="0.120213029512946">
            <text:p>0.120</text:p>
          </table:table-cell>
          <table:table-cell table:style-name="ce15" table:formula="of:=+[$Q.I71]/[$Q.$C71]" office:value-type="float" office:value="0.121321616099642">
            <text:p>0.121</text:p>
          </table:table-cell>
          <table:table-cell table:style-name="ce15" table:formula="of:=+[$Q.J71]/[$Q.$C71]" office:value-type="float" office:value="0.0526189922231594">
            <text:p>0.053</text:p>
          </table:table-cell>
          <table:table-cell table:style-name="ce15" table:formula="of:=+[$Q.K71]/[$Q.$C71]" office:value-type="float" office:value="0.166862794406907">
            <text:p>0.167</text:p>
          </table:table-cell>
          <table:table-cell table:number-columns-repeated="1013"/>
        </table:table-row>
        <table:table-row table:style-name="ro2">
          <table:table-cell table:style-name="ce8" table:formula="of:=1+[.A71]" office:value-type="float" office:value="69">
            <text:p>69</text:p>
          </table:table-cell>
          <table:table-cell table:style-name="ce11" table:formula="of:=1/[.C72]" office:value-type="float" office:value="6.98207502225143">
            <text:p>7.0</text:p>
          </table:table-cell>
          <table:table-cell table:style-name="ce15" table:formula="of:=+[.D72]*[.D72]+[.E72]*[.E72]+[.F72]*[.F72]+[.G72]*[.G72]+[.H72]*[.H72]+[.I72]*[.I72]+[.J72]*[.J72]+[.K72]*[.K72]" office:value-type="float" office:value="0.143223897883231">
            <text:p>0.143</text:p>
          </table:table-cell>
          <table:table-cell table:style-name="ce15" table:formula="of:=+[$Q.D72]/[$Q.$C72]" office:value-type="float" office:value="0.0998500057993012">
            <text:p>0.100</text:p>
          </table:table-cell>
          <table:table-cell table:style-name="ce15" table:formula="of:=+[$Q.E72]/[$Q.$C72]" office:value-type="float" office:value="0.189494222095391">
            <text:p>0.189</text:p>
          </table:table-cell>
          <table:table-cell table:style-name="ce15" table:formula="of:=+[$Q.F72]/[$Q.$C72]" office:value-type="float" office:value="0.17949573865632">
            <text:p>0.179</text:p>
          </table:table-cell>
          <table:table-cell table:style-name="ce15" table:formula="of:=+[$Q.G72]/[$Q.$C72]" office:value-type="float" office:value="0.0675636332542218">
            <text:p>0.068</text:p>
          </table:table-cell>
          <table:table-cell table:style-name="ce15" table:formula="of:=+[$Q.H72]/[$Q.$C72]" office:value-type="float" office:value="0.122646340531583">
            <text:p>0.123</text:p>
          </table:table-cell>
          <table:table-cell table:style-name="ce15" table:formula="of:=+[$Q.I72]/[$Q.$C72]" office:value-type="float" office:value="0.119269324656227">
            <text:p>0.119</text:p>
          </table:table-cell>
          <table:table-cell table:style-name="ce15" table:formula="of:=+[$Q.J72]/[$Q.$C72]" office:value-type="float" office:value="0.0528585664925962">
            <text:p>0.053</text:p>
          </table:table-cell>
          <table:table-cell table:style-name="ce15" table:formula="of:=+[$Q.K72]/[$Q.$C72]" office:value-type="float" office:value="0.16882216851436">
            <text:p>0.169</text:p>
          </table:table-cell>
          <table:table-cell table:number-columns-repeated="1013"/>
        </table:table-row>
        <table:table-row table:style-name="ro2">
          <table:table-cell table:style-name="ce8" table:formula="of:=1+[.A72]" office:value-type="float" office:value="70">
            <text:p>70</text:p>
          </table:table-cell>
          <table:table-cell table:style-name="ce11" table:formula="of:=1/[.C73]" office:value-type="float" office:value="6.90512886909528">
            <text:p>6.9</text:p>
          </table:table-cell>
          <table:table-cell table:style-name="ce15" table:formula="of:=+[.D73]*[.D73]+[.E73]*[.E73]+[.F73]*[.F73]+[.G73]*[.G73]+[.H73]*[.H73]+[.I73]*[.I73]+[.J73]*[.J73]+[.K73]*[.K73]" office:value-type="float" office:value="0.144819889528147">
            <text:p>0.145</text:p>
          </table:table-cell>
          <table:table-cell table:style-name="ce15" table:formula="of:=+[$Q.D73]/[$Q.$C73]" office:value-type="float" office:value="0.095023964738516">
            <text:p>0.095</text:p>
          </table:table-cell>
          <table:table-cell table:style-name="ce15" table:formula="of:=+[$Q.E73]/[$Q.$C73]" office:value-type="float" office:value="0.190741353677966">
            <text:p>0.191</text:p>
          </table:table-cell>
          <table:table-cell table:style-name="ce15" table:formula="of:=+[$Q.F73]/[$Q.$C73]" office:value-type="float" office:value="0.186348941617923">
            <text:p>0.186</text:p>
          </table:table-cell>
          <table:table-cell table:style-name="ce15" table:formula="of:=+[$Q.G73]/[$Q.$C73]" office:value-type="float" office:value="0.0653807378288673">
            <text:p>0.065</text:p>
          </table:table-cell>
          <table:table-cell table:style-name="ce15" table:formula="of:=+[$Q.H73]/[$Q.$C73]" office:value-type="float" office:value="0.12411294010947">
            <text:p>0.124</text:p>
          </table:table-cell>
          <table:table-cell table:style-name="ce15" table:formula="of:=+[$Q.I73]/[$Q.$C73]" office:value-type="float" office:value="0.116304038582097">
            <text:p>0.116</text:p>
          </table:table-cell>
          <table:table-cell table:style-name="ce15" table:formula="of:=+[$Q.J73]/[$Q.$C73]" office:value-type="float" office:value="0.0526689041961752">
            <text:p>0.053</text:p>
          </table:table-cell>
          <table:table-cell table:style-name="ce15" table:formula="of:=+[$Q.K73]/[$Q.$C73]" office:value-type="float" office:value="0.169419119248986">
            <text:p>0.169</text:p>
          </table:table-cell>
          <table:table-cell table:number-columns-repeated="1013"/>
        </table:table-row>
        <table:table-row table:style-name="ro2">
          <table:table-cell table:style-name="ce8" table:formula="of:=1+[.A73]" office:value-type="float" office:value="71">
            <text:p>71</text:p>
          </table:table-cell>
          <table:table-cell table:style-name="ce11" table:formula="of:=1/[.C74]" office:value-type="float" office:value="6.85724161331523">
            <text:p>6.9</text:p>
          </table:table-cell>
          <table:table-cell table:style-name="ce15" table:formula="of:=+[.D74]*[.D74]+[.E74]*[.E74]+[.F74]*[.F74]+[.G74]*[.G74]+[.H74]*[.H74]+[.I74]*[.I74]+[.J74]*[.J74]+[.K74]*[.K74]" office:value-type="float" office:value="0.145831233080401">
            <text:p>0.146</text:p>
          </table:table-cell>
          <table:table-cell table:style-name="ce15" table:formula="of:=+[$Q.D74]/[$Q.$C74]" office:value-type="float" office:value="0.0904015452023652">
            <text:p>0.090</text:p>
          </table:table-cell>
          <table:table-cell table:style-name="ce15" table:formula="of:=+[$Q.E74]/[$Q.$C74]" office:value-type="float" office:value="0.190337570362602">
            <text:p>0.190</text:p>
          </table:table-cell>
          <table:table-cell table:style-name="ce15" table:formula="of:=+[$Q.F74]/[$Q.$C74]" office:value-type="float" office:value="0.188601073471515">
            <text:p>0.189</text:p>
          </table:table-cell>
          <table:table-cell table:style-name="ce15" table:formula="of:=+[$Q.G74]/[$Q.$C74]" office:value-type="float" office:value="0.0649922847971931">
            <text:p>0.065</text:p>
          </table:table-cell>
          <table:table-cell table:style-name="ce15" table:formula="of:=+[$Q.H74]/[$Q.$C74]" office:value-type="float" office:value="0.12527480559847">
            <text:p>0.125</text:p>
          </table:table-cell>
          <table:table-cell table:style-name="ce15" table:formula="of:=+[$Q.I74]/[$Q.$C74]" office:value-type="float" office:value="0.114881151079588">
            <text:p>0.115</text:p>
          </table:table-cell>
          <table:table-cell table:style-name="ce15" table:formula="of:=+[$Q.J74]/[$Q.$C74]" office:value-type="float" office:value="0.0522708641503029">
            <text:p>0.052</text:p>
          </table:table-cell>
          <table:table-cell table:style-name="ce15" table:formula="of:=+[$Q.K74]/[$Q.$C74]" office:value-type="float" office:value="0.173240705337963">
            <text:p>0.173</text:p>
          </table:table-cell>
          <table:table-cell table:number-columns-repeated="1013"/>
        </table:table-row>
        <table:table-row table:style-name="ro2">
          <table:table-cell table:style-name="ce8" table:formula="of:=1+[.A74]" office:value-type="float" office:value="72">
            <text:p>72</text:p>
          </table:table-cell>
          <table:table-cell table:style-name="ce11" table:formula="of:=1/[.C75]" office:value-type="float" office:value="6.81831591300275">
            <text:p>6.8</text:p>
          </table:table-cell>
          <table:table-cell table:style-name="ce15" table:formula="of:=+[.D75]*[.D75]+[.E75]*[.E75]+[.F75]*[.F75]+[.G75]*[.G75]+[.H75]*[.H75]+[.I75]*[.I75]+[.J75]*[.J75]+[.K75]*[.K75]" office:value-type="float" office:value="0.146663782194804">
            <text:p>0.147</text:p>
          </table:table-cell>
          <table:table-cell table:style-name="ce15" table:formula="of:=+[$Q.D75]/[$Q.$C75]" office:value-type="float" office:value="0.0856083078217693">
            <text:p>0.086</text:p>
          </table:table-cell>
          <table:table-cell table:style-name="ce15" table:formula="of:=+[$Q.E75]/[$Q.$C75]" office:value-type="float" office:value="0.190823160391318">
            <text:p>0.191</text:p>
          </table:table-cell>
          <table:table-cell table:style-name="ce15" table:formula="of:=+[$Q.F75]/[$Q.$C75]" office:value-type="float" office:value="0.189265671798434">
            <text:p>0.189</text:p>
          </table:table-cell>
          <table:table-cell table:style-name="ce15" table:formula="of:=+[$Q.G75]/[$Q.$C75]" office:value-type="float" office:value="0.0628762222482972">
            <text:p>0.063</text:p>
          </table:table-cell>
          <table:table-cell table:style-name="ce15" table:formula="of:=+[$Q.H75]/[$Q.$C75]" office:value-type="float" office:value="0.125268915588137">
            <text:p>0.125</text:p>
          </table:table-cell>
          <table:table-cell table:style-name="ce15" table:formula="of:=+[$Q.I75]/[$Q.$C75]" office:value-type="float" office:value="0.121094704948401">
            <text:p>0.121</text:p>
          </table:table-cell>
          <table:table-cell table:style-name="ce15" table:formula="of:=+[$Q.J75]/[$Q.$C75]" office:value-type="float" office:value="0.0514426478992985">
            <text:p>0.051</text:p>
          </table:table-cell>
          <table:table-cell table:style-name="ce15" table:formula="of:=+[$Q.K75]/[$Q.$C75]" office:value-type="float" office:value="0.173620369304345">
            <text:p>0.174</text:p>
          </table:table-cell>
          <table:table-cell table:number-columns-repeated="1013"/>
        </table:table-row>
        <table:table-row table:style-name="ro2">
          <table:table-cell table:style-name="ce8" table:formula="of:=1+[.A75]" office:value-type="float" office:value="73">
            <text:p>73</text:p>
          </table:table-cell>
          <table:table-cell table:style-name="ce11" table:formula="of:=1/[.C76]" office:value-type="float" office:value="6.69801122792463">
            <text:p>6.7</text:p>
          </table:table-cell>
          <table:table-cell table:style-name="ce15" table:formula="of:=+[.D76]*[.D76]+[.E76]*[.E76]+[.F76]*[.F76]+[.G76]*[.G76]+[.H76]*[.H76]+[.I76]*[.I76]+[.J76]*[.J76]+[.K76]*[.K76]" office:value-type="float" office:value="0.149298047729587">
            <text:p>0.149</text:p>
          </table:table-cell>
          <table:table-cell table:style-name="ce15" table:formula="of:=+[$Q.D76]/[$Q.$C76]" office:value-type="float" office:value="0.0793463086723519">
            <text:p>0.079</text:p>
          </table:table-cell>
          <table:table-cell table:style-name="ce15" table:formula="of:=+[$Q.E76]/[$Q.$C76]" office:value-type="float" office:value="0.200126688154012">
            <text:p>0.200</text:p>
          </table:table-cell>
          <table:table-cell table:style-name="ce15" table:formula="of:=+[$Q.F76]/[$Q.$C76]" office:value-type="float" office:value="0.191685449560632">
            <text:p>0.192</text:p>
          </table:table-cell>
          <table:table-cell table:style-name="ce15" table:formula="of:=+[$Q.G76]/[$Q.$C76]" office:value-type="float" office:value="0.0592139811576007">
            <text:p>0.059</text:p>
          </table:table-cell>
          <table:table-cell table:style-name="ce15" table:formula="of:=+[$Q.H76]/[$Q.$C76]" office:value-type="float" office:value="0.13307189609024">
            <text:p>0.133</text:p>
          </table:table-cell>
          <table:table-cell table:style-name="ce15" table:formula="of:=+[$Q.I76]/[$Q.$C76]" office:value-type="float" office:value="0.118136054315596">
            <text:p>0.118</text:p>
          </table:table-cell>
          <table:table-cell table:style-name="ce15" table:formula="of:=+[$Q.J76]/[$Q.$C76]" office:value-type="float" office:value="0.0492761390451519">
            <text:p>0.049</text:p>
          </table:table-cell>
          <table:table-cell table:style-name="ce15" table:formula="of:=+[$Q.K76]/[$Q.$C76]" office:value-type="float" office:value="0.169143483004415">
            <text:p>0.169</text:p>
          </table:table-cell>
          <table:table-cell table:number-columns-repeated="1013"/>
        </table:table-row>
        <table:table-row table:style-name="ro2">
          <table:table-cell table:style-name="ce8" table:formula="of:=1+[.A76]" office:value-type="float" office:value="74">
            <text:p>74</text:p>
          </table:table-cell>
          <table:table-cell table:style-name="ce11" table:formula="of:=1/[.C77]" office:value-type="float" office:value="6.60643053528145">
            <text:p>6.6</text:p>
          </table:table-cell>
          <table:table-cell table:style-name="ce15" table:formula="of:=+[.D77]*[.D77]+[.E77]*[.E77]+[.F77]*[.F77]+[.G77]*[.G77]+[.H77]*[.H77]+[.I77]*[.I77]+[.J77]*[.J77]+[.K77]*[.K77]" office:value-type="float" office:value="0.151367670432547">
            <text:p>0.151</text:p>
          </table:table-cell>
          <table:table-cell table:style-name="ce15" table:formula="of:=+[$Q.D77]/[$Q.$C77]" office:value-type="float" office:value="0.0755636630698291">
            <text:p>0.076</text:p>
          </table:table-cell>
          <table:table-cell table:style-name="ce15" table:formula="of:=+[$Q.E77]/[$Q.$C77]" office:value-type="float" office:value="0.202698130301941">
            <text:p>0.203</text:p>
          </table:table-cell>
          <table:table-cell table:style-name="ce15" table:formula="of:=+[$Q.F77]/[$Q.$C77]" office:value-type="float" office:value="0.197789929139686">
            <text:p>0.198</text:p>
          </table:table-cell>
          <table:table-cell table:style-name="ce15" table:formula="of:=+[$Q.G77]/[$Q.$C77]" office:value-type="float" office:value="0.0565289463875302">
            <text:p>0.057</text:p>
          </table:table-cell>
          <table:table-cell table:style-name="ce15" table:formula="of:=+[$Q.H77]/[$Q.$C77]" office:value-type="float" office:value="0.135931312226231">
            <text:p>0.136</text:p>
          </table:table-cell>
          <table:table-cell table:style-name="ce15" table:formula="of:=+[$Q.I77]/[$Q.$C77]" office:value-type="float" office:value="0.116740162282861">
            <text:p>0.117</text:p>
          </table:table-cell>
          <table:table-cell table:style-name="ce15" table:formula="of:=+[$Q.J77]/[$Q.$C77]" office:value-type="float" office:value="0.0478298887514288">
            <text:p>0.048</text:p>
          </table:table-cell>
          <table:table-cell table:style-name="ce15" table:formula="of:=+[$Q.K77]/[$Q.$C77]" office:value-type="float" office:value="0.166917967840493">
            <text:p>0.167</text:p>
          </table:table-cell>
          <table:table-cell table:number-columns-repeated="1013"/>
        </table:table-row>
        <table:table-row table:style-name="ro2">
          <table:table-cell table:style-name="ce8" table:formula="of:=1+[.A77]" office:value-type="float" office:value="75">
            <text:p>75</text:p>
          </table:table-cell>
          <table:table-cell table:style-name="ce11" table:formula="of:=1/[.C78]" office:value-type="float" office:value="6.52442947449016">
            <text:p>6.5</text:p>
          </table:table-cell>
          <table:table-cell table:style-name="ce15" table:formula="of:=+[.D78]*[.D78]+[.E78]*[.E78]+[.F78]*[.F78]+[.G78]*[.G78]+[.H78]*[.H78]+[.I78]*[.I78]+[.J78]*[.J78]+[.K78]*[.K78]" office:value-type="float" office:value="0.153270106437643">
            <text:p>0.153</text:p>
          </table:table-cell>
          <table:table-cell table:style-name="ce15" table:formula="of:=+[$Q.D78]/[$Q.$C78]" office:value-type="float" office:value="0.0715247686878197">
            <text:p>0.072</text:p>
          </table:table-cell>
          <table:table-cell table:style-name="ce15" table:formula="of:=+[$Q.E78]/[$Q.$C78]" office:value-type="float" office:value="0.206719583990077">
            <text:p>0.207</text:p>
          </table:table-cell>
          <table:table-cell table:style-name="ce15" table:formula="of:=+[$Q.F78]/[$Q.$C78]" office:value-type="float" office:value="0.200807841224122">
            <text:p>0.201</text:p>
          </table:table-cell>
          <table:table-cell table:style-name="ce15" table:formula="of:=+[$Q.G78]/[$Q.$C78]" office:value-type="float" office:value="0.0535074617914947">
            <text:p>0.054</text:p>
          </table:table-cell>
          <table:table-cell table:style-name="ce15" table:formula="of:=+[$Q.H78]/[$Q.$C78]" office:value-type="float" office:value="0.137526703042441">
            <text:p>0.138</text:p>
          </table:table-cell>
          <table:table-cell table:style-name="ce15" table:formula="of:=+[$Q.I78]/[$Q.$C78]" office:value-type="float" office:value="0.120741399034453">
            <text:p>0.121</text:p>
          </table:table-cell>
          <table:table-cell table:style-name="ce15" table:formula="of:=+[$Q.J78]/[$Q.$C78]" office:value-type="float" office:value="0.0459947523728598">
            <text:p>0.046</text:p>
          </table:table-cell>
          <table:table-cell table:style-name="ce15" table:formula="of:=+[$Q.K78]/[$Q.$C78]" office:value-type="float" office:value="0.163177489856732">
            <text:p>0.163</text:p>
          </table:table-cell>
          <table:table-cell table:number-columns-repeated="1013"/>
        </table:table-row>
        <table:table-row table:style-name="ro2">
          <table:table-cell table:style-name="ce8" table:formula="of:=1+[.A78]" office:value-type="float" office:value="76">
            <text:p>76</text:p>
          </table:table-cell>
          <table:table-cell table:style-name="ce11" table:formula="of:=1/[.C79]" office:value-type="float" office:value="6.42818087960169">
            <text:p>6.4</text:p>
          </table:table-cell>
          <table:table-cell table:style-name="ce15" table:formula="of:=+[.D79]*[.D79]+[.E79]*[.E79]+[.F79]*[.F79]+[.G79]*[.G79]+[.H79]*[.H79]+[.I79]*[.I79]+[.J79]*[.J79]+[.K79]*[.K79]" office:value-type="float" office:value="0.155565006450466">
            <text:p>0.156</text:p>
          </table:table-cell>
          <table:table-cell table:style-name="ce15" table:formula="of:=+[$Q.D79]/[$Q.$C79]" office:value-type="float" office:value="0.0681374851679538">
            <text:p>0.068</text:p>
          </table:table-cell>
          <table:table-cell table:style-name="ce15" table:formula="of:=+[$Q.E79]/[$Q.$C79]" office:value-type="float" office:value="0.21121454756448">
            <text:p>0.211</text:p>
          </table:table-cell>
          <table:table-cell table:style-name="ce15" table:formula="of:=+[$Q.F79]/[$Q.$C79]" office:value-type="float" office:value="0.205483933447144">
            <text:p>0.205</text:p>
          </table:table-cell>
          <table:table-cell table:style-name="ce15" table:formula="of:=+[$Q.G79]/[$Q.$C79]" office:value-type="float" office:value="0.0509734452984494">
            <text:p>0.051</text:p>
          </table:table-cell>
          <table:table-cell table:style-name="ce15" table:formula="of:=+[$Q.H79]/[$Q.$C79]" office:value-type="float" office:value="0.139389731725603">
            <text:p>0.139</text:p>
          </table:table-cell>
          <table:table-cell table:style-name="ce15" table:formula="of:=+[$Q.I79]/[$Q.$C79]" office:value-type="float" office:value="0.120897434525602">
            <text:p>0.121</text:p>
          </table:table-cell>
          <table:table-cell table:style-name="ce15" table:formula="of:=+[$Q.J79]/[$Q.$C79]" office:value-type="float" office:value="0.0442681968535397">
            <text:p>0.044</text:p>
          </table:table-cell>
          <table:table-cell table:style-name="ce15" table:formula="of:=+[$Q.K79]/[$Q.$C79]" office:value-type="float" office:value="0.159635225417228">
            <text:p>0.160</text:p>
          </table:table-cell>
          <table:table-cell table:number-columns-repeated="1013"/>
        </table:table-row>
        <table:table-row table:style-name="ro2">
          <table:table-cell table:style-name="ce8" table:formula="of:=1+[.A79]" office:value-type="float" office:value="77">
            <text:p>77</text:p>
          </table:table-cell>
          <table:table-cell table:style-name="ce11" table:formula="of:=1/[.C80]" office:value-type="float" office:value="6.3593508987218">
            <text:p>6.4</text:p>
          </table:table-cell>
          <table:table-cell table:style-name="ce15" table:formula="of:=+[.D80]*[.D80]+[.E80]*[.E80]+[.F80]*[.F80]+[.G80]*[.G80]+[.H80]*[.H80]+[.I80]*[.I80]+[.J80]*[.J80]+[.K80]*[.K80]" office:value-type="float" office:value="0.157248753202311">
            <text:p>0.157</text:p>
          </table:table-cell>
          <table:table-cell table:style-name="ce15" table:formula="of:=+[$Q.D80]/[$Q.$C80]" office:value-type="float" office:value="0.0651067335995853">
            <text:p>0.065</text:p>
          </table:table-cell>
          <table:table-cell table:style-name="ce15" table:formula="of:=+[$Q.E80]/[$Q.$C80]" office:value-type="float" office:value="0.214333359074531">
            <text:p>0.214</text:p>
          </table:table-cell>
          <table:table-cell table:style-name="ce15" table:formula="of:=+[$Q.F80]/[$Q.$C80]" office:value-type="float" office:value="0.208585682793004">
            <text:p>0.209</text:p>
          </table:table-cell>
          <table:table-cell table:style-name="ce15" table:formula="of:=+[$Q.G80]/[$Q.$C80]" office:value-type="float" office:value="0.0497101508923054">
            <text:p>0.050</text:p>
          </table:table-cell>
          <table:table-cell table:style-name="ce15" table:formula="of:=+[$Q.H80]/[$Q.$C80]" office:value-type="float" office:value="0.141120530983041">
            <text:p>0.141</text:p>
          </table:table-cell>
          <table:table-cell table:style-name="ce15" table:formula="of:=+[$Q.I80]/[$Q.$C80]" office:value-type="float" office:value="0.122392101092189">
            <text:p>0.122</text:p>
          </table:table-cell>
          <table:table-cell table:style-name="ce15" table:formula="of:=+[$Q.J80]/[$Q.$C80]" office:value-type="float" office:value="0.0426038394269992">
            <text:p>0.043</text:p>
          </table:table-cell>
          <table:table-cell table:style-name="ce15" table:formula="of:=+[$Q.K80]/[$Q.$C80]" office:value-type="float" office:value="0.156147602138345">
            <text:p>0.156</text:p>
          </table:table-cell>
          <table:table-cell table:number-columns-repeated="1013"/>
        </table:table-row>
        <table:table-row table:style-name="ro2">
          <table:table-cell table:style-name="ce8" table:formula="of:=1+[.A80]" office:value-type="float" office:value="78">
            <text:p>78</text:p>
          </table:table-cell>
          <table:table-cell table:style-name="ce11" table:formula="of:=1/[.C81]" office:value-type="float" office:value="6.32637878865964">
            <text:p>6.3</text:p>
          </table:table-cell>
          <table:table-cell table:style-name="ce15" table:formula="of:=+[.D81]*[.D81]+[.E81]*[.E81]+[.F81]*[.F81]+[.G81]*[.G81]+[.H81]*[.H81]+[.I81]*[.I81]+[.J81]*[.J81]+[.K81]*[.K81]" office:value-type="float" office:value="0.15806830943992">
            <text:p>0.158</text:p>
          </table:table-cell>
          <table:table-cell table:style-name="ce15" table:formula="of:=+[$Q.D81]/[$Q.$C81]" office:value-type="float" office:value="0.0620411263543666">
            <text:p>0.062</text:p>
          </table:table-cell>
          <table:table-cell table:style-name="ce15" table:formula="of:=+[$Q.E81]/[$Q.$C81]" office:value-type="float" office:value="0.216814655662206">
            <text:p>0.217</text:p>
          </table:table-cell>
          <table:table-cell table:style-name="ce15" table:formula="of:=+[$Q.F81]/[$Q.$C81]" office:value-type="float" office:value="0.210716198371985">
            <text:p>0.211</text:p>
          </table:table-cell>
          <table:table-cell table:style-name="ce15" table:formula="of:=+[$Q.G81]/[$Q.$C81]" office:value-type="float" office:value="0.0528511399551808">
            <text:p>0.053</text:p>
          </table:table-cell>
          <table:table-cell table:style-name="ce15" table:formula="of:=+[$Q.H81]/[$Q.$C81]" office:value-type="float" office:value="0.142257368373384">
            <text:p>0.142</text:p>
          </table:table-cell>
          <table:table-cell table:style-name="ce15" table:formula="of:=+[$Q.I81]/[$Q.$C81]" office:value-type="float" office:value="0.122488908000519">
            <text:p>0.122</text:p>
          </table:table-cell>
          <table:table-cell table:style-name="ce15" table:formula="of:=+[$Q.J81]/[$Q.$C81]" office:value-type="float" office:value="0.0408116070742819">
            <text:p>0.041</text:p>
          </table:table-cell>
          <table:table-cell table:style-name="ce15" table:formula="of:=+[$Q.K81]/[$Q.$C81]" office:value-type="float" office:value="0.152018996208077">
            <text:p>0.152</text:p>
          </table:table-cell>
          <table:table-cell table:number-columns-repeated="1013"/>
        </table:table-row>
        <table:table-row table:style-name="ro2">
          <table:table-cell table:style-name="ce8" table:formula="of:=1+[.A81]" office:value-type="float" office:value="79">
            <text:p>79</text:p>
          </table:table-cell>
          <table:table-cell table:style-name="ce11" table:formula="of:=1/[.C82]" office:value-type="float" office:value="6.26385228919597">
            <text:p>6.3</text:p>
          </table:table-cell>
          <table:table-cell table:style-name="ce15" table:formula="of:=+[.D82]*[.D82]+[.E82]*[.E82]+[.F82]*[.F82]+[.G82]*[.G82]+[.H82]*[.H82]+[.I82]*[.I82]+[.J82]*[.J82]+[.K82]*[.K82]" office:value-type="float" office:value="0.159646165623162">
            <text:p>0.160</text:p>
          </table:table-cell>
          <table:table-cell table:style-name="ce15" table:formula="of:=+[$Q.D82]/[$Q.$C82]" office:value-type="float" office:value="0.0595040738641497">
            <text:p>0.060</text:p>
          </table:table-cell>
          <table:table-cell table:style-name="ce15" table:formula="of:=+[$Q.E82]/[$Q.$C82]" office:value-type="float" office:value="0.219828061503945">
            <text:p>0.220</text:p>
          </table:table-cell>
          <table:table-cell table:style-name="ce15" table:formula="of:=+[$Q.F82]/[$Q.$C82]" office:value-type="float" office:value="0.213567926876458">
            <text:p>0.214</text:p>
          </table:table-cell>
          <table:table-cell table:style-name="ce15" table:formula="of:=+[$Q.G82]/[$Q.$C82]" office:value-type="float" office:value="0.0525272025143264">
            <text:p>0.053</text:p>
          </table:table-cell>
          <table:table-cell table:style-name="ce15" table:formula="of:=+[$Q.H82]/[$Q.$C82]" office:value-type="float" office:value="0.143834057521134">
            <text:p>0.144</text:p>
          </table:table-cell>
          <table:table-cell table:style-name="ce15" table:formula="of:=+[$Q.I82]/[$Q.$C82]" office:value-type="float" office:value="0.122993930613224">
            <text:p>0.123</text:p>
          </table:table-cell>
          <table:table-cell table:style-name="ce15" table:formula="of:=+[$Q.J82]/[$Q.$C82]" office:value-type="float" office:value="0.0392331033620368">
            <text:p>0.039</text:p>
          </table:table-cell>
          <table:table-cell table:style-name="ce15" table:formula="of:=+[$Q.K82]/[$Q.$C82]" office:value-type="float" office:value="0.148511643744726">
            <text:p>0.149</text:p>
          </table:table-cell>
          <table:table-cell table:number-columns-repeated="1013"/>
        </table:table-row>
        <table:table-row table:style-name="ro2">
          <table:table-cell table:style-name="ce8" table:formula="of:=1+[.A82]" office:value-type="float" office:value="80">
            <text:p>80</text:p>
          </table:table-cell>
          <table:table-cell table:style-name="ce11" table:formula="of:=1/[.C83]" office:value-type="float" office:value="6.20146432283744">
            <text:p>6.2</text:p>
          </table:table-cell>
          <table:table-cell table:style-name="ce15" table:formula="of:=+[.D83]*[.D83]+[.E83]*[.E83]+[.F83]*[.F83]+[.G83]*[.G83]+[.H83]*[.H83]+[.I83]*[.I83]+[.J83]*[.J83]+[.K83]*[.K83]" office:value-type="float" office:value="0.161252237849279">
            <text:p>0.161</text:p>
          </table:table-cell>
          <table:table-cell table:style-name="ce15" table:formula="of:=+[$Q.D83]/[$Q.$C83]" office:value-type="float" office:value="0.057050919203175">
            <text:p>0.057</text:p>
          </table:table-cell>
          <table:table-cell table:style-name="ce15" table:formula="of:=+[$Q.E83]/[$Q.$C83]" office:value-type="float" office:value="0.222683783166225">
            <text:p>0.223</text:p>
          </table:table-cell>
          <table:table-cell table:style-name="ce15" table:formula="of:=+[$Q.F83]/[$Q.$C83]" office:value-type="float" office:value="0.216264498004445">
            <text:p>0.216</text:p>
          </table:table-cell>
          <table:table-cell table:style-name="ce15" table:formula="of:=+[$Q.G83]/[$Q.$C83]" office:value-type="float" office:value="0.0521593423796484">
            <text:p>0.052</text:p>
          </table:table-cell>
          <table:table-cell table:style-name="ce15" table:formula="of:=+[$Q.H83]/[$Q.$C83]" office:value-type="float" office:value="0.145806860534461">
            <text:p>0.146</text:p>
          </table:table-cell>
          <table:table-cell table:style-name="ce15" table:formula="of:=+[$Q.I83]/[$Q.$C83]" office:value-type="float" office:value="0.123391409569914">
            <text:p>0.123</text:p>
          </table:table-cell>
          <table:table-cell table:style-name="ce15" table:formula="of:=+[$Q.J83]/[$Q.$C83]" office:value-type="float" office:value="0.0376835210467219">
            <text:p>0.038</text:p>
          </table:table-cell>
          <table:table-cell table:style-name="ce15" table:formula="of:=+[$Q.K83]/[$Q.$C83]" office:value-type="float" office:value="0.144959666095409">
            <text:p>0.145</text:p>
          </table:table-cell>
          <table:table-cell table:number-columns-repeated="1013"/>
        </table:table-row>
        <table:table-row table:style-name="ro2">
          <table:table-cell table:style-name="ce8" table:formula="of:=1+[.A83]" office:value-type="float" office:value="81">
            <text:p>81</text:p>
          </table:table-cell>
          <table:table-cell table:style-name="ce11" table:formula="of:=1/[.C84]" office:value-type="float" office:value="6.13935021639772">
            <text:p>6.1</text:p>
          </table:table-cell>
          <table:table-cell table:style-name="ce15" table:formula="of:=+[.D84]*[.D84]+[.E84]*[.E84]+[.F84]*[.F84]+[.G84]*[.G84]+[.H84]*[.H84]+[.I84]*[.I84]+[.J84]*[.J84]+[.K84]*[.K84]" office:value-type="float" office:value="0.162883687157817">
            <text:p>0.163</text:p>
          </table:table-cell>
          <table:table-cell table:style-name="ce15" table:formula="of:=+[$Q.D84]/[$Q.$C84]" office:value-type="float" office:value="0.0546884684922551">
            <text:p>0.055</text:p>
          </table:table-cell>
          <table:table-cell table:style-name="ce15" table:formula="of:=+[$Q.E84]/[$Q.$C84]" office:value-type="float" office:value="0.225378200540078">
            <text:p>0.225</text:p>
          </table:table-cell>
          <table:table-cell table:style-name="ce15" table:formula="of:=+[$Q.F84]/[$Q.$C84]" office:value-type="float" office:value="0.21881549411813">
            <text:p>0.219</text:p>
          </table:table-cell>
          <table:table-cell table:style-name="ce15" table:formula="of:=+[$Q.G84]/[$Q.$C84]" office:value-type="float" office:value="0.0517495472213379">
            <text:p>0.052</text:p>
          </table:table-cell>
          <table:table-cell table:style-name="ce15" table:formula="of:=+[$Q.H84]/[$Q.$C84]" office:value-type="float" office:value="0.14814695620698">
            <text:p>0.148</text:p>
          </table:table-cell>
          <table:table-cell table:style-name="ce15" table:formula="of:=+[$Q.I84]/[$Q.$C84]" office:value-type="float" office:value="0.123682500229834">
            <text:p>0.124</text:p>
          </table:table-cell>
          <table:table-cell table:style-name="ce15" table:formula="of:=+[$Q.J84]/[$Q.$C84]" office:value-type="float" office:value="0.036165286304647">
            <text:p>0.036</text:p>
          </table:table-cell>
          <table:table-cell table:style-name="ce15" table:formula="of:=+[$Q.K84]/[$Q.$C84]" office:value-type="float" office:value="0.141373546886737">
            <text:p>0.141</text:p>
          </table:table-cell>
          <table:table-cell table:number-columns-repeated="1013"/>
        </table:table-row>
        <table:table-row table:style-name="ro2">
          <table:table-cell table:style-name="ce8" table:formula="of:=1+[.A84]" office:value-type="float" office:value="82">
            <text:p>82</text:p>
          </table:table-cell>
          <table:table-cell table:style-name="ce11" table:formula="of:=1/[.C85]" office:value-type="float" office:value="6.09203906674487">
            <text:p>6.1</text:p>
          </table:table-cell>
          <table:table-cell table:style-name="ce15" table:formula="of:=+[.D85]*[.D85]+[.E85]*[.E85]+[.F85]*[.F85]+[.G85]*[.G85]+[.H85]*[.H85]+[.I85]*[.I85]+[.J85]*[.J85]+[.K85]*[.K85]" office:value-type="float" office:value="0.164148651878939">
            <text:p>0.164</text:p>
          </table:table-cell>
          <table:table-cell table:style-name="ce15" table:formula="of:=+[$Q.D85]/[$Q.$C85]" office:value-type="float" office:value="0.0521433554601247">
            <text:p>0.052</text:p>
          </table:table-cell>
          <table:table-cell table:style-name="ce15" table:formula="of:=+[$Q.E85]/[$Q.$C85]" office:value-type="float" office:value="0.226711004905954">
            <text:p>0.227</text:p>
          </table:table-cell>
          <table:table-cell table:style-name="ce15" table:formula="of:=+[$Q.F85]/[$Q.$C85]" office:value-type="float" office:value="0.220035754893622">
            <text:p>0.220</text:p>
          </table:table-cell>
          <table:table-cell table:style-name="ce15" table:formula="of:=+[$Q.G85]/[$Q.$C85]" office:value-type="float" office:value="0.0510302998867909">
            <text:p>0.051</text:p>
          </table:table-cell>
          <table:table-cell table:style-name="ce15" table:formula="of:=+[$Q.H85]/[$Q.$C85]" office:value-type="float" office:value="0.150435120481265">
            <text:p>0.150</text:p>
          </table:table-cell>
          <table:table-cell table:style-name="ce15" table:formula="of:=+[$Q.I85]/[$Q.$C85]" office:value-type="float" office:value="0.128107092069114">
            <text:p>0.128</text:p>
          </table:table-cell>
          <table:table-cell table:style-name="ce15" table:formula="of:=+[$Q.J85]/[$Q.$C85]" office:value-type="float" office:value="0.0344981774953193">
            <text:p>0.034</text:p>
          </table:table-cell>
          <table:table-cell table:style-name="ce15" table:formula="of:=+[$Q.K85]/[$Q.$C85]" office:value-type="float" office:value="0.13703919480781">
            <text:p>0.137</text:p>
          </table:table-cell>
          <table:table-cell table:number-columns-repeated="1013"/>
        </table:table-row>
        <table:table-row table:style-name="ro2">
          <table:table-cell table:style-name="ce8" table:formula="of:=1+[.A85]" office:value-type="float" office:value="83">
            <text:p>83</text:p>
          </table:table-cell>
          <table:table-cell table:style-name="ce11" table:formula="of:=1/[.C86]" office:value-type="float" office:value="6.198192940523">
            <text:p>6.2</text:p>
          </table:table-cell>
          <table:table-cell table:style-name="ce15" table:formula="of:=+[.D86]*[.D86]+[.E86]*[.E86]+[.F86]*[.F86]+[.G86]*[.G86]+[.H86]*[.H86]+[.I86]*[.I86]+[.J86]*[.J86]+[.K86]*[.K86]" office:value-type="float" office:value="0.161337346158124">
            <text:p>0.161</text:p>
          </table:table-cell>
          <table:table-cell table:style-name="ce15" table:formula="of:=+[$Q.D86]/[$Q.$C86]" office:value-type="float" office:value="0.0608790703240924">
            <text:p>0.061</text:p>
          </table:table-cell>
          <table:table-cell table:style-name="ce15" table:formula="of:=+[$Q.E86]/[$Q.$C86]" office:value-type="float" office:value="0.223589926680623">
            <text:p>0.224</text:p>
          </table:table-cell>
          <table:table-cell table:style-name="ce15" table:formula="of:=+[$Q.F86]/[$Q.$C86]" office:value-type="float" office:value="0.216934190826201">
            <text:p>0.217</text:p>
          </table:table-cell>
          <table:table-cell table:style-name="ce15" table:formula="of:=+[$Q.G86]/[$Q.$C86]" office:value-type="float" office:value="0.0493407900139598">
            <text:p>0.049</text:p>
          </table:table-cell>
          <table:table-cell table:style-name="ce15" table:formula="of:=+[$Q.H86]/[$Q.$C86]" office:value-type="float" office:value="0.149574426953876">
            <text:p>0.150</text:p>
          </table:table-cell>
          <table:table-cell table:style-name="ce15" table:formula="of:=+[$Q.I86]/[$Q.$C86]" office:value-type="float" office:value="0.127934737555371">
            <text:p>0.128</text:p>
          </table:table-cell>
          <table:table-cell table:style-name="ce15" table:formula="of:=+[$Q.J86]/[$Q.$C86]" office:value-type="float" office:value="0.0376273144437835">
            <text:p>0.038</text:p>
          </table:table-cell>
          <table:table-cell table:style-name="ce15" table:formula="of:=+[$Q.K86]/[$Q.$C86]" office:value-type="float" office:value="0.134119543202093">
            <text:p>0.134</text:p>
          </table:table-cell>
          <table:table-cell table:number-columns-repeated="1013"/>
        </table:table-row>
        <table:table-row table:style-name="ro2">
          <table:table-cell table:style-name="ce8" table:formula="of:=1+[.A86]" office:value-type="float" office:value="84">
            <text:p>84</text:p>
          </table:table-cell>
          <table:table-cell table:style-name="ce11" table:formula="of:=1/[.C87]" office:value-type="float" office:value="6.17518177521492">
            <text:p>6.2</text:p>
          </table:table-cell>
          <table:table-cell table:style-name="ce15" table:formula="of:=+[.D87]*[.D87]+[.E87]*[.E87]+[.F87]*[.F87]+[.G87]*[.G87]+[.H87]*[.H87]+[.I87]*[.I87]+[.J87]*[.J87]+[.K87]*[.K87]" office:value-type="float" office:value="0.161938552807248">
            <text:p>0.162</text:p>
          </table:table-cell>
          <table:table-cell table:style-name="ce15" table:formula="of:=+[$Q.D87]/[$Q.$C87]" office:value-type="float" office:value="0.0597992011443297">
            <text:p>0.060</text:p>
          </table:table-cell>
          <table:table-cell table:style-name="ce15" table:formula="of:=+[$Q.E87]/[$Q.$C87]" office:value-type="float" office:value="0.222898128072123">
            <text:p>0.223</text:p>
          </table:table-cell>
          <table:table-cell table:style-name="ce15" table:formula="of:=+[$Q.F87]/[$Q.$C87]" office:value-type="float" office:value="0.219121809912711">
            <text:p>0.219</text:p>
          </table:table-cell>
          <table:table-cell table:style-name="ce15" table:formula="of:=+[$Q.G87]/[$Q.$C87]" office:value-type="float" office:value="0.0482372651140583">
            <text:p>0.048</text:p>
          </table:table-cell>
          <table:table-cell table:style-name="ce15" table:formula="of:=+[$Q.H87]/[$Q.$C87]" office:value-type="float" office:value="0.150775019179903">
            <text:p>0.151</text:p>
          </table:table-cell>
          <table:table-cell table:style-name="ce15" table:formula="of:=+[$Q.I87]/[$Q.$C87]" office:value-type="float" office:value="0.128641331477185">
            <text:p>0.129</text:p>
          </table:table-cell>
          <table:table-cell table:style-name="ce15" table:formula="of:=+[$Q.J87]/[$Q.$C87]" office:value-type="float" office:value="0.0377432990396999">
            <text:p>0.038</text:p>
          </table:table-cell>
          <table:table-cell table:style-name="ce15" table:formula="of:=+[$Q.K87]/[$Q.$C87]" office:value-type="float" office:value="0.13278394605999">
            <text:p>0.133</text:p>
          </table:table-cell>
          <table:table-cell table:number-columns-repeated="1013"/>
        </table:table-row>
        <table:table-row table:style-name="ro2">
          <table:table-cell table:style-name="ce8" table:formula="of:=1+[.A87]" office:value-type="float" office:value="85">
            <text:p>85</text:p>
          </table:table-cell>
          <table:table-cell table:style-name="ce11" table:formula="of:=1/[.C88]" office:value-type="float" office:value="6.12631452615829">
            <text:p>6.1</text:p>
          </table:table-cell>
          <table:table-cell table:style-name="ce15" table:formula="of:=+[.D88]*[.D88]+[.E88]*[.E88]+[.F88]*[.F88]+[.G88]*[.G88]+[.H88]*[.H88]+[.I88]*[.I88]+[.J88]*[.J88]+[.K88]*[.K88]" office:value-type="float" office:value="0.163230274209751">
            <text:p>0.163</text:p>
          </table:table-cell>
          <table:table-cell table:style-name="ce15" table:formula="of:=+[$Q.D88]/[$Q.$C88]" office:value-type="float" office:value="0.0576063996166907">
            <text:p>0.058</text:p>
          </table:table-cell>
          <table:table-cell table:style-name="ce15" table:formula="of:=+[$Q.E88]/[$Q.$C88]" office:value-type="float" office:value="0.228048411311343">
            <text:p>0.228</text:p>
          </table:table-cell>
          <table:table-cell table:style-name="ce15" table:formula="of:=+[$Q.F88]/[$Q.$C88]" office:value-type="float" office:value="0.217036650527516">
            <text:p>0.217</text:p>
          </table:table-cell>
          <table:table-cell table:style-name="ce15" table:formula="of:=+[$Q.G88]/[$Q.$C88]" office:value-type="float" office:value="0.046250003415238">
            <text:p>0.046</text:p>
          </table:table-cell>
          <table:table-cell table:style-name="ce15" table:formula="of:=+[$Q.H88]/[$Q.$C88]" office:value-type="float" office:value="0.148576435887193">
            <text:p>0.149</text:p>
          </table:table-cell>
          <table:table-cell table:style-name="ce15" table:formula="of:=+[$Q.I88]/[$Q.$C88]" office:value-type="float" office:value="0.131693706371939">
            <text:p>0.132</text:p>
          </table:table-cell>
          <table:table-cell table:style-name="ce15" table:formula="of:=+[$Q.J88]/[$Q.$C88]" office:value-type="float" office:value="0.0371282593016883">
            <text:p>0.037</text:p>
          </table:table-cell>
          <table:table-cell table:style-name="ce15" table:formula="of:=+[$Q.K88]/[$Q.$C88]" office:value-type="float" office:value="0.133660133568391">
            <text:p>0.134</text:p>
          </table:table-cell>
          <table:table-cell table:number-columns-repeated="1013"/>
        </table:table-row>
        <table:table-row table:style-name="ro2">
          <table:table-cell table:style-name="ce8" table:formula="of:=1+[.A88]" office:value-type="float" office:value="86">
            <text:p>86</text:p>
          </table:table-cell>
          <table:table-cell table:style-name="ce11" table:formula="of:=1/[.C89]" office:value-type="float" office:value="6.00216563788817">
            <text:p>6.0</text:p>
          </table:table-cell>
          <table:table-cell table:style-name="ce15" table:formula="of:=+[.D89]*[.D89]+[.E89]*[.E89]+[.F89]*[.F89]+[.G89]*[.G89]+[.H89]*[.H89]+[.I89]*[.I89]+[.J89]*[.J89]+[.K89]*[.K89]" office:value-type="float" office:value="0.166606531763733">
            <text:p>0.167</text:p>
          </table:table-cell>
          <table:table-cell table:style-name="ce15" table:formula="of:=+[$Q.D89]/[$Q.$C89]" office:value-type="float" office:value="0.0552226897787702">
            <text:p>0.055</text:p>
          </table:table-cell>
          <table:table-cell table:style-name="ce15" table:formula="of:=+[$Q.E89]/[$Q.$C89]" office:value-type="float" office:value="0.243714956426974">
            <text:p>0.244</text:p>
          </table:table-cell>
          <table:table-cell table:style-name="ce15" table:formula="of:=+[$Q.F89]/[$Q.$C89]" office:value-type="float" office:value="0.212839283224315">
            <text:p>0.213</text:p>
          </table:table-cell>
          <table:table-cell table:style-name="ce15" table:formula="of:=+[$Q.G89]/[$Q.$C89]" office:value-type="float" office:value="0.0441305561256832">
            <text:p>0.044</text:p>
          </table:table-cell>
          <table:table-cell table:style-name="ce15" table:formula="of:=+[$Q.H89]/[$Q.$C89]" office:value-type="float" office:value="0.14653397209832">
            <text:p>0.147</text:p>
          </table:table-cell>
          <table:table-cell table:style-name="ce15" table:formula="of:=+[$Q.I89]/[$Q.$C89]" office:value-type="float" office:value="0.131152449295349">
            <text:p>0.131</text:p>
          </table:table-cell>
          <table:table-cell table:style-name="ce15" table:formula="of:=+[$Q.J89]/[$Q.$C89]" office:value-type="float" office:value="0.036334741635608">
            <text:p>0.036</text:p>
          </table:table-cell>
          <table:table-cell table:style-name="ce15" table:formula="of:=+[$Q.K89]/[$Q.$C89]" office:value-type="float" office:value="0.13007135141498">
            <text:p>0.130</text:p>
          </table:table-cell>
          <table:table-cell table:number-columns-repeated="1013"/>
        </table:table-row>
        <table:table-row table:style-name="ro2">
          <table:table-cell table:style-name="ce8" table:formula="of:=1+[.A89]" office:value-type="float" office:value="87">
            <text:p>87</text:p>
          </table:table-cell>
          <table:table-cell table:style-name="ce11" table:formula="of:=1/[.C90]" office:value-type="float" office:value="5.91309224074893">
            <text:p>5.9</text:p>
          </table:table-cell>
          <table:table-cell table:style-name="ce15" table:formula="of:=+[.D90]*[.D90]+[.E90]*[.E90]+[.F90]*[.F90]+[.G90]*[.G90]+[.H90]*[.H90]+[.I90]*[.I90]+[.J90]*[.J90]+[.K90]*[.K90]" office:value-type="float" office:value="0.169116252425202">
            <text:p>0.169</text:p>
          </table:table-cell>
          <table:table-cell table:style-name="ce15" table:formula="of:=+[$Q.D90]/[$Q.$C90]" office:value-type="float" office:value="0.053279438261708">
            <text:p>0.053</text:p>
          </table:table-cell>
          <table:table-cell table:style-name="ce15" table:formula="of:=+[$Q.E90]/[$Q.$C90]" office:value-type="float" office:value="0.250534070229591">
            <text:p>0.251</text:p>
          </table:table-cell>
          <table:table-cell table:style-name="ce15" table:formula="of:=+[$Q.F90]/[$Q.$C90]" office:value-type="float" office:value="0.214362163849417">
            <text:p>0.214</text:p>
          </table:table-cell>
          <table:table-cell table:style-name="ce15" table:formula="of:=+[$Q.G90]/[$Q.$C90]" office:value-type="float" office:value="0.0423823366820107">
            <text:p>0.042</text:p>
          </table:table-cell>
          <table:table-cell table:style-name="ce15" table:formula="of:=+[$Q.H90]/[$Q.$C90]" office:value-type="float" office:value="0.144885526527431">
            <text:p>0.145</text:p>
          </table:table-cell>
          <table:table-cell table:style-name="ce15" table:formula="of:=+[$Q.I90]/[$Q.$C90]" office:value-type="float" office:value="0.131401841891992">
            <text:p>0.131</text:p>
          </table:table-cell>
          <table:table-cell table:style-name="ce15" table:formula="of:=+[$Q.J90]/[$Q.$C90]" office:value-type="float" office:value="0.0357796120771882">
            <text:p>0.036</text:p>
          </table:table-cell>
          <table:table-cell table:style-name="ce15" table:formula="of:=+[$Q.K90]/[$Q.$C90]" office:value-type="float" office:value="0.127375010480662">
            <text:p>0.127</text:p>
          </table:table-cell>
          <table:table-cell table:number-columns-repeated="1013"/>
        </table:table-row>
        <table:table-row table:style-name="ro2">
          <table:table-cell table:style-name="ce8" table:formula="of:=1+[.A90]" office:value-type="float" office:value="88">
            <text:p>88</text:p>
          </table:table-cell>
          <table:table-cell table:style-name="ce11" table:formula="of:=1/[.C91]" office:value-type="float" office:value="5.82961035231618">
            <text:p>5.8</text:p>
          </table:table-cell>
          <table:table-cell table:style-name="ce15" table:formula="of:=+[.D91]*[.D91]+[.E91]*[.E91]+[.F91]*[.F91]+[.G91]*[.G91]+[.H91]*[.H91]+[.I91]*[.I91]+[.J91]*[.J91]+[.K91]*[.K91]" office:value-type="float" office:value="0.171538051355815">
            <text:p>0.172</text:p>
          </table:table-cell>
          <table:table-cell table:style-name="ce15" table:formula="of:=+[$Q.D91]/[$Q.$C91]" office:value-type="float" office:value="0.0504806985516722">
            <text:p>0.050</text:p>
          </table:table-cell>
          <table:table-cell table:style-name="ce15" table:formula="of:=+[$Q.E91]/[$Q.$C91]" office:value-type="float" office:value="0.253199337007362">
            <text:p>0.253</text:p>
          </table:table-cell>
          <table:table-cell table:style-name="ce15" table:formula="of:=+[$Q.F91]/[$Q.$C91]" office:value-type="float" office:value="0.220385337669665">
            <text:p>0.220</text:p>
          </table:table-cell>
          <table:table-cell table:style-name="ce15" table:formula="of:=+[$Q.G91]/[$Q.$C91]" office:value-type="float" office:value="0.0399723774361843">
            <text:p>0.040</text:p>
          </table:table-cell>
          <table:table-cell table:style-name="ce15" table:formula="of:=+[$Q.H91]/[$Q.$C91]" office:value-type="float" office:value="0.140670835914292">
            <text:p>0.141</text:p>
          </table:table-cell>
          <table:table-cell table:style-name="ce15" table:formula="of:=+[$Q.I91]/[$Q.$C91]" office:value-type="float" office:value="0.131017643524115">
            <text:p>0.131</text:p>
          </table:table-cell>
          <table:table-cell table:style-name="ce15" table:formula="of:=+[$Q.J91]/[$Q.$C91]" office:value-type="float" office:value="0.0359550951311947">
            <text:p>0.036</text:p>
          </table:table-cell>
          <table:table-cell table:style-name="ce15" table:formula="of:=+[$Q.K91]/[$Q.$C91]" office:value-type="float" office:value="0.128318674765515">
            <text:p>0.128</text:p>
          </table:table-cell>
          <table:table-cell table:number-columns-repeated="1013"/>
        </table:table-row>
        <table:table-row table:style-name="ro2">
          <table:table-cell table:style-name="ce8" table:formula="of:=1+[.A91]" office:value-type="float" office:value="89">
            <text:p>89</text:p>
          </table:table-cell>
          <table:table-cell table:style-name="ce11" table:formula="of:=1/[.C92]" office:value-type="float" office:value="5.75813216951264">
            <text:p>5.8</text:p>
          </table:table-cell>
          <table:table-cell table:style-name="ce15" table:formula="of:=+[.D92]*[.D92]+[.E92]*[.E92]+[.F92]*[.F92]+[.G92]*[.G92]+[.H92]*[.H92]+[.I92]*[.I92]+[.J92]*[.J92]+[.K92]*[.K92]" office:value-type="float" office:value="0.173667427311701">
            <text:p>0.174</text:p>
          </table:table-cell>
          <table:table-cell table:style-name="ce15" table:formula="of:=+[$Q.D92]/[$Q.$C92]" office:value-type="float" office:value="0.0478012942119748">
            <text:p>0.048</text:p>
          </table:table-cell>
          <table:table-cell table:style-name="ce15" table:formula="of:=+[$Q.E92]/[$Q.$C92]" office:value-type="float" office:value="0.255245294554249">
            <text:p>0.255</text:p>
          </table:table-cell>
          <table:table-cell table:style-name="ce15" table:formula="of:=+[$Q.F92]/[$Q.$C92]" office:value-type="float" office:value="0.2232034696473">
            <text:p>0.223</text:p>
          </table:table-cell>
          <table:table-cell table:style-name="ce15" table:formula="of:=+[$Q.G92]/[$Q.$C92]" office:value-type="float" office:value="0.0378507316459443">
            <text:p>0.038</text:p>
          </table:table-cell>
          <table:table-cell table:style-name="ce15" table:formula="of:=+[$Q.H92]/[$Q.$C92]" office:value-type="float" office:value="0.145751017013734">
            <text:p>0.146</text:p>
          </table:table-cell>
          <table:table-cell table:style-name="ce15" table:formula="of:=+[$Q.I92]/[$Q.$C92]" office:value-type="float" office:value="0.129396866564569">
            <text:p>0.129</text:p>
          </table:table-cell>
          <table:table-cell table:style-name="ce15" table:formula="of:=+[$Q.J92]/[$Q.$C92]" office:value-type="float" office:value="0.0352512022886318">
            <text:p>0.035</text:p>
          </table:table-cell>
          <table:table-cell table:style-name="ce15" table:formula="of:=+[$Q.K92]/[$Q.$C92]" office:value-type="float" office:value="0.125500124073597">
            <text:p>0.126</text:p>
          </table:table-cell>
          <table:table-cell table:number-columns-repeated="1013"/>
        </table:table-row>
        <table:table-row table:style-name="ro2">
          <table:table-cell table:style-name="ce8" table:formula="of:=1+[.A92]" office:value-type="float" office:value="90">
            <text:p>90</text:p>
          </table:table-cell>
          <table:table-cell table:style-name="ce11" table:formula="of:=1/[.C93]" office:value-type="float" office:value="5.6926221977276">
            <text:p>5.7</text:p>
          </table:table-cell>
          <table:table-cell table:style-name="ce15" table:formula="of:=+[.D93]*[.D93]+[.E93]*[.E93]+[.F93]*[.F93]+[.G93]*[.G93]+[.H93]*[.H93]+[.I93]*[.I93]+[.J93]*[.J93]+[.K93]*[.K93]" office:value-type="float" office:value="0.175665969963575">
            <text:p>0.176</text:p>
          </table:table-cell>
          <table:table-cell table:style-name="ce15" table:formula="of:=+[$Q.D93]/[$Q.$C93]" office:value-type="float" office:value="0.045787296335367">
            <text:p>0.046</text:p>
          </table:table-cell>
          <table:table-cell table:style-name="ce15" table:formula="of:=+[$Q.E93]/[$Q.$C93]" office:value-type="float" office:value="0.258776596472983">
            <text:p>0.259</text:p>
          </table:table-cell>
          <table:table-cell table:style-name="ce15" table:formula="of:=+[$Q.F93]/[$Q.$C93]" office:value-type="float" office:value="0.225061835335221">
            <text:p>0.225</text:p>
          </table:table-cell>
          <table:table-cell table:style-name="ce15" table:formula="of:=+[$Q.G93]/[$Q.$C93]" office:value-type="float" office:value="0.0362559778967061">
            <text:p>0.036</text:p>
          </table:table-cell>
          <table:table-cell table:style-name="ce15" table:formula="of:=+[$Q.H93]/[$Q.$C93]" office:value-type="float" office:value="0.145940358542075">
            <text:p>0.146</text:p>
          </table:table-cell>
          <table:table-cell table:style-name="ce15" table:formula="of:=+[$Q.I93]/[$Q.$C93]" office:value-type="float" office:value="0.12993582133956">
            <text:p>0.130</text:p>
          </table:table-cell>
          <table:table-cell table:style-name="ce15" table:formula="of:=+[$Q.J93]/[$Q.$C93]" office:value-type="float" office:value="0.0347665101159822">
            <text:p>0.035</text:p>
          </table:table-cell>
          <table:table-cell table:style-name="ce15" table:formula="of:=+[$Q.K93]/[$Q.$C93]" office:value-type="float" office:value="0.123475603962105">
            <text:p>0.123</text:p>
          </table:table-cell>
          <table:table-cell table:number-columns-repeated="1013"/>
        </table:table-row>
        <table:table-row table:style-name="ro2">
          <table:table-cell table:style-name="ce8" table:formula="of:=1+[.A93]" office:value-type="float" office:value="91">
            <text:p>91</text:p>
          </table:table-cell>
          <table:table-cell table:style-name="ce11" table:formula="of:=1/[.C94]" office:value-type="float" office:value="5.63507303320574">
            <text:p>5.6</text:p>
          </table:table-cell>
          <table:table-cell table:style-name="ce15" table:formula="of:=+[.D94]*[.D94]+[.E94]*[.E94]+[.F94]*[.F94]+[.G94]*[.G94]+[.H94]*[.H94]+[.I94]*[.I94]+[.J94]*[.J94]+[.K94]*[.K94]" office:value-type="float" office:value="0.177459989268517">
            <text:p>0.177</text:p>
          </table:table-cell>
          <table:table-cell table:style-name="ce15" table:formula="of:=+[$Q.D94]/[$Q.$C94]" office:value-type="float" office:value="0.0437694856904332">
            <text:p>0.044</text:p>
          </table:table-cell>
          <table:table-cell table:style-name="ce15" table:formula="of:=+[$Q.E94]/[$Q.$C94]" office:value-type="float" office:value="0.26154451537288">
            <text:p>0.262</text:p>
          </table:table-cell>
          <table:table-cell table:style-name="ce15" table:formula="of:=+[$Q.F94]/[$Q.$C94]" office:value-type="float" office:value="0.226531546767601">
            <text:p>0.227</text:p>
          </table:table-cell>
          <table:table-cell table:style-name="ce15" table:formula="of:=+[$Q.G94]/[$Q.$C94]" office:value-type="float" office:value="0.0346582050645515">
            <text:p>0.035</text:p>
          </table:table-cell>
          <table:table-cell table:style-name="ce15" table:formula="of:=+[$Q.H94]/[$Q.$C94]" office:value-type="float" office:value="0.14568037989211">
            <text:p>0.146</text:p>
          </table:table-cell>
          <table:table-cell table:style-name="ce15" table:formula="of:=+[$Q.I94]/[$Q.$C94]" office:value-type="float" office:value="0.132518664450704">
            <text:p>0.133</text:p>
          </table:table-cell>
          <table:table-cell table:style-name="ce15" table:formula="of:=+[$Q.J94]/[$Q.$C94]" office:value-type="float" office:value="0.0341838173370858">
            <text:p>0.034</text:p>
          </table:table-cell>
          <table:table-cell table:style-name="ce15" table:formula="of:=+[$Q.K94]/[$Q.$C94]" office:value-type="float" office:value="0.121113385424635">
            <text:p>0.121</text:p>
          </table:table-cell>
          <table:table-cell table:number-columns-repeated="1013"/>
        </table:table-row>
        <table:table-row table:style-name="ro2">
          <table:table-cell table:style-name="ce8" table:formula="of:=1+[.A94]" office:value-type="float" office:value="92">
            <text:p>92</text:p>
          </table:table-cell>
          <table:table-cell table:style-name="ce11" table:formula="of:=1/[.C95]" office:value-type="float" office:value="5.5684704327455">
            <text:p>5.6</text:p>
          </table:table-cell>
          <table:table-cell table:style-name="ce15" table:formula="of:=+[.D95]*[.D95]+[.E95]*[.E95]+[.F95]*[.F95]+[.G95]*[.G95]+[.H95]*[.H95]+[.I95]*[.I95]+[.J95]*[.J95]+[.K95]*[.K95]" office:value-type="float" office:value="0.179582528465893">
            <text:p>0.180</text:p>
          </table:table-cell>
          <table:table-cell table:style-name="ce15" table:formula="of:=+[$Q.D95]/[$Q.$C95]" office:value-type="float" office:value="0.0425377729659329">
            <text:p>0.043</text:p>
          </table:table-cell>
          <table:table-cell table:style-name="ce15" table:formula="of:=+[$Q.E95]/[$Q.$C95]" office:value-type="float" office:value="0.266605039365277">
            <text:p>0.267</text:p>
          </table:table-cell>
          <table:table-cell table:style-name="ce15" table:formula="of:=+[$Q.F95]/[$Q.$C95]" office:value-type="float" office:value="0.227093736099597">
            <text:p>0.227</text:p>
          </table:table-cell>
          <table:table-cell table:style-name="ce15" table:formula="of:=+[$Q.G95]/[$Q.$C95]" office:value-type="float" office:value="0.03308564675652">
            <text:p>0.033</text:p>
          </table:table-cell>
          <table:table-cell table:style-name="ce15" table:formula="of:=+[$Q.H95]/[$Q.$C95]" office:value-type="float" office:value="0.144951873986828">
            <text:p>0.145</text:p>
          </table:table-cell>
          <table:table-cell table:style-name="ce15" table:formula="of:=+[$Q.I95]/[$Q.$C95]" office:value-type="float" office:value="0.132708891934374">
            <text:p>0.133</text:p>
          </table:table-cell>
          <table:table-cell table:style-name="ce15" table:formula="of:=+[$Q.J95]/[$Q.$C95]" office:value-type="float" office:value="0.0335039181874972">
            <text:p>0.034</text:p>
          </table:table-cell>
          <table:table-cell table:style-name="ce15" table:formula="of:=+[$Q.K95]/[$Q.$C95]" office:value-type="float" office:value="0.119513120703974">
            <text:p>0.120</text:p>
          </table:table-cell>
          <table:table-cell table:number-columns-repeated="1013"/>
        </table:table-row>
        <table:table-row table:style-name="ro2">
          <table:table-cell table:style-name="ce8" table:formula="of:=1+[.A95]" office:value-type="float" office:value="93">
            <text:p>93</text:p>
          </table:table-cell>
          <table:table-cell table:style-name="ce11" table:formula="of:=1/[.C96]" office:value-type="float" office:value="5.54436564789371">
            <text:p>5.5</text:p>
          </table:table-cell>
          <table:table-cell table:style-name="ce15" table:formula="of:=+[.D96]*[.D96]+[.E96]*[.E96]+[.F96]*[.F96]+[.G96]*[.G96]+[.H96]*[.H96]+[.I96]*[.I96]+[.J96]*[.J96]+[.K96]*[.K96]" office:value-type="float" office:value="0.180363284730309">
            <text:p>0.180</text:p>
          </table:table-cell>
          <table:table-cell table:style-name="ce15" table:formula="of:=+[$Q.D96]/[$Q.$C96]" office:value-type="float" office:value="0.0398937521187041">
            <text:p>0.040</text:p>
          </table:table-cell>
          <table:table-cell table:style-name="ce15" table:formula="of:=+[$Q.E96]/[$Q.$C96]" office:value-type="float" office:value="0.264477267800103">
            <text:p>0.264</text:p>
          </table:table-cell>
          <table:table-cell table:style-name="ce15" table:formula="of:=+[$Q.F96]/[$Q.$C96]" office:value-type="float" office:value="0.235348174180381">
            <text:p>0.235</text:p>
          </table:table-cell>
          <table:table-cell table:style-name="ce15" table:formula="of:=+[$Q.G96]/[$Q.$C96]" office:value-type="float" office:value="0.0383093161799829">
            <text:p>0.038</text:p>
          </table:table-cell>
          <table:table-cell table:style-name="ce15" table:formula="of:=+[$Q.H96]/[$Q.$C96]" office:value-type="float" office:value="0.1417402920111">
            <text:p>0.142</text:p>
          </table:table-cell>
          <table:table-cell table:style-name="ce15" table:formula="of:=+[$Q.I96]/[$Q.$C96]" office:value-type="float" office:value="0.130246345617409">
            <text:p>0.130</text:p>
          </table:table-cell>
          <table:table-cell table:style-name="ce15" table:formula="of:=+[$Q.J96]/[$Q.$C96]" office:value-type="float" office:value="0.0321845270185427">
            <text:p>0.032</text:p>
          </table:table-cell>
          <table:table-cell table:style-name="ce15" table:formula="of:=+[$Q.K96]/[$Q.$C96]" office:value-type="float" office:value="0.117800325073777">
            <text:p>0.118</text:p>
          </table:table-cell>
          <table:table-cell table:number-columns-repeated="1013"/>
        </table:table-row>
        <table:table-row table:style-name="ro2">
          <table:table-cell table:style-name="ce8" table:formula="of:=1+[.A96]" office:value-type="float" office:value="94">
            <text:p>94</text:p>
          </table:table-cell>
          <table:table-cell table:style-name="ce11" table:formula="of:=1/[.C97]" office:value-type="float" office:value="5.51831471461742">
            <text:p>5.5</text:p>
          </table:table-cell>
          <table:table-cell table:style-name="ce15" table:formula="of:=+[.D97]*[.D97]+[.E97]*[.E97]+[.F97]*[.F97]+[.G97]*[.G97]+[.H97]*[.H97]+[.I97]*[.I97]+[.J97]*[.J97]+[.K97]*[.K97]" office:value-type="float" office:value="0.181214746116438">
            <text:p>0.181</text:p>
          </table:table-cell>
          <table:table-cell table:style-name="ce15" table:formula="of:=+[$Q.D97]/[$Q.$C97]" office:value-type="float" office:value="0.0379447054443022">
            <text:p>0.038</text:p>
          </table:table-cell>
          <table:table-cell table:style-name="ce15" table:formula="of:=+[$Q.E97]/[$Q.$C97]" office:value-type="float" office:value="0.263535361127376">
            <text:p>0.264</text:p>
          </table:table-cell>
          <table:table-cell table:style-name="ce15" table:formula="of:=+[$Q.F97]/[$Q.$C97]" office:value-type="float" office:value="0.237340660216365">
            <text:p>0.237</text:p>
          </table:table-cell>
          <table:table-cell table:style-name="ce15" table:formula="of:=+[$Q.G97]/[$Q.$C97]" office:value-type="float" office:value="0.0385874270370313">
            <text:p>0.039</text:p>
          </table:table-cell>
          <table:table-cell table:style-name="ce15" table:formula="of:=+[$Q.H97]/[$Q.$C97]" office:value-type="float" office:value="0.144571540904137">
            <text:p>0.145</text:p>
          </table:table-cell>
          <table:table-cell table:style-name="ce15" table:formula="of:=+[$Q.I97]/[$Q.$C97]" office:value-type="float" office:value="0.132013966499829">
            <text:p>0.132</text:p>
          </table:table-cell>
          <table:table-cell table:style-name="ce15" table:formula="of:=+[$Q.J97]/[$Q.$C97]" office:value-type="float" office:value="0.0310690717303273">
            <text:p>0.031</text:p>
          </table:table-cell>
          <table:table-cell table:style-name="ce15" table:formula="of:=+[$Q.K97]/[$Q.$C97]" office:value-type="float" office:value="0.114937267040632">
            <text:p>0.115</text:p>
          </table:table-cell>
          <table:table-cell table:number-columns-repeated="1013"/>
        </table:table-row>
        <table:table-row table:style-name="ro2">
          <table:table-cell table:style-name="ce8" table:formula="of:=1+[.A97]" office:value-type="float" office:value="95">
            <text:p>95</text:p>
          </table:table-cell>
          <table:table-cell table:style-name="ce11" table:formula="of:=1/[.C98]" office:value-type="float" office:value="5.45195089869603">
            <text:p>5.5</text:p>
          </table:table-cell>
          <table:table-cell table:style-name="ce15" table:formula="of:=+[.D98]*[.D98]+[.E98]*[.E98]+[.F98]*[.F98]+[.G98]*[.G98]+[.H98]*[.H98]+[.I98]*[.I98]+[.J98]*[.J98]+[.K98]*[.K98]" office:value-type="float" office:value="0.183420580739121">
            <text:p>0.183</text:p>
          </table:table-cell>
          <table:table-cell table:style-name="ce15" table:formula="of:=+[$Q.D98]/[$Q.$C98]" office:value-type="float" office:value="0.0358204063815129">
            <text:p>0.036</text:p>
          </table:table-cell>
          <table:table-cell table:style-name="ce15" table:formula="of:=+[$Q.E98]/[$Q.$C98]" office:value-type="float" office:value="0.268314466989359">
            <text:p>0.268</text:p>
          </table:table-cell>
          <table:table-cell table:style-name="ce15" table:formula="of:=+[$Q.F98]/[$Q.$C98]" office:value-type="float" office:value="0.237561608372418">
            <text:p>0.238</text:p>
          </table:table-cell>
          <table:table-cell table:style-name="ce15" table:formula="of:=+[$Q.G98]/[$Q.$C98]" office:value-type="float" office:value="0.0384242306842752">
            <text:p>0.038</text:p>
          </table:table-cell>
          <table:table-cell table:style-name="ce15" table:formula="of:=+[$Q.H98]/[$Q.$C98]" office:value-type="float" office:value="0.144323083433319">
            <text:p>0.144</text:p>
          </table:table-cell>
          <table:table-cell table:style-name="ce15" table:formula="of:=+[$Q.I98]/[$Q.$C98]" office:value-type="float" office:value="0.135013495470272">
            <text:p>0.135</text:p>
          </table:table-cell>
          <table:table-cell table:style-name="ce15" table:formula="of:=+[$Q.J98]/[$Q.$C98]" office:value-type="float" office:value="0.0296575395478099">
            <text:p>0.030</text:p>
          </table:table-cell>
          <table:table-cell table:style-name="ce15" table:formula="of:=+[$Q.K98]/[$Q.$C98]" office:value-type="float" office:value="0.110885169121034">
            <text:p>0.111</text:p>
          </table:table-cell>
          <table:table-cell table:number-columns-repeated="1013"/>
        </table:table-row>
        <table:table-row table:style-name="ro2">
          <table:table-cell table:style-name="ce8" table:formula="of:=1+[.A98]" office:value-type="float" office:value="96">
            <text:p>96</text:p>
          </table:table-cell>
          <table:table-cell table:style-name="ce11" table:formula="of:=1/[.C99]" office:value-type="float" office:value="5.45129603221739">
            <text:p>5.5</text:p>
          </table:table-cell>
          <table:table-cell table:style-name="ce15" table:formula="of:=+[.D99]*[.D99]+[.E99]*[.E99]+[.F99]*[.F99]+[.G99]*[.G99]+[.H99]*[.H99]+[.I99]*[.I99]+[.J99]*[.J99]+[.K99]*[.K99]" office:value-type="float" office:value="0.183442615130413">
            <text:p>0.183</text:p>
          </table:table-cell>
          <table:table-cell table:style-name="ce15" table:formula="of:=+[$Q.D99]/[$Q.$C99]" office:value-type="float" office:value="0.041260374969529">
            <text:p>0.041</text:p>
          </table:table-cell>
          <table:table-cell table:style-name="ce15" table:formula="of:=+[$Q.E99]/[$Q.$C99]" office:value-type="float" office:value="0.269310102520632">
            <text:p>0.269</text:p>
          </table:table-cell>
          <table:table-cell table:style-name="ce15" table:formula="of:=+[$Q.F99]/[$Q.$C99]" office:value-type="float" office:value="0.238877190625885">
            <text:p>0.239</text:p>
          </table:table-cell>
          <table:table-cell table:style-name="ce15" table:formula="of:=+[$Q.G99]/[$Q.$C99]" office:value-type="float" office:value="0.0381703034392387">
            <text:p>0.038</text:p>
          </table:table-cell>
          <table:table-cell table:style-name="ce15" table:formula="of:=+[$Q.H99]/[$Q.$C99]" office:value-type="float" office:value="0.14258361530584">
            <text:p>0.143</text:p>
          </table:table-cell>
          <table:table-cell table:style-name="ce15" table:formula="of:=+[$Q.I99]/[$Q.$C99]" office:value-type="float" office:value="0.134788210316805">
            <text:p>0.135</text:p>
          </table:table-cell>
          <table:table-cell table:style-name="ce15" table:formula="of:=+[$Q.J99]/[$Q.$C99]" office:value-type="float" office:value="0.0282549130354681">
            <text:p>0.028</text:p>
          </table:table-cell>
          <table:table-cell table:style-name="ce15" table:formula="of:=+[$Q.K99]/[$Q.$C99]" office:value-type="float" office:value="0.106755289786603">
            <text:p>0.107</text:p>
          </table:table-cell>
          <table:table-cell table:number-columns-repeated="1013"/>
        </table:table-row>
        <table:table-row table:style-name="ro2">
          <table:table-cell table:style-name="ce8" table:formula="of:=1+[.A99]" office:value-type="float" office:value="97">
            <text:p>97</text:p>
          </table:table-cell>
          <table:table-cell table:style-name="ce11" table:formula="of:=1/[.C100]" office:value-type="float" office:value="5.39552336281691">
            <text:p>5.4</text:p>
          </table:table-cell>
          <table:table-cell table:style-name="ce15" table:formula="of:=+[.D100]*[.D100]+[.E100]*[.E100]+[.F100]*[.F100]+[.G100]*[.G100]+[.H100]*[.H100]+[.I100]*[.I100]+[.J100]*[.J100]+[.K100]*[.K100]" office:value-type="float" office:value="0.185338832353405">
            <text:p>0.185</text:p>
          </table:table-cell>
          <table:table-cell table:style-name="ce15" table:formula="of:=+[$Q.D100]/[$Q.$C100]" office:value-type="float" office:value="0.0414267979177963">
            <text:p>0.041</text:p>
          </table:table-cell>
          <table:table-cell table:style-name="ce15" table:formula="of:=+[$Q.E100]/[$Q.$C100]" office:value-type="float" office:value="0.273651329366473">
            <text:p>0.274</text:p>
          </table:table-cell>
          <table:table-cell table:style-name="ce15" table:formula="of:=+[$Q.F100]/[$Q.$C100]" office:value-type="float" office:value="0.240138312246453">
            <text:p>0.240</text:p>
          </table:table-cell>
          <table:table-cell table:style-name="ce15" table:formula="of:=+[$Q.G100]/[$Q.$C100]" office:value-type="float" office:value="0.0380656668789039">
            <text:p>0.038</text:p>
          </table:table-cell>
          <table:table-cell table:style-name="ce15" table:formula="of:=+[$Q.H100]/[$Q.$C100]" office:value-type="float" office:value="0.141419364451143">
            <text:p>0.141</text:p>
          </table:table-cell>
          <table:table-cell table:style-name="ce15" table:formula="of:=+[$Q.I100]/[$Q.$C100]" office:value-type="float" office:value="0.135058213875522">
            <text:p>0.135</text:p>
          </table:table-cell>
          <table:table-cell table:style-name="ce15" table:formula="of:=+[$Q.J100]/[$Q.$C100]" office:value-type="float" office:value="0.0270362301615461">
            <text:p>0.027</text:p>
          </table:table-cell>
          <table:table-cell table:style-name="ce15" table:formula="of:=+[$Q.K100]/[$Q.$C100]" office:value-type="float" office:value="0.103204085102162">
            <text:p>0.103</text:p>
          </table:table-cell>
          <table:table-cell table:number-columns-repeated="1013"/>
        </table:table-row>
        <table:table-row table:style-name="ro2">
          <table:table-cell table:style-name="ce8" table:formula="of:=1+[.A100]" office:value-type="float" office:value="98">
            <text:p>98</text:p>
          </table:table-cell>
          <table:table-cell table:style-name="ce11" table:formula="of:=1/[.C101]" office:value-type="float" office:value="5.37067938549313">
            <text:p>5.4</text:p>
          </table:table-cell>
          <table:table-cell table:style-name="ce15" table:formula="of:=+[.D101]*[.D101]+[.E101]*[.E101]+[.F101]*[.F101]+[.G101]*[.G101]+[.H101]*[.H101]+[.I101]*[.I101]+[.J101]*[.J101]+[.K101]*[.K101]" office:value-type="float" office:value="0.186196182684285">
            <text:p>0.186</text:p>
          </table:table-cell>
          <table:table-cell table:style-name="ce15" table:formula="of:=+[$Q.D101]/[$Q.$C101]" office:value-type="float" office:value="0.0409202546472936">
            <text:p>0.041</text:p>
          </table:table-cell>
          <table:table-cell table:style-name="ce15" table:formula="of:=+[$Q.E101]/[$Q.$C101]" office:value-type="float" office:value="0.277831382624233">
            <text:p>0.278</text:p>
          </table:table-cell>
          <table:table-cell table:style-name="ce15" table:formula="of:=+[$Q.F101]/[$Q.$C101]" office:value-type="float" office:value="0.237870786920305">
            <text:p>0.238</text:p>
          </table:table-cell>
          <table:table-cell table:style-name="ce15" table:formula="of:=+[$Q.G101]/[$Q.$C101]" office:value-type="float" office:value="0.0376395696396976">
            <text:p>0.038</text:p>
          </table:table-cell>
          <table:table-cell table:style-name="ce15" table:formula="of:=+[$Q.H101]/[$Q.$C101]" office:value-type="float" office:value="0.138101650172522">
            <text:p>0.138</text:p>
          </table:table-cell>
          <table:table-cell table:style-name="ce15" table:formula="of:=+[$Q.I101]/[$Q.$C101]" office:value-type="float" office:value="0.133238899742932">
            <text:p>0.133</text:p>
          </table:table-cell>
          <table:table-cell table:style-name="ce15" table:formula="of:=+[$Q.J101]/[$Q.$C101]" office:value-type="float" office:value="0.0255083126121238">
            <text:p>0.026</text:p>
          </table:table-cell>
          <table:table-cell table:style-name="ce15" table:formula="of:=+[$Q.K101]/[$Q.$C101]" office:value-type="float" office:value="0.108889143640893">
            <text:p>0.109</text:p>
          </table:table-cell>
          <table:table-cell table:number-columns-repeated="1013"/>
        </table:table-row>
        <table:table-row table:style-name="ro2">
          <table:table-cell table:style-name="ce8" table:formula="of:=1+[.A101]" office:value-type="float" office:value="99">
            <text:p>99</text:p>
          </table:table-cell>
          <table:table-cell table:style-name="ce11" table:formula="of:=1/[.C102]" office:value-type="float" office:value="5.32703572164783">
            <text:p>5.3</text:p>
          </table:table-cell>
          <table:table-cell table:style-name="ce15" table:formula="of:=+[.D102]*[.D102]+[.E102]*[.E102]+[.F102]*[.F102]+[.G102]*[.G102]+[.H102]*[.H102]+[.I102]*[.I102]+[.J102]*[.J102]+[.K102]*[.K102]" office:value-type="float" office:value="0.187721662149971">
            <text:p>0.188</text:p>
          </table:table-cell>
          <table:table-cell table:style-name="ce15" table:formula="of:=+[$Q.D102]/[$Q.$C102]" office:value-type="float" office:value="0.0403400741817005">
            <text:p>0.040</text:p>
          </table:table-cell>
          <table:table-cell table:style-name="ce15" table:formula="of:=+[$Q.E102]/[$Q.$C102]" office:value-type="float" office:value="0.279331825442708">
            <text:p>0.279</text:p>
          </table:table-cell>
          <table:table-cell table:style-name="ce15" table:formula="of:=+[$Q.F102]/[$Q.$C102]" office:value-type="float" office:value="0.240161021889343">
            <text:p>0.240</text:p>
          </table:table-cell>
          <table:table-cell table:style-name="ce15" table:formula="of:=+[$Q.G102]/[$Q.$C102]" office:value-type="float" office:value="0.0369892805624344">
            <text:p>0.037</text:p>
          </table:table-cell>
          <table:table-cell table:style-name="ce15" table:formula="of:=+[$Q.H102]/[$Q.$C102]" office:value-type="float" office:value="0.140100348084149">
            <text:p>0.140</text:p>
          </table:table-cell>
          <table:table-cell table:style-name="ce15" table:formula="of:=+[$Q.I102]/[$Q.$C102]" office:value-type="float" office:value="0.131186237575908">
            <text:p>0.131</text:p>
          </table:table-cell>
          <table:table-cell table:style-name="ce15" table:formula="of:=+[$Q.J102]/[$Q.$C102]" office:value-type="float" office:value="0.0241905696120393">
            <text:p>0.024</text:p>
          </table:table-cell>
          <table:table-cell table:style-name="ce15" table:formula="of:=+[$Q.K102]/[$Q.$C102]" office:value-type="float" office:value="0.107700642651718">
            <text:p>0.108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table:style-name="ce11" table:formula="of:=1/[.C103]" office:value-type="float" office:value="5.29420738153642">
            <text:p>5.3</text:p>
          </table:table-cell>
          <table:table-cell table:style-name="ce15" table:formula="of:=+[.D103]*[.D103]+[.E103]*[.E103]+[.F103]*[.F103]+[.G103]*[.G103]+[.H103]*[.H103]+[.I103]*[.I103]+[.J103]*[.J103]+[.K103]*[.K103]" office:value-type="float" office:value="0.188885687305621">
            <text:p>0.189</text:p>
          </table:table-cell>
          <table:table-cell table:style-name="ce15" table:formula="of:=+[$Q.D103]/[$Q.$C103]" office:value-type="float" office:value="0.0399678095855447">
            <text:p>0.040</text:p>
          </table:table-cell>
          <table:table-cell table:style-name="ce15" table:formula="of:=+[$Q.E103]/[$Q.$C103]" office:value-type="float" office:value="0.281932329441346">
            <text:p>0.282</text:p>
          </table:table-cell>
          <table:table-cell table:style-name="ce15" table:formula="of:=+[$Q.F103]/[$Q.$C103]" office:value-type="float" office:value="0.240474134706033">
            <text:p>0.240</text:p>
          </table:table-cell>
          <table:table-cell table:style-name="ce15" table:formula="of:=+[$Q.G103]/[$Q.$C103]" office:value-type="float" office:value="0.0365336284733199">
            <text:p>0.037</text:p>
          </table:table-cell>
          <table:table-cell table:style-name="ce15" table:formula="of:=+[$Q.H103]/[$Q.$C103]" office:value-type="float" office:value="0.139430136482874">
            <text:p>0.139</text:p>
          </table:table-cell>
          <table:table-cell table:style-name="ce15" table:formula="of:=+[$Q.I103]/[$Q.$C103]" office:value-type="float" office:value="0.129815011951537">
            <text:p>0.130</text:p>
          </table:table-cell>
          <table:table-cell table:style-name="ce15" table:formula="of:=+[$Q.J103]/[$Q.$C103]" office:value-type="float" office:value="0.0231718762826774">
            <text:p>0.023</text:p>
          </table:table-cell>
          <table:table-cell table:style-name="ce15" table:formula="of:=+[$Q.K103]/[$Q.$C103]" office:value-type="float" office:value="0.108675073076669">
            <text:p>0.109</text:p>
          </table:table-cell>
          <table:table-cell table:number-columns-repeated="1013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est" table:style-name="ta9" table:print="false">
        <office:forms form:automatic-focus="false" form:apply-design-mode="false"/>
        <table:table-column table:style-name="co3" table:default-cell-style-name="ce8"/>
        <table:table-column table:style-name="co8" table:number-columns-repeated="8" table:default-cell-style-name="ce12"/>
        <table:table-column table:style-name="co4" table:number-columns-repeated="1015" table:default-cell-style-name="Default"/>
        <table:table-row table:style-name="ro1">
          <table:table-cell table:style-name="Default"/>
          <table:table-cell table:style-name="ce9" office:value-type="string">
            <text:p>Investment</text:p>
          </table:table-cell>
          <table:table-cell table:style-name="ce9" table:number-columns-repeated="7"/>
          <table:table-cell table:number-columns-repeated="1015"/>
        </table:table-row>
        <table:table-row table:style-name="ro1">
          <table:table-cell table:style-name="Default"/>
          <table:table-cell table:style-name="ce13" office:value-type="string">
            <text:p>Firm 1 <text:s text:c="3"/></text:p>
          </table:table-cell>
          <table:table-cell table:style-name="ce13" office:value-type="string">
            <text:p>Firm 2 <text:s text:c="3"/></text:p>
          </table:table-cell>
          <table:table-cell table:style-name="ce13" office:value-type="string">
            <text:p>Firm 3 <text:s text:c="3"/></text:p>
          </table:table-cell>
          <table:table-cell table:style-name="ce13" office:value-type="string">
            <text:p>Firm 4 <text:s text:c="3"/></text:p>
          </table:table-cell>
          <table:table-cell table:style-name="ce13" office:value-type="string">
            <text:p>Firm 5 <text:s text:c="3"/></text:p>
          </table:table-cell>
          <table:table-cell table:style-name="ce13" office:value-type="string">
            <text:p>Firm 6 <text:s text:c="3"/></text:p>
          </table:table-cell>
          <table:table-cell table:style-name="ce13" office:value-type="string">
            <text:p>Firm 7 <text:s text:c="3"/></text:p>
          </table:table-cell>
          <table:table-cell table:style-name="ce13" office:value-type="string">
            <text:p>Firm 8 <text:s text:c="3"/></text:p>
          </table:table-cell>
          <table:table-cell table:number-columns-repeated="1015"/>
        </table:table-row>
        <table:table-row table:style-name="ro1">
          <table:table-cell table:style-name="Default" office:value-type="float" office:value="0">
            <text:p>0</text:p>
          </table:table-cell>
          <table:table-cell table:formula="of:=+[$K.C3]*MAX(0;MIN(1+dep-((2-[$s.D3])/(([$Q.$B3]*[$A.D3]/cc)*(2-2*[$s.D3])));IF([$Profit.B3]&lt;0;[$Profit.B3];((1+Bank)*[$Profit.B3]))))" office:value-type="float" office:value="0">
            <text:p>0.00</text:p>
          </table:table-cell>
          <table:table-cell table:formula="of:=+[$K.D3]*MAX(0;MIN(1+dep-((2-[$s.E3])/(([$Q.$B3]*[$A.E3]/cc)*(2-2*[$s.E3])));IF([$Profit.C3]&lt;0;[$Profit.C3];((1+Bank)*[$Profit.C3]))))" office:value-type="float" office:value="0">
            <text:p>0.00</text:p>
          </table:table-cell>
          <table:table-cell table:formula="of:=+[$K.E3]*MAX(0;MIN(1+dep-((2-[$s.F3])/(([$Q.$B3]*[$A.F3]/cc)*(2-2*[$s.F3])));IF([$Profit.D3]&lt;0;[$Profit.D3];((1+Bank)*[$Profit.D3]))))" office:value-type="float" office:value="0">
            <text:p>0.00</text:p>
          </table:table-cell>
          <table:table-cell table:formula="of:=+[$K.F3]*MAX(0;MIN(1+dep-((2-[$s.G3])/(([$Q.$B3]*[$A.G3]/cc)*(2-2*[$s.G3])));IF([$Profit.E3]&lt;0;[$Profit.E3];((1+Bank)*[$Profit.E3]))))" office:value-type="float" office:value="0">
            <text:p>0.00</text:p>
          </table:table-cell>
          <table:table-cell table:formula="of:=+[$K.G3]*MAX(0;MIN(1+dep-((2-[$s.H3])/(([$Q.$B3]*[$A.H3]/cc)*(2-2*[$s.H3])));IF([$Profit.F3]&lt;0;[$Profit.F3];((1+Bank)*[$Profit.F3]))))" office:value-type="float" office:value="0">
            <text:p>0.00</text:p>
          </table:table-cell>
          <table:table-cell table:formula="of:=+[$K.H3]*MAX(0;MIN(1+dep-((2-[$s.I3])/(([$Q.$B3]*[$A.I3]/cc)*(2-2*[$s.I3])));IF([$Profit.G3]&lt;0;[$Profit.G3];((1+Bank)*[$Profit.G3]))))" office:value-type="float" office:value="0">
            <text:p>0.00</text:p>
          </table:table-cell>
          <table:table-cell table:formula="of:=+[$K.I3]*MAX(0;MIN(1+dep-((2-[$s.J3])/(([$Q.$B3]*[$A.J3]/cc)*(2-2*[$s.J3])));IF([$Profit.H3]&lt;0;[$Profit.H3];((1+Bank)*[$Profit.H3]))))" office:value-type="float" office:value="0">
            <text:p>0.00</text:p>
          </table:table-cell>
          <table:table-cell table:formula="of:=+[$K.J3]*MAX(0;MIN(1+dep-((2-[$s.K3])/(([$Q.$B3]*[$A.K3]/cc)*(2-2*[$s.K3])));IF([$Profit.I3]&lt;0;[$Profit.I3];((1+Bank)*[$Profit.I3]))))" office:value-type="float" office:value="0">
            <text:p>0.00</text:p>
          </table:table-cell>
          <table:table-cell table:number-columns-repeated="1015"/>
        </table:table-row>
        <table:table-row table:style-name="ro1">
          <table:table-cell table:formula="of:=1+[.A3]" office:value-type="float" office:value="1">
            <text:p>1</text:p>
          </table:table-cell>
          <table:table-cell table:formula="of:=+[$K.C4]*MAX(0;MIN(1+dep-((2-[$s.D4])/(([$Q.$B4]*[$A.D4]/cc)*(2-2*[$s.D4])));IF([$Profit.B4]&lt;0;[$Profit.B4];((1+Bank)*[$Profit.B4]))))" office:value-type="float" office:value="0">
            <text:p>0.00</text:p>
          </table:table-cell>
          <table:table-cell table:formula="of:=+[$K.D4]*MAX(0;MIN(1+dep-((2-[$s.E4])/(([$Q.$B4]*[$A.E4]/cc)*(2-2*[$s.E4])));IF([$Profit.C4]&lt;0;[$Profit.C4];((1+Bank)*[$Profit.C4]))))" office:value-type="float" office:value="0">
            <text:p>0.00</text:p>
          </table:table-cell>
          <table:table-cell table:formula="of:=+[$K.E4]*MAX(0;MIN(1+dep-((2-[$s.F4])/(([$Q.$B4]*[$A.F4]/cc)*(2-2*[$s.F4])));IF([$Profit.D4]&lt;0;[$Profit.D4];((1+Bank)*[$Profit.D4]))))" office:value-type="float" office:value="0">
            <text:p>0.00</text:p>
          </table:table-cell>
          <table:table-cell table:formula="of:=+[$K.F4]*MAX(0;MIN(1+dep-((2-[$s.G4])/(([$Q.$B4]*[$A.G4]/cc)*(2-2*[$s.G4])));IF([$Profit.E4]&lt;0;[$Profit.E4];((1+Bank)*[$Profit.E4]))))" office:value-type="float" office:value="0">
            <text:p>0.00</text:p>
          </table:table-cell>
          <table:table-cell table:formula="of:=+[$K.G4]*MAX(0;MIN(1+dep-((2-[$s.H4])/(([$Q.$B4]*[$A.H4]/cc)*(2-2*[$s.H4])));IF([$Profit.F4]&lt;0;[$Profit.F4];((1+Bank)*[$Profit.F4]))))" office:value-type="float" office:value="0">
            <text:p>0.00</text:p>
          </table:table-cell>
          <table:table-cell table:formula="of:=+[$K.H4]*MAX(0;MIN(1+dep-((2-[$s.I4])/(([$Q.$B4]*[$A.I4]/cc)*(2-2*[$s.I4])));IF([$Profit.G4]&lt;0;[$Profit.G4];((1+Bank)*[$Profit.G4]))))" office:value-type="float" office:value="0">
            <text:p>0.00</text:p>
          </table:table-cell>
          <table:table-cell table:formula="of:=+[$K.I4]*MAX(0;MIN(1+dep-((2-[$s.J4])/(([$Q.$B4]*[$A.J4]/cc)*(2-2*[$s.J4])));IF([$Profit.H4]&lt;0;[$Profit.H4];((1+Bank)*[$Profit.H4]))))" office:value-type="float" office:value="0">
            <text:p>0.00</text:p>
          </table:table-cell>
          <table:table-cell table:formula="of:=+[$K.J4]*MAX(0;MIN(1+dep-((2-[$s.K4])/(([$Q.$B4]*[$A.K4]/cc)*(2-2*[$s.K4])));IF([$Profit.I4]&lt;0;[$Profit.I4];((1+Bank)*[$Profit.I4]))))" office:value-type="float" office:value="0">
            <text:p>0.00</text:p>
          </table:table-cell>
          <table:table-cell table:number-columns-repeated="1015"/>
        </table:table-row>
        <table:table-row table:style-name="ro1">
          <table:table-cell table:formula="of:=1+[.A4]" office:value-type="float" office:value="2">
            <text:p>2</text:p>
          </table:table-cell>
          <table:table-cell table:formula="of:=+[$K.C5]*MAX(0;MIN(1+dep-((2-[$s.D5])/(([$Q.$B5]*[$A.D5]/cc)*(2-2*[$s.D5])));IF([$Profit.B5]&lt;0;[$Profit.B5];((1+Bank)*[$Profit.B5]))))" office:value-type="float" office:value="0.0841106649570266">
            <text:p>0.08</text:p>
          </table:table-cell>
          <table:table-cell table:formula="of:=+[$K.D5]*MAX(0;MIN(1+dep-((2-[$s.E5])/(([$Q.$B5]*[$A.E5]/cc)*(2-2*[$s.E5])));IF([$Profit.C5]&lt;0;[$Profit.C5];((1+Bank)*[$Profit.C5]))))" office:value-type="float" office:value="0.0841106649570266">
            <text:p>0.08</text:p>
          </table:table-cell>
          <table:table-cell table:formula="of:=+[$K.E5]*MAX(0;MIN(1+dep-((2-[$s.F5])/(([$Q.$B5]*[$A.F5]/cc)*(2-2*[$s.F5])));IF([$Profit.D5]&lt;0;[$Profit.D5];((1+Bank)*[$Profit.D5]))))" office:value-type="float" office:value="0.0841106649570266">
            <text:p>0.08</text:p>
          </table:table-cell>
          <table:table-cell table:formula="of:=+[$K.F5]*MAX(0;MIN(1+dep-((2-[$s.G5])/(([$Q.$B5]*[$A.G5]/cc)*(2-2*[$s.G5])));IF([$Profit.E5]&lt;0;[$Profit.E5];((1+Bank)*[$Profit.E5]))))" office:value-type="float" office:value="0.0841106649570266">
            <text:p>0.08</text:p>
          </table:table-cell>
          <table:table-cell table:formula="of:=+[$K.G5]*MAX(0;MIN(1+dep-((2-[$s.H5])/(([$Q.$B5]*[$A.H5]/cc)*(2-2*[$s.H5])));IF([$Profit.F5]&lt;0;[$Profit.F5];((1+Bank)*[$Profit.F5]))))" office:value-type="float" office:value="1.17415822082903">
            <text:p>1.17</text:p>
          </table:table-cell>
          <table:table-cell table:formula="of:=+[$K.H5]*MAX(0;MIN(1+dep-((2-[$s.I5])/(([$Q.$B5]*[$A.I5]/cc)*(2-2*[$s.I5])));IF([$Profit.G5]&lt;0;[$Profit.G5];((1+Bank)*[$Profit.G5]))))" office:value-type="float" office:value="0.271061828950041">
            <text:p>0.27</text:p>
          </table:table-cell>
          <table:table-cell table:formula="of:=+[$K.I5]*MAX(0;MIN(1+dep-((2-[$s.J5])/(([$Q.$B5]*[$A.J5]/cc)*(2-2*[$s.J5])));IF([$Profit.H5]&lt;0;[$Profit.H5];((1+Bank)*[$Profit.H5]))))" office:value-type="float" office:value="0.0841106649570266">
            <text:p>0.08</text:p>
          </table:table-cell>
          <table:table-cell table:formula="of:=+[$K.J5]*MAX(0;MIN(1+dep-((2-[$s.K5])/(([$Q.$B5]*[$A.K5]/cc)*(2-2*[$s.K5])));IF([$Profit.I5]&lt;0;[$Profit.I5];((1+Bank)*[$Profit.I5]))))" office:value-type="float" office:value="1.33646811663579">
            <text:p>1.34</text:p>
          </table:table-cell>
          <table:table-cell table:number-columns-repeated="1015"/>
        </table:table-row>
        <table:table-row table:style-name="ro1">
          <table:table-cell table:formula="of:=1+[.A5]" office:value-type="float" office:value="3">
            <text:p>3</text:p>
          </table:table-cell>
          <table:table-cell table:formula="of:=+[$K.C6]*MAX(0;MIN(1+dep-((2-[$s.D6])/(([$Q.$B6]*[$A.D6]/cc)*(2-2*[$s.D6])));IF([$Profit.B6]&lt;0;[$Profit.B6];((1+Bank)*[$Profit.B6]))))" office:value-type="float" office:value="0.59737653827244">
            <text:p>0.60</text:p>
          </table:table-cell>
          <table:table-cell table:formula="of:=+[$K.D6]*MAX(0;MIN(1+dep-((2-[$s.E6])/(([$Q.$B6]*[$A.E6]/cc)*(2-2*[$s.E6])));IF([$Profit.C6]&lt;0;[$Profit.C6];((1+Bank)*[$Profit.C6]))))" office:value-type="float" office:value="0.59737653827244">
            <text:p>0.60</text:p>
          </table:table-cell>
          <table:table-cell table:formula="of:=+[$K.E6]*MAX(0;MIN(1+dep-((2-[$s.F6])/(([$Q.$B6]*[$A.F6]/cc)*(2-2*[$s.F6])));IF([$Profit.D6]&lt;0;[$Profit.D6];((1+Bank)*[$Profit.D6]))))" office:value-type="float" office:value="0.59737653827244">
            <text:p>0.60</text:p>
          </table:table-cell>
          <table:table-cell table:formula="of:=+[$K.F6]*MAX(0;MIN(1+dep-((2-[$s.G6])/(([$Q.$B6]*[$A.G6]/cc)*(2-2*[$s.G6])));IF([$Profit.E6]&lt;0;[$Profit.E6];((1+Bank)*[$Profit.E6]))))" office:value-type="float" office:value="0.59737653827244">
            <text:p>0.60</text:p>
          </table:table-cell>
          <table:table-cell table:formula="of:=+[$K.G6]*MAX(0;MIN(1+dep-((2-[$s.H6])/(([$Q.$B6]*[$A.H6]/cc)*(2-2*[$s.H6])));IF([$Profit.F6]&lt;0;[$Profit.F6];((1+Bank)*[$Profit.F6]))))" office:value-type="float" office:value="1.73147974230236">
            <text:p>1.73</text:p>
          </table:table-cell>
          <table:table-cell table:formula="of:=+[$K.H6]*MAX(0;MIN(1+dep-((2-[$s.I6])/(([$Q.$B6]*[$A.I6]/cc)*(2-2*[$s.I6])));IF([$Profit.G6]&lt;0;[$Profit.G6];((1+Bank)*[$Profit.G6]))))" office:value-type="float" office:value="0.78809407328114">
            <text:p>0.79</text:p>
          </table:table-cell>
          <table:table-cell table:formula="of:=+[$K.I6]*MAX(0;MIN(1+dep-((2-[$s.J6])/(([$Q.$B6]*[$A.J6]/cc)*(2-2*[$s.J6])));IF([$Profit.H6]&lt;0;[$Profit.H6];((1+Bank)*[$Profit.H6]))))" office:value-type="float" office:value="0.59737653827244">
            <text:p>0.60</text:p>
          </table:table-cell>
          <table:table-cell table:formula="of:=+[$K.J6]*MAX(0;MIN(1+dep-((2-[$s.K6])/(([$Q.$B6]*[$A.K6]/cc)*(2-2*[$s.K6])));IF([$Profit.I6]&lt;0;[$Profit.I6];((1+Bank)*[$Profit.I6]))))" office:value-type="float" office:value="1.90491198855307">
            <text:p>1.90</text:p>
          </table:table-cell>
          <table:table-cell table:number-columns-repeated="1015"/>
        </table:table-row>
        <table:table-row table:style-name="ro1">
          <table:table-cell table:formula="of:=1+[.A6]" office:value-type="float" office:value="4">
            <text:p>4</text:p>
          </table:table-cell>
          <table:table-cell table:formula="of:=+[$K.C7]*MAX(0;MIN(1+dep-((2-[$s.D7])/(([$Q.$B7]*[$A.D7]/cc)*(2-2*[$s.D7])));IF([$Profit.B7]&lt;0;[$Profit.B7];((1+Bank)*[$Profit.B7]))))" office:value-type="float" office:value="0.832755198649405">
            <text:p>0.83</text:p>
          </table:table-cell>
          <table:table-cell table:formula="of:=+[$K.D7]*MAX(0;MIN(1+dep-((2-[$s.E7])/(([$Q.$B7]*[$A.E7]/cc)*(2-2*[$s.E7])));IF([$Profit.C7]&lt;0;[$Profit.C7];((1+Bank)*[$Profit.C7]))))" office:value-type="float" office:value="0.832755198649405">
            <text:p>0.83</text:p>
          </table:table-cell>
          <table:table-cell table:formula="of:=+[$K.E7]*MAX(0;MIN(1+dep-((2-[$s.F7])/(([$Q.$B7]*[$A.F7]/cc)*(2-2*[$s.F7])));IF([$Profit.D7]&lt;0;[$Profit.D7];((1+Bank)*[$Profit.D7]))))" office:value-type="float" office:value="0.832755198649405">
            <text:p>0.83</text:p>
          </table:table-cell>
          <table:table-cell table:formula="of:=+[$K.F7]*MAX(0;MIN(1+dep-((2-[$s.G7])/(([$Q.$B7]*[$A.G7]/cc)*(2-2*[$s.G7])));IF([$Profit.E7]&lt;0;[$Profit.E7];((1+Bank)*[$Profit.E7]))))" office:value-type="float" office:value="0.832755198649405">
            <text:p>0.83</text:p>
          </table:table-cell>
          <table:table-cell table:formula="of:=+[$K.G7]*MAX(0;MIN(1+dep-((2-[$s.H7])/(([$Q.$B7]*[$A.H7]/cc)*(2-2*[$s.H7])));IF([$Profit.F7]&lt;0;[$Profit.F7];((1+Bank)*[$Profit.F7]))))" office:value-type="float" office:value="2.01934370870817">
            <text:p>2.02</text:p>
          </table:table-cell>
          <table:table-cell table:formula="of:=+[$K.H7]*MAX(0;MIN(1+dep-((2-[$s.I7])/(([$Q.$B7]*[$A.I7]/cc)*(2-2*[$s.I7])));IF([$Profit.G7]&lt;0;[$Profit.G7];((1+Bank)*[$Profit.G7]))))" office:value-type="float" office:value="1.1062967794579">
            <text:p>1.11</text:p>
          </table:table-cell>
          <table:table-cell table:formula="of:=+[$K.I7]*MAX(0;MIN(1+dep-((2-[$s.J7])/(([$Q.$B7]*[$A.J7]/cc)*(2-2*[$s.J7])));IF([$Profit.H7]&lt;0;[$Profit.H7];((1+Bank)*[$Profit.H7]))))" office:value-type="float" office:value="1.35860255185627">
            <text:p>1.36</text:p>
          </table:table-cell>
          <table:table-cell table:formula="of:=+[$K.J7]*MAX(0;MIN(1+dep-((2-[$s.K7])/(([$Q.$B7]*[$A.K7]/cc)*(2-2*[$s.K7])));IF([$Profit.I7]&lt;0;[$Profit.I7];((1+Bank)*[$Profit.I7]))))" office:value-type="float" office:value="2.20555374740796">
            <text:p>2.21</text:p>
          </table:table-cell>
          <table:table-cell table:number-columns-repeated="1015"/>
        </table:table-row>
        <table:table-row table:style-name="ro1">
          <table:table-cell table:formula="of:=1+[.A7]" office:value-type="float" office:value="5">
            <text:p>5</text:p>
          </table:table-cell>
          <table:table-cell table:formula="of:=+[$K.C8]*MAX(0;MIN(1+dep-((2-[$s.D8])/(([$Q.$B8]*[$A.D8]/cc)*(2-2*[$s.D8])));IF([$Profit.B8]&lt;0;[$Profit.B8];((1+Bank)*[$Profit.B8]))))" office:value-type="float" office:value="0.802933194004715">
            <text:p>0.80</text:p>
          </table:table-cell>
          <table:table-cell table:formula="of:=+[$K.D8]*MAX(0;MIN(1+dep-((2-[$s.E8])/(([$Q.$B8]*[$A.E8]/cc)*(2-2*[$s.E8])));IF([$Profit.C8]&lt;0;[$Profit.C8];((1+Bank)*[$Profit.C8]))))" office:value-type="float" office:value="0.802933194004715">
            <text:p>0.80</text:p>
          </table:table-cell>
          <table:table-cell table:formula="of:=+[$K.E8]*MAX(0;MIN(1+dep-((2-[$s.F8])/(([$Q.$B8]*[$A.F8]/cc)*(2-2*[$s.F8])));IF([$Profit.D8]&lt;0;[$Profit.D8];((1+Bank)*[$Profit.D8]))))" office:value-type="float" office:value="2.54849107248367">
            <text:p>2.55</text:p>
          </table:table-cell>
          <table:table-cell table:formula="of:=+[$K.F8]*MAX(0;MIN(1+dep-((2-[$s.G8])/(([$Q.$B8]*[$A.G8]/cc)*(2-2*[$s.G8])));IF([$Profit.E8]&lt;0;[$Profit.E8];((1+Bank)*[$Profit.E8]))))" office:value-type="float" office:value="0.802933194004715">
            <text:p>0.80</text:p>
          </table:table-cell>
          <table:table-cell table:formula="of:=+[$K.G8]*MAX(0;MIN(1+dep-((2-[$s.H8])/(([$Q.$B8]*[$A.H8]/cc)*(2-2*[$s.H8])));IF([$Profit.F8]&lt;0;[$Profit.F8];((1+Bank)*[$Profit.F8]))))" office:value-type="float" office:value="2.06476827232722">
            <text:p>2.06</text:p>
          </table:table-cell>
          <table:table-cell table:formula="of:=+[$K.H8]*MAX(0;MIN(1+dep-((2-[$s.I8])/(([$Q.$B8]*[$A.I8]/cc)*(2-2*[$s.I8])));IF([$Profit.G8]&lt;0;[$Profit.G8];((1+Bank)*[$Profit.G8]))))" office:value-type="float" office:value="1.07947890803538">
            <text:p>1.08</text:p>
          </table:table-cell>
          <table:table-cell table:formula="of:=+[$K.I8]*MAX(0;MIN(1+dep-((2-[$s.J8])/(([$Q.$B8]*[$A.J8]/cc)*(2-2*[$s.J8])));IF([$Profit.H8]&lt;0;[$Profit.H8];((1+Bank)*[$Profit.H8]))))" office:value-type="float" office:value="1.33833467849758">
            <text:p>1.34</text:p>
          </table:table-cell>
          <table:table-cell table:formula="of:=+[$K.J8]*MAX(0;MIN(1+dep-((2-[$s.K8])/(([$Q.$B8]*[$A.K8]/cc)*(2-2*[$s.K8])));IF([$Profit.I8]&lt;0;[$Profit.I8];((1+Bank)*[$Profit.I8]))))" office:value-type="float" office:value="2.22000041982966">
            <text:p>2.22</text:p>
          </table:table-cell>
          <table:table-cell table:number-columns-repeated="1015"/>
        </table:table-row>
        <table:table-row table:style-name="ro1">
          <table:table-cell table:formula="of:=1+[.A8]" office:value-type="float" office:value="6">
            <text:p>6</text:p>
          </table:table-cell>
          <table:table-cell table:formula="of:=+[$K.C9]*MAX(0;MIN(1+dep-((2-[$s.D9])/(([$Q.$B9]*[$A.D9]/cc)*(2-2*[$s.D9])));IF([$Profit.B9]&lt;0;[$Profit.B9];((1+Bank)*[$Profit.B9]))))" office:value-type="float" office:value="1.56648465302783">
            <text:p>1.57</text:p>
          </table:table-cell>
          <table:table-cell table:formula="of:=+[$K.D9]*MAX(0;MIN(1+dep-((2-[$s.E9])/(([$Q.$B9]*[$A.E9]/cc)*(2-2*[$s.E9])));IF([$Profit.C9]&lt;0;[$Profit.C9];((1+Bank)*[$Profit.C9]))))" office:value-type="float" office:value="1.71126754885611">
            <text:p>1.71</text:p>
          </table:table-cell>
          <table:table-cell table:formula="of:=+[$K.E9]*MAX(0;MIN(1+dep-((2-[$s.F9])/(([$Q.$B9]*[$A.F9]/cc)*(2-2*[$s.F9])));IF([$Profit.D9]&lt;0;[$Profit.D9];((1+Bank)*[$Profit.D9]))))" office:value-type="float" office:value="2.2644921864287">
            <text:p>2.26</text:p>
          </table:table-cell>
          <table:table-cell table:formula="of:=+[$K.F9]*MAX(0;MIN(1+dep-((2-[$s.G9])/(([$Q.$B9]*[$A.G9]/cc)*(2-2*[$s.G9])));IF([$Profit.E9]&lt;0;[$Profit.E9];((1+Bank)*[$Profit.E9]))))" office:value-type="float" office:value="1.70931450168465">
            <text:p>1.71</text:p>
          </table:table-cell>
          <table:table-cell table:formula="of:=+[$K.G9]*MAX(0;MIN(1+dep-((2-[$s.H9])/(([$Q.$B9]*[$A.H9]/cc)*(2-2*[$s.H9])));IF([$Profit.F9]&lt;0;[$Profit.F9];((1+Bank)*[$Profit.F9]))))" office:value-type="float" office:value="1.72818014278183">
            <text:p>1.73</text:p>
          </table:table-cell>
          <table:table-cell table:formula="of:=+[$K.H9]*MAX(0;MIN(1+dep-((2-[$s.I9])/(([$Q.$B9]*[$A.I9]/cc)*(2-2*[$s.I9])));IF([$Profit.G9]&lt;0;[$Profit.G9];((1+Bank)*[$Profit.G9]))))" office:value-type="float" office:value="0.751681437446174">
            <text:p>0.75</text:p>
          </table:table-cell>
          <table:table-cell table:formula="of:=+[$K.I9]*MAX(0;MIN(1+dep-((2-[$s.J9])/(([$Q.$B9]*[$A.J9]/cc)*(2-2*[$s.J9])));IF([$Profit.H9]&lt;0;[$Profit.H9];((1+Bank)*[$Profit.H9]))))" office:value-type="float" office:value="1.01098736853706">
            <text:p>1.01</text:p>
          </table:table-cell>
          <table:table-cell table:formula="of:=+[$K.J9]*MAX(0;MIN(1+dep-((2-[$s.K9])/(([$Q.$B9]*[$A.K9]/cc)*(2-2*[$s.K9])));IF([$Profit.I9]&lt;0;[$Profit.I9];((1+Bank)*[$Profit.I9]))))" office:value-type="float" office:value="1.96808250530123">
            <text:p>1.97</text:p>
          </table:table-cell>
          <table:table-cell table:number-columns-repeated="1015"/>
        </table:table-row>
        <table:table-row table:style-name="ro1">
          <table:table-cell table:formula="of:=1+[.A9]" office:value-type="float" office:value="7">
            <text:p>7</text:p>
          </table:table-cell>
          <table:table-cell table:formula="of:=+[$K.C10]*MAX(0;MIN(1+dep-((2-[$s.D10])/(([$Q.$B10]*[$A.D10]/cc)*(2-2*[$s.D10])));IF([$Profit.B10]&lt;0;[$Profit.B10];((1+Bank)*[$Profit.B10]))))" office:value-type="float" office:value="1.58032761332882">
            <text:p>1.58</text:p>
          </table:table-cell>
          <table:table-cell table:formula="of:=+[$K.D10]*MAX(0;MIN(1+dep-((2-[$s.E10])/(([$Q.$B10]*[$A.E10]/cc)*(2-2*[$s.E10])));IF([$Profit.C10]&lt;0;[$Profit.C10];((1+Bank)*[$Profit.C10]))))" office:value-type="float" office:value="1.73186234338475">
            <text:p>1.73</text:p>
          </table:table-cell>
          <table:table-cell table:formula="of:=+[$K.E10]*MAX(0;MIN(1+dep-((2-[$s.F10])/(([$Q.$B10]*[$A.F10]/cc)*(2-2*[$s.F10])));IF([$Profit.D10]&lt;0;[$Profit.D10];((1+Bank)*[$Profit.D10]))))" office:value-type="float" office:value="2.31534645172609">
            <text:p>2.32</text:p>
          </table:table-cell>
          <table:table-cell table:formula="of:=+[$K.F10]*MAX(0;MIN(1+dep-((2-[$s.G10])/(([$Q.$B10]*[$A.G10]/cc)*(2-2*[$s.G10])));IF([$Profit.E10]&lt;0;[$Profit.E10];((1+Bank)*[$Profit.E10]))))" office:value-type="float" office:value="1.72981171971635">
            <text:p>1.73</text:p>
          </table:table-cell>
          <table:table-cell table:formula="of:=+[$K.G10]*MAX(0;MIN(1+dep-((2-[$s.H10])/(([$Q.$B10]*[$A.H10]/cc)*(2-2*[$s.H10])));IF([$Profit.F10]&lt;0;[$Profit.F10];((1+Bank)*[$Profit.F10]))))" office:value-type="float" office:value="1.74339881517503">
            <text:p>1.74</text:p>
          </table:table-cell>
          <table:table-cell table:formula="of:=+[$K.H10]*MAX(0;MIN(1+dep-((2-[$s.I10])/(([$Q.$B10]*[$A.I10]/cc)*(2-2*[$s.I10])));IF([$Profit.G10]&lt;0;[$Profit.G10];((1+Bank)*[$Profit.G10]))))" office:value-type="float" office:value="1.30243447511545">
            <text:p>1.30</text:p>
          </table:table-cell>
          <table:table-cell table:formula="of:=+[$K.I10]*MAX(0;MIN(1+dep-((2-[$s.J10])/(([$Q.$B10]*[$A.J10]/cc)*(2-2*[$s.J10])));IF([$Profit.H10]&lt;0;[$Profit.H10];((1+Bank)*[$Profit.H10]))))" office:value-type="float" office:value="1.00749911533403">
            <text:p>1.01</text:p>
          </table:table-cell>
          <table:table-cell table:formula="of:=+[$K.J10]*MAX(0;MIN(1+dep-((2-[$s.K10])/(([$Q.$B10]*[$A.K10]/cc)*(2-2*[$s.K10])));IF([$Profit.I10]&lt;0;[$Profit.I10];((1+Bank)*[$Profit.I10]))))" office:value-type="float" office:value="1.99382669267368">
            <text:p>1.99</text:p>
          </table:table-cell>
          <table:table-cell table:number-columns-repeated="1015"/>
        </table:table-row>
        <table:table-row table:style-name="ro1">
          <table:table-cell table:formula="of:=1+[.A10]" office:value-type="float" office:value="8">
            <text:p>8</text:p>
          </table:table-cell>
          <table:table-cell table:formula="of:=+[$K.C11]*MAX(0;MIN(1+dep-((2-[$s.D11])/(([$Q.$B11]*[$A.D11]/cc)*(2-2*[$s.D11])));IF([$Profit.B11]&lt;0;[$Profit.B11];((1+Bank)*[$Profit.B11]))))" office:value-type="float" office:value="1.4409093133289">
            <text:p>1.44</text:p>
          </table:table-cell>
          <table:table-cell table:formula="of:=+[$K.D11]*MAX(0;MIN(1+dep-((2-[$s.E11])/(([$Q.$B11]*[$A.E11]/cc)*(2-2*[$s.E11])));IF([$Profit.C11]&lt;0;[$Profit.C11];((1+Bank)*[$Profit.C11]))))" office:value-type="float" office:value="1.59700159656961">
            <text:p>1.60</text:p>
          </table:table-cell>
          <table:table-cell table:formula="of:=+[$K.E11]*MAX(0;MIN(1+dep-((2-[$s.F11])/(([$Q.$B11]*[$A.F11]/cc)*(2-2*[$s.F11])));IF([$Profit.D11]&lt;0;[$Profit.D11];((1+Bank)*[$Profit.D11]))))" office:value-type="float" office:value="2.19741459965605">
            <text:p>2.20</text:p>
          </table:table-cell>
          <table:table-cell table:formula="of:=+[$K.F11]*MAX(0;MIN(1+dep-((2-[$s.G11])/(([$Q.$B11]*[$A.G11]/cc)*(2-2*[$s.G11])));IF([$Profit.E11]&lt;0;[$Profit.E11];((1+Bank)*[$Profit.E11]))))" office:value-type="float" office:value="1.59488276430795">
            <text:p>1.59</text:p>
          </table:table-cell>
          <table:table-cell table:formula="of:=+[$K.G11]*MAX(0;MIN(1+dep-((2-[$s.H11])/(([$Q.$B11]*[$A.H11]/cc)*(2-2*[$s.H11])));IF([$Profit.F11]&lt;0;[$Profit.F11];((1+Bank)*[$Profit.F11]))))" office:value-type="float" office:value="1.58940862220691">
            <text:p>1.59</text:p>
          </table:table-cell>
          <table:table-cell table:formula="of:=+[$K.H11]*MAX(0;MIN(1+dep-((2-[$s.I11])/(([$Q.$B11]*[$A.I11]/cc)*(2-2*[$s.I11])));IF([$Profit.G11]&lt;0;[$Profit.G11];((1+Bank)*[$Profit.G11]))))" office:value-type="float" office:value="1.32854488468647">
            <text:p>1.33</text:p>
          </table:table-cell>
          <table:table-cell table:formula="of:=+[$K.I11]*MAX(0;MIN(1+dep-((2-[$s.J11])/(([$Q.$B11]*[$A.J11]/cc)*(2-2*[$s.J11])));IF([$Profit.H11]&lt;0;[$Profit.H11];((1+Bank)*[$Profit.H11]))))" office:value-type="float" office:value="2.03738724673032">
            <text:p>2.04</text:p>
          </table:table-cell>
          <table:table-cell table:formula="of:=+[$K.J11]*MAX(0;MIN(1+dep-((2-[$s.K11])/(([$Q.$B11]*[$A.K11]/cc)*(2-2*[$s.K11])));IF([$Profit.I11]&lt;0;[$Profit.I11];((1+Bank)*[$Profit.I11]))))" office:value-type="float" office:value="2.09709616597606">
            <text:p>2.10</text:p>
          </table:table-cell>
          <table:table-cell table:number-columns-repeated="1015"/>
        </table:table-row>
        <table:table-row table:style-name="ro1">
          <table:table-cell table:formula="of:=1+[.A11]" office:value-type="float" office:value="9">
            <text:p>9</text:p>
          </table:table-cell>
          <table:table-cell table:formula="of:=+[$K.C12]*MAX(0;MIN(1+dep-((2-[$s.D12])/(([$Q.$B12]*[$A.D12]/cc)*(2-2*[$s.D12])));IF([$Profit.B12]&lt;0;[$Profit.B12];((1+Bank)*[$Profit.B12]))))" office:value-type="float" office:value="1.45870071200604">
            <text:p>1.46</text:p>
          </table:table-cell>
          <table:table-cell table:formula="of:=+[$K.D12]*MAX(0;MIN(1+dep-((2-[$s.E12])/(([$Q.$B12]*[$A.E12]/cc)*(2-2*[$s.E12])));IF([$Profit.C12]&lt;0;[$Profit.C12];((1+Bank)*[$Profit.C12]))))" office:value-type="float" office:value="1.72613930068345">
            <text:p>1.73</text:p>
          </table:table-cell>
          <table:table-cell table:formula="of:=+[$K.E12]*MAX(0;MIN(1+dep-((2-[$s.F12])/(([$Q.$B12]*[$A.F12]/cc)*(2-2*[$s.F12])));IF([$Profit.D12]&lt;0;[$Profit.D12];((1+Bank)*[$Profit.D12]))))" office:value-type="float" office:value="2.25014450922859">
            <text:p>2.25</text:p>
          </table:table-cell>
          <table:table-cell table:formula="of:=+[$K.F12]*MAX(0;MIN(1+dep-((2-[$s.G12])/(([$Q.$B12]*[$A.G12]/cc)*(2-2*[$s.G12])));IF([$Profit.E12]&lt;0;[$Profit.E12];((1+Bank)*[$Profit.E12]))))" office:value-type="float" office:value="1.61865911400825">
            <text:p>1.62</text:p>
          </table:table-cell>
          <table:table-cell table:formula="of:=+[$K.G12]*MAX(0;MIN(1+dep-((2-[$s.H12])/(([$Q.$B12]*[$A.H12]/cc)*(2-2*[$s.H12])));IF([$Profit.F12]&lt;0;[$Profit.F12];((1+Bank)*[$Profit.F12]))))" office:value-type="float" office:value="1.60899484903555">
            <text:p>1.61</text:p>
          </table:table-cell>
          <table:table-cell table:formula="of:=+[$K.H12]*MAX(0;MIN(1+dep-((2-[$s.I12])/(([$Q.$B12]*[$A.I12]/cc)*(2-2*[$s.I12])));IF([$Profit.G12]&lt;0;[$Profit.G12];((1+Bank)*[$Profit.G12]))))" office:value-type="float" office:value="1.34258605828979">
            <text:p>1.34</text:p>
          </table:table-cell>
          <table:table-cell table:formula="of:=+[$K.I12]*MAX(0;MIN(1+dep-((2-[$s.J12])/(([$Q.$B12]*[$A.J12]/cc)*(2-2*[$s.J12])));IF([$Profit.H12]&lt;0;[$Profit.H12];((1+Bank)*[$Profit.H12]))))" office:value-type="float" office:value="2.08587180405429">
            <text:p>2.09</text:p>
          </table:table-cell>
          <table:table-cell table:formula="of:=+[$K.J12]*MAX(0;MIN(1+dep-((2-[$s.K12])/(([$Q.$B12]*[$A.K12]/cc)*(2-2*[$s.K12])));IF([$Profit.I12]&lt;0;[$Profit.I12];((1+Bank)*[$Profit.I12]))))" office:value-type="float" office:value="2.13922592148439">
            <text:p>2.14</text:p>
          </table:table-cell>
          <table:table-cell table:number-columns-repeated="1015"/>
        </table:table-row>
        <table:table-row table:style-name="ro1">
          <table:table-cell table:formula="of:=1+[.A12]" office:value-type="float" office:value="10">
            <text:p>10</text:p>
          </table:table-cell>
          <table:table-cell table:formula="of:=+[$K.C13]*MAX(0;MIN(1+dep-((2-[$s.D13])/(([$Q.$B13]*[$A.D13]/cc)*(2-2*[$s.D13])));IF([$Profit.B13]&lt;0;[$Profit.B13];((1+Bank)*[$Profit.B13]))))" office:value-type="float" office:value="1.45968658946214">
            <text:p>1.46</text:p>
          </table:table-cell>
          <table:table-cell table:formula="of:=+[$K.D13]*MAX(0;MIN(1+dep-((2-[$s.E13])/(([$Q.$B13]*[$A.E13]/cc)*(2-2*[$s.E13])));IF([$Profit.C13]&lt;0;[$Profit.C13];((1+Bank)*[$Profit.C13]))))" office:value-type="float" office:value="1.89927923912841">
            <text:p>1.90</text:p>
          </table:table-cell>
          <table:table-cell table:formula="of:=+[$K.E13]*MAX(0;MIN(1+dep-((2-[$s.F13])/(([$Q.$B13]*[$A.F13]/cc)*(2-2*[$s.F13])));IF([$Profit.D13]&lt;0;[$Profit.D13];((1+Bank)*[$Profit.D13]))))" office:value-type="float" office:value="2.28498007756119">
            <text:p>2.28</text:p>
          </table:table-cell>
          <table:table-cell table:formula="of:=+[$K.F13]*MAX(0;MIN(1+dep-((2-[$s.G13])/(([$Q.$B13]*[$A.G13]/cc)*(2-2*[$s.G13])));IF([$Profit.E13]&lt;0;[$Profit.E13];((1+Bank)*[$Profit.E13]))))" office:value-type="float" office:value="1.62544907057256">
            <text:p>1.63</text:p>
          </table:table-cell>
          <table:table-cell table:formula="of:=+[$K.G13]*MAX(0;MIN(1+dep-((2-[$s.H13])/(([$Q.$B13]*[$A.H13]/cc)*(2-2*[$s.H13])));IF([$Profit.F13]&lt;0;[$Profit.F13];((1+Bank)*[$Profit.F13]))))" office:value-type="float" office:value="1.61002644333423">
            <text:p>1.61</text:p>
          </table:table-cell>
          <table:table-cell table:formula="of:=+[$K.H13]*MAX(0;MIN(1+dep-((2-[$s.I13])/(([$Q.$B13]*[$A.I13]/cc)*(2-2*[$s.I13])));IF([$Profit.G13]&lt;0;[$Profit.G13];((1+Bank)*[$Profit.G13]))))" office:value-type="float" office:value="1.33998530694359">
            <text:p>1.34</text:p>
          </table:table-cell>
          <table:table-cell table:formula="of:=+[$K.I13]*MAX(0;MIN(1+dep-((2-[$s.J13])/(([$Q.$B13]*[$A.J13]/cc)*(2-2*[$s.J13])));IF([$Profit.H13]&lt;0;[$Profit.H13];((1+Bank)*[$Profit.H13]))))" office:value-type="float" office:value="2.11767457511587">
            <text:p>2.12</text:p>
          </table:table-cell>
          <table:table-cell table:formula="of:=+[$K.J13]*MAX(0;MIN(1+dep-((2-[$s.K13])/(([$Q.$B13]*[$A.K13]/cc)*(2-2*[$s.K13])));IF([$Profit.I13]&lt;0;[$Profit.I13];((1+Bank)*[$Profit.I13]))))" office:value-type="float" office:value="2.16230816373517">
            <text:p>2.16</text:p>
          </table:table-cell>
          <table:table-cell table:number-columns-repeated="1015"/>
        </table:table-row>
        <table:table-row table:style-name="ro1">
          <table:table-cell table:formula="of:=1+[.A13]" office:value-type="float" office:value="11">
            <text:p>11</text:p>
          </table:table-cell>
          <table:table-cell table:formula="of:=+[$K.C14]*MAX(0;MIN(1+dep-((2-[$s.D14])/(([$Q.$B14]*[$A.D14]/cc)*(2-2*[$s.D14])));IF([$Profit.B14]&lt;0;[$Profit.B14];((1+Bank)*[$Profit.B14]))))" office:value-type="float" office:value="1.38382262819722">
            <text:p>1.38</text:p>
          </table:table-cell>
          <table:table-cell table:formula="of:=+[$K.D14]*MAX(0;MIN(1+dep-((2-[$s.E14])/(([$Q.$B14]*[$A.E14]/cc)*(2-2*[$s.E14])));IF([$Profit.C14]&lt;0;[$Profit.C14];((1+Bank)*[$Profit.C14]))))" office:value-type="float" office:value="1.83866492120282">
            <text:p>1.84</text:p>
          </table:table-cell>
          <table:table-cell table:formula="of:=+[$K.E14]*MAX(0;MIN(1+dep-((2-[$s.F14])/(([$Q.$B14]*[$A.F14]/cc)*(2-2*[$s.F14])));IF([$Profit.D14]&lt;0;[$Profit.D14];((1+Bank)*[$Profit.D14]))))" office:value-type="float" office:value="2.23149052693617">
            <text:p>2.23</text:p>
          </table:table-cell>
          <table:table-cell table:formula="of:=+[$K.F14]*MAX(0;MIN(1+dep-((2-[$s.G14])/(([$Q.$B14]*[$A.G14]/cc)*(2-2*[$s.G14])));IF([$Profit.E14]&lt;0;[$Profit.E14];((1+Bank)*[$Profit.E14]))))" office:value-type="float" office:value="1.55347979721151">
            <text:p>1.55</text:p>
          </table:table-cell>
          <table:table-cell table:formula="of:=+[$K.G14]*MAX(0;MIN(1+dep-((2-[$s.H14])/(([$Q.$B14]*[$A.H14]/cc)*(2-2*[$s.H14])));IF([$Profit.F14]&lt;0;[$Profit.F14];((1+Bank)*[$Profit.F14]))))" office:value-type="float" office:value="2.25690325811857">
            <text:p>2.26</text:p>
          </table:table-cell>
          <table:table-cell table:formula="of:=+[$K.H14]*MAX(0;MIN(1+dep-((2-[$s.I14])/(([$Q.$B14]*[$A.I14]/cc)*(2-2*[$s.I14])));IF([$Profit.G14]&lt;0;[$Profit.G14];((1+Bank)*[$Profit.G14]))))" office:value-type="float" office:value="1.26196837575669">
            <text:p>1.26</text:p>
          </table:table-cell>
          <table:table-cell table:formula="of:=+[$K.I14]*MAX(0;MIN(1+dep-((2-[$s.J14])/(([$Q.$B14]*[$A.J14]/cc)*(2-2*[$s.J14])));IF([$Profit.H14]&lt;0;[$Profit.H14];((1+Bank)*[$Profit.H14]))))" office:value-type="float" office:value="2.06727409261015">
            <text:p>2.07</text:p>
          </table:table-cell>
          <table:table-cell table:formula="of:=+[$K.J14]*MAX(0;MIN(1+dep-((2-[$s.K14])/(([$Q.$B14]*[$A.K14]/cc)*(2-2*[$s.K14])));IF([$Profit.I14]&lt;0;[$Profit.I14];((1+Bank)*[$Profit.I14]))))" office:value-type="float" office:value="2.12772042236514">
            <text:p>2.13</text:p>
          </table:table-cell>
          <table:table-cell table:number-columns-repeated="1015"/>
        </table:table-row>
        <table:table-row table:style-name="ro1">
          <table:table-cell table:formula="of:=1+[.A14]" office:value-type="float" office:value="12">
            <text:p>12</text:p>
          </table:table-cell>
          <table:table-cell table:formula="of:=+[$K.C15]*MAX(0;MIN(1+dep-((2-[$s.D15])/(([$Q.$B15]*[$A.D15]/cc)*(2-2*[$s.D15])));IF([$Profit.B15]&lt;0;[$Profit.B15];((1+Bank)*[$Profit.B15]))))" office:value-type="float" office:value="1.32343799491874">
            <text:p>1.32</text:p>
          </table:table-cell>
          <table:table-cell table:formula="of:=+[$K.D15]*MAX(0;MIN(1+dep-((2-[$s.E15])/(([$Q.$B15]*[$A.E15]/cc)*(2-2*[$s.E15])));IF([$Profit.C15]&lt;0;[$Profit.C15];((1+Bank)*[$Profit.C15]))))" office:value-type="float" office:value="1.79239297521858">
            <text:p>1.79</text:p>
          </table:table-cell>
          <table:table-cell table:formula="of:=+[$K.E15]*MAX(0;MIN(1+dep-((2-[$s.F15])/(([$Q.$B15]*[$A.F15]/cc)*(2-2*[$s.F15])));IF([$Profit.D15]&lt;0;[$Profit.D15];((1+Bank)*[$Profit.D15]))))" office:value-type="float" office:value="2.31322500780996">
            <text:p>2.31</text:p>
          </table:table-cell>
          <table:table-cell table:formula="of:=+[$K.F15]*MAX(0;MIN(1+dep-((2-[$s.G15])/(([$Q.$B15]*[$A.G15]/cc)*(2-2*[$s.G15])));IF([$Profit.E15]&lt;0;[$Profit.E15];((1+Bank)*[$Profit.E15]))))" office:value-type="float" office:value="1.49667761206464">
            <text:p>1.50</text:p>
          </table:table-cell>
          <table:table-cell table:formula="of:=+[$K.G15]*MAX(0;MIN(1+dep-((2-[$s.H15])/(([$Q.$B15]*[$A.H15]/cc)*(2-2*[$s.H15])));IF([$Profit.F15]&lt;0;[$Profit.F15];((1+Bank)*[$Profit.F15]))))" office:value-type="float" office:value="2.22155334516799">
            <text:p>2.22</text:p>
          </table:table-cell>
          <table:table-cell table:formula="of:=+[$K.H15]*MAX(0;MIN(1+dep-((2-[$s.I15])/(([$Q.$B15]*[$A.I15]/cc)*(2-2*[$s.I15])));IF([$Profit.G15]&lt;0;[$Profit.G15];((1+Bank)*[$Profit.G15]))))" office:value-type="float" office:value="1.1996604211622">
            <text:p>1.20</text:p>
          </table:table-cell>
          <table:table-cell table:formula="of:=+[$K.I15]*MAX(0;MIN(1+dep-((2-[$s.J15])/(([$Q.$B15]*[$A.J15]/cc)*(2-2*[$s.J15])));IF([$Profit.H15]&lt;0;[$Profit.H15];((1+Bank)*[$Profit.H15]))))" office:value-type="float" office:value="2.03080124721243">
            <text:p>2.03</text:p>
          </table:table-cell>
          <table:table-cell table:formula="of:=+[$K.J15]*MAX(0;MIN(1+dep-((2-[$s.K15])/(([$Q.$B15]*[$A.K15]/cc)*(2-2*[$s.K15])));IF([$Profit.I15]&lt;0;[$Profit.I15];((1+Bank)*[$Profit.I15]))))" office:value-type="float" office:value="2.53748856320642">
            <text:p>2.54</text:p>
          </table:table-cell>
          <table:table-cell table:number-columns-repeated="1015"/>
        </table:table-row>
        <table:table-row table:style-name="ro1">
          <table:table-cell table:formula="of:=1+[.A15]" office:value-type="float" office:value="13">
            <text:p>13</text:p>
          </table:table-cell>
          <table:table-cell table:formula="of:=+[$K.C16]*MAX(0;MIN(1+dep-((2-[$s.D16])/(([$Q.$B16]*[$A.D16]/cc)*(2-2*[$s.D16])));IF([$Profit.B16]&lt;0;[$Profit.B16];((1+Bank)*[$Profit.B16]))))" office:value-type="float" office:value="2.24058938784012">
            <text:p>2.24</text:p>
          </table:table-cell>
          <table:table-cell table:formula="of:=+[$K.D16]*MAX(0;MIN(1+dep-((2-[$s.E16])/(([$Q.$B16]*[$A.E16]/cc)*(2-2*[$s.E16])));IF([$Profit.C16]&lt;0;[$Profit.C16];((1+Bank)*[$Profit.C16]))))" office:value-type="float" office:value="1.9069666305571">
            <text:p>1.91</text:p>
          </table:table-cell>
          <table:table-cell table:formula="of:=+[$K.E16]*MAX(0;MIN(1+dep-((2-[$s.F16])/(([$Q.$B16]*[$A.F16]/cc)*(2-2*[$s.F16])));IF([$Profit.D16]&lt;0;[$Profit.D16];((1+Bank)*[$Profit.D16]))))" office:value-type="float" office:value="2.17290998489917">
            <text:p>2.17</text:p>
          </table:table-cell>
          <table:table-cell table:formula="of:=+[$K.F16]*MAX(0;MIN(1+dep-((2-[$s.G16])/(([$Q.$B16]*[$A.G16]/cc)*(2-2*[$s.G16])));IF([$Profit.E16]&lt;0;[$Profit.E16];((1+Bank)*[$Profit.E16]))))" office:value-type="float" office:value="1.34805010894545">
            <text:p>1.35</text:p>
          </table:table-cell>
          <table:table-cell table:formula="of:=+[$K.G16]*MAX(0;MIN(1+dep-((2-[$s.H16])/(([$Q.$B16]*[$A.H16]/cc)*(2-2*[$s.H16])));IF([$Profit.F16]&lt;0;[$Profit.F16];((1+Bank)*[$Profit.F16]))))" office:value-type="float" office:value="2.07917936890918">
            <text:p>2.08</text:p>
          </table:table-cell>
          <table:table-cell table:formula="of:=+[$K.H16]*MAX(0;MIN(1+dep-((2-[$s.I16])/(([$Q.$B16]*[$A.I16]/cc)*(2-2*[$s.I16])));IF([$Profit.G16]&lt;0;[$Profit.G16];((1+Bank)*[$Profit.G16]))))" office:value-type="float" office:value="1.05141589636316">
            <text:p>1.05</text:p>
          </table:table-cell>
          <table:table-cell table:formula="of:=+[$K.I16]*MAX(0;MIN(1+dep-((2-[$s.J16])/(([$Q.$B16]*[$A.J16]/cc)*(2-2*[$s.J16])));IF([$Profit.H16]&lt;0;[$Profit.H16];((1+Bank)*[$Profit.H16]))))" office:value-type="float" office:value="1.8943157325947">
            <text:p>1.89</text:p>
          </table:table-cell>
          <table:table-cell table:formula="of:=+[$K.J16]*MAX(0;MIN(1+dep-((2-[$s.K16])/(([$Q.$B16]*[$A.K16]/cc)*(2-2*[$s.K16])));IF([$Profit.I16]&lt;0;[$Profit.I16];((1+Bank)*[$Profit.I16]))))" office:value-type="float" office:value="2.39930740213575">
            <text:p>2.40</text:p>
          </table:table-cell>
          <table:table-cell table:number-columns-repeated="1015"/>
        </table:table-row>
        <table:table-row table:style-name="ro1">
          <table:table-cell table:formula="of:=1+[.A16]" office:value-type="float" office:value="14">
            <text:p>14</text:p>
          </table:table-cell>
          <table:table-cell table:formula="of:=+[$K.C17]*MAX(0;MIN(1+dep-((2-[$s.D17])/(([$Q.$B17]*[$A.D17]/cc)*(2-2*[$s.D17])));IF([$Profit.B17]&lt;0;[$Profit.B17];((1+Bank)*[$Profit.B17]))))" office:value-type="float" office:value="2.2356883659952">
            <text:p>2.24</text:p>
          </table:table-cell>
          <table:table-cell table:formula="of:=+[$K.D17]*MAX(0;MIN(1+dep-((2-[$s.E17])/(([$Q.$B17]*[$A.E17]/cc)*(2-2*[$s.E17])));IF([$Profit.C17]&lt;0;[$Profit.C17];((1+Bank)*[$Profit.C17]))))" office:value-type="float" office:value="2.30169608388096">
            <text:p>2.30</text:p>
          </table:table-cell>
          <table:table-cell table:formula="of:=+[$K.E17]*MAX(0;MIN(1+dep-((2-[$s.F17])/(([$Q.$B17]*[$A.F17]/cc)*(2-2*[$s.F17])));IF([$Profit.D17]&lt;0;[$Profit.D17];((1+Bank)*[$Profit.D17]))))" office:value-type="float" office:value="2.14308469715366">
            <text:p>2.14</text:p>
          </table:table-cell>
          <table:table-cell table:formula="of:=+[$K.F17]*MAX(0;MIN(1+dep-((2-[$s.G17])/(([$Q.$B17]*[$A.G17]/cc)*(2-2*[$s.G17])));IF([$Profit.E17]&lt;0;[$Profit.E17];((1+Bank)*[$Profit.E17]))))" office:value-type="float" office:value="1.29871032030048">
            <text:p>1.30</text:p>
          </table:table-cell>
          <table:table-cell table:formula="of:=+[$K.G17]*MAX(0;MIN(1+dep-((2-[$s.H17])/(([$Q.$B17]*[$A.H17]/cc)*(2-2*[$s.H17])));IF([$Profit.F17]&lt;0;[$Profit.F17];((1+Bank)*[$Profit.F17]))))" office:value-type="float" office:value="2.0461577472738">
            <text:p>2.05</text:p>
          </table:table-cell>
          <table:table-cell table:formula="of:=+[$K.H17]*MAX(0;MIN(1+dep-((2-[$s.I17])/(([$Q.$B17]*[$A.I17]/cc)*(2-2*[$s.I17])));IF([$Profit.G17]&lt;0;[$Profit.G17];((1+Bank)*[$Profit.G17]))))" office:value-type="float" office:value="0.999065282817558">
            <text:p>1.00</text:p>
          </table:table-cell>
          <table:table-cell table:formula="of:=+[$K.I17]*MAX(0;MIN(1+dep-((2-[$s.J17])/(([$Q.$B17]*[$A.J17]/cc)*(2-2*[$s.J17])));IF([$Profit.H17]&lt;0;[$Profit.H17];((1+Bank)*[$Profit.H17]))))" office:value-type="float" office:value="1.86056017278767">
            <text:p>1.86</text:p>
          </table:table-cell>
          <table:table-cell table:formula="of:=+[$K.J17]*MAX(0;MIN(1+dep-((2-[$s.K17])/(([$Q.$B17]*[$A.K17]/cc)*(2-2*[$s.K17])));IF([$Profit.I17]&lt;0;[$Profit.I17];((1+Bank)*[$Profit.I17]))))" office:value-type="float" office:value="2.37590345246508">
            <text:p>2.38</text:p>
          </table:table-cell>
          <table:table-cell table:number-columns-repeated="1015"/>
        </table:table-row>
        <table:table-row table:style-name="ro1">
          <table:table-cell table:formula="of:=1+[.A17]" office:value-type="float" office:value="15">
            <text:p>15</text:p>
          </table:table-cell>
          <table:table-cell table:formula="of:=+[$K.C18]*MAX(0;MIN(1+dep-((2-[$s.D18])/(([$Q.$B18]*[$A.D18]/cc)*(2-2*[$s.D18])));IF([$Profit.B18]&lt;0;[$Profit.B18];((1+Bank)*[$Profit.B18]))))" office:value-type="float" office:value="2.27795327182118">
            <text:p>2.28</text:p>
          </table:table-cell>
          <table:table-cell table:formula="of:=+[$K.D18]*MAX(0;MIN(1+dep-((2-[$s.E18])/(([$Q.$B18]*[$A.E18]/cc)*(2-2*[$s.E18])));IF([$Profit.C18]&lt;0;[$Profit.C18];((1+Bank)*[$Profit.C18]))))" office:value-type="float" office:value="2.344613693365">
            <text:p>2.34</text:p>
          </table:table-cell>
          <table:table-cell table:formula="of:=+[$K.E18]*MAX(0;MIN(1+dep-((2-[$s.F18])/(([$Q.$B18]*[$A.F18]/cc)*(2-2*[$s.F18])));IF([$Profit.D18]&lt;0;[$Profit.D18];((1+Bank)*[$Profit.D18]))))" office:value-type="float" office:value="2.16624862761299">
            <text:p>2.17</text:p>
          </table:table-cell>
          <table:table-cell table:formula="of:=+[$K.F18]*MAX(0;MIN(1+dep-((2-[$s.G18])/(([$Q.$B18]*[$A.G18]/cc)*(2-2*[$s.G18])));IF([$Profit.E18]&lt;0;[$Profit.E18];((1+Bank)*[$Profit.E18]))))" office:value-type="float" office:value="1.29541458860684">
            <text:p>1.30</text:p>
          </table:table-cell>
          <table:table-cell table:formula="of:=+[$K.G18]*MAX(0;MIN(1+dep-((2-[$s.H18])/(([$Q.$B18]*[$A.H18]/cc)*(2-2*[$s.H18])));IF([$Profit.F18]&lt;0;[$Profit.F18];((1+Bank)*[$Profit.F18]))))" office:value-type="float" office:value="2.06536976720864">
            <text:p>2.07</text:p>
          </table:table-cell>
          <table:table-cell table:formula="of:=+[$K.H18]*MAX(0;MIN(1+dep-((2-[$s.I18])/(([$Q.$B18]*[$A.I18]/cc)*(2-2*[$s.I18])));IF([$Profit.G18]&lt;0;[$Profit.G18];((1+Bank)*[$Profit.G18]))))" office:value-type="float" office:value="0.990624477121157">
            <text:p>0.99</text:p>
          </table:table-cell>
          <table:table-cell table:formula="of:=+[$K.I18]*MAX(0;MIN(1+dep-((2-[$s.J18])/(([$Q.$B18]*[$A.J18]/cc)*(2-2*[$s.J18])));IF([$Profit.H18]&lt;0;[$Profit.H18];((1+Bank)*[$Profit.H18]))))" office:value-type="float" office:value="1.87570694109264">
            <text:p>1.88</text:p>
          </table:table-cell>
          <table:table-cell table:formula="of:=+[$K.J18]*MAX(0;MIN(1+dep-((2-[$s.K18])/(([$Q.$B18]*[$A.K18]/cc)*(2-2*[$s.K18])));IF([$Profit.I18]&lt;0;[$Profit.I18];((1+Bank)*[$Profit.I18]))))" office:value-type="float" office:value="2.40798571794365">
            <text:p>2.41</text:p>
          </table:table-cell>
          <table:table-cell table:number-columns-repeated="1015"/>
        </table:table-row>
        <table:table-row table:style-name="ro1">
          <table:table-cell table:formula="of:=1+[.A18]" office:value-type="float" office:value="16">
            <text:p>16</text:p>
          </table:table-cell>
          <table:table-cell table:formula="of:=+[$K.C19]*MAX(0;MIN(1+dep-((2-[$s.D19])/(([$Q.$B19]*[$A.D19]/cc)*(2-2*[$s.D19])));IF([$Profit.B19]&lt;0;[$Profit.B19];((1+Bank)*[$Profit.B19]))))" office:value-type="float" office:value="2.32036919357866">
            <text:p>2.32</text:p>
          </table:table-cell>
          <table:table-cell table:formula="of:=+[$K.D19]*MAX(0;MIN(1+dep-((2-[$s.E19])/(([$Q.$B19]*[$A.E19]/cc)*(2-2*[$s.E19])));IF([$Profit.C19]&lt;0;[$Profit.C19];((1+Bank)*[$Profit.C19]))))" office:value-type="float" office:value="2.38766221905447">
            <text:p>2.39</text:p>
          </table:table-cell>
          <table:table-cell table:formula="of:=+[$K.E19]*MAX(0;MIN(1+dep-((2-[$s.F19])/(([$Q.$B19]*[$A.F19]/cc)*(2-2*[$s.F19])));IF([$Profit.D19]&lt;0;[$Profit.D19];((1+Bank)*[$Profit.D19]))))" office:value-type="float" office:value="2.18896494746608">
            <text:p>2.19</text:p>
          </table:table-cell>
          <table:table-cell table:formula="of:=+[$K.F19]*MAX(0;MIN(1+dep-((2-[$s.G19])/(([$Q.$B19]*[$A.G19]/cc)*(2-2*[$s.G19])));IF([$Profit.E19]&lt;0;[$Profit.E19];((1+Bank)*[$Profit.E19]))))" office:value-type="float" office:value="1.29157050473227">
            <text:p>1.29</text:p>
          </table:table-cell>
          <table:table-cell table:formula="of:=+[$K.G19]*MAX(0;MIN(1+dep-((2-[$s.H19])/(([$Q.$B19]*[$A.H19]/cc)*(2-2*[$s.H19])));IF([$Profit.F19]&lt;0;[$Profit.F19];((1+Bank)*[$Profit.F19]))))" office:value-type="float" office:value="2.08407983212123">
            <text:p>2.08</text:p>
          </table:table-cell>
          <table:table-cell table:formula="of:=+[$K.H19]*MAX(0;MIN(1+dep-((2-[$s.I19])/(([$Q.$B19]*[$A.I19]/cc)*(2-2*[$s.I19])));IF([$Profit.G19]&lt;0;[$Profit.G19];((1+Bank)*[$Profit.G19]))))" office:value-type="float" office:value="0.981745414729521">
            <text:p>0.98</text:p>
          </table:table-cell>
          <table:table-cell table:formula="of:=+[$K.I19]*MAX(0;MIN(1+dep-((2-[$s.J19])/(([$Q.$B19]*[$A.J19]/cc)*(2-2*[$s.J19])));IF([$Profit.H19]&lt;0;[$Profit.H19];((1+Bank)*[$Profit.H19]))))" office:value-type="float" office:value="1.89034296412368">
            <text:p>1.89</text:p>
          </table:table-cell>
          <table:table-cell table:formula="of:=+[$K.J19]*MAX(0;MIN(1+dep-((2-[$s.K19])/(([$Q.$B19]*[$A.K19]/cc)*(2-2*[$s.K19])));IF([$Profit.I19]&lt;0;[$Profit.I19];((1+Bank)*[$Profit.I19]))))" office:value-type="float" office:value="2.43975923875062">
            <text:p>2.44</text:p>
          </table:table-cell>
          <table:table-cell table:number-columns-repeated="1015"/>
        </table:table-row>
        <table:table-row table:style-name="ro1">
          <table:table-cell table:formula="of:=1+[.A19]" office:value-type="float" office:value="17">
            <text:p>17</text:p>
          </table:table-cell>
          <table:table-cell table:formula="of:=+[$K.C20]*MAX(0;MIN(1+dep-((2-[$s.D20])/(([$Q.$B20]*[$A.D20]/cc)*(2-2*[$s.D20])));IF([$Profit.B20]&lt;0;[$Profit.B20];((1+Bank)*[$Profit.B20]))))" office:value-type="float" office:value="2.36311943156874">
            <text:p>2.36</text:p>
          </table:table-cell>
          <table:table-cell table:formula="of:=+[$K.D20]*MAX(0;MIN(1+dep-((2-[$s.E20])/(([$Q.$B20]*[$A.E20]/cc)*(2-2*[$s.E20])));IF([$Profit.C20]&lt;0;[$Profit.C20];((1+Bank)*[$Profit.C20]))))" office:value-type="float" office:value="2.431031065106">
            <text:p>2.43</text:p>
          </table:table-cell>
          <table:table-cell table:formula="of:=+[$K.E20]*MAX(0;MIN(1+dep-((2-[$s.F20])/(([$Q.$B20]*[$A.F20]/cc)*(2-2*[$s.F20])));IF([$Profit.D20]&lt;0;[$Profit.D20];((1+Bank)*[$Profit.D20]))))" office:value-type="float" office:value="2.21144207821723">
            <text:p>2.21</text:p>
          </table:table-cell>
          <table:table-cell table:formula="of:=+[$K.F20]*MAX(0;MIN(1+dep-((2-[$s.G20])/(([$Q.$B20]*[$A.G20]/cc)*(2-2*[$s.G20])));IF([$Profit.E20]&lt;0;[$Profit.E20];((1+Bank)*[$Profit.E20]))))" office:value-type="float" office:value="1.28737469823687">
            <text:p>1.29</text:p>
          </table:table-cell>
          <table:table-cell table:formula="of:=+[$K.G20]*MAX(0;MIN(1+dep-((2-[$s.H20])/(([$Q.$B20]*[$A.H20]/cc)*(2-2*[$s.H20])));IF([$Profit.F20]&lt;0;[$Profit.F20];((1+Bank)*[$Profit.F20]))))" office:value-type="float" office:value="2.10249497223828">
            <text:p>2.10</text:p>
          </table:table-cell>
          <table:table-cell table:formula="of:=+[$K.H20]*MAX(0;MIN(1+dep-((2-[$s.I20])/(([$Q.$B20]*[$A.I20]/cc)*(2-2*[$s.I20])));IF([$Profit.G20]&lt;0;[$Profit.G20];((1+Bank)*[$Profit.G20]))))" office:value-type="float" office:value="0.972620619742971">
            <text:p>0.97</text:p>
          </table:table-cell>
          <table:table-cell table:formula="of:=+[$K.I20]*MAX(0;MIN(1+dep-((2-[$s.J20])/(([$Q.$B20]*[$A.J20]/cc)*(2-2*[$s.J20])));IF([$Profit.H20]&lt;0;[$Profit.H20];((1+Bank)*[$Profit.H20]))))" office:value-type="float" office:value="1.90466351309792">
            <text:p>1.90</text:p>
          </table:table-cell>
          <table:table-cell table:formula="of:=+[$K.J20]*MAX(0;MIN(1+dep-((2-[$s.K20])/(([$Q.$B20]*[$A.K20]/cc)*(2-2*[$s.K20])));IF([$Profit.I20]&lt;0;[$Profit.I20];((1+Bank)*[$Profit.I20]))))" office:value-type="float" office:value="2.4714398277462">
            <text:p>2.47</text:p>
          </table:table-cell>
          <table:table-cell table:number-columns-repeated="1015"/>
        </table:table-row>
        <table:table-row table:style-name="ro1">
          <table:table-cell table:formula="of:=1+[.A20]" office:value-type="float" office:value="18">
            <text:p>18</text:p>
          </table:table-cell>
          <table:table-cell table:formula="of:=+[$K.C21]*MAX(0;MIN(1+dep-((2-[$s.D21])/(([$Q.$B21]*[$A.D21]/cc)*(2-2*[$s.D21])));IF([$Profit.B21]&lt;0;[$Profit.B21];((1+Bank)*[$Profit.B21]))))" office:value-type="float" office:value="3.08223858113905">
            <text:p>3.08</text:p>
          </table:table-cell>
          <table:table-cell table:formula="of:=+[$K.D21]*MAX(0;MIN(1+dep-((2-[$s.E21])/(([$Q.$B21]*[$A.E21]/cc)*(2-2*[$s.E21])));IF([$Profit.C21]&lt;0;[$Profit.C21];((1+Bank)*[$Profit.C21]))))" office:value-type="float" office:value="2.31899296115059">
            <text:p>2.32</text:p>
          </table:table-cell>
          <table:table-cell table:formula="of:=+[$K.E21]*MAX(0;MIN(1+dep-((2-[$s.F21])/(([$Q.$B21]*[$A.F21]/cc)*(2-2*[$s.F21])));IF([$Profit.D21]&lt;0;[$Profit.D21];((1+Bank)*[$Profit.D21]))))" office:value-type="float" office:value="2.45002312324322">
            <text:p>2.45</text:p>
          </table:table-cell>
          <table:table-cell table:formula="of:=+[$K.F21]*MAX(0;MIN(1+dep-((2-[$s.G21])/(([$Q.$B21]*[$A.G21]/cc)*(2-2*[$s.G21])));IF([$Profit.E21]&lt;0;[$Profit.E21];((1+Bank)*[$Profit.E21]))))" office:value-type="float" office:value="1.15084540451696">
            <text:p>1.15</text:p>
          </table:table-cell>
          <table:table-cell table:formula="of:=+[$K.G21]*MAX(0;MIN(1+dep-((2-[$s.H21])/(([$Q.$B21]*[$A.H21]/cc)*(2-2*[$s.H21])));IF([$Profit.F21]&lt;0;[$Profit.F21];((1+Bank)*[$Profit.F21]))))" office:value-type="float" office:value="1.9606063783866">
            <text:p>1.96</text:p>
          </table:table-cell>
          <table:table-cell table:formula="of:=+[$K.H21]*MAX(0;MIN(1+dep-((2-[$s.I21])/(([$Q.$B21]*[$A.I21]/cc)*(2-2*[$s.I21])));IF([$Profit.G21]&lt;0;[$Profit.G21];((1+Bank)*[$Profit.G21]))))" office:value-type="float" office:value="0.841778785785509">
            <text:p>0.84</text:p>
          </table:table-cell>
          <table:table-cell table:formula="of:=+[$K.I21]*MAX(0;MIN(1+dep-((2-[$s.J21])/(([$Q.$B21]*[$A.J21]/cc)*(2-2*[$s.J21])));IF([$Profit.H21]&lt;0;[$Profit.H21];((1+Bank)*[$Profit.H21]))))" office:value-type="float" office:value="1.76981876186886">
            <text:p>1.77</text:p>
          </table:table-cell>
          <table:table-cell table:formula="of:=+[$K.J21]*MAX(0;MIN(1+dep-((2-[$s.K21])/(([$Q.$B21]*[$A.K21]/cc)*(2-2*[$s.K21])));IF([$Profit.I21]&lt;0;[$Profit.I21];((1+Bank)*[$Profit.I21]))))" office:value-type="float" office:value="2.32965901563416">
            <text:p>2.33</text:p>
          </table:table-cell>
          <table:table-cell table:number-columns-repeated="1015"/>
        </table:table-row>
        <table:table-row table:style-name="ro1">
          <table:table-cell table:formula="of:=1+[.A21]" office:value-type="float" office:value="19">
            <text:p>19</text:p>
          </table:table-cell>
          <table:table-cell table:formula="of:=+[$K.C22]*MAX(0;MIN(1+dep-((2-[$s.D22])/(([$Q.$B22]*[$A.D22]/cc)*(2-2*[$s.D22])));IF([$Profit.B22]&lt;0;[$Profit.B22];((1+Bank)*[$Profit.B22]))))" office:value-type="float" office:value="3.00699743181449">
            <text:p>3.01</text:p>
          </table:table-cell>
          <table:table-cell table:formula="of:=+[$K.D22]*MAX(0;MIN(1+dep-((2-[$s.E22])/(([$Q.$B22]*[$A.E22]/cc)*(2-2*[$s.E22])));IF([$Profit.C22]&lt;0;[$Profit.C22];((1+Bank)*[$Profit.C22]))))" office:value-type="float" office:value="2.18254958106757">
            <text:p>2.18</text:p>
          </table:table-cell>
          <table:table-cell table:formula="of:=+[$K.E22]*MAX(0;MIN(1+dep-((2-[$s.F22])/(([$Q.$B22]*[$A.F22]/cc)*(2-2*[$s.F22])));IF([$Profit.D22]&lt;0;[$Profit.D22];((1+Bank)*[$Profit.D22]))))" office:value-type="float" office:value="3.59613228302165">
            <text:p>3.60</text:p>
          </table:table-cell>
          <table:table-cell table:formula="of:=+[$K.F22]*MAX(0;MIN(1+dep-((2-[$s.G22])/(([$Q.$B22]*[$A.G22]/cc)*(2-2*[$s.G22])));IF([$Profit.E22]&lt;0;[$Profit.E22];((1+Bank)*[$Profit.E22]))))" office:value-type="float" office:value="1.00138492753486">
            <text:p>1.00</text:p>
          </table:table-cell>
          <table:table-cell table:formula="of:=+[$K.G22]*MAX(0;MIN(1+dep-((2-[$s.H22])/(([$Q.$B22]*[$A.H22]/cc)*(2-2*[$s.H22])));IF([$Profit.F22]&lt;0;[$Profit.F22];((1+Bank)*[$Profit.F22]))))" office:value-type="float" office:value="1.7974745456477">
            <text:p>1.80</text:p>
          </table:table-cell>
          <table:table-cell table:formula="of:=+[$K.H22]*MAX(0;MIN(1+dep-((2-[$s.I22])/(([$Q.$B22]*[$A.I22]/cc)*(2-2*[$s.I22])));IF([$Profit.G22]&lt;0;[$Profit.G22];((1+Bank)*[$Profit.G22]))))" office:value-type="float" office:value="0.701209873062541">
            <text:p>0.70</text:p>
          </table:table-cell>
          <table:table-cell table:formula="of:=+[$K.I22]*MAX(0;MIN(1+dep-((2-[$s.J22])/(([$Q.$B22]*[$A.J22]/cc)*(2-2*[$s.J22])));IF([$Profit.H22]&lt;0;[$Profit.H22];((1+Bank)*[$Profit.H22]))))" office:value-type="float" office:value="1.61572970983628">
            <text:p>1.62</text:p>
          </table:table-cell>
          <table:table-cell table:formula="of:=+[$K.J22]*MAX(0;MIN(1+dep-((2-[$s.K22])/(([$Q.$B22]*[$A.K22]/cc)*(2-2*[$s.K22])));IF([$Profit.I22]&lt;0;[$Profit.I22];((1+Bank)*[$Profit.I22]))))" office:value-type="float" office:value="2.16294150729198">
            <text:p>2.16</text:p>
          </table:table-cell>
          <table:table-cell table:number-columns-repeated="1015"/>
        </table:table-row>
        <table:table-row table:style-name="ro1">
          <table:table-cell table:formula="of:=1+[.A22]" office:value-type="float" office:value="20">
            <text:p>20</text:p>
          </table:table-cell>
          <table:table-cell table:formula="of:=+[$K.C23]*MAX(0;MIN(1+dep-((2-[$s.D23])/(([$Q.$B23]*[$A.D23]/cc)*(2-2*[$s.D23])));IF([$Profit.B23]&lt;0;[$Profit.B23];((1+Bank)*[$Profit.B23]))))" office:value-type="float" office:value="2.44818261403941">
            <text:p>2.45</text:p>
          </table:table-cell>
          <table:table-cell table:formula="of:=+[$K.D23]*MAX(0;MIN(1+dep-((2-[$s.E23])/(([$Q.$B23]*[$A.E23]/cc)*(2-2*[$s.E23])));IF([$Profit.C23]&lt;0;[$Profit.C23];((1+Bank)*[$Profit.C23]))))" office:value-type="float" office:value="2.4180377484272">
            <text:p>2.42</text:p>
          </table:table-cell>
          <table:table-cell table:formula="of:=+[$K.E23]*MAX(0;MIN(1+dep-((2-[$s.F23])/(([$Q.$B23]*[$A.F23]/cc)*(2-2*[$s.F23])));IF([$Profit.D23]&lt;0;[$Profit.D23];((1+Bank)*[$Profit.D23]))))" office:value-type="float" office:value="3.00607125026494">
            <text:p>3.01</text:p>
          </table:table-cell>
          <table:table-cell table:formula="of:=+[$K.F23]*MAX(0;MIN(1+dep-((2-[$s.G23])/(([$Q.$B23]*[$A.G23]/cc)*(2-2*[$s.G23])));IF([$Profit.E23]&lt;0;[$Profit.E23];((1+Bank)*[$Profit.E23]))))" office:value-type="float" office:value="0.487417739621115">
            <text:p>0.49</text:p>
          </table:table-cell>
          <table:table-cell table:formula="of:=+[$K.G23]*MAX(0;MIN(1+dep-((2-[$s.H23])/(([$Q.$B23]*[$A.H23]/cc)*(2-2*[$s.H23])));IF([$Profit.F23]&lt;0;[$Profit.F23];((1+Bank)*[$Profit.F23]))))" office:value-type="float" office:value="1.17628947356835">
            <text:p>1.18</text:p>
          </table:table-cell>
          <table:table-cell table:formula="of:=+[$K.H23]*MAX(0;MIN(1+dep-((2-[$s.I23])/(([$Q.$B23]*[$A.I23]/cc)*(2-2*[$s.I23])));IF([$Profit.G23]&lt;0;[$Profit.G23];((1+Bank)*[$Profit.G23]))))" office:value-type="float" office:value="2.75976127920778">
            <text:p>2.76</text:p>
          </table:table-cell>
          <table:table-cell table:formula="of:=+[$K.I23]*MAX(0;MIN(1+dep-((2-[$s.J23])/(([$Q.$B23]*[$A.J23]/cc)*(2-2*[$s.J23])));IF([$Profit.H23]&lt;0;[$Profit.H23];((1+Bank)*[$Profit.H23]))))" office:value-type="float" office:value="1.03710443744524">
            <text:p>1.04</text:p>
          </table:table-cell>
          <table:table-cell table:formula="of:=+[$K.J23]*MAX(0;MIN(1+dep-((2-[$s.K23])/(([$Q.$B23]*[$A.K23]/cc)*(2-2*[$s.K23])));IF([$Profit.I23]&lt;0;[$Profit.I23];((1+Bank)*[$Profit.I23]))))" office:value-type="float" office:value="2.89305970959009">
            <text:p>2.89</text:p>
          </table:table-cell>
          <table:table-cell table:number-columns-repeated="1015"/>
        </table:table-row>
        <table:table-row table:style-name="ro1">
          <table:table-cell table:formula="of:=1+[.A23]" office:value-type="float" office:value="21">
            <text:p>21</text:p>
          </table:table-cell>
          <table:table-cell table:formula="of:=+[$K.C24]*MAX(0;MIN(1+dep-((2-[$s.D24])/(([$Q.$B24]*[$A.D24]/cc)*(2-2*[$s.D24])));IF([$Profit.B24]&lt;0;[$Profit.B24];((1+Bank)*[$Profit.B24]))))" office:value-type="float" office:value="4.17065662854787">
            <text:p>4.17</text:p>
          </table:table-cell>
          <table:table-cell table:formula="of:=+[$K.D24]*MAX(0;MIN(1+dep-((2-[$s.E24])/(([$Q.$B24]*[$A.E24]/cc)*(2-2*[$s.E24])));IF([$Profit.C24]&lt;0;[$Profit.C24];((1+Bank)*[$Profit.C24]))))" office:value-type="float" office:value="2.18830742226996">
            <text:p>2.19</text:p>
          </table:table-cell>
          <table:table-cell table:formula="of:=+[$K.E24]*MAX(0;MIN(1+dep-((2-[$s.F24])/(([$Q.$B24]*[$A.F24]/cc)*(2-2*[$s.F24])));IF([$Profit.D24]&lt;0;[$Profit.D24];((1+Bank)*[$Profit.D24]))))" office:value-type="float" office:value="2.77366048289615">
            <text:p>2.77</text:p>
          </table:table-cell>
          <table:table-cell table:formula="of:=+[$K.F24]*MAX(0;MIN(1+dep-((2-[$s.G24])/(([$Q.$B24]*[$A.G24]/cc)*(2-2*[$s.G24])));IF([$Profit.E24]&lt;0;[$Profit.E24];((1+Bank)*[$Profit.E24]))))" office:value-type="float" office:value="0.27420315503215">
            <text:p>0.27</text:p>
          </table:table-cell>
          <table:table-cell table:formula="of:=+[$K.G24]*MAX(0;MIN(1+dep-((2-[$s.H24])/(([$Q.$B24]*[$A.H24]/cc)*(2-2*[$s.H24])));IF([$Profit.F24]&lt;0;[$Profit.F24];((1+Bank)*[$Profit.F24]))))" office:value-type="float" office:value="0.911135130544374">
            <text:p>0.91</text:p>
          </table:table-cell>
          <table:table-cell table:formula="of:=+[$K.H24]*MAX(0;MIN(1+dep-((2-[$s.I24])/(([$Q.$B24]*[$A.I24]/cc)*(2-2*[$s.I24])));IF([$Profit.G24]&lt;0;[$Profit.G24];((1+Bank)*[$Profit.G24]))))" office:value-type="float" office:value="2.63400322526937">
            <text:p>2.63</text:p>
          </table:table-cell>
          <table:table-cell table:formula="of:=+[$K.I24]*MAX(0;MIN(1+dep-((2-[$s.J24])/(([$Q.$B24]*[$A.J24]/cc)*(2-2*[$s.J24])));IF([$Profit.H24]&lt;0;[$Profit.H24];((1+Bank)*[$Profit.H24]))))" office:value-type="float" office:value="0.790534432454532">
            <text:p>0.79</text:p>
          </table:table-cell>
          <table:table-cell table:formula="of:=+[$K.J24]*MAX(0;MIN(1+dep-((2-[$s.K24])/(([$Q.$B24]*[$A.K24]/cc)*(2-2*[$s.K24])));IF([$Profit.I24]&lt;0;[$Profit.I24];((1+Bank)*[$Profit.I24]))))" office:value-type="float" office:value="2.64620512120023">
            <text:p>2.65</text:p>
          </table:table-cell>
          <table:table-cell table:number-columns-repeated="1015"/>
        </table:table-row>
        <table:table-row table:style-name="ro1">
          <table:table-cell table:formula="of:=1+[.A24]" office:value-type="float" office:value="22">
            <text:p>22</text:p>
          </table:table-cell>
          <table:table-cell table:formula="of:=+[$K.C25]*MAX(0;MIN(1+dep-((2-[$s.D25])/(([$Q.$B25]*[$A.D25]/cc)*(2-2*[$s.D25])));IF([$Profit.B25]&lt;0;[$Profit.B25];((1+Bank)*[$Profit.B25]))))" office:value-type="float" office:value="3.73903812260991">
            <text:p>3.74</text:p>
          </table:table-cell>
          <table:table-cell table:formula="of:=+[$K.D25]*MAX(0;MIN(1+dep-((2-[$s.E25])/(([$Q.$B25]*[$A.E25]/cc)*(2-2*[$s.E25])));IF([$Profit.C25]&lt;0;[$Profit.C25];((1+Bank)*[$Profit.C25]))))" office:value-type="float" office:value="1.65225769759816">
            <text:p>1.65</text:p>
          </table:table-cell>
          <table:table-cell table:formula="of:=+[$K.E25]*MAX(0;MIN(1+dep-((2-[$s.F25])/(([$Q.$B25]*[$A.F25]/cc)*(2-2*[$s.F25])));IF([$Profit.D25]&lt;0;[$Profit.D25];((1+Bank)*[$Profit.D25]))))" office:value-type="float" office:value="2.19198373161198">
            <text:p>2.19</text:p>
          </table:table-cell>
          <table:table-cell table:formula="of:=+[$K.F25]*MAX(0;MIN(1+dep-((2-[$s.G25])/(([$Q.$B25]*[$A.G25]/cc)*(2-2*[$s.G25])));IF([$Profit.E25]&lt;0;[$Profit.E25];((1+Bank)*[$Profit.E25]))))" office:value-type="float" office:value="0">
            <text:p>0.00</text:p>
          </table:table-cell>
          <table:table-cell table:formula="of:=+[$K.G25]*MAX(0;MIN(1+dep-((2-[$s.H25])/(([$Q.$B25]*[$A.H25]/cc)*(2-2*[$s.H25])));IF([$Profit.F25]&lt;0;[$Profit.F25];((1+Bank)*[$Profit.F25]))))" office:value-type="float" office:value="2.30362951958506">
            <text:p>2.30</text:p>
          </table:table-cell>
          <table:table-cell table:formula="of:=+[$K.H25]*MAX(0;MIN(1+dep-((2-[$s.I25])/(([$Q.$B25]*[$A.I25]/cc)*(2-2*[$s.I25])));IF([$Profit.G25]&lt;0;[$Profit.G25];((1+Bank)*[$Profit.G25]))))" office:value-type="float" office:value="2.23270599610589">
            <text:p>2.23</text:p>
          </table:table-cell>
          <table:table-cell table:formula="of:=+[$K.I25]*MAX(0;MIN(1+dep-((2-[$s.J25])/(([$Q.$B25]*[$A.J25]/cc)*(2-2*[$s.J25])));IF([$Profit.H25]&lt;0;[$Profit.H25];((1+Bank)*[$Profit.H25]))))" office:value-type="float" office:value="0.811842524222129">
            <text:p>0.81</text:p>
          </table:table-cell>
          <table:table-cell table:formula="of:=+[$K.J25]*MAX(0;MIN(1+dep-((2-[$s.K25])/(([$Q.$B25]*[$A.K25]/cc)*(2-2*[$s.K25])));IF([$Profit.I25]&lt;0;[$Profit.I25];((1+Bank)*[$Profit.I25]))))" office:value-type="float" office:value="3.76260207357945">
            <text:p>3.76</text:p>
          </table:table-cell>
          <table:table-cell table:number-columns-repeated="1015"/>
        </table:table-row>
        <table:table-row table:style-name="ro1">
          <table:table-cell table:formula="of:=1+[.A25]" office:value-type="float" office:value="23">
            <text:p>23</text:p>
          </table:table-cell>
          <table:table-cell table:formula="of:=+[$K.C26]*MAX(0;MIN(1+dep-((2-[$s.D26])/(([$Q.$B26]*[$A.D26]/cc)*(2-2*[$s.D26])));IF([$Profit.B26]&lt;0;[$Profit.B26];((1+Bank)*[$Profit.B26]))))" office:value-type="float" office:value="3.77670387237042">
            <text:p>3.78</text:p>
          </table:table-cell>
          <table:table-cell table:formula="of:=+[$K.D26]*MAX(0;MIN(1+dep-((2-[$s.E26])/(([$Q.$B26]*[$A.E26]/cc)*(2-2*[$s.E26])));IF([$Profit.C26]&lt;0;[$Profit.C26];((1+Bank)*[$Profit.C26]))))" office:value-type="float" office:value="1.56606644940627">
            <text:p>1.57</text:p>
          </table:table-cell>
          <table:table-cell table:formula="of:=+[$K.E26]*MAX(0;MIN(1+dep-((2-[$s.F26])/(([$Q.$B26]*[$A.F26]/cc)*(2-2*[$s.F26])));IF([$Profit.D26]&lt;0;[$Profit.D26];((1+Bank)*[$Profit.D26]))))" office:value-type="float" office:value="2.10830076261256">
            <text:p>2.11</text:p>
          </table:table-cell>
          <table:table-cell table:formula="of:=+[$K.F26]*MAX(0;MIN(1+dep-((2-[$s.G26])/(([$Q.$B26]*[$A.G26]/cc)*(2-2*[$s.G26])));IF([$Profit.E26]&lt;0;[$Profit.E26];((1+Bank)*[$Profit.E26]))))" office:value-type="float" office:value="0">
            <text:p>0.00</text:p>
          </table:table-cell>
          <table:table-cell table:formula="of:=+[$K.G26]*MAX(0;MIN(1+dep-((2-[$s.H26])/(([$Q.$B26]*[$A.H26]/cc)*(2-2*[$s.H26])));IF([$Profit.F26]&lt;0;[$Profit.F26];((1+Bank)*[$Profit.F26]))))" office:value-type="float" office:value="2.24563331459187">
            <text:p>2.25</text:p>
          </table:table-cell>
          <table:table-cell table:formula="of:=+[$K.H26]*MAX(0;MIN(1+dep-((2-[$s.I26])/(([$Q.$B26]*[$A.I26]/cc)*(2-2*[$s.I26])));IF([$Profit.G26]&lt;0;[$Profit.G26];((1+Bank)*[$Profit.G26]))))" office:value-type="float" office:value="2.66830730886781">
            <text:p>2.67</text:p>
          </table:table-cell>
          <table:table-cell table:formula="of:=+[$K.I26]*MAX(0;MIN(1+dep-((2-[$s.J26])/(([$Q.$B26]*[$A.J26]/cc)*(2-2*[$s.J26])));IF([$Profit.H26]&lt;0;[$Profit.H26];((1+Bank)*[$Profit.H26]))))" office:value-type="float" office:value="0.724810055567396">
            <text:p>0.72</text:p>
          </table:table-cell>
          <table:table-cell table:formula="of:=+[$K.J26]*MAX(0;MIN(1+dep-((2-[$s.K26])/(([$Q.$B26]*[$A.K26]/cc)*(2-2*[$s.K26])));IF([$Profit.I26]&lt;0;[$Profit.I26];((1+Bank)*[$Profit.I26]))))" office:value-type="float" office:value="3.77655310744534">
            <text:p>3.78</text:p>
          </table:table-cell>
          <table:table-cell table:number-columns-repeated="1015"/>
        </table:table-row>
        <table:table-row table:style-name="ro1">
          <table:table-cell table:formula="of:=1+[.A26]" office:value-type="float" office:value="24">
            <text:p>24</text:p>
          </table:table-cell>
          <table:table-cell table:formula="of:=+[$K.C27]*MAX(0;MIN(1+dep-((2-[$s.D27])/(([$Q.$B27]*[$A.D27]/cc)*(2-2*[$s.D27])));IF([$Profit.B27]&lt;0;[$Profit.B27];((1+Bank)*[$Profit.B27]))))" office:value-type="float" office:value="3.57581486154709">
            <text:p>3.58</text:p>
          </table:table-cell>
          <table:table-cell table:formula="of:=+[$K.D27]*MAX(0;MIN(1+dep-((2-[$s.E27])/(([$Q.$B27]*[$A.E27]/cc)*(2-2*[$s.E27])));IF([$Profit.C27]&lt;0;[$Profit.C27];((1+Bank)*[$Profit.C27]))))" office:value-type="float" office:value="1.28908562699448">
            <text:p>1.29</text:p>
          </table:table-cell>
          <table:table-cell table:formula="of:=+[$K.E27]*MAX(0;MIN(1+dep-((2-[$s.F27])/(([$Q.$B27]*[$A.F27]/cc)*(2-2*[$s.F27])));IF([$Profit.D27]&lt;0;[$Profit.D27];((1+Bank)*[$Profit.D27]))))" office:value-type="float" office:value="1.80570447232407">
            <text:p>1.81</text:p>
          </table:table-cell>
          <table:table-cell table:formula="of:=+[$K.F27]*MAX(0;MIN(1+dep-((2-[$s.G27])/(([$Q.$B27]*[$A.G27]/cc)*(2-2*[$s.G27])));IF([$Profit.E27]&lt;0;[$Profit.E27];((1+Bank)*[$Profit.E27]))))" office:value-type="float" office:value="0">
            <text:p>0.00</text:p>
          </table:table-cell>
          <table:table-cell table:formula="of:=+[$K.G27]*MAX(0;MIN(1+dep-((2-[$s.H27])/(([$Q.$B27]*[$A.H27]/cc)*(2-2*[$s.H27])));IF([$Profit.F27]&lt;0;[$Profit.F27];((1+Bank)*[$Profit.F27]))))" office:value-type="float" office:value="1.98585687950547">
            <text:p>1.99</text:p>
          </table:table-cell>
          <table:table-cell table:formula="of:=+[$K.H27]*MAX(0;MIN(1+dep-((2-[$s.I27])/(([$Q.$B27]*[$A.I27]/cc)*(2-2*[$s.I27])));IF([$Profit.G27]&lt;0;[$Profit.G27];((1+Bank)*[$Profit.G27]))))" office:value-type="float" office:value="2.49019498281462">
            <text:p>2.49</text:p>
          </table:table-cell>
          <table:table-cell table:formula="of:=+[$K.I27]*MAX(0;MIN(1+dep-((2-[$s.J27])/(([$Q.$B27]*[$A.J27]/cc)*(2-2*[$s.J27])));IF([$Profit.H27]&lt;0;[$Profit.H27];((1+Bank)*[$Profit.H27]))))" office:value-type="float" office:value="2.48051151341542">
            <text:p>2.48</text:p>
          </table:table-cell>
          <table:table-cell table:formula="of:=+[$K.J27]*MAX(0;MIN(1+dep-((2-[$s.K27])/(([$Q.$B27]*[$A.K27]/cc)*(2-2*[$s.K27])));IF([$Profit.I27]&lt;0;[$Profit.I27];((1+Bank)*[$Profit.I27]))))" office:value-type="float" office:value="3.53748367469592">
            <text:p>3.54</text:p>
          </table:table-cell>
          <table:table-cell table:number-columns-repeated="1015"/>
        </table:table-row>
        <table:table-row table:style-name="ro1">
          <table:table-cell table:formula="of:=1+[.A27]" office:value-type="float" office:value="25">
            <text:p>25</text:p>
          </table:table-cell>
          <table:table-cell table:formula="of:=+[$K.C28]*MAX(0;MIN(1+dep-((2-[$s.D28])/(([$Q.$B28]*[$A.D28]/cc)*(2-2*[$s.D28])));IF([$Profit.B28]&lt;0;[$Profit.B28];((1+Bank)*[$Profit.B28]))))" office:value-type="float" office:value="3.33675569097969">
            <text:p>3.34</text:p>
          </table:table-cell>
          <table:table-cell table:formula="of:=+[$K.D28]*MAX(0;MIN(1+dep-((2-[$s.E28])/(([$Q.$B28]*[$A.E28]/cc)*(2-2*[$s.E28])));IF([$Profit.C28]&lt;0;[$Profit.C28];((1+Bank)*[$Profit.C28]))))" office:value-type="float" office:value="1.00679163391428">
            <text:p>1.01</text:p>
          </table:table-cell>
          <table:table-cell table:formula="of:=+[$K.E28]*MAX(0;MIN(1+dep-((2-[$s.F28])/(([$Q.$B28]*[$A.F28]/cc)*(2-2*[$s.F28])));IF([$Profit.D28]&lt;0;[$Profit.D28];((1+Bank)*[$Profit.D28]))))" office:value-type="float" office:value="1.49139069898443">
            <text:p>1.49</text:p>
          </table:table-cell>
          <table:table-cell table:formula="of:=+[$K.F28]*MAX(0;MIN(1+dep-((2-[$s.G28])/(([$Q.$B28]*[$A.G28]/cc)*(2-2*[$s.G28])));IF([$Profit.E28]&lt;0;[$Profit.E28];((1+Bank)*[$Profit.E28]))))" office:value-type="float" office:value="1.49338213612186">
            <text:p>1.49</text:p>
          </table:table-cell>
          <table:table-cell table:formula="of:=+[$K.G28]*MAX(0;MIN(1+dep-((2-[$s.H28])/(([$Q.$B28]*[$A.H28]/cc)*(2-2*[$s.H28])));IF([$Profit.F28]&lt;0;[$Profit.F28];((1+Bank)*[$Profit.F28]))))" office:value-type="float" office:value="1.70979989791814">
            <text:p>1.71</text:p>
          </table:table-cell>
          <table:table-cell table:formula="of:=+[$K.H28]*MAX(0;MIN(1+dep-((2-[$s.I28])/(([$Q.$B28]*[$A.I28]/cc)*(2-2*[$s.I28])));IF([$Profit.G28]&lt;0;[$Profit.G28];((1+Bank)*[$Profit.G28]))))" office:value-type="float" office:value="2.28630976154393">
            <text:p>2.29</text:p>
          </table:table-cell>
          <table:table-cell table:formula="of:=+[$K.I28]*MAX(0;MIN(1+dep-((2-[$s.J28])/(([$Q.$B28]*[$A.J28]/cc)*(2-2*[$s.J28])));IF([$Profit.H28]&lt;0;[$Profit.H28];((1+Bank)*[$Profit.H28]))))" office:value-type="float" office:value="2.2675439205737">
            <text:p>2.27</text:p>
          </table:table-cell>
          <table:table-cell table:formula="of:=+[$K.J28]*MAX(0;MIN(1+dep-((2-[$s.K28])/(([$Q.$B28]*[$A.K28]/cc)*(2-2*[$s.K28])));IF([$Profit.I28]&lt;0;[$Profit.I28];((1+Bank)*[$Profit.I28]))))" office:value-type="float" office:value="3.26146223281149">
            <text:p>3.26</text:p>
          </table:table-cell>
          <table:table-cell table:number-columns-repeated="1015"/>
        </table:table-row>
        <table:table-row table:style-name="ro1">
          <table:table-cell table:formula="of:=1+[.A28]" office:value-type="float" office:value="26">
            <text:p>26</text:p>
          </table:table-cell>
          <table:table-cell table:formula="of:=+[$K.C29]*MAX(0;MIN(1+dep-((2-[$s.D29])/(([$Q.$B29]*[$A.D29]/cc)*(2-2*[$s.D29])));IF([$Profit.B29]&lt;0;[$Profit.B29];((1+Bank)*[$Profit.B29]))))" office:value-type="float" office:value="2.99740841272063">
            <text:p>3.00</text:p>
          </table:table-cell>
          <table:table-cell table:formula="of:=+[$K.D29]*MAX(0;MIN(1+dep-((2-[$s.E29])/(([$Q.$B29]*[$A.E29]/cc)*(2-2*[$s.E29])));IF([$Profit.C29]&lt;0;[$Profit.C29];((1+Bank)*[$Profit.C29]))))" office:value-type="float" office:value="3.34503405647176">
            <text:p>3.35</text:p>
          </table:table-cell>
          <table:table-cell table:formula="of:=+[$K.E29]*MAX(0;MIN(1+dep-((2-[$s.F29])/(([$Q.$B29]*[$A.F29]/cc)*(2-2*[$s.F29])));IF([$Profit.D29]&lt;0;[$Profit.D29];((1+Bank)*[$Profit.D29]))))" office:value-type="float" office:value="1.26223749685535">
            <text:p>1.26</text:p>
          </table:table-cell>
          <table:table-cell table:formula="of:=+[$K.F29]*MAX(0;MIN(1+dep-((2-[$s.G29])/(([$Q.$B29]*[$A.G29]/cc)*(2-2*[$s.G29])));IF([$Profit.E29]&lt;0;[$Profit.E29];((1+Bank)*[$Profit.E29]))))" office:value-type="float" office:value="1.25362328322797">
            <text:p>1.25</text:p>
          </table:table-cell>
          <table:table-cell table:formula="of:=+[$K.G29]*MAX(0;MIN(1+dep-((2-[$s.H29])/(([$Q.$B29]*[$A.H29]/cc)*(2-2*[$s.H29])));IF([$Profit.F29]&lt;0;[$Profit.F29];((1+Bank)*[$Profit.F29]))))" office:value-type="float" office:value="1.36862684485962">
            <text:p>1.37</text:p>
          </table:table-cell>
          <table:table-cell table:formula="of:=+[$K.H29]*MAX(0;MIN(1+dep-((2-[$s.I29])/(([$Q.$B29]*[$A.I29]/cc)*(2-2*[$s.I29])));IF([$Profit.G29]&lt;0;[$Profit.G29];((1+Bank)*[$Profit.G29]))))" office:value-type="float" office:value="2.01030795811508">
            <text:p>2.01</text:p>
          </table:table-cell>
          <table:table-cell table:formula="of:=+[$K.I29]*MAX(0;MIN(1+dep-((2-[$s.J29])/(([$Q.$B29]*[$A.J29]/cc)*(2-2*[$s.J29])));IF([$Profit.H29]&lt;0;[$Profit.H29];((1+Bank)*[$Profit.H29]))))" office:value-type="float" office:value="1.98212948702384">
            <text:p>1.98</text:p>
          </table:table-cell>
          <table:table-cell table:formula="of:=+[$K.J29]*MAX(0;MIN(1+dep-((2-[$s.K29])/(([$Q.$B29]*[$A.K29]/cc)*(2-2*[$s.K29])));IF([$Profit.I29]&lt;0;[$Profit.I29];((1+Bank)*[$Profit.I29]))))" office:value-type="float" office:value="2.88382945209769">
            <text:p>2.88</text:p>
          </table:table-cell>
          <table:table-cell table:number-columns-repeated="1015"/>
        </table:table-row>
        <table:table-row table:style-name="ro1">
          <table:table-cell table:formula="of:=1+[.A29]" office:value-type="float" office:value="27">
            <text:p>27</text:p>
          </table:table-cell>
          <table:table-cell table:formula="of:=+[$K.C30]*MAX(0;MIN(1+dep-((2-[$s.D30])/(([$Q.$B30]*[$A.D30]/cc)*(2-2*[$s.D30])));IF([$Profit.B30]&lt;0;[$Profit.B30];((1+Bank)*[$Profit.B30]))))" office:value-type="float" office:value="3.04870562481649">
            <text:p>3.05</text:p>
          </table:table-cell>
          <table:table-cell table:formula="of:=+[$K.D30]*MAX(0;MIN(1+dep-((2-[$s.E30])/(([$Q.$B30]*[$A.E30]/cc)*(2-2*[$s.E30])));IF([$Profit.C30]&lt;0;[$Profit.C30];((1+Bank)*[$Profit.C30]))))" office:value-type="float" office:value="3.45666900571969">
            <text:p>3.46</text:p>
          </table:table-cell>
          <table:table-cell table:formula="of:=+[$K.E30]*MAX(0;MIN(1+dep-((2-[$s.F30])/(([$Q.$B30]*[$A.F30]/cc)*(2-2*[$s.F30])));IF([$Profit.D30]&lt;0;[$Profit.D30];((1+Bank)*[$Profit.D30]))))" office:value-type="float" office:value="1.24928702401129">
            <text:p>1.25</text:p>
          </table:table-cell>
          <table:table-cell table:formula="of:=+[$K.F30]*MAX(0;MIN(1+dep-((2-[$s.G30])/(([$Q.$B30]*[$A.G30]/cc)*(2-2*[$s.G30])));IF([$Profit.E30]&lt;0;[$Profit.E30];((1+Bank)*[$Profit.E30]))))" office:value-type="float" office:value="1.25495364655636">
            <text:p>1.25</text:p>
          </table:table-cell>
          <table:table-cell table:formula="of:=+[$K.G30]*MAX(0;MIN(1+dep-((2-[$s.H30])/(([$Q.$B30]*[$A.H30]/cc)*(2-2*[$s.H30])));IF([$Profit.F30]&lt;0;[$Profit.F30];((1+Bank)*[$Profit.F30]))))" office:value-type="float" office:value="1.36040467124689">
            <text:p>1.36</text:p>
          </table:table-cell>
          <table:table-cell table:formula="of:=+[$K.H30]*MAX(0;MIN(1+dep-((2-[$s.I30])/(([$Q.$B30]*[$A.I30]/cc)*(2-2*[$s.I30])));IF([$Profit.G30]&lt;0;[$Profit.G30];((1+Bank)*[$Profit.G30]))))" office:value-type="float" office:value="2.03249976716175">
            <text:p>2.03</text:p>
          </table:table-cell>
          <table:table-cell table:formula="of:=+[$K.I30]*MAX(0;MIN(1+dep-((2-[$s.J30])/(([$Q.$B30]*[$A.J30]/cc)*(2-2*[$s.J30])));IF([$Profit.H30]&lt;0;[$Profit.H30];((1+Bank)*[$Profit.H30]))))" office:value-type="float" office:value="2.00106558876747">
            <text:p>2.00</text:p>
          </table:table-cell>
          <table:table-cell table:formula="of:=+[$K.J30]*MAX(0;MIN(1+dep-((2-[$s.K30])/(([$Q.$B30]*[$A.K30]/cc)*(2-2*[$s.K30])));IF([$Profit.I30]&lt;0;[$Profit.I30];((1+Bank)*[$Profit.I30]))))" office:value-type="float" office:value="2.91994496582843">
            <text:p>2.92</text:p>
          </table:table-cell>
          <table:table-cell table:number-columns-repeated="1015"/>
        </table:table-row>
        <table:table-row table:style-name="ro1">
          <table:table-cell table:formula="of:=1+[.A30]" office:value-type="float" office:value="28">
            <text:p>28</text:p>
          </table:table-cell>
          <table:table-cell table:formula="of:=+[$K.C31]*MAX(0;MIN(1+dep-((2-[$s.D31])/(([$Q.$B31]*[$A.D31]/cc)*(2-2*[$s.D31])));IF([$Profit.B31]&lt;0;[$Profit.B31];((1+Bank)*[$Profit.B31]))))" office:value-type="float" office:value="3.12717708113766">
            <text:p>3.13</text:p>
          </table:table-cell>
          <table:table-cell table:formula="of:=+[$K.D31]*MAX(0;MIN(1+dep-((2-[$s.E31])/(([$Q.$B31]*[$A.E31]/cc)*(2-2*[$s.E31])));IF([$Profit.C31]&lt;0;[$Profit.C31];((1+Bank)*[$Profit.C31]))))" office:value-type="float" office:value="3.2698669498189">
            <text:p>3.27</text:p>
          </table:table-cell>
          <table:table-cell table:formula="of:=+[$K.E31]*MAX(0;MIN(1+dep-((2-[$s.F31])/(([$Q.$B31]*[$A.F31]/cc)*(2-2*[$s.F31])));IF([$Profit.D31]&lt;0;[$Profit.D31];((1+Bank)*[$Profit.D31]))))" office:value-type="float" office:value="0.952940852830546">
            <text:p>0.95</text:p>
          </table:table-cell>
          <table:table-cell table:formula="of:=+[$K.F31]*MAX(0;MIN(1+dep-((2-[$s.G31])/(([$Q.$B31]*[$A.G31]/cc)*(2-2*[$s.G31])));IF([$Profit.E31]&lt;0;[$Profit.E31];((1+Bank)*[$Profit.E31]))))" office:value-type="float" office:value="1.82294797612191">
            <text:p>1.82</text:p>
          </table:table-cell>
          <table:table-cell table:formula="of:=+[$K.G31]*MAX(0;MIN(1+dep-((2-[$s.H31])/(([$Q.$B31]*[$A.H31]/cc)*(2-2*[$s.H31])));IF([$Profit.F31]&lt;0;[$Profit.F31];((1+Bank)*[$Profit.F31]))))" office:value-type="float" office:value="1.0888969220115">
            <text:p>1.09</text:p>
          </table:table-cell>
          <table:table-cell table:formula="of:=+[$K.H31]*MAX(0;MIN(1+dep-((2-[$s.I31])/(([$Q.$B31]*[$A.I31]/cc)*(2-2*[$s.I31])));IF([$Profit.G31]&lt;0;[$Profit.G31];((1+Bank)*[$Profit.G31]))))" office:value-type="float" office:value="1.80306077476741">
            <text:p>1.80</text:p>
          </table:table-cell>
          <table:table-cell table:formula="of:=+[$K.I31]*MAX(0;MIN(1+dep-((2-[$s.J31])/(([$Q.$B31]*[$A.J31]/cc)*(2-2*[$s.J31])));IF([$Profit.H31]&lt;0;[$Profit.H31];((1+Bank)*[$Profit.H31]))))" office:value-type="float" office:value="1.76453715488662">
            <text:p>1.76</text:p>
          </table:table-cell>
          <table:table-cell table:formula="of:=+[$K.J31]*MAX(0;MIN(1+dep-((2-[$s.K31])/(([$Q.$B31]*[$A.K31]/cc)*(2-2*[$s.K31])));IF([$Profit.I31]&lt;0;[$Profit.I31];((1+Bank)*[$Profit.I31]))))" office:value-type="float" office:value="3.697261822445">
            <text:p>3.70</text:p>
          </table:table-cell>
          <table:table-cell table:number-columns-repeated="1015"/>
        </table:table-row>
        <table:table-row table:style-name="ro1">
          <table:table-cell table:formula="of:=1+[.A31]" office:value-type="float" office:value="29">
            <text:p>29</text:p>
          </table:table-cell>
          <table:table-cell table:formula="of:=+[$K.C32]*MAX(0;MIN(1+dep-((2-[$s.D32])/(([$Q.$B32]*[$A.D32]/cc)*(2-2*[$s.D32])));IF([$Profit.B32]&lt;0;[$Profit.B32];((1+Bank)*[$Profit.B32]))))" office:value-type="float" office:value="2.99032998485387">
            <text:p>2.99</text:p>
          </table:table-cell>
          <table:table-cell table:formula="of:=+[$K.D32]*MAX(0;MIN(1+dep-((2-[$s.E32])/(([$Q.$B32]*[$A.E32]/cc)*(2-2*[$s.E32])));IF([$Profit.C32]&lt;0;[$Profit.C32];((1+Bank)*[$Profit.C32]))))" office:value-type="float" office:value="3.1901589282772">
            <text:p>3.19</text:p>
          </table:table-cell>
          <table:table-cell table:formula="of:=+[$K.E32]*MAX(0;MIN(1+dep-((2-[$s.F32])/(([$Q.$B32]*[$A.F32]/cc)*(2-2*[$s.F32])));IF([$Profit.D32]&lt;0;[$Profit.D32];((1+Bank)*[$Profit.D32]))))" office:value-type="float" office:value="0.784331583538699">
            <text:p>0.78</text:p>
          </table:table-cell>
          <table:table-cell table:formula="of:=+[$K.F32]*MAX(0;MIN(1+dep-((2-[$s.G32])/(([$Q.$B32]*[$A.G32]/cc)*(2-2*[$s.G32])));IF([$Profit.E32]&lt;0;[$Profit.E32];((1+Bank)*[$Profit.E32]))))" office:value-type="float" office:value="2.93894325754084">
            <text:p>2.94</text:p>
          </table:table-cell>
          <table:table-cell table:formula="of:=+[$K.G32]*MAX(0;MIN(1+dep-((2-[$s.H32])/(([$Q.$B32]*[$A.H32]/cc)*(2-2*[$s.H32])));IF([$Profit.F32]&lt;0;[$Profit.F32];((1+Bank)*[$Profit.F32]))))" office:value-type="float" office:value="0.933263220519309">
            <text:p>0.93</text:p>
          </table:table-cell>
          <table:table-cell table:formula="of:=+[$K.H32]*MAX(0;MIN(1+dep-((2-[$s.I32])/(([$Q.$B32]*[$A.I32]/cc)*(2-2*[$s.I32])));IF([$Profit.G32]&lt;0;[$Profit.G32];((1+Bank)*[$Profit.G32]))))" office:value-type="float" office:value="1.67405465612985">
            <text:p>1.67</text:p>
          </table:table-cell>
          <table:table-cell table:formula="of:=+[$K.I32]*MAX(0;MIN(1+dep-((2-[$s.J32])/(([$Q.$B32]*[$A.J32]/cc)*(2-2*[$s.J32])));IF([$Profit.H32]&lt;0;[$Profit.H32];((1+Bank)*[$Profit.H32]))))" office:value-type="float" office:value="1.63082333083894">
            <text:p>1.63</text:p>
          </table:table-cell>
          <table:table-cell table:formula="of:=+[$K.J32]*MAX(0;MIN(1+dep-((2-[$s.K32])/(([$Q.$B32]*[$A.K32]/cc)*(2-2*[$s.K32])));IF([$Profit.I32]&lt;0;[$Profit.I32];((1+Bank)*[$Profit.I32]))))" office:value-type="float" office:value="3.57821410044446">
            <text:p>3.58</text:p>
          </table:table-cell>
          <table:table-cell table:number-columns-repeated="1015"/>
        </table:table-row>
        <table:table-row table:style-name="ro1">
          <table:table-cell table:formula="of:=1+[.A32]" office:value-type="float" office:value="30">
            <text:p>30</text:p>
          </table:table-cell>
          <table:table-cell table:formula="of:=+[$K.C33]*MAX(0;MIN(1+dep-((2-[$s.D33])/(([$Q.$B33]*[$A.D33]/cc)*(2-2*[$s.D33])));IF([$Profit.B33]&lt;0;[$Profit.B33];((1+Bank)*[$Profit.B33]))))" office:value-type="float" office:value="3.01645345727984">
            <text:p>3.02</text:p>
          </table:table-cell>
          <table:table-cell table:formula="of:=+[$K.D33]*MAX(0;MIN(1+dep-((2-[$s.E33])/(([$Q.$B33]*[$A.E33]/cc)*(2-2*[$s.E33])));IF([$Profit.C33]&lt;0;[$Profit.C33];((1+Bank)*[$Profit.C33]))))" office:value-type="float" office:value="3.25385593321933">
            <text:p>3.25</text:p>
          </table:table-cell>
          <table:table-cell table:formula="of:=+[$K.E33]*MAX(0;MIN(1+dep-((2-[$s.F33])/(([$Q.$B33]*[$A.F33]/cc)*(2-2*[$s.F33])));IF([$Profit.D33]&lt;0;[$Profit.D33];((1+Bank)*[$Profit.D33]))))" office:value-type="float" office:value="0.756307505112424">
            <text:p>0.76</text:p>
          </table:table-cell>
          <table:table-cell table:formula="of:=+[$K.F33]*MAX(0;MIN(1+dep-((2-[$s.G33])/(([$Q.$B33]*[$A.G33]/cc)*(2-2*[$s.G33])));IF([$Profit.E33]&lt;0;[$Profit.E33];((1+Bank)*[$Profit.E33]))))" office:value-type="float" office:value="3.05460135139238">
            <text:p>3.05</text:p>
          </table:table-cell>
          <table:table-cell table:formula="of:=+[$K.G33]*MAX(0;MIN(1+dep-((2-[$s.H33])/(([$Q.$B33]*[$A.H33]/cc)*(2-2*[$s.H33])));IF([$Profit.F33]&lt;0;[$Profit.F33];((1+Bank)*[$Profit.F33]))))" office:value-type="float" office:value="0.907454831586014">
            <text:p>0.91</text:p>
          </table:table-cell>
          <table:table-cell table:formula="of:=+[$K.H33]*MAX(0;MIN(1+dep-((2-[$s.I33])/(([$Q.$B33]*[$A.I33]/cc)*(2-2*[$s.I33])));IF([$Profit.G33]&lt;0;[$Profit.G33];((1+Bank)*[$Profit.G33]))))" office:value-type="float" office:value="1.66641691624498">
            <text:p>1.67</text:p>
          </table:table-cell>
          <table:table-cell table:formula="of:=+[$K.I33]*MAX(0;MIN(1+dep-((2-[$s.J33])/(([$Q.$B33]*[$A.J33]/cc)*(2-2*[$s.J33])));IF([$Profit.H33]&lt;0;[$Profit.H33];((1+Bank)*[$Profit.H33]))))" office:value-type="float" office:value="1.62051684975394">
            <text:p>1.62</text:p>
          </table:table-cell>
          <table:table-cell table:formula="of:=+[$K.J33]*MAX(0;MIN(1+dep-((2-[$s.K33])/(([$Q.$B33]*[$A.K33]/cc)*(2-2*[$s.K33])));IF([$Profit.I33]&lt;0;[$Profit.I33];((1+Bank)*[$Profit.I33]))))" office:value-type="float" office:value="3.63273739976991">
            <text:p>3.63</text:p>
          </table:table-cell>
          <table:table-cell table:number-columns-repeated="1015"/>
        </table:table-row>
        <table:table-row table:style-name="ro1">
          <table:table-cell table:formula="of:=1+[.A33]" office:value-type="float" office:value="31">
            <text:p>31</text:p>
          </table:table-cell>
          <table:table-cell table:formula="of:=+[$K.C34]*MAX(0;MIN(1+dep-((2-[$s.D34])/(([$Q.$B34]*[$A.D34]/cc)*(2-2*[$s.D34])));IF([$Profit.B34]&lt;0;[$Profit.B34];((1+Bank)*[$Profit.B34]))))" office:value-type="float" office:value="2.74722006999146">
            <text:p>2.75</text:p>
          </table:table-cell>
          <table:table-cell table:formula="of:=+[$K.D34]*MAX(0;MIN(1+dep-((2-[$s.E34])/(([$Q.$B34]*[$A.E34]/cc)*(2-2*[$s.E34])));IF([$Profit.C34]&lt;0;[$Profit.C34];((1+Bank)*[$Profit.C34]))))" office:value-type="float" office:value="3.04963097862227">
            <text:p>3.05</text:p>
          </table:table-cell>
          <table:table-cell table:formula="of:=+[$K.E34]*MAX(0;MIN(1+dep-((2-[$s.F34])/(([$Q.$B34]*[$A.F34]/cc)*(2-2*[$s.F34])));IF([$Profit.D34]&lt;0;[$Profit.D34];((1+Bank)*[$Profit.D34]))))" office:value-type="float" office:value="0.506730788403103">
            <text:p>0.51</text:p>
          </table:table-cell>
          <table:table-cell table:formula="of:=+[$K.F34]*MAX(0;MIN(1+dep-((2-[$s.G34])/(([$Q.$B34]*[$A.G34]/cc)*(2-2*[$s.G34])));IF([$Profit.E34]&lt;0;[$Profit.E34];((1+Bank)*[$Profit.E34]))))" office:value-type="float" office:value="2.97291490778472">
            <text:p>2.97</text:p>
          </table:table-cell>
          <table:table-cell table:formula="of:=+[$K.G34]*MAX(0;MIN(1+dep-((2-[$s.H34])/(([$Q.$B34]*[$A.H34]/cc)*(2-2*[$s.H34])));IF([$Profit.F34]&lt;0;[$Profit.F34];((1+Bank)*[$Profit.F34]))))" office:value-type="float" office:value="0.673165183381181">
            <text:p>0.67</text:p>
          </table:table-cell>
          <table:table-cell table:formula="of:=+[$K.H34]*MAX(0;MIN(1+dep-((2-[$s.I34])/(([$Q.$B34]*[$A.I34]/cc)*(2-2*[$s.I34])));IF([$Profit.G34]&lt;0;[$Profit.G34];((1+Bank)*[$Profit.G34]))))" office:value-type="float" office:value="1.44856784791138">
            <text:p>1.45</text:p>
          </table:table-cell>
          <table:table-cell table:formula="of:=+[$K.I34]*MAX(0;MIN(1+dep-((2-[$s.J34])/(([$Q.$B34]*[$A.J34]/cc)*(2-2*[$s.J34])));IF([$Profit.H34]&lt;0;[$Profit.H34];((1+Bank)*[$Profit.H34]))))" office:value-type="float" office:value="1.39780789082448">
            <text:p>1.40</text:p>
          </table:table-cell>
          <table:table-cell table:formula="of:=+[$K.J34]*MAX(0;MIN(1+dep-((2-[$s.K34])/(([$Q.$B34]*[$A.K34]/cc)*(2-2*[$s.K34])));IF([$Profit.I34]&lt;0;[$Profit.I34];((1+Bank)*[$Profit.I34]))))" office:value-type="float" office:value="5.29808114182177">
            <text:p>5.30</text:p>
          </table:table-cell>
          <table:table-cell table:number-columns-repeated="1015"/>
        </table:table-row>
        <table:table-row table:style-name="ro1">
          <table:table-cell table:formula="of:=1+[.A34]" office:value-type="float" office:value="32">
            <text:p>32</text:p>
          </table:table-cell>
          <table:table-cell table:formula="of:=+[$K.C35]*MAX(0;MIN(1+dep-((2-[$s.D35])/(([$Q.$B35]*[$A.D35]/cc)*(2-2*[$s.D35])));IF([$Profit.B35]&lt;0;[$Profit.B35];((1+Bank)*[$Profit.B35]))))" office:value-type="float" office:value="2.38801438273902">
            <text:p>2.39</text:p>
          </table:table-cell>
          <table:table-cell table:formula="of:=+[$K.D35]*MAX(0;MIN(1+dep-((2-[$s.E35])/(([$Q.$B35]*[$A.E35]/cc)*(2-2*[$s.E35])));IF([$Profit.C35]&lt;0;[$Profit.C35];((1+Bank)*[$Profit.C35]))))" office:value-type="float" office:value="3.40687491983886">
            <text:p>3.41</text:p>
          </table:table-cell>
          <table:table-cell table:formula="of:=+[$K.E35]*MAX(0;MIN(1+dep-((2-[$s.F35])/(([$Q.$B35]*[$A.F35]/cc)*(2-2*[$s.F35])));IF([$Profit.D35]&lt;0;[$Profit.D35];((1+Bank)*[$Profit.D35]))))" office:value-type="float" office:value="0.270276105363849">
            <text:p>0.27</text:p>
          </table:table-cell>
          <table:table-cell table:formula="of:=+[$K.F35]*MAX(0;MIN(1+dep-((2-[$s.G35])/(([$Q.$B35]*[$A.G35]/cc)*(2-2*[$s.G35])));IF([$Profit.E35]&lt;0;[$Profit.E35];((1+Bank)*[$Profit.E35]))))" office:value-type="float" office:value="2.81566998433448">
            <text:p>2.82</text:p>
          </table:table-cell>
          <table:table-cell table:formula="of:=+[$K.G35]*MAX(0;MIN(1+dep-((2-[$s.H35])/(([$Q.$B35]*[$A.H35]/cc)*(2-2*[$s.H35])));IF([$Profit.F35]&lt;0;[$Profit.F35];((1+Bank)*[$Profit.F35]))))" office:value-type="float" office:value="2.04370570999784">
            <text:p>2.04</text:p>
          </table:table-cell>
          <table:table-cell table:formula="of:=+[$K.H35]*MAX(0;MIN(1+dep-((2-[$s.I35])/(([$Q.$B35]*[$A.I35]/cc)*(2-2*[$s.I35])));IF([$Profit.G35]&lt;0;[$Profit.G35];((1+Bank)*[$Profit.G35]))))" office:value-type="float" office:value="1.17439175452072">
            <text:p>1.17</text:p>
          </table:table-cell>
          <table:table-cell table:formula="of:=+[$K.I35]*MAX(0;MIN(1+dep-((2-[$s.J35])/(([$Q.$B35]*[$A.J35]/cc)*(2-2*[$s.J35])));IF([$Profit.H35]&lt;0;[$Profit.H35];((1+Bank)*[$Profit.H35]))))" office:value-type="float" office:value="1.11919192701383">
            <text:p>1.12</text:p>
          </table:table-cell>
          <table:table-cell table:formula="of:=+[$K.J35]*MAX(0;MIN(1+dep-((2-[$s.K35])/(([$Q.$B35]*[$A.K35]/cc)*(2-2*[$s.K35])));IF([$Profit.I35]&lt;0;[$Profit.I35];((1+Bank)*[$Profit.I35]))))" office:value-type="float" office:value="5.06099645639071">
            <text:p>5.06</text:p>
          </table:table-cell>
          <table:table-cell table:number-columns-repeated="1015"/>
        </table:table-row>
        <table:table-row table:style-name="ro1">
          <table:table-cell table:formula="of:=1+[.A35]" office:value-type="float" office:value="33">
            <text:p>33</text:p>
          </table:table-cell>
          <table:table-cell table:formula="of:=+[$K.C36]*MAX(0;MIN(1+dep-((2-[$s.D36])/(([$Q.$B36]*[$A.D36]/cc)*(2-2*[$s.D36])));IF([$Profit.B36]&lt;0;[$Profit.B36];((1+Bank)*[$Profit.B36]))))" office:value-type="float" office:value="1.99796970560252">
            <text:p>2.00</text:p>
          </table:table-cell>
          <table:table-cell table:formula="of:=+[$K.D36]*MAX(0;MIN(1+dep-((2-[$s.E36])/(([$Q.$B36]*[$A.E36]/cc)*(2-2*[$s.E36])));IF([$Profit.C36]&lt;0;[$Profit.C36];((1+Bank)*[$Profit.C36]))))" office:value-type="float" office:value="3.1066251993302">
            <text:p>3.11</text:p>
          </table:table-cell>
          <table:table-cell table:formula="of:=+[$K.E36]*MAX(0;MIN(1+dep-((2-[$s.F36])/(([$Q.$B36]*[$A.F36]/cc)*(2-2*[$s.F36])));IF([$Profit.D36]&lt;0;[$Profit.D36];((1+Bank)*[$Profit.D36]))))" office:value-type="float" office:value="2.51168557502004">
            <text:p>2.51</text:p>
          </table:table-cell>
          <table:table-cell table:formula="of:=+[$K.F36]*MAX(0;MIN(1+dep-((2-[$s.G36])/(([$Q.$B36]*[$A.G36]/cc)*(2-2*[$s.G36])));IF([$Profit.E36]&lt;0;[$Profit.E36];((1+Bank)*[$Profit.E36]))))" office:value-type="float" office:value="2.61804579631153">
            <text:p>2.62</text:p>
          </table:table-cell>
          <table:table-cell table:formula="of:=+[$K.G36]*MAX(0;MIN(1+dep-((2-[$s.H36])/(([$Q.$B36]*[$A.H36]/cc)*(2-2*[$s.H36])));IF([$Profit.F36]&lt;0;[$Profit.F36];((1+Bank)*[$Profit.F36]))))" office:value-type="float" office:value="1.76201580957714">
            <text:p>1.76</text:p>
          </table:table-cell>
          <table:table-cell table:formula="of:=+[$K.H36]*MAX(0;MIN(1+dep-((2-[$s.I36])/(([$Q.$B36]*[$A.I36]/cc)*(2-2*[$s.I36])));IF([$Profit.G36]&lt;0;[$Profit.G36];((1+Bank)*[$Profit.G36]))))" office:value-type="float" office:value="0.887556761123522">
            <text:p>0.89</text:p>
          </table:table-cell>
          <table:table-cell table:formula="of:=+[$K.I36]*MAX(0;MIN(1+dep-((2-[$s.J36])/(([$Q.$B36]*[$A.J36]/cc)*(2-2*[$s.J36])));IF([$Profit.H36]&lt;0;[$Profit.H36];((1+Bank)*[$Profit.H36]))))" office:value-type="float" office:value="0.828975287783574">
            <text:p>0.83</text:p>
          </table:table-cell>
          <table:table-cell table:formula="of:=+[$K.J36]*MAX(0;MIN(1+dep-((2-[$s.K36])/(([$Q.$B36]*[$A.K36]/cc)*(2-2*[$s.K36])));IF([$Profit.I36]&lt;0;[$Profit.I36];((1+Bank)*[$Profit.I36]))))" office:value-type="float" office:value="4.75150333012952">
            <text:p>4.75</text:p>
          </table:table-cell>
          <table:table-cell table:number-columns-repeated="1015"/>
        </table:table-row>
        <table:table-row table:style-name="ro1">
          <table:table-cell table:formula="of:=1+[.A36]" office:value-type="float" office:value="34">
            <text:p>34</text:p>
          </table:table-cell>
          <table:table-cell table:formula="of:=+[$K.C37]*MAX(0;MIN(1+dep-((2-[$s.D37])/(([$Q.$B37]*[$A.D37]/cc)*(2-2*[$s.D37])));IF([$Profit.B37]&lt;0;[$Profit.B37];((1+Bank)*[$Profit.B37]))))" office:value-type="float" office:value="1.85207212282107">
            <text:p>1.85</text:p>
          </table:table-cell>
          <table:table-cell table:formula="of:=+[$K.D37]*MAX(0;MIN(1+dep-((2-[$s.E37])/(([$Q.$B37]*[$A.E37]/cc)*(2-2*[$s.E37])));IF([$Profit.C37]&lt;0;[$Profit.C37];((1+Bank)*[$Profit.C37]))))" office:value-type="float" office:value="3.04252660646192">
            <text:p>3.04</text:p>
          </table:table-cell>
          <table:table-cell table:formula="of:=+[$K.E37]*MAX(0;MIN(1+dep-((2-[$s.F37])/(([$Q.$B37]*[$A.F37]/cc)*(2-2*[$s.F37])));IF([$Profit.D37]&lt;0;[$Profit.D37];((1+Bank)*[$Profit.D37]))))" office:value-type="float" office:value="2.43739981826695">
            <text:p>2.44</text:p>
          </table:table-cell>
          <table:table-cell table:formula="of:=+[$K.F37]*MAX(0;MIN(1+dep-((2-[$s.G37])/(([$Q.$B37]*[$A.G37]/cc)*(2-2*[$s.G37])));IF([$Profit.E37]&lt;0;[$Profit.E37];((1+Bank)*[$Profit.E37]))))" office:value-type="float" office:value="2.58044989714399">
            <text:p>2.58</text:p>
          </table:table-cell>
          <table:table-cell table:formula="of:=+[$K.G37]*MAX(0;MIN(1+dep-((2-[$s.H37])/(([$Q.$B37]*[$A.H37]/cc)*(2-2*[$s.H37])));IF([$Profit.F37]&lt;0;[$Profit.F37];((1+Bank)*[$Profit.F37]))))" office:value-type="float" office:value="1.66066227616663">
            <text:p>1.66</text:p>
          </table:table-cell>
          <table:table-cell table:formula="of:=+[$K.H37]*MAX(0;MIN(1+dep-((2-[$s.I37])/(([$Q.$B37]*[$A.I37]/cc)*(2-2*[$s.I37])));IF([$Profit.G37]&lt;0;[$Profit.G37];((1+Bank)*[$Profit.G37]))))" office:value-type="float" office:value="0.777923745203123">
            <text:p>0.78</text:p>
          </table:table-cell>
          <table:table-cell table:formula="of:=+[$K.I37]*MAX(0;MIN(1+dep-((2-[$s.J37])/(([$Q.$B37]*[$A.J37]/cc)*(2-2*[$s.J37])));IF([$Profit.H37]&lt;0;[$Profit.H37];((1+Bank)*[$Profit.H37]))))" office:value-type="float" office:value="0.718278217472368">
            <text:p>0.72</text:p>
          </table:table-cell>
          <table:table-cell table:formula="of:=+[$K.J37]*MAX(0;MIN(1+dep-((2-[$s.K37])/(([$Q.$B37]*[$A.K37]/cc)*(2-2*[$s.K37])));IF([$Profit.I37]&lt;0;[$Profit.I37];((1+Bank)*[$Profit.I37]))))" office:value-type="float" office:value="5.58120471984228">
            <text:p>5.58</text:p>
          </table:table-cell>
          <table:table-cell table:number-columns-repeated="1015"/>
        </table:table-row>
        <table:table-row table:style-name="ro1">
          <table:table-cell table:formula="of:=1+[.A37]" office:value-type="float" office:value="35">
            <text:p>35</text:p>
          </table:table-cell>
          <table:table-cell table:formula="of:=+[$K.C38]*MAX(0;MIN(1+dep-((2-[$s.D38])/(([$Q.$B38]*[$A.D38]/cc)*(2-2*[$s.D38])));IF([$Profit.B38]&lt;0;[$Profit.B38];((1+Bank)*[$Profit.B38]))))" office:value-type="float" office:value="1.86492400115191">
            <text:p>1.86</text:p>
          </table:table-cell>
          <table:table-cell table:formula="of:=+[$K.D38]*MAX(0;MIN(1+dep-((2-[$s.E38])/(([$Q.$B38]*[$A.E38]/cc)*(2-2*[$s.E38])));IF([$Profit.C38]&lt;0;[$Profit.C38];((1+Bank)*[$Profit.C38]))))" office:value-type="float" office:value="3.15529954901054">
            <text:p>3.16</text:p>
          </table:table-cell>
          <table:table-cell table:formula="of:=+[$K.E38]*MAX(0;MIN(1+dep-((2-[$s.F38])/(([$Q.$B38]*[$A.F38]/cc)*(2-2*[$s.F38])));IF([$Profit.D38]&lt;0;[$Profit.D38];((1+Bank)*[$Profit.D38]))))" office:value-type="float" office:value="2.43570006179393">
            <text:p>2.44</text:p>
          </table:table-cell>
          <table:table-cell table:formula="of:=+[$K.F38]*MAX(0;MIN(1+dep-((2-[$s.G38])/(([$Q.$B38]*[$A.G38]/cc)*(2-2*[$s.G38])));IF([$Profit.E38]&lt;0;[$Profit.E38];((1+Bank)*[$Profit.E38]))))" office:value-type="float" office:value="2.60734223323804">
            <text:p>2.61</text:p>
          </table:table-cell>
          <table:table-cell table:formula="of:=+[$K.G38]*MAX(0;MIN(1+dep-((2-[$s.H38])/(([$Q.$B38]*[$A.H38]/cc)*(2-2*[$s.H38])));IF([$Profit.F38]&lt;0;[$Profit.F38];((1+Bank)*[$Profit.F38]))))" office:value-type="float" office:value="1.62907057348098">
            <text:p>1.63</text:p>
          </table:table-cell>
          <table:table-cell table:formula="of:=+[$K.H38]*MAX(0;MIN(1+dep-((2-[$s.I38])/(([$Q.$B38]*[$A.I38]/cc)*(2-2*[$s.I38])));IF([$Profit.G38]&lt;0;[$Profit.G38];((1+Bank)*[$Profit.G38]))))" office:value-type="float" office:value="0.735500388544074">
            <text:p>0.74</text:p>
          </table:table-cell>
          <table:table-cell table:formula="of:=+[$K.I38]*MAX(0;MIN(1+dep-((2-[$s.J38])/(([$Q.$B38]*[$A.J38]/cc)*(2-2*[$s.J38])));IF([$Profit.H38]&lt;0;[$Profit.H38];((1+Bank)*[$Profit.H38]))))" office:value-type="float" office:value="0.675556572660672">
            <text:p>0.68</text:p>
          </table:table-cell>
          <table:table-cell table:formula="of:=+[$K.J38]*MAX(0;MIN(1+dep-((2-[$s.K38])/(([$Q.$B38]*[$A.K38]/cc)*(2-2*[$s.K38])));IF([$Profit.I38]&lt;0;[$Profit.I38];((1+Bank)*[$Profit.I38]))))" office:value-type="float" office:value="5.73453730914322">
            <text:p>5.73</text:p>
          </table:table-cell>
          <table:table-cell table:number-columns-repeated="1015"/>
        </table:table-row>
        <table:table-row table:style-name="ro1">
          <table:table-cell table:formula="of:=1+[.A38]" office:value-type="float" office:value="36">
            <text:p>36</text:p>
          </table:table-cell>
          <table:table-cell table:formula="of:=+[$K.C39]*MAX(0;MIN(1+dep-((2-[$s.D39])/(([$Q.$B39]*[$A.D39]/cc)*(2-2*[$s.D39])));IF([$Profit.B39]&lt;0;[$Profit.B39];((1+Bank)*[$Profit.B39]))))" office:value-type="float" office:value="1.83757917379084">
            <text:p>1.84</text:p>
          </table:table-cell>
          <table:table-cell table:formula="of:=+[$K.D39]*MAX(0;MIN(1+dep-((2-[$s.E39])/(([$Q.$B39]*[$A.E39]/cc)*(2-2*[$s.E39])));IF([$Profit.C39]&lt;0;[$Profit.C39];((1+Bank)*[$Profit.C39]))))" office:value-type="float" office:value="3.19000501636257">
            <text:p>3.19</text:p>
          </table:table-cell>
          <table:table-cell table:formula="of:=+[$K.E39]*MAX(0;MIN(1+dep-((2-[$s.F39])/(([$Q.$B39]*[$A.F39]/cc)*(2-2*[$s.F39])));IF([$Profit.D39]&lt;0;[$Profit.D39];((1+Bank)*[$Profit.D39]))))" office:value-type="float" office:value="2.45224456546597">
            <text:p>2.45</text:p>
          </table:table-cell>
          <table:table-cell table:formula="of:=+[$K.F39]*MAX(0;MIN(1+dep-((2-[$s.G39])/(([$Q.$B39]*[$A.G39]/cc)*(2-2*[$s.G39])));IF([$Profit.E39]&lt;0;[$Profit.E39];((1+Bank)*[$Profit.E39]))))" office:value-type="float" office:value="2.65106844848461">
            <text:p>2.65</text:p>
          </table:table-cell>
          <table:table-cell table:formula="of:=+[$K.G39]*MAX(0;MIN(1+dep-((2-[$s.H39])/(([$Q.$B39]*[$A.H39]/cc)*(2-2*[$s.H39])));IF([$Profit.F39]&lt;0;[$Profit.F39];((1+Bank)*[$Profit.F39]))))" office:value-type="float" office:value="1.61476561889123">
            <text:p>1.61</text:p>
          </table:table-cell>
          <table:table-cell table:formula="of:=+[$K.H39]*MAX(0;MIN(1+dep-((2-[$s.I39])/(([$Q.$B39]*[$A.I39]/cc)*(2-2*[$s.I39])));IF([$Profit.G39]&lt;0;[$Profit.G39];((1+Bank)*[$Profit.G39]))))" office:value-type="float" office:value="0.709936286456276">
            <text:p>0.71</text:p>
          </table:table-cell>
          <table:table-cell table:formula="of:=+[$K.I39]*MAX(0;MIN(1+dep-((2-[$s.J39])/(([$Q.$B39]*[$A.J39]/cc)*(2-2*[$s.J39])));IF([$Profit.H39]&lt;0;[$Profit.H39];((1+Bank)*[$Profit.H39]))))" office:value-type="float" office:value="0.649901588224322">
            <text:p>0.65</text:p>
          </table:table-cell>
          <table:table-cell table:formula="of:=+[$K.J39]*MAX(0;MIN(1+dep-((2-[$s.K39])/(([$Q.$B39]*[$A.K39]/cc)*(2-2*[$s.K39])));IF([$Profit.I39]&lt;0;[$Profit.I39];((1+Bank)*[$Profit.I39]))))" office:value-type="float" office:value="5.92136048566147">
            <text:p>5.92</text:p>
          </table:table-cell>
          <table:table-cell table:number-columns-repeated="1015"/>
        </table:table-row>
        <table:table-row table:style-name="ro1">
          <table:table-cell table:formula="of:=1+[.A39]" office:value-type="float" office:value="37">
            <text:p>37</text:p>
          </table:table-cell>
          <table:table-cell table:formula="of:=+[$K.C40]*MAX(0;MIN(1+dep-((2-[$s.D40])/(([$Q.$B40]*[$A.D40]/cc)*(2-2*[$s.D40])));IF([$Profit.B40]&lt;0;[$Profit.B40];((1+Bank)*[$Profit.B40]))))" office:value-type="float" office:value="3.98853879011219">
            <text:p>3.99</text:p>
          </table:table-cell>
          <table:table-cell table:formula="of:=+[$K.D40]*MAX(0;MIN(1+dep-((2-[$s.E40])/(([$Q.$B40]*[$A.E40]/cc)*(2-2*[$s.E40])));IF([$Profit.C40]&lt;0;[$Profit.C40];((1+Bank)*[$Profit.C40]))))" office:value-type="float" office:value="2.85172600674598">
            <text:p>2.85</text:p>
          </table:table-cell>
          <table:table-cell table:formula="of:=+[$K.E40]*MAX(0;MIN(1+dep-((2-[$s.F40])/(([$Q.$B40]*[$A.F40]/cc)*(2-2*[$s.F40])));IF([$Profit.D40]&lt;0;[$Profit.D40];((1+Bank)*[$Profit.D40]))))" office:value-type="float" office:value="2.16174316622636">
            <text:p>2.16</text:p>
          </table:table-cell>
          <table:table-cell table:formula="of:=+[$K.F40]*MAX(0;MIN(1+dep-((2-[$s.G40])/(([$Q.$B40]*[$A.G40]/cc)*(2-2*[$s.G40])));IF([$Profit.E40]&lt;0;[$Profit.E40];((1+Bank)*[$Profit.E40]))))" office:value-type="float" office:value="2.41056893727465">
            <text:p>2.41</text:p>
          </table:table-cell>
          <table:table-cell table:formula="of:=+[$K.G40]*MAX(0;MIN(1+dep-((2-[$s.H40])/(([$Q.$B40]*[$A.H40]/cc)*(2-2*[$s.H40])));IF([$Profit.F40]&lt;0;[$Profit.F40];((1+Bank)*[$Profit.F40]))))" office:value-type="float" office:value="1.37710461120284">
            <text:p>1.38</text:p>
          </table:table-cell>
          <table:table-cell table:formula="of:=+[$K.H40]*MAX(0;MIN(1+dep-((2-[$s.I40])/(([$Q.$B40]*[$A.I40]/cc)*(2-2*[$s.I40])));IF([$Profit.G40]&lt;0;[$Profit.G40];((1+Bank)*[$Profit.G40]))))" office:value-type="float" office:value="0.449039715203539">
            <text:p>0.45</text:p>
          </table:table-cell>
          <table:table-cell table:formula="of:=+[$K.I40]*MAX(0;MIN(1+dep-((2-[$s.J40])/(([$Q.$B40]*[$A.J40]/cc)*(2-2*[$s.J40])));IF([$Profit.H40]&lt;0;[$Profit.H40];((1+Bank)*[$Profit.H40]))))" office:value-type="float" office:value="0.388468450591527">
            <text:p>0.39</text:p>
          </table:table-cell>
          <table:table-cell table:formula="of:=+[$K.J40]*MAX(0;MIN(1+dep-((2-[$s.K40])/(([$Q.$B40]*[$A.K40]/cc)*(2-2*[$s.K40])));IF([$Profit.I40]&lt;0;[$Profit.I40];((1+Bank)*[$Profit.I40]))))" office:value-type="float" office:value="5.59027466653219">
            <text:p>5.59</text:p>
          </table:table-cell>
          <table:table-cell table:number-columns-repeated="1015"/>
        </table:table-row>
        <table:table-row table:style-name="ro1">
          <table:table-cell table:formula="of:=1+[.A40]" office:value-type="float" office:value="38">
            <text:p>38</text:p>
          </table:table-cell>
          <table:table-cell table:formula="of:=+[$K.C41]*MAX(0;MIN(1+dep-((2-[$s.D41])/(([$Q.$B41]*[$A.D41]/cc)*(2-2*[$s.D41])));IF([$Profit.B41]&lt;0;[$Profit.B41];((1+Bank)*[$Profit.B41]))))" office:value-type="float" office:value="3.72985162371036">
            <text:p>3.73</text:p>
          </table:table-cell>
          <table:table-cell table:formula="of:=+[$K.D41]*MAX(0;MIN(1+dep-((2-[$s.E41])/(([$Q.$B41]*[$A.E41]/cc)*(2-2*[$s.E41])));IF([$Profit.C41]&lt;0;[$Profit.C41];((1+Bank)*[$Profit.C41]))))" office:value-type="float" office:value="2.40281849357423">
            <text:p>2.40</text:p>
          </table:table-cell>
          <table:table-cell table:formula="of:=+[$K.E41]*MAX(0;MIN(1+dep-((2-[$s.F41])/(([$Q.$B41]*[$A.F41]/cc)*(2-2*[$s.F41])));IF([$Profit.D41]&lt;0;[$Profit.D41];((1+Bank)*[$Profit.D41]))))" office:value-type="float" office:value="1.78369683333779">
            <text:p>1.78</text:p>
          </table:table-cell>
          <table:table-cell table:formula="of:=+[$K.F41]*MAX(0;MIN(1+dep-((2-[$s.G41])/(([$Q.$B41]*[$A.G41]/cc)*(2-2*[$s.G41])));IF([$Profit.E41]&lt;0;[$Profit.E41];((1+Bank)*[$Profit.E41]))))" office:value-type="float" office:value="2.08131964033464">
            <text:p>2.08</text:p>
          </table:table-cell>
          <table:table-cell table:formula="of:=+[$K.G41]*MAX(0;MIN(1+dep-((2-[$s.H41])/(([$Q.$B41]*[$A.H41]/cc)*(2-2*[$s.H41])));IF([$Profit.F41]&lt;0;[$Profit.F41];((1+Bank)*[$Profit.F41]))))" office:value-type="float" office:value="2.154790177508">
            <text:p>2.15</text:p>
          </table:table-cell>
          <table:table-cell table:formula="of:=+[$K.H41]*MAX(0;MIN(1+dep-((2-[$s.I41])/(([$Q.$B41]*[$A.I41]/cc)*(2-2*[$s.I41])));IF([$Profit.G41]&lt;0;[$Profit.G41];((1+Bank)*[$Profit.G41]))))" office:value-type="float" office:value="2.09761430243628">
            <text:p>2.10</text:p>
          </table:table-cell>
          <table:table-cell table:formula="of:=+[$K.I41]*MAX(0;MIN(1+dep-((2-[$s.J41])/(([$Q.$B41]*[$A.J41]/cc)*(2-2*[$s.J41])));IF([$Profit.H41]&lt;0;[$Profit.H41];((1+Bank)*[$Profit.H41]))))" office:value-type="float" office:value="0.0835925160203376">
            <text:p>0.08</text:p>
          </table:table-cell>
          <table:table-cell table:formula="of:=+[$K.J41]*MAX(0;MIN(1+dep-((2-[$s.K41])/(([$Q.$B41]*[$A.K41]/cc)*(2-2*[$s.K41])));IF([$Profit.I41]&lt;0;[$Profit.I41];((1+Bank)*[$Profit.I41]))))" office:value-type="float" office:value="5.07615845809677">
            <text:p>5.08</text:p>
          </table:table-cell>
          <table:table-cell table:number-columns-repeated="1015"/>
        </table:table-row>
        <table:table-row table:style-name="ro1">
          <table:table-cell table:formula="of:=1+[.A41]" office:value-type="float" office:value="39">
            <text:p>39</text:p>
          </table:table-cell>
          <table:table-cell table:formula="of:=+[$K.C42]*MAX(0;MIN(1+dep-((2-[$s.D42])/(([$Q.$B42]*[$A.D42]/cc)*(2-2*[$s.D42])));IF([$Profit.B42]&lt;0;[$Profit.B42];((1+Bank)*[$Profit.B42]))))" office:value-type="float" office:value="3.36960210219835">
            <text:p>3.37</text:p>
          </table:table-cell>
          <table:table-cell table:formula="of:=+[$K.D42]*MAX(0;MIN(1+dep-((2-[$s.E42])/(([$Q.$B42]*[$A.E42]/cc)*(2-2*[$s.E42])));IF([$Profit.C42]&lt;0;[$Profit.C42];((1+Bank)*[$Profit.C42]))))" office:value-type="float" office:value="3.55321682862953">
            <text:p>3.55</text:p>
          </table:table-cell>
          <table:table-cell table:formula="of:=+[$K.E42]*MAX(0;MIN(1+dep-((2-[$s.F42])/(([$Q.$B42]*[$A.F42]/cc)*(2-2*[$s.F42])));IF([$Profit.D42]&lt;0;[$Profit.D42];((1+Bank)*[$Profit.D42]))))" office:value-type="float" office:value="1.45132526962957">
            <text:p>1.45</text:p>
          </table:table-cell>
          <table:table-cell table:formula="of:=+[$K.F42]*MAX(0;MIN(1+dep-((2-[$s.G42])/(([$Q.$B42]*[$A.G42]/cc)*(2-2*[$s.G42])));IF([$Profit.E42]&lt;0;[$Profit.E42];((1+Bank)*[$Profit.E42]))))" office:value-type="float" office:value="1.78622403552257">
            <text:p>1.79</text:p>
          </table:table-cell>
          <table:table-cell table:formula="of:=+[$K.G42]*MAX(0;MIN(1+dep-((2-[$s.H42])/(([$Q.$B42]*[$A.H42]/cc)*(2-2*[$s.H42])));IF([$Profit.F42]&lt;0;[$Profit.F42];((1+Bank)*[$Profit.F42]))))" office:value-type="float" office:value="3.15659105096495">
            <text:p>3.16</text:p>
          </table:table-cell>
          <table:table-cell table:formula="of:=+[$K.H42]*MAX(0;MIN(1+dep-((2-[$s.I42])/(([$Q.$B42]*[$A.I42]/cc)*(2-2*[$s.I42])));IF([$Profit.G42]&lt;0;[$Profit.G42];((1+Bank)*[$Profit.G42]))))" office:value-type="float" office:value="1.84715537961528">
            <text:p>1.85</text:p>
          </table:table-cell>
          <table:table-cell table:formula="of:=+[$K.I42]*MAX(0;MIN(1+dep-((2-[$s.J42])/(([$Q.$B42]*[$A.J42]/cc)*(2-2*[$s.J42])));IF([$Profit.H42]&lt;0;[$Profit.H42];((1+Bank)*[$Profit.H42]))))" office:value-type="float" office:value="0">
            <text:p>0.00</text:p>
          </table:table-cell>
          <table:table-cell table:formula="of:=+[$K.J42]*MAX(0;MIN(1+dep-((2-[$s.K42])/(([$Q.$B42]*[$A.K42]/cc)*(2-2*[$s.K42])));IF([$Profit.I42]&lt;0;[$Profit.I42];((1+Bank)*[$Profit.I42]))))" office:value-type="float" office:value="4.60191061879644">
            <text:p>4.60</text:p>
          </table:table-cell>
          <table:table-cell table:number-columns-repeated="1015"/>
        </table:table-row>
        <table:table-row table:style-name="ro1">
          <table:table-cell table:formula="of:=1+[.A42]" office:value-type="float" office:value="40">
            <text:p>40</text:p>
          </table:table-cell>
          <table:table-cell table:formula="of:=+[$K.C43]*MAX(0;MIN(1+dep-((2-[$s.D43])/(([$Q.$B43]*[$A.D43]/cc)*(2-2*[$s.D43])));IF([$Profit.B43]&lt;0;[$Profit.B43];((1+Bank)*[$Profit.B43]))))" office:value-type="float" office:value="3.37771621362827">
            <text:p>3.38</text:p>
          </table:table-cell>
          <table:table-cell table:formula="of:=+[$K.D43]*MAX(0;MIN(1+dep-((2-[$s.E43])/(([$Q.$B43]*[$A.E43]/cc)*(2-2*[$s.E43])));IF([$Profit.C43]&lt;0;[$Profit.C43];((1+Bank)*[$Profit.C43]))))" office:value-type="float" office:value="3.58194105386174">
            <text:p>3.58</text:p>
          </table:table-cell>
          <table:table-cell table:formula="of:=+[$K.E43]*MAX(0;MIN(1+dep-((2-[$s.F43])/(([$Q.$B43]*[$A.F43]/cc)*(2-2*[$s.F43])));IF([$Profit.D43]&lt;0;[$Profit.D43];((1+Bank)*[$Profit.D43]))))" office:value-type="float" office:value="1.40905700094615">
            <text:p>1.41</text:p>
          </table:table-cell>
          <table:table-cell table:formula="of:=+[$K.F43]*MAX(0;MIN(1+dep-((2-[$s.G43])/(([$Q.$B43]*[$A.G43]/cc)*(2-2*[$s.G43])));IF([$Profit.E43]&lt;0;[$Profit.E43];((1+Bank)*[$Profit.E43]))))" office:value-type="float" office:value="1.75933509598348">
            <text:p>1.76</text:p>
          </table:table-cell>
          <table:table-cell table:formula="of:=+[$K.G43]*MAX(0;MIN(1+dep-((2-[$s.H43])/(([$Q.$B43]*[$A.H43]/cc)*(2-2*[$s.H43])));IF([$Profit.F43]&lt;0;[$Profit.F43];((1+Bank)*[$Profit.F43]))))" office:value-type="float" office:value="3.21550691654829">
            <text:p>3.22</text:p>
          </table:table-cell>
          <table:table-cell table:formula="of:=+[$K.H43]*MAX(0;MIN(1+dep-((2-[$s.I43])/(([$Q.$B43]*[$A.I43]/cc)*(2-2*[$s.I43])));IF([$Profit.G43]&lt;0;[$Profit.G43];((1+Bank)*[$Profit.G43]))))" office:value-type="float" office:value="1.83437830162004">
            <text:p>1.83</text:p>
          </table:table-cell>
          <table:table-cell table:formula="of:=+[$K.I43]*MAX(0;MIN(1+dep-((2-[$s.J43])/(([$Q.$B43]*[$A.J43]/cc)*(2-2*[$s.J43])));IF([$Profit.H43]&lt;0;[$Profit.H43];((1+Bank)*[$Profit.H43]))))" office:value-type="float" office:value="0">
            <text:p>0.00</text:p>
          </table:table-cell>
          <table:table-cell table:formula="of:=+[$K.J43]*MAX(0;MIN(1+dep-((2-[$s.K43])/(([$Q.$B43]*[$A.K43]/cc)*(2-2*[$s.K43])));IF([$Profit.I43]&lt;0;[$Profit.I43];((1+Bank)*[$Profit.I43]))))" office:value-type="float" office:value="4.74582550271833">
            <text:p>4.75</text:p>
          </table:table-cell>
          <table:table-cell table:number-columns-repeated="1015"/>
        </table:table-row>
        <table:table-row table:style-name="ro1">
          <table:table-cell table:formula="of:=1+[.A43]" office:value-type="float" office:value="41">
            <text:p>41</text:p>
          </table:table-cell>
          <table:table-cell table:formula="of:=+[$K.C44]*MAX(0;MIN(1+dep-((2-[$s.D44])/(([$Q.$B44]*[$A.D44]/cc)*(2-2*[$s.D44])));IF([$Profit.B44]&lt;0;[$Profit.B44];((1+Bank)*[$Profit.B44]))))" office:value-type="float" office:value="3.20696381213833">
            <text:p>3.21</text:p>
          </table:table-cell>
          <table:table-cell table:formula="of:=+[$K.D44]*MAX(0;MIN(1+dep-((2-[$s.E44])/(([$Q.$B44]*[$A.E44]/cc)*(2-2*[$s.E44])));IF([$Profit.C44]&lt;0;[$Profit.C44];((1+Bank)*[$Profit.C44]))))" office:value-type="float" office:value="3.43546428984148">
            <text:p>3.44</text:p>
          </table:table-cell>
          <table:table-cell table:formula="of:=+[$K.E44]*MAX(0;MIN(1+dep-((2-[$s.F44])/(([$Q.$B44]*[$A.F44]/cc)*(2-2*[$s.F44])));IF([$Profit.D44]&lt;0;[$Profit.D44];((1+Bank)*[$Profit.D44]))))" office:value-type="float" office:value="1.23971411020862">
            <text:p>1.24</text:p>
          </table:table-cell>
          <table:table-cell table:formula="of:=+[$K.F44]*MAX(0;MIN(1+dep-((2-[$s.G44])/(([$Q.$B44]*[$A.G44]/cc)*(2-2*[$s.G44])));IF([$Profit.E44]&lt;0;[$Profit.E44];((1+Bank)*[$Profit.E44]))))" office:value-type="float" office:value="2.92550127173857">
            <text:p>2.93</text:p>
          </table:table-cell>
          <table:table-cell table:formula="of:=+[$K.G44]*MAX(0;MIN(1+dep-((2-[$s.H44])/(([$Q.$B44]*[$A.H44]/cc)*(2-2*[$s.H44])));IF([$Profit.F44]&lt;0;[$Profit.F44];((1+Bank)*[$Profit.F44]))))" office:value-type="float" office:value="3.13727141882159">
            <text:p>3.14</text:p>
          </table:table-cell>
          <table:table-cell table:formula="of:=+[$K.H44]*MAX(0;MIN(1+dep-((2-[$s.I44])/(([$Q.$B44]*[$A.I44]/cc)*(2-2*[$s.I44])));IF([$Profit.G44]&lt;0;[$Profit.G44];((1+Bank)*[$Profit.G44]))))" office:value-type="float" office:value="1.70972578103928">
            <text:p>1.71</text:p>
          </table:table-cell>
          <table:table-cell table:formula="of:=+[$K.I44]*MAX(0;MIN(1+dep-((2-[$s.J44])/(([$Q.$B44]*[$A.J44]/cc)*(2-2*[$s.J44])));IF([$Profit.H44]&lt;0;[$Profit.H44];((1+Bank)*[$Profit.H44]))))" office:value-type="float" office:value="0">
            <text:p>0.00</text:p>
          </table:table-cell>
          <table:table-cell table:formula="of:=+[$K.J44]*MAX(0;MIN(1+dep-((2-[$s.K44])/(([$Q.$B44]*[$A.K44]/cc)*(2-2*[$s.K44])));IF([$Profit.I44]&lt;0;[$Profit.I44];((1+Bank)*[$Profit.I44]))))" office:value-type="float" office:value="4.53045653503073">
            <text:p>4.53</text:p>
          </table:table-cell>
          <table:table-cell table:number-columns-repeated="1015"/>
        </table:table-row>
        <table:table-row table:style-name="ro1">
          <table:table-cell table:formula="of:=1+[.A44]" office:value-type="float" office:value="42">
            <text:p>42</text:p>
          </table:table-cell>
          <table:table-cell table:formula="of:=+[$K.C45]*MAX(0;MIN(1+dep-((2-[$s.D45])/(([$Q.$B45]*[$A.D45]/cc)*(2-2*[$s.D45])));IF([$Profit.B45]&lt;0;[$Profit.B45];((1+Bank)*[$Profit.B45]))))" office:value-type="float" office:value="2.89350852697139">
            <text:p>2.89</text:p>
          </table:table-cell>
          <table:table-cell table:formula="of:=+[$K.D45]*MAX(0;MIN(1+dep-((2-[$s.E45])/(([$Q.$B45]*[$A.E45]/cc)*(2-2*[$s.E45])));IF([$Profit.C45]&lt;0;[$Profit.C45];((1+Bank)*[$Profit.C45]))))" office:value-type="float" office:value="3.22766560805107">
            <text:p>3.23</text:p>
          </table:table-cell>
          <table:table-cell table:formula="of:=+[$K.E45]*MAX(0;MIN(1+dep-((2-[$s.F45])/(([$Q.$B45]*[$A.F45]/cc)*(2-2*[$s.F45])));IF([$Profit.D45]&lt;0;[$Profit.D45];((1+Bank)*[$Profit.D45]))))" office:value-type="float" office:value="2.5169099069031">
            <text:p>2.52</text:p>
          </table:table-cell>
          <table:table-cell table:formula="of:=+[$K.F45]*MAX(0;MIN(1+dep-((2-[$s.G45])/(([$Q.$B45]*[$A.G45]/cc)*(2-2*[$s.G45])));IF([$Profit.E45]&lt;0;[$Profit.E45];((1+Bank)*[$Profit.E45]))))" office:value-type="float" office:value="2.73529846999926">
            <text:p>2.74</text:p>
          </table:table-cell>
          <table:table-cell table:formula="of:=+[$K.G45]*MAX(0;MIN(1+dep-((2-[$s.H45])/(([$Q.$B45]*[$A.H45]/cc)*(2-2*[$s.H45])));IF([$Profit.F45]&lt;0;[$Profit.F45];((1+Bank)*[$Profit.F45]))))" office:value-type="float" office:value="2.94288626338642">
            <text:p>2.94</text:p>
          </table:table-cell>
          <table:table-cell table:formula="of:=+[$K.H45]*MAX(0;MIN(1+dep-((2-[$s.I45])/(([$Q.$B45]*[$A.I45]/cc)*(2-2*[$s.I45])));IF([$Profit.G45]&lt;0;[$Profit.G45];((1+Bank)*[$Profit.G45]))))" office:value-type="float" office:value="2.04358359868036">
            <text:p>2.04</text:p>
          </table:table-cell>
          <table:table-cell table:formula="of:=+[$K.I45]*MAX(0;MIN(1+dep-((2-[$s.J45])/(([$Q.$B45]*[$A.J45]/cc)*(2-2*[$s.J45])));IF([$Profit.H45]&lt;0;[$Profit.H45];((1+Bank)*[$Profit.H45]))))" office:value-type="float" office:value="0">
            <text:p>0.00</text:p>
          </table:table-cell>
          <table:table-cell table:formula="of:=+[$K.J45]*MAX(0;MIN(1+dep-((2-[$s.K45])/(([$Q.$B45]*[$A.K45]/cc)*(2-2*[$s.K45])));IF([$Profit.I45]&lt;0;[$Profit.I45];((1+Bank)*[$Profit.I45]))))" office:value-type="float" office:value="4.12078840225368">
            <text:p>4.12</text:p>
          </table:table-cell>
          <table:table-cell table:number-columns-repeated="1015"/>
        </table:table-row>
        <table:table-row table:style-name="ro1">
          <table:table-cell table:formula="of:=1+[.A45]" office:value-type="float" office:value="43">
            <text:p>43</text:p>
          </table:table-cell>
          <table:table-cell table:formula="of:=+[$K.C46]*MAX(0;MIN(1+dep-((2-[$s.D46])/(([$Q.$B46]*[$A.D46]/cc)*(2-2*[$s.D46])));IF([$Profit.B46]&lt;0;[$Profit.B46];((1+Bank)*[$Profit.B46]))))" office:value-type="float" office:value="2.84464369333265">
            <text:p>2.84</text:p>
          </table:table-cell>
          <table:table-cell table:formula="of:=+[$K.D46]*MAX(0;MIN(1+dep-((2-[$s.E46])/(([$Q.$B46]*[$A.E46]/cc)*(2-2*[$s.E46])));IF([$Profit.C46]&lt;0;[$Profit.C46];((1+Bank)*[$Profit.C46]))))" office:value-type="float" office:value="3.48788266684078">
            <text:p>3.49</text:p>
          </table:table-cell>
          <table:table-cell table:formula="of:=+[$K.E46]*MAX(0;MIN(1+dep-((2-[$s.F46])/(([$Q.$B46]*[$A.F46]/cc)*(2-2*[$s.F46])));IF([$Profit.D46]&lt;0;[$Profit.D46];((1+Bank)*[$Profit.D46]))))" office:value-type="float" office:value="2.49897500756062">
            <text:p>2.50</text:p>
          </table:table-cell>
          <table:table-cell table:formula="of:=+[$K.F46]*MAX(0;MIN(1+dep-((2-[$s.G46])/(([$Q.$B46]*[$A.G46]/cc)*(2-2*[$s.G46])));IF([$Profit.E46]&lt;0;[$Profit.E46];((1+Bank)*[$Profit.E46]))))" office:value-type="float" office:value="2.73600613044444">
            <text:p>2.74</text:p>
          </table:table-cell>
          <table:table-cell table:formula="of:=+[$K.G46]*MAX(0;MIN(1+dep-((2-[$s.H46])/(([$Q.$B46]*[$A.H46]/cc)*(2-2*[$s.H46])));IF([$Profit.F46]&lt;0;[$Profit.F46];((1+Bank)*[$Profit.F46]))))" office:value-type="float" office:value="2.94876068088522">
            <text:p>2.95</text:p>
          </table:table-cell>
          <table:table-cell table:formula="of:=+[$K.H46]*MAX(0;MIN(1+dep-((2-[$s.I46])/(([$Q.$B46]*[$A.I46]/cc)*(2-2*[$s.I46])));IF([$Profit.G46]&lt;0;[$Profit.G46];((1+Bank)*[$Profit.G46]))))" office:value-type="float" office:value="2.02273720469503">
            <text:p>2.02</text:p>
          </table:table-cell>
          <table:table-cell table:formula="of:=+[$K.I46]*MAX(0;MIN(1+dep-((2-[$s.J46])/(([$Q.$B46]*[$A.J46]/cc)*(2-2*[$s.J46])));IF([$Profit.H46]&lt;0;[$Profit.H46];((1+Bank)*[$Profit.H46]))))" office:value-type="float" office:value="0">
            <text:p>0.00</text:p>
          </table:table-cell>
          <table:table-cell table:formula="of:=+[$K.J46]*MAX(0;MIN(1+dep-((2-[$s.K46])/(([$Q.$B46]*[$A.K46]/cc)*(2-2*[$s.K46])));IF([$Profit.I46]&lt;0;[$Profit.I46];((1+Bank)*[$Profit.I46]))))" office:value-type="float" office:value="4.06610796087576">
            <text:p>4.07</text:p>
          </table:table-cell>
          <table:table-cell table:number-columns-repeated="1015"/>
        </table:table-row>
        <table:table-row table:style-name="ro1">
          <table:table-cell table:formula="of:=1+[.A46]" office:value-type="float" office:value="44">
            <text:p>44</text:p>
          </table:table-cell>
          <table:table-cell table:formula="of:=+[$K.C47]*MAX(0;MIN(1+dep-((2-[$s.D47])/(([$Q.$B47]*[$A.D47]/cc)*(2-2*[$s.D47])));IF([$Profit.B47]&lt;0;[$Profit.B47];((1+Bank)*[$Profit.B47]))))" office:value-type="float" office:value="3.46593798513932">
            <text:p>3.47</text:p>
          </table:table-cell>
          <table:table-cell table:formula="of:=+[$K.D47]*MAX(0;MIN(1+dep-((2-[$s.E47])/(([$Q.$B47]*[$A.E47]/cc)*(2-2*[$s.E47])));IF([$Profit.C47]&lt;0;[$Profit.C47];((1+Bank)*[$Profit.C47]))))" office:value-type="float" office:value="3.22695013781989">
            <text:p>3.23</text:p>
          </table:table-cell>
          <table:table-cell table:formula="of:=+[$K.E47]*MAX(0;MIN(1+dep-((2-[$s.F47])/(([$Q.$B47]*[$A.F47]/cc)*(2-2*[$s.F47])));IF([$Profit.D47]&lt;0;[$Profit.D47];((1+Bank)*[$Profit.D47]))))" office:value-type="float" office:value="3.35097285565114">
            <text:p>3.35</text:p>
          </table:table-cell>
          <table:table-cell table:formula="of:=+[$K.F47]*MAX(0;MIN(1+dep-((2-[$s.G47])/(([$Q.$B47]*[$A.G47]/cc)*(2-2*[$s.G47])));IF([$Profit.E47]&lt;0;[$Profit.E47];((1+Bank)*[$Profit.E47]))))" office:value-type="float" office:value="2.54852651830158">
            <text:p>2.55</text:p>
          </table:table-cell>
          <table:table-cell table:formula="of:=+[$K.G47]*MAX(0;MIN(1+dep-((2-[$s.H47])/(([$Q.$B47]*[$A.H47]/cc)*(2-2*[$s.H47])));IF([$Profit.F47]&lt;0;[$Profit.F47];((1+Bank)*[$Profit.F47]))))" office:value-type="float" office:value="2.75614136253979">
            <text:p>2.76</text:p>
          </table:table-cell>
          <table:table-cell table:formula="of:=+[$K.H47]*MAX(0;MIN(1+dep-((2-[$s.I47])/(([$Q.$B47]*[$A.I47]/cc)*(2-2*[$s.I47])));IF([$Profit.G47]&lt;0;[$Profit.G47];((1+Bank)*[$Profit.G47]))))" office:value-type="float" office:value="1.84238613598162">
            <text:p>1.84</text:p>
          </table:table-cell>
          <table:table-cell table:formula="of:=+[$K.I47]*MAX(0;MIN(1+dep-((2-[$s.J47])/(([$Q.$B47]*[$A.J47]/cc)*(2-2*[$s.J47])));IF([$Profit.H47]&lt;0;[$Profit.H47];((1+Bank)*[$Profit.H47]))))" office:value-type="float" office:value="0">
            <text:p>0.00</text:p>
          </table:table-cell>
          <table:table-cell table:formula="of:=+[$K.J47]*MAX(0;MIN(1+dep-((2-[$s.K47])/(([$Q.$B47]*[$A.K47]/cc)*(2-2*[$s.K47])));IF([$Profit.I47]&lt;0;[$Profit.I47];((1+Bank)*[$Profit.I47]))))" office:value-type="float" office:value="3.67692558099849">
            <text:p>3.68</text:p>
          </table:table-cell>
          <table:table-cell table:number-columns-repeated="1015"/>
        </table:table-row>
        <table:table-row table:style-name="ro1">
          <table:table-cell table:formula="of:=1+[.A47]" office:value-type="float" office:value="45">
            <text:p>45</text:p>
          </table:table-cell>
          <table:table-cell table:formula="of:=+[$K.C48]*MAX(0;MIN(1+dep-((2-[$s.D48])/(([$Q.$B48]*[$A.D48]/cc)*(2-2*[$s.D48])));IF([$Profit.B48]&lt;0;[$Profit.B48];((1+Bank)*[$Profit.B48]))))" office:value-type="float" office:value="3.15437016258145">
            <text:p>3.15</text:p>
          </table:table-cell>
          <table:table-cell table:formula="of:=+[$K.D48]*MAX(0;MIN(1+dep-((2-[$s.E48])/(([$Q.$B48]*[$A.E48]/cc)*(2-2*[$s.E48])));IF([$Profit.C48]&lt;0;[$Profit.C48];((1+Bank)*[$Profit.C48]))))" office:value-type="float" office:value="4.04464963390137">
            <text:p>4.04</text:p>
          </table:table-cell>
          <table:table-cell table:formula="of:=+[$K.E48]*MAX(0;MIN(1+dep-((2-[$s.F48])/(([$Q.$B48]*[$A.F48]/cc)*(2-2*[$s.F48])));IF([$Profit.D48]&lt;0;[$Profit.D48];((1+Bank)*[$Profit.D48]))))" office:value-type="float" office:value="3.15879683603242">
            <text:p>3.16</text:p>
          </table:table-cell>
          <table:table-cell table:formula="of:=+[$K.F48]*MAX(0;MIN(1+dep-((2-[$s.G48])/(([$Q.$B48]*[$A.G48]/cc)*(2-2*[$s.G48])));IF([$Profit.E48]&lt;0;[$Profit.E48];((1+Bank)*[$Profit.E48]))))" office:value-type="float" office:value="2.31809059440852">
            <text:p>2.32</text:p>
          </table:table-cell>
          <table:table-cell table:formula="of:=+[$K.G48]*MAX(0;MIN(1+dep-((2-[$s.H48])/(([$Q.$B48]*[$A.H48]/cc)*(2-2*[$s.H48])));IF([$Profit.F48]&lt;0;[$Profit.F48];((1+Bank)*[$Profit.F48]))))" office:value-type="float" office:value="2.51737584780292">
            <text:p>2.52</text:p>
          </table:table-cell>
          <table:table-cell table:formula="of:=+[$K.H48]*MAX(0;MIN(1+dep-((2-[$s.I48])/(([$Q.$B48]*[$A.I48]/cc)*(2-2*[$s.I48])));IF([$Profit.G48]&lt;0;[$Profit.G48];((1+Bank)*[$Profit.G48]))))" office:value-type="float" office:value="1.62967257117036">
            <text:p>1.63</text:p>
          </table:table-cell>
          <table:table-cell table:formula="of:=+[$K.I48]*MAX(0;MIN(1+dep-((2-[$s.J48])/(([$Q.$B48]*[$A.J48]/cc)*(2-2*[$s.J48])));IF([$Profit.H48]&lt;0;[$Profit.H48];((1+Bank)*[$Profit.H48]))))" office:value-type="float" office:value="0">
            <text:p>0.00</text:p>
          </table:table-cell>
          <table:table-cell table:formula="of:=+[$K.J48]*MAX(0;MIN(1+dep-((2-[$s.K48])/(([$Q.$B48]*[$A.K48]/cc)*(2-2*[$s.K48])));IF([$Profit.I48]&lt;0;[$Profit.I48];((1+Bank)*[$Profit.I48]))))" office:value-type="float" office:value="4.29613456801393">
            <text:p>4.30</text:p>
          </table:table-cell>
          <table:table-cell table:number-columns-repeated="1015"/>
        </table:table-row>
        <table:table-row table:style-name="ro1">
          <table:table-cell table:formula="of:=1+[.A48]" office:value-type="float" office:value="46">
            <text:p>46</text:p>
          </table:table-cell>
          <table:table-cell table:formula="of:=+[$K.C49]*MAX(0;MIN(1+dep-((2-[$s.D49])/(([$Q.$B49]*[$A.D49]/cc)*(2-2*[$s.D49])));IF([$Profit.B49]&lt;0;[$Profit.B49];((1+Bank)*[$Profit.B49]))))" office:value-type="float" office:value="2.70728743009195">
            <text:p>2.71</text:p>
          </table:table-cell>
          <table:table-cell table:formula="of:=+[$K.D49]*MAX(0;MIN(1+dep-((2-[$s.E49])/(([$Q.$B49]*[$A.E49]/cc)*(2-2*[$s.E49])));IF([$Profit.C49]&lt;0;[$Profit.C49];((1+Bank)*[$Profit.C49]))))" office:value-type="float" office:value="3.64323428986517">
            <text:p>3.64</text:p>
          </table:table-cell>
          <table:table-cell table:formula="of:=+[$K.E49]*MAX(0;MIN(1+dep-((2-[$s.F49])/(([$Q.$B49]*[$A.F49]/cc)*(2-2*[$s.F49])));IF([$Profit.D49]&lt;0;[$Profit.D49];((1+Bank)*[$Profit.D49]))))" office:value-type="float" office:value="2.84998776885484">
            <text:p>2.85</text:p>
          </table:table-cell>
          <table:table-cell table:formula="of:=+[$K.F49]*MAX(0;MIN(1+dep-((2-[$s.G49])/(([$Q.$B49]*[$A.G49]/cc)*(2-2*[$s.G49])));IF([$Profit.E49]&lt;0;[$Profit.E49];((1+Bank)*[$Profit.E49]))))" office:value-type="float" office:value="1.9878200784285">
            <text:p>1.99</text:p>
          </table:table-cell>
          <table:table-cell table:formula="of:=+[$K.G49]*MAX(0;MIN(1+dep-((2-[$s.H49])/(([$Q.$B49]*[$A.H49]/cc)*(2-2*[$s.H49])));IF([$Profit.F49]&lt;0;[$Profit.F49];((1+Bank)*[$Profit.F49]))))" office:value-type="float" office:value="2.1721120185042">
            <text:p>2.17</text:p>
          </table:table-cell>
          <table:table-cell table:formula="of:=+[$K.H49]*MAX(0;MIN(1+dep-((2-[$s.I49])/(([$Q.$B49]*[$A.I49]/cc)*(2-2*[$s.I49])));IF([$Profit.G49]&lt;0;[$Profit.G49];((1+Bank)*[$Profit.G49]))))" office:value-type="float" office:value="3.69743920227416">
            <text:p>3.70</text:p>
          </table:table-cell>
          <table:table-cell table:formula="of:=+[$K.I49]*MAX(0;MIN(1+dep-((2-[$s.J49])/(([$Q.$B49]*[$A.J49]/cc)*(2-2*[$s.J49])));IF([$Profit.H49]&lt;0;[$Profit.H49];((1+Bank)*[$Profit.H49]))))" office:value-type="float" office:value="0">
            <text:p>0.00</text:p>
          </table:table-cell>
          <table:table-cell table:formula="of:=+[$K.J49]*MAX(0;MIN(1+dep-((2-[$s.K49])/(([$Q.$B49]*[$A.K49]/cc)*(2-2*[$s.K49])));IF([$Profit.I49]&lt;0;[$Profit.I49];((1+Bank)*[$Profit.I49]))))" office:value-type="float" office:value="4.33619478422751">
            <text:p>4.34</text:p>
          </table:table-cell>
          <table:table-cell table:number-columns-repeated="1015"/>
        </table:table-row>
        <table:table-row table:style-name="ro1">
          <table:table-cell table:formula="of:=1+[.A49]" office:value-type="float" office:value="47">
            <text:p>47</text:p>
          </table:table-cell>
          <table:table-cell table:formula="of:=+[$K.C50]*MAX(0;MIN(1+dep-((2-[$s.D50])/(([$Q.$B50]*[$A.D50]/cc)*(2-2*[$s.D50])));IF([$Profit.B50]&lt;0;[$Profit.B50];((1+Bank)*[$Profit.B50]))))" office:value-type="float" office:value="2.67640803552491">
            <text:p>2.68</text:p>
          </table:table-cell>
          <table:table-cell table:formula="of:=+[$K.D50]*MAX(0;MIN(1+dep-((2-[$s.E50])/(([$Q.$B50]*[$A.E50]/cc)*(2-2*[$s.E50])));IF([$Profit.C50]&lt;0;[$Profit.C50];((1+Bank)*[$Profit.C50]))))" office:value-type="float" office:value="3.65871809062383">
            <text:p>3.66</text:p>
          </table:table-cell>
          <table:table-cell table:formula="of:=+[$K.E50]*MAX(0;MIN(1+dep-((2-[$s.F50])/(([$Q.$B50]*[$A.F50]/cc)*(2-2*[$s.F50])));IF([$Profit.D50]&lt;0;[$Profit.D50];((1+Bank)*[$Profit.D50]))))" office:value-type="float" office:value="2.86386478787709">
            <text:p>2.86</text:p>
          </table:table-cell>
          <table:table-cell table:formula="of:=+[$K.F50]*MAX(0;MIN(1+dep-((2-[$s.G50])/(([$Q.$B50]*[$A.G50]/cc)*(2-2*[$s.G50])));IF([$Profit.E50]&lt;0;[$Profit.E50];((1+Bank)*[$Profit.E50]))))" office:value-type="float" office:value="1.96466540145876">
            <text:p>1.96</text:p>
          </table:table-cell>
          <table:table-cell table:formula="of:=+[$K.G50]*MAX(0;MIN(1+dep-((2-[$s.H50])/(([$Q.$B50]*[$A.H50]/cc)*(2-2*[$s.H50])));IF([$Profit.F50]&lt;0;[$Profit.F50];((1+Bank)*[$Profit.F50]))))" office:value-type="float" office:value="2.15063561748712">
            <text:p>2.15</text:p>
          </table:table-cell>
          <table:table-cell table:formula="of:=+[$K.H50]*MAX(0;MIN(1+dep-((2-[$s.I50])/(([$Q.$B50]*[$A.I50]/cc)*(2-2*[$s.I50])));IF([$Profit.G50]&lt;0;[$Profit.G50];((1+Bank)*[$Profit.G50]))))" office:value-type="float" office:value="3.83215949078695">
            <text:p>3.83</text:p>
          </table:table-cell>
          <table:table-cell table:formula="of:=+[$K.I50]*MAX(0;MIN(1+dep-((2-[$s.J50])/(([$Q.$B50]*[$A.J50]/cc)*(2-2*[$s.J50])));IF([$Profit.H50]&lt;0;[$Profit.H50];((1+Bank)*[$Profit.H50]))))" office:value-type="float" office:value="0">
            <text:p>0.00</text:p>
          </table:table-cell>
          <table:table-cell table:formula="of:=+[$K.J50]*MAX(0;MIN(1+dep-((2-[$s.K50])/(([$Q.$B50]*[$A.K50]/cc)*(2-2*[$s.K50])));IF([$Profit.I50]&lt;0;[$Profit.I50];((1+Bank)*[$Profit.I50]))))" office:value-type="float" office:value="4.32642868137161">
            <text:p>4.33</text:p>
          </table:table-cell>
          <table:table-cell table:number-columns-repeated="1015"/>
        </table:table-row>
        <table:table-row table:style-name="ro1">
          <table:table-cell table:formula="of:=1+[.A50]" office:value-type="float" office:value="48">
            <text:p>48</text:p>
          </table:table-cell>
          <table:table-cell table:formula="of:=+[$K.C51]*MAX(0;MIN(1+dep-((2-[$s.D51])/(([$Q.$B51]*[$A.D51]/cc)*(2-2*[$s.D51])));IF([$Profit.B51]&lt;0;[$Profit.B51];((1+Bank)*[$Profit.B51]))))" office:value-type="float" office:value="2.95525364838517">
            <text:p>2.96</text:p>
          </table:table-cell>
          <table:table-cell table:formula="of:=+[$K.D51]*MAX(0;MIN(1+dep-((2-[$s.E51])/(([$Q.$B51]*[$A.E51]/cc)*(2-2*[$s.E51])));IF([$Profit.C51]&lt;0;[$Profit.C51];((1+Bank)*[$Profit.C51]))))" office:value-type="float" office:value="2.37189593707005">
            <text:p>2.37</text:p>
          </table:table-cell>
          <table:table-cell table:formula="of:=+[$K.E51]*MAX(0;MIN(1+dep-((2-[$s.F51])/(([$Q.$B51]*[$A.F51]/cc)*(2-2*[$s.F51])));IF([$Profit.D51]&lt;0;[$Profit.D51];((1+Bank)*[$Profit.D51]))))" office:value-type="float" office:value="4.72059944831615">
            <text:p>4.72</text:p>
          </table:table-cell>
          <table:table-cell table:formula="of:=+[$K.F51]*MAX(0;MIN(1+dep-((2-[$s.G51])/(([$Q.$B51]*[$A.G51]/cc)*(2-2*[$s.G51])));IF([$Profit.E51]&lt;0;[$Profit.E51];((1+Bank)*[$Profit.E51]))))" office:value-type="float" office:value="1.76485431575943">
            <text:p>1.76</text:p>
          </table:table-cell>
          <table:table-cell table:formula="of:=+[$K.G51]*MAX(0;MIN(1+dep-((2-[$s.H51])/(([$Q.$B51]*[$A.H51]/cc)*(2-2*[$s.H51])));IF([$Profit.F51]&lt;0;[$Profit.F51];((1+Bank)*[$Profit.F51]))))" office:value-type="float" office:value="1.94361562861006">
            <text:p>1.94</text:p>
          </table:table-cell>
          <table:table-cell table:formula="of:=+[$K.H51]*MAX(0;MIN(1+dep-((2-[$s.I51])/(([$Q.$B51]*[$A.I51]/cc)*(2-2*[$s.I51])));IF([$Profit.G51]&lt;0;[$Profit.G51];((1+Bank)*[$Profit.G51]))))" office:value-type="float" office:value="3.0428322259244">
            <text:p>3.04</text:p>
          </table:table-cell>
          <table:table-cell table:formula="of:=+[$K.I51]*MAX(0;MIN(1+dep-((2-[$s.J51])/(([$Q.$B51]*[$A.J51]/cc)*(2-2*[$s.J51])));IF([$Profit.H51]&lt;0;[$Profit.H51];((1+Bank)*[$Profit.H51]))))" office:value-type="float" office:value="0">
            <text:p>0.00</text:p>
          </table:table-cell>
          <table:table-cell table:formula="of:=+[$K.J51]*MAX(0;MIN(1+dep-((2-[$s.K51])/(([$Q.$B51]*[$A.K51]/cc)*(2-2*[$s.K51])));IF([$Profit.I51]&lt;0;[$Profit.I51];((1+Bank)*[$Profit.I51]))))" office:value-type="float" office:value="5.25734902098727">
            <text:p>5.26</text:p>
          </table:table-cell>
          <table:table-cell table:number-columns-repeated="1015"/>
        </table:table-row>
        <table:table-row table:style-name="ro1">
          <table:table-cell table:formula="of:=1+[.A51]" office:value-type="float" office:value="49">
            <text:p>49</text:p>
          </table:table-cell>
          <table:table-cell table:formula="of:=+[$K.C52]*MAX(0;MIN(1+dep-((2-[$s.D52])/(([$Q.$B52]*[$A.D52]/cc)*(2-2*[$s.D52])));IF([$Profit.B52]&lt;0;[$Profit.B52];((1+Bank)*[$Profit.B52]))))" office:value-type="float" office:value="2.45610019630816">
            <text:p>2.46</text:p>
          </table:table-cell>
          <table:table-cell table:formula="of:=+[$K.D52]*MAX(0;MIN(1+dep-((2-[$s.E52])/(([$Q.$B52]*[$A.E52]/cc)*(2-2*[$s.E52])));IF([$Profit.C52]&lt;0;[$Profit.C52];((1+Bank)*[$Profit.C52]))))" office:value-type="float" office:value="4.52001115023373">
            <text:p>4.52</text:p>
          </table:table-cell>
          <table:table-cell table:formula="of:=+[$K.E52]*MAX(0;MIN(1+dep-((2-[$s.F52])/(([$Q.$B52]*[$A.F52]/cc)*(2-2*[$s.F52])));IF([$Profit.D52]&lt;0;[$Profit.D52];((1+Bank)*[$Profit.D52]))))" office:value-type="float" office:value="4.46650980918275">
            <text:p>4.47</text:p>
          </table:table-cell>
          <table:table-cell table:formula="of:=+[$K.F52]*MAX(0;MIN(1+dep-((2-[$s.G52])/(([$Q.$B52]*[$A.G52]/cc)*(2-2*[$s.G52])));IF([$Profit.E52]&lt;0;[$Profit.E52];((1+Bank)*[$Profit.E52]))))" office:value-type="float" office:value="1.39053624240795">
            <text:p>1.39</text:p>
          </table:table-cell>
          <table:table-cell table:formula="of:=+[$K.G52]*MAX(0;MIN(1+dep-((2-[$s.H52])/(([$Q.$B52]*[$A.H52]/cc)*(2-2*[$s.H52])));IF([$Profit.F52]&lt;0;[$Profit.F52];((1+Bank)*[$Profit.F52]))))" office:value-type="float" office:value="1.54882898377889">
            <text:p>1.55</text:p>
          </table:table-cell>
          <table:table-cell table:formula="of:=+[$K.H52]*MAX(0;MIN(1+dep-((2-[$s.I52])/(([$Q.$B52]*[$A.I52]/cc)*(2-2*[$s.I52])));IF([$Profit.G52]&lt;0;[$Profit.G52];((1+Bank)*[$Profit.G52]))))" office:value-type="float" office:value="3.16627034023706">
            <text:p>3.17</text:p>
          </table:table-cell>
          <table:table-cell table:formula="of:=+[$K.I52]*MAX(0;MIN(1+dep-((2-[$s.J52])/(([$Q.$B52]*[$A.J52]/cc)*(2-2*[$s.J52])));IF([$Profit.H52]&lt;0;[$Profit.H52];((1+Bank)*[$Profit.H52]))))" office:value-type="float" office:value="0">
            <text:p>0.00</text:p>
          </table:table-cell>
          <table:table-cell table:formula="of:=+[$K.J52]*MAX(0;MIN(1+dep-((2-[$s.K52])/(([$Q.$B52]*[$A.K52]/cc)*(2-2*[$s.K52])));IF([$Profit.I52]&lt;0;[$Profit.I52];((1+Bank)*[$Profit.I52]))))" office:value-type="float" office:value="4.6549908853027">
            <text:p>4.65</text:p>
          </table:table-cell>
          <table:table-cell table:number-columns-repeated="1015"/>
        </table:table-row>
        <table:table-row table:style-name="ro1">
          <table:table-cell table:formula="of:=1+[.A52]" office:value-type="float" office:value="50">
            <text:p>50</text:p>
          </table:table-cell>
          <table:table-cell table:formula="of:=+[$K.C53]*MAX(0;MIN(1+dep-((2-[$s.D53])/(([$Q.$B53]*[$A.D53]/cc)*(2-2*[$s.D53])));IF([$Profit.B53]&lt;0;[$Profit.B53];((1+Bank)*[$Profit.B53]))))" office:value-type="float" office:value="2.17905221416977">
            <text:p>2.18</text:p>
          </table:table-cell>
          <table:table-cell table:formula="of:=+[$K.D53]*MAX(0;MIN(1+dep-((2-[$s.E53])/(([$Q.$B53]*[$A.E53]/cc)*(2-2*[$s.E53])));IF([$Profit.C53]&lt;0;[$Profit.C53];((1+Bank)*[$Profit.C53]))))" office:value-type="float" office:value="4.63792525393316">
            <text:p>4.64</text:p>
          </table:table-cell>
          <table:table-cell table:formula="of:=+[$K.E53]*MAX(0;MIN(1+dep-((2-[$s.F53])/(([$Q.$B53]*[$A.F53]/cc)*(2-2*[$s.F53])));IF([$Profit.D53]&lt;0;[$Profit.D53];((1+Bank)*[$Profit.D53]))))" office:value-type="float" office:value="5.22714891071378">
            <text:p>5.23</text:p>
          </table:table-cell>
          <table:table-cell table:formula="of:=+[$K.F53]*MAX(0;MIN(1+dep-((2-[$s.G53])/(([$Q.$B53]*[$A.G53]/cc)*(2-2*[$s.G53])));IF([$Profit.E53]&lt;0;[$Profit.E53];((1+Bank)*[$Profit.E53]))))" office:value-type="float" office:value="1.18258832287766">
            <text:p>1.18</text:p>
          </table:table-cell>
          <table:table-cell table:formula="of:=+[$K.G53]*MAX(0;MIN(1+dep-((2-[$s.H53])/(([$Q.$B53]*[$A.H53]/cc)*(2-2*[$s.H53])));IF([$Profit.F53]&lt;0;[$Profit.F53];((1+Bank)*[$Profit.F53]))))" office:value-type="float" office:value="1.32934911839745">
            <text:p>1.33</text:p>
          </table:table-cell>
          <table:table-cell table:formula="of:=+[$K.H53]*MAX(0;MIN(1+dep-((2-[$s.I53])/(([$Q.$B53]*[$A.I53]/cc)*(2-2*[$s.I53])));IF([$Profit.G53]&lt;0;[$Profit.G53];((1+Bank)*[$Profit.G53]))))" office:value-type="float" office:value="3.42375375345636">
            <text:p>3.42</text:p>
          </table:table-cell>
          <table:table-cell table:formula="of:=+[$K.I53]*MAX(0;MIN(1+dep-((2-[$s.J53])/(([$Q.$B53]*[$A.J53]/cc)*(2-2*[$s.J53])));IF([$Profit.H53]&lt;0;[$Profit.H53];((1+Bank)*[$Profit.H53]))))" office:value-type="float" office:value="0">
            <text:p>0.00</text:p>
          </table:table-cell>
          <table:table-cell table:formula="of:=+[$K.J53]*MAX(0;MIN(1+dep-((2-[$s.K53])/(([$Q.$B53]*[$A.K53]/cc)*(2-2*[$s.K53])));IF([$Profit.I53]&lt;0;[$Profit.I53];((1+Bank)*[$Profit.I53]))))" office:value-type="float" office:value="4.31514745503657">
            <text:p>4.32</text:p>
          </table:table-cell>
          <table:table-cell table:number-columns-repeated="1015"/>
        </table:table-row>
        <table:table-row table:style-name="ro1">
          <table:table-cell table:formula="of:=1+[.A53]" office:value-type="float" office:value="51">
            <text:p>51</text:p>
          </table:table-cell>
          <table:table-cell table:formula="of:=+[$K.C54]*MAX(0;MIN(1+dep-((2-[$s.D54])/(([$Q.$B54]*[$A.D54]/cc)*(2-2*[$s.D54])));IF([$Profit.B54]&lt;0;[$Profit.B54];((1+Bank)*[$Profit.B54]))))" office:value-type="float" office:value="2.07448824173617">
            <text:p>2.07</text:p>
          </table:table-cell>
          <table:table-cell table:formula="of:=+[$K.D54]*MAX(0;MIN(1+dep-((2-[$s.E54])/(([$Q.$B54]*[$A.E54]/cc)*(2-2*[$s.E54])));IF([$Profit.C54]&lt;0;[$Profit.C54];((1+Bank)*[$Profit.C54]))))" office:value-type="float" office:value="4.64504905559766">
            <text:p>4.65</text:p>
          </table:table-cell>
          <table:table-cell table:formula="of:=+[$K.E54]*MAX(0;MIN(1+dep-((2-[$s.F54])/(([$Q.$B54]*[$A.F54]/cc)*(2-2*[$s.F54])));IF([$Profit.D54]&lt;0;[$Profit.D54];((1+Bank)*[$Profit.D54]))))" office:value-type="float" office:value="5.37280544739189">
            <text:p>5.37</text:p>
          </table:table-cell>
          <table:table-cell table:formula="of:=+[$K.F54]*MAX(0;MIN(1+dep-((2-[$s.G54])/(([$Q.$B54]*[$A.G54]/cc)*(2-2*[$s.G54])));IF([$Profit.E54]&lt;0;[$Profit.E54];((1+Bank)*[$Profit.E54]))))" office:value-type="float" office:value="1.1011877202393">
            <text:p>1.10</text:p>
          </table:table-cell>
          <table:table-cell table:formula="of:=+[$K.G54]*MAX(0;MIN(1+dep-((2-[$s.H54])/(([$Q.$B54]*[$A.H54]/cc)*(2-2*[$s.H54])));IF([$Profit.F54]&lt;0;[$Profit.F54];((1+Bank)*[$Profit.F54]))))" office:value-type="float" office:value="1.24370875524713">
            <text:p>1.24</text:p>
          </table:table-cell>
          <table:table-cell table:formula="of:=+[$K.H54]*MAX(0;MIN(1+dep-((2-[$s.I54])/(([$Q.$B54]*[$A.I54]/cc)*(2-2*[$s.I54])));IF([$Profit.G54]&lt;0;[$Profit.G54];((1+Bank)*[$Profit.G54]))))" office:value-type="float" office:value="3.72992609935491">
            <text:p>3.73</text:p>
          </table:table-cell>
          <table:table-cell table:formula="of:=+[$K.I54]*MAX(0;MIN(1+dep-((2-[$s.J54])/(([$Q.$B54]*[$A.J54]/cc)*(2-2*[$s.J54])));IF([$Profit.H54]&lt;0;[$Profit.H54];((1+Bank)*[$Profit.H54]))))" office:value-type="float" office:value="0">
            <text:p>0.00</text:p>
          </table:table-cell>
          <table:table-cell table:formula="of:=+[$K.J54]*MAX(0;MIN(1+dep-((2-[$s.K54])/(([$Q.$B54]*[$A.K54]/cc)*(2-2*[$s.K54])));IF([$Profit.I54]&lt;0;[$Profit.I54];((1+Bank)*[$Profit.I54]))))" office:value-type="float" office:value="4.21135814649444">
            <text:p>4.21</text:p>
          </table:table-cell>
          <table:table-cell table:number-columns-repeated="1015"/>
        </table:table-row>
        <table:table-row table:style-name="ro1">
          <table:table-cell table:formula="of:=1+[.A54]" office:value-type="float" office:value="52">
            <text:p>52</text:p>
          </table:table-cell>
          <table:table-cell table:formula="of:=+[$K.C55]*MAX(0;MIN(1+dep-((2-[$s.D55])/(([$Q.$B55]*[$A.D55]/cc)*(2-2*[$s.D55])));IF([$Profit.B55]&lt;0;[$Profit.B55];((1+Bank)*[$Profit.B55]))))" office:value-type="float" office:value="1.69952843548061">
            <text:p>1.70</text:p>
          </table:table-cell>
          <table:table-cell table:formula="of:=+[$K.D55]*MAX(0;MIN(1+dep-((2-[$s.E55])/(([$Q.$B55]*[$A.E55]/cc)*(2-2*[$s.E55])));IF([$Profit.C55]&lt;0;[$Profit.C55];((1+Bank)*[$Profit.C55]))))" office:value-type="float" office:value="6.31591977236281">
            <text:p>6.32</text:p>
          </table:table-cell>
          <table:table-cell table:formula="of:=+[$K.E55]*MAX(0;MIN(1+dep-((2-[$s.F55])/(([$Q.$B55]*[$A.F55]/cc)*(2-2*[$s.F55])));IF([$Profit.D55]&lt;0;[$Profit.D55];((1+Bank)*[$Profit.D55]))))" office:value-type="float" office:value="5.22928201024765">
            <text:p>5.23</text:p>
          </table:table-cell>
          <table:table-cell table:formula="of:=+[$K.F55]*MAX(0;MIN(1+dep-((2-[$s.G55])/(([$Q.$B55]*[$A.G55]/cc)*(2-2*[$s.G55])));IF([$Profit.E55]&lt;0;[$Profit.E55];((1+Bank)*[$Profit.E55]))))" office:value-type="float" office:value="0.830819702004663">
            <text:p>0.83</text:p>
          </table:table-cell>
          <table:table-cell table:formula="of:=+[$K.G55]*MAX(0;MIN(1+dep-((2-[$s.H55])/(([$Q.$B55]*[$A.H55]/cc)*(2-2*[$s.H55])));IF([$Profit.F55]&lt;0;[$Profit.F55];((1+Bank)*[$Profit.F55]))))" office:value-type="float" office:value="0.956444262598844">
            <text:p>0.96</text:p>
          </table:table-cell>
          <table:table-cell table:formula="of:=+[$K.H55]*MAX(0;MIN(1+dep-((2-[$s.I55])/(([$Q.$B55]*[$A.I55]/cc)*(2-2*[$s.I55])));IF([$Profit.G55]&lt;0;[$Profit.G55];((1+Bank)*[$Profit.G55]))))" office:value-type="float" office:value="3.85930216765277">
            <text:p>3.86</text:p>
          </table:table-cell>
          <table:table-cell table:formula="of:=+[$K.I55]*MAX(0;MIN(1+dep-((2-[$s.J55])/(([$Q.$B55]*[$A.J55]/cc)*(2-2*[$s.J55])));IF([$Profit.H55]&lt;0;[$Profit.H55];((1+Bank)*[$Profit.H55]))))" office:value-type="float" office:value="0">
            <text:p>0.00</text:p>
          </table:table-cell>
          <table:table-cell table:formula="of:=+[$K.J55]*MAX(0;MIN(1+dep-((2-[$s.K55])/(([$Q.$B55]*[$A.K55]/cc)*(2-2*[$s.K55])));IF([$Profit.I55]&lt;0;[$Profit.I55];((1+Bank)*[$Profit.I55]))))" office:value-type="float" office:value="3.70768477454975">
            <text:p>3.71</text:p>
          </table:table-cell>
          <table:table-cell table:number-columns-repeated="1015"/>
        </table:table-row>
        <table:table-row table:style-name="ro1">
          <table:table-cell table:formula="of:=1+[.A55]" office:value-type="float" office:value="53">
            <text:p>53</text:p>
          </table:table-cell>
          <table:table-cell table:formula="of:=+[$K.C56]*MAX(0;MIN(1+dep-((2-[$s.D56])/(([$Q.$B56]*[$A.D56]/cc)*(2-2*[$s.D56])));IF([$Profit.B56]&lt;0;[$Profit.B56];((1+Bank)*[$Profit.B56]))))" office:value-type="float" office:value="4.35691962715009">
            <text:p>4.36</text:p>
          </table:table-cell>
          <table:table-cell table:formula="of:=+[$K.D56]*MAX(0;MIN(1+dep-((2-[$s.E56])/(([$Q.$B56]*[$A.E56]/cc)*(2-2*[$s.E56])));IF([$Profit.C56]&lt;0;[$Profit.C56];((1+Bank)*[$Profit.C56]))))" office:value-type="float" office:value="6.18046314595781">
            <text:p>6.18</text:p>
          </table:table-cell>
          <table:table-cell table:formula="of:=+[$K.E56]*MAX(0;MIN(1+dep-((2-[$s.F56])/(([$Q.$B56]*[$A.F56]/cc)*(2-2*[$s.F56])));IF([$Profit.D56]&lt;0;[$Profit.D56];((1+Bank)*[$Profit.D56]))))" office:value-type="float" office:value="5.35833692323629">
            <text:p>5.36</text:p>
          </table:table-cell>
          <table:table-cell table:formula="of:=+[$K.F56]*MAX(0;MIN(1+dep-((2-[$s.G56])/(([$Q.$B56]*[$A.G56]/cc)*(2-2*[$s.G56])));IF([$Profit.E56]&lt;0;[$Profit.E56];((1+Bank)*[$Profit.E56]))))" office:value-type="float" office:value="0.365821388850722">
            <text:p>0.37</text:p>
          </table:table-cell>
          <table:table-cell table:formula="of:=+[$K.G56]*MAX(0;MIN(1+dep-((2-[$s.H56])/(([$Q.$B56]*[$A.H56]/cc)*(2-2*[$s.H56])));IF([$Profit.F56]&lt;0;[$Profit.F56];((1+Bank)*[$Profit.F56]))))" office:value-type="float" office:value="0.460519552365601">
            <text:p>0.46</text:p>
          </table:table-cell>
          <table:table-cell table:formula="of:=+[$K.H56]*MAX(0;MIN(1+dep-((2-[$s.I56])/(([$Q.$B56]*[$A.I56]/cc)*(2-2*[$s.I56])));IF([$Profit.G56]&lt;0;[$Profit.G56];((1+Bank)*[$Profit.G56]))))" office:value-type="float" office:value="3.41844397879633">
            <text:p>3.42</text:p>
          </table:table-cell>
          <table:table-cell table:formula="of:=+[$K.I56]*MAX(0;MIN(1+dep-((2-[$s.J56])/(([$Q.$B56]*[$A.J56]/cc)*(2-2*[$s.J56])));IF([$Profit.H56]&lt;0;[$Profit.H56];((1+Bank)*[$Profit.H56]))))" office:value-type="float" office:value="0">
            <text:p>0.00</text:p>
          </table:table-cell>
          <table:table-cell table:formula="of:=+[$K.J56]*MAX(0;MIN(1+dep-((2-[$s.K56])/(([$Q.$B56]*[$A.K56]/cc)*(2-2*[$s.K56])));IF([$Profit.I56]&lt;0;[$Profit.I56];((1+Bank)*[$Profit.I56]))))" office:value-type="float" office:value="2.76293017422942">
            <text:p>2.76</text:p>
          </table:table-cell>
          <table:table-cell table:number-columns-repeated="1015"/>
        </table:table-row>
        <table:table-row table:style-name="ro1">
          <table:table-cell table:formula="of:=1+[.A56]" office:value-type="float" office:value="54">
            <text:p>54</text:p>
          </table:table-cell>
          <table:table-cell table:formula="of:=+[$K.C57]*MAX(0;MIN(1+dep-((2-[$s.D57])/(([$Q.$B57]*[$A.D57]/cc)*(2-2*[$s.D57])));IF([$Profit.B57]&lt;0;[$Profit.B57];((1+Bank)*[$Profit.B57]))))" office:value-type="float" office:value="3.70253291402571">
            <text:p>3.70</text:p>
          </table:table-cell>
          <table:table-cell table:formula="of:=+[$K.D57]*MAX(0;MIN(1+dep-((2-[$s.E57])/(([$Q.$B57]*[$A.E57]/cc)*(2-2*[$s.E57])));IF([$Profit.C57]&lt;0;[$Profit.C57];((1+Bank)*[$Profit.C57]))))" office:value-type="float" office:value="5.49331063434906">
            <text:p>5.49</text:p>
          </table:table-cell>
          <table:table-cell table:formula="of:=+[$K.E57]*MAX(0;MIN(1+dep-((2-[$s.F57])/(([$Q.$B57]*[$A.F57]/cc)*(2-2*[$s.F57])));IF([$Profit.D57]&lt;0;[$Profit.D57];((1+Bank)*[$Profit.D57]))))" office:value-type="float" office:value="4.77975293136941">
            <text:p>4.78</text:p>
          </table:table-cell>
          <table:table-cell table:formula="of:=+[$K.F57]*MAX(0;MIN(1+dep-((2-[$s.G57])/(([$Q.$B57]*[$A.G57]/cc)*(2-2*[$s.G57])));IF([$Profit.E57]&lt;0;[$Profit.E57];((1+Bank)*[$Profit.E57]))))" office:value-type="float" office:value="0">
            <text:p>0.00</text:p>
          </table:table-cell>
          <table:table-cell table:formula="of:=+[$K.G57]*MAX(0;MIN(1+dep-((2-[$s.H57])/(([$Q.$B57]*[$A.H57]/cc)*(2-2*[$s.H57])));IF([$Profit.F57]&lt;0;[$Profit.F57];((1+Bank)*[$Profit.F57]))))" office:value-type="float" office:value="3.11645289422478">
            <text:p>3.12</text:p>
          </table:table-cell>
          <table:table-cell table:formula="of:=+[$K.H57]*MAX(0;MIN(1+dep-((2-[$s.I57])/(([$Q.$B57]*[$A.I57]/cc)*(2-2*[$s.I57])));IF([$Profit.G57]&lt;0;[$Profit.G57];((1+Bank)*[$Profit.G57]))))" office:value-type="float" office:value="4.42759919646836">
            <text:p>4.43</text:p>
          </table:table-cell>
          <table:table-cell table:formula="of:=+[$K.I57]*MAX(0;MIN(1+dep-((2-[$s.J57])/(([$Q.$B57]*[$A.J57]/cc)*(2-2*[$s.J57])));IF([$Profit.H57]&lt;0;[$Profit.H57];((1+Bank)*[$Profit.H57]))))" office:value-type="float" office:value="0">
            <text:p>0.00</text:p>
          </table:table-cell>
          <table:table-cell table:formula="of:=+[$K.J57]*MAX(0;MIN(1+dep-((2-[$s.K57])/(([$Q.$B57]*[$A.K57]/cc)*(2-2*[$s.K57])));IF([$Profit.I57]&lt;0;[$Profit.I57];((1+Bank)*[$Profit.I57]))))" office:value-type="float" office:value="1.76104783971184">
            <text:p>1.76</text:p>
          </table:table-cell>
          <table:table-cell table:number-columns-repeated="1015"/>
        </table:table-row>
        <table:table-row table:style-name="ro1">
          <table:table-cell table:formula="of:=1+[.A57]" office:value-type="float" office:value="55">
            <text:p>55</text:p>
          </table:table-cell>
          <table:table-cell table:formula="of:=+[$K.C58]*MAX(0;MIN(1+dep-((2-[$s.D58])/(([$Q.$B58]*[$A.D58]/cc)*(2-2*[$s.D58])));IF([$Profit.B58]&lt;0;[$Profit.B58];((1+Bank)*[$Profit.B58]))))" office:value-type="float" office:value="2.84290794596165">
            <text:p>2.84</text:p>
          </table:table-cell>
          <table:table-cell table:formula="of:=+[$K.D58]*MAX(0;MIN(1+dep-((2-[$s.E58])/(([$Q.$B58]*[$A.E58]/cc)*(2-2*[$s.E58])));IF([$Profit.C58]&lt;0;[$Profit.C58];((1+Bank)*[$Profit.C58]))))" office:value-type="float" office:value="4.5279490995942">
            <text:p>4.53</text:p>
          </table:table-cell>
          <table:table-cell table:formula="of:=+[$K.E58]*MAX(0;MIN(1+dep-((2-[$s.F58])/(([$Q.$B58]*[$A.F58]/cc)*(2-2*[$s.F58])));IF([$Profit.D58]&lt;0;[$Profit.D58];((1+Bank)*[$Profit.D58]))))" office:value-type="float" office:value="4.5041000535537">
            <text:p>4.50</text:p>
          </table:table-cell>
          <table:table-cell table:formula="of:=+[$K.F58]*MAX(0;MIN(1+dep-((2-[$s.G58])/(([$Q.$B58]*[$A.G58]/cc)*(2-2*[$s.G58])));IF([$Profit.E58]&lt;0;[$Profit.E58];((1+Bank)*[$Profit.E58]))))" office:value-type="float" office:value="1.02974576776807">
            <text:p>1.03</text:p>
          </table:table-cell>
          <table:table-cell table:formula="of:=+[$K.G58]*MAX(0;MIN(1+dep-((2-[$s.H58])/(([$Q.$B58]*[$A.H58]/cc)*(2-2*[$s.H58])));IF([$Profit.F58]&lt;0;[$Profit.F58];((1+Bank)*[$Profit.F58]))))" office:value-type="float" office:value="2.50899741631378">
            <text:p>2.51</text:p>
          </table:table-cell>
          <table:table-cell table:formula="of:=+[$K.H58]*MAX(0;MIN(1+dep-((2-[$s.I58])/(([$Q.$B58]*[$A.I58]/cc)*(2-2*[$s.I58])));IF([$Profit.G58]&lt;0;[$Profit.G58];((1+Bank)*[$Profit.G58]))))" office:value-type="float" office:value="3.82696242768485">
            <text:p>3.83</text:p>
          </table:table-cell>
          <table:table-cell table:formula="of:=+[$K.I58]*MAX(0;MIN(1+dep-((2-[$s.J58])/(([$Q.$B58]*[$A.J58]/cc)*(2-2*[$s.J58])));IF([$Profit.H58]&lt;0;[$Profit.H58];((1+Bank)*[$Profit.H58]))))" office:value-type="float" office:value="1.58386081403165">
            <text:p>1.58</text:p>
          </table:table-cell>
          <table:table-cell table:formula="of:=+[$K.J58]*MAX(0;MIN(1+dep-((2-[$s.K58])/(([$Q.$B58]*[$A.K58]/cc)*(2-2*[$s.K58])));IF([$Profit.I58]&lt;0;[$Profit.I58];((1+Bank)*[$Profit.I58]))))" office:value-type="float" office:value="0.586603638366652">
            <text:p>0.59</text:p>
          </table:table-cell>
          <table:table-cell table:number-columns-repeated="1015"/>
        </table:table-row>
        <table:table-row table:style-name="ro1">
          <table:table-cell table:formula="of:=1+[.A58]" office:value-type="float" office:value="56">
            <text:p>56</text:p>
          </table:table-cell>
          <table:table-cell table:formula="of:=+[$K.C59]*MAX(0;MIN(1+dep-((2-[$s.D59])/(([$Q.$B59]*[$A.D59]/cc)*(2-2*[$s.D59])));IF([$Profit.B59]&lt;0;[$Profit.B59];((1+Bank)*[$Profit.B59]))))" office:value-type="float" office:value="2.90136872094188">
            <text:p>2.90</text:p>
          </table:table-cell>
          <table:table-cell table:formula="of:=+[$K.D59]*MAX(0;MIN(1+dep-((2-[$s.E59])/(([$Q.$B59]*[$A.E59]/cc)*(2-2*[$s.E59])));IF([$Profit.C59]&lt;0;[$Profit.C59];((1+Bank)*[$Profit.C59]))))" office:value-type="float" office:value="4.65914835669893">
            <text:p>4.66</text:p>
          </table:table-cell>
          <table:table-cell table:formula="of:=+[$K.E59]*MAX(0;MIN(1+dep-((2-[$s.F59])/(([$Q.$B59]*[$A.F59]/cc)*(2-2*[$s.F59])));IF([$Profit.D59]&lt;0;[$Profit.D59];((1+Bank)*[$Profit.D59]))))" office:value-type="float" office:value="4.66271372585429">
            <text:p>4.66</text:p>
          </table:table-cell>
          <table:table-cell table:formula="of:=+[$K.F59]*MAX(0;MIN(1+dep-((2-[$s.G59])/(([$Q.$B59]*[$A.G59]/cc)*(2-2*[$s.G59])));IF([$Profit.E59]&lt;0;[$Profit.E59];((1+Bank)*[$Profit.E59]))))" office:value-type="float" office:value="1.04647783174723">
            <text:p>1.05</text:p>
          </table:table-cell>
          <table:table-cell table:formula="of:=+[$K.G59]*MAX(0;MIN(1+dep-((2-[$s.H59])/(([$Q.$B59]*[$A.H59]/cc)*(2-2*[$s.H59])));IF([$Profit.F59]&lt;0;[$Profit.F59];((1+Bank)*[$Profit.F59]))))" office:value-type="float" office:value="2.74147240452263">
            <text:p>2.74</text:p>
          </table:table-cell>
          <table:table-cell table:formula="of:=+[$K.H59]*MAX(0;MIN(1+dep-((2-[$s.I59])/(([$Q.$B59]*[$A.I59]/cc)*(2-2*[$s.I59])));IF([$Profit.G59]&lt;0;[$Profit.G59];((1+Bank)*[$Profit.G59]))))" office:value-type="float" office:value="3.97855930684398">
            <text:p>3.98</text:p>
          </table:table-cell>
          <table:table-cell table:formula="of:=+[$K.I59]*MAX(0;MIN(1+dep-((2-[$s.J59])/(([$Q.$B59]*[$A.J59]/cc)*(2-2*[$s.J59])));IF([$Profit.H59]&lt;0;[$Profit.H59];((1+Bank)*[$Profit.H59]))))" office:value-type="float" office:value="1.64401527741572">
            <text:p>1.64</text:p>
          </table:table-cell>
          <table:table-cell table:formula="of:=+[$K.J59]*MAX(0;MIN(1+dep-((2-[$s.K59])/(([$Q.$B59]*[$A.K59]/cc)*(2-2*[$s.K59])));IF([$Profit.I59]&lt;0;[$Profit.I59];((1+Bank)*[$Profit.I59]))))" office:value-type="float" office:value="0.626833832807494">
            <text:p>0.63</text:p>
          </table:table-cell>
          <table:table-cell table:number-columns-repeated="1015"/>
        </table:table-row>
        <table:table-row table:style-name="ro1">
          <table:table-cell table:formula="of:=1+[.A59]" office:value-type="float" office:value="57">
            <text:p>57</text:p>
          </table:table-cell>
          <table:table-cell table:formula="of:=+[$K.C60]*MAX(0;MIN(1+dep-((2-[$s.D60])/(([$Q.$B60]*[$A.D60]/cc)*(2-2*[$s.D60])));IF([$Profit.B60]&lt;0;[$Profit.B60];((1+Bank)*[$Profit.B60]))))" office:value-type="float" office:value="2.83671484824544">
            <text:p>2.84</text:p>
          </table:table-cell>
          <table:table-cell table:formula="of:=+[$K.D60]*MAX(0;MIN(1+dep-((2-[$s.E60])/(([$Q.$B60]*[$A.E60]/cc)*(2-2*[$s.E60])));IF([$Profit.C60]&lt;0;[$Profit.C60];((1+Bank)*[$Profit.C60]))))" office:value-type="float" office:value="5.43355515995101">
            <text:p>5.43</text:p>
          </table:table-cell>
          <table:table-cell table:formula="of:=+[$K.E60]*MAX(0;MIN(1+dep-((2-[$s.F60])/(([$Q.$B60]*[$A.F60]/cc)*(2-2*[$s.F60])));IF([$Profit.D60]&lt;0;[$Profit.D60];((1+Bank)*[$Profit.D60]))))" office:value-type="float" office:value="4.69095504943859">
            <text:p>4.69</text:p>
          </table:table-cell>
          <table:table-cell table:formula="of:=+[$K.F60]*MAX(0;MIN(1+dep-((2-[$s.G60])/(([$Q.$B60]*[$A.G60]/cc)*(2-2*[$s.G60])));IF([$Profit.E60]&lt;0;[$Profit.E60];((1+Bank)*[$Profit.E60]))))" office:value-type="float" office:value="0.987679517481153">
            <text:p>0.99</text:p>
          </table:table-cell>
          <table:table-cell table:formula="of:=+[$K.G60]*MAX(0;MIN(1+dep-((2-[$s.H60])/(([$Q.$B60]*[$A.H60]/cc)*(2-2*[$s.H60])));IF([$Profit.F60]&lt;0;[$Profit.F60];((1+Bank)*[$Profit.F60]))))" office:value-type="float" office:value="2.72316633617276">
            <text:p>2.72</text:p>
          </table:table-cell>
          <table:table-cell table:formula="of:=+[$K.H60]*MAX(0;MIN(1+dep-((2-[$s.I60])/(([$Q.$B60]*[$A.I60]/cc)*(2-2*[$s.I60])));IF([$Profit.G60]&lt;0;[$Profit.G60];((1+Bank)*[$Profit.G60]))))" office:value-type="float" office:value="4.0185359568061">
            <text:p>4.02</text:p>
          </table:table-cell>
          <table:table-cell table:formula="of:=+[$K.I60]*MAX(0;MIN(1+dep-((2-[$s.J60])/(([$Q.$B60]*[$A.J60]/cc)*(2-2*[$s.J60])));IF([$Profit.H60]&lt;0;[$Profit.H60];((1+Bank)*[$Profit.H60]))))" office:value-type="float" office:value="1.66076821273782">
            <text:p>1.66</text:p>
          </table:table-cell>
          <table:table-cell table:formula="of:=+[$K.J60]*MAX(0;MIN(1+dep-((2-[$s.K60])/(([$Q.$B60]*[$A.K60]/cc)*(2-2*[$s.K60])));IF([$Profit.I60]&lt;0;[$Profit.I60];((1+Bank)*[$Profit.I60]))))" office:value-type="float" office:value="0.517452926835058">
            <text:p>0.52</text:p>
          </table:table-cell>
          <table:table-cell table:number-columns-repeated="1015"/>
        </table:table-row>
        <table:table-row table:style-name="ro1">
          <table:table-cell table:formula="of:=1+[.A60]" office:value-type="float" office:value="58">
            <text:p>58</text:p>
          </table:table-cell>
          <table:table-cell table:formula="of:=+[$K.C61]*MAX(0;MIN(1+dep-((2-[$s.D61])/(([$Q.$B61]*[$A.D61]/cc)*(2-2*[$s.D61])));IF([$Profit.B61]&lt;0;[$Profit.B61];((1+Bank)*[$Profit.B61]))))" office:value-type="float" office:value="2.71075175018756">
            <text:p>2.71</text:p>
          </table:table-cell>
          <table:table-cell table:formula="of:=+[$K.D61]*MAX(0;MIN(1+dep-((2-[$s.E61])/(([$Q.$B61]*[$A.E61]/cc)*(2-2*[$s.E61])));IF([$Profit.C61]&lt;0;[$Profit.C61];((1+Bank)*[$Profit.C61]))))" office:value-type="float" office:value="5.68704411473624">
            <text:p>5.69</text:p>
          </table:table-cell>
          <table:table-cell table:formula="of:=+[$K.E61]*MAX(0;MIN(1+dep-((2-[$s.F61])/(([$Q.$B61]*[$A.F61]/cc)*(2-2*[$s.F61])));IF([$Profit.D61]&lt;0;[$Profit.D61];((1+Bank)*[$Profit.D61]))))" office:value-type="float" office:value="4.64792475051051">
            <text:p>4.65</text:p>
          </table:table-cell>
          <table:table-cell table:formula="of:=+[$K.F61]*MAX(0;MIN(1+dep-((2-[$s.G61])/(([$Q.$B61]*[$A.G61]/cc)*(2-2*[$s.G61])));IF([$Profit.E61]&lt;0;[$Profit.E61];((1+Bank)*[$Profit.E61]))))" office:value-type="float" office:value="0.894657371364636">
            <text:p>0.89</text:p>
          </table:table-cell>
          <table:table-cell table:formula="of:=+[$K.G61]*MAX(0;MIN(1+dep-((2-[$s.H61])/(([$Q.$B61]*[$A.H61]/cc)*(2-2*[$s.H61])));IF([$Profit.F61]&lt;0;[$Profit.F61];((1+Bank)*[$Profit.F61]))))" office:value-type="float" office:value="3.38016886954813">
            <text:p>3.38</text:p>
          </table:table-cell>
          <table:table-cell table:formula="of:=+[$K.H61]*MAX(0;MIN(1+dep-((2-[$s.I61])/(([$Q.$B61]*[$A.I61]/cc)*(2-2*[$s.I61])));IF([$Profit.G61]&lt;0;[$Profit.G61];((1+Bank)*[$Profit.G61]))))" office:value-type="float" office:value="4.01114257906567">
            <text:p>4.01</text:p>
          </table:table-cell>
          <table:table-cell table:formula="of:=+[$K.I61]*MAX(0;MIN(1+dep-((2-[$s.J61])/(([$Q.$B61]*[$A.J61]/cc)*(2-2*[$s.J61])));IF([$Profit.H61]&lt;0;[$Profit.H61];((1+Bank)*[$Profit.H61]))))" office:value-type="float" office:value="1.65351304964665">
            <text:p>1.65</text:p>
          </table:table-cell>
          <table:table-cell table:formula="of:=+[$K.J61]*MAX(0;MIN(1+dep-((2-[$s.K61])/(([$Q.$B61]*[$A.K61]/cc)*(2-2*[$s.K61])));IF([$Profit.I61]&lt;0;[$Profit.I61];((1+Bank)*[$Profit.I61]))))" office:value-type="float" office:value="0.346377399733253">
            <text:p>0.35</text:p>
          </table:table-cell>
          <table:table-cell table:number-columns-repeated="1015"/>
        </table:table-row>
        <table:table-row table:style-name="ro1">
          <table:table-cell table:formula="of:=1+[.A61]" office:value-type="float" office:value="59">
            <text:p>59</text:p>
          </table:table-cell>
          <table:table-cell table:formula="of:=+[$K.C62]*MAX(0;MIN(1+dep-((2-[$s.D62])/(([$Q.$B62]*[$A.D62]/cc)*(2-2*[$s.D62])));IF([$Profit.B62]&lt;0;[$Profit.B62];((1+Bank)*[$Profit.B62]))))" office:value-type="float" office:value="2.32199025697848">
            <text:p>2.32</text:p>
          </table:table-cell>
          <table:table-cell table:formula="of:=+[$K.D62]*MAX(0;MIN(1+dep-((2-[$s.E62])/(([$Q.$B62]*[$A.E62]/cc)*(2-2*[$s.E62])));IF([$Profit.C62]&lt;0;[$Profit.C62];((1+Bank)*[$Profit.C62]))))" office:value-type="float" office:value="5.30187887376442">
            <text:p>5.30</text:p>
          </table:table-cell>
          <table:table-cell table:formula="of:=+[$K.E62]*MAX(0;MIN(1+dep-((2-[$s.F62])/(([$Q.$B62]*[$A.F62]/cc)*(2-2*[$s.F62])));IF([$Profit.D62]&lt;0;[$Profit.D62];((1+Bank)*[$Profit.D62]))))" office:value-type="float" office:value="4.29714519316855">
            <text:p>4.30</text:p>
          </table:table-cell>
          <table:table-cell table:formula="of:=+[$K.F62]*MAX(0;MIN(1+dep-((2-[$s.G62])/(([$Q.$B62]*[$A.G62]/cc)*(2-2*[$s.G62])));IF([$Profit.E62]&lt;0;[$Profit.E62];((1+Bank)*[$Profit.E62]))))" office:value-type="float" office:value="1.34467590677031">
            <text:p>1.34</text:p>
          </table:table-cell>
          <table:table-cell table:formula="of:=+[$K.G62]*MAX(0;MIN(1+dep-((2-[$s.H62])/(([$Q.$B62]*[$A.H62]/cc)*(2-2*[$s.H62])));IF([$Profit.F62]&lt;0;[$Profit.F62];((1+Bank)*[$Profit.F62]))))" office:value-type="float" office:value="3.14863012660155">
            <text:p>3.15</text:p>
          </table:table-cell>
          <table:table-cell table:formula="of:=+[$K.H62]*MAX(0;MIN(1+dep-((2-[$s.I62])/(([$Q.$B62]*[$A.I62]/cc)*(2-2*[$s.I62])));IF([$Profit.G62]&lt;0;[$Profit.G62];((1+Bank)*[$Profit.G62]))))" office:value-type="float" office:value="3.74067175767051">
            <text:p>3.74</text:p>
          </table:table-cell>
          <table:table-cell table:formula="of:=+[$K.I62]*MAX(0;MIN(1+dep-((2-[$s.J62])/(([$Q.$B62]*[$A.J62]/cc)*(2-2*[$s.J62])));IF([$Profit.H62]&lt;0;[$Profit.H62];((1+Bank)*[$Profit.H62]))))" office:value-type="float" office:value="1.54187359564989">
            <text:p>1.54</text:p>
          </table:table-cell>
          <table:table-cell table:formula="of:=+[$K.J62]*MAX(0;MIN(1+dep-((2-[$s.K62])/(([$Q.$B62]*[$A.K62]/cc)*(2-2*[$s.K62])));IF([$Profit.I62]&lt;0;[$Profit.I62];((1+Bank)*[$Profit.I62]))))" office:value-type="float" office:value="2.0100972139011">
            <text:p>2.01</text:p>
          </table:table-cell>
          <table:table-cell table:number-columns-repeated="1015"/>
        </table:table-row>
        <table:table-row table:style-name="ro1">
          <table:table-cell table:formula="of:=1+[.A62]" office:value-type="float" office:value="60">
            <text:p>60</text:p>
          </table:table-cell>
          <table:table-cell table:formula="of:=+[$K.C63]*MAX(0;MIN(1+dep-((2-[$s.D63])/(([$Q.$B63]*[$A.D63]/cc)*(2-2*[$s.D63])));IF([$Profit.B63]&lt;0;[$Profit.B63];((1+Bank)*[$Profit.B63]))))" office:value-type="float" office:value="2.24846732511675">
            <text:p>2.25</text:p>
          </table:table-cell>
          <table:table-cell table:formula="of:=+[$K.D63]*MAX(0;MIN(1+dep-((2-[$s.E63])/(([$Q.$B63]*[$A.E63]/cc)*(2-2*[$s.E63])));IF([$Profit.C63]&lt;0;[$Profit.C63];((1+Bank)*[$Profit.C63]))))" office:value-type="float" office:value="5.31591306160775">
            <text:p>5.32</text:p>
          </table:table-cell>
          <table:table-cell table:formula="of:=+[$K.E63]*MAX(0;MIN(1+dep-((2-[$s.F63])/(([$Q.$B63]*[$A.F63]/cc)*(2-2*[$s.F63])));IF([$Profit.D63]&lt;0;[$Profit.D63];((1+Bank)*[$Profit.D63]))))" office:value-type="float" office:value="4.59243630921816">
            <text:p>4.59</text:p>
          </table:table-cell>
          <table:table-cell table:formula="of:=+[$K.F63]*MAX(0;MIN(1+dep-((2-[$s.G63])/(([$Q.$B63]*[$A.G63]/cc)*(2-2*[$s.G63])));IF([$Profit.E63]&lt;0;[$Profit.E63];((1+Bank)*[$Profit.E63]))))" office:value-type="float" office:value="1.51250753879423">
            <text:p>1.51</text:p>
          </table:table-cell>
          <table:table-cell table:formula="of:=+[$K.G63]*MAX(0;MIN(1+dep-((2-[$s.H63])/(([$Q.$B63]*[$A.H63]/cc)*(2-2*[$s.H63])));IF([$Profit.F63]&lt;0;[$Profit.F63];((1+Bank)*[$Profit.F63]))))" office:value-type="float" office:value="3.15343912666762">
            <text:p>3.15</text:p>
          </table:table-cell>
          <table:table-cell table:formula="of:=+[$K.H63]*MAX(0;MIN(1+dep-((2-[$s.I63])/(([$Q.$B63]*[$A.I63]/cc)*(2-2*[$s.I63])));IF([$Profit.G63]&lt;0;[$Profit.G63];((1+Bank)*[$Profit.G63]))))" office:value-type="float" office:value="3.75117221892728">
            <text:p>3.75</text:p>
          </table:table-cell>
          <table:table-cell table:formula="of:=+[$K.I63]*MAX(0;MIN(1+dep-((2-[$s.J63])/(([$Q.$B63]*[$A.J63]/cc)*(2-2*[$s.J63])));IF([$Profit.H63]&lt;0;[$Profit.H63];((1+Bank)*[$Profit.H63]))))" office:value-type="float" office:value="1.54612972314289">
            <text:p>1.55</text:p>
          </table:table-cell>
          <table:table-cell table:formula="of:=+[$K.J63]*MAX(0;MIN(1+dep-((2-[$s.K63])/(([$Q.$B63]*[$A.K63]/cc)*(2-2*[$s.K63])));IF([$Profit.I63]&lt;0;[$Profit.I63];((1+Bank)*[$Profit.I63]))))" office:value-type="float" office:value="1.91019638279026">
            <text:p>1.91</text:p>
          </table:table-cell>
          <table:table-cell table:number-columns-repeated="1015"/>
        </table:table-row>
        <table:table-row table:style-name="ro1">
          <table:table-cell table:formula="of:=1+[.A63]" office:value-type="float" office:value="61">
            <text:p>61</text:p>
          </table:table-cell>
          <table:table-cell table:formula="of:=+[$K.C64]*MAX(0;MIN(1+dep-((2-[$s.D64])/(([$Q.$B64]*[$A.D64]/cc)*(2-2*[$s.D64])));IF([$Profit.B64]&lt;0;[$Profit.B64];((1+Bank)*[$Profit.B64]))))" office:value-type="float" office:value="2.21792779678591">
            <text:p>2.22</text:p>
          </table:table-cell>
          <table:table-cell table:formula="of:=+[$K.D64]*MAX(0;MIN(1+dep-((2-[$s.E64])/(([$Q.$B64]*[$A.E64]/cc)*(2-2*[$s.E64])));IF([$Profit.C64]&lt;0;[$Profit.C64];((1+Bank)*[$Profit.C64]))))" office:value-type="float" office:value="5.38595584130478">
            <text:p>5.39</text:p>
          </table:table-cell>
          <table:table-cell table:formula="of:=+[$K.E64]*MAX(0;MIN(1+dep-((2-[$s.F64])/(([$Q.$B64]*[$A.F64]/cc)*(2-2*[$s.F64])));IF([$Profit.D64]&lt;0;[$Profit.D64];((1+Bank)*[$Profit.D64]))))" office:value-type="float" office:value="4.65367193513157">
            <text:p>4.65</text:p>
          </table:table-cell>
          <table:table-cell table:formula="of:=+[$K.F64]*MAX(0;MIN(1+dep-((2-[$s.G64])/(([$Q.$B64]*[$A.G64]/cc)*(2-2*[$s.G64])));IF([$Profit.E64]&lt;0;[$Profit.E64];((1+Bank)*[$Profit.E64]))))" office:value-type="float" office:value="1.6435179716232">
            <text:p>1.64</text:p>
          </table:table-cell>
          <table:table-cell table:formula="of:=+[$K.G64]*MAX(0;MIN(1+dep-((2-[$s.H64])/(([$Q.$B64]*[$A.H64]/cc)*(2-2*[$s.H64])));IF([$Profit.F64]&lt;0;[$Profit.F64];((1+Bank)*[$Profit.F64]))))" office:value-type="float" office:value="3.19197875044515">
            <text:p>3.19</text:p>
          </table:table-cell>
          <table:table-cell table:formula="of:=+[$K.H64]*MAX(0;MIN(1+dep-((2-[$s.I64])/(([$Q.$B64]*[$A.I64]/cc)*(2-2*[$s.I64])));IF([$Profit.G64]&lt;0;[$Profit.G64];((1+Bank)*[$Profit.G64]))))" office:value-type="float" office:value="3.80111116358797">
            <text:p>3.80</text:p>
          </table:table-cell>
          <table:table-cell table:formula="of:=+[$K.I64]*MAX(0;MIN(1+dep-((2-[$s.J64])/(([$Q.$B64]*[$A.J64]/cc)*(2-2*[$s.J64])));IF([$Profit.H64]&lt;0;[$Profit.H64];((1+Bank)*[$Profit.H64]))))" office:value-type="float" office:value="1.56665138870519">
            <text:p>1.57</text:p>
          </table:table-cell>
          <table:table-cell table:formula="of:=+[$K.J64]*MAX(0;MIN(1+dep-((2-[$s.K64])/(([$Q.$B64]*[$A.K64]/cc)*(2-2*[$s.K64])));IF([$Profit.I64]&lt;0;[$Profit.I64];((1+Bank)*[$Profit.I64]))))" office:value-type="float" office:value="1.86208708981518">
            <text:p>1.86</text:p>
          </table:table-cell>
          <table:table-cell table:number-columns-repeated="1015"/>
        </table:table-row>
        <table:table-row table:style-name="ro1">
          <table:table-cell table:formula="of:=1+[.A64]" office:value-type="float" office:value="62">
            <text:p>62</text:p>
          </table:table-cell>
          <table:table-cell table:formula="of:=+[$K.C65]*MAX(0;MIN(1+dep-((2-[$s.D65])/(([$Q.$B65]*[$A.D65]/cc)*(2-2*[$s.D65])));IF([$Profit.B65]&lt;0;[$Profit.B65];((1+Bank)*[$Profit.B65]))))" office:value-type="float" office:value="2.09863898105357">
            <text:p>2.10</text:p>
          </table:table-cell>
          <table:table-cell table:formula="of:=+[$K.D65]*MAX(0;MIN(1+dep-((2-[$s.E65])/(([$Q.$B65]*[$A.E65]/cc)*(2-2*[$s.E65])));IF([$Profit.C65]&lt;0;[$Profit.C65];((1+Bank)*[$Profit.C65]))))" office:value-type="float" office:value="5.32888610696267">
            <text:p>5.33</text:p>
          </table:table-cell>
          <table:table-cell table:formula="of:=+[$K.E65]*MAX(0;MIN(1+dep-((2-[$s.F65])/(([$Q.$B65]*[$A.F65]/cc)*(2-2*[$s.F65])));IF([$Profit.D65]&lt;0;[$Profit.D65];((1+Bank)*[$Profit.D65]))))" office:value-type="float" office:value="4.60535985335229">
            <text:p>4.61</text:p>
          </table:table-cell>
          <table:table-cell table:formula="of:=+[$K.F65]*MAX(0;MIN(1+dep-((2-[$s.G65])/(([$Q.$B65]*[$A.G65]/cc)*(2-2*[$s.G65])));IF([$Profit.E65]&lt;0;[$Profit.E65];((1+Bank)*[$Profit.E65]))))" office:value-type="float" office:value="1.57783533266767">
            <text:p>1.58</text:p>
          </table:table-cell>
          <table:table-cell table:formula="of:=+[$K.G65]*MAX(0;MIN(1+dep-((2-[$s.H65])/(([$Q.$B65]*[$A.H65]/cc)*(2-2*[$s.H65])));IF([$Profit.F65]&lt;0;[$Profit.F65];((1+Bank)*[$Profit.F65]))))" office:value-type="float" office:value="3.19265234884764">
            <text:p>3.19</text:p>
          </table:table-cell>
          <table:table-cell table:formula="of:=+[$K.H65]*MAX(0;MIN(1+dep-((2-[$s.I65])/(([$Q.$B65]*[$A.I65]/cc)*(2-2*[$s.I65])));IF([$Profit.G65]&lt;0;[$Profit.G65];((1+Bank)*[$Profit.G65]))))" office:value-type="float" office:value="3.76154093831334">
            <text:p>3.76</text:p>
          </table:table-cell>
          <table:table-cell table:formula="of:=+[$K.I65]*MAX(0;MIN(1+dep-((2-[$s.J65])/(([$Q.$B65]*[$A.J65]/cc)*(2-2*[$s.J65])));IF([$Profit.H65]&lt;0;[$Profit.H65];((1+Bank)*[$Profit.H65]))))" office:value-type="float" office:value="1.55025727204218">
            <text:p>1.55</text:p>
          </table:table-cell>
          <table:table-cell table:formula="of:=+[$K.J65]*MAX(0;MIN(1+dep-((2-[$s.K65])/(([$Q.$B65]*[$A.K65]/cc)*(2-2*[$s.K65])));IF([$Profit.I65]&lt;0;[$Profit.I65];((1+Bank)*[$Profit.I65]))))" office:value-type="float" office:value="2.4827269740309">
            <text:p>2.48</text:p>
          </table:table-cell>
          <table:table-cell table:number-columns-repeated="1015"/>
        </table:table-row>
        <table:table-row table:style-name="ro1">
          <table:table-cell table:formula="of:=1+[.A65]" office:value-type="float" office:value="63">
            <text:p>63</text:p>
          </table:table-cell>
          <table:table-cell table:formula="of:=+[$K.C66]*MAX(0;MIN(1+dep-((2-[$s.D66])/(([$Q.$B66]*[$A.D66]/cc)*(2-2*[$s.D66])));IF([$Profit.B66]&lt;0;[$Profit.B66];((1+Bank)*[$Profit.B66]))))" office:value-type="float" office:value="1.53288675388652">
            <text:p>1.53</text:p>
          </table:table-cell>
          <table:table-cell table:formula="of:=+[$K.D66]*MAX(0;MIN(1+dep-((2-[$s.E66])/(([$Q.$B66]*[$A.E66]/cc)*(2-2*[$s.E66])));IF([$Profit.C66]&lt;0;[$Profit.C66];((1+Bank)*[$Profit.C66]))))" office:value-type="float" office:value="4.61055039825838">
            <text:p>4.61</text:p>
          </table:table-cell>
          <table:table-cell table:formula="of:=+[$K.E66]*MAX(0;MIN(1+dep-((2-[$s.F66])/(([$Q.$B66]*[$A.F66]/cc)*(2-2*[$s.F66])));IF([$Profit.D66]&lt;0;[$Profit.D66];((1+Bank)*[$Profit.D66]))))" office:value-type="float" office:value="6.22423739949884">
            <text:p>6.22</text:p>
          </table:table-cell>
          <table:table-cell table:formula="of:=+[$K.F66]*MAX(0;MIN(1+dep-((2-[$s.G66])/(([$Q.$B66]*[$A.G66]/cc)*(2-2*[$s.G66])));IF([$Profit.E66]&lt;0;[$Profit.E66];((1+Bank)*[$Profit.E66]))))" office:value-type="float" office:value="1.2313698758304">
            <text:p>1.23</text:p>
          </table:table-cell>
          <table:table-cell table:formula="of:=+[$K.G66]*MAX(0;MIN(1+dep-((2-[$s.H66])/(([$Q.$B66]*[$A.H66]/cc)*(2-2*[$s.H66])));IF([$Profit.F66]&lt;0;[$Profit.F66];((1+Bank)*[$Profit.F66]))))" office:value-type="float" office:value="2.75893746712703">
            <text:p>2.76</text:p>
          </table:table-cell>
          <table:table-cell table:formula="of:=+[$K.H66]*MAX(0;MIN(1+dep-((2-[$s.I66])/(([$Q.$B66]*[$A.I66]/cc)*(2-2*[$s.I66])));IF([$Profit.G66]&lt;0;[$Profit.G66];((1+Bank)*[$Profit.G66]))))" office:value-type="float" office:value="3.25618438655111">
            <text:p>3.26</text:p>
          </table:table-cell>
          <table:table-cell table:formula="of:=+[$K.I66]*MAX(0;MIN(1+dep-((2-[$s.J66])/(([$Q.$B66]*[$A.J66]/cc)*(2-2*[$s.J66])));IF([$Profit.H66]&lt;0;[$Profit.H66];((1+Bank)*[$Profit.H66]))))" office:value-type="float" office:value="1.34177842559471">
            <text:p>1.34</text:p>
          </table:table-cell>
          <table:table-cell table:formula="of:=+[$K.J66]*MAX(0;MIN(1+dep-((2-[$s.K66])/(([$Q.$B66]*[$A.K66]/cc)*(2-2*[$s.K66])));IF([$Profit.I66]&lt;0;[$Profit.I66];((1+Bank)*[$Profit.I66]))))" office:value-type="float" office:value="3.90721328617375">
            <text:p>3.91</text:p>
          </table:table-cell>
          <table:table-cell table:number-columns-repeated="1015"/>
        </table:table-row>
        <table:table-row table:style-name="ro1">
          <table:table-cell table:formula="of:=1+[.A66]" office:value-type="float" office:value="64">
            <text:p>64</text:p>
          </table:table-cell>
          <table:table-cell table:formula="of:=+[$K.C67]*MAX(0;MIN(1+dep-((2-[$s.D67])/(([$Q.$B67]*[$A.D67]/cc)*(2-2*[$s.D67])));IF([$Profit.B67]&lt;0;[$Profit.B67];((1+Bank)*[$Profit.B67]))))" office:value-type="float" office:value="1.46601666282215">
            <text:p>1.47</text:p>
          </table:table-cell>
          <table:table-cell table:formula="of:=+[$K.D67]*MAX(0;MIN(1+dep-((2-[$s.E67])/(([$Q.$B67]*[$A.E67]/cc)*(2-2*[$s.E67])));IF([$Profit.C67]&lt;0;[$Profit.C67];((1+Bank)*[$Profit.C67]))))" office:value-type="float" office:value="4.58540082156101">
            <text:p>4.59</text:p>
          </table:table-cell>
          <table:table-cell table:formula="of:=+[$K.E67]*MAX(0;MIN(1+dep-((2-[$s.F67])/(([$Q.$B67]*[$A.F67]/cc)*(2-2*[$s.F67])));IF([$Profit.D67]&lt;0;[$Profit.D67];((1+Bank)*[$Profit.D67]))))" office:value-type="float" office:value="6.36427436129952">
            <text:p>6.36</text:p>
          </table:table-cell>
          <table:table-cell table:formula="of:=+[$K.F67]*MAX(0;MIN(1+dep-((2-[$s.G67])/(([$Q.$B67]*[$A.G67]/cc)*(2-2*[$s.G67])));IF([$Profit.E67]&lt;0;[$Profit.E67];((1+Bank)*[$Profit.E67]))))" office:value-type="float" office:value="1.19316159104913">
            <text:p>1.19</text:p>
          </table:table-cell>
          <table:table-cell table:formula="of:=+[$K.G67]*MAX(0;MIN(1+dep-((2-[$s.H67])/(([$Q.$B67]*[$A.H67]/cc)*(2-2*[$s.H67])));IF([$Profit.F67]&lt;0;[$Profit.F67];((1+Bank)*[$Profit.F67]))))" office:value-type="float" office:value="3.05534113635888">
            <text:p>3.06</text:p>
          </table:table-cell>
          <table:table-cell table:formula="of:=+[$K.H67]*MAX(0;MIN(1+dep-((2-[$s.I67])/(([$Q.$B67]*[$A.I67]/cc)*(2-2*[$s.I67])));IF([$Profit.G67]&lt;0;[$Profit.G67];((1+Bank)*[$Profit.G67]))))" office:value-type="float" office:value="3.23895040919256">
            <text:p>3.24</text:p>
          </table:table-cell>
          <table:table-cell table:formula="of:=+[$K.I67]*MAX(0;MIN(1+dep-((2-[$s.J67])/(([$Q.$B67]*[$A.J67]/cc)*(2-2*[$s.J67])));IF([$Profit.H67]&lt;0;[$Profit.H67];((1+Bank)*[$Profit.H67]))))" office:value-type="float" office:value="1.3346133059627">
            <text:p>1.33</text:p>
          </table:table-cell>
          <table:table-cell table:formula="of:=+[$K.J67]*MAX(0;MIN(1+dep-((2-[$s.K67])/(([$Q.$B67]*[$A.K67]/cc)*(2-2*[$s.K67])));IF([$Profit.I67]&lt;0;[$Profit.I67];((1+Bank)*[$Profit.I67]))))" office:value-type="float" office:value="3.88573420635553">
            <text:p>3.89</text:p>
          </table:table-cell>
          <table:table-cell table:number-columns-repeated="1015"/>
        </table:table-row>
        <table:table-row table:style-name="ro1">
          <table:table-cell table:formula="of:=1+[.A67]" office:value-type="float" office:value="65">
            <text:p>65</text:p>
          </table:table-cell>
          <table:table-cell table:formula="of:=+[$K.C68]*MAX(0;MIN(1+dep-((2-[$s.D68])/(([$Q.$B68]*[$A.D68]/cc)*(2-2*[$s.D68])));IF([$Profit.B68]&lt;0;[$Profit.B68];((1+Bank)*[$Profit.B68]))))" office:value-type="float" office:value="1.27582374874618">
            <text:p>1.28</text:p>
          </table:table-cell>
          <table:table-cell table:formula="of:=+[$K.D68]*MAX(0;MIN(1+dep-((2-[$s.E68])/(([$Q.$B68]*[$A.E68]/cc)*(2-2*[$s.E68])));IF([$Profit.C68]&lt;0;[$Profit.C68];((1+Bank)*[$Profit.C68]))))" office:value-type="float" office:value="5.654697953645">
            <text:p>5.65</text:p>
          </table:table-cell>
          <table:table-cell table:formula="of:=+[$K.E68]*MAX(0;MIN(1+dep-((2-[$s.F68])/(([$Q.$B68]*[$A.F68]/cc)*(2-2*[$s.F68])));IF([$Profit.D68]&lt;0;[$Profit.D68];((1+Bank)*[$Profit.D68]))))" office:value-type="float" office:value="6.37985551291554">
            <text:p>6.38</text:p>
          </table:table-cell>
          <table:table-cell table:formula="of:=+[$K.F68]*MAX(0;MIN(1+dep-((2-[$s.G68])/(([$Q.$B68]*[$A.G68]/cc)*(2-2*[$s.G68])));IF([$Profit.E68]&lt;0;[$Profit.E68];((1+Bank)*[$Profit.E68]))))" office:value-type="float" office:value="1.07623420999683">
            <text:p>1.08</text:p>
          </table:table-cell>
          <table:table-cell table:formula="of:=+[$K.G68]*MAX(0;MIN(1+dep-((2-[$s.H68])/(([$Q.$B68]*[$A.H68]/cc)*(2-2*[$s.H68])));IF([$Profit.F68]&lt;0;[$Profit.F68];((1+Bank)*[$Profit.F68]))))" office:value-type="float" office:value="2.93746799855172">
            <text:p>2.94</text:p>
          </table:table-cell>
          <table:table-cell table:formula="of:=+[$K.H68]*MAX(0;MIN(1+dep-((2-[$s.I68])/(([$Q.$B68]*[$A.I68]/cc)*(2-2*[$s.I68])));IF([$Profit.G68]&lt;0;[$Profit.G68];((1+Bank)*[$Profit.G68]))))" office:value-type="float" office:value="3.08575192096089">
            <text:p>3.09</text:p>
          </table:table-cell>
          <table:table-cell table:formula="of:=+[$K.I68]*MAX(0;MIN(1+dep-((2-[$s.J68])/(([$Q.$B68]*[$A.J68]/cc)*(2-2*[$s.J68])));IF([$Profit.H68]&lt;0;[$Profit.H68];((1+Bank)*[$Profit.H68]))))" office:value-type="float" office:value="1.27138237917149">
            <text:p>1.27</text:p>
          </table:table-cell>
          <table:table-cell table:formula="of:=+[$K.J68]*MAX(0;MIN(1+dep-((2-[$s.K68])/(([$Q.$B68]*[$A.K68]/cc)*(2-2*[$s.K68])));IF([$Profit.I68]&lt;0;[$Profit.I68];((1+Bank)*[$Profit.I68]))))" office:value-type="float" office:value="3.70061690094607">
            <text:p>3.70</text:p>
          </table:table-cell>
          <table:table-cell table:number-columns-repeated="1015"/>
        </table:table-row>
        <table:table-row table:style-name="ro1">
          <table:table-cell table:formula="of:=1+[.A68]" office:value-type="float" office:value="66">
            <text:p>66</text:p>
          </table:table-cell>
          <table:table-cell table:formula="of:=+[$K.C69]*MAX(0;MIN(1+dep-((2-[$s.D69])/(([$Q.$B69]*[$A.D69]/cc)*(2-2*[$s.D69])));IF([$Profit.B69]&lt;0;[$Profit.B69];((1+Bank)*[$Profit.B69]))))" office:value-type="float" office:value="0.751177606357977">
            <text:p>0.75</text:p>
          </table:table-cell>
          <table:table-cell table:formula="of:=+[$K.D69]*MAX(0;MIN(1+dep-((2-[$s.E69])/(([$Q.$B69]*[$A.E69]/cc)*(2-2*[$s.E69])));IF([$Profit.C69]&lt;0;[$Profit.C69];((1+Bank)*[$Profit.C69]))))" office:value-type="float" office:value="4.93914193942323">
            <text:p>4.94</text:p>
          </table:table-cell>
          <table:table-cell table:formula="of:=+[$K.E69]*MAX(0;MIN(1+dep-((2-[$s.F69])/(([$Q.$B69]*[$A.F69]/cc)*(2-2*[$s.F69])));IF([$Profit.D69]&lt;0;[$Profit.D69];((1+Bank)*[$Profit.D69]))))" office:value-type="float" office:value="5.80593242086325">
            <text:p>5.81</text:p>
          </table:table-cell>
          <table:table-cell table:formula="of:=+[$K.F69]*MAX(0;MIN(1+dep-((2-[$s.G69])/(([$Q.$B69]*[$A.G69]/cc)*(2-2*[$s.G69])));IF([$Profit.E69]&lt;0;[$Profit.E69];((1+Bank)*[$Profit.E69]))))" office:value-type="float" office:value="0.744348960444646">
            <text:p>0.74</text:p>
          </table:table-cell>
          <table:table-cell table:formula="of:=+[$K.G69]*MAX(0;MIN(1+dep-((2-[$s.H69])/(([$Q.$B69]*[$A.H69]/cc)*(2-2*[$s.H69])));IF([$Profit.F69]&lt;0;[$Profit.F69];((1+Bank)*[$Profit.F69]))))" office:value-type="float" office:value="3.43356744275675">
            <text:p>3.43</text:p>
          </table:table-cell>
          <table:table-cell table:formula="of:=+[$K.H69]*MAX(0;MIN(1+dep-((2-[$s.I69])/(([$Q.$B69]*[$A.I69]/cc)*(2-2*[$s.I69])));IF([$Profit.G69]&lt;0;[$Profit.G69];((1+Bank)*[$Profit.G69]))))" office:value-type="float" office:value="2.5525713017918">
            <text:p>2.55</text:p>
          </table:table-cell>
          <table:table-cell table:formula="of:=+[$K.I69]*MAX(0;MIN(1+dep-((2-[$s.J69])/(([$Q.$B69]*[$A.J69]/cc)*(2-2*[$s.J69])));IF([$Profit.H69]&lt;0;[$Profit.H69];((1+Bank)*[$Profit.H69]))))" office:value-type="float" office:value="1.05147273012777">
            <text:p>1.05</text:p>
          </table:table-cell>
          <table:table-cell table:formula="of:=+[$K.J69]*MAX(0;MIN(1+dep-((2-[$s.K69])/(([$Q.$B69]*[$A.K69]/cc)*(2-2*[$s.K69])));IF([$Profit.I69]&lt;0;[$Profit.I69];((1+Bank)*[$Profit.I69]))))" office:value-type="float" office:value="6.36174789095886">
            <text:p>6.36</text:p>
          </table:table-cell>
          <table:table-cell table:number-columns-repeated="1015"/>
        </table:table-row>
        <table:table-row table:style-name="ro1">
          <table:table-cell table:formula="of:=1+[.A69]" office:value-type="float" office:value="67">
            <text:p>67</text:p>
          </table:table-cell>
          <table:table-cell table:formula="of:=+[$K.C70]*MAX(0;MIN(1+dep-((2-[$s.D70])/(([$Q.$B70]*[$A.D70]/cc)*(2-2*[$s.D70])));IF([$Profit.B70]&lt;0;[$Profit.B70];((1+Bank)*[$Profit.B70]))))" office:value-type="float" office:value="0.461882558505602">
            <text:p>0.46</text:p>
          </table:table-cell>
          <table:table-cell table:formula="of:=+[$K.D70]*MAX(0;MIN(1+dep-((2-[$s.E70])/(([$Q.$B70]*[$A.E70]/cc)*(2-2*[$s.E70])));IF([$Profit.C70]&lt;0;[$Profit.C70];((1+Bank)*[$Profit.C70]))))" office:value-type="float" office:value="4.5386209852591">
            <text:p>4.54</text:p>
          </table:table-cell>
          <table:table-cell table:formula="of:=+[$K.E70]*MAX(0;MIN(1+dep-((2-[$s.F70])/(([$Q.$B70]*[$A.F70]/cc)*(2-2*[$s.F70])));IF([$Profit.D70]&lt;0;[$Profit.D70];((1+Bank)*[$Profit.D70]))))" office:value-type="float" office:value="6.26747529437527">
            <text:p>6.27</text:p>
          </table:table-cell>
          <table:table-cell table:formula="of:=+[$K.F70]*MAX(0;MIN(1+dep-((2-[$s.G70])/(([$Q.$B70]*[$A.G70]/cc)*(2-2*[$s.G70])));IF([$Profit.E70]&lt;0;[$Profit.E70];((1+Bank)*[$Profit.E70]))))" office:value-type="float" office:value="0.557736301579857">
            <text:p>0.56</text:p>
          </table:table-cell>
          <table:table-cell table:formula="of:=+[$K.G70]*MAX(0;MIN(1+dep-((2-[$s.H70])/(([$Q.$B70]*[$A.H70]/cc)*(2-2*[$s.H70])));IF([$Profit.F70]&lt;0;[$Profit.F70];((1+Bank)*[$Profit.F70]))))" office:value-type="float" office:value="4.40471307639224">
            <text:p>4.40</text:p>
          </table:table-cell>
          <table:table-cell table:formula="of:=+[$K.H70]*MAX(0;MIN(1+dep-((2-[$s.I70])/(([$Q.$B70]*[$A.I70]/cc)*(2-2*[$s.I70])));IF([$Profit.G70]&lt;0;[$Profit.G70];((1+Bank)*[$Profit.G70]))))" office:value-type="float" office:value="2.57883763610844">
            <text:p>2.58</text:p>
          </table:table-cell>
          <table:table-cell table:formula="of:=+[$K.I70]*MAX(0;MIN(1+dep-((2-[$s.J70])/(([$Q.$B70]*[$A.J70]/cc)*(2-2*[$s.J70])));IF([$Profit.H70]&lt;0;[$Profit.H70];((1+Bank)*[$Profit.H70]))))" office:value-type="float" office:value="0.925569212567741">
            <text:p>0.93</text:p>
          </table:table-cell>
          <table:table-cell table:formula="of:=+[$K.J70]*MAX(0;MIN(1+dep-((2-[$s.K70])/(([$Q.$B70]*[$A.K70]/cc)*(2-2*[$s.K70])));IF([$Profit.I70]&lt;0;[$Profit.I70];((1+Bank)*[$Profit.I70]))))" office:value-type="float" office:value="6.1641416548643">
            <text:p>6.16</text:p>
          </table:table-cell>
          <table:table-cell table:number-columns-repeated="1015"/>
        </table:table-row>
        <table:table-row table:style-name="ro1">
          <table:table-cell table:formula="of:=1+[.A70]" office:value-type="float" office:value="68">
            <text:p>68</text:p>
          </table:table-cell>
          <table:table-cell table:formula="of:=+[$K.C71]*MAX(0;MIN(1+dep-((2-[$s.D71])/(([$Q.$B71]*[$A.D71]/cc)*(2-2*[$s.D71])));IF([$Profit.B71]&lt;0;[$Profit.B71];((1+Bank)*[$Profit.B71]))))" office:value-type="float" office:value="0">
            <text:p>0.00</text:p>
          </table:table-cell>
          <table:table-cell table:formula="of:=+[$K.D71]*MAX(0;MIN(1+dep-((2-[$s.E71])/(([$Q.$B71]*[$A.E71]/cc)*(2-2*[$s.E71])));IF([$Profit.C71]&lt;0;[$Profit.C71];((1+Bank)*[$Profit.C71]))))" office:value-type="float" office:value="5.86356423941933">
            <text:p>5.86</text:p>
          </table:table-cell>
          <table:table-cell table:formula="of:=+[$K.E71]*MAX(0;MIN(1+dep-((2-[$s.F71])/(([$Q.$B71]*[$A.F71]/cc)*(2-2*[$s.F71])));IF([$Profit.D71]&lt;0;[$Profit.D71];((1+Bank)*[$Profit.D71]))))" office:value-type="float" office:value="5.62363150944875">
            <text:p>5.62</text:p>
          </table:table-cell>
          <table:table-cell table:formula="of:=+[$K.F71]*MAX(0;MIN(1+dep-((2-[$s.G71])/(([$Q.$B71]*[$A.G71]/cc)*(2-2*[$s.G71])));IF([$Profit.E71]&lt;0;[$Profit.E71];((1+Bank)*[$Profit.E71]))))" office:value-type="float" office:value="0.814996327916545">
            <text:p>0.81</text:p>
          </table:table-cell>
          <table:table-cell table:formula="of:=+[$K.G71]*MAX(0;MIN(1+dep-((2-[$s.H71])/(([$Q.$B71]*[$A.H71]/cc)*(2-2*[$s.H71])));IF([$Profit.F71]&lt;0;[$Profit.F71];((1+Bank)*[$Profit.F71]))))" office:value-type="float" office:value="4.63254045659854">
            <text:p>4.63</text:p>
          </table:table-cell>
          <table:table-cell table:formula="of:=+[$K.H71]*MAX(0;MIN(1+dep-((2-[$s.I71])/(([$Q.$B71]*[$A.I71]/cc)*(2-2*[$s.I71])));IF([$Profit.G71]&lt;0;[$Profit.G71];((1+Bank)*[$Profit.G71]))))" office:value-type="float" office:value="2.02699988893243">
            <text:p>2.03</text:p>
          </table:table-cell>
          <table:table-cell table:formula="of:=+[$K.I71]*MAX(0;MIN(1+dep-((2-[$s.J71])/(([$Q.$B71]*[$A.J71]/cc)*(2-2*[$s.J71])));IF([$Profit.H71]&lt;0;[$Profit.H71];((1+Bank)*[$Profit.H71]))))" office:value-type="float" office:value="1.5685085727596">
            <text:p>1.57</text:p>
          </table:table-cell>
          <table:table-cell table:formula="of:=+[$K.J71]*MAX(0;MIN(1+dep-((2-[$s.K71])/(([$Q.$B71]*[$A.K71]/cc)*(2-2*[$s.K71])));IF([$Profit.I71]&lt;0;[$Profit.I71];((1+Bank)*[$Profit.I71]))))" office:value-type="float" office:value="5.65509318928616">
            <text:p>5.66</text:p>
          </table:table-cell>
          <table:table-cell table:number-columns-repeated="1015"/>
        </table:table-row>
        <table:table-row table:style-name="ro1">
          <table:table-cell table:formula="of:=1+[.A71]" office:value-type="float" office:value="69">
            <text:p>69</text:p>
          </table:table-cell>
          <table:table-cell table:formula="of:=+[$K.C72]*MAX(0;MIN(1+dep-((2-[$s.D72])/(([$Q.$B72]*[$A.D72]/cc)*(2-2*[$s.D72])));IF([$Profit.B72]&lt;0;[$Profit.B72];((1+Bank)*[$Profit.B72]))))" office:value-type="float" office:value="0">
            <text:p>0.00</text:p>
          </table:table-cell>
          <table:table-cell table:formula="of:=+[$K.D72]*MAX(0;MIN(1+dep-((2-[$s.E72])/(([$Q.$B72]*[$A.E72]/cc)*(2-2*[$s.E72])));IF([$Profit.C72]&lt;0;[$Profit.C72];((1+Bank)*[$Profit.C72]))))" office:value-type="float" office:value="5.88903444273792">
            <text:p>5.89</text:p>
          </table:table-cell>
          <table:table-cell table:formula="of:=+[$K.E72]*MAX(0;MIN(1+dep-((2-[$s.F72])/(([$Q.$B72]*[$A.F72]/cc)*(2-2*[$s.F72])));IF([$Profit.D72]&lt;0;[$Profit.D72];((1+Bank)*[$Profit.D72]))))" office:value-type="float" office:value="5.84400562845374">
            <text:p>5.84</text:p>
          </table:table-cell>
          <table:table-cell table:formula="of:=+[$K.F72]*MAX(0;MIN(1+dep-((2-[$s.G72])/(([$Q.$B72]*[$A.G72]/cc)*(2-2*[$s.G72])));IF([$Profit.E72]&lt;0;[$Profit.E72];((1+Bank)*[$Profit.E72]))))" office:value-type="float" office:value="0.774441551368378">
            <text:p>0.77</text:p>
          </table:table-cell>
          <table:table-cell table:formula="of:=+[$K.G72]*MAX(0;MIN(1+dep-((2-[$s.H72])/(([$Q.$B72]*[$A.H72]/cc)*(2-2*[$s.H72])));IF([$Profit.F72]&lt;0;[$Profit.F72];((1+Bank)*[$Profit.F72]))))" office:value-type="float" office:value="4.7271844261376">
            <text:p>4.73</text:p>
          </table:table-cell>
          <table:table-cell table:formula="of:=+[$K.H72]*MAX(0;MIN(1+dep-((2-[$s.I72])/(([$Q.$B72]*[$A.I72]/cc)*(2-2*[$s.I72])));IF([$Profit.G72]&lt;0;[$Profit.G72];((1+Bank)*[$Profit.G72]))))" office:value-type="float" office:value="1.9631507231414">
            <text:p>1.96</text:p>
          </table:table-cell>
          <table:table-cell table:formula="of:=+[$K.I72]*MAX(0;MIN(1+dep-((2-[$s.J72])/(([$Q.$B72]*[$A.J72]/cc)*(2-2*[$s.J72])));IF([$Profit.H72]&lt;0;[$Profit.H72];((1+Bank)*[$Profit.H72]))))" office:value-type="float" office:value="1.5706381585456">
            <text:p>1.57</text:p>
          </table:table-cell>
          <table:table-cell table:formula="of:=+[$K.J72]*MAX(0;MIN(1+dep-((2-[$s.K72])/(([$Q.$B72]*[$A.K72]/cc)*(2-2*[$s.K72])));IF([$Profit.I72]&lt;0;[$Profit.I72];((1+Bank)*[$Profit.I72]))))" office:value-type="float" office:value="5.71353987281358">
            <text:p>5.71</text:p>
          </table:table-cell>
          <table:table-cell table:number-columns-repeated="1015"/>
        </table:table-row>
        <table:table-row table:style-name="ro1">
          <table:table-cell table:formula="of:=1+[.A72]" office:value-type="float" office:value="70">
            <text:p>70</text:p>
          </table:table-cell>
          <table:table-cell table:formula="of:=+[$K.C73]*MAX(0;MIN(1+dep-((2-[$s.D73])/(([$Q.$B73]*[$A.D73]/cc)*(2-2*[$s.D73])));IF([$Profit.B73]&lt;0;[$Profit.B73];((1+Bank)*[$Profit.B73]))))" office:value-type="float" office:value="0">
            <text:p>0.00</text:p>
          </table:table-cell>
          <table:table-cell table:formula="of:=+[$K.D73]*MAX(0;MIN(1+dep-((2-[$s.E73])/(([$Q.$B73]*[$A.E73]/cc)*(2-2*[$s.E73])));IF([$Profit.C73]&lt;0;[$Profit.C73];((1+Bank)*[$Profit.C73]))))" office:value-type="float" office:value="5.92783674531657">
            <text:p>5.93</text:p>
          </table:table-cell>
          <table:table-cell table:formula="of:=+[$K.E73]*MAX(0;MIN(1+dep-((2-[$s.F73])/(([$Q.$B73]*[$A.F73]/cc)*(2-2*[$s.F73])));IF([$Profit.D73]&lt;0;[$Profit.D73];((1+Bank)*[$Profit.D73]))))" office:value-type="float" office:value="7.30153252972696">
            <text:p>7.30</text:p>
          </table:table-cell>
          <table:table-cell table:formula="of:=+[$K.F73]*MAX(0;MIN(1+dep-((2-[$s.G73])/(([$Q.$B73]*[$A.G73]/cc)*(2-2*[$s.G73])));IF([$Profit.E73]&lt;0;[$Profit.E73];((1+Bank)*[$Profit.E73]))))" office:value-type="float" office:value="0.602596811918663">
            <text:p>0.60</text:p>
          </table:table-cell>
          <table:table-cell table:formula="of:=+[$K.G73]*MAX(0;MIN(1+dep-((2-[$s.H73])/(([$Q.$B73]*[$A.H73]/cc)*(2-2*[$s.H73])));IF([$Profit.F73]&lt;0;[$Profit.F73];((1+Bank)*[$Profit.F73]))))" office:value-type="float" office:value="4.56974308227316">
            <text:p>4.57</text:p>
          </table:table-cell>
          <table:table-cell table:formula="of:=+[$K.H73]*MAX(0;MIN(1+dep-((2-[$s.I73])/(([$Q.$B73]*[$A.I73]/cc)*(2-2*[$s.I73])));IF([$Profit.G73]&lt;0;[$Profit.G73];((1+Bank)*[$Profit.G73]))))" office:value-type="float" office:value="1.66435886275525">
            <text:p>1.66</text:p>
          </table:table-cell>
          <table:table-cell table:formula="of:=+[$K.I73]*MAX(0;MIN(1+dep-((2-[$s.J73])/(([$Q.$B73]*[$A.J73]/cc)*(2-2*[$s.J73])));IF([$Profit.H73]&lt;0;[$Profit.H73];((1+Bank)*[$Profit.H73]))))" office:value-type="float" office:value="1.46524388790488">
            <text:p>1.47</text:p>
          </table:table-cell>
          <table:table-cell table:formula="of:=+[$K.J73]*MAX(0;MIN(1+dep-((2-[$s.K73])/(([$Q.$B73]*[$A.K73]/cc)*(2-2*[$s.K73])));IF([$Profit.I73]&lt;0;[$Profit.I73];((1+Bank)*[$Profit.I73]))))" office:value-type="float" office:value="5.42632855295874">
            <text:p>5.43</text:p>
          </table:table-cell>
          <table:table-cell table:number-columns-repeated="1015"/>
        </table:table-row>
        <table:table-row table:style-name="ro1">
          <table:table-cell table:formula="of:=1+[.A73]" office:value-type="float" office:value="71">
            <text:p>71</text:p>
          </table:table-cell>
          <table:table-cell table:formula="of:=+[$K.C74]*MAX(0;MIN(1+dep-((2-[$s.D74])/(([$Q.$B74]*[$A.D74]/cc)*(2-2*[$s.D74])));IF([$Profit.B74]&lt;0;[$Profit.B74];((1+Bank)*[$Profit.B74]))))" office:value-type="float" office:value="0">
            <text:p>0.00</text:p>
          </table:table-cell>
          <table:table-cell table:formula="of:=+[$K.D74]*MAX(0;MIN(1+dep-((2-[$s.E74])/(([$Q.$B74]*[$A.E74]/cc)*(2-2*[$s.E74])));IF([$Profit.C74]&lt;0;[$Profit.C74];((1+Bank)*[$Profit.C74]))))" office:value-type="float" office:value="5.53995611944851">
            <text:p>5.54</text:p>
          </table:table-cell>
          <table:table-cell table:formula="of:=+[$K.E74]*MAX(0;MIN(1+dep-((2-[$s.F74])/(([$Q.$B74]*[$A.F74]/cc)*(2-2*[$s.F74])));IF([$Profit.D74]&lt;0;[$Profit.D74];((1+Bank)*[$Profit.D74]))))" office:value-type="float" office:value="7.04782284451232">
            <text:p>7.05</text:p>
          </table:table-cell>
          <table:table-cell table:formula="of:=+[$K.F74]*MAX(0;MIN(1+dep-((2-[$s.G74])/(([$Q.$B74]*[$A.G74]/cc)*(2-2*[$s.G74])));IF([$Profit.E74]&lt;0;[$Profit.E74];((1+Bank)*[$Profit.E74]))))" office:value-type="float" office:value="0.963501791654647">
            <text:p>0.96</text:p>
          </table:table-cell>
          <table:table-cell table:formula="of:=+[$K.G74]*MAX(0;MIN(1+dep-((2-[$s.H74])/(([$Q.$B74]*[$A.H74]/cc)*(2-2*[$s.H74])));IF([$Profit.F74]&lt;0;[$Profit.F74];((1+Bank)*[$Profit.F74]))))" office:value-type="float" office:value="4.42419854773544">
            <text:p>4.42</text:p>
          </table:table-cell>
          <table:table-cell table:formula="of:=+[$K.H74]*MAX(0;MIN(1+dep-((2-[$s.I74])/(([$Q.$B74]*[$A.I74]/cc)*(2-2*[$s.I74])));IF([$Profit.G74]&lt;0;[$Profit.G74];((1+Bank)*[$Profit.G74]))))" office:value-type="float" office:value="1.87474512743051">
            <text:p>1.87</text:p>
          </table:table-cell>
          <table:table-cell table:formula="of:=+[$K.I74]*MAX(0;MIN(1+dep-((2-[$s.J74])/(([$Q.$B74]*[$A.J74]/cc)*(2-2*[$s.J74])));IF([$Profit.H74]&lt;0;[$Profit.H74];((1+Bank)*[$Profit.H74]))))" office:value-type="float" office:value="1.34775859083301">
            <text:p>1.35</text:p>
          </table:table-cell>
          <table:table-cell table:formula="of:=+[$K.J74]*MAX(0;MIN(1+dep-((2-[$s.K74])/(([$Q.$B74]*[$A.K74]/cc)*(2-2*[$s.K74])));IF([$Profit.I74]&lt;0;[$Profit.I74];((1+Bank)*[$Profit.I74]))))" office:value-type="float" office:value="6.15380408798841">
            <text:p>6.15</text:p>
          </table:table-cell>
          <table:table-cell table:number-columns-repeated="1015"/>
        </table:table-row>
        <table:table-row table:style-name="ro1">
          <table:table-cell table:formula="of:=1+[.A74]" office:value-type="float" office:value="72">
            <text:p>72</text:p>
          </table:table-cell>
          <table:table-cell table:formula="of:=+[$K.C75]*MAX(0;MIN(1+dep-((2-[$s.D75])/(([$Q.$B75]*[$A.D75]/cc)*(2-2*[$s.D75])));IF([$Profit.B75]&lt;0;[$Profit.B75];((1+Bank)*[$Profit.B75]))))" office:value-type="float" office:value="0">
            <text:p>0.00</text:p>
          </table:table-cell>
          <table:table-cell table:formula="of:=+[$K.D75]*MAX(0;MIN(1+dep-((2-[$s.E75])/(([$Q.$B75]*[$A.E75]/cc)*(2-2*[$s.E75])));IF([$Profit.C75]&lt;0;[$Profit.C75];((1+Bank)*[$Profit.C75]))))" office:value-type="float" office:value="5.56352659630915">
            <text:p>5.56</text:p>
          </table:table-cell>
          <table:table-cell table:formula="of:=+[$K.E75]*MAX(0;MIN(1+dep-((2-[$s.F75])/(([$Q.$B75]*[$A.F75]/cc)*(2-2*[$s.F75])));IF([$Profit.D75]&lt;0;[$Profit.D75];((1+Bank)*[$Profit.D75]))))" office:value-type="float" office:value="6.50898040461132">
            <text:p>6.51</text:p>
          </table:table-cell>
          <table:table-cell table:formula="of:=+[$K.F75]*MAX(0;MIN(1+dep-((2-[$s.G75])/(([$Q.$B75]*[$A.G75]/cc)*(2-2*[$s.G75])));IF([$Profit.E75]&lt;0;[$Profit.E75];((1+Bank)*[$Profit.E75]))))" office:value-type="float" office:value="0.710411266838014">
            <text:p>0.71</text:p>
          </table:table-cell>
          <table:table-cell table:formula="of:=+[$K.G75]*MAX(0;MIN(1+dep-((2-[$s.H75])/(([$Q.$B75]*[$A.H75]/cc)*(2-2*[$s.H75])));IF([$Profit.F75]&lt;0;[$Profit.F75];((1+Bank)*[$Profit.F75]))))" office:value-type="float" office:value="4.04465806244385">
            <text:p>4.04</text:p>
          </table:table-cell>
          <table:table-cell table:formula="of:=+[$K.H75]*MAX(0;MIN(1+dep-((2-[$s.I75])/(([$Q.$B75]*[$A.I75]/cc)*(2-2*[$s.I75])));IF([$Profit.G75]&lt;0;[$Profit.G75];((1+Bank)*[$Profit.G75]))))" office:value-type="float" office:value="4.09039086761413">
            <text:p>4.09</text:p>
          </table:table-cell>
          <table:table-cell table:formula="of:=+[$K.I75]*MAX(0;MIN(1+dep-((2-[$s.J75])/(([$Q.$B75]*[$A.J75]/cc)*(2-2*[$s.J75])));IF([$Profit.H75]&lt;0;[$Profit.H75];((1+Bank)*[$Profit.H75]))))" office:value-type="float" office:value="1.15870742601412">
            <text:p>1.16</text:p>
          </table:table-cell>
          <table:table-cell table:formula="of:=+[$K.J75]*MAX(0;MIN(1+dep-((2-[$s.K75])/(([$Q.$B75]*[$A.K75]/cc)*(2-2*[$s.K75])));IF([$Profit.I75]&lt;0;[$Profit.I75];((1+Bank)*[$Profit.I75]))))" office:value-type="float" office:value="5.72131387806618">
            <text:p>5.72</text:p>
          </table:table-cell>
          <table:table-cell table:number-columns-repeated="1015"/>
        </table:table-row>
        <table:table-row table:style-name="ro1">
          <table:table-cell table:formula="of:=1+[.A75]" office:value-type="float" office:value="73">
            <text:p>73</text:p>
          </table:table-cell>
          <table:table-cell table:formula="of:=+[$K.C76]*MAX(0;MIN(1+dep-((2-[$s.D76])/(([$Q.$B76]*[$A.D76]/cc)*(2-2*[$s.D76])));IF([$Profit.B76]&lt;0;[$Profit.B76];((1+Bank)*[$Profit.B76]))))" office:value-type="float" office:value="0">
            <text:p>0.00</text:p>
          </table:table-cell>
          <table:table-cell table:formula="of:=+[$K.D76]*MAX(0;MIN(1+dep-((2-[$s.E76])/(([$Q.$B76]*[$A.E76]/cc)*(2-2*[$s.E76])));IF([$Profit.C76]&lt;0;[$Profit.C76];((1+Bank)*[$Profit.C76]))))" office:value-type="float" office:value="8.04821962709513">
            <text:p>8.05</text:p>
          </table:table-cell>
          <table:table-cell table:formula="of:=+[$K.E76]*MAX(0;MIN(1+dep-((2-[$s.F76])/(([$Q.$B76]*[$A.F76]/cc)*(2-2*[$s.F76])));IF([$Profit.D76]&lt;0;[$Profit.D76];((1+Bank)*[$Profit.D76]))))" office:value-type="float" office:value="6.69780943126359">
            <text:p>6.70</text:p>
          </table:table-cell>
          <table:table-cell table:formula="of:=+[$K.F76]*MAX(0;MIN(1+dep-((2-[$s.G76])/(([$Q.$B76]*[$A.G76]/cc)*(2-2*[$s.G76])));IF([$Profit.E76]&lt;0;[$Profit.E76];((1+Bank)*[$Profit.E76]))))" office:value-type="float" office:value="0.106457488174263">
            <text:p>0.11</text:p>
          </table:table-cell>
          <table:table-cell table:formula="of:=+[$K.G76]*MAX(0;MIN(1+dep-((2-[$s.H76])/(([$Q.$B76]*[$A.H76]/cc)*(2-2*[$s.H76])));IF([$Profit.F76]&lt;0;[$Profit.F76];((1+Bank)*[$Profit.F76]))))" office:value-type="float" office:value="5.99130310445641">
            <text:p>5.99</text:p>
          </table:table-cell>
          <table:table-cell table:formula="of:=+[$K.H76]*MAX(0;MIN(1+dep-((2-[$s.I76])/(([$Q.$B76]*[$A.I76]/cc)*(2-2*[$s.I76])));IF([$Profit.G76]&lt;0;[$Profit.G76];((1+Bank)*[$Profit.G76]))))" office:value-type="float" office:value="2.99170227867654">
            <text:p>2.99</text:p>
          </table:table-cell>
          <table:table-cell table:formula="of:=+[$K.I76]*MAX(0;MIN(1+dep-((2-[$s.J76])/(([$Q.$B76]*[$A.J76]/cc)*(2-2*[$s.J76])));IF([$Profit.H76]&lt;0;[$Profit.H76];((1+Bank)*[$Profit.H76]))))" office:value-type="float" office:value="0.667500204256128">
            <text:p>0.67</text:p>
          </table:table-cell>
          <table:table-cell table:formula="of:=+[$K.J76]*MAX(0;MIN(1+dep-((2-[$s.K76])/(([$Q.$B76]*[$A.K76]/cc)*(2-2*[$s.K76])));IF([$Profit.I76]&lt;0;[$Profit.I76];((1+Bank)*[$Profit.I76]))))" office:value-type="float" office:value="4.13730875290306">
            <text:p>4.14</text:p>
          </table:table-cell>
          <table:table-cell table:number-columns-repeated="1015"/>
        </table:table-row>
        <table:table-row table:style-name="ro1">
          <table:table-cell table:formula="of:=1+[.A76]" office:value-type="float" office:value="74">
            <text:p>74</text:p>
          </table:table-cell>
          <table:table-cell table:formula="of:=+[$K.C77]*MAX(0;MIN(1+dep-((2-[$s.D77])/(([$Q.$B77]*[$A.D77]/cc)*(2-2*[$s.D77])));IF([$Profit.B77]&lt;0;[$Profit.B77];((1+Bank)*[$Profit.B77]))))" office:value-type="float" office:value="0">
            <text:p>0.00</text:p>
          </table:table-cell>
          <table:table-cell table:formula="of:=+[$K.D77]*MAX(0;MIN(1+dep-((2-[$s.E77])/(([$Q.$B77]*[$A.E77]/cc)*(2-2*[$s.E77])));IF([$Profit.C77]&lt;0;[$Profit.C77];((1+Bank)*[$Profit.C77]))))" office:value-type="float" office:value="7.82234044190758">
            <text:p>7.82</text:p>
          </table:table-cell>
          <table:table-cell table:formula="of:=+[$K.E77]*MAX(0;MIN(1+dep-((2-[$s.F77])/(([$Q.$B77]*[$A.F77]/cc)*(2-2*[$s.F77])));IF([$Profit.D77]&lt;0;[$Profit.D77];((1+Bank)*[$Profit.D77]))))" office:value-type="float" office:value="7.89778024653104">
            <text:p>7.90</text:p>
          </table:table-cell>
          <table:table-cell table:formula="of:=+[$K.F77]*MAX(0;MIN(1+dep-((2-[$s.G77])/(([$Q.$B77]*[$A.G77]/cc)*(2-2*[$s.G77])));IF([$Profit.E77]&lt;0;[$Profit.E77];((1+Bank)*[$Profit.E77]))))" office:value-type="float" office:value="0">
            <text:p>0.00</text:p>
          </table:table-cell>
          <table:table-cell table:formula="of:=+[$K.G77]*MAX(0;MIN(1+dep-((2-[$s.H77])/(([$Q.$B77]*[$A.H77]/cc)*(2-2*[$s.H77])));IF([$Profit.F77]&lt;0;[$Profit.F77];((1+Bank)*[$Profit.F77]))))" office:value-type="float" office:value="5.91134363713752">
            <text:p>5.91</text:p>
          </table:table-cell>
          <table:table-cell table:formula="of:=+[$K.H77]*MAX(0;MIN(1+dep-((2-[$s.I77])/(([$Q.$B77]*[$A.I77]/cc)*(2-2*[$s.I77])));IF([$Profit.G77]&lt;0;[$Profit.G77];((1+Bank)*[$Profit.G77]))))" office:value-type="float" office:value="2.73444282034105">
            <text:p>2.73</text:p>
          </table:table-cell>
          <table:table-cell table:formula="of:=+[$K.I77]*MAX(0;MIN(1+dep-((2-[$s.J77])/(([$Q.$B77]*[$A.J77]/cc)*(2-2*[$s.J77])));IF([$Profit.H77]&lt;0;[$Profit.H77];((1+Bank)*[$Profit.H77]))))" office:value-type="float" office:value="0.546535872688868">
            <text:p>0.55</text:p>
          </table:table-cell>
          <table:table-cell table:formula="of:=+[$K.J77]*MAX(0;MIN(1+dep-((2-[$s.K77])/(([$Q.$B77]*[$A.K77]/cc)*(2-2*[$s.K77])));IF([$Profit.I77]&lt;0;[$Profit.I77];((1+Bank)*[$Profit.I77]))))" office:value-type="float" office:value="3.76290420687811">
            <text:p>3.76</text:p>
          </table:table-cell>
          <table:table-cell table:number-columns-repeated="1015"/>
        </table:table-row>
        <table:table-row table:style-name="ro1">
          <table:table-cell table:formula="of:=1+[.A77]" office:value-type="float" office:value="75">
            <text:p>75</text:p>
          </table:table-cell>
          <table:table-cell table:formula="of:=+[$K.C78]*MAX(0;MIN(1+dep-((2-[$s.D78])/(([$Q.$B78]*[$A.D78]/cc)*(2-2*[$s.D78])));IF([$Profit.B78]&lt;0;[$Profit.B78];((1+Bank)*[$Profit.B78]))))" office:value-type="float" office:value="0">
            <text:p>0.00</text:p>
          </table:table-cell>
          <table:table-cell table:formula="of:=+[$K.D78]*MAX(0;MIN(1+dep-((2-[$s.E78])/(([$Q.$B78]*[$A.E78]/cc)*(2-2*[$s.E78])));IF([$Profit.C78]&lt;0;[$Profit.C78];((1+Bank)*[$Profit.C78]))))" office:value-type="float" office:value="8.15320381354145">
            <text:p>8.15</text:p>
          </table:table-cell>
          <table:table-cell table:formula="of:=+[$K.E78]*MAX(0;MIN(1+dep-((2-[$s.F78])/(([$Q.$B78]*[$A.F78]/cc)*(2-2*[$s.F78])));IF([$Profit.D78]&lt;0;[$Profit.D78];((1+Bank)*[$Profit.D78]))))" office:value-type="float" office:value="7.86043111441389">
            <text:p>7.86</text:p>
          </table:table-cell>
          <table:table-cell table:formula="of:=+[$K.F78]*MAX(0;MIN(1+dep-((2-[$s.G78])/(([$Q.$B78]*[$A.G78]/cc)*(2-2*[$s.G78])));IF([$Profit.E78]&lt;0;[$Profit.E78];((1+Bank)*[$Profit.E78]))))" office:value-type="float" office:value="0">
            <text:p>0.00</text:p>
          </table:table-cell>
          <table:table-cell table:formula="of:=+[$K.G78]*MAX(0;MIN(1+dep-((2-[$s.H78])/(([$Q.$B78]*[$A.H78]/cc)*(2-2*[$s.H78])));IF([$Profit.F78]&lt;0;[$Profit.F78];((1+Bank)*[$Profit.F78]))))" office:value-type="float" office:value="5.5603226033074">
            <text:p>5.56</text:p>
          </table:table-cell>
          <table:table-cell table:formula="of:=+[$K.H78]*MAX(0;MIN(1+dep-((2-[$s.I78])/(([$Q.$B78]*[$A.I78]/cc)*(2-2*[$s.I78])));IF([$Profit.G78]&lt;0;[$Profit.G78];((1+Bank)*[$Profit.G78]))))" office:value-type="float" office:value="4.09721228148715">
            <text:p>4.10</text:p>
          </table:table-cell>
          <table:table-cell table:formula="of:=+[$K.I78]*MAX(0;MIN(1+dep-((2-[$s.J78])/(([$Q.$B78]*[$A.J78]/cc)*(2-2*[$s.J78])));IF([$Profit.H78]&lt;0;[$Profit.H78];((1+Bank)*[$Profit.H78]))))" office:value-type="float" office:value="0.348433148494307">
            <text:p>0.35</text:p>
          </table:table-cell>
          <table:table-cell table:formula="of:=+[$K.J78]*MAX(0;MIN(1+dep-((2-[$s.K78])/(([$Q.$B78]*[$A.K78]/cc)*(2-2*[$s.K78])));IF([$Profit.I78]&lt;0;[$Profit.I78];((1+Bank)*[$Profit.I78]))))" office:value-type="float" office:value="3.0950990059772">
            <text:p>3.10</text:p>
          </table:table-cell>
          <table:table-cell table:number-columns-repeated="1015"/>
        </table:table-row>
        <table:table-row table:style-name="ro1">
          <table:table-cell table:formula="of:=1+[.A78]" office:value-type="float" office:value="76">
            <text:p>76</text:p>
          </table:table-cell>
          <table:table-cell table:formula="of:=+[$K.C79]*MAX(0;MIN(1+dep-((2-[$s.D79])/(([$Q.$B79]*[$A.D79]/cc)*(2-2*[$s.D79])));IF([$Profit.B79]&lt;0;[$Profit.B79];((1+Bank)*[$Profit.B79]))))" office:value-type="float" office:value="0">
            <text:p>0.00</text:p>
          </table:table-cell>
          <table:table-cell table:formula="of:=+[$K.D79]*MAX(0;MIN(1+dep-((2-[$s.E79])/(([$Q.$B79]*[$A.E79]/cc)*(2-2*[$s.E79])));IF([$Profit.C79]&lt;0;[$Profit.C79];((1+Bank)*[$Profit.C79]))))" office:value-type="float" office:value="8.5687035880916">
            <text:p>8.57</text:p>
          </table:table-cell>
          <table:table-cell table:formula="of:=+[$K.E79]*MAX(0;MIN(1+dep-((2-[$s.F79])/(([$Q.$B79]*[$A.F79]/cc)*(2-2*[$s.F79])));IF([$Profit.D79]&lt;0;[$Profit.D79];((1+Bank)*[$Profit.D79]))))" office:value-type="float" office:value="8.37587351338265">
            <text:p>8.38</text:p>
          </table:table-cell>
          <table:table-cell table:formula="of:=+[$K.F79]*MAX(0;MIN(1+dep-((2-[$s.G79])/(([$Q.$B79]*[$A.G79]/cc)*(2-2*[$s.G79])));IF([$Profit.E79]&lt;0;[$Profit.E79];((1+Bank)*[$Profit.E79]))))" office:value-type="float" office:value="0">
            <text:p>0.00</text:p>
          </table:table-cell>
          <table:table-cell table:formula="of:=+[$K.G79]*MAX(0;MIN(1+dep-((2-[$s.H79])/(([$Q.$B79]*[$A.H79]/cc)*(2-2*[$s.H79])));IF([$Profit.F79]&lt;0;[$Profit.F79];((1+Bank)*[$Profit.F79]))))" office:value-type="float" office:value="5.46142347165091">
            <text:p>5.46</text:p>
          </table:table-cell>
          <table:table-cell table:formula="of:=+[$K.H79]*MAX(0;MIN(1+dep-((2-[$s.I79])/(([$Q.$B79]*[$A.I79]/cc)*(2-2*[$s.I79])));IF([$Profit.G79]&lt;0;[$Profit.G79];((1+Bank)*[$Profit.G79]))))" office:value-type="float" office:value="3.89635710500581">
            <text:p>3.90</text:p>
          </table:table-cell>
          <table:table-cell table:formula="of:=+[$K.I79]*MAX(0;MIN(1+dep-((2-[$s.J79])/(([$Q.$B79]*[$A.J79]/cc)*(2-2*[$s.J79])));IF([$Profit.H79]&lt;0;[$Profit.H79];((1+Bank)*[$Profit.H79]))))" office:value-type="float" office:value="0.238608056873192">
            <text:p>0.24</text:p>
          </table:table-cell>
          <table:table-cell table:formula="of:=+[$K.J79]*MAX(0;MIN(1+dep-((2-[$s.K79])/(([$Q.$B79]*[$A.K79]/cc)*(2-2*[$s.K79])));IF([$Profit.I79]&lt;0;[$Profit.I79];((1+Bank)*[$Profit.I79]))))" office:value-type="float" office:value="2.71217373800121">
            <text:p>2.71</text:p>
          </table:table-cell>
          <table:table-cell table:number-columns-repeated="1015"/>
        </table:table-row>
        <table:table-row table:style-name="ro1">
          <table:table-cell table:formula="of:=1+[.A79]" office:value-type="float" office:value="77">
            <text:p>77</text:p>
          </table:table-cell>
          <table:table-cell table:formula="of:=+[$K.C80]*MAX(0;MIN(1+dep-((2-[$s.D80])/(([$Q.$B80]*[$A.D80]/cc)*(2-2*[$s.D80])));IF([$Profit.B80]&lt;0;[$Profit.B80];((1+Bank)*[$Profit.B80]))))" office:value-type="float" office:value="0">
            <text:p>0.00</text:p>
          </table:table-cell>
          <table:table-cell table:formula="of:=+[$K.D80]*MAX(0;MIN(1+dep-((2-[$s.E80])/(([$Q.$B80]*[$A.E80]/cc)*(2-2*[$s.E80])));IF([$Profit.C80]&lt;0;[$Profit.C80];((1+Bank)*[$Profit.C80]))))" office:value-type="float" office:value="8.51166901182824">
            <text:p>8.51</text:p>
          </table:table-cell>
          <table:table-cell table:formula="of:=+[$K.E80]*MAX(0;MIN(1+dep-((2-[$s.F80])/(([$Q.$B80]*[$A.F80]/cc)*(2-2*[$s.F80])));IF([$Profit.D80]&lt;0;[$Profit.D80];((1+Bank)*[$Profit.D80]))))" office:value-type="float" office:value="8.32427775528894">
            <text:p>8.32</text:p>
          </table:table-cell>
          <table:table-cell table:formula="of:=+[$K.F80]*MAX(0;MIN(1+dep-((2-[$s.G80])/(([$Q.$B80]*[$A.G80]/cc)*(2-2*[$s.G80])));IF([$Profit.E80]&lt;0;[$Profit.E80];((1+Bank)*[$Profit.E80]))))" office:value-type="float" office:value="0">
            <text:p>0.00</text:p>
          </table:table-cell>
          <table:table-cell table:formula="of:=+[$K.G80]*MAX(0;MIN(1+dep-((2-[$s.H80])/(([$Q.$B80]*[$A.H80]/cc)*(2-2*[$s.H80])));IF([$Profit.F80]&lt;0;[$Profit.F80];((1+Bank)*[$Profit.F80]))))" office:value-type="float" office:value="5.40541071102903">
            <text:p>5.41</text:p>
          </table:table-cell>
          <table:table-cell table:formula="of:=+[$K.H80]*MAX(0;MIN(1+dep-((2-[$s.I80])/(([$Q.$B80]*[$A.I80]/cc)*(2-2*[$s.I80])));IF([$Profit.G80]&lt;0;[$Profit.G80];((1+Bank)*[$Profit.G80]))))" office:value-type="float" office:value="4.1762554033587">
            <text:p>4.18</text:p>
          </table:table-cell>
          <table:table-cell table:formula="of:=+[$K.I80]*MAX(0;MIN(1+dep-((2-[$s.J80])/(([$Q.$B80]*[$A.J80]/cc)*(2-2*[$s.J80])));IF([$Profit.H80]&lt;0;[$Profit.H80];((1+Bank)*[$Profit.H80]))))" office:value-type="float" office:value="0.170438032566142">
            <text:p>0.17</text:p>
          </table:table-cell>
          <table:table-cell table:formula="of:=+[$K.J80]*MAX(0;MIN(1+dep-((2-[$s.K80])/(([$Q.$B80]*[$A.K80]/cc)*(2-2*[$s.K80])));IF([$Profit.I80]&lt;0;[$Profit.I80];((1+Bank)*[$Profit.I80]))))" office:value-type="float" office:value="2.46339690677008">
            <text:p>2.46</text:p>
          </table:table-cell>
          <table:table-cell table:number-columns-repeated="1015"/>
        </table:table-row>
        <table:table-row table:style-name="ro1">
          <table:table-cell table:formula="of:=1+[.A80]" office:value-type="float" office:value="78">
            <text:p>78</text:p>
          </table:table-cell>
          <table:table-cell table:formula="of:=+[$K.C81]*MAX(0;MIN(1+dep-((2-[$s.D81])/(([$Q.$B81]*[$A.D81]/cc)*(2-2*[$s.D81])));IF([$Profit.B81]&lt;0;[$Profit.B81];((1+Bank)*[$Profit.B81]))))" office:value-type="float" office:value="0">
            <text:p>0.00</text:p>
          </table:table-cell>
          <table:table-cell table:formula="of:=+[$K.D81]*MAX(0;MIN(1+dep-((2-[$s.E81])/(([$Q.$B81]*[$A.E81]/cc)*(2-2*[$s.E81])));IF([$Profit.C81]&lt;0;[$Profit.C81];((1+Bank)*[$Profit.C81]))))" office:value-type="float" office:value="8.36048997281434">
            <text:p>8.36</text:p>
          </table:table-cell>
          <table:table-cell table:formula="of:=+[$K.E81]*MAX(0;MIN(1+dep-((2-[$s.F81])/(([$Q.$B81]*[$A.F81]/cc)*(2-2*[$s.F81])));IF([$Profit.D81]&lt;0;[$Profit.D81];((1+Bank)*[$Profit.D81]))))" office:value-type="float" office:value="8.07832500387625">
            <text:p>8.08</text:p>
          </table:table-cell>
          <table:table-cell table:formula="of:=+[$K.F81]*MAX(0;MIN(1+dep-((2-[$s.G81])/(([$Q.$B81]*[$A.G81]/cc)*(2-2*[$s.G81])));IF([$Profit.E81]&lt;0;[$Profit.E81];((1+Bank)*[$Profit.E81]))))" office:value-type="float" office:value="1.35881046950243">
            <text:p>1.36</text:p>
          </table:table-cell>
          <table:table-cell table:formula="of:=+[$K.G81]*MAX(0;MIN(1+dep-((2-[$s.H81])/(([$Q.$B81]*[$A.H81]/cc)*(2-2*[$s.H81])));IF([$Profit.F81]&lt;0;[$Profit.F81];((1+Bank)*[$Profit.F81]))))" office:value-type="float" office:value="5.23932454417109">
            <text:p>5.24</text:p>
          </table:table-cell>
          <table:table-cell table:formula="of:=+[$K.H81]*MAX(0;MIN(1+dep-((2-[$s.I81])/(([$Q.$B81]*[$A.I81]/cc)*(2-2*[$s.I81])));IF([$Profit.G81]&lt;0;[$Profit.G81];((1+Bank)*[$Profit.G81]))))" office:value-type="float" office:value="3.97445389650751">
            <text:p>3.97</text:p>
          </table:table-cell>
          <table:table-cell table:formula="of:=+[$K.I81]*MAX(0;MIN(1+dep-((2-[$s.J81])/(([$Q.$B81]*[$A.J81]/cc)*(2-2*[$s.J81])));IF([$Profit.H81]&lt;0;[$Profit.H81];((1+Bank)*[$Profit.H81]))))" office:value-type="float" office:value="0.0728885335669858">
            <text:p>0.07</text:p>
          </table:table-cell>
          <table:table-cell table:formula="of:=+[$K.J81]*MAX(0;MIN(1+dep-((2-[$s.K81])/(([$Q.$B81]*[$A.K81]/cc)*(2-2*[$s.K81])));IF([$Profit.I81]&lt;0;[$Profit.I81];((1+Bank)*[$Profit.I81]))))" office:value-type="float" office:value="2.09370585614436">
            <text:p>2.09</text:p>
          </table:table-cell>
          <table:table-cell table:number-columns-repeated="1015"/>
        </table:table-row>
        <table:table-row table:style-name="ro1">
          <table:table-cell table:formula="of:=1+[.A81]" office:value-type="float" office:value="79">
            <text:p>79</text:p>
          </table:table-cell>
          <table:table-cell table:formula="of:=+[$K.C82]*MAX(0;MIN(1+dep-((2-[$s.D82])/(([$Q.$B82]*[$A.D82]/cc)*(2-2*[$s.D82])));IF([$Profit.B82]&lt;0;[$Profit.B82];((1+Bank)*[$Profit.B82]))))" office:value-type="float" office:value="0">
            <text:p>0.00</text:p>
          </table:table-cell>
          <table:table-cell table:formula="of:=+[$K.D82]*MAX(0;MIN(1+dep-((2-[$s.E82])/(([$Q.$B82]*[$A.E82]/cc)*(2-2*[$s.E82])));IF([$Profit.C82]&lt;0;[$Profit.C82];((1+Bank)*[$Profit.C82]))))" office:value-type="float" office:value="8.48606638727345">
            <text:p>8.49</text:p>
          </table:table-cell>
          <table:table-cell table:formula="of:=+[$K.E82]*MAX(0;MIN(1+dep-((2-[$s.F82])/(([$Q.$B82]*[$A.F82]/cc)*(2-2*[$s.F82])));IF([$Profit.D82]&lt;0;[$Profit.D82];((1+Bank)*[$Profit.D82]))))" office:value-type="float" office:value="8.1962227640366">
            <text:p>8.20</text:p>
          </table:table-cell>
          <table:table-cell table:formula="of:=+[$K.F82]*MAX(0;MIN(1+dep-((2-[$s.G82])/(([$Q.$B82]*[$A.G82]/cc)*(2-2*[$s.G82])));IF([$Profit.E82]&lt;0;[$Profit.E82];((1+Bank)*[$Profit.E82]))))" office:value-type="float" office:value="1.3450565285429">
            <text:p>1.35</text:p>
          </table:table-cell>
          <table:table-cell table:formula="of:=+[$K.G82]*MAX(0;MIN(1+dep-((2-[$s.H82])/(([$Q.$B82]*[$A.H82]/cc)*(2-2*[$s.H82])));IF([$Profit.F82]&lt;0;[$Profit.F82];((1+Bank)*[$Profit.F82]))))" office:value-type="float" office:value="5.30070263510571">
            <text:p>5.30</text:p>
          </table:table-cell>
          <table:table-cell table:formula="of:=+[$K.H82]*MAX(0;MIN(1+dep-((2-[$s.I82])/(([$Q.$B82]*[$A.I82]/cc)*(2-2*[$s.I82])));IF([$Profit.G82]&lt;0;[$Profit.G82];((1+Bank)*[$Profit.G82]))))" office:value-type="float" office:value="3.98754811898493">
            <text:p>3.99</text:p>
          </table:table-cell>
          <table:table-cell table:formula="of:=+[$K.I82]*MAX(0;MIN(1+dep-((2-[$s.J82])/(([$Q.$B82]*[$A.J82]/cc)*(2-2*[$s.J82])));IF([$Profit.H82]&lt;0;[$Profit.H82];((1+Bank)*[$Profit.H82]))))" office:value-type="float" office:value="0.0553566427039491">
            <text:p>0.06</text:p>
          </table:table-cell>
          <table:table-cell table:formula="of:=+[$K.J82]*MAX(0;MIN(1+dep-((2-[$s.K82])/(([$Q.$B82]*[$A.K82]/cc)*(2-2*[$s.K82])));IF([$Profit.I82]&lt;0;[$Profit.I82];((1+Bank)*[$Profit.I82]))))" office:value-type="float" office:value="2.00992547947487">
            <text:p>2.01</text:p>
          </table:table-cell>
          <table:table-cell table:number-columns-repeated="1015"/>
        </table:table-row>
        <table:table-row table:style-name="ro1">
          <table:table-cell table:formula="of:=1+[.A82]" office:value-type="float" office:value="80">
            <text:p>80</text:p>
          </table:table-cell>
          <table:table-cell table:formula="of:=+[$K.C83]*MAX(0;MIN(1+dep-((2-[$s.D83])/(([$Q.$B83]*[$A.D83]/cc)*(2-2*[$s.D83])));IF([$Profit.B83]&lt;0;[$Profit.B83];((1+Bank)*[$Profit.B83]))))" office:value-type="float" office:value="0">
            <text:p>0.00</text:p>
          </table:table-cell>
          <table:table-cell table:formula="of:=+[$K.D83]*MAX(0;MIN(1+dep-((2-[$s.E83])/(([$Q.$B83]*[$A.E83]/cc)*(2-2*[$s.E83])));IF([$Profit.C83]&lt;0;[$Profit.C83];((1+Bank)*[$Profit.C83]))))" office:value-type="float" office:value="8.58501316620944">
            <text:p>8.59</text:p>
          </table:table-cell>
          <table:table-cell table:formula="of:=+[$K.E83]*MAX(0;MIN(1+dep-((2-[$s.F83])/(([$Q.$B83]*[$A.F83]/cc)*(2-2*[$s.F83])));IF([$Profit.D83]&lt;0;[$Profit.D83];((1+Bank)*[$Profit.D83]))))" office:value-type="float" office:value="8.28817169560855">
            <text:p>8.29</text:p>
          </table:table-cell>
          <table:table-cell table:formula="of:=+[$K.F83]*MAX(0;MIN(1+dep-((2-[$s.G83])/(([$Q.$B83]*[$A.G83]/cc)*(2-2*[$s.G83])));IF([$Profit.E83]&lt;0;[$Profit.E83];((1+Bank)*[$Profit.E83]))))" office:value-type="float" office:value="1.32505399073064">
            <text:p>1.33</text:p>
          </table:table-cell>
          <table:table-cell table:formula="of:=+[$K.G83]*MAX(0;MIN(1+dep-((2-[$s.H83])/(([$Q.$B83]*[$A.H83]/cc)*(2-2*[$s.H83])));IF([$Profit.F83]&lt;0;[$Profit.F83];((1+Bank)*[$Profit.F83]))))" office:value-type="float" office:value="5.49537280081937">
            <text:p>5.50</text:p>
          </table:table-cell>
          <table:table-cell table:formula="of:=+[$K.H83]*MAX(0;MIN(1+dep-((2-[$s.I83])/(([$Q.$B83]*[$A.I83]/cc)*(2-2*[$s.I83])));IF([$Profit.G83]&lt;0;[$Profit.G83];((1+Bank)*[$Profit.G83]))))" office:value-type="float" office:value="3.98524423659682">
            <text:p>3.99</text:p>
          </table:table-cell>
          <table:table-cell table:formula="of:=+[$K.I83]*MAX(0;MIN(1+dep-((2-[$s.J83])/(([$Q.$B83]*[$A.J83]/cc)*(2-2*[$s.J83])));IF([$Profit.H83]&lt;0;[$Profit.H83];((1+Bank)*[$Profit.H83]))))" office:value-type="float" office:value="0.0348480104027879">
            <text:p>0.03</text:p>
          </table:table-cell>
          <table:table-cell table:formula="of:=+[$K.J83]*MAX(0;MIN(1+dep-((2-[$s.K83])/(([$Q.$B83]*[$A.K83]/cc)*(2-2*[$s.K83])));IF([$Profit.I83]&lt;0;[$Profit.I83];((1+Bank)*[$Profit.I83]))))" office:value-type="float" office:value="1.9119496485979">
            <text:p>1.91</text:p>
          </table:table-cell>
          <table:table-cell table:number-columns-repeated="1015"/>
        </table:table-row>
        <table:table-row table:style-name="ro1">
          <table:table-cell table:formula="of:=1+[.A83]" office:value-type="float" office:value="81">
            <text:p>81</text:p>
          </table:table-cell>
          <table:table-cell table:formula="of:=+[$K.C84]*MAX(0;MIN(1+dep-((2-[$s.D84])/(([$Q.$B84]*[$A.D84]/cc)*(2-2*[$s.D84])));IF([$Profit.B84]&lt;0;[$Profit.B84];((1+Bank)*[$Profit.B84]))))" office:value-type="float" office:value="0">
            <text:p>0.00</text:p>
          </table:table-cell>
          <table:table-cell table:formula="of:=+[$K.D84]*MAX(0;MIN(1+dep-((2-[$s.E84])/(([$Q.$B84]*[$A.E84]/cc)*(2-2*[$s.E84])));IF([$Profit.C84]&lt;0;[$Profit.C84];((1+Bank)*[$Profit.C84]))))" office:value-type="float" office:value="8.66495059251401">
            <text:p>8.66</text:p>
          </table:table-cell>
          <table:table-cell table:formula="of:=+[$K.E84]*MAX(0;MIN(1+dep-((2-[$s.F84])/(([$Q.$B84]*[$A.F84]/cc)*(2-2*[$s.F84])));IF([$Profit.D84]&lt;0;[$Profit.D84];((1+Bank)*[$Profit.D84]))))" office:value-type="float" office:value="8.36548050992847">
            <text:p>8.37</text:p>
          </table:table-cell>
          <table:table-cell table:formula="of:=+[$K.F84]*MAX(0;MIN(1+dep-((2-[$s.G84])/(([$Q.$B84]*[$A.G84]/cc)*(2-2*[$s.G84])));IF([$Profit.E84]&lt;0;[$Profit.E84];((1+Bank)*[$Profit.E84]))))" office:value-type="float" office:value="1.30104813417372">
            <text:p>1.30</text:p>
          </table:table-cell>
          <table:table-cell table:formula="of:=+[$K.G84]*MAX(0;MIN(1+dep-((2-[$s.H84])/(([$Q.$B84]*[$A.H84]/cc)*(2-2*[$s.H84])));IF([$Profit.F84]&lt;0;[$Profit.F84];((1+Bank)*[$Profit.F84]))))" office:value-type="float" office:value="5.76994198939565">
            <text:p>5.77</text:p>
          </table:table-cell>
          <table:table-cell table:formula="of:=+[$K.H84]*MAX(0;MIN(1+dep-((2-[$s.I84])/(([$Q.$B84]*[$A.I84]/cc)*(2-2*[$s.I84])));IF([$Profit.G84]&lt;0;[$Profit.G84];((1+Bank)*[$Profit.G84]))))" office:value-type="float" office:value="3.97230059767874">
            <text:p>3.97</text:p>
          </table:table-cell>
          <table:table-cell table:formula="of:=+[$K.I84]*MAX(0;MIN(1+dep-((2-[$s.J84])/(([$Q.$B84]*[$A.J84]/cc)*(2-2*[$s.J84])));IF([$Profit.H84]&lt;0;[$Profit.H84];((1+Bank)*[$Profit.H84]))))" office:value-type="float" office:value="0.0134056639945818">
            <text:p>0.01</text:p>
          </table:table-cell>
          <table:table-cell table:formula="of:=+[$K.J84]*MAX(0;MIN(1+dep-((2-[$s.K84])/(([$Q.$B84]*[$A.K84]/cc)*(2-2*[$s.K84])));IF([$Profit.I84]&lt;0;[$Profit.I84];((1+Bank)*[$Profit.I84]))))" office:value-type="float" office:value="1.8069563189757">
            <text:p>1.81</text:p>
          </table:table-cell>
          <table:table-cell table:number-columns-repeated="1015"/>
        </table:table-row>
        <table:table-row table:style-name="ro1">
          <table:table-cell table:formula="of:=1+[.A84]" office:value-type="float" office:value="82">
            <text:p>82</text:p>
          </table:table-cell>
          <table:table-cell table:formula="of:=+[$K.C85]*MAX(0;MIN(1+dep-((2-[$s.D85])/(([$Q.$B85]*[$A.D85]/cc)*(2-2*[$s.D85])));IF([$Profit.B85]&lt;0;[$Profit.B85];((1+Bank)*[$Profit.B85]))))" office:value-type="float" office:value="0">
            <text:p>0.00</text:p>
          </table:table-cell>
          <table:table-cell table:formula="of:=+[$K.D85]*MAX(0;MIN(1+dep-((2-[$s.E85])/(([$Q.$B85]*[$A.E85]/cc)*(2-2*[$s.E85])));IF([$Profit.C85]&lt;0;[$Profit.C85];((1+Bank)*[$Profit.C85]))))" office:value-type="float" office:value="8.36776261432606">
            <text:p>8.37</text:p>
          </table:table-cell>
          <table:table-cell table:formula="of:=+[$K.E85]*MAX(0;MIN(1+dep-((2-[$s.F85])/(([$Q.$B85]*[$A.F85]/cc)*(2-2*[$s.F85])));IF([$Profit.D85]&lt;0;[$Profit.D85];((1+Bank)*[$Profit.D85]))))" office:value-type="float" office:value="8.07313921693736">
            <text:p>8.07</text:p>
          </table:table-cell>
          <table:table-cell table:formula="of:=+[$K.F85]*MAX(0;MIN(1+dep-((2-[$s.G85])/(([$Q.$B85]*[$A.G85]/cc)*(2-2*[$s.G85])));IF([$Profit.E85]&lt;0;[$Profit.E85];((1+Bank)*[$Profit.E85]))))" office:value-type="float" office:value="1.19276055431183">
            <text:p>1.19</text:p>
          </table:table-cell>
          <table:table-cell table:formula="of:=+[$K.G85]*MAX(0;MIN(1+dep-((2-[$s.H85])/(([$Q.$B85]*[$A.H85]/cc)*(2-2*[$s.H85])));IF([$Profit.F85]&lt;0;[$Profit.F85];((1+Bank)*[$Profit.F85]))))" office:value-type="float" office:value="5.97328556494634">
            <text:p>5.97</text:p>
          </table:table-cell>
          <table:table-cell table:formula="of:=+[$K.H85]*MAX(0;MIN(1+dep-((2-[$s.I85])/(([$Q.$B85]*[$A.I85]/cc)*(2-2*[$s.I85])));IF([$Profit.G85]&lt;0;[$Profit.G85];((1+Bank)*[$Profit.G85]))))" office:value-type="float" office:value="5.23596529849084">
            <text:p>5.24</text:p>
          </table:table-cell>
          <table:table-cell table:formula="of:=+[$K.I85]*MAX(0;MIN(1+dep-((2-[$s.J85])/(([$Q.$B85]*[$A.J85]/cc)*(2-2*[$s.J85])));IF([$Profit.H85]&lt;0;[$Profit.H85];((1+Bank)*[$Profit.H85]))))" office:value-type="float" office:value="0">
            <text:p>0.00</text:p>
          </table:table-cell>
          <table:table-cell table:formula="of:=+[$K.J85]*MAX(0;MIN(1+dep-((2-[$s.K85])/(([$Q.$B85]*[$A.K85]/cc)*(2-2*[$s.K85])));IF([$Profit.I85]&lt;0;[$Profit.I85];((1+Bank)*[$Profit.I85]))))" office:value-type="float" office:value="1.47993716589388">
            <text:p>1.48</text:p>
          </table:table-cell>
          <table:table-cell table:number-columns-repeated="1015"/>
        </table:table-row>
        <table:table-row table:style-name="ro1">
          <table:table-cell table:formula="of:=1+[.A85]" office:value-type="float" office:value="83">
            <text:p>83</text:p>
          </table:table-cell>
          <table:table-cell table:formula="of:=+[$K.C86]*MAX(0;MIN(1+dep-((2-[$s.D86])/(([$Q.$B86]*[$A.D86]/cc)*(2-2*[$s.D86])));IF([$Profit.B86]&lt;0;[$Profit.B86];((1+Bank)*[$Profit.B86]))))" office:value-type="float" office:value="1.23096215480758">
            <text:p>1.23</text:p>
          </table:table-cell>
          <table:table-cell table:formula="of:=+[$K.D86]*MAX(0;MIN(1+dep-((2-[$s.E86])/(([$Q.$B86]*[$A.E86]/cc)*(2-2*[$s.E86])));IF([$Profit.C86]&lt;0;[$Profit.C86];((1+Bank)*[$Profit.C86]))))" office:value-type="float" office:value="6.87155217878793">
            <text:p>6.87</text:p>
          </table:table-cell>
          <table:table-cell table:formula="of:=+[$K.E86]*MAX(0;MIN(1+dep-((2-[$s.F86])/(([$Q.$B86]*[$A.F86]/cc)*(2-2*[$s.F86])));IF([$Profit.D86]&lt;0;[$Profit.D86];((1+Bank)*[$Profit.D86]))))" office:value-type="float" office:value="6.61779289204716">
            <text:p>6.62</text:p>
          </table:table-cell>
          <table:table-cell table:formula="of:=+[$K.F86]*MAX(0;MIN(1+dep-((2-[$s.G86])/(([$Q.$B86]*[$A.G86]/cc)*(2-2*[$s.G86])));IF([$Profit.E86]&lt;0;[$Profit.E86];((1+Bank)*[$Profit.E86]))))" office:value-type="float" office:value="0.825407936151607">
            <text:p>0.83</text:p>
          </table:table-cell>
          <table:table-cell table:formula="of:=+[$K.G86]*MAX(0;MIN(1+dep-((2-[$s.H86])/(([$Q.$B86]*[$A.H86]/cc)*(2-2*[$s.H86])));IF([$Profit.F86]&lt;0;[$Profit.F86];((1+Bank)*[$Profit.F86]))))" office:value-type="float" office:value="5.18547425727573">
            <text:p>5.19</text:p>
          </table:table-cell>
          <table:table-cell table:formula="of:=+[$K.H86]*MAX(0;MIN(1+dep-((2-[$s.I86])/(([$Q.$B86]*[$A.I86]/cc)*(2-2*[$s.I86])));IF([$Profit.G86]&lt;0;[$Profit.G86];((1+Bank)*[$Profit.G86]))))" office:value-type="float" office:value="4.67798498609169">
            <text:p>4.68</text:p>
          </table:table-cell>
          <table:table-cell table:formula="of:=+[$K.I86]*MAX(0;MIN(1+dep-((2-[$s.J86])/(([$Q.$B86]*[$A.J86]/cc)*(2-2*[$s.J86])));IF([$Profit.H86]&lt;0;[$Profit.H86];((1+Bank)*[$Profit.H86]))))" office:value-type="float" office:value="1.31464886629635">
            <text:p>1.31</text:p>
          </table:table-cell>
          <table:table-cell table:formula="of:=+[$K.J86]*MAX(0;MIN(1+dep-((2-[$s.K86])/(([$Q.$B86]*[$A.K86]/cc)*(2-2*[$s.K86])));IF([$Profit.I86]&lt;0;[$Profit.I86];((1+Bank)*[$Profit.I86]))))" office:value-type="float" office:value="1.66570291037628">
            <text:p>1.67</text:p>
          </table:table-cell>
          <table:table-cell table:number-columns-repeated="1015"/>
        </table:table-row>
        <table:table-row table:style-name="ro1">
          <table:table-cell table:formula="of:=1+[.A86]" office:value-type="float" office:value="84">
            <text:p>84</text:p>
          </table:table-cell>
          <table:table-cell table:formula="of:=+[$K.C87]*MAX(0;MIN(1+dep-((2-[$s.D87])/(([$Q.$B87]*[$A.D87]/cc)*(2-2*[$s.D87])));IF([$Profit.B87]&lt;0;[$Profit.B87];((1+Bank)*[$Profit.B87]))))" office:value-type="float" office:value="1.15861461732163">
            <text:p>1.16</text:p>
          </table:table-cell>
          <table:table-cell table:formula="of:=+[$K.D87]*MAX(0;MIN(1+dep-((2-[$s.E87])/(([$Q.$B87]*[$A.E87]/cc)*(2-2*[$s.E87])));IF([$Profit.C87]&lt;0;[$Profit.C87];((1+Bank)*[$Profit.C87]))))" office:value-type="float" office:value="6.69402418498139">
            <text:p>6.69</text:p>
          </table:table-cell>
          <table:table-cell table:formula="of:=+[$K.E87]*MAX(0;MIN(1+dep-((2-[$s.F87])/(([$Q.$B87]*[$A.F87]/cc)*(2-2*[$s.F87])));IF([$Profit.D87]&lt;0;[$Profit.D87];((1+Bank)*[$Profit.D87]))))" office:value-type="float" office:value="7.34855592466888">
            <text:p>7.35</text:p>
          </table:table-cell>
          <table:table-cell table:formula="of:=+[$K.F87]*MAX(0;MIN(1+dep-((2-[$s.G87])/(([$Q.$B87]*[$A.G87]/cc)*(2-2*[$s.G87])));IF([$Profit.E87]&lt;0;[$Profit.E87];((1+Bank)*[$Profit.E87]))))" office:value-type="float" office:value="0.763900208791464">
            <text:p>0.76</text:p>
          </table:table-cell>
          <table:table-cell table:formula="of:=+[$K.G87]*MAX(0;MIN(1+dep-((2-[$s.H87])/(([$Q.$B87]*[$A.H87]/cc)*(2-2*[$s.H87])));IF([$Profit.F87]&lt;0;[$Profit.F87];((1+Bank)*[$Profit.F87]))))" office:value-type="float" office:value="5.34951248706977">
            <text:p>5.35</text:p>
          </table:table-cell>
          <table:table-cell table:formula="of:=+[$K.H87]*MAX(0;MIN(1+dep-((2-[$s.I87])/(([$Q.$B87]*[$A.I87]/cc)*(2-2*[$s.I87])));IF([$Profit.G87]&lt;0;[$Profit.G87];((1+Bank)*[$Profit.G87]))))" office:value-type="float" office:value="4.62388669900807">
            <text:p>4.62</text:p>
          </table:table-cell>
          <table:table-cell table:formula="of:=+[$K.I87]*MAX(0;MIN(1+dep-((2-[$s.J87])/(([$Q.$B87]*[$A.J87]/cc)*(2-2*[$s.J87])));IF([$Profit.H87]&lt;0;[$Profit.H87];((1+Bank)*[$Profit.H87]))))" office:value-type="float" office:value="1.2944094124608">
            <text:p>1.29</text:p>
          </table:table-cell>
          <table:table-cell table:formula="of:=+[$K.J87]*MAX(0;MIN(1+dep-((2-[$s.K87])/(([$Q.$B87]*[$A.K87]/cc)*(2-2*[$s.K87])));IF([$Profit.I87]&lt;0;[$Profit.I87];((1+Bank)*[$Profit.I87]))))" office:value-type="float" office:value="2.24002100777305">
            <text:p>2.24</text:p>
          </table:table-cell>
          <table:table-cell table:number-columns-repeated="1015"/>
        </table:table-row>
        <table:table-row table:style-name="ro1">
          <table:table-cell table:formula="of:=1+[.A87]" office:value-type="float" office:value="85">
            <text:p>85</text:p>
          </table:table-cell>
          <table:table-cell table:formula="of:=+[$K.C88]*MAX(0;MIN(1+dep-((2-[$s.D88])/(([$Q.$B88]*[$A.D88]/cc)*(2-2*[$s.D88])));IF([$Profit.B88]&lt;0;[$Profit.B88];((1+Bank)*[$Profit.B88]))))" office:value-type="float" office:value="0.75801729960823">
            <text:p>0.76</text:p>
          </table:table-cell>
          <table:table-cell table:formula="of:=+[$K.D88]*MAX(0;MIN(1+dep-((2-[$s.E88])/(([$Q.$B88]*[$A.E88]/cc)*(2-2*[$s.E88])));IF([$Profit.C88]&lt;0;[$Profit.C88];((1+Bank)*[$Profit.C88]))))" office:value-type="float" office:value="8.42680141713891">
            <text:p>8.43</text:p>
          </table:table-cell>
          <table:table-cell table:formula="of:=+[$K.E88]*MAX(0;MIN(1+dep-((2-[$s.F88])/(([$Q.$B88]*[$A.F88]/cc)*(2-2*[$s.F88])));IF([$Profit.D88]&lt;0;[$Profit.D88];((1+Bank)*[$Profit.D88]))))" office:value-type="float" office:value="6.51853921290053">
            <text:p>6.52</text:p>
          </table:table-cell>
          <table:table-cell table:formula="of:=+[$K.F88]*MAX(0;MIN(1+dep-((2-[$s.G88])/(([$Q.$B88]*[$A.G88]/cc)*(2-2*[$s.G88])));IF([$Profit.E88]&lt;0;[$Profit.E88];((1+Bank)*[$Profit.E88]))))" office:value-type="float" office:value="0.4396571337632">
            <text:p>0.44</text:p>
          </table:table-cell>
          <table:table-cell table:formula="of:=+[$K.G88]*MAX(0;MIN(1+dep-((2-[$s.H88])/(([$Q.$B88]*[$A.H88]/cc)*(2-2*[$s.H88])));IF([$Profit.F88]&lt;0;[$Profit.F88];((1+Bank)*[$Profit.F88]))))" office:value-type="float" office:value="4.42474774966619">
            <text:p>4.42</text:p>
          </table:table-cell>
          <table:table-cell table:formula="of:=+[$K.H88]*MAX(0;MIN(1+dep-((2-[$s.I88])/(([$Q.$B88]*[$A.I88]/cc)*(2-2*[$s.I88])));IF([$Profit.G88]&lt;0;[$Profit.G88];((1+Bank)*[$Profit.G88]))))" office:value-type="float" office:value="5.34996663933713">
            <text:p>5.35</text:p>
          </table:table-cell>
          <table:table-cell table:formula="of:=+[$K.I88]*MAX(0;MIN(1+dep-((2-[$s.J88])/(([$Q.$B88]*[$A.J88]/cc)*(2-2*[$s.J88])));IF([$Profit.H88]&lt;0;[$Profit.H88];((1+Bank)*[$Profit.H88]))))" office:value-type="float" office:value="1.06030376868263">
            <text:p>1.06</text:p>
          </table:table-cell>
          <table:table-cell table:formula="of:=+[$K.J88]*MAX(0;MIN(1+dep-((2-[$s.K88])/(([$Q.$B88]*[$A.K88]/cc)*(2-2*[$s.K88])));IF([$Profit.I88]&lt;0;[$Profit.I88];((1+Bank)*[$Profit.I88]))))" office:value-type="float" office:value="3.27488696701733">
            <text:p>3.27</text:p>
          </table:table-cell>
          <table:table-cell table:number-columns-repeated="1015"/>
        </table:table-row>
        <table:table-row table:style-name="ro1">
          <table:table-cell table:formula="of:=1+[.A88]" office:value-type="float" office:value="86">
            <text:p>86</text:p>
          </table:table-cell>
          <table:table-cell table:formula="of:=+[$K.C89]*MAX(0;MIN(1+dep-((2-[$s.D89])/(([$Q.$B89]*[$A.D89]/cc)*(2-2*[$s.D89])));IF([$Profit.B89]&lt;0;[$Profit.B89];((1+Bank)*[$Profit.B89]))))" office:value-type="float" office:value="0.427839586253764">
            <text:p>0.43</text:p>
          </table:table-cell>
          <table:table-cell table:formula="of:=+[$K.D89]*MAX(0;MIN(1+dep-((2-[$s.E89])/(([$Q.$B89]*[$A.E89]/cc)*(2-2*[$s.E89])));IF([$Profit.C89]&lt;0;[$Profit.C89];((1+Bank)*[$Profit.C89]))))" office:value-type="float" office:value="12.9024031387274">
            <text:p>12.90</text:p>
          </table:table-cell>
          <table:table-cell table:formula="of:=+[$K.E89]*MAX(0;MIN(1+dep-((2-[$s.F89])/(([$Q.$B89]*[$A.F89]/cc)*(2-2*[$s.F89])));IF([$Profit.D89]&lt;0;[$Profit.D89];((1+Bank)*[$Profit.D89]))))" office:value-type="float" office:value="5.34328782379606">
            <text:p>5.34</text:p>
          </table:table-cell>
          <table:table-cell table:formula="of:=+[$K.F89]*MAX(0;MIN(1+dep-((2-[$s.G89])/(([$Q.$B89]*[$A.G89]/cc)*(2-2*[$s.G89])));IF([$Profit.E89]&lt;0;[$Profit.E89];((1+Bank)*[$Profit.E89]))))" office:value-type="float" office:value="0.176118345254934">
            <text:p>0.18</text:p>
          </table:table-cell>
          <table:table-cell table:formula="of:=+[$K.G89]*MAX(0;MIN(1+dep-((2-[$s.H89])/(([$Q.$B89]*[$A.H89]/cc)*(2-2*[$s.H89])));IF([$Profit.F89]&lt;0;[$Profit.F89];((1+Bank)*[$Profit.F89]))))" office:value-type="float" office:value="3.89700205925755">
            <text:p>3.90</text:p>
          </table:table-cell>
          <table:table-cell table:formula="of:=+[$K.H89]*MAX(0;MIN(1+dep-((2-[$s.I89])/(([$Q.$B89]*[$A.I89]/cc)*(2-2*[$s.I89])));IF([$Profit.G89]&lt;0;[$Profit.G89];((1+Bank)*[$Profit.G89]))))" office:value-type="float" office:value="4.72109804505831">
            <text:p>4.72</text:p>
          </table:table-cell>
          <table:table-cell table:formula="of:=+[$K.I89]*MAX(0;MIN(1+dep-((2-[$s.J89])/(([$Q.$B89]*[$A.J89]/cc)*(2-2*[$s.J89])));IF([$Profit.H89]&lt;0;[$Profit.H89];((1+Bank)*[$Profit.H89]))))" office:value-type="float" office:value="0.857000532347512">
            <text:p>0.86</text:p>
          </table:table-cell>
          <table:table-cell table:formula="of:=+[$K.J89]*MAX(0;MIN(1+dep-((2-[$s.K89])/(([$Q.$B89]*[$A.K89]/cc)*(2-2*[$s.K89])));IF([$Profit.I89]&lt;0;[$Profit.I89];((1+Bank)*[$Profit.I89]))))" office:value-type="float" office:value="2.52523715381936">
            <text:p>2.53</text:p>
          </table:table-cell>
          <table:table-cell table:number-columns-repeated="1015"/>
        </table:table-row>
        <table:table-row table:style-name="ro1">
          <table:table-cell table:formula="of:=1+[.A89]" office:value-type="float" office:value="87">
            <text:p>87</text:p>
          </table:table-cell>
          <table:table-cell table:formula="of:=+[$K.C90]*MAX(0;MIN(1+dep-((2-[$s.D90])/(([$Q.$B90]*[$A.D90]/cc)*(2-2*[$s.D90])));IF([$Profit.B90]&lt;0;[$Profit.B90];((1+Bank)*[$Profit.B90]))))" office:value-type="float" office:value="0.337319195064954">
            <text:p>0.34</text:p>
          </table:table-cell>
          <table:table-cell table:formula="of:=+[$K.D90]*MAX(0;MIN(1+dep-((2-[$s.E90])/(([$Q.$B90]*[$A.E90]/cc)*(2-2*[$s.E90])));IF([$Profit.C90]&lt;0;[$Profit.C90];((1+Bank)*[$Profit.C90]))))" office:value-type="float" office:value="13.0767720425682">
            <text:p>13.08</text:p>
          </table:table-cell>
          <table:table-cell table:formula="of:=+[$K.E90]*MAX(0;MIN(1+dep-((2-[$s.F90])/(([$Q.$B90]*[$A.F90]/cc)*(2-2*[$s.F90])));IF([$Profit.D90]&lt;0;[$Profit.D90];((1+Bank)*[$Profit.D90]))))" office:value-type="float" office:value="6.41259538055297">
            <text:p>6.41</text:p>
          </table:table-cell>
          <table:table-cell table:formula="of:=+[$K.F90]*MAX(0;MIN(1+dep-((2-[$s.G90])/(([$Q.$B90]*[$A.G90]/cc)*(2-2*[$s.G90])));IF([$Profit.E90]&lt;0;[$Profit.E90];((1+Bank)*[$Profit.E90]))))" office:value-type="float" office:value="0.106745631593722">
            <text:p>0.11</text:p>
          </table:table-cell>
          <table:table-cell table:formula="of:=+[$K.G90]*MAX(0;MIN(1+dep-((2-[$s.H90])/(([$Q.$B90]*[$A.H90]/cc)*(2-2*[$s.H90])));IF([$Profit.F90]&lt;0;[$Profit.F90];((1+Bank)*[$Profit.F90]))))" office:value-type="float" office:value="3.68851619332183">
            <text:p>3.69</text:p>
          </table:table-cell>
          <table:table-cell table:formula="of:=+[$K.H90]*MAX(0;MIN(1+dep-((2-[$s.I90])/(([$Q.$B90]*[$A.I90]/cc)*(2-2*[$s.I90])));IF([$Profit.G90]&lt;0;[$Profit.G90];((1+Bank)*[$Profit.G90]))))" office:value-type="float" office:value="4.59910791382854">
            <text:p>4.60</text:p>
          </table:table-cell>
          <table:table-cell table:formula="of:=+[$K.I90]*MAX(0;MIN(1+dep-((2-[$s.J90])/(([$Q.$B90]*[$A.J90]/cc)*(2-2*[$s.J90])));IF([$Profit.H90]&lt;0;[$Profit.H90];((1+Bank)*[$Profit.H90]))))" office:value-type="float" office:value="0.801648428186409">
            <text:p>0.80</text:p>
          </table:table-cell>
          <table:table-cell table:formula="of:=+[$K.J90]*MAX(0;MIN(1+dep-((2-[$s.K90])/(([$Q.$B90]*[$A.K90]/cc)*(2-2*[$s.K90])));IF([$Profit.I90]&lt;0;[$Profit.I90];((1+Bank)*[$Profit.I90]))))" office:value-type="float" office:value="2.31455412252467">
            <text:p>2.31</text:p>
          </table:table-cell>
          <table:table-cell table:number-columns-repeated="1015"/>
        </table:table-row>
        <table:table-row table:style-name="ro1">
          <table:table-cell table:formula="of:=1+[.A90]" office:value-type="float" office:value="88">
            <text:p>88</text:p>
          </table:table-cell>
          <table:table-cell table:formula="of:=+[$K.C91]*MAX(0;MIN(1+dep-((2-[$s.D91])/(([$Q.$B91]*[$A.D91]/cc)*(2-2*[$s.D91])));IF([$Profit.B91]&lt;0;[$Profit.B91];((1+Bank)*[$Profit.B91]))))" office:value-type="float" office:value="0">
            <text:p>0.00</text:p>
          </table:table-cell>
          <table:table-cell table:formula="of:=+[$K.D91]*MAX(0;MIN(1+dep-((2-[$s.E91])/(([$Q.$B91]*[$A.E91]/cc)*(2-2*[$s.E91])));IF([$Profit.C91]&lt;0;[$Profit.C91];((1+Bank)*[$Profit.C91]))))" office:value-type="float" office:value="11.9858373062056">
            <text:p>11.99</text:p>
          </table:table-cell>
          <table:table-cell table:formula="of:=+[$K.E91]*MAX(0;MIN(1+dep-((2-[$s.F91])/(([$Q.$B91]*[$A.F91]/cc)*(2-2*[$s.F91])));IF([$Profit.D91]&lt;0;[$Profit.D91];((1+Bank)*[$Profit.D91]))))" office:value-type="float" office:value="8.56024253680148">
            <text:p>8.56</text:p>
          </table:table-cell>
          <table:table-cell table:formula="of:=+[$K.F91]*MAX(0;MIN(1+dep-((2-[$s.G91])/(([$Q.$B91]*[$A.G91]/cc)*(2-2*[$s.G91])));IF([$Profit.E91]&lt;0;[$Profit.E91];((1+Bank)*[$Profit.E91]))))" office:value-type="float" office:value="0">
            <text:p>0.00</text:p>
          </table:table-cell>
          <table:table-cell table:formula="of:=+[$K.G91]*MAX(0;MIN(1+dep-((2-[$s.H91])/(([$Q.$B91]*[$A.H91]/cc)*(2-2*[$s.H91])));IF([$Profit.F91]&lt;0;[$Profit.F91];((1+Bank)*[$Profit.F91]))))" office:value-type="float" office:value="2.72876973886854">
            <text:p>2.73</text:p>
          </table:table-cell>
          <table:table-cell table:formula="of:=+[$K.H91]*MAX(0;MIN(1+dep-((2-[$s.I91])/(([$Q.$B91]*[$A.I91]/cc)*(2-2*[$s.I91])));IF([$Profit.G91]&lt;0;[$Profit.G91];((1+Bank)*[$Profit.G91]))))" office:value-type="float" office:value="4.34178208199783">
            <text:p>4.34</text:p>
          </table:table-cell>
          <table:table-cell table:formula="of:=+[$K.I91]*MAX(0;MIN(1+dep-((2-[$s.J91])/(([$Q.$B91]*[$A.J91]/cc)*(2-2*[$s.J91])));IF([$Profit.H91]&lt;0;[$Profit.H91];((1+Bank)*[$Profit.H91]))))" office:value-type="float" office:value="0.998797835368476">
            <text:p>1.00</text:p>
          </table:table-cell>
          <table:table-cell table:formula="of:=+[$K.J91]*MAX(0;MIN(1+dep-((2-[$s.K91])/(([$Q.$B91]*[$A.K91]/cc)*(2-2*[$s.K91])));IF([$Profit.I91]&lt;0;[$Profit.I91];((1+Bank)*[$Profit.I91]))))" office:value-type="float" office:value="3.33096193257574">
            <text:p>3.33</text:p>
          </table:table-cell>
          <table:table-cell table:number-columns-repeated="1015"/>
        </table:table-row>
        <table:table-row table:style-name="ro1">
          <table:table-cell table:formula="of:=1+[.A91]" office:value-type="float" office:value="89">
            <text:p>89</text:p>
          </table:table-cell>
          <table:table-cell table:formula="of:=+[$K.C92]*MAX(0;MIN(1+dep-((2-[$s.D92])/(([$Q.$B92]*[$A.D92]/cc)*(2-2*[$s.D92])));IF([$Profit.B92]&lt;0;[$Profit.B92];((1+Bank)*[$Profit.B92]))))" office:value-type="float" office:value="0">
            <text:p>0.00</text:p>
          </table:table-cell>
          <table:table-cell table:formula="of:=+[$K.D92]*MAX(0;MIN(1+dep-((2-[$s.E92])/(([$Q.$B92]*[$A.E92]/cc)*(2-2*[$s.E92])));IF([$Profit.C92]&lt;0;[$Profit.C92];((1+Bank)*[$Profit.C92]))))" office:value-type="float" office:value="11.1972688355173">
            <text:p>11.20</text:p>
          </table:table-cell>
          <table:table-cell table:formula="of:=+[$K.E92]*MAX(0;MIN(1+dep-((2-[$s.F92])/(([$Q.$B92]*[$A.F92]/cc)*(2-2*[$s.F92])));IF([$Profit.D92]&lt;0;[$Profit.D92];((1+Bank)*[$Profit.D92]))))" office:value-type="float" office:value="8.94673768104016">
            <text:p>8.95</text:p>
          </table:table-cell>
          <table:table-cell table:formula="of:=+[$K.F92]*MAX(0;MIN(1+dep-((2-[$s.G92])/(([$Q.$B92]*[$A.G92]/cc)*(2-2*[$s.G92])));IF([$Profit.E92]&lt;0;[$Profit.E92];((1+Bank)*[$Profit.E92]))))" office:value-type="float" office:value="0">
            <text:p>0.00</text:p>
          </table:table-cell>
          <table:table-cell table:formula="of:=+[$K.G92]*MAX(0;MIN(1+dep-((2-[$s.H92])/(([$Q.$B92]*[$A.H92]/cc)*(2-2*[$s.H92])));IF([$Profit.F92]&lt;0;[$Profit.F92];((1+Bank)*[$Profit.F92]))))" office:value-type="float" office:value="5.11652272341544">
            <text:p>5.12</text:p>
          </table:table-cell>
          <table:table-cell table:formula="of:=+[$K.H92]*MAX(0;MIN(1+dep-((2-[$s.I92])/(([$Q.$B92]*[$A.I92]/cc)*(2-2*[$s.I92])));IF([$Profit.G92]&lt;0;[$Profit.G92];((1+Bank)*[$Profit.G92]))))" office:value-type="float" office:value="3.79443061563265">
            <text:p>3.79</text:p>
          </table:table-cell>
          <table:table-cell table:formula="of:=+[$K.I92]*MAX(0;MIN(1+dep-((2-[$s.J92])/(([$Q.$B92]*[$A.J92]/cc)*(2-2*[$s.J92])));IF([$Profit.H92]&lt;0;[$Profit.H92];((1+Bank)*[$Profit.H92]))))" office:value-type="float" office:value="0.840158534237279">
            <text:p>0.84</text:p>
          </table:table-cell>
          <table:table-cell table:formula="of:=+[$K.J92]*MAX(0;MIN(1+dep-((2-[$s.K92])/(([$Q.$B92]*[$A.K92]/cc)*(2-2*[$s.K92])));IF([$Profit.I92]&lt;0;[$Profit.I92];((1+Bank)*[$Profit.I92]))))" office:value-type="float" office:value="2.75705964135655">
            <text:p>2.76</text:p>
          </table:table-cell>
          <table:table-cell table:number-columns-repeated="1015"/>
        </table:table-row>
        <table:table-row table:style-name="ro1">
          <table:table-cell table:formula="of:=1+[.A92]" office:value-type="float" office:value="90">
            <text:p>90</text:p>
          </table:table-cell>
          <table:table-cell table:formula="of:=+[$K.C93]*MAX(0;MIN(1+dep-((2-[$s.D93])/(([$Q.$B93]*[$A.D93]/cc)*(2-2*[$s.D93])));IF([$Profit.B93]&lt;0;[$Profit.B93];((1+Bank)*[$Profit.B93]))))" office:value-type="float" office:value="0">
            <text:p>0.00</text:p>
          </table:table-cell>
          <table:table-cell table:formula="of:=+[$K.D93]*MAX(0;MIN(1+dep-((2-[$s.E93])/(([$Q.$B93]*[$A.E93]/cc)*(2-2*[$s.E93])));IF([$Profit.C93]&lt;0;[$Profit.C93];((1+Bank)*[$Profit.C93]))))" office:value-type="float" office:value="11.2718158303264">
            <text:p>11.27</text:p>
          </table:table-cell>
          <table:table-cell table:formula="of:=+[$K.E93]*MAX(0;MIN(1+dep-((2-[$s.F93])/(([$Q.$B93]*[$A.F93]/cc)*(2-2*[$s.F93])));IF([$Profit.D93]&lt;0;[$Profit.D93];((1+Bank)*[$Profit.D93]))))" office:value-type="float" office:value="8.94054032645058">
            <text:p>8.94</text:p>
          </table:table-cell>
          <table:table-cell table:formula="of:=+[$K.F93]*MAX(0;MIN(1+dep-((2-[$s.G93])/(([$Q.$B93]*[$A.G93]/cc)*(2-2*[$s.G93])));IF([$Profit.E93]&lt;0;[$Profit.E93];((1+Bank)*[$Profit.E93]))))" office:value-type="float" office:value="0">
            <text:p>0.00</text:p>
          </table:table-cell>
          <table:table-cell table:formula="of:=+[$K.G93]*MAX(0;MIN(1+dep-((2-[$s.H93])/(([$Q.$B93]*[$A.H93]/cc)*(2-2*[$s.H93])));IF([$Profit.F93]&lt;0;[$Profit.F93];((1+Bank)*[$Profit.F93]))))" office:value-type="float" office:value="5.06164498832295">
            <text:p>5.06</text:p>
          </table:table-cell>
          <table:table-cell table:formula="of:=+[$K.H93]*MAX(0;MIN(1+dep-((2-[$s.I93])/(([$Q.$B93]*[$A.I93]/cc)*(2-2*[$s.I93])));IF([$Profit.G93]&lt;0;[$Profit.G93];((1+Bank)*[$Profit.G93]))))" office:value-type="float" office:value="4.16138426510152">
            <text:p>4.16</text:p>
          </table:table-cell>
          <table:table-cell table:formula="of:=+[$K.I93]*MAX(0;MIN(1+dep-((2-[$s.J93])/(([$Q.$B93]*[$A.J93]/cc)*(2-2*[$s.J93])));IF([$Profit.H93]&lt;0;[$Profit.H93];((1+Bank)*[$Profit.H93]))))" office:value-type="float" office:value="0.80898663051692">
            <text:p>0.81</text:p>
          </table:table-cell>
          <table:table-cell table:formula="of:=+[$K.J93]*MAX(0;MIN(1+dep-((2-[$s.K93])/(([$Q.$B93]*[$A.K93]/cc)*(2-2*[$s.K93])));IF([$Profit.I93]&lt;0;[$Profit.I93];((1+Bank)*[$Profit.I93]))))" office:value-type="float" office:value="2.63998536451689">
            <text:p>2.64</text:p>
          </table:table-cell>
          <table:table-cell table:number-columns-repeated="1015"/>
        </table:table-row>
        <table:table-row table:style-name="ro1">
          <table:table-cell table:formula="of:=1+[.A93]" office:value-type="float" office:value="91">
            <text:p>91</text:p>
          </table:table-cell>
          <table:table-cell table:formula="of:=+[$K.C94]*MAX(0;MIN(1+dep-((2-[$s.D94])/(([$Q.$B94]*[$A.D94]/cc)*(2-2*[$s.D94])));IF([$Profit.B94]&lt;0;[$Profit.B94];((1+Bank)*[$Profit.B94]))))" office:value-type="float" office:value="0">
            <text:p>0.00</text:p>
          </table:table-cell>
          <table:table-cell table:formula="of:=+[$K.D94]*MAX(0;MIN(1+dep-((2-[$s.E94])/(([$Q.$B94]*[$A.E94]/cc)*(2-2*[$s.E94])));IF([$Profit.C94]&lt;0;[$Profit.C94];((1+Bank)*[$Profit.C94]))))" office:value-type="float" office:value="11.1551817014438">
            <text:p>11.16</text:p>
          </table:table-cell>
          <table:table-cell table:formula="of:=+[$K.E94]*MAX(0;MIN(1+dep-((2-[$s.F94])/(([$Q.$B94]*[$A.F94]/cc)*(2-2*[$s.F94])));IF([$Profit.D94]&lt;0;[$Profit.D94];((1+Bank)*[$Profit.D94]))))" office:value-type="float" office:value="8.86747228078601">
            <text:p>8.87</text:p>
          </table:table-cell>
          <table:table-cell table:formula="of:=+[$K.F94]*MAX(0;MIN(1+dep-((2-[$s.G94])/(([$Q.$B94]*[$A.G94]/cc)*(2-2*[$s.G94])));IF([$Profit.E94]&lt;0;[$Profit.E94];((1+Bank)*[$Profit.E94]))))" office:value-type="float" office:value="0">
            <text:p>0.00</text:p>
          </table:table-cell>
          <table:table-cell table:formula="of:=+[$K.G94]*MAX(0;MIN(1+dep-((2-[$s.H94])/(([$Q.$B94]*[$A.H94]/cc)*(2-2*[$s.H94])));IF([$Profit.F94]&lt;0;[$Profit.F94];((1+Bank)*[$Profit.F94]))))" office:value-type="float" office:value="4.90147886281318">
            <text:p>4.90</text:p>
          </table:table-cell>
          <table:table-cell table:formula="of:=+[$K.H94]*MAX(0;MIN(1+dep-((2-[$s.I94])/(([$Q.$B94]*[$A.I94]/cc)*(2-2*[$s.I94])));IF([$Profit.G94]&lt;0;[$Profit.G94];((1+Bank)*[$Profit.G94]))))" office:value-type="float" office:value="5.0871076197848">
            <text:p>5.09</text:p>
          </table:table-cell>
          <table:table-cell table:formula="of:=+[$K.I94]*MAX(0;MIN(1+dep-((2-[$s.J94])/(([$Q.$B94]*[$A.J94]/cc)*(2-2*[$s.J94])));IF([$Profit.H94]&lt;0;[$Profit.H94];((1+Bank)*[$Profit.H94]))))" office:value-type="float" office:value="0.754218346897029">
            <text:p>0.75</text:p>
          </table:table-cell>
          <table:table-cell table:formula="of:=+[$K.J94]*MAX(0;MIN(1+dep-((2-[$s.K94])/(([$Q.$B94]*[$A.K94]/cc)*(2-2*[$s.K94])));IF([$Profit.I94]&lt;0;[$Profit.I94];((1+Bank)*[$Profit.I94]))))" office:value-type="float" office:value="2.44010784042085">
            <text:p>2.44</text:p>
          </table:table-cell>
          <table:table-cell table:number-columns-repeated="1015"/>
        </table:table-row>
        <table:table-row table:style-name="ro1">
          <table:table-cell table:formula="of:=1+[.A94]" office:value-type="float" office:value="92">
            <text:p>92</text:p>
          </table:table-cell>
          <table:table-cell table:formula="of:=+[$K.C95]*MAX(0;MIN(1+dep-((2-[$s.D95])/(([$Q.$B95]*[$A.D95]/cc)*(2-2*[$s.D95])));IF([$Profit.B95]&lt;0;[$Profit.B95];((1+Bank)*[$Profit.B95]))))" office:value-type="float" office:value="0">
            <text:p>0.00</text:p>
          </table:table-cell>
          <table:table-cell table:formula="of:=+[$K.D95]*MAX(0;MIN(1+dep-((2-[$s.E95])/(([$Q.$B95]*[$A.E95]/cc)*(2-2*[$s.E95])));IF([$Profit.C95]&lt;0;[$Profit.C95];((1+Bank)*[$Profit.C95]))))" office:value-type="float" office:value="11.9315794250367">
            <text:p>11.93</text:p>
          </table:table-cell>
          <table:table-cell table:formula="of:=+[$K.E95]*MAX(0;MIN(1+dep-((2-[$s.F95])/(([$Q.$B95]*[$A.F95]/cc)*(2-2*[$s.F95])));IF([$Profit.D95]&lt;0;[$Profit.D95];((1+Bank)*[$Profit.D95]))))" office:value-type="float" office:value="8.57325602325063">
            <text:p>8.57</text:p>
          </table:table-cell>
          <table:table-cell table:formula="of:=+[$K.F95]*MAX(0;MIN(1+dep-((2-[$s.G95])/(([$Q.$B95]*[$A.G95]/cc)*(2-2*[$s.G95])));IF([$Profit.E95]&lt;0;[$Profit.E95];((1+Bank)*[$Profit.E95]))))" office:value-type="float" office:value="0">
            <text:p>0.00</text:p>
          </table:table-cell>
          <table:table-cell table:formula="of:=+[$K.G95]*MAX(0;MIN(1+dep-((2-[$s.H95])/(([$Q.$B95]*[$A.H95]/cc)*(2-2*[$s.H95])));IF([$Profit.F95]&lt;0;[$Profit.F95];((1+Bank)*[$Profit.F95]))))" office:value-type="float" office:value="4.66228914400875">
            <text:p>4.66</text:p>
          </table:table-cell>
          <table:table-cell table:formula="of:=+[$K.H95]*MAX(0;MIN(1+dep-((2-[$s.I95])/(([$Q.$B95]*[$A.I95]/cc)*(2-2*[$s.I95])));IF([$Profit.G95]&lt;0;[$Profit.G95];((1+Bank)*[$Profit.G95]))))" office:value-type="float" office:value="4.90799877749101">
            <text:p>4.91</text:p>
          </table:table-cell>
          <table:table-cell table:formula="of:=+[$K.I95]*MAX(0;MIN(1+dep-((2-[$s.J95])/(([$Q.$B95]*[$A.J95]/cc)*(2-2*[$s.J95])));IF([$Profit.H95]&lt;0;[$Profit.H95];((1+Bank)*[$Profit.H95]))))" office:value-type="float" office:value="0.683347888560416">
            <text:p>0.68</text:p>
          </table:table-cell>
          <table:table-cell table:formula="of:=+[$K.J95]*MAX(0;MIN(1+dep-((2-[$s.K95])/(([$Q.$B95]*[$A.K95]/cc)*(2-2*[$s.K95])));IF([$Profit.I95]&lt;0;[$Profit.I95];((1+Bank)*[$Profit.I95]))))" office:value-type="float" office:value="2.55088925604035">
            <text:p>2.55</text:p>
          </table:table-cell>
          <table:table-cell table:number-columns-repeated="1015"/>
        </table:table-row>
        <table:table-row table:style-name="ro1">
          <table:table-cell table:formula="of:=1+[.A95]" office:value-type="float" office:value="93">
            <text:p>93</text:p>
          </table:table-cell>
          <table:table-cell table:formula="of:=+[$K.C96]*MAX(0;MIN(1+dep-((2-[$s.D96])/(([$Q.$B96]*[$A.D96]/cc)*(2-2*[$s.D96])));IF([$Profit.B96]&lt;0;[$Profit.B96];((1+Bank)*[$Profit.B96]))))" office:value-type="float" office:value="0">
            <text:p>0.00</text:p>
          </table:table-cell>
          <table:table-cell table:formula="of:=+[$K.D96]*MAX(0;MIN(1+dep-((2-[$s.E96])/(([$Q.$B96]*[$A.E96]/cc)*(2-2*[$s.E96])));IF([$Profit.C96]&lt;0;[$Profit.C96];((1+Bank)*[$Profit.C96]))))" office:value-type="float" office:value="10.092114469266">
            <text:p>10.09</text:p>
          </table:table-cell>
          <table:table-cell table:formula="of:=+[$K.E96]*MAX(0;MIN(1+dep-((2-[$s.F96])/(([$Q.$B96]*[$A.F96]/cc)*(2-2*[$s.F96])));IF([$Profit.D96]&lt;0;[$Profit.D96];((1+Bank)*[$Profit.D96]))))" office:value-type="float" office:value="11.034550198199">
            <text:p>11.03</text:p>
          </table:table-cell>
          <table:table-cell table:formula="of:=+[$K.F96]*MAX(0;MIN(1+dep-((2-[$s.G96])/(([$Q.$B96]*[$A.G96]/cc)*(2-2*[$s.G96])));IF([$Profit.E96]&lt;0;[$Profit.E96];((1+Bank)*[$Profit.E96]))))" office:value-type="float" office:value="1.76351555968882">
            <text:p>1.76</text:p>
          </table:table-cell>
          <table:table-cell table:formula="of:=+[$K.G96]*MAX(0;MIN(1+dep-((2-[$s.H96])/(([$Q.$B96]*[$A.H96]/cc)*(2-2*[$s.H96])));IF([$Profit.F96]&lt;0;[$Profit.F96];((1+Bank)*[$Profit.F96]))))" office:value-type="float" office:value="3.68480351823909">
            <text:p>3.68</text:p>
          </table:table-cell>
          <table:table-cell table:formula="of:=+[$K.H96]*MAX(0;MIN(1+dep-((2-[$s.I96])/(([$Q.$B96]*[$A.I96]/cc)*(2-2*[$s.I96])));IF([$Profit.G96]&lt;0;[$Profit.G96];((1+Bank)*[$Profit.G96]))))" office:value-type="float" office:value="3.92324283284063">
            <text:p>3.92</text:p>
          </table:table-cell>
          <table:table-cell table:formula="of:=+[$K.I96]*MAX(0;MIN(1+dep-((2-[$s.J96])/(([$Q.$B96]*[$A.J96]/cc)*(2-2*[$s.J96])));IF([$Profit.H96]&lt;0;[$Profit.H96];((1+Bank)*[$Profit.H96]))))" office:value-type="float" office:value="0.417299154940102">
            <text:p>0.42</text:p>
          </table:table-cell>
          <table:table-cell table:formula="of:=+[$K.J96]*MAX(0;MIN(1+dep-((2-[$s.K96])/(([$Q.$B96]*[$A.K96]/cc)*(2-2*[$s.K96])));IF([$Profit.I96]&lt;0;[$Profit.I96];((1+Bank)*[$Profit.I96]))))" office:value-type="float" office:value="2.56936035882894">
            <text:p>2.57</text:p>
          </table:table-cell>
          <table:table-cell table:number-columns-repeated="1015"/>
        </table:table-row>
        <table:table-row table:style-name="ro1">
          <table:table-cell table:formula="of:=1+[.A96]" office:value-type="float" office:value="94">
            <text:p>94</text:p>
          </table:table-cell>
          <table:table-cell table:formula="of:=+[$K.C97]*MAX(0;MIN(1+dep-((2-[$s.D97])/(([$Q.$B97]*[$A.D97]/cc)*(2-2*[$s.D97])));IF([$Profit.B97]&lt;0;[$Profit.B97];((1+Bank)*[$Profit.B97]))))" office:value-type="float" office:value="0">
            <text:p>0.00</text:p>
          </table:table-cell>
          <table:table-cell table:formula="of:=+[$K.D97]*MAX(0;MIN(1+dep-((2-[$s.E97])/(([$Q.$B97]*[$A.E97]/cc)*(2-2*[$s.E97])));IF([$Profit.C97]&lt;0;[$Profit.C97];((1+Bank)*[$Profit.C97]))))" office:value-type="float" office:value="9.38026282945846">
            <text:p>9.38</text:p>
          </table:table-cell>
          <table:table-cell table:formula="of:=+[$K.E97]*MAX(0;MIN(1+dep-((2-[$s.F97])/(([$Q.$B97]*[$A.F97]/cc)*(2-2*[$s.F97])));IF([$Profit.D97]&lt;0;[$Profit.D97];((1+Bank)*[$Profit.D97]))))" office:value-type="float" office:value="10.5603074532185">
            <text:p>10.56</text:p>
          </table:table-cell>
          <table:table-cell table:formula="of:=+[$K.F97]*MAX(0;MIN(1+dep-((2-[$s.G97])/(([$Q.$B97]*[$A.G97]/cc)*(2-2*[$s.G97])));IF([$Profit.E97]&lt;0;[$Profit.E97];((1+Bank)*[$Profit.E97]))))" office:value-type="float" office:value="1.6833739072786">
            <text:p>1.68</text:p>
          </table:table-cell>
          <table:table-cell table:formula="of:=+[$K.G97]*MAX(0;MIN(1+dep-((2-[$s.H97])/(([$Q.$B97]*[$A.H97]/cc)*(2-2*[$s.H97])));IF([$Profit.F97]&lt;0;[$Profit.F97];((1+Bank)*[$Profit.F97]))))" office:value-type="float" office:value="5.11989244274093">
            <text:p>5.12</text:p>
          </table:table-cell>
          <table:table-cell table:formula="of:=+[$K.H97]*MAX(0;MIN(1+dep-((2-[$s.I97])/(([$Q.$B97]*[$A.I97]/cc)*(2-2*[$s.I97])));IF([$Profit.G97]&lt;0;[$Profit.G97];((1+Bank)*[$Profit.G97]))))" office:value-type="float" office:value="4.74602550743232">
            <text:p>4.75</text:p>
          </table:table-cell>
          <table:table-cell table:formula="of:=+[$K.I97]*MAX(0;MIN(1+dep-((2-[$s.J97])/(([$Q.$B97]*[$A.J97]/cc)*(2-2*[$s.J97])));IF([$Profit.H97]&lt;0;[$Profit.H97];((1+Bank)*[$Profit.H97]))))" office:value-type="float" office:value="0.307634066804764">
            <text:p>0.31</text:p>
          </table:table-cell>
          <table:table-cell table:formula="of:=+[$K.J97]*MAX(0;MIN(1+dep-((2-[$s.K97])/(([$Q.$B97]*[$A.K97]/cc)*(2-2*[$s.K97])));IF([$Profit.I97]&lt;0;[$Profit.I97];((1+Bank)*[$Profit.I97]))))" office:value-type="float" office:value="2.17487608791845">
            <text:p>2.17</text:p>
          </table:table-cell>
          <table:table-cell table:number-columns-repeated="1015"/>
        </table:table-row>
        <table:table-row table:style-name="ro1">
          <table:table-cell table:formula="of:=1+[.A97]" office:value-type="float" office:value="95">
            <text:p>95</text:p>
          </table:table-cell>
          <table:table-cell table:formula="of:=+[$K.C98]*MAX(0;MIN(1+dep-((2-[$s.D98])/(([$Q.$B98]*[$A.D98]/cc)*(2-2*[$s.D98])));IF([$Profit.B98]&lt;0;[$Profit.B98];((1+Bank)*[$Profit.B98]))))" office:value-type="float" office:value="0">
            <text:p>0.00</text:p>
          </table:table-cell>
          <table:table-cell table:formula="of:=+[$K.D98]*MAX(0;MIN(1+dep-((2-[$s.E98])/(([$Q.$B98]*[$A.E98]/cc)*(2-2*[$s.E98])));IF([$Profit.C98]&lt;0;[$Profit.C98];((1+Bank)*[$Profit.C98]))))" office:value-type="float" office:value="10.9407949556836">
            <text:p>10.94</text:p>
          </table:table-cell>
          <table:table-cell table:formula="of:=+[$K.E98]*MAX(0;MIN(1+dep-((2-[$s.F98])/(([$Q.$B98]*[$A.F98]/cc)*(2-2*[$s.F98])));IF([$Profit.D98]&lt;0;[$Profit.D98];((1+Bank)*[$Profit.D98]))))" office:value-type="float" office:value="9.7273794133804">
            <text:p>9.73</text:p>
          </table:table-cell>
          <table:table-cell table:formula="of:=+[$K.F98]*MAX(0;MIN(1+dep-((2-[$s.G98])/(([$Q.$B98]*[$A.G98]/cc)*(2-2*[$s.G98])));IF([$Profit.E98]&lt;0;[$Profit.E98];((1+Bank)*[$Profit.E98]))))" office:value-type="float" office:value="1.49247278722528">
            <text:p>1.49</text:p>
          </table:table-cell>
          <table:table-cell table:formula="of:=+[$K.G98]*MAX(0;MIN(1+dep-((2-[$s.H98])/(([$Q.$B98]*[$A.H98]/cc)*(2-2*[$s.H98])));IF([$Profit.F98]&lt;0;[$Profit.F98];((1+Bank)*[$Profit.F98]))))" office:value-type="float" office:value="4.99638652488357">
            <text:p>5.00</text:p>
          </table:table-cell>
          <table:table-cell table:formula="of:=+[$K.H98]*MAX(0;MIN(1+dep-((2-[$s.I98])/(([$Q.$B98]*[$A.I98]/cc)*(2-2*[$s.I98])));IF([$Profit.G98]&lt;0;[$Profit.G98];((1+Bank)*[$Profit.G98]))))" office:value-type="float" office:value="5.71803932400806">
            <text:p>5.72</text:p>
          </table:table-cell>
          <table:table-cell table:formula="of:=+[$K.I98]*MAX(0;MIN(1+dep-((2-[$s.J98])/(([$Q.$B98]*[$A.J98]/cc)*(2-2*[$s.J98])));IF([$Profit.H98]&lt;0;[$Profit.H98];((1+Bank)*[$Profit.H98]))))" office:value-type="float" office:value="0.124277510057327">
            <text:p>0.12</text:p>
          </table:table-cell>
          <table:table-cell table:formula="of:=+[$K.J98]*MAX(0;MIN(1+dep-((2-[$s.K98])/(([$Q.$B98]*[$A.K98]/cc)*(2-2*[$s.K98])));IF([$Profit.I98]&lt;0;[$Profit.I98];((1+Bank)*[$Profit.I98]))))" office:value-type="float" office:value="1.49244602775352">
            <text:p>1.49</text:p>
          </table:table-cell>
          <table:table-cell table:number-columns-repeated="1015"/>
        </table:table-row>
        <table:table-row table:style-name="ro1">
          <table:table-cell table:formula="of:=1+[.A98]" office:value-type="float" office:value="96">
            <text:p>96</text:p>
          </table:table-cell>
          <table:table-cell table:formula="of:=+[$K.C99]*MAX(0;MIN(1+dep-((2-[$s.D99])/(([$Q.$B99]*[$A.D99]/cc)*(2-2*[$s.D99])));IF([$Profit.B99]&lt;0;[$Profit.B99];((1+Bank)*[$Profit.B99]))))" office:value-type="float" office:value="1.6321561824807">
            <text:p>1.63</text:p>
          </table:table-cell>
          <table:table-cell table:formula="of:=+[$K.D99]*MAX(0;MIN(1+dep-((2-[$s.E99])/(([$Q.$B99]*[$A.E99]/cc)*(2-2*[$s.E99])));IF([$Profit.C99]&lt;0;[$Profit.C99];((1+Bank)*[$Profit.C99]))))" office:value-type="float" office:value="10.688580350917">
            <text:p>10.69</text:p>
          </table:table-cell>
          <table:table-cell table:formula="of:=+[$K.E99]*MAX(0;MIN(1+dep-((2-[$s.F99])/(([$Q.$B99]*[$A.F99]/cc)*(2-2*[$s.F99])));IF([$Profit.D99]&lt;0;[$Profit.D99];((1+Bank)*[$Profit.D99]))))" office:value-type="float" office:value="9.63931402838755">
            <text:p>9.64</text:p>
          </table:table-cell>
          <table:table-cell table:formula="of:=+[$K.F99]*MAX(0;MIN(1+dep-((2-[$s.G99])/(([$Q.$B99]*[$A.G99]/cc)*(2-2*[$s.G99])));IF([$Profit.E99]&lt;0;[$Profit.E99];((1+Bank)*[$Profit.E99]))))" office:value-type="float" office:value="1.34745780505065">
            <text:p>1.35</text:p>
          </table:table-cell>
          <table:table-cell table:formula="of:=+[$K.G99]*MAX(0;MIN(1+dep-((2-[$s.H99])/(([$Q.$B99]*[$A.H99]/cc)*(2-2*[$s.H99])));IF([$Profit.F99]&lt;0;[$Profit.F99];((1+Bank)*[$Profit.F99]))))" office:value-type="float" office:value="4.41756143000661">
            <text:p>4.42</text:p>
          </table:table-cell>
          <table:table-cell table:formula="of:=+[$K.H99]*MAX(0;MIN(1+dep-((2-[$s.I99])/(([$Q.$B99]*[$A.I99]/cc)*(2-2*[$s.I99])));IF([$Profit.G99]&lt;0;[$Profit.G99];((1+Bank)*[$Profit.G99]))))" office:value-type="float" office:value="5.25455167962408">
            <text:p>5.25</text:p>
          </table:table-cell>
          <table:table-cell table:formula="of:=+[$K.I99]*MAX(0;MIN(1+dep-((2-[$s.J99])/(([$Q.$B99]*[$A.J99]/cc)*(2-2*[$s.J99])));IF([$Profit.H99]&lt;0;[$Profit.H99];((1+Bank)*[$Profit.H99]))))" office:value-type="float" office:value="0">
            <text:p>0.00</text:p>
          </table:table-cell>
          <table:table-cell table:formula="of:=+[$K.J99]*MAX(0;MIN(1+dep-((2-[$s.K99])/(([$Q.$B99]*[$A.K99]/cc)*(2-2*[$s.K99])));IF([$Profit.I99]&lt;0;[$Profit.I99];((1+Bank)*[$Profit.I99]))))" office:value-type="float" office:value="0.996975351790226">
            <text:p>1.00</text:p>
          </table:table-cell>
          <table:table-cell table:number-columns-repeated="1015"/>
        </table:table-row>
        <table:table-row table:style-name="ro1">
          <table:table-cell table:formula="of:=1+[.A99]" office:value-type="float" office:value="97">
            <text:p>97</text:p>
          </table:table-cell>
          <table:table-cell table:formula="of:=+[$K.C100]*MAX(0;MIN(1+dep-((2-[$s.D100])/(([$Q.$B100]*[$A.D100]/cc)*(2-2*[$s.D100])));IF([$Profit.B100]&lt;0;[$Profit.B100];((1+Bank)*[$Profit.B100]))))" office:value-type="float" office:value="1.62404250183727">
            <text:p>1.62</text:p>
          </table:table-cell>
          <table:table-cell table:formula="of:=+[$K.D100]*MAX(0;MIN(1+dep-((2-[$s.E100])/(([$Q.$B100]*[$A.E100]/cc)*(2-2*[$s.E100])));IF([$Profit.C100]&lt;0;[$Profit.C100];((1+Bank)*[$Profit.C100]))))" office:value-type="float" office:value="11.7667778659139">
            <text:p>11.77</text:p>
          </table:table-cell>
          <table:table-cell table:formula="of:=+[$K.E100]*MAX(0;MIN(1+dep-((2-[$s.F100])/(([$Q.$B100]*[$A.F100]/cc)*(2-2*[$s.F100])));IF([$Profit.D100]&lt;0;[$Profit.D100];((1+Bank)*[$Profit.D100]))))" office:value-type="float" office:value="9.6223840615148">
            <text:p>9.62</text:p>
          </table:table-cell>
          <table:table-cell table:formula="of:=+[$K.F100]*MAX(0;MIN(1+dep-((2-[$s.G100])/(([$Q.$B100]*[$A.G100]/cc)*(2-2*[$s.G100])));IF([$Profit.E100]&lt;0;[$Profit.E100];((1+Bank)*[$Profit.E100]))))" office:value-type="float" office:value="1.31283594894457">
            <text:p>1.31</text:p>
          </table:table-cell>
          <table:table-cell table:formula="of:=+[$K.G100]*MAX(0;MIN(1+dep-((2-[$s.H100])/(([$Q.$B100]*[$A.H100]/cc)*(2-2*[$s.H100])));IF([$Profit.F100]&lt;0;[$Profit.F100];((1+Bank)*[$Profit.F100]))))" office:value-type="float" office:value="4.25820600029755">
            <text:p>4.26</text:p>
          </table:table-cell>
          <table:table-cell table:formula="of:=+[$K.H100]*MAX(0;MIN(1+dep-((2-[$s.I100])/(([$Q.$B100]*[$A.I100]/cc)*(2-2*[$s.I100])));IF([$Profit.G100]&lt;0;[$Profit.G100];((1+Bank)*[$Profit.G100]))))" office:value-type="float" office:value="5.16216926404086">
            <text:p>5.16</text:p>
          </table:table-cell>
          <table:table-cell table:formula="of:=+[$K.I100]*MAX(0;MIN(1+dep-((2-[$s.J100])/(([$Q.$B100]*[$A.J100]/cc)*(2-2*[$s.J100])));IF([$Profit.H100]&lt;0;[$Profit.H100];((1+Bank)*[$Profit.H100]))))" office:value-type="float" office:value="0">
            <text:p>0.00</text:p>
          </table:table-cell>
          <table:table-cell table:formula="of:=+[$K.J100]*MAX(0;MIN(1+dep-((2-[$s.K100])/(([$Q.$B100]*[$A.K100]/cc)*(2-2*[$s.K100])));IF([$Profit.I100]&lt;0;[$Profit.I100];((1+Bank)*[$Profit.I100]))))" office:value-type="float" office:value="0.843187177288727">
            <text:p>0.84</text:p>
          </table:table-cell>
          <table:table-cell table:number-columns-repeated="1015"/>
        </table:table-row>
        <table:table-row table:style-name="ro1">
          <table:table-cell table:formula="of:=1+[.A100]" office:value-type="float" office:value="98">
            <text:p>98</text:p>
          </table:table-cell>
          <table:table-cell table:formula="of:=+[$K.C101]*MAX(0;MIN(1+dep-((2-[$s.D101])/(([$Q.$B101]*[$A.D101]/cc)*(2-2*[$s.D101])));IF([$Profit.B101]&lt;0;[$Profit.B101];((1+Bank)*[$Profit.B101]))))" office:value-type="float" office:value="1.38868629817283">
            <text:p>1.39</text:p>
          </table:table-cell>
          <table:table-cell table:formula="of:=+[$K.D101]*MAX(0;MIN(1+dep-((2-[$s.E101])/(([$Q.$B101]*[$A.E101]/cc)*(2-2*[$s.E101])));IF([$Profit.C101]&lt;0;[$Profit.C101];((1+Bank)*[$Profit.C101]))))" office:value-type="float" office:value="12.4778147117201">
            <text:p>12.48</text:p>
          </table:table-cell>
          <table:table-cell table:formula="of:=+[$K.E101]*MAX(0;MIN(1+dep-((2-[$s.F101])/(([$Q.$B101]*[$A.F101]/cc)*(2-2*[$s.F101])));IF([$Profit.D101]&lt;0;[$Profit.D101];((1+Bank)*[$Profit.D101]))))" office:value-type="float" office:value="8.4138306387987">
            <text:p>8.41</text:p>
          </table:table-cell>
          <table:table-cell table:formula="of:=+[$K.F101]*MAX(0;MIN(1+dep-((2-[$s.G101])/(([$Q.$B101]*[$A.G101]/cc)*(2-2*[$s.G101])));IF([$Profit.E101]&lt;0;[$Profit.E101];((1+Bank)*[$Profit.E101]))))" office:value-type="float" office:value="1.18108322192233">
            <text:p>1.18</text:p>
          </table:table-cell>
          <table:table-cell table:formula="of:=+[$K.G101]*MAX(0;MIN(1+dep-((2-[$s.H101])/(([$Q.$B101]*[$A.H101]/cc)*(2-2*[$s.H101])));IF([$Profit.F101]&lt;0;[$Profit.F101];((1+Bank)*[$Profit.F101]))))" office:value-type="float" office:value="3.39573719852943">
            <text:p>3.40</text:p>
          </table:table-cell>
          <table:table-cell table:formula="of:=+[$K.H101]*MAX(0;MIN(1+dep-((2-[$s.I101])/(([$Q.$B101]*[$A.I101]/cc)*(2-2*[$s.I101])));IF([$Profit.G101]&lt;0;[$Profit.G101];((1+Bank)*[$Profit.G101]))))" office:value-type="float" office:value="4.38728304173036">
            <text:p>4.39</text:p>
          </table:table-cell>
          <table:table-cell table:formula="of:=+[$K.I101]*MAX(0;MIN(1+dep-((2-[$s.J101])/(([$Q.$B101]*[$A.J101]/cc)*(2-2*[$s.J101])));IF([$Profit.H101]&lt;0;[$Profit.H101];((1+Bank)*[$Profit.H101]))))" office:value-type="float" office:value="0">
            <text:p>0.00</text:p>
          </table:table-cell>
          <table:table-cell table:formula="of:=+[$K.J101]*MAX(0;MIN(1+dep-((2-[$s.K101])/(([$Q.$B101]*[$A.K101]/cc)*(2-2*[$s.K101])));IF([$Profit.I101]&lt;0;[$Profit.I101];((1+Bank)*[$Profit.I101]))))" office:value-type="float" office:value="3.98393025325012">
            <text:p>3.98</text:p>
          </table:table-cell>
          <table:table-cell table:number-columns-repeated="1015"/>
        </table:table-row>
        <table:table-row table:style-name="ro1">
          <table:table-cell table:formula="of:=1+[.A101]" office:value-type="float" office:value="99">
            <text:p>99</text:p>
          </table:table-cell>
          <table:table-cell table:formula="of:=+[$K.C102]*MAX(0;MIN(1+dep-((2-[$s.D102])/(([$Q.$B102]*[$A.D102]/cc)*(2-2*[$s.D102])));IF([$Profit.B102]&lt;0;[$Profit.B102];((1+Bank)*[$Profit.B102]))))" office:value-type="float" office:value="1.21623982323502">
            <text:p>1.22</text:p>
          </table:table-cell>
          <table:table-cell table:formula="of:=+[$K.D102]*MAX(0;MIN(1+dep-((2-[$s.E102])/(([$Q.$B102]*[$A.E102]/cc)*(2-2*[$s.E102])));IF([$Profit.C102]&lt;0;[$Profit.C102];((1+Bank)*[$Profit.C102]))))" office:value-type="float" office:value="12.0605560500554">
            <text:p>12.06</text:p>
          </table:table-cell>
          <table:table-cell table:formula="of:=+[$K.E102]*MAX(0;MIN(1+dep-((2-[$s.F102])/(([$Q.$B102]*[$A.F102]/cc)*(2-2*[$s.F102])));IF([$Profit.D102]&lt;0;[$Profit.D102];((1+Bank)*[$Profit.D102]))))" office:value-type="float" office:value="9.30937680810481">
            <text:p>9.31</text:p>
          </table:table-cell>
          <table:table-cell table:formula="of:=+[$K.F102]*MAX(0;MIN(1+dep-((2-[$s.G102])/(([$Q.$B102]*[$A.G102]/cc)*(2-2*[$s.G102])));IF([$Profit.E102]&lt;0;[$Profit.E102];((1+Bank)*[$Profit.E102]))))" office:value-type="float" office:value="1.01844858134232">
            <text:p>1.02</text:p>
          </table:table-cell>
          <table:table-cell table:formula="of:=+[$K.G102]*MAX(0;MIN(1+dep-((2-[$s.H102])/(([$Q.$B102]*[$A.H102]/cc)*(2-2*[$s.H102])));IF([$Profit.F102]&lt;0;[$Profit.F102];((1+Bank)*[$Profit.F102]))))" office:value-type="float" office:value="4.74104209452201">
            <text:p>4.74</text:p>
          </table:table-cell>
          <table:table-cell table:formula="of:=+[$K.H102]*MAX(0;MIN(1+dep-((2-[$s.I102])/(([$Q.$B102]*[$A.I102]/cc)*(2-2*[$s.I102])));IF([$Profit.G102]&lt;0;[$Profit.G102];((1+Bank)*[$Profit.G102]))))" office:value-type="float" office:value="3.81990382812144">
            <text:p>3.82</text:p>
          </table:table-cell>
          <table:table-cell table:formula="of:=+[$K.I102]*MAX(0;MIN(1+dep-((2-[$s.J102])/(([$Q.$B102]*[$A.J102]/cc)*(2-2*[$s.J102])));IF([$Profit.H102]&lt;0;[$Profit.H102];((1+Bank)*[$Profit.H102]))))" office:value-type="float" office:value="0">
            <text:p>0.00</text:p>
          </table:table-cell>
          <table:table-cell table:formula="of:=+[$K.J102]*MAX(0;MIN(1+dep-((2-[$s.K102])/(([$Q.$B102]*[$A.K102]/cc)*(2-2*[$s.K102])));IF([$Profit.I102]&lt;0;[$Profit.I102];((1+Bank)*[$Profit.I102]))))" office:value-type="float" office:value="3.53913256758442">
            <text:p>3.54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0">
            <text:p>100</text:p>
          </table:table-cell>
          <table:table-cell table:formula="of:=+[$K.C103]*MAX(0;MIN(1+dep-((2-[$s.D103])/(([$Q.$B103]*[$A.D103]/cc)*(2-2*[$s.D103])));IF([$Profit.B103]&lt;0;[$Profit.B103];((1+Bank)*[$Profit.B103]))))" office:value-type="float" office:value="1.18233535605352">
            <text:p>1.18</text:p>
          </table:table-cell>
          <table:table-cell table:formula="of:=+[$K.D103]*MAX(0;MIN(1+dep-((2-[$s.E103])/(([$Q.$B103]*[$A.E103]/cc)*(2-2*[$s.E103])));IF([$Profit.C103]&lt;0;[$Profit.C103];((1+Bank)*[$Profit.C103]))))" office:value-type="float" office:value="12.272416427629">
            <text:p>12.27</text:p>
          </table:table-cell>
          <table:table-cell table:formula="of:=+[$K.E103]*MAX(0;MIN(1+dep-((2-[$s.F103])/(([$Q.$B103]*[$A.F103]/cc)*(2-2*[$s.F103])));IF([$Profit.D103]&lt;0;[$Profit.D103];((1+Bank)*[$Profit.D103]))))" office:value-type="float" office:value="9.21123917621652">
            <text:p>9.21</text:p>
          </table:table-cell>
          <table:table-cell table:formula="of:=+[$K.F103]*MAX(0;MIN(1+dep-((2-[$s.G103])/(([$Q.$B103]*[$A.G103]/cc)*(2-2*[$s.G103])));IF([$Profit.E103]&lt;0;[$Profit.E103];((1+Bank)*[$Profit.E103]))))" office:value-type="float" office:value="0.983962438313713">
            <text:p>0.98</text:p>
          </table:table-cell>
          <table:table-cell table:formula="of:=+[$K.G103]*MAX(0;MIN(1+dep-((2-[$s.H103])/(([$Q.$B103]*[$A.H103]/cc)*(2-2*[$s.H103])));IF([$Profit.F103]&lt;0;[$Profit.F103];((1+Bank)*[$Profit.F103]))))" office:value-type="float" office:value="4.64574478694894">
            <text:p>4.65</text:p>
          </table:table-cell>
          <table:table-cell table:formula="of:=+[$K.H103]*MAX(0;MIN(1+dep-((2-[$s.I103])/(([$Q.$B103]*[$A.I103]/cc)*(2-2*[$s.I103])));IF([$Profit.G103]&lt;0;[$Profit.G103];((1+Bank)*[$Profit.G103]))))" office:value-type="float" office:value="3.70461618420174">
            <text:p>3.70</text:p>
          </table:table-cell>
          <table:table-cell table:formula="of:=+[$K.I103]*MAX(0;MIN(1+dep-((2-[$s.J103])/(([$Q.$B103]*[$A.J103]/cc)*(2-2*[$s.J103])));IF([$Profit.H103]&lt;0;[$Profit.H103];((1+Bank)*[$Profit.H103]))))" office:value-type="float" office:value="0">
            <text:p>0.00</text:p>
          </table:table-cell>
          <table:table-cell table:formula="of:=+[$K.J103]*MAX(0;MIN(1+dep-((2-[$s.K103])/(([$Q.$B103]*[$A.K103]/cc)*(2-2*[$s.K103])));IF([$Profit.I103]&lt;0;[$Profit.I103];((1+Bank)*[$Profit.I103]))))" office:value-type="float" office:value="4.04725236658909">
            <text:p>4.05</text:p>
          </table:table-cell>
          <table:table-cell table:number-columns-repeated="1015"/>
        </table:table-row>
      </table:table>
      <table:table table:name="_ProdLevel" table:style-name="ta10" table:print="false">
        <table:table-column table:style-name="co9" table:default-cell-style-name="Default"/>
        <table:table-row table:style-name="ro1">
          <table:table-cell/>
        </table:table-row>
        <table:table-row table:style-name="ro1">
          <table:table-cell>
            <draw:frame table:end-cell-address="_ProdLevel.J35" table:end-x="0.7181in" table:end-y="0.1173in" draw:z-index="0" draw:name="Chart 1" draw:style-name="gr1" svg:width="8.326in" svg:height="5.9421in" svg:x="0.3933in" svg:y="0.0201in">
              <draw:object draw:notify-on-update-of-ranges="A.A3:A.A103 A.B2:A.B2 A.B3:A.B103 A.A3:A.A103 A.D2:A.D2 A.D3:A.D103 A.A3:A.A103 A.E2:A.E2 A.E3:A.E103 A.A3:A.A103 A.F2:A.F2 A.F3:A.F103 A.A3:A.A103 A.G2:A.G2 A.G3:A.G103 A.A3:A.A103 A.H2:A.H2 A.H3:A.H103 A.A3:A.A103 A.I2:A.I2 A.I3:A.I103 A.A3:A.A103 A.J2:A.J2 A.J3:A.J103 A.A3:A.A103 A.K2:A.K2 A.K3:A.K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_Concent" table:style-name="ta11" table:print="false">
        <office:forms form:automatic-focus="false" form:apply-design-mode="false"/>
        <table:table-column table:style-name="co9" table:default-cell-style-name="Default"/>
        <table:table-row table:style-name="ro1">
          <table:table-cell/>
        </table:table-row>
        <table:table-row table:style-name="ro1">
          <table:table-cell>
            <draw:frame table:end-cell-address="_Concent.J35" table:end-x="0.7181in" table:end-y="0.1173in" draw:z-index="0" draw:name="Chart 1" draw:style-name="gr1" svg:width="8.326in" svg:height="5.9421in" svg:x="0.3933in" svg:y="0.0201in">
              <draw:object draw:notify-on-update-of-ranges="s.A3:s.A103 s.B3:s.B10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_MShare" table:style-name="ta12" table:print="false">
        <office:forms form:automatic-focus="false" form:apply-design-mode="false"/>
        <table:table-column table:style-name="co9" table:default-cell-style-name="Default"/>
        <table:table-row table:style-name="ro1">
          <table:table-cell/>
        </table:table-row>
        <table:table-row table:style-name="ro1">
          <table:table-cell>
            <draw:frame table:end-cell-address="_MShare.J35" table:end-x="0.7181in" table:end-y="0.1173in" draw:z-index="0" draw:name="Chart 1" draw:style-name="gr1" svg:width="8.326in" svg:height="5.9421in" svg:x="0.3933in" svg:y="0.0201in">
              <draw:object draw:notify-on-update-of-ranges="s.A3:s.A103 s.D2:s.D2 s.D3:s.D103 s.A3:s.A103 s.E2:s.E2 s.E3:s.E103 s.A3:s.A103 s.F2:s.F2 s.F3:s.F103 s.A3:s.A103 s.G2:s.G2 s.G3:s.G103 s.A3:s.A103 s.H2:s.H2 s.H3:s.H103 s.A3:s.A103 s.I2:s.I2 s.I3:s.I103 s.A3:s.A103 s.J2:s.J2 s.J3:s.J103 s.A3:s.A103 s.K2:s.K2 s.K3:s.K10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_Price" table:style-name="ta13" table:print="false">
        <office:forms form:automatic-focus="false" form:apply-design-mode="false"/>
        <table:table-column table:style-name="co9" table:default-cell-style-name="Default"/>
        <table:table-row table:style-name="ro1">
          <table:table-cell/>
        </table:table-row>
        <table:table-row table:style-name="ro1">
          <table:table-cell>
            <draw:frame table:end-cell-address="_Price.J35" table:end-x="0.7181in" table:end-y="0.1173in" draw:z-index="0" draw:name="Chart 1" draw:style-name="gr1" svg:width="8.326in" svg:height="5.9421in" svg:x="0.3933in" svg:y="0.0201in">
              <draw:object draw:notify-on-update-of-ranges="Q.A3:Q.A103 Q.B2:Q.B2 Q.B3:Q.B10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_Q" table:style-name="ta14" table:print="false">
        <office:forms form:automatic-focus="false" form:apply-design-mode="false"/>
        <table:table-column table:style-name="co9" table:default-cell-style-name="Default"/>
        <table:table-row table:style-name="ro1">
          <table:table-cell/>
        </table:table-row>
        <table:table-row table:style-name="ro1">
          <table:table-cell>
            <draw:frame table:end-cell-address="_Q.K34" table:end-x="0.5209in" table:end-y="0.0622in" draw:z-index="0" draw:name="Chart 1" draw:style-name="gr1" svg:width="9.0177in" svg:height="5.7098in" svg:x="0.3933in" svg:y="0.0201in">
              <draw:object draw:notify-on-update-of-ranges="Q.A3:Q.A103 Q.B2:Q.B2 Q.C3:Q.C10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named-expressions>
        <table:named-range table:name="rin" table:base-cell-address="$Parameters.$A$1" table:cell-range-address="$Parameters.$B$9"/>
        <table:named-range table:name="rim" table:base-cell-address="$Parameters.$A$1" table:cell-range-address="$Parameters.$B$10"/>
        <table:named-range table:name="cc" table:base-cell-address="$Parameters.$A$1" table:cell-range-address="$Parameters.$B$11"/>
        <table:named-range table:name="an" table:base-cell-address="$Parameters.$A$1" table:cell-range-address="$Parameters.$B$12"/>
        <table:named-range table:name="dep" table:base-cell-address="$Parameters.$A$1" table:cell-range-address="$Parameters.$B$14"/>
        <table:named-range table:name="dLevel" table:base-cell-address="$Parameters.$A$1" table:cell-range-address="$Parameters.$B$15"/>
        <table:named-range table:name="dGrowth" table:base-cell-address="$Parameters.$A$1" table:cell-range-address="$Parameters.$B$16"/>
        <table:named-range table:name="tLevel" table:base-cell-address="$Parameters.$A$1" table:cell-range-address="$Parameters.$B$18"/>
        <table:named-range table:name="tGrowth" table:base-cell-address="$Parameters.$A$1" table:cell-range-address="$Parameters.$B$19"/>
        <table:named-range table:name="tSdev" table:base-cell-address="$Parameters.$A$1" table:cell-range-address="$Parameters.$B$20"/>
        <table:named-range table:name="Bank" table:base-cell-address="$Parameters.$A$1" table:cell-range-address="$Parameters.$B$21"/>
        <table:named-range table:name="Kapital" table:base-cell-address="$Parameters.$A$1" table:cell-range-address="$Parameters.$B$22"/>
        <table:named-range table:name="nFirms" table:base-cell-address="$Parameters.$A$1" table:cell-range-address="$Parameters.$B$24"/>
        <table:named-range table:name="nIter" table:base-cell-address="$Parameters.$A$1" table:cell-range-address="$Parameters.$B$25"/>
        <table:named-range table:name="am" table:base-cell-address="$Parameters.$A$1" table:cell-range-address="$Parameters.$B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23:0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meters" style:display-name="PageStyle_Parame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" style:display-name="PageStyle_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t" style:display-name="PageStyle_Prof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nDraw" style:display-name="PageStyle_InnDr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Draw" style:display-name="PageStyle_ImDr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" style:display-name="PageStyle_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st" style:display-name="PageStyle_Inv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odLevel" style:display-name="PageStyle__ProdLev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Concent" style:display-name="PageStyle__Conc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MShare" style:display-name="PageStyle__MSha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ice" style:display-name="PageStyle__Pri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Q" style:display-name="PageStyle__Q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taymaz</meta:initial-creator>
    <meta:creation-date>2006-11-07T23:26:11</meta:creation-date>
    <dc:date>2011-09-13T23:03:26</dc:date>
    <meta:editing-cycles>5</meta:editing-cycles>
    <meta:editing-duration>PT00H40M25S</meta:editing-duration>
    <meta:generator>OpenOffice.org/3.2$Linux OpenOffice.org_project/320m12$Build-9483</meta:generator>
    <meta:document-statistic meta:table-count="14" meta:cell-count="80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color="#3a3935" fo:font-family="Arial" fo:font-size="11.5pt" fo:font-weight="bold" style:font-size-asian="11.5pt" style:font-weight-asian="bold" style:font-size-complex="11.5pt" style:font-weight-complex="bold"/>
    </style:style>
    <style:style style:name="ch3" style:family="chart">
      <style:chart-properties chart:auto-position="true"/>
      <style:graphic-properties svg:stroke-color="#3a3935" draw:fill="solid" draw:fill-color="#ffffff"/>
      <style:text-properties fo:color="#3a3935" fo:font-family="Arial" fo:font-size="9.75pt" style:font-size-asian="9.75pt" style:font-size-complex="9.75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 chart:tick-mark-position="at-axis"/>
      <style:graphic-properties svg:stroke-color="#3a3935"/>
      <style:text-properties fo:color="#3a3935" fo:font-family="Arial" fo:font-size="9.75pt" style:font-size-asian="9.75pt" style:font-size-complex="9.75pt"/>
    </style:style>
    <style:style style:name="ch6" style:family="chart" style:data-style-name="N12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3a3935"/>
      <style:text-properties fo:color="#3a3935" fo:font-family="Arial" fo:font-size="9.75pt" style:font-size-asian="9.75pt" style:font-size-complex="9.75pt"/>
    </style:style>
    <style:style style:name="ch7" style:family="chart">
      <style:graphic-properties svg:stroke-color="#3a3935"/>
    </style:style>
    <style:style style:name="ch8" style:family="chart" style:data-style-name="N123">
      <style:chart-properties chart:symbol-type="none"/>
      <style:graphic-properties svg:stroke-width="0.105cm" svg:stroke-color="#ff0000" draw:fill-color="#ff0000"/>
      <style:text-properties fo:font-size="6pt" style:font-size-asian="6pt" style:font-size-complex="6pt"/>
    </style:style>
    <style:style style:name="ch9" style:family="chart" style:data-style-name="N123">
      <style:chart-properties chart:symbol-type="none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123">
      <style:chart-properties chart:symbol-type="none"/>
      <style:graphic-properties svg:stroke-width="0.035cm" svg:stroke-color="#00ffff" draw:fill-color="#00ffff"/>
      <style:text-properties fo:font-size="6pt" style:font-size-asian="6pt" style:font-size-complex="6pt"/>
    </style:style>
    <style:style style:name="ch11" style:family="chart" style:data-style-name="N123">
      <style:chart-properties chart:symbol-type="none"/>
      <style:graphic-properties svg:stroke-width="0.035cm" svg:stroke-color="#800080" draw:fill-color="#800080"/>
      <style:text-properties fo:font-size="6pt" style:font-size-asian="6pt" style:font-size-complex="6pt"/>
    </style:style>
    <style:style style:name="ch12" style:family="chart" style:data-style-name="N123">
      <style:chart-properties chart:symbol-type="none"/>
      <style:graphic-properties svg:stroke-width="0.035cm" svg:stroke-color="#800000" draw:fill-color="#800000"/>
      <style:text-properties fo:font-size="6pt" style:font-size-asian="6pt" style:font-size-complex="6pt"/>
    </style:style>
    <style:style style:name="ch13" style:family="chart" style:data-style-name="N123">
      <style:chart-properties chart:symbol-type="none"/>
      <style:graphic-properties svg:stroke-width="0.035cm" svg:stroke-color="#008080" draw:fill-color="#008080"/>
      <style:text-properties fo:font-size="6pt" style:font-size-asian="6pt" style:font-size-complex="6pt"/>
    </style:style>
    <style:style style:name="ch14" style:family="chart" style:data-style-name="N123">
      <style:chart-properties chart:symbol-type="none"/>
      <style:graphic-properties svg:stroke-width="0.035cm" svg:stroke-color="#0000ff" draw:fill-color="#0000ff"/>
      <style:text-properties fo:font-size="6pt" style:font-size-asian="6pt" style:font-size-complex="6pt"/>
    </style:style>
    <style:style style:name="ch15" style:family="chart" style:data-style-name="N123">
      <style:chart-properties chart:symbol-type="none"/>
      <style:graphic-properties svg:stroke-width="0.035cm" svg:stroke-color="#00ccff" draw:fill-color="#00ccff"/>
      <style:text-properties fo:font-size="6pt" style:font-size-asian="6pt" style:font-size-complex="6pt"/>
    </style:style>
    <style:style style:name="ch16" style:family="chart" style:data-style-name="N123">
      <style:chart-properties chart:symbol-type="none"/>
      <style:graphic-properties svg:stroke-width="0.035cm" svg:stroke-color="#ccffff" draw:fill-color="#ccffff"/>
      <style:text-properties fo:font-size="6pt" style:font-size-asian="6pt" style:font-size-complex="6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1.149cm" svg:height="15.035cm" xlink:href=".." chart:class="chart:scatter" chart:style-name="ch1">
        <chart:title svg:x="8.973cm" svg:y="0.3cm" chart:style-name="ch2">
          <text:p>Productivity level</text:p>
        </chart:title>
        <chart:legend chart:legend-position="bottom" svg:x="1.377cm" svg:y="14.04cm" chart:style-name="ch3"/>
        <chart:plot-area chart:style-name="ch4" table:cell-range-address="A.A3:A.B103 A.A2:A.B2 A.D2:A.K103" chart:data-source-has-labels="row" svg:x="0.422cm" svg:y="1.051cm" svg:width="19.883cm" svg:height="12.6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.B3:A.B103" chart:label-cell-address="A.B2:A.B2" chart:class="chart:scatter">
            <chart:domain table:cell-range-address="A.A3:A.A103"/>
            <chart:data-point chart:repeated="101"/>
          </chart:series>
          <chart:series chart:style-name="ch9" chart:values-cell-range-address="A.D3:A.D103" chart:label-cell-address="A.D2:A.D2" chart:class="chart:scatter">
            <chart:data-point chart:repeated="101"/>
          </chart:series>
          <chart:series chart:style-name="ch10" chart:values-cell-range-address="A.E3:A.E103" chart:label-cell-address="A.E2:A.E2" chart:class="chart:scatter">
            <chart:data-point chart:repeated="101"/>
          </chart:series>
          <chart:series chart:style-name="ch11" chart:values-cell-range-address="A.F3:A.F103" chart:label-cell-address="A.F2:A.F2" chart:class="chart:scatter">
            <chart:data-point chart:repeated="101"/>
          </chart:series>
          <chart:series chart:style-name="ch12" chart:values-cell-range-address="A.G3:A.G103" chart:label-cell-address="A.G2:A.G2" chart:class="chart:scatter">
            <chart:data-point chart:repeated="101"/>
          </chart:series>
          <chart:series chart:style-name="ch13" chart:values-cell-range-address="A.H3:A.H103" chart:label-cell-address="A.H2:A.H2" chart:class="chart:scatter">
            <chart:data-point chart:repeated="101"/>
          </chart:series>
          <chart:series chart:style-name="ch14" chart:values-cell-range-address="A.I3:A.I103" chart:label-cell-address="A.I2:A.I2" chart:class="chart:scatter">
            <chart:data-point chart:repeated="101"/>
          </chart:series>
          <chart:series chart:style-name="ch15" chart:values-cell-range-address="A.J3:A.J103" chart:label-cell-address="A.J2:A.J2" chart:class="chart:scatter">
            <chart:data-point chart:repeated="101"/>
          </chart:series>
          <chart:series chart:style-name="ch16" chart:values-cell-range-address="A.K3:A.K103" chart:label-cell-address="A.K2:A.K2" chart:class="chart:scatter"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A.B2:A.B2">Frontier</text:p>
              </table:table-cell>
              <table:table-cell office:value-type="string">
                <text:p text:id="A.D2:A.D2">Firm 1    </text:p>
              </table:table-cell>
              <table:table-cell office:value-type="string">
                <text:p text:id="A.E2:A.E2">Firm 2    </text:p>
              </table:table-cell>
              <table:table-cell office:value-type="string">
                <text:p text:id="A.F2:A.F2">Firm 3    </text:p>
              </table:table-cell>
              <table:table-cell office:value-type="string">
                <text:p text:id="A.G2:A.G2">Firm 4    </text:p>
              </table:table-cell>
              <table:table-cell office:value-type="string">
                <text:p text:id="A.H2:A.H2">Firm 5    </text:p>
              </table:table-cell>
              <table:table-cell office:value-type="string">
                <text:p text:id="A.I2:A.I2">Firm 6    </text:p>
              </table:table-cell>
              <table:table-cell office:value-type="string">
                <text:p text:id="A.J2:A.J2">Firm 7    </text:p>
              </table:table-cell>
              <table:table-cell office:value-type="string">
                <text:p text:id="A.K2:A.K2">Firm 8   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A.A3:A.A103">0</text:p>
              </table:table-cell>
              <table:table-cell office:value-type="float" office:value="1.17351087099181">
                <text:p text:id="A.B3:A.B103">1.17351087099181</text:p>
              </table:table-cell>
              <table:table-cell office:value-type="float" office:value="1.17351087099181">
                <text:p text:id="A.D3:A.D103">1.17351087099181</text:p>
              </table:table-cell>
              <table:table-cell office:value-type="float" office:value="1.17351087099181">
                <text:p text:id="A.E3:A.E103">1.17351087099181</text:p>
              </table:table-cell>
              <table:table-cell office:value-type="float" office:value="1.17351087099181">
                <text:p text:id="A.F3:A.F103">1.17351087099181</text:p>
              </table:table-cell>
              <table:table-cell office:value-type="float" office:value="1.17351087099181">
                <text:p text:id="A.G3:A.G103">1.17351087099181</text:p>
              </table:table-cell>
              <table:table-cell office:value-type="float" office:value="1.17351087099181">
                <text:p text:id="A.H3:A.H103">1.17351087099181</text:p>
              </table:table-cell>
              <table:table-cell office:value-type="float" office:value="1.17351087099181">
                <text:p text:id="A.I3:A.I103">1.17351087099181</text:p>
              </table:table-cell>
              <table:table-cell office:value-type="float" office:value="1.17351087099181">
                <text:p text:id="A.J3:A.J103">1.17351087099181</text:p>
              </table:table-cell>
              <table:table-cell office:value-type="float" office:value="1.17351087099181">
                <text:p text:id="A.K3:A.K103">1.173510870991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29919876875696">
                <text:p>1.29919876875696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9919876875696">
                <text:p>1.29919876875696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24978660748344">
                <text:p>1.24978660748344</text:p>
              </table:table-cell>
              <table:table-cell office:value-type="float" office:value="1.18659272016868">
                <text:p>1.18659272016868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26114419163273">
                <text:p>1.2611441916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9919876875696">
                <text:p>1.29919876875696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24978660748344">
                <text:p>1.24978660748344</text:p>
              </table:table-cell>
              <table:table-cell office:value-type="float" office:value="1.18659272016868">
                <text:p>1.18659272016868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26114419163273">
                <text:p>1.26114419163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32213098729075">
                <text:p>1.32213098729075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24978660748344">
                <text:p>1.24978660748344</text:p>
              </table:table-cell>
              <table:table-cell office:value-type="float" office:value="1.1919917747653">
                <text:p>1.1919917747653</text:p>
              </table:table-cell>
              <table:table-cell office:value-type="float" office:value="1.21028720522168">
                <text:p>1.21028720522168</text:p>
              </table:table-cell>
              <table:table-cell office:value-type="float" office:value="1.26114419163273">
                <text:p>1.26114419163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32213098729075">
                <text:p>1.32213098729075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29710708664407">
                <text:p>1.29710708664407</text:p>
              </table:table-cell>
              <table:table-cell office:value-type="float" office:value="1.17351087099181">
                <text:p>1.17351087099181</text:p>
              </table:table-cell>
              <table:table-cell office:value-type="float" office:value="1.25249883766489">
                <text:p>1.25249883766489</text:p>
              </table:table-cell>
              <table:table-cell office:value-type="float" office:value="1.1919917747653">
                <text:p>1.1919917747653</text:p>
              </table:table-cell>
              <table:table-cell office:value-type="float" office:value="1.21028720522168">
                <text:p>1.21028720522168</text:p>
              </table:table-cell>
              <table:table-cell office:value-type="float" office:value="1.26114419163273">
                <text:p>1.26114419163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32213098729075">
                <text:p>1.32213098729075</text:p>
              </table:table-cell>
              <table:table-cell office:value-type="float" office:value="1.25260109201501">
                <text:p>1.25260109201501</text:p>
              </table:table-cell>
              <table:table-cell office:value-type="float" office:value="1.26317234733646">
                <text:p>1.26317234733646</text:p>
              </table:table-cell>
              <table:table-cell office:value-type="float" office:value="1.29710708664407">
                <text:p>1.29710708664407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25249883766489">
                <text:p>1.25249883766489</text:p>
              </table:table-cell>
              <table:table-cell office:value-type="float" office:value="1.1919917747653">
                <text:p>1.1919917747653</text:p>
              </table:table-cell>
              <table:table-cell office:value-type="float" office:value="1.21028720522168">
                <text:p>1.21028720522168</text:p>
              </table:table-cell>
              <table:table-cell office:value-type="float" office:value="1.26660975733166">
                <text:p>1.26660975733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2213098729075">
                <text:p>1.32213098729075</text:p>
              </table:table-cell>
              <table:table-cell office:value-type="float" office:value="1.25260109201501">
                <text:p>1.25260109201501</text:p>
              </table:table-cell>
              <table:table-cell office:value-type="float" office:value="1.26317234733646">
                <text:p>1.26317234733646</text:p>
              </table:table-cell>
              <table:table-cell office:value-type="float" office:value="1.29710708664407">
                <text:p>1.29710708664407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25249883766489">
                <text:p>1.25249883766489</text:p>
              </table:table-cell>
              <table:table-cell office:value-type="float" office:value="1.23233579712561">
                <text:p>1.23233579712561</text:p>
              </table:table-cell>
              <table:table-cell office:value-type="float" office:value="1.21028720522168">
                <text:p>1.21028720522168</text:p>
              </table:table-cell>
              <table:table-cell office:value-type="float" office:value="1.26660975733166">
                <text:p>1.26660975733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32213098729075">
                <text:p>1.32213098729075</text:p>
              </table:table-cell>
              <table:table-cell office:value-type="float" office:value="1.25260109201501">
                <text:p>1.25260109201501</text:p>
              </table:table-cell>
              <table:table-cell office:value-type="float" office:value="1.26317234733646">
                <text:p>1.26317234733646</text:p>
              </table:table-cell>
              <table:table-cell office:value-type="float" office:value="1.29710708664407">
                <text:p>1.29710708664407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25249883766489">
                <text:p>1.25249883766489</text:p>
              </table:table-cell>
              <table:table-cell office:value-type="float" office:value="1.24494524213182">
                <text:p>1.2449452421318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28284958194464">
                <text:p>1.28284958194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32213098729075">
                <text:p>1.32213098729075</text:p>
              </table:table-cell>
              <table:table-cell office:value-type="float" office:value="1.25260109201501">
                <text:p>1.25260109201501</text:p>
              </table:table-cell>
              <table:table-cell office:value-type="float" office:value="1.27071811968062">
                <text:p>1.27071811968062</text:p>
              </table:table-cell>
              <table:table-cell office:value-type="float" office:value="1.29710708664407">
                <text:p>1.29710708664407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25249883766489">
                <text:p>1.25249883766489</text:p>
              </table:table-cell>
              <table:table-cell office:value-type="float" office:value="1.24494524213182">
                <text:p>1.2449452421318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28284958194464">
                <text:p>1.28284958194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32213098729075">
                <text:p>1.32213098729075</text:p>
              </table:table-cell>
              <table:table-cell office:value-type="float" office:value="1.25260109201501">
                <text:p>1.25260109201501</text:p>
              </table:table-cell>
              <table:table-cell office:value-type="float" office:value="1.28218905494958">
                <text:p>1.28218905494958</text:p>
              </table:table-cell>
              <table:table-cell office:value-type="float" office:value="1.29710708664407">
                <text:p>1.29710708664407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25249883766489">
                <text:p>1.25249883766489</text:p>
              </table:table-cell>
              <table:table-cell office:value-type="float" office:value="1.24494524213182">
                <text:p>1.2449452421318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28284958194464">
                <text:p>1.28284958194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32213098729075">
                <text:p>1.32213098729075</text:p>
              </table:table-cell>
              <table:table-cell office:value-type="float" office:value="1.25260109201501">
                <text:p>1.25260109201501</text:p>
              </table:table-cell>
              <table:table-cell office:value-type="float" office:value="1.28218905494958">
                <text:p>1.28218905494958</text:p>
              </table:table-cell>
              <table:table-cell office:value-type="float" office:value="1.29710708664407">
                <text:p>1.29710708664407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30032589618158">
                <text:p>1.30032589618158</text:p>
              </table:table-cell>
              <table:table-cell office:value-type="float" office:value="1.24494524213182">
                <text:p>1.2449452421318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28493743349234">
                <text:p>1.28493743349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33737802092114">
                <text:p>1.33737802092114</text:p>
              </table:table-cell>
              <table:table-cell office:value-type="float" office:value="1.25260109201501">
                <text:p>1.25260109201501</text:p>
              </table:table-cell>
              <table:table-cell office:value-type="float" office:value="1.28218905494958">
                <text:p>1.28218905494958</text:p>
              </table:table-cell>
              <table:table-cell office:value-type="float" office:value="1.30480579417551">
                <text:p>1.30480579417551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30032589618158">
                <text:p>1.30032589618158</text:p>
              </table:table-cell>
              <table:table-cell office:value-type="float" office:value="1.24494524213182">
                <text:p>1.2449452421318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31332640154087">
                <text:p>1.313326401540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7406748591504">
                <text:p>1.37406748591504</text:p>
              </table:table-cell>
              <table:table-cell office:value-type="float" office:value="1.33045894716796">
                <text:p>1.33045894716796</text:p>
              </table:table-cell>
              <table:table-cell office:value-type="float" office:value="1.3001609253737">
                <text:p>1.3001609253737</text:p>
              </table:table-cell>
              <table:table-cell office:value-type="float" office:value="1.30480579417551">
                <text:p>1.30480579417551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30032589618158">
                <text:p>1.30032589618158</text:p>
              </table:table-cell>
              <table:table-cell office:value-type="float" office:value="1.24494524213182">
                <text:p>1.2449452421318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31332640154087">
                <text:p>1.31332640154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37406748591504">
                <text:p>1.37406748591504</text:p>
              </table:table-cell>
              <table:table-cell office:value-type="float" office:value="1.33045894716796">
                <text:p>1.33045894716796</text:p>
              </table:table-cell>
              <table:table-cell office:value-type="float" office:value="1.32963746630958">
                <text:p>1.32963746630958</text:p>
              </table:table-cell>
              <table:table-cell office:value-type="float" office:value="1.30480579417551">
                <text:p>1.30480579417551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30032589618158">
                <text:p>1.30032589618158</text:p>
              </table:table-cell>
              <table:table-cell office:value-type="float" office:value="1.24494524213182">
                <text:p>1.2449452421318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31332640154087">
                <text:p>1.31332640154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37406748591504">
                <text:p>1.37406748591504</text:p>
              </table:table-cell>
              <table:table-cell office:value-type="float" office:value="1.33045894716796">
                <text:p>1.33045894716796</text:p>
              </table:table-cell>
              <table:table-cell office:value-type="float" office:value="1.32963746630958">
                <text:p>1.32963746630958</text:p>
              </table:table-cell>
              <table:table-cell office:value-type="float" office:value="1.30480579417551">
                <text:p>1.30480579417551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30032589618158">
                <text:p>1.30032589618158</text:p>
              </table:table-cell>
              <table:table-cell office:value-type="float" office:value="1.24494524213182">
                <text:p>1.2449452421318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31332640154087">
                <text:p>1.31332640154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46005151459037">
                <text:p>1.46005151459037</text:p>
              </table:table-cell>
              <table:table-cell office:value-type="float" office:value="1.33045894716796">
                <text:p>1.33045894716796</text:p>
              </table:table-cell>
              <table:table-cell office:value-type="float" office:value="1.32963746630958">
                <text:p>1.32963746630958</text:p>
              </table:table-cell>
              <table:table-cell office:value-type="float" office:value="1.30480579417551">
                <text:p>1.30480579417551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30032589618158">
                <text:p>1.30032589618158</text:p>
              </table:table-cell>
              <table:table-cell office:value-type="float" office:value="1.24494524213182">
                <text:p>1.2449452421318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31332640154087">
                <text:p>1.31332640154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46005151459037">
                <text:p>1.46005151459037</text:p>
              </table:table-cell>
              <table:table-cell office:value-type="float" office:value="1.33045894716796">
                <text:p>1.33045894716796</text:p>
              </table:table-cell>
              <table:table-cell office:value-type="float" office:value="1.32963746630958">
                <text:p>1.32963746630958</text:p>
              </table:table-cell>
              <table:table-cell office:value-type="float" office:value="1.30480579417551">
                <text:p>1.30480579417551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30032589618158">
                <text:p>1.30032589618158</text:p>
              </table:table-cell>
              <table:table-cell office:value-type="float" office:value="1.24494524213182">
                <text:p>1.2449452421318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31332640154087">
                <text:p>1.31332640154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46005151459037">
                <text:p>1.46005151459037</text:p>
              </table:table-cell>
              <table:table-cell office:value-type="float" office:value="1.38576850398469">
                <text:p>1.38576850398469</text:p>
              </table:table-cell>
              <table:table-cell office:value-type="float" office:value="1.32963746630958">
                <text:p>1.32963746630958</text:p>
              </table:table-cell>
              <table:table-cell office:value-type="float" office:value="1.32778240747719">
                <text:p>1.32778240747719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30032589618158">
                <text:p>1.30032589618158</text:p>
              </table:table-cell>
              <table:table-cell office:value-type="float" office:value="1.24494524213182">
                <text:p>1.2449452421318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31332640154087">
                <text:p>1.31332640154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46005151459037">
                <text:p>1.46005151459037</text:p>
              </table:table-cell>
              <table:table-cell office:value-type="float" office:value="1.38576850398469">
                <text:p>1.38576850398469</text:p>
              </table:table-cell>
              <table:table-cell office:value-type="float" office:value="1.32963746630958">
                <text:p>1.32963746630958</text:p>
              </table:table-cell>
              <table:table-cell office:value-type="float" office:value="1.4054816367113">
                <text:p>1.4054816367113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30032589618158">
                <text:p>1.30032589618158</text:p>
              </table:table-cell>
              <table:table-cell office:value-type="float" office:value="1.24494524213182">
                <text:p>1.2449452421318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31332640154087">
                <text:p>1.31332640154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51266215786681">
                <text:p>1.51266215786681</text:p>
              </table:table-cell>
              <table:table-cell office:value-type="float" office:value="1.38576850398469">
                <text:p>1.38576850398469</text:p>
              </table:table-cell>
              <table:table-cell office:value-type="float" office:value="1.38386258822158">
                <text:p>1.38386258822158</text:p>
              </table:table-cell>
              <table:table-cell office:value-type="float" office:value="1.4054816367113">
                <text:p>1.4054816367113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30032589618158">
                <text:p>1.30032589618158</text:p>
              </table:table-cell>
              <table:table-cell office:value-type="float" office:value="1.45379798176002">
                <text:p>1.4537979817600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39524897487157">
                <text:p>1.39524897487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51266215786681">
                <text:p>1.51266215786681</text:p>
              </table:table-cell>
              <table:table-cell office:value-type="float" office:value="1.51262090048159">
                <text:p>1.51262090048159</text:p>
              </table:table-cell>
              <table:table-cell office:value-type="float" office:value="1.38386258822158">
                <text:p>1.38386258822158</text:p>
              </table:table-cell>
              <table:table-cell office:value-type="float" office:value="1.4054816367113">
                <text:p>1.4054816367113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30032589618158">
                <text:p>1.30032589618158</text:p>
              </table:table-cell>
              <table:table-cell office:value-type="float" office:value="1.45379798176002">
                <text:p>1.45379798176002</text:p>
              </table:table-cell>
              <table:table-cell office:value-type="float" office:value="1.29639125699171">
                <text:p>1.29639125699171</text:p>
              </table:table-cell>
              <table:table-cell office:value-type="float" office:value="1.39524897487157">
                <text:p>1.395248974871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51266215786681">
                <text:p>1.51266215786681</text:p>
              </table:table-cell>
              <table:table-cell office:value-type="float" office:value="1.51262090048159">
                <text:p>1.51262090048159</text:p>
              </table:table-cell>
              <table:table-cell office:value-type="float" office:value="1.38386258822158">
                <text:p>1.38386258822158</text:p>
              </table:table-cell>
              <table:table-cell office:value-type="float" office:value="1.4054816367113">
                <text:p>1.4054816367113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42956662659375">
                <text:p>1.42956662659375</text:p>
              </table:table-cell>
              <table:table-cell office:value-type="float" office:value="1.45379798176002">
                <text:p>1.45379798176002</text:p>
              </table:table-cell>
              <table:table-cell office:value-type="float" office:value="1.33348036088519">
                <text:p>1.33348036088519</text:p>
              </table:table-cell>
              <table:table-cell office:value-type="float" office:value="1.4959633541835">
                <text:p>1.49596335418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62106076973742">
                <text:p>1.62106076973742</text:p>
              </table:table-cell>
              <table:table-cell office:value-type="float" office:value="1.51262090048159">
                <text:p>1.51262090048159</text:p>
              </table:table-cell>
              <table:table-cell office:value-type="float" office:value="1.38386258822158">
                <text:p>1.38386258822158</text:p>
              </table:table-cell>
              <table:table-cell office:value-type="float" office:value="1.4054816367113">
                <text:p>1.4054816367113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42956662659375">
                <text:p>1.42956662659375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33348036088519">
                <text:p>1.33348036088519</text:p>
              </table:table-cell>
              <table:table-cell office:value-type="float" office:value="1.4959633541835">
                <text:p>1.4959633541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62106076973742">
                <text:p>1.62106076973742</text:p>
              </table:table-cell>
              <table:table-cell office:value-type="float" office:value="1.51262090048159">
                <text:p>1.51262090048159</text:p>
              </table:table-cell>
              <table:table-cell office:value-type="float" office:value="1.38386258822158">
                <text:p>1.38386258822158</text:p>
              </table:table-cell>
              <table:table-cell office:value-type="float" office:value="1.4054816367113">
                <text:p>1.4054816367113</text:p>
              </table:table-cell>
              <table:table-cell office:value-type="float" office:value="1.26302974651206">
                <text:p>1.26302974651206</text:p>
              </table:table-cell>
              <table:table-cell office:value-type="float" office:value="1.42956662659375">
                <text:p>1.42956662659375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4959633541835">
                <text:p>1.4959633541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62106076973742">
                <text:p>1.62106076973742</text:p>
              </table:table-cell>
              <table:table-cell office:value-type="float" office:value="1.51262090048159">
                <text:p>1.51262090048159</text:p>
              </table:table-cell>
              <table:table-cell office:value-type="float" office:value="1.38386258822158">
                <text:p>1.38386258822158</text:p>
              </table:table-cell>
              <table:table-cell office:value-type="float" office:value="1.4054816367113">
                <text:p>1.4054816367113</text:p>
              </table:table-cell>
              <table:table-cell office:value-type="float" office:value="1.45465955120107">
                <text:p>1.45465955120107</text:p>
              </table:table-cell>
              <table:table-cell office:value-type="float" office:value="1.42956662659375">
                <text:p>1.42956662659375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4959633541835">
                <text:p>1.49596335418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62106076973742">
                <text:p>1.62106076973742</text:p>
              </table:table-cell>
              <table:table-cell office:value-type="float" office:value="1.51262090048159">
                <text:p>1.51262090048159</text:p>
              </table:table-cell>
              <table:table-cell office:value-type="float" office:value="1.57189690806827">
                <text:p>1.57189690806827</text:p>
              </table:table-cell>
              <table:table-cell office:value-type="float" office:value="1.41474209404574">
                <text:p>1.41474209404574</text:p>
              </table:table-cell>
              <table:table-cell office:value-type="float" office:value="1.45465955120107">
                <text:p>1.45465955120107</text:p>
              </table:table-cell>
              <table:table-cell office:value-type="float" office:value="1.42956662659375">
                <text:p>1.42956662659375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4959633541835">
                <text:p>1.4959633541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62106076973742">
                <text:p>1.62106076973742</text:p>
              </table:table-cell>
              <table:table-cell office:value-type="float" office:value="1.51262090048159">
                <text:p>1.51262090048159</text:p>
              </table:table-cell>
              <table:table-cell office:value-type="float" office:value="1.57189690806827">
                <text:p>1.57189690806827</text:p>
              </table:table-cell>
              <table:table-cell office:value-type="float" office:value="1.41474209404574">
                <text:p>1.41474209404574</text:p>
              </table:table-cell>
              <table:table-cell office:value-type="float" office:value="1.45465955120107">
                <text:p>1.45465955120107</text:p>
              </table:table-cell>
              <table:table-cell office:value-type="float" office:value="1.42956662659375">
                <text:p>1.42956662659375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4959633541835">
                <text:p>1.49596335418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67643352312818">
                <text:p>1.67643352312818</text:p>
              </table:table-cell>
              <table:table-cell office:value-type="float" office:value="1.53352516191201">
                <text:p>1.53352516191201</text:p>
              </table:table-cell>
              <table:table-cell office:value-type="float" office:value="1.57189690806827">
                <text:p>1.57189690806827</text:p>
              </table:table-cell>
              <table:table-cell office:value-type="float" office:value="1.41474209404574">
                <text:p>1.41474209404574</text:p>
              </table:table-cell>
              <table:table-cell office:value-type="float" office:value="1.52721707918669">
                <text:p>1.52721707918669</text:p>
              </table:table-cell>
              <table:table-cell office:value-type="float" office:value="1.42956662659375">
                <text:p>1.42956662659375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5555685165824">
                <text:p>1.55556851658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67643352312818">
                <text:p>1.67643352312818</text:p>
              </table:table-cell>
              <table:table-cell office:value-type="float" office:value="1.53352516191201">
                <text:p>1.53352516191201</text:p>
              </table:table-cell>
              <table:table-cell office:value-type="float" office:value="1.57189690806827">
                <text:p>1.57189690806827</text:p>
              </table:table-cell>
              <table:table-cell office:value-type="float" office:value="1.41474209404574">
                <text:p>1.41474209404574</text:p>
              </table:table-cell>
              <table:table-cell office:value-type="float" office:value="1.64054771367299">
                <text:p>1.64054771367299</text:p>
              </table:table-cell>
              <table:table-cell office:value-type="float" office:value="1.42956662659375">
                <text:p>1.42956662659375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5555685165824">
                <text:p>1.55556851658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67643352312818">
                <text:p>1.67643352312818</text:p>
              </table:table-cell>
              <table:table-cell office:value-type="float" office:value="1.53352516191201">
                <text:p>1.53352516191201</text:p>
              </table:table-cell>
              <table:table-cell office:value-type="float" office:value="1.57189690806827">
                <text:p>1.57189690806827</text:p>
              </table:table-cell>
              <table:table-cell office:value-type="float" office:value="1.41474209404574">
                <text:p>1.41474209404574</text:p>
              </table:table-cell>
              <table:table-cell office:value-type="float" office:value="1.64054771367299">
                <text:p>1.64054771367299</text:p>
              </table:table-cell>
              <table:table-cell office:value-type="float" office:value="1.42956662659375">
                <text:p>1.42956662659375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5555685165824">
                <text:p>1.5555685165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69900437514533">
                <text:p>1.69900437514533</text:p>
              </table:table-cell>
              <table:table-cell office:value-type="float" office:value="1.53352516191201">
                <text:p>1.53352516191201</text:p>
              </table:table-cell>
              <table:table-cell office:value-type="float" office:value="1.57189690806827">
                <text:p>1.57189690806827</text:p>
              </table:table-cell>
              <table:table-cell office:value-type="float" office:value="1.41474209404574">
                <text:p>1.41474209404574</text:p>
              </table:table-cell>
              <table:table-cell office:value-type="float" office:value="1.64054771367299">
                <text:p>1.64054771367299</text:p>
              </table:table-cell>
              <table:table-cell office:value-type="float" office:value="1.42956662659375">
                <text:p>1.42956662659375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65622361563781">
                <text:p>1.65622361563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69900437514533">
                <text:p>1.69900437514533</text:p>
              </table:table-cell>
              <table:table-cell office:value-type="float" office:value="1.53352516191201">
                <text:p>1.53352516191201</text:p>
              </table:table-cell>
              <table:table-cell office:value-type="float" office:value="1.61260093149677">
                <text:p>1.61260093149677</text:p>
              </table:table-cell>
              <table:table-cell office:value-type="float" office:value="1.41879928853687">
                <text:p>1.41879928853687</text:p>
              </table:table-cell>
              <table:table-cell office:value-type="float" office:value="1.64054771367299">
                <text:p>1.64054771367299</text:p>
              </table:table-cell>
              <table:table-cell office:value-type="float" office:value="1.55457387908362">
                <text:p>1.55457387908362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65622361563781">
                <text:p>1.656223615637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69900437514533">
                <text:p>1.69900437514533</text:p>
              </table:table-cell>
              <table:table-cell office:value-type="float" office:value="1.53352516191201">
                <text:p>1.53352516191201</text:p>
              </table:table-cell>
              <table:table-cell office:value-type="float" office:value="1.61260093149677">
                <text:p>1.61260093149677</text:p>
              </table:table-cell>
              <table:table-cell office:value-type="float" office:value="1.60547787207302">
                <text:p>1.60547787207302</text:p>
              </table:table-cell>
              <table:table-cell office:value-type="float" office:value="1.64054771367299">
                <text:p>1.64054771367299</text:p>
              </table:table-cell>
              <table:table-cell office:value-type="float" office:value="1.55457387908362">
                <text:p>1.55457387908362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65622361563781">
                <text:p>1.656223615637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69900437514533">
                <text:p>1.69900437514533</text:p>
              </table:table-cell>
              <table:table-cell office:value-type="float" office:value="1.53352516191201">
                <text:p>1.53352516191201</text:p>
              </table:table-cell>
              <table:table-cell office:value-type="float" office:value="1.61367531113595">
                <text:p>1.61367531113595</text:p>
              </table:table-cell>
              <table:table-cell office:value-type="float" office:value="1.60547787207302">
                <text:p>1.60547787207302</text:p>
              </table:table-cell>
              <table:table-cell office:value-type="float" office:value="1.64054771367299">
                <text:p>1.64054771367299</text:p>
              </table:table-cell>
              <table:table-cell office:value-type="float" office:value="1.55457387908362">
                <text:p>1.55457387908362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69828440922346">
                <text:p>1.698284409223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69900437514533">
                <text:p>1.69900437514533</text:p>
              </table:table-cell>
              <table:table-cell office:value-type="float" office:value="1.53724392017166">
                <text:p>1.53724392017166</text:p>
              </table:table-cell>
              <table:table-cell office:value-type="float" office:value="1.62009163622676">
                <text:p>1.62009163622676</text:p>
              </table:table-cell>
              <table:table-cell office:value-type="float" office:value="1.60547787207302">
                <text:p>1.60547787207302</text:p>
              </table:table-cell>
              <table:table-cell office:value-type="float" office:value="1.64054771367299">
                <text:p>1.64054771367299</text:p>
              </table:table-cell>
              <table:table-cell office:value-type="float" office:value="1.55457387908362">
                <text:p>1.55457387908362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69828440922346">
                <text:p>1.69828440922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69900437514533">
                <text:p>1.69900437514533</text:p>
              </table:table-cell>
              <table:table-cell office:value-type="float" office:value="1.53724392017166">
                <text:p>1.53724392017166</text:p>
              </table:table-cell>
              <table:table-cell office:value-type="float" office:value="1.62009163622676">
                <text:p>1.62009163622676</text:p>
              </table:table-cell>
              <table:table-cell office:value-type="float" office:value="1.60547787207302">
                <text:p>1.60547787207302</text:p>
              </table:table-cell>
              <table:table-cell office:value-type="float" office:value="1.64054771367299">
                <text:p>1.64054771367299</text:p>
              </table:table-cell>
              <table:table-cell office:value-type="float" office:value="1.55457387908362">
                <text:p>1.55457387908362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69828440922346">
                <text:p>1.698284409223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69900437514533">
                <text:p>1.69900437514533</text:p>
              </table:table-cell>
              <table:table-cell office:value-type="float" office:value="1.68546717094397">
                <text:p>1.68546717094397</text:p>
              </table:table-cell>
              <table:table-cell office:value-type="float" office:value="1.62009163622676">
                <text:p>1.62009163622676</text:p>
              </table:table-cell>
              <table:table-cell office:value-type="float" office:value="1.60547787207302">
                <text:p>1.60547787207302</text:p>
              </table:table-cell>
              <table:table-cell office:value-type="float" office:value="1.64054771367299">
                <text:p>1.64054771367299</text:p>
              </table:table-cell>
              <table:table-cell office:value-type="float" office:value="1.55841287082783">
                <text:p>1.55841287082783</text:p>
              </table:table-cell>
              <table:table-cell office:value-type="float" office:value="1.49058763115285">
                <text:p>1.49058763115285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69828440922346">
                <text:p>1.698284409223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78265241478345">
                <text:p>1.78265241478345</text:p>
              </table:table-cell>
              <table:table-cell office:value-type="float" office:value="1.69371204095668">
                <text:p>1.69371204095668</text:p>
              </table:table-cell>
              <table:table-cell office:value-type="float" office:value="1.62009163622676">
                <text:p>1.62009163622676</text:p>
              </table:table-cell>
              <table:table-cell office:value-type="float" office:value="1.60547787207302">
                <text:p>1.60547787207302</text:p>
              </table:table-cell>
              <table:table-cell office:value-type="float" office:value="1.64054771367299">
                <text:p>1.64054771367299</text:p>
              </table:table-cell>
              <table:table-cell office:value-type="float" office:value="1.64756102040717">
                <text:p>1.64756102040717</text:p>
              </table:table-cell>
              <table:table-cell office:value-type="float" office:value="1.66419487540677">
                <text:p>1.66419487540677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69828440922346">
                <text:p>1.698284409223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78265241478345">
                <text:p>1.78265241478345</text:p>
              </table:table-cell>
              <table:table-cell office:value-type="float" office:value="1.69371204095668">
                <text:p>1.69371204095668</text:p>
              </table:table-cell>
              <table:table-cell office:value-type="float" office:value="1.71269758901676">
                <text:p>1.71269758901676</text:p>
              </table:table-cell>
              <table:table-cell office:value-type="float" office:value="1.60547787207302">
                <text:p>1.60547787207302</text:p>
              </table:table-cell>
              <table:table-cell office:value-type="float" office:value="1.64054771367299">
                <text:p>1.64054771367299</text:p>
              </table:table-cell>
              <table:table-cell office:value-type="float" office:value="1.74967947808671">
                <text:p>1.74967947808671</text:p>
              </table:table-cell>
              <table:table-cell office:value-type="float" office:value="1.66419487540677">
                <text:p>1.66419487540677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69828440922346">
                <text:p>1.698284409223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83005691120495">
                <text:p>1.83005691120495</text:p>
              </table:table-cell>
              <table:table-cell office:value-type="float" office:value="1.69371204095668">
                <text:p>1.69371204095668</text:p>
              </table:table-cell>
              <table:table-cell office:value-type="float" office:value="1.71269758901676">
                <text:p>1.71269758901676</text:p>
              </table:table-cell>
              <table:table-cell office:value-type="float" office:value="1.60547787207302">
                <text:p>1.60547787207302</text:p>
              </table:table-cell>
              <table:table-cell office:value-type="float" office:value="1.64054771367299">
                <text:p>1.64054771367299</text:p>
              </table:table-cell>
              <table:table-cell office:value-type="float" office:value="1.74967947808671">
                <text:p>1.74967947808671</text:p>
              </table:table-cell>
              <table:table-cell office:value-type="float" office:value="1.66419487540677">
                <text:p>1.66419487540677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70364083894108">
                <text:p>1.70364083894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84174089440643">
                <text:p>1.84174089440643</text:p>
              </table:table-cell>
              <table:table-cell office:value-type="float" office:value="1.69371204095668">
                <text:p>1.69371204095668</text:p>
              </table:table-cell>
              <table:table-cell office:value-type="float" office:value="1.71269758901676">
                <text:p>1.71269758901676</text:p>
              </table:table-cell>
              <table:table-cell office:value-type="float" office:value="1.60547787207302">
                <text:p>1.60547787207302</text:p>
              </table:table-cell>
              <table:table-cell office:value-type="float" office:value="1.74413663742871">
                <text:p>1.74413663742871</text:p>
              </table:table-cell>
              <table:table-cell office:value-type="float" office:value="1.74967947808671">
                <text:p>1.74967947808671</text:p>
              </table:table-cell>
              <table:table-cell office:value-type="float" office:value="1.66419487540677">
                <text:p>1.66419487540677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70364083894108">
                <text:p>1.70364083894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86786486754508">
                <text:p>1.86786486754508</text:p>
              </table:table-cell>
              <table:table-cell office:value-type="float" office:value="1.69371204095668">
                <text:p>1.69371204095668</text:p>
              </table:table-cell>
              <table:table-cell office:value-type="float" office:value="1.71738271378828">
                <text:p>1.71738271378828</text:p>
              </table:table-cell>
              <table:table-cell office:value-type="float" office:value="1.7214098425333">
                <text:p>1.7214098425333</text:p>
              </table:table-cell>
              <table:table-cell office:value-type="float" office:value="1.74413663742871">
                <text:p>1.74413663742871</text:p>
              </table:table-cell>
              <table:table-cell office:value-type="float" office:value="1.74967947808671">
                <text:p>1.74967947808671</text:p>
              </table:table-cell>
              <table:table-cell office:value-type="float" office:value="1.71237774715148">
                <text:p>1.71237774715148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70364083894108">
                <text:p>1.70364083894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86786486754508">
                <text:p>1.86786486754508</text:p>
              </table:table-cell>
              <table:table-cell office:value-type="float" office:value="1.69371204095668">
                <text:p>1.69371204095668</text:p>
              </table:table-cell>
              <table:table-cell office:value-type="float" office:value="1.73374452939834">
                <text:p>1.73374452939834</text:p>
              </table:table-cell>
              <table:table-cell office:value-type="float" office:value="1.7214098425333">
                <text:p>1.7214098425333</text:p>
              </table:table-cell>
              <table:table-cell office:value-type="float" office:value="1.74413663742871">
                <text:p>1.74413663742871</text:p>
              </table:table-cell>
              <table:table-cell office:value-type="float" office:value="1.74967947808671">
                <text:p>1.74967947808671</text:p>
              </table:table-cell>
              <table:table-cell office:value-type="float" office:value="1.71237774715148">
                <text:p>1.71237774715148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70364083894108">
                <text:p>1.70364083894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92544387663933">
                <text:p>1.92544387663933</text:p>
              </table:table-cell>
              <table:table-cell office:value-type="float" office:value="1.74489236838082">
                <text:p>1.74489236838082</text:p>
              </table:table-cell>
              <table:table-cell office:value-type="float" office:value="1.73374452939834">
                <text:p>1.73374452939834</text:p>
              </table:table-cell>
              <table:table-cell office:value-type="float" office:value="1.79999197238688">
                <text:p>1.79999197238688</text:p>
              </table:table-cell>
              <table:table-cell office:value-type="float" office:value="1.74413663742871">
                <text:p>1.74413663742871</text:p>
              </table:table-cell>
              <table:table-cell office:value-type="float" office:value="1.74967947808671">
                <text:p>1.74967947808671</text:p>
              </table:table-cell>
              <table:table-cell office:value-type="float" office:value="1.71237774715148">
                <text:p>1.71237774715148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70364083894108">
                <text:p>1.70364083894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92544387663933">
                <text:p>1.92544387663933</text:p>
              </table:table-cell>
              <table:table-cell office:value-type="float" office:value="1.74489236838082">
                <text:p>1.74489236838082</text:p>
              </table:table-cell>
              <table:table-cell office:value-type="float" office:value="1.79776332238071">
                <text:p>1.79776332238071</text:p>
              </table:table-cell>
              <table:table-cell office:value-type="float" office:value="1.79999197238688">
                <text:p>1.79999197238688</text:p>
              </table:table-cell>
              <table:table-cell office:value-type="float" office:value="1.74413663742871">
                <text:p>1.74413663742871</text:p>
              </table:table-cell>
              <table:table-cell office:value-type="float" office:value="1.74967947808671">
                <text:p>1.74967947808671</text:p>
              </table:table-cell>
              <table:table-cell office:value-type="float" office:value="1.71237774715148">
                <text:p>1.71237774715148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74838493834476">
                <text:p>1.74838493834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15008916906763">
                <text:p>2.15008916906763</text:p>
              </table:table-cell>
              <table:table-cell office:value-type="float" office:value="1.74489236838082">
                <text:p>1.74489236838082</text:p>
              </table:table-cell>
              <table:table-cell office:value-type="float" office:value="1.79776332238071">
                <text:p>1.79776332238071</text:p>
              </table:table-cell>
              <table:table-cell office:value-type="float" office:value="1.79999197238688">
                <text:p>1.79999197238688</text:p>
              </table:table-cell>
              <table:table-cell office:value-type="float" office:value="1.74413663742871">
                <text:p>1.74413663742871</text:p>
              </table:table-cell>
              <table:table-cell office:value-type="float" office:value="1.74967947808671">
                <text:p>1.74967947808671</text:p>
              </table:table-cell>
              <table:table-cell office:value-type="float" office:value="1.92197338315943">
                <text:p>1.92197338315943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77492896941205">
                <text:p>1.774928969412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15008916906763">
                <text:p>2.15008916906763</text:p>
              </table:table-cell>
              <table:table-cell office:value-type="float" office:value="1.74489236838082">
                <text:p>1.74489236838082</text:p>
              </table:table-cell>
              <table:table-cell office:value-type="float" office:value="1.79776332238071">
                <text:p>1.79776332238071</text:p>
              </table:table-cell>
              <table:table-cell office:value-type="float" office:value="1.79999197238688">
                <text:p>1.79999197238688</text:p>
              </table:table-cell>
              <table:table-cell office:value-type="float" office:value="1.74413663742871">
                <text:p>1.74413663742871</text:p>
              </table:table-cell>
              <table:table-cell office:value-type="float" office:value="1.74967947808671">
                <text:p>1.74967947808671</text:p>
              </table:table-cell>
              <table:table-cell office:value-type="float" office:value="1.92197338315943">
                <text:p>1.92197338315943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77492896941205">
                <text:p>1.77492896941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15008916906763">
                <text:p>2.15008916906763</text:p>
              </table:table-cell>
              <table:table-cell office:value-type="float" office:value="1.83439608829957">
                <text:p>1.83439608829957</text:p>
              </table:table-cell>
              <table:table-cell office:value-type="float" office:value="1.79776332238071">
                <text:p>1.79776332238071</text:p>
              </table:table-cell>
              <table:table-cell office:value-type="float" office:value="2.00866513022585">
                <text:p>2.00866513022585</text:p>
              </table:table-cell>
              <table:table-cell office:value-type="float" office:value="1.80182626647663">
                <text:p>1.80182626647663</text:p>
              </table:table-cell>
              <table:table-cell office:value-type="float" office:value="1.80768585857105">
                <text:p>1.80768585857105</text:p>
              </table:table-cell>
              <table:table-cell office:value-type="float" office:value="1.92197338315943">
                <text:p>1.92197338315943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88795480616058">
                <text:p>1.887954806160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15008916906763">
                <text:p>2.15008916906763</text:p>
              </table:table-cell>
              <table:table-cell office:value-type="float" office:value="1.83439608829957">
                <text:p>1.83439608829957</text:p>
              </table:table-cell>
              <table:table-cell office:value-type="float" office:value="1.95147177414925">
                <text:p>1.95147177414925</text:p>
              </table:table-cell>
              <table:table-cell office:value-type="float" office:value="2.00866513022585">
                <text:p>2.00866513022585</text:p>
              </table:table-cell>
              <table:table-cell office:value-type="float" office:value="1.80182626647663">
                <text:p>1.80182626647663</text:p>
              </table:table-cell>
              <table:table-cell office:value-type="float" office:value="1.80768585857105">
                <text:p>1.80768585857105</text:p>
              </table:table-cell>
              <table:table-cell office:value-type="float" office:value="1.95745915409713">
                <text:p>1.95745915409713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88932877066288">
                <text:p>1.88932877066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.15824478023143">
                <text:p>2.15824478023143</text:p>
              </table:table-cell>
              <table:table-cell office:value-type="float" office:value="1.83439608829957">
                <text:p>1.83439608829957</text:p>
              </table:table-cell>
              <table:table-cell office:value-type="float" office:value="1.96898706050254">
                <text:p>1.96898706050254</text:p>
              </table:table-cell>
              <table:table-cell office:value-type="float" office:value="2.06743558067992">
                <text:p>2.06743558067992</text:p>
              </table:table-cell>
              <table:table-cell office:value-type="float" office:value="1.80182626647663">
                <text:p>1.80182626647663</text:p>
              </table:table-cell>
              <table:table-cell office:value-type="float" office:value="1.80768585857105">
                <text:p>1.80768585857105</text:p>
              </table:table-cell>
              <table:table-cell office:value-type="float" office:value="1.98915064633361">
                <text:p>1.98915064633361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88932877066288">
                <text:p>1.88932877066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.15824478023143">
                <text:p>2.15824478023143</text:p>
              </table:table-cell>
              <table:table-cell office:value-type="float" office:value="1.83439608829957">
                <text:p>1.83439608829957</text:p>
              </table:table-cell>
              <table:table-cell office:value-type="float" office:value="1.96898706050254">
                <text:p>1.96898706050254</text:p>
              </table:table-cell>
              <table:table-cell office:value-type="float" office:value="2.06743558067992">
                <text:p>2.06743558067992</text:p>
              </table:table-cell>
              <table:table-cell office:value-type="float" office:value="1.80182626647663">
                <text:p>1.80182626647663</text:p>
              </table:table-cell>
              <table:table-cell office:value-type="float" office:value="1.80768585857105">
                <text:p>1.80768585857105</text:p>
              </table:table-cell>
              <table:table-cell office:value-type="float" office:value="2.01180362123156">
                <text:p>2.01180362123156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88932877066288">
                <text:p>1.889328770662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15824478023143">
                <text:p>2.15824478023143</text:p>
              </table:table-cell>
              <table:table-cell office:value-type="float" office:value="1.83439608829957">
                <text:p>1.83439608829957</text:p>
              </table:table-cell>
              <table:table-cell office:value-type="float" office:value="2.07789125970566">
                <text:p>2.07789125970566</text:p>
              </table:table-cell>
              <table:table-cell office:value-type="float" office:value="2.06743558067992">
                <text:p>2.06743558067992</text:p>
              </table:table-cell>
              <table:table-cell office:value-type="float" office:value="1.80182626647663">
                <text:p>1.80182626647663</text:p>
              </table:table-cell>
              <table:table-cell office:value-type="float" office:value="1.80768585857105">
                <text:p>1.80768585857105</text:p>
              </table:table-cell>
              <table:table-cell office:value-type="float" office:value="2.03630191161961">
                <text:p>2.03630191161961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88932877066288">
                <text:p>1.889328770662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15824478023143">
                <text:p>2.1582447802314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10163227404082">
                <text:p>2.10163227404082</text:p>
              </table:table-cell>
              <table:table-cell office:value-type="float" office:value="2.10747322485407">
                <text:p>2.10747322485407</text:p>
              </table:table-cell>
              <table:table-cell office:value-type="float" office:value="1.80182626647663">
                <text:p>1.80182626647663</text:p>
              </table:table-cell>
              <table:table-cell office:value-type="float" office:value="1.80768585857105">
                <text:p>1.80768585857105</text:p>
              </table:table-cell>
              <table:table-cell office:value-type="float" office:value="2.03630191161961">
                <text:p>2.03630191161961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88932877066288">
                <text:p>1.889328770662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.15824478023143">
                <text:p>2.1582447802314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10163227404082">
                <text:p>2.10163227404082</text:p>
              </table:table-cell>
              <table:table-cell office:value-type="float" office:value="2.10747322485407">
                <text:p>2.10747322485407</text:p>
              </table:table-cell>
              <table:table-cell office:value-type="float" office:value="1.80182626647663">
                <text:p>1.80182626647663</text:p>
              </table:table-cell>
              <table:table-cell office:value-type="float" office:value="2.07811779017537">
                <text:p>2.07811779017537</text:p>
              </table:table-cell>
              <table:table-cell office:value-type="float" office:value="2.15552840432746">
                <text:p>2.15552840432746</text:p>
              </table:table-cell>
              <table:table-cell office:value-type="float" office:value="1.48521409066993">
                <text:p>1.48521409066993</text:p>
              </table:table-cell>
              <table:table-cell office:value-type="float" office:value="1.88932877066288">
                <text:p>1.88932877066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.15824478023143">
                <text:p>2.1582447802314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10163227404082">
                <text:p>2.10163227404082</text:p>
              </table:table-cell>
              <table:table-cell office:value-type="float" office:value="2.14112302774702">
                <text:p>2.14112302774702</text:p>
              </table:table-cell>
              <table:table-cell office:value-type="float" office:value="1.96170856705569">
                <text:p>1.96170856705569</text:p>
              </table:table-cell>
              <table:table-cell office:value-type="float" office:value="2.07811779017537">
                <text:p>2.07811779017537</text:p>
              </table:table-cell>
              <table:table-cell office:value-type="float" office:value="2.15676389047246">
                <text:p>2.15676389047246</text:p>
              </table:table-cell>
              <table:table-cell office:value-type="float" office:value="2.15786710387285">
                <text:p>2.15786710387285</text:p>
              </table:table-cell>
              <table:table-cell office:value-type="float" office:value="1.88932877066288">
                <text:p>1.889328770662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.15824478023143">
                <text:p>2.1582447802314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10163227404082">
                <text:p>2.10163227404082</text:p>
              </table:table-cell>
              <table:table-cell office:value-type="float" office:value="2.14112302774702">
                <text:p>2.14112302774702</text:p>
              </table:table-cell>
              <table:table-cell office:value-type="float" office:value="1.96170856705569">
                <text:p>1.96170856705569</text:p>
              </table:table-cell>
              <table:table-cell office:value-type="float" office:value="2.09242616372548">
                <text:p>2.09242616372548</text:p>
              </table:table-cell>
              <table:table-cell office:value-type="float" office:value="2.1572842502209">
                <text:p>2.1572842502209</text:p>
              </table:table-cell>
              <table:table-cell office:value-type="float" office:value="2.15786710387285">
                <text:p>2.15786710387285</text:p>
              </table:table-cell>
              <table:table-cell office:value-type="float" office:value="1.88932877066288">
                <text:p>1.889328770662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.15824478023143">
                <text:p>2.1582447802314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14227389356935">
                <text:p>2.14227389356935</text:p>
              </table:table-cell>
              <table:table-cell office:value-type="float" office:value="2.14112302774702">
                <text:p>2.14112302774702</text:p>
              </table:table-cell>
              <table:table-cell office:value-type="float" office:value="1.96170856705569">
                <text:p>1.96170856705569</text:p>
              </table:table-cell>
              <table:table-cell office:value-type="float" office:value="2.09242616372548">
                <text:p>2.09242616372548</text:p>
              </table:table-cell>
              <table:table-cell office:value-type="float" office:value="2.1572842502209">
                <text:p>2.1572842502209</text:p>
              </table:table-cell>
              <table:table-cell office:value-type="float" office:value="2.15786710387285">
                <text:p>2.15786710387285</text:p>
              </table:table-cell>
              <table:table-cell office:value-type="float" office:value="1.88932877066288">
                <text:p>1.88932877066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.15824478023143">
                <text:p>2.1582447802314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15740885321856">
                <text:p>2.15740885321856</text:p>
              </table:table-cell>
              <table:table-cell office:value-type="float" office:value="2.14112302774702">
                <text:p>2.14112302774702</text:p>
              </table:table-cell>
              <table:table-cell office:value-type="float" office:value="1.96170856705569">
                <text:p>1.96170856705569</text:p>
              </table:table-cell>
              <table:table-cell office:value-type="float" office:value="2.15248184319377">
                <text:p>2.15248184319377</text:p>
              </table:table-cell>
              <table:table-cell office:value-type="float" office:value="2.15805620736319">
                <text:p>2.15805620736319</text:p>
              </table:table-cell>
              <table:table-cell office:value-type="float" office:value="2.15786710387285">
                <text:p>2.15786710387285</text:p>
              </table:table-cell>
              <table:table-cell office:value-type="float" office:value="1.88932877066288">
                <text:p>1.88932877066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.15824478023143">
                <text:p>2.1582447802314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15740885321856">
                <text:p>2.15740885321856</text:p>
              </table:table-cell>
              <table:table-cell office:value-type="float" office:value="2.14112302774702">
                <text:p>2.14112302774702</text:p>
              </table:table-cell>
              <table:table-cell office:value-type="float" office:value="2.03301225548651">
                <text:p>2.03301225548651</text:p>
              </table:table-cell>
              <table:table-cell office:value-type="float" office:value="2.15290141632859">
                <text:p>2.15290141632859</text:p>
              </table:table-cell>
              <table:table-cell office:value-type="float" office:value="2.15805620736319">
                <text:p>2.15805620736319</text:p>
              </table:table-cell>
              <table:table-cell office:value-type="float" office:value="2.15786710387285">
                <text:p>2.15786710387285</text:p>
              </table:table-cell>
              <table:table-cell office:value-type="float" office:value="1.99968559965766">
                <text:p>1.99968559965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15824478023143">
                <text:p>2.1582447802314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15740885321856">
                <text:p>2.15740885321856</text:p>
              </table:table-cell>
              <table:table-cell office:value-type="float" office:value="2.15815618720847">
                <text:p>2.15815618720847</text:p>
              </table:table-cell>
              <table:table-cell office:value-type="float" office:value="2.05516162214195">
                <text:p>2.05516162214195</text:p>
              </table:table-cell>
              <table:table-cell office:value-type="float" office:value="2.15290141632859">
                <text:p>2.15290141632859</text:p>
              </table:table-cell>
              <table:table-cell office:value-type="float" office:value="2.15805620736319">
                <text:p>2.15805620736319</text:p>
              </table:table-cell>
              <table:table-cell office:value-type="float" office:value="2.15786710387285">
                <text:p>2.15786710387285</text:p>
              </table:table-cell>
              <table:table-cell office:value-type="float" office:value="1.99968559965766">
                <text:p>1.999685599657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.15824478023143">
                <text:p>2.1582447802314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15740885321856">
                <text:p>2.15740885321856</text:p>
              </table:table-cell>
              <table:table-cell office:value-type="float" office:value="2.15815618720847">
                <text:p>2.15815618720847</text:p>
              </table:table-cell>
              <table:table-cell office:value-type="float" office:value="2.07025994833092">
                <text:p>2.07025994833092</text:p>
              </table:table-cell>
              <table:table-cell office:value-type="float" office:value="2.15290141632859">
                <text:p>2.15290141632859</text:p>
              </table:table-cell>
              <table:table-cell office:value-type="float" office:value="2.15805620736319">
                <text:p>2.15805620736319</text:p>
              </table:table-cell>
              <table:table-cell office:value-type="float" office:value="2.15786710387285">
                <text:p>2.15786710387285</text:p>
              </table:table-cell>
              <table:table-cell office:value-type="float" office:value="1.99968559965766">
                <text:p>1.99968559965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35283965952468">
                <text:p>2.35283965952468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15740885321856">
                <text:p>2.15740885321856</text:p>
              </table:table-cell>
              <table:table-cell office:value-type="float" office:value="2.15815618720847">
                <text:p>2.15815618720847</text:p>
              </table:table-cell>
              <table:table-cell office:value-type="float" office:value="2.07025994833092">
                <text:p>2.07025994833092</text:p>
              </table:table-cell>
              <table:table-cell office:value-type="float" office:value="2.1559182537374">
                <text:p>2.1559182537374</text:p>
              </table:table-cell>
              <table:table-cell office:value-type="float" office:value="2.15805620736319">
                <text:p>2.15805620736319</text:p>
              </table:table-cell>
              <table:table-cell office:value-type="float" office:value="2.15786710387285">
                <text:p>2.15786710387285</text:p>
              </table:table-cell>
              <table:table-cell office:value-type="float" office:value="2.04145752167201">
                <text:p>2.041457521672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.35283965952468">
                <text:p>2.35283965952468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15740885321856">
                <text:p>2.15740885321856</text:p>
              </table:table-cell>
              <table:table-cell office:value-type="float" office:value="2.28027315031089">
                <text:p>2.28027315031089</text:p>
              </table:table-cell>
              <table:table-cell office:value-type="float" office:value="2.07025994833092">
                <text:p>2.07025994833092</text:p>
              </table:table-cell>
              <table:table-cell office:value-type="float" office:value="2.1559182537374">
                <text:p>2.1559182537374</text:p>
              </table:table-cell>
              <table:table-cell office:value-type="float" office:value="2.15805620736319">
                <text:p>2.15805620736319</text:p>
              </table:table-cell>
              <table:table-cell office:value-type="float" office:value="2.15786710387285">
                <text:p>2.15786710387285</text:p>
              </table:table-cell>
              <table:table-cell office:value-type="float" office:value="2.15723928552285">
                <text:p>2.157239285522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35283965952468">
                <text:p>2.35283965952468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15740885321856">
                <text:p>2.15740885321856</text:p>
              </table:table-cell>
              <table:table-cell office:value-type="float" office:value="2.28027315031089">
                <text:p>2.28027315031089</text:p>
              </table:table-cell>
              <table:table-cell office:value-type="float" office:value="2.07025994833092">
                <text:p>2.07025994833092</text:p>
              </table:table-cell>
              <table:table-cell office:value-type="float" office:value="2.18010299334774">
                <text:p>2.18010299334774</text:p>
              </table:table-cell>
              <table:table-cell office:value-type="float" office:value="2.15805620736319">
                <text:p>2.15805620736319</text:p>
              </table:table-cell>
              <table:table-cell office:value-type="float" office:value="2.15786710387285">
                <text:p>2.15786710387285</text:p>
              </table:table-cell>
              <table:table-cell office:value-type="float" office:value="2.15723928552285">
                <text:p>2.157239285522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35283965952468">
                <text:p>2.35283965952468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21717602847941">
                <text:p>2.21717602847941</text:p>
              </table:table-cell>
              <table:table-cell office:value-type="float" office:value="2.28323593077791">
                <text:p>2.28323593077791</text:p>
              </table:table-cell>
              <table:table-cell office:value-type="float" office:value="2.07025994833092">
                <text:p>2.07025994833092</text:p>
              </table:table-cell>
              <table:table-cell office:value-type="float" office:value="2.18010299334774">
                <text:p>2.18010299334774</text:p>
              </table:table-cell>
              <table:table-cell office:value-type="float" office:value="2.15805620736319">
                <text:p>2.15805620736319</text:p>
              </table:table-cell>
              <table:table-cell office:value-type="float" office:value="2.15786710387285">
                <text:p>2.15786710387285</text:p>
              </table:table-cell>
              <table:table-cell office:value-type="float" office:value="2.15723928552285">
                <text:p>2.157239285522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35283965952468">
                <text:p>2.35283965952468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21717602847941">
                <text:p>2.21717602847941</text:p>
              </table:table-cell>
              <table:table-cell office:value-type="float" office:value="2.28323593077791">
                <text:p>2.28323593077791</text:p>
              </table:table-cell>
              <table:table-cell office:value-type="float" office:value="2.07025994833092">
                <text:p>2.07025994833092</text:p>
              </table:table-cell>
              <table:table-cell office:value-type="float" office:value="2.2531331305026">
                <text:p>2.2531331305026</text:p>
              </table:table-cell>
              <table:table-cell office:value-type="float" office:value="2.15805620736319">
                <text:p>2.15805620736319</text:p>
              </table:table-cell>
              <table:table-cell office:value-type="float" office:value="2.15786710387285">
                <text:p>2.15786710387285</text:p>
              </table:table-cell>
              <table:table-cell office:value-type="float" office:value="2.3397890012762">
                <text:p>2.33978900127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44283826084133">
                <text:p>2.4428382608413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21717602847941">
                <text:p>2.21717602847941</text:p>
              </table:table-cell>
              <table:table-cell office:value-type="float" office:value="2.32127000654262">
                <text:p>2.32127000654262</text:p>
              </table:table-cell>
              <table:table-cell office:value-type="float" office:value="2.07025994833092">
                <text:p>2.07025994833092</text:p>
              </table:table-cell>
              <table:table-cell office:value-type="float" office:value="2.34414929643437">
                <text:p>2.34414929643437</text:p>
              </table:table-cell>
              <table:table-cell office:value-type="float" office:value="2.18030030577972">
                <text:p>2.18030030577972</text:p>
              </table:table-cell>
              <table:table-cell office:value-type="float" office:value="2.15786710387285">
                <text:p>2.15786710387285</text:p>
              </table:table-cell>
              <table:table-cell office:value-type="float" office:value="2.3397890012762">
                <text:p>2.33978900127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44283826084133">
                <text:p>2.4428382608413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31582686943573">
                <text:p>2.31582686943573</text:p>
              </table:table-cell>
              <table:table-cell office:value-type="float" office:value="2.32127000654262">
                <text:p>2.32127000654262</text:p>
              </table:table-cell>
              <table:table-cell office:value-type="float" office:value="2.13753481083735">
                <text:p>2.13753481083735</text:p>
              </table:table-cell>
              <table:table-cell office:value-type="float" office:value="2.39175536643884">
                <text:p>2.39175536643884</text:p>
              </table:table-cell>
              <table:table-cell office:value-type="float" office:value="2.18030030577972">
                <text:p>2.18030030577972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34338849920526">
                <text:p>2.343388499205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44283826084133">
                <text:p>2.4428382608413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31582686943573">
                <text:p>2.31582686943573</text:p>
              </table:table-cell>
              <table:table-cell office:value-type="float" office:value="2.3304962493275">
                <text:p>2.3304962493275</text:p>
              </table:table-cell>
              <table:table-cell office:value-type="float" office:value="2.13753481083735">
                <text:p>2.13753481083735</text:p>
              </table:table-cell>
              <table:table-cell office:value-type="float" office:value="2.39175536643884">
                <text:p>2.39175536643884</text:p>
              </table:table-cell>
              <table:table-cell office:value-type="float" office:value="2.18030030577972">
                <text:p>2.18030030577972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34338849920526">
                <text:p>2.343388499205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44283826084133">
                <text:p>2.4428382608413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33401663690145">
                <text:p>2.33401663690145</text:p>
              </table:table-cell>
              <table:table-cell office:value-type="float" office:value="2.41635560206151">
                <text:p>2.41635560206151</text:p>
              </table:table-cell>
              <table:table-cell office:value-type="float" office:value="2.13753481083735">
                <text:p>2.13753481083735</text:p>
              </table:table-cell>
              <table:table-cell office:value-type="float" office:value="2.39175536643884">
                <text:p>2.39175536643884</text:p>
              </table:table-cell>
              <table:table-cell office:value-type="float" office:value="2.18030030577972">
                <text:p>2.18030030577972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34338849920526">
                <text:p>2.343388499205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44283826084133">
                <text:p>2.4428382608413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33401663690145">
                <text:p>2.33401663690145</text:p>
              </table:table-cell>
              <table:table-cell office:value-type="float" office:value="2.41635560206151">
                <text:p>2.41635560206151</text:p>
              </table:table-cell>
              <table:table-cell office:value-type="float" office:value="2.20420305966556">
                <text:p>2.20420305966556</text:p>
              </table:table-cell>
              <table:table-cell office:value-type="float" office:value="2.3953602620566">
                <text:p>2.3953602620566</text:p>
              </table:table-cell>
              <table:table-cell office:value-type="float" office:value="2.21710426074916">
                <text:p>2.21710426074916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39744794031539">
                <text:p>2.397447940315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64619292629881">
                <text:p>2.64619292629881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36475434719767">
                <text:p>2.36475434719767</text:p>
              </table:table-cell>
              <table:table-cell office:value-type="float" office:value="2.41635560206151">
                <text:p>2.41635560206151</text:p>
              </table:table-cell>
              <table:table-cell office:value-type="float" office:value="2.20420305966556">
                <text:p>2.20420305966556</text:p>
              </table:table-cell>
              <table:table-cell office:value-type="float" office:value="2.3953602620566">
                <text:p>2.3953602620566</text:p>
              </table:table-cell>
              <table:table-cell office:value-type="float" office:value="2.41020490913407">
                <text:p>2.41020490913407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4019621153866">
                <text:p>2.40196211538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64619292629881">
                <text:p>2.64619292629881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56174831657496">
                <text:p>2.56174831657496</text:p>
              </table:table-cell>
              <table:table-cell office:value-type="float" office:value="2.50594561171663">
                <text:p>2.50594561171663</text:p>
              </table:table-cell>
              <table:table-cell office:value-type="float" office:value="2.20420305966556">
                <text:p>2.20420305966556</text:p>
              </table:table-cell>
              <table:table-cell office:value-type="float" office:value="2.61482486789905">
                <text:p>2.61482486789905</text:p>
              </table:table-cell>
              <table:table-cell office:value-type="float" office:value="2.41020490913407">
                <text:p>2.41020490913407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4019621153866">
                <text:p>2.4019621153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64619292629881">
                <text:p>2.64619292629881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56174831657496">
                <text:p>2.56174831657496</text:p>
              </table:table-cell>
              <table:table-cell office:value-type="float" office:value="2.57604764561333">
                <text:p>2.57604764561333</text:p>
              </table:table-cell>
              <table:table-cell office:value-type="float" office:value="2.20420305966556">
                <text:p>2.20420305966556</text:p>
              </table:table-cell>
              <table:table-cell office:value-type="float" office:value="2.61482486789905">
                <text:p>2.61482486789905</text:p>
              </table:table-cell>
              <table:table-cell office:value-type="float" office:value="2.41020490913407">
                <text:p>2.41020490913407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4019621153866">
                <text:p>2.40196211538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64619292629881">
                <text:p>2.64619292629881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60418017971434">
                <text:p>2.60418017971434</text:p>
              </table:table-cell>
              <table:table-cell office:value-type="float" office:value="2.60100524043639">
                <text:p>2.60100524043639</text:p>
              </table:table-cell>
              <table:table-cell office:value-type="float" office:value="2.20420305966556">
                <text:p>2.20420305966556</text:p>
              </table:table-cell>
              <table:table-cell office:value-type="float" office:value="2.61482486789905">
                <text:p>2.61482486789905</text:p>
              </table:table-cell>
              <table:table-cell office:value-type="float" office:value="2.54651188652144">
                <text:p>2.54651188652144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4019621153866">
                <text:p>2.40196211538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.64619292629881">
                <text:p>2.64619292629881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63324051042044">
                <text:p>2.63324051042044</text:p>
              </table:table-cell>
              <table:table-cell office:value-type="float" office:value="2.6353172547185">
                <text:p>2.6353172547185</text:p>
              </table:table-cell>
              <table:table-cell office:value-type="float" office:value="2.20420305966556">
                <text:p>2.20420305966556</text:p>
              </table:table-cell>
              <table:table-cell office:value-type="float" office:value="2.61840181405732">
                <text:p>2.61840181405732</text:p>
              </table:table-cell>
              <table:table-cell office:value-type="float" office:value="2.54651188652144">
                <text:p>2.54651188652144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4019621153866">
                <text:p>2.40196211538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.64619292629881">
                <text:p>2.64619292629881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63324051042044">
                <text:p>2.63324051042044</text:p>
              </table:table-cell>
              <table:table-cell office:value-type="float" office:value="2.6353172547185">
                <text:p>2.6353172547185</text:p>
              </table:table-cell>
              <table:table-cell office:value-type="float" office:value="2.2496392822676">
                <text:p>2.2496392822676</text:p>
              </table:table-cell>
              <table:table-cell office:value-type="float" office:value="2.61840181405732">
                <text:p>2.61840181405732</text:p>
              </table:table-cell>
              <table:table-cell office:value-type="float" office:value="2.57532628665304">
                <text:p>2.57532628665304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4019621153866">
                <text:p>2.40196211538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.64619292629881">
                <text:p>2.64619292629881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63764428372849">
                <text:p>2.63764428372849</text:p>
              </table:table-cell>
              <table:table-cell office:value-type="float" office:value="2.6353172547185">
                <text:p>2.6353172547185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61969781306805">
                <text:p>2.61969781306805</text:p>
              </table:table-cell>
              <table:table-cell office:value-type="float" office:value="2.57532628665304">
                <text:p>2.57532628665304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4019621153866">
                <text:p>2.40196211538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.64619292629881">
                <text:p>2.64619292629881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63764428372849">
                <text:p>2.63764428372849</text:p>
              </table:table-cell>
              <table:table-cell office:value-type="float" office:value="2.6353172547185">
                <text:p>2.6353172547185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61969781306805">
                <text:p>2.61969781306805</text:p>
              </table:table-cell>
              <table:table-cell office:value-type="float" office:value="2.57532628665304">
                <text:p>2.57532628665304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4019621153866">
                <text:p>2.40196211538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.64619292629881">
                <text:p>2.64619292629881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63764428372849">
                <text:p>2.63764428372849</text:p>
              </table:table-cell>
              <table:table-cell office:value-type="float" office:value="2.6353172547185">
                <text:p>2.6353172547185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62886652377455">
                <text:p>2.62886652377455</text:p>
              </table:table-cell>
              <table:table-cell office:value-type="float" office:value="2.57532628665304">
                <text:p>2.57532628665304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4019621153866">
                <text:p>2.40196211538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.70951998203853">
                <text:p>2.7095199820385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63764428372849">
                <text:p>2.63764428372849</text:p>
              </table:table-cell>
              <table:table-cell office:value-type="float" office:value="2.63547276954473">
                <text:p>2.63547276954473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64270768833396">
                <text:p>2.64270768833396</text:p>
              </table:table-cell>
              <table:table-cell office:value-type="float" office:value="2.57532628665304">
                <text:p>2.57532628665304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4019621153866">
                <text:p>2.40196211538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.70951998203853">
                <text:p>2.70951998203853</text:p>
              </table:table-cell>
              <table:table-cell office:value-type="float" office:value="2.04019538181343">
                <text:p>2.04019538181343</text:p>
              </table:table-cell>
              <table:table-cell office:value-type="float" office:value="2.63764428372849">
                <text:p>2.63764428372849</text:p>
              </table:table-cell>
              <table:table-cell office:value-type="float" office:value="2.63547276954473">
                <text:p>2.63547276954473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66566666484984">
                <text:p>2.66566666484984</text:p>
              </table:table-cell>
              <table:table-cell office:value-type="float" office:value="2.67751407844375">
                <text:p>2.67751407844375</text:p>
              </table:table-cell>
              <table:table-cell office:value-type="float" office:value="2.30247538281146">
                <text:p>2.30247538281146</text:p>
              </table:table-cell>
              <table:table-cell office:value-type="float" office:value="2.4019621153866">
                <text:p>2.40196211538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.71477268775555">
                <text:p>2.71477268775555</text:p>
              </table:table-cell>
              <table:table-cell office:value-type="float" office:value="2.54062657252327">
                <text:p>2.54062657252327</text:p>
              </table:table-cell>
              <table:table-cell office:value-type="float" office:value="2.63764428372849">
                <text:p>2.63764428372849</text:p>
              </table:table-cell>
              <table:table-cell office:value-type="float" office:value="2.63547276954473">
                <text:p>2.63547276954473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67589455116234">
                <text:p>2.67589455116234</text:p>
              </table:table-cell>
              <table:table-cell office:value-type="float" office:value="2.69473393505118">
                <text:p>2.69473393505118</text:p>
              </table:table-cell>
              <table:table-cell office:value-type="float" office:value="2.67856447746958">
                <text:p>2.67856447746958</text:p>
              </table:table-cell>
              <table:table-cell office:value-type="float" office:value="2.47313297730177">
                <text:p>2.473132977301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.9897072444764">
                <text:p>2.9897072444764</text:p>
              </table:table-cell>
              <table:table-cell office:value-type="float" office:value="2.54062657252327">
                <text:p>2.54062657252327</text:p>
              </table:table-cell>
              <table:table-cell office:value-type="float" office:value="2.63764428372849">
                <text:p>2.63764428372849</text:p>
              </table:table-cell>
              <table:table-cell office:value-type="float" office:value="2.67118987245279">
                <text:p>2.67118987245279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69016502693662">
                <text:p>2.69016502693662</text:p>
              </table:table-cell>
              <table:table-cell office:value-type="float" office:value="2.69473393505118">
                <text:p>2.69473393505118</text:p>
              </table:table-cell>
              <table:table-cell office:value-type="float" office:value="2.67856447746958">
                <text:p>2.67856447746958</text:p>
              </table:table-cell>
              <table:table-cell office:value-type="float" office:value="2.51884473866671">
                <text:p>2.51884473866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.9897072444764">
                <text:p>2.9897072444764</text:p>
              </table:table-cell>
              <table:table-cell office:value-type="float" office:value="2.54062657252327">
                <text:p>2.54062657252327</text:p>
              </table:table-cell>
              <table:table-cell office:value-type="float" office:value="2.76025217114393">
                <text:p>2.76025217114393</text:p>
              </table:table-cell>
              <table:table-cell office:value-type="float" office:value="2.6925803062778">
                <text:p>2.6925803062778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69016502693662">
                <text:p>2.69016502693662</text:p>
              </table:table-cell>
              <table:table-cell office:value-type="float" office:value="2.79758005742524">
                <text:p>2.79758005742524</text:p>
              </table:table-cell>
              <table:table-cell office:value-type="float" office:value="2.67856447746958">
                <text:p>2.67856447746958</text:p>
              </table:table-cell>
              <table:table-cell office:value-type="float" office:value="2.64079827987639">
                <text:p>2.640798279876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.9897072444764">
                <text:p>2.9897072444764</text:p>
              </table:table-cell>
              <table:table-cell office:value-type="float" office:value="2.54062657252327">
                <text:p>2.54062657252327</text:p>
              </table:table-cell>
              <table:table-cell office:value-type="float" office:value="2.97824200613769">
                <text:p>2.97824200613769</text:p>
              </table:table-cell>
              <table:table-cell office:value-type="float" office:value="2.6925803062778">
                <text:p>2.6925803062778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70647343709451">
                <text:p>2.70647343709451</text:p>
              </table:table-cell>
              <table:table-cell office:value-type="float" office:value="2.79758005742524">
                <text:p>2.79758005742524</text:p>
              </table:table-cell>
              <table:table-cell office:value-type="float" office:value="2.67856447746958">
                <text:p>2.67856447746958</text:p>
              </table:table-cell>
              <table:table-cell office:value-type="float" office:value="2.64079827987639">
                <text:p>2.640798279876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.9897072444764">
                <text:p>2.9897072444764</text:p>
              </table:table-cell>
              <table:table-cell office:value-type="float" office:value="2.54062657252327">
                <text:p>2.54062657252327</text:p>
              </table:table-cell>
              <table:table-cell office:value-type="float" office:value="2.97824200613769">
                <text:p>2.97824200613769</text:p>
              </table:table-cell>
              <table:table-cell office:value-type="float" office:value="2.74827439002294">
                <text:p>2.74827439002294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70647343709451">
                <text:p>2.70647343709451</text:p>
              </table:table-cell>
              <table:table-cell office:value-type="float" office:value="2.79758005742524">
                <text:p>2.79758005742524</text:p>
              </table:table-cell>
              <table:table-cell office:value-type="float" office:value="2.67856447746958">
                <text:p>2.67856447746958</text:p>
              </table:table-cell>
              <table:table-cell office:value-type="float" office:value="2.64079827987639">
                <text:p>2.640798279876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.9897072444764">
                <text:p>2.9897072444764</text:p>
              </table:table-cell>
              <table:table-cell office:value-type="float" office:value="2.54062657252327">
                <text:p>2.54062657252327</text:p>
              </table:table-cell>
              <table:table-cell office:value-type="float" office:value="2.98213178516696">
                <text:p>2.98213178516696</text:p>
              </table:table-cell>
              <table:table-cell office:value-type="float" office:value="2.89255066484882">
                <text:p>2.89255066484882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70647343709451">
                <text:p>2.70647343709451</text:p>
              </table:table-cell>
              <table:table-cell office:value-type="float" office:value="2.83537142434063">
                <text:p>2.83537142434063</text:p>
              </table:table-cell>
              <table:table-cell office:value-type="float" office:value="2.7836577089307">
                <text:p>2.7836577089307</text:p>
              </table:table-cell>
              <table:table-cell office:value-type="float" office:value="2.7665192941936">
                <text:p>2.7665192941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.9897072444764">
                <text:p>2.9897072444764</text:p>
              </table:table-cell>
              <table:table-cell office:value-type="float" office:value="2.54062657252327">
                <text:p>2.54062657252327</text:p>
              </table:table-cell>
              <table:table-cell office:value-type="float" office:value="2.98213178516696">
                <text:p>2.98213178516696</text:p>
              </table:table-cell>
              <table:table-cell office:value-type="float" office:value="2.94249357294039">
                <text:p>2.94249357294039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89193496282671">
                <text:p>2.89193496282671</text:p>
              </table:table-cell>
              <table:table-cell office:value-type="float" office:value="2.83537142434063">
                <text:p>2.83537142434063</text:p>
              </table:table-cell>
              <table:table-cell office:value-type="float" office:value="2.7836577089307">
                <text:p>2.7836577089307</text:p>
              </table:table-cell>
              <table:table-cell office:value-type="float" office:value="2.7665192941936">
                <text:p>2.7665192941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.03205353574077">
                <text:p>3.03205353574077</text:p>
              </table:table-cell>
              <table:table-cell office:value-type="float" office:value="2.54062657252327">
                <text:p>2.54062657252327</text:p>
              </table:table-cell>
              <table:table-cell office:value-type="float" office:value="2.98213178516696">
                <text:p>2.98213178516696</text:p>
              </table:table-cell>
              <table:table-cell office:value-type="float" office:value="2.94249357294039">
                <text:p>2.94249357294039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89193496282671">
                <text:p>2.89193496282671</text:p>
              </table:table-cell>
              <table:table-cell office:value-type="float" office:value="2.86598863986617">
                <text:p>2.86598863986617</text:p>
              </table:table-cell>
              <table:table-cell office:value-type="float" office:value="2.7836577089307">
                <text:p>2.7836577089307</text:p>
              </table:table-cell>
              <table:table-cell office:value-type="float" office:value="2.7665192941936">
                <text:p>2.7665192941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.0598347046789">
                <text:p>3.0598347046789</text:p>
              </table:table-cell>
              <table:table-cell office:value-type="float" office:value="2.54062657252327">
                <text:p>2.54062657252327</text:p>
              </table:table-cell>
              <table:table-cell office:value-type="float" office:value="2.98213178516696">
                <text:p>2.98213178516696</text:p>
              </table:table-cell>
              <table:table-cell office:value-type="float" office:value="2.94635027318211">
                <text:p>2.94635027318211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89193496282671">
                <text:p>2.89193496282671</text:p>
              </table:table-cell>
              <table:table-cell office:value-type="float" office:value="2.93874152652146">
                <text:p>2.93874152652146</text:p>
              </table:table-cell>
              <table:table-cell office:value-type="float" office:value="2.7836577089307">
                <text:p>2.7836577089307</text:p>
              </table:table-cell>
              <table:table-cell office:value-type="float" office:value="2.7665192941936">
                <text:p>2.7665192941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.15667723598023">
                <text:p>3.15667723598023</text:p>
              </table:table-cell>
              <table:table-cell office:value-type="float" office:value="2.58648866768261">
                <text:p>2.58648866768261</text:p>
              </table:table-cell>
              <table:table-cell office:value-type="float" office:value="3.01749668027122">
                <text:p>3.01749668027122</text:p>
              </table:table-cell>
              <table:table-cell office:value-type="float" office:value="2.94635027318211">
                <text:p>2.94635027318211</text:p>
              </table:table-cell>
              <table:table-cell office:value-type="float" office:value="2.50996923394135">
                <text:p>2.50996923394135</text:p>
              </table:table-cell>
              <table:table-cell office:value-type="float" office:value="2.89193496282671">
                <text:p>2.89193496282671</text:p>
              </table:table-cell>
              <table:table-cell office:value-type="float" office:value="2.93874152652146">
                <text:p>2.93874152652146</text:p>
              </table:table-cell>
              <table:table-cell office:value-type="float" office:value="2.7836577089307">
                <text:p>2.7836577089307</text:p>
              </table:table-cell>
              <table:table-cell office:value-type="float" office:value="2.79207839134333">
                <text:p>2.79207839134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.15667723598023">
                <text:p>3.15667723598023</text:p>
              </table:table-cell>
              <table:table-cell office:value-type="float" office:value="2.58648866768261">
                <text:p>2.58648866768261</text:p>
              </table:table-cell>
              <table:table-cell office:value-type="float" office:value="3.01749668027122">
                <text:p>3.01749668027122</text:p>
              </table:table-cell>
              <table:table-cell office:value-type="float" office:value="3.10794028762698">
                <text:p>3.10794028762698</text:p>
              </table:table-cell>
              <table:table-cell office:value-type="float" office:value="3.0988676876476">
                <text:p>3.0988676876476</text:p>
              </table:table-cell>
              <table:table-cell office:value-type="float" office:value="2.89989717944867">
                <text:p>2.89989717944867</text:p>
              </table:table-cell>
              <table:table-cell office:value-type="float" office:value="2.93874152652146">
                <text:p>2.93874152652146</text:p>
              </table:table-cell>
              <table:table-cell office:value-type="float" office:value="2.7836577089307">
                <text:p>2.7836577089307</text:p>
              </table:table-cell>
              <table:table-cell office:value-type="float" office:value="2.86151541003586">
                <text:p>2.861515410035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.15667723598023">
                <text:p>3.15667723598023</text:p>
              </table:table-cell>
              <table:table-cell office:value-type="float" office:value="2.58648866768261">
                <text:p>2.58648866768261</text:p>
              </table:table-cell>
              <table:table-cell office:value-type="float" office:value="3.01749668027122">
                <text:p>3.01749668027122</text:p>
              </table:table-cell>
              <table:table-cell office:value-type="float" office:value="3.10794028762698">
                <text:p>3.10794028762698</text:p>
              </table:table-cell>
              <table:table-cell office:value-type="float" office:value="3.0988676876476">
                <text:p>3.0988676876476</text:p>
              </table:table-cell>
              <table:table-cell office:value-type="float" office:value="3.01572483180271">
                <text:p>3.01572483180271</text:p>
              </table:table-cell>
              <table:table-cell office:value-type="float" office:value="3.02102289684184">
                <text:p>3.02102289684184</text:p>
              </table:table-cell>
              <table:table-cell office:value-type="float" office:value="2.7836577089307">
                <text:p>2.7836577089307</text:p>
              </table:table-cell>
              <table:table-cell office:value-type="float" office:value="2.86151541003586">
                <text:p>2.86151541003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.15667723598023">
                <text:p>3.15667723598023</text:p>
              </table:table-cell>
              <table:table-cell office:value-type="float" office:value="2.58648866768261">
                <text:p>2.58648866768261</text:p>
              </table:table-cell>
              <table:table-cell office:value-type="float" office:value="3.11857761116771">
                <text:p>3.11857761116771</text:p>
              </table:table-cell>
              <table:table-cell office:value-type="float" office:value="3.12032977503128">
                <text:p>3.12032977503128</text:p>
              </table:table-cell>
              <table:table-cell office:value-type="float" office:value="3.0988676876476">
                <text:p>3.0988676876476</text:p>
              </table:table-cell>
              <table:table-cell office:value-type="float" office:value="3.05668988637441">
                <text:p>3.05668988637441</text:p>
              </table:table-cell>
              <table:table-cell office:value-type="float" office:value="3.13482086098874">
                <text:p>3.13482086098874</text:p>
              </table:table-cell>
              <table:table-cell office:value-type="float" office:value="2.7836577089307">
                <text:p>2.7836577089307</text:p>
              </table:table-cell>
              <table:table-cell office:value-type="float" office:value="2.86151541003586">
                <text:p>2.86151541003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.29957737173725">
                <text:p>3.29957737173725</text:p>
              </table:table-cell>
              <table:table-cell office:value-type="float" office:value="3.14158773232316">
                <text:p>3.14158773232316</text:p>
              </table:table-cell>
              <table:table-cell office:value-type="float" office:value="3.14292404878409">
                <text:p>3.14292404878409</text:p>
              </table:table-cell>
              <table:table-cell office:value-type="float" office:value="3.14969923769485">
                <text:p>3.14969923769485</text:p>
              </table:table-cell>
              <table:table-cell office:value-type="float" office:value="3.0988676876476">
                <text:p>3.0988676876476</text:p>
              </table:table-cell>
              <table:table-cell office:value-type="float" office:value="3.05668988637441">
                <text:p>3.05668988637441</text:p>
              </table:table-cell>
              <table:table-cell office:value-type="float" office:value="3.13576086209422">
                <text:p>3.13576086209422</text:p>
              </table:table-cell>
              <table:table-cell office:value-type="float" office:value="2.7836577089307">
                <text:p>2.7836577089307</text:p>
              </table:table-cell>
              <table:table-cell office:value-type="float" office:value="2.86151541003586">
                <text:p>2.861515410035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.29957737173725">
                <text:p>3.29957737173725</text:p>
              </table:table-cell>
              <table:table-cell office:value-type="float" office:value="3.14560097940002">
                <text:p>3.14560097940002</text:p>
              </table:table-cell>
              <table:table-cell office:value-type="float" office:value="3.184275417387">
                <text:p>3.184275417387</text:p>
              </table:table-cell>
              <table:table-cell office:value-type="float" office:value="3.15435484671847">
                <text:p>3.15435484671847</text:p>
              </table:table-cell>
              <table:table-cell office:value-type="float" office:value="3.0988676876476">
                <text:p>3.0988676876476</text:p>
              </table:table-cell>
              <table:table-cell office:value-type="float" office:value="3.05668988637441">
                <text:p>3.05668988637441</text:p>
              </table:table-cell>
              <table:table-cell office:value-type="float" office:value="3.13576086209422">
                <text:p>3.13576086209422</text:p>
              </table:table-cell>
              <table:table-cell office:value-type="float" office:value="2.7836577089307">
                <text:p>2.7836577089307</text:p>
              </table:table-cell>
              <table:table-cell office:value-type="float" office:value="2.86151541003586">
                <text:p>2.861515410035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.29957737173725">
                <text:p>3.29957737173725</text:p>
              </table:table-cell>
              <table:table-cell office:value-type="float" office:value="3.14560097940002">
                <text:p>3.14560097940002</text:p>
              </table:table-cell>
              <table:table-cell office:value-type="float" office:value="3.2568253891281">
                <text:p>3.2568253891281</text:p>
              </table:table-cell>
              <table:table-cell office:value-type="float" office:value="3.15971031657732">
                <text:p>3.15971031657732</text:p>
              </table:table-cell>
              <table:table-cell office:value-type="float" office:value="3.12076399898479">
                <text:p>3.12076399898479</text:p>
              </table:table-cell>
              <table:table-cell office:value-type="float" office:value="3.05668988637441">
                <text:p>3.05668988637441</text:p>
              </table:table-cell>
              <table:table-cell office:value-type="float" office:value="3.13576086209422">
                <text:p>3.13576086209422</text:p>
              </table:table-cell>
              <table:table-cell office:value-type="float" office:value="2.7836577089307">
                <text:p>2.7836577089307</text:p>
              </table:table-cell>
              <table:table-cell office:value-type="float" office:value="3.17176156449815">
                <text:p>3.171761564498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.29957737173725">
                <text:p>3.29957737173725</text:p>
              </table:table-cell>
              <table:table-cell office:value-type="float" office:value="3.14560097940002">
                <text:p>3.14560097940002</text:p>
              </table:table-cell>
              <table:table-cell office:value-type="float" office:value="3.27540663214758">
                <text:p>3.27540663214758</text:p>
              </table:table-cell>
              <table:table-cell office:value-type="float" office:value="3.23024597058545">
                <text:p>3.23024597058545</text:p>
              </table:table-cell>
              <table:table-cell office:value-type="float" office:value="3.12076399898479">
                <text:p>3.12076399898479</text:p>
              </table:table-cell>
              <table:table-cell office:value-type="float" office:value="3.18132029109573">
                <text:p>3.18132029109573</text:p>
              </table:table-cell>
              <table:table-cell office:value-type="float" office:value="3.13576086209422">
                <text:p>3.13576086209422</text:p>
              </table:table-cell>
              <table:table-cell office:value-type="float" office:value="2.7836577089307">
                <text:p>2.7836577089307</text:p>
              </table:table-cell>
              <table:table-cell office:value-type="float" office:value="3.17176156449815">
                <text:p>3.171761564498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.29957737173725">
                <text:p>3.29957737173725</text:p>
              </table:table-cell>
              <table:table-cell office:value-type="float" office:value="3.14560097940002">
                <text:p>3.14560097940002</text:p>
              </table:table-cell>
              <table:table-cell office:value-type="float" office:value="3.28317085298726">
                <text:p>3.28317085298726</text:p>
              </table:table-cell>
              <table:table-cell office:value-type="float" office:value="3.23024597058545">
                <text:p>3.23024597058545</text:p>
              </table:table-cell>
              <table:table-cell office:value-type="float" office:value="3.12076399898479">
                <text:p>3.12076399898479</text:p>
              </table:table-cell>
              <table:table-cell office:value-type="float" office:value="3.18132029109573">
                <text:p>3.18132029109573</text:p>
              </table:table-cell>
              <table:table-cell office:value-type="float" office:value="3.13576086209422">
                <text:p>3.13576086209422</text:p>
              </table:table-cell>
              <table:table-cell office:value-type="float" office:value="2.7836577089307">
                <text:p>2.7836577089307</text:p>
              </table:table-cell>
              <table:table-cell office:value-type="float" office:value="3.2196899898875">
                <text:p>3.2196899898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color="#3a3935" fo:font-family="Arial" fo:font-size="11.5pt" fo:font-weight="bold" style:font-size-asian="11.5pt" style:font-weight-asian="bold" style:font-size-complex="11.5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2">
      <style:chart-properties chart:display-label="true" chart:logarithmic="false" chart:maximum="100" chart:reverse-direction="false" text:line-break="false" chart:link-data-style-to-source="false" chart:axis-position="0" chart:tick-mark-position="at-axis"/>
      <style:graphic-properties svg:stroke-color="#3a3935"/>
      <style:text-properties fo:color="#3a3935" fo:font-family="Arial" fo:font-size="9.75pt" style:font-size-asian="9.75pt" style:font-size-complex="9.75pt"/>
    </style:style>
    <style:style style:name="ch5" style:family="chart" style:data-style-name="N1">
      <style:chart-properties chart:display-label="true" chart:logarithmic="false" chart:minimum="0" chart:maximum="10" chart:reverse-direction="false" text:line-break="false" chart:link-data-style-to-source="false" chart:axis-position="0" chart:tick-mark-position="at-axis"/>
      <style:graphic-properties svg:stroke-color="#3a3935"/>
      <style:text-properties fo:color="#3a3935" fo:font-family="Arial" fo:font-size="9.75pt" style:font-size-asian="9.75pt" style:font-size-complex="9.75pt"/>
    </style:style>
    <style:style style:name="ch6" style:family="chart">
      <style:graphic-properties svg:stroke-color="#3a3935"/>
    </style:style>
    <style:style style:name="ch7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6pt" style:font-size-asian="6pt" style:font-size-complex="6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1.149cm" svg:height="15.035cm" xlink:href=".." chart:class="chart:scatter" chart:style-name="ch1">
        <chart:title svg:x="8.51cm" svg:y="0.3cm" chart:style-name="ch2">
          <text:p>Level of concentration</text:p>
        </chart:title>
        <chart:plot-area chart:style-name="ch3" table:cell-range-address="s.A3:s.B103" svg:x="0.422cm" svg:y="1.051cm" svg:width="20.305cm" svg:height="13.68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.B3:s.B103" chart:class="chart:scatter">
            <chart:domain table:cell-range-address="s.A3:s.A103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.A3:s.A103">0</text:p>
              </table:table-cell>
              <table:table-cell office:value-type="float" office:value="8">
                <text:p text:id="s.B3:s.B103"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99318335114818">
                <text:p>7.99318335114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98680346835966">
                <text:p>7.98680346835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97956888034847">
                <text:p>7.97956888034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97021971857834">
                <text:p>7.97021971857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97708509138167">
                <text:p>7.97708509138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9755355631991">
                <text:p>7.9755355631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97602541857899">
                <text:p>7.97602541857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97353349282677">
                <text:p>7.97353349282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.97078109507762">
                <text:p>7.970781095077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.96348855187937">
                <text:p>7.96348855187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.95148860647688">
                <text:p>7.95148860647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.95148116664593">
                <text:p>7.95148116664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.94609100729748">
                <text:p>7.94609100729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.93915125254255">
                <text:p>7.93915125254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.93132552039064">
                <text:p>7.93132552039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.92263801622181">
                <text:p>7.92263801622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.90969868009943">
                <text:p>7.909698680099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88185443213023">
                <text:p>7.88185443213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.88870813937322">
                <text:p>7.88870813937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7.86043861308836">
                <text:p>7.86043861308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7.81616150459065">
                <text:p>7.81616150459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7.78344427034238">
                <text:p>7.78344427034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.76982245596563">
                <text:p>7.76982245596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.80306548566977">
                <text:p>7.80306548566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7.80301545585438">
                <text:p>7.803015455854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.79363711245712">
                <text:p>7.79363711245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.77421293868597">
                <text:p>7.77421293868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.78343466112966">
                <text:p>7.783434661129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.77185159167783">
                <text:p>7.77185159167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.70504304111002">
                <text:p>7.70504304111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.68013632206503">
                <text:p>7.68013632206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.66924575197998">
                <text:p>7.66924575197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.60875357403683">
                <text:p>7.608753574036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.55785126754258">
                <text:p>7.55785126754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.5027394981319">
                <text:p>7.50273949813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.43100344559148">
                <text:p>7.43100344559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.43072130153036">
                <text:p>7.430721301530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.40245895889456">
                <text:p>7.402458958894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.36287403568448">
                <text:p>7.36287403568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7.34565742419777">
                <text:p>7.345657424197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.3506715533219">
                <text:p>7.35067155332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.33585151351166">
                <text:p>7.33585151351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.32819547369987">
                <text:p>7.328195473699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.277097827656">
                <text:p>7.277097827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.28076915567877">
                <text:p>7.280769155678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7.26989297800792">
                <text:p>7.269892978007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.21111007515003">
                <text:p>7.21111007515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.17736263526602">
                <text:p>7.17736263526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.1551510076497">
                <text:p>7.15515100764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.13071474664653">
                <text:p>7.13071474664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.08291094140388">
                <text:p>7.082910941403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.03706123732593">
                <text:p>7.03706123732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.06487112500612">
                <text:p>7.064871125006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.24210524675383">
                <text:p>7.242105246753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.26296395043613">
                <text:p>7.262963950436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.26322903282576">
                <text:p>7.26322903282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.26911078269926">
                <text:p>7.269110782699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.26681423225526">
                <text:p>7.266814232255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.26759725229563">
                <text:p>7.26759725229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.26773973298251">
                <text:p>7.267739732982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.2597940950764">
                <text:p>7.25979409507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.21708433467232">
                <text:p>7.217084334672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.19675298801412">
                <text:p>7.196752988014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.14794262629882">
                <text:p>7.147942626298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.09857597619861">
                <text:p>7.098575976198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.05744115860638">
                <text:p>7.057441158606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.02695775975385">
                <text:p>7.026957759753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.98207502225143">
                <text:p>6.98207502225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.90512886909528">
                <text:p>6.90512886909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.85724161331523">
                <text:p>6.857241613315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.81831591300275">
                <text:p>6.818315913002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.69801122792463">
                <text:p>6.698011227924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.60643053528145">
                <text:p>6.606430535281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6.52442947449016">
                <text:p>6.52442947449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.42818087960169">
                <text:p>6.428180879601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.3593508987218">
                <text:p>6.3593508987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.32637878865964">
                <text:p>6.326378788659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.26385228919597">
                <text:p>6.26385228919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.20146432283744">
                <text:p>6.201464322837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.13935021639772">
                <text:p>6.139350216397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.09203906674487">
                <text:p>6.092039066744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.198192940523">
                <text:p>6.198192940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6.17518177521492">
                <text:p>6.17518177521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.12631452615829">
                <text:p>6.126314526158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.00216563788817">
                <text:p>6.002165637888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.91309224074893">
                <text:p>5.913092240748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.82961035231618">
                <text:p>5.829610352316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.75813216951264">
                <text:p>5.758132169512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.6926221977276">
                <text:p>5.69262219772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.63507303320574">
                <text:p>5.635073033205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.5684704327455">
                <text:p>5.5684704327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5.54436564789371">
                <text:p>5.54436564789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.51831471461742">
                <text:p>5.51831471461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.45195089869603">
                <text:p>5.451950898696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.45129603221739">
                <text:p>5.451296032217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.39552336281691">
                <text:p>5.395523362816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.37067938549313">
                <text:p>5.370679385493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.32703572164783">
                <text:p>5.327035721647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.29420738153642">
                <text:p>5.294207381536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color="#3a3935" fo:font-family="Arial" fo:font-size="11.5pt" fo:font-weight="bold" style:font-size-asian="11.5pt" style:font-weight-asian="bold" style:font-size-complex="11.5pt" style:font-weight-complex="bold"/>
    </style:style>
    <style:style style:name="ch3" style:family="chart">
      <style:chart-properties chart:auto-position="true"/>
      <style:graphic-properties svg:stroke-color="#3a3935" draw:fill="solid" draw:fill-color="#ffffff"/>
      <style:text-properties fo:color="#3a3935" fo:font-family="Arial" fo:font-size="9.75pt" style:font-size-asian="9.75pt" style:font-size-complex="9.75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 chart:tick-mark-position="at-axis"/>
      <style:graphic-properties svg:stroke-color="#3a3935"/>
      <style:text-properties fo:color="#3a3935" fo:font-family="Arial" fo:font-size="9.75pt" style:font-size-asian="9.75pt" style:font-size-complex="9.75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3a3935"/>
      <style:text-properties fo:color="#3a3935" fo:font-family="Arial" fo:font-size="9.75pt" style:font-size-asian="9.75pt" style:font-size-complex="9.75pt"/>
    </style:style>
    <style:style style:name="ch7" style:family="chart">
      <style:graphic-properties svg:stroke-color="#3a3935"/>
    </style:style>
    <style:style style:name="ch8" style:family="chart" style:data-style-name="N2">
      <style:chart-properties chart:symbol-type="none"/>
      <style:graphic-properties svg:stroke-width="0.07cm" svg:stroke-color="#000080" draw:fill-color="#000080"/>
      <style:text-properties fo:font-size="6pt" style:font-size-asian="6pt" style:font-size-complex="6pt"/>
    </style:style>
    <style:style style:name="ch9" style:family="chart" style:data-style-name="N2">
      <style:chart-properties chart:symbol-type="none"/>
      <style:graphic-properties svg:stroke-width="0.07cm" svg:stroke-color="#ff00ff" draw:fill-color="#ff00ff"/>
      <style:text-properties fo:font-size="6pt" style:font-size-asian="6pt" style:font-size-complex="6pt"/>
    </style:style>
    <style:style style:name="ch10" style:family="chart" style:data-style-name="N2">
      <style:chart-properties chart:symbol-type="none"/>
      <style:graphic-properties svg:stroke-width="0.07cm" svg:stroke-color="#ffff00" draw:fill-color="#ffff00"/>
      <style:text-properties fo:font-size="6pt" style:font-size-asian="6pt" style:font-size-complex="6pt"/>
    </style:style>
    <style:style style:name="ch11" style:family="chart" style:data-style-name="N2">
      <style:chart-properties chart:symbol-type="none"/>
      <style:graphic-properties svg:stroke-width="0.07cm" svg:stroke-color="#00ffff" draw:fill-color="#00ffff"/>
      <style:text-properties fo:font-size="6pt" style:font-size-asian="6pt" style:font-size-complex="6pt"/>
    </style:style>
    <style:style style:name="ch12" style:family="chart" style:data-style-name="N2">
      <style:chart-properties chart:symbol-type="none"/>
      <style:graphic-properties svg:stroke-width="0.07cm" svg:stroke-color="#800080" draw:fill-color="#800080"/>
      <style:text-properties fo:font-size="6pt" style:font-size-asian="6pt" style:font-size-complex="6pt"/>
    </style:style>
    <style:style style:name="ch13" style:family="chart" style:data-style-name="N2">
      <style:chart-properties chart:symbol-type="none"/>
      <style:graphic-properties svg:stroke-width="0.07cm" svg:stroke-color="#800000" draw:fill-color="#800000"/>
      <style:text-properties fo:font-size="6pt" style:font-size-asian="6pt" style:font-size-complex="6pt"/>
    </style:style>
    <style:style style:name="ch14" style:family="chart" style:data-style-name="N2">
      <style:chart-properties chart:symbol-type="none"/>
      <style:graphic-properties svg:stroke-width="0.07cm" svg:stroke-color="#008080" draw:fill-color="#008080"/>
      <style:text-properties fo:font-size="6pt" style:font-size-asian="6pt" style:font-size-complex="6pt"/>
    </style:style>
    <style:style style:name="ch15" style:family="chart" style:data-style-name="N2">
      <style:chart-properties chart:symbol-type="none"/>
      <style:graphic-properties svg:stroke-width="0.07cm" svg:stroke-color="#0000ff" draw:fill-color="#0000ff"/>
      <style:text-properties fo:font-size="6pt" style:font-size-asian="6pt" style:font-size-complex="6pt"/>
    </style:style>
    <style:style style:name="ch16" style:family="chart">
      <style:graphic-properties draw:stroke="solid" svg:stroke-width="0.035cm" svg:stroke-color="#808080" draw:fill="solid" draw:fill-color="#c0c0c0"/>
    </style:style>
    <style:style style:name="ch17" style:family="chart">
      <style:graphic-properties draw:fill-color="#d9d9d9"/>
    </style:style>
  </office:automatic-styles>
  <office:body>
    <office:chart>
      <chart:chart svg:width="21.149cm" svg:height="15.035cm" xlink:href=".." chart:class="chart:scatter" chart:column-mapping="1 2 3 4 5 6 7" chart:style-name="ch1">
        <chart:title svg:x="9.264cm" svg:y="0.3cm" chart:style-name="ch2">
          <text:p>Market shares</text:p>
        </chart:title>
        <chart:legend chart:legend-position="bottom" svg:x="2.286cm" svg:y="14.04cm" chart:style-name="ch3"/>
        <chart:plot-area chart:style-name="ch4" table:cell-range-address="s.A3:s.A103 s.D2:s.K103" chart:data-source-has-labels="row" svg:x="0.422cm" svg:y="1.051cm" svg:width="19.883cm" svg:height="12.6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.D3:s.D103" chart:label-cell-address="s.D2:s.D2" chart:class="chart:scatter">
            <chart:domain table:cell-range-address="s.A3:s.A103"/>
            <chart:data-point chart:repeated="101"/>
          </chart:series>
          <chart:series chart:style-name="ch9" chart:values-cell-range-address="s.E3:s.E103" chart:label-cell-address="s.E2:s.E2" chart:class="chart:scatter">
            <chart:data-point chart:repeated="101"/>
          </chart:series>
          <chart:series chart:style-name="ch10" chart:values-cell-range-address="s.F3:s.F103" chart:label-cell-address="s.F2:s.F2" chart:class="chart:scatter">
            <chart:data-point chart:repeated="101"/>
          </chart:series>
          <chart:series chart:style-name="ch11" chart:values-cell-range-address="s.G3:s.G103" chart:label-cell-address="s.G2:s.G2" chart:class="chart:scatter">
            <chart:data-point chart:repeated="101"/>
          </chart:series>
          <chart:series chart:style-name="ch12" chart:values-cell-range-address="s.H3:s.H103" chart:label-cell-address="s.H2:s.H2" chart:class="chart:scatter">
            <chart:data-point chart:repeated="101"/>
          </chart:series>
          <chart:series chart:style-name="ch13" chart:values-cell-range-address="s.I3:s.I103" chart:label-cell-address="s.I2:s.I2" chart:class="chart:scatter">
            <chart:data-point chart:repeated="101"/>
          </chart:series>
          <chart:series chart:style-name="ch14" chart:values-cell-range-address="s.J3:s.J103" chart:label-cell-address="s.J2:s.J2" chart:class="chart:scatter">
            <chart:data-point chart:repeated="101"/>
          </chart:series>
          <chart:series chart:style-name="ch15" chart:values-cell-range-address="s.K3:s.K103" chart:label-cell-address="s.K2:s.K2" chart:class="chart:scatter">
            <chart:data-point chart:repeated="1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.D2:s.D2">Firm 1    </text:p>
              </table:table-cell>
              <table:table-cell office:value-type="string">
                <text:p text:id="s.E2:s.E2">Firm 2    </text:p>
              </table:table-cell>
              <table:table-cell office:value-type="string">
                <text:p text:id="s.F2:s.F2">Firm 3    </text:p>
              </table:table-cell>
              <table:table-cell office:value-type="string">
                <text:p text:id="s.G2:s.G2">Firm 4    </text:p>
              </table:table-cell>
              <table:table-cell office:value-type="string">
                <text:p text:id="s.H2:s.H2">Firm 5    </text:p>
              </table:table-cell>
              <table:table-cell office:value-type="string">
                <text:p text:id="s.I2:s.I2">Firm 6    </text:p>
              </table:table-cell>
              <table:table-cell office:value-type="string">
                <text:p text:id="s.J2:s.J2">Firm 7    </text:p>
              </table:table-cell>
              <table:table-cell office:value-type="string">
                <text:p text:id="s.K2:s.K2">Firm 8   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.A3:s.A103">0</text:p>
              </table:table-cell>
              <table:table-cell office:value-type="float" office:value="0.125">
                <text:p text:id="s.D3:s.D103">0.125</text:p>
              </table:table-cell>
              <table:table-cell office:value-type="float" office:value="0.125">
                <text:p text:id="s.E3:s.E103">0.125</text:p>
              </table:table-cell>
              <table:table-cell office:value-type="float" office:value="0.125">
                <text:p text:id="s.F3:s.F103">0.125</text:p>
              </table:table-cell>
              <table:table-cell office:value-type="float" office:value="0.125">
                <text:p text:id="s.G3:s.G103">0.125</text:p>
              </table:table-cell>
              <table:table-cell office:value-type="float" office:value="0.125">
                <text:p text:id="s.H3:s.H103">0.125</text:p>
              </table:table-cell>
              <table:table-cell office:value-type="float" office:value="0.125">
                <text:p text:id="s.I3:s.I103">0.125</text:p>
              </table:table-cell>
              <table:table-cell office:value-type="float" office:value="0.125">
                <text:p text:id="s.J3:s.J103">0.125</text:p>
              </table:table-cell>
              <table:table-cell office:value-type="float" office:value="0.125">
                <text:p text:id="s.K3:s.K103">0.1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22687016919303">
                <text:p>0.122687016919303</text:p>
              </table:table-cell>
              <table:table-cell office:value-type="float" office:value="0.122687016919303">
                <text:p>0.122687016919303</text:p>
              </table:table-cell>
              <table:table-cell office:value-type="float" office:value="0.122687016919303">
                <text:p>0.122687016919303</text:p>
              </table:table-cell>
              <table:table-cell office:value-type="float" office:value="0.122687016919303">
                <text:p>0.122687016919303</text:p>
              </table:table-cell>
              <table:table-cell office:value-type="float" office:value="0.130661414775176">
                <text:p>0.130661414775176</text:p>
              </table:table-cell>
              <table:table-cell office:value-type="float" office:value="0.124054684736425">
                <text:p>0.124054684736425</text:p>
              </table:table-cell>
              <table:table-cell office:value-type="float" office:value="0.122687016919303">
                <text:p>0.122687016919303</text:p>
              </table:table-cell>
              <table:table-cell office:value-type="float" office:value="0.131848815891885">
                <text:p>0.131848815891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1785269933292">
                <text:p>0.121785269933292</text:p>
              </table:table-cell>
              <table:table-cell office:value-type="float" office:value="0.121785269933292">
                <text:p>0.121785269933292</text:p>
              </table:table-cell>
              <table:table-cell office:value-type="float" office:value="0.121785269933292">
                <text:p>0.121785269933292</text:p>
              </table:table-cell>
              <table:table-cell office:value-type="float" office:value="0.121785269933292">
                <text:p>0.121785269933292</text:p>
              </table:table-cell>
              <table:table-cell office:value-type="float" office:value="0.132866179448647">
                <text:p>0.132866179448647</text:p>
              </table:table-cell>
              <table:table-cell office:value-type="float" office:value="0.123658279204621">
                <text:p>0.123658279204621</text:p>
              </table:table-cell>
              <table:table-cell office:value-type="float" office:value="0.121785269933292">
                <text:p>0.121785269933292</text:p>
              </table:table-cell>
              <table:table-cell office:value-type="float" office:value="0.134549191680273">
                <text:p>0.134549191680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20333923789098">
                <text:p>0.120333923789098</text:p>
              </table:table-cell>
              <table:table-cell office:value-type="float" office:value="0.120333923789098">
                <text:p>0.120333923789098</text:p>
              </table:table-cell>
              <table:table-cell office:value-type="float" office:value="0.120333923789098">
                <text:p>0.120333923789098</text:p>
              </table:table-cell>
              <table:table-cell office:value-type="float" office:value="0.120333923789098">
                <text:p>0.120333923789098</text:p>
              </table:table-cell>
              <table:table-cell office:value-type="float" office:value="0.134549062569755">
                <text:p>0.134549062569755</text:p>
              </table:table-cell>
              <table:table-cell office:value-type="float" office:value="0.123264299262553">
                <text:p>0.123264299262553</text:p>
              </table:table-cell>
              <table:table-cell office:value-type="float" office:value="0.124105035510218">
                <text:p>0.124105035510218</text:p>
              </table:table-cell>
              <table:table-cell office:value-type="float" office:value="0.136745907501084">
                <text:p>0.136745907501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17680506765841">
                <text:p>0.117680506765841</text:p>
              </table:table-cell>
              <table:table-cell office:value-type="float" office:value="0.117680506765841">
                <text:p>0.117680506765841</text:p>
              </table:table-cell>
              <table:table-cell office:value-type="float" office:value="0.130074823386023">
                <text:p>0.130074823386023</text:p>
              </table:table-cell>
              <table:table-cell office:value-type="float" office:value="0.117680506765841">
                <text:p>0.117680506765841</text:p>
              </table:table-cell>
              <table:table-cell office:value-type="float" office:value="0.135178460805642">
                <text:p>0.135178460805642</text:p>
              </table:table-cell>
              <table:table-cell office:value-type="float" office:value="0.121279552045774">
                <text:p>0.121279552045774</text:p>
              </table:table-cell>
              <table:table-cell office:value-type="float" office:value="0.122837629068945">
                <text:p>0.122837629068945</text:p>
              </table:table-cell>
              <table:table-cell office:value-type="float" office:value="0.137588014396094">
                <text:p>0.137588014396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20606424203277">
                <text:p>0.120606424203277</text:p>
              </table:table-cell>
              <table:table-cell office:value-type="float" office:value="0.121624275226869">
                <text:p>0.121624275226869</text:p>
              </table:table-cell>
              <table:table-cell office:value-type="float" office:value="0.129968630500735">
                <text:p>0.129968630500735</text:p>
              </table:table-cell>
              <table:table-cell office:value-type="float" office:value="0.121610544937451">
                <text:p>0.121610544937451</text:p>
              </table:table-cell>
              <table:table-cell office:value-type="float" office:value="0.133163835038342">
                <text:p>0.133163835038342</text:p>
              </table:table-cell>
              <table:table-cell office:value-type="float" office:value="0.117154680502818">
                <text:p>0.117154680502818</text:p>
              </table:table-cell>
              <table:table-cell office:value-type="float" office:value="0.11936947230367">
                <text:p>0.11936947230367</text:p>
              </table:table-cell>
              <table:table-cell office:value-type="float" office:value="0.136502137286838">
                <text:p>0.136502137286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20211856112609">
                <text:p>0.120211856112609</text:p>
              </table:table-cell>
              <table:table-cell office:value-type="float" office:value="0.121632488117898">
                <text:p>0.121632488117898</text:p>
              </table:table-cell>
              <table:table-cell office:value-type="float" office:value="0.131370502380974">
                <text:p>0.131370502380974</text:p>
              </table:table-cell>
              <table:table-cell office:value-type="float" office:value="0.121613279291325">
                <text:p>0.121613279291325</text:p>
              </table:table-cell>
              <table:table-cell office:value-type="float" office:value="0.1327238839784">
                <text:p>0.1327238839784</text:p>
              </table:table-cell>
              <table:table-cell office:value-type="float" office:value="0.118404893694585">
                <text:p>0.118404893694585</text:p>
              </table:table-cell>
              <table:table-cell office:value-type="float" office:value="0.117383534624605">
                <text:p>0.117383534624605</text:p>
              </table:table-cell>
              <table:table-cell office:value-type="float" office:value="0.136659561799604">
                <text:p>0.136659561799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18770800134438">
                <text:p>0.118770800134438</text:p>
              </table:table-cell>
              <table:table-cell office:value-type="float" office:value="0.120577040794702">
                <text:p>0.120577040794702</text:p>
              </table:table-cell>
              <table:table-cell office:value-type="float" office:value="0.13162654301572">
                <text:p>0.13162654301572</text:p>
              </table:table-cell>
              <table:table-cell office:value-type="float" office:value="0.120552568117873">
                <text:p>0.120552568117873</text:p>
              </table:table-cell>
              <table:table-cell office:value-type="float" office:value="0.131128588547307">
                <text:p>0.131128588547307</text:p>
              </table:table-cell>
              <table:table-cell office:value-type="float" office:value="0.117423439899261">
                <text:p>0.117423439899261</text:p>
              </table:table-cell>
              <table:table-cell office:value-type="float" office:value="0.122561339819545">
                <text:p>0.122561339819545</text:p>
              </table:table-cell>
              <table:table-cell office:value-type="float" office:value="0.137359679671153">
                <text:p>0.137359679671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18052752528738">
                <text:p>0.118052752528738</text:p>
              </table:table-cell>
              <table:table-cell office:value-type="float" office:value="0.12096584380686">
                <text:p>0.12096584380686</text:p>
              </table:table-cell>
              <table:table-cell office:value-type="float" office:value="0.132666615166661">
                <text:p>0.132666615166661</text:p>
              </table:table-cell>
              <table:table-cell office:value-type="float" office:value="0.12021773190072">
                <text:p>0.12021773190072</text:p>
              </table:table-cell>
              <table:table-cell office:value-type="float" office:value="0.130331628018853">
                <text:p>0.130331628018853</text:p>
              </table:table-cell>
              <table:table-cell office:value-type="float" office:value="0.116431815605577">
                <text:p>0.116431815605577</text:p>
              </table:table-cell>
              <table:table-cell office:value-type="float" office:value="0.123502287646977">
                <text:p>0.123502287646977</text:p>
              </table:table-cell>
              <table:table-cell office:value-type="float" office:value="0.137831325325614">
                <text:p>0.137831325325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17257385655509">
                <text:p>0.117257385655509</text:p>
              </table:table-cell>
              <table:table-cell office:value-type="float" office:value="0.12192829515742">
                <text:p>0.12192829515742</text:p>
              </table:table-cell>
              <table:table-cell office:value-type="float" office:value="0.133622708730205">
                <text:p>0.133622708730205</text:p>
              </table:table-cell>
              <table:table-cell office:value-type="float" office:value="0.119800576953013">
                <text:p>0.119800576953013</text:p>
              </table:table-cell>
              <table:table-cell office:value-type="float" office:value="0.129449358171115">
                <text:p>0.129449358171115</text:p>
              </table:table-cell>
              <table:table-cell office:value-type="float" office:value="0.115368090926568">
                <text:p>0.115368090926568</text:p>
              </table:table-cell>
              <table:table-cell office:value-type="float" office:value="0.124364637728348">
                <text:p>0.124364637728348</text:p>
              </table:table-cell>
              <table:table-cell office:value-type="float" office:value="0.138208946677822">
                <text:p>0.1382089466778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15943647368171">
                <text:p>0.115943647368171</text:p>
              </table:table-cell>
              <table:table-cell office:value-type="float" office:value="0.121687280680921">
                <text:p>0.121687280680921</text:p>
              </table:table-cell>
              <table:table-cell office:value-type="float" office:value="0.133980228717697">
                <text:p>0.133980228717697</text:p>
              </table:table-cell>
              <table:table-cell office:value-type="float" office:value="0.118847965558762">
                <text:p>0.118847965558762</text:p>
              </table:table-cell>
              <table:table-cell office:value-type="float" office:value="0.132882419395818">
                <text:p>0.132882419395818</text:p>
              </table:table-cell>
              <table:table-cell office:value-type="float" office:value="0.113800075809464">
                <text:p>0.113800075809464</text:p>
              </table:table-cell>
              <table:table-cell office:value-type="float" office:value="0.124669624216194">
                <text:p>0.124669624216194</text:p>
              </table:table-cell>
              <table:table-cell office:value-type="float" office:value="0.138188758252973">
                <text:p>0.138188758252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14554008170196">
                <text:p>0.114554008170196</text:p>
              </table:table-cell>
              <table:table-cell office:value-type="float" office:value="0.121347593763548">
                <text:p>0.121347593763548</text:p>
              </table:table-cell>
              <table:table-cell office:value-type="float" office:value="0.135023975740199">
                <text:p>0.135023975740199</text:p>
              </table:table-cell>
              <table:table-cell office:value-type="float" office:value="0.117808648468059">
                <text:p>0.117808648468059</text:p>
              </table:table-cell>
              <table:table-cell office:value-type="float" office:value="0.133260372249479">
                <text:p>0.133260372249479</text:p>
              </table:table-cell>
              <table:table-cell office:value-type="float" office:value="0.112165405279933">
                <text:p>0.112165405279933</text:p>
              </table:table-cell>
              <table:table-cell office:value-type="float" office:value="0.12487179318343">
                <text:p>0.12487179318343</text:p>
              </table:table-cell>
              <table:table-cell office:value-type="float" office:value="0.140968203145155">
                <text:p>0.14096820314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19441957112235">
                <text:p>0.119441957112235</text:p>
              </table:table-cell>
              <table:table-cell office:value-type="float" office:value="0.121912447642626">
                <text:p>0.121912447642626</text:p>
              </table:table-cell>
              <table:table-cell office:value-type="float" office:value="0.134718145643241">
                <text:p>0.134718145643241</text:p>
              </table:table-cell>
              <table:table-cell office:value-type="float" office:value="0.116025672170872">
                <text:p>0.116025672170872</text:p>
              </table:table-cell>
              <table:table-cell office:value-type="float" office:value="0.132774627443082">
                <text:p>0.132774627443082</text:p>
              </table:table-cell>
              <table:table-cell office:value-type="float" office:value="0.10984295179303">
                <text:p>0.10984295179303</text:p>
              </table:table-cell>
              <table:table-cell office:value-type="float" office:value="0.124265267988344">
                <text:p>0.124265267988344</text:p>
              </table:table-cell>
              <table:table-cell office:value-type="float" office:value="0.141018930206569">
                <text:p>0.141018930206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20397116693066">
                <text:p>0.120397116693066</text:p>
              </table:table-cell>
              <table:table-cell office:value-type="float" office:value="0.124512960070961">
                <text:p>0.124512960070961</text:p>
              </table:table-cell>
              <table:table-cell office:value-type="float" office:value="0.134733794052185">
                <text:p>0.134733794052185</text:p>
              </table:table-cell>
              <table:table-cell office:value-type="float" office:value="0.114550113326892">
                <text:p>0.114550113326892</text:p>
              </table:table-cell>
              <table:table-cell office:value-type="float" office:value="0.132607321312655">
                <text:p>0.132607321312655</text:p>
              </table:table-cell>
              <table:table-cell office:value-type="float" office:value="0.107835779167095">
                <text:p>0.107835779167095</text:p>
              </table:table-cell>
              <table:table-cell office:value-type="float" office:value="0.123958481359983">
                <text:p>0.123958481359983</text:p>
              </table:table-cell>
              <table:table-cell office:value-type="float" office:value="0.141404434017164">
                <text:p>0.141404434017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21548955244065">
                <text:p>0.121548955244065</text:p>
              </table:table-cell>
              <table:table-cell office:value-type="float" office:value="0.1256727559346">
                <text:p>0.1256727559346</text:p>
              </table:table-cell>
              <table:table-cell office:value-type="float" office:value="0.134961103808122">
                <text:p>0.134961103808122</text:p>
              </table:table-cell>
              <table:table-cell office:value-type="float" office:value="0.113273421785378">
                <text:p>0.113273421785378</text:p>
              </table:table-cell>
              <table:table-cell office:value-type="float" office:value="0.132648563551927">
                <text:p>0.132648563551927</text:p>
              </table:table-cell>
              <table:table-cell office:value-type="float" office:value="0.106034890093368">
                <text:p>0.106034890093368</text:p>
              </table:table-cell>
              <table:table-cell office:value-type="float" office:value="0.123847216872097">
                <text:p>0.123847216872097</text:p>
              </table:table-cell>
              <table:table-cell office:value-type="float" office:value="0.142013092710443">
                <text:p>0.142013092710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22703246371169">
                <text:p>0.122703246371169</text:p>
              </table:table-cell>
              <table:table-cell office:value-type="float" office:value="0.126834501327124">
                <text:p>0.126834501327124</text:p>
              </table:table-cell>
              <table:table-cell office:value-type="float" office:value="0.135179423424801">
                <text:p>0.135179423424801</text:p>
              </table:table-cell>
              <table:table-cell office:value-type="float" office:value="0.112003281614656">
                <text:p>0.112003281614656</text:p>
              </table:table-cell>
              <table:table-cell office:value-type="float" office:value="0.132680629413676">
                <text:p>0.132680629413676</text:p>
              </table:table-cell>
              <table:table-cell office:value-type="float" office:value="0.104256966171857">
                <text:p>0.104256966171857</text:p>
              </table:table-cell>
              <table:table-cell office:value-type="float" office:value="0.123727492289718">
                <text:p>0.123727492289718</text:p>
              </table:table-cell>
              <table:table-cell office:value-type="float" office:value="0.142614459386999">
                <text:p>0.142614459386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23859889774967">
                <text:p>0.123859889774967</text:p>
              </table:table-cell>
              <table:table-cell office:value-type="float" office:value="0.12799809151539">
                <text:p>0.12799809151539</text:p>
              </table:table-cell>
              <table:table-cell office:value-type="float" office:value="0.135388768083575">
                <text:p>0.135388768083575</text:p>
              </table:table-cell>
              <table:table-cell office:value-type="float" office:value="0.110739866219493">
                <text:p>0.110739866219493</text:p>
              </table:table-cell>
              <table:table-cell office:value-type="float" office:value="0.132703574199558">
                <text:p>0.132703574199558</text:p>
              </table:table-cell>
              <table:table-cell office:value-type="float" office:value="0.102501941081206">
                <text:p>0.102501941081206</text:p>
              </table:table-cell>
              <table:table-cell office:value-type="float" office:value="0.123599392624606">
                <text:p>0.123599392624606</text:p>
              </table:table-cell>
              <table:table-cell office:value-type="float" office:value="0.143208476501204">
                <text:p>0.143208476501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29235811241129">
                <text:p>0.129235811241129</text:p>
              </table:table-cell>
              <table:table-cell office:value-type="float" office:value="0.12819111715989">
                <text:p>0.12819111715989</text:p>
              </table:table-cell>
              <table:table-cell office:value-type="float" office:value="0.136938118437423">
                <text:p>0.136938118437423</text:p>
              </table:table-cell>
              <table:table-cell office:value-type="float" office:value="0.108659168790678">
                <text:p>0.108659168790678</text:p>
              </table:table-cell>
              <table:table-cell office:value-type="float" office:value="0.131718388686573">
                <text:p>0.131718388686573</text:p>
              </table:table-cell>
              <table:table-cell office:value-type="float" office:value="0.100011157251543">
                <text:p>0.100011157251543</text:p>
              </table:table-cell>
              <table:table-cell office:value-type="float" office:value="0.122533602208845">
                <text:p>0.122533602208845</text:p>
              </table:table-cell>
              <table:table-cell office:value-type="float" office:value="0.142712636223919">
                <text:p>0.142712636223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1136066263615">
                <text:p>0.131136066263615</text:p>
              </table:table-cell>
              <table:table-cell office:value-type="float" office:value="0.1279016270722">
                <text:p>0.1279016270722</text:p>
              </table:table-cell>
              <table:table-cell office:value-type="float" office:value="0.144542873760275">
                <text:p>0.144542873760275</text:p>
              </table:table-cell>
              <table:table-cell office:value-type="float" office:value="0.106226699311363">
                <text:p>0.106226699311363</text:p>
              </table:table-cell>
              <table:table-cell office:value-type="float" office:value="0.130254228861813">
                <text:p>0.130254228861813</text:p>
              </table:table-cell>
              <table:table-cell office:value-type="float" office:value="0.0972257336243868">
                <text:p>0.0972257336243868</text:p>
              </table:table-cell>
              <table:table-cell office:value-type="float" office:value="0.121025847058593">
                <text:p>0.121025847058593</text:p>
              </table:table-cell>
              <table:table-cell office:value-type="float" office:value="0.141686924047755">
                <text:p>0.141686924047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2975316802521">
                <text:p>0.12975316802521</text:p>
              </table:table-cell>
              <table:table-cell office:value-type="float" office:value="0.129522949489526">
                <text:p>0.129522949489526</text:p>
              </table:table-cell>
              <table:table-cell office:value-type="float" office:value="0.143854093285675">
                <text:p>0.143854093285675</text:p>
              </table:table-cell>
              <table:table-cell office:value-type="float" office:value="0.101283439349024">
                <text:p>0.101283439349024</text:p>
              </table:table-cell>
              <table:table-cell office:value-type="float" office:value="0.125617305921494">
                <text:p>0.125617305921494</text:p>
              </table:table-cell>
              <table:table-cell office:value-type="float" office:value="0.10765090929363">
                <text:p>0.10765090929363</text:p>
              </table:table-cell>
              <table:table-cell office:value-type="float" office:value="0.116577816050803">
                <text:p>0.116577816050803</text:p>
              </table:table-cell>
              <table:table-cell office:value-type="float" office:value="0.145740318584638">
                <text:p>0.1457403185846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40871539363134">
                <text:p>0.140871539363134</text:p>
              </table:table-cell>
              <table:table-cell office:value-type="float" office:value="0.128757218736603">
                <text:p>0.128757218736603</text:p>
              </table:table-cell>
              <table:table-cell office:value-type="float" office:value="0.143904100747263">
                <text:p>0.143904100747263</text:p>
              </table:table-cell>
              <table:table-cell office:value-type="float" office:value="0.097141174618879">
                <text:p>0.097141174618879</text:p>
              </table:table-cell>
              <table:table-cell office:value-type="float" office:value="0.121836343073906">
                <text:p>0.121836343073906</text:p>
              </table:table-cell>
              <table:table-cell office:value-type="float" office:value="0.109194310261739">
                <text:p>0.109194310261739</text:p>
              </table:table-cell>
              <table:table-cell office:value-type="float" office:value="0.112936124239475">
                <text:p>0.112936124239475</text:p>
              </table:table-cell>
              <table:table-cell office:value-type="float" office:value="0.145359188959">
                <text:p>0.145359188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42532725325352">
                <text:p>0.142532725325352</text:p>
              </table:table-cell>
              <table:table-cell office:value-type="float" office:value="0.125600718582048">
                <text:p>0.125600718582048</text:p>
              </table:table-cell>
              <table:table-cell office:value-type="float" office:value="0.141253533846748">
                <text:p>0.141253533846748</text:p>
              </table:table-cell>
              <table:table-cell office:value-type="float" office:value="0.0914499025468968">
                <text:p>0.0914499025468968</text:p>
              </table:table-cell>
              <table:table-cell office:value-type="float" office:value="0.127506894915917">
                <text:p>0.127506894915917</text:p>
              </table:table-cell>
              <table:table-cell office:value-type="float" office:value="0.108670754888595">
                <text:p>0.108670754888595</text:p>
              </table:table-cell>
              <table:table-cell office:value-type="float" office:value="0.110454028863665">
                <text:p>0.110454028863665</text:p>
              </table:table-cell>
              <table:table-cell office:value-type="float" office:value="0.152531441030777">
                <text:p>0.152531441030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45835144301104">
                <text:p>0.145835144301104</text:p>
              </table:table-cell>
              <table:table-cell office:value-type="float" office:value="0.123969734592978">
                <text:p>0.123969734592978</text:p>
              </table:table-cell>
              <table:table-cell office:value-type="float" office:value="0.140276780972751">
                <text:p>0.140276780972751</text:p>
              </table:table-cell>
              <table:table-cell office:value-type="float" office:value="0.0874596601094259">
                <text:p>0.0874596601094259</text:p>
              </table:table-cell>
              <table:table-cell office:value-type="float" office:value="0.127487528414471">
                <text:p>0.127487528414471</text:p>
              </table:table-cell>
              <table:table-cell office:value-type="float" office:value="0.112161960181466">
                <text:p>0.112161960181466</text:p>
              </table:table-cell>
              <table:table-cell office:value-type="float" office:value="0.107457115923394">
                <text:p>0.107457115923394</text:p>
              </table:table-cell>
              <table:table-cell office:value-type="float" office:value="0.15535207550441">
                <text:p>0.155352075504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47603124759455">
                <text:p>0.147603124759455</text:p>
              </table:table-cell>
              <table:table-cell office:value-type="float" office:value="0.121049798185156">
                <text:p>0.121049798185156</text:p>
              </table:table-cell>
              <table:table-cell office:value-type="float" office:value="0.137813051099757">
                <text:p>0.137813051099757</text:p>
              </table:table-cell>
              <table:table-cell office:value-type="float" office:value="0.0828848355804138">
                <text:p>0.0828848355804138</text:p>
              </table:table-cell>
              <table:table-cell office:value-type="float" office:value="0.1260992145714">
                <text:p>0.1260992145714</text:p>
              </table:table-cell>
              <table:table-cell office:value-type="float" office:value="0.112836961503933">
                <text:p>0.112836961503933</text:p>
              </table:table-cell>
              <table:table-cell office:value-type="float" office:value="0.115194614828716">
                <text:p>0.115194614828716</text:p>
              </table:table-cell>
              <table:table-cell office:value-type="float" office:value="0.156518399471167">
                <text:p>0.156518399471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48544811801304">
                <text:p>0.148544811801304</text:p>
              </table:table-cell>
              <table:table-cell office:value-type="float" office:value="0.117561383032586">
                <text:p>0.117561383032586</text:p>
              </table:table-cell>
              <table:table-cell office:value-type="float" office:value="0.134656009123798">
                <text:p>0.134656009123798</text:p>
              </table:table-cell>
              <table:table-cell office:value-type="float" office:value="0.0904490858360528">
                <text:p>0.0904490858360528</text:p>
              </table:table-cell>
              <table:table-cell office:value-type="float" office:value="0.124040747978399">
                <text:p>0.124040747978399</text:p>
              </table:table-cell>
              <table:table-cell office:value-type="float" office:value="0.112877216971915">
                <text:p>0.112877216971915</text:p>
              </table:table-cell>
              <table:table-cell office:value-type="float" office:value="0.115066498348478">
                <text:p>0.115066498348478</text:p>
              </table:table-cell>
              <table:table-cell office:value-type="float" office:value="0.156804246907467">
                <text:p>0.156804246907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48262833259913">
                <text:p>0.148262833259913</text:p>
              </table:table-cell>
              <table:table-cell office:value-type="float" office:value="0.128657292077981">
                <text:p>0.128657292077981</text:p>
              </table:table-cell>
              <table:table-cell office:value-type="float" office:value="0.131380104428332">
                <text:p>0.131380104428332</text:p>
              </table:table-cell>
              <table:table-cell office:value-type="float" office:value="0.0888673550216895">
                <text:p>0.0888673550216895</text:p>
              </table:table-cell>
              <table:table-cell office:value-type="float" office:value="0.121034433555787">
                <text:p>0.121034433555787</text:p>
              </table:table-cell>
              <table:table-cell office:value-type="float" office:value="0.111994028468583">
                <text:p>0.111994028468583</text:p>
              </table:table-cell>
              <table:table-cell office:value-type="float" office:value="0.11399987864523">
                <text:p>0.11399987864523</text:p>
              </table:table-cell>
              <table:table-cell office:value-type="float" office:value="0.155804074542485">
                <text:p>0.1558040745424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49404150758886">
                <text:p>0.149404150758886</text:p>
              </table:table-cell>
              <table:table-cell office:value-type="float" office:value="0.131698674935163">
                <text:p>0.131698674935163</text:p>
              </table:table-cell>
              <table:table-cell office:value-type="float" office:value="0.128933117836522">
                <text:p>0.128933117836522</text:p>
              </table:table-cell>
              <table:table-cell office:value-type="float" office:value="0.0881661928790149">
                <text:p>0.0881661928790149</text:p>
              </table:table-cell>
              <table:table-cell office:value-type="float" office:value="0.11926268461138">
                <text:p>0.11926268461138</text:p>
              </table:table-cell>
              <table:table-cell office:value-type="float" office:value="0.112192524976009">
                <text:p>0.112192524976009</text:p>
              </table:table-cell>
              <table:table-cell office:value-type="float" office:value="0.114037184404076">
                <text:p>0.114037184404076</text:p>
              </table:table-cell>
              <table:table-cell office:value-type="float" office:value="0.156305469598949">
                <text:p>0.156305469598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50698186359691">
                <text:p>0.150698186359691</text:p>
              </table:table-cell>
              <table:table-cell office:value-type="float" office:value="0.133101283705018">
                <text:p>0.133101283705018</text:p>
              </table:table-cell>
              <table:table-cell office:value-type="float" office:value="0.124926377425126">
                <text:p>0.124926377425126</text:p>
              </table:table-cell>
              <table:table-cell office:value-type="float" office:value="0.0906683816523809">
                <text:p>0.0906683816523809</text:p>
              </table:table-cell>
              <table:table-cell office:value-type="float" office:value="0.11602588983111">
                <text:p>0.11602588983111</text:p>
              </table:table-cell>
              <table:table-cell office:value-type="float" office:value="0.110965326140185">
                <text:p>0.110965326140185</text:p>
              </table:table-cell>
              <table:table-cell office:value-type="float" office:value="0.112627107650237">
                <text:p>0.112627107650237</text:p>
              </table:table-cell>
              <table:table-cell office:value-type="float" office:value="0.160987447236251">
                <text:p>0.160987447236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50837966669829">
                <text:p>0.150837966669829</text:p>
              </table:table-cell>
              <table:table-cell office:value-type="float" office:value="0.134571119873189">
                <text:p>0.134571119873189</text:p>
              </table:table-cell>
              <table:table-cell office:value-type="float" office:value="0.121130406165374">
                <text:p>0.121130406165374</text:p>
              </table:table-cell>
              <table:table-cell office:value-type="float" office:value="0.0973250140479837">
                <text:p>0.0973250140479837</text:p>
              </table:table-cell>
              <table:table-cell office:value-type="float" office:value="0.112953794597876">
                <text:p>0.112953794597876</text:p>
              </table:table-cell>
              <table:table-cell office:value-type="float" office:value="0.109812229379816">
                <text:p>0.109812229379816</text:p>
              </table:table-cell>
              <table:table-cell office:value-type="float" office:value="0.111297199895219">
                <text:p>0.111297199895219</text:p>
              </table:table-cell>
              <table:table-cell office:value-type="float" office:value="0.162072269370714">
                <text:p>0.162072269370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51516259880499">
                <text:p>0.151516259880499</text:p>
              </table:table-cell>
              <table:table-cell office:value-type="float" office:value="0.136536539122092">
                <text:p>0.136536539122092</text:p>
              </table:table-cell>
              <table:table-cell office:value-type="float" office:value="0.117884831060267">
                <text:p>0.117884831060267</text:p>
              </table:table-cell>
              <table:table-cell office:value-type="float" office:value="0.100506536154073">
                <text:p>0.100506536154073</text:p>
              </table:table-cell>
              <table:table-cell office:value-type="float" office:value="0.110368412394555">
                <text:p>0.110368412394555</text:p>
              </table:table-cell>
              <table:table-cell office:value-type="float" office:value="0.109063952106302">
                <text:p>0.109063952106302</text:p>
              </table:table-cell>
              <table:table-cell office:value-type="float" office:value="0.110381257524244">
                <text:p>0.110381257524244</text:p>
              </table:table-cell>
              <table:table-cell office:value-type="float" office:value="0.16374221175797">
                <text:p>0.16374221175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50538991477371">
                <text:p>0.150538991477371</text:p>
              </table:table-cell>
              <table:table-cell office:value-type="float" office:value="0.137020408515579">
                <text:p>0.137020408515579</text:p>
              </table:table-cell>
              <table:table-cell office:value-type="float" office:value="0.113477515852623">
                <text:p>0.113477515852623</text:p>
              </table:table-cell>
              <table:table-cell office:value-type="float" office:value="0.10265976594917">
                <text:p>0.10265976594917</text:p>
              </table:table-cell>
              <table:table-cell office:value-type="float" office:value="0.106668243667146">
                <text:p>0.106668243667146</text:p>
              </table:table-cell>
              <table:table-cell office:value-type="float" office:value="0.107140841011325">
                <text:p>0.107140841011325</text:p>
              </table:table-cell>
              <table:table-cell office:value-type="float" office:value="0.108280437490684">
                <text:p>0.108280437490684</text:p>
              </table:table-cell>
              <table:table-cell office:value-type="float" office:value="0.174213796036103">
                <text:p>0.1742137960361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48488002523471">
                <text:p>0.148488002523471</text:p>
              </table:table-cell>
              <table:table-cell office:value-type="float" office:value="0.140038568829612">
                <text:p>0.140038568829612</text:p>
              </table:table-cell>
              <table:table-cell office:value-type="float" office:value="0.108780964283586">
                <text:p>0.108780964283586</text:p>
              </table:table-cell>
              <table:table-cell office:value-type="float" office:value="0.104082625214942">
                <text:p>0.104082625214942</text:p>
              </table:table-cell>
              <table:table-cell office:value-type="float" office:value="0.111318613136829">
                <text:p>0.111318613136829</text:p>
              </table:table-cell>
              <table:table-cell office:value-type="float" office:value="0.104499711292379">
                <text:p>0.104499711292379</text:p>
              </table:table-cell>
              <table:table-cell office:value-type="float" office:value="0.10546179197452">
                <text:p>0.10546179197452</text:p>
              </table:table-cell>
              <table:table-cell office:value-type="float" office:value="0.17732972274466">
                <text:p>0.177329722744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45555093265433">
                <text:p>0.145555093265433</text:p>
              </table:table-cell>
              <table:table-cell office:value-type="float" office:value="0.140074835546294">
                <text:p>0.140074835546294</text:p>
              </table:table-cell>
              <table:table-cell office:value-type="float" office:value="0.117088791689968">
                <text:p>0.117088791689968</text:p>
              </table:table-cell>
              <table:table-cell office:value-type="float" office:value="0.10484567055733">
                <text:p>0.10484567055733</text:p>
              </table:table-cell>
              <table:table-cell office:value-type="float" office:value="0.109712812343925">
                <text:p>0.109712812343925</text:p>
              </table:table-cell>
              <table:table-cell office:value-type="float" office:value="0.101300187448219">
                <text:p>0.101300187448219</text:p>
              </table:table-cell>
              <table:table-cell office:value-type="float" office:value="0.102089402471501">
                <text:p>0.102089402471501</text:p>
              </table:table-cell>
              <table:table-cell office:value-type="float" office:value="0.17933320667733">
                <text:p>0.179333206677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43192505665067">
                <text:p>0.143192505665067</text:p>
              </table:table-cell>
              <table:table-cell office:value-type="float" office:value="0.14068298747301">
                <text:p>0.14068298747301</text:p>
              </table:table-cell>
              <table:table-cell office:value-type="float" office:value="0.117308913723385">
                <text:p>0.117308913723385</text:p>
              </table:table-cell>
              <table:table-cell office:value-type="float" office:value="0.105968309724057">
                <text:p>0.105968309724057</text:p>
              </table:table-cell>
              <table:table-cell office:value-type="float" office:value="0.108513288610045">
                <text:p>0.108513288610045</text:p>
              </table:table-cell>
              <table:table-cell office:value-type="float" office:value="0.0985610748670963">
                <text:p>0.0985610748670963</text:p>
              </table:table-cell>
              <table:table-cell office:value-type="float" office:value="0.0991908640334063">
                <text:p>0.0991908640334063</text:p>
              </table:table-cell>
              <table:table-cell office:value-type="float" office:value="0.186582055903932">
                <text:p>0.1865820559039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41424010828374">
                <text:p>0.141424010828374</text:p>
              </table:table-cell>
              <table:table-cell office:value-type="float" office:value="0.142005150321325">
                <text:p>0.142005150321325</text:p>
              </table:table-cell>
              <table:table-cell office:value-type="float" office:value="0.11770079847745">
                <text:p>0.11770079847745</text:p>
              </table:table-cell>
              <table:table-cell office:value-type="float" office:value="0.107256142000391">
                <text:p>0.107256142000391</text:p>
              </table:table-cell>
              <table:table-cell office:value-type="float" office:value="0.107487776630086">
                <text:p>0.107487776630086</text:p>
              </table:table-cell>
              <table:table-cell office:value-type="float" office:value="0.0960449021641798">
                <text:p>0.0960449021641798</text:p>
              </table:table-cell>
              <table:table-cell office:value-type="float" office:value="0.0965246792776136">
                <text:p>0.0965246792776136</text:p>
              </table:table-cell>
              <table:table-cell office:value-type="float" office:value="0.191556540300581">
                <text:p>0.191556540300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39503603394188">
                <text:p>0.139503603394188</text:p>
              </table:table-cell>
              <table:table-cell office:value-type="float" office:value="0.143030695449697">
                <text:p>0.143030695449697</text:p>
              </table:table-cell>
              <table:table-cell office:value-type="float" office:value="0.118118958907421">
                <text:p>0.118118958907421</text:p>
              </table:table-cell>
              <table:table-cell office:value-type="float" office:value="0.10858160158312">
                <text:p>0.10858160158312</text:p>
              </table:table-cell>
              <table:table-cell office:value-type="float" office:value="0.106495883452869">
                <text:p>0.106495883452869</text:p>
              </table:table-cell>
              <table:table-cell office:value-type="float" office:value="0.0936156107180042">
                <text:p>0.0936156107180042</text:p>
              </table:table-cell>
              <table:table-cell office:value-type="float" office:value="0.0939530254621965">
                <text:p>0.0939530254621965</text:p>
              </table:table-cell>
              <table:table-cell office:value-type="float" office:value="0.196700621032505">
                <text:p>0.196700621032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8816541650158">
                <text:p>0.148816541650158</text:p>
              </table:table-cell>
              <table:table-cell office:value-type="float" office:value="0.142094059089998">
                <text:p>0.142094059089998</text:p>
              </table:table-cell>
              <table:table-cell office:value-type="float" office:value="0.116918195505718">
                <text:p>0.116918195505718</text:p>
              </table:table-cell>
              <table:table-cell office:value-type="float" office:value="0.10842033728746">
                <text:p>0.10842033728746</text:p>
              </table:table-cell>
              <table:table-cell office:value-type="float" office:value="0.104328451744211">
                <text:p>0.104328451744211</text:p>
              </table:table-cell>
              <table:table-cell office:value-type="float" office:value="0.0900017240572634">
                <text:p>0.0900017240572634</text:p>
              </table:table-cell>
              <table:table-cell office:value-type="float" office:value="0.0902011498685093">
                <text:p>0.0902011498685093</text:p>
              </table:table-cell>
              <table:table-cell office:value-type="float" office:value="0.199219540796683">
                <text:p>0.1992195407966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49615682261354">
                <text:p>0.149615682261354</text:p>
              </table:table-cell>
              <table:table-cell office:value-type="float" office:value="0.13990223162382">
                <text:p>0.13990223162382</text:p>
              </table:table-cell>
              <table:table-cell office:value-type="float" office:value="0.114699129320214">
                <text:p>0.114699129320214</text:p>
              </table:table-cell>
              <table:table-cell office:value-type="float" office:value="0.107287375256116">
                <text:p>0.107287375256116</text:p>
              </table:table-cell>
              <table:table-cell office:value-type="float" office:value="0.106940498102071">
                <text:p>0.106940498102071</text:p>
              </table:table-cell>
              <table:table-cell office:value-type="float" office:value="0.095769012305956">
                <text:p>0.095769012305956</text:p>
              </table:table-cell>
              <table:table-cell office:value-type="float" office:value="0.0858506549882119">
                <text:p>0.0858506549882119</text:p>
              </table:table-cell>
              <table:table-cell office:value-type="float" office:value="0.199935416142258">
                <text:p>0.199935416142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49288029740198">
                <text:p>0.149288029740198</text:p>
              </table:table-cell>
              <table:table-cell office:value-type="float" office:value="0.144966401575151">
                <text:p>0.144966401575151</text:p>
              </table:table-cell>
              <table:table-cell office:value-type="float" office:value="0.112023081368992">
                <text:p>0.112023081368992</text:p>
              </table:table-cell>
              <table:table-cell office:value-type="float" office:value="0.105685764970466">
                <text:p>0.105685764970466</text:p>
              </table:table-cell>
              <table:table-cell office:value-type="float" office:value="0.112064300318473">
                <text:p>0.112064300318473</text:p>
              </table:table-cell>
              <table:table-cell office:value-type="float" office:value="0.0948819685312042">
                <text:p>0.0948819685312042</text:p>
              </table:table-cell>
              <table:table-cell office:value-type="float" office:value="0.0813738494001002">
                <text:p>0.0813738494001002</text:p>
              </table:table-cell>
              <table:table-cell office:value-type="float" office:value="0.199716604095415">
                <text:p>0.1997166040954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005458402444">
                <text:p>0.15005458402444</text:p>
              </table:table-cell>
              <table:table-cell office:value-type="float" office:value="0.146369144268981">
                <text:p>0.146369144268981</text:p>
              </table:table-cell>
              <table:table-cell office:value-type="float" office:value="0.110233842609544">
                <text:p>0.110233842609544</text:p>
              </table:table-cell>
              <table:table-cell office:value-type="float" office:value="0.104884362355095">
                <text:p>0.104884362355095</text:p>
              </table:table-cell>
              <table:table-cell office:value-type="float" office:value="0.114140055030721">
                <text:p>0.114140055030721</text:p>
              </table:table-cell>
              <table:table-cell office:value-type="float" office:value="0.0946992101719665">
                <text:p>0.0946992101719665</text:p>
              </table:table-cell>
              <table:table-cell office:value-type="float" office:value="0.0780244271931013">
                <text:p>0.0780244271931013</text:p>
              </table:table-cell>
              <table:table-cell office:value-type="float" office:value="0.201594374346151">
                <text:p>0.201594374346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49852815828002">
                <text:p>0.149852815828002</text:p>
              </table:table-cell>
              <table:table-cell office:value-type="float" office:value="0.14683215644885">
                <text:p>0.14683215644885</text:p>
              </table:table-cell>
              <table:table-cell office:value-type="float" office:value="0.107776173151235">
                <text:p>0.107776173151235</text:p>
              </table:table-cell>
              <table:table-cell office:value-type="float" office:value="0.10994953002102">
                <text:p>0.10994953002102</text:p>
              </table:table-cell>
              <table:table-cell office:value-type="float" office:value="0.115503382678464">
                <text:p>0.115503382678464</text:p>
              </table:table-cell>
              <table:table-cell office:value-type="float" office:value="0.0939081666921996">
                <text:p>0.0939081666921996</text:p>
              </table:table-cell>
              <table:table-cell office:value-type="float" office:value="0.0743792113093695">
                <text:p>0.0743792113093695</text:p>
              </table:table-cell>
              <table:table-cell office:value-type="float" office:value="0.20179856387086">
                <text:p>0.201798563870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48571253454329">
                <text:p>0.148571253454329</text:p>
              </table:table-cell>
              <table:table-cell office:value-type="float" office:value="0.146630662927274">
                <text:p>0.146630662927274</text:p>
              </table:table-cell>
              <table:table-cell office:value-type="float" office:value="0.112177580427542">
                <text:p>0.112177580427542</text:p>
              </table:table-cell>
              <table:table-cell office:value-type="float" office:value="0.110310336777838">
                <text:p>0.110310336777838</text:p>
              </table:table-cell>
              <table:table-cell office:value-type="float" office:value="0.116032661671129">
                <text:p>0.116032661671129</text:p>
              </table:table-cell>
              <table:table-cell office:value-type="float" office:value="0.0951313421330958">
                <text:p>0.0951313421330958</text:p>
              </table:table-cell>
              <table:table-cell office:value-type="float" office:value="0.070603197057996">
                <text:p>0.070603197057996</text:p>
              </table:table-cell>
              <table:table-cell office:value-type="float" office:value="0.200542965550796">
                <text:p>0.2005429655507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47982226359735">
                <text:p>0.147982226359735</text:p>
              </table:table-cell>
              <table:table-cell office:value-type="float" office:value="0.148261096165087">
                <text:p>0.148261096165087</text:p>
              </table:table-cell>
              <table:table-cell office:value-type="float" office:value="0.112460260722146">
                <text:p>0.112460260722146</text:p>
              </table:table-cell>
              <table:table-cell office:value-type="float" office:value="0.111175244929338">
                <text:p>0.111175244929338</text:p>
              </table:table-cell>
              <table:table-cell office:value-type="float" office:value="0.11709300968087">
                <text:p>0.11709300968087</text:p>
              </table:table-cell>
              <table:table-cell office:value-type="float" office:value="0.0951699047891216">
                <text:p>0.0951699047891216</text:p>
              </table:table-cell>
              <table:table-cell office:value-type="float" office:value="0.0676442028573235">
                <text:p>0.0676442028573235</text:p>
              </table:table-cell>
              <table:table-cell office:value-type="float" office:value="0.200214054496377">
                <text:p>0.2002140544963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5049958544936">
                <text:p>0.15049958544936</text:p>
              </table:table-cell>
              <table:table-cell office:value-type="float" office:value="0.147735704549068">
                <text:p>0.147735704549068</text:p>
              </table:table-cell>
              <table:table-cell office:value-type="float" office:value="0.116841260910265">
                <text:p>0.116841260910265</text:p>
              </table:table-cell>
              <table:table-cell office:value-type="float" office:value="0.111048968457915">
                <text:p>0.111048968457915</text:p>
              </table:table-cell>
              <table:table-cell office:value-type="float" office:value="0.11711039185917">
                <text:p>0.11711039185917</text:p>
              </table:table-cell>
              <table:table-cell office:value-type="float" office:value="0.0943614944211671">
                <text:p>0.0943614944211671</text:p>
              </table:table-cell>
              <table:table-cell office:value-type="float" office:value="0.0642945392192488">
                <text:p>0.0642945392192488</text:p>
              </table:table-cell>
              <table:table-cell office:value-type="float" office:value="0.198108055133806">
                <text:p>0.198108055133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49549989843425">
                <text:p>0.149549989843425</text:p>
              </table:table-cell>
              <table:table-cell office:value-type="float" office:value="0.151833153625225">
                <text:p>0.151833153625225</text:p>
              </table:table-cell>
              <table:table-cell office:value-type="float" office:value="0.117578561170988">
                <text:p>0.117578561170988</text:p>
              </table:table-cell>
              <table:table-cell office:value-type="float" office:value="0.110329069784237">
                <text:p>0.110329069784237</text:p>
              </table:table-cell>
              <table:table-cell office:value-type="float" office:value="0.116499872744622">
                <text:p>0.116499872744622</text:p>
              </table:table-cell>
              <table:table-cell office:value-type="float" office:value="0.0930633914396573">
                <text:p>0.0930633914396573</text:p>
              </table:table-cell>
              <table:table-cell office:value-type="float" office:value="0.0610385669740099">
                <text:p>0.0610385669740099</text:p>
              </table:table-cell>
              <table:table-cell office:value-type="float" office:value="0.200107394417836">
                <text:p>0.200107394417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47370278465364">
                <text:p>0.147370278465364</text:p>
              </table:table-cell>
              <table:table-cell office:value-type="float" office:value="0.151430901943905">
                <text:p>0.151430901943905</text:p>
              </table:table-cell>
              <table:table-cell office:value-type="float" office:value="0.117326167578613">
                <text:p>0.117326167578613</text:p>
              </table:table-cell>
              <table:table-cell office:value-type="float" office:value="0.108702201231479">
                <text:p>0.108702201231479</text:p>
              </table:table-cell>
              <table:table-cell office:value-type="float" office:value="0.114927668359837">
                <text:p>0.114927668359837</text:p>
              </table:table-cell>
              <table:table-cell office:value-type="float" office:value="0.102165861255751">
                <text:p>0.102165861255751</text:p>
              </table:table-cell>
              <table:table-cell office:value-type="float" office:value="0.0577323243919791">
                <text:p>0.0577323243919791</text:p>
              </table:table-cell>
              <table:table-cell office:value-type="float" office:value="0.200344596773072">
                <text:p>0.200344596773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46364108705154">
                <text:p>0.146364108705154</text:p>
              </table:table-cell>
              <table:table-cell office:value-type="float" office:value="0.152200470353721">
                <text:p>0.152200470353721</text:p>
              </table:table-cell>
              <table:table-cell office:value-type="float" office:value="0.11798131606966">
                <text:p>0.11798131606966</text:p>
              </table:table-cell>
              <table:table-cell office:value-type="float" office:value="0.10794153290335">
                <text:p>0.10794153290335</text:p>
              </table:table-cell>
              <table:table-cell office:value-type="float" office:value="0.114266929450032">
                <text:p>0.114266929450032</text:p>
              </table:table-cell>
              <table:table-cell office:value-type="float" office:value="0.105543564077059">
                <text:p>0.105543564077059</text:p>
              </table:table-cell>
              <table:table-cell office:value-type="float" office:value="0.0553698200241846">
                <text:p>0.0553698200241846</text:p>
              </table:table-cell>
              <table:table-cell office:value-type="float" office:value="0.200332258416838">
                <text:p>0.2003322584168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46727441526779">
                <text:p>0.146727441526779</text:p>
              </table:table-cell>
              <table:table-cell office:value-type="float" office:value="0.146872606746992">
                <text:p>0.146872606746992</text:p>
              </table:table-cell>
              <table:table-cell office:value-type="float" office:value="0.127113508298165">
                <text:p>0.127113508298165</text:p>
              </table:table-cell>
              <table:table-cell office:value-type="float" office:value="0.106316063046474">
                <text:p>0.106316063046474</text:p>
              </table:table-cell>
              <table:table-cell office:value-type="float" office:value="0.112695917134894">
                <text:p>0.112695917134894</text:p>
              </table:table-cell>
              <table:table-cell office:value-type="float" office:value="0.1046818507219">
                <text:p>0.1046818507219</text:p>
              </table:table-cell>
              <table:table-cell office:value-type="float" office:value="0.0510141501367801">
                <text:p>0.0510141501367801</text:p>
              </table:table-cell>
              <table:table-cell office:value-type="float" office:value="0.204578462388017">
                <text:p>0.2045784623880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43952124948875">
                <text:p>0.143952124948875</text:p>
              </table:table-cell>
              <table:table-cell office:value-type="float" office:value="0.155173119453819">
                <text:p>0.155173119453819</text:p>
              </table:table-cell>
              <table:table-cell office:value-type="float" office:value="0.129418010566309">
                <text:p>0.129418010566309</text:p>
              </table:table-cell>
              <table:table-cell office:value-type="float" office:value="0.103569055697435">
                <text:p>0.103569055697435</text:p>
              </table:table-cell>
              <table:table-cell office:value-type="float" office:value="0.109924436966058">
                <text:p>0.109924436966058</text:p>
              </table:table-cell>
              <table:table-cell office:value-type="float" office:value="0.106582785035514">
                <text:p>0.106582785035514</text:p>
              </table:table-cell>
              <table:table-cell office:value-type="float" office:value="0.0481946850630737">
                <text:p>0.0481946850630737</text:p>
              </table:table-cell>
              <table:table-cell office:value-type="float" office:value="0.203185782268916">
                <text:p>0.2031857822689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4137427224172">
                <text:p>0.14137427224172</text:p>
              </table:table-cell>
              <table:table-cell office:value-type="float" office:value="0.157623953837592">
                <text:p>0.157623953837592</text:p>
              </table:table-cell>
              <table:table-cell office:value-type="float" office:value="0.135709862772004">
                <text:p>0.135709862772004</text:p>
              </table:table-cell>
              <table:table-cell office:value-type="float" office:value="0.101003690919308">
                <text:p>0.101003690919308</text:p>
              </table:table-cell>
              <table:table-cell office:value-type="float" office:value="0.107337355227066">
                <text:p>0.107337355227066</text:p>
              </table:table-cell>
              <table:table-cell office:value-type="float" office:value="0.109176957265071">
                <text:p>0.109176957265071</text:p>
              </table:table-cell>
              <table:table-cell office:value-type="float" office:value="0.0458751738205681">
                <text:p>0.0458751738205681</text:p>
              </table:table-cell>
              <table:table-cell office:value-type="float" office:value="0.20189873391667">
                <text:p>0.20189873391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39153292814205">
                <text:p>0.139153292814205</text:p>
              </table:table-cell>
              <table:table-cell office:value-type="float" office:value="0.159603081477482">
                <text:p>0.159603081477482</text:p>
              </table:table-cell>
              <table:table-cell office:value-type="float" office:value="0.140219709993727">
                <text:p>0.140219709993727</text:p>
              </table:table-cell>
              <table:table-cell office:value-type="float" office:value="0.0987260544524523">
                <text:p>0.0987260544524523</text:p>
              </table:table-cell>
              <table:table-cell office:value-type="float" office:value="0.105048983135696">
                <text:p>0.105048983135696</text:p>
              </table:table-cell>
              <table:table-cell office:value-type="float" office:value="0.112274320278758">
                <text:p>0.112274320278758</text:p>
              </table:table-cell>
              <table:table-cell office:value-type="float" office:value="0.0439184111737133">
                <text:p>0.0439184111737133</text:p>
              </table:table-cell>
              <table:table-cell office:value-type="float" office:value="0.201056146673966">
                <text:p>0.201056146673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3560124304504">
                <text:p>0.13560124304504</text:p>
              </table:table-cell>
              <table:table-cell office:value-type="float" office:value="0.16883554973071">
                <text:p>0.16883554973071</text:p>
              </table:table-cell>
              <table:table-cell office:value-type="float" office:value="0.143421408353363">
                <text:p>0.143421408353363</text:p>
              </table:table-cell>
              <table:table-cell office:value-type="float" office:value="0.095538688879799">
                <text:p>0.095538688879799</text:p>
              </table:table-cell>
              <table:table-cell office:value-type="float" office:value="0.101785217882875">
                <text:p>0.101785217882875</text:p>
              </table:table-cell>
              <table:table-cell office:value-type="float" office:value="0.114924400701989">
                <text:p>0.114924400701989</text:p>
              </table:table-cell>
              <table:table-cell office:value-type="float" office:value="0.0416776067761964">
                <text:p>0.0416776067761964</text:p>
              </table:table-cell>
              <table:table-cell office:value-type="float" office:value="0.198215884630028">
                <text:p>0.198215884630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4487635176611">
                <text:p>0.14487635176611</text:p>
              </table:table-cell>
              <table:table-cell office:value-type="float" office:value="0.172485330954329">
                <text:p>0.172485330954329</text:p>
              </table:table-cell>
              <table:table-cell office:value-type="float" office:value="0.147361660546495">
                <text:p>0.147361660546495</text:p>
              </table:table-cell>
              <table:table-cell office:value-type="float" office:value="0.0911452105186663">
                <text:p>0.0911452105186663</text:p>
              </table:table-cell>
              <table:table-cell office:value-type="float" office:value="0.0972256048052081">
                <text:p>0.0972256048052081</text:p>
              </table:table-cell>
              <table:table-cell office:value-type="float" office:value="0.115111816364734">
                <text:p>0.115111816364734</text:p>
              </table:table-cell>
              <table:table-cell office:value-type="float" office:value="0.0391710852011983">
                <text:p>0.0391710852011983</text:p>
              </table:table-cell>
              <table:table-cell office:value-type="float" office:value="0.19262293984326">
                <text:p>0.19262293984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43752382129198">
                <text:p>0.143752382129198</text:p>
              </table:table-cell>
              <table:table-cell office:value-type="float" office:value="0.173250375330676">
                <text:p>0.173250375330676</text:p>
              </table:table-cell>
              <table:table-cell office:value-type="float" office:value="0.148186102835519">
                <text:p>0.148186102835519</text:p>
              </table:table-cell>
              <table:table-cell office:value-type="float" office:value="0.0861260353036462">
                <text:p>0.0861260353036462</text:p>
              </table:table-cell>
              <table:table-cell office:value-type="float" office:value="0.105745679630543">
                <text:p>0.105745679630543</text:p>
              </table:table-cell>
              <table:table-cell office:value-type="float" office:value="0.120812168886481">
                <text:p>0.120812168886481</text:p>
              </table:table-cell>
              <table:table-cell office:value-type="float" office:value="0.0367664008310583">
                <text:p>0.0367664008310583</text:p>
              </table:table-cell>
              <table:table-cell office:value-type="float" office:value="0.185360855052878">
                <text:p>0.1853608550528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40630726434902">
                <text:p>0.140630726434902</text:p>
              </table:table-cell>
              <table:table-cell office:value-type="float" office:value="0.171542749736168">
                <text:p>0.171542749736168</text:p>
              </table:table-cell>
              <table:table-cell office:value-type="float" office:value="0.149238015255311">
                <text:p>0.149238015255311</text:p>
              </table:table-cell>
              <table:table-cell office:value-type="float" office:value="0.0875846777082403">
                <text:p>0.0875846777082403</text:p>
              </table:table-cell>
              <table:table-cell office:value-type="float" office:value="0.104223430288698">
                <text:p>0.104223430288698</text:p>
              </table:table-cell>
              <table:table-cell office:value-type="float" office:value="0.120947550719788">
                <text:p>0.120947550719788</text:p>
              </table:table-cell>
              <table:table-cell office:value-type="float" office:value="0.0498952102192371">
                <text:p>0.0498952102192371</text:p>
              </table:table-cell>
              <table:table-cell office:value-type="float" office:value="0.175937639637655">
                <text:p>0.1759376396376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40087459168405">
                <text:p>0.140087459168405</text:p>
              </table:table-cell>
              <table:table-cell office:value-type="float" office:value="0.172917210754486">
                <text:p>0.172917210754486</text:p>
              </table:table-cell>
              <table:table-cell office:value-type="float" office:value="0.15157294973422">
                <text:p>0.15157294973422</text:p>
              </table:table-cell>
              <table:table-cell office:value-type="float" office:value="0.0859175763635845">
                <text:p>0.0859175763635845</text:p>
              </table:table-cell>
              <table:table-cell office:value-type="float" office:value="0.105304879130986">
                <text:p>0.105304879130986</text:p>
              </table:table-cell>
              <table:table-cell office:value-type="float" office:value="0.123235246824454">
                <text:p>0.123235246824454</text:p>
              </table:table-cell>
              <table:table-cell office:value-type="float" office:value="0.0508373440841248">
                <text:p>0.0508373440841248</text:p>
              </table:table-cell>
              <table:table-cell office:value-type="float" office:value="0.17012733393974">
                <text:p>0.170127333939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39092131206098">
                <text:p>0.139092131206098</text:p>
              </table:table-cell>
              <table:table-cell office:value-type="float" office:value="0.177096859566544">
                <text:p>0.177096859566544</text:p>
              </table:table-cell>
              <table:table-cell office:value-type="float" office:value="0.153445847237367">
                <text:p>0.153445847237367</text:p>
              </table:table-cell>
              <table:table-cell office:value-type="float" office:value="0.0840068268722809">
                <text:p>0.0840068268722809</text:p>
              </table:table-cell>
              <table:table-cell office:value-type="float" office:value="0.10561725519378">
                <text:p>0.10561725519378</text:p>
              </table:table-cell>
              <table:table-cell office:value-type="float" office:value="0.125142030187702">
                <text:p>0.125142030187702</text:p>
              </table:table-cell>
              <table:table-cell office:value-type="float" office:value="0.0516296491891847">
                <text:p>0.0516296491891847</text:p>
              </table:table-cell>
              <table:table-cell office:value-type="float" office:value="0.163969400547044">
                <text:p>0.1639694005470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37727751226613">
                <text:p>0.137727751226613</text:p>
              </table:table-cell>
              <table:table-cell office:value-type="float" office:value="0.180094380799857">
                <text:p>0.180094380799857</text:p>
              </table:table-cell>
              <table:table-cell office:value-type="float" office:value="0.154914449179477">
                <text:p>0.154914449179477</text:p>
              </table:table-cell>
              <table:table-cell office:value-type="float" office:value="0.0819167269891373">
                <text:p>0.0819167269891373</text:p>
              </table:table-cell>
              <table:table-cell office:value-type="float" office:value="0.10867253854259">
                <text:p>0.10867253854259</text:p>
              </table:table-cell>
              <table:table-cell office:value-type="float" office:value="0.126773437483294">
                <text:p>0.126773437483294</text:p>
              </table:table-cell>
              <table:table-cell office:value-type="float" office:value="0.052289785465332">
                <text:p>0.052289785465332</text:p>
              </table:table-cell>
              <table:table-cell office:value-type="float" office:value="0.1576109303137">
                <text:p>0.1576109303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35080640472706">
                <text:p>0.135080640472706</text:p>
              </table:table-cell>
              <table:table-cell office:value-type="float" office:value="0.180637708772458">
                <text:p>0.180637708772458</text:p>
              </table:table-cell>
              <table:table-cell office:value-type="float" office:value="0.154903185745015">
                <text:p>0.154903185745015</text:p>
              </table:table-cell>
              <table:table-cell office:value-type="float" office:value="0.0819984942785526">
                <text:p>0.0819984942785526</text:p>
              </table:table-cell>
              <table:table-cell office:value-type="float" office:value="0.10892004304841">
                <text:p>0.10892004304841</text:p>
              </table:table-cell>
              <table:table-cell office:value-type="float" office:value="0.127171470278697">
                <text:p>0.127171470278697</text:p>
              </table:table-cell>
              <table:table-cell office:value-type="float" office:value="0.0524520847208607">
                <text:p>0.0524520847208607</text:p>
              </table:table-cell>
              <table:table-cell office:value-type="float" office:value="0.1588363726833">
                <text:p>0.15883637268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33177844551256">
                <text:p>0.133177844551256</text:p>
              </table:table-cell>
              <table:table-cell office:value-type="float" office:value="0.182101499851427">
                <text:p>0.182101499851427</text:p>
              </table:table-cell>
              <table:table-cell office:value-type="float" office:value="0.156919336939393">
                <text:p>0.156919336939393</text:p>
              </table:table-cell>
              <table:table-cell office:value-type="float" office:value="0.0816114900889466">
                <text:p>0.0816114900889466</text:p>
              </table:table-cell>
              <table:table-cell office:value-type="float" office:value="0.109709730220386">
                <text:p>0.109709730220386</text:p>
              </table:table-cell>
              <table:table-cell office:value-type="float" office:value="0.128217584693858">
                <text:p>0.128217584693858</text:p>
              </table:table-cell>
              <table:table-cell office:value-type="float" office:value="0.0528816785991638">
                <text:p>0.0528816785991638</text:p>
              </table:table-cell>
              <table:table-cell office:value-type="float" office:value="0.155380835055568">
                <text:p>0.155380835055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31373568673307">
                <text:p>0.131373568673307</text:p>
              </table:table-cell>
              <table:table-cell office:value-type="float" office:value="0.183672225082684">
                <text:p>0.183672225082684</text:p>
              </table:table-cell>
              <table:table-cell office:value-type="float" office:value="0.15829503654332">
                <text:p>0.15829503654332</text:p>
              </table:table-cell>
              <table:table-cell office:value-type="float" office:value="0.0813300220905841">
                <text:p>0.0813300220905841</text:p>
              </table:table-cell>
              <table:table-cell office:value-type="float" office:value="0.110562489762794">
                <text:p>0.110562489762794</text:p>
              </table:table-cell>
              <table:table-cell office:value-type="float" office:value="0.12933923325261">
                <text:p>0.12933923325261</text:p>
              </table:table-cell>
              <table:table-cell office:value-type="float" office:value="0.0533423962556413">
                <text:p>0.0533423962556413</text:p>
              </table:table-cell>
              <table:table-cell office:value-type="float" office:value="0.15208502833906">
                <text:p>0.15208502833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29200672243522">
                <text:p>0.129200672243522</text:p>
              </table:table-cell>
              <table:table-cell office:value-type="float" office:value="0.184692776662252">
                <text:p>0.184692776662252</text:p>
              </table:table-cell>
              <table:table-cell office:value-type="float" office:value="0.159196883860288">
                <text:p>0.159196883860288</text:p>
              </table:table-cell>
              <table:table-cell office:value-type="float" office:value="0.0804457790593176">
                <text:p>0.0804457790593176</text:p>
              </table:table-cell>
              <table:table-cell office:value-type="float" office:value="0.111238529680639">
                <text:p>0.111238529680639</text:p>
              </table:table-cell>
              <table:table-cell office:value-type="float" office:value="0.130073674236289">
                <text:p>0.130073674236289</text:p>
              </table:table-cell>
              <table:table-cell office:value-type="float" office:value="0.0536433945951206">
                <text:p>0.0536433945951206</text:p>
              </table:table-cell>
              <table:table-cell office:value-type="float" office:value="0.151508289662572">
                <text:p>0.1515082896625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25116838780451">
                <text:p>0.125116838780451</text:p>
              </table:table-cell>
              <table:table-cell office:value-type="float" office:value="0.182864870854567">
                <text:p>0.182864870854567</text:p>
              </table:table-cell>
              <table:table-cell office:value-type="float" office:value="0.166563429028677">
                <text:p>0.166563429028677</text:p>
              </table:table-cell>
              <table:table-cell office:value-type="float" office:value="0.0783510035249739">
                <text:p>0.0783510035249739</text:p>
              </table:table-cell>
              <table:table-cell office:value-type="float" office:value="0.110106887744024">
                <text:p>0.110106887744024</text:p>
              </table:table-cell>
              <table:table-cell office:value-type="float" office:value="0.128801931152031">
                <text:p>0.128801931152031</text:p>
              </table:table-cell>
              <table:table-cell office:value-type="float" office:value="0.0531170388581631">
                <text:p>0.0531170388581631</text:p>
              </table:table-cell>
              <table:table-cell office:value-type="float" office:value="0.155078000057113">
                <text:p>0.1550780000571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22276084530235">
                <text:p>0.122276084530235</text:p>
              </table:table-cell>
              <table:table-cell office:value-type="float" office:value="0.182676889350233">
                <text:p>0.182676889350233</text:p>
              </table:table-cell>
              <table:table-cell office:value-type="float" office:value="0.170176836767333">
                <text:p>0.170176836767333</text:p>
              </table:table-cell>
              <table:table-cell office:value-type="float" office:value="0.0770076887492362">
                <text:p>0.0770076887492362</text:p>
              </table:table-cell>
              <table:table-cell office:value-type="float" office:value="0.111196898484873">
                <text:p>0.111196898484873</text:p>
              </table:table-cell>
              <table:table-cell office:value-type="float" office:value="0.12868494522656">
                <text:p>0.12868494522656</text:p>
              </table:table-cell>
              <table:table-cell office:value-type="float" office:value="0.0530669370618293">
                <text:p>0.0530669370618293</text:p>
              </table:table-cell>
              <table:table-cell office:value-type="float" office:value="0.1549137198297">
                <text:p>0.1549137198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18942173854129">
                <text:p>0.118942173854129</text:p>
              </table:table-cell>
              <table:table-cell office:value-type="float" office:value="0.186665478340356">
                <text:p>0.186665478340356</text:p>
              </table:table-cell>
              <table:table-cell office:value-type="float" office:value="0.173274741780659">
                <text:p>0.173274741780659</text:p>
              </table:table-cell>
              <table:table-cell office:value-type="float" office:value="0.0753337863511318">
                <text:p>0.0753337863511318</text:p>
              </table:table-cell>
              <table:table-cell office:value-type="float" office:value="0.111025918122608">
                <text:p>0.111025918122608</text:p>
              </table:table-cell>
              <table:table-cell office:value-type="float" office:value="0.127965358410321">
                <text:p>0.127965358410321</text:p>
              </table:table-cell>
              <table:table-cell office:value-type="float" office:value="0.0527683493729069">
                <text:p>0.0527683493729069</text:p>
              </table:table-cell>
              <table:table-cell office:value-type="float" office:value="0.154024193767888">
                <text:p>0.1540241937678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14141828199193">
                <text:p>0.114141828199193</text:p>
              </table:table-cell>
              <table:table-cell office:value-type="float" office:value="0.185104391418251">
                <text:p>0.185104391418251</text:p>
              </table:table-cell>
              <table:table-cell office:value-type="float" office:value="0.173895011613684">
                <text:p>0.173895011613684</text:p>
              </table:table-cell>
              <table:table-cell office:value-type="float" office:value="0.072702874655921">
                <text:p>0.072702874655921</text:p>
              </table:table-cell>
              <table:table-cell office:value-type="float" office:value="0.113016447292674">
                <text:p>0.113016447292674</text:p>
              </table:table-cell>
              <table:table-cell office:value-type="float" office:value="0.125527482974438">
                <text:p>0.125527482974438</text:p>
              </table:table-cell>
              <table:table-cell office:value-type="float" office:value="0.0517612524945146">
                <text:p>0.0517612524945146</text:p>
              </table:table-cell>
              <table:table-cell office:value-type="float" office:value="0.163850711351324">
                <text:p>0.1638507113513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09644148448195">
                <text:p>0.109644148448195</text:p>
              </table:table-cell>
              <table:table-cell office:value-type="float" office:value="0.183676866952822">
                <text:p>0.183676866952822</text:p>
              </table:table-cell>
              <table:table-cell office:value-type="float" office:value="0.177519688537586">
                <text:p>0.177519688537586</text:p>
              </table:table-cell>
              <table:table-cell office:value-type="float" office:value="0.0702294806680622">
                <text:p>0.0702294806680622</text:p>
              </table:table-cell>
              <table:table-cell office:value-type="float" office:value="0.117432098460501">
                <text:p>0.117432098460501</text:p>
              </table:table-cell>
              <table:table-cell office:value-type="float" office:value="0.124500686200716">
                <text:p>0.124500686200716</text:p>
              </table:table-cell>
              <table:table-cell office:value-type="float" office:value="0.0508123354245806">
                <text:p>0.0508123354245806</text:p>
              </table:table-cell>
              <table:table-cell office:value-type="float" office:value="0.166184695307537">
                <text:p>0.1661846953075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0414052141855">
                <text:p>0.10414052141855</text:p>
              </table:table-cell>
              <table:table-cell office:value-type="float" office:value="0.188195825240736">
                <text:p>0.188195825240736</text:p>
              </table:table-cell>
              <table:table-cell office:value-type="float" office:value="0.177391599746102">
                <text:p>0.177391599746102</text:p>
              </table:table-cell>
              <table:table-cell office:value-type="float" office:value="0.0692556213519569">
                <text:p>0.0692556213519569</text:p>
              </table:table-cell>
              <table:table-cell office:value-type="float" office:value="0.120213029512946">
                <text:p>0.120213029512946</text:p>
              </table:table-cell>
              <table:table-cell office:value-type="float" office:value="0.121321616099642">
                <text:p>0.121321616099642</text:p>
              </table:table-cell>
              <table:table-cell office:value-type="float" office:value="0.0526189922231594">
                <text:p>0.0526189922231594</text:p>
              </table:table-cell>
              <table:table-cell office:value-type="float" office:value="0.166862794406907">
                <text:p>0.1668627944069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998500057993012">
                <text:p>0.0998500057993012</text:p>
              </table:table-cell>
              <table:table-cell office:value-type="float" office:value="0.189494222095391">
                <text:p>0.189494222095391</text:p>
              </table:table-cell>
              <table:table-cell office:value-type="float" office:value="0.17949573865632">
                <text:p>0.17949573865632</text:p>
              </table:table-cell>
              <table:table-cell office:value-type="float" office:value="0.0675636332542218">
                <text:p>0.0675636332542218</text:p>
              </table:table-cell>
              <table:table-cell office:value-type="float" office:value="0.122646340531583">
                <text:p>0.122646340531583</text:p>
              </table:table-cell>
              <table:table-cell office:value-type="float" office:value="0.119269324656227">
                <text:p>0.119269324656227</text:p>
              </table:table-cell>
              <table:table-cell office:value-type="float" office:value="0.0528585664925962">
                <text:p>0.0528585664925962</text:p>
              </table:table-cell>
              <table:table-cell office:value-type="float" office:value="0.16882216851436">
                <text:p>0.16882216851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95023964738516">
                <text:p>0.095023964738516</text:p>
              </table:table-cell>
              <table:table-cell office:value-type="float" office:value="0.190741353677966">
                <text:p>0.190741353677966</text:p>
              </table:table-cell>
              <table:table-cell office:value-type="float" office:value="0.186348941617923">
                <text:p>0.186348941617923</text:p>
              </table:table-cell>
              <table:table-cell office:value-type="float" office:value="0.0653807378288673">
                <text:p>0.0653807378288673</text:p>
              </table:table-cell>
              <table:table-cell office:value-type="float" office:value="0.12411294010947">
                <text:p>0.12411294010947</text:p>
              </table:table-cell>
              <table:table-cell office:value-type="float" office:value="0.116304038582097">
                <text:p>0.116304038582097</text:p>
              </table:table-cell>
              <table:table-cell office:value-type="float" office:value="0.0526689041961752">
                <text:p>0.0526689041961752</text:p>
              </table:table-cell>
              <table:table-cell office:value-type="float" office:value="0.169419119248986">
                <text:p>0.169419119248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904015452023652">
                <text:p>0.0904015452023652</text:p>
              </table:table-cell>
              <table:table-cell office:value-type="float" office:value="0.190337570362602">
                <text:p>0.190337570362602</text:p>
              </table:table-cell>
              <table:table-cell office:value-type="float" office:value="0.188601073471515">
                <text:p>0.188601073471515</text:p>
              </table:table-cell>
              <table:table-cell office:value-type="float" office:value="0.0649922847971931">
                <text:p>0.0649922847971931</text:p>
              </table:table-cell>
              <table:table-cell office:value-type="float" office:value="0.12527480559847">
                <text:p>0.12527480559847</text:p>
              </table:table-cell>
              <table:table-cell office:value-type="float" office:value="0.114881151079588">
                <text:p>0.114881151079588</text:p>
              </table:table-cell>
              <table:table-cell office:value-type="float" office:value="0.0522708641503029">
                <text:p>0.0522708641503029</text:p>
              </table:table-cell>
              <table:table-cell office:value-type="float" office:value="0.173240705337963">
                <text:p>0.173240705337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856083078217693">
                <text:p>0.0856083078217693</text:p>
              </table:table-cell>
              <table:table-cell office:value-type="float" office:value="0.190823160391318">
                <text:p>0.190823160391318</text:p>
              </table:table-cell>
              <table:table-cell office:value-type="float" office:value="0.189265671798434">
                <text:p>0.189265671798434</text:p>
              </table:table-cell>
              <table:table-cell office:value-type="float" office:value="0.0628762222482972">
                <text:p>0.0628762222482972</text:p>
              </table:table-cell>
              <table:table-cell office:value-type="float" office:value="0.125268915588137">
                <text:p>0.125268915588137</text:p>
              </table:table-cell>
              <table:table-cell office:value-type="float" office:value="0.121094704948401">
                <text:p>0.121094704948401</text:p>
              </table:table-cell>
              <table:table-cell office:value-type="float" office:value="0.0514426478992985">
                <text:p>0.0514426478992985</text:p>
              </table:table-cell>
              <table:table-cell office:value-type="float" office:value="0.173620369304345">
                <text:p>0.173620369304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793463086723519">
                <text:p>0.0793463086723519</text:p>
              </table:table-cell>
              <table:table-cell office:value-type="float" office:value="0.200126688154012">
                <text:p>0.200126688154012</text:p>
              </table:table-cell>
              <table:table-cell office:value-type="float" office:value="0.191685449560632">
                <text:p>0.191685449560632</text:p>
              </table:table-cell>
              <table:table-cell office:value-type="float" office:value="0.0592139811576007">
                <text:p>0.0592139811576007</text:p>
              </table:table-cell>
              <table:table-cell office:value-type="float" office:value="0.13307189609024">
                <text:p>0.13307189609024</text:p>
              </table:table-cell>
              <table:table-cell office:value-type="float" office:value="0.118136054315596">
                <text:p>0.118136054315596</text:p>
              </table:table-cell>
              <table:table-cell office:value-type="float" office:value="0.0492761390451519">
                <text:p>0.0492761390451519</text:p>
              </table:table-cell>
              <table:table-cell office:value-type="float" office:value="0.169143483004415">
                <text:p>0.1691434830044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755636630698291">
                <text:p>0.0755636630698291</text:p>
              </table:table-cell>
              <table:table-cell office:value-type="float" office:value="0.202698130301941">
                <text:p>0.202698130301941</text:p>
              </table:table-cell>
              <table:table-cell office:value-type="float" office:value="0.197789929139686">
                <text:p>0.197789929139686</text:p>
              </table:table-cell>
              <table:table-cell office:value-type="float" office:value="0.0565289463875302">
                <text:p>0.0565289463875302</text:p>
              </table:table-cell>
              <table:table-cell office:value-type="float" office:value="0.135931312226231">
                <text:p>0.135931312226231</text:p>
              </table:table-cell>
              <table:table-cell office:value-type="float" office:value="0.116740162282861">
                <text:p>0.116740162282861</text:p>
              </table:table-cell>
              <table:table-cell office:value-type="float" office:value="0.0478298887514288">
                <text:p>0.0478298887514288</text:p>
              </table:table-cell>
              <table:table-cell office:value-type="float" office:value="0.166917967840493">
                <text:p>0.1669179678404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715247686878197">
                <text:p>0.0715247686878197</text:p>
              </table:table-cell>
              <table:table-cell office:value-type="float" office:value="0.206719583990077">
                <text:p>0.206719583990077</text:p>
              </table:table-cell>
              <table:table-cell office:value-type="float" office:value="0.200807841224122">
                <text:p>0.200807841224122</text:p>
              </table:table-cell>
              <table:table-cell office:value-type="float" office:value="0.0535074617914947">
                <text:p>0.0535074617914947</text:p>
              </table:table-cell>
              <table:table-cell office:value-type="float" office:value="0.137526703042441">
                <text:p>0.137526703042441</text:p>
              </table:table-cell>
              <table:table-cell office:value-type="float" office:value="0.120741399034453">
                <text:p>0.120741399034453</text:p>
              </table:table-cell>
              <table:table-cell office:value-type="float" office:value="0.0459947523728598">
                <text:p>0.0459947523728598</text:p>
              </table:table-cell>
              <table:table-cell office:value-type="float" office:value="0.163177489856732">
                <text:p>0.1631774898567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681374851679538">
                <text:p>0.0681374851679538</text:p>
              </table:table-cell>
              <table:table-cell office:value-type="float" office:value="0.21121454756448">
                <text:p>0.21121454756448</text:p>
              </table:table-cell>
              <table:table-cell office:value-type="float" office:value="0.205483933447144">
                <text:p>0.205483933447144</text:p>
              </table:table-cell>
              <table:table-cell office:value-type="float" office:value="0.0509734452984494">
                <text:p>0.0509734452984494</text:p>
              </table:table-cell>
              <table:table-cell office:value-type="float" office:value="0.139389731725603">
                <text:p>0.139389731725603</text:p>
              </table:table-cell>
              <table:table-cell office:value-type="float" office:value="0.120897434525602">
                <text:p>0.120897434525602</text:p>
              </table:table-cell>
              <table:table-cell office:value-type="float" office:value="0.0442681968535397">
                <text:p>0.0442681968535397</text:p>
              </table:table-cell>
              <table:table-cell office:value-type="float" office:value="0.159635225417228">
                <text:p>0.1596352254172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651067335995853">
                <text:p>0.0651067335995853</text:p>
              </table:table-cell>
              <table:table-cell office:value-type="float" office:value="0.214333359074531">
                <text:p>0.214333359074531</text:p>
              </table:table-cell>
              <table:table-cell office:value-type="float" office:value="0.208585682793004">
                <text:p>0.208585682793004</text:p>
              </table:table-cell>
              <table:table-cell office:value-type="float" office:value="0.0497101508923054">
                <text:p>0.0497101508923054</text:p>
              </table:table-cell>
              <table:table-cell office:value-type="float" office:value="0.141120530983041">
                <text:p>0.141120530983041</text:p>
              </table:table-cell>
              <table:table-cell office:value-type="float" office:value="0.122392101092189">
                <text:p>0.122392101092189</text:p>
              </table:table-cell>
              <table:table-cell office:value-type="float" office:value="0.0426038394269992">
                <text:p>0.0426038394269992</text:p>
              </table:table-cell>
              <table:table-cell office:value-type="float" office:value="0.156147602138345">
                <text:p>0.1561476021383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620411263543666">
                <text:p>0.0620411263543666</text:p>
              </table:table-cell>
              <table:table-cell office:value-type="float" office:value="0.216814655662206">
                <text:p>0.216814655662206</text:p>
              </table:table-cell>
              <table:table-cell office:value-type="float" office:value="0.210716198371985">
                <text:p>0.210716198371985</text:p>
              </table:table-cell>
              <table:table-cell office:value-type="float" office:value="0.0528511399551808">
                <text:p>0.0528511399551808</text:p>
              </table:table-cell>
              <table:table-cell office:value-type="float" office:value="0.142257368373384">
                <text:p>0.142257368373384</text:p>
              </table:table-cell>
              <table:table-cell office:value-type="float" office:value="0.122488908000519">
                <text:p>0.122488908000519</text:p>
              </table:table-cell>
              <table:table-cell office:value-type="float" office:value="0.0408116070742819">
                <text:p>0.0408116070742819</text:p>
              </table:table-cell>
              <table:table-cell office:value-type="float" office:value="0.152018996208077">
                <text:p>0.152018996208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595040738641497">
                <text:p>0.0595040738641497</text:p>
              </table:table-cell>
              <table:table-cell office:value-type="float" office:value="0.219828061503945">
                <text:p>0.219828061503945</text:p>
              </table:table-cell>
              <table:table-cell office:value-type="float" office:value="0.213567926876458">
                <text:p>0.213567926876458</text:p>
              </table:table-cell>
              <table:table-cell office:value-type="float" office:value="0.0525272025143264">
                <text:p>0.0525272025143264</text:p>
              </table:table-cell>
              <table:table-cell office:value-type="float" office:value="0.143834057521134">
                <text:p>0.143834057521134</text:p>
              </table:table-cell>
              <table:table-cell office:value-type="float" office:value="0.122993930613224">
                <text:p>0.122993930613224</text:p>
              </table:table-cell>
              <table:table-cell office:value-type="float" office:value="0.0392331033620368">
                <text:p>0.0392331033620368</text:p>
              </table:table-cell>
              <table:table-cell office:value-type="float" office:value="0.148511643744726">
                <text:p>0.148511643744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57050919203175">
                <text:p>0.057050919203175</text:p>
              </table:table-cell>
              <table:table-cell office:value-type="float" office:value="0.222683783166225">
                <text:p>0.222683783166225</text:p>
              </table:table-cell>
              <table:table-cell office:value-type="float" office:value="0.216264498004445">
                <text:p>0.216264498004445</text:p>
              </table:table-cell>
              <table:table-cell office:value-type="float" office:value="0.0521593423796484">
                <text:p>0.0521593423796484</text:p>
              </table:table-cell>
              <table:table-cell office:value-type="float" office:value="0.145806860534461">
                <text:p>0.145806860534461</text:p>
              </table:table-cell>
              <table:table-cell office:value-type="float" office:value="0.123391409569914">
                <text:p>0.123391409569914</text:p>
              </table:table-cell>
              <table:table-cell office:value-type="float" office:value="0.0376835210467219">
                <text:p>0.0376835210467219</text:p>
              </table:table-cell>
              <table:table-cell office:value-type="float" office:value="0.144959666095409">
                <text:p>0.1449596660954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546884684922551">
                <text:p>0.0546884684922551</text:p>
              </table:table-cell>
              <table:table-cell office:value-type="float" office:value="0.225378200540078">
                <text:p>0.225378200540078</text:p>
              </table:table-cell>
              <table:table-cell office:value-type="float" office:value="0.21881549411813">
                <text:p>0.21881549411813</text:p>
              </table:table-cell>
              <table:table-cell office:value-type="float" office:value="0.0517495472213379">
                <text:p>0.0517495472213379</text:p>
              </table:table-cell>
              <table:table-cell office:value-type="float" office:value="0.14814695620698">
                <text:p>0.14814695620698</text:p>
              </table:table-cell>
              <table:table-cell office:value-type="float" office:value="0.123682500229834">
                <text:p>0.123682500229834</text:p>
              </table:table-cell>
              <table:table-cell office:value-type="float" office:value="0.036165286304647">
                <text:p>0.036165286304647</text:p>
              </table:table-cell>
              <table:table-cell office:value-type="float" office:value="0.141373546886737">
                <text:p>0.1413735468867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521433554601247">
                <text:p>0.0521433554601247</text:p>
              </table:table-cell>
              <table:table-cell office:value-type="float" office:value="0.226711004905954">
                <text:p>0.226711004905954</text:p>
              </table:table-cell>
              <table:table-cell office:value-type="float" office:value="0.220035754893622">
                <text:p>0.220035754893622</text:p>
              </table:table-cell>
              <table:table-cell office:value-type="float" office:value="0.0510302998867909">
                <text:p>0.0510302998867909</text:p>
              </table:table-cell>
              <table:table-cell office:value-type="float" office:value="0.150435120481265">
                <text:p>0.150435120481265</text:p>
              </table:table-cell>
              <table:table-cell office:value-type="float" office:value="0.128107092069114">
                <text:p>0.128107092069114</text:p>
              </table:table-cell>
              <table:table-cell office:value-type="float" office:value="0.0344981774953193">
                <text:p>0.0344981774953193</text:p>
              </table:table-cell>
              <table:table-cell office:value-type="float" office:value="0.13703919480781">
                <text:p>0.137039194807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608790703240924">
                <text:p>0.0608790703240924</text:p>
              </table:table-cell>
              <table:table-cell office:value-type="float" office:value="0.223589926680623">
                <text:p>0.223589926680623</text:p>
              </table:table-cell>
              <table:table-cell office:value-type="float" office:value="0.216934190826201">
                <text:p>0.216934190826201</text:p>
              </table:table-cell>
              <table:table-cell office:value-type="float" office:value="0.0493407900139598">
                <text:p>0.0493407900139598</text:p>
              </table:table-cell>
              <table:table-cell office:value-type="float" office:value="0.149574426953876">
                <text:p>0.149574426953876</text:p>
              </table:table-cell>
              <table:table-cell office:value-type="float" office:value="0.127934737555371">
                <text:p>0.127934737555371</text:p>
              </table:table-cell>
              <table:table-cell office:value-type="float" office:value="0.0376273144437835">
                <text:p>0.0376273144437835</text:p>
              </table:table-cell>
              <table:table-cell office:value-type="float" office:value="0.134119543202093">
                <text:p>0.134119543202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597992011443297">
                <text:p>0.0597992011443297</text:p>
              </table:table-cell>
              <table:table-cell office:value-type="float" office:value="0.222898128072123">
                <text:p>0.222898128072123</text:p>
              </table:table-cell>
              <table:table-cell office:value-type="float" office:value="0.219121809912711">
                <text:p>0.219121809912711</text:p>
              </table:table-cell>
              <table:table-cell office:value-type="float" office:value="0.0482372651140583">
                <text:p>0.0482372651140583</text:p>
              </table:table-cell>
              <table:table-cell office:value-type="float" office:value="0.150775019179903">
                <text:p>0.150775019179903</text:p>
              </table:table-cell>
              <table:table-cell office:value-type="float" office:value="0.128641331477185">
                <text:p>0.128641331477185</text:p>
              </table:table-cell>
              <table:table-cell office:value-type="float" office:value="0.0377432990396999">
                <text:p>0.0377432990396999</text:p>
              </table:table-cell>
              <table:table-cell office:value-type="float" office:value="0.13278394605999">
                <text:p>0.13278394605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576063996166907">
                <text:p>0.0576063996166907</text:p>
              </table:table-cell>
              <table:table-cell office:value-type="float" office:value="0.228048411311343">
                <text:p>0.228048411311343</text:p>
              </table:table-cell>
              <table:table-cell office:value-type="float" office:value="0.217036650527516">
                <text:p>0.217036650527516</text:p>
              </table:table-cell>
              <table:table-cell office:value-type="float" office:value="0.046250003415238">
                <text:p>0.046250003415238</text:p>
              </table:table-cell>
              <table:table-cell office:value-type="float" office:value="0.148576435887193">
                <text:p>0.148576435887193</text:p>
              </table:table-cell>
              <table:table-cell office:value-type="float" office:value="0.131693706371939">
                <text:p>0.131693706371939</text:p>
              </table:table-cell>
              <table:table-cell office:value-type="float" office:value="0.0371282593016883">
                <text:p>0.0371282593016883</text:p>
              </table:table-cell>
              <table:table-cell office:value-type="float" office:value="0.133660133568391">
                <text:p>0.1336601335683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552226897787702">
                <text:p>0.0552226897787702</text:p>
              </table:table-cell>
              <table:table-cell office:value-type="float" office:value="0.243714956426974">
                <text:p>0.243714956426974</text:p>
              </table:table-cell>
              <table:table-cell office:value-type="float" office:value="0.212839283224315">
                <text:p>0.212839283224315</text:p>
              </table:table-cell>
              <table:table-cell office:value-type="float" office:value="0.0441305561256832">
                <text:p>0.0441305561256832</text:p>
              </table:table-cell>
              <table:table-cell office:value-type="float" office:value="0.14653397209832">
                <text:p>0.14653397209832</text:p>
              </table:table-cell>
              <table:table-cell office:value-type="float" office:value="0.131152449295349">
                <text:p>0.131152449295349</text:p>
              </table:table-cell>
              <table:table-cell office:value-type="float" office:value="0.036334741635608">
                <text:p>0.036334741635608</text:p>
              </table:table-cell>
              <table:table-cell office:value-type="float" office:value="0.13007135141498">
                <text:p>0.130071351414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53279438261708">
                <text:p>0.053279438261708</text:p>
              </table:table-cell>
              <table:table-cell office:value-type="float" office:value="0.250534070229591">
                <text:p>0.250534070229591</text:p>
              </table:table-cell>
              <table:table-cell office:value-type="float" office:value="0.214362163849417">
                <text:p>0.214362163849417</text:p>
              </table:table-cell>
              <table:table-cell office:value-type="float" office:value="0.0423823366820107">
                <text:p>0.0423823366820107</text:p>
              </table:table-cell>
              <table:table-cell office:value-type="float" office:value="0.144885526527431">
                <text:p>0.144885526527431</text:p>
              </table:table-cell>
              <table:table-cell office:value-type="float" office:value="0.131401841891992">
                <text:p>0.131401841891992</text:p>
              </table:table-cell>
              <table:table-cell office:value-type="float" office:value="0.0357796120771882">
                <text:p>0.0357796120771882</text:p>
              </table:table-cell>
              <table:table-cell office:value-type="float" office:value="0.127375010480662">
                <text:p>0.1273750104806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504806985516722">
                <text:p>0.0504806985516722</text:p>
              </table:table-cell>
              <table:table-cell office:value-type="float" office:value="0.253199337007362">
                <text:p>0.253199337007362</text:p>
              </table:table-cell>
              <table:table-cell office:value-type="float" office:value="0.220385337669665">
                <text:p>0.220385337669665</text:p>
              </table:table-cell>
              <table:table-cell office:value-type="float" office:value="0.0399723774361843">
                <text:p>0.0399723774361843</text:p>
              </table:table-cell>
              <table:table-cell office:value-type="float" office:value="0.140670835914292">
                <text:p>0.140670835914292</text:p>
              </table:table-cell>
              <table:table-cell office:value-type="float" office:value="0.131017643524115">
                <text:p>0.131017643524115</text:p>
              </table:table-cell>
              <table:table-cell office:value-type="float" office:value="0.0359550951311947">
                <text:p>0.0359550951311947</text:p>
              </table:table-cell>
              <table:table-cell office:value-type="float" office:value="0.128318674765515">
                <text:p>0.1283186747655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478012942119748">
                <text:p>0.0478012942119748</text:p>
              </table:table-cell>
              <table:table-cell office:value-type="float" office:value="0.255245294554249">
                <text:p>0.255245294554249</text:p>
              </table:table-cell>
              <table:table-cell office:value-type="float" office:value="0.2232034696473">
                <text:p>0.2232034696473</text:p>
              </table:table-cell>
              <table:table-cell office:value-type="float" office:value="0.0378507316459443">
                <text:p>0.0378507316459443</text:p>
              </table:table-cell>
              <table:table-cell office:value-type="float" office:value="0.145751017013734">
                <text:p>0.145751017013734</text:p>
              </table:table-cell>
              <table:table-cell office:value-type="float" office:value="0.129396866564569">
                <text:p>0.129396866564569</text:p>
              </table:table-cell>
              <table:table-cell office:value-type="float" office:value="0.0352512022886318">
                <text:p>0.0352512022886318</text:p>
              </table:table-cell>
              <table:table-cell office:value-type="float" office:value="0.125500124073597">
                <text:p>0.1255001240735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45787296335367">
                <text:p>0.045787296335367</text:p>
              </table:table-cell>
              <table:table-cell office:value-type="float" office:value="0.258776596472983">
                <text:p>0.258776596472983</text:p>
              </table:table-cell>
              <table:table-cell office:value-type="float" office:value="0.225061835335221">
                <text:p>0.225061835335221</text:p>
              </table:table-cell>
              <table:table-cell office:value-type="float" office:value="0.0362559778967061">
                <text:p>0.0362559778967061</text:p>
              </table:table-cell>
              <table:table-cell office:value-type="float" office:value="0.145940358542075">
                <text:p>0.145940358542075</text:p>
              </table:table-cell>
              <table:table-cell office:value-type="float" office:value="0.12993582133956">
                <text:p>0.12993582133956</text:p>
              </table:table-cell>
              <table:table-cell office:value-type="float" office:value="0.0347665101159822">
                <text:p>0.0347665101159822</text:p>
              </table:table-cell>
              <table:table-cell office:value-type="float" office:value="0.123475603962105">
                <text:p>0.1234756039621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437694856904332">
                <text:p>0.0437694856904332</text:p>
              </table:table-cell>
              <table:table-cell office:value-type="float" office:value="0.26154451537288">
                <text:p>0.26154451537288</text:p>
              </table:table-cell>
              <table:table-cell office:value-type="float" office:value="0.226531546767601">
                <text:p>0.226531546767601</text:p>
              </table:table-cell>
              <table:table-cell office:value-type="float" office:value="0.0346582050645515">
                <text:p>0.0346582050645515</text:p>
              </table:table-cell>
              <table:table-cell office:value-type="float" office:value="0.14568037989211">
                <text:p>0.14568037989211</text:p>
              </table:table-cell>
              <table:table-cell office:value-type="float" office:value="0.132518664450704">
                <text:p>0.132518664450704</text:p>
              </table:table-cell>
              <table:table-cell office:value-type="float" office:value="0.0341838173370858">
                <text:p>0.0341838173370858</text:p>
              </table:table-cell>
              <table:table-cell office:value-type="float" office:value="0.121113385424635">
                <text:p>0.1211133854246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425377729659329">
                <text:p>0.0425377729659329</text:p>
              </table:table-cell>
              <table:table-cell office:value-type="float" office:value="0.266605039365277">
                <text:p>0.266605039365277</text:p>
              </table:table-cell>
              <table:table-cell office:value-type="float" office:value="0.227093736099597">
                <text:p>0.227093736099597</text:p>
              </table:table-cell>
              <table:table-cell office:value-type="float" office:value="0.03308564675652">
                <text:p>0.03308564675652</text:p>
              </table:table-cell>
              <table:table-cell office:value-type="float" office:value="0.144951873986828">
                <text:p>0.144951873986828</text:p>
              </table:table-cell>
              <table:table-cell office:value-type="float" office:value="0.132708891934374">
                <text:p>0.132708891934374</text:p>
              </table:table-cell>
              <table:table-cell office:value-type="float" office:value="0.0335039181874972">
                <text:p>0.0335039181874972</text:p>
              </table:table-cell>
              <table:table-cell office:value-type="float" office:value="0.119513120703974">
                <text:p>0.1195131207039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398937521187041">
                <text:p>0.0398937521187041</text:p>
              </table:table-cell>
              <table:table-cell office:value-type="float" office:value="0.264477267800103">
                <text:p>0.264477267800103</text:p>
              </table:table-cell>
              <table:table-cell office:value-type="float" office:value="0.235348174180381">
                <text:p>0.235348174180381</text:p>
              </table:table-cell>
              <table:table-cell office:value-type="float" office:value="0.0383093161799829">
                <text:p>0.0383093161799829</text:p>
              </table:table-cell>
              <table:table-cell office:value-type="float" office:value="0.1417402920111">
                <text:p>0.1417402920111</text:p>
              </table:table-cell>
              <table:table-cell office:value-type="float" office:value="0.130246345617409">
                <text:p>0.130246345617409</text:p>
              </table:table-cell>
              <table:table-cell office:value-type="float" office:value="0.0321845270185427">
                <text:p>0.0321845270185427</text:p>
              </table:table-cell>
              <table:table-cell office:value-type="float" office:value="0.117800325073777">
                <text:p>0.117800325073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379447054443022">
                <text:p>0.0379447054443022</text:p>
              </table:table-cell>
              <table:table-cell office:value-type="float" office:value="0.263535361127376">
                <text:p>0.263535361127376</text:p>
              </table:table-cell>
              <table:table-cell office:value-type="float" office:value="0.237340660216365">
                <text:p>0.237340660216365</text:p>
              </table:table-cell>
              <table:table-cell office:value-type="float" office:value="0.0385874270370313">
                <text:p>0.0385874270370313</text:p>
              </table:table-cell>
              <table:table-cell office:value-type="float" office:value="0.144571540904137">
                <text:p>0.144571540904137</text:p>
              </table:table-cell>
              <table:table-cell office:value-type="float" office:value="0.132013966499829">
                <text:p>0.132013966499829</text:p>
              </table:table-cell>
              <table:table-cell office:value-type="float" office:value="0.0310690717303273">
                <text:p>0.0310690717303273</text:p>
              </table:table-cell>
              <table:table-cell office:value-type="float" office:value="0.114937267040632">
                <text:p>0.114937267040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358204063815129">
                <text:p>0.0358204063815129</text:p>
              </table:table-cell>
              <table:table-cell office:value-type="float" office:value="0.268314466989359">
                <text:p>0.268314466989359</text:p>
              </table:table-cell>
              <table:table-cell office:value-type="float" office:value="0.237561608372418">
                <text:p>0.237561608372418</text:p>
              </table:table-cell>
              <table:table-cell office:value-type="float" office:value="0.0384242306842752">
                <text:p>0.0384242306842752</text:p>
              </table:table-cell>
              <table:table-cell office:value-type="float" office:value="0.144323083433319">
                <text:p>0.144323083433319</text:p>
              </table:table-cell>
              <table:table-cell office:value-type="float" office:value="0.135013495470272">
                <text:p>0.135013495470272</text:p>
              </table:table-cell>
              <table:table-cell office:value-type="float" office:value="0.0296575395478099">
                <text:p>0.0296575395478099</text:p>
              </table:table-cell>
              <table:table-cell office:value-type="float" office:value="0.110885169121034">
                <text:p>0.110885169121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41260374969529">
                <text:p>0.041260374969529</text:p>
              </table:table-cell>
              <table:table-cell office:value-type="float" office:value="0.269310102520632">
                <text:p>0.269310102520632</text:p>
              </table:table-cell>
              <table:table-cell office:value-type="float" office:value="0.238877190625885">
                <text:p>0.238877190625885</text:p>
              </table:table-cell>
              <table:table-cell office:value-type="float" office:value="0.0381703034392387">
                <text:p>0.0381703034392387</text:p>
              </table:table-cell>
              <table:table-cell office:value-type="float" office:value="0.14258361530584">
                <text:p>0.14258361530584</text:p>
              </table:table-cell>
              <table:table-cell office:value-type="float" office:value="0.134788210316805">
                <text:p>0.134788210316805</text:p>
              </table:table-cell>
              <table:table-cell office:value-type="float" office:value="0.0282549130354681">
                <text:p>0.0282549130354681</text:p>
              </table:table-cell>
              <table:table-cell office:value-type="float" office:value="0.106755289786603">
                <text:p>0.106755289786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414267979177963">
                <text:p>0.0414267979177963</text:p>
              </table:table-cell>
              <table:table-cell office:value-type="float" office:value="0.273651329366473">
                <text:p>0.273651329366473</text:p>
              </table:table-cell>
              <table:table-cell office:value-type="float" office:value="0.240138312246453">
                <text:p>0.240138312246453</text:p>
              </table:table-cell>
              <table:table-cell office:value-type="float" office:value="0.0380656668789039">
                <text:p>0.0380656668789039</text:p>
              </table:table-cell>
              <table:table-cell office:value-type="float" office:value="0.141419364451143">
                <text:p>0.141419364451143</text:p>
              </table:table-cell>
              <table:table-cell office:value-type="float" office:value="0.135058213875522">
                <text:p>0.135058213875522</text:p>
              </table:table-cell>
              <table:table-cell office:value-type="float" office:value="0.0270362301615461">
                <text:p>0.0270362301615461</text:p>
              </table:table-cell>
              <table:table-cell office:value-type="float" office:value="0.103204085102162">
                <text:p>0.103204085102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409202546472936">
                <text:p>0.0409202546472936</text:p>
              </table:table-cell>
              <table:table-cell office:value-type="float" office:value="0.277831382624233">
                <text:p>0.277831382624233</text:p>
              </table:table-cell>
              <table:table-cell office:value-type="float" office:value="0.237870786920305">
                <text:p>0.237870786920305</text:p>
              </table:table-cell>
              <table:table-cell office:value-type="float" office:value="0.0376395696396976">
                <text:p>0.0376395696396976</text:p>
              </table:table-cell>
              <table:table-cell office:value-type="float" office:value="0.138101650172522">
                <text:p>0.138101650172522</text:p>
              </table:table-cell>
              <table:table-cell office:value-type="float" office:value="0.133238899742932">
                <text:p>0.133238899742932</text:p>
              </table:table-cell>
              <table:table-cell office:value-type="float" office:value="0.0255083126121238">
                <text:p>0.0255083126121238</text:p>
              </table:table-cell>
              <table:table-cell office:value-type="float" office:value="0.108889143640893">
                <text:p>0.1088891436408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403400741817005">
                <text:p>0.0403400741817005</text:p>
              </table:table-cell>
              <table:table-cell office:value-type="float" office:value="0.279331825442708">
                <text:p>0.279331825442708</text:p>
              </table:table-cell>
              <table:table-cell office:value-type="float" office:value="0.240161021889343">
                <text:p>0.240161021889343</text:p>
              </table:table-cell>
              <table:table-cell office:value-type="float" office:value="0.0369892805624344">
                <text:p>0.0369892805624344</text:p>
              </table:table-cell>
              <table:table-cell office:value-type="float" office:value="0.140100348084149">
                <text:p>0.140100348084149</text:p>
              </table:table-cell>
              <table:table-cell office:value-type="float" office:value="0.131186237575908">
                <text:p>0.131186237575908</text:p>
              </table:table-cell>
              <table:table-cell office:value-type="float" office:value="0.0241905696120393">
                <text:p>0.0241905696120393</text:p>
              </table:table-cell>
              <table:table-cell office:value-type="float" office:value="0.107700642651718">
                <text:p>0.107700642651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399678095855447">
                <text:p>0.0399678095855447</text:p>
              </table:table-cell>
              <table:table-cell office:value-type="float" office:value="0.281932329441346">
                <text:p>0.281932329441346</text:p>
              </table:table-cell>
              <table:table-cell office:value-type="float" office:value="0.240474134706033">
                <text:p>0.240474134706033</text:p>
              </table:table-cell>
              <table:table-cell office:value-type="float" office:value="0.0365336284733199">
                <text:p>0.0365336284733199</text:p>
              </table:table-cell>
              <table:table-cell office:value-type="float" office:value="0.139430136482874">
                <text:p>0.139430136482874</text:p>
              </table:table-cell>
              <table:table-cell office:value-type="float" office:value="0.129815011951537">
                <text:p>0.129815011951537</text:p>
              </table:table-cell>
              <table:table-cell office:value-type="float" office:value="0.0231718762826774">
                <text:p>0.0231718762826774</text:p>
              </table:table-cell>
              <table:table-cell office:value-type="float" office:value="0.108675073076669">
                <text:p>0.1086750730766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color="#3a3935" fo:font-family="Arial" fo:font-size="11.5pt" fo:font-weight="bold" style:font-size-asian="11.5pt" style:font-weight-asian="bold" style:font-size-complex="11.5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0" chart:tick-mark-position="at-axis"/>
      <style:graphic-properties svg:stroke-color="#3a3935"/>
      <style:text-properties fo:color="#3a3935" fo:font-family="Arial" fo:font-size="9.75pt" style:font-size-asian="9.75pt" style:font-size-complex="9.75pt"/>
    </style:style>
    <style:style style:name="ch5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3a3935"/>
      <style:text-properties fo:color="#3a3935" fo:font-family="Arial" fo:font-size="9.75pt" style:font-size-asian="9.75pt" style:font-size-complex="9.75pt"/>
    </style:style>
    <style:style style:name="ch6" style:family="chart">
      <style:graphic-properties svg:stroke-color="#3a3935"/>
    </style:style>
    <style:style style:name="ch7" style:family="chart" style:data-style-name="N2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6pt" style:font-size-asian="6pt" style:font-size-complex="6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1.149cm" svg:height="15.035cm" xlink:href=".." chart:class="chart:scatter" chart:style-name="ch1">
        <chart:title svg:x="9.317cm" svg:y="0.3cm" chart:style-name="ch2">
          <text:p>Product price</text:p>
        </chart:title>
        <chart:plot-area chart:style-name="ch3" table:cell-range-address="Q.A2:Q.B103" chart:data-source-has-labels="row" svg:x="0.422cm" svg:y="1.051cm" svg:width="20.305cm" svg:height="13.68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.B3:Q.B103" chart:label-cell-address="Q.B2:Q.B2" chart:class="chart:scatter">
            <chart:domain table:cell-range-address="Q.A3:Q.A103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Q.B2:Q.B2">Pri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Q.A3:Q.A103">0</text:p>
              </table:table-cell>
              <table:table-cell office:value-type="float" office:value="0.146094252458383">
                <text:p text:id="Q.B3:Q.B103">0.1460942524583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2118757714399">
                <text:p>0.152118757714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55460837669809">
                <text:p>0.155460837669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0379275467355">
                <text:p>0.160379275467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2758759326373">
                <text:p>0.162758759326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62556446093544">
                <text:p>0.162556446093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9476384863039">
                <text:p>0.159476384863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59510477243906">
                <text:p>0.159510477243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8135986685096">
                <text:p>0.158135986685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58257572005841">
                <text:p>0.158257572005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58220985732669">
                <text:p>0.1582209857326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57487470181348">
                <text:p>0.157487470181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56920847544548">
                <text:p>0.1569208475445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55570009708345">
                <text:p>0.155570009708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55136908257922">
                <text:p>0.155136908257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55121100321921">
                <text:p>0.155121100321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55100863051139">
                <text:p>0.1551008630511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55078038939691">
                <text:p>0.155078038939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53886525636085">
                <text:p>0.153886525636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52604257440115">
                <text:p>0.152604257440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48076201166916">
                <text:p>0.1480762011669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46217187637732">
                <text:p>0.1462171876377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42400162315487">
                <text:p>0.1424001623154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41802752877644">
                <text:p>0.1418027528776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39927023708804">
                <text:p>0.139927023708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38048773951153">
                <text:p>0.138048773951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35824536430941">
                <text:p>0.135824536430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35812906792661">
                <text:p>0.135812906792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34082794915414">
                <text:p>0.134082794915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33126508561459">
                <text:p>0.133126508561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33031587395796">
                <text:p>0.1330315873957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31525737385497">
                <text:p>0.131525737385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9688071827746">
                <text:p>0.129688071827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27794590131014">
                <text:p>0.1277945901310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27115732311179">
                <text:p>0.127115732311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26896723729845">
                <text:p>0.126896723729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26792709503107">
                <text:p>0.126792709503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24998113172764">
                <text:p>0.1249981131727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22829588957163">
                <text:p>0.122829588957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20998883799696">
                <text:p>0.120998883799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20802725212043">
                <text:p>0.120802725212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19907776889233">
                <text:p>0.1199077768892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18514036187595">
                <text:p>0.1185140361875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1822944326351">
                <text:p>0.118229443263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17008871010576">
                <text:p>0.117008871010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15664123001934">
                <text:p>0.1156641230019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13910307178931">
                <text:p>0.113910307178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13754014204416">
                <text:p>0.113754014204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09127426813191">
                <text:p>0.109127426813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07347527267989">
                <text:p>0.107347527267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0639476524738">
                <text:p>0.106394765247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06056868013477">
                <text:p>0.106056868013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04795971891431">
                <text:p>0.1047959718914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02555052170066">
                <text:p>0.1025550521700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00228726792378">
                <text:p>0.1002287267923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974796494377972">
                <text:p>0.09747964943779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976138535730487">
                <text:p>0.09761385357304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973770426920884">
                <text:p>0.09737704269208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969694539641409">
                <text:p>0.09696945396414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958044913437374">
                <text:p>0.09580449134373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956022028029066">
                <text:p>0.09560220280290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955314694545721">
                <text:p>0.0955314694545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951988082566272">
                <text:p>0.0951988082566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935411275961604">
                <text:p>0.0935411275961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933919933615253">
                <text:p>0.09339199336152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928651306845723">
                <text:p>0.09286513068457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912969547565753">
                <text:p>0.0912969547565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904314537672868">
                <text:p>0.0904314537672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888883990444786">
                <text:p>0.0888883990444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887407449997339">
                <text:p>0.08874074499973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879341889463417">
                <text:p>0.0879341889463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871064087313687">
                <text:p>0.08710640873136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858894471234783">
                <text:p>0.08588944712347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828896415308727">
                <text:p>0.08288964153087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821932543959545">
                <text:p>0.08219325439595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81008254609253">
                <text:p>0.0810082546092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803541947150747">
                <text:p>0.08035419471507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799462319877905">
                <text:p>0.07994623198779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793234154426862">
                <text:p>0.07932341544268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792169416109521">
                <text:p>0.07921694161095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790830948653087">
                <text:p>0.07908309486530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789344180844237">
                <text:p>0.07893441808442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78364481524778">
                <text:p>0.078364481524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765013087694926">
                <text:p>0.07650130876949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762248763247433">
                <text:p>0.07622487632474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745908694700063">
                <text:p>0.07459086947000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732466765303359">
                <text:p>0.07324667653033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728961195076422">
                <text:p>0.07289611950764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713732258220018">
                <text:p>0.0713732258220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703718979933703">
                <text:p>0.07037189799337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701866071112181">
                <text:p>0.07018660711121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698602815853651">
                <text:p>0.06986028158536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694406109126217">
                <text:p>0.06944061091262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678099319133067">
                <text:p>0.06780993191330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671566847779236">
                <text:p>0.06715668477792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660112886682528">
                <text:p>0.0660112886682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651826330915685">
                <text:p>0.06518263309156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649432023099564">
                <text:p>0.06494320230995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637997438276292">
                <text:p>0.06379974382762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629988959333304">
                <text:p>0.0629988959333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628344306553693">
                <text:p>0.06283443065536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color="#3a3935" fo:font-family="Arial" fo:font-size="12pt" fo:font-weight="bold" style:font-size-asian="12pt" style:font-weight-asian="bold" style:font-size-complex="12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0" chart:tick-mark-position="at-axis"/>
      <style:graphic-properties svg:stroke-color="#3a3935"/>
      <style:text-properties fo:color="#3a3935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3a3935"/>
      <style:text-properties fo:color="#3a3935" fo:font-family="Arial" fo:font-size="10pt" style:font-size-asian="10pt" style:font-size-complex="10pt"/>
    </style:style>
    <style:style style:name="ch6" style:family="chart">
      <style:graphic-properties svg:stroke-color="#3a3935"/>
    </style:style>
    <style:style style:name="ch7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6pt" style:font-size-asian="6pt" style:font-size-complex="6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2.906cm" svg:height="14.447cm" xlink:href=".." chart:class="chart:scatter" chart:style-name="ch1">
        <chart:title svg:x="10.712cm" svg:y="0.288cm" chart:style-name="ch2">
          <text:p>Output </text:p>
        </chart:title>
        <chart:plot-area chart:style-name="ch3" table:cell-range-address="Q.A3:Q.A103 Q.B2:Q.B2 Q.C3:Q.C103" chart:data-source-has-labels="row" svg:x="0.458cm" svg:y="1.027cm" svg:width="21.99cm" svg:height="13.13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.C3:Q.C103" chart:label-cell-address="Q.B2:Q.B2" chart:class="chart:scatter">
            <chart:domain table:cell-range-address="Q.A3:Q.A103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Q.B2:Q.B2">Pri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Q.A3:Q.A103">0</text:p>
              </table:table-cell>
              <table:table-cell office:value-type="float" office:value="458.608048383599">
                <text:p text:id="Q.C3:Q.C103">458.6080483835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44.849806932091">
                <text:p>444.849806932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39.639339556147">
                <text:p>439.639339556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30.418249482933">
                <text:p>430.418249482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8.366921439801">
                <text:p>428.366921439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33.18905554922">
                <text:p>433.18905554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5.971045502115">
                <text:p>445.971045502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50.334484808357">
                <text:p>450.334484808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58.791201154969">
                <text:p>458.791201154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63.023110623407">
                <text:p>463.023110623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67.761479678793">
                <text:p>467.761479678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74.639532532342">
                <text:p>474.639532532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81.116933793064">
                <text:p>481.116933793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90.147490072054">
                <text:p>490.147490072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96.431011496507">
                <text:p>496.431011496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01.446417336931">
                <text:p>501.4464173369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06.526963579722">
                <text:p>506.526963579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11.667528455431">
                <text:p>511.667528455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20.785562866811">
                <text:p>520.785562866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30.413115842986">
                <text:p>530.413115842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52.099068130198">
                <text:p>552.099068130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64.709671532292">
                <text:p>564.709671532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85.645137247442">
                <text:p>585.6451372474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93.993561620226">
                <text:p>593.9935616202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07.975637562892">
                <text:p>607.975637562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22.41004542755">
                <text:p>622.41004542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38.928542538706">
                <text:p>638.928542538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45.373086430255">
                <text:p>645.373086430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60.237540827143">
                <text:p>660.237540827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71.630020918989">
                <text:p>671.630020918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78.830337178694">
                <text:p>678.830337178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93.468350101302">
                <text:p>693.4683501013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10.327666710477">
                <text:p>710.3276667104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28.060832784965">
                <text:p>728.0608327849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39.268510394262">
                <text:p>739.268510394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47.949843497592">
                <text:p>747.9498434975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56.049057365456">
                <text:p>756.049057365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74.572680563775">
                <text:p>774.572680563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6.130033909032">
                <text:p>796.130033909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16.257183274625">
                <text:p>816.257183274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25.758441916891">
                <text:p>825.7584419168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40.240820618214">
                <text:p>840.240820618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58.623385160559">
                <text:p>858.623385160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69.297100052905">
                <text:p>869.2971000529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87.148781071089">
                <text:p>887.1487810710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06.437686495914">
                <text:p>906.4376864959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29.597556951217">
                <text:p>929.5975569512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40.183530627407">
                <text:p>940.1835306274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89.844169877079">
                <text:p>989.8441698770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16.31906624556">
                <text:p>1016.31906624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35.6743755892">
                <text:p>1035.67437558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49.36377500827">
                <text:p>1049.363775008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72.60952600802">
                <text:p>1072.60952600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107.00747465013">
                <text:p>1107.00747465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44.02831481714">
                <text:p>1144.02831481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188.05460514645">
                <text:p>1188.054605146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198.28542369071">
                <text:p>1198.285423690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13.21152501308">
                <text:p>1213.211525013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30.49408955643">
                <text:p>1230.49408955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57.91120729092">
                <text:p>1257.911207290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273.17860086058">
                <text:p>1273.178600860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286.86249979952">
                <text:p>1286.862499799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304.27288452014">
                <text:p>1304.272884520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340.66030325869">
                <text:p>1340.66030325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356.22916586456">
                <text:p>1356.229165864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377.56285663564">
                <text:p>1377.562856635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15.2370207666">
                <text:p>1415.2370207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443.06978513391">
                <text:p>1443.069785133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482.80190620742">
                <text:p>1482.801906207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500.12180333518">
                <text:p>1500.121803335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529.02013760013">
                <text:p>1529.020137600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558.9860621864">
                <text:p>1558.98606218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96.88597964227">
                <text:p>1596.885979642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671.2246294155">
                <text:p>1671.22462941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702.23801919687">
                <text:p>1702.23801919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744.40997477949">
                <text:p>1744.40997477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776.19505689452">
                <text:p>1776.195056894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803.11150512019">
                <text:p>1803.111505120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835.44152231153">
                <text:p>1835.44152231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856.28758581983">
                <text:p>1856.287585819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878.02361307393">
                <text:p>1878.023613073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900.3765706754">
                <text:p>1900.37657067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933.3397859221">
                <text:p>1933.33978592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000.23011495697">
                <text:p>2000.230114956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027.55886663913">
                <text:p>2027.558866639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092.69484587493">
                <text:p>2092.694845874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152.41011385422">
                <text:p>2152.410113854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184.38865222601">
                <text:p>2184.388652226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253.30702030097">
                <text:p>2253.307020300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308.22321617087">
                <text:p>2308.22321617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337.46003623569">
                <text:p>2337.460036235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371.86237062312">
                <text:p>2371.862370623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410.05890681152">
                <text:p>2410.058906811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492.69565214638">
                <text:p>2492.695652146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542.11205097022">
                <text:p>2542.112050970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612.0837713151">
                <text:p>2612.08377131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671.74364938328">
                <text:p>2671.743649383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708.40969672414">
                <text:p>2708.409696724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784.52100593538">
                <text:p>2784.521005935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848.11728002068">
                <text:p>2848.117280020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884.1277732777">
                <text:p>2884.12777327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